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18.51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14.66pt"/>
    </style:style>
    <style:style style:name="co8" style:family="table-column">
      <style:table-column-properties fo:break-before="auto" style:column-width="9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1pt" fo:break-before="auto" style:use-optimal-row-height="true"/>
    </style:style>
    <style:style style:name="ta1" style:family="table" style:master-page-name="PageStyle_5f_Total_20_Deaths">
      <style:table-properties table:display="true" style:writing-mode="lr-tb"/>
    </style:style>
    <style:style style:name="ta2" style:family="table" style:master-page-name="PageStyle_5f_Deaths-1M">
      <style:table-properties table:display="true" style:writing-mode="lr-tb"/>
    </style:style>
    <style:style style:name="ta3" style:family="table" style:master-page-name="PageStyle_5f_Deaths_20_per_20_day">
      <style:table-properties table:display="true" style:writing-mode="lr-tb"/>
    </style:style>
    <style:style style:name="ta4" style:family="table" style:master-page-name="PageStyle_5f_smooth">
      <style:table-properties table:display="true" style:writing-mode="lr-tb"/>
    </style:style>
    <style:style style:name="ta5" style:family="table" style:master-page-name="PageStyle_5f_charts">
      <style:table-properties table:display="true" style:writing-mode="lr-tb"/>
    </style:style>
    <style:style style:name="ta6" style:family="table" style:master-page-name="PageStyle_5f_spee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18" style:family="table-cell" style:parent-style-name="Default" style:data-style-name="N125">
      <style:table-cell-properties style:rotation-align="none"/>
    </style:style>
    <style:style style:name="ce19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 style:data-style-name="N2">
      <style:table-cell-properties style:rotation-align="none"/>
    </style:style>
    <style:style style:name="ce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84">
      <style:table-cell-properties style:rotation-align="none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 style:data-style-name="N84">
      <style:table-cell-properties style:text-align-source="fix" style:repeat-content="false" style:rotation-align="non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 style:data-style-name="N3">
      <style:table-cell-properties style:rotation-align="none"/>
      <style:text-properties fo:font-weight="bold" style:font-weight-asian="bold" style:font-weight-complex="bold"/>
    </style:style>
    <style:style style:name="ce28" style:family="table-cell" style:parent-style-name="Default" style:data-style-name="N126">
      <style:table-cell-properties style:rotation-align="none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5" style:family="table-cell" style:parent-style-name="Default" style:data-style-name="N1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bold" style:font-weight-complex="bold" style:font-style-asian="normal" style:font-style-complex="normal" style:text-position="0% 100%"/>
    </style:style>
    <style:style style:name="T4" style:family="text">
      <style:text-properties fo:text-shadow="none" style:font-name="Arial" fo:font-size="10pt" fo:font-weight="bold" style:text-underline-style="none" style:text-underline-color="font-color" style:text-line-through-type="none" fo:font-style="italic" style:text-outline="false" style:text-position="0% 100%" style:use-window-font-color="true" style:font-name-complex="Arial" style:font-size-asian="10pt" style:font-size-complex="10pt" style:font-weight-asian="bold" style:font-weight-complex="bold" style:font-style-asian="italic" style:font-style-complex="italic"/>
    </style:style>
    <style:style style:name="T5" style:family="text">
      <style:text-properties fo:text-shadow="none" style:font-name="Arial" fo:font-size="10pt" fo:font-weight="bold" style:text-underline-style="none" style:text-underline-color="font-color" style:text-line-through-type="none" fo:font-style="italic" style:text-outline="false" style:use-window-font-color="true" style:font-name-complex="Arial" style:font-size-asian="10pt" style:font-size-complex="10pt" style:font-weight-asian="bold" style:font-weight-complex="bold" style:font-style-asian="italic" style:font-style-complex="italic" style:text-position="33% 58%"/>
    </style:style>
    <style:style style:name="T6" style:family="text">
      <style:text-properties fo:text-shadow="none" style:font-name="Arial" fo:font-size="10pt" fo:font-weight="bold" style:text-underline-style="none" style:text-underline-color="font-color" style:text-line-through-type="none" fo:font-style="italic" style:text-outline="false" style:use-window-font-color="true" style:font-name-complex="Arial" style:font-size-asian="10pt" style:font-size-complex="10pt" style:font-weight-asian="bold" style:font-weight-complex="bold" style:font-style-asian="italic" style:font-style-complex="italic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tal Deaths" table:style-name="ta1">
        <office:forms form:automatic-focus="false" form:apply-design-mode="false"/>
        <table:shapes>
          <draw:frame draw:z-index="1" draw:style-name="gr1" draw:text-style-name="P1" svg:width="599.64pt" svg:height="399.88pt" svg:x="1428.04pt" svg:y="85.86pt">
            <draw:object draw:notify-on-update-of-ranges="'Total Deaths'.Y43:'Total Deaths'.Y103 'Total Deaths'.Z42:'Total Deaths'.Z42 'Total Deaths'.Z43:'Total Deaths'.Z103 'Total Deaths'.Y43:'Total Deaths'.Y103 'Total Deaths'.AA42:'Total Deaths'.AA42 'Total Deaths'.AA43:'Total Deaths'.AA103 'Total Deaths'.Y43:'Total Deaths'.Y103 'Total Deaths'.AB42:'Total Deaths'.AB42 'Total Deaths'.AB43:'Total Deaths'.AB103 'Total Deaths'.Y43:'Total Deaths'.Y103 'Total Deaths'.AC42:'Total Deaths'.AC42 'Total Deaths'.AC43:'Total Deaths'.AC103 'Total Deaths'.Y43:'Total Deaths'.Y103 'Total Deaths'.AD42:'Total Deaths'.AD42 'Total Deaths'.AD43:'Total Deaths'.AD103 'Total Deaths'.Y43:'Total Deaths'.Y103 'Total Deaths'.AE42:'Total Deaths'.AE42 'Total Deaths'.AE43:'Total Deaths'.AE103 'Total Deaths'.Y43:'Total Deaths'.Y103 'Total Deaths'.AF42:'Total Deaths'.AF42 'Total Deaths'.AF43:'Total Deaths'.AF10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583.14pt" svg:height="401.41pt" svg:x="2122.55pt" svg:y="88.1pt">
            <draw:object draw:notify-on-update-of-ranges="'Total Deaths'.AI43:'Total Deaths'.AI94 'Total Deaths'.AJ42:'Total Deaths'.AJ42 'Total Deaths'.AJ43:'Total Deaths'.AJ94 'Total Deaths'.AI43:'Total Deaths'.AI94 'Total Deaths'.AK42:'Total Deaths'.AK42 'Total Deaths'.AK43:'Total Deaths'.AK94 'Total Deaths'.AI43:'Total Deaths'.AI94 'Total Deaths'.AL42:'Total Deaths'.AL42 'Total Deaths'.AL43:'Total Deaths'.AL94 'Total Deaths'.AI43:'Total Deaths'.AI94 'Total Deaths'.AM42:'Total Deaths'.AM42 'Total Deaths'.AM43:'Total Deaths'.AM94 'Total Deaths'.AI43:'Total Deaths'.AI94 'Total Deaths'.AN42:'Total Deaths'.AN42 'Total Deaths'.AN43:'Total Deaths'.AN94 'Total Deaths'.AI43:'Total Deaths'.AI94 'Total Deaths'.AO42:'Total Deaths'.AO42 'Total Deaths'.AO43:'Total Deaths'.AO94 'Total Deaths'.AI43:'Total Deaths'.AI94 'Total Deaths'.AP42:'Total Deaths'.AP42 'Total Deaths'.AP43:'Total Deaths'.AP9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ce14"/>
        <table:table-column table:style-name="co3" table:default-cell-style-name="ce14"/>
        <table:table-column table:style-name="co2" table:number-columns-repeated="10" table:default-cell-style-name="ce14"/>
        <table:table-column table:style-name="co2" table:number-columns-repeated="1008" table:default-cell-style-name="ce1"/>
        <table:table-row table:style-name="ro1">
          <table:table-cell table:number-columns-repeated="3"/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COVID19 evolution by country</text:p>
          </table:table-cell>
          <table:table-cell/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 table:number-columns-repeated="3"/>
          <table:table-cell table:style-name="ce1" table:number-columns-repeated="5"/>
          <table:table-cell table:style-name="ce5" office:value-type="string" calcext:value-type="string">
            <text:p>Deaths per milllion</text:p>
          </table:table-cell>
          <table:table-cell table:style-name="ce1" office:value-type="string" calcext:value-type="string">
            <text:p>: total deaths in the nation per one million inhabitants</text:p>
          </table:table-cell>
          <table:table-cell table:style-name="ce1" table:number-columns-repeated="2"/>
          <table:table-cell table:style-name="ce1">
            <draw:frame table:end-cell-address="'Total Deaths'.V38" table:end-x="60.12pt" table:end-y="4.96pt" draw:z-index="0" draw:style-name="gr2" draw:text-style-name="P2" svg:width="630.85pt" svg:height="452.66pt" svg:x="5.27pt" svg:y="0.34pt">
              <draw:object draw:notify-on-update-of-ranges="'Total Deaths'.M43:'Total Deaths'.M103 'Total Deaths'.N42:'Total Deaths'.N42 'Total Deaths'.N43:'Total Deaths'.N103 'Total Deaths'.M43:'Total Deaths'.M103 'Total Deaths'.O42:'Total Deaths'.O42 'Total Deaths'.O43:'Total Deaths'.O103 'Total Deaths'.M43:'Total Deaths'.M103 'Total Deaths'.P42:'Total Deaths'.P42 'Total Deaths'.P43:'Total Deaths'.P103 'Total Deaths'.M43:'Total Deaths'.M103 'Total Deaths'.Q42:'Total Deaths'.Q42 'Total Deaths'.Q43:'Total Deaths'.Q103 'Total Deaths'.M43:'Total Deaths'.M103 'Total Deaths'.R42:'Total Deaths'.R42 'Total Deaths'.R43:'Total Deaths'.R103 'Total Deaths'.M43:'Total Deaths'.M103 'Total Deaths'.S42:'Total Deaths'.S42 'Total Deaths'.S43:'Total Deaths'.S103 'Total Deaths'.M43:'Total Deaths'.M103 'Total Deaths'.T42:'Total Deaths'.T42 'Total Deaths'.T43:'Total Deaths'.T10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LEGENDA</text:p>
          </table:table-cell>
          <table:table-cell/>
          <table:table-cell table:style-name="ce1" table:number-columns-repeated="5"/>
          <table:table-cell table:style-name="ce5" office:value-type="string" calcext:value-type="string">
            <text:p>deaths today</text:p>
          </table:table-cell>
          <table:table-cell table:style-name="ce1" office:value-type="string" calcext:value-type="string">
            <text:p>: # of deaths in the day</text:p>
          </table:table-cell>
          <table:table-cell table:style-name="ce1" table:number-columns-repeated="3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Date</text:p>
          </table:table-cell>
          <table:table-cell office:value-type="string" calcext:value-type="string">
            <text:p>: measurement date</text:p>
          </table:table-cell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start num</text:p>
          </table:table-cell>
          <table:table-cell office:value-type="string" calcext:value-type="string">
            <text:p>: number equivalent to 5 deaths per million people inhabitants</text:p>
          </table:table-cell>
          <table:table-cell table:style-name="ce1" table:number-columns-repeated="5"/>
          <table:table-cell table:style-name="ce5" office:value-type="string" calcext:value-type="string">
            <text:p>Days from start</text:p>
          </table:table-cell>
          <table:table-cell table:style-name="ce1" office:value-type="string" calcext:value-type="string">
            <text:p>: # of days from init to today</text:p>
          </table:table-cell>
          <table:table-cell table:style-name="ce1" table:number-columns-repeated="3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population</text:p>
          </table:table-cell>
          <table:table-cell office:value-type="string" calcext:value-type="string">
            <text:p>: inhabitants in the Country</text:p>
          </table:table-cell>
          <table:table-cell table:style-name="ce1" table:number-columns-repeated="5"/>
          <table:table-cell table:style-name="ce5" office:value-type="string" calcext:value-type="string">
            <text:p>Lockdown date</text:p>
          </table:table-cell>
          <table:table-cell table:style-name="ce1" office:value-type="string" calcext:value-type="string">
            <text:p>: date of lockdown</text:p>
          </table:table-cell>
          <table:table-cell table:style-name="ce1" table:number-columns-repeated="3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start</text:p>
          </table:table-cell>
          <table:table-cell office:value-type="string" calcext:value-type="string">
            <text:p>: init day, that is the day of more than 5 deaths per million people inhabitants</text:p>
          </table:table-cell>
          <table:table-cell table:style-name="ce1" table:number-columns-repeated="5"/>
          <table:table-cell table:style-name="ce5" office:value-type="string" calcext:value-type="string">
            <text:p>Days from lockdown</text:p>
          </table:table-cell>
          <table:table-cell table:style-name="ce1" office:value-type="string" calcext:value-type="string">
            <text:p>: # of days from M1 date</text:p>
          </table:table-cell>
          <table:table-cell table:style-name="ce1" table:number-columns-repeated="3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<text:span text:style-name="T1">1</text:span><text:span text:style-name="T2">st</text:span><text:span text:style-name="T3"> say</text:span></text:p>
          </table:table-cell>
          <table:table-cell table:style-name="ce9" office:value-type="string" calcext:value-type="string">
            <text:p>: government officially say there are somebody affected</text:p>
          </table:table-cell>
          <table:table-cell table:style-name="ce1" table:number-columns-repeated="5"/>
          <table:table-cell table:style-name="ce5" office:value-type="string" calcext:value-type="string">
            <text:p>End of crisis</text:p>
          </table:table-cell>
          <table:table-cell table:style-name="ce1" office:value-type="string" calcext:value-type="string">
            <text:p>: days of maximum for daily deaths</text:p>
          </table:table-cell>
          <table:table-cell table:style-name="ce1" table:number-columns-repeated="3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<text:span text:style-name="T1">1</text:span><text:span text:style-name="T2">st</text:span><text:span text:style-name="T3"> lock</text:span></text:p>
          </table:table-cell>
          <table:table-cell office:value-type="string" calcext:value-type="string">
            <text:p>: lockdown in limited area</text:p>
          </table:table-cell>
          <table:table-cell table:style-name="ce1" table:number-columns-repeated="5"/>
          <table:table-cell table:style-name="ce5" office:value-type="string" calcext:value-type="string">
            <text:p>Crisis duration</text:p>
          </table:table-cell>
          <table:table-cell table:style-name="ce1" office:value-type="string" calcext:value-type="string">
            <text:p>: # of days from init to end of crisis (eventually, crisi duration as of today)</text:p>
          </table:table-cell>
          <table:table-cell table:style-name="ce1" table:number-columns-repeated="3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<text:span text:style-name="T1">2</text:span><text:span text:style-name="T2">nd</text:span><text:span text:style-name="T3"> lock</text:span></text:p>
          </table:table-cell>
          <table:table-cell office:value-type="string" calcext:value-type="string">
            <text:p>: extended lockdown</text:p>
          </table:table-cell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lock</text:p>
          </table:table-cell>
          <table:table-cell office:value-type="string" calcext:value-type="string">
            <text:p>: state-wide lockdown for all non-essential activities</text:p>
          </table:table-cell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 table:number-columns-repeated="3"/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total deaths</text:p>
          </table:table-cell>
          <table:table-cell office:value-type="string" calcext:value-type="string">
            <text:p>: total # of deaths in the Nation, as shown in worldometers site</text:p>
          </table:table-cell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 table:number-columns-repeated="3"/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5"/>
          <table:table-cell/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NOTE:</text:p>
          </table:table-cell>
          <table:table-cell table:style-name="ce3" office:value-type="string" calcext:value-type="string">
            <text:p>All data as reported in <text:s/>https://www.worldometers.info/coronavirus/#countries</text:p>
          </table:table-cell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0n Apr, 5th, data for USA changed: malues for 2, 3 was: <text:s/>6071, 7232 – they becomes: <text:s/>6076, 7121</text:p>
          </table:table-cell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- - - -&gt; <text:s/>death todays was 969, 1321 - now: 974, 1045</text:p>
          </table:table-cell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5"/>
          <table:table-cell office:value-type="string" calcext:value-type="string">
            <text:p>From Apr 6 on: adjustment in as much as 3 days back;</text:p>
          </table:table-cell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6"/>
          <table:table-cell office:value-type="string" calcext:value-type="string">
            <text:p>On Apr 17th data changed: <text:s/>Apr 14th <text:s/>3K+ <text:s/>added to deaths</text:p>
          </table:table-cell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 table:number-rows-repeated="5">
          <table:table-cell/>
          <table:table-cell table:style-name="ce6"/>
          <table:table-cell/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1"/>
          <table:table-cell table:style-name="ce12"/>
          <table:table-cell table:style-name="ce1"/>
          <table:table-cell table:style-name="ce12" table:number-columns-repeated="6"/>
          <table:table-cell table:style-name="ce1"/>
          <table:table-cell table:style-name="ce18"/>
          <table:table-cell table:style-name="ce23"/>
          <table:table-cell table:style-name="ce18"/>
          <table:table-cell table:style-name="ce22" table:number-columns-repeated="4"/>
          <table:table-cell table:style-name="ce14"/>
          <table:table-cell table:number-columns-repeated="1003"/>
        </table:table-row>
        <table:table-row table:style-name="ro1">
          <table:table-cell/>
          <table:table-cell table:style-name="ce8"/>
          <table:table-cell table:style-name="ce10"/>
          <table:table-cell table:style-name="ce12"/>
          <table:table-cell table:style-name="ce10" table:number-columns-repeated="2"/>
          <table:table-cell table:style-name="ce11"/>
          <table:table-cell table:style-name="ce12"/>
          <table:table-cell table:style-name="ce11"/>
          <table:table-cell table:style-name="ce12" table:number-columns-repeated="3"/>
          <table:table-cell table:style-name="ce1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 table:number-columns-repeated="3"/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pagna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UK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Germany</text:p>
          </table:table-cell>
          <table:table-cell table:style-name="ce6" table:number-columns-repeated="2"/>
          <table:table-cell table:style-name="ce1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 table:number-columns-repeated="2"/>
          <table:table-cell table:style-name="ce10" office:value-type="string" calcext:value-type="string">
            <text:p>Start num</text:p>
          </table:table-cell>
          <table:table-cell table:style-name="ce13" table:formula="of:=5*[.D31]" office:value-type="float" office:value="302.4" calcext:value-type="float">
            <text:p>302</text:p>
          </table:table-cell>
          <table:table-cell table:style-name="ce13" table:formula="of:=5*[.E31]" office:value-type="float" office:value="233.75" calcext:value-type="float">
            <text:p>234</text:p>
          </table:table-cell>
          <table:table-cell table:style-name="ce13" table:formula="of:=5*[.F31]" office:value-type="float" office:value="326.35" calcext:value-type="float">
            <text:p>326</text:p>
          </table:table-cell>
          <table:table-cell table:style-name="ce13" table:formula="of:=5*[.G31]" office:value-type="float" office:value="51.8" calcext:value-type="float">
            <text:p>52</text:p>
          </table:table-cell>
          <table:table-cell table:style-name="ce13" table:formula="of:=5*[.H31]" office:value-type="float" office:value="338.95" calcext:value-type="float">
            <text:p>339</text:p>
          </table:table-cell>
          <table:table-cell table:style-name="ce13" table:formula="of:=5*[.I31]" office:value-type="float" office:value="1655" calcext:value-type="float">
            <text:p>1655</text:p>
          </table:table-cell>
          <table:table-cell table:style-name="ce13" table:formula="of:=5*[.J31]" office:value-type="float" office:value="418.9" calcext:value-type="float">
            <text:p>419</text:p>
          </table:table-cell>
          <table:table-cell table:style-name="ce13" table:number-columns-repeated="2"/>
          <table:table-cell table:style-name="ce1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 table:number-columns-repeated="2"/>
          <table:table-cell table:style-name="ce6" office:value-type="string" calcext:value-type="string">
            <text:p>Population</text:p>
          </table:table-cell>
          <table:table-cell office:value-type="float" office:value="60.48" calcext:value-type="float">
            <text:p>60.48</text:p>
          </table:table-cell>
          <table:table-cell office:value-type="float" office:value="46.75" calcext:value-type="float">
            <text:p>46.75</text:p>
          </table:table-cell>
          <table:table-cell office:value-type="float" office:value="65.27" calcext:value-type="float">
            <text:p>65.27</text:p>
          </table:table-cell>
          <table:table-cell office:value-type="float" office:value="10.36" calcext:value-type="float">
            <text:p>10.36</text:p>
          </table:table-cell>
          <table:table-cell office:value-type="float" office:value="67.79" calcext:value-type="float">
            <text:p>67.79</text:p>
          </table:table-cell>
          <table:table-cell office:value-type="float" office:value="331" calcext:value-type="float">
            <text:p>331</text:p>
          </table:table-cell>
          <table:table-cell office:value-type="float" office:value="83.78" calcext:value-type="float">
            <text:p>83.78</text:p>
          </table:table-cell>
          <table:table-cell table:style-name="ce1" table:number-columns-repeated="3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 table:number-columns-repeated="2"/>
          <table:table-cell table:style-name="ce11" office:value-type="string" calcext:value-type="string">
            <text:p>START</text:p>
          </table:table-cell>
          <table:table-cell table:style-name="ce15" office:value-type="date" office:date-value="2020-03-08" calcext:value-type="date">
            <text:p>2020-03-08</text:p>
          </table:table-cell>
          <table:table-cell table:style-name="ce15" office:value-type="date" office:date-value="2020-03-17" calcext:value-type="date">
            <text:p>2020-03-17</text:p>
          </table:table-cell>
          <table:table-cell table:style-name="ce15" office:value-type="date" office:date-value="2020-03-22" calcext:value-type="date">
            <text:p>2020-03-22</text:p>
          </table:table-cell>
          <table:table-cell table:style-name="ce15" office:value-type="date" office:date-value="2020-03-25" calcext:value-type="date">
            <text:p>2020-03-25</text:p>
          </table:table-cell>
          <table:table-cell table:style-name="ce15" office:value-type="date" office:date-value="2020-03-26" calcext:value-type="date">
            <text:p>2020-03-26</text:p>
          </table:table-cell>
          <table:table-cell table:style-name="ce15" office:value-type="date" office:date-value="2020-03-27" calcext:value-type="date">
            <text:p>2020-03-27</text:p>
          </table:table-cell>
          <table:table-cell table:style-name="ce15" office:value-type="date" office:date-value="2020-03-28" calcext:value-type="date">
            <text:p>2020-03-28</text:p>
          </table:table-cell>
          <table:table-cell table:style-name="ce1" table:number-columns-repeated="3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 table:number-columns-repeated="2"/>
          <table:table-cell table:style-name="ce11" office:value-type="string" calcext:value-type="string">
            <text:p><text:span text:style-name="T4">1</text:span><text:span text:style-name="T5">st</text:span><text:span text:style-name="T6"> say</text:span></text:p>
          </table:table-cell>
          <table:table-cell table:style-name="ce15" office:value-type="date" office:date-value="2020-01-30" calcext:value-type="date">
            <text:p>2020-01-30</text:p>
          </table:table-cell>
          <table:table-cell table:style-name="ce15" office:value-type="date" office:date-value="2020-03-23" calcext:value-type="date">
            <text:p>2020-03-23</text:p>
          </table:table-cell>
          <table:table-cell table:style-name="ce15" office:value-type="date" office:date-value="2020-03-24" calcext:value-type="date">
            <text:p>2020-03-24</text:p>
          </table:table-cell>
          <table:table-cell table:style-name="ce15" office:value-type="date" office:date-value="2020-04-07" calcext:value-type="date">
            <text:p>2020-04-07</text:p>
          </table:table-cell>
          <table:table-cell table:style-name="ce15" office:value-type="date" office:date-value="2020-03-29" calcext:value-type="date">
            <text:p>2020-03-29</text:p>
          </table:table-cell>
          <table:table-cell table:style-name="ce15" office:value-type="date" office:date-value="2020-03-31" calcext:value-type="date">
            <text:p>2020-03-31</text:p>
          </table:table-cell>
          <table:table-cell table:style-name="ce15" office:value-type="date" office:date-value="2020-03-30" calcext:value-type="date">
            <text:p>2020-03-30</text:p>
          </table:table-cell>
          <table:table-cell table:style-name="ce15" table:number-columns-repeated="2"/>
          <table:table-cell table:style-name="ce1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<text:span text:style-name="T4">1</text:span><text:span text:style-name="T5">st</text:span><text:span text:style-name="T6"> lock</text:span></text:p>
          </table:table-cell>
          <table:table-cell table:style-name="ce15" office:value-type="date" office:date-value="2020-02-21" calcext:value-type="date">
            <text:p>2020-02-21</text:p>
          </table:table-cell>
          <table:table-cell table:style-name="ce15" office:value-type="date" office:date-value="2020-03-23" calcext:value-type="date">
            <text:p>2020-03-23</text:p>
          </table:table-cell>
          <table:table-cell table:style-name="ce15" office:value-type="date" office:date-value="2020-03-24" calcext:value-type="date">
            <text:p>2020-03-24</text:p>
          </table:table-cell>
          <table:table-cell table:style-name="ce15" office:value-type="date" office:date-value="2020-04-07" calcext:value-type="date">
            <text:p>2020-04-07</text:p>
          </table:table-cell>
          <table:table-cell table:style-name="ce15" office:value-type="date" office:date-value="2020-03-29" calcext:value-type="date">
            <text:p>2020-03-29</text:p>
          </table:table-cell>
          <table:table-cell table:style-name="ce15" office:value-type="date" office:date-value="2020-03-31" calcext:value-type="date">
            <text:p>2020-03-31</text:p>
          </table:table-cell>
          <table:table-cell table:style-name="ce15" office:value-type="date" office:date-value="2020-03-30" calcext:value-type="date">
            <text:p>2020-03-30</text:p>
          </table:table-cell>
          <table:table-cell table:style-name="ce15" table:number-columns-repeated="2"/>
          <table:table-cell table:style-name="ce1" table:number-columns-repeated="2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<text:span text:style-name="T4">2</text:span><text:span text:style-name="T5">nd</text:span><text:span text:style-name="T6"> lock</text:span></text:p>
          </table:table-cell>
          <table:table-cell table:style-name="ce15" office:value-type="date" office:date-value="2020-03-05" calcext:value-type="date">
            <text:p>2020-03-05</text:p>
          </table:table-cell>
          <table:table-cell table:style-name="ce15" office:value-type="date" office:date-value="2020-03-24" calcext:value-type="date">
            <text:p>2020-03-24</text:p>
          </table:table-cell>
          <table:table-cell table:style-name="ce15" office:value-type="date" office:date-value="2020-03-25" calcext:value-type="date">
            <text:p>2020-03-25</text:p>
          </table:table-cell>
          <table:table-cell table:style-name="ce15" office:value-type="date" office:date-value="2020-04-08" calcext:value-type="date">
            <text:p>2020-04-08</text:p>
          </table:table-cell>
          <table:table-cell table:style-name="ce15" office:value-type="date" office:date-value="2020-03-30" calcext:value-type="date">
            <text:p>2020-03-30</text:p>
          </table:table-cell>
          <table:table-cell table:style-name="ce15" office:value-type="date" office:date-value="2020-04-01" calcext:value-type="date">
            <text:p>2020-04-01</text:p>
          </table:table-cell>
          <table:table-cell table:style-name="ce15" office:value-type="date" office:date-value="2020-03-31" calcext:value-type="date">
            <text:p>2020-03-31</text:p>
          </table:table-cell>
          <table:table-cell table:style-name="ce15" table:number-columns-repeated="2"/>
          <table:table-cell table:style-name="ce1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LOCK</text:p>
          </table:table-cell>
          <table:table-cell table:style-name="ce15" office:value-type="date" office:date-value="2020-03-12" calcext:value-type="date">
            <text:p>2020-03-12</text:p>
          </table:table-cell>
          <table:table-cell table:style-name="ce15" office:value-type="date" office:date-value="2020-03-25" calcext:value-type="date">
            <text:p>2020-03-25</text:p>
          </table:table-cell>
          <table:table-cell table:style-name="ce15" office:value-type="date" office:date-value="2020-03-26" calcext:value-type="date">
            <text:p>2020-03-26</text:p>
          </table:table-cell>
          <table:table-cell table:style-name="ce15" office:value-type="date" office:date-value="2020-04-09" calcext:value-type="date">
            <text:p>2020-04-09</text:p>
          </table:table-cell>
          <table:table-cell table:style-name="ce15" office:value-type="date" office:date-value="2020-03-31" calcext:value-type="date">
            <text:p>2020-03-31</text:p>
          </table:table-cell>
          <table:table-cell table:style-name="ce15" office:value-type="date" office:date-value="2020-04-02" calcext:value-type="date">
            <text:p>2020-04-02</text:p>
          </table:table-cell>
          <table:table-cell table:style-name="ce15" office:value-type="date" office:date-value="2020-04-01" calcext:value-type="date">
            <text:p>2020-04-01</text:p>
          </table:table-cell>
          <table:table-cell table:style-name="ce15" table:number-columns-repeated="2"/>
          <table:table-cell table:style-name="ce1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/>
          <table:table-cell table:style-name="ce8"/>
          <table:table-cell/>
          <table:table-cell table:style-name="ce1" table:number-columns-repeated="10"/>
          <table:table-cell table:style-name="ce18"/>
          <table:table-cell table:style-name="ce23"/>
          <table:table-cell table:style-name="ce18"/>
          <table:table-cell table:number-columns-repeated="1008"/>
        </table:table-row>
        <table:table-row table:style-name="ro1">
          <table:table-cell table:number-columns-repeated="2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otal deaths</text:p>
          </table:table-cell>
          <table:table-cell table:style-name="ce1" table:number-columns-repeated="9"/>
          <table:table-cell table:style-name="ce19" office:value-type="string" calcext:value-type="string">
            <text:p>Deaths for 1 million inhabitants</text:p>
          </table:table-cell>
          <table:table-cell table:style-name="ce23"/>
          <table:table-cell table:style-name="ce18"/>
          <table:table-cell table:style-name="ce26" office:value-type="string" calcext:value-type="string">
            <text:p>DA RIVEDERE !!!</text:p>
          </table:table-cell>
          <table:table-cell table:number-columns-repeated="5"/>
          <table:table-cell table:style-name="Default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total deaths</text:p>
          </table:table-cell>
          <table:table-cell table:number-columns-repeated="7"/>
          <table:table-cell table:style-name="ce62"/>
          <table:table-cell table:style-name="ce64"/>
          <table:table-cell table:style-name="ce62" office:value-type="string" calcext:value-type="string">
            <text:p>total deaths</text:p>
          </table:table-cell>
          <table:table-cell table:style-name="ce62" table:number-columns-repeated="6"/>
          <table:table-cell table:number-columns-repeated="982"/>
        </table:table-row>
        <table:table-row table:style-name="ro1">
          <table:table-cell table:number-columns-repeated="3"/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pagna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UK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Germany</text:p>
          </table:table-cell>
          <table:table-cell table:style-name="ce6" table:number-columns-repeated="2"/>
          <table:table-cell table:style-name="ce1"/>
          <table:table-cell table:style-name="ce20" office:value-type="string" calcext:value-type="string">
            <text:p>Italy</text:p>
          </table:table-cell>
          <table:table-cell table:style-name="ce24" office:value-type="string" calcext:value-type="string">
            <text:p>Spain</text:p>
          </table:table-cell>
          <table:table-cell table:style-name="ce20" office:value-type="string" calcext:value-type="string">
            <text:p>France</text:p>
          </table:table-cell>
          <table:table-cell table:style-name="ce20" office:value-type="string" calcext:value-type="string">
            <text:p>Sweden</text:p>
          </table:table-cell>
          <table:table-cell table:style-name="ce20" office:value-type="string" calcext:value-type="string">
            <text:p>UK</text:p>
          </table:table-cell>
          <table:table-cell table:style-name="ce20" office:value-type="string" calcext:value-type="string">
            <text:p>USA</text:p>
          </table:table-cell>
          <table:table-cell table:style-name="ce20" office:value-type="string" calcext:value-type="string">
            <text:p>Germany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taly</text:p>
          </table:table-cell>
          <table:table-cell office:value-type="string" calcext:value-type="string">
            <text:p>Spagn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rmany</text:p>
          </table:table-cell>
          <table:table-cell/>
          <table:table-cell table:style-name="ce62"/>
          <table:table-cell table:style-name="ce64"/>
          <table:table-cell table:style-name="ce62" office:value-type="string" calcext:value-type="string">
            <text:p>Italy</text:p>
          </table:table-cell>
          <table:table-cell table:style-name="ce62" office:value-type="string" calcext:value-type="string">
            <text:p>Spagna</text:p>
          </table:table-cell>
          <table:table-cell table:style-name="ce62" office:value-type="string" calcext:value-type="string">
            <text:p>France</text:p>
          </table:table-cell>
          <table:table-cell table:style-name="ce62" office:value-type="string" calcext:value-type="string">
            <text:p>Sweden</text:p>
          </table:table-cell>
          <table:table-cell table:style-name="ce62" office:value-type="string" calcext:value-type="string">
            <text:p>UK</text:p>
          </table:table-cell>
          <table:table-cell table:style-name="ce62" office:value-type="string" calcext:value-type="string">
            <text:p>USA</text:p>
          </table:table-cell>
          <table:table-cell table:style-name="ce62" office:value-type="string" calcext:value-type="string">
            <text:p>Germany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office:value-type="date" office:date-value="2020-03-07" calcext:value-type="date">
            <text:p>2020-03-07</text:p>
          </table:table-cell>
          <table:table-cell table:style-name="ce16" office:value-type="float" office:value="233" calcext:value-type="float">
            <text:p>233</text:p>
          </table:table-cell>
          <table:table-cell table:style-name="ce6" table:number-columns-repeated="8"/>
          <table:table-cell table:style-name="ce1" office:value-type="float" office:value="0" calcext:value-type="float">
            <text:p>0</text:p>
          </table:table-cell>
          <table:table-cell table:style-name="ce21" table:formula="of:=[.D43]/[.D$31]" office:value-type="float" office:value="3.85251322751323" calcext:value-type="float">
            <text:p>3.85</text:p>
          </table:table-cell>
          <table:table-cell table:style-name="ce25" table:formula="of:=[.E50]/[.E$31]" office:value-type="float" office:value="4.19251336898396" calcext:value-type="float">
            <text:p>4.19</text:p>
          </table:table-cell>
          <table:table-cell table:style-name="ce25" table:formula="of:=[.F54]/[.F$31]" office:value-type="float" office:value="4.0447372452888" calcext:value-type="float">
            <text:p>4.04</text:p>
          </table:table-cell>
          <table:table-cell table:style-name="ce25" table:formula="of:=[.G60]/[.G$31]" office:value-type="float" office:value="3.86100386100386" calcext:value-type="float">
            <text:p>3.86</text:p>
          </table:table-cell>
          <table:table-cell table:style-name="ce25" table:formula="of:=[.H58]/[.H$31]" office:value-type="float" office:value="4.14515415252987" calcext:value-type="float">
            <text:p>4.15</text:p>
          </table:table-cell>
          <table:table-cell table:style-name="ce25" table:formula="of:=[.I62]/[.I$31]" office:value-type="float" office:value="3.91540785498489" calcext:value-type="float">
            <text:p>3.92</text:p>
          </table:table-cell>
          <table:table-cell table:style-name="ce27" table:formula="of:=[.J63]/[.J$31]" office:value-type="float" office:value="4.18954404392456" calcext:value-type="float">
            <text:p>4.2</text:p>
          </table:table-cell>
          <table:table-cell table:number-columns-repeated="2"/>
          <table:table-cell table:style-name="Default"/>
          <table:table-cell table:style-name="ce60" office:value-type="date" office:date-value="2020-03-07" calcext:value-type="date">
            <text:p>2020-03-07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7"/>
          <table:table-cell table:style-name="ce63" table:formula="of:=[.C43]" office:value-type="date" office:date-value="2020-03-07" calcext:value-type="date">
            <text:p>2020-03-07</text:p>
          </table:table-cell>
          <table:table-cell table:style-name="ce66" table:formula="of:=[.C42]" office:value-type="float" office:value="0" calcext:value-type="float">
            <text:p>0</text:p>
          </table:table-cell>
          <table:table-cell table:style-name="ce28" table:formula="of:=[.D43]/[.D$31]" office:value-type="float" office:value="3.85251322751323" calcext:value-type="float">
            <text:p>3.853</text:p>
          </table:table-cell>
          <table:table-cell table:number-columns-repeated="988"/>
        </table:table-row>
        <table:table-row table:style-name="ro1">
          <table:table-cell/>
          <table:table-cell table:formula="of:=[.B43]+1" office:value-type="float" office:value="1" calcext:value-type="float">
            <text:p>1</text:p>
          </table:table-cell>
          <table:table-cell table:style-name="ce7" office:value-type="date" office:date-value="2020-03-08" calcext:value-type="date">
            <text:p>2020-03-08</text:p>
          </table:table-cell>
          <table:table-cell table:style-name="ce6" office:value-type="float" office:value="366" calcext:value-type="float">
            <text:p>366</text:p>
          </table:table-cell>
          <table:table-cell table:style-name="ce16" table:number-columns-repeated="6"/>
          <table:table-cell table:style-name="ce6" table:number-columns-repeated="2"/>
          <table:table-cell table:style-name="ce1" office:value-type="float" office:value="1" calcext:value-type="float">
            <text:p>1</text:p>
          </table:table-cell>
          <table:table-cell table:style-name="ce22" table:formula="of:=[.D44]/[.D$31]" office:value-type="float" office:value="6.0515873015873" calcext:value-type="float">
            <text:p>6.1</text:p>
          </table:table-cell>
          <table:table-cell table:style-name="ce25" table:formula="of:=[.E51]/[.E$31]" office:value-type="float" office:value="6.28877005347594" calcext:value-type="float">
            <text:p>6.29</text:p>
          </table:table-cell>
          <table:table-cell table:style-name="ce25" table:formula="of:=[.F55]/[.F$31]" office:value-type="float" office:value="5.69940248199786" calcext:value-type="float">
            <text:p>5.70</text:p>
          </table:table-cell>
          <table:table-cell table:style-name="ce25" table:formula="of:=[.G61]/[.G$31]" office:value-type="float" office:value="5.98455598455598" calcext:value-type="float">
            <text:p>5.98</text:p>
          </table:table-cell>
          <table:table-cell table:style-name="ce25" table:formula="of:=[.H59]/[.H$31]" office:value-type="float" office:value="4.94173181885234" calcext:value-type="float">
            <text:p>4.94</text:p>
          </table:table-cell>
          <table:table-cell table:style-name="ce25" table:formula="of:=[.I63]/[.I$31]" office:value-type="float" office:value="5.12688821752266" calcext:value-type="float">
            <text:p>5.13</text:p>
          </table:table-cell>
          <table:table-cell table:style-name="ce27" table:formula="of:=[.J64]/[.J$31]" office:value-type="float" office:value="5.16829792313201" calcext:value-type="float">
            <text:p>5.2</text:p>
          </table:table-cell>
          <table:table-cell table:number-columns-repeated="2"/>
          <table:table-cell table:style-name="Default"/>
          <table:table-cell table:style-name="ce60" office:value-type="date" office:date-value="2020-03-08" calcext:value-type="date">
            <text:p>2020-03-08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number-columns-repeated="7"/>
          <table:table-cell table:style-name="ce63" table:formula="of:=[.AH43]+1" office:value-type="date" office:date-value="2020-03-08" calcext:value-type="date">
            <text:p>2020-03-08</text:p>
          </table:table-cell>
          <table:table-cell table:style-name="ce26" table:formula="of:=[.AI43]+1" office:value-type="float" office:value="1" calcext:value-type="float">
            <text:p>1</text:p>
          </table:table-cell>
          <table:table-cell table:style-name="ce28" table:formula="of:=[.D44]/[.D$31]" office:value-type="float" office:value="6.0515873015873" calcext:value-type="float">
            <text:p>6.052</text:p>
          </table:table-cell>
          <table:table-cell table:number-columns-repeated="988"/>
        </table:table-row>
        <table:table-row table:style-name="ro1">
          <table:table-cell/>
          <table:table-cell table:formula="of:=[.B44]+1" office:value-type="float" office:value="2" calcext:value-type="float">
            <text:p>2</text:p>
          </table:table-cell>
          <table:table-cell table:style-name="ce7" table:formula="of:=[.C44]+1" office:value-type="date" office:date-value="2020-03-09" calcext:value-type="date">
            <text:p>2020-03-09</text:p>
          </table:table-cell>
          <table:table-cell table:style-name="ce16" office:value-type="float" office:value="463" calcext:value-type="float">
            <text:p>463</text:p>
          </table:table-cell>
          <table:table-cell table:style-name="ce16" table:number-columns-repeated="6"/>
          <table:table-cell table:style-name="ce6" table:number-columns-repeated="2"/>
          <table:table-cell table:style-name="ce1" table:formula="of:=[.M44]+1" office:value-type="float" office:value="2" calcext:value-type="float">
            <text:p>2</text:p>
          </table:table-cell>
          <table:table-cell table:style-name="ce22" table:formula="of:=[.D45]/[.D$31]" office:value-type="float" office:value="7.65542328042328" calcext:value-type="float">
            <text:p>7.7</text:p>
          </table:table-cell>
          <table:table-cell table:style-name="ce25" table:formula="of:=[.E52]/[.E$31]" office:value-type="float" office:value="7.31550802139037" calcext:value-type="float">
            <text:p>7.32</text:p>
          </table:table-cell>
          <table:table-cell table:style-name="ce25" table:formula="of:=[.F56]/[.F$31]" office:value-type="float" office:value="6.89443848628773" calcext:value-type="float">
            <text:p>6.89</text:p>
          </table:table-cell>
          <table:table-cell table:style-name="ce25" table:formula="of:=[.G62]/[.G$31]" office:value-type="float" office:value="7.43243243243243" calcext:value-type="float">
            <text:p>7.43</text:p>
          </table:table-cell>
          <table:table-cell table:style-name="ce25" table:formula="of:=[.H60]/[.H$31]" office:value-type="float" office:value="6.22510694792742" calcext:value-type="float">
            <text:p>6.23</text:p>
          </table:table-cell>
          <table:table-cell table:style-name="ce25" table:formula="of:=[.I64]/[.I$31]" office:value-type="float" office:value="6.71299093655589" calcext:value-type="float">
            <text:p>6.71</text:p>
          </table:table-cell>
          <table:table-cell table:style-name="ce27" table:formula="of:=[.J65]/[.J$31]" office:value-type="float" office:value="6.45738839818572" calcext:value-type="float">
            <text:p>6.5</text:p>
          </table:table-cell>
          <table:table-cell table:number-columns-repeated="2"/>
          <table:table-cell table:style-name="Default"/>
          <table:table-cell table:style-name="ce60" office:value-type="date" office:date-value="2020-03-09" calcext:value-type="date">
            <text:p>2020-03-09</text:p>
          </table:table-cell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table:number-columns-repeated="7"/>
          <table:table-cell table:style-name="ce63" table:formula="of:=[.AH44]+1" office:value-type="date" office:date-value="2020-03-09" calcext:value-type="date">
            <text:p>2020-03-09</text:p>
          </table:table-cell>
          <table:table-cell table:style-name="ce26" table:formula="of:=[.AI44]+1" office:value-type="float" office:value="2" calcext:value-type="float">
            <text:p>2</text:p>
          </table:table-cell>
          <table:table-cell table:style-name="ce28" table:formula="of:=[.D45]/[.D$31]" office:value-type="float" office:value="7.65542328042328" calcext:value-type="float">
            <text:p>7.655</text:p>
          </table:table-cell>
          <table:table-cell table:number-columns-repeated="988"/>
        </table:table-row>
        <table:table-row table:style-name="ro1">
          <table:table-cell/>
          <table:table-cell table:formula="of:=[.B45]+1" office:value-type="float" office:value="3" calcext:value-type="float">
            <text:p>3</text:p>
          </table:table-cell>
          <table:table-cell table:style-name="ce7" table:formula="of:=[.C45]+1" office:value-type="date" office:date-value="2020-03-10" calcext:value-type="date">
            <text:p>2020-03-10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table:number-columns-repeated="6"/>
          <table:table-cell table:style-name="ce6" table:number-columns-repeated="2"/>
          <table:table-cell table:style-name="ce1" table:formula="of:=[.M45]+1" office:value-type="float" office:value="3" calcext:value-type="float">
            <text:p>3</text:p>
          </table:table-cell>
          <table:table-cell table:style-name="ce22" table:formula="of:=[.D46]/[.D$31]" office:value-type="float" office:value="10.4332010582011" calcext:value-type="float">
            <text:p>10.4</text:p>
          </table:table-cell>
          <table:table-cell table:style-name="ce25" table:formula="of:=[.E53]/[.E$31]" office:value-type="float" office:value="11.4010695187166" calcext:value-type="float">
            <text:p>11.40</text:p>
          </table:table-cell>
          <table:table-cell table:style-name="ce25" table:formula="of:=[.F57]/[.F$31]" office:value-type="float" office:value="8.61038762065267" calcext:value-type="float">
            <text:p>8.61</text:p>
          </table:table-cell>
          <table:table-cell table:style-name="ce25" table:formula="of:=[.G63]/[.G$31]" office:value-type="float" office:value="10.1351351351351" calcext:value-type="float">
            <text:p>10.14</text:p>
          </table:table-cell>
          <table:table-cell table:style-name="ce25" table:formula="of:=[.H61]/[.H$31]" office:value-type="float" office:value="6.82991591680189" calcext:value-type="float">
            <text:p>6.83</text:p>
          </table:table-cell>
          <table:table-cell table:style-name="ce25" table:formula="of:=[.I65]/[.I$31]" office:value-type="float" office:value="7.74018126888218" calcext:value-type="float">
            <text:p>7.74</text:p>
          </table:table-cell>
          <table:table-cell table:style-name="ce27" table:formula="of:=[.J66]/[.J$31]" office:value-type="float" office:value="7.69873478157078" calcext:value-type="float">
            <text:p>7.7</text:p>
          </table:table-cell>
          <table:table-cell table:number-columns-repeated="2"/>
          <table:table-cell table:style-name="Default"/>
          <table:table-cell table:style-name="ce60" office:value-type="date" office:date-value="2020-03-10" calcext:value-type="date">
            <text:p>2020-03-10</text:p>
          </table:table-cell>
          <table:table-cell office:value-type="float" office:value="3" calcext:value-type="float">
            <text:p>3</text:p>
          </table:table-cell>
          <table:table-cell office:value-type="float" office:value="631" calcext:value-type="float">
            <text:p>631</text:p>
          </table:table-cell>
          <table:table-cell table:number-columns-repeated="7"/>
          <table:table-cell table:style-name="ce63" table:formula="of:=[.AH45]+1" office:value-type="date" office:date-value="2020-03-10" calcext:value-type="date">
            <text:p>2020-03-10</text:p>
          </table:table-cell>
          <table:table-cell table:style-name="ce26" table:formula="of:=[.AI45]+1" office:value-type="float" office:value="3" calcext:value-type="float">
            <text:p>3</text:p>
          </table:table-cell>
          <table:table-cell table:style-name="ce28" table:formula="of:=[.D46]/[.D$31]" office:value-type="float" office:value="10.4332010582011" calcext:value-type="float">
            <text:p>10.433</text:p>
          </table:table-cell>
          <table:table-cell table:number-columns-repeated="988"/>
        </table:table-row>
        <table:table-row table:style-name="ro1">
          <table:table-cell/>
          <table:table-cell table:formula="of:=[.B46]+1" office:value-type="float" office:value="4" calcext:value-type="float">
            <text:p>4</text:p>
          </table:table-cell>
          <table:table-cell table:style-name="ce7" table:formula="of:=[.C46]+1" office:value-type="date" office:date-value="2020-03-11" calcext:value-type="date">
            <text:p>2020-03-11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table:number-columns-repeated="6"/>
          <table:table-cell table:style-name="ce6" table:number-columns-repeated="2"/>
          <table:table-cell table:style-name="ce1" table:formula="of:=[.M46]+1" office:value-type="float" office:value="4" calcext:value-type="float">
            <text:p>4</text:p>
          </table:table-cell>
          <table:table-cell table:style-name="ce22" table:formula="of:=[.D47]/[.D$31]" office:value-type="float" office:value="13.6739417989418" calcext:value-type="float">
            <text:p>13.7</text:p>
          </table:table-cell>
          <table:table-cell table:style-name="ce25" table:formula="of:=[.E54]/[.E$31]" office:value-type="float" office:value="13.6470588235294" calcext:value-type="float">
            <text:p>13.65</text:p>
          </table:table-cell>
          <table:table-cell table:style-name="ce25" table:formula="of:=[.F58]/[.F$31]" office:value-type="float" office:value="10.3263367550176" calcext:value-type="float">
            <text:p>10.33</text:p>
          </table:table-cell>
          <table:table-cell table:style-name="ce25" table:formula="of:=[.G64]/[.G$31]" office:value-type="float" office:value="10.1351351351351" calcext:value-type="float">
            <text:p>10.14</text:p>
          </table:table-cell>
          <table:table-cell table:style-name="ce25" table:formula="of:=[.H62]/[.H$31]" office:value-type="float" office:value="8.52633131730344" calcext:value-type="float">
            <text:p>8.53</text:p>
          </table:table-cell>
          <table:table-cell table:style-name="ce25" table:formula="of:=[.I66]/[.I$31]" office:value-type="float" office:value="9.5166163141994" calcext:value-type="float">
            <text:p>9.52</text:p>
          </table:table-cell>
          <table:table-cell table:style-name="ce27" table:formula="of:=[.J67]/[.J$31]" office:value-type="float" office:value="9.2504177608021" calcext:value-type="float">
            <text:p>9.3</text:p>
          </table:table-cell>
          <table:table-cell table:number-columns-repeated="2"/>
          <table:table-cell table:style-name="Default"/>
          <table:table-cell table:style-name="ce60" office:value-type="date" office:date-value="2020-03-11" calcext:value-type="date">
            <text:p>2020-03-11</text:p>
          </table:table-cell>
          <table:table-cell office:value-type="float" office:value="4" calcext:value-type="float">
            <text:p>4</text:p>
          </table:table-cell>
          <table:table-cell office:value-type="float" office:value="827" calcext:value-type="float">
            <text:p>827</text:p>
          </table:table-cell>
          <table:table-cell table:number-columns-repeated="7"/>
          <table:table-cell table:style-name="ce63" table:formula="of:=[.AH46]+1" office:value-type="date" office:date-value="2020-03-11" calcext:value-type="date">
            <text:p>2020-03-11</text:p>
          </table:table-cell>
          <table:table-cell table:style-name="ce26" table:formula="of:=[.AI46]+1" office:value-type="float" office:value="4" calcext:value-type="float">
            <text:p>4</text:p>
          </table:table-cell>
          <table:table-cell table:style-name="ce28" table:formula="of:=[.D47]/[.D$31]" office:value-type="float" office:value="13.6739417989418" calcext:value-type="float">
            <text:p>13.674</text:p>
          </table:table-cell>
          <table:table-cell table:number-columns-repeated="988"/>
        </table:table-row>
        <table:table-row table:style-name="ro1">
          <table:table-cell/>
          <table:table-cell table:formula="of:=[.B47]+1" office:value-type="float" office:value="5" calcext:value-type="float">
            <text:p>5</text:p>
          </table:table-cell>
          <table:table-cell table:style-name="ce7" table:formula="of:=[.C47]+1" office:value-type="date" office:date-value="2020-03-12" calcext:value-type="date">
            <text:p>2020-03-12</text:p>
          </table:table-cell>
          <table:table-cell table:style-name="ce16" office:value-type="float" office:value="1016" calcext:value-type="float">
            <text:p>1016</text:p>
          </table:table-cell>
          <table:table-cell table:style-name="ce16" table:number-columns-repeated="6"/>
          <table:table-cell table:style-name="ce6" table:number-columns-repeated="2"/>
          <table:table-cell table:style-name="ce1" table:formula="of:=[.M47]+1" office:value-type="float" office:value="5" calcext:value-type="float">
            <text:p>5</text:p>
          </table:table-cell>
          <table:table-cell table:style-name="ce22" table:formula="of:=[.D48]/[.D$31]" office:value-type="float" office:value="16.7989417989418" calcext:value-type="float">
            <text:p>16.8</text:p>
          </table:table-cell>
          <table:table-cell table:style-name="ce25" table:formula="of:=[.E55]/[.E$31]" office:value-type="float" office:value="17.7754010695187" calcext:value-type="float">
            <text:p>17.78</text:p>
          </table:table-cell>
          <table:table-cell table:style-name="ce25" table:formula="of:=[.F59]/[.F$31]" office:value-type="float" office:value="13.1760379960165" calcext:value-type="float">
            <text:p>13.18</text:p>
          </table:table-cell>
          <table:table-cell table:style-name="ce25" table:formula="of:=[.G65]/[.G$31]" office:value-type="float" office:value="10.6177606177606" calcext:value-type="float">
            <text:p>10.62</text:p>
          </table:table-cell>
          <table:table-cell table:style-name="ce25" table:formula="of:=[.H63]/[.H$31]" office:value-type="float" office:value="11.1963416433102" calcext:value-type="float">
            <text:p>11.20</text:p>
          </table:table-cell>
          <table:table-cell table:style-name="ce25" table:formula="of:=[.I67]/[.I$31]" office:value-type="float" office:value="12.2779456193353" calcext:value-type="float">
            <text:p>12.28</text:p>
          </table:table-cell>
          <table:table-cell table:style-name="ce27" table:formula="of:=[.J68]/[.J$31]" office:value-type="float" office:value="11.1124373358797" calcext:value-type="float">
            <text:p>11.1</text:p>
          </table:table-cell>
          <table:table-cell table:number-columns-repeated="2"/>
          <table:table-cell table:style-name="Default"/>
          <table:table-cell table:style-name="ce60" office:value-type="date" office:date-value="2020-03-12" calcext:value-type="date">
            <text:p>2020-03-12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table:number-columns-repeated="7"/>
          <table:table-cell table:style-name="ce63" table:formula="of:=[.AH47]+1" office:value-type="date" office:date-value="2020-03-12" calcext:value-type="date">
            <text:p>2020-03-12</text:p>
          </table:table-cell>
          <table:table-cell table:style-name="ce26" table:formula="of:=[.AI47]+1" office:value-type="float" office:value="5" calcext:value-type="float">
            <text:p>5</text:p>
          </table:table-cell>
          <table:table-cell table:style-name="ce28" table:formula="of:=[.D48]/[.D$31]" office:value-type="float" office:value="16.7989417989418" calcext:value-type="float">
            <text:p>16.799</text:p>
          </table:table-cell>
          <table:table-cell table:number-columns-repeated="988"/>
        </table:table-row>
        <table:table-row table:style-name="ro1">
          <table:table-cell/>
          <table:table-cell table:formula="of:=[.B48]+1" office:value-type="float" office:value="6" calcext:value-type="float">
            <text:p>6</text:p>
          </table:table-cell>
          <table:table-cell table:style-name="ce7" table:formula="of:=[.C48]+1" office:value-type="date" office:date-value="2020-03-13" calcext:value-type="date">
            <text:p>2020-03-13</text:p>
          </table:table-cell>
          <table:table-cell table:style-name="ce16" office:value-type="float" office:value="1266" calcext:value-type="float">
            <text:p>1266</text:p>
          </table:table-cell>
          <table:table-cell table:style-name="ce16" table:number-columns-repeated="6"/>
          <table:table-cell table:style-name="ce6" table:number-columns-repeated="2"/>
          <table:table-cell table:style-name="ce1" table:formula="of:=[.M48]+1" office:value-type="float" office:value="6" calcext:value-type="float">
            <text:p>6</text:p>
          </table:table-cell>
          <table:table-cell table:style-name="ce22" table:formula="of:=[.D49]/[.D$31]" office:value-type="float" office:value="20.9325396825397" calcext:value-type="float">
            <text:p>20.9</text:p>
          </table:table-cell>
          <table:table-cell table:style-name="ce25" table:formula="of:=[.E56]/[.E$31]" office:value-type="float" office:value="23.379679144385" calcext:value-type="float">
            <text:p>23.38</text:p>
          </table:table-cell>
          <table:table-cell table:style-name="ce25" table:formula="of:=[.F60]/[.F$31]" office:value-type="float" office:value="16.85307185537" calcext:value-type="float">
            <text:p>16.85</text:p>
          </table:table-cell>
          <table:table-cell table:style-name="ce25" table:formula="of:=[.G66]/[.G$31]" office:value-type="float" office:value="14.0926640926641" calcext:value-type="float">
            <text:p>14.09</text:p>
          </table:table-cell>
          <table:table-cell table:style-name="ce25" table:formula="of:=[.H64]/[.H$31]" office:value-type="float" office:value="15.0317155922702" calcext:value-type="float">
            <text:p>15.03</text:p>
          </table:table-cell>
          <table:table-cell table:style-name="ce25" table:formula="of:=[.I68]/[.I$31]" office:value-type="float" office:value="15.4501510574018" calcext:value-type="float">
            <text:p>15.45</text:p>
          </table:table-cell>
          <table:table-cell table:style-name="ce27" table:formula="of:=[.J69]/[.J$31]" office:value-type="float" office:value="13.2131773693005" calcext:value-type="float">
            <text:p>13.2</text:p>
          </table:table-cell>
          <table:table-cell table:number-columns-repeated="2"/>
          <table:table-cell table:style-name="Default"/>
          <table:table-cell table:style-name="ce60" office:value-type="date" office:date-value="2020-03-13" calcext:value-type="date">
            <text:p>2020-03-13</text:p>
          </table:table-cell>
          <table:table-cell office:value-type="float" office:value="6" calcext:value-type="float">
            <text:p>6</text:p>
          </table:table-cell>
          <table:table-cell office:value-type="float" office:value="1266" calcext:value-type="float">
            <text:p>1266</text:p>
          </table:table-cell>
          <table:table-cell table:number-columns-repeated="7"/>
          <table:table-cell table:style-name="ce63" table:formula="of:=[.AH48]+1" office:value-type="date" office:date-value="2020-03-13" calcext:value-type="date">
            <text:p>2020-03-13</text:p>
          </table:table-cell>
          <table:table-cell table:style-name="ce26" table:formula="of:=[.AI48]+1" office:value-type="float" office:value="6" calcext:value-type="float">
            <text:p>6</text:p>
          </table:table-cell>
          <table:table-cell table:style-name="ce28" table:formula="of:=[.D49]/[.D$31]" office:value-type="float" office:value="20.9325396825397" calcext:value-type="float">
            <text:p>20.933</text:p>
          </table:table-cell>
          <table:table-cell table:number-columns-repeated="988"/>
        </table:table-row>
        <table:table-row table:style-name="ro1">
          <table:table-cell/>
          <table:table-cell table:formula="of:=[.B49]+1" office:value-type="float" office:value="7" calcext:value-type="float">
            <text:p>7</text:p>
          </table:table-cell>
          <table:table-cell table:style-name="ce7" table:formula="of:=[.C49]+1" office:value-type="date" office:date-value="2020-03-14" calcext:value-type="date">
            <text:p>2020-03-14</text:p>
          </table:table-cell>
          <table:table-cell table:style-name="ce16" office:value-type="float" office:value="1441" calcext:value-type="float">
            <text:p>1441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table:number-columns-repeated="5"/>
          <table:table-cell table:style-name="ce6" table:number-columns-repeated="2"/>
          <table:table-cell table:style-name="ce1" table:formula="of:=[.M49]+1" office:value-type="float" office:value="7" calcext:value-type="float">
            <text:p>7</text:p>
          </table:table-cell>
          <table:table-cell table:style-name="ce22" table:formula="of:=[.D50]/[.D$31]" office:value-type="float" office:value="23.8260582010582" calcext:value-type="float">
            <text:p>23.8</text:p>
          </table:table-cell>
          <table:table-cell table:style-name="ce25" table:formula="of:=[.E57]/[.E$31]" office:value-type="float" office:value="29.5401069518717" calcext:value-type="float">
            <text:p>29.54</text:p>
          </table:table-cell>
          <table:table-cell table:style-name="ce25" table:formula="of:=[.F61]/[.F$31]" office:value-type="float" office:value="20.0857974567182" calcext:value-type="float">
            <text:p>20.09</text:p>
          </table:table-cell>
          <table:table-cell table:style-name="ce25" table:formula="of:=[.G67]/[.G$31]" office:value-type="float" office:value="17.3745173745174" calcext:value-type="float">
            <text:p>17.37</text:p>
          </table:table-cell>
          <table:table-cell table:style-name="ce25" table:formula="of:=[.H65]/[.H$31]" office:value-type="float" office:value="18.1147661897035" calcext:value-type="float">
            <text:p>18.11</text:p>
          </table:table-cell>
          <table:table-cell table:style-name="ce25" table:formula="of:=[.I69]/[.I$31]" office:value-type="float" office:value="18.392749244713" calcext:value-type="float">
            <text:p>18.39</text:p>
          </table:table-cell>
          <table:table-cell table:style-name="ce27" table:formula="of:=[.J70]/[.J$31]" office:value-type="float" office:value="15.2184292193841" calcext:value-type="float">
            <text:p>15.2</text:p>
          </table:table-cell>
          <table:table-cell table:number-columns-repeated="2"/>
          <table:table-cell table:style-name="Default"/>
          <table:table-cell table:style-name="ce60" office:value-type="date" office:date-value="2020-03-14" calcext:value-type="date">
            <text:p>2020-03-14</text:p>
          </table:table-cell>
          <table:table-cell office:value-type="float" office:value="7" calcext:value-type="float">
            <text:p>7</text:p>
          </table:table-cell>
          <table:table-cell office:value-type="float" office:value="1441" calcext:value-type="float">
            <text:p>1441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63" table:formula="of:=[.AH49]+1" office:value-type="date" office:date-value="2020-03-14" calcext:value-type="date">
            <text:p>2020-03-14</text:p>
          </table:table-cell>
          <table:table-cell table:style-name="ce26" table:formula="of:=[.AI49]+1" office:value-type="float" office:value="7" calcext:value-type="float">
            <text:p>7</text:p>
          </table:table-cell>
          <table:table-cell table:style-name="ce28" table:formula="of:=[.D50]/[.D$31]" office:value-type="float" office:value="23.8260582010582" calcext:value-type="float">
            <text:p>23.826</text:p>
          </table:table-cell>
          <table:table-cell table:style-name="ce28" table:formula="of:=[.E50]/[.E$31]" office:value-type="float" office:value="4.19251336898396" calcext:value-type="float">
            <text:p>4.193</text:p>
          </table:table-cell>
          <table:table-cell table:number-columns-repeated="987"/>
        </table:table-row>
        <table:table-row table:style-name="ro1">
          <table:table-cell/>
          <table:table-cell table:formula="of:=[.B50]+1" office:value-type="float" office:value="8" calcext:value-type="float">
            <text:p>8</text:p>
          </table:table-cell>
          <table:table-cell table:style-name="ce7" table:formula="of:=[.C50]+1" office:value-type="date" office:date-value="2020-03-15" calcext:value-type="date">
            <text:p>2020-03-15</text:p>
          </table:table-cell>
          <table:table-cell table:style-name="ce16" office:value-type="float" office:value="1809" calcext:value-type="float">
            <text:p>1809</text:p>
          </table:table-cell>
          <table:table-cell table:style-name="ce6" office:value-type="float" office:value="294" calcext:value-type="float">
            <text:p>294</text:p>
          </table:table-cell>
          <table:table-cell table:style-name="ce16" table:number-columns-repeated="5"/>
          <table:table-cell table:style-name="ce6" table:number-columns-repeated="2"/>
          <table:table-cell table:style-name="ce1" table:formula="of:=[.M50]+1" office:value-type="float" office:value="8" calcext:value-type="float">
            <text:p>8</text:p>
          </table:table-cell>
          <table:table-cell table:style-name="ce22" table:formula="of:=[.D51]/[.D$31]" office:value-type="float" office:value="29.9107142857143" calcext:value-type="float">
            <text:p>29.9</text:p>
          </table:table-cell>
          <table:table-cell table:style-name="ce25" table:formula="of:=[.E58]/[.E$31]" office:value-type="float" office:value="37.903743315508" calcext:value-type="float">
            <text:p>37.90</text:p>
          </table:table-cell>
          <table:table-cell table:style-name="ce25" table:formula="of:=[.F62]/[.F$31]" office:value-type="float" office:value="25.9843726060978" calcext:value-type="float">
            <text:p>25.98</text:p>
          </table:table-cell>
          <table:table-cell table:style-name="ce25" table:formula="of:=[.G68]/[.G$31]" office:value-type="float" office:value="23.0694980694981" calcext:value-type="float">
            <text:p>23.07</text:p>
          </table:table-cell>
          <table:table-cell table:style-name="ce25" table:formula="of:=[.H66]/[.H$31]" office:value-type="float" office:value="20.770025077445" calcext:value-type="float">
            <text:p>20.77</text:p>
          </table:table-cell>
          <table:table-cell table:style-name="ce25" table:formula="of:=[.I70]/[.I$31]" office:value-type="float" office:value="21.5679758308157" calcext:value-type="float">
            <text:p>21.57</text:p>
          </table:table-cell>
          <table:table-cell table:style-name="ce27" table:formula="of:=[.J71]/[.J$31]" office:value-type="float" office:value="17.2356170923848" calcext:value-type="float">
            <text:p>17.2</text:p>
          </table:table-cell>
          <table:table-cell table:number-columns-repeated="2"/>
          <table:table-cell table:style-name="Default"/>
          <table:table-cell table:style-name="ce60" office:value-type="date" office:date-value="2020-03-15" calcext:value-type="date">
            <text:p>2020-03-15</text:p>
          </table:table-cell>
          <table:table-cell office:value-type="float" office:value="8" calcext:value-type="float">
            <text:p>8</text:p>
          </table:table-cell>
          <table:table-cell office:value-type="float" office:value="1809" calcext:value-type="float">
            <text:p>1809</text:p>
          </table:table-cell>
          <table:table-cell office:value-type="float" office:value="294" calcext:value-type="float">
            <text:p>294</text:p>
          </table:table-cell>
          <table:table-cell table:number-columns-repeated="6"/>
          <table:table-cell table:style-name="ce63" table:formula="of:=[.AH50]+1" office:value-type="date" office:date-value="2020-03-15" calcext:value-type="date">
            <text:p>2020-03-15</text:p>
          </table:table-cell>
          <table:table-cell table:style-name="ce26" table:formula="of:=[.AI50]+1" office:value-type="float" office:value="8" calcext:value-type="float">
            <text:p>8</text:p>
          </table:table-cell>
          <table:table-cell table:style-name="ce28" table:formula="of:=[.D51]/[.D$31]" office:value-type="float" office:value="29.9107142857143" calcext:value-type="float">
            <text:p>29.911</text:p>
          </table:table-cell>
          <table:table-cell table:style-name="ce28" table:formula="of:=[.E51]/[.E$31]" office:value-type="float" office:value="6.28877005347594" calcext:value-type="float">
            <text:p>6.289</text:p>
          </table:table-cell>
          <table:table-cell table:number-columns-repeated="987"/>
        </table:table-row>
        <table:table-row table:style-name="ro1">
          <table:table-cell/>
          <table:table-cell table:formula="of:=[.B51]+1" office:value-type="float" office:value="9" calcext:value-type="float">
            <text:p>9</text:p>
          </table:table-cell>
          <table:table-cell table:style-name="ce7" table:formula="of:=[.C51]+1" office:value-type="date" office:date-value="2020-03-16" calcext:value-type="date">
            <text:p>2020-03-16</text:p>
          </table:table-cell>
          <table:table-cell table:style-name="ce16" office:value-type="float" office:value="2158" calcext:value-type="float">
            <text:p>2158</text:p>
          </table:table-cell>
          <table:table-cell table:style-name="ce16" office:value-type="float" office:value="342" calcext:value-type="float">
            <text:p>342</text:p>
          </table:table-cell>
          <table:table-cell table:style-name="ce16" table:number-columns-repeated="5"/>
          <table:table-cell table:style-name="ce6" table:number-columns-repeated="2"/>
          <table:table-cell table:style-name="ce1" table:formula="of:=[.M51]+1" office:value-type="float" office:value="9" calcext:value-type="float">
            <text:p>9</text:p>
          </table:table-cell>
          <table:table-cell table:style-name="ce22" table:formula="of:=[.D52]/[.D$31]" office:value-type="float" office:value="35.6812169312169" calcext:value-type="float">
            <text:p>35.7</text:p>
          </table:table-cell>
          <table:table-cell table:style-name="ce25" table:formula="of:=[.E59]/[.E$31]" office:value-type="float" office:value="49.4331550802139" calcext:value-type="float">
            <text:p>49.43</text:p>
          </table:table-cell>
          <table:table-cell table:style-name="ce25" table:formula="of:=[.F63]/[.F$31]" office:value-type="float" office:value="30.5653439558756" calcext:value-type="float">
            <text:p>30.57</text:p>
          </table:table-cell>
          <table:table-cell table:style-name="ce25" table:formula="of:=[.G69]/[.G$31]" office:value-type="float" office:value="29.7297297297297" calcext:value-type="float">
            <text:p>29.73</text:p>
          </table:table-cell>
          <table:table-cell table:style-name="ce25" table:formula="of:=[.H67]/[.H$31]" office:value-type="float" office:value="26.390323056498" calcext:value-type="float">
            <text:p>26.39</text:p>
          </table:table-cell>
          <table:table-cell table:style-name="ce25" table:formula="of:=[.I71]/[.I$31]" office:value-type="float" office:value="25.5861027190332" calcext:value-type="float">
            <text:p>25.59</text:p>
          </table:table-cell>
          <table:table-cell table:style-name="ce27" table:formula="of:=[.J72]/[.J$31]" office:value-type="float" office:value="18.9066603007878" calcext:value-type="float">
            <text:p>18.9</text:p>
          </table:table-cell>
          <table:table-cell table:number-columns-repeated="2"/>
          <table:table-cell table:style-name="Default"/>
          <table:table-cell table:style-name="ce60" office:value-type="date" office:date-value="2020-03-16" calcext:value-type="date">
            <text:p>2020-03-16</text:p>
          </table:table-cell>
          <table:table-cell office:value-type="float" office:value="9" calcext:value-type="float">
            <text:p>9</text:p>
          </table:table-cell>
          <table:table-cell office:value-type="float" office:value="2158" calcext:value-type="float">
            <text:p>2158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table:style-name="ce63" table:formula="of:=[.AH51]+1" office:value-type="date" office:date-value="2020-03-16" calcext:value-type="date">
            <text:p>2020-03-16</text:p>
          </table:table-cell>
          <table:table-cell table:style-name="ce26" table:formula="of:=[.AI51]+1" office:value-type="float" office:value="9" calcext:value-type="float">
            <text:p>9</text:p>
          </table:table-cell>
          <table:table-cell table:style-name="ce28" table:formula="of:=[.D52]/[.D$31]" office:value-type="float" office:value="35.6812169312169" calcext:value-type="float">
            <text:p>35.681</text:p>
          </table:table-cell>
          <table:table-cell table:style-name="ce28" table:formula="of:=[.E52]/[.E$31]" office:value-type="float" office:value="7.31550802139037" calcext:value-type="float">
            <text:p>7.316</text:p>
          </table:table-cell>
          <table:table-cell table:number-columns-repeated="987"/>
        </table:table-row>
        <table:table-row table:style-name="ro1">
          <table:table-cell/>
          <table:table-cell table:formula="of:=[.B52]+1" office:value-type="float" office:value="10" calcext:value-type="float">
            <text:p>10</text:p>
          </table:table-cell>
          <table:table-cell table:style-name="ce7" table:formula="of:=[.C52]+1" office:value-type="date" office:date-value="2020-03-17" calcext:value-type="date">
            <text:p>2020-03-17</text:p>
          </table:table-cell>
          <table:table-cell table:style-name="ce16" office:value-type="float" office:value="2503" calcext:value-type="float">
            <text:p>2503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table:number-columns-repeated="5"/>
          <table:table-cell table:style-name="ce6" table:number-columns-repeated="2"/>
          <table:table-cell table:style-name="ce1" table:formula="of:=[.M52]+1" office:value-type="float" office:value="10" calcext:value-type="float">
            <text:p>10</text:p>
          </table:table-cell>
          <table:table-cell table:style-name="ce22" table:formula="of:=[.D53]/[.D$31]" office:value-type="float" office:value="41.385582010582" calcext:value-type="float">
            <text:p>41.4</text:p>
          </table:table-cell>
          <table:table-cell table:style-name="ce25" table:formula="of:=[.E60]/[.E$31]" office:value-type="float" office:value="63.9786096256684" calcext:value-type="float">
            <text:p>63.98</text:p>
          </table:table-cell>
          <table:table-cell table:style-name="ce25" table:formula="of:=[.F64]/[.F$31]" office:value-type="float" office:value="35.4527347939329" calcext:value-type="float">
            <text:p>35.45</text:p>
          </table:table-cell>
          <table:table-cell table:style-name="ce25" table:formula="of:=[.G70]/[.G$31]" office:value-type="float" office:value="34.5559845559846" calcext:value-type="float">
            <text:p>34.56</text:p>
          </table:table-cell>
          <table:table-cell table:style-name="ce25" table:formula="of:=[.H68]/[.H$31]" office:value-type="float" office:value="34.695382799823" calcext:value-type="float">
            <text:p>34.70</text:p>
          </table:table-cell>
          <table:table-cell table:style-name="ce25" table:formula="of:=[.I72]/[.I$31]" office:value-type="float" office:value="29.1117824773414" calcext:value-type="float">
            <text:p>29.11</text:p>
          </table:table-cell>
          <table:table-cell table:style-name="ce27" table:formula="of:=[.J73]/[.J$31]" office:value-type="float" office:value="21.6042014800668" calcext:value-type="float">
            <text:p>21.6</text:p>
          </table:table-cell>
          <table:table-cell table:number-columns-repeated="2"/>
          <table:table-cell table:style-name="Default"/>
          <table:table-cell table:style-name="ce60" office:value-type="date" office:date-value="2020-03-17" calcext:value-type="date">
            <text:p>2020-03-17</text:p>
          </table:table-cell>
          <table:table-cell office:value-type="float" office:value="10" calcext:value-type="float">
            <text:p>10</text:p>
          </table:table-cell>
          <table:table-cell office:value-type="float" office:value="2503" calcext:value-type="float">
            <text:p>2503</text:p>
          </table:table-cell>
          <table:table-cell office:value-type="float" office:value="533" calcext:value-type="float">
            <text:p>533</text:p>
          </table:table-cell>
          <table:table-cell table:number-columns-repeated="6"/>
          <table:table-cell table:style-name="ce63" table:formula="of:=[.AH52]+1" office:value-type="date" office:date-value="2020-03-17" calcext:value-type="date">
            <text:p>2020-03-17</text:p>
          </table:table-cell>
          <table:table-cell table:style-name="ce26" table:formula="of:=[.AI52]+1" office:value-type="float" office:value="10" calcext:value-type="float">
            <text:p>10</text:p>
          </table:table-cell>
          <table:table-cell table:style-name="ce28" table:formula="of:=[.D53]/[.D$31]" office:value-type="float" office:value="41.385582010582" calcext:value-type="float">
            <text:p>41.386</text:p>
          </table:table-cell>
          <table:table-cell table:style-name="ce28" table:formula="of:=[.E53]/[.E$31]" office:value-type="float" office:value="11.4010695187166" calcext:value-type="float">
            <text:p>11.401</text:p>
          </table:table-cell>
          <table:table-cell table:number-columns-repeated="987"/>
        </table:table-row>
        <table:table-row table:style-name="ro1">
          <table:table-cell/>
          <table:table-cell table:formula="of:=[.B53]+1" office:value-type="float" office:value="11" calcext:value-type="float">
            <text:p>11</text:p>
          </table:table-cell>
          <table:table-cell table:style-name="ce7" table:formula="of:=[.C53]+1" office:value-type="date" office:date-value="2020-03-18" calcext:value-type="date">
            <text:p>2020-03-18</text:p>
          </table:table-cell>
          <table:table-cell table:style-name="ce16" office:value-type="float" office:value="2978" calcext:value-type="float">
            <text:p>2978</text:p>
          </table:table-cell>
          <table:table-cell table:style-name="ce16" office:value-type="float" office:value="638" calcext:value-type="float">
            <text:p>638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table:number-columns-repeated="4"/>
          <table:table-cell table:style-name="ce6" table:number-columns-repeated="2"/>
          <table:table-cell table:style-name="ce1" table:formula="of:=[.M53]+1" office:value-type="float" office:value="11" calcext:value-type="float">
            <text:p>11</text:p>
          </table:table-cell>
          <table:table-cell table:style-name="ce22" table:formula="of:=[.D54]/[.D$31]" office:value-type="float" office:value="49.239417989418" calcext:value-type="float">
            <text:p>49.2</text:p>
          </table:table-cell>
          <table:table-cell table:style-name="ce25" table:formula="of:=[.E61]/[.E$31]" office:value-type="float" office:value="78.0106951871658" calcext:value-type="float">
            <text:p>78.01</text:p>
          </table:table-cell>
          <table:table-cell table:style-name="ce25" table:formula="of:=[.F65]/[.F$31]" office:value-type="float" office:value="39.9264593228129" calcext:value-type="float">
            <text:p>39.93</text:p>
          </table:table-cell>
          <table:table-cell table:style-name="ce25" table:formula="of:=[.G71]/[.G$31]" office:value-type="float" office:value="36.003861003861" calcext:value-type="float">
            <text:p>36.00</text:p>
          </table:table-cell>
          <table:table-cell table:style-name="ce25" table:formula="of:=[.H69]/[.H$31]" office:value-type="float" office:value="43.0889511727393" calcext:value-type="float">
            <text:p>43.09</text:p>
          </table:table-cell>
          <table:table-cell table:style-name="ce25" table:formula="of:=[.I73]/[.I$31]" office:value-type="float" office:value="32.9154078549849" calcext:value-type="float">
            <text:p>32.92</text:p>
          </table:table-cell>
          <table:table-cell table:style-name="ce27" table:formula="of:=[.J74]/[.J$31]" office:value-type="float" office:value="24.0630222010026" calcext:value-type="float">
            <text:p>24.1</text:p>
          </table:table-cell>
          <table:table-cell table:number-columns-repeated="2"/>
          <table:table-cell table:style-name="Default"/>
          <table:table-cell table:style-name="ce60" office:value-type="date" office:date-value="2020-03-18" calcext:value-type="date">
            <text:p>2020-03-18</text:p>
          </table:table-cell>
          <table:table-cell office:value-type="float" office:value="11" calcext:value-type="float">
            <text:p>11</text:p>
          </table:table-cell>
          <table:table-cell office:value-type="float" office:value="2978" calcext:value-type="float">
            <text:p>2978</text:p>
          </table:table-cell>
          <table:table-cell office:value-type="float" office:value="638" calcext:value-type="float">
            <text:p>638</text:p>
          </table:table-cell>
          <table:table-cell office:value-type="float" office:value="264" calcext:value-type="float">
            <text:p>264</text:p>
          </table:table-cell>
          <table:table-cell table:number-columns-repeated="5"/>
          <table:table-cell table:style-name="ce63" table:formula="of:=[.AH53]+1" office:value-type="date" office:date-value="2020-03-18" calcext:value-type="date">
            <text:p>2020-03-18</text:p>
          </table:table-cell>
          <table:table-cell table:style-name="ce26" table:formula="of:=[.AI53]+1" office:value-type="float" office:value="11" calcext:value-type="float">
            <text:p>11</text:p>
          </table:table-cell>
          <table:table-cell table:style-name="ce28" table:formula="of:=[.D54]/[.D$31]" office:value-type="float" office:value="49.239417989418" calcext:value-type="float">
            <text:p>49.239</text:p>
          </table:table-cell>
          <table:table-cell table:style-name="ce28" table:formula="of:=[.E54]/[.E$31]" office:value-type="float" office:value="13.6470588235294" calcext:value-type="float">
            <text:p>13.647</text:p>
          </table:table-cell>
          <table:table-cell table:style-name="ce28" table:formula="of:=[.F54]/[.F$31]" office:value-type="float" office:value="4.0447372452888" calcext:value-type="float">
            <text:p>4.045</text:p>
          </table:table-cell>
          <table:table-cell table:number-columns-repeated="986"/>
        </table:table-row>
        <table:table-row table:style-name="ro1">
          <table:table-cell/>
          <table:table-cell table:formula="of:=[.B54]+1" office:value-type="float" office:value="12" calcext:value-type="float">
            <text:p>12</text:p>
          </table:table-cell>
          <table:table-cell table:style-name="ce7" table:formula="of:=[.C54]+1" office:value-type="date" office:date-value="2020-03-19" calcext:value-type="date">
            <text:p>2020-03-19</text:p>
          </table:table-cell>
          <table:table-cell table:style-name="ce16" office:value-type="float" office:value="3405" calcext:value-type="float">
            <text:p>3405</text:p>
          </table:table-cell>
          <table:table-cell table:style-name="ce16" office:value-type="float" office:value="831" calcext:value-type="float">
            <text:p>831</text:p>
          </table:table-cell>
          <table:table-cell table:style-name="ce6" office:value-type="float" office:value="372" calcext:value-type="float">
            <text:p>372</text:p>
          </table:table-cell>
          <table:table-cell table:style-name="ce16" table:number-columns-repeated="4"/>
          <table:table-cell table:style-name="ce6" table:number-columns-repeated="2"/>
          <table:table-cell table:style-name="ce1" table:formula="of:=[.M54]+1" office:value-type="float" office:value="12" calcext:value-type="float">
            <text:p>12</text:p>
          </table:table-cell>
          <table:table-cell table:style-name="ce22" table:formula="of:=[.D55]/[.D$31]" office:value-type="float" office:value="56.2996031746032" calcext:value-type="float">
            <text:p>56.3</text:p>
          </table:table-cell>
          <table:table-cell table:style-name="ce25" table:formula="of:=[.E62]/[.E$31]" office:value-type="float" office:value="93.3689839572193" calcext:value-type="float">
            <text:p>93.37</text:p>
          </table:table-cell>
          <table:table-cell table:style-name="ce25" table:formula="of:=[.F66]/[.F$31]" office:value-type="float" office:value="46.3306266278535" calcext:value-type="float">
            <text:p>46.33</text:p>
          </table:table-cell>
          <table:table-cell table:style-name="ce25" table:formula="of:=[.G72]/[.G$31]" office:value-type="float" office:value="38.7065637065637" calcext:value-type="float">
            <text:p>38.71</text:p>
          </table:table-cell>
          <table:table-cell table:style-name="ce25" table:formula="of:=[.H70]/[.H$31]" office:value-type="float" office:value="53.1789349461573" calcext:value-type="float">
            <text:p>53.18</text:p>
          </table:table-cell>
          <table:table-cell table:style-name="ce25" table:formula="of:=[.I74]/[.I$31]" office:value-type="float" office:value="38.8761329305136" calcext:value-type="float">
            <text:p>38.88</text:p>
          </table:table-cell>
          <table:table-cell table:style-name="ce27" table:formula="of:=[.J75]/[.J$31]" office:value-type="float" office:value="28.0377178324182" calcext:value-type="float">
            <text:p>28.0</text:p>
          </table:table-cell>
          <table:table-cell table:number-columns-repeated="2"/>
          <table:table-cell table:style-name="Default"/>
          <table:table-cell table:style-name="ce60" office:value-type="date" office:date-value="2020-03-19" calcext:value-type="date">
            <text:p>2020-03-19</text:p>
          </table:table-cell>
          <table:table-cell office:value-type="float" office:value="12" calcext:value-type="float">
            <text:p>12</text:p>
          </table:table-cell>
          <table:table-cell office:value-type="float" office:value="3405" calcext:value-type="float">
            <text:p>3405</text:p>
          </table:table-cell>
          <table:table-cell office:value-type="float" office:value="831" calcext:value-type="float">
            <text:p>831</text:p>
          </table:table-cell>
          <table:table-cell office:value-type="float" office:value="372" calcext:value-type="float">
            <text:p>372</text:p>
          </table:table-cell>
          <table:table-cell table:number-columns-repeated="5"/>
          <table:table-cell table:style-name="ce63" table:formula="of:=[.AH54]+1" office:value-type="date" office:date-value="2020-03-19" calcext:value-type="date">
            <text:p>2020-03-19</text:p>
          </table:table-cell>
          <table:table-cell table:style-name="ce26" table:formula="of:=[.AI54]+1" office:value-type="float" office:value="12" calcext:value-type="float">
            <text:p>12</text:p>
          </table:table-cell>
          <table:table-cell table:style-name="ce28" table:formula="of:=[.D55]/[.D$31]" office:value-type="float" office:value="56.2996031746032" calcext:value-type="float">
            <text:p>56.300</text:p>
          </table:table-cell>
          <table:table-cell table:style-name="ce28" table:formula="of:=[.E55]/[.E$31]" office:value-type="float" office:value="17.7754010695187" calcext:value-type="float">
            <text:p>17.775</text:p>
          </table:table-cell>
          <table:table-cell table:style-name="ce28" table:formula="of:=[.F55]/[.F$31]" office:value-type="float" office:value="5.69940248199786" calcext:value-type="float">
            <text:p>5.699</text:p>
          </table:table-cell>
          <table:table-cell table:number-columns-repeated="986"/>
        </table:table-row>
        <table:table-row table:style-name="ro1">
          <table:table-cell/>
          <table:table-cell table:formula="of:=[.B55]+1" office:value-type="float" office:value="13" calcext:value-type="float">
            <text:p>13</text:p>
          </table:table-cell>
          <table:table-cell table:style-name="ce7" table:formula="of:=[.C55]+1" office:value-type="date" office:date-value="2020-03-20" calcext:value-type="date">
            <text:p>2020-03-20</text:p>
          </table:table-cell>
          <table:table-cell table:style-name="ce16" office:value-type="float" office:value="4032" calcext:value-type="float">
            <text:p>4032</text:p>
          </table:table-cell>
          <table:table-cell table:style-name="ce16" office:value-type="float" office:value="1093" calcext:value-type="float">
            <text:p>1093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table:number-columns-repeated="4"/>
          <table:table-cell table:style-name="ce6" table:number-columns-repeated="2"/>
          <table:table-cell table:style-name="ce1" table:formula="of:=[.M55]+1" office:value-type="float" office:value="13" calcext:value-type="float">
            <text:p>13</text:p>
          </table:table-cell>
          <table:table-cell table:style-name="ce22" table:formula="of:=[.D56]/[.D$31]" office:value-type="float" office:value="66.6666666666667" calcext:value-type="float">
            <text:p>66.7</text:p>
          </table:table-cell>
          <table:table-cell table:style-name="ce25" table:formula="of:=[.E63]/[.E$31]" office:value-type="float" office:value="109.903743315508" calcext:value-type="float">
            <text:p>109.90</text:p>
          </table:table-cell>
          <table:table-cell table:style-name="ce25" table:formula="of:=[.F67]/[.F$31]" office:value-type="float" office:value="53.9757928604259" calcext:value-type="float">
            <text:p>53.98</text:p>
          </table:table-cell>
          <table:table-cell table:style-name="ce25" table:formula="of:=[.G73]/[.G$31]" office:value-type="float" office:value="46.042471042471" calcext:value-type="float">
            <text:p>46.04</text:p>
          </table:table-cell>
          <table:table-cell table:style-name="ce25" table:formula="of:=[.H71]/[.H$31]" office:value-type="float" office:value="63.6229532379407" calcext:value-type="float">
            <text:p>63.62</text:p>
          </table:table-cell>
          <table:table-cell table:style-name="ce25" table:formula="of:=[.I75]/[.I$31]" office:value-type="float" office:value="44.7462235649547" calcext:value-type="float">
            <text:p>44.75</text:p>
          </table:table-cell>
          <table:table-cell table:style-name="ce27" table:formula="of:=[.J76]/[.J$31]" office:value-type="float" office:value="31.1172117450465" calcext:value-type="float">
            <text:p>31.1</text:p>
          </table:table-cell>
          <table:table-cell table:number-columns-repeated="2"/>
          <table:table-cell table:style-name="Default"/>
          <table:table-cell table:style-name="ce60" office:value-type="date" office:date-value="2020-03-20" calcext:value-type="date">
            <text:p>2020-03-20</text:p>
          </table:table-cell>
          <table:table-cell office:value-type="float" office:value="13" calcext:value-type="float">
            <text:p>13</text:p>
          </table:table-cell>
          <table:table-cell office:value-type="float" office:value="4032" calcext:value-type="float">
            <text:p>4032</text:p>
          </table:table-cell>
          <table:table-cell office:value-type="float" office:value="1093" calcext:value-type="float">
            <text:p>1093</text:p>
          </table:table-cell>
          <table:table-cell office:value-type="float" office:value="450" calcext:value-type="float">
            <text:p>450</text:p>
          </table:table-cell>
          <table:table-cell table:number-columns-repeated="5"/>
          <table:table-cell table:style-name="ce63" table:formula="of:=[.AH55]+1" office:value-type="date" office:date-value="2020-03-20" calcext:value-type="date">
            <text:p>2020-03-20</text:p>
          </table:table-cell>
          <table:table-cell table:style-name="ce26" table:formula="of:=[.AI55]+1" office:value-type="float" office:value="13" calcext:value-type="float">
            <text:p>13</text:p>
          </table:table-cell>
          <table:table-cell table:style-name="ce28" table:formula="of:=[.D56]/[.D$31]" office:value-type="float" office:value="66.6666666666667" calcext:value-type="float">
            <text:p>66.667</text:p>
          </table:table-cell>
          <table:table-cell table:style-name="ce28" table:formula="of:=[.E56]/[.E$31]" office:value-type="float" office:value="23.379679144385" calcext:value-type="float">
            <text:p>23.380</text:p>
          </table:table-cell>
          <table:table-cell table:style-name="ce28" table:formula="of:=[.F56]/[.F$31]" office:value-type="float" office:value="6.89443848628773" calcext:value-type="float">
            <text:p>6.894</text:p>
          </table:table-cell>
          <table:table-cell table:number-columns-repeated="986"/>
        </table:table-row>
        <table:table-row table:style-name="ro1">
          <table:table-cell/>
          <table:table-cell table:formula="of:=[.B56]+1" office:value-type="float" office:value="14" calcext:value-type="float">
            <text:p>14</text:p>
          </table:table-cell>
          <table:table-cell table:style-name="ce7" table:formula="of:=[.C56]+1" office:value-type="date" office:date-value="2020-03-21" calcext:value-type="date">
            <text:p>2020-03-21</text:p>
          </table:table-cell>
          <table:table-cell table:style-name="ce16" office:value-type="float" office:value="4825" calcext:value-type="float">
            <text:p>4825</text:p>
          </table:table-cell>
          <table:table-cell table:style-name="ce16" office:value-type="float" office:value="1381" calcext:value-type="float">
            <text:p>1381</text:p>
          </table:table-cell>
          <table:table-cell table:style-name="ce16" office:value-type="float" office:value="562" calcext:value-type="float">
            <text:p>562</text:p>
          </table:table-cell>
          <table:table-cell table:style-name="ce16" table:number-columns-repeated="4"/>
          <table:table-cell table:style-name="ce6" table:number-columns-repeated="2"/>
          <table:table-cell table:style-name="ce1" table:formula="of:=[.M56]+1" office:value-type="float" office:value="14" calcext:value-type="float">
            <text:p>14</text:p>
          </table:table-cell>
          <table:table-cell table:style-name="ce22" table:formula="of:=[.D57]/[.D$31]" office:value-type="float" office:value="79.7784391534392" calcext:value-type="float">
            <text:p>79.8</text:p>
          </table:table-cell>
          <table:table-cell table:style-name="ce25" table:formula="of:=[.E64]/[.E$31]" office:value-type="float" office:value="127.957219251337" calcext:value-type="float">
            <text:p>127.96</text:p>
          </table:table-cell>
          <table:table-cell table:style-name="ce25" table:formula="of:=[.F68]/[.F$31]" office:value-type="float" office:value="61.7741688371381" calcext:value-type="float">
            <text:p>61.77</text:p>
          </table:table-cell>
          <table:table-cell table:style-name="ce25" table:formula="of:=[.G74]/[.G$31]" office:value-type="float" office:value="57.0463320463321" calcext:value-type="float">
            <text:p>57.05</text:p>
          </table:table-cell>
          <table:table-cell table:style-name="ce25" table:formula="of:=[.H72]/[.H$31]" office:value-type="float" office:value="72.7835964006491" calcext:value-type="float">
            <text:p>72.78</text:p>
          </table:table-cell>
          <table:table-cell table:style-name="ce25" table:formula="of:=[.I76]/[.I$31]" office:value-type="float" office:value="50.4894259818731" calcext:value-type="float">
            <text:p>50.49</text:p>
          </table:table-cell>
          <table:table-cell table:style-name="ce27" table:formula="of:=[.J77]/[.J$31]" office:value-type="float" office:value="32.6569587013607" calcext:value-type="float">
            <text:p>32.7</text:p>
          </table:table-cell>
          <table:table-cell table:number-columns-repeated="2"/>
          <table:table-cell table:style-name="Default"/>
          <table:table-cell table:style-name="ce60"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office:value-type="float" office:value="4825" calcext:value-type="float">
            <text:p>4825</text:p>
          </table:table-cell>
          <table:table-cell office:value-type="float" office:value="1381" calcext:value-type="float">
            <text:p>1381</text:p>
          </table:table-cell>
          <table:table-cell office:value-type="float" office:value="562" calcext:value-type="float">
            <text:p>562</text:p>
          </table:table-cell>
          <table:table-cell table:number-columns-repeated="5"/>
          <table:table-cell table:style-name="ce63" table:formula="of:=[.AH56]+1" office:value-type="date" office:date-value="2020-03-21" calcext:value-type="date">
            <text:p>2020-03-21</text:p>
          </table:table-cell>
          <table:table-cell table:style-name="ce26" table:formula="of:=[.AI56]+1" office:value-type="float" office:value="14" calcext:value-type="float">
            <text:p>14</text:p>
          </table:table-cell>
          <table:table-cell table:style-name="ce28" table:formula="of:=[.D57]/[.D$31]" office:value-type="float" office:value="79.7784391534392" calcext:value-type="float">
            <text:p>79.778</text:p>
          </table:table-cell>
          <table:table-cell table:style-name="ce28" table:formula="of:=[.E57]/[.E$31]" office:value-type="float" office:value="29.5401069518717" calcext:value-type="float">
            <text:p>29.540</text:p>
          </table:table-cell>
          <table:table-cell table:style-name="ce28" table:formula="of:=[.F57]/[.F$31]" office:value-type="float" office:value="8.61038762065267" calcext:value-type="float">
            <text:p>8.610</text:p>
          </table:table-cell>
          <table:table-cell table:number-columns-repeated="986"/>
        </table:table-row>
        <table:table-row table:style-name="ro1">
          <table:table-cell/>
          <table:table-cell table:formula="of:=[.B57]+1" office:value-type="float" office:value="15" calcext:value-type="float">
            <text:p>15</text:p>
          </table:table-cell>
          <table:table-cell table:style-name="ce7" table:formula="of:=[.C57]+1" office:value-type="date" office:date-value="2020-03-22" calcext:value-type="date">
            <text:p>2020-03-22</text:p>
          </table:table-cell>
          <table:table-cell table:style-name="ce16" office:value-type="float" office:value="5476" calcext:value-type="float">
            <text:p>5476</text:p>
          </table:table-cell>
          <table:table-cell table:style-name="ce16" office:value-type="float" office:value="1772" calcext:value-type="float">
            <text:p>1772</text:p>
          </table:table-cell>
          <table:table-cell table:style-name="ce16" office:value-type="float" office:value="674" calcext:value-type="float">
            <text:p>674</text:p>
          </table:table-cell>
          <table:table-cell table:style-name="ce16"/>
          <table:table-cell table:style-name="ce16" office:value-type="float" office:value="281" calcext:value-type="float">
            <text:p>281</text:p>
          </table:table-cell>
          <table:table-cell table:style-name="ce16" table:number-columns-repeated="2"/>
          <table:table-cell table:style-name="ce6" table:number-columns-repeated="2"/>
          <table:table-cell table:style-name="ce1" table:formula="of:=[.M57]+1" office:value-type="float" office:value="15" calcext:value-type="float">
            <text:p>15</text:p>
          </table:table-cell>
          <table:table-cell table:style-name="ce22" table:formula="of:=[.D58]/[.D$31]" office:value-type="float" office:value="90.5423280423281" calcext:value-type="float">
            <text:p>90.5</text:p>
          </table:table-cell>
          <table:table-cell table:style-name="ce25" table:formula="of:=[.E65]/[.E$31]" office:value-type="float" office:value="145.51871657754" calcext:value-type="float">
            <text:p>145.52</text:p>
          </table:table-cell>
          <table:table-cell table:style-name="ce25" table:formula="of:=[.F69]/[.F$31]" office:value-type="float" office:value="82.5340891680711" calcext:value-type="float">
            <text:p>82.53</text:p>
          </table:table-cell>
          <table:table-cell table:style-name="ce25" table:formula="of:=[.G75]/[.G$31]" office:value-type="float" office:value="66.3127413127413" calcext:value-type="float">
            <text:p>66.31</text:p>
          </table:table-cell>
          <table:table-cell table:style-name="ce25" table:formula="of:=[.H73]/[.H$31]" office:value-type="float" office:value="79.2594777990854" calcext:value-type="float">
            <text:p>79.26</text:p>
          </table:table-cell>
          <table:table-cell table:style-name="ce25" table:formula="of:=[.I77]/[.I$31]" office:value-type="float" office:value="56.6374622356496" calcext:value-type="float">
            <text:p>56.64</text:p>
          </table:table-cell>
          <table:table-cell table:style-name="ce27" table:formula="of:=[.J78]/[.J$31]" office:value-type="float" office:value="34.2683217951778" calcext:value-type="float">
            <text:p>34.3</text:p>
          </table:table-cell>
          <table:table-cell table:number-columns-repeated="2"/>
          <table:table-cell table:style-name="Default"/>
          <table:table-cell table:style-name="ce60" office:value-type="date" office:date-value="2020-03-22" calcext:value-type="date">
            <text:p>2020-03-22</text:p>
          </table:table-cell>
          <table:table-cell office:value-type="float" office:value="15" calcext:value-type="float">
            <text:p>15</text:p>
          </table:table-cell>
          <table:table-cell office:value-type="float" office:value="5476" calcext:value-type="float">
            <text:p>5476</text:p>
          </table:table-cell>
          <table:table-cell office:value-type="float" office:value="1772" calcext:value-type="float">
            <text:p>1772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3"/>
          <table:table-cell table:style-name="ce63" table:formula="of:=[.AH57]+1" office:value-type="date" office:date-value="2020-03-22" calcext:value-type="date">
            <text:p>2020-03-22</text:p>
          </table:table-cell>
          <table:table-cell table:style-name="ce26" table:formula="of:=[.AI57]+1" office:value-type="float" office:value="15" calcext:value-type="float">
            <text:p>15</text:p>
          </table:table-cell>
          <table:table-cell table:style-name="ce28" table:formula="of:=[.D58]/[.D$31]" office:value-type="float" office:value="90.5423280423281" calcext:value-type="float">
            <text:p>90.542</text:p>
          </table:table-cell>
          <table:table-cell table:style-name="ce28" table:formula="of:=[.E58]/[.E$31]" office:value-type="float" office:value="37.903743315508" calcext:value-type="float">
            <text:p>37.904</text:p>
          </table:table-cell>
          <table:table-cell table:style-name="ce28" table:formula="of:=[.F58]/[.F$31]" office:value-type="float" office:value="10.3263367550176" calcext:value-type="float">
            <text:p>10.326</text:p>
          </table:table-cell>
          <table:table-cell table:style-name="ce28"/>
          <table:table-cell table:style-name="ce28" table:formula="of:=[.H58]/[.H$31]" office:value-type="float" office:value="4.14515415252987" calcext:value-type="float">
            <text:p>4.145</text:p>
          </table:table-cell>
          <table:table-cell table:number-columns-repeated="984"/>
        </table:table-row>
        <table:table-row table:style-name="ro1">
          <table:table-cell/>
          <table:table-cell table:formula="of:=[.B58]+1" office:value-type="float" office:value="16" calcext:value-type="float">
            <text:p>16</text:p>
          </table:table-cell>
          <table:table-cell table:style-name="ce7" table:formula="of:=[.C58]+1" office:value-type="date" office:date-value="2020-03-23" calcext:value-type="date">
            <text:p>2020-03-23</text:p>
          </table:table-cell>
          <table:table-cell table:style-name="ce16" office:value-type="float" office:value="6077" calcext:value-type="float">
            <text:p>6077</text:p>
          </table:table-cell>
          <table:table-cell table:style-name="ce16" office:value-type="float" office:value="2311" calcext:value-type="float">
            <text:p>2311</text:p>
          </table:table-cell>
          <table:table-cell table:style-name="ce16" office:value-type="float" office:value="860" calcext:value-type="float">
            <text:p>860</text:p>
          </table:table-cell>
          <table:table-cell table:style-name="ce16"/>
          <table:table-cell table:style-name="ce6" office:value-type="float" office:value="335" calcext:value-type="float">
            <text:p>335</text:p>
          </table:table-cell>
          <table:table-cell table:style-name="ce16" table:number-columns-repeated="2"/>
          <table:table-cell table:style-name="ce6" table:number-columns-repeated="2"/>
          <table:table-cell table:style-name="ce1" table:formula="of:=[.M58]+1" office:value-type="float" office:value="16" calcext:value-type="float">
            <text:p>16</text:p>
          </table:table-cell>
          <table:table-cell table:style-name="ce22" table:formula="of:=[.D59]/[.D$31]" office:value-type="float" office:value="100.479497354497" calcext:value-type="float">
            <text:p>100.5</text:p>
          </table:table-cell>
          <table:table-cell table:style-name="ce25" table:formula="of:=[.E66]/[.E$31]" office:value-type="float" office:value="165.048128342246" calcext:value-type="float">
            <text:p>165.05</text:p>
          </table:table-cell>
          <table:table-cell table:style-name="ce25" table:formula="of:=[.F70]/[.F$31]" office:value-type="float" office:value="99.6935805117206" calcext:value-type="float">
            <text:p>99.69</text:p>
          </table:table-cell>
          <table:table-cell table:style-name="ce25" table:formula="of:=[.G76]/[.G$31]" office:value-type="float" office:value="76.5444015444016" calcext:value-type="float">
            <text:p>76.54</text:p>
          </table:table-cell>
          <table:table-cell table:style-name="ce25" table:formula="of:=[.H74]/[.H$31]" office:value-type="float" office:value="90.8541082755569" calcext:value-type="float">
            <text:p>90.85</text:p>
          </table:table-cell>
          <table:table-cell table:style-name="ce25" table:formula="of:=[.I78]/[.I$31]" office:value-type="float" office:value="62.166163141994" calcext:value-type="float">
            <text:p>62.17</text:p>
          </table:table-cell>
          <table:table-cell table:style-name="ce27" table:formula="of:=[.J79]/[.J$31]" office:value-type="float" office:value="36.0706612556696" calcext:value-type="float">
            <text:p>36.1</text:p>
          </table:table-cell>
          <table:table-cell table:number-columns-repeated="2"/>
          <table:table-cell table:style-name="Default"/>
          <table:table-cell table:style-name="ce60"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office:value-type="float" office:value="6077" calcext:value-type="float">
            <text:p>6077</text:p>
          </table:table-cell>
          <table:table-cell office:value-type="float" office:value="2311" calcext:value-type="float">
            <text:p>2311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3"/>
          <table:table-cell table:style-name="ce63" table:formula="of:=[.AH58]+1" office:value-type="date" office:date-value="2020-03-23" calcext:value-type="date">
            <text:p>2020-03-23</text:p>
          </table:table-cell>
          <table:table-cell table:style-name="ce26" table:formula="of:=[.AI58]+1" office:value-type="float" office:value="16" calcext:value-type="float">
            <text:p>16</text:p>
          </table:table-cell>
          <table:table-cell table:style-name="ce28" table:formula="of:=[.D59]/[.D$31]" office:value-type="float" office:value="100.479497354497" calcext:value-type="float">
            <text:p>100.479</text:p>
          </table:table-cell>
          <table:table-cell table:style-name="ce28" table:formula="of:=[.E59]/[.E$31]" office:value-type="float" office:value="49.4331550802139" calcext:value-type="float">
            <text:p>49.433</text:p>
          </table:table-cell>
          <table:table-cell table:style-name="ce28" table:formula="of:=[.F59]/[.F$31]" office:value-type="float" office:value="13.1760379960165" calcext:value-type="float">
            <text:p>13.176</text:p>
          </table:table-cell>
          <table:table-cell table:style-name="ce28"/>
          <table:table-cell table:style-name="ce28" table:formula="of:=[.H59]/[.H$31]" office:value-type="float" office:value="4.94173181885234" calcext:value-type="float">
            <text:p>4.942</text:p>
          </table:table-cell>
          <table:table-cell table:number-columns-repeated="984"/>
        </table:table-row>
        <table:table-row table:style-name="ro1">
          <table:table-cell/>
          <table:table-cell table:formula="of:=[.B59]+1" office:value-type="float" office:value="17" calcext:value-type="float">
            <text:p>17</text:p>
          </table:table-cell>
          <table:table-cell table:style-name="ce7" table:formula="of:=[.C59]+1" office:value-type="date" office:date-value="2020-03-24" calcext:value-type="date">
            <text:p>2020-03-24</text:p>
          </table:table-cell>
          <table:table-cell table:style-name="ce16" office:value-type="float" office:value="6820" calcext:value-type="float">
            <text:p>6820</text:p>
          </table:table-cell>
          <table:table-cell table:style-name="ce16" office:value-type="float" office:value="2991" calcext:value-type="float">
            <text:p>2991</text:p>
          </table:table-cell>
          <table:table-cell table:style-name="ce16" office:value-type="float" office:value="1100" calcext:value-type="float">
            <text:p>110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22" calcext:value-type="float">
            <text:p>422</text:p>
          </table:table-cell>
          <table:table-cell table:style-name="ce16" table:number-columns-repeated="2"/>
          <table:table-cell table:style-name="ce6" table:number-columns-repeated="2"/>
          <table:table-cell table:style-name="ce1" table:formula="of:=[.M59]+1" office:value-type="float" office:value="17" calcext:value-type="float">
            <text:p>17</text:p>
          </table:table-cell>
          <table:table-cell table:style-name="ce22" table:formula="of:=[.D60]/[.D$31]" office:value-type="float" office:value="112.76455026455" calcext:value-type="float">
            <text:p>112.8</text:p>
          </table:table-cell>
          <table:table-cell table:style-name="ce25" table:formula="of:=[.E67]/[.E$31]" office:value-type="float" office:value="181.048128342246" calcext:value-type="float">
            <text:p>181.05</text:p>
          </table:table-cell>
          <table:table-cell table:style-name="ce25" table:formula="of:=[.F71]/[.F$31]" office:value-type="float" office:value="115.826566569634" calcext:value-type="float">
            <text:p>115.83</text:p>
          </table:table-cell>
          <table:table-cell table:style-name="ce25" table:formula="of:=[.G77]/[.G$31]" office:value-type="float" office:value="83.976833976834" calcext:value-type="float">
            <text:p>83.98</text:p>
          </table:table-cell>
          <table:table-cell table:style-name="ce25" table:formula="of:=[.H75]/[.H$31]" office:value-type="float" office:value="104.690957368343" calcext:value-type="float">
            <text:p>104.69</text:p>
          </table:table-cell>
          <table:table-cell table:style-name="ce25" table:formula="of:=[.I79]/[.I$31]" office:value-type="float" office:value="66.7824773413897" calcext:value-type="float">
            <text:p>66.78</text:p>
          </table:table-cell>
          <table:table-cell table:style-name="ce27" table:formula="of:=[.J80]/[.J$31]" office:value-type="float" office:value="38.1236571974218" calcext:value-type="float">
            <text:p>38.1</text:p>
          </table:table-cell>
          <table:table-cell table:number-columns-repeated="2"/>
          <table:table-cell table:style-name="Default"/>
          <table:table-cell table:style-name="ce60" office:value-type="date" office:date-value="2020-03-24" calcext:value-type="date">
            <text:p>2020-03-24</text:p>
          </table:table-cell>
          <table:table-cell office:value-type="float" office:value="17" calcext:value-type="float">
            <text:p>17</text:p>
          </table:table-cell>
          <table:table-cell office:value-type="float" office:value="6820" calcext:value-type="float">
            <text:p>6820</text:p>
          </table:table-cell>
          <table:table-cell office:value-type="float" office:value="2991" calcext:value-type="float">
            <text:p>2991</text:p>
          </table:table-cell>
          <table:table-cell office:value-type="float" office:value="1100" calcext:value-type="float">
            <text:p>1100</text:p>
          </table:table-cell>
          <table:table-cell office:value-type="float" office:value="40" calcext:value-type="float">
            <text:p>40</text:p>
          </table:table-cell>
          <table:table-cell office:value-type="float" office:value="422" calcext:value-type="float">
            <text:p>422</text:p>
          </table:table-cell>
          <table:table-cell table:number-columns-repeated="3"/>
          <table:table-cell table:style-name="ce63" table:formula="of:=[.AH59]+1" office:value-type="date" office:date-value="2020-03-24" calcext:value-type="date">
            <text:p>2020-03-24</text:p>
          </table:table-cell>
          <table:table-cell table:style-name="ce26" table:formula="of:=[.AI59]+1" office:value-type="float" office:value="17" calcext:value-type="float">
            <text:p>17</text:p>
          </table:table-cell>
          <table:table-cell table:style-name="ce28" table:formula="of:=[.D60]/[.D$31]" office:value-type="float" office:value="112.76455026455" calcext:value-type="float">
            <text:p>112.765</text:p>
          </table:table-cell>
          <table:table-cell table:style-name="ce28" table:formula="of:=[.E60]/[.E$31]" office:value-type="float" office:value="63.9786096256684" calcext:value-type="float">
            <text:p>63.979</text:p>
          </table:table-cell>
          <table:table-cell table:style-name="ce28" table:formula="of:=[.F60]/[.F$31]" office:value-type="float" office:value="16.85307185537" calcext:value-type="float">
            <text:p>16.853</text:p>
          </table:table-cell>
          <table:table-cell table:style-name="ce28" table:formula="of:=[.G60]/[.G$31]" office:value-type="float" office:value="3.86100386100386" calcext:value-type="float">
            <text:p>3.861</text:p>
          </table:table-cell>
          <table:table-cell table:style-name="ce28" table:formula="of:=[.H60]/[.H$31]" office:value-type="float" office:value="6.22510694792742" calcext:value-type="float">
            <text:p>6.225</text:p>
          </table:table-cell>
          <table:table-cell table:number-columns-repeated="984"/>
        </table:table-row>
        <table:table-row table:style-name="ro1">
          <table:table-cell/>
          <table:table-cell table:formula="of:=[.B60]+1" office:value-type="float" office:value="18" calcext:value-type="float">
            <text:p>18</text:p>
          </table:table-cell>
          <table:table-cell table:style-name="ce7" table:formula="of:=[.C60]+1" office:value-type="date" office:date-value="2020-03-25" calcext:value-type="date">
            <text:p>2020-03-25</text:p>
          </table:table-cell>
          <table:table-cell table:style-name="ce16" office:value-type="float" office:value="7503" calcext:value-type="float">
            <text:p>7503</text:p>
          </table:table-cell>
          <table:table-cell table:style-name="ce16" office:value-type="float" office:value="3647" calcext:value-type="float">
            <text:p>3647</text:p>
          </table:table-cell>
          <table:table-cell table:style-name="ce16" office:value-type="float" office:value="1311" calcext:value-type="float">
            <text:p>1311</text:p>
          </table:table-cell>
          <table:table-cell table:style-name="ce6" office:value-type="float" office:value="62" calcext:value-type="float">
            <text:p>62</text:p>
          </table:table-cell>
          <table:table-cell table:style-name="ce16" office:value-type="float" office:value="463" calcext:value-type="float">
            <text:p>463</text:p>
          </table:table-cell>
          <table:table-cell table:style-name="ce16" table:number-columns-repeated="2"/>
          <table:table-cell table:style-name="ce6" table:number-columns-repeated="2"/>
          <table:table-cell table:style-name="ce1" table:formula="of:=[.M60]+1" office:value-type="float" office:value="18" calcext:value-type="float">
            <text:p>18</text:p>
          </table:table-cell>
          <table:table-cell table:style-name="ce22" table:formula="of:=[.D61]/[.D$31]" office:value-type="float" office:value="124.05753968254" calcext:value-type="float">
            <text:p>124.1</text:p>
          </table:table-cell>
          <table:table-cell table:style-name="ce25" table:formula="of:=[.E68]/[.E$31]" office:value-type="float" office:value="200.791443850267" calcext:value-type="float">
            <text:p>200.79</text:p>
          </table:table-cell>
          <table:table-cell table:style-name="ce25" table:formula="of:=[.F72]/[.F$31]" office:value-type="float" office:value="123.762831316072" calcext:value-type="float">
            <text:p>123.76</text:p>
          </table:table-cell>
          <table:table-cell table:style-name="ce25" table:formula="of:=[.G78]/[.G$31]" office:value-type="float" office:value="85.6177606177606" calcext:value-type="float">
            <text:p>85.62</text:p>
          </table:table-cell>
          <table:table-cell table:style-name="ce25" table:formula="of:=[.H76]/[.H$31]" office:value-type="float" office:value="117.686974480012" calcext:value-type="float">
            <text:p>117.69</text:p>
          </table:table-cell>
          <table:table-cell table:style-name="ce25" table:formula="of:=[.I80]/[.I$31]" office:value-type="float" office:value="71.4199395770393" calcext:value-type="float">
            <text:p>71.42</text:p>
          </table:table-cell>
          <table:table-cell table:style-name="ce27" table:formula="of:=[.J81]/[.J$31]" office:value-type="float" office:value="41.7164000954882" calcext:value-type="float">
            <text:p>41.7</text:p>
          </table:table-cell>
          <table:table-cell table:number-columns-repeated="2"/>
          <table:table-cell table:style-name="Default"/>
          <table:table-cell table:style-name="ce60"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office:value-type="float" office:value="7503" calcext:value-type="float">
            <text:p>7503</text:p>
          </table:table-cell>
          <table:table-cell office:value-type="float" office:value="3647" calcext:value-type="float">
            <text:p>3647</text:p>
          </table:table-cell>
          <table:table-cell office:value-type="float" office:value="1311" calcext:value-type="float">
            <text:p>1311</text:p>
          </table:table-cell>
          <table:table-cell office:value-type="float" office:value="62" calcext:value-type="float">
            <text:p>62</text:p>
          </table:table-cell>
          <table:table-cell office:value-type="float" office:value="463" calcext:value-type="float">
            <text:p>463</text:p>
          </table:table-cell>
          <table:table-cell table:number-columns-repeated="3"/>
          <table:table-cell table:style-name="ce63" table:formula="of:=[.AH60]+1" office:value-type="date" office:date-value="2020-03-25" calcext:value-type="date">
            <text:p>2020-03-25</text:p>
          </table:table-cell>
          <table:table-cell table:style-name="ce26" table:formula="of:=[.AI60]+1" office:value-type="float" office:value="18" calcext:value-type="float">
            <text:p>18</text:p>
          </table:table-cell>
          <table:table-cell table:style-name="ce28" table:formula="of:=[.D61]/[.D$31]" office:value-type="float" office:value="124.05753968254" calcext:value-type="float">
            <text:p>124.058</text:p>
          </table:table-cell>
          <table:table-cell table:style-name="ce28" table:formula="of:=[.E61]/[.E$31]" office:value-type="float" office:value="78.0106951871658" calcext:value-type="float">
            <text:p>78.011</text:p>
          </table:table-cell>
          <table:table-cell table:style-name="ce28" table:formula="of:=[.F61]/[.F$31]" office:value-type="float" office:value="20.0857974567182" calcext:value-type="float">
            <text:p>20.086</text:p>
          </table:table-cell>
          <table:table-cell table:style-name="ce28" table:formula="of:=[.G61]/[.G$31]" office:value-type="float" office:value="5.98455598455598" calcext:value-type="float">
            <text:p>5.985</text:p>
          </table:table-cell>
          <table:table-cell table:style-name="ce28" table:formula="of:=[.H61]/[.H$31]" office:value-type="float" office:value="6.82991591680189" calcext:value-type="float">
            <text:p>6.830</text:p>
          </table:table-cell>
          <table:table-cell table:number-columns-repeated="984"/>
        </table:table-row>
        <table:table-row table:style-name="ro1">
          <table:table-cell/>
          <table:table-cell table:formula="of:=[.B61]+1" office:value-type="float" office:value="19" calcext:value-type="float">
            <text:p>19</text:p>
          </table:table-cell>
          <table:table-cell table:style-name="ce7" table:formula="of:=[.C61]+1" office:value-type="date" office:date-value="2020-03-26" calcext:value-type="date">
            <text:p>2020-03-26</text:p>
          </table:table-cell>
          <table:table-cell office:value-type="float" office:value="8215" calcext:value-type="float">
            <text:p>8215</text:p>
          </table:table-cell>
          <table:table-cell office:value-type="float" office:value="4365" calcext:value-type="float">
            <text:p>4365</text:p>
          </table:table-cell>
          <table:table-cell office:value-type="float" office:value="1696" calcext:value-type="float">
            <text:p>1696</text:p>
          </table:table-cell>
          <table:table-cell table:style-name="ce13" office:value-type="float" office:value="77" calcext:value-type="float">
            <text:p>77</text:p>
          </table:table-cell>
          <table:table-cell office:value-type="float" office:value="578" calcext:value-type="float">
            <text:p>578</text:p>
          </table:table-cell>
          <table:table-cell office:value-type="float" office:value="1296" calcext:value-type="float">
            <text:p>1296</text:p>
          </table:table-cell>
          <table:table-cell table:style-name="ce1" table:number-columns-repeated="3"/>
          <table:table-cell table:style-name="ce1" table:formula="of:=[.M61]+1" office:value-type="float" office:value="19" calcext:value-type="float">
            <text:p>19</text:p>
          </table:table-cell>
          <table:table-cell table:style-name="ce22" table:formula="of:=[.D62]/[.D$31]" office:value-type="float" office:value="135.830026455026" calcext:value-type="float">
            <text:p>135.8</text:p>
          </table:table-cell>
          <table:table-cell table:style-name="ce25" table:formula="of:=[.E69]/[.E$31]" office:value-type="float" office:value="221.347593582888" calcext:value-type="float">
            <text:p>221.35</text:p>
          </table:table-cell>
          <table:table-cell table:style-name="ce25" table:formula="of:=[.F73]/[.F$31]" office:value-type="float" office:value="136.525203002911" calcext:value-type="float">
            <text:p>136.53</text:p>
          </table:table-cell>
          <table:table-cell table:style-name="ce25" table:formula="of:=[.G79]/[.G$31]" office:value-type="float" office:value="86.7760617760618" calcext:value-type="float">
            <text:p>86.78</text:p>
          </table:table-cell>
          <table:table-cell table:style-name="ce25" table:formula="of:=[.H77]/[.H$31]" office:value-type="float" office:value="132.143383979938" calcext:value-type="float">
            <text:p>132.14</text:p>
          </table:table-cell>
          <table:table-cell table:style-name="ce25" table:formula="of:=[.I81]/[.I$31]" office:value-type="float" office:value="90.1057401812689" calcext:value-type="float">
            <text:p>90.11</text:p>
          </table:table-cell>
          <table:table-cell table:style-name="ce27" table:formula="of:=[.J82]/[.J$31]" office:value-type="float" office:value="45.4046311768919" calcext:value-type="float">
            <text:p>45.4</text:p>
          </table:table-cell>
          <table:table-cell table:number-columns-repeated="2"/>
          <table:table-cell table:style-name="Default"/>
          <table:table-cell table:style-name="ce60" office:value-type="date" office:date-value="2020-03-26" calcext:value-type="date">
            <text:p>2020-03-26</text:p>
          </table:table-cell>
          <table:table-cell office:value-type="float" office:value="19" calcext:value-type="float">
            <text:p>19</text:p>
          </table:table-cell>
          <table:table-cell office:value-type="float" office:value="8215" calcext:value-type="float">
            <text:p>8215</text:p>
          </table:table-cell>
          <table:table-cell office:value-type="float" office:value="4365" calcext:value-type="float">
            <text:p>4365</text:p>
          </table:table-cell>
          <table:table-cell office:value-type="float" office:value="1696" calcext:value-type="float">
            <text:p>1696</text:p>
          </table:table-cell>
          <table:table-cell office:value-type="float" office:value="77" calcext:value-type="float">
            <text:p>77</text:p>
          </table:table-cell>
          <table:table-cell office:value-type="float" office:value="578" calcext:value-type="float">
            <text:p>57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63" table:formula="of:=[.AH61]+1" office:value-type="date" office:date-value="2020-03-26" calcext:value-type="date">
            <text:p>2020-03-26</text:p>
          </table:table-cell>
          <table:table-cell table:style-name="ce26" table:formula="of:=[.AI61]+1" office:value-type="float" office:value="19" calcext:value-type="float">
            <text:p>19</text:p>
          </table:table-cell>
          <table:table-cell table:style-name="ce28" table:formula="of:=[.D62]/[.D$31]" office:value-type="float" office:value="135.830026455026" calcext:value-type="float">
            <text:p>135.830</text:p>
          </table:table-cell>
          <table:table-cell table:style-name="ce28" table:formula="of:=[.E62]/[.E$31]" office:value-type="float" office:value="93.3689839572193" calcext:value-type="float">
            <text:p>93.369</text:p>
          </table:table-cell>
          <table:table-cell table:style-name="ce28" table:formula="of:=[.F62]/[.F$31]" office:value-type="float" office:value="25.9843726060978" calcext:value-type="float">
            <text:p>25.984</text:p>
          </table:table-cell>
          <table:table-cell table:style-name="ce28" table:formula="of:=[.G62]/[.G$31]" office:value-type="float" office:value="7.43243243243243" calcext:value-type="float">
            <text:p>7.432</text:p>
          </table:table-cell>
          <table:table-cell table:style-name="ce28" table:formula="of:=[.H62]/[.H$31]" office:value-type="float" office:value="8.52633131730344" calcext:value-type="float">
            <text:p>8.526</text:p>
          </table:table-cell>
          <table:table-cell table:style-name="ce28" table:formula="of:=[.I62]/[.I$31]" office:value-type="float" office:value="3.91540785498489" calcext:value-type="float">
            <text:p>3.915</text:p>
          </table:table-cell>
          <table:table-cell table:number-columns-repeated="983"/>
        </table:table-row>
        <table:table-row table:style-name="ro1">
          <table:table-cell/>
          <table:table-cell table:formula="of:=[.B62]+1" office:value-type="float" office:value="20" calcext:value-type="float">
            <text:p>20</text:p>
          </table:table-cell>
          <table:table-cell table:style-name="ce7" table:formula="of:=[.C62]+1" office:value-type="date" office:date-value="2020-03-27" calcext:value-type="date">
            <text:p>2020-03-27</text:p>
          </table:table-cell>
          <table:table-cell office:value-type="float" office:value="9134" calcext:value-type="float">
            <text:p>9134</text:p>
          </table:table-cell>
          <table:table-cell office:value-type="float" office:value="5138" calcext:value-type="float">
            <text:p>5138</text:p>
          </table:table-cell>
          <table:table-cell office:value-type="float" office:value="1995" calcext:value-type="float">
            <text:p>1995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759" calcext:value-type="float">
            <text:p>759</text:p>
          </table:table-cell>
          <table:table-cell table:style-name="ce6" office:value-type="float" office:value="1697" calcext:value-type="float">
            <text:p>1697</text:p>
          </table:table-cell>
          <table:table-cell office:value-type="float" office:value="351" calcext:value-type="float">
            <text:p>351</text:p>
          </table:table-cell>
          <table:table-cell table:style-name="ce1"/>
          <table:table-cell table:style-name="ce13"/>
          <table:table-cell table:style-name="ce1" table:formula="of:=[.M62]+1" office:value-type="float" office:value="20" calcext:value-type="float">
            <text:p>20</text:p>
          </table:table-cell>
          <table:table-cell table:style-name="ce22" table:formula="of:=[.D63]/[.D$31]" office:value-type="float" office:value="151.025132275132" calcext:value-type="float">
            <text:p>151.0</text:p>
          </table:table-cell>
          <table:table-cell table:style-name="ce25" table:formula="of:=[.E70]/[.E$31]" office:value-type="float" office:value="239.529411764706" calcext:value-type="float">
            <text:p>239.53</text:p>
          </table:table-cell>
          <table:table-cell table:style-name="ce25" table:formula="of:=[.F74]/[.F$31]" office:value-type="float" office:value="158.23502374751" calcext:value-type="float">
            <text:p>158.24</text:p>
          </table:table-cell>
          <table:table-cell table:style-name="ce25" table:formula="of:=[.G80]/[.G$31]" office:value-type="float" office:value="88.7065637065637" calcext:value-type="float">
            <text:p>88.71</text:p>
          </table:table-cell>
          <table:table-cell table:style-name="ce25" table:formula="of:=[.H78]/[.H$31]" office:value-type="float" office:value="145.670452869155" calcext:value-type="float">
            <text:p>145.67</text:p>
          </table:table-cell>
          <table:table-cell table:style-name="ce25" table:formula="of:=[.I82]/[.I$31]" office:value-type="float" office:value="98.0151057401813" calcext:value-type="float">
            <text:p>98.02</text:p>
          </table:table-cell>
          <table:table-cell table:style-name="ce27" table:formula="of:=[.J83]/[.J$31]" office:value-type="float" office:value="48.3647648603485" calcext:value-type="float">
            <text:p>48.4</text:p>
          </table:table-cell>
          <table:table-cell table:number-columns-repeated="2"/>
          <table:table-cell table:style-name="Default"/>
          <table:table-cell table:style-name="ce60"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9134" calcext:value-type="float">
            <text:p>9134</text:p>
          </table:table-cell>
          <table:table-cell office:value-type="float" office:value="5138" calcext:value-type="float">
            <text:p>5138</text:p>
          </table:table-cell>
          <table:table-cell office:value-type="float" office:value="1995" calcext:value-type="float">
            <text:p>1995</text:p>
          </table:table-cell>
          <table:table-cell office:value-type="float" office:value="105" calcext:value-type="float">
            <text:p>105</text:p>
          </table:table-cell>
          <table:table-cell office:value-type="float" office:value="759" calcext:value-type="float">
            <text:p>759</text:p>
          </table:table-cell>
          <table:table-cell office:value-type="float" office:value="1697" calcext:value-type="float">
            <text:p>1697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63" table:formula="of:=[.AH62]+1" office:value-type="date" office:date-value="2020-03-27" calcext:value-type="date">
            <text:p>2020-03-27</text:p>
          </table:table-cell>
          <table:table-cell table:style-name="ce26" table:formula="of:=[.AI62]+1" office:value-type="float" office:value="20" calcext:value-type="float">
            <text:p>20</text:p>
          </table:table-cell>
          <table:table-cell table:style-name="ce28" table:formula="of:=[.D63]/[.D$31]" office:value-type="float" office:value="151.025132275132" calcext:value-type="float">
            <text:p>151.025</text:p>
          </table:table-cell>
          <table:table-cell table:style-name="ce28" table:formula="of:=[.E63]/[.E$31]" office:value-type="float" office:value="109.903743315508" calcext:value-type="float">
            <text:p>109.904</text:p>
          </table:table-cell>
          <table:table-cell table:style-name="ce28" table:formula="of:=[.F63]/[.F$31]" office:value-type="float" office:value="30.5653439558756" calcext:value-type="float">
            <text:p>30.565</text:p>
          </table:table-cell>
          <table:table-cell table:style-name="ce28" table:formula="of:=[.G63]/[.G$31]" office:value-type="float" office:value="10.1351351351351" calcext:value-type="float">
            <text:p>10.135</text:p>
          </table:table-cell>
          <table:table-cell table:style-name="ce28" table:formula="of:=[.H63]/[.H$31]" office:value-type="float" office:value="11.1963416433102" calcext:value-type="float">
            <text:p>11.196</text:p>
          </table:table-cell>
          <table:table-cell table:style-name="ce28" table:formula="of:=[.I63]/[.I$31]" office:value-type="float" office:value="5.12688821752266" calcext:value-type="float">
            <text:p>5.127</text:p>
          </table:table-cell>
          <table:table-cell table:style-name="ce28" table:formula="of:=[.J63]/[.J$31]" office:value-type="float" office:value="4.18954404392456" calcext:value-type="float">
            <text:p>4.190</text:p>
          </table:table-cell>
          <table:table-cell table:number-columns-repeated="982"/>
        </table:table-row>
        <table:table-row table:style-name="ro1">
          <table:table-cell/>
          <table:table-cell table:formula="of:=[.B63]+1" office:value-type="float" office:value="21" calcext:value-type="float">
            <text:p>21</text:p>
          </table:table-cell>
          <table:table-cell table:style-name="ce7" table:formula="of:=[.C63]+1" office:value-type="date" office:date-value="2020-03-28" calcext:value-type="date">
            <text:p>2020-03-28</text:p>
          </table:table-cell>
          <table:table-cell office:value-type="float" office:value="10023" calcext:value-type="float">
            <text:p>10023</text:p>
          </table:table-cell>
          <table:table-cell office:value-type="float" office:value="5982" calcext:value-type="float">
            <text:p>5982</text:p>
          </table:table-cell>
          <table:table-cell office:value-type="float" office:value="2314" calcext:value-type="float">
            <text:p>2314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1019" calcext:value-type="float">
            <text:p>1019</text:p>
          </table:table-cell>
          <table:table-cell office:value-type="float" office:value="2222" calcext:value-type="float">
            <text:p>2222</text:p>
          </table:table-cell>
          <table:table-cell table:style-name="ce6" office:value-type="float" office:value="433" calcext:value-type="float">
            <text:p>433</text:p>
          </table:table-cell>
          <table:table-cell table:style-name="ce1"/>
          <table:table-cell table:style-name="ce13"/>
          <table:table-cell table:style-name="ce1" table:formula="of:=[.M63]+1" office:value-type="float" office:value="21" calcext:value-type="float">
            <text:p>21</text:p>
          </table:table-cell>
          <table:table-cell table:style-name="ce22" table:formula="of:=[.D64]/[.D$31]" office:value-type="float" office:value="165.724206349206" calcext:value-type="float">
            <text:p>165.7</text:p>
          </table:table-cell>
          <table:table-cell table:style-name="ce25" table:formula="of:=[.E71]/[.E$31]" office:value-type="float" office:value="255.550802139037" calcext:value-type="float">
            <text:p>255.55</text:p>
          </table:table-cell>
          <table:table-cell table:style-name="ce25" table:formula="of:=[.F75]/[.F$31]" office:value-type="float" office:value="166.52367090547" calcext:value-type="float">
            <text:p>166.52</text:p>
          </table:table-cell>
          <table:table-cell table:style-name="ce25" table:formula="of:=[.G81]/[.G$31]" office:value-type="float" office:value="99.7104247104247" calcext:value-type="float">
            <text:p>99.71</text:p>
          </table:table-cell>
          <table:table-cell table:style-name="ce25" table:formula="of:=[.H79]/[.H$31]" office:value-type="float" office:value="156.54226287063" calcext:value-type="float">
            <text:p>156.54</text:p>
          </table:table-cell>
          <table:table-cell table:style-name="ce25" table:formula="of:=[.I83]/[.I$31]" office:value-type="float" office:value="104.589123867069" calcext:value-type="float">
            <text:p>104.59</text:p>
          </table:table-cell>
          <table:table-cell table:style-name="ce27" table:formula="of:=[.J84]/[.J$31]" office:value-type="float" office:value="51.9455717354977" calcext:value-type="float">
            <text:p>51.9</text:p>
          </table:table-cell>
          <table:table-cell table:number-columns-repeated="2"/>
          <table:table-cell table:style-name="Default"/>
          <table:table-cell table:style-name="ce60" office:value-type="date" office:date-value="2020-03-28" calcext:value-type="date">
            <text:p>2020-03-28</text:p>
          </table:table-cell>
          <table:table-cell office:value-type="float" office:value="21" calcext:value-type="float">
            <text:p>21</text:p>
          </table:table-cell>
          <table:table-cell office:value-type="float" office:value="10023" calcext:value-type="float">
            <text:p>10023</text:p>
          </table:table-cell>
          <table:table-cell office:value-type="float" office:value="5982" calcext:value-type="float">
            <text:p>5982</text:p>
          </table:table-cell>
          <table:table-cell office:value-type="float" office:value="2314" calcext:value-type="float">
            <text:p>2314</text:p>
          </table:table-cell>
          <table:table-cell office:value-type="float" office:value="105" calcext:value-type="float">
            <text:p>105</text:p>
          </table:table-cell>
          <table:table-cell office:value-type="float" office:value="1019" calcext:value-type="float">
            <text:p>1019</text:p>
          </table:table-cell>
          <table:table-cell office:value-type="float" office:value="2222" calcext:value-type="float">
            <text:p>2222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63" table:formula="of:=[.AH63]+1" office:value-type="date" office:date-value="2020-03-28" calcext:value-type="date">
            <text:p>2020-03-28</text:p>
          </table:table-cell>
          <table:table-cell table:style-name="ce26" table:formula="of:=[.AI63]+1" office:value-type="float" office:value="21" calcext:value-type="float">
            <text:p>21</text:p>
          </table:table-cell>
          <table:table-cell table:style-name="ce28" table:formula="of:=[.D64]/[.D$31]" office:value-type="float" office:value="165.724206349206" calcext:value-type="float">
            <text:p>165.724</text:p>
          </table:table-cell>
          <table:table-cell table:style-name="ce28" table:formula="of:=[.E64]/[.E$31]" office:value-type="float" office:value="127.957219251337" calcext:value-type="float">
            <text:p>127.957</text:p>
          </table:table-cell>
          <table:table-cell table:style-name="ce28" table:formula="of:=[.F64]/[.F$31]" office:value-type="float" office:value="35.4527347939329" calcext:value-type="float">
            <text:p>35.453</text:p>
          </table:table-cell>
          <table:table-cell table:style-name="ce28" table:formula="of:=[.G64]/[.G$31]" office:value-type="float" office:value="10.1351351351351" calcext:value-type="float">
            <text:p>10.135</text:p>
          </table:table-cell>
          <table:table-cell table:style-name="ce28" table:formula="of:=[.H64]/[.H$31]" office:value-type="float" office:value="15.0317155922702" calcext:value-type="float">
            <text:p>15.032</text:p>
          </table:table-cell>
          <table:table-cell table:style-name="ce28" table:formula="of:=[.I64]/[.I$31]" office:value-type="float" office:value="6.71299093655589" calcext:value-type="float">
            <text:p>6.713</text:p>
          </table:table-cell>
          <table:table-cell table:style-name="ce28" table:formula="of:=[.J64]/[.J$31]" office:value-type="float" office:value="5.16829792313201" calcext:value-type="float">
            <text:p>5.168</text:p>
          </table:table-cell>
          <table:table-cell table:number-columns-repeated="982"/>
        </table:table-row>
        <table:table-row table:style-name="ro1">
          <table:table-cell/>
          <table:table-cell table:formula="of:=[.B64]+1" office:value-type="float" office:value="22" calcext:value-type="float">
            <text:p>22</text:p>
          </table:table-cell>
          <table:table-cell table:style-name="ce7" table:formula="of:=[.C64]+1" office:value-type="date" office:date-value="2020-03-29" calcext:value-type="date">
            <text:p>2020-03-29</text:p>
          </table:table-cell>
          <table:table-cell office:value-type="float" office:value="10779" calcext:value-type="float">
            <text:p>10779</text:p>
          </table:table-cell>
          <table:table-cell office:value-type="float" office:value="6803" calcext:value-type="float">
            <text:p>6803</text:p>
          </table:table-cell>
          <table:table-cell office:value-type="float" office:value="2606" calcext:value-type="float">
            <text:p>2606</text:p>
          </table:table-cell>
          <table:table-cell table:style-name="ce13" office:value-type="float" office:value="110" calcext:value-type="float">
            <text:p>110</text:p>
          </table:table-cell>
          <table:table-cell office:value-type="float" office:value="1228" calcext:value-type="float">
            <text:p>1228</text:p>
          </table:table-cell>
          <table:table-cell office:value-type="float" office:value="2562" calcext:value-type="float">
            <text:p>2562</text:p>
          </table:table-cell>
          <table:table-cell office:value-type="float" office:value="541" calcext:value-type="float">
            <text:p>541</text:p>
          </table:table-cell>
          <table:table-cell table:style-name="ce1"/>
          <table:table-cell table:style-name="ce13"/>
          <table:table-cell table:style-name="ce1" table:formula="of:=[.M64]+1" office:value-type="float" office:value="22" calcext:value-type="float">
            <text:p>22</text:p>
          </table:table-cell>
          <table:table-cell table:style-name="ce22" table:formula="of:=[.D65]/[.D$31]" office:value-type="float" office:value="178.224206349206" calcext:value-type="float">
            <text:p>178.2</text:p>
          </table:table-cell>
          <table:table-cell table:style-name="ce25" table:formula="of:=[.E72]/[.E$31]" office:value-type="float" office:value="270.395721925134" calcext:value-type="float">
            <text:p>270.40</text:p>
          </table:table-cell>
          <table:table-cell table:style-name="ce25" table:formula="of:=[.F76]/[.F$31]" office:value-type="float" office:value="187.069097594607" calcext:value-type="float">
            <text:p>187.07</text:p>
          </table:table-cell>
          <table:table-cell table:style-name="ce25" table:formula="of:=[.G82]/[.G$31]" office:value-type="float" office:value="116.119691119691" calcext:value-type="float">
            <text:p>116.12</text:p>
          </table:table-cell>
          <table:table-cell table:style-name="ce25" table:formula="of:=[.H80]/[.H$31]" office:value-type="float" office:value="167.1190441068" calcext:value-type="float">
            <text:p>167.12</text:p>
          </table:table-cell>
          <table:table-cell table:style-name="ce25" table:formula="of:=[.I84]/[.I$31]" office:value-type="float" office:value="112.226586102719" calcext:value-type="float">
            <text:p>112.23</text:p>
          </table:table-cell>
          <table:table-cell table:style-name="ce27" table:formula="of:=[.J85]/[.J$31]" office:value-type="float" office:value="54.1656719980902" calcext:value-type="float">
            <text:p>54.2</text:p>
          </table:table-cell>
          <table:table-cell table:number-columns-repeated="2"/>
          <table:table-cell table:style-name="Default"/>
          <table:table-cell table:style-name="ce60"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0779" calcext:value-type="float">
            <text:p>10779</text:p>
          </table:table-cell>
          <table:table-cell office:value-type="float" office:value="6803" calcext:value-type="float">
            <text:p>6803</text:p>
          </table:table-cell>
          <table:table-cell office:value-type="float" office:value="2606" calcext:value-type="float">
            <text:p>2606</text:p>
          </table:table-cell>
          <table:table-cell office:value-type="float" office:value="110" calcext:value-type="float">
            <text:p>110</text:p>
          </table:table-cell>
          <table:table-cell office:value-type="float" office:value="1228" calcext:value-type="float">
            <text:p>1228</text:p>
          </table:table-cell>
          <table:table-cell office:value-type="float" office:value="2562" calcext:value-type="float">
            <text:p>2562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63" table:formula="of:=[.AH64]+1" office:value-type="date" office:date-value="2020-03-29" calcext:value-type="date">
            <text:p>2020-03-29</text:p>
          </table:table-cell>
          <table:table-cell table:style-name="ce26" table:formula="of:=[.AI64]+1" office:value-type="float" office:value="22" calcext:value-type="float">
            <text:p>22</text:p>
          </table:table-cell>
          <table:table-cell table:style-name="ce28" table:formula="of:=[.D65]/[.D$31]" office:value-type="float" office:value="178.224206349206" calcext:value-type="float">
            <text:p>178.224</text:p>
          </table:table-cell>
          <table:table-cell table:style-name="ce28" table:formula="of:=[.E65]/[.E$31]" office:value-type="float" office:value="145.51871657754" calcext:value-type="float">
            <text:p>145.519</text:p>
          </table:table-cell>
          <table:table-cell table:style-name="ce28" table:formula="of:=[.F65]/[.F$31]" office:value-type="float" office:value="39.9264593228129" calcext:value-type="float">
            <text:p>39.926</text:p>
          </table:table-cell>
          <table:table-cell table:style-name="ce28" table:formula="of:=[.G65]/[.G$31]" office:value-type="float" office:value="10.6177606177606" calcext:value-type="float">
            <text:p>10.618</text:p>
          </table:table-cell>
          <table:table-cell table:style-name="ce28" table:formula="of:=[.H65]/[.H$31]" office:value-type="float" office:value="18.1147661897035" calcext:value-type="float">
            <text:p>18.115</text:p>
          </table:table-cell>
          <table:table-cell table:style-name="ce28" table:formula="of:=[.I65]/[.I$31]" office:value-type="float" office:value="7.74018126888218" calcext:value-type="float">
            <text:p>7.740</text:p>
          </table:table-cell>
          <table:table-cell table:style-name="ce28" table:formula="of:=[.J65]/[.J$31]" office:value-type="float" office:value="6.45738839818572" calcext:value-type="float">
            <text:p>6.457</text:p>
          </table:table-cell>
          <table:table-cell table:number-columns-repeated="982"/>
        </table:table-row>
        <table:table-row table:style-name="ro1">
          <table:table-cell/>
          <table:table-cell table:formula="of:=[.B65]+1" office:value-type="float" office:value="23" calcext:value-type="float">
            <text:p>23</text:p>
          </table:table-cell>
          <table:table-cell table:style-name="ce7" table:formula="of:=[.C65]+1" office:value-type="date" office:date-value="2020-03-30" calcext:value-type="date">
            <text:p>2020-03-30</text:p>
          </table:table-cell>
          <table:table-cell office:value-type="float" office:value="11591" calcext:value-type="float">
            <text:p>11591</text:p>
          </table:table-cell>
          <table:table-cell office:value-type="float" office:value="7716" calcext:value-type="float">
            <text:p>7716</text:p>
          </table:table-cell>
          <table:table-cell office:value-type="float" office:value="3024" calcext:value-type="float">
            <text:p>3024</text:p>
          </table:table-cell>
          <table:table-cell table:style-name="ce13" office:value-type="float" office:value="146" calcext:value-type="float">
            <text:p>146</text:p>
          </table:table-cell>
          <table:table-cell office:value-type="float" office:value="1408" calcext:value-type="float">
            <text:p>1408</text:p>
          </table:table-cell>
          <table:table-cell office:value-type="float" office:value="3150" calcext:value-type="float">
            <text:p>3150</text:p>
          </table:table-cell>
          <table:table-cell office:value-type="float" office:value="645" calcext:value-type="float">
            <text:p>645</text:p>
          </table:table-cell>
          <table:table-cell table:style-name="ce1" table:number-columns-repeated="2"/>
          <table:table-cell table:style-name="ce1" table:formula="of:=[.M65]+1" office:value-type="float" office:value="23" calcext:value-type="float">
            <text:p>23</text:p>
          </table:table-cell>
          <table:table-cell table:style-name="ce22" table:formula="of:=[.D66]/[.D$31]" office:value-type="float" office:value="191.650132275132" calcext:value-type="float">
            <text:p>191.7</text:p>
          </table:table-cell>
          <table:table-cell table:style-name="ce25" table:formula="of:=[.E73]/[.E$31]" office:value-type="float" office:value="285.368983957219" calcext:value-type="float">
            <text:p>285.37</text:p>
          </table:table-cell>
          <table:table-cell table:style-name="ce25" table:formula="of:=[.F77]/[.F$31]" office:value-type="float" office:value="202.190899341198" calcext:value-type="float">
            <text:p>202.19</text:p>
          </table:table-cell>
          <table:table-cell table:style-name="ce25" table:formula="of:=[.G83]/[.G$31]" office:value-type="float" office:value="128.667953667954" calcext:value-type="float">
            <text:p>128.67</text:p>
          </table:table-cell>
          <table:table-cell table:style-name="ce25" table:formula="of:=[.H81]/[.H$31]" office:value-type="float" office:value="178.59566307715" calcext:value-type="float">
            <text:p>178.60</text:p>
          </table:table-cell>
          <table:table-cell table:style-name="ce25" table:formula="of:=[.I85]/[.I$31]" office:value-type="float" office:value="117.867069486405" calcext:value-type="float">
            <text:p>117.87</text:p>
          </table:table-cell>
          <table:table-cell table:style-name="ce27" table:formula="of:=[.J86]/[.J$31]" office:value-type="float" office:value="55.4070183814753" calcext:value-type="float">
            <text:p>55.4</text:p>
          </table:table-cell>
          <table:table-cell table:number-columns-repeated="2"/>
          <table:table-cell table:style-name="Default"/>
          <table:table-cell table:style-name="ce60" office:value-type="date" office:date-value="2020-03-30" calcext:value-type="date">
            <text:p>2020-03-30</text:p>
          </table:table-cell>
          <table:table-cell office:value-type="float" office:value="23" calcext:value-type="float">
            <text:p>23</text:p>
          </table:table-cell>
          <table:table-cell office:value-type="float" office:value="11591" calcext:value-type="float">
            <text:p>11591</text:p>
          </table:table-cell>
          <table:table-cell office:value-type="float" office:value="7716" calcext:value-type="float">
            <text:p>7716</text:p>
          </table:table-cell>
          <table:table-cell office:value-type="float" office:value="3024" calcext:value-type="float">
            <text:p>3024</text:p>
          </table:table-cell>
          <table:table-cell office:value-type="float" office:value="146" calcext:value-type="float">
            <text:p>146</text:p>
          </table:table-cell>
          <table:table-cell office:value-type="float" office:value="1408" calcext:value-type="float">
            <text:p>1408</text:p>
          </table:table-cell>
          <table:table-cell office:value-type="float" office:value="3150" calcext:value-type="float">
            <text:p>3150</text:p>
          </table:table-cell>
          <table:table-cell office:value-type="float" office:value="645" calcext:value-type="float">
            <text:p>645</text:p>
          </table:table-cell>
          <table:table-cell/>
          <table:table-cell table:style-name="ce63" table:formula="of:=[.AH65]+1" office:value-type="date" office:date-value="2020-03-30" calcext:value-type="date">
            <text:p>2020-03-30</text:p>
          </table:table-cell>
          <table:table-cell table:style-name="ce26" table:formula="of:=[.AI65]+1" office:value-type="float" office:value="23" calcext:value-type="float">
            <text:p>23</text:p>
          </table:table-cell>
          <table:table-cell table:style-name="ce28" table:formula="of:=[.D66]/[.D$31]" office:value-type="float" office:value="191.650132275132" calcext:value-type="float">
            <text:p>191.650</text:p>
          </table:table-cell>
          <table:table-cell table:style-name="ce28" table:formula="of:=[.E66]/[.E$31]" office:value-type="float" office:value="165.048128342246" calcext:value-type="float">
            <text:p>165.048</text:p>
          </table:table-cell>
          <table:table-cell table:style-name="ce28" table:formula="of:=[.F66]/[.F$31]" office:value-type="float" office:value="46.3306266278535" calcext:value-type="float">
            <text:p>46.331</text:p>
          </table:table-cell>
          <table:table-cell table:style-name="ce28" table:formula="of:=[.G66]/[.G$31]" office:value-type="float" office:value="14.0926640926641" calcext:value-type="float">
            <text:p>14.093</text:p>
          </table:table-cell>
          <table:table-cell table:style-name="ce28" table:formula="of:=[.H66]/[.H$31]" office:value-type="float" office:value="20.770025077445" calcext:value-type="float">
            <text:p>20.770</text:p>
          </table:table-cell>
          <table:table-cell table:style-name="ce28" table:formula="of:=[.I66]/[.I$31]" office:value-type="float" office:value="9.5166163141994" calcext:value-type="float">
            <text:p>9.517</text:p>
          </table:table-cell>
          <table:table-cell table:style-name="ce28" table:formula="of:=[.J66]/[.J$31]" office:value-type="float" office:value="7.69873478157078" calcext:value-type="float">
            <text:p>7.699</text:p>
          </table:table-cell>
          <table:table-cell table:number-columns-repeated="982"/>
        </table:table-row>
        <table:table-row table:style-name="ro1">
          <table:table-cell/>
          <table:table-cell table:formula="of:=[.B66]+1" office:value-type="float" office:value="24" calcext:value-type="float">
            <text:p>24</text:p>
          </table:table-cell>
          <table:table-cell table:style-name="ce7" table:formula="of:=[.C66]+1" office:value-type="date" office:date-value="2020-03-31" calcext:value-type="date">
            <text:p>2020-03-31</text:p>
          </table:table-cell>
          <table:table-cell office:value-type="float" office:value="12428" calcext:value-type="float">
            <text:p>12428</text:p>
          </table:table-cell>
          <table:table-cell office:value-type="float" office:value="8464" calcext:value-type="float">
            <text:p>8464</text:p>
          </table:table-cell>
          <table:table-cell office:value-type="float" office:value="3523" calcext:value-type="float">
            <text:p>3523</text:p>
          </table:table-cell>
          <table:table-cell table:style-name="ce13" office:value-type="float" office:value="180" calcext:value-type="float">
            <text:p>180</text:p>
          </table:table-cell>
          <table:table-cell office:value-type="float" office:value="1789" calcext:value-type="float">
            <text:p>1789</text:p>
          </table:table-cell>
          <table:table-cell office:value-type="float" office:value="4064" calcext:value-type="float">
            <text:p>4064</text:p>
          </table:table-cell>
          <table:table-cell office:value-type="float" office:value="775" calcext:value-type="float">
            <text:p>775</text:p>
          </table:table-cell>
          <table:table-cell table:style-name="ce1" table:number-columns-repeated="2"/>
          <table:table-cell table:style-name="ce1" table:formula="of:=[.M66]+1" office:value-type="float" office:value="24" calcext:value-type="float">
            <text:p>24</text:p>
          </table:table-cell>
          <table:table-cell table:style-name="ce22" table:formula="of:=[.D67]/[.D$31]" office:value-type="float" office:value="205.489417989418" calcext:value-type="float">
            <text:p>205.5</text:p>
          </table:table-cell>
          <table:table-cell table:style-name="ce25" table:formula="of:=[.E74]/[.E$31]" office:value-type="float" office:value="300.427807486631" calcext:value-type="float">
            <text:p>300.43</text:p>
          </table:table-cell>
          <table:table-cell table:style-name="ce25" table:formula="of:=[.F78]/[.F$31]" office:value-type="float" office:value="211.919718094071" calcext:value-type="float">
            <text:p>211.92</text:p>
          </table:table-cell>
          <table:table-cell table:style-name="ce25" table:formula="of:=[.G84]/[.G$31]" office:value-type="float" office:value="135.135135135135" calcext:value-type="float">
            <text:p>135.14</text:p>
          </table:table-cell>
          <table:table-cell table:style-name="ce25" table:formula="of:=[.H82]/[.H$31]" office:value-type="float" office:value="189.821507596991" calcext:value-type="float">
            <text:p>189.82</text:p>
          </table:table-cell>
          <table:table-cell table:style-name="ce25" table:formula="of:=[.I86]/[.I$31]" office:value-type="float" office:value="122.583081570997" calcext:value-type="float">
            <text:p>122.58</text:p>
          </table:table-cell>
          <table:table-cell table:style-name="ce27" table:formula="of:=[.J87]/[.J$31]" office:value-type="float" office:value="58.0329434232514" calcext:value-type="float">
            <text:p>58.0</text:p>
          </table:table-cell>
          <table:table-cell table:number-columns-repeated="2"/>
          <table:table-cell table:style-name="Default"/>
          <table:table-cell table:style-name="ce60" office:value-type="date" office:date-value="2020-03-31" calcext:value-type="date">
            <text:p>2020-03-31</text:p>
          </table:table-cell>
          <table:table-cell office:value-type="float" office:value="24" calcext:value-type="float">
            <text:p>24</text:p>
          </table:table-cell>
          <table:table-cell office:value-type="float" office:value="12428" calcext:value-type="float">
            <text:p>12428</text:p>
          </table:table-cell>
          <table:table-cell office:value-type="float" office:value="8464" calcext:value-type="float">
            <text:p>8464</text:p>
          </table:table-cell>
          <table:table-cell office:value-type="float" office:value="3523" calcext:value-type="float">
            <text:p>3523</text:p>
          </table:table-cell>
          <table:table-cell office:value-type="float" office:value="180" calcext:value-type="float">
            <text:p>180</text:p>
          </table:table-cell>
          <table:table-cell office:value-type="float" office:value="1789" calcext:value-type="float">
            <text:p>1789</text:p>
          </table:table-cell>
          <table:table-cell office:value-type="float" office:value="4064" calcext:value-type="float">
            <text:p>4064</text:p>
          </table:table-cell>
          <table:table-cell office:value-type="float" office:value="775" calcext:value-type="float">
            <text:p>775</text:p>
          </table:table-cell>
          <table:table-cell/>
          <table:table-cell table:style-name="ce63" table:formula="of:=[.AH66]+1" office:value-type="date" office:date-value="2020-03-31" calcext:value-type="date">
            <text:p>2020-03-31</text:p>
          </table:table-cell>
          <table:table-cell table:style-name="ce26" table:formula="of:=[.AI66]+1" office:value-type="float" office:value="24" calcext:value-type="float">
            <text:p>24</text:p>
          </table:table-cell>
          <table:table-cell table:style-name="ce28" table:formula="of:=[.D67]/[.D$31]" office:value-type="float" office:value="205.489417989418" calcext:value-type="float">
            <text:p>205.489</text:p>
          </table:table-cell>
          <table:table-cell table:style-name="ce28" table:formula="of:=[.E67]/[.E$31]" office:value-type="float" office:value="181.048128342246" calcext:value-type="float">
            <text:p>181.048</text:p>
          </table:table-cell>
          <table:table-cell table:style-name="ce28" table:formula="of:=[.F67]/[.F$31]" office:value-type="float" office:value="53.9757928604259" calcext:value-type="float">
            <text:p>53.976</text:p>
          </table:table-cell>
          <table:table-cell table:style-name="ce28" table:formula="of:=[.G67]/[.G$31]" office:value-type="float" office:value="17.3745173745174" calcext:value-type="float">
            <text:p>17.375</text:p>
          </table:table-cell>
          <table:table-cell table:style-name="ce28" table:formula="of:=[.H67]/[.H$31]" office:value-type="float" office:value="26.390323056498" calcext:value-type="float">
            <text:p>26.390</text:p>
          </table:table-cell>
          <table:table-cell table:style-name="ce28" table:formula="of:=[.I67]/[.I$31]" office:value-type="float" office:value="12.2779456193353" calcext:value-type="float">
            <text:p>12.278</text:p>
          </table:table-cell>
          <table:table-cell table:style-name="ce28" table:formula="of:=[.J67]/[.J$31]" office:value-type="float" office:value="9.2504177608021" calcext:value-type="float">
            <text:p>9.250</text:p>
          </table:table-cell>
          <table:table-cell table:number-columns-repeated="982"/>
        </table:table-row>
        <table:table-row table:style-name="ro1">
          <table:table-cell/>
          <table:table-cell table:formula="of:=[.B67]+1" office:value-type="float" office:value="25" calcext:value-type="float">
            <text:p>25</text:p>
          </table:table-cell>
          <table:table-cell table:style-name="ce7" table:formula="of:=[.C67]+1" office:value-type="date" office:date-value="2020-04-01" calcext:value-type="date">
            <text:p>2020-04-01</text:p>
          </table:table-cell>
          <table:table-cell office:value-type="float" office:value="13155" calcext:value-type="float">
            <text:p>13155</text:p>
          </table:table-cell>
          <table:table-cell office:value-type="float" office:value="9387" calcext:value-type="float">
            <text:p>9387</text:p>
          </table:table-cell>
          <table:table-cell office:value-type="float" office:value="4032" calcext:value-type="float">
            <text:p>4032</text:p>
          </table:table-cell>
          <table:table-cell table:style-name="ce13" office:value-type="float" office:value="239" calcext:value-type="float">
            <text:p>239</text:p>
          </table:table-cell>
          <table:table-cell office:value-type="float" office:value="2352" calcext:value-type="float">
            <text:p>2352</text:p>
          </table:table-cell>
          <table:table-cell office:value-type="float" office:value="5114" calcext:value-type="float">
            <text:p>5114</text:p>
          </table:table-cell>
          <table:table-cell office:value-type="float" office:value="931" calcext:value-type="float">
            <text:p>931</text:p>
          </table:table-cell>
          <table:table-cell table:style-name="ce1" table:number-columns-repeated="2"/>
          <table:table-cell table:style-name="ce1" table:formula="of:=[.M67]+1" office:value-type="float" office:value="25" calcext:value-type="float">
            <text:p>25</text:p>
          </table:table-cell>
          <table:table-cell table:style-name="ce22" table:formula="of:=[.D68]/[.D$31]" office:value-type="float" office:value="217.509920634921" calcext:value-type="float">
            <text:p>217.5</text:p>
          </table:table-cell>
          <table:table-cell table:style-name="ce25" table:formula="of:=[.E75]/[.E$31]" office:value-type="float" office:value="316.406417112299" calcext:value-type="float">
            <text:p>316.41</text:p>
          </table:table-cell>
          <table:table-cell table:style-name="ce25" table:formula="of:=[.F79]/[.F$31]" office:value-type="float" office:value="220.514784740309" calcext:value-type="float">
            <text:p>220.51</text:p>
          </table:table-cell>
          <table:table-cell table:style-name="ce25" table:formula="of:=[.G85]/[.G$31]" office:value-type="float" office:value="145.849420849421" calcext:value-type="float">
            <text:p>145.85</text:p>
          </table:table-cell>
          <table:table-cell table:style-name="ce25" table:formula="of:=[.H83]/[.H$31]" office:value-type="float" office:value="202.522495943354" calcext:value-type="float">
            <text:p>202.52</text:p>
          </table:table-cell>
          <table:table-cell table:style-name="ce25" table:formula="of:=[.I87]/[.I$31]" office:value-type="float" office:value="128.441087613293" calcext:value-type="float">
            <text:p>128.44</text:p>
          </table:table-cell>
          <table:table-cell table:style-name="ce27" table:formula="of:=[.J88]/[.J$31]" office:value-type="float" office:value="60.7066125566961" calcext:value-type="float">
            <text:p>60.7</text:p>
          </table:table-cell>
          <table:table-cell table:number-columns-repeated="2"/>
          <table:table-cell table:style-name="Default"/>
          <table:table-cell table:style-name="ce60" office:value-type="date" office:date-value="2020-04-01" calcext:value-type="date">
            <text:p>2020-04-01</text:p>
          </table:table-cell>
          <table:table-cell office:value-type="float" office:value="25" calcext:value-type="float">
            <text:p>25</text:p>
          </table:table-cell>
          <table:table-cell office:value-type="float" office:value="13155" calcext:value-type="float">
            <text:p>13155</text:p>
          </table:table-cell>
          <table:table-cell office:value-type="float" office:value="9387" calcext:value-type="float">
            <text:p>9387</text:p>
          </table:table-cell>
          <table:table-cell office:value-type="float" office:value="4032" calcext:value-type="float">
            <text:p>4032</text:p>
          </table:table-cell>
          <table:table-cell office:value-type="float" office:value="239" calcext:value-type="float">
            <text:p>239</text:p>
          </table:table-cell>
          <table:table-cell office:value-type="float" office:value="2352" calcext:value-type="float">
            <text:p>2352</text:p>
          </table:table-cell>
          <table:table-cell office:value-type="float" office:value="5114" calcext:value-type="float">
            <text:p>5114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63" table:formula="of:=[.AH67]+1" office:value-type="date" office:date-value="2020-04-01" calcext:value-type="date">
            <text:p>2020-04-01</text:p>
          </table:table-cell>
          <table:table-cell table:style-name="ce26" table:formula="of:=[.AI67]+1" office:value-type="float" office:value="25" calcext:value-type="float">
            <text:p>25</text:p>
          </table:table-cell>
          <table:table-cell table:style-name="ce28" table:formula="of:=[.D68]/[.D$31]" office:value-type="float" office:value="217.509920634921" calcext:value-type="float">
            <text:p>217.510</text:p>
          </table:table-cell>
          <table:table-cell table:style-name="ce28" table:formula="of:=[.E68]/[.E$31]" office:value-type="float" office:value="200.791443850267" calcext:value-type="float">
            <text:p>200.791</text:p>
          </table:table-cell>
          <table:table-cell table:style-name="ce28" table:formula="of:=[.F68]/[.F$31]" office:value-type="float" office:value="61.7741688371381" calcext:value-type="float">
            <text:p>61.774</text:p>
          </table:table-cell>
          <table:table-cell table:style-name="ce28" table:formula="of:=[.G68]/[.G$31]" office:value-type="float" office:value="23.0694980694981" calcext:value-type="float">
            <text:p>23.069</text:p>
          </table:table-cell>
          <table:table-cell table:style-name="ce28" table:formula="of:=[.H68]/[.H$31]" office:value-type="float" office:value="34.695382799823" calcext:value-type="float">
            <text:p>34.695</text:p>
          </table:table-cell>
          <table:table-cell table:style-name="ce28" table:formula="of:=[.I68]/[.I$31]" office:value-type="float" office:value="15.4501510574018" calcext:value-type="float">
            <text:p>15.450</text:p>
          </table:table-cell>
          <table:table-cell table:style-name="ce28" table:formula="of:=[.J68]/[.J$31]" office:value-type="float" office:value="11.1124373358797" calcext:value-type="float">
            <text:p>11.112</text:p>
          </table:table-cell>
          <table:table-cell table:number-columns-repeated="982"/>
        </table:table-row>
        <table:table-row table:style-name="ro1">
          <table:table-cell/>
          <table:table-cell table:formula="of:=[.B68]+1" office:value-type="float" office:value="26" calcext:value-type="float">
            <text:p>26</text:p>
          </table:table-cell>
          <table:table-cell table:style-name="ce7" table:formula="of:=[.C68]+1" office:value-type="date" office:date-value="2020-04-02" calcext:value-type="date">
            <text:p>2020-04-02</text:p>
          </table:table-cell>
          <table:table-cell office:value-type="float" office:value="13915" calcext:value-type="float">
            <text:p>13915</text:p>
          </table:table-cell>
          <table:table-cell office:value-type="float" office:value="10348" calcext:value-type="float">
            <text:p>10348</text:p>
          </table:table-cell>
          <table:table-cell office:value-type="float" office:value="5387" calcext:value-type="float">
            <text:p>5387</text:p>
          </table:table-cell>
          <table:table-cell table:style-name="ce13" office:value-type="float" office:value="308" calcext:value-type="float">
            <text:p>308</text:p>
          </table:table-cell>
          <table:table-cell office:value-type="float" office:value="2921" calcext:value-type="float">
            <text:p>2921</text:p>
          </table:table-cell>
          <table:table-cell office:value-type="float" office:value="6088" calcext:value-type="float">
            <text:p>6088</text:p>
          </table:table-cell>
          <table:table-cell office:value-type="float" office:value="1107" calcext:value-type="float">
            <text:p>1107</text:p>
          </table:table-cell>
          <table:table-cell table:style-name="ce1" table:number-columns-repeated="2"/>
          <table:table-cell table:style-name="ce1" table:formula="of:=[.M68]+1" office:value-type="float" office:value="26" calcext:value-type="float">
            <text:p>26</text:p>
          </table:table-cell>
          <table:table-cell table:style-name="ce22" table:formula="of:=[.D69]/[.D$31]" office:value-type="float" office:value="230.076058201058" calcext:value-type="float">
            <text:p>230.1</text:p>
          </table:table-cell>
          <table:table-cell table:style-name="ce25" table:formula="of:=[.E76]/[.E$31]" office:value-type="float" office:value="330.417112299465" calcext:value-type="float">
            <text:p>330.42</text:p>
          </table:table-cell>
          <table:table-cell table:style-name="ce25" table:formula="of:=[.F80]/[.F$31]" office:value-type="float" office:value="229.30902405393" calcext:value-type="float">
            <text:p>229.31</text:p>
          </table:table-cell>
          <table:table-cell table:style-name="ce25" table:formula="of:=[.G86]/[.G$31]" office:value-type="float" office:value="148.648648648649" calcext:value-type="float">
            <text:p>148.65</text:p>
          </table:table-cell>
          <table:table-cell table:style-name="ce25" table:formula="of:=[.H84]/[.H$31]" office:value-type="float" office:value="215.016964154005" calcext:value-type="float">
            <text:p>215.02</text:p>
          </table:table-cell>
          <table:table-cell table:style-name="ce25" table:formula="of:=[.I88]/[.I$31]" office:value-type="float" office:value="137.570996978852" calcext:value-type="float">
            <text:p>137.57</text:p>
          </table:table-cell>
          <table:table-cell table:style-name="ce27" table:formula="of:=[.J89]/[.J$31]" office:value-type="float" office:value="63.4399618047267" calcext:value-type="float">
            <text:p>63.4</text:p>
          </table:table-cell>
          <table:table-cell table:number-columns-repeated="2"/>
          <table:table-cell table:style-name="Default"/>
          <table:table-cell table:style-name="ce60" office:value-type="date" office:date-value="2020-04-02" calcext:value-type="date">
            <text:p>2020-04-02</text:p>
          </table:table-cell>
          <table:table-cell office:value-type="float" office:value="26" calcext:value-type="float">
            <text:p>26</text:p>
          </table:table-cell>
          <table:table-cell office:value-type="float" office:value="13915" calcext:value-type="float">
            <text:p>13915</text:p>
          </table:table-cell>
          <table:table-cell office:value-type="float" office:value="10348" calcext:value-type="float">
            <text:p>10348</text:p>
          </table:table-cell>
          <table:table-cell office:value-type="float" office:value="5387" calcext:value-type="float">
            <text:p>5387</text:p>
          </table:table-cell>
          <table:table-cell office:value-type="float" office:value="308" calcext:value-type="float">
            <text:p>308</text:p>
          </table:table-cell>
          <table:table-cell office:value-type="float" office:value="2921" calcext:value-type="float">
            <text:p>2921</text:p>
          </table:table-cell>
          <table:table-cell office:value-type="float" office:value="6088" calcext:value-type="float">
            <text:p>6088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63" table:formula="of:=[.AH68]+1" office:value-type="date" office:date-value="2020-04-02" calcext:value-type="date">
            <text:p>2020-04-02</text:p>
          </table:table-cell>
          <table:table-cell table:style-name="ce26" table:formula="of:=[.AI68]+1" office:value-type="float" office:value="26" calcext:value-type="float">
            <text:p>26</text:p>
          </table:table-cell>
          <table:table-cell table:style-name="ce28" table:formula="of:=[.D69]/[.D$31]" office:value-type="float" office:value="230.076058201058" calcext:value-type="float">
            <text:p>230.076</text:p>
          </table:table-cell>
          <table:table-cell table:style-name="ce28" table:formula="of:=[.E69]/[.E$31]" office:value-type="float" office:value="221.347593582888" calcext:value-type="float">
            <text:p>221.348</text:p>
          </table:table-cell>
          <table:table-cell table:style-name="ce28" table:formula="of:=[.F69]/[.F$31]" office:value-type="float" office:value="82.5340891680711" calcext:value-type="float">
            <text:p>82.534</text:p>
          </table:table-cell>
          <table:table-cell table:style-name="ce28" table:formula="of:=[.G69]/[.G$31]" office:value-type="float" office:value="29.7297297297297" calcext:value-type="float">
            <text:p>29.730</text:p>
          </table:table-cell>
          <table:table-cell table:style-name="ce28" table:formula="of:=[.H69]/[.H$31]" office:value-type="float" office:value="43.0889511727393" calcext:value-type="float">
            <text:p>43.089</text:p>
          </table:table-cell>
          <table:table-cell table:style-name="ce28" table:formula="of:=[.I69]/[.I$31]" office:value-type="float" office:value="18.392749244713" calcext:value-type="float">
            <text:p>18.393</text:p>
          </table:table-cell>
          <table:table-cell table:style-name="ce28" table:formula="of:=[.J69]/[.J$31]" office:value-type="float" office:value="13.2131773693005" calcext:value-type="float">
            <text:p>13.213</text:p>
          </table:table-cell>
          <table:table-cell table:number-columns-repeated="982"/>
        </table:table-row>
        <table:table-row table:style-name="ro1">
          <table:table-cell/>
          <table:table-cell table:formula="of:=[.B69]+1" office:value-type="float" office:value="27" calcext:value-type="float">
            <text:p>27</text:p>
          </table:table-cell>
          <table:table-cell table:style-name="ce7" table:formula="of:=[.C69]+1" office:value-type="date" office:date-value="2020-04-03" calcext:value-type="date">
            <text:p>2020-04-03</text:p>
          </table:table-cell>
          <table:table-cell office:value-type="float" office:value="14681" calcext:value-type="float">
            <text:p>14681</text:p>
          </table:table-cell>
          <table:table-cell office:value-type="float" office:value="11198" calcext:value-type="float">
            <text:p>11198</text:p>
          </table:table-cell>
          <table:table-cell office:value-type="float" office:value="6507" calcext:value-type="float">
            <text:p>6507</text:p>
          </table:table-cell>
          <table:table-cell table:style-name="ce13" office:value-type="float" office:value="358" calcext:value-type="float">
            <text:p>358</text:p>
          </table:table-cell>
          <table:table-cell office:value-type="float" office:value="3605" calcext:value-type="float">
            <text:p>3605</text:p>
          </table:table-cell>
          <table:table-cell office:value-type="float" office:value="7139" calcext:value-type="float">
            <text:p>7139</text:p>
          </table:table-cell>
          <table:table-cell office:value-type="float" office:value="1275" calcext:value-type="float">
            <text:p>1275</text:p>
          </table:table-cell>
          <table:table-cell table:style-name="ce1" table:number-columns-repeated="2"/>
          <table:table-cell table:style-name="ce1" table:formula="of:=[.M69]+1" office:value-type="float" office:value="27" calcext:value-type="float">
            <text:p>27</text:p>
          </table:table-cell>
          <table:table-cell table:style-name="ce22" table:formula="of:=[.D70]/[.D$31]" office:value-type="float" office:value="242.741402116402" calcext:value-type="float">
            <text:p>242.7</text:p>
          </table:table-cell>
          <table:table-cell table:style-name="ce25" table:formula="of:=[.E77]/[.E$31]" office:value-type="float" office:value="343.978609625668" calcext:value-type="float">
            <text:p>343.98</text:p>
          </table:table-cell>
          <table:table-cell table:style-name="ce25" table:formula="of:=[.F81]/[.F$31]" office:value-type="float" office:value="240.983606557377" calcext:value-type="float">
            <text:p>240.98</text:p>
          </table:table-cell>
          <table:table-cell table:style-name="ce25" table:formula="of:=[.G87]/[.G$31]" office:value-type="float" office:value="152.509652509653" calcext:value-type="float">
            <text:p>152.51</text:p>
          </table:table-cell>
          <table:table-cell table:style-name="ce25" table:formula="of:=[.H85]/[.H$31]" office:value-type="float" office:value="228.11624133353" calcext:value-type="float">
            <text:p>228.12</text:p>
          </table:table-cell>
          <table:table-cell table:style-name="ce25" table:formula="of:=[.I89]/[.I$31]" office:value-type="float" office:value="144.694864048338" calcext:value-type="float">
            <text:p>144.69</text:p>
          </table:table-cell>
          <table:table-cell table:style-name="ce27" table:formula="of:=[.J90]/[.J$31]" office:value-type="float" office:value="66.5433277631893" calcext:value-type="float">
            <text:p>66.5</text:p>
          </table:table-cell>
          <table:table-cell table:number-columns-repeated="2"/>
          <table:table-cell table:style-name="Default"/>
          <table:table-cell table:style-name="ce60"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4681" calcext:value-type="float">
            <text:p>14681</text:p>
          </table:table-cell>
          <table:table-cell office:value-type="float" office:value="11198" calcext:value-type="float">
            <text:p>11198</text:p>
          </table:table-cell>
          <table:table-cell office:value-type="float" office:value="6507" calcext:value-type="float">
            <text:p>6507</text:p>
          </table:table-cell>
          <table:table-cell office:value-type="float" office:value="358" calcext:value-type="float">
            <text:p>358</text:p>
          </table:table-cell>
          <table:table-cell office:value-type="float" office:value="3605" calcext:value-type="float">
            <text:p>3605</text:p>
          </table:table-cell>
          <table:table-cell office:value-type="float" office:value="7139" calcext:value-type="float">
            <text:p>7139</text:p>
          </table:table-cell>
          <table:table-cell office:value-type="float" office:value="1275" calcext:value-type="float">
            <text:p>1275</text:p>
          </table:table-cell>
          <table:table-cell/>
          <table:table-cell table:style-name="ce63" table:formula="of:=[.AH69]+1" office:value-type="date" office:date-value="2020-04-03" calcext:value-type="date">
            <text:p>2020-04-03</text:p>
          </table:table-cell>
          <table:table-cell table:style-name="ce26" table:formula="of:=[.AI69]+1" office:value-type="float" office:value="27" calcext:value-type="float">
            <text:p>27</text:p>
          </table:table-cell>
          <table:table-cell table:style-name="ce28" table:formula="of:=[.D70]/[.D$31]" office:value-type="float" office:value="242.741402116402" calcext:value-type="float">
            <text:p>242.741</text:p>
          </table:table-cell>
          <table:table-cell table:style-name="ce28" table:formula="of:=[.E70]/[.E$31]" office:value-type="float" office:value="239.529411764706" calcext:value-type="float">
            <text:p>239.529</text:p>
          </table:table-cell>
          <table:table-cell table:style-name="ce28" table:formula="of:=[.F70]/[.F$31]" office:value-type="float" office:value="99.6935805117206" calcext:value-type="float">
            <text:p>99.694</text:p>
          </table:table-cell>
          <table:table-cell table:style-name="ce28" table:formula="of:=[.G70]/[.G$31]" office:value-type="float" office:value="34.5559845559846" calcext:value-type="float">
            <text:p>34.556</text:p>
          </table:table-cell>
          <table:table-cell table:style-name="ce28" table:formula="of:=[.H70]/[.H$31]" office:value-type="float" office:value="53.1789349461573" calcext:value-type="float">
            <text:p>53.179</text:p>
          </table:table-cell>
          <table:table-cell table:style-name="ce28" table:formula="of:=[.I70]/[.I$31]" office:value-type="float" office:value="21.5679758308157" calcext:value-type="float">
            <text:p>21.568</text:p>
          </table:table-cell>
          <table:table-cell table:style-name="ce28" table:formula="of:=[.J70]/[.J$31]" office:value-type="float" office:value="15.2184292193841" calcext:value-type="float">
            <text:p>15.218</text:p>
          </table:table-cell>
          <table:table-cell table:number-columns-repeated="982"/>
        </table:table-row>
        <table:table-row table:style-name="ro1">
          <table:table-cell/>
          <table:table-cell table:formula="of:=[.B70]+1" office:value-type="float" office:value="28" calcext:value-type="float">
            <text:p>28</text:p>
          </table:table-cell>
          <table:table-cell table:style-name="ce7" table:formula="of:=[.C70]+1" office:value-type="date" office:date-value="2020-04-04" calcext:value-type="date">
            <text:p>2020-04-04</text:p>
          </table:table-cell>
          <table:table-cell office:value-type="float" office:value="15362" calcext:value-type="float">
            <text:p>15362</text:p>
          </table:table-cell>
          <table:table-cell office:value-type="float" office:value="11947" calcext:value-type="float">
            <text:p>11947</text:p>
          </table:table-cell>
          <table:table-cell office:value-type="float" office:value="7560" calcext:value-type="float">
            <text:p>7560</text:p>
          </table:table-cell>
          <table:table-cell table:style-name="ce13" office:value-type="float" office:value="373" calcext:value-type="float">
            <text:p>373</text:p>
          </table:table-cell>
          <table:table-cell office:value-type="float" office:value="4313" calcext:value-type="float">
            <text:p>4313</text:p>
          </table:table-cell>
          <table:table-cell office:value-type="float" office:value="8469" calcext:value-type="float">
            <text:p>8469</text:p>
          </table:table-cell>
          <table:table-cell office:value-type="float" office:value="1444" calcext:value-type="float">
            <text:p>1444</text:p>
          </table:table-cell>
          <table:table-cell table:style-name="ce1" table:number-columns-repeated="2"/>
          <table:table-cell table:style-name="ce1" table:formula="of:=[.M70]+1" office:value-type="float" office:value="28" calcext:value-type="float">
            <text:p>28</text:p>
          </table:table-cell>
          <table:table-cell table:style-name="ce22" table:formula="of:=[.D71]/[.D$31]" office:value-type="float" office:value="254.001322751323" calcext:value-type="float">
            <text:p>254.0</text:p>
          </table:table-cell>
          <table:table-cell table:style-name="ce25" table:formula="of:=[.E78]/[.E$31]" office:value-type="float" office:value="355.208556149733" calcext:value-type="float">
            <text:p>355.21</text:p>
          </table:table-cell>
          <table:table-cell table:style-name="ce25" table:formula="of:=[.F82]/[.F$31]" office:value-type="float" office:value="263.01516776467" calcext:value-type="float">
            <text:p>263.02</text:p>
          </table:table-cell>
          <table:table-cell table:style-name="ce25" table:formula="of:=[.G88]/[.G$31]" office:value-type="float" office:value="170.366795366795" calcext:value-type="float">
            <text:p>170.37</text:p>
          </table:table-cell>
          <table:table-cell table:style-name="ce25" table:formula="of:=[.H86]/[.H$31]" office:value-type="float" office:value="236.908098539608" calcext:value-type="float">
            <text:p>236.91</text:p>
          </table:table-cell>
          <table:table-cell table:style-name="ce25" table:formula="of:=[.I90]/[.I$31]" office:value-type="float" office:value="151.770392749245" calcext:value-type="float">
            <text:p>151.77</text:p>
          </table:table-cell>
          <table:table-cell table:style-name="ce27" table:formula="of:=[.J91]/[.J$31]" office:value-type="float" office:value="68.7514920028647" calcext:value-type="float">
            <text:p>68.8</text:p>
          </table:table-cell>
          <table:table-cell table:number-columns-repeated="2"/>
          <table:table-cell table:style-name="Default"/>
          <table:table-cell table:style-name="ce60" office:value-type="date" office:date-value="2020-04-04" calcext:value-type="date">
            <text:p>2020-04-04</text:p>
          </table:table-cell>
          <table:table-cell office:value-type="float" office:value="28" calcext:value-type="float">
            <text:p>28</text:p>
          </table:table-cell>
          <table:table-cell office:value-type="float" office:value="15362" calcext:value-type="float">
            <text:p>15362</text:p>
          </table:table-cell>
          <table:table-cell office:value-type="float" office:value="11947" calcext:value-type="float">
            <text:p>11947</text:p>
          </table:table-cell>
          <table:table-cell office:value-type="float" office:value="7560" calcext:value-type="float">
            <text:p>7560</text:p>
          </table:table-cell>
          <table:table-cell office:value-type="float" office:value="373" calcext:value-type="float">
            <text:p>373</text:p>
          </table:table-cell>
          <table:table-cell office:value-type="float" office:value="4313" calcext:value-type="float">
            <text:p>4313</text:p>
          </table:table-cell>
          <table:table-cell office:value-type="float" office:value="8469" calcext:value-type="float">
            <text:p>8469</text:p>
          </table:table-cell>
          <table:table-cell office:value-type="float" office:value="1444" calcext:value-type="float">
            <text:p>1444</text:p>
          </table:table-cell>
          <table:table-cell/>
          <table:table-cell table:style-name="ce63" table:formula="of:=[.AH70]+1" office:value-type="date" office:date-value="2020-04-04" calcext:value-type="date">
            <text:p>2020-04-04</text:p>
          </table:table-cell>
          <table:table-cell table:style-name="ce26" table:formula="of:=[.AI70]+1" office:value-type="float" office:value="28" calcext:value-type="float">
            <text:p>28</text:p>
          </table:table-cell>
          <table:table-cell table:style-name="ce28" table:formula="of:=[.D71]/[.D$31]" office:value-type="float" office:value="254.001322751323" calcext:value-type="float">
            <text:p>254.001</text:p>
          </table:table-cell>
          <table:table-cell table:style-name="ce28" table:formula="of:=[.E71]/[.E$31]" office:value-type="float" office:value="255.550802139037" calcext:value-type="float">
            <text:p>255.551</text:p>
          </table:table-cell>
          <table:table-cell table:style-name="ce28" table:formula="of:=[.F71]/[.F$31]" office:value-type="float" office:value="115.826566569634" calcext:value-type="float">
            <text:p>115.827</text:p>
          </table:table-cell>
          <table:table-cell table:style-name="ce28" table:formula="of:=[.G71]/[.G$31]" office:value-type="float" office:value="36.003861003861" calcext:value-type="float">
            <text:p>36.004</text:p>
          </table:table-cell>
          <table:table-cell table:style-name="ce28" table:formula="of:=[.H71]/[.H$31]" office:value-type="float" office:value="63.6229532379407" calcext:value-type="float">
            <text:p>63.623</text:p>
          </table:table-cell>
          <table:table-cell table:style-name="ce28" table:formula="of:=[.I71]/[.I$31]" office:value-type="float" office:value="25.5861027190332" calcext:value-type="float">
            <text:p>25.586</text:p>
          </table:table-cell>
          <table:table-cell table:style-name="ce28" table:formula="of:=[.J71]/[.J$31]" office:value-type="float" office:value="17.2356170923848" calcext:value-type="float">
            <text:p>17.236</text:p>
          </table:table-cell>
          <table:table-cell table:number-columns-repeated="982"/>
        </table:table-row>
        <table:table-row table:style-name="ro1">
          <table:table-cell/>
          <table:table-cell table:formula="of:=[.B71]+1" office:value-type="float" office:value="29" calcext:value-type="float">
            <text:p>29</text:p>
          </table:table-cell>
          <table:table-cell table:style-name="ce7" table:formula="of:=[.C71]+1" office:value-type="date" office:date-value="2020-04-05" calcext:value-type="date">
            <text:p>2020-04-05</text:p>
          </table:table-cell>
          <table:table-cell office:value-type="float" office:value="15887" calcext:value-type="float">
            <text:p>15887</text:p>
          </table:table-cell>
          <table:table-cell office:value-type="float" office:value="12641" calcext:value-type="float">
            <text:p>12641</text:p>
          </table:table-cell>
          <table:table-cell office:value-type="float" office:value="8078" calcext:value-type="float">
            <text:p>8078</text:p>
          </table:table-cell>
          <table:table-cell table:style-name="ce13" office:value-type="float" office:value="401" calcext:value-type="float">
            <text:p>401</text:p>
          </table:table-cell>
          <table:table-cell office:value-type="float" office:value="4934" calcext:value-type="float">
            <text:p>4934</text:p>
          </table:table-cell>
          <table:table-cell office:value-type="float" office:value="9636" calcext:value-type="float">
            <text:p>9636</text:p>
          </table:table-cell>
          <table:table-cell office:value-type="float" office:value="1584" calcext:value-type="float">
            <text:p>1584</text:p>
          </table:table-cell>
          <table:table-cell table:style-name="ce1" table:number-columns-repeated="2"/>
          <table:table-cell table:style-name="ce1" table:formula="of:=[.M71]+1" office:value-type="float" office:value="29" calcext:value-type="float">
            <text:p>29</text:p>
          </table:table-cell>
          <table:table-cell table:style-name="ce22" table:formula="of:=[.D72]/[.D$31]" office:value-type="float" office:value="262.681878306878" calcext:value-type="float">
            <text:p>262.7</text:p>
          </table:table-cell>
          <table:table-cell table:style-name="ce25" table:formula="of:=[.E79]/[.E$31]" office:value-type="float" office:value="368.106951871658" calcext:value-type="float">
            <text:p>368.11</text:p>
          </table:table-cell>
          <table:table-cell table:style-name="ce25" table:formula="of:=[.F83]/[.F$31]" office:value-type="float" office:value="274.551861498391" calcext:value-type="float">
            <text:p>274.55</text:p>
          </table:table-cell>
          <table:table-cell table:style-name="ce25" table:formula="of:=[.G89]/[.G$31]" office:value-type="float" office:value="186.969111969112" calcext:value-type="float">
            <text:p>186.97</text:p>
          </table:table-cell>
          <table:table-cell table:style-name="ce25" table:formula="of:=[.H87]/[.H$31]" office:value-type="float" office:value="243.531494320696" calcext:value-type="float">
            <text:p>243.53</text:p>
          </table:table-cell>
          <table:table-cell table:style-name="ce25" table:formula="of:=[.I91]/[.I$31]" office:value-type="float" office:value="157.682779456193" calcext:value-type="float">
            <text:p>157.68</text:p>
          </table:table-cell>
          <table:table-cell table:style-name="ce27" table:formula="of:=[.J92]/[.J$31]" office:value-type="float" office:value="70.1480066841728" calcext:value-type="float">
            <text:p>70.1</text:p>
          </table:table-cell>
          <table:table-cell table:number-columns-repeated="2"/>
          <table:table-cell table:style-name="Default"/>
          <table:table-cell table:style-name="ce60"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5887" calcext:value-type="float">
            <text:p>15887</text:p>
          </table:table-cell>
          <table:table-cell office:value-type="float" office:value="12641" calcext:value-type="float">
            <text:p>12641</text:p>
          </table:table-cell>
          <table:table-cell office:value-type="float" office:value="8078" calcext:value-type="float">
            <text:p>8078</text:p>
          </table:table-cell>
          <table:table-cell office:value-type="float" office:value="401" calcext:value-type="float">
            <text:p>401</text:p>
          </table:table-cell>
          <table:table-cell office:value-type="float" office:value="4934" calcext:value-type="float">
            <text:p>4934</text:p>
          </table:table-cell>
          <table:table-cell office:value-type="float" office:value="9636" calcext:value-type="float">
            <text:p>9636</text:p>
          </table:table-cell>
          <table:table-cell office:value-type="float" office:value="1584" calcext:value-type="float">
            <text:p>1584</text:p>
          </table:table-cell>
          <table:table-cell/>
          <table:table-cell table:style-name="ce63" table:formula="of:=[.AH71]+1" office:value-type="date" office:date-value="2020-04-05" calcext:value-type="date">
            <text:p>2020-04-05</text:p>
          </table:table-cell>
          <table:table-cell table:style-name="ce26" table:formula="of:=[.AI71]+1" office:value-type="float" office:value="29" calcext:value-type="float">
            <text:p>29</text:p>
          </table:table-cell>
          <table:table-cell table:style-name="ce28" table:formula="of:=[.D72]/[.D$31]" office:value-type="float" office:value="262.681878306878" calcext:value-type="float">
            <text:p>262.682</text:p>
          </table:table-cell>
          <table:table-cell table:style-name="ce28" table:formula="of:=[.E72]/[.E$31]" office:value-type="float" office:value="270.395721925134" calcext:value-type="float">
            <text:p>270.396</text:p>
          </table:table-cell>
          <table:table-cell table:style-name="ce28" table:formula="of:=[.F72]/[.F$31]" office:value-type="float" office:value="123.762831316072" calcext:value-type="float">
            <text:p>123.763</text:p>
          </table:table-cell>
          <table:table-cell table:style-name="ce28" table:formula="of:=[.G72]/[.G$31]" office:value-type="float" office:value="38.7065637065637" calcext:value-type="float">
            <text:p>38.707</text:p>
          </table:table-cell>
          <table:table-cell table:style-name="ce28" table:formula="of:=[.H72]/[.H$31]" office:value-type="float" office:value="72.7835964006491" calcext:value-type="float">
            <text:p>72.784</text:p>
          </table:table-cell>
          <table:table-cell table:style-name="ce28" table:formula="of:=[.I72]/[.I$31]" office:value-type="float" office:value="29.1117824773414" calcext:value-type="float">
            <text:p>29.112</text:p>
          </table:table-cell>
          <table:table-cell table:style-name="ce28" table:formula="of:=[.J72]/[.J$31]" office:value-type="float" office:value="18.9066603007878" calcext:value-type="float">
            <text:p>18.907</text:p>
          </table:table-cell>
          <table:table-cell table:number-columns-repeated="982"/>
        </table:table-row>
        <table:table-row table:style-name="ro1">
          <table:table-cell/>
          <table:table-cell table:formula="of:=[.B72]+1" office:value-type="float" office:value="30" calcext:value-type="float">
            <text:p>30</text:p>
          </table:table-cell>
          <table:table-cell table:style-name="ce7" table:formula="of:=[.C72]+1" office:value-type="date" office:date-value="2020-04-06" calcext:value-type="date">
            <text:p>2020-04-06</text:p>
          </table:table-cell>
          <table:table-cell office:value-type="float" office:value="16523" calcext:value-type="float">
            <text:p>16523</text:p>
          </table:table-cell>
          <table:table-cell office:value-type="float" office:value="13341" calcext:value-type="float">
            <text:p>13341</text:p>
          </table:table-cell>
          <table:table-cell office:value-type="float" office:value="8911" calcext:value-type="float">
            <text:p>8911</text:p>
          </table:table-cell>
          <table:table-cell table:style-name="ce13" office:value-type="float" office:value="477" calcext:value-type="float">
            <text:p>477</text:p>
          </table:table-cell>
          <table:table-cell office:value-type="float" office:value="5373" calcext:value-type="float">
            <text:p>5373</text:p>
          </table:table-cell>
          <table:table-cell office:value-type="float" office:value="10895" calcext:value-type="float">
            <text:p>10895</text:p>
          </table:table-cell>
          <table:table-cell office:value-type="float" office:value="1810" calcext:value-type="float">
            <text:p>1810</text:p>
          </table:table-cell>
          <table:table-cell table:style-name="ce1" table:number-columns-repeated="2"/>
          <table:table-cell table:style-name="ce1" table:formula="of:=[.M72]+1" office:value-type="float" office:value="30" calcext:value-type="float">
            <text:p>30</text:p>
          </table:table-cell>
          <table:table-cell table:style-name="ce22" table:formula="of:=[.D73]/[.D$31]" office:value-type="float" office:value="273.197751322751" calcext:value-type="float">
            <text:p>273.2</text:p>
          </table:table-cell>
          <table:table-cell table:style-name="ce25" table:formula="of:=[.E80]/[.E$31]" office:value-type="float" office:value="379.807486631016" calcext:value-type="float">
            <text:p>379.81</text:p>
          </table:table-cell>
          <table:table-cell table:style-name="ce25" table:formula="of:=[.F84]/[.F$31]" office:value-type="float" office:value="286.211123027425" calcext:value-type="float">
            <text:p>286.21</text:p>
          </table:table-cell>
          <table:table-cell table:style-name="ce25" table:formula="of:=[.G90]/[.G$31]" office:value-type="float" office:value="195.07722007722" calcext:value-type="float">
            <text:p>195.08</text:p>
          </table:table-cell>
          <table:table-cell table:style-name="ce25" table:formula="of:=[.H88]/[.H$31]" office:value-type="float" office:value="255.745685204307" calcext:value-type="float">
            <text:p>255.75</text:p>
          </table:table-cell>
          <table:table-cell table:style-name="ce25" table:formula="of:=[.I92]/[.I$31]" office:value-type="float" office:value="163.915407854985" calcext:value-type="float">
            <text:p>163.92</text:p>
          </table:table-cell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6523" calcext:value-type="float">
            <text:p>16523</text:p>
          </table:table-cell>
          <table:table-cell office:value-type="float" office:value="13341" calcext:value-type="float">
            <text:p>13341</text:p>
          </table:table-cell>
          <table:table-cell office:value-type="float" office:value="8911" calcext:value-type="float">
            <text:p>8911</text:p>
          </table:table-cell>
          <table:table-cell office:value-type="float" office:value="477" calcext:value-type="float">
            <text:p>477</text:p>
          </table:table-cell>
          <table:table-cell office:value-type="float" office:value="5373" calcext:value-type="float">
            <text:p>5373</text:p>
          </table:table-cell>
          <table:table-cell office:value-type="float" office:value="10895" calcext:value-type="float">
            <text:p>10895</text:p>
          </table:table-cell>
          <table:table-cell office:value-type="float" office:value="1810" calcext:value-type="float">
            <text:p>1810</text:p>
          </table:table-cell>
          <table:table-cell/>
          <table:table-cell table:style-name="ce63" table:formula="of:=[.AH72]+1" office:value-type="date" office:date-value="2020-04-06" calcext:value-type="date">
            <text:p>2020-04-06</text:p>
          </table:table-cell>
          <table:table-cell table:style-name="ce26" table:formula="of:=[.AI72]+1" office:value-type="float" office:value="30" calcext:value-type="float">
            <text:p>30</text:p>
          </table:table-cell>
          <table:table-cell table:style-name="ce28" table:formula="of:=[.D73]/[.D$31]" office:value-type="float" office:value="273.197751322751" calcext:value-type="float">
            <text:p>273.198</text:p>
          </table:table-cell>
          <table:table-cell table:style-name="ce28" table:formula="of:=[.E73]/[.E$31]" office:value-type="float" office:value="285.368983957219" calcext:value-type="float">
            <text:p>285.369</text:p>
          </table:table-cell>
          <table:table-cell table:style-name="ce28" table:formula="of:=[.F73]/[.F$31]" office:value-type="float" office:value="136.525203002911" calcext:value-type="float">
            <text:p>136.525</text:p>
          </table:table-cell>
          <table:table-cell table:style-name="ce28" table:formula="of:=[.G73]/[.G$31]" office:value-type="float" office:value="46.042471042471" calcext:value-type="float">
            <text:p>46.042</text:p>
          </table:table-cell>
          <table:table-cell table:style-name="ce28" table:formula="of:=[.H73]/[.H$31]" office:value-type="float" office:value="79.2594777990854" calcext:value-type="float">
            <text:p>79.259</text:p>
          </table:table-cell>
          <table:table-cell table:style-name="ce28" table:formula="of:=[.I73]/[.I$31]" office:value-type="float" office:value="32.9154078549849" calcext:value-type="float">
            <text:p>32.915</text:p>
          </table:table-cell>
          <table:table-cell table:style-name="ce28" table:formula="of:=[.J73]/[.J$31]" office:value-type="float" office:value="21.6042014800668" calcext:value-type="float">
            <text:p>21.604</text:p>
          </table:table-cell>
          <table:table-cell table:number-columns-repeated="982"/>
        </table:table-row>
        <table:table-row table:style-name="ro1">
          <table:table-cell/>
          <table:table-cell table:formula="of:=[.B73]+1" office:value-type="float" office:value="31" calcext:value-type="float">
            <text:p>31</text:p>
          </table:table-cell>
          <table:table-cell table:style-name="ce7" table:formula="of:=[.C73]+1" office:value-type="date" office:date-value="2020-04-07" calcext:value-type="date">
            <text:p>2020-04-07</text:p>
          </table:table-cell>
          <table:table-cell office:value-type="float" office:value="17127" calcext:value-type="float">
            <text:p>17127</text:p>
          </table:table-cell>
          <table:table-cell office:value-type="float" office:value="14045" calcext:value-type="float">
            <text:p>14045</text:p>
          </table:table-cell>
          <table:table-cell office:value-type="float" office:value="10328" calcext:value-type="float">
            <text:p>10328</text:p>
          </table:table-cell>
          <table:table-cell table:style-name="ce13" office:value-type="float" office:value="591" calcext:value-type="float">
            <text:p>591</text:p>
          </table:table-cell>
          <table:table-cell office:value-type="float" office:value="6159" calcext:value-type="float">
            <text:p>6159</text:p>
          </table:table-cell>
          <table:table-cell office:value-type="float" office:value="12868" calcext:value-type="float">
            <text:p>12868</text:p>
          </table:table-cell>
          <table:table-cell office:value-type="float" office:value="2016" calcext:value-type="float">
            <text:p>2016</text:p>
          </table:table-cell>
          <table:table-cell table:style-name="ce1" table:number-columns-repeated="2"/>
          <table:table-cell table:style-name="ce1" table:formula="of:=[.M73]+1" office:value-type="float" office:value="31" calcext:value-type="float">
            <text:p>31</text:p>
          </table:table-cell>
          <table:table-cell table:style-name="ce22" table:formula="of:=[.D74]/[.D$31]" office:value-type="float" office:value="283.184523809524" calcext:value-type="float">
            <text:p>283.2</text:p>
          </table:table-cell>
          <table:table-cell table:style-name="ce25" table:formula="of:=[.E81]/[.E$31]" office:value-type="float" office:value="390.48128342246" calcext:value-type="float">
            <text:p>390.48</text:p>
          </table:table-cell>
          <table:table-cell table:style-name="ce25" table:formula="of:=[.F85]/[.F$31]" office:value-type="float" office:value="296.047188601195" calcext:value-type="float">
            <text:p>296.05</text:p>
          </table:table-cell>
          <table:table-cell table:style-name="ce25" table:formula="of:=[.G91]/[.G$31]" office:value-type="float" office:value="207.722007722008" calcext:value-type="float">
            <text:p>207.72</text:p>
          </table:table-cell>
          <table:table-cell table:style-name="ce25" table:formula="of:=[.H89]/[.H$31]" office:value-type="float" office:value="267.001032600679" calcext:value-type="float">
            <text:p>267.00</text:p>
          </table:table-cell>
          <table:table-cell table:style-name="ce25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07" calcext:value-type="date">
            <text:p>2020-04-07</text:p>
          </table:table-cell>
          <table:table-cell office:value-type="float" office:value="31" calcext:value-type="float">
            <text:p>31</text:p>
          </table:table-cell>
          <table:table-cell office:value-type="float" office:value="17127" calcext:value-type="float">
            <text:p>17127</text:p>
          </table:table-cell>
          <table:table-cell office:value-type="float" office:value="14045" calcext:value-type="float">
            <text:p>14045</text:p>
          </table:table-cell>
          <table:table-cell office:value-type="float" office:value="10328" calcext:value-type="float">
            <text:p>10328</text:p>
          </table:table-cell>
          <table:table-cell office:value-type="float" office:value="591" calcext:value-type="float">
            <text:p>591</text:p>
          </table:table-cell>
          <table:table-cell office:value-type="float" office:value="6159" calcext:value-type="float">
            <text:p>6159</text:p>
          </table:table-cell>
          <table:table-cell office:value-type="float" office:value="12868" calcext:value-type="float">
            <text:p>1286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63" table:formula="of:=[.AH73]+1" office:value-type="date" office:date-value="2020-04-07" calcext:value-type="date">
            <text:p>2020-04-07</text:p>
          </table:table-cell>
          <table:table-cell table:style-name="ce26" table:formula="of:=[.AI73]+1" office:value-type="float" office:value="31" calcext:value-type="float">
            <text:p>31</text:p>
          </table:table-cell>
          <table:table-cell table:style-name="ce28" table:formula="of:=[.D74]/[.D$31]" office:value-type="float" office:value="283.184523809524" calcext:value-type="float">
            <text:p>283.185</text:p>
          </table:table-cell>
          <table:table-cell table:style-name="ce28" table:formula="of:=[.E74]/[.E$31]" office:value-type="float" office:value="300.427807486631" calcext:value-type="float">
            <text:p>300.428</text:p>
          </table:table-cell>
          <table:table-cell table:style-name="ce28" table:formula="of:=[.F74]/[.F$31]" office:value-type="float" office:value="158.23502374751" calcext:value-type="float">
            <text:p>158.235</text:p>
          </table:table-cell>
          <table:table-cell table:style-name="ce28" table:formula="of:=[.G74]/[.G$31]" office:value-type="float" office:value="57.0463320463321" calcext:value-type="float">
            <text:p>57.046</text:p>
          </table:table-cell>
          <table:table-cell table:style-name="ce28" table:formula="of:=[.H74]/[.H$31]" office:value-type="float" office:value="90.8541082755569" calcext:value-type="float">
            <text:p>90.854</text:p>
          </table:table-cell>
          <table:table-cell table:style-name="ce28" table:formula="of:=[.I74]/[.I$31]" office:value-type="float" office:value="38.8761329305136" calcext:value-type="float">
            <text:p>38.876</text:p>
          </table:table-cell>
          <table:table-cell table:style-name="ce28" table:formula="of:=[.J74]/[.J$31]" office:value-type="float" office:value="24.0630222010026" calcext:value-type="float">
            <text:p>24.063</text:p>
          </table:table-cell>
          <table:table-cell table:number-columns-repeated="982"/>
        </table:table-row>
        <table:table-row table:style-name="ro1">
          <table:table-cell/>
          <table:table-cell table:formula="of:=[.B74]+1" office:value-type="float" office:value="32" calcext:value-type="float">
            <text:p>32</text:p>
          </table:table-cell>
          <table:table-cell table:style-name="ce7" table:formula="of:=[.C74]+1" office:value-type="date" office:date-value="2020-04-08" calcext:value-type="date">
            <text:p>2020-04-08</text:p>
          </table:table-cell>
          <table:table-cell office:value-type="float" office:value="17669" calcext:value-type="float">
            <text:p>17669</text:p>
          </table:table-cell>
          <table:table-cell office:value-type="float" office:value="14792" calcext:value-type="float">
            <text:p>14792</text:p>
          </table:table-cell>
          <table:table-cell office:value-type="float" office:value="10869" calcext:value-type="float">
            <text:p>10869</text:p>
          </table:table-cell>
          <table:table-cell table:style-name="ce13" office:value-type="float" office:value="687" calcext:value-type="float">
            <text:p>687</text:p>
          </table:table-cell>
          <table:table-cell office:value-type="float" office:value="7097" calcext:value-type="float">
            <text:p>7097</text:p>
          </table:table-cell>
          <table:table-cell office:value-type="float" office:value="14811" calcext:value-type="float">
            <text:p>14811</text:p>
          </table:table-cell>
          <table:table-cell office:value-type="float" office:value="2349" calcext:value-type="float">
            <text:p>2349</text:p>
          </table:table-cell>
          <table:table-cell table:style-name="ce1" table:number-columns-repeated="2"/>
          <table:table-cell table:style-name="ce1" table:formula="of:=[.M74]+1" office:value-type="float" office:value="32" calcext:value-type="float">
            <text:p>32</text:p>
          </table:table-cell>
          <table:table-cell table:style-name="ce22" table:formula="of:=[.D75]/[.D$31]" office:value-type="float" office:value="292.146164021164" calcext:value-type="float">
            <text:p>292.1</text:p>
          </table:table-cell>
          <table:table-cell table:style-name="ce25" table:formula="of:=[.E82]/[.E$31]" office:value-type="float" office:value="402.395721925134" calcext:value-type="float">
            <text:p>402.40</text:p>
          </table:table-cell>
          <table:table-cell table:style-name="ce25" table:formula="of:=[.F86]/[.F$31]" office:value-type="float" office:value="302.098973494714" calcext:value-type="float">
            <text:p>302.10</text:p>
          </table:table-cell>
          <table:table-cell table:style-name="ce25" table:formula="of:=[.G92]/[.G$31]" office:value-type="float" office:value="211.583011583012" calcext:value-type="float">
            <text:p>211.58</text:p>
          </table:table-cell>
          <table:table-cell table:style-name="ce25" table:formula="of:=[.H90]/[.H$31]" office:value-type="float" office:value="276.412450213896" calcext:value-type="float">
            <text:p>276.41</text:p>
          </table:table-cell>
          <table:table-cell table:style-name="ce25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08" calcext:value-type="date">
            <text:p>2020-04-08</text:p>
          </table:table-cell>
          <table:table-cell office:value-type="float" office:value="32" calcext:value-type="float">
            <text:p>32</text:p>
          </table:table-cell>
          <table:table-cell office:value-type="float" office:value="17669" calcext:value-type="float">
            <text:p>17669</text:p>
          </table:table-cell>
          <table:table-cell office:value-type="float" office:value="14792" calcext:value-type="float">
            <text:p>14792</text:p>
          </table:table-cell>
          <table:table-cell office:value-type="float" office:value="10869" calcext:value-type="float">
            <text:p>10869</text:p>
          </table:table-cell>
          <table:table-cell office:value-type="float" office:value="687" calcext:value-type="float">
            <text:p>687</text:p>
          </table:table-cell>
          <table:table-cell office:value-type="float" office:value="7097" calcext:value-type="float">
            <text:p>7097</text:p>
          </table:table-cell>
          <table:table-cell office:value-type="float" office:value="14811" calcext:value-type="float">
            <text:p>14811</text:p>
          </table:table-cell>
          <table:table-cell office:value-type="float" office:value="2349" calcext:value-type="float">
            <text:p>2349</text:p>
          </table:table-cell>
          <table:table-cell/>
          <table:table-cell table:style-name="ce63" table:formula="of:=[.AH74]+1" office:value-type="date" office:date-value="2020-04-08" calcext:value-type="date">
            <text:p>2020-04-08</text:p>
          </table:table-cell>
          <table:table-cell table:style-name="ce26" table:formula="of:=[.AI74]+1" office:value-type="float" office:value="32" calcext:value-type="float">
            <text:p>32</text:p>
          </table:table-cell>
          <table:table-cell table:style-name="ce28" table:formula="of:=[.D75]/[.D$31]" office:value-type="float" office:value="292.146164021164" calcext:value-type="float">
            <text:p>292.146</text:p>
          </table:table-cell>
          <table:table-cell table:style-name="ce28" table:formula="of:=[.E75]/[.E$31]" office:value-type="float" office:value="316.406417112299" calcext:value-type="float">
            <text:p>316.406</text:p>
          </table:table-cell>
          <table:table-cell table:style-name="ce28" table:formula="of:=[.F75]/[.F$31]" office:value-type="float" office:value="166.52367090547" calcext:value-type="float">
            <text:p>166.524</text:p>
          </table:table-cell>
          <table:table-cell table:style-name="ce28" table:formula="of:=[.G75]/[.G$31]" office:value-type="float" office:value="66.3127413127413" calcext:value-type="float">
            <text:p>66.313</text:p>
          </table:table-cell>
          <table:table-cell table:style-name="ce28" table:formula="of:=[.H75]/[.H$31]" office:value-type="float" office:value="104.690957368343" calcext:value-type="float">
            <text:p>104.691</text:p>
          </table:table-cell>
          <table:table-cell table:style-name="ce28" table:formula="of:=[.I75]/[.I$31]" office:value-type="float" office:value="44.7462235649547" calcext:value-type="float">
            <text:p>44.746</text:p>
          </table:table-cell>
          <table:table-cell table:style-name="ce28" table:formula="of:=[.J75]/[.J$31]" office:value-type="float" office:value="28.0377178324182" calcext:value-type="float">
            <text:p>28.038</text:p>
          </table:table-cell>
          <table:table-cell table:number-columns-repeated="982"/>
        </table:table-row>
        <table:table-row table:style-name="ro1">
          <table:table-cell/>
          <table:table-cell table:formula="of:=[.B75]+1" office:value-type="float" office:value="33" calcext:value-type="float">
            <text:p>33</text:p>
          </table:table-cell>
          <table:table-cell table:style-name="ce7" table:formula="of:=[.C75]+1" office:value-type="date" office:date-value="2020-04-09" calcext:value-type="date">
            <text:p>2020-04-09</text:p>
          </table:table-cell>
          <table:table-cell office:value-type="float" office:value="18279" calcext:value-type="float">
            <text:p>18279</text:p>
          </table:table-cell>
          <table:table-cell office:value-type="float" office:value="15447" calcext:value-type="float">
            <text:p>15447</text:p>
          </table:table-cell>
          <table:table-cell office:value-type="float" office:value="12210" calcext:value-type="float">
            <text:p>12210</text:p>
          </table:table-cell>
          <table:table-cell table:style-name="ce13" office:value-type="float" office:value="793" calcext:value-type="float">
            <text:p>793</text:p>
          </table:table-cell>
          <table:table-cell office:value-type="float" office:value="7978" calcext:value-type="float">
            <text:p>7978</text:p>
          </table:table-cell>
          <table:table-cell office:value-type="float" office:value="16712" calcext:value-type="float">
            <text:p>16712</text:p>
          </table:table-cell>
          <table:table-cell office:value-type="float" office:value="2607" calcext:value-type="float">
            <text:p>2607</text:p>
          </table:table-cell>
          <table:table-cell table:style-name="ce1" table:number-columns-repeated="2"/>
          <table:table-cell table:style-name="ce1" table:formula="of:=[.M75]+1" office:value-type="float" office:value="33" calcext:value-type="float">
            <text:p>33</text:p>
          </table:table-cell>
          <table:table-cell table:style-name="ce22" table:formula="of:=[.D76]/[.D$31]" office:value-type="float" office:value="302.232142857143" calcext:value-type="float">
            <text:p>302.2</text:p>
          </table:table-cell>
          <table:table-cell table:style-name="ce25" table:formula="of:=[.E83]/[.E$31]" office:value-type="float" office:value="409.197860962567" calcext:value-type="float">
            <text:p>409.20</text:p>
          </table:table-cell>
          <table:table-cell table:style-name="ce25" table:formula="of:=[.F87]/[.F$31]" office:value-type="float" office:value="310.479546499157" calcext:value-type="float">
            <text:p>310.48</text:p>
          </table:table-cell>
          <table:table-cell table:style-name="ce25"/>
          <table:table-cell table:style-name="ce25" table:formula="of:=[.H91]/[.H$31]" office:value-type="float" office:value="287.741554801593" calcext:value-type="float">
            <text:p>287.74</text:p>
          </table:table-cell>
          <table:table-cell table:style-name="ce25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09" calcext:value-type="date">
            <text:p>2020-04-09</text:p>
          </table:table-cell>
          <table:table-cell office:value-type="float" office:value="33" calcext:value-type="float">
            <text:p>33</text:p>
          </table:table-cell>
          <table:table-cell office:value-type="float" office:value="18279" calcext:value-type="float">
            <text:p>18279</text:p>
          </table:table-cell>
          <table:table-cell office:value-type="float" office:value="15447" calcext:value-type="float">
            <text:p>15447</text:p>
          </table:table-cell>
          <table:table-cell office:value-type="float" office:value="12210" calcext:value-type="float">
            <text:p>12210</text:p>
          </table:table-cell>
          <table:table-cell office:value-type="float" office:value="793" calcext:value-type="float">
            <text:p>793</text:p>
          </table:table-cell>
          <table:table-cell office:value-type="float" office:value="7978" calcext:value-type="float">
            <text:p>7978</text:p>
          </table:table-cell>
          <table:table-cell office:value-type="float" office:value="16712" calcext:value-type="float">
            <text:p>16712</text:p>
          </table:table-cell>
          <table:table-cell office:value-type="float" office:value="2607" calcext:value-type="float">
            <text:p>2607</text:p>
          </table:table-cell>
          <table:table-cell/>
          <table:table-cell table:style-name="ce63" table:formula="of:=[.AH75]+1" office:value-type="date" office:date-value="2020-04-09" calcext:value-type="date">
            <text:p>2020-04-09</text:p>
          </table:table-cell>
          <table:table-cell table:style-name="ce26" table:formula="of:=[.AI75]+1" office:value-type="float" office:value="33" calcext:value-type="float">
            <text:p>33</text:p>
          </table:table-cell>
          <table:table-cell table:style-name="ce28" table:formula="of:=[.D76]/[.D$31]" office:value-type="float" office:value="302.232142857143" calcext:value-type="float">
            <text:p>302.232</text:p>
          </table:table-cell>
          <table:table-cell table:style-name="ce28" table:formula="of:=[.E76]/[.E$31]" office:value-type="float" office:value="330.417112299465" calcext:value-type="float">
            <text:p>330.417</text:p>
          </table:table-cell>
          <table:table-cell table:style-name="ce28" table:formula="of:=[.F76]/[.F$31]" office:value-type="float" office:value="187.069097594607" calcext:value-type="float">
            <text:p>187.069</text:p>
          </table:table-cell>
          <table:table-cell table:style-name="ce28" table:formula="of:=[.G76]/[.G$31]" office:value-type="float" office:value="76.5444015444016" calcext:value-type="float">
            <text:p>76.544</text:p>
          </table:table-cell>
          <table:table-cell table:style-name="ce28" table:formula="of:=[.H76]/[.H$31]" office:value-type="float" office:value="117.686974480012" calcext:value-type="float">
            <text:p>117.687</text:p>
          </table:table-cell>
          <table:table-cell table:style-name="ce28" table:formula="of:=[.I76]/[.I$31]" office:value-type="float" office:value="50.4894259818731" calcext:value-type="float">
            <text:p>50.489</text:p>
          </table:table-cell>
          <table:table-cell table:style-name="ce28" table:formula="of:=[.J76]/[.J$31]" office:value-type="float" office:value="31.1172117450465" calcext:value-type="float">
            <text:p>31.117</text:p>
          </table:table-cell>
          <table:table-cell table:number-columns-repeated="982"/>
        </table:table-row>
        <table:table-row table:style-name="ro1">
          <table:table-cell/>
          <table:table-cell table:formula="of:=[.B76]+1" office:value-type="float" office:value="34" calcext:value-type="float">
            <text:p>34</text:p>
          </table:table-cell>
          <table:table-cell table:style-name="ce7" table:formula="of:=[.C76]+1" office:value-type="date" office:date-value="2020-04-10" calcext:value-type="date">
            <text:p>2020-04-10</text:p>
          </table:table-cell>
          <table:table-cell office:value-type="float" office:value="18849" calcext:value-type="float">
            <text:p>18849</text:p>
          </table:table-cell>
          <table:table-cell office:value-type="float" office:value="16081" calcext:value-type="float">
            <text:p>16081</text:p>
          </table:table-cell>
          <table:table-cell office:value-type="float" office:value="13197" calcext:value-type="float">
            <text:p>13197</text:p>
          </table:table-cell>
          <table:table-cell table:style-name="ce13" office:value-type="float" office:value="870" calcext:value-type="float">
            <text:p>870</text:p>
          </table:table-cell>
          <table:table-cell office:value-type="float" office:value="8958" calcext:value-type="float">
            <text:p>8958</text:p>
          </table:table-cell>
          <table:table-cell office:value-type="float" office:value="18747" calcext:value-type="float">
            <text:p>18747</text:p>
          </table:table-cell>
          <table:table-cell office:value-type="float" office:value="2736" calcext:value-type="float">
            <text:p>2736</text:p>
          </table:table-cell>
          <table:table-cell table:style-name="ce1" table:number-columns-repeated="2"/>
          <table:table-cell table:style-name="ce1" table:formula="of:=[.M76]+1" office:value-type="float" office:value="34" calcext:value-type="float">
            <text:p>34</text:p>
          </table:table-cell>
          <table:table-cell table:style-name="ce22" table:formula="of:=[.D77]/[.D$31]" office:value-type="float" office:value="311.656746031746" calcext:value-type="float">
            <text:p>311.7</text:p>
          </table:table-cell>
          <table:table-cell table:style-name="ce25" table:formula="of:=[.E84]/[.E$31]" office:value-type="float" office:value="416.641711229947" calcext:value-type="float">
            <text:p>416.64</text:p>
          </table:table-cell>
          <table:table-cell table:style-name="ce25" table:formula="of:=[.F88]/[.F$31]" office:value-type="float" office:value="318.614983912977" calcext:value-type="float">
            <text:p>318.61</text:p>
          </table:table-cell>
          <table:table-cell table:style-name="ce25"/>
          <table:table-cell table:style-name="ce25" table:formula="of:=[.H92]/[.H$31]" office:value-type="float" office:value="299.734474111226" calcext:value-type="float">
            <text:p>299.73</text:p>
          </table:table-cell>
          <table:table-cell table:style-name="ce25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10" calcext:value-type="date">
            <text:p>2020-04-10</text:p>
          </table:table-cell>
          <table:table-cell office:value-type="float" office:value="34" calcext:value-type="float">
            <text:p>34</text:p>
          </table:table-cell>
          <table:table-cell office:value-type="float" office:value="18849" calcext:value-type="float">
            <text:p>18849</text:p>
          </table:table-cell>
          <table:table-cell office:value-type="float" office:value="16081" calcext:value-type="float">
            <text:p>16081</text:p>
          </table:table-cell>
          <table:table-cell office:value-type="float" office:value="13197" calcext:value-type="float">
            <text:p>13197</text:p>
          </table:table-cell>
          <table:table-cell office:value-type="float" office:value="870" calcext:value-type="float">
            <text:p>870</text:p>
          </table:table-cell>
          <table:table-cell office:value-type="float" office:value="8958" calcext:value-type="float">
            <text:p>8958</text:p>
          </table:table-cell>
          <table:table-cell office:value-type="float" office:value="18747" calcext:value-type="float">
            <text:p>18747</text:p>
          </table:table-cell>
          <table:table-cell office:value-type="float" office:value="2736" calcext:value-type="float">
            <text:p>2736</text:p>
          </table:table-cell>
          <table:table-cell/>
          <table:table-cell table:style-name="ce63" table:formula="of:=[.AH76]+1" office:value-type="date" office:date-value="2020-04-10" calcext:value-type="date">
            <text:p>2020-04-10</text:p>
          </table:table-cell>
          <table:table-cell table:style-name="ce26" table:formula="of:=[.AI76]+1" office:value-type="float" office:value="34" calcext:value-type="float">
            <text:p>34</text:p>
          </table:table-cell>
          <table:table-cell table:style-name="ce28" table:formula="of:=[.D77]/[.D$31]" office:value-type="float" office:value="311.656746031746" calcext:value-type="float">
            <text:p>311.657</text:p>
          </table:table-cell>
          <table:table-cell table:style-name="ce28" table:formula="of:=[.E77]/[.E$31]" office:value-type="float" office:value="343.978609625668" calcext:value-type="float">
            <text:p>343.979</text:p>
          </table:table-cell>
          <table:table-cell table:style-name="ce28" table:formula="of:=[.F77]/[.F$31]" office:value-type="float" office:value="202.190899341198" calcext:value-type="float">
            <text:p>202.191</text:p>
          </table:table-cell>
          <table:table-cell table:style-name="ce28" table:formula="of:=[.G77]/[.G$31]" office:value-type="float" office:value="83.976833976834" calcext:value-type="float">
            <text:p>83.977</text:p>
          </table:table-cell>
          <table:table-cell table:style-name="ce28" table:formula="of:=[.H77]/[.H$31]" office:value-type="float" office:value="132.143383979938" calcext:value-type="float">
            <text:p>132.143</text:p>
          </table:table-cell>
          <table:table-cell table:style-name="ce28" table:formula="of:=[.I77]/[.I$31]" office:value-type="float" office:value="56.6374622356496" calcext:value-type="float">
            <text:p>56.637</text:p>
          </table:table-cell>
          <table:table-cell table:style-name="ce28" table:formula="of:=[.J77]/[.J$31]" office:value-type="float" office:value="32.6569587013607" calcext:value-type="float">
            <text:p>32.657</text:p>
          </table:table-cell>
          <table:table-cell table:number-columns-repeated="982"/>
        </table:table-row>
        <table:table-row table:style-name="ro1">
          <table:table-cell/>
          <table:table-cell table:formula="of:=[.B77]+1" office:value-type="float" office:value="35" calcext:value-type="float">
            <text:p>35</text:p>
          </table:table-cell>
          <table:table-cell table:style-name="ce7" table:formula="of:=[.C77]+1" office:value-type="date" office:date-value="2020-04-11" calcext:value-type="date">
            <text:p>2020-04-11</text:p>
          </table:table-cell>
          <table:table-cell office:value-type="float" office:value="19468" calcext:value-type="float">
            <text:p>19468</text:p>
          </table:table-cell>
          <table:table-cell office:value-type="float" office:value="16606" calcext:value-type="float">
            <text:p>16606</text:p>
          </table:table-cell>
          <table:table-cell office:value-type="float" office:value="13832" calcext:value-type="float">
            <text:p>13832</text:p>
          </table:table-cell>
          <table:table-cell table:style-name="ce13" office:value-type="float" office:value="887" calcext:value-type="float">
            <text:p>887</text:p>
          </table:table-cell>
          <table:table-cell office:value-type="float" office:value="9875" calcext:value-type="float">
            <text:p>9875</text:p>
          </table:table-cell>
          <table:table-cell office:value-type="float" office:value="20577" calcext:value-type="float">
            <text:p>20577</text:p>
          </table:table-cell>
          <table:table-cell office:value-type="float" office:value="2871" calcext:value-type="float">
            <text:p>2871</text:p>
          </table:table-cell>
          <table:table-cell table:style-name="ce1" table:number-columns-repeated="2"/>
          <table:table-cell table:style-name="ce1" table:formula="of:=[.M77]+1" office:value-type="float" office:value="35" calcext:value-type="float">
            <text:p>35</text:p>
          </table:table-cell>
          <table:table-cell table:style-name="ce22" table:formula="of:=[.D78]/[.D$31]" office:value-type="float" office:value="321.891534391534" calcext:value-type="float">
            <text:p>321.9</text:p>
          </table:table-cell>
          <table:table-cell table:style-name="ce25" table:formula="of:=[.E85]/[.E$31]" office:value-type="float" office:value="428.727272727273" calcext:value-type="float">
            <text:p>428.73</text:p>
          </table:table-cell>
          <table:table-cell table:style-name="ce25" table:formula="of:=[.F89]/[.F$31]" office:value-type="float" office:value="326.949593994178" calcext:value-type="float">
            <text:p>326.95</text:p>
          </table:table-cell>
          <table:table-cell table:style-name="ce25" table:number-columns-repeated="3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11" calcext:value-type="date">
            <text:p>2020-04-11</text:p>
          </table:table-cell>
          <table:table-cell office:value-type="float" office:value="35" calcext:value-type="float">
            <text:p>35</text:p>
          </table:table-cell>
          <table:table-cell office:value-type="float" office:value="19468" calcext:value-type="float">
            <text:p>19468</text:p>
          </table:table-cell>
          <table:table-cell office:value-type="float" office:value="16606" calcext:value-type="float">
            <text:p>16606</text:p>
          </table:table-cell>
          <table:table-cell office:value-type="float" office:value="13832" calcext:value-type="float">
            <text:p>13832</text:p>
          </table:table-cell>
          <table:table-cell office:value-type="float" office:value="887" calcext:value-type="float">
            <text:p>887</text:p>
          </table:table-cell>
          <table:table-cell office:value-type="float" office:value="9875" calcext:value-type="float">
            <text:p>9875</text:p>
          </table:table-cell>
          <table:table-cell office:value-type="float" office:value="20577" calcext:value-type="float">
            <text:p>20577</text:p>
          </table:table-cell>
          <table:table-cell office:value-type="float" office:value="2871" calcext:value-type="float">
            <text:p>2871</text:p>
          </table:table-cell>
          <table:table-cell/>
          <table:table-cell table:style-name="ce63" table:formula="of:=[.AH77]+1" office:value-type="date" office:date-value="2020-04-11" calcext:value-type="date">
            <text:p>2020-04-11</text:p>
          </table:table-cell>
          <table:table-cell table:style-name="ce26" table:formula="of:=[.AI77]+1" office:value-type="float" office:value="35" calcext:value-type="float">
            <text:p>35</text:p>
          </table:table-cell>
          <table:table-cell table:style-name="ce28" table:formula="of:=[.D78]/[.D$31]" office:value-type="float" office:value="321.891534391534" calcext:value-type="float">
            <text:p>321.892</text:p>
          </table:table-cell>
          <table:table-cell table:style-name="ce28" table:formula="of:=[.E78]/[.E$31]" office:value-type="float" office:value="355.208556149733" calcext:value-type="float">
            <text:p>355.209</text:p>
          </table:table-cell>
          <table:table-cell table:style-name="ce28" table:formula="of:=[.F78]/[.F$31]" office:value-type="float" office:value="211.919718094071" calcext:value-type="float">
            <text:p>211.920</text:p>
          </table:table-cell>
          <table:table-cell table:style-name="ce28" table:formula="of:=[.G78]/[.G$31]" office:value-type="float" office:value="85.6177606177606" calcext:value-type="float">
            <text:p>85.618</text:p>
          </table:table-cell>
          <table:table-cell table:style-name="ce28" table:formula="of:=[.H78]/[.H$31]" office:value-type="float" office:value="145.670452869155" calcext:value-type="float">
            <text:p>145.670</text:p>
          </table:table-cell>
          <table:table-cell table:style-name="ce28" table:formula="of:=[.I78]/[.I$31]" office:value-type="float" office:value="62.166163141994" calcext:value-type="float">
            <text:p>62.166</text:p>
          </table:table-cell>
          <table:table-cell table:style-name="ce28" table:formula="of:=[.J78]/[.J$31]" office:value-type="float" office:value="34.2683217951778" calcext:value-type="float">
            <text:p>34.268</text:p>
          </table:table-cell>
          <table:table-cell table:number-columns-repeated="982"/>
        </table:table-row>
        <table:table-row table:style-name="ro1">
          <table:table-cell/>
          <table:table-cell table:formula="of:=[.B78]+1" office:value-type="float" office:value="36" calcext:value-type="float">
            <text:p>36</text:p>
          </table:table-cell>
          <table:table-cell table:style-name="ce7" table:formula="of:=[.C78]+1" office:value-type="date" office:date-value="2020-04-12" calcext:value-type="date">
            <text:p>2020-04-12</text:p>
          </table:table-cell>
          <table:table-cell office:value-type="float" office:value="19899" calcext:value-type="float">
            <text:p>19899</text:p>
          </table:table-cell>
          <table:table-cell office:value-type="float" office:value="17209" calcext:value-type="float">
            <text:p>17209</text:p>
          </table:table-cell>
          <table:table-cell office:value-type="float" office:value="14393" calcext:value-type="float">
            <text:p>14393</text:p>
          </table:table-cell>
          <table:table-cell table:style-name="ce13" office:value-type="float" office:value="899" calcext:value-type="float">
            <text:p>899</text:p>
          </table:table-cell>
          <table:table-cell office:value-type="float" office:value="10612" calcext:value-type="float">
            <text:p>10612</text:p>
          </table:table-cell>
          <table:table-cell office:value-type="float" office:value="22105" calcext:value-type="float">
            <text:p>22105</text:p>
          </table:table-cell>
          <table:table-cell office:value-type="float" office:value="3022" calcext:value-type="float">
            <text:p>3022</text:p>
          </table:table-cell>
          <table:table-cell table:style-name="ce1" table:number-columns-repeated="2"/>
          <table:table-cell table:style-name="ce1" table:formula="of:=[.M78]+1" office:value-type="float" office:value="36" calcext:value-type="float">
            <text:p>36</text:p>
          </table:table-cell>
          <table:table-cell table:style-name="ce22" table:formula="of:=[.D79]/[.D$31]" office:value-type="float" office:value="329.017857142857" calcext:value-type="float">
            <text:p>329.0</text:p>
          </table:table-cell>
          <table:table-cell table:style-name="ce25" table:formula="of:=[.E86]/[.E$31]" office:value-type="float" office:value="437.497326203209" calcext:value-type="float">
            <text:p>437.50</text:p>
          </table:table-cell>
          <table:table-cell table:style-name="ce25" table:formula="of:=[.F90]/[.F$31]" office:value-type="float" office:value="334.855216791788" calcext:value-type="float">
            <text:p>334.86</text:p>
          </table:table-cell>
          <table:table-cell table:style-name="ce25" table:number-columns-repeated="3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12" calcext:value-type="date">
            <text:p>2020-04-12</text:p>
          </table:table-cell>
          <table:table-cell office:value-type="float" office:value="36" calcext:value-type="float">
            <text:p>36</text:p>
          </table:table-cell>
          <table:table-cell office:value-type="float" office:value="19899" calcext:value-type="float">
            <text:p>19899</text:p>
          </table:table-cell>
          <table:table-cell office:value-type="float" office:value="17209" calcext:value-type="float">
            <text:p>17209</text:p>
          </table:table-cell>
          <table:table-cell office:value-type="float" office:value="14393" calcext:value-type="float">
            <text:p>14393</text:p>
          </table:table-cell>
          <table:table-cell office:value-type="float" office:value="899" calcext:value-type="float">
            <text:p>899</text:p>
          </table:table-cell>
          <table:table-cell office:value-type="float" office:value="10612" calcext:value-type="float">
            <text:p>10612</text:p>
          </table:table-cell>
          <table:table-cell office:value-type="float" office:value="22105" calcext:value-type="float">
            <text:p>22105</text:p>
          </table:table-cell>
          <table:table-cell office:value-type="float" office:value="3022" calcext:value-type="float">
            <text:p>3022</text:p>
          </table:table-cell>
          <table:table-cell/>
          <table:table-cell table:style-name="ce63" table:formula="of:=[.AH78]+1" office:value-type="date" office:date-value="2020-04-12" calcext:value-type="date">
            <text:p>2020-04-12</text:p>
          </table:table-cell>
          <table:table-cell table:style-name="ce26" table:formula="of:=[.AI78]+1" office:value-type="float" office:value="36" calcext:value-type="float">
            <text:p>36</text:p>
          </table:table-cell>
          <table:table-cell table:style-name="ce28" table:formula="of:=[.D79]/[.D$31]" office:value-type="float" office:value="329.017857142857" calcext:value-type="float">
            <text:p>329.018</text:p>
          </table:table-cell>
          <table:table-cell table:style-name="ce28" table:formula="of:=[.E79]/[.E$31]" office:value-type="float" office:value="368.106951871658" calcext:value-type="float">
            <text:p>368.107</text:p>
          </table:table-cell>
          <table:table-cell table:style-name="ce28" table:formula="of:=[.F79]/[.F$31]" office:value-type="float" office:value="220.514784740309" calcext:value-type="float">
            <text:p>220.515</text:p>
          </table:table-cell>
          <table:table-cell table:style-name="ce28" table:formula="of:=[.G79]/[.G$31]" office:value-type="float" office:value="86.7760617760618" calcext:value-type="float">
            <text:p>86.776</text:p>
          </table:table-cell>
          <table:table-cell table:style-name="ce28" table:formula="of:=[.H79]/[.H$31]" office:value-type="float" office:value="156.54226287063" calcext:value-type="float">
            <text:p>156.542</text:p>
          </table:table-cell>
          <table:table-cell table:style-name="ce28" table:formula="of:=[.I79]/[.I$31]" office:value-type="float" office:value="66.7824773413897" calcext:value-type="float">
            <text:p>66.782</text:p>
          </table:table-cell>
          <table:table-cell table:style-name="ce28" table:formula="of:=[.J79]/[.J$31]" office:value-type="float" office:value="36.0706612556696" calcext:value-type="float">
            <text:p>36.071</text:p>
          </table:table-cell>
          <table:table-cell table:number-columns-repeated="982"/>
        </table:table-row>
        <table:table-row table:style-name="ro1">
          <table:table-cell/>
          <table:table-cell table:formula="of:=[.B79]+1" office:value-type="float" office:value="37" calcext:value-type="float">
            <text:p>37</text:p>
          </table:table-cell>
          <table:table-cell table:style-name="ce7" table:formula="of:=[.C79]+1" office:value-type="date" office:date-value="2020-04-13" calcext:value-type="date">
            <text:p>2020-04-13</text:p>
          </table:table-cell>
          <table:table-cell office:value-type="float" office:value="20465" calcext:value-type="float">
            <text:p>20465</text:p>
          </table:table-cell>
          <table:table-cell office:value-type="float" office:value="17756" calcext:value-type="float">
            <text:p>17756</text:p>
          </table:table-cell>
          <table:table-cell office:value-type="float" office:value="14967" calcext:value-type="float">
            <text:p>14967</text:p>
          </table:table-cell>
          <table:table-cell table:style-name="ce13" office:value-type="float" office:value="919" calcext:value-type="float">
            <text:p>919</text:p>
          </table:table-cell>
          <table:table-cell office:value-type="float" office:value="11329" calcext:value-type="float">
            <text:p>11329</text:p>
          </table:table-cell>
          <table:table-cell office:value-type="float" office:value="23640" calcext:value-type="float">
            <text:p>23640</text:p>
          </table:table-cell>
          <table:table-cell office:value-type="float" office:value="3194" calcext:value-type="float">
            <text:p>3194</text:p>
          </table:table-cell>
          <table:table-cell table:style-name="ce1" table:number-columns-repeated="2"/>
          <table:table-cell table:style-name="ce1" table:formula="of:=[.M79]+1" office:value-type="float" office:value="37" calcext:value-type="float">
            <text:p>37</text:p>
          </table:table-cell>
          <table:table-cell table:style-name="ce22" table:formula="of:=[.D80]/[.D$31]" office:value-type="float" office:value="338.376322751323" calcext:value-type="float">
            <text:p>338.4</text:p>
          </table:table-cell>
          <table:table-cell table:style-name="ce25" table:formula="of:=[.E87]/[.E$31]" office:value-type="float" office:value="446.032085561497" calcext:value-type="float">
            <text:p>446.03</text:p>
          </table:table-cell>
          <table:table-cell table:style-name="ce25" table:formula="of:=[.F91]/[.F$31]" office:value-type="float" office:value="340.815075838823" calcext:value-type="float">
            <text:p>340.82</text:p>
          </table:table-cell>
          <table:table-cell table:style-name="ce25" table:number-columns-repeated="3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13" calcext:value-type="date">
            <text:p>2020-04-13</text:p>
          </table:table-cell>
          <table:table-cell office:value-type="float" office:value="37" calcext:value-type="float">
            <text:p>37</text:p>
          </table:table-cell>
          <table:table-cell office:value-type="float" office:value="20465" calcext:value-type="float">
            <text:p>20465</text:p>
          </table:table-cell>
          <table:table-cell office:value-type="float" office:value="17756" calcext:value-type="float">
            <text:p>17756</text:p>
          </table:table-cell>
          <table:table-cell office:value-type="float" office:value="14967" calcext:value-type="float">
            <text:p>14967</text:p>
          </table:table-cell>
          <table:table-cell office:value-type="float" office:value="919" calcext:value-type="float">
            <text:p>919</text:p>
          </table:table-cell>
          <table:table-cell office:value-type="float" office:value="11329" calcext:value-type="float">
            <text:p>11329</text:p>
          </table:table-cell>
          <table:table-cell office:value-type="float" office:value="23640" calcext:value-type="float">
            <text:p>23640</text:p>
          </table:table-cell>
          <table:table-cell office:value-type="float" office:value="3194" calcext:value-type="float">
            <text:p>3194</text:p>
          </table:table-cell>
          <table:table-cell/>
          <table:table-cell table:style-name="ce63" table:formula="of:=[.AH79]+1" office:value-type="date" office:date-value="2020-04-13" calcext:value-type="date">
            <text:p>2020-04-13</text:p>
          </table:table-cell>
          <table:table-cell table:style-name="ce26" table:formula="of:=[.AI79]+1" office:value-type="float" office:value="37" calcext:value-type="float">
            <text:p>37</text:p>
          </table:table-cell>
          <table:table-cell table:style-name="ce28" table:formula="of:=[.D80]/[.D$31]" office:value-type="float" office:value="338.376322751323" calcext:value-type="float">
            <text:p>338.376</text:p>
          </table:table-cell>
          <table:table-cell table:style-name="ce28" table:formula="of:=[.E80]/[.E$31]" office:value-type="float" office:value="379.807486631016" calcext:value-type="float">
            <text:p>379.807</text:p>
          </table:table-cell>
          <table:table-cell table:style-name="ce28" table:formula="of:=[.F80]/[.F$31]" office:value-type="float" office:value="229.30902405393" calcext:value-type="float">
            <text:p>229.309</text:p>
          </table:table-cell>
          <table:table-cell table:style-name="ce28" table:formula="of:=[.G80]/[.G$31]" office:value-type="float" office:value="88.7065637065637" calcext:value-type="float">
            <text:p>88.707</text:p>
          </table:table-cell>
          <table:table-cell table:style-name="ce28" table:formula="of:=[.H80]/[.H$31]" office:value-type="float" office:value="167.1190441068" calcext:value-type="float">
            <text:p>167.119</text:p>
          </table:table-cell>
          <table:table-cell table:style-name="ce28" table:formula="of:=[.I80]/[.I$31]" office:value-type="float" office:value="71.4199395770393" calcext:value-type="float">
            <text:p>71.420</text:p>
          </table:table-cell>
          <table:table-cell table:style-name="ce28" table:formula="of:=[.J80]/[.J$31]" office:value-type="float" office:value="38.1236571974218" calcext:value-type="float">
            <text:p>38.124</text:p>
          </table:table-cell>
          <table:table-cell table:number-columns-repeated="982"/>
        </table:table-row>
        <table:table-row table:style-name="ro1">
          <table:table-cell/>
          <table:table-cell table:formula="of:=[.B80]+1" office:value-type="float" office:value="38" calcext:value-type="float">
            <text:p>38</text:p>
          </table:table-cell>
          <table:table-cell table:style-name="ce7" table:formula="of:=[.C80]+1" office:value-type="date" office:date-value="2020-04-14" calcext:value-type="date">
            <text:p>2020-04-14</text:p>
          </table:table-cell>
          <table:table-cell office:value-type="float" office:value="21067" calcext:value-type="float">
            <text:p>21067</text:p>
          </table:table-cell>
          <table:table-cell office:value-type="float" office:value="18255" calcext:value-type="float">
            <text:p>18255</text:p>
          </table:table-cell>
          <table:table-cell office:value-type="float" office:value="15729" calcext:value-type="float">
            <text:p>15729</text:p>
          </table:table-cell>
          <table:table-cell table:style-name="ce13" office:value-type="float" office:value="1033" calcext:value-type="float">
            <text:p>1033</text:p>
          </table:table-cell>
          <table:table-cell office:value-type="float" office:value="12107" calcext:value-type="float">
            <text:p>12107</text:p>
          </table:table-cell>
          <table:table-cell office:value-type="float" office:value="29825" calcext:value-type="float">
            <text:p>29825</text:p>
          </table:table-cell>
          <table:table-cell office:value-type="float" office:value="3495" calcext:value-type="float">
            <text:p>3495</text:p>
          </table:table-cell>
          <table:table-cell table:style-name="ce1" table:number-columns-repeated="2"/>
          <table:table-cell table:style-name="ce1" table:formula="of:=[.M80]+1" office:value-type="float" office:value="38" calcext:value-type="float">
            <text:p>38</text:p>
          </table:table-cell>
          <table:table-cell table:style-name="ce22" table:formula="of:=[.D81]/[.D$31]" office:value-type="float" office:value="348.330026455026" calcext:value-type="float">
            <text:p>348.3</text:p>
          </table:table-cell>
          <table:table-cell table:style-name="ce25" table:formula="of:=[.E88]/[.E$31]" office:value-type="float" office:value="455.229946524064" calcext:value-type="float">
            <text:p>455.23</text:p>
          </table:table-cell>
          <table:table-cell table:style-name="ce25" table:formula="of:=[.F92]/[.F$31]" office:value-type="float" office:value="346.468515397579" calcext:value-type="float">
            <text:p>346.47</text:p>
          </table:table-cell>
          <table:table-cell table:style-name="ce25" table:number-columns-repeated="3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14" calcext:value-type="date">
            <text:p>2020-04-14</text:p>
          </table:table-cell>
          <table:table-cell office:value-type="float" office:value="38" calcext:value-type="float">
            <text:p>38</text:p>
          </table:table-cell>
          <table:table-cell office:value-type="float" office:value="21067" calcext:value-type="float">
            <text:p>21067</text:p>
          </table:table-cell>
          <table:table-cell office:value-type="float" office:value="18255" calcext:value-type="float">
            <text:p>18255</text:p>
          </table:table-cell>
          <table:table-cell office:value-type="float" office:value="15729" calcext:value-type="float">
            <text:p>15729</text:p>
          </table:table-cell>
          <table:table-cell office:value-type="float" office:value="1033" calcext:value-type="float">
            <text:p>1033</text:p>
          </table:table-cell>
          <table:table-cell office:value-type="float" office:value="12107" calcext:value-type="float">
            <text:p>12107</text:p>
          </table:table-cell>
          <table:table-cell office:value-type="float" office:value="29825" calcext:value-type="float">
            <text:p>29825</text:p>
          </table:table-cell>
          <table:table-cell office:value-type="float" office:value="3495" calcext:value-type="float">
            <text:p>3495</text:p>
          </table:table-cell>
          <table:table-cell/>
          <table:table-cell table:style-name="ce63" table:formula="of:=[.AH80]+1" office:value-type="date" office:date-value="2020-04-14" calcext:value-type="date">
            <text:p>2020-04-14</text:p>
          </table:table-cell>
          <table:table-cell table:style-name="ce26" table:formula="of:=[.AI80]+1" office:value-type="float" office:value="38" calcext:value-type="float">
            <text:p>38</text:p>
          </table:table-cell>
          <table:table-cell table:style-name="ce28" table:formula="of:=[.D81]/[.D$31]" office:value-type="float" office:value="348.330026455026" calcext:value-type="float">
            <text:p>348.330</text:p>
          </table:table-cell>
          <table:table-cell table:style-name="ce28" table:formula="of:=[.E81]/[.E$31]" office:value-type="float" office:value="390.48128342246" calcext:value-type="float">
            <text:p>390.481</text:p>
          </table:table-cell>
          <table:table-cell table:style-name="ce28" table:formula="of:=[.F81]/[.F$31]" office:value-type="float" office:value="240.983606557377" calcext:value-type="float">
            <text:p>240.984</text:p>
          </table:table-cell>
          <table:table-cell table:style-name="ce28" table:formula="of:=[.G81]/[.G$31]" office:value-type="float" office:value="99.7104247104247" calcext:value-type="float">
            <text:p>99.710</text:p>
          </table:table-cell>
          <table:table-cell table:style-name="ce28" table:formula="of:=[.H81]/[.H$31]" office:value-type="float" office:value="178.59566307715" calcext:value-type="float">
            <text:p>178.596</text:p>
          </table:table-cell>
          <table:table-cell table:style-name="ce28" table:formula="of:=[.I81]/[.I$31]" office:value-type="float" office:value="90.1057401812689" calcext:value-type="float">
            <text:p>90.106</text:p>
          </table:table-cell>
          <table:table-cell table:style-name="ce28" table:formula="of:=[.J81]/[.J$31]" office:value-type="float" office:value="41.7164000954882" calcext:value-type="float">
            <text:p>41.716</text:p>
          </table:table-cell>
          <table:table-cell table:number-columns-repeated="982"/>
        </table:table-row>
        <table:table-row table:style-name="ro1">
          <table:table-cell/>
          <table:table-cell table:formula="of:=[.B81]+1" office:value-type="float" office:value="39" calcext:value-type="float">
            <text:p>39</text:p>
          </table:table-cell>
          <table:table-cell table:style-name="ce7" table:formula="of:=[.C81]+1" office:value-type="date" office:date-value="2020-04-15" calcext:value-type="date">
            <text:p>2020-04-15</text:p>
          </table:table-cell>
          <table:table-cell office:value-type="float" office:value="21645" calcext:value-type="float">
            <text:p>21645</text:p>
          </table:table-cell>
          <table:table-cell office:value-type="float" office:value="18812" calcext:value-type="float">
            <text:p>18812</text:p>
          </table:table-cell>
          <table:table-cell office:value-type="float" office:value="17167" calcext:value-type="float">
            <text:p>17167</text:p>
          </table:table-cell>
          <table:table-cell table:style-name="ce13" office:value-type="float" office:value="1203" calcext:value-type="float">
            <text:p>1203</text:p>
          </table:table-cell>
          <table:table-cell office:value-type="float" office:value="12868" calcext:value-type="float">
            <text:p>12868</text:p>
          </table:table-cell>
          <table:table-cell office:value-type="float" office:value="32443" calcext:value-type="float">
            <text:p>32443</text:p>
          </table:table-cell>
          <table:table-cell office:value-type="float" office:value="3804" calcext:value-type="float">
            <text:p>3804</text:p>
          </table:table-cell>
          <table:table-cell table:style-name="ce1" table:number-columns-repeated="2"/>
          <table:table-cell table:style-name="ce1" table:formula="of:=[.M81]+1" office:value-type="float" office:value="39" calcext:value-type="float">
            <text:p>39</text:p>
          </table:table-cell>
          <table:table-cell table:style-name="ce22" table:formula="of:=[.D82]/[.D$31]" office:value-type="float" office:value="357.886904761905" calcext:value-type="float">
            <text:p>357.9</text:p>
          </table:table-cell>
          <table:table-cell table:style-name="ce25" table:formula="of:=[.E89]/[.E$31]" office:value-type="float" office:value="464.534759358289" calcext:value-type="float">
            <text:p>464.53</text:p>
          </table:table-cell>
          <table:table-cell table:style-name="ce25" table:number-columns-repeated="4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office:value-type="float" office:value="21645" calcext:value-type="float">
            <text:p>21645</text:p>
          </table:table-cell>
          <table:table-cell office:value-type="float" office:value="18812" calcext:value-type="float">
            <text:p>18812</text:p>
          </table:table-cell>
          <table:table-cell office:value-type="float" office:value="17167" calcext:value-type="float">
            <text:p>17167</text:p>
          </table:table-cell>
          <table:table-cell office:value-type="float" office:value="1203" calcext:value-type="float">
            <text:p>1203</text:p>
          </table:table-cell>
          <table:table-cell office:value-type="float" office:value="12868" calcext:value-type="float">
            <text:p>12868</text:p>
          </table:table-cell>
          <table:table-cell office:value-type="float" office:value="32443" calcext:value-type="float">
            <text:p>32443</text:p>
          </table:table-cell>
          <table:table-cell office:value-type="float" office:value="3804" calcext:value-type="float">
            <text:p>3804</text:p>
          </table:table-cell>
          <table:table-cell/>
          <table:table-cell table:style-name="ce63" table:formula="of:=[.AH81]+1" office:value-type="date" office:date-value="2020-04-15" calcext:value-type="date">
            <text:p>2020-04-15</text:p>
          </table:table-cell>
          <table:table-cell table:style-name="ce26" table:formula="of:=[.AI81]+1" office:value-type="float" office:value="39" calcext:value-type="float">
            <text:p>39</text:p>
          </table:table-cell>
          <table:table-cell table:style-name="ce28" table:formula="of:=[.D82]/[.D$31]" office:value-type="float" office:value="357.886904761905" calcext:value-type="float">
            <text:p>357.887</text:p>
          </table:table-cell>
          <table:table-cell table:style-name="ce28" table:formula="of:=[.E82]/[.E$31]" office:value-type="float" office:value="402.395721925134" calcext:value-type="float">
            <text:p>402.396</text:p>
          </table:table-cell>
          <table:table-cell table:style-name="ce28" table:formula="of:=[.F82]/[.F$31]" office:value-type="float" office:value="263.01516776467" calcext:value-type="float">
            <text:p>263.015</text:p>
          </table:table-cell>
          <table:table-cell table:style-name="ce28" table:formula="of:=[.G82]/[.G$31]" office:value-type="float" office:value="116.119691119691" calcext:value-type="float">
            <text:p>116.120</text:p>
          </table:table-cell>
          <table:table-cell table:style-name="ce28" table:formula="of:=[.H82]/[.H$31]" office:value-type="float" office:value="189.821507596991" calcext:value-type="float">
            <text:p>189.822</text:p>
          </table:table-cell>
          <table:table-cell table:style-name="ce28" table:formula="of:=[.I82]/[.I$31]" office:value-type="float" office:value="98.0151057401813" calcext:value-type="float">
            <text:p>98.015</text:p>
          </table:table-cell>
          <table:table-cell table:style-name="ce28" table:formula="of:=[.J82]/[.J$31]" office:value-type="float" office:value="45.4046311768919" calcext:value-type="float">
            <text:p>45.405</text:p>
          </table:table-cell>
          <table:table-cell table:number-columns-repeated="982"/>
        </table:table-row>
        <table:table-row table:style-name="ro1">
          <table:table-cell/>
          <table:table-cell table:formula="of:=[.B82]+1" office:value-type="float" office:value="40" calcext:value-type="float">
            <text:p>40</text:p>
          </table:table-cell>
          <table:table-cell table:style-name="ce7" table:formula="of:=[.C82]+1" office:value-type="date" office:date-value="2020-04-16" calcext:value-type="date">
            <text:p>2020-04-16</text:p>
          </table:table-cell>
          <table:table-cell office:value-type="float" office:value="22170" calcext:value-type="float">
            <text:p>22170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table:style-name="ce13" office:value-type="float" office:value="1333" calcext:value-type="float">
            <text:p>1333</text:p>
          </table:table-cell>
          <table:table-cell office:value-type="float" office:value="13729" calcext:value-type="float">
            <text:p>13729</text:p>
          </table:table-cell>
          <table:table-cell office:value-type="float" office:value="34619" calcext:value-type="float">
            <text:p>34619</text:p>
          </table:table-cell>
          <table:table-cell office:value-type="float" office:value="4052" calcext:value-type="float">
            <text:p>4052</text:p>
          </table:table-cell>
          <table:table-cell table:style-name="ce1" table:number-columns-repeated="2"/>
          <table:table-cell table:style-name="ce1" table:formula="of:=[.M82]+1" office:value-type="float" office:value="40" calcext:value-type="float">
            <text:p>40</text:p>
          </table:table-cell>
          <table:table-cell table:style-name="ce22" table:formula="of:=[.D83]/[.D$31]" office:value-type="float" office:value="366.56746031746" calcext:value-type="float">
            <text:p>366.6</text:p>
          </table:table-cell>
          <table:table-cell table:style-name="ce25" table:formula="of:=[.E90]/[.E$31]" office:value-type="float" office:value="473.946524064171" calcext:value-type="float">
            <text:p>473.95</text:p>
          </table:table-cell>
          <table:table-cell table:style-name="ce25" table:number-columns-repeated="4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16" calcext:value-type="date">
            <text:p>2020-04-16</text:p>
          </table:table-cell>
          <table:table-cell office:value-type="float" office:value="40" calcext:value-type="float">
            <text:p>40</text:p>
          </table:table-cell>
          <table:table-cell office:value-type="float" office:value="22170" calcext:value-type="float">
            <text:p>22170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1333" calcext:value-type="float">
            <text:p>1333</text:p>
          </table:table-cell>
          <table:table-cell office:value-type="float" office:value="13729" calcext:value-type="float">
            <text:p>13729</text:p>
          </table:table-cell>
          <table:table-cell office:value-type="float" office:value="34619" calcext:value-type="float">
            <text:p>34619</text:p>
          </table:table-cell>
          <table:table-cell office:value-type="float" office:value="4052" calcext:value-type="float">
            <text:p>4052</text:p>
          </table:table-cell>
          <table:table-cell/>
          <table:table-cell table:style-name="ce63" table:formula="of:=[.AH82]+1" office:value-type="date" office:date-value="2020-04-16" calcext:value-type="date">
            <text:p>2020-04-16</text:p>
          </table:table-cell>
          <table:table-cell table:style-name="ce26" table:formula="of:=[.AI82]+1" office:value-type="float" office:value="40" calcext:value-type="float">
            <text:p>40</text:p>
          </table:table-cell>
          <table:table-cell table:style-name="ce28" table:formula="of:=[.D83]/[.D$31]" office:value-type="float" office:value="366.56746031746" calcext:value-type="float">
            <text:p>366.567</text:p>
          </table:table-cell>
          <table:table-cell table:style-name="ce28" table:formula="of:=[.E83]/[.E$31]" office:value-type="float" office:value="409.197860962567" calcext:value-type="float">
            <text:p>409.198</text:p>
          </table:table-cell>
          <table:table-cell table:style-name="ce28" table:formula="of:=[.F83]/[.F$31]" office:value-type="float" office:value="274.551861498391" calcext:value-type="float">
            <text:p>274.552</text:p>
          </table:table-cell>
          <table:table-cell table:style-name="ce28" table:formula="of:=[.G83]/[.G$31]" office:value-type="float" office:value="128.667953667954" calcext:value-type="float">
            <text:p>128.668</text:p>
          </table:table-cell>
          <table:table-cell table:style-name="ce28" table:formula="of:=[.H83]/[.H$31]" office:value-type="float" office:value="202.522495943354" calcext:value-type="float">
            <text:p>202.522</text:p>
          </table:table-cell>
          <table:table-cell table:style-name="ce28" table:formula="of:=[.I83]/[.I$31]" office:value-type="float" office:value="104.589123867069" calcext:value-type="float">
            <text:p>104.589</text:p>
          </table:table-cell>
          <table:table-cell table:style-name="ce28" table:formula="of:=[.J83]/[.J$31]" office:value-type="float" office:value="48.3647648603485" calcext:value-type="float">
            <text:p>48.365</text:p>
          </table:table-cell>
          <table:table-cell table:number-columns-repeated="982"/>
        </table:table-row>
        <table:table-row table:style-name="ro1">
          <table:table-cell/>
          <table:table-cell table:formula="of:=[.B83]+1" office:value-type="float" office:value="41" calcext:value-type="float">
            <text:p>41</text:p>
          </table:table-cell>
          <table:table-cell table:style-name="ce7" table:formula="of:=[.C83]+1" office:value-type="date" office:date-value="2020-04-17" calcext:value-type="date">
            <text:p>2020-04-17</text:p>
          </table:table-cell>
          <table:table-cell office:value-type="float" office:value="22745" calcext:value-type="float">
            <text:p>22745</text:p>
          </table:table-cell>
          <table:table-cell office:value-type="float" office:value="19478" calcext:value-type="float">
            <text:p>19478</text:p>
          </table:table-cell>
          <table:table-cell office:value-type="float" office:value="18681" calcext:value-type="float">
            <text:p>18681</text:p>
          </table:table-cell>
          <table:table-cell table:style-name="ce13" office:value-type="float" office:value="1400" calcext:value-type="float">
            <text:p>1400</text:p>
          </table:table-cell>
          <table:table-cell office:value-type="float" office:value="14576" calcext:value-type="float">
            <text:p>14576</text:p>
          </table:table-cell>
          <table:table-cell office:value-type="float" office:value="37147" calcext:value-type="float">
            <text:p>37147</text:p>
          </table:table-cell>
          <table:table-cell office:value-type="float" office:value="4352" calcext:value-type="float">
            <text:p>4352</text:p>
          </table:table-cell>
          <table:table-cell table:style-name="ce1" table:number-columns-repeated="2"/>
          <table:table-cell table:style-name="ce1" table:formula="of:=[.M83]+1" office:value-type="float" office:value="41" calcext:value-type="float">
            <text:p>41</text:p>
          </table:table-cell>
          <table:table-cell table:style-name="ce22" table:formula="of:=[.D84]/[.D$31]" office:value-type="float" office:value="376.074735449735" calcext:value-type="float">
            <text:p>376.1</text:p>
          </table:table-cell>
          <table:table-cell table:style-name="ce25" table:formula="of:=[.E91]/[.E$31]" office:value-type="float" office:value="481.79679144385" calcext:value-type="float">
            <text:p>481.80</text:p>
          </table:table-cell>
          <table:table-cell table:style-name="ce25" table:number-columns-repeated="4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17" calcext:value-type="date">
            <text:p>2020-04-17</text:p>
          </table:table-cell>
          <table:table-cell office:value-type="float" office:value="41" calcext:value-type="float">
            <text:p>41</text:p>
          </table:table-cell>
          <table:table-cell office:value-type="float" office:value="22745" calcext:value-type="float">
            <text:p>22745</text:p>
          </table:table-cell>
          <table:table-cell office:value-type="float" office:value="19478" calcext:value-type="float">
            <text:p>19478</text:p>
          </table:table-cell>
          <table:table-cell office:value-type="float" office:value="18681" calcext:value-type="float">
            <text:p>18681</text:p>
          </table:table-cell>
          <table:table-cell office:value-type="float" office:value="1400" calcext:value-type="float">
            <text:p>1400</text:p>
          </table:table-cell>
          <table:table-cell office:value-type="float" office:value="14576" calcext:value-type="float">
            <text:p>14576</text:p>
          </table:table-cell>
          <table:table-cell office:value-type="float" office:value="37147" calcext:value-type="float">
            <text:p>37147</text:p>
          </table:table-cell>
          <table:table-cell office:value-type="float" office:value="4352" calcext:value-type="float">
            <text:p>4352</text:p>
          </table:table-cell>
          <table:table-cell/>
          <table:table-cell table:style-name="ce63" table:formula="of:=[.AH83]+1" office:value-type="date" office:date-value="2020-04-17" calcext:value-type="date">
            <text:p>2020-04-17</text:p>
          </table:table-cell>
          <table:table-cell table:style-name="ce26" table:formula="of:=[.AI83]+1" office:value-type="float" office:value="41" calcext:value-type="float">
            <text:p>41</text:p>
          </table:table-cell>
          <table:table-cell table:style-name="ce28" table:formula="of:=[.D84]/[.D$31]" office:value-type="float" office:value="376.074735449735" calcext:value-type="float">
            <text:p>376.075</text:p>
          </table:table-cell>
          <table:table-cell table:style-name="ce28" table:formula="of:=[.E84]/[.E$31]" office:value-type="float" office:value="416.641711229947" calcext:value-type="float">
            <text:p>416.642</text:p>
          </table:table-cell>
          <table:table-cell table:style-name="ce28" table:formula="of:=[.F84]/[.F$31]" office:value-type="float" office:value="286.211123027425" calcext:value-type="float">
            <text:p>286.211</text:p>
          </table:table-cell>
          <table:table-cell table:style-name="ce28" table:formula="of:=[.G84]/[.G$31]" office:value-type="float" office:value="135.135135135135" calcext:value-type="float">
            <text:p>135.135</text:p>
          </table:table-cell>
          <table:table-cell table:style-name="ce28" table:formula="of:=[.H84]/[.H$31]" office:value-type="float" office:value="215.016964154005" calcext:value-type="float">
            <text:p>215.017</text:p>
          </table:table-cell>
          <table:table-cell table:style-name="ce28" table:formula="of:=[.I84]/[.I$31]" office:value-type="float" office:value="112.226586102719" calcext:value-type="float">
            <text:p>112.227</text:p>
          </table:table-cell>
          <table:table-cell table:style-name="ce28" table:formula="of:=[.J84]/[.J$31]" office:value-type="float" office:value="51.9455717354977" calcext:value-type="float">
            <text:p>51.946</text:p>
          </table:table-cell>
          <table:table-cell table:number-columns-repeated="982"/>
        </table:table-row>
        <table:table-row table:style-name="ro1">
          <table:table-cell/>
          <table:table-cell table:formula="of:=[.B84]+1" office:value-type="float" office:value="42" calcext:value-type="float">
            <text:p>42</text:p>
          </table:table-cell>
          <table:table-cell table:style-name="ce7" table:formula="of:=[.C84]+1" office:value-type="date" office:date-value="2020-04-18" calcext:value-type="date">
            <text:p>2020-04-18</text:p>
          </table:table-cell>
          <table:table-cell office:value-type="float" office:value="23227" calcext:value-type="float">
            <text:p>23227</text:p>
          </table:table-cell>
          <table:table-cell office:value-type="float" office:value="20043" calcext:value-type="float">
            <text:p>20043</text:p>
          </table:table-cell>
          <table:table-cell office:value-type="float" office:value="19323" calcext:value-type="float">
            <text:p>19323</text:p>
          </table:table-cell>
          <table:table-cell table:style-name="ce13" office:value-type="float" office:value="1511" calcext:value-type="float">
            <text:p>1511</text:p>
          </table:table-cell>
          <table:table-cell office:value-type="float" office:value="15464" calcext:value-type="float">
            <text:p>15464</text:p>
          </table:table-cell>
          <table:table-cell office:value-type="float" office:value="39014" calcext:value-type="float">
            <text:p>39014</text:p>
          </table:table-cell>
          <table:table-cell office:value-type="float" office:value="4538" calcext:value-type="float">
            <text:p>4538</text:p>
          </table:table-cell>
          <table:table-cell table:style-name="ce1" table:number-columns-repeated="2"/>
          <table:table-cell table:style-name="ce1" table:formula="of:=[.M84]+1" office:value-type="float" office:value="42" calcext:value-type="float">
            <text:p>42</text:p>
          </table:table-cell>
          <table:table-cell table:style-name="ce22" table:formula="of:=[.D85]/[.D$31]" office:value-type="float" office:value="384.044312169312" calcext:value-type="float">
            <text:p>384.0</text:p>
          </table:table-cell>
          <table:table-cell table:style-name="ce25" table:formula="of:=[.E92]/[.E$31]" office:value-type="float" office:value="489.882352941176" calcext:value-type="float">
            <text:p>489.88</text:p>
          </table:table-cell>
          <table:table-cell table:style-name="ce25" table:number-columns-repeated="4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18" calcext:value-type="date">
            <text:p>2020-04-18</text:p>
          </table:table-cell>
          <table:table-cell office:value-type="float" office:value="42" calcext:value-type="float">
            <text:p>42</text:p>
          </table:table-cell>
          <table:table-cell office:value-type="float" office:value="23227" calcext:value-type="float">
            <text:p>23227</text:p>
          </table:table-cell>
          <table:table-cell office:value-type="float" office:value="20043" calcext:value-type="float">
            <text:p>20043</text:p>
          </table:table-cell>
          <table:table-cell office:value-type="float" office:value="19323" calcext:value-type="float">
            <text:p>19323</text:p>
          </table:table-cell>
          <table:table-cell office:value-type="float" office:value="1511" calcext:value-type="float">
            <text:p>1511</text:p>
          </table:table-cell>
          <table:table-cell office:value-type="float" office:value="15464" calcext:value-type="float">
            <text:p>15464</text:p>
          </table:table-cell>
          <table:table-cell office:value-type="float" office:value="39014" calcext:value-type="float">
            <text:p>39014</text:p>
          </table:table-cell>
          <table:table-cell office:value-type="float" office:value="4538" calcext:value-type="float">
            <text:p>4538</text:p>
          </table:table-cell>
          <table:table-cell/>
          <table:table-cell table:style-name="ce63" table:formula="of:=[.AH84]+1" office:value-type="date" office:date-value="2020-04-18" calcext:value-type="date">
            <text:p>2020-04-18</text:p>
          </table:table-cell>
          <table:table-cell table:style-name="ce26" table:formula="of:=[.AI84]+1" office:value-type="float" office:value="42" calcext:value-type="float">
            <text:p>42</text:p>
          </table:table-cell>
          <table:table-cell table:style-name="ce28" table:formula="of:=[.D85]/[.D$31]" office:value-type="float" office:value="384.044312169312" calcext:value-type="float">
            <text:p>384.044</text:p>
          </table:table-cell>
          <table:table-cell table:style-name="ce28" table:formula="of:=[.E85]/[.E$31]" office:value-type="float" office:value="428.727272727273" calcext:value-type="float">
            <text:p>428.727</text:p>
          </table:table-cell>
          <table:table-cell table:style-name="ce28" table:formula="of:=[.F85]/[.F$31]" office:value-type="float" office:value="296.047188601195" calcext:value-type="float">
            <text:p>296.047</text:p>
          </table:table-cell>
          <table:table-cell table:style-name="ce28" table:formula="of:=[.G85]/[.G$31]" office:value-type="float" office:value="145.849420849421" calcext:value-type="float">
            <text:p>145.849</text:p>
          </table:table-cell>
          <table:table-cell table:style-name="ce28" table:formula="of:=[.H85]/[.H$31]" office:value-type="float" office:value="228.11624133353" calcext:value-type="float">
            <text:p>228.116</text:p>
          </table:table-cell>
          <table:table-cell table:style-name="ce28" table:formula="of:=[.I85]/[.I$31]" office:value-type="float" office:value="117.867069486405" calcext:value-type="float">
            <text:p>117.867</text:p>
          </table:table-cell>
          <table:table-cell table:style-name="ce28" table:formula="of:=[.J85]/[.J$31]" office:value-type="float" office:value="54.1656719980902" calcext:value-type="float">
            <text:p>54.166</text:p>
          </table:table-cell>
          <table:table-cell table:number-columns-repeated="982"/>
        </table:table-row>
        <table:table-row table:style-name="ro1">
          <table:table-cell/>
          <table:table-cell table:formula="of:=[.B85]+1" office:value-type="float" office:value="43" calcext:value-type="float">
            <text:p>43</text:p>
          </table:table-cell>
          <table:table-cell table:style-name="ce7" table:formula="of:=[.C85]+1" office:value-type="date" office:date-value="2020-04-19" calcext:value-type="date">
            <text:p>2020-04-19</text:p>
          </table:table-cell>
          <table:table-cell office:value-type="float" office:value="23660" calcext:value-type="float">
            <text:p>23660</text:p>
          </table:table-cell>
          <table:table-cell office:value-type="float" office:value="20453" calcext:value-type="float">
            <text:p>20453</text:p>
          </table:table-cell>
          <table:table-cell office:value-type="float" office:value="19718" calcext:value-type="float">
            <text:p>19718</text:p>
          </table:table-cell>
          <table:table-cell table:style-name="ce13" office:value-type="float" office:value="1540" calcext:value-type="float">
            <text:p>1540</text:p>
          </table:table-cell>
          <table:table-cell office:value-type="float" office:value="16060" calcext:value-type="float">
            <text:p>16060</text:p>
          </table:table-cell>
          <table:table-cell office:value-type="float" office:value="40575" calcext:value-type="float">
            <text:p>40575</text:p>
          </table:table-cell>
          <table:table-cell office:value-type="float" office:value="4642" calcext:value-type="float">
            <text:p>4642</text:p>
          </table:table-cell>
          <table:table-cell table:style-name="ce1" table:number-columns-repeated="2"/>
          <table:table-cell table:style-name="ce1" table:formula="of:=[.M85]+1" office:value-type="float" office:value="43" calcext:value-type="float">
            <text:p>43</text:p>
          </table:table-cell>
          <table:table-cell table:style-name="ce22" table:formula="of:=[.D86]/[.D$31]" office:value-type="float" office:value="391.203703703704" calcext:value-type="float">
            <text:p>391.2</text:p>
          </table:table-cell>
          <table:table-cell table:style-name="ce25" table:number-columns-repeated="5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19" calcext:value-type="date">
            <text:p>2020-04-19</text:p>
          </table:table-cell>
          <table:table-cell office:value-type="float" office:value="43" calcext:value-type="float">
            <text:p>43</text:p>
          </table:table-cell>
          <table:table-cell office:value-type="float" office:value="23660" calcext:value-type="float">
            <text:p>23660</text:p>
          </table:table-cell>
          <table:table-cell office:value-type="float" office:value="20453" calcext:value-type="float">
            <text:p>20453</text:p>
          </table:table-cell>
          <table:table-cell office:value-type="float" office:value="19718" calcext:value-type="float">
            <text:p>19718</text:p>
          </table:table-cell>
          <table:table-cell office:value-type="float" office:value="1540" calcext:value-type="float">
            <text:p>1540</text:p>
          </table:table-cell>
          <table:table-cell office:value-type="float" office:value="16060" calcext:value-type="float">
            <text:p>16060</text:p>
          </table:table-cell>
          <table:table-cell office:value-type="float" office:value="40575" calcext:value-type="float">
            <text:p>40575</text:p>
          </table:table-cell>
          <table:table-cell office:value-type="float" office:value="4642" calcext:value-type="float">
            <text:p>4642</text:p>
          </table:table-cell>
          <table:table-cell/>
          <table:table-cell table:style-name="ce63" table:formula="of:=[.AH85]+1" office:value-type="date" office:date-value="2020-04-19" calcext:value-type="date">
            <text:p>2020-04-19</text:p>
          </table:table-cell>
          <table:table-cell table:style-name="ce26" table:formula="of:=[.AI85]+1" office:value-type="float" office:value="43" calcext:value-type="float">
            <text:p>43</text:p>
          </table:table-cell>
          <table:table-cell table:style-name="ce28" table:formula="of:=[.D86]/[.D$31]" office:value-type="float" office:value="391.203703703704" calcext:value-type="float">
            <text:p>391.204</text:p>
          </table:table-cell>
          <table:table-cell table:style-name="ce28" table:formula="of:=[.E86]/[.E$31]" office:value-type="float" office:value="437.497326203209" calcext:value-type="float">
            <text:p>437.497</text:p>
          </table:table-cell>
          <table:table-cell table:style-name="ce28" table:formula="of:=[.F86]/[.F$31]" office:value-type="float" office:value="302.098973494714" calcext:value-type="float">
            <text:p>302.099</text:p>
          </table:table-cell>
          <table:table-cell table:style-name="ce28" table:formula="of:=[.G86]/[.G$31]" office:value-type="float" office:value="148.648648648649" calcext:value-type="float">
            <text:p>148.649</text:p>
          </table:table-cell>
          <table:table-cell table:style-name="ce28" table:formula="of:=[.H86]/[.H$31]" office:value-type="float" office:value="236.908098539608" calcext:value-type="float">
            <text:p>236.908</text:p>
          </table:table-cell>
          <table:table-cell table:style-name="ce28" table:formula="of:=[.I86]/[.I$31]" office:value-type="float" office:value="122.583081570997" calcext:value-type="float">
            <text:p>122.583</text:p>
          </table:table-cell>
          <table:table-cell table:style-name="ce28" table:formula="of:=[.J86]/[.J$31]" office:value-type="float" office:value="55.4070183814753" calcext:value-type="float">
            <text:p>55.407</text:p>
          </table:table-cell>
          <table:table-cell table:number-columns-repeated="982"/>
        </table:table-row>
        <table:table-row table:style-name="ro1">
          <table:table-cell/>
          <table:table-cell table:formula="of:=[.B86]+1" office:value-type="float" office:value="44" calcext:value-type="float">
            <text:p>44</text:p>
          </table:table-cell>
          <table:table-cell table:style-name="ce7" table:formula="of:=[.C86]+1" office:value-type="date" office:date-value="2020-04-20" calcext:value-type="date">
            <text:p>2020-04-20</text:p>
          </table:table-cell>
          <table:table-cell office:value-type="float" office:value="24114" calcext:value-type="float">
            <text:p>24114</text:p>
          </table:table-cell>
          <table:table-cell office:value-type="float" office:value="20852" calcext:value-type="float">
            <text:p>20852</text:p>
          </table:table-cell>
          <table:table-cell office:value-type="float" office:value="20265" calcext:value-type="float">
            <text:p>20265</text:p>
          </table:table-cell>
          <table:table-cell office:value-type="float" office:value="1580" calcext:value-type="float">
            <text:p>1580</text:p>
          </table:table-cell>
          <table:table-cell office:value-type="float" office:value="16509" calcext:value-type="float">
            <text:p>16509</text:p>
          </table:table-cell>
          <table:table-cell office:value-type="float" office:value="42514" calcext:value-type="float">
            <text:p>42514</text:p>
          </table:table-cell>
          <table:table-cell office:value-type="float" office:value="4862" calcext:value-type="float">
            <text:p>4862</text:p>
          </table:table-cell>
          <table:table-cell table:style-name="ce1" table:number-columns-repeated="2"/>
          <table:table-cell table:style-name="ce1" table:formula="of:=[.M86]+1" office:value-type="float" office:value="44" calcext:value-type="float">
            <text:p>44</text:p>
          </table:table-cell>
          <table:table-cell table:style-name="ce22" table:formula="of:=[.D87]/[.D$31]" office:value-type="float" office:value="398.710317460317" calcext:value-type="float">
            <text:p>398.7</text:p>
          </table:table-cell>
          <table:table-cell table:style-name="ce25" table:number-columns-repeated="5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20" calcext:value-type="date">
            <text:p>2020-04-20</text:p>
          </table:table-cell>
          <table:table-cell office:value-type="float" office:value="44" calcext:value-type="float">
            <text:p>44</text:p>
          </table:table-cell>
          <table:table-cell office:value-type="float" office:value="24114" calcext:value-type="float">
            <text:p>24114</text:p>
          </table:table-cell>
          <table:table-cell office:value-type="float" office:value="20852" calcext:value-type="float">
            <text:p>20852</text:p>
          </table:table-cell>
          <table:table-cell office:value-type="float" office:value="20265" calcext:value-type="float">
            <text:p>20265</text:p>
          </table:table-cell>
          <table:table-cell office:value-type="float" office:value="1580" calcext:value-type="float">
            <text:p>1580</text:p>
          </table:table-cell>
          <table:table-cell office:value-type="float" office:value="16509" calcext:value-type="float">
            <text:p>16509</text:p>
          </table:table-cell>
          <table:table-cell office:value-type="float" office:value="42514" calcext:value-type="float">
            <text:p>42514</text:p>
          </table:table-cell>
          <table:table-cell office:value-type="float" office:value="4862" calcext:value-type="float">
            <text:p>4862</text:p>
          </table:table-cell>
          <table:table-cell/>
          <table:table-cell table:style-name="ce63" table:formula="of:=[.AH86]+1" office:value-type="date" office:date-value="2020-04-20" calcext:value-type="date">
            <text:p>2020-04-20</text:p>
          </table:table-cell>
          <table:table-cell table:style-name="ce26" table:formula="of:=[.AI86]+1" office:value-type="float" office:value="44" calcext:value-type="float">
            <text:p>44</text:p>
          </table:table-cell>
          <table:table-cell table:style-name="ce28" table:formula="of:=[.D87]/[.D$31]" office:value-type="float" office:value="398.710317460317" calcext:value-type="float">
            <text:p>398.710</text:p>
          </table:table-cell>
          <table:table-cell table:style-name="ce28" table:formula="of:=[.E87]/[.E$31]" office:value-type="float" office:value="446.032085561497" calcext:value-type="float">
            <text:p>446.032</text:p>
          </table:table-cell>
          <table:table-cell table:style-name="ce28" table:formula="of:=[.F87]/[.F$31]" office:value-type="float" office:value="310.479546499157" calcext:value-type="float">
            <text:p>310.480</text:p>
          </table:table-cell>
          <table:table-cell table:style-name="ce28" table:formula="of:=[.G87]/[.G$31]" office:value-type="float" office:value="152.509652509653" calcext:value-type="float">
            <text:p>152.510</text:p>
          </table:table-cell>
          <table:table-cell table:style-name="ce28" table:formula="of:=[.H87]/[.H$31]" office:value-type="float" office:value="243.531494320696" calcext:value-type="float">
            <text:p>243.531</text:p>
          </table:table-cell>
          <table:table-cell table:style-name="ce28" table:formula="of:=[.I87]/[.I$31]" office:value-type="float" office:value="128.441087613293" calcext:value-type="float">
            <text:p>128.441</text:p>
          </table:table-cell>
          <table:table-cell table:style-name="ce28" table:formula="of:=[.J87]/[.J$31]" office:value-type="float" office:value="58.0329434232514" calcext:value-type="float">
            <text:p>58.033</text:p>
          </table:table-cell>
          <table:table-cell table:number-columns-repeated="982"/>
        </table:table-row>
        <table:table-row table:style-name="ro1">
          <table:table-cell/>
          <table:table-cell table:formula="of:=[.B87]+1" office:value-type="float" office:value="45" calcext:value-type="float">
            <text:p>45</text:p>
          </table:table-cell>
          <table:table-cell table:style-name="ce7" table:formula="of:=[.C87]+1" office:value-type="date" office:date-value="2020-04-21" calcext:value-type="date">
            <text:p>2020-04-21</text:p>
          </table:table-cell>
          <table:table-cell office:value-type="float" office:value="24648" calcext:value-type="float">
            <text:p>24648</text:p>
          </table:table-cell>
          <table:table-cell office:value-type="float" office:value="21282" calcext:value-type="float">
            <text:p>21282</text:p>
          </table:table-cell>
          <table:table-cell office:value-type="float" office:value="20796" calcext:value-type="float">
            <text:p>20796</text:p>
          </table:table-cell>
          <table:table-cell office:value-type="float" office:value="1765" calcext:value-type="float">
            <text:p>1765</text:p>
          </table:table-cell>
          <table:table-cell office:value-type="float" office:value="17337" calcext:value-type="float">
            <text:p>17337</text:p>
          </table:table-cell>
          <table:table-cell office:value-type="float" office:value="45536" calcext:value-type="float">
            <text:p>45536</text:p>
          </table:table-cell>
          <table:table-cell office:value-type="float" office:value="5086" calcext:value-type="float">
            <text:p>5086</text:p>
          </table:table-cell>
          <table:table-cell table:style-name="ce1" table:number-columns-repeated="2"/>
          <table:table-cell table:style-name="ce1" table:formula="of:=[.M87]+1" office:value-type="float" office:value="45" calcext:value-type="float">
            <text:p>45</text:p>
          </table:table-cell>
          <table:table-cell table:style-name="ce22" table:formula="of:=[.D88]/[.D$31]" office:value-type="float" office:value="407.539682539683" calcext:value-type="float">
            <text:p>407.5</text:p>
          </table:table-cell>
          <table:table-cell table:style-name="ce25" table:number-columns-repeated="5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21" calcext:value-type="date">
            <text:p>2020-04-21</text:p>
          </table:table-cell>
          <table:table-cell office:value-type="float" office:value="45" calcext:value-type="float">
            <text:p>45</text:p>
          </table:table-cell>
          <table:table-cell office:value-type="float" office:value="24648" calcext:value-type="float">
            <text:p>24648</text:p>
          </table:table-cell>
          <table:table-cell office:value-type="float" office:value="21282" calcext:value-type="float">
            <text:p>21282</text:p>
          </table:table-cell>
          <table:table-cell office:value-type="float" office:value="20796" calcext:value-type="float">
            <text:p>20796</text:p>
          </table:table-cell>
          <table:table-cell office:value-type="float" office:value="1765" calcext:value-type="float">
            <text:p>1765</text:p>
          </table:table-cell>
          <table:table-cell office:value-type="float" office:value="17337" calcext:value-type="float">
            <text:p>17337</text:p>
          </table:table-cell>
          <table:table-cell office:value-type="float" office:value="45536" calcext:value-type="float">
            <text:p>45536</text:p>
          </table:table-cell>
          <table:table-cell office:value-type="float" office:value="5086" calcext:value-type="float">
            <text:p>5086</text:p>
          </table:table-cell>
          <table:table-cell/>
          <table:table-cell table:style-name="ce63" table:formula="of:=[.AH87]+1" office:value-type="date" office:date-value="2020-04-21" calcext:value-type="date">
            <text:p>2020-04-21</text:p>
          </table:table-cell>
          <table:table-cell table:style-name="ce26" table:formula="of:=[.AI87]+1" office:value-type="float" office:value="45" calcext:value-type="float">
            <text:p>45</text:p>
          </table:table-cell>
          <table:table-cell table:style-name="ce28" table:formula="of:=[.D88]/[.D$31]" office:value-type="float" office:value="407.539682539683" calcext:value-type="float">
            <text:p>407.540</text:p>
          </table:table-cell>
          <table:table-cell table:style-name="ce28" table:formula="of:=[.E88]/[.E$31]" office:value-type="float" office:value="455.229946524064" calcext:value-type="float">
            <text:p>455.230</text:p>
          </table:table-cell>
          <table:table-cell table:style-name="ce28" table:formula="of:=[.F88]/[.F$31]" office:value-type="float" office:value="318.614983912977" calcext:value-type="float">
            <text:p>318.615</text:p>
          </table:table-cell>
          <table:table-cell table:style-name="ce28" table:formula="of:=[.G88]/[.G$31]" office:value-type="float" office:value="170.366795366795" calcext:value-type="float">
            <text:p>170.367</text:p>
          </table:table-cell>
          <table:table-cell table:style-name="ce28" table:formula="of:=[.H88]/[.H$31]" office:value-type="float" office:value="255.745685204307" calcext:value-type="float">
            <text:p>255.746</text:p>
          </table:table-cell>
          <table:table-cell table:style-name="ce28" table:formula="of:=[.I88]/[.I$31]" office:value-type="float" office:value="137.570996978852" calcext:value-type="float">
            <text:p>137.571</text:p>
          </table:table-cell>
          <table:table-cell table:style-name="ce28" table:formula="of:=[.J88]/[.J$31]" office:value-type="float" office:value="60.7066125566961" calcext:value-type="float">
            <text:p>60.707</text:p>
          </table:table-cell>
          <table:table-cell table:number-columns-repeated="982"/>
        </table:table-row>
        <table:table-row table:style-name="ro1">
          <table:table-cell/>
          <table:table-cell table:formula="of:=[.B88]+1" office:value-type="float" office:value="46" calcext:value-type="float">
            <text:p>46</text:p>
          </table:table-cell>
          <table:table-cell table:style-name="ce7" table:formula="of:=[.C88]+1" office:value-type="date" office:date-value="2020-04-22" calcext:value-type="date">
            <text:p>2020-04-22</text:p>
          </table:table-cell>
          <table:table-cell office:value-type="float" office:value="25085" calcext:value-type="float">
            <text:p>25085</text:p>
          </table:table-cell>
          <table:table-cell office:value-type="float" office:value="21717" calcext:value-type="float">
            <text:p>21717</text:p>
          </table:table-cell>
          <table:table-cell office:value-type="float" office:value="21340" calcext:value-type="float">
            <text:p>21340</text:p>
          </table:table-cell>
          <table:table-cell office:value-type="float" office:value="1937" calcext:value-type="float">
            <text:p>1937</text:p>
          </table:table-cell>
          <table:table-cell office:value-type="float" office:value="18100" calcext:value-type="float">
            <text:p>18100</text:p>
          </table:table-cell>
          <table:table-cell office:value-type="float" office:value="47894" calcext:value-type="float">
            <text:p>47894</text:p>
          </table:table-cell>
          <table:table-cell office:value-type="float" office:value="5315" calcext:value-type="float">
            <text:p>5315</text:p>
          </table:table-cell>
          <table:table-cell table:style-name="ce1" table:number-columns-repeated="2"/>
          <table:table-cell table:style-name="ce1" table:formula="of:=[.M88]+1" office:value-type="float" office:value="46" calcext:value-type="float">
            <text:p>46</text:p>
          </table:table-cell>
          <table:table-cell table:style-name="ce22" table:formula="of:=[.D89]/[.D$31]" office:value-type="float" office:value="414.765211640212" calcext:value-type="float">
            <text:p>414.8</text:p>
          </table:table-cell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25085" calcext:value-type="float">
            <text:p>25085</text:p>
          </table:table-cell>
          <table:table-cell office:value-type="float" office:value="21717" calcext:value-type="float">
            <text:p>21717</text:p>
          </table:table-cell>
          <table:table-cell office:value-type="float" office:value="21340" calcext:value-type="float">
            <text:p>21340</text:p>
          </table:table-cell>
          <table:table-cell office:value-type="float" office:value="1937" calcext:value-type="float">
            <text:p>1937</text:p>
          </table:table-cell>
          <table:table-cell office:value-type="float" office:value="18100" calcext:value-type="float">
            <text:p>18100</text:p>
          </table:table-cell>
          <table:table-cell office:value-type="float" office:value="47894" calcext:value-type="float">
            <text:p>47894</text:p>
          </table:table-cell>
          <table:table-cell office:value-type="float" office:value="5315" calcext:value-type="float">
            <text:p>5315</text:p>
          </table:table-cell>
          <table:table-cell/>
          <table:table-cell table:style-name="ce63" table:formula="of:=[.AH88]+1" office:value-type="date" office:date-value="2020-04-22" calcext:value-type="date">
            <text:p>2020-04-22</text:p>
          </table:table-cell>
          <table:table-cell table:style-name="ce26" table:formula="of:=[.AI88]+1" office:value-type="float" office:value="46" calcext:value-type="float">
            <text:p>46</text:p>
          </table:table-cell>
          <table:table-cell table:style-name="ce28" table:formula="of:=[.D89]/[.D$31]" office:value-type="float" office:value="414.765211640212" calcext:value-type="float">
            <text:p>414.765</text:p>
          </table:table-cell>
          <table:table-cell table:style-name="ce28" table:formula="of:=[.E89]/[.E$31]" office:value-type="float" office:value="464.534759358289" calcext:value-type="float">
            <text:p>464.535</text:p>
          </table:table-cell>
          <table:table-cell table:style-name="ce28" table:formula="of:=[.F89]/[.F$31]" office:value-type="float" office:value="326.949593994178" calcext:value-type="float">
            <text:p>326.950</text:p>
          </table:table-cell>
          <table:table-cell table:style-name="ce28" table:formula="of:=[.G89]/[.G$31]" office:value-type="float" office:value="186.969111969112" calcext:value-type="float">
            <text:p>186.969</text:p>
          </table:table-cell>
          <table:table-cell table:style-name="ce28" table:formula="of:=[.H89]/[.H$31]" office:value-type="float" office:value="267.001032600679" calcext:value-type="float">
            <text:p>267.001</text:p>
          </table:table-cell>
          <table:table-cell table:style-name="ce28" table:formula="of:=[.I89]/[.I$31]" office:value-type="float" office:value="144.694864048338" calcext:value-type="float">
            <text:p>144.695</text:p>
          </table:table-cell>
          <table:table-cell table:style-name="ce28" table:formula="of:=[.J89]/[.J$31]" office:value-type="float" office:value="63.4399618047267" calcext:value-type="float">
            <text:p>63.440</text:p>
          </table:table-cell>
          <table:table-cell table:number-columns-repeated="982"/>
        </table:table-row>
        <table:table-row table:style-name="ro1">
          <table:table-cell/>
          <table:table-cell table:formula="of:=[.B89]+1" office:value-type="float" office:value="47" calcext:value-type="float">
            <text:p>47</text:p>
          </table:table-cell>
          <table:table-cell table:style-name="ce7" table:formula="of:=[.C89]+1" office:value-type="date" office:date-value="2020-04-23" calcext:value-type="date">
            <text:p>2020-04-23</text:p>
          </table:table-cell>
          <table:table-cell office:value-type="float" office:value="25549" calcext:value-type="float">
            <text:p>25549</text:p>
          </table:table-cell>
          <table:table-cell office:value-type="float" office:value="22157" calcext:value-type="float">
            <text:p>22157</text:p>
          </table:table-cell>
          <table:table-cell office:value-type="float" office:value="21856" calcext:value-type="float">
            <text:p>21856</text:p>
          </table:table-cell>
          <table:table-cell office:value-type="float" office:value="2021" calcext:value-type="float">
            <text:p>2021</text:p>
          </table:table-cell>
          <table:table-cell office:value-type="float" office:value="18738" calcext:value-type="float">
            <text:p>18738</text:p>
          </table:table-cell>
          <table:table-cell office:value-type="float" office:value="50236" calcext:value-type="float">
            <text:p>50236</text:p>
          </table:table-cell>
          <table:table-cell office:value-type="float" office:value="5575" calcext:value-type="float">
            <text:p>5575</text:p>
          </table:table-cell>
          <table:table-cell table:style-name="ce1" table:number-columns-repeated="2"/>
          <table:table-cell table:style-name="ce1" table:formula="of:=[.M89]+1" office:value-type="float" office:value="47" calcext:value-type="float">
            <text:p>47</text:p>
          </table:table-cell>
          <table:table-cell table:style-name="ce22" table:formula="of:=[.D90]/[.D$31]" office:value-type="float" office:value="422.437169312169" calcext:value-type="float">
            <text:p>422.4</text:p>
          </table:table-cell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23" calcext:value-type="date">
            <text:p>2020-04-23</text:p>
          </table:table-cell>
          <table:table-cell office:value-type="float" office:value="47" calcext:value-type="float">
            <text:p>47</text:p>
          </table:table-cell>
          <table:table-cell office:value-type="float" office:value="25549" calcext:value-type="float">
            <text:p>25549</text:p>
          </table:table-cell>
          <table:table-cell office:value-type="float" office:value="22157" calcext:value-type="float">
            <text:p>22157</text:p>
          </table:table-cell>
          <table:table-cell office:value-type="float" office:value="21856" calcext:value-type="float">
            <text:p>21856</text:p>
          </table:table-cell>
          <table:table-cell office:value-type="float" office:value="2021" calcext:value-type="float">
            <text:p>2021</text:p>
          </table:table-cell>
          <table:table-cell office:value-type="float" office:value="18738" calcext:value-type="float">
            <text:p>18738</text:p>
          </table:table-cell>
          <table:table-cell office:value-type="float" office:value="50236" calcext:value-type="float">
            <text:p>50236</text:p>
          </table:table-cell>
          <table:table-cell office:value-type="float" office:value="5575" calcext:value-type="float">
            <text:p>5575</text:p>
          </table:table-cell>
          <table:table-cell/>
          <table:table-cell table:style-name="ce63" table:formula="of:=[.AH89]+1" office:value-type="date" office:date-value="2020-04-23" calcext:value-type="date">
            <text:p>2020-04-23</text:p>
          </table:table-cell>
          <table:table-cell table:style-name="ce26" table:formula="of:=[.AI89]+1" office:value-type="float" office:value="47" calcext:value-type="float">
            <text:p>47</text:p>
          </table:table-cell>
          <table:table-cell table:style-name="ce28" table:formula="of:=[.D90]/[.D$31]" office:value-type="float" office:value="422.437169312169" calcext:value-type="float">
            <text:p>422.437</text:p>
          </table:table-cell>
          <table:table-cell table:style-name="ce28" table:formula="of:=[.E90]/[.E$31]" office:value-type="float" office:value="473.946524064171" calcext:value-type="float">
            <text:p>473.947</text:p>
          </table:table-cell>
          <table:table-cell table:style-name="ce28" table:formula="of:=[.F90]/[.F$31]" office:value-type="float" office:value="334.855216791788" calcext:value-type="float">
            <text:p>334.855</text:p>
          </table:table-cell>
          <table:table-cell table:style-name="ce28" table:formula="of:=[.G90]/[.G$31]" office:value-type="float" office:value="195.07722007722" calcext:value-type="float">
            <text:p>195.077</text:p>
          </table:table-cell>
          <table:table-cell table:style-name="ce28" table:formula="of:=[.H90]/[.H$31]" office:value-type="float" office:value="276.412450213896" calcext:value-type="float">
            <text:p>276.412</text:p>
          </table:table-cell>
          <table:table-cell table:style-name="ce28" table:formula="of:=[.I90]/[.I$31]" office:value-type="float" office:value="151.770392749245" calcext:value-type="float">
            <text:p>151.770</text:p>
          </table:table-cell>
          <table:table-cell table:style-name="ce28" table:formula="of:=[.J90]/[.J$31]" office:value-type="float" office:value="66.5433277631893" calcext:value-type="float">
            <text:p>66.543</text:p>
          </table:table-cell>
          <table:table-cell table:number-columns-repeated="982"/>
        </table:table-row>
        <table:table-row table:style-name="ro1">
          <table:table-cell/>
          <table:table-cell table:formula="of:=[.B90]+1" office:value-type="float" office:value="48" calcext:value-type="float">
            <text:p>48</text:p>
          </table:table-cell>
          <table:table-cell table:style-name="ce7" table:formula="of:=[.C90]+1" office:value-type="date" office:date-value="2020-04-24" calcext:value-type="date">
            <text:p>2020-04-24</text:p>
          </table:table-cell>
          <table:table-cell table:style-name="ce17" office:value-type="float" office:value="25969" calcext:value-type="float">
            <text:p>25969</text:p>
          </table:table-cell>
          <table:table-cell table:style-name="ce17" office:value-type="float" office:value="22524" calcext:value-type="float">
            <text:p>22524</text:p>
          </table:table-cell>
          <table:table-cell table:style-name="ce17" office:value-type="float" office:value="22245" calcext:value-type="float">
            <text:p>22245</text:p>
          </table:table-cell>
          <table:table-cell table:style-name="ce17" office:value-type="float" office:value="2152" calcext:value-type="float">
            <text:p>2152</text:p>
          </table:table-cell>
          <table:table-cell table:style-name="ce17" office:value-type="float" office:value="19506" calcext:value-type="float">
            <text:p>19506</text:p>
          </table:table-cell>
          <table:table-cell table:style-name="ce17" office:value-type="float" office:value="52193" calcext:value-type="float">
            <text:p>52193</text:p>
          </table:table-cell>
          <table:table-cell table:style-name="ce17" office:value-type="float" office:value="5760" calcext:value-type="float">
            <text:p>5760</text:p>
          </table:table-cell>
          <table:table-cell table:style-name="ce1" table:number-columns-repeated="2"/>
          <table:table-cell table:style-name="ce1" table:formula="of:=[.M90]+1" office:value-type="float" office:value="48" calcext:value-type="float">
            <text:p>48</text:p>
          </table:table-cell>
          <table:table-cell table:style-name="ce22" table:formula="of:=[.D91]/[.D$31]" office:value-type="float" office:value="429.381613756614" calcext:value-type="float">
            <text:p>429.4</text:p>
          </table:table-cell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24" calcext:value-type="date">
            <text:p>2020-04-24</text:p>
          </table:table-cell>
          <table:table-cell office:value-type="float" office:value="48" calcext:value-type="float">
            <text:p>48</text:p>
          </table:table-cell>
          <table:table-cell office:value-type="float" office:value="25969" calcext:value-type="float">
            <text:p>25969</text:p>
          </table:table-cell>
          <table:table-cell office:value-type="float" office:value="22524" calcext:value-type="float">
            <text:p>22524</text:p>
          </table:table-cell>
          <table:table-cell office:value-type="float" office:value="22245" calcext:value-type="float">
            <text:p>22245</text:p>
          </table:table-cell>
          <table:table-cell office:value-type="float" office:value="2152" calcext:value-type="float">
            <text:p>2152</text:p>
          </table:table-cell>
          <table:table-cell office:value-type="float" office:value="19506" calcext:value-type="float">
            <text:p>19506</text:p>
          </table:table-cell>
          <table:table-cell office:value-type="float" office:value="52193" calcext:value-type="float">
            <text:p>52193</text:p>
          </table:table-cell>
          <table:table-cell office:value-type="float" office:value="5760" calcext:value-type="float">
            <text:p>5760</text:p>
          </table:table-cell>
          <table:table-cell/>
          <table:table-cell table:style-name="ce63" table:formula="of:=[.AH90]+1" office:value-type="date" office:date-value="2020-04-24" calcext:value-type="date">
            <text:p>2020-04-24</text:p>
          </table:table-cell>
          <table:table-cell table:style-name="ce26" table:formula="of:=[.AI90]+1" office:value-type="float" office:value="48" calcext:value-type="float">
            <text:p>48</text:p>
          </table:table-cell>
          <table:table-cell table:style-name="ce28" table:formula="of:=[.D91]/[.D$31]" office:value-type="float" office:value="429.381613756614" calcext:value-type="float">
            <text:p>429.382</text:p>
          </table:table-cell>
          <table:table-cell table:style-name="ce28" table:formula="of:=[.E91]/[.E$31]" office:value-type="float" office:value="481.79679144385" calcext:value-type="float">
            <text:p>481.797</text:p>
          </table:table-cell>
          <table:table-cell table:style-name="ce28" table:formula="of:=[.F91]/[.F$31]" office:value-type="float" office:value="340.815075838823" calcext:value-type="float">
            <text:p>340.815</text:p>
          </table:table-cell>
          <table:table-cell table:style-name="ce28" table:formula="of:=[.G91]/[.G$31]" office:value-type="float" office:value="207.722007722008" calcext:value-type="float">
            <text:p>207.722</text:p>
          </table:table-cell>
          <table:table-cell table:style-name="ce28" table:formula="of:=[.H91]/[.H$31]" office:value-type="float" office:value="287.741554801593" calcext:value-type="float">
            <text:p>287.742</text:p>
          </table:table-cell>
          <table:table-cell table:style-name="ce28" table:formula="of:=[.I91]/[.I$31]" office:value-type="float" office:value="157.682779456193" calcext:value-type="float">
            <text:p>157.683</text:p>
          </table:table-cell>
          <table:table-cell table:style-name="ce28" table:formula="of:=[.J91]/[.J$31]" office:value-type="float" office:value="68.7514920028647" calcext:value-type="float">
            <text:p>68.751</text:p>
          </table:table-cell>
          <table:table-cell table:number-columns-repeated="982"/>
        </table:table-row>
        <table:table-row table:style-name="ro1">
          <table:table-cell/>
          <table:table-cell table:formula="of:=[.B91]+1" office:value-type="float" office:value="49" calcext:value-type="float">
            <text:p>49</text:p>
          </table:table-cell>
          <table:table-cell table:style-name="ce7" table:formula="of:=[.C91]+1" office:value-type="date" office:date-value="2020-04-25" calcext:value-type="date">
            <text:p>2020-04-25</text:p>
          </table:table-cell>
          <table:table-cell office:value-type="float" office:value="26384" calcext:value-type="float">
            <text:p>26384</text:p>
          </table:table-cell>
          <table:table-cell office:value-type="float" office:value="22902" calcext:value-type="float">
            <text:p>22902</text:p>
          </table:table-cell>
          <table:table-cell office:value-type="float" office:value="22614" calcext:value-type="float">
            <text:p>22614</text:p>
          </table:table-cell>
          <table:table-cell office:value-type="float" office:value="2192" calcext:value-type="float">
            <text:p>2192</text:p>
          </table:table-cell>
          <table:table-cell office:value-type="float" office:value="20319" calcext:value-type="float">
            <text:p>20319</text:p>
          </table:table-cell>
          <table:table-cell office:value-type="float" office:value="54256" calcext:value-type="float">
            <text:p>54256</text:p>
          </table:table-cell>
          <table:table-cell office:value-type="float" office:value="5877" calcext:value-type="float">
            <text:p>5877</text:p>
          </table:table-cell>
          <table:table-cell table:style-name="ce1" table:number-columns-repeated="2"/>
          <table:table-cell table:style-name="ce1" table:formula="of:=[.M91]+1" office:value-type="float" office:value="49" calcext:value-type="float">
            <text:p>49</text:p>
          </table:table-cell>
          <table:table-cell table:style-name="ce22" table:formula="of:=[.D92]/[.D$31]" office:value-type="float" office:value="436.243386243386" calcext:value-type="float">
            <text:p>436.2</text:p>
          </table:table-cell>
          <table:table-cell table:style-name="ce25"/>
          <table:table-cell table:style-name="ce22" table:number-columns-repeated="2"/>
          <table:table-cell table:style-name="ce25"/>
          <table:table-cell table:style-name="ce22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25" calcext:value-type="date">
            <text:p>2020-04-25</text:p>
          </table:table-cell>
          <table:table-cell office:value-type="float" office:value="49" calcext:value-type="float">
            <text:p>49</text:p>
          </table:table-cell>
          <table:table-cell office:value-type="float" office:value="26384" calcext:value-type="float">
            <text:p>26384</text:p>
          </table:table-cell>
          <table:table-cell office:value-type="float" office:value="22902" calcext:value-type="float">
            <text:p>22902</text:p>
          </table:table-cell>
          <table:table-cell office:value-type="float" office:value="22614" calcext:value-type="float">
            <text:p>22614</text:p>
          </table:table-cell>
          <table:table-cell office:value-type="float" office:value="2192" calcext:value-type="float">
            <text:p>2192</text:p>
          </table:table-cell>
          <table:table-cell office:value-type="float" office:value="20319" calcext:value-type="float">
            <text:p>20319</text:p>
          </table:table-cell>
          <table:table-cell office:value-type="float" office:value="54256" calcext:value-type="float">
            <text:p>54256</text:p>
          </table:table-cell>
          <table:table-cell office:value-type="float" office:value="5877" calcext:value-type="float">
            <text:p>5877</text:p>
          </table:table-cell>
          <table:table-cell/>
          <table:table-cell table:style-name="ce63" table:formula="of:=[.AH91]+1" office:value-type="date" office:date-value="2020-04-25" calcext:value-type="date">
            <text:p>2020-04-25</text:p>
          </table:table-cell>
          <table:table-cell table:style-name="ce26" table:formula="of:=[.AI91]+1" office:value-type="float" office:value="49" calcext:value-type="float">
            <text:p>49</text:p>
          </table:table-cell>
          <table:table-cell table:style-name="ce28" table:formula="of:=[.D92]/[.D$31]" office:value-type="float" office:value="436.243386243386" calcext:value-type="float">
            <text:p>436.243</text:p>
          </table:table-cell>
          <table:table-cell table:style-name="ce28" table:formula="of:=[.E92]/[.E$31]" office:value-type="float" office:value="489.882352941176" calcext:value-type="float">
            <text:p>489.882</text:p>
          </table:table-cell>
          <table:table-cell table:style-name="ce28" table:formula="of:=[.F92]/[.F$31]" office:value-type="float" office:value="346.468515397579" calcext:value-type="float">
            <text:p>346.469</text:p>
          </table:table-cell>
          <table:table-cell table:style-name="ce28" table:formula="of:=[.G92]/[.G$31]" office:value-type="float" office:value="211.583011583012" calcext:value-type="float">
            <text:p>211.583</text:p>
          </table:table-cell>
          <table:table-cell table:style-name="ce28" table:formula="of:=[.H92]/[.H$31]" office:value-type="float" office:value="299.734474111226" calcext:value-type="float">
            <text:p>299.734</text:p>
          </table:table-cell>
          <table:table-cell table:style-name="ce28" table:formula="of:=[.I92]/[.I$31]" office:value-type="float" office:value="163.915407854985" calcext:value-type="float">
            <text:p>163.915</text:p>
          </table:table-cell>
          <table:table-cell table:style-name="ce28" table:formula="of:=[.J92]/[.J$31]" office:value-type="float" office:value="70.1480066841728" calcext:value-type="float">
            <text:p>70.148</text:p>
          </table:table-cell>
          <table:table-cell table:number-columns-repeated="982"/>
        </table:table-row>
        <table:table-row table:style-name="ro1">
          <table:table-cell/>
          <table:table-cell table:formula="of:=[.B92]+1" office:value-type="float" office:value="50" calcext:value-type="float">
            <text:p>50</text:p>
          </table:table-cell>
          <table:table-cell table:style-name="ce7" table:formula="of:=[.C92]+1" office:value-type="date" office:date-value="2020-04-26" calcext:value-type="date">
            <text:p>2020-04-26</text:p>
          </table:table-cell>
          <table:table-cell table:number-columns-repeated="7"/>
          <table:table-cell table:style-name="ce1" table:number-columns-repeated="2"/>
          <table:table-cell table:style-name="ce1" table:formula="of:=[.M92]+1" office:value-type="float" office:value="50" calcext:value-type="float">
            <text:p>50</text:p>
          </table:table-cell>
          <table:table-cell table:style-name="ce22"/>
          <table:table-cell table:style-name="ce25"/>
          <table:table-cell table:style-name="ce22" table:number-columns-repeated="2"/>
          <table:table-cell table:style-name="ce25"/>
          <table:table-cell table:style-name="ce22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26" calcext:value-type="date">
            <text:p>2020-04-26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63" table:formula="of:=[.AH92]+1" office:value-type="date" office:date-value="2020-04-26" calcext:value-type="date">
            <text:p>2020-04-26</text:p>
          </table:table-cell>
          <table:table-cell table:style-name="ce26" table:formula="of:=[.AI92]+1" office:value-type="float" office:value="50" calcext:value-type="float">
            <text:p>50</text:p>
          </table:table-cell>
          <table:table-cell table:number-columns-repeated="989"/>
        </table:table-row>
        <table:table-row table:style-name="ro1">
          <table:table-cell/>
          <table:table-cell table:formula="of:=[.B93]+1" office:value-type="float" office:value="51" calcext:value-type="float">
            <text:p>51</text:p>
          </table:table-cell>
          <table:table-cell table:style-name="ce7" table:formula="of:=[.C93]+1" office:value-type="date" office:date-value="2020-04-27" calcext:value-type="date">
            <text:p>2020-04-27</text:p>
          </table:table-cell>
          <table:table-cell table:number-columns-repeated="7"/>
          <table:table-cell table:style-name="ce1" table:number-columns-repeated="2"/>
          <table:table-cell table:style-name="ce1" table:formula="of:=[.M93]+1" office:value-type="float" office:value="51" calcext:value-type="float">
            <text:p>51</text:p>
          </table:table-cell>
          <table:table-cell table:style-name="ce22"/>
          <table:table-cell table:style-name="ce25"/>
          <table:table-cell table:style-name="ce22" table:number-columns-repeated="2"/>
          <table:table-cell table:style-name="ce25"/>
          <table:table-cell table:style-name="ce22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27" calcext:value-type="date">
            <text:p>2020-04-27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style-name="ce63" table:formula="of:=[.AH93]+1" office:value-type="date" office:date-value="2020-04-27" calcext:value-type="date">
            <text:p>2020-04-27</text:p>
          </table:table-cell>
          <table:table-cell table:style-name="ce26" table:formula="of:=[.AI93]+1" office:value-type="float" office:value="51" calcext:value-type="float">
            <text:p>51</text:p>
          </table:table-cell>
          <table:table-cell table:number-columns-repeated="989"/>
        </table:table-row>
        <table:table-row table:style-name="ro1">
          <table:table-cell/>
          <table:table-cell table:formula="of:=[.B94]+1" office:value-type="float" office:value="52" calcext:value-type="float">
            <text:p>52</text:p>
          </table:table-cell>
          <table:table-cell table:style-name="ce7" table:formula="of:=[.C94]+1" office:value-type="date" office:date-value="2020-04-28" calcext:value-type="date">
            <text:p>2020-04-28</text:p>
          </table:table-cell>
          <table:table-cell table:number-columns-repeated="7"/>
          <table:table-cell table:style-name="ce1" table:number-columns-repeated="2"/>
          <table:table-cell table:style-name="ce1" table:formula="of:=[.M94]+1" office:value-type="float" office:value="52" calcext:value-type="float">
            <text:p>52</text:p>
          </table:table-cell>
          <table:table-cell table:style-name="ce22"/>
          <table:table-cell table:style-name="ce25"/>
          <table:table-cell table:style-name="ce22" table:number-columns-repeated="2"/>
          <table:table-cell table:style-name="ce25"/>
          <table:table-cell table:style-name="ce22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28" calcext:value-type="date">
            <text:p>2020-04-28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style-name="ce63"/>
          <table:table-cell table:number-columns-repeated="990"/>
        </table:table-row>
        <table:table-row table:style-name="ro1">
          <table:table-cell/>
          <table:table-cell table:formula="of:=[.B95]+1" office:value-type="float" office:value="53" calcext:value-type="float">
            <text:p>53</text:p>
          </table:table-cell>
          <table:table-cell table:style-name="ce7" table:formula="of:=[.C95]+1" office:value-type="date" office:date-value="2020-04-29" calcext:value-type="date">
            <text:p>2020-04-29</text:p>
          </table:table-cell>
          <table:table-cell table:number-columns-repeated="7"/>
          <table:table-cell table:style-name="ce1" table:number-columns-repeated="2"/>
          <table:table-cell table:style-name="ce1" table:formula="of:=[.M95]+1" office:value-type="float" office:value="53" calcext:value-type="float">
            <text:p>53</text:p>
          </table:table-cell>
          <table:table-cell table:style-name="ce22"/>
          <table:table-cell table:style-name="ce25"/>
          <table:table-cell table:style-name="ce22" table:number-columns-repeated="2"/>
          <table:table-cell table:style-name="ce25"/>
          <table:table-cell table:style-name="ce22"/>
          <table:table-cell table:style-name="ce27"/>
          <table:table-cell table:number-columns-repeated="2"/>
          <table:table-cell table:style-name="Default"/>
          <table:table-cell table:style-name="ce60" office:value-type="date" office:date-value="2020-04-29" calcext:value-type="date">
            <text:p>2020-04-29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1">
          <table:table-cell/>
          <table:table-cell table:formula="of:=[.B96]+1" office:value-type="float" office:value="54" calcext:value-type="float">
            <text:p>54</text:p>
          </table:table-cell>
          <table:table-cell table:style-name="ce7" table:formula="of:=[.C96]+1" office:value-type="date" office:date-value="2020-04-30" calcext:value-type="date">
            <text:p>2020-04-30</text:p>
          </table:table-cell>
          <table:table-cell table:number-columns-repeated="7"/>
          <table:table-cell table:style-name="ce1" table:number-columns-repeated="2"/>
          <table:table-cell table:style-name="ce1" table:formula="of:=[.M96]+1" office:value-type="float" office:value="54" calcext:value-type="float">
            <text:p>54</text:p>
          </table:table-cell>
          <table:table-cell table:style-name="ce22"/>
          <table:table-cell table:style-name="ce25"/>
          <table:table-cell table:style-name="ce22" table:number-columns-repeated="2"/>
          <table:table-cell table:style-name="ce25"/>
          <table:table-cell table:style-name="ce22" table:number-columns-repeated="2"/>
          <table:table-cell table:number-columns-repeated="2"/>
          <table:table-cell table:style-name="Default"/>
          <table:table-cell table:style-name="ce60" office:value-type="date" office:date-value="2020-04-30" calcext:value-type="date">
            <text:p>2020-04-30</text:p>
          </table:table-cell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1">
          <table:table-cell/>
          <table:table-cell table:formula="of:=[.B97]+1" office:value-type="float" office:value="55" calcext:value-type="float">
            <text:p>55</text:p>
          </table:table-cell>
          <table:table-cell table:style-name="ce7" table:formula="of:=[.C97]+1" office:value-type="date" office:date-value="2020-05-01" calcext:value-type="date">
            <text:p>2020-05-01</text:p>
          </table:table-cell>
          <table:table-cell table:number-columns-repeated="7"/>
          <table:table-cell table:style-name="ce1" table:number-columns-repeated="2"/>
          <table:table-cell table:style-name="ce1" table:formula="of:=[.M97]+1" office:value-type="float" office:value="55" calcext:value-type="float">
            <text:p>55</text:p>
          </table:table-cell>
          <table:table-cell table:style-name="ce22"/>
          <table:table-cell table:style-name="ce25"/>
          <table:table-cell table:style-name="ce22" table:number-columns-repeated="2"/>
          <table:table-cell table:style-name="ce25"/>
          <table:table-cell table:style-name="ce22" table:number-columns-repeated="2"/>
          <table:table-cell table:number-columns-repeated="2"/>
          <table:table-cell table:style-name="Default"/>
          <table:table-cell table:style-name="ce60" office:value-type="date" office:date-value="2020-05-01" calcext:value-type="date">
            <text:p>2020-05-01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1">
          <table:table-cell/>
          <table:table-cell table:formula="of:=[.B98]+1" office:value-type="float" office:value="56" calcext:value-type="float">
            <text:p>56</text:p>
          </table:table-cell>
          <table:table-cell table:style-name="ce7" table:formula="of:=[.C98]+1" office:value-type="date" office:date-value="2020-05-02" calcext:value-type="date">
            <text:p>2020-05-02</text:p>
          </table:table-cell>
          <table:table-cell table:number-columns-repeated="7"/>
          <table:table-cell table:style-name="ce1" table:number-columns-repeated="2"/>
          <table:table-cell table:style-name="ce1" table:formula="of:=[.M98]+1" office:value-type="float" office:value="56" calcext:value-type="float">
            <text:p>56</text:p>
          </table:table-cell>
          <table:table-cell table:style-name="ce22"/>
          <table:table-cell table:style-name="ce25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table:style-name="Default"/>
          <table:table-cell table:style-name="ce60" office:value-type="date" office:date-value="2020-05-02" calcext:value-type="date">
            <text:p>2020-05-02</text:p>
          </table:table-cell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1">
          <table:table-cell/>
          <table:table-cell table:formula="of:=[.B99]+1" office:value-type="float" office:value="57" calcext:value-type="float">
            <text:p>57</text:p>
          </table:table-cell>
          <table:table-cell table:style-name="ce7" table:formula="of:=[.C99]+1" office:value-type="date" office:date-value="2020-05-03" calcext:value-type="date">
            <text:p>2020-05-03</text:p>
          </table:table-cell>
          <table:table-cell table:number-columns-repeated="7"/>
          <table:table-cell table:style-name="ce1" table:number-columns-repeated="2"/>
          <table:table-cell table:style-name="ce1" table:formula="of:=[.M99]+1" office:value-type="float" office:value="57" calcext:value-type="float">
            <text:p>57</text:p>
          </table:table-cell>
          <table:table-cell table:style-name="ce22"/>
          <table:table-cell table:style-name="ce25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table:style-name="Default"/>
          <table:table-cell table:style-name="ce60" office:value-type="date" office:date-value="2020-05-03" calcext:value-type="date">
            <text:p>2020-05-03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1">
          <table:table-cell/>
          <table:table-cell table:formula="of:=[.B100]+1" office:value-type="float" office:value="58" calcext:value-type="float">
            <text:p>58</text:p>
          </table:table-cell>
          <table:table-cell table:style-name="ce7" table:formula="of:=[.C100]+1" office:value-type="date" office:date-value="2020-05-04" calcext:value-type="date">
            <text:p>2020-05-04</text:p>
          </table:table-cell>
          <table:table-cell table:number-columns-repeated="7"/>
          <table:table-cell table:style-name="ce1" table:number-columns-repeated="2"/>
          <table:table-cell table:style-name="ce1" table:formula="of:=[.M100]+1" office:value-type="float" office:value="58" calcext:value-type="float">
            <text:p>58</text:p>
          </table:table-cell>
          <table:table-cell table:style-name="ce22"/>
          <table:table-cell table:style-name="ce25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table:style-name="Default"/>
          <table:table-cell table:style-name="ce60" office:value-type="date" office:date-value="2020-05-04" calcext:value-type="date">
            <text:p>2020-05-04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1">
          <table:table-cell/>
          <table:table-cell table:formula="of:=[.B101]+1" office:value-type="float" office:value="59" calcext:value-type="float">
            <text:p>59</text:p>
          </table:table-cell>
          <table:table-cell table:style-name="ce7" table:formula="of:=[.C101]+1" office:value-type="date" office:date-value="2020-05-05" calcext:value-type="date">
            <text:p>2020-05-05</text:p>
          </table:table-cell>
          <table:table-cell table:number-columns-repeated="7"/>
          <table:table-cell table:style-name="ce1" table:number-columns-repeated="2"/>
          <table:table-cell table:style-name="ce1" table:formula="of:=[.M101]+1" office:value-type="float" office:value="59" calcext:value-type="float">
            <text:p>59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2"/>
          <table:table-cell table:style-name="Default"/>
          <table:table-cell table:style-name="ce60" office:value-type="date" office:date-value="2020-05-05" calcext:value-type="date">
            <text:p>2020-05-05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1">
          <table:table-cell/>
          <table:table-cell table:formula="of:=[.B102]+1" office:value-type="float" office:value="60" calcext:value-type="float">
            <text:p>60</text:p>
          </table:table-cell>
          <table:table-cell table:style-name="ce7" table:formula="of:=[.C102]+1" office:value-type="date" office:date-value="2020-05-06" calcext:value-type="date">
            <text:p>2020-05-06</text:p>
          </table:table-cell>
          <table:table-cell table:number-columns-repeated="7"/>
          <table:table-cell table:style-name="ce1" table:number-columns-repeated="2"/>
          <table:table-cell table:style-name="ce1" table:formula="of:=[.M102]+1" office:value-type="float" office:value="60" calcext:value-type="float">
            <text:p>60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2"/>
          <table:table-cell table:style-name="Default"/>
          <table:table-cell table:style-name="ce60" office:value-type="date" office:date-value="2020-05-06" calcext:value-type="date">
            <text:p>2020-05-06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/>
          <table:table-cell table:formula="of:=[.B103]+1" office:value-type="float" office:value="61" calcext:value-type="float">
            <text:p>61</text:p>
          </table:table-cell>
          <table:table-cell table:style-name="ce7" table:formula="of:=[.C103]+1" office:value-type="date" office:date-value="2020-05-07" calcext:value-type="date">
            <text:p>2020-05-07</text:p>
          </table:table-cell>
          <table:table-cell table:number-columns-repeated="7"/>
          <table:table-cell table:style-name="ce1" table:number-columns-repeated="2"/>
          <table:table-cell table:style-name="ce1" table:formula="of:=[.M103]+1" office:value-type="float" office:value="61" calcext:value-type="float">
            <text:p>61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04]+1" office:value-type="float" office:value="62" calcext:value-type="float">
            <text:p>62</text:p>
          </table:table-cell>
          <table:table-cell table:style-name="ce7" table:formula="of:=[.C104]+1" office:value-type="date" office:date-value="2020-05-08" calcext:value-type="date">
            <text:p>2020-05-08</text:p>
          </table:table-cell>
          <table:table-cell table:number-columns-repeated="7"/>
          <table:table-cell table:style-name="ce1" table:number-columns-repeated="2"/>
          <table:table-cell table:style-name="ce1" table:formula="of:=[.M104]+1" office:value-type="float" office:value="62" calcext:value-type="float">
            <text:p>62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05]+1" office:value-type="float" office:value="63" calcext:value-type="float">
            <text:p>63</text:p>
          </table:table-cell>
          <table:table-cell table:style-name="ce7" table:formula="of:=[.C105]+1" office:value-type="date" office:date-value="2020-05-09" calcext:value-type="date">
            <text:p>2020-05-09</text:p>
          </table:table-cell>
          <table:table-cell table:number-columns-repeated="7"/>
          <table:table-cell table:style-name="ce1" table:number-columns-repeated="2"/>
          <table:table-cell table:style-name="ce1" table:formula="of:=[.M105]+1" office:value-type="float" office:value="63" calcext:value-type="float">
            <text:p>63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06]+1" office:value-type="float" office:value="64" calcext:value-type="float">
            <text:p>64</text:p>
          </table:table-cell>
          <table:table-cell table:style-name="ce7" table:formula="of:=[.C106]+1" office:value-type="date" office:date-value="2020-05-10" calcext:value-type="date">
            <text:p>2020-05-10</text:p>
          </table:table-cell>
          <table:table-cell table:number-columns-repeated="7"/>
          <table:table-cell table:style-name="ce1" table:number-columns-repeated="2"/>
          <table:table-cell table:style-name="ce1" table:formula="of:=[.M106]+1" office:value-type="float" office:value="64" calcext:value-type="float">
            <text:p>64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07]+1" office:value-type="float" office:value="65" calcext:value-type="float">
            <text:p>65</text:p>
          </table:table-cell>
          <table:table-cell table:style-name="ce7" table:formula="of:=[.C107]+1" office:value-type="date" office:date-value="2020-05-11" calcext:value-type="date">
            <text:p>2020-05-11</text:p>
          </table:table-cell>
          <table:table-cell table:number-columns-repeated="7"/>
          <table:table-cell table:style-name="ce1" table:number-columns-repeated="2"/>
          <table:table-cell table:style-name="ce1" table:formula="of:=[.M107]+1" office:value-type="float" office:value="65" calcext:value-type="float">
            <text:p>65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08]+1" office:value-type="float" office:value="66" calcext:value-type="float">
            <text:p>66</text:p>
          </table:table-cell>
          <table:table-cell table:style-name="ce7" table:formula="of:=[.C108]+1" office:value-type="date" office:date-value="2020-05-12" calcext:value-type="date">
            <text:p>2020-05-12</text:p>
          </table:table-cell>
          <table:table-cell table:number-columns-repeated="7"/>
          <table:table-cell table:style-name="ce1" table:number-columns-repeated="2"/>
          <table:table-cell table:style-name="ce1" table:formula="of:=[.M108]+1" office:value-type="float" office:value="66" calcext:value-type="float">
            <text:p>66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09]+1" office:value-type="float" office:value="67" calcext:value-type="float">
            <text:p>67</text:p>
          </table:table-cell>
          <table:table-cell table:style-name="ce7" table:formula="of:=[.C109]+1" office:value-type="date" office:date-value="2020-05-13" calcext:value-type="date">
            <text:p>2020-05-13</text:p>
          </table:table-cell>
          <table:table-cell table:number-columns-repeated="7"/>
          <table:table-cell table:style-name="ce1" table:number-columns-repeated="2"/>
          <table:table-cell table:style-name="ce1" table:formula="of:=[.M109]+1" office:value-type="float" office:value="67" calcext:value-type="float">
            <text:p>67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10]+1" office:value-type="float" office:value="68" calcext:value-type="float">
            <text:p>68</text:p>
          </table:table-cell>
          <table:table-cell table:style-name="ce7" table:formula="of:=[.C110]+1" office:value-type="date" office:date-value="2020-05-14" calcext:value-type="date">
            <text:p>2020-05-14</text:p>
          </table:table-cell>
          <table:table-cell table:number-columns-repeated="7"/>
          <table:table-cell table:style-name="ce1" table:number-columns-repeated="2"/>
          <table:table-cell table:style-name="ce1" table:formula="of:=[.M110]+1" office:value-type="float" office:value="68" calcext:value-type="float">
            <text:p>68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11]+1" office:value-type="float" office:value="69" calcext:value-type="float">
            <text:p>69</text:p>
          </table:table-cell>
          <table:table-cell table:style-name="ce7" table:formula="of:=[.C111]+1" office:value-type="date" office:date-value="2020-05-15" calcext:value-type="date">
            <text:p>2020-05-15</text:p>
          </table:table-cell>
          <table:table-cell table:number-columns-repeated="7"/>
          <table:table-cell table:style-name="ce1" table:number-columns-repeated="2"/>
          <table:table-cell table:style-name="ce1" table:formula="of:=[.M111]+1" office:value-type="float" office:value="69" calcext:value-type="float">
            <text:p>69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12]+1" office:value-type="float" office:value="70" calcext:value-type="float">
            <text:p>70</text:p>
          </table:table-cell>
          <table:table-cell table:style-name="ce7" table:formula="of:=[.C112]+1" office:value-type="date" office:date-value="2020-05-16" calcext:value-type="date">
            <text:p>2020-05-16</text:p>
          </table:table-cell>
          <table:table-cell table:number-columns-repeated="7"/>
          <table:table-cell table:style-name="ce1" table:number-columns-repeated="2"/>
          <table:table-cell table:style-name="ce1" table:formula="of:=[.M112]+1" office:value-type="float" office:value="70" calcext:value-type="float">
            <text:p>70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13]+1" office:value-type="float" office:value="71" calcext:value-type="float">
            <text:p>71</text:p>
          </table:table-cell>
          <table:table-cell table:style-name="ce7" table:formula="of:=[.C113]+1" office:value-type="date" office:date-value="2020-05-17" calcext:value-type="date">
            <text:p>2020-05-17</text:p>
          </table:table-cell>
          <table:table-cell table:number-columns-repeated="7"/>
          <table:table-cell table:style-name="ce1" table:number-columns-repeated="2"/>
          <table:table-cell table:style-name="ce1" table:formula="of:=[.M113]+1" office:value-type="float" office:value="71" calcext:value-type="float">
            <text:p>71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14]+1" office:value-type="float" office:value="72" calcext:value-type="float">
            <text:p>72</text:p>
          </table:table-cell>
          <table:table-cell table:style-name="ce7" table:formula="of:=[.C114]+1" office:value-type="date" office:date-value="2020-05-18" calcext:value-type="date">
            <text:p>2020-05-18</text:p>
          </table:table-cell>
          <table:table-cell table:number-columns-repeated="7"/>
          <table:table-cell table:style-name="ce1" table:number-columns-repeated="2"/>
          <table:table-cell table:style-name="ce1" table:formula="of:=[.M114]+1" office:value-type="float" office:value="72" calcext:value-type="float">
            <text:p>72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15]+1" office:value-type="float" office:value="73" calcext:value-type="float">
            <text:p>73</text:p>
          </table:table-cell>
          <table:table-cell table:style-name="ce7" table:formula="of:=[.C115]+1" office:value-type="date" office:date-value="2020-05-19" calcext:value-type="date">
            <text:p>2020-05-19</text:p>
          </table:table-cell>
          <table:table-cell table:number-columns-repeated="7"/>
          <table:table-cell table:style-name="ce1" table:number-columns-repeated="2"/>
          <table:table-cell table:style-name="ce1" table:formula="of:=[.M115]+1" office:value-type="float" office:value="73" calcext:value-type="float">
            <text:p>73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16]+1" office:value-type="float" office:value="74" calcext:value-type="float">
            <text:p>74</text:p>
          </table:table-cell>
          <table:table-cell table:style-name="ce7" table:formula="of:=[.C116]+1" office:value-type="date" office:date-value="2020-05-20" calcext:value-type="date">
            <text:p>2020-05-20</text:p>
          </table:table-cell>
          <table:table-cell table:number-columns-repeated="7"/>
          <table:table-cell table:style-name="ce1" table:number-columns-repeated="2"/>
          <table:table-cell table:style-name="ce1" table:formula="of:=[.M116]+1" office:value-type="float" office:value="74" calcext:value-type="float">
            <text:p>74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17]+1" office:value-type="float" office:value="75" calcext:value-type="float">
            <text:p>75</text:p>
          </table:table-cell>
          <table:table-cell table:style-name="ce7" table:formula="of:=[.C117]+1" office:value-type="date" office:date-value="2020-05-21" calcext:value-type="date">
            <text:p>2020-05-21</text:p>
          </table:table-cell>
          <table:table-cell table:number-columns-repeated="7"/>
          <table:table-cell table:style-name="ce1" table:number-columns-repeated="2"/>
          <table:table-cell table:style-name="ce1" table:formula="of:=[.M117]+1" office:value-type="float" office:value="75" calcext:value-type="float">
            <text:p>75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18]+1" office:value-type="float" office:value="76" calcext:value-type="float">
            <text:p>76</text:p>
          </table:table-cell>
          <table:table-cell table:style-name="ce7" table:formula="of:=[.C118]+1" office:value-type="date" office:date-value="2020-05-22" calcext:value-type="date">
            <text:p>2020-05-22</text:p>
          </table:table-cell>
          <table:table-cell table:number-columns-repeated="7"/>
          <table:table-cell table:style-name="ce1" table:number-columns-repeated="2"/>
          <table:table-cell table:style-name="ce1" table:formula="of:=[.M118]+1" office:value-type="float" office:value="76" calcext:value-type="float">
            <text:p>76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19]+1" office:value-type="float" office:value="77" calcext:value-type="float">
            <text:p>77</text:p>
          </table:table-cell>
          <table:table-cell table:style-name="ce7" table:formula="of:=[.C119]+1" office:value-type="date" office:date-value="2020-05-23" calcext:value-type="date">
            <text:p>2020-05-23</text:p>
          </table:table-cell>
          <table:table-cell table:number-columns-repeated="7"/>
          <table:table-cell table:style-name="ce1" table:number-columns-repeated="2"/>
          <table:table-cell table:style-name="ce1" table:formula="of:=[.M119]+1" office:value-type="float" office:value="77" calcext:value-type="float">
            <text:p>77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20]+1" office:value-type="float" office:value="78" calcext:value-type="float">
            <text:p>78</text:p>
          </table:table-cell>
          <table:table-cell table:style-name="ce7" table:formula="of:=[.C120]+1" office:value-type="date" office:date-value="2020-05-24" calcext:value-type="date">
            <text:p>2020-05-24</text:p>
          </table:table-cell>
          <table:table-cell table:number-columns-repeated="7"/>
          <table:table-cell table:style-name="ce1" table:number-columns-repeated="2"/>
          <table:table-cell table:style-name="ce1" table:formula="of:=[.M120]+1" office:value-type="float" office:value="78" calcext:value-type="float">
            <text:p>78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21]+1" office:value-type="float" office:value="79" calcext:value-type="float">
            <text:p>79</text:p>
          </table:table-cell>
          <table:table-cell table:style-name="ce7" table:formula="of:=[.C121]+1" office:value-type="date" office:date-value="2020-05-25" calcext:value-type="date">
            <text:p>2020-05-25</text:p>
          </table:table-cell>
          <table:table-cell table:number-columns-repeated="7"/>
          <table:table-cell table:style-name="ce1" table:number-columns-repeated="2"/>
          <table:table-cell table:style-name="ce1" table:formula="of:=[.M121]+1" office:value-type="float" office:value="79" calcext:value-type="float">
            <text:p>79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22]+1" office:value-type="float" office:value="80" calcext:value-type="float">
            <text:p>80</text:p>
          </table:table-cell>
          <table:table-cell table:style-name="ce7" table:formula="of:=[.C122]+1" office:value-type="date" office:date-value="2020-05-26" calcext:value-type="date">
            <text:p>2020-05-26</text:p>
          </table:table-cell>
          <table:table-cell table:number-columns-repeated="7"/>
          <table:table-cell table:style-name="ce1" table:number-columns-repeated="2"/>
          <table:table-cell table:style-name="ce1" table:formula="of:=[.M122]+1" office:value-type="float" office:value="80" calcext:value-type="float">
            <text:p>80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23]+1" office:value-type="float" office:value="81" calcext:value-type="float">
            <text:p>81</text:p>
          </table:table-cell>
          <table:table-cell table:style-name="ce7" table:formula="of:=[.C123]+1" office:value-type="date" office:date-value="2020-05-27" calcext:value-type="date">
            <text:p>2020-05-27</text:p>
          </table:table-cell>
          <table:table-cell table:number-columns-repeated="7"/>
          <table:table-cell table:style-name="ce1" table:number-columns-repeated="2"/>
          <table:table-cell table:style-name="ce1" table:formula="of:=[.M123]+1" office:value-type="float" office:value="81" calcext:value-type="float">
            <text:p>81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24]+1" office:value-type="float" office:value="82" calcext:value-type="float">
            <text:p>82</text:p>
          </table:table-cell>
          <table:table-cell table:style-name="ce7" table:formula="of:=[.C124]+1" office:value-type="date" office:date-value="2020-05-28" calcext:value-type="date">
            <text:p>2020-05-28</text:p>
          </table:table-cell>
          <table:table-cell table:number-columns-repeated="7"/>
          <table:table-cell table:style-name="ce1" table:number-columns-repeated="2"/>
          <table:table-cell table:style-name="ce1" table:formula="of:=[.M124]+1" office:value-type="float" office:value="82" calcext:value-type="float">
            <text:p>82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25]+1" office:value-type="float" office:value="83" calcext:value-type="float">
            <text:p>83</text:p>
          </table:table-cell>
          <table:table-cell table:style-name="ce7" table:formula="of:=[.C125]+1" office:value-type="date" office:date-value="2020-05-29" calcext:value-type="date">
            <text:p>2020-05-29</text:p>
          </table:table-cell>
          <table:table-cell table:number-columns-repeated="7"/>
          <table:table-cell table:style-name="ce1" table:number-columns-repeated="2"/>
          <table:table-cell table:style-name="ce1" table:formula="of:=[.M125]+1" office:value-type="float" office:value="83" calcext:value-type="float">
            <text:p>83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26]+1" office:value-type="float" office:value="84" calcext:value-type="float">
            <text:p>84</text:p>
          </table:table-cell>
          <table:table-cell table:style-name="ce7" table:formula="of:=[.C126]+1" office:value-type="date" office:date-value="2020-05-30" calcext:value-type="date">
            <text:p>2020-05-30</text:p>
          </table:table-cell>
          <table:table-cell table:number-columns-repeated="7"/>
          <table:table-cell table:style-name="ce1" table:number-columns-repeated="2"/>
          <table:table-cell table:style-name="ce1" table:formula="of:=[.M126]+1" office:value-type="float" office:value="84" calcext:value-type="float">
            <text:p>84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27]+1" office:value-type="float" office:value="85" calcext:value-type="float">
            <text:p>85</text:p>
          </table:table-cell>
          <table:table-cell table:style-name="ce7" table:formula="of:=[.C127]+1" office:value-type="date" office:date-value="2020-05-31" calcext:value-type="date">
            <text:p>2020-05-31</text:p>
          </table:table-cell>
          <table:table-cell table:number-columns-repeated="7"/>
          <table:table-cell table:style-name="ce1" table:number-columns-repeated="2"/>
          <table:table-cell table:style-name="ce1" table:formula="of:=[.M127]+1" office:value-type="float" office:value="85" calcext:value-type="float">
            <text:p>85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2"/>
          <table:table-cell table:style-name="ce13" table:number-columns-repeated="2"/>
          <table:table-cell table:number-columns-repeated="1000"/>
        </table:table-row>
        <table:table-row table:style-name="ro1">
          <table:table-cell/>
          <table:table-cell table:formula="of:=[.B128]+1" office:value-type="float" office:value="86" calcext:value-type="float">
            <text:p>86</text:p>
          </table:table-cell>
          <table:table-cell table:style-name="ce7" table:formula="of:=[.C128]+1" office:value-type="date" office:date-value="2020-06-01" calcext:value-type="date">
            <text:p>2020-06-01</text:p>
          </table:table-cell>
          <table:table-cell table:number-columns-repeated="9"/>
          <table:table-cell table:style-name="ce1" table:formula="of:=[.M128]+1" office:value-type="float" office:value="86" calcext:value-type="float">
            <text:p>86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29]+1" office:value-type="float" office:value="87" calcext:value-type="float">
            <text:p>87</text:p>
          </table:table-cell>
          <table:table-cell table:style-name="ce7" table:formula="of:=[.C129]+1" office:value-type="date" office:date-value="2020-06-02" calcext:value-type="date">
            <text:p>2020-06-02</text:p>
          </table:table-cell>
          <table:table-cell table:number-columns-repeated="9"/>
          <table:table-cell table:style-name="ce1" table:formula="of:=[.M129]+1" office:value-type="float" office:value="87" calcext:value-type="float">
            <text:p>87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30]+1" office:value-type="float" office:value="88" calcext:value-type="float">
            <text:p>88</text:p>
          </table:table-cell>
          <table:table-cell table:style-name="ce7" table:formula="of:=[.C130]+1" office:value-type="date" office:date-value="2020-06-03" calcext:value-type="date">
            <text:p>2020-06-03</text:p>
          </table:table-cell>
          <table:table-cell table:number-columns-repeated="9"/>
          <table:table-cell table:style-name="ce1" table:formula="of:=[.M130]+1" office:value-type="float" office:value="88" calcext:value-type="float">
            <text:p>88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31]+1" office:value-type="float" office:value="89" calcext:value-type="float">
            <text:p>89</text:p>
          </table:table-cell>
          <table:table-cell table:style-name="ce7" table:formula="of:=[.C131]+1" office:value-type="date" office:date-value="2020-06-04" calcext:value-type="date">
            <text:p>2020-06-04</text:p>
          </table:table-cell>
          <table:table-cell table:number-columns-repeated="9"/>
          <table:table-cell table:style-name="ce1" table:formula="of:=[.M131]+1" office:value-type="float" office:value="89" calcext:value-type="float">
            <text:p>89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/>
          <table:table-cell table:formula="of:=[.B132]+1" office:value-type="float" office:value="90" calcext:value-type="float">
            <text:p>90</text:p>
          </table:table-cell>
          <table:table-cell table:style-name="ce7" table:formula="of:=[.C132]+1" office:value-type="date" office:date-value="2020-06-05" calcext:value-type="date">
            <text:p>2020-06-05</text:p>
          </table:table-cell>
          <table:table-cell table:number-columns-repeated="9"/>
          <table:table-cell table:style-name="ce1" table:formula="of:=[.M132]+1" office:value-type="float" office:value="90" calcext:value-type="float">
            <text:p>90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33]+1" office:value-type="float" office:value="91" calcext:value-type="float">
            <text:p>91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34]+1" office:value-type="float" office:value="92" calcext:value-type="float">
            <text:p>92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35]+1" office:value-type="float" office:value="93" calcext:value-type="float">
            <text:p>93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36]+1" office:value-type="float" office:value="94" calcext:value-type="float">
            <text:p>94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37]+1" office:value-type="float" office:value="95" calcext:value-type="float">
            <text:p>95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38]+1" office:value-type="float" office:value="96" calcext:value-type="float">
            <text:p>96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39]+1" office:value-type="float" office:value="97" calcext:value-type="float">
            <text:p>97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40]+1" office:value-type="float" office:value="98" calcext:value-type="float">
            <text:p>98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41]+1" office:value-type="float" office:value="99" calcext:value-type="float">
            <text:p>99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42]+1" office:value-type="float" office:value="100" calcext:value-type="float">
            <text:p>100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43]+1" office:value-type="float" office:value="101" calcext:value-type="float">
            <text:p>101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44]+1" office:value-type="float" office:value="102" calcext:value-type="float">
            <text:p>102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45]+1" office:value-type="float" office:value="103" calcext:value-type="float">
            <text:p>103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46]+1" office:value-type="float" office:value="104" calcext:value-type="float">
            <text:p>104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47]+1" office:value-type="float" office:value="105" calcext:value-type="float">
            <text:p>105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48]+1" office:value-type="float" office:value="106" calcext:value-type="float">
            <text:p>106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49]+1" office:value-type="float" office:value="107" calcext:value-type="float">
            <text:p>107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50]+1" office:value-type="float" office:value="108" calcext:value-type="float">
            <text:p>108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51]+1" office:value-type="float" office:value="109" calcext:value-type="float">
            <text:p>109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52]+1" office:value-type="float" office:value="110" calcext:value-type="float">
            <text:p>110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53]+1" office:value-type="float" office:value="111" calcext:value-type="float">
            <text:p>111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54]+1" office:value-type="float" office:value="112" calcext:value-type="float">
            <text:p>112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55]+1" office:value-type="float" office:value="113" calcext:value-type="float">
            <text:p>113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56]+1" office:value-type="float" office:value="114" calcext:value-type="float">
            <text:p>114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57]+1" office:value-type="float" office:value="115" calcext:value-type="float">
            <text:p>115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58]+1" office:value-type="float" office:value="116" calcext:value-type="float">
            <text:p>116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59]+1" office:value-type="float" office:value="117" calcext:value-type="float">
            <text:p>117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60]+1" office:value-type="float" office:value="118" calcext:value-type="float">
            <text:p>118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61]+1" office:value-type="float" office:value="119" calcext:value-type="float">
            <text:p>119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62]+1" office:value-type="float" office:value="120" calcext:value-type="float">
            <text:p>120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63]+1" office:value-type="float" office:value="121" calcext:value-type="float">
            <text:p>121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64]+1" office:value-type="float" office:value="122" calcext:value-type="float">
            <text:p>122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65]+1" office:value-type="float" office:value="123" calcext:value-type="float">
            <text:p>123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66]+1" office:value-type="float" office:value="124" calcext:value-type="float">
            <text:p>124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67]+1" office:value-type="float" office:value="125" calcext:value-type="float">
            <text:p>125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68]+1" office:value-type="float" office:value="126" calcext:value-type="float">
            <text:p>126</text:p>
          </table:table-cell>
          <table:table-cell table:style-name="ce22"/>
          <table:table-cell table:style-name="ce25"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69]+1" office:value-type="float" office:value="127" calcext:value-type="float">
            <text:p>127</text:p>
          </table:table-cell>
          <table:table-cell table:style-name="ce22"/>
          <table:table-cell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70]+1" office:value-type="float" office:value="128" calcext:value-type="float">
            <text:p>128</text:p>
          </table:table-cell>
          <table:table-cell table:style-name="ce22"/>
          <table:table-cell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71]+1" office:value-type="float" office:value="129" calcext:value-type="float">
            <text:p>129</text:p>
          </table:table-cell>
          <table:table-cell table:style-name="ce22"/>
          <table:table-cell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72]+1" office:value-type="float" office:value="130" calcext:value-type="float">
            <text:p>130</text:p>
          </table:table-cell>
          <table:table-cell table:style-name="ce22"/>
          <table:table-cell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73]+1" office:value-type="float" office:value="131" calcext:value-type="float">
            <text:p>131</text:p>
          </table:table-cell>
          <table:table-cell table:style-name="ce22"/>
          <table:table-cell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74]+1" office:value-type="float" office:value="132" calcext:value-type="float">
            <text:p>132</text:p>
          </table:table-cell>
          <table:table-cell table:style-name="ce22"/>
          <table:table-cell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75]+1" office:value-type="float" office:value="133" calcext:value-type="float">
            <text:p>133</text:p>
          </table:table-cell>
          <table:table-cell table:style-name="ce22"/>
          <table:table-cell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76]+1" office:value-type="float" office:value="134" calcext:value-type="float">
            <text:p>134</text:p>
          </table:table-cell>
          <table:table-cell table:style-name="ce22"/>
          <table:table-cell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>
          <table:table-cell table:number-columns-repeated="12"/>
          <table:table-cell table:style-name="ce1" table:formula="of:=[.M177]+1" office:value-type="float" office:value="135" calcext:value-type="float">
            <text:p>135</text:p>
          </table:table-cell>
          <table:table-cell table:style-name="ce22"/>
          <table:table-cell/>
          <table:table-cell table:style-name="ce22" table:number-columns-repeated="3"/>
          <table:table-cell table:style-name="ce25"/>
          <table:table-cell table:style-name="ce22"/>
          <table:table-cell table:number-columns-repeated="1004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ths-1M" table:style-name="ta2">
        <office:forms form:automatic-focus="false" form:apply-design-mode="false"/>
        <table:table-column table:style-name="co4" table:default-cell-style-name="ce1"/>
        <table:table-column table:style-name="co2" table:number-columns-repeated="1023" table:default-cell-style-name="ce1"/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>
            <draw:frame table:end-cell-address="'Deaths-1M'.K47" table:end-x="54.82pt" table:end-y="10.57pt" draw:z-index="0" draw:style-name="gr2" draw:text-style-name="P2" svg:width="626.54pt" svg:height="469.02pt" svg:x="4.34pt" svg:y="2.41pt">
              <draw:object draw:notify-on-update-of-ranges="'Deaths-1M'.B53:'Deaths-1M'.B143 'Deaths-1M'.D51:'Deaths-1M'.D51 'Deaths-1M'.D53:'Deaths-1M'.D143 'Deaths-1M'.B53:'Deaths-1M'.B143 'Deaths-1M'.C51:'Deaths-1M'.C51 'Deaths-1M'.C53:'Deaths-1M'.C143 'Deaths-1M'.B53:'Deaths-1M'.B143 'Deaths-1M'.E51:'Deaths-1M'.E51 'Deaths-1M'.E53:'Deaths-1M'.E143 'Deaths-1M'.B53:'Deaths-1M'.B143 'Deaths-1M'.G51:'Deaths-1M'.G51 'Deaths-1M'.G53:'Deaths-1M'.G143 'Deaths-1M'.B53:'Deaths-1M'.B143 'Deaths-1M'.F51:'Deaths-1M'.F51 'Deaths-1M'.F53:'Deaths-1M'.F143 'Deaths-1M'.B53:'Deaths-1M'.B143 'Deaths-1M'.H51:'Deaths-1M'.H51 'Deaths-1M'.H53:'Deaths-1M'.H143 'Deaths-1M'.B53:'Deaths-1M'.B143 'Deaths-1M'.I51:'Deaths-1M'.I51 'Deaths-1M'.I53:'Deaths-1M'.I14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38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Total deaths for 1 million inhabitants</text:p>
          </table:table-cell>
          <table:table-cell/>
          <table:table-cell table:style-name="ce18"/>
          <table:table-cell table:style-name="ce29"/>
          <table:table-cell table:style-name="ce18"/>
          <table:table-cell/>
          <table:table-cell table:style-name="ce18"/>
          <table:table-cell table:number-columns-repeated="1015"/>
        </table:table-row>
        <table:table-row table:style-name="ro1">
          <table:table-cell table:number-columns-repeated="2"/>
          <table:table-cell table:style-name="ce20" office:value-type="string" calcext:value-type="string">
            <text:p>Italy</text:p>
          </table:table-cell>
          <table:table-cell table:style-name="ce20" office:value-type="string" calcext:value-type="string">
            <text:p>Spain</text:p>
          </table:table-cell>
          <table:table-cell table:style-name="ce20" office:value-type="string" calcext:value-type="string">
            <text:p>France</text:p>
          </table:table-cell>
          <table:table-cell table:style-name="ce6" office:value-type="string" calcext:value-type="string">
            <text:p>Sweden</text:p>
          </table:table-cell>
          <table:table-cell table:style-name="ce20" office:value-type="string" calcext:value-type="string">
            <text:p>UK</text:p>
          </table:table-cell>
          <table:table-cell table:style-name="ce20" office:value-type="string" calcext:value-type="string">
            <text:p>USA</text:p>
          </table:table-cell>
          <table:table-cell table:style-name="ce20" office:value-type="string" calcext:value-type="string">
            <text:p>Germany</text:p>
          </table:table-cell>
          <table:table-cell table:style-name="ce20"/>
          <table:table-cell/>
          <table:table-cell table:style-name="Default" table:number-columns-repeated="2"/>
          <table:table-cell table:style-name="ce73" office:value-type="string" calcext:value-type="string">
            <text:p>SP/Ge</text:p>
          </table:table-cell>
          <table:table-cell table:style-name="ce73"/>
          <table:table-cell table:style-name="ce73" office:value-type="string" calcext:value-type="string">
            <text:p>Sw/Ge</text:p>
          </table:table-cell>
          <table:table-cell table:style-name="ce73"/>
          <table:table-cell table:style-name="ce62" office:value-type="string" calcext:value-type="string">
            <text:p>Uk/Ge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8" table:formula="of:=[$'Total Deaths'.D43]/[$'Total Deaths'.D$31]" office:value-type="float" office:value="3.85251322751323" calcext:value-type="float">
            <text:p>3.853</text:p>
          </table:table-cell>
          <table:table-cell table:style-name="ce28" table:formula="of:=[$'Total Deaths'.E50]/[$'Total Deaths'.E$31]" office:value-type="float" office:value="4.19251336898396" calcext:value-type="float">
            <text:p>4.193</text:p>
          </table:table-cell>
          <table:table-cell table:style-name="ce28" table:formula="of:=[$'Total Deaths'.F54]/[$'Total Deaths'.F$31]" office:value-type="float" office:value="4.0447372452888" calcext:value-type="float">
            <text:p>4.045</text:p>
          </table:table-cell>
          <table:table-cell table:style-name="ce28" table:formula="of:=[$'Total Deaths'.G60]/[$'Total Deaths'.$G$31]" office:value-type="float" office:value="3.86100386100386" calcext:value-type="float">
            <text:p>3.861</text:p>
          </table:table-cell>
          <table:table-cell table:style-name="ce28" table:formula="of:=[$'Total Deaths'.H58]/[$'Total Deaths'.H$31]" office:value-type="float" office:value="4.14515415252987" calcext:value-type="float">
            <text:p>4.145</text:p>
          </table:table-cell>
          <table:table-cell table:style-name="ce28" table:formula="of:=[$'Total Deaths'.I62]/[$'Total Deaths'.I$31]" office:value-type="float" office:value="3.91540785498489" calcext:value-type="float">
            <text:p>3.915</text:p>
          </table:table-cell>
          <table:table-cell table:style-name="ce28" table:formula="of:=[$'Total Deaths'.J63]/[$'Total Deaths'.J$31]" office:value-type="float" office:value="4.18954404392456" calcext:value-type="float">
            <text:p>4.190</text:p>
          </table:table-cell>
          <table:table-cell table:style-name="ce28" table:number-columns-repeated="3"/>
          <table:table-cell office:value-type="float" office:value="0" calcext:value-type="float">
            <text:p>0</text:p>
          </table:table-cell>
          <table:table-cell table:style-name="ce23" table:formula="of:=[.C52]/[.I52]" office:value-type="float" office:value="0.919554296869112" calcext:value-type="float">
            <text:p>0.92</text:p>
          </table:table-cell>
          <table:table-cell table:style-name="ce23"/>
          <table:table-cell table:style-name="ce23" table:formula="of:=[.F52]/[.I52]" office:value-type="float" office:value="0.921580921580922" calcext:value-type="float">
            <text:p>0.92</text:p>
          </table:table-cell>
          <table:table-cell table:style-name="ce23"/>
          <table:table-cell table:style-name="ce23" table:formula="of:=[.G52]/[.I52]" office:value-type="float" office:value="0.989404600851717" calcext:value-type="float">
            <text:p>0.99</text:p>
          </table:table-cell>
          <table:table-cell table:number-columns-repeated="1006"/>
        </table:table-row>
        <table:table-row table:style-name="ro1">
          <table:table-cell/>
          <table:table-cell table:formula="of:=[.B52]+1" office:value-type="float" office:value="1" calcext:value-type="float">
            <text:p>1</text:p>
          </table:table-cell>
          <table:table-cell table:style-name="ce28" table:formula="of:=[$'Total Deaths'.D44]/[$'Total Deaths'.D$31]" office:value-type="float" office:value="6.0515873015873" calcext:value-type="float">
            <text:p>6.052</text:p>
          </table:table-cell>
          <table:table-cell table:style-name="ce28" table:formula="of:=[$'Total Deaths'.E51]/[$'Total Deaths'.E$31]" office:value-type="float" office:value="6.28877005347594" calcext:value-type="float">
            <text:p>6.289</text:p>
          </table:table-cell>
          <table:table-cell table:style-name="ce28" table:formula="of:=[$'Total Deaths'.F55]/[$'Total Deaths'.F$31]" office:value-type="float" office:value="5.69940248199786" calcext:value-type="float">
            <text:p>5.699</text:p>
          </table:table-cell>
          <table:table-cell table:style-name="ce28" table:formula="of:=[$'Total Deaths'.G61]/[$'Total Deaths'.$G$31]" office:value-type="float" office:value="5.98455598455598" calcext:value-type="float">
            <text:p>5.985</text:p>
          </table:table-cell>
          <table:table-cell table:style-name="ce28" table:formula="of:=[$'Total Deaths'.H59]/[$'Total Deaths'.H$31]" office:value-type="float" office:value="4.94173181885234" calcext:value-type="float">
            <text:p>4.942</text:p>
          </table:table-cell>
          <table:table-cell table:style-name="ce28" table:formula="of:=[$'Total Deaths'.I63]/[$'Total Deaths'.I$31]" office:value-type="float" office:value="5.12688821752266" calcext:value-type="float">
            <text:p>5.127</text:p>
          </table:table-cell>
          <table:table-cell table:style-name="ce28" table:formula="of:=[$'Total Deaths'.J64]/[$'Total Deaths'.J$31]" office:value-type="float" office:value="5.16829792313201" calcext:value-type="float">
            <text:p>5.168</text:p>
          </table:table-cell>
          <table:table-cell table:style-name="ce28" table:formula="of:=[.I53]-[.I52]" office:value-type="float" office:value="0.978753879207448" calcext:value-type="float">
            <text:p>0.979</text:p>
          </table:table-cell>
          <table:table-cell table:style-name="ce28" table:number-columns-repeated="2"/>
          <table:table-cell table:formula="of:=[.M52]+1" office:value-type="float" office:value="1" calcext:value-type="float">
            <text:p>1</text:p>
          </table:table-cell>
          <table:table-cell table:style-name="ce23" table:formula="of:=[.C53]/[.I53]" office:value-type="float" office:value="1.17090527512006" calcext:value-type="float">
            <text:p>1.17</text:p>
          </table:table-cell>
          <table:table-cell table:style-name="ce23" table:formula="of:=[.N53]-[.N52]" office:value-type="float" office:value="0.251350978250944" calcext:value-type="float">
            <text:p>0.25</text:p>
          </table:table-cell>
          <table:table-cell table:style-name="ce23" table:formula="of:=[.F53]/[.I53]" office:value-type="float" office:value="1.15793556671155" calcext:value-type="float">
            <text:p>1.16</text:p>
          </table:table-cell>
          <table:table-cell table:style-name="ce23" table:formula="of:=[.P53]-[.P52]" office:value-type="float" office:value="0.236354645130627" calcext:value-type="float">
            <text:p>0.24</text:p>
          </table:table-cell>
          <table:table-cell table:style-name="ce23" table:formula="of:=[.G53]/[.I53]" office:value-type="float" office:value="0.95616233668233" calcext:value-type="float">
            <text:p>0.96</text:p>
          </table:table-cell>
          <table:table-cell table:style-name="ce23" table:formula="of:=[.R53]-[.R52]" office:value-type="float" office:value="-0.033242264169387" calcext:value-type="float">
            <text:p>-0.03</text:p>
          </table:table-cell>
          <table:table-cell table:number-columns-repeated="1005"/>
        </table:table-row>
        <table:table-row table:style-name="ro1">
          <table:table-cell/>
          <table:table-cell table:formula="of:=[.B53]+1" office:value-type="float" office:value="2" calcext:value-type="float">
            <text:p>2</text:p>
          </table:table-cell>
          <table:table-cell table:style-name="ce28" table:formula="of:=[$'Total Deaths'.D45]/[$'Total Deaths'.D$31]" office:value-type="float" office:value="7.65542328042328" calcext:value-type="float">
            <text:p>7.655</text:p>
          </table:table-cell>
          <table:table-cell table:style-name="ce28" table:formula="of:=[$'Total Deaths'.E52]/[$'Total Deaths'.E$31]" office:value-type="float" office:value="7.31550802139037" calcext:value-type="float">
            <text:p>7.316</text:p>
          </table:table-cell>
          <table:table-cell table:style-name="ce28" table:formula="of:=[$'Total Deaths'.F56]/[$'Total Deaths'.F$31]" office:value-type="float" office:value="6.89443848628773" calcext:value-type="float">
            <text:p>6.894</text:p>
          </table:table-cell>
          <table:table-cell table:style-name="ce28" table:formula="of:=[$'Total Deaths'.G62]/[$'Total Deaths'.$G$31]" office:value-type="float" office:value="7.43243243243243" calcext:value-type="float">
            <text:p>7.432</text:p>
          </table:table-cell>
          <table:table-cell table:style-name="ce28" table:formula="of:=[$'Total Deaths'.H60]/[$'Total Deaths'.H$31]" office:value-type="float" office:value="6.22510694792742" calcext:value-type="float">
            <text:p>6.225</text:p>
          </table:table-cell>
          <table:table-cell table:style-name="ce28" table:formula="of:=[$'Total Deaths'.I64]/[$'Total Deaths'.I$31]" office:value-type="float" office:value="6.71299093655589" calcext:value-type="float">
            <text:p>6.713</text:p>
          </table:table-cell>
          <table:table-cell table:style-name="ce28" table:formula="of:=[$'Total Deaths'.J65]/[$'Total Deaths'.J$31]" office:value-type="float" office:value="6.45738839818572" calcext:value-type="float">
            <text:p>6.457</text:p>
          </table:table-cell>
          <table:table-cell table:style-name="ce28" table:formula="of:=[.I54]-[.I53]" office:value-type="float" office:value="1.28909047505371" calcext:value-type="float">
            <text:p>1.289</text:p>
          </table:table-cell>
          <table:table-cell table:style-name="ce28" table:number-columns-repeated="2"/>
          <table:table-cell table:formula="of:=[.M53]+1" office:value-type="float" office:value="2" calcext:value-type="float">
            <text:p>2</text:p>
          </table:table-cell>
          <table:table-cell table:style-name="ce23" table:formula="of:=[.C54]/[.I54]" office:value-type="float" office:value="1.18552932058015" calcext:value-type="float">
            <text:p>1.19</text:p>
          </table:table-cell>
          <table:table-cell table:style-name="ce23" table:formula="of:=[.N54]-[.N53]" office:value-type="float" office:value="0.0146240454600965" calcext:value-type="float">
            <text:p>0.01</text:p>
          </table:table-cell>
          <table:table-cell table:style-name="ce23" table:formula="of:=[.F54]/[.I54]" office:value-type="float" office:value="1.15099665284508" calcext:value-type="float">
            <text:p>1.15</text:p>
          </table:table-cell>
          <table:table-cell table:style-name="ce23" table:formula="of:=[.P54]-[.P53]" office:value-type="float" office:value="-0.00693891386646661" calcext:value-type="float">
            <text:p>-0.01</text:p>
          </table:table-cell>
          <table:table-cell table:style-name="ce23" table:formula="of:=[.G54]/[.I54]" office:value-type="float" office:value="0.964028576889759" calcext:value-type="float">
            <text:p>0.96</text:p>
          </table:table-cell>
          <table:table-cell table:style-name="ce23" table:formula="of:=[.R54]-[.R53]" office:value-type="float" office:value="0.00786624020742877" calcext:value-type="float">
            <text:p>0.01</text:p>
          </table:table-cell>
          <table:table-cell table:number-columns-repeated="1005"/>
        </table:table-row>
        <table:table-row table:style-name="ro1">
          <table:table-cell/>
          <table:table-cell table:formula="of:=[.B54]+1" office:value-type="float" office:value="3" calcext:value-type="float">
            <text:p>3</text:p>
          </table:table-cell>
          <table:table-cell table:style-name="ce28" table:formula="of:=[$'Total Deaths'.D46]/[$'Total Deaths'.D$31]" office:value-type="float" office:value="10.4332010582011" calcext:value-type="float">
            <text:p>10.433</text:p>
          </table:table-cell>
          <table:table-cell table:style-name="ce28" table:formula="of:=[$'Total Deaths'.E53]/[$'Total Deaths'.E$31]" office:value-type="float" office:value="11.4010695187166" calcext:value-type="float">
            <text:p>11.401</text:p>
          </table:table-cell>
          <table:table-cell table:style-name="ce28" table:formula="of:=[$'Total Deaths'.F57]/[$'Total Deaths'.F$31]" office:value-type="float" office:value="8.61038762065267" calcext:value-type="float">
            <text:p>8.610</text:p>
          </table:table-cell>
          <table:table-cell table:style-name="ce28" table:formula="of:=[$'Total Deaths'.G63]/[$'Total Deaths'.$G$31]" office:value-type="float" office:value="10.1351351351351" calcext:value-type="float">
            <text:p>10.135</text:p>
          </table:table-cell>
          <table:table-cell table:style-name="ce28" table:formula="of:=[$'Total Deaths'.H61]/[$'Total Deaths'.H$31]" office:value-type="float" office:value="6.82991591680189" calcext:value-type="float">
            <text:p>6.830</text:p>
          </table:table-cell>
          <table:table-cell table:style-name="ce28" table:formula="of:=[$'Total Deaths'.I65]/[$'Total Deaths'.I$31]" office:value-type="float" office:value="7.74018126888218" calcext:value-type="float">
            <text:p>7.740</text:p>
          </table:table-cell>
          <table:table-cell table:style-name="ce28" table:formula="of:=[$'Total Deaths'.J66]/[$'Total Deaths'.J$31]" office:value-type="float" office:value="7.69873478157078" calcext:value-type="float">
            <text:p>7.699</text:p>
          </table:table-cell>
          <table:table-cell table:style-name="ce28" table:formula="of:=[.I55]-[.I54]" office:value-type="float" office:value="1.24134638338506" calcext:value-type="float">
            <text:p>1.241</text:p>
          </table:table-cell>
          <table:table-cell table:style-name="ce28" table:number-columns-repeated="2"/>
          <table:table-cell table:formula="of:=[.M54]+1" office:value-type="float" office:value="3" calcext:value-type="float">
            <text:p>3</text:p>
          </table:table-cell>
          <table:table-cell table:style-name="ce23" table:formula="of:=[.C55]/[.I55]" office:value-type="float" office:value="1.35518385217998" calcext:value-type="float">
            <text:p>1.36</text:p>
          </table:table-cell>
          <table:table-cell table:style-name="ce23" table:formula="of:=[.N55]-[.N54]" office:value-type="float" office:value="0.169654531599824" calcext:value-type="float">
            <text:p>0.17</text:p>
          </table:table-cell>
          <table:table-cell table:style-name="ce23" table:formula="of:=[.F55]/[.I55]" office:value-type="float" office:value="1.31646763042112" calcext:value-type="float">
            <text:p>1.32</text:p>
          </table:table-cell>
          <table:table-cell table:style-name="ce23" table:formula="of:=[.P55]-[.P54]" office:value-type="float" office:value="0.165470977576037" calcext:value-type="float">
            <text:p>0.17</text:p>
          </table:table-cell>
          <table:table-cell table:style-name="ce23" table:formula="of:=[.G55]/[.I55]" office:value-type="float" office:value="0.887147837999476" calcext:value-type="float">
            <text:p>0.89</text:p>
          </table:table-cell>
          <table:table-cell table:style-name="ce23" table:formula="of:=[.R55]-[.R54]" office:value-type="float" office:value="-0.0768807388902825" calcext:value-type="float">
            <text:p>-0.08</text:p>
          </table:table-cell>
          <table:table-cell table:number-columns-repeated="1005"/>
        </table:table-row>
        <table:table-row table:style-name="ro1">
          <table:table-cell/>
          <table:table-cell table:formula="of:=[.B55]+1" office:value-type="float" office:value="4" calcext:value-type="float">
            <text:p>4</text:p>
          </table:table-cell>
          <table:table-cell table:style-name="ce28" table:formula="of:=[$'Total Deaths'.D47]/[$'Total Deaths'.D$31]" office:value-type="float" office:value="13.6739417989418" calcext:value-type="float">
            <text:p>13.674</text:p>
          </table:table-cell>
          <table:table-cell table:style-name="ce28" table:formula="of:=[$'Total Deaths'.E54]/[$'Total Deaths'.E$31]" office:value-type="float" office:value="13.6470588235294" calcext:value-type="float">
            <text:p>13.647</text:p>
          </table:table-cell>
          <table:table-cell table:style-name="ce28" table:formula="of:=[$'Total Deaths'.F58]/[$'Total Deaths'.F$31]" office:value-type="float" office:value="10.3263367550176" calcext:value-type="float">
            <text:p>10.326</text:p>
          </table:table-cell>
          <table:table-cell table:style-name="ce28" table:formula="of:=[$'Total Deaths'.G64]/[$'Total Deaths'.$G$31]" office:value-type="float" office:value="10.1351351351351" calcext:value-type="float">
            <text:p>10.135</text:p>
          </table:table-cell>
          <table:table-cell table:style-name="ce28" table:formula="of:=[$'Total Deaths'.H62]/[$'Total Deaths'.H$31]" office:value-type="float" office:value="8.52633131730344" calcext:value-type="float">
            <text:p>8.526</text:p>
          </table:table-cell>
          <table:table-cell table:style-name="ce28" table:formula="of:=[$'Total Deaths'.I66]/[$'Total Deaths'.I$31]" office:value-type="float" office:value="9.5166163141994" calcext:value-type="float">
            <text:p>9.517</text:p>
          </table:table-cell>
          <table:table-cell table:style-name="ce28" table:formula="of:=[$'Total Deaths'.J67]/[$'Total Deaths'.J$31]" office:value-type="float" office:value="9.2504177608021" calcext:value-type="float">
            <text:p>9.250</text:p>
          </table:table-cell>
          <table:table-cell table:style-name="ce28" table:formula="of:=[.I56]-[.I55]" office:value-type="float" office:value="1.55168297923132" calcext:value-type="float">
            <text:p>1.552</text:p>
          </table:table-cell>
          <table:table-cell table:style-name="ce28" table:number-columns-repeated="2"/>
          <table:table-cell table:formula="of:=[.M55]+1" office:value-type="float" office:value="4" calcext:value-type="float">
            <text:p>4</text:p>
          </table:table-cell>
          <table:table-cell table:style-name="ce23" table:formula="of:=[.C56]/[.I56]" office:value-type="float" office:value="1.47819721795528" calcext:value-type="float">
            <text:p>1.48</text:p>
          </table:table-cell>
          <table:table-cell table:style-name="ce23" table:formula="of:=[.N56]-[.N55]" office:value-type="float" office:value="0.123013365775306" calcext:value-type="float">
            <text:p>0.12</text:p>
          </table:table-cell>
          <table:table-cell table:style-name="ce23" table:formula="of:=[.F56]/[.I56]" office:value-type="float" office:value="1.09564080209241" calcext:value-type="float">
            <text:p>1.10</text:p>
          </table:table-cell>
          <table:table-cell table:style-name="ce23" table:formula="of:=[.P56]-[.P55]" office:value-type="float" office:value="-0.220826828328704" calcext:value-type="float">
            <text:p>-0.22</text:p>
          </table:table-cell>
          <table:table-cell table:style-name="ce23" table:formula="of:=[.G56]/[.I56]" office:value-type="float" office:value="0.921723919695073" calcext:value-type="float">
            <text:p>0.92</text:p>
          </table:table-cell>
          <table:table-cell table:style-name="ce23" table:formula="of:=[.R56]-[.R55]" office:value-type="float" office:value="0.0345760816955972" calcext:value-type="float">
            <text:p>0.03</text:p>
          </table:table-cell>
          <table:table-cell table:number-columns-repeated="1005"/>
        </table:table-row>
        <table:table-row table:style-name="ro1">
          <table:table-cell/>
          <table:table-cell table:formula="of:=[.B56]+1" office:value-type="float" office:value="5" calcext:value-type="float">
            <text:p>5</text:p>
          </table:table-cell>
          <table:table-cell table:style-name="ce28" table:formula="of:=[$'Total Deaths'.D48]/[$'Total Deaths'.D$31]" office:value-type="float" office:value="16.7989417989418" calcext:value-type="float">
            <text:p>16.799</text:p>
          </table:table-cell>
          <table:table-cell table:style-name="ce28" table:formula="of:=[$'Total Deaths'.E55]/[$'Total Deaths'.E$31]" office:value-type="float" office:value="17.7754010695187" calcext:value-type="float">
            <text:p>17.775</text:p>
          </table:table-cell>
          <table:table-cell table:style-name="ce28" table:formula="of:=[$'Total Deaths'.F59]/[$'Total Deaths'.F$31]" office:value-type="float" office:value="13.1760379960165" calcext:value-type="float">
            <text:p>13.176</text:p>
          </table:table-cell>
          <table:table-cell table:style-name="ce28" table:formula="of:=[$'Total Deaths'.G65]/[$'Total Deaths'.$G$31]" office:value-type="float" office:value="10.6177606177606" calcext:value-type="float">
            <text:p>10.618</text:p>
          </table:table-cell>
          <table:table-cell table:style-name="ce28" table:formula="of:=[$'Total Deaths'.H63]/[$'Total Deaths'.H$31]" office:value-type="float" office:value="11.1963416433102" calcext:value-type="float">
            <text:p>11.196</text:p>
          </table:table-cell>
          <table:table-cell table:style-name="ce28" table:formula="of:=[$'Total Deaths'.I67]/[$'Total Deaths'.I$31]" office:value-type="float" office:value="12.2779456193353" calcext:value-type="float">
            <text:p>12.278</text:p>
          </table:table-cell>
          <table:table-cell table:style-name="ce28" table:formula="of:=[$'Total Deaths'.J68]/[$'Total Deaths'.J$31]" office:value-type="float" office:value="11.1124373358797" calcext:value-type="float">
            <text:p>11.112</text:p>
          </table:table-cell>
          <table:table-cell table:style-name="ce28" table:formula="of:=[.I57]-[.I56]" office:value-type="float" office:value="1.86201957507758" calcext:value-type="float">
            <text:p>1.862</text:p>
          </table:table-cell>
          <table:table-cell table:style-name="ce28" table:number-columns-repeated="2"/>
          <table:table-cell table:formula="of:=[.M56]+1" office:value-type="float" office:value="5" calcext:value-type="float">
            <text:p>5</text:p>
          </table:table-cell>
          <table:table-cell table:style-name="ce23" table:formula="of:=[.C57]/[.I57]" office:value-type="float" office:value="1.51172432214323" calcext:value-type="float">
            <text:p>1.51</text:p>
          </table:table-cell>
          <table:table-cell table:style-name="ce23" table:formula="of:=[.N57]-[.N56]" office:value-type="float" office:value="0.0335271041879444" calcext:value-type="float">
            <text:p>0.03</text:p>
          </table:table-cell>
          <table:table-cell table:style-name="ce23" table:formula="of:=[.F57]/[.I57]" office:value-type="float" office:value="0.955484408760456" calcext:value-type="float">
            <text:p>0.96</text:p>
          </table:table-cell>
          <table:table-cell table:style-name="ce23" table:formula="of:=[.P57]-[.P56]" office:value-type="float" office:value="-0.140156393331959" calcext:value-type="float">
            <text:p>-0.14</text:p>
          </table:table-cell>
          <table:table-cell table:style-name="ce23" table:formula="of:=[.G57]/[.I57]" office:value-type="float" office:value="1.00755048644096" calcext:value-type="float">
            <text:p>1.01</text:p>
          </table:table-cell>
          <table:table-cell table:style-name="ce23" table:formula="of:=[.R57]-[.R56]" office:value-type="float" office:value="0.085826566745883" calcext:value-type="float">
            <text:p>0.09</text:p>
          </table:table-cell>
          <table:table-cell table:number-columns-repeated="1005"/>
        </table:table-row>
        <table:table-row table:style-name="ro1">
          <table:table-cell/>
          <table:table-cell table:formula="of:=[.B57]+1" office:value-type="float" office:value="6" calcext:value-type="float">
            <text:p>6</text:p>
          </table:table-cell>
          <table:table-cell table:style-name="ce28" table:formula="of:=[$'Total Deaths'.D49]/[$'Total Deaths'.D$31]" office:value-type="float" office:value="20.9325396825397" calcext:value-type="float">
            <text:p>20.933</text:p>
          </table:table-cell>
          <table:table-cell table:style-name="ce28" table:formula="of:=[$'Total Deaths'.E56]/[$'Total Deaths'.E$31]" office:value-type="float" office:value="23.379679144385" calcext:value-type="float">
            <text:p>23.380</text:p>
          </table:table-cell>
          <table:table-cell table:style-name="ce28" table:formula="of:=[$'Total Deaths'.F60]/[$'Total Deaths'.F$31]" office:value-type="float" office:value="16.85307185537" calcext:value-type="float">
            <text:p>16.853</text:p>
          </table:table-cell>
          <table:table-cell table:style-name="ce28" table:formula="of:=[$'Total Deaths'.G66]/[$'Total Deaths'.$G$31]" office:value-type="float" office:value="14.0926640926641" calcext:value-type="float">
            <text:p>14.093</text:p>
          </table:table-cell>
          <table:table-cell table:style-name="ce28" table:formula="of:=[$'Total Deaths'.H64]/[$'Total Deaths'.H$31]" office:value-type="float" office:value="15.0317155922702" calcext:value-type="float">
            <text:p>15.032</text:p>
          </table:table-cell>
          <table:table-cell table:style-name="ce28" table:formula="of:=[$'Total Deaths'.I68]/[$'Total Deaths'.I$31]" office:value-type="float" office:value="15.4501510574018" calcext:value-type="float">
            <text:p>15.450</text:p>
          </table:table-cell>
          <table:table-cell table:style-name="ce28" table:formula="of:=[$'Total Deaths'.J69]/[$'Total Deaths'.J$31]" office:value-type="float" office:value="13.2131773693005" calcext:value-type="float">
            <text:p>13.213</text:p>
          </table:table-cell>
          <table:table-cell table:style-name="ce28" table:formula="of:=[.I58]-[.I57]" office:value-type="float" office:value="2.10074003342086" calcext:value-type="float">
            <text:p>2.101</text:p>
          </table:table-cell>
          <table:table-cell table:style-name="ce28" table:number-columns-repeated="2"/>
          <table:table-cell table:formula="of:=[.M57]+1" office:value-type="float" office:value="6" calcext:value-type="float">
            <text:p>6</text:p>
          </table:table-cell>
          <table:table-cell table:style-name="ce23" table:formula="of:=[.C58]/[.I58]" office:value-type="float" office:value="1.58421695989447" calcext:value-type="float">
            <text:p>1.58</text:p>
          </table:table-cell>
          <table:table-cell table:style-name="ce23" table:formula="of:=[.N58]-[.N57]" office:value-type="float" office:value="0.0724926377512398" calcext:value-type="float">
            <text:p>0.07</text:p>
          </table:table-cell>
          <table:table-cell table:style-name="ce23" table:formula="of:=[.F58]/[.I58]" office:value-type="float" office:value="1.06656133485402" calcext:value-type="float">
            <text:p>1.07</text:p>
          </table:table-cell>
          <table:table-cell table:style-name="ce23" table:formula="of:=[.P58]-[.P57]" office:value-type="float" office:value="0.111076926093562" calcext:value-type="float">
            <text:p>0.11</text:p>
          </table:table-cell>
          <table:table-cell table:style-name="ce23" table:formula="of:=[.G58]/[.I58]" office:value-type="float" office:value="1.13763065250262" calcext:value-type="float">
            <text:p>1.14</text:p>
          </table:table-cell>
          <table:table-cell table:style-name="ce23" table:formula="of:=[.R58]-[.R57]" office:value-type="float" office:value="0.130080166061664" calcext:value-type="float">
            <text:p>0.13</text:p>
          </table:table-cell>
          <table:table-cell table:number-columns-repeated="1005"/>
        </table:table-row>
        <table:table-row table:style-name="ro1">
          <table:table-cell/>
          <table:table-cell table:formula="of:=[.B58]+1" office:value-type="float" office:value="7" calcext:value-type="float">
            <text:p>7</text:p>
          </table:table-cell>
          <table:table-cell table:style-name="ce28" table:formula="of:=[$'Total Deaths'.D50]/[$'Total Deaths'.D$31]" office:value-type="float" office:value="23.8260582010582" calcext:value-type="float">
            <text:p>23.826</text:p>
          </table:table-cell>
          <table:table-cell table:style-name="ce28" table:formula="of:=[$'Total Deaths'.E57]/[$'Total Deaths'.E$31]" office:value-type="float" office:value="29.5401069518717" calcext:value-type="float">
            <text:p>29.540</text:p>
          </table:table-cell>
          <table:table-cell table:style-name="ce28" table:formula="of:=[$'Total Deaths'.F61]/[$'Total Deaths'.F$31]" office:value-type="float" office:value="20.0857974567182" calcext:value-type="float">
            <text:p>20.086</text:p>
          </table:table-cell>
          <table:table-cell table:style-name="ce28" table:formula="of:=[$'Total Deaths'.G67]/[$'Total Deaths'.$G$31]" office:value-type="float" office:value="17.3745173745174" calcext:value-type="float">
            <text:p>17.375</text:p>
          </table:table-cell>
          <table:table-cell table:style-name="ce28" table:formula="of:=[$'Total Deaths'.H65]/[$'Total Deaths'.H$31]" office:value-type="float" office:value="18.1147661897035" calcext:value-type="float">
            <text:p>18.115</text:p>
          </table:table-cell>
          <table:table-cell table:style-name="ce28" table:formula="of:=[$'Total Deaths'.I69]/[$'Total Deaths'.I$31]" office:value-type="float" office:value="18.392749244713" calcext:value-type="float">
            <text:p>18.393</text:p>
          </table:table-cell>
          <table:table-cell table:style-name="ce28" table:formula="of:=[$'Total Deaths'.J70]/[$'Total Deaths'.J$31]" office:value-type="float" office:value="15.2184292193841" calcext:value-type="float">
            <text:p>15.218</text:p>
          </table:table-cell>
          <table:table-cell table:style-name="ce28" table:formula="of:=[.I59]-[.I58]" office:value-type="float" office:value="2.00525185008355" calcext:value-type="float">
            <text:p>2.005</text:p>
          </table:table-cell>
          <table:table-cell table:style-name="ce28" table:number-columns-repeated="2"/>
          <table:table-cell table:formula="of:=[.M58]+1" office:value-type="float" office:value="7" calcext:value-type="float">
            <text:p>7</text:p>
          </table:table-cell>
          <table:table-cell table:style-name="ce23" table:formula="of:=[.C59]/[.I59]" office:value-type="float" office:value="1.56560561261542" calcext:value-type="float">
            <text:p>1.57</text:p>
          </table:table-cell>
          <table:table-cell table:style-name="ce23" table:formula="of:=[.N59]-[.N58]" office:value-type="float" office:value="-0.0186113472790499" calcext:value-type="float">
            <text:p>-0.02</text:p>
          </table:table-cell>
          <table:table-cell table:style-name="ce23" table:formula="of:=[.F59]/[.I59]" office:value-type="float" office:value="1.14167612991142" calcext:value-type="float">
            <text:p>1.14</text:p>
          </table:table-cell>
          <table:table-cell table:style-name="ce23" table:formula="of:=[.P59]-[.P58]" office:value-type="float" office:value="0.075114795057406" calcext:value-type="float">
            <text:p>0.08</text:p>
          </table:table-cell>
          <table:table-cell table:style-name="ce23" table:formula="of:=[.G59]/[.I59]" office:value-type="float" office:value="1.19031773441048" calcext:value-type="float">
            <text:p>1.19</text:p>
          </table:table-cell>
          <table:table-cell table:style-name="ce23" table:formula="of:=[.R59]-[.R58]" office:value-type="float" office:value="0.0526870819078569" calcext:value-type="float">
            <text:p>0.05</text:p>
          </table:table-cell>
          <table:table-cell table:number-columns-repeated="1005"/>
        </table:table-row>
        <table:table-row table:style-name="ro1">
          <table:table-cell/>
          <table:table-cell table:formula="of:=[.B59]+1" office:value-type="float" office:value="8" calcext:value-type="float">
            <text:p>8</text:p>
          </table:table-cell>
          <table:table-cell table:style-name="ce28" table:formula="of:=[$'Total Deaths'.D51]/[$'Total Deaths'.D$31]" office:value-type="float" office:value="29.9107142857143" calcext:value-type="float">
            <text:p>29.911</text:p>
          </table:table-cell>
          <table:table-cell table:style-name="ce28" table:formula="of:=[$'Total Deaths'.E58]/[$'Total Deaths'.E$31]" office:value-type="float" office:value="37.903743315508" calcext:value-type="float">
            <text:p>37.904</text:p>
          </table:table-cell>
          <table:table-cell table:style-name="ce28" table:formula="of:=[$'Total Deaths'.F62]/[$'Total Deaths'.F$31]" office:value-type="float" office:value="25.9843726060978" calcext:value-type="float">
            <text:p>25.984</text:p>
          </table:table-cell>
          <table:table-cell table:style-name="ce28" table:formula="of:=[$'Total Deaths'.G68]/[$'Total Deaths'.$G$31]" office:value-type="float" office:value="23.0694980694981" calcext:value-type="float">
            <text:p>23.069</text:p>
          </table:table-cell>
          <table:table-cell table:style-name="ce28" table:formula="of:=[$'Total Deaths'.H66]/[$'Total Deaths'.H$31]" office:value-type="float" office:value="20.770025077445" calcext:value-type="float">
            <text:p>20.770</text:p>
          </table:table-cell>
          <table:table-cell table:style-name="ce28" table:formula="of:=[$'Total Deaths'.I70]/[$'Total Deaths'.I$31]" office:value-type="float" office:value="21.5679758308157" calcext:value-type="float">
            <text:p>21.568</text:p>
          </table:table-cell>
          <table:table-cell table:style-name="ce28" table:formula="of:=[$'Total Deaths'.J71]/[$'Total Deaths'.J$31]" office:value-type="float" office:value="17.2356170923848" calcext:value-type="float">
            <text:p>17.236</text:p>
          </table:table-cell>
          <table:table-cell table:style-name="ce28" table:formula="of:=[.I60]-[.I59]" office:value-type="float" office:value="2.01718787300072" calcext:value-type="float">
            <text:p>2.017</text:p>
          </table:table-cell>
          <table:table-cell table:style-name="ce28" table:number-columns-repeated="2"/>
          <table:table-cell table:formula="of:=[.M59]+1" office:value-type="float" office:value="8" calcext:value-type="float">
            <text:p>8</text:p>
          </table:table-cell>
          <table:table-cell table:style-name="ce23" table:formula="of:=[.C60]/[.I60]" office:value-type="float" office:value="1.73540141472101" calcext:value-type="float">
            <text:p>1.74</text:p>
          </table:table-cell>
          <table:table-cell table:style-name="ce23" table:formula="of:=[.N60]-[.N59]" office:value-type="float" office:value="0.169795802105597" calcext:value-type="float">
            <text:p>0.17</text:p>
          </table:table-cell>
          <table:table-cell table:style-name="ce23" table:formula="of:=[.F60]/[.I60]" office:value-type="float" office:value="1.33847821901839" calcext:value-type="float">
            <text:p>1.34</text:p>
          </table:table-cell>
          <table:table-cell table:style-name="ce23" table:formula="of:=[.P60]-[.P59]" office:value-type="float" office:value="0.196802089106961" calcext:value-type="float">
            <text:p>0.20</text:p>
          </table:table-cell>
          <table:table-cell table:style-name="ce23" table:formula="of:=[.G60]/[.I60]" office:value-type="float" office:value="1.20506419736035" calcext:value-type="float">
            <text:p>1.21</text:p>
          </table:table-cell>
          <table:table-cell table:style-name="ce23" table:formula="of:=[.R60]-[.R59]" office:value-type="float" office:value="0.0147464629498728" calcext:value-type="float">
            <text:p>0.01</text:p>
          </table:table-cell>
          <table:table-cell table:number-columns-repeated="1005"/>
        </table:table-row>
        <table:table-row table:style-name="ro1">
          <table:table-cell/>
          <table:table-cell table:formula="of:=[.B60]+1" office:value-type="float" office:value="9" calcext:value-type="float">
            <text:p>9</text:p>
          </table:table-cell>
          <table:table-cell table:style-name="ce28" table:formula="of:=[$'Total Deaths'.D52]/[$'Total Deaths'.D$31]" office:value-type="float" office:value="35.6812169312169" calcext:value-type="float">
            <text:p>35.681</text:p>
          </table:table-cell>
          <table:table-cell table:style-name="ce28" table:formula="of:=[$'Total Deaths'.E59]/[$'Total Deaths'.E$31]" office:value-type="float" office:value="49.4331550802139" calcext:value-type="float">
            <text:p>49.433</text:p>
          </table:table-cell>
          <table:table-cell table:style-name="ce28" table:formula="of:=[$'Total Deaths'.F63]/[$'Total Deaths'.F$31]" office:value-type="float" office:value="30.5653439558756" calcext:value-type="float">
            <text:p>30.565</text:p>
          </table:table-cell>
          <table:table-cell table:style-name="ce28" table:formula="of:=[$'Total Deaths'.G69]/[$'Total Deaths'.$G$31]" office:value-type="float" office:value="29.7297297297297" calcext:value-type="float">
            <text:p>29.730</text:p>
          </table:table-cell>
          <table:table-cell table:style-name="ce28" table:formula="of:=[$'Total Deaths'.H67]/[$'Total Deaths'.H$31]" office:value-type="float" office:value="26.390323056498" calcext:value-type="float">
            <text:p>26.390</text:p>
          </table:table-cell>
          <table:table-cell table:style-name="ce28" table:formula="of:=[$'Total Deaths'.I71]/[$'Total Deaths'.I$31]" office:value-type="float" office:value="25.5861027190332" calcext:value-type="float">
            <text:p>25.586</text:p>
          </table:table-cell>
          <table:table-cell table:style-name="ce28" table:formula="of:=[$'Total Deaths'.J72]/[$'Total Deaths'.J$31]" office:value-type="float" office:value="18.9066603007878" calcext:value-type="float">
            <text:p>18.907</text:p>
          </table:table-cell>
          <table:table-cell table:style-name="ce28" table:formula="of:=[.I61]-[.I60]" office:value-type="float" office:value="1.67104320840296" calcext:value-type="float">
            <text:p>1.671</text:p>
          </table:table-cell>
          <table:table-cell table:style-name="ce28" table:number-columns-repeated="2"/>
          <table:table-cell table:formula="of:=[.M60]+1" office:value-type="float" office:value="9" calcext:value-type="float">
            <text:p>9</text:p>
          </table:table-cell>
          <table:table-cell table:style-name="ce23" table:formula="of:=[.C61]/[.I61]" office:value-type="float" office:value="1.88723002177863" calcext:value-type="float">
            <text:p>1.89</text:p>
          </table:table-cell>
          <table:table-cell table:style-name="ce23" table:formula="of:=[.N61]-[.N60]" office:value-type="float" office:value="0.15182860705762" calcext:value-type="float">
            <text:p>0.15</text:p>
          </table:table-cell>
          <table:table-cell table:style-name="ce23" table:formula="of:=[.F61]/[.I61]" office:value-type="float" office:value="1.57244744744745" calcext:value-type="float">
            <text:p>1.57</text:p>
          </table:table-cell>
          <table:table-cell table:style-name="ce23" table:formula="of:=[.P61]-[.P60]" office:value-type="float" office:value="0.233969228429062" calcext:value-type="float">
            <text:p>0.23</text:p>
          </table:table-cell>
          <table:table-cell table:style-name="ce23" table:formula="of:=[.G61]/[.I61]" office:value-type="float" office:value="1.39582150610695" calcext:value-type="float">
            <text:p>1.40</text:p>
          </table:table-cell>
          <table:table-cell table:style-name="ce23" table:formula="of:=[.R61]-[.R60]" office:value-type="float" office:value="0.190757308746596" calcext:value-type="float">
            <text:p>0.19</text:p>
          </table:table-cell>
          <table:table-cell table:number-columns-repeated="1005"/>
        </table:table-row>
        <table:table-row table:style-name="ro1">
          <table:table-cell/>
          <table:table-cell table:formula="of:=[.B61]+1" office:value-type="float" office:value="10" calcext:value-type="float">
            <text:p>10</text:p>
          </table:table-cell>
          <table:table-cell table:style-name="ce28" table:formula="of:=[$'Total Deaths'.D53]/[$'Total Deaths'.D$31]" office:value-type="float" office:value="41.385582010582" calcext:value-type="float">
            <text:p>41.386</text:p>
          </table:table-cell>
          <table:table-cell table:style-name="ce28" table:formula="of:=[$'Total Deaths'.E60]/[$'Total Deaths'.E$31]" office:value-type="float" office:value="63.9786096256684" calcext:value-type="float">
            <text:p>63.979</text:p>
          </table:table-cell>
          <table:table-cell table:style-name="ce28" table:formula="of:=[$'Total Deaths'.F64]/[$'Total Deaths'.F$31]" office:value-type="float" office:value="35.4527347939329" calcext:value-type="float">
            <text:p>35.453</text:p>
          </table:table-cell>
          <table:table-cell table:style-name="ce28" table:formula="of:=[$'Total Deaths'.G70]/[$'Total Deaths'.$G$31]" office:value-type="float" office:value="34.5559845559846" calcext:value-type="float">
            <text:p>34.556</text:p>
          </table:table-cell>
          <table:table-cell table:style-name="ce28" table:formula="of:=[$'Total Deaths'.H68]/[$'Total Deaths'.H$31]" office:value-type="float" office:value="34.695382799823" calcext:value-type="float">
            <text:p>34.695</text:p>
          </table:table-cell>
          <table:table-cell table:style-name="ce28" table:formula="of:=[$'Total Deaths'.I72]/[$'Total Deaths'.I$31]" office:value-type="float" office:value="29.1117824773414" calcext:value-type="float">
            <text:p>29.112</text:p>
          </table:table-cell>
          <table:table-cell table:style-name="ce28" table:formula="of:=[$'Total Deaths'.J73]/[$'Total Deaths'.J$31]" office:value-type="float" office:value="21.6042014800668" calcext:value-type="float">
            <text:p>21.604</text:p>
          </table:table-cell>
          <table:table-cell table:style-name="ce28" table:formula="of:=[.I62]-[.I61]" office:value-type="float" office:value="2.69754117927906" calcext:value-type="float">
            <text:p>2.698</text:p>
          </table:table-cell>
          <table:table-cell table:style-name="ce28" table:number-columns-repeated="2"/>
          <table:table-cell table:formula="of:=[.M61]+1" office:value-type="float" office:value="10" calcext:value-type="float">
            <text:p>10</text:p>
          </table:table-cell>
          <table:table-cell table:style-name="ce23" table:formula="of:=[.C62]/[.I62]" office:value-type="float" office:value="1.9156265529539" calcext:value-type="float">
            <text:p>1.92</text:p>
          </table:table-cell>
          <table:table-cell table:style-name="ce23" table:formula="of:=[.N62]-[.N61]" office:value-type="float" office:value="0.0283965311752683" calcext:value-type="float">
            <text:p>0.03</text:p>
          </table:table-cell>
          <table:table-cell table:style-name="ce23" table:formula="of:=[.F62]/[.I62]" office:value-type="float" office:value="1.59950297574607" calcext:value-type="float">
            <text:p>1.60</text:p>
          </table:table-cell>
          <table:table-cell table:style-name="ce23" table:formula="of:=[.P62]-[.P61]" office:value-type="float" office:value="0.0270555282986225" calcext:value-type="float">
            <text:p>0.03</text:p>
          </table:table-cell>
          <table:table-cell table:style-name="ce23" table:formula="of:=[.G62]/[.I62]" office:value-type="float" office:value="1.60595534307689" calcext:value-type="float">
            <text:p>1.61</text:p>
          </table:table-cell>
          <table:table-cell table:style-name="ce23" table:formula="of:=[.R62]-[.R61]" office:value-type="float" office:value="0.210133836969943" calcext:value-type="float">
            <text:p>0.21</text:p>
          </table:table-cell>
          <table:table-cell table:number-columns-repeated="1005"/>
        </table:table-row>
        <table:table-row table:style-name="ro1">
          <table:table-cell/>
          <table:table-cell table:formula="of:=[.B62]+1" office:value-type="float" office:value="11" calcext:value-type="float">
            <text:p>11</text:p>
          </table:table-cell>
          <table:table-cell table:style-name="ce28" table:formula="of:=[$'Total Deaths'.D54]/[$'Total Deaths'.D$31]" office:value-type="float" office:value="49.239417989418" calcext:value-type="float">
            <text:p>49.239</text:p>
          </table:table-cell>
          <table:table-cell table:style-name="ce28" table:formula="of:=[$'Total Deaths'.E61]/[$'Total Deaths'.E$31]" office:value-type="float" office:value="78.0106951871658" calcext:value-type="float">
            <text:p>78.011</text:p>
          </table:table-cell>
          <table:table-cell table:style-name="ce28" table:formula="of:=[$'Total Deaths'.F65]/[$'Total Deaths'.F$31]" office:value-type="float" office:value="39.9264593228129" calcext:value-type="float">
            <text:p>39.926</text:p>
          </table:table-cell>
          <table:table-cell table:style-name="ce28" table:formula="of:=[$'Total Deaths'.G71]/[$'Total Deaths'.$G$31]" office:value-type="float" office:value="36.003861003861" calcext:value-type="float">
            <text:p>36.004</text:p>
          </table:table-cell>
          <table:table-cell table:style-name="ce28" table:formula="of:=[$'Total Deaths'.H69]/[$'Total Deaths'.H$31]" office:value-type="float" office:value="43.0889511727393" calcext:value-type="float">
            <text:p>43.089</text:p>
          </table:table-cell>
          <table:table-cell table:style-name="ce28" table:formula="of:=[$'Total Deaths'.I73]/[$'Total Deaths'.I$31]" office:value-type="float" office:value="32.9154078549849" calcext:value-type="float">
            <text:p>32.915</text:p>
          </table:table-cell>
          <table:table-cell table:style-name="ce28" table:formula="of:=[$'Total Deaths'.J74]/[$'Total Deaths'.J$31]" office:value-type="float" office:value="24.0630222010026" calcext:value-type="float">
            <text:p>24.063</text:p>
          </table:table-cell>
          <table:table-cell table:style-name="ce28" table:formula="of:=[.I63]-[.I62]" office:value-type="float" office:value="2.45882072093578" calcext:value-type="float">
            <text:p>2.459</text:p>
          </table:table-cell>
          <table:table-cell table:style-name="ce28" table:number-columns-repeated="2"/>
          <table:table-cell table:formula="of:=[.M62]+1" office:value-type="float" office:value="11" calcext:value-type="float">
            <text:p>11</text:p>
          </table:table-cell>
          <table:table-cell table:style-name="ce23" table:formula="of:=[.C63]/[.I63]" office:value-type="float" office:value="2.0462690670404" calcext:value-type="float">
            <text:p>2.05</text:p>
          </table:table-cell>
          <table:table-cell table:style-name="ce23" table:formula="of:=[.N63]-[.N62]" office:value-type="float" office:value="0.130642514086496" calcext:value-type="float">
            <text:p>0.13</text:p>
          </table:table-cell>
          <table:table-cell table:style-name="ce23" table:formula="of:=[.F63]/[.I63]" office:value-type="float" office:value="1.4962318823926" calcext:value-type="float">
            <text:p>1.50</text:p>
          </table:table-cell>
          <table:table-cell table:style-name="ce23" table:formula="of:=[.P63]-[.P62]" office:value-type="float" office:value="-0.103271093353473" calcext:value-type="float">
            <text:p>-0.10</text:p>
          </table:table-cell>
          <table:table-cell table:style-name="ce23" table:formula="of:=[.G63]/[.I63]" office:value-type="float" office:value="1.79067079824013" calcext:value-type="float">
            <text:p>1.79</text:p>
          </table:table-cell>
          <table:table-cell table:style-name="ce23" table:formula="of:=[.R63]-[.R62]" office:value-type="float" office:value="0.184715455163241" calcext:value-type="float">
            <text:p>0.18</text:p>
          </table:table-cell>
          <table:table-cell table:number-columns-repeated="1005"/>
        </table:table-row>
        <table:table-row table:style-name="ro1">
          <table:table-cell/>
          <table:table-cell table:formula="of:=[.B63]+1" office:value-type="float" office:value="12" calcext:value-type="float">
            <text:p>12</text:p>
          </table:table-cell>
          <table:table-cell table:style-name="ce28" table:formula="of:=[$'Total Deaths'.D55]/[$'Total Deaths'.D$31]" office:value-type="float" office:value="56.2996031746032" calcext:value-type="float">
            <text:p>56.300</text:p>
          </table:table-cell>
          <table:table-cell table:style-name="ce28" table:formula="of:=[$'Total Deaths'.E62]/[$'Total Deaths'.E$31]" office:value-type="float" office:value="93.3689839572193" calcext:value-type="float">
            <text:p>93.369</text:p>
          </table:table-cell>
          <table:table-cell table:style-name="ce28" table:formula="of:=[$'Total Deaths'.F66]/[$'Total Deaths'.F$31]" office:value-type="float" office:value="46.3306266278535" calcext:value-type="float">
            <text:p>46.331</text:p>
          </table:table-cell>
          <table:table-cell table:style-name="ce28" table:formula="of:=[$'Total Deaths'.G72]/[$'Total Deaths'.$G$31]" office:value-type="float" office:value="38.7065637065637" calcext:value-type="float">
            <text:p>38.707</text:p>
          </table:table-cell>
          <table:table-cell table:style-name="ce28" table:formula="of:=[$'Total Deaths'.H70]/[$'Total Deaths'.H$31]" office:value-type="float" office:value="53.1789349461573" calcext:value-type="float">
            <text:p>53.179</text:p>
          </table:table-cell>
          <table:table-cell table:style-name="ce28" table:formula="of:=[$'Total Deaths'.I74]/[$'Total Deaths'.I$31]" office:value-type="float" office:value="38.8761329305136" calcext:value-type="float">
            <text:p>38.876</text:p>
          </table:table-cell>
          <table:table-cell table:style-name="ce28" table:formula="of:=[$'Total Deaths'.J75]/[$'Total Deaths'.J$31]" office:value-type="float" office:value="28.0377178324182" calcext:value-type="float">
            <text:p>28.038</text:p>
          </table:table-cell>
          <table:table-cell table:style-name="ce28" table:formula="of:=[.I64]-[.I63]" office:value-type="float" office:value="3.97469563141561" calcext:value-type="float">
            <text:p>3.975</text:p>
          </table:table-cell>
          <table:table-cell table:style-name="ce28" table:number-columns-repeated="2"/>
          <table:table-cell table:formula="of:=[.M63]+1" office:value-type="float" office:value="12" calcext:value-type="float">
            <text:p>12</text:p>
          </table:table-cell>
          <table:table-cell table:style-name="ce23" table:formula="of:=[.C64]/[.I64]" office:value-type="float" office:value="2.00799521241731" calcext:value-type="float">
            <text:p>2.01</text:p>
          </table:table-cell>
          <table:table-cell table:style-name="ce23" table:formula="of:=[.N64]-[.N63]" office:value-type="float" office:value="-0.0382738546230899" calcext:value-type="float">
            <text:p>-0.04</text:p>
          </table:table-cell>
          <table:table-cell table:style-name="ce23" table:formula="of:=[.F64]/[.I64]" office:value-type="float" office:value="1.38051762764406" calcext:value-type="float">
            <text:p>1.38</text:p>
          </table:table-cell>
          <table:table-cell table:style-name="ce23" table:formula="of:=[.P64]-[.P63]" office:value-type="float" office:value="-0.115714254748532" calcext:value-type="float">
            <text:p>-0.12</text:p>
          </table:table-cell>
          <table:table-cell table:style-name="ce23" table:formula="of:=[.G64]/[.I64]" office:value-type="float" office:value="1.89669270744532" calcext:value-type="float">
            <text:p>1.90</text:p>
          </table:table-cell>
          <table:table-cell table:style-name="ce23" table:formula="of:=[.R64]-[.R63]" office:value-type="float" office:value="0.106021909205189" calcext:value-type="float">
            <text:p>0.11</text:p>
          </table:table-cell>
          <table:table-cell table:number-columns-repeated="1005"/>
        </table:table-row>
        <table:table-row table:style-name="ro1">
          <table:table-cell/>
          <table:table-cell table:formula="of:=[.B64]+1" office:value-type="float" office:value="13" calcext:value-type="float">
            <text:p>13</text:p>
          </table:table-cell>
          <table:table-cell table:style-name="ce28" table:formula="of:=[$'Total Deaths'.D56]/[$'Total Deaths'.D$31]" office:value-type="float" office:value="66.6666666666667" calcext:value-type="float">
            <text:p>66.667</text:p>
          </table:table-cell>
          <table:table-cell table:style-name="ce28" table:formula="of:=[$'Total Deaths'.E63]/[$'Total Deaths'.E$31]" office:value-type="float" office:value="109.903743315508" calcext:value-type="float">
            <text:p>109.904</text:p>
          </table:table-cell>
          <table:table-cell table:style-name="ce28" table:formula="of:=[$'Total Deaths'.F67]/[$'Total Deaths'.F$31]" office:value-type="float" office:value="53.9757928604259" calcext:value-type="float">
            <text:p>53.976</text:p>
          </table:table-cell>
          <table:table-cell table:style-name="ce28" table:formula="of:=[$'Total Deaths'.G73]/[$'Total Deaths'.$G$31]" office:value-type="float" office:value="46.042471042471" calcext:value-type="float">
            <text:p>46.042</text:p>
          </table:table-cell>
          <table:table-cell table:style-name="ce28" table:formula="of:=[$'Total Deaths'.H71]/[$'Total Deaths'.H$31]" office:value-type="float" office:value="63.6229532379407" calcext:value-type="float">
            <text:p>63.623</text:p>
          </table:table-cell>
          <table:table-cell table:style-name="ce28" table:formula="of:=[$'Total Deaths'.I75]/[$'Total Deaths'.I$31]" office:value-type="float" office:value="44.7462235649547" calcext:value-type="float">
            <text:p>44.746</text:p>
          </table:table-cell>
          <table:table-cell table:style-name="ce28" table:formula="of:=[$'Total Deaths'.J76]/[$'Total Deaths'.J$31]" office:value-type="float" office:value="31.1172117450465" calcext:value-type="float">
            <text:p>31.117</text:p>
          </table:table-cell>
          <table:table-cell table:style-name="ce28" table:formula="of:=[.I65]-[.I64]" office:value-type="float" office:value="3.07949391262831" calcext:value-type="float">
            <text:p>3.079</text:p>
          </table:table-cell>
          <table:table-cell table:style-name="ce28" table:number-columns-repeated="2"/>
          <table:table-cell table:formula="of:=[.M64]+1" office:value-type="float" office:value="13" calcext:value-type="float">
            <text:p>13</text:p>
          </table:table-cell>
          <table:table-cell table:style-name="ce23" table:formula="of:=[.C65]/[.I65]" office:value-type="float" office:value="2.14243702851298" calcext:value-type="float">
            <text:p>2.14</text:p>
          </table:table-cell>
          <table:table-cell table:style-name="ce23" table:formula="of:=[.N65]-[.N64]" office:value-type="float" office:value="0.134441816095671" calcext:value-type="float">
            <text:p>0.13</text:p>
          </table:table-cell>
          <table:table-cell table:style-name="ce23" table:formula="of:=[.F65]/[.I65]" office:value-type="float" office:value="1.4796464226844" calcext:value-type="float">
            <text:p>1.48</text:p>
          </table:table-cell>
          <table:table-cell table:style-name="ce23" table:formula="of:=[.P65]-[.P64]" office:value-type="float" office:value="0.099128795040333" calcext:value-type="float">
            <text:p>0.10</text:p>
          </table:table-cell>
          <table:table-cell table:style-name="ce23" table:formula="of:=[.G65]/[.I65]" office:value-type="float" office:value="2.04462256320471" calcext:value-type="float">
            <text:p>2.04</text:p>
          </table:table-cell>
          <table:table-cell table:style-name="ce23" table:formula="of:=[.R65]-[.R64]" office:value-type="float" office:value="0.147929855759388" calcext:value-type="float">
            <text:p>0.15</text:p>
          </table:table-cell>
          <table:table-cell table:number-columns-repeated="1005"/>
        </table:table-row>
        <table:table-row table:style-name="ro1">
          <table:table-cell/>
          <table:table-cell table:formula="of:=[.B65]+1" office:value-type="float" office:value="14" calcext:value-type="float">
            <text:p>14</text:p>
          </table:table-cell>
          <table:table-cell table:style-name="ce28" table:formula="of:=[$'Total Deaths'.D57]/[$'Total Deaths'.D$31]" office:value-type="float" office:value="79.7784391534392" calcext:value-type="float">
            <text:p>79.778</text:p>
          </table:table-cell>
          <table:table-cell table:style-name="ce28" table:formula="of:=[$'Total Deaths'.E64]/[$'Total Deaths'.E$31]" office:value-type="float" office:value="127.957219251337" calcext:value-type="float">
            <text:p>127.957</text:p>
          </table:table-cell>
          <table:table-cell table:style-name="ce28" table:formula="of:=[$'Total Deaths'.F68]/[$'Total Deaths'.F$31]" office:value-type="float" office:value="61.7741688371381" calcext:value-type="float">
            <text:p>61.774</text:p>
          </table:table-cell>
          <table:table-cell table:style-name="ce28" table:formula="of:=[$'Total Deaths'.G74]/[$'Total Deaths'.$G$31]" office:value-type="float" office:value="57.0463320463321" calcext:value-type="float">
            <text:p>57.046</text:p>
          </table:table-cell>
          <table:table-cell table:style-name="ce28" table:formula="of:=[$'Total Deaths'.H72]/[$'Total Deaths'.H$31]" office:value-type="float" office:value="72.7835964006491" calcext:value-type="float">
            <text:p>72.784</text:p>
          </table:table-cell>
          <table:table-cell table:style-name="ce28" table:formula="of:=[$'Total Deaths'.I76]/[$'Total Deaths'.I$31]" office:value-type="float" office:value="50.4894259818731" calcext:value-type="float">
            <text:p>50.489</text:p>
          </table:table-cell>
          <table:table-cell table:style-name="ce28" table:formula="of:=[$'Total Deaths'.J77]/[$'Total Deaths'.J$31]" office:value-type="float" office:value="32.6569587013607" calcext:value-type="float">
            <text:p>32.657</text:p>
          </table:table-cell>
          <table:table-cell table:style-name="ce28" table:formula="of:=[.I66]-[.I65]" office:value-type="float" office:value="1.53974695631416" calcext:value-type="float">
            <text:p>1.540</text:p>
          </table:table-cell>
          <table:table-cell table:style-name="ce28" table:number-columns-repeated="2"/>
          <table:table-cell table:formula="of:=[.M65]+1" office:value-type="float" office:value="14" calcext:value-type="float">
            <text:p>14</text:p>
          </table:table-cell>
          <table:table-cell table:style-name="ce23" table:formula="of:=[.C66]/[.I66]" office:value-type="float" office:value="2.44292311121167" calcext:value-type="float">
            <text:p>2.44</text:p>
          </table:table-cell>
          <table:table-cell table:style-name="ce23" table:formula="of:=[.N66]-[.N65]" office:value-type="float" office:value="0.300486082698693" calcext:value-type="float">
            <text:p>0.30</text:p>
          </table:table-cell>
          <table:table-cell table:style-name="ce23" table:formula="of:=[.F66]/[.I66]" office:value-type="float" office:value="1.74683541624331" calcext:value-type="float">
            <text:p>1.75</text:p>
          </table:table-cell>
          <table:table-cell table:style-name="ce23" table:formula="of:=[.P66]-[.P65]" office:value-type="float" office:value="0.267188993558913" calcext:value-type="float">
            <text:p>0.27</text:p>
          </table:table-cell>
          <table:table-cell table:style-name="ce23" table:formula="of:=[.G66]/[.I66]" office:value-type="float" office:value="2.22873161785321" calcext:value-type="float">
            <text:p>2.23</text:p>
          </table:table-cell>
          <table:table-cell table:style-name="ce23" table:formula="of:=[.R66]-[.R65]" office:value-type="float" office:value="0.184109054648501" calcext:value-type="float">
            <text:p>0.18</text:p>
          </table:table-cell>
          <table:table-cell table:number-columns-repeated="1005"/>
        </table:table-row>
        <table:table-row table:style-name="ro1">
          <table:table-cell/>
          <table:table-cell table:formula="of:=[.B66]+1" office:value-type="float" office:value="15" calcext:value-type="float">
            <text:p>15</text:p>
          </table:table-cell>
          <table:table-cell table:style-name="ce28" table:formula="of:=[$'Total Deaths'.D58]/[$'Total Deaths'.D$31]" office:value-type="float" office:value="90.5423280423281" calcext:value-type="float">
            <text:p>90.542</text:p>
          </table:table-cell>
          <table:table-cell table:style-name="ce28" table:formula="of:=[$'Total Deaths'.E65]/[$'Total Deaths'.E$31]" office:value-type="float" office:value="145.51871657754" calcext:value-type="float">
            <text:p>145.519</text:p>
          </table:table-cell>
          <table:table-cell table:style-name="ce28" table:formula="of:=[$'Total Deaths'.F69]/[$'Total Deaths'.F$31]" office:value-type="float" office:value="82.5340891680711" calcext:value-type="float">
            <text:p>82.534</text:p>
          </table:table-cell>
          <table:table-cell table:style-name="ce28" table:formula="of:=[$'Total Deaths'.G75]/[$'Total Deaths'.$G$31]" office:value-type="float" office:value="66.3127413127413" calcext:value-type="float">
            <text:p>66.313</text:p>
          </table:table-cell>
          <table:table-cell table:style-name="ce28" table:formula="of:=[$'Total Deaths'.H73]/[$'Total Deaths'.H$31]" office:value-type="float" office:value="79.2594777990854" calcext:value-type="float">
            <text:p>79.259</text:p>
          </table:table-cell>
          <table:table-cell table:style-name="ce28" table:formula="of:=[$'Total Deaths'.I77]/[$'Total Deaths'.I$31]" office:value-type="float" office:value="56.6374622356496" calcext:value-type="float">
            <text:p>56.637</text:p>
          </table:table-cell>
          <table:table-cell table:style-name="ce28" table:formula="of:=[$'Total Deaths'.J78]/[$'Total Deaths'.J$31]" office:value-type="float" office:value="34.2683217951778" calcext:value-type="float">
            <text:p>34.268</text:p>
          </table:table-cell>
          <table:table-cell table:style-name="ce28" table:formula="of:=[.I67]-[.I66]" office:value-type="float" office:value="1.61136309381714" calcext:value-type="float">
            <text:p>1.611</text:p>
          </table:table-cell>
          <table:table-cell table:style-name="ce28" table:number-columns-repeated="2"/>
          <table:table-cell table:formula="of:=[.M66]+1" office:value-type="float" office:value="15" calcext:value-type="float">
            <text:p>15</text:p>
          </table:table-cell>
          <table:table-cell table:style-name="ce23" table:formula="of:=[.C67]/[.I67]" office:value-type="float" office:value="2.64215821782872" calcext:value-type="float">
            <text:p>2.64</text:p>
          </table:table-cell>
          <table:table-cell table:style-name="ce23" table:formula="of:=[.N67]-[.N66]" office:value-type="float" office:value="0.199235106617045" calcext:value-type="float">
            <text:p>0.20</text:p>
          </table:table-cell>
          <table:table-cell table:style-name="ce23" table:formula="of:=[.F67]/[.I67]" office:value-type="float" office:value="1.93510326268947" calcext:value-type="float">
            <text:p>1.94</text:p>
          </table:table-cell>
          <table:table-cell table:style-name="ce23" table:formula="of:=[.P67]-[.P66]" office:value-type="float" office:value="0.188267846446159" calcext:value-type="float">
            <text:p>0.19</text:p>
          </table:table-cell>
          <table:table-cell table:style-name="ce23" table:formula="of:=[.G67]/[.I67]" office:value-type="float" office:value="2.31290806339512" calcext:value-type="float">
            <text:p>2.31</text:p>
          </table:table-cell>
          <table:table-cell table:style-name="ce23" table:formula="of:=[.R67]-[.R66]" office:value-type="float" office:value="0.0841764455419067" calcext:value-type="float">
            <text:p>0.08</text:p>
          </table:table-cell>
          <table:table-cell table:number-columns-repeated="1005"/>
        </table:table-row>
        <table:table-row table:style-name="ro1">
          <table:table-cell/>
          <table:table-cell table:formula="of:=[.B67]+1" office:value-type="float" office:value="16" calcext:value-type="float">
            <text:p>16</text:p>
          </table:table-cell>
          <table:table-cell table:style-name="ce28" table:formula="of:=[$'Total Deaths'.D59]/[$'Total Deaths'.D$31]" office:value-type="float" office:value="100.479497354497" calcext:value-type="float">
            <text:p>100.479</text:p>
          </table:table-cell>
          <table:table-cell table:style-name="ce28" table:formula="of:=[$'Total Deaths'.E66]/[$'Total Deaths'.E$31]" office:value-type="float" office:value="165.048128342246" calcext:value-type="float">
            <text:p>165.048</text:p>
          </table:table-cell>
          <table:table-cell table:style-name="ce28" table:formula="of:=[$'Total Deaths'.F70]/[$'Total Deaths'.F$31]" office:value-type="float" office:value="99.6935805117206" calcext:value-type="float">
            <text:p>99.694</text:p>
          </table:table-cell>
          <table:table-cell table:style-name="ce28" table:formula="of:=[$'Total Deaths'.G76]/[$'Total Deaths'.$G$31]" office:value-type="float" office:value="76.5444015444016" calcext:value-type="float">
            <text:p>76.544</text:p>
          </table:table-cell>
          <table:table-cell table:style-name="ce28" table:formula="of:=[$'Total Deaths'.H74]/[$'Total Deaths'.H$31]" office:value-type="float" office:value="90.8541082755569" calcext:value-type="float">
            <text:p>90.854</text:p>
          </table:table-cell>
          <table:table-cell table:style-name="ce28" table:formula="of:=[$'Total Deaths'.I78]/[$'Total Deaths'.I$31]" office:value-type="float" office:value="62.166163141994" calcext:value-type="float">
            <text:p>62.166</text:p>
          </table:table-cell>
          <table:table-cell table:style-name="ce28" table:formula="of:=[$'Total Deaths'.J79]/[$'Total Deaths'.J$31]" office:value-type="float" office:value="36.0706612556696" calcext:value-type="float">
            <text:p>36.071</text:p>
          </table:table-cell>
          <table:table-cell table:style-name="ce28" table:formula="of:=[.I68]-[.I67]" office:value-type="float" office:value="1.80233946049177" calcext:value-type="float">
            <text:p>1.802</text:p>
          </table:table-cell>
          <table:table-cell table:style-name="ce28" table:number-columns-repeated="2"/>
          <table:table-cell table:formula="of:=[.M67]+1" office:value-type="float" office:value="16" calcext:value-type="float">
            <text:p>16</text:p>
          </table:table-cell>
          <table:table-cell table:style-name="ce23" table:formula="of:=[.C68]/[.I68]" office:value-type="float" office:value="2.78562947993375" calcext:value-type="float">
            <text:p>2.79</text:p>
          </table:table-cell>
          <table:table-cell table:style-name="ce23" table:formula="of:=[.N68]-[.N67]" office:value-type="float" office:value="0.143471262105032" calcext:value-type="float">
            <text:p>0.14</text:p>
          </table:table-cell>
          <table:table-cell table:style-name="ce23" table:formula="of:=[.F68]/[.I68]" office:value-type="float" office:value="2.12206815400065" calcext:value-type="float">
            <text:p>2.12</text:p>
          </table:table-cell>
          <table:table-cell table:style-name="ce23" table:formula="of:=[.P68]-[.P67]" office:value-type="float" office:value="0.186964891311179" calcext:value-type="float">
            <text:p>0.19</text:p>
          </table:table-cell>
          <table:table-cell table:style-name="ce23" table:formula="of:=[.G68]/[.I68]" office:value-type="float" office:value="2.51878133399277" calcext:value-type="float">
            <text:p>2.52</text:p>
          </table:table-cell>
          <table:table-cell table:style-name="ce23" table:formula="of:=[.R68]-[.R67]" office:value-type="float" office:value="0.205873270597655" calcext:value-type="float">
            <text:p>0.21</text:p>
          </table:table-cell>
          <table:table-cell table:number-columns-repeated="1005"/>
        </table:table-row>
        <table:table-row table:style-name="ro1">
          <table:table-cell/>
          <table:table-cell table:formula="of:=[.B68]+1" office:value-type="float" office:value="17" calcext:value-type="float">
            <text:p>17</text:p>
          </table:table-cell>
          <table:table-cell table:style-name="ce28" table:formula="of:=[$'Total Deaths'.D60]/[$'Total Deaths'.D$31]" office:value-type="float" office:value="112.76455026455" calcext:value-type="float">
            <text:p>112.765</text:p>
          </table:table-cell>
          <table:table-cell table:style-name="ce28" table:formula="of:=[$'Total Deaths'.E67]/[$'Total Deaths'.E$31]" office:value-type="float" office:value="181.048128342246" calcext:value-type="float">
            <text:p>181.048</text:p>
          </table:table-cell>
          <table:table-cell table:style-name="ce28" table:formula="of:=[$'Total Deaths'.F71]/[$'Total Deaths'.F$31]" office:value-type="float" office:value="115.826566569634" calcext:value-type="float">
            <text:p>115.827</text:p>
          </table:table-cell>
          <table:table-cell table:style-name="ce28" table:formula="of:=[$'Total Deaths'.G77]/[$'Total Deaths'.$G$31]" office:value-type="float" office:value="83.976833976834" calcext:value-type="float">
            <text:p>83.977</text:p>
          </table:table-cell>
          <table:table-cell table:style-name="ce28" table:formula="of:=[$'Total Deaths'.H75]/[$'Total Deaths'.H$31]" office:value-type="float" office:value="104.690957368343" calcext:value-type="float">
            <text:p>104.691</text:p>
          </table:table-cell>
          <table:table-cell table:style-name="ce28" table:formula="of:=[$'Total Deaths'.I79]/[$'Total Deaths'.I$31]" office:value-type="float" office:value="66.7824773413897" calcext:value-type="float">
            <text:p>66.782</text:p>
          </table:table-cell>
          <table:table-cell table:style-name="ce28" table:formula="of:=[$'Total Deaths'.J80]/[$'Total Deaths'.J$31]" office:value-type="float" office:value="38.1236571974218" calcext:value-type="float">
            <text:p>38.124</text:p>
          </table:table-cell>
          <table:table-cell table:style-name="ce28" table:formula="of:=[.I69]-[.I68]" office:value-type="float" office:value="2.05299594175221" calcext:value-type="float">
            <text:p>2.053</text:p>
          </table:table-cell>
          <table:table-cell table:style-name="ce28" table:number-columns-repeated="2"/>
          <table:table-cell table:formula="of:=[.M68]+1" office:value-type="float" office:value="17" calcext:value-type="float">
            <text:p>17</text:p>
          </table:table-cell>
          <table:table-cell table:style-name="ce23" table:formula="of:=[.C69]/[.I69]" office:value-type="float" office:value="2.95786287450345" calcext:value-type="float">
            <text:p>2.96</text:p>
          </table:table-cell>
          <table:table-cell table:style-name="ce23" table:formula="of:=[.N69]-[.N68]" office:value-type="float" office:value="0.172233394569702" calcext:value-type="float">
            <text:p>0.17</text:p>
          </table:table-cell>
          <table:table-cell table:style-name="ce23" table:formula="of:=[.F69]/[.I69]" office:value-type="float" office:value="2.20274863825271" calcext:value-type="float">
            <text:p>2.20</text:p>
          </table:table-cell>
          <table:table-cell table:style-name="ce23" table:formula="of:=[.P69]-[.P68]" office:value-type="float" office:value="0.0806804842520594" calcext:value-type="float">
            <text:p>0.08</text:p>
          </table:table-cell>
          <table:table-cell table:style-name="ce23" table:formula="of:=[.G69]/[.I69]" office:value-type="float" office:value="2.74608904455849" calcext:value-type="float">
            <text:p>2.75</text:p>
          </table:table-cell>
          <table:table-cell table:style-name="ce23" table:formula="of:=[.R69]-[.R68]" office:value-type="float" office:value="0.227307710565718" calcext:value-type="float">
            <text:p>0.23</text:p>
          </table:table-cell>
          <table:table-cell table:number-columns-repeated="1005"/>
        </table:table-row>
        <table:table-row table:style-name="ro1">
          <table:table-cell/>
          <table:table-cell table:formula="of:=[.B69]+1" office:value-type="float" office:value="18" calcext:value-type="float">
            <text:p>18</text:p>
          </table:table-cell>
          <table:table-cell table:style-name="ce28" table:formula="of:=[$'Total Deaths'.D61]/[$'Total Deaths'.D$31]" office:value-type="float" office:value="124.05753968254" calcext:value-type="float">
            <text:p>124.058</text:p>
          </table:table-cell>
          <table:table-cell table:style-name="ce28" table:formula="of:=[$'Total Deaths'.E68]/[$'Total Deaths'.E$31]" office:value-type="float" office:value="200.791443850267" calcext:value-type="float">
            <text:p>200.791</text:p>
          </table:table-cell>
          <table:table-cell table:style-name="ce28" table:formula="of:=[$'Total Deaths'.F72]/[$'Total Deaths'.F$31]" office:value-type="float" office:value="123.762831316072" calcext:value-type="float">
            <text:p>123.763</text:p>
          </table:table-cell>
          <table:table-cell table:style-name="ce28" table:formula="of:=[$'Total Deaths'.G78]/[$'Total Deaths'.$G$31]" office:value-type="float" office:value="85.6177606177606" calcext:value-type="float">
            <text:p>85.618</text:p>
          </table:table-cell>
          <table:table-cell table:style-name="ce28" table:formula="of:=[$'Total Deaths'.H76]/[$'Total Deaths'.H$31]" office:value-type="float" office:value="117.686974480012" calcext:value-type="float">
            <text:p>117.687</text:p>
          </table:table-cell>
          <table:table-cell table:style-name="ce28" table:formula="of:=[$'Total Deaths'.I80]/[$'Total Deaths'.I$31]" office:value-type="float" office:value="71.4199395770393" calcext:value-type="float">
            <text:p>71.420</text:p>
          </table:table-cell>
          <table:table-cell table:style-name="ce28" table:formula="of:=[$'Total Deaths'.J81]/[$'Total Deaths'.J$31]" office:value-type="float" office:value="41.7164000954882" calcext:value-type="float">
            <text:p>41.716</text:p>
          </table:table-cell>
          <table:table-cell table:style-name="ce28" table:formula="of:=[.I70]-[.I69]" office:value-type="float" office:value="3.59274289806636" calcext:value-type="float">
            <text:p>3.593</text:p>
          </table:table-cell>
          <table:table-cell table:style-name="ce28" table:number-columns-repeated="2"/>
          <table:table-cell table:formula="of:=[.M69]+1" office:value-type="float" office:value="18" calcext:value-type="float">
            <text:p>18</text:p>
          </table:table-cell>
          <table:table-cell table:style-name="ce23" table:formula="of:=[.C70]/[.I70]" office:value-type="float" office:value="2.97383138043009" calcext:value-type="float">
            <text:p>2.97</text:p>
          </table:table-cell>
          <table:table-cell table:style-name="ce23" table:formula="of:=[.N70]-[.N69]" office:value-type="float" office:value="0.0159685059266423" calcext:value-type="float">
            <text:p>0.02</text:p>
          </table:table-cell>
          <table:table-cell table:style-name="ce23" table:formula="of:=[.F70]/[.I70]" office:value-type="float" office:value="2.05237653349241" calcext:value-type="float">
            <text:p>2.05</text:p>
          </table:table-cell>
          <table:table-cell table:style-name="ce23" table:formula="of:=[.P70]-[.P69]" office:value-type="float" office:value="-0.150372104760295" calcext:value-type="float">
            <text:p>-0.15</text:p>
          </table:table-cell>
          <table:table-cell table:style-name="ce23" table:formula="of:=[.G70]/[.I70]" office:value-type="float" office:value="2.82112009211313" calcext:value-type="float">
            <text:p>2.82</text:p>
          </table:table-cell>
          <table:table-cell table:style-name="ce23" table:formula="of:=[.R70]-[.R69]" office:value-type="float" office:value="0.0750310475546416" calcext:value-type="float">
            <text:p>0.08</text:p>
          </table:table-cell>
          <table:table-cell table:number-columns-repeated="1005"/>
        </table:table-row>
        <table:table-row table:style-name="ro1">
          <table:table-cell/>
          <table:table-cell table:formula="of:=[.B70]+1" office:value-type="float" office:value="19" calcext:value-type="float">
            <text:p>19</text:p>
          </table:table-cell>
          <table:table-cell table:style-name="ce28" table:formula="of:=[$'Total Deaths'.D62]/[$'Total Deaths'.D$31]" office:value-type="float" office:value="135.830026455026" calcext:value-type="float">
            <text:p>135.830</text:p>
          </table:table-cell>
          <table:table-cell table:style-name="ce28" table:formula="of:=[$'Total Deaths'.E69]/[$'Total Deaths'.E$31]" office:value-type="float" office:value="221.347593582888" calcext:value-type="float">
            <text:p>221.348</text:p>
          </table:table-cell>
          <table:table-cell table:style-name="ce28" table:formula="of:=[$'Total Deaths'.F73]/[$'Total Deaths'.F$31]" office:value-type="float" office:value="136.525203002911" calcext:value-type="float">
            <text:p>136.525</text:p>
          </table:table-cell>
          <table:table-cell table:style-name="ce28" table:formula="of:=[$'Total Deaths'.G79]/[$'Total Deaths'.$G$31]" office:value-type="float" office:value="86.7760617760618" calcext:value-type="float">
            <text:p>86.776</text:p>
          </table:table-cell>
          <table:table-cell table:style-name="ce28" table:formula="of:=[$'Total Deaths'.H77]/[$'Total Deaths'.H$31]" office:value-type="float" office:value="132.143383979938" calcext:value-type="float">
            <text:p>132.143</text:p>
          </table:table-cell>
          <table:table-cell table:style-name="ce28" table:formula="of:=[$'Total Deaths'.I81]/[$'Total Deaths'.I$31]" office:value-type="float" office:value="90.1057401812689" calcext:value-type="float">
            <text:p>90.106</text:p>
          </table:table-cell>
          <table:table-cell table:style-name="ce28" table:formula="of:=[$'Total Deaths'.J82]/[$'Total Deaths'.J$31]" office:value-type="float" office:value="45.4046311768919" calcext:value-type="float">
            <text:p>45.405</text:p>
          </table:table-cell>
          <table:table-cell table:style-name="ce28" table:formula="of:=[.I71]-[.I70]" office:value-type="float" office:value="3.68823108140368" calcext:value-type="float">
            <text:p>3.688</text:p>
          </table:table-cell>
          <table:table-cell table:style-name="ce28" table:number-columns-repeated="2"/>
          <table:table-cell table:formula="of:=[.M70]+1" office:value-type="float" office:value="19" calcext:value-type="float">
            <text:p>19</text:p>
          </table:table-cell>
          <table:table-cell table:style-name="ce23" table:formula="of:=[.C71]/[.I71]" office:value-type="float" office:value="2.99154564048426" calcext:value-type="float">
            <text:p>2.99</text:p>
          </table:table-cell>
          <table:table-cell table:style-name="ce23" table:formula="of:=[.N71]-[.N70]" office:value-type="float" office:value="0.0177142600541647" calcext:value-type="float">
            <text:p>0.02</text:p>
          </table:table-cell>
          <table:table-cell table:style-name="ce23" table:formula="of:=[.F71]/[.I71]" office:value-type="float" office:value="1.91117204405848" calcext:value-type="float">
            <text:p>1.91</text:p>
          </table:table-cell>
          <table:table-cell table:style-name="ce23" table:formula="of:=[.P71]-[.P70]" office:value-type="float" office:value="-0.141204489433934" calcext:value-type="float">
            <text:p>-0.14</text:p>
          </table:table-cell>
          <table:table-cell table:style-name="ce23" table:formula="of:=[.G71]/[.I71]" office:value-type="float" office:value="2.91035034433207" calcext:value-type="float">
            <text:p>2.91</text:p>
          </table:table-cell>
          <table:table-cell table:style-name="ce23" table:formula="of:=[.R71]-[.R70]" office:value-type="float" office:value="0.0892302522189437" calcext:value-type="float">
            <text:p>0.09</text:p>
          </table:table-cell>
          <table:table-cell table:number-columns-repeated="1005"/>
        </table:table-row>
        <table:table-row table:style-name="ro1">
          <table:table-cell/>
          <table:table-cell table:formula="of:=[.B71]+1" office:value-type="float" office:value="20" calcext:value-type="float">
            <text:p>20</text:p>
          </table:table-cell>
          <table:table-cell table:style-name="ce28" table:formula="of:=[$'Total Deaths'.D63]/[$'Total Deaths'.D$31]" office:value-type="float" office:value="151.025132275132" calcext:value-type="float">
            <text:p>151.025</text:p>
          </table:table-cell>
          <table:table-cell table:style-name="ce28" table:formula="of:=[$'Total Deaths'.E70]/[$'Total Deaths'.E$31]" office:value-type="float" office:value="239.529411764706" calcext:value-type="float">
            <text:p>239.529</text:p>
          </table:table-cell>
          <table:table-cell table:style-name="ce28" table:formula="of:=[$'Total Deaths'.F74]/[$'Total Deaths'.F$31]" office:value-type="float" office:value="158.23502374751" calcext:value-type="float">
            <text:p>158.235</text:p>
          </table:table-cell>
          <table:table-cell table:style-name="ce28" table:formula="of:=[$'Total Deaths'.G80]/[$'Total Deaths'.$G$31]" office:value-type="float" office:value="88.7065637065637" calcext:value-type="float">
            <text:p>88.707</text:p>
          </table:table-cell>
          <table:table-cell table:style-name="ce28" table:formula="of:=[$'Total Deaths'.H78]/[$'Total Deaths'.H$31]" office:value-type="float" office:value="145.670452869155" calcext:value-type="float">
            <text:p>145.670</text:p>
          </table:table-cell>
          <table:table-cell table:style-name="ce28" table:formula="of:=[$'Total Deaths'.I82]/[$'Total Deaths'.I$31]" office:value-type="float" office:value="98.0151057401813" calcext:value-type="float">
            <text:p>98.015</text:p>
          </table:table-cell>
          <table:table-cell table:style-name="ce28" table:formula="of:=[$'Total Deaths'.J83]/[$'Total Deaths'.J$31]" office:value-type="float" office:value="48.3647648603485" calcext:value-type="float">
            <text:p>48.365</text:p>
          </table:table-cell>
          <table:table-cell table:style-name="ce28" table:formula="of:=[.I72]-[.I71]" office:value-type="float" office:value="2.96013368345667" calcext:value-type="float">
            <text:p>2.960</text:p>
          </table:table-cell>
          <table:table-cell table:style-name="ce28" table:number-columns-repeated="2"/>
          <table:table-cell table:formula="of:=[.M71]+1" office:value-type="float" office:value="20" calcext:value-type="float">
            <text:p>20</text:p>
          </table:table-cell>
          <table:table-cell table:style-name="ce23" table:formula="of:=[.C72]/[.I72]" office:value-type="float" office:value="3.1226272413649" calcext:value-type="float">
            <text:p>3.12</text:p>
          </table:table-cell>
          <table:table-cell table:style-name="ce23" table:formula="of:=[.N72]-[.N71]" office:value-type="float" office:value="0.131081600880644" calcext:value-type="float">
            <text:p>0.13</text:p>
          </table:table-cell>
          <table:table-cell table:style-name="ce23" table:formula="of:=[.F72]/[.I72]" office:value-type="float" office:value="1.83411547565052" calcext:value-type="float">
            <text:p>1.83</text:p>
          </table:table-cell>
          <table:table-cell table:style-name="ce23" table:formula="of:=[.P72]-[.P71]" office:value-type="float" office:value="-0.0770565684079592" calcext:value-type="float">
            <text:p>-0.08</text:p>
          </table:table-cell>
          <table:table-cell table:style-name="ce23" table:formula="of:=[.G72]/[.I72]" office:value-type="float" office:value="3.01191276934299" calcext:value-type="float">
            <text:p>3.01</text:p>
          </table:table-cell>
          <table:table-cell table:style-name="ce23" table:formula="of:=[.R72]-[.R71]" office:value-type="float" office:value="0.101562425010914" calcext:value-type="float">
            <text:p>0.10</text:p>
          </table:table-cell>
          <table:table-cell table:number-columns-repeated="1005"/>
        </table:table-row>
        <table:table-row table:style-name="ro1">
          <table:table-cell/>
          <table:table-cell table:formula="of:=[.B72]+1" office:value-type="float" office:value="21" calcext:value-type="float">
            <text:p>21</text:p>
          </table:table-cell>
          <table:table-cell table:style-name="ce28" table:formula="of:=[$'Total Deaths'.D64]/[$'Total Deaths'.D$31]" office:value-type="float" office:value="165.724206349206" calcext:value-type="float">
            <text:p>165.724</text:p>
          </table:table-cell>
          <table:table-cell table:style-name="ce28" table:formula="of:=[$'Total Deaths'.E71]/[$'Total Deaths'.E$31]" office:value-type="float" office:value="255.550802139037" calcext:value-type="float">
            <text:p>255.551</text:p>
          </table:table-cell>
          <table:table-cell table:style-name="ce28" table:formula="of:=[$'Total Deaths'.F75]/[$'Total Deaths'.F$31]" office:value-type="float" office:value="166.52367090547" calcext:value-type="float">
            <text:p>166.524</text:p>
          </table:table-cell>
          <table:table-cell table:style-name="ce28" table:formula="of:=[$'Total Deaths'.G81]/[$'Total Deaths'.$G$31]" office:value-type="float" office:value="99.7104247104247" calcext:value-type="float">
            <text:p>99.710</text:p>
          </table:table-cell>
          <table:table-cell table:style-name="ce28" table:formula="of:=[$'Total Deaths'.H79]/[$'Total Deaths'.H$31]" office:value-type="float" office:value="156.54226287063" calcext:value-type="float">
            <text:p>156.542</text:p>
          </table:table-cell>
          <table:table-cell table:style-name="ce28" table:formula="of:=[$'Total Deaths'.I83]/[$'Total Deaths'.I$31]" office:value-type="float" office:value="104.589123867069" calcext:value-type="float">
            <text:p>104.589</text:p>
          </table:table-cell>
          <table:table-cell table:style-name="ce28" table:formula="of:=[$'Total Deaths'.J84]/[$'Total Deaths'.J$31]" office:value-type="float" office:value="51.9455717354977" calcext:value-type="float">
            <text:p>51.946</text:p>
          </table:table-cell>
          <table:table-cell table:style-name="ce28" table:formula="of:=[.I73]-[.I72]" office:value-type="float" office:value="3.5808068751492" calcext:value-type="float">
            <text:p>3.581</text:p>
          </table:table-cell>
          <table:table-cell table:style-name="ce28" table:number-columns-repeated="2"/>
          <table:table-cell table:formula="of:=[.M72]+1" office:value-type="float" office:value="21" calcext:value-type="float">
            <text:p>21</text:p>
          </table:table-cell>
          <table:table-cell table:style-name="ce23" table:formula="of:=[.C73]/[.I73]" office:value-type="float" office:value="3.19034329226482" calcext:value-type="float">
            <text:p>3.19</text:p>
          </table:table-cell>
          <table:table-cell table:style-name="ce23" table:formula="of:=[.N73]-[.N72]" office:value-type="float" office:value="0.0677160508999211" calcext:value-type="float">
            <text:p>0.07</text:p>
          </table:table-cell>
          <table:table-cell table:style-name="ce23" table:formula="of:=[.F73]/[.I73]" office:value-type="float" office:value="1.91951732128662" calcext:value-type="float">
            <text:p>1.92</text:p>
          </table:table-cell>
          <table:table-cell table:style-name="ce23" table:formula="of:=[.P73]-[.P72]" office:value-type="float" office:value="0.0854018456361028" calcext:value-type="float">
            <text:p>0.09</text:p>
          </table:table-cell>
          <table:table-cell table:style-name="ce23" table:formula="of:=[.G73]/[.I73]" office:value-type="float" office:value="3.01358244101594" calcext:value-type="float">
            <text:p>3.01</text:p>
          </table:table-cell>
          <table:table-cell table:style-name="ce23" table:formula="of:=[.R73]-[.R72]" office:value-type="float" office:value="0.00166967167295295" calcext:value-type="float">
            <text:p>0.00</text:p>
          </table:table-cell>
          <table:table-cell table:number-columns-repeated="1005"/>
        </table:table-row>
        <table:table-row table:style-name="ro1">
          <table:table-cell/>
          <table:table-cell table:formula="of:=[.B73]+1" office:value-type="float" office:value="22" calcext:value-type="float">
            <text:p>22</text:p>
          </table:table-cell>
          <table:table-cell table:style-name="ce28" table:formula="of:=[$'Total Deaths'.D65]/[$'Total Deaths'.D$31]" office:value-type="float" office:value="178.224206349206" calcext:value-type="float">
            <text:p>178.224</text:p>
          </table:table-cell>
          <table:table-cell table:style-name="ce28" table:formula="of:=[$'Total Deaths'.E72]/[$'Total Deaths'.E$31]" office:value-type="float" office:value="270.395721925134" calcext:value-type="float">
            <text:p>270.396</text:p>
          </table:table-cell>
          <table:table-cell table:style-name="ce28" table:formula="of:=[$'Total Deaths'.F76]/[$'Total Deaths'.F$31]" office:value-type="float" office:value="187.069097594607" calcext:value-type="float">
            <text:p>187.069</text:p>
          </table:table-cell>
          <table:table-cell table:style-name="ce28" table:formula="of:=[$'Total Deaths'.G82]/[$'Total Deaths'.$G$31]" office:value-type="float" office:value="116.119691119691" calcext:value-type="float">
            <text:p>116.120</text:p>
          </table:table-cell>
          <table:table-cell table:style-name="ce28" table:formula="of:=[$'Total Deaths'.H80]/[$'Total Deaths'.H$31]" office:value-type="float" office:value="167.1190441068" calcext:value-type="float">
            <text:p>167.119</text:p>
          </table:table-cell>
          <table:table-cell table:style-name="ce28" table:formula="of:=[$'Total Deaths'.I84]/[$'Total Deaths'.I$31]" office:value-type="float" office:value="112.226586102719" calcext:value-type="float">
            <text:p>112.227</text:p>
          </table:table-cell>
          <table:table-cell table:style-name="ce28" table:formula="of:=[$'Total Deaths'.J85]/[$'Total Deaths'.J$31]" office:value-type="float" office:value="54.1656719980902" calcext:value-type="float">
            <text:p>54.166</text:p>
          </table:table-cell>
          <table:table-cell table:style-name="ce28" table:formula="of:=[.I74]-[.I73]" office:value-type="float" office:value="2.2201002625925" calcext:value-type="float">
            <text:p>2.220</text:p>
          </table:table-cell>
          <table:table-cell table:style-name="ce28" table:number-columns-repeated="2"/>
          <table:table-cell table:formula="of:=[.M73]+1" office:value-type="float" office:value="22" calcext:value-type="float">
            <text:p>22</text:p>
          </table:table-cell>
          <table:table-cell table:style-name="ce23" table:formula="of:=[.C74]/[.I74]" office:value-type="float" office:value="3.29035346142277" calcext:value-type="float">
            <text:p>3.29</text:p>
          </table:table-cell>
          <table:table-cell table:style-name="ce23" table:formula="of:=[.N74]-[.N73]" office:value-type="float" office:value="0.100010169157942" calcext:value-type="float">
            <text:p>0.10</text:p>
          </table:table-cell>
          <table:table-cell table:style-name="ce23" table:formula="of:=[.F74]/[.I74]" office:value-type="float" office:value="2.14378751035869" calcext:value-type="float">
            <text:p>2.14</text:p>
          </table:table-cell>
          <table:table-cell table:style-name="ce23" table:formula="of:=[.P74]-[.P73]" office:value-type="float" office:value="0.224270189072064" calcext:value-type="float">
            <text:p>0.22</text:p>
          </table:table-cell>
          <table:table-cell table:style-name="ce23" table:formula="of:=[.G74]/[.I74]" office:value-type="float" office:value="3.08533131671832" calcext:value-type="float">
            <text:p>3.09</text:p>
          </table:table-cell>
          <table:table-cell table:style-name="ce23" table:formula="of:=[.R74]-[.R73]" office:value-type="float" office:value="0.0717488757023803" calcext:value-type="float">
            <text:p>0.07</text:p>
          </table:table-cell>
          <table:table-cell table:number-columns-repeated="1005"/>
        </table:table-row>
        <table:table-row table:style-name="ro1">
          <table:table-cell/>
          <table:table-cell table:formula="of:=[.B74]+1" office:value-type="float" office:value="23" calcext:value-type="float">
            <text:p>23</text:p>
          </table:table-cell>
          <table:table-cell table:style-name="ce28" table:formula="of:=[$'Total Deaths'.D66]/[$'Total Deaths'.D$31]" office:value-type="float" office:value="191.650132275132" calcext:value-type="float">
            <text:p>191.650</text:p>
          </table:table-cell>
          <table:table-cell table:style-name="ce28" table:formula="of:=[$'Total Deaths'.E73]/[$'Total Deaths'.E$31]" office:value-type="float" office:value="285.368983957219" calcext:value-type="float">
            <text:p>285.369</text:p>
          </table:table-cell>
          <table:table-cell table:style-name="ce28" table:formula="of:=[$'Total Deaths'.F77]/[$'Total Deaths'.F$31]" office:value-type="float" office:value="202.190899341198" calcext:value-type="float">
            <text:p>202.191</text:p>
          </table:table-cell>
          <table:table-cell table:style-name="ce28" table:formula="of:=[$'Total Deaths'.G83]/[$'Total Deaths'.$G$31]" office:value-type="float" office:value="128.667953667954" calcext:value-type="float">
            <text:p>128.668</text:p>
          </table:table-cell>
          <table:table-cell table:style-name="ce28" table:formula="of:=[$'Total Deaths'.H81]/[$'Total Deaths'.H$31]" office:value-type="float" office:value="178.59566307715" calcext:value-type="float">
            <text:p>178.596</text:p>
          </table:table-cell>
          <table:table-cell table:style-name="ce28" table:formula="of:=[$'Total Deaths'.I85]/[$'Total Deaths'.I$31]" office:value-type="float" office:value="117.867069486405" calcext:value-type="float">
            <text:p>117.867</text:p>
          </table:table-cell>
          <table:table-cell table:style-name="ce28" table:formula="of:=[$'Total Deaths'.J86]/[$'Total Deaths'.J$31]" office:value-type="float" office:value="55.4070183814753" calcext:value-type="float">
            <text:p>55.407</text:p>
          </table:table-cell>
          <table:table-cell table:style-name="ce28" table:formula="of:=[.I75]-[.I74]" office:value-type="float" office:value="1.24134638338506" calcext:value-type="float">
            <text:p>1.241</text:p>
          </table:table-cell>
          <table:table-cell table:style-name="ce28" table:number-columns-repeated="2"/>
          <table:table-cell table:formula="of:=[.M74]+1" office:value-type="float" office:value="23" calcext:value-type="float">
            <text:p>23</text:p>
          </table:table-cell>
          <table:table-cell table:style-name="ce23" table:formula="of:=[.C75]/[.I75]" office:value-type="float" office:value="3.45895047005829" calcext:value-type="float">
            <text:p>3.46</text:p>
          </table:table-cell>
          <table:table-cell table:style-name="ce23" table:formula="of:=[.N75]-[.N74]" office:value-type="float" office:value="0.168597008635525" calcext:value-type="float">
            <text:p>0.17</text:p>
          </table:table-cell>
          <table:table-cell table:style-name="ce23" table:formula="of:=[.F75]/[.I75]" office:value-type="float" office:value="2.3222320461657" calcext:value-type="float">
            <text:p>2.32</text:p>
          </table:table-cell>
          <table:table-cell table:style-name="ce23" table:formula="of:=[.P75]-[.P74]" office:value-type="float" office:value="0.178444535807008" calcext:value-type="float">
            <text:p>0.18</text:p>
          </table:table-cell>
          <table:table-cell table:style-name="ce23" table:formula="of:=[.G75]/[.I75]" office:value-type="float" office:value="3.22334008026791" calcext:value-type="float">
            <text:p>3.22</text:p>
          </table:table-cell>
          <table:table-cell table:style-name="ce23" table:formula="of:=[.R75]-[.R74]" office:value-type="float" office:value="0.138008763549587" calcext:value-type="float">
            <text:p>0.14</text:p>
          </table:table-cell>
          <table:table-cell table:number-columns-repeated="1005"/>
        </table:table-row>
        <table:table-row table:style-name="ro1">
          <table:table-cell/>
          <table:table-cell table:formula="of:=[.B75]+1" office:value-type="float" office:value="24" calcext:value-type="float">
            <text:p>24</text:p>
          </table:table-cell>
          <table:table-cell table:style-name="ce28" table:formula="of:=[$'Total Deaths'.D67]/[$'Total Deaths'.D$31]" office:value-type="float" office:value="205.489417989418" calcext:value-type="float">
            <text:p>205.489</text:p>
          </table:table-cell>
          <table:table-cell table:style-name="ce28" table:formula="of:=[$'Total Deaths'.E74]/[$'Total Deaths'.E$31]" office:value-type="float" office:value="300.427807486631" calcext:value-type="float">
            <text:p>300.428</text:p>
          </table:table-cell>
          <table:table-cell table:style-name="ce28" table:formula="of:=[$'Total Deaths'.F78]/[$'Total Deaths'.F$31]" office:value-type="float" office:value="211.919718094071" calcext:value-type="float">
            <text:p>211.920</text:p>
          </table:table-cell>
          <table:table-cell table:style-name="ce28" table:formula="of:=[$'Total Deaths'.G84]/[$'Total Deaths'.$G$31]" office:value-type="float" office:value="135.135135135135" calcext:value-type="float">
            <text:p>135.135</text:p>
          </table:table-cell>
          <table:table-cell table:style-name="ce28" table:formula="of:=[$'Total Deaths'.H82]/[$'Total Deaths'.H$31]" office:value-type="float" office:value="189.821507596991" calcext:value-type="float">
            <text:p>189.822</text:p>
          </table:table-cell>
          <table:table-cell table:style-name="ce28" table:formula="of:=[$'Total Deaths'.I86]/[$'Total Deaths'.I$31]" office:value-type="float" office:value="122.583081570997" calcext:value-type="float">
            <text:p>122.583</text:p>
          </table:table-cell>
          <table:table-cell table:style-name="ce28" table:formula="of:=[$'Total Deaths'.J87]/[$'Total Deaths'.J$31]" office:value-type="float" office:value="58.0329434232514" calcext:value-type="float">
            <text:p>58.033</text:p>
          </table:table-cell>
          <table:table-cell table:style-name="ce28" table:formula="of:=[.I76]-[.I75]" office:value-type="float" office:value="2.62592504177609" calcext:value-type="float">
            <text:p>2.626</text:p>
          </table:table-cell>
          <table:table-cell table:style-name="ce28" table:number-columns-repeated="2"/>
          <table:table-cell table:formula="of:=[.M75]+1" office:value-type="float" office:value="24" calcext:value-type="float">
            <text:p>24</text:p>
          </table:table-cell>
          <table:table-cell table:style-name="ce23" table:formula="of:=[.C76]/[.I76]" office:value-type="float" office:value="3.54090979826274" calcext:value-type="float">
            <text:p>3.54</text:p>
          </table:table-cell>
          <table:table-cell table:style-name="ce23" table:formula="of:=[.N76]-[.N75]" office:value-type="float" office:value="0.0819593282044493" calcext:value-type="float">
            <text:p>0.08</text:p>
          </table:table-cell>
          <table:table-cell table:style-name="ce23" table:formula="of:=[.F76]/[.I76]" office:value-type="float" office:value="2.32859350506409" calcext:value-type="float">
            <text:p>2.33</text:p>
          </table:table-cell>
          <table:table-cell table:style-name="ce23" table:formula="of:=[.P76]-[.P75]" office:value-type="float" office:value="0.00636145889839712" calcext:value-type="float">
            <text:p>0.01</text:p>
          </table:table-cell>
          <table:table-cell table:style-name="ce23" table:formula="of:=[.G76]/[.I76]" office:value-type="float" office:value="3.27092675986752" calcext:value-type="float">
            <text:p>3.27</text:p>
          </table:table-cell>
          <table:table-cell table:style-name="ce23" table:formula="of:=[.R76]-[.R75]" office:value-type="float" office:value="0.0475866795996121" calcext:value-type="float">
            <text:p>0.05</text:p>
          </table:table-cell>
          <table:table-cell table:number-columns-repeated="1005"/>
        </table:table-row>
        <table:table-row table:style-name="ro1">
          <table:table-cell/>
          <table:table-cell table:formula="of:=[.B76]+1" office:value-type="float" office:value="25" calcext:value-type="float">
            <text:p>25</text:p>
          </table:table-cell>
          <table:table-cell table:style-name="ce28" table:formula="of:=[$'Total Deaths'.D68]/[$'Total Deaths'.D$31]" office:value-type="float" office:value="217.509920634921" calcext:value-type="float">
            <text:p>217.510</text:p>
          </table:table-cell>
          <table:table-cell table:style-name="ce28" table:formula="of:=[$'Total Deaths'.E75]/[$'Total Deaths'.E$31]" office:value-type="float" office:value="316.406417112299" calcext:value-type="float">
            <text:p>316.406</text:p>
          </table:table-cell>
          <table:table-cell table:style-name="ce28" table:formula="of:=[$'Total Deaths'.F79]/[$'Total Deaths'.F$31]" office:value-type="float" office:value="220.514784740309" calcext:value-type="float">
            <text:p>220.515</text:p>
          </table:table-cell>
          <table:table-cell table:style-name="ce28" table:formula="of:=[$'Total Deaths'.G85]/[$'Total Deaths'.$G$31]" office:value-type="float" office:value="145.849420849421" calcext:value-type="float">
            <text:p>145.849</text:p>
          </table:table-cell>
          <table:table-cell table:style-name="ce28" table:formula="of:=[$'Total Deaths'.H83]/[$'Total Deaths'.H$31]" office:value-type="float" office:value="202.522495943354" calcext:value-type="float">
            <text:p>202.522</text:p>
          </table:table-cell>
          <table:table-cell table:style-name="ce28" table:formula="of:=[$'Total Deaths'.I87]/[$'Total Deaths'.I$31]" office:value-type="float" office:value="128.441087613293" calcext:value-type="float">
            <text:p>128.441</text:p>
          </table:table-cell>
          <table:table-cell table:style-name="ce28" table:formula="of:=[$'Total Deaths'.J88]/[$'Total Deaths'.J$31]" office:value-type="float" office:value="60.7066125566961" calcext:value-type="float">
            <text:p>60.707</text:p>
          </table:table-cell>
          <table:table-cell table:style-name="ce28" table:formula="of:=[.I77]-[.I76]" office:value-type="float" office:value="2.67366913344473" calcext:value-type="float">
            <text:p>2.674</text:p>
          </table:table-cell>
          <table:table-cell table:style-name="ce28" table:number-columns-repeated="2"/>
          <table:table-cell table:formula="of:=[.M76]+1" office:value-type="float" office:value="25" calcext:value-type="float">
            <text:p>25</text:p>
          </table:table-cell>
          <table:table-cell table:style-name="ce23" table:formula="of:=[.C77]/[.I77]" office:value-type="float" office:value="3.58296916059647" calcext:value-type="float">
            <text:p>3.58</text:p>
          </table:table-cell>
          <table:table-cell table:style-name="ce23" table:formula="of:=[.N77]-[.N76]" office:value-type="float" office:value="0.0420593623337315" calcext:value-type="float">
            <text:p>0.04</text:p>
          </table:table-cell>
          <table:table-cell table:style-name="ce23" table:formula="of:=[.F77]/[.I77]" office:value-type="float" office:value="2.40252939024075" calcext:value-type="float">
            <text:p>2.40</text:p>
          </table:table-cell>
          <table:table-cell table:style-name="ce23" table:formula="of:=[.P77]-[.P76]" office:value-type="float" office:value="0.0739358851766618" calcext:value-type="float">
            <text:p>0.07</text:p>
          </table:table-cell>
          <table:table-cell table:style-name="ce23" table:formula="of:=[.G77]/[.I77]" office:value-type="float" office:value="3.33608625838267" calcext:value-type="float">
            <text:p>3.34</text:p>
          </table:table-cell>
          <table:table-cell table:style-name="ce23" table:formula="of:=[.R77]-[.R76]" office:value-type="float" office:value="0.065159498515146" calcext:value-type="float">
            <text:p>0.07</text:p>
          </table:table-cell>
          <table:table-cell table:number-columns-repeated="1005"/>
        </table:table-row>
        <table:table-row table:style-name="ro1">
          <table:table-cell/>
          <table:table-cell table:formula="of:=[.B77]+1" office:value-type="float" office:value="26" calcext:value-type="float">
            <text:p>26</text:p>
          </table:table-cell>
          <table:table-cell table:style-name="ce28" table:formula="of:=[$'Total Deaths'.D69]/[$'Total Deaths'.D$31]" office:value-type="float" office:value="230.076058201058" calcext:value-type="float">
            <text:p>230.076</text:p>
          </table:table-cell>
          <table:table-cell table:style-name="ce28" table:formula="of:=[$'Total Deaths'.E76]/[$'Total Deaths'.E$31]" office:value-type="float" office:value="330.417112299465" calcext:value-type="float">
            <text:p>330.417</text:p>
          </table:table-cell>
          <table:table-cell table:style-name="ce28" table:formula="of:=[$'Total Deaths'.F80]/[$'Total Deaths'.F$31]" office:value-type="float" office:value="229.30902405393" calcext:value-type="float">
            <text:p>229.309</text:p>
          </table:table-cell>
          <table:table-cell table:style-name="ce28" table:formula="of:=[$'Total Deaths'.G86]/[$'Total Deaths'.$G$31]" office:value-type="float" office:value="148.648648648649" calcext:value-type="float">
            <text:p>148.649</text:p>
          </table:table-cell>
          <table:table-cell table:style-name="ce28" table:formula="of:=[$'Total Deaths'.H84]/[$'Total Deaths'.H$31]" office:value-type="float" office:value="215.016964154005" calcext:value-type="float">
            <text:p>215.017</text:p>
          </table:table-cell>
          <table:table-cell table:style-name="ce28" table:formula="of:=[$'Total Deaths'.I88]/[$'Total Deaths'.I$31]" office:value-type="float" office:value="137.570996978852" calcext:value-type="float">
            <text:p>137.571</text:p>
          </table:table-cell>
          <table:table-cell table:style-name="ce28" table:formula="of:=[$'Total Deaths'.J89]/[$'Total Deaths'.J$31]" office:value-type="float" office:value="63.4399618047267" calcext:value-type="float">
            <text:p>63.440</text:p>
          </table:table-cell>
          <table:table-cell table:style-name="ce28" table:formula="of:=[.I78]-[.I77]" office:value-type="float" office:value="2.73334924803056" calcext:value-type="float">
            <text:p>2.733</text:p>
          </table:table-cell>
          <table:table-cell table:style-name="ce28" table:number-columns-repeated="2"/>
          <table:table-cell table:formula="of:=[.M77]+1" office:value-type="float" office:value="26" calcext:value-type="float">
            <text:p>26</text:p>
          </table:table-cell>
          <table:table-cell table:style-name="ce23" table:formula="of:=[.C78]/[.I78]" office:value-type="float" office:value="3.62667397104133" calcext:value-type="float">
            <text:p>3.63</text:p>
          </table:table-cell>
          <table:table-cell table:style-name="ce23" table:formula="of:=[.N78]-[.N77]" office:value-type="float" office:value="0.0437048104448565" calcext:value-type="float">
            <text:p>0.04</text:p>
          </table:table-cell>
          <table:table-cell table:style-name="ce23" table:formula="of:=[.F78]/[.I78]" office:value-type="float" office:value="2.34313899977117" calcext:value-type="float">
            <text:p>2.34</text:p>
          </table:table-cell>
          <table:table-cell table:style-name="ce23" table:formula="of:=[.P78]-[.P77]" office:value-type="float" office:value="-0.0593903904695821" calcext:value-type="float">
            <text:p>-0.06</text:p>
          </table:table-cell>
          <table:table-cell table:style-name="ce23" table:formula="of:=[.G78]/[.I78]" office:value-type="float" office:value="3.38929844907291" calcext:value-type="float">
            <text:p>3.39</text:p>
          </table:table-cell>
          <table:table-cell table:style-name="ce23" table:formula="of:=[.R78]-[.R77]" office:value-type="float" office:value="0.0532121906902483" calcext:value-type="float">
            <text:p>0.05</text:p>
          </table:table-cell>
          <table:table-cell table:number-columns-repeated="1005"/>
        </table:table-row>
        <table:table-row table:style-name="ro1">
          <table:table-cell/>
          <table:table-cell table:formula="of:=[.B78]+1" office:value-type="float" office:value="27" calcext:value-type="float">
            <text:p>27</text:p>
          </table:table-cell>
          <table:table-cell table:style-name="ce28" table:formula="of:=[$'Total Deaths'.D70]/[$'Total Deaths'.D$31]" office:value-type="float" office:value="242.741402116402" calcext:value-type="float">
            <text:p>242.741</text:p>
          </table:table-cell>
          <table:table-cell table:style-name="ce28" table:formula="of:=[$'Total Deaths'.E77]/[$'Total Deaths'.E$31]" office:value-type="float" office:value="343.978609625668" calcext:value-type="float">
            <text:p>343.979</text:p>
          </table:table-cell>
          <table:table-cell table:style-name="ce28" table:formula="of:=[$'Total Deaths'.F81]/[$'Total Deaths'.F$31]" office:value-type="float" office:value="240.983606557377" calcext:value-type="float">
            <text:p>240.984</text:p>
          </table:table-cell>
          <table:table-cell table:style-name="ce28" table:formula="of:=[$'Total Deaths'.G87]/[$'Total Deaths'.$G$31]" office:value-type="float" office:value="152.509652509653" calcext:value-type="float">
            <text:p>152.510</text:p>
          </table:table-cell>
          <table:table-cell table:style-name="ce28" table:formula="of:=[$'Total Deaths'.H85]/[$'Total Deaths'.H$31]" office:value-type="float" office:value="228.11624133353" calcext:value-type="float">
            <text:p>228.116</text:p>
          </table:table-cell>
          <table:table-cell table:style-name="ce28" table:formula="of:=[$'Total Deaths'.I89]/[$'Total Deaths'.I$31]" office:value-type="float" office:value="144.694864048338" calcext:value-type="float">
            <text:p>144.695</text:p>
          </table:table-cell>
          <table:table-cell table:style-name="ce28" table:formula="of:=[$'Total Deaths'.J90]/[$'Total Deaths'.J$31]" office:value-type="float" office:value="66.5433277631893" calcext:value-type="float">
            <text:p>66.543</text:p>
          </table:table-cell>
          <table:table-cell table:style-name="ce28" table:formula="of:=[.I79]-[.I78]" office:value-type="float" office:value="3.10336595846265" calcext:value-type="float">
            <text:p>3.103</text:p>
          </table:table-cell>
          <table:table-cell table:style-name="ce28" table:number-columns-repeated="2"/>
          <table:table-cell table:formula="of:=[.M78]+1" office:value-type="float" office:value="27" calcext:value-type="float">
            <text:p>27</text:p>
          </table:table-cell>
          <table:table-cell table:style-name="ce23" table:formula="of:=[.C79]/[.I79]" office:value-type="float" office:value="3.64786989584075" calcext:value-type="float">
            <text:p>3.65</text:p>
          </table:table-cell>
          <table:table-cell table:style-name="ce23" table:formula="of:=[.N79]-[.N78]" office:value-type="float" office:value="0.0211959247994202" calcext:value-type="float">
            <text:p>0.02</text:p>
          </table:table-cell>
          <table:table-cell table:style-name="ce23" table:formula="of:=[.F79]/[.I79]" office:value-type="float" office:value="2.29188496632443" calcext:value-type="float">
            <text:p>2.29</text:p>
          </table:table-cell>
          <table:table-cell table:style-name="ce23" table:formula="of:=[.P79]-[.P78]" office:value-type="float" office:value="-0.0512540334467446" calcext:value-type="float">
            <text:p>-0.05</text:p>
          </table:table-cell>
          <table:table-cell table:style-name="ce23" table:formula="of:=[.G79]/[.I79]" office:value-type="float" office:value="3.42808586527769" calcext:value-type="float">
            <text:p>3.43</text:p>
          </table:table-cell>
          <table:table-cell table:style-name="ce23" table:formula="of:=[.R79]-[.R78]" office:value-type="float" office:value="0.0387874162047792" calcext:value-type="float">
            <text:p>0.04</text:p>
          </table:table-cell>
          <table:table-cell table:number-columns-repeated="1005"/>
        </table:table-row>
        <table:table-row table:style-name="ro1">
          <table:table-cell/>
          <table:table-cell table:formula="of:=[.B79]+1" office:value-type="float" office:value="28" calcext:value-type="float">
            <text:p>28</text:p>
          </table:table-cell>
          <table:table-cell table:style-name="ce28" table:formula="of:=[$'Total Deaths'.D71]/[$'Total Deaths'.D$31]" office:value-type="float" office:value="254.001322751323" calcext:value-type="float">
            <text:p>254.001</text:p>
          </table:table-cell>
          <table:table-cell table:style-name="ce28" table:formula="of:=[$'Total Deaths'.E78]/[$'Total Deaths'.E$31]" office:value-type="float" office:value="355.208556149733" calcext:value-type="float">
            <text:p>355.209</text:p>
          </table:table-cell>
          <table:table-cell table:style-name="ce28" table:formula="of:=[$'Total Deaths'.F82]/[$'Total Deaths'.F$31]" office:value-type="float" office:value="263.01516776467" calcext:value-type="float">
            <text:p>263.015</text:p>
          </table:table-cell>
          <table:table-cell table:style-name="ce28" table:formula="of:=[$'Total Deaths'.G88]/[$'Total Deaths'.$G$31]" office:value-type="float" office:value="170.366795366795" calcext:value-type="float">
            <text:p>170.367</text:p>
          </table:table-cell>
          <table:table-cell table:style-name="ce28" table:formula="of:=[$'Total Deaths'.H86]/[$'Total Deaths'.H$31]" office:value-type="float" office:value="236.908098539608" calcext:value-type="float">
            <text:p>236.908</text:p>
          </table:table-cell>
          <table:table-cell table:style-name="ce28" table:formula="of:=[$'Total Deaths'.I90]/[$'Total Deaths'.I$31]" office:value-type="float" office:value="151.770392749245" calcext:value-type="float">
            <text:p>151.770</text:p>
          </table:table-cell>
          <table:table-cell table:style-name="ce28" table:formula="of:=[$'Total Deaths'.J91]/[$'Total Deaths'.J$31]" office:value-type="float" office:value="68.7514920028647" calcext:value-type="float">
            <text:p>68.751</text:p>
          </table:table-cell>
          <table:table-cell table:style-name="ce28" table:formula="of:=[.I80]-[.I79]" office:value-type="float" office:value="2.20816423967534" calcext:value-type="float">
            <text:p>2.208</text:p>
          </table:table-cell>
          <table:table-cell table:style-name="ce28" table:number-columns-repeated="2"/>
          <table:table-cell table:formula="of:=[.M79]+1" office:value-type="float" office:value="28" calcext:value-type="float">
            <text:p>28</text:p>
          </table:table-cell>
          <table:table-cell table:style-name="ce23" table:formula="of:=[.C80]/[.I80]" office:value-type="float" office:value="3.69448451737948" calcext:value-type="float">
            <text:p>3.69</text:p>
          </table:table-cell>
          <table:table-cell table:style-name="ce23" table:formula="of:=[.N80]-[.N79]" office:value-type="float" office:value="0.0466146215387346" calcext:value-type="float">
            <text:p>0.05</text:p>
          </table:table-cell>
          <table:table-cell table:style-name="ce23" table:formula="of:=[.F80]/[.I80]" office:value-type="float" office:value="2.47800870066495" calcext:value-type="float">
            <text:p>2.48</text:p>
          </table:table-cell>
          <table:table-cell table:style-name="ce23" table:formula="of:=[.P80]-[.P79]" office:value-type="float" office:value="0.186123734340522" calcext:value-type="float">
            <text:p>0.19</text:p>
          </table:table-cell>
          <table:table-cell table:style-name="ce23" table:formula="of:=[.G80]/[.I80]" office:value-type="float" office:value="3.44586119716117" calcext:value-type="float">
            <text:p>3.45</text:p>
          </table:table-cell>
          <table:table-cell table:style-name="ce23" table:formula="of:=[.R80]-[.R79]" office:value-type="float" office:value="0.0177753318834735" calcext:value-type="float">
            <text:p>0.02</text:p>
          </table:table-cell>
          <table:table-cell table:number-columns-repeated="1005"/>
        </table:table-row>
        <table:table-row table:style-name="ro1">
          <table:table-cell/>
          <table:table-cell table:formula="of:=[.B80]+1" office:value-type="float" office:value="29" calcext:value-type="float">
            <text:p>29</text:p>
          </table:table-cell>
          <table:table-cell table:style-name="ce28" table:formula="of:=[$'Total Deaths'.D72]/[$'Total Deaths'.D$31]" office:value-type="float" office:value="262.681878306878" calcext:value-type="float">
            <text:p>262.682</text:p>
          </table:table-cell>
          <table:table-cell table:style-name="ce28" table:formula="of:=[$'Total Deaths'.E79]/[$'Total Deaths'.E$31]" office:value-type="float" office:value="368.106951871658" calcext:value-type="float">
            <text:p>368.107</text:p>
          </table:table-cell>
          <table:table-cell table:style-name="ce28" table:formula="of:=[$'Total Deaths'.F83]/[$'Total Deaths'.F$31]" office:value-type="float" office:value="274.551861498391" calcext:value-type="float">
            <text:p>274.552</text:p>
          </table:table-cell>
          <table:table-cell table:style-name="ce28" table:formula="of:=[$'Total Deaths'.G89]/[$'Total Deaths'.$G$31]" office:value-type="float" office:value="186.969111969112" calcext:value-type="float">
            <text:p>186.969</text:p>
          </table:table-cell>
          <table:table-cell table:style-name="ce28" table:formula="of:=[$'Total Deaths'.H87]/[$'Total Deaths'.H$31]" office:value-type="float" office:value="243.531494320696" calcext:value-type="float">
            <text:p>243.531</text:p>
          </table:table-cell>
          <table:table-cell table:style-name="ce28" table:formula="of:=[$'Total Deaths'.I91]/[$'Total Deaths'.I$31]" office:value-type="float" office:value="157.682779456193" calcext:value-type="float">
            <text:p>157.683</text:p>
          </table:table-cell>
          <table:table-cell table:style-name="ce28" table:formula="of:=[$'Total Deaths'.J92]/[$'Total Deaths'.J$31]" office:value-type="float" office:value="70.1480066841728" calcext:value-type="float">
            <text:p>70.148</text:p>
          </table:table-cell>
          <table:table-cell table:number-columns-repeated="1015"/>
        </table:table-row>
        <table:table-row table:style-name="ro1">
          <table:table-cell/>
          <table:table-cell table:formula="of:=[.B81]+1" office:value-type="float" office:value="30" calcext:value-type="float">
            <text:p>30</text:p>
          </table:table-cell>
          <table:table-cell table:style-name="ce28" table:formula="of:=[$'Total Deaths'.D73]/[$'Total Deaths'.D$31]" office:value-type="float" office:value="273.197751322751" calcext:value-type="float">
            <text:p>273.198</text:p>
          </table:table-cell>
          <table:table-cell table:style-name="ce28" table:formula="of:=[$'Total Deaths'.E80]/[$'Total Deaths'.E$31]" office:value-type="float" office:value="379.807486631016" calcext:value-type="float">
            <text:p>379.807</text:p>
          </table:table-cell>
          <table:table-cell table:style-name="ce28" table:formula="of:=[$'Total Deaths'.F84]/[$'Total Deaths'.F$31]" office:value-type="float" office:value="286.211123027425" calcext:value-type="float">
            <text:p>286.211</text:p>
          </table:table-cell>
          <table:table-cell table:style-name="ce28" table:formula="of:=[$'Total Deaths'.G90]/[$'Total Deaths'.$G$31]" office:value-type="float" office:value="195.07722007722" calcext:value-type="float">
            <text:p>195.077</text:p>
          </table:table-cell>
          <table:table-cell table:style-name="ce28" table:formula="of:=[$'Total Deaths'.H88]/[$'Total Deaths'.H$31]" office:value-type="float" office:value="255.745685204307" calcext:value-type="float">
            <text:p>255.746</text:p>
          </table:table-cell>
          <table:table-cell table:style-name="ce28" table:formula="of:=[$'Total Deaths'.I92]/[$'Total Deaths'.I$31]" office:value-type="float" office:value="163.915407854985" calcext:value-type="float">
            <text:p>163.915</text:p>
          </table:table-cell>
          <table:table-cell table:style-name="ce28"/>
          <table:table-cell table:number-columns-repeated="1015"/>
        </table:table-row>
        <table:table-row table:style-name="ro1">
          <table:table-cell/>
          <table:table-cell table:formula="of:=[.B82]+1" office:value-type="float" office:value="31" calcext:value-type="float">
            <text:p>31</text:p>
          </table:table-cell>
          <table:table-cell table:style-name="ce28" table:formula="of:=[$'Total Deaths'.D74]/[$'Total Deaths'.D$31]" office:value-type="float" office:value="283.184523809524" calcext:value-type="float">
            <text:p>283.185</text:p>
          </table:table-cell>
          <table:table-cell table:style-name="ce28" table:formula="of:=[$'Total Deaths'.E81]/[$'Total Deaths'.E$31]" office:value-type="float" office:value="390.48128342246" calcext:value-type="float">
            <text:p>390.481</text:p>
          </table:table-cell>
          <table:table-cell table:style-name="ce28" table:formula="of:=[$'Total Deaths'.F85]/[$'Total Deaths'.F$31]" office:value-type="float" office:value="296.047188601195" calcext:value-type="float">
            <text:p>296.047</text:p>
          </table:table-cell>
          <table:table-cell table:style-name="ce28" table:formula="of:=[$'Total Deaths'.G91]/[$'Total Deaths'.$G$31]" office:value-type="float" office:value="207.722007722008" calcext:value-type="float">
            <text:p>207.722</text:p>
          </table:table-cell>
          <table:table-cell table:style-name="ce28" table:formula="of:=[$'Total Deaths'.H89]/[$'Total Deaths'.H$31]" office:value-type="float" office:value="267.001032600679" calcext:value-type="float">
            <text:p>267.00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table:formula="of:=[.B83]+1" office:value-type="float" office:value="32" calcext:value-type="float">
            <text:p>32</text:p>
          </table:table-cell>
          <table:table-cell table:style-name="ce28" table:formula="of:=[$'Total Deaths'.D75]/[$'Total Deaths'.D$31]" office:value-type="float" office:value="292.146164021164" calcext:value-type="float">
            <text:p>292.146</text:p>
          </table:table-cell>
          <table:table-cell table:style-name="ce28" table:formula="of:=[$'Total Deaths'.E82]/[$'Total Deaths'.E$31]" office:value-type="float" office:value="402.395721925134" calcext:value-type="float">
            <text:p>402.396</text:p>
          </table:table-cell>
          <table:table-cell table:style-name="ce28" table:formula="of:=[$'Total Deaths'.F86]/[$'Total Deaths'.F$31]" office:value-type="float" office:value="302.098973494714" calcext:value-type="float">
            <text:p>302.099</text:p>
          </table:table-cell>
          <table:table-cell table:style-name="ce28" table:formula="of:=[$'Total Deaths'.G92]/[$'Total Deaths'.$G$31]" office:value-type="float" office:value="211.583011583012" calcext:value-type="float">
            <text:p>211.583</text:p>
          </table:table-cell>
          <table:table-cell table:style-name="ce28" table:formula="of:=[$'Total Deaths'.H90]/[$'Total Deaths'.H$31]" office:value-type="float" office:value="276.412450213896" calcext:value-type="float">
            <text:p>276.41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table:formula="of:=[.B84]+1" office:value-type="float" office:value="33" calcext:value-type="float">
            <text:p>33</text:p>
          </table:table-cell>
          <table:table-cell table:style-name="ce28" table:formula="of:=[$'Total Deaths'.D76]/[$'Total Deaths'.D$31]" office:value-type="float" office:value="302.232142857143" calcext:value-type="float">
            <text:p>302.232</text:p>
          </table:table-cell>
          <table:table-cell table:style-name="ce28" table:formula="of:=[$'Total Deaths'.E83]/[$'Total Deaths'.E$31]" office:value-type="float" office:value="409.197860962567" calcext:value-type="float">
            <text:p>409.198</text:p>
          </table:table-cell>
          <table:table-cell table:style-name="ce28" table:formula="of:=[$'Total Deaths'.F87]/[$'Total Deaths'.F$31]" office:value-type="float" office:value="310.479546499157" calcext:value-type="float">
            <text:p>310.480</text:p>
          </table:table-cell>
          <table:table-cell table:style-name="ce28"/>
          <table:table-cell table:style-name="ce28" table:formula="of:=[$'Total Deaths'.H91]/[$'Total Deaths'.H$31]" office:value-type="float" office:value="287.741554801593" calcext:value-type="float">
            <text:p>287.74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table:formula="of:=[.B85]+1" office:value-type="float" office:value="34" calcext:value-type="float">
            <text:p>34</text:p>
          </table:table-cell>
          <table:table-cell table:style-name="ce28" table:formula="of:=[$'Total Deaths'.D77]/[$'Total Deaths'.D$31]" office:value-type="float" office:value="311.656746031746" calcext:value-type="float">
            <text:p>311.657</text:p>
          </table:table-cell>
          <table:table-cell table:style-name="ce28" table:formula="of:=[$'Total Deaths'.E84]/[$'Total Deaths'.E$31]" office:value-type="float" office:value="416.641711229947" calcext:value-type="float">
            <text:p>416.642</text:p>
          </table:table-cell>
          <table:table-cell table:style-name="ce28" table:formula="of:=[$'Total Deaths'.F88]/[$'Total Deaths'.F$31]" office:value-type="float" office:value="318.614983912977" calcext:value-type="float">
            <text:p>318.615</text:p>
          </table:table-cell>
          <table:table-cell table:style-name="ce28"/>
          <table:table-cell table:style-name="ce28" table:formula="of:=[$'Total Deaths'.H92]/[$'Total Deaths'.H$31]" office:value-type="float" office:value="299.734474111226" calcext:value-type="float">
            <text:p>299.734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table:formula="of:=[.B86]+1" office:value-type="float" office:value="35" calcext:value-type="float">
            <text:p>35</text:p>
          </table:table-cell>
          <table:table-cell table:style-name="ce28" table:formula="of:=[$'Total Deaths'.D78]/[$'Total Deaths'.D$31]" office:value-type="float" office:value="321.891534391534" calcext:value-type="float">
            <text:p>321.892</text:p>
          </table:table-cell>
          <table:table-cell table:style-name="ce28" table:formula="of:=[$'Total Deaths'.E85]/[$'Total Deaths'.E$31]" office:value-type="float" office:value="428.727272727273" calcext:value-type="float">
            <text:p>428.727</text:p>
          </table:table-cell>
          <table:table-cell table:style-name="ce28" table:formula="of:=[$'Total Deaths'.F89]/[$'Total Deaths'.F$31]" office:value-type="float" office:value="326.949593994178" calcext:value-type="float">
            <text:p>326.950</text:p>
          </table:table-cell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formula="of:=[.B87]+1" office:value-type="float" office:value="36" calcext:value-type="float">
            <text:p>36</text:p>
          </table:table-cell>
          <table:table-cell table:style-name="ce28" table:formula="of:=[$'Total Deaths'.D79]/[$'Total Deaths'.D$31]" office:value-type="float" office:value="329.017857142857" calcext:value-type="float">
            <text:p>329.018</text:p>
          </table:table-cell>
          <table:table-cell table:style-name="ce28" table:formula="of:=[$'Total Deaths'.E86]/[$'Total Deaths'.E$31]" office:value-type="float" office:value="437.497326203209" calcext:value-type="float">
            <text:p>437.497</text:p>
          </table:table-cell>
          <table:table-cell table:style-name="ce28" table:formula="of:=[$'Total Deaths'.F90]/[$'Total Deaths'.F$31]" office:value-type="float" office:value="334.855216791788" calcext:value-type="float">
            <text:p>334.855</text:p>
          </table:table-cell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formula="of:=[.B88]+1" office:value-type="float" office:value="37" calcext:value-type="float">
            <text:p>37</text:p>
          </table:table-cell>
          <table:table-cell table:style-name="ce28" table:formula="of:=[$'Total Deaths'.D80]/[$'Total Deaths'.D$31]" office:value-type="float" office:value="338.376322751323" calcext:value-type="float">
            <text:p>338.376</text:p>
          </table:table-cell>
          <table:table-cell table:style-name="ce28" table:formula="of:=[$'Total Deaths'.E87]/[$'Total Deaths'.E$31]" office:value-type="float" office:value="446.032085561497" calcext:value-type="float">
            <text:p>446.032</text:p>
          </table:table-cell>
          <table:table-cell table:style-name="ce28" table:formula="of:=[$'Total Deaths'.F91]/[$'Total Deaths'.F$31]" office:value-type="float" office:value="340.815075838823" calcext:value-type="float">
            <text:p>340.815</text:p>
          </table:table-cell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formula="of:=[.B89]+1" office:value-type="float" office:value="38" calcext:value-type="float">
            <text:p>38</text:p>
          </table:table-cell>
          <table:table-cell table:style-name="ce28" table:formula="of:=[$'Total Deaths'.D81]/[$'Total Deaths'.D$31]" office:value-type="float" office:value="348.330026455026" calcext:value-type="float">
            <text:p>348.330</text:p>
          </table:table-cell>
          <table:table-cell table:style-name="ce28" table:formula="of:=[$'Total Deaths'.E88]/[$'Total Deaths'.E$31]" office:value-type="float" office:value="455.229946524064" calcext:value-type="float">
            <text:p>455.230</text:p>
          </table:table-cell>
          <table:table-cell table:style-name="ce28" table:formula="of:=[$'Total Deaths'.F92]/[$'Total Deaths'.F$31]" office:value-type="float" office:value="346.468515397579" calcext:value-type="float">
            <text:p>346.469</text:p>
          </table:table-cell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formula="of:=[.B90]+1" office:value-type="float" office:value="39" calcext:value-type="float">
            <text:p>39</text:p>
          </table:table-cell>
          <table:table-cell table:style-name="ce28" table:formula="of:=[$'Total Deaths'.D82]/[$'Total Deaths'.D$31]" office:value-type="float" office:value="357.886904761905" calcext:value-type="float">
            <text:p>357.887</text:p>
          </table:table-cell>
          <table:table-cell table:style-name="ce28" table:formula="of:=[$'Total Deaths'.E89]/[$'Total Deaths'.E$31]" office:value-type="float" office:value="464.534759358289" calcext:value-type="float">
            <text:p>464.535</text:p>
          </table:table-cell>
          <table:table-cell table:style-name="ce28" table:number-columns-repeated="5"/>
          <table:table-cell table:number-columns-repeated="1015"/>
        </table:table-row>
        <table:table-row table:style-name="ro1">
          <table:table-cell/>
          <table:table-cell table:formula="of:=[.B91]+1" office:value-type="float" office:value="40" calcext:value-type="float">
            <text:p>40</text:p>
          </table:table-cell>
          <table:table-cell table:style-name="ce28" table:formula="of:=[$'Total Deaths'.D83]/[$'Total Deaths'.D$31]" office:value-type="float" office:value="366.56746031746" calcext:value-type="float">
            <text:p>366.567</text:p>
          </table:table-cell>
          <table:table-cell table:style-name="ce28" table:formula="of:=[$'Total Deaths'.E90]/[$'Total Deaths'.E$31]" office:value-type="float" office:value="473.946524064171" calcext:value-type="float">
            <text:p>473.947</text:p>
          </table:table-cell>
          <table:table-cell table:style-name="ce28" table:number-columns-repeated="5"/>
          <table:table-cell table:number-columns-repeated="1015"/>
        </table:table-row>
        <table:table-row table:style-name="ro1">
          <table:table-cell/>
          <table:table-cell table:formula="of:=[.B92]+1" office:value-type="float" office:value="41" calcext:value-type="float">
            <text:p>41</text:p>
          </table:table-cell>
          <table:table-cell table:style-name="ce28" table:formula="of:=[$'Total Deaths'.D84]/[$'Total Deaths'.D$31]" office:value-type="float" office:value="376.074735449735" calcext:value-type="float">
            <text:p>376.075</text:p>
          </table:table-cell>
          <table:table-cell table:style-name="ce28" table:formula="of:=[$'Total Deaths'.E91]/[$'Total Deaths'.E$31]" office:value-type="float" office:value="481.79679144385" calcext:value-type="float">
            <text:p>481.797</text:p>
          </table:table-cell>
          <table:table-cell table:style-name="ce28" table:number-columns-repeated="5"/>
          <table:table-cell table:number-columns-repeated="1015"/>
        </table:table-row>
        <table:table-row table:style-name="ro1">
          <table:table-cell/>
          <table:table-cell table:formula="of:=[.B93]+1" office:value-type="float" office:value="42" calcext:value-type="float">
            <text:p>42</text:p>
          </table:table-cell>
          <table:table-cell table:style-name="ce28" table:formula="of:=[$'Total Deaths'.D85]/[$'Total Deaths'.D$31]" office:value-type="float" office:value="384.044312169312" calcext:value-type="float">
            <text:p>384.044</text:p>
          </table:table-cell>
          <table:table-cell table:style-name="ce28" table:formula="of:=[$'Total Deaths'.E92]/[$'Total Deaths'.E$31]" office:value-type="float" office:value="489.882352941176" calcext:value-type="float">
            <text:p>489.882</text:p>
          </table:table-cell>
          <table:table-cell table:style-name="ce28" table:number-columns-repeated="5"/>
          <table:table-cell table:number-columns-repeated="1015"/>
        </table:table-row>
        <table:table-row table:style-name="ro1">
          <table:table-cell/>
          <table:table-cell table:formula="of:=[.B94]+1" office:value-type="float" office:value="43" calcext:value-type="float">
            <text:p>43</text:p>
          </table:table-cell>
          <table:table-cell table:style-name="ce28" table:formula="of:=[$'Total Deaths'.D86]/[$'Total Deaths'.D$31]" office:value-type="float" office:value="391.203703703704" calcext:value-type="float">
            <text:p>391.204</text:p>
          </table:table-cell>
          <table:table-cell table:style-name="ce28" table:number-columns-repeated="6"/>
          <table:table-cell table:number-columns-repeated="1015"/>
        </table:table-row>
        <table:table-row table:style-name="ro1">
          <table:table-cell/>
          <table:table-cell table:formula="of:=[.B95]+1" office:value-type="float" office:value="44" calcext:value-type="float">
            <text:p>44</text:p>
          </table:table-cell>
          <table:table-cell table:style-name="ce28" table:formula="of:=[$'Total Deaths'.D87]/[$'Total Deaths'.D$31]" office:value-type="float" office:value="398.710317460317" calcext:value-type="float">
            <text:p>398.710</text:p>
          </table:table-cell>
          <table:table-cell table:style-name="ce28" table:number-columns-repeated="6"/>
          <table:table-cell table:number-columns-repeated="1015"/>
        </table:table-row>
        <table:table-row table:style-name="ro1">
          <table:table-cell/>
          <table:table-cell table:formula="of:=[.B96]+1" office:value-type="float" office:value="45" calcext:value-type="float">
            <text:p>45</text:p>
          </table:table-cell>
          <table:table-cell table:style-name="ce28" table:formula="of:=[$'Total Deaths'.D88]/[$'Total Deaths'.D$31]" office:value-type="float" office:value="407.539682539683" calcext:value-type="float">
            <text:p>407.540</text:p>
          </table:table-cell>
          <table:table-cell table:style-name="ce28" table:number-columns-repeated="6"/>
          <table:table-cell table:number-columns-repeated="1015"/>
        </table:table-row>
        <table:table-row table:style-name="ro1">
          <table:table-cell/>
          <table:table-cell table:formula="of:=[.B97]+1" office:value-type="float" office:value="46" calcext:value-type="float">
            <text:p>46</text:p>
          </table:table-cell>
          <table:table-cell table:style-name="ce28" table:formula="of:=[$'Total Deaths'.D89]/[$'Total Deaths'.D$31]" office:value-type="float" office:value="414.765211640212" calcext:value-type="float">
            <text:p>414.765</text:p>
          </table:table-cell>
          <table:table-cell table:style-name="ce28" table:number-columns-repeated="6"/>
          <table:table-cell table:number-columns-repeated="1015"/>
        </table:table-row>
        <table:table-row table:style-name="ro1">
          <table:table-cell/>
          <table:table-cell table:formula="of:=[.B98]+1" office:value-type="float" office:value="47" calcext:value-type="float">
            <text:p>47</text:p>
          </table:table-cell>
          <table:table-cell table:style-name="ce28" table:formula="of:=[$'Total Deaths'.D90]/[$'Total Deaths'.D$31]" office:value-type="float" office:value="422.437169312169" calcext:value-type="float">
            <text:p>422.437</text:p>
          </table:table-cell>
          <table:table-cell table:style-name="ce28" table:number-columns-repeated="6"/>
          <table:table-cell table:number-columns-repeated="1015"/>
        </table:table-row>
        <table:table-row table:style-name="ro1">
          <table:table-cell/>
          <table:table-cell table:formula="of:=[.B99]+1" office:value-type="float" office:value="48" calcext:value-type="float">
            <text:p>48</text:p>
          </table:table-cell>
          <table:table-cell table:style-name="ce28" table:formula="of:=[$'Total Deaths'.D91]/[$'Total Deaths'.D$31]" office:value-type="float" office:value="429.381613756614" calcext:value-type="float">
            <text:p>429.382</text:p>
          </table:table-cell>
          <table:table-cell table:style-name="ce28" table:number-columns-repeated="6"/>
          <table:table-cell table:number-columns-repeated="1015"/>
        </table:table-row>
        <table:table-row table:style-name="ro1">
          <table:table-cell/>
          <table:table-cell table:formula="of:=[.B100]+1" office:value-type="float" office:value="49" calcext:value-type="float">
            <text:p>49</text:p>
          </table:table-cell>
          <table:table-cell table:style-name="ce28" table:formula="of:=[$'Total Deaths'.D92]/[$'Total Deaths'.D$31]" office:value-type="float" office:value="436.243386243386" calcext:value-type="float">
            <text:p>436.243</text:p>
          </table:table-cell>
          <table:table-cell table:number-columns-repeated="1021"/>
        </table:table-row>
        <table:table-row table:style-name="ro1">
          <table:table-cell/>
          <table:table-cell table:formula="of:=[.B101]+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/>
          <table:table-cell table:formula="of:=[.B102]+1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/>
          <table:table-cell table:formula="of:=[.B103]+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/>
          <table:table-cell table:formula="of:=[.B104]+1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/>
          <table:table-cell table:formula="of:=[.B105]+1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/>
          <table:table-cell table:formula="of:=[.B106]+1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/>
          <table:table-cell table:formula="of:=[.B107]+1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/>
          <table:table-cell table:formula="of:=[.B108]+1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/>
          <table:table-cell table:formula="of:=[.B109]+1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/>
          <table:table-cell table:formula="of:=[.B110]+1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/>
          <table:table-cell table:formula="of:=[.B111]+1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/>
          <table:table-cell table:formula="of:=[.B112]+1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/>
          <table:table-cell table:formula="of:=[.B113]+1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/>
          <table:table-cell table:formula="of:=[.B114]+1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/>
          <table:table-cell table:formula="of:=[.B115]+1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/>
          <table:table-cell table:formula="of:=[.B116]+1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/>
          <table:table-cell table:formula="of:=[.B117]+1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/>
          <table:table-cell table:formula="of:=[.B118]+1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/>
          <table:table-cell table:formula="of:=[.B119]+1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/>
          <table:table-cell table:formula="of:=[.B120]+1"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/>
          <table:table-cell table:formula="of:=[.B121]+1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table:formula="of:=[.B122]+1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/>
          <table:table-cell table:formula="of:=[.B123]+1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/>
          <table:table-cell table:formula="of:=[.B124]+1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/>
          <table:table-cell table:formula="of:=[.B125]+1"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/>
          <table:table-cell table:formula="of:=[.B126]+1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/>
          <table:table-cell table:formula="of:=[.B127]+1"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/>
          <table:table-cell table:formula="of:=[.B128]+1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/>
          <table:table-cell table:formula="of:=[.B129]+1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/>
          <table:table-cell table:formula="of:=[.B130]+1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/>
          <table:table-cell table:formula="of:=[.B131]+1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/>
          <table:table-cell table:formula="of:=[.B132]+1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/>
          <table:table-cell table:formula="of:=[.B133]+1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/>
          <table:table-cell table:formula="of:=[.B134]+1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/>
          <table:table-cell table:formula="of:=[.B135]+1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/>
          <table:table-cell table:formula="of:=[.B136]+1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/>
          <table:table-cell table:formula="of:=[.B137]+1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/>
          <table:table-cell table:formula="of:=[.B138]+1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/>
          <table:table-cell table:formula="of:=[.B139]+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/>
          <table:table-cell table:formula="of:=[.B140]+1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/>
          <table:table-cell table:formula="of:=[.B141]+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/>
          <table:table-cell table:formula="of:=[.B142]+1" office:value-type="float" office:value="91" calcext:value-type="float">
            <text:p>91</text:p>
          </table:table-cell>
          <table:table-cell table:number-columns-repeated="102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ths per day" table:style-name="ta3">
        <office:forms form:automatic-focus="false" form:apply-design-mode="false"/>
        <table:shapes>
          <draw:frame draw:z-index="1" draw:style-name="gr1" draw:text-style-name="P1" svg:width="577.02pt" svg:height="431.43pt" svg:x="651.17pt" svg:y="166.39pt">
            <draw:object draw:notify-on-update-of-ranges="'Deaths per day'.M52:'Deaths per day'.M97 'Deaths per day'.N51:'Deaths per day'.N51 'Deaths per day'.N52:'Deaths per day'.N97 'Deaths per day'.M52:'Deaths per day'.M97 'Deaths per day'.O51:'Deaths per day'.O51 'Deaths per day'.O52:'Deaths per day'.O97 'Deaths per day'.M52:'Deaths per day'.M97 'Deaths per day'.P51:'Deaths per day'.P51 'Deaths per day'.P52:'Deaths per day'.P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545.78pt" svg:height="427.66pt" svg:x="1307.82pt" svg:y="168.66pt">
            <draw:object draw:notify-on-update-of-ranges="'Deaths per day'.W52:'Deaths per day'.W97 'Deaths per day'.X51:'Deaths per day'.X51 'Deaths per day'.X52:'Deaths per day'.X97 'Deaths per day'.W52:'Deaths per day'.W97 'Deaths per day'.Y51:'Deaths per day'.Y51 'Deaths per day'.Y52:'Deaths per day'.Y97 'Deaths per day'.W52:'Deaths per day'.W97 'Deaths per day'.Z51:'Deaths per day'.Z51 'Deaths per day'.Z52:'Deaths per day'.Z97 'Deaths per day'.W52:'Deaths per day'.W97 'Deaths per day'.AA51:'Deaths per day'.AA51 'Deaths per day'.AA52:'Deaths per day'.AA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1"/>
        <table:table-column table:style-name="co2" table:number-columns-repeated="1022" table:default-cell-style-name="ce1"/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Deaths per day'.L48" table:end-x="25.2pt" table:end-y="0.74pt" draw:z-index="0" draw:style-name="gr2" draw:text-style-name="P2" svg:width="600.04pt" svg:height="421.46pt" svg:x="1.16pt" svg:y="1.7pt">
              <draw:object draw:notify-on-update-of-ranges="'Deaths per day'.C52:'Deaths per day'.C102 'Deaths per day'.D51:'Deaths per day'.D51 'Deaths per day'.D52:'Deaths per day'.D102 'Deaths per day'.C52:'Deaths per day'.C102 'Deaths per day'.E51:'Deaths per day'.E51 'Deaths per day'.E52:'Deaths per day'.E102 'Deaths per day'.C52:'Deaths per day'.C102 'Deaths per day'.F51:'Deaths per day'.F51 'Deaths per day'.F52:'Deaths per day'.F102 'Deaths per day'.C52:'Deaths per day'.C102 'Deaths per day'.G51:'Deaths per day'.G51 'Deaths per day'.G52:'Deaths per day'.G102 'Deaths per day'.C52:'Deaths per day'.C102 'Deaths per day'.H51:'Deaths per day'.H51 'Deaths per day'.H52:'Deaths per day'.H102 'Deaths per day'.C52:'Deaths per day'.C102 'Deaths per day'.I51:'Deaths per day'.I51 'Deaths per day'.I52:'Deaths per day'.I102 'Deaths per day'.C52:'Deaths per day'.C102 'Deaths per day'.J51:'Deaths per day'.J51 'Deaths per day'.J52:'Deaths per day'.J10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style-name="ce30" office:value-type="string" calcext:value-type="string">
            <text:p>Daily Deaths per million</text:p>
          </table:table-cell>
          <table:table-cell table:number-columns-repeated="8"/>
          <table:table-cell table:style-name="ce6"/>
          <table:table-cell table:style-name="ce30" office:value-type="string" calcext:value-type="string">
            <text:p>Daily Deaths per million</text:p>
          </table:table-cell>
          <table:table-cell table:number-columns-repeated="7"/>
          <table:table-cell table:style-name="ce6" table:number-columns-repeated="2"/>
          <table:table-cell table:style-name="ce30" office:value-type="string" calcext:value-type="string">
            <text:p>Daily Deaths per million</text:p>
          </table:table-cell>
          <table:table-cell table:number-columns-repeated="9"/>
          <table:table-cell table:style-name="ce6"/>
          <table:table-cell table:style-name="ce30" office:value-type="string" calcext:value-type="string">
            <text:p>Daily Deaths per million</text:p>
          </table:table-cell>
          <table:table-cell table:number-columns-repeated="9"/>
          <table:table-cell table:style-name="ce6"/>
          <table:table-cell table:style-name="ce30" office:value-type="string" calcext:value-type="string">
            <text:p>Daily Deaths per million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31" office:value-type="string" calcext:value-type="string">
            <text:p>Italy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UK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Germany</text:p>
          </table:table-cell>
          <table:table-cell table:number-columns-repeated="3"/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UK</text:p>
          </table:table-cell>
          <table:table-cell table:style-name="ce6" office:value-type="string" calcext:value-type="string">
            <text:p>USA</text:p>
          </table:table-cell>
          <table:table-cell table:style-name="ce31" office:value-type="string" calcext:value-type="string">
            <text:p>Italy</text:p>
          </table:table-cell>
          <table:table-cell table:style-name="Default"/>
          <table:table-cell table:style-name="ce28"/>
          <table:table-cell/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USA</text:p>
          </table:table-cell>
          <table:table-cell table:style-name="ce31" office:value-type="string" calcext:value-type="string">
            <text:p>Italy</text:p>
          </table:table-cell>
          <table:table-cell table:style-name="ce6" office:value-type="string" calcext:value-type="string">
            <text:p>UK</text:p>
          </table:table-cell>
          <table:table-cell table:number-columns-repeated="3"/>
          <table:table-cell table:style-name="ce31" office:value-type="string" calcext:value-type="string">
            <text:p>Italy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UK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Germany</text:p>
          </table:table-cell>
          <table:table-cell table:number-columns-repeated="4"/>
          <table:table-cell table:style-name="ce31" office:value-type="string" calcext:value-type="string">
            <text:p>Italy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UK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Germany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28" table:formula="of:=([$'Total Deaths'.$D44]-[$'Total Deaths'.$D43])/[$'Total Deaths'.$D$31]" office:value-type="float" office:value="2.19907407407407" calcext:value-type="float">
            <text:p>2.199</text:p>
          </table:table-cell>
          <table:table-cell table:style-name="ce28" table:formula="of:=([$'Total Deaths'.$E51]-[$'Total Deaths'.$E50])/[$'Total Deaths'.$E$31]" office:value-type="float" office:value="2.09625668449198" calcext:value-type="float">
            <text:p>2.096</text:p>
          </table:table-cell>
          <table:table-cell table:style-name="ce28" table:formula="of:=([$'Total Deaths'.$F55]-[$'Total Deaths'.$F54])/[$'Total Deaths'.$F$31]" office:value-type="float" office:value="1.65466523670905" calcext:value-type="float">
            <text:p>1.655</text:p>
          </table:table-cell>
          <table:table-cell table:style-name="ce28" table:formula="of:=([$'Total Deaths'.$G61]-[$'Total Deaths'.$G60])/[$'Total Deaths'.$G$31]" office:value-type="float" office:value="2.12355212355212" calcext:value-type="float">
            <text:p>2.124</text:p>
          </table:table-cell>
          <table:table-cell table:style-name="ce28" table:formula="of:=([$'Total Deaths'.$H59]-[$'Total Deaths'.$H58])/[$'Total Deaths'.$H$31]" office:value-type="float" office:value="0.796577666322466" calcext:value-type="float">
            <text:p>0.797</text:p>
          </table:table-cell>
          <table:table-cell table:style-name="ce28" table:formula="of:=([$'Total Deaths'.$I63]-[$'Total Deaths'.$I62])/[$'Total Deaths'.$I$31]" office:value-type="float" office:value="1.21148036253776" calcext:value-type="float">
            <text:p>1.211</text:p>
          </table:table-cell>
          <table:table-cell table:style-name="ce28" table:formula="of:=([$'Total Deaths'.$J64]-[$'Total Deaths'.$J63])/[$'Total Deaths'.$J$31]" office:value-type="float" office:value="0.978753879207448" calcext:value-type="float">
            <text:p>0.9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8" table:formula="of:=([$'Total Deaths'.$E51]-[$'Total Deaths'.$E50])/[$'Total Deaths'.$E$31]" office:value-type="float" office:value="2.09625668449198" calcext:value-type="float">
            <text:p>2.096</text:p>
          </table:table-cell>
          <table:table-cell table:style-name="ce28" table:formula="of:=([$'Total Deaths'.$F55]-[$'Total Deaths'.$F54])/[$'Total Deaths'.$F$31]" office:value-type="float" office:value="1.65466523670905" calcext:value-type="float">
            <text:p>1.655</text:p>
          </table:table-cell>
          <table:table-cell table:style-name="ce28" table:formula="of:=([$'Total Deaths'.$J64]-[$'Total Deaths'.$J63])/[$'Total Deaths'.$J$31]" office:value-type="float" office:value="0.978753879207448" calcext:value-type="float">
            <text:p>0.979</text:p>
          </table:table-cell>
          <table:table-cell table:style-name="ce28" table:formula="of:=([$'Total Deaths'.$G61]-[$'Total Deaths'.$G60])/[$'Total Deaths'.$G$31]" office:value-type="float" office:value="2.12355212355212" calcext:value-type="float">
            <text:p>2.124</text:p>
          </table:table-cell>
          <table:table-cell table:style-name="ce28" table:formula="of:=([$'Total Deaths'.$H59]-[$'Total Deaths'.$H58])/[$'Total Deaths'.$H$31]" office:value-type="float" office:value="0.796577666322466" calcext:value-type="float">
            <text:p>0.797</text:p>
          </table:table-cell>
          <table:table-cell table:style-name="ce28" table:formula="of:=([$'Total Deaths'.$I63]-[$'Total Deaths'.$I62])/[$'Total Deaths'.$I$31]" office:value-type="float" office:value="1.21148036253776" calcext:value-type="float">
            <text:p>1.211</text:p>
          </table:table-cell>
          <table:table-cell table:style-name="ce28" table:formula="of:=([$'Total Deaths'.$D44]-[$'Total Deaths'.$D43])/[$'Total Deaths'.$D$31]" office:value-type="float" office:value="2.19907407407407" calcext:value-type="float">
            <text:p>2.199</text:p>
          </table:table-cell>
          <table:table-cell table:style-name="Default"/>
          <table:table-cell table:style-name="ce28"/>
          <table:table-cell office:value-type="float" office:value="0" calcext:value-type="float">
            <text:p>0</text:p>
          </table:table-cell>
          <table:table-cell table:style-name="ce28" table:formula="of:=([$'Total Deaths'.$E51]-[$'Total Deaths'.$E50])/[$'Total Deaths'.$E$31]" office:value-type="float" office:value="2.09625668449198" calcext:value-type="float">
            <text:p>2.096</text:p>
          </table:table-cell>
          <table:table-cell table:style-name="ce28" table:formula="of:=([$'Total Deaths'.$G61]-[$'Total Deaths'.$G60])/[$'Total Deaths'.$G$31]" office:value-type="float" office:value="2.12355212355212" calcext:value-type="float">
            <text:p>2.124</text:p>
          </table:table-cell>
          <table:table-cell table:style-name="ce28" table:formula="of:=([$'Total Deaths'.$I63]-[$'Total Deaths'.$I62])/[$'Total Deaths'.$I$31]" office:value-type="float" office:value="1.21148036253776" calcext:value-type="float">
            <text:p>1.211</text:p>
          </table:table-cell>
          <table:table-cell table:style-name="ce28" table:formula="of:=([$'Total Deaths'.$J64]-[$'Total Deaths'.$J63])/[$'Total Deaths'.$J$31]" office:value-type="float" office:value="0.978753879207448" calcext:value-type="float">
            <text:p>0.979</text:p>
          </table:table-cell>
          <table:table-cell table:style-name="ce28" table:formula="of:=([$'Total Deaths'.$F55]-[$'Total Deaths'.$F54])/[$'Total Deaths'.$F$31]" office:value-type="float" office:value="1.65466523670905" calcext:value-type="float">
            <text:p>1.655</text:p>
          </table:table-cell>
          <table:table-cell table:style-name="ce28" table:formula="of:=([$'Total Deaths'.$I63]-[$'Total Deaths'.$I62])/[$'Total Deaths'.$I$31]" office:value-type="float" office:value="1.21148036253776" calcext:value-type="float">
            <text:p>1.211</text:p>
          </table:table-cell>
          <table:table-cell table:style-name="ce28" table:formula="of:=([$'Total Deaths'.$D44]-[$'Total Deaths'.$D43])/[$'Total Deaths'.$D$31]" office:value-type="float" office:value="2.19907407407407" calcext:value-type="float">
            <text:p>2.199</text:p>
          </table:table-cell>
          <table:table-cell table:style-name="ce28" table:formula="of:=([$'Total Deaths'.$H59]-[$'Total Deaths'.$H58])/[$'Total Deaths'.$H$31]" office:value-type="float" office:value="0.796577666322466" calcext:value-type="float">
            <text:p>0.7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8" table:formula="of:=([$'Total Deaths'.$D44]-[$'Total Deaths'.$D43])/[$'Total Deaths'.$D$31]" office:value-type="float" office:value="2.19907407407407" calcext:value-type="float">
            <text:p>2.199</text:p>
          </table:table-cell>
          <table:table-cell table:style-name="ce28" table:formula="of:=([$'Total Deaths'.$E51]-[$'Total Deaths'.$E50])/[$'Total Deaths'.$E$31]" office:value-type="float" office:value="2.09625668449198" calcext:value-type="float">
            <text:p>2.096</text:p>
          </table:table-cell>
          <table:table-cell table:style-name="ce28" table:formula="of:=([$'Total Deaths'.$F55]-[$'Total Deaths'.$F54])/[$'Total Deaths'.$F$31]" office:value-type="float" office:value="1.65466523670905" calcext:value-type="float">
            <text:p>1.655</text:p>
          </table:table-cell>
          <table:table-cell table:style-name="ce28" table:formula="of:=([$'Total Deaths'.$G61]-[$'Total Deaths'.$G60])/[$'Total Deaths'.$G$31]" office:value-type="float" office:value="2.12355212355212" calcext:value-type="float">
            <text:p>2.124</text:p>
          </table:table-cell>
          <table:table-cell table:style-name="ce28" table:formula="of:=([$'Total Deaths'.$H59]-[$'Total Deaths'.$H58])/[$'Total Deaths'.$H$31]" office:value-type="float" office:value="0.796577666322466" calcext:value-type="float">
            <text:p>0.797</text:p>
          </table:table-cell>
          <table:table-cell table:style-name="ce28" table:formula="of:=([$'Total Deaths'.$I63]-[$'Total Deaths'.$I62])/[$'Total Deaths'.$I$31]" office:value-type="float" office:value="1.21148036253776" calcext:value-type="float">
            <text:p>1.211</text:p>
          </table:table-cell>
          <table:table-cell table:style-name="ce28" table:formula="of:=([$'Total Deaths'.$J64]-[$'Total Deaths'.$J63])/[$'Total Deaths'.$J$31]" office:value-type="float" office:value="0.978753879207448" calcext:value-type="float">
            <text:p>0.9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8" table:formula="of:=([$'Total Deaths'.$D44]-[$'Total Deaths'.$D43])/[$'Total Deaths'.$D$31]" office:value-type="float" office:value="2.19907407407407" calcext:value-type="float">
            <text:p>2.199</text:p>
          </table:table-cell>
          <table:table-cell table:style-name="ce28" table:formula="of:=([$'Total Deaths'.$E51]-[$'Total Deaths'.$E50])/[$'Total Deaths'.$E$31]" office:value-type="float" office:value="2.09625668449198" calcext:value-type="float">
            <text:p>2.096</text:p>
          </table:table-cell>
          <table:table-cell table:style-name="ce28" table:formula="of:=([$'Total Deaths'.$F55]-[$'Total Deaths'.$F54])/[$'Total Deaths'.$F$31]" office:value-type="float" office:value="1.65466523670905" calcext:value-type="float">
            <text:p>1.655</text:p>
          </table:table-cell>
          <table:table-cell table:style-name="ce28" table:formula="of:=([$'Total Deaths'.$G61]-[$'Total Deaths'.$G60])/[$'Total Deaths'.$G$31]" office:value-type="float" office:value="2.12355212355212" calcext:value-type="float">
            <text:p>2.124</text:p>
          </table:table-cell>
          <table:table-cell table:style-name="ce28" table:formula="of:=([$'Total Deaths'.$H59]-[$'Total Deaths'.$H58])/[$'Total Deaths'.$H$31]" office:value-type="float" office:value="0.796577666322466" calcext:value-type="float">
            <text:p>0.797</text:p>
          </table:table-cell>
          <table:table-cell table:style-name="ce28" table:formula="of:=([$'Total Deaths'.$I63]-[$'Total Deaths'.$I62])/[$'Total Deaths'.$I$31]" office:value-type="float" office:value="1.21148036253776" calcext:value-type="float">
            <text:p>1.211</text:p>
          </table:table-cell>
          <table:table-cell table:style-name="ce28" table:formula="of:=([$'Total Deaths'.$J64]-[$'Total Deaths'.$J63])/[$'Total Deaths'.$J$31]" office:value-type="float" office:value="0.978753879207448" calcext:value-type="float">
            <text:p>0.979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52]+1" office:value-type="float" office:value="1" calcext:value-type="float">
            <text:p>1</text:p>
          </table:table-cell>
          <table:table-cell table:style-name="ce28" table:formula="of:=([$'Total Deaths'.$D45]-[$'Total Deaths'.$D44])/[$'Total Deaths'.$D$31]" office:value-type="float" office:value="1.60383597883598" calcext:value-type="float">
            <text:p>1.604</text:p>
          </table:table-cell>
          <table:table-cell table:style-name="ce28" table:formula="of:=([$'Total Deaths'.$E52]-[$'Total Deaths'.$E51])/[$'Total Deaths'.$E$31]" office:value-type="float" office:value="1.02673796791444" calcext:value-type="float">
            <text:p>1.027</text:p>
          </table:table-cell>
          <table:table-cell table:style-name="ce28" table:formula="of:=([$'Total Deaths'.$F56]-[$'Total Deaths'.$F55])/[$'Total Deaths'.$F$31]" office:value-type="float" office:value="1.19503600428987" calcext:value-type="float">
            <text:p>1.195</text:p>
          </table:table-cell>
          <table:table-cell table:style-name="ce28" table:formula="of:=([$'Total Deaths'.$G62]-[$'Total Deaths'.$G61])/[$'Total Deaths'.$G$31]" office:value-type="float" office:value="1.44787644787645" calcext:value-type="float">
            <text:p>1.448</text:p>
          </table:table-cell>
          <table:table-cell table:style-name="ce28" table:formula="of:=([$'Total Deaths'.$H60]-[$'Total Deaths'.$H59])/[$'Total Deaths'.$H$31]" office:value-type="float" office:value="1.28337512907508" calcext:value-type="float">
            <text:p>1.283</text:p>
          </table:table-cell>
          <table:table-cell table:style-name="ce28" table:formula="of:=([$'Total Deaths'.$I64]-[$'Total Deaths'.$I63])/[$'Total Deaths'.$I$31]" office:value-type="float" office:value="1.58610271903323" calcext:value-type="float">
            <text:p>1.586</text:p>
          </table:table-cell>
          <table:table-cell table:style-name="ce28" table:formula="of:=([$'Total Deaths'.$J65]-[$'Total Deaths'.$J64])/[$'Total Deaths'.$J$31]" office:value-type="float" office:value="1.28909047505371" calcext:value-type="float">
            <text:p>1.289</text:p>
          </table:table-cell>
          <table:table-cell table:number-columns-repeated="2"/>
          <table:table-cell table:formula="of:=[.M52]+1" office:value-type="float" office:value="1" calcext:value-type="float">
            <text:p>1</text:p>
          </table:table-cell>
          <table:table-cell table:style-name="ce28" table:formula="of:=([$'Total Deaths'.$E52]-[$'Total Deaths'.$E51])/[$'Total Deaths'.$E$31]" office:value-type="float" office:value="1.02673796791444" calcext:value-type="float">
            <text:p>1.027</text:p>
          </table:table-cell>
          <table:table-cell table:style-name="ce28" table:formula="of:=([$'Total Deaths'.$F56]-[$'Total Deaths'.$F55])/[$'Total Deaths'.$F$31]" office:value-type="float" office:value="1.19503600428987" calcext:value-type="float">
            <text:p>1.195</text:p>
          </table:table-cell>
          <table:table-cell table:style-name="ce28" table:formula="of:=([$'Total Deaths'.$J65]-[$'Total Deaths'.$J64])/[$'Total Deaths'.$J$31]" office:value-type="float" office:value="1.28909047505371" calcext:value-type="float">
            <text:p>1.289</text:p>
          </table:table-cell>
          <table:table-cell table:style-name="ce28" table:formula="of:=([$'Total Deaths'.$G62]-[$'Total Deaths'.$G61])/[$'Total Deaths'.$G$31]" office:value-type="float" office:value="1.44787644787645" calcext:value-type="float">
            <text:p>1.448</text:p>
          </table:table-cell>
          <table:table-cell table:style-name="ce28" table:formula="of:=([$'Total Deaths'.$H60]-[$'Total Deaths'.$H59])/[$'Total Deaths'.$H$31]" office:value-type="float" office:value="1.28337512907508" calcext:value-type="float">
            <text:p>1.283</text:p>
          </table:table-cell>
          <table:table-cell table:style-name="ce28" table:formula="of:=([$'Total Deaths'.$I64]-[$'Total Deaths'.$I63])/[$'Total Deaths'.$I$31]" office:value-type="float" office:value="1.58610271903323" calcext:value-type="float">
            <text:p>1.586</text:p>
          </table:table-cell>
          <table:table-cell table:style-name="ce28" table:formula="of:=([$'Total Deaths'.$D45]-[$'Total Deaths'.$D44])/[$'Total Deaths'.$D$31]" office:value-type="float" office:value="1.60383597883598" calcext:value-type="float">
            <text:p>1.604</text:p>
          </table:table-cell>
          <table:table-cell table:style-name="Default"/>
          <table:table-cell table:style-name="ce28"/>
          <table:table-cell table:formula="of:=[.W52]+1" office:value-type="float" office:value="1" calcext:value-type="float">
            <text:p>1</text:p>
          </table:table-cell>
          <table:table-cell table:style-name="ce28" table:formula="of:=([$'Total Deaths'.$E52]-[$'Total Deaths'.$E51])/[$'Total Deaths'.$E$31]" office:value-type="float" office:value="1.02673796791444" calcext:value-type="float">
            <text:p>1.027</text:p>
          </table:table-cell>
          <table:table-cell table:style-name="ce28" table:formula="of:=([$'Total Deaths'.$G62]-[$'Total Deaths'.$G61])/[$'Total Deaths'.$G$31]" office:value-type="float" office:value="1.44787644787645" calcext:value-type="float">
            <text:p>1.448</text:p>
          </table:table-cell>
          <table:table-cell table:style-name="ce28" table:formula="of:=([$'Total Deaths'.$I64]-[$'Total Deaths'.$I63])/[$'Total Deaths'.$I$31]" office:value-type="float" office:value="1.58610271903323" calcext:value-type="float">
            <text:p>1.586</text:p>
          </table:table-cell>
          <table:table-cell table:style-name="ce28" table:formula="of:=([$'Total Deaths'.$J65]-[$'Total Deaths'.$J64])/[$'Total Deaths'.$J$31]" office:value-type="float" office:value="1.28909047505371" calcext:value-type="float">
            <text:p>1.289</text:p>
          </table:table-cell>
          <table:table-cell table:style-name="ce28" table:formula="of:=([$'Total Deaths'.$F56]-[$'Total Deaths'.$F55])/[$'Total Deaths'.$F$31]" office:value-type="float" office:value="1.19503600428987" calcext:value-type="float">
            <text:p>1.195</text:p>
          </table:table-cell>
          <table:table-cell table:style-name="ce28" table:formula="of:=([$'Total Deaths'.$I64]-[$'Total Deaths'.$I63])/[$'Total Deaths'.$I$31]" office:value-type="float" office:value="1.58610271903323" calcext:value-type="float">
            <text:p>1.586</text:p>
          </table:table-cell>
          <table:table-cell table:style-name="ce28" table:formula="of:=([$'Total Deaths'.$D45]-[$'Total Deaths'.$D44])/[$'Total Deaths'.$D$31]" office:value-type="float" office:value="1.60383597883598" calcext:value-type="float">
            <text:p>1.604</text:p>
          </table:table-cell>
          <table:table-cell table:style-name="ce28" table:formula="of:=([$'Total Deaths'.$H60]-[$'Total Deaths'.$H59])/[$'Total Deaths'.$H$31]" office:value-type="float" office:value="1.28337512907508" calcext:value-type="float">
            <text:p>1.283</text:p>
          </table:table-cell>
          <table:table-cell table:number-columns-repeated="2"/>
          <table:table-cell table:formula="of:=[.AH52]+1" office:value-type="float" office:value="1" calcext:value-type="float">
            <text:p>1</text:p>
          </table:table-cell>
          <table:table-cell table:style-name="ce28" table:formula="of:=([$'Total Deaths'.$D45]-[$'Total Deaths'.$D44])/[$'Total Deaths'.$D$31]" office:value-type="float" office:value="1.60383597883598" calcext:value-type="float">
            <text:p>1.604</text:p>
          </table:table-cell>
          <table:table-cell table:style-name="ce28" table:formula="of:=([$'Total Deaths'.$E52]-[$'Total Deaths'.$E51])/[$'Total Deaths'.$E$31]" office:value-type="float" office:value="1.02673796791444" calcext:value-type="float">
            <text:p>1.027</text:p>
          </table:table-cell>
          <table:table-cell table:style-name="ce28" table:formula="of:=([$'Total Deaths'.$F56]-[$'Total Deaths'.$F55])/[$'Total Deaths'.$F$31]" office:value-type="float" office:value="1.19503600428987" calcext:value-type="float">
            <text:p>1.195</text:p>
          </table:table-cell>
          <table:table-cell table:style-name="ce28" table:formula="of:=([$'Total Deaths'.$G62]-[$'Total Deaths'.$G61])/[$'Total Deaths'.$G$31]" office:value-type="float" office:value="1.44787644787645" calcext:value-type="float">
            <text:p>1.448</text:p>
          </table:table-cell>
          <table:table-cell table:style-name="ce28" table:formula="of:=([$'Total Deaths'.$H60]-[$'Total Deaths'.$H59])/[$'Total Deaths'.$H$31]" office:value-type="float" office:value="1.28337512907508" calcext:value-type="float">
            <text:p>1.283</text:p>
          </table:table-cell>
          <table:table-cell table:style-name="ce28" table:formula="of:=([$'Total Deaths'.$I64]-[$'Total Deaths'.$I63])/[$'Total Deaths'.$I$31]" office:value-type="float" office:value="1.58610271903323" calcext:value-type="float">
            <text:p>1.586</text:p>
          </table:table-cell>
          <table:table-cell table:style-name="ce28" table:formula="of:=([$'Total Deaths'.$J65]-[$'Total Deaths'.$J64])/[$'Total Deaths'.$J$31]" office:value-type="float" office:value="1.28909047505371" calcext:value-type="float">
            <text:p>1.289</text:p>
          </table:table-cell>
          <table:table-cell table:number-columns-repeated="3"/>
          <table:table-cell table:formula="of:=[.AS52]+1" office:value-type="float" office:value="1" calcext:value-type="float">
            <text:p>1</text:p>
          </table:table-cell>
          <table:table-cell table:style-name="ce28" table:formula="of:=([$'Total Deaths'.$D45]-[$'Total Deaths'.$D44])/[$'Total Deaths'.$D$31]" office:value-type="float" office:value="1.60383597883598" calcext:value-type="float">
            <text:p>1.604</text:p>
          </table:table-cell>
          <table:table-cell table:style-name="ce28" table:formula="of:=([$'Total Deaths'.$E52]-[$'Total Deaths'.$E51])/[$'Total Deaths'.$E$31]" office:value-type="float" office:value="1.02673796791444" calcext:value-type="float">
            <text:p>1.027</text:p>
          </table:table-cell>
          <table:table-cell table:style-name="ce28" table:formula="of:=([$'Total Deaths'.$F56]-[$'Total Deaths'.$F55])/[$'Total Deaths'.$F$31]" office:value-type="float" office:value="1.19503600428987" calcext:value-type="float">
            <text:p>1.195</text:p>
          </table:table-cell>
          <table:table-cell table:style-name="ce28" table:formula="of:=([$'Total Deaths'.$G62]-[$'Total Deaths'.$G61])/[$'Total Deaths'.$G$31]" office:value-type="float" office:value="1.44787644787645" calcext:value-type="float">
            <text:p>1.448</text:p>
          </table:table-cell>
          <table:table-cell table:style-name="ce28" table:formula="of:=([$'Total Deaths'.$H60]-[$'Total Deaths'.$H59])/[$'Total Deaths'.$H$31]" office:value-type="float" office:value="1.28337512907508" calcext:value-type="float">
            <text:p>1.283</text:p>
          </table:table-cell>
          <table:table-cell table:style-name="ce28" table:formula="of:=([$'Total Deaths'.$I64]-[$'Total Deaths'.$I63])/[$'Total Deaths'.$I$31]" office:value-type="float" office:value="1.58610271903323" calcext:value-type="float">
            <text:p>1.586</text:p>
          </table:table-cell>
          <table:table-cell table:style-name="ce28" table:formula="of:=([$'Total Deaths'.$J65]-[$'Total Deaths'.$J64])/[$'Total Deaths'.$J$31]" office:value-type="float" office:value="1.28909047505371" calcext:value-type="float">
            <text:p>1.289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53]+1" office:value-type="float" office:value="2" calcext:value-type="float">
            <text:p>2</text:p>
          </table:table-cell>
          <table:table-cell table:style-name="ce28" table:formula="of:=([$'Total Deaths'.$D46]-[$'Total Deaths'.$D45])/[$'Total Deaths'.$D$31]" office:value-type="float" office:value="2.77777777777778" calcext:value-type="float">
            <text:p>2.778</text:p>
          </table:table-cell>
          <table:table-cell table:style-name="ce28" table:formula="of:=([$'Total Deaths'.$E53]-[$'Total Deaths'.$E52])/[$'Total Deaths'.$E$31]" office:value-type="float" office:value="4.0855614973262" calcext:value-type="float">
            <text:p>4.086</text:p>
          </table:table-cell>
          <table:table-cell table:style-name="ce28" table:formula="of:=([$'Total Deaths'.$F57]-[$'Total Deaths'.$F56])/[$'Total Deaths'.$F$31]" office:value-type="float" office:value="1.71594913436495" calcext:value-type="float">
            <text:p>1.716</text:p>
          </table:table-cell>
          <table:table-cell table:style-name="ce28" table:formula="of:=([$'Total Deaths'.$G63]-[$'Total Deaths'.$G62])/[$'Total Deaths'.$G$31]" office:value-type="float" office:value="2.7027027027027" calcext:value-type="float">
            <text:p>2.703</text:p>
          </table:table-cell>
          <table:table-cell table:style-name="ce28" table:formula="of:=([$'Total Deaths'.$H61]-[$'Total Deaths'.$H60])/[$'Total Deaths'.$H$31]" office:value-type="float" office:value="0.604808968874465" calcext:value-type="float">
            <text:p>0.605</text:p>
          </table:table-cell>
          <table:table-cell table:style-name="ce28" table:formula="of:=([$'Total Deaths'.$I65]-[$'Total Deaths'.$I64])/[$'Total Deaths'.$I$31]" office:value-type="float" office:value="1.02719033232628" calcext:value-type="float">
            <text:p>1.027</text:p>
          </table:table-cell>
          <table:table-cell table:style-name="ce28" table:formula="of:=([$'Total Deaths'.$J66]-[$'Total Deaths'.$J65])/[$'Total Deaths'.$J$31]" office:value-type="float" office:value="1.24134638338506" calcext:value-type="float">
            <text:p>1.241</text:p>
          </table:table-cell>
          <table:table-cell table:number-columns-repeated="2"/>
          <table:table-cell table:formula="of:=[.M53]+1" office:value-type="float" office:value="2" calcext:value-type="float">
            <text:p>2</text:p>
          </table:table-cell>
          <table:table-cell table:style-name="ce28" table:formula="of:=([$'Total Deaths'.$E53]-[$'Total Deaths'.$E52])/[$'Total Deaths'.$E$31]" office:value-type="float" office:value="4.0855614973262" calcext:value-type="float">
            <text:p>4.086</text:p>
          </table:table-cell>
          <table:table-cell table:style-name="ce28" table:formula="of:=([$'Total Deaths'.$F57]-[$'Total Deaths'.$F56])/[$'Total Deaths'.$F$31]" office:value-type="float" office:value="1.71594913436495" calcext:value-type="float">
            <text:p>1.716</text:p>
          </table:table-cell>
          <table:table-cell table:style-name="ce28" table:formula="of:=([$'Total Deaths'.$J66]-[$'Total Deaths'.$J65])/[$'Total Deaths'.$J$31]" office:value-type="float" office:value="1.24134638338506" calcext:value-type="float">
            <text:p>1.241</text:p>
          </table:table-cell>
          <table:table-cell table:style-name="ce28" table:formula="of:=([$'Total Deaths'.$G63]-[$'Total Deaths'.$G62])/[$'Total Deaths'.$G$31]" office:value-type="float" office:value="2.7027027027027" calcext:value-type="float">
            <text:p>2.703</text:p>
          </table:table-cell>
          <table:table-cell table:style-name="ce28" table:formula="of:=([$'Total Deaths'.$H61]-[$'Total Deaths'.$H60])/[$'Total Deaths'.$H$31]" office:value-type="float" office:value="0.604808968874465" calcext:value-type="float">
            <text:p>0.605</text:p>
          </table:table-cell>
          <table:table-cell table:style-name="ce28" table:formula="of:=([$'Total Deaths'.$I65]-[$'Total Deaths'.$I64])/[$'Total Deaths'.$I$31]" office:value-type="float" office:value="1.02719033232628" calcext:value-type="float">
            <text:p>1.027</text:p>
          </table:table-cell>
          <table:table-cell table:style-name="ce28" table:formula="of:=([$'Total Deaths'.$D46]-[$'Total Deaths'.$D45])/[$'Total Deaths'.$D$31]" office:value-type="float" office:value="2.77777777777778" calcext:value-type="float">
            <text:p>2.778</text:p>
          </table:table-cell>
          <table:table-cell table:style-name="Default"/>
          <table:table-cell table:style-name="ce28"/>
          <table:table-cell table:formula="of:=[.W53]+1" office:value-type="float" office:value="2" calcext:value-type="float">
            <text:p>2</text:p>
          </table:table-cell>
          <table:table-cell table:style-name="ce28" table:formula="of:=([$'Total Deaths'.$E53]-[$'Total Deaths'.$E52])/[$'Total Deaths'.$E$31]" office:value-type="float" office:value="4.0855614973262" calcext:value-type="float">
            <text:p>4.086</text:p>
          </table:table-cell>
          <table:table-cell table:style-name="ce28" table:formula="of:=([$'Total Deaths'.$G63]-[$'Total Deaths'.$G62])/[$'Total Deaths'.$G$31]" office:value-type="float" office:value="2.7027027027027" calcext:value-type="float">
            <text:p>2.703</text:p>
          </table:table-cell>
          <table:table-cell table:style-name="ce28" table:formula="of:=([$'Total Deaths'.$I65]-[$'Total Deaths'.$I64])/[$'Total Deaths'.$I$31]" office:value-type="float" office:value="1.02719033232628" calcext:value-type="float">
            <text:p>1.027</text:p>
          </table:table-cell>
          <table:table-cell table:style-name="ce28" table:formula="of:=([$'Total Deaths'.$J66]-[$'Total Deaths'.$J65])/[$'Total Deaths'.$J$31]" office:value-type="float" office:value="1.24134638338506" calcext:value-type="float">
            <text:p>1.241</text:p>
          </table:table-cell>
          <table:table-cell table:style-name="ce28" table:formula="of:=([$'Total Deaths'.$F57]-[$'Total Deaths'.$F56])/[$'Total Deaths'.$F$31]" office:value-type="float" office:value="1.71594913436495" calcext:value-type="float">
            <text:p>1.716</text:p>
          </table:table-cell>
          <table:table-cell table:style-name="ce28" table:formula="of:=([$'Total Deaths'.$I65]-[$'Total Deaths'.$I64])/[$'Total Deaths'.$I$31]" office:value-type="float" office:value="1.02719033232628" calcext:value-type="float">
            <text:p>1.027</text:p>
          </table:table-cell>
          <table:table-cell table:style-name="ce28" table:formula="of:=([$'Total Deaths'.$D46]-[$'Total Deaths'.$D45])/[$'Total Deaths'.$D$31]" office:value-type="float" office:value="2.77777777777778" calcext:value-type="float">
            <text:p>2.778</text:p>
          </table:table-cell>
          <table:table-cell table:style-name="ce28" table:formula="of:=([$'Total Deaths'.$H61]-[$'Total Deaths'.$H60])/[$'Total Deaths'.$H$31]" office:value-type="float" office:value="0.604808968874465" calcext:value-type="float">
            <text:p>0.605</text:p>
          </table:table-cell>
          <table:table-cell table:number-columns-repeated="2"/>
          <table:table-cell table:formula="of:=[.AH53]+1" office:value-type="float" office:value="2" calcext:value-type="float">
            <text:p>2</text:p>
          </table:table-cell>
          <table:table-cell table:style-name="ce28" table:formula="of:=([$'Total Deaths'.$D46]-[$'Total Deaths'.$D45])/[$'Total Deaths'.$D$31]" office:value-type="float" office:value="2.77777777777778" calcext:value-type="float">
            <text:p>2.778</text:p>
          </table:table-cell>
          <table:table-cell table:style-name="ce28" table:formula="of:=([$'Total Deaths'.$E53]-[$'Total Deaths'.$E52])/[$'Total Deaths'.$E$31]" office:value-type="float" office:value="4.0855614973262" calcext:value-type="float">
            <text:p>4.086</text:p>
          </table:table-cell>
          <table:table-cell table:style-name="ce28" table:formula="of:=([$'Total Deaths'.$F57]-[$'Total Deaths'.$F56])/[$'Total Deaths'.$F$31]" office:value-type="float" office:value="1.71594913436495" calcext:value-type="float">
            <text:p>1.716</text:p>
          </table:table-cell>
          <table:table-cell table:style-name="ce28" table:formula="of:=([$'Total Deaths'.$G63]-[$'Total Deaths'.$G62])/[$'Total Deaths'.$G$31]" office:value-type="float" office:value="2.7027027027027" calcext:value-type="float">
            <text:p>2.703</text:p>
          </table:table-cell>
          <table:table-cell table:style-name="ce28" table:formula="of:=([$'Total Deaths'.$H61]-[$'Total Deaths'.$H60])/[$'Total Deaths'.$H$31]" office:value-type="float" office:value="0.604808968874465" calcext:value-type="float">
            <text:p>0.605</text:p>
          </table:table-cell>
          <table:table-cell table:style-name="ce28" table:formula="of:=([$'Total Deaths'.$I65]-[$'Total Deaths'.$I64])/[$'Total Deaths'.$I$31]" office:value-type="float" office:value="1.02719033232628" calcext:value-type="float">
            <text:p>1.027</text:p>
          </table:table-cell>
          <table:table-cell table:style-name="ce28" table:formula="of:=([$'Total Deaths'.$J66]-[$'Total Deaths'.$J65])/[$'Total Deaths'.$J$31]" office:value-type="float" office:value="1.24134638338506" calcext:value-type="float">
            <text:p>1.241</text:p>
          </table:table-cell>
          <table:table-cell table:number-columns-repeated="3"/>
          <table:table-cell table:formula="of:=[.AS53]+1" office:value-type="float" office:value="2" calcext:value-type="float">
            <text:p>2</text:p>
          </table:table-cell>
          <table:table-cell table:style-name="ce28" table:formula="of:=([$'Total Deaths'.$D46]-[$'Total Deaths'.$D45])/[$'Total Deaths'.$D$31]" office:value-type="float" office:value="2.77777777777778" calcext:value-type="float">
            <text:p>2.778</text:p>
          </table:table-cell>
          <table:table-cell table:style-name="ce28" table:formula="of:=([$'Total Deaths'.$E53]-[$'Total Deaths'.$E52])/[$'Total Deaths'.$E$31]" office:value-type="float" office:value="4.0855614973262" calcext:value-type="float">
            <text:p>4.086</text:p>
          </table:table-cell>
          <table:table-cell table:style-name="ce28" table:formula="of:=([$'Total Deaths'.$F57]-[$'Total Deaths'.$F56])/[$'Total Deaths'.$F$31]" office:value-type="float" office:value="1.71594913436495" calcext:value-type="float">
            <text:p>1.716</text:p>
          </table:table-cell>
          <table:table-cell table:style-name="ce28" table:formula="of:=([$'Total Deaths'.$G63]-[$'Total Deaths'.$G62])/[$'Total Deaths'.$G$31]" office:value-type="float" office:value="2.7027027027027" calcext:value-type="float">
            <text:p>2.703</text:p>
          </table:table-cell>
          <table:table-cell table:style-name="ce28" table:formula="of:=([$'Total Deaths'.$H61]-[$'Total Deaths'.$H60])/[$'Total Deaths'.$H$31]" office:value-type="float" office:value="0.604808968874465" calcext:value-type="float">
            <text:p>0.605</text:p>
          </table:table-cell>
          <table:table-cell table:style-name="ce28" table:formula="of:=([$'Total Deaths'.$I65]-[$'Total Deaths'.$I64])/[$'Total Deaths'.$I$31]" office:value-type="float" office:value="1.02719033232628" calcext:value-type="float">
            <text:p>1.027</text:p>
          </table:table-cell>
          <table:table-cell table:style-name="ce28" table:formula="of:=([$'Total Deaths'.$J66]-[$'Total Deaths'.$J65])/[$'Total Deaths'.$J$31]" office:value-type="float" office:value="1.24134638338506" calcext:value-type="float">
            <text:p>1.241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54]+1" office:value-type="float" office:value="3" calcext:value-type="float">
            <text:p>3</text:p>
          </table:table-cell>
          <table:table-cell table:style-name="ce28" table:formula="of:=([$'Total Deaths'.$D47]-[$'Total Deaths'.$D46])/[$'Total Deaths'.$D$31]" office:value-type="float" office:value="3.24074074074074" calcext:value-type="float">
            <text:p>3.241</text:p>
          </table:table-cell>
          <table:table-cell table:style-name="ce28" table:formula="of:=([$'Total Deaths'.$E54]-[$'Total Deaths'.$E53])/[$'Total Deaths'.$E$31]" office:value-type="float" office:value="2.24598930481283" calcext:value-type="float">
            <text:p>2.246</text:p>
          </table:table-cell>
          <table:table-cell table:style-name="ce28" table:formula="of:=([$'Total Deaths'.$F58]-[$'Total Deaths'.$F57])/[$'Total Deaths'.$F$31]" office:value-type="float" office:value="1.71594913436495" calcext:value-type="float">
            <text:p>1.716</text:p>
          </table:table-cell>
          <table:table-cell table:style-name="ce28" table:formula="of:=([$'Total Deaths'.$G64]-[$'Total Deaths'.$G63])/[$'Total Deaths'.$G$31]" office:value-type="float" office:value="0" calcext:value-type="float">
            <text:p>0.000</text:p>
          </table:table-cell>
          <table:table-cell table:style-name="ce28" table:formula="of:=([$'Total Deaths'.$H62]-[$'Total Deaths'.$H61])/[$'Total Deaths'.$H$31]" office:value-type="float" office:value="1.69641540050155" calcext:value-type="float">
            <text:p>1.696</text:p>
          </table:table-cell>
          <table:table-cell table:style-name="ce28" table:formula="of:=([$'Total Deaths'.$I66]-[$'Total Deaths'.$I65])/[$'Total Deaths'.$I$31]" office:value-type="float" office:value="1.77643504531722" calcext:value-type="float">
            <text:p>1.776</text:p>
          </table:table-cell>
          <table:table-cell table:style-name="ce28" table:formula="of:=([$'Total Deaths'.$J67]-[$'Total Deaths'.$J66])/[$'Total Deaths'.$J$31]" office:value-type="float" office:value="1.55168297923132" calcext:value-type="float">
            <text:p>1.552</text:p>
          </table:table-cell>
          <table:table-cell table:number-columns-repeated="2"/>
          <table:table-cell table:formula="of:=[.M54]+1" office:value-type="float" office:value="3" calcext:value-type="float">
            <text:p>3</text:p>
          </table:table-cell>
          <table:table-cell table:style-name="ce28" table:formula="of:=([$'Total Deaths'.$E54]-[$'Total Deaths'.$E53])/[$'Total Deaths'.$E$31]" office:value-type="float" office:value="2.24598930481283" calcext:value-type="float">
            <text:p>2.246</text:p>
          </table:table-cell>
          <table:table-cell table:style-name="ce28" table:formula="of:=([$'Total Deaths'.$F58]-[$'Total Deaths'.$F57])/[$'Total Deaths'.$F$31]" office:value-type="float" office:value="1.71594913436495" calcext:value-type="float">
            <text:p>1.716</text:p>
          </table:table-cell>
          <table:table-cell table:style-name="ce28" table:formula="of:=([$'Total Deaths'.$J67]-[$'Total Deaths'.$J66])/[$'Total Deaths'.$J$31]" office:value-type="float" office:value="1.55168297923132" calcext:value-type="float">
            <text:p>1.552</text:p>
          </table:table-cell>
          <table:table-cell table:style-name="ce28" table:formula="of:=([$'Total Deaths'.$G64]-[$'Total Deaths'.$G63])/[$'Total Deaths'.$G$31]" office:value-type="float" office:value="0" calcext:value-type="float">
            <text:p>0.000</text:p>
          </table:table-cell>
          <table:table-cell table:style-name="ce28" table:formula="of:=([$'Total Deaths'.$H62]-[$'Total Deaths'.$H61])/[$'Total Deaths'.$H$31]" office:value-type="float" office:value="1.69641540050155" calcext:value-type="float">
            <text:p>1.696</text:p>
          </table:table-cell>
          <table:table-cell table:style-name="ce28" table:formula="of:=([$'Total Deaths'.$I66]-[$'Total Deaths'.$I65])/[$'Total Deaths'.$I$31]" office:value-type="float" office:value="1.77643504531722" calcext:value-type="float">
            <text:p>1.776</text:p>
          </table:table-cell>
          <table:table-cell table:style-name="ce28" table:formula="of:=([$'Total Deaths'.$D47]-[$'Total Deaths'.$D46])/[$'Total Deaths'.$D$31]" office:value-type="float" office:value="3.24074074074074" calcext:value-type="float">
            <text:p>3.241</text:p>
          </table:table-cell>
          <table:table-cell table:style-name="Default"/>
          <table:table-cell table:style-name="ce28"/>
          <table:table-cell table:formula="of:=[.W54]+1" office:value-type="float" office:value="3" calcext:value-type="float">
            <text:p>3</text:p>
          </table:table-cell>
          <table:table-cell table:style-name="ce28" table:formula="of:=([$'Total Deaths'.$E54]-[$'Total Deaths'.$E53])/[$'Total Deaths'.$E$31]" office:value-type="float" office:value="2.24598930481283" calcext:value-type="float">
            <text:p>2.246</text:p>
          </table:table-cell>
          <table:table-cell table:style-name="ce28" table:formula="of:=([$'Total Deaths'.$G64]-[$'Total Deaths'.$G63])/[$'Total Deaths'.$G$31]" office:value-type="float" office:value="0" calcext:value-type="float">
            <text:p>0.000</text:p>
          </table:table-cell>
          <table:table-cell table:style-name="ce28" table:formula="of:=([$'Total Deaths'.$I66]-[$'Total Deaths'.$I65])/[$'Total Deaths'.$I$31]" office:value-type="float" office:value="1.77643504531722" calcext:value-type="float">
            <text:p>1.776</text:p>
          </table:table-cell>
          <table:table-cell table:style-name="ce28" table:formula="of:=([$'Total Deaths'.$J67]-[$'Total Deaths'.$J66])/[$'Total Deaths'.$J$31]" office:value-type="float" office:value="1.55168297923132" calcext:value-type="float">
            <text:p>1.552</text:p>
          </table:table-cell>
          <table:table-cell table:style-name="ce28" table:formula="of:=([$'Total Deaths'.$F58]-[$'Total Deaths'.$F57])/[$'Total Deaths'.$F$31]" office:value-type="float" office:value="1.71594913436495" calcext:value-type="float">
            <text:p>1.716</text:p>
          </table:table-cell>
          <table:table-cell table:style-name="ce28" table:formula="of:=([$'Total Deaths'.$I66]-[$'Total Deaths'.$I65])/[$'Total Deaths'.$I$31]" office:value-type="float" office:value="1.77643504531722" calcext:value-type="float">
            <text:p>1.776</text:p>
          </table:table-cell>
          <table:table-cell table:style-name="ce28" table:formula="of:=([$'Total Deaths'.$D47]-[$'Total Deaths'.$D46])/[$'Total Deaths'.$D$31]" office:value-type="float" office:value="3.24074074074074" calcext:value-type="float">
            <text:p>3.241</text:p>
          </table:table-cell>
          <table:table-cell table:style-name="ce28" table:formula="of:=([$'Total Deaths'.$H62]-[$'Total Deaths'.$H61])/[$'Total Deaths'.$H$31]" office:value-type="float" office:value="1.69641540050155" calcext:value-type="float">
            <text:p>1.696</text:p>
          </table:table-cell>
          <table:table-cell table:number-columns-repeated="2"/>
          <table:table-cell table:formula="of:=[.AH54]+1" office:value-type="float" office:value="3" calcext:value-type="float">
            <text:p>3</text:p>
          </table:table-cell>
          <table:table-cell table:style-name="ce28" table:formula="of:=([$'Total Deaths'.$D47]-[$'Total Deaths'.$D46])/[$'Total Deaths'.$D$31]" office:value-type="float" office:value="3.24074074074074" calcext:value-type="float">
            <text:p>3.241</text:p>
          </table:table-cell>
          <table:table-cell table:style-name="ce28" table:formula="of:=([$'Total Deaths'.$E54]-[$'Total Deaths'.$E53])/[$'Total Deaths'.$E$31]" office:value-type="float" office:value="2.24598930481283" calcext:value-type="float">
            <text:p>2.246</text:p>
          </table:table-cell>
          <table:table-cell table:style-name="ce28" table:formula="of:=([$'Total Deaths'.$F58]-[$'Total Deaths'.$F57])/[$'Total Deaths'.$F$31]" office:value-type="float" office:value="1.71594913436495" calcext:value-type="float">
            <text:p>1.716</text:p>
          </table:table-cell>
          <table:table-cell table:style-name="ce28" table:formula="of:=([$'Total Deaths'.$G64]-[$'Total Deaths'.$G63])/[$'Total Deaths'.$G$31]" office:value-type="float" office:value="0" calcext:value-type="float">
            <text:p>0.000</text:p>
          </table:table-cell>
          <table:table-cell table:style-name="ce28" table:formula="of:=([$'Total Deaths'.$H62]-[$'Total Deaths'.$H61])/[$'Total Deaths'.$H$31]" office:value-type="float" office:value="1.69641540050155" calcext:value-type="float">
            <text:p>1.696</text:p>
          </table:table-cell>
          <table:table-cell table:style-name="ce28" table:formula="of:=([$'Total Deaths'.$I66]-[$'Total Deaths'.$I65])/[$'Total Deaths'.$I$31]" office:value-type="float" office:value="1.77643504531722" calcext:value-type="float">
            <text:p>1.776</text:p>
          </table:table-cell>
          <table:table-cell table:style-name="ce28" table:formula="of:=([$'Total Deaths'.$J67]-[$'Total Deaths'.$J66])/[$'Total Deaths'.$J$31]" office:value-type="float" office:value="1.55168297923132" calcext:value-type="float">
            <text:p>1.552</text:p>
          </table:table-cell>
          <table:table-cell table:number-columns-repeated="3"/>
          <table:table-cell table:formula="of:=[.AS54]+1" office:value-type="float" office:value="3" calcext:value-type="float">
            <text:p>3</text:p>
          </table:table-cell>
          <table:table-cell table:style-name="ce28" table:formula="of:=([$'Total Deaths'.$D47]-[$'Total Deaths'.$D46])/[$'Total Deaths'.$D$31]" office:value-type="float" office:value="3.24074074074074" calcext:value-type="float">
            <text:p>3.241</text:p>
          </table:table-cell>
          <table:table-cell table:style-name="ce28" table:formula="of:=([$'Total Deaths'.$E54]-[$'Total Deaths'.$E53])/[$'Total Deaths'.$E$31]" office:value-type="float" office:value="2.24598930481283" calcext:value-type="float">
            <text:p>2.246</text:p>
          </table:table-cell>
          <table:table-cell table:style-name="ce28" table:formula="of:=([$'Total Deaths'.$F58]-[$'Total Deaths'.$F57])/[$'Total Deaths'.$F$31]" office:value-type="float" office:value="1.71594913436495" calcext:value-type="float">
            <text:p>1.716</text:p>
          </table:table-cell>
          <table:table-cell table:style-name="ce28" table:formula="of:=([$'Total Deaths'.$G64]-[$'Total Deaths'.$G63])/[$'Total Deaths'.$G$31]" office:value-type="float" office:value="0" calcext:value-type="float">
            <text:p>0.000</text:p>
          </table:table-cell>
          <table:table-cell table:style-name="ce28" table:formula="of:=([$'Total Deaths'.$H62]-[$'Total Deaths'.$H61])/[$'Total Deaths'.$H$31]" office:value-type="float" office:value="1.69641540050155" calcext:value-type="float">
            <text:p>1.696</text:p>
          </table:table-cell>
          <table:table-cell table:style-name="ce28" table:formula="of:=([$'Total Deaths'.$I66]-[$'Total Deaths'.$I65])/[$'Total Deaths'.$I$31]" office:value-type="float" office:value="1.77643504531722" calcext:value-type="float">
            <text:p>1.776</text:p>
          </table:table-cell>
          <table:table-cell table:style-name="ce28" table:formula="of:=([$'Total Deaths'.$J67]-[$'Total Deaths'.$J66])/[$'Total Deaths'.$J$31]" office:value-type="float" office:value="1.55168297923132" calcext:value-type="float">
            <text:p>1.552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55]+1" office:value-type="float" office:value="4" calcext:value-type="float">
            <text:p>4</text:p>
          </table:table-cell>
          <table:table-cell table:style-name="ce28" table:formula="of:=([$'Total Deaths'.$D48]-[$'Total Deaths'.$D47])/[$'Total Deaths'.$D$31]" office:value-type="float" office:value="3.125" calcext:value-type="float">
            <text:p>3.125</text:p>
          </table:table-cell>
          <table:table-cell table:style-name="ce28" table:formula="of:=([$'Total Deaths'.$E55]-[$'Total Deaths'.$E54])/[$'Total Deaths'.$E$31]" office:value-type="float" office:value="4.1283422459893" calcext:value-type="float">
            <text:p>4.128</text:p>
          </table:table-cell>
          <table:table-cell table:style-name="ce28" table:formula="of:=([$'Total Deaths'.$F59]-[$'Total Deaths'.$F58])/[$'Total Deaths'.$F$31]" office:value-type="float" office:value="2.84970124099893" calcext:value-type="float">
            <text:p>2.850</text:p>
          </table:table-cell>
          <table:table-cell table:style-name="ce28" table:formula="of:=([$'Total Deaths'.$G65]-[$'Total Deaths'.$G64])/[$'Total Deaths'.$G$31]" office:value-type="float" office:value="0.482625482625483" calcext:value-type="float">
            <text:p>0.483</text:p>
          </table:table-cell>
          <table:table-cell table:style-name="ce28" table:formula="of:=([$'Total Deaths'.$H63]-[$'Total Deaths'.$H62])/[$'Total Deaths'.$H$31]" office:value-type="float" office:value="2.67001032600679" calcext:value-type="float">
            <text:p>2.670</text:p>
          </table:table-cell>
          <table:table-cell table:style-name="ce28" table:formula="of:=([$'Total Deaths'.$I67]-[$'Total Deaths'.$I66])/[$'Total Deaths'.$I$31]" office:value-type="float" office:value="2.76132930513595" calcext:value-type="float">
            <text:p>2.761</text:p>
          </table:table-cell>
          <table:table-cell table:style-name="ce28" table:formula="of:=([$'Total Deaths'.$J68]-[$'Total Deaths'.$J67])/[$'Total Deaths'.$J$31]" office:value-type="float" office:value="1.86201957507758" calcext:value-type="float">
            <text:p>1.862</text:p>
          </table:table-cell>
          <table:table-cell table:number-columns-repeated="2"/>
          <table:table-cell table:formula="of:=[.M55]+1" office:value-type="float" office:value="4" calcext:value-type="float">
            <text:p>4</text:p>
          </table:table-cell>
          <table:table-cell table:style-name="ce28" table:formula="of:=([$'Total Deaths'.$E55]-[$'Total Deaths'.$E54])/[$'Total Deaths'.$E$31]" office:value-type="float" office:value="4.1283422459893" calcext:value-type="float">
            <text:p>4.128</text:p>
          </table:table-cell>
          <table:table-cell table:style-name="ce28" table:formula="of:=([$'Total Deaths'.$F59]-[$'Total Deaths'.$F58])/[$'Total Deaths'.$F$31]" office:value-type="float" office:value="2.84970124099893" calcext:value-type="float">
            <text:p>2.850</text:p>
          </table:table-cell>
          <table:table-cell table:style-name="ce28" table:formula="of:=([$'Total Deaths'.$J68]-[$'Total Deaths'.$J67])/[$'Total Deaths'.$J$31]" office:value-type="float" office:value="1.86201957507758" calcext:value-type="float">
            <text:p>1.862</text:p>
          </table:table-cell>
          <table:table-cell table:style-name="ce28" table:formula="of:=([$'Total Deaths'.$G65]-[$'Total Deaths'.$G64])/[$'Total Deaths'.$G$31]" office:value-type="float" office:value="0.482625482625483" calcext:value-type="float">
            <text:p>0.483</text:p>
          </table:table-cell>
          <table:table-cell table:style-name="ce28" table:formula="of:=([$'Total Deaths'.$H63]-[$'Total Deaths'.$H62])/[$'Total Deaths'.$H$31]" office:value-type="float" office:value="2.67001032600679" calcext:value-type="float">
            <text:p>2.670</text:p>
          </table:table-cell>
          <table:table-cell table:style-name="ce28" table:formula="of:=([$'Total Deaths'.$I67]-[$'Total Deaths'.$I66])/[$'Total Deaths'.$I$31]" office:value-type="float" office:value="2.76132930513595" calcext:value-type="float">
            <text:p>2.761</text:p>
          </table:table-cell>
          <table:table-cell table:style-name="ce28" table:formula="of:=([$'Total Deaths'.$D48]-[$'Total Deaths'.$D47])/[$'Total Deaths'.$D$31]" office:value-type="float" office:value="3.125" calcext:value-type="float">
            <text:p>3.125</text:p>
          </table:table-cell>
          <table:table-cell table:style-name="Default"/>
          <table:table-cell table:style-name="ce28"/>
          <table:table-cell table:formula="of:=[.W55]+1" office:value-type="float" office:value="4" calcext:value-type="float">
            <text:p>4</text:p>
          </table:table-cell>
          <table:table-cell table:style-name="ce28" table:formula="of:=([$'Total Deaths'.$E55]-[$'Total Deaths'.$E54])/[$'Total Deaths'.$E$31]" office:value-type="float" office:value="4.1283422459893" calcext:value-type="float">
            <text:p>4.128</text:p>
          </table:table-cell>
          <table:table-cell table:style-name="ce28" table:formula="of:=([$'Total Deaths'.$G65]-[$'Total Deaths'.$G64])/[$'Total Deaths'.$G$31]" office:value-type="float" office:value="0.482625482625483" calcext:value-type="float">
            <text:p>0.483</text:p>
          </table:table-cell>
          <table:table-cell table:style-name="ce28" table:formula="of:=([$'Total Deaths'.$I67]-[$'Total Deaths'.$I66])/[$'Total Deaths'.$I$31]" office:value-type="float" office:value="2.76132930513595" calcext:value-type="float">
            <text:p>2.761</text:p>
          </table:table-cell>
          <table:table-cell table:style-name="ce28" table:formula="of:=([$'Total Deaths'.$J68]-[$'Total Deaths'.$J67])/[$'Total Deaths'.$J$31]" office:value-type="float" office:value="1.86201957507758" calcext:value-type="float">
            <text:p>1.862</text:p>
          </table:table-cell>
          <table:table-cell table:style-name="ce28" table:formula="of:=([$'Total Deaths'.$F59]-[$'Total Deaths'.$F58])/[$'Total Deaths'.$F$31]" office:value-type="float" office:value="2.84970124099893" calcext:value-type="float">
            <text:p>2.850</text:p>
          </table:table-cell>
          <table:table-cell table:style-name="ce28" table:formula="of:=([$'Total Deaths'.$I67]-[$'Total Deaths'.$I66])/[$'Total Deaths'.$I$31]" office:value-type="float" office:value="2.76132930513595" calcext:value-type="float">
            <text:p>2.761</text:p>
          </table:table-cell>
          <table:table-cell table:style-name="ce28" table:formula="of:=([$'Total Deaths'.$D48]-[$'Total Deaths'.$D47])/[$'Total Deaths'.$D$31]" office:value-type="float" office:value="3.125" calcext:value-type="float">
            <text:p>3.125</text:p>
          </table:table-cell>
          <table:table-cell table:style-name="ce28" table:formula="of:=([$'Total Deaths'.$H63]-[$'Total Deaths'.$H62])/[$'Total Deaths'.$H$31]" office:value-type="float" office:value="2.67001032600679" calcext:value-type="float">
            <text:p>2.670</text:p>
          </table:table-cell>
          <table:table-cell table:number-columns-repeated="2"/>
          <table:table-cell table:formula="of:=[.AH55]+1" office:value-type="float" office:value="4" calcext:value-type="float">
            <text:p>4</text:p>
          </table:table-cell>
          <table:table-cell table:style-name="ce28" table:formula="of:=([$'Total Deaths'.$D48]-[$'Total Deaths'.$D47])/[$'Total Deaths'.$D$31]" office:value-type="float" office:value="3.125" calcext:value-type="float">
            <text:p>3.125</text:p>
          </table:table-cell>
          <table:table-cell table:style-name="ce28" table:formula="of:=([$'Total Deaths'.$E55]-[$'Total Deaths'.$E54])/[$'Total Deaths'.$E$31]" office:value-type="float" office:value="4.1283422459893" calcext:value-type="float">
            <text:p>4.128</text:p>
          </table:table-cell>
          <table:table-cell table:style-name="ce28" table:formula="of:=([$'Total Deaths'.$F59]-[$'Total Deaths'.$F58])/[$'Total Deaths'.$F$31]" office:value-type="float" office:value="2.84970124099893" calcext:value-type="float">
            <text:p>2.850</text:p>
          </table:table-cell>
          <table:table-cell table:style-name="ce28" table:formula="of:=([$'Total Deaths'.$G65]-[$'Total Deaths'.$G64])/[$'Total Deaths'.$G$31]" office:value-type="float" office:value="0.482625482625483" calcext:value-type="float">
            <text:p>0.483</text:p>
          </table:table-cell>
          <table:table-cell table:style-name="ce28" table:formula="of:=([$'Total Deaths'.$H63]-[$'Total Deaths'.$H62])/[$'Total Deaths'.$H$31]" office:value-type="float" office:value="2.67001032600679" calcext:value-type="float">
            <text:p>2.670</text:p>
          </table:table-cell>
          <table:table-cell table:style-name="ce28" table:formula="of:=([$'Total Deaths'.$I67]-[$'Total Deaths'.$I66])/[$'Total Deaths'.$I$31]" office:value-type="float" office:value="2.76132930513595" calcext:value-type="float">
            <text:p>2.761</text:p>
          </table:table-cell>
          <table:table-cell table:style-name="ce28" table:formula="of:=([$'Total Deaths'.$J68]-[$'Total Deaths'.$J67])/[$'Total Deaths'.$J$31]" office:value-type="float" office:value="1.86201957507758" calcext:value-type="float">
            <text:p>1.862</text:p>
          </table:table-cell>
          <table:table-cell table:number-columns-repeated="3"/>
          <table:table-cell table:formula="of:=[.AS55]+1" office:value-type="float" office:value="4" calcext:value-type="float">
            <text:p>4</text:p>
          </table:table-cell>
          <table:table-cell table:style-name="ce28" table:formula="of:=([$'Total Deaths'.$D48]-[$'Total Deaths'.$D47])/[$'Total Deaths'.$D$31]" office:value-type="float" office:value="3.125" calcext:value-type="float">
            <text:p>3.125</text:p>
          </table:table-cell>
          <table:table-cell table:style-name="ce28" table:formula="of:=([$'Total Deaths'.$E55]-[$'Total Deaths'.$E54])/[$'Total Deaths'.$E$31]" office:value-type="float" office:value="4.1283422459893" calcext:value-type="float">
            <text:p>4.128</text:p>
          </table:table-cell>
          <table:table-cell table:style-name="ce28" table:formula="of:=([$'Total Deaths'.$F59]-[$'Total Deaths'.$F58])/[$'Total Deaths'.$F$31]" office:value-type="float" office:value="2.84970124099893" calcext:value-type="float">
            <text:p>2.850</text:p>
          </table:table-cell>
          <table:table-cell table:style-name="ce28" table:formula="of:=([$'Total Deaths'.$G65]-[$'Total Deaths'.$G64])/[$'Total Deaths'.$G$31]" office:value-type="float" office:value="0.482625482625483" calcext:value-type="float">
            <text:p>0.483</text:p>
          </table:table-cell>
          <table:table-cell table:style-name="ce28" table:formula="of:=([$'Total Deaths'.$H63]-[$'Total Deaths'.$H62])/[$'Total Deaths'.$H$31]" office:value-type="float" office:value="2.67001032600679" calcext:value-type="float">
            <text:p>2.670</text:p>
          </table:table-cell>
          <table:table-cell table:style-name="ce28" table:formula="of:=([$'Total Deaths'.$I67]-[$'Total Deaths'.$I66])/[$'Total Deaths'.$I$31]" office:value-type="float" office:value="2.76132930513595" calcext:value-type="float">
            <text:p>2.761</text:p>
          </table:table-cell>
          <table:table-cell table:style-name="ce28" table:formula="of:=([$'Total Deaths'.$J68]-[$'Total Deaths'.$J67])/[$'Total Deaths'.$J$31]" office:value-type="float" office:value="1.86201957507758" calcext:value-type="float">
            <text:p>1.862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56]+1" office:value-type="float" office:value="5" calcext:value-type="float">
            <text:p>5</text:p>
          </table:table-cell>
          <table:table-cell table:style-name="ce28" table:formula="of:=([$'Total Deaths'.$D49]-[$'Total Deaths'.$D48])/[$'Total Deaths'.$D$31]" office:value-type="float" office:value="4.13359788359788" calcext:value-type="float">
            <text:p>4.134</text:p>
          </table:table-cell>
          <table:table-cell table:style-name="ce28" table:formula="of:=([$'Total Deaths'.$E56]-[$'Total Deaths'.$E55])/[$'Total Deaths'.$E$31]" office:value-type="float" office:value="5.60427807486631" calcext:value-type="float">
            <text:p>5.604</text:p>
          </table:table-cell>
          <table:table-cell table:style-name="ce28" table:formula="of:=([$'Total Deaths'.$F60]-[$'Total Deaths'.$F59])/[$'Total Deaths'.$F$31]" office:value-type="float" office:value="3.67703385935346" calcext:value-type="float">
            <text:p>3.677</text:p>
          </table:table-cell>
          <table:table-cell table:style-name="ce28" table:formula="of:=([$'Total Deaths'.$G66]-[$'Total Deaths'.$G65])/[$'Total Deaths'.$G$31]" office:value-type="float" office:value="3.47490347490347" calcext:value-type="float">
            <text:p>3.475</text:p>
          </table:table-cell>
          <table:table-cell table:style-name="ce28" table:formula="of:=([$'Total Deaths'.$H64]-[$'Total Deaths'.$H63])/[$'Total Deaths'.$H$31]" office:value-type="float" office:value="3.83537394896002" calcext:value-type="float">
            <text:p>3.835</text:p>
          </table:table-cell>
          <table:table-cell table:style-name="ce28" table:formula="of:=([$'Total Deaths'.$I68]-[$'Total Deaths'.$I67])/[$'Total Deaths'.$I$31]" office:value-type="float" office:value="3.17220543806647" calcext:value-type="float">
            <text:p>3.172</text:p>
          </table:table-cell>
          <table:table-cell table:style-name="ce28" table:formula="of:=([$'Total Deaths'.$J69]-[$'Total Deaths'.$J68])/[$'Total Deaths'.$J$31]" office:value-type="float" office:value="2.10074003342086" calcext:value-type="float">
            <text:p>2.101</text:p>
          </table:table-cell>
          <table:table-cell table:number-columns-repeated="2"/>
          <table:table-cell table:formula="of:=[.M56]+1" office:value-type="float" office:value="5" calcext:value-type="float">
            <text:p>5</text:p>
          </table:table-cell>
          <table:table-cell table:style-name="ce28" table:formula="of:=([$'Total Deaths'.$E56]-[$'Total Deaths'.$E55])/[$'Total Deaths'.$E$31]" office:value-type="float" office:value="5.60427807486631" calcext:value-type="float">
            <text:p>5.604</text:p>
          </table:table-cell>
          <table:table-cell table:style-name="ce28" table:formula="of:=([$'Total Deaths'.$F60]-[$'Total Deaths'.$F59])/[$'Total Deaths'.$F$31]" office:value-type="float" office:value="3.67703385935346" calcext:value-type="float">
            <text:p>3.677</text:p>
          </table:table-cell>
          <table:table-cell table:style-name="ce28" table:formula="of:=([$'Total Deaths'.$J69]-[$'Total Deaths'.$J68])/[$'Total Deaths'.$J$31]" office:value-type="float" office:value="2.10074003342086" calcext:value-type="float">
            <text:p>2.101</text:p>
          </table:table-cell>
          <table:table-cell table:style-name="ce28" table:formula="of:=([$'Total Deaths'.$G66]-[$'Total Deaths'.$G65])/[$'Total Deaths'.$G$31]" office:value-type="float" office:value="3.47490347490347" calcext:value-type="float">
            <text:p>3.475</text:p>
          </table:table-cell>
          <table:table-cell table:style-name="ce28" table:formula="of:=([$'Total Deaths'.$H64]-[$'Total Deaths'.$H63])/[$'Total Deaths'.$H$31]" office:value-type="float" office:value="3.83537394896002" calcext:value-type="float">
            <text:p>3.835</text:p>
          </table:table-cell>
          <table:table-cell table:style-name="ce28" table:formula="of:=([$'Total Deaths'.$I68]-[$'Total Deaths'.$I67])/[$'Total Deaths'.$I$31]" office:value-type="float" office:value="3.17220543806647" calcext:value-type="float">
            <text:p>3.172</text:p>
          </table:table-cell>
          <table:table-cell table:style-name="ce28" table:formula="of:=([$'Total Deaths'.$D49]-[$'Total Deaths'.$D48])/[$'Total Deaths'.$D$31]" office:value-type="float" office:value="4.13359788359788" calcext:value-type="float">
            <text:p>4.134</text:p>
          </table:table-cell>
          <table:table-cell table:style-name="Default"/>
          <table:table-cell table:style-name="ce28"/>
          <table:table-cell table:formula="of:=[.W56]+1" office:value-type="float" office:value="5" calcext:value-type="float">
            <text:p>5</text:p>
          </table:table-cell>
          <table:table-cell table:style-name="ce28" table:formula="of:=([$'Total Deaths'.$E56]-[$'Total Deaths'.$E55])/[$'Total Deaths'.$E$31]" office:value-type="float" office:value="5.60427807486631" calcext:value-type="float">
            <text:p>5.604</text:p>
          </table:table-cell>
          <table:table-cell table:style-name="ce28" table:formula="of:=([$'Total Deaths'.$G66]-[$'Total Deaths'.$G65])/[$'Total Deaths'.$G$31]" office:value-type="float" office:value="3.47490347490347" calcext:value-type="float">
            <text:p>3.475</text:p>
          </table:table-cell>
          <table:table-cell table:style-name="ce28" table:formula="of:=([$'Total Deaths'.$I68]-[$'Total Deaths'.$I67])/[$'Total Deaths'.$I$31]" office:value-type="float" office:value="3.17220543806647" calcext:value-type="float">
            <text:p>3.172</text:p>
          </table:table-cell>
          <table:table-cell table:style-name="ce28" table:formula="of:=([$'Total Deaths'.$J69]-[$'Total Deaths'.$J68])/[$'Total Deaths'.$J$31]" office:value-type="float" office:value="2.10074003342086" calcext:value-type="float">
            <text:p>2.101</text:p>
          </table:table-cell>
          <table:table-cell table:style-name="ce28" table:formula="of:=([$'Total Deaths'.$F60]-[$'Total Deaths'.$F59])/[$'Total Deaths'.$F$31]" office:value-type="float" office:value="3.67703385935346" calcext:value-type="float">
            <text:p>3.677</text:p>
          </table:table-cell>
          <table:table-cell table:style-name="ce28" table:formula="of:=([$'Total Deaths'.$I68]-[$'Total Deaths'.$I67])/[$'Total Deaths'.$I$31]" office:value-type="float" office:value="3.17220543806647" calcext:value-type="float">
            <text:p>3.172</text:p>
          </table:table-cell>
          <table:table-cell table:style-name="ce28" table:formula="of:=([$'Total Deaths'.$D49]-[$'Total Deaths'.$D48])/[$'Total Deaths'.$D$31]" office:value-type="float" office:value="4.13359788359788" calcext:value-type="float">
            <text:p>4.134</text:p>
          </table:table-cell>
          <table:table-cell table:style-name="ce28" table:formula="of:=([$'Total Deaths'.$H64]-[$'Total Deaths'.$H63])/[$'Total Deaths'.$H$31]" office:value-type="float" office:value="3.83537394896002" calcext:value-type="float">
            <text:p>3.835</text:p>
          </table:table-cell>
          <table:table-cell table:number-columns-repeated="2"/>
          <table:table-cell table:formula="of:=[.AH56]+1" office:value-type="float" office:value="5" calcext:value-type="float">
            <text:p>5</text:p>
          </table:table-cell>
          <table:table-cell table:style-name="ce28" table:formula="of:=([$'Total Deaths'.$D49]-[$'Total Deaths'.$D48])/[$'Total Deaths'.$D$31]" office:value-type="float" office:value="4.13359788359788" calcext:value-type="float">
            <text:p>4.134</text:p>
          </table:table-cell>
          <table:table-cell table:style-name="ce28" table:formula="of:=([$'Total Deaths'.$E56]-[$'Total Deaths'.$E55])/[$'Total Deaths'.$E$31]" office:value-type="float" office:value="5.60427807486631" calcext:value-type="float">
            <text:p>5.604</text:p>
          </table:table-cell>
          <table:table-cell table:style-name="ce28" table:formula="of:=([$'Total Deaths'.$F60]-[$'Total Deaths'.$F59])/[$'Total Deaths'.$F$31]" office:value-type="float" office:value="3.67703385935346" calcext:value-type="float">
            <text:p>3.677</text:p>
          </table:table-cell>
          <table:table-cell table:style-name="ce28" table:formula="of:=([$'Total Deaths'.$G66]-[$'Total Deaths'.$G65])/[$'Total Deaths'.$G$31]" office:value-type="float" office:value="3.47490347490347" calcext:value-type="float">
            <text:p>3.475</text:p>
          </table:table-cell>
          <table:table-cell table:style-name="ce28" table:formula="of:=([$'Total Deaths'.$H64]-[$'Total Deaths'.$H63])/[$'Total Deaths'.$H$31]" office:value-type="float" office:value="3.83537394896002" calcext:value-type="float">
            <text:p>3.835</text:p>
          </table:table-cell>
          <table:table-cell table:style-name="ce28" table:formula="of:=([$'Total Deaths'.$I68]-[$'Total Deaths'.$I67])/[$'Total Deaths'.$I$31]" office:value-type="float" office:value="3.17220543806647" calcext:value-type="float">
            <text:p>3.172</text:p>
          </table:table-cell>
          <table:table-cell table:style-name="ce28" table:formula="of:=([$'Total Deaths'.$J69]-[$'Total Deaths'.$J68])/[$'Total Deaths'.$J$31]" office:value-type="float" office:value="2.10074003342086" calcext:value-type="float">
            <text:p>2.101</text:p>
          </table:table-cell>
          <table:table-cell table:number-columns-repeated="3"/>
          <table:table-cell table:formula="of:=[.AS56]+1" office:value-type="float" office:value="5" calcext:value-type="float">
            <text:p>5</text:p>
          </table:table-cell>
          <table:table-cell table:style-name="ce28" table:formula="of:=([$'Total Deaths'.$D49]-[$'Total Deaths'.$D48])/[$'Total Deaths'.$D$31]" office:value-type="float" office:value="4.13359788359788" calcext:value-type="float">
            <text:p>4.134</text:p>
          </table:table-cell>
          <table:table-cell table:style-name="ce28" table:formula="of:=([$'Total Deaths'.$E56]-[$'Total Deaths'.$E55])/[$'Total Deaths'.$E$31]" office:value-type="float" office:value="5.60427807486631" calcext:value-type="float">
            <text:p>5.604</text:p>
          </table:table-cell>
          <table:table-cell table:style-name="ce28" table:formula="of:=([$'Total Deaths'.$F60]-[$'Total Deaths'.$F59])/[$'Total Deaths'.$F$31]" office:value-type="float" office:value="3.67703385935346" calcext:value-type="float">
            <text:p>3.677</text:p>
          </table:table-cell>
          <table:table-cell table:style-name="ce28" table:formula="of:=([$'Total Deaths'.$G66]-[$'Total Deaths'.$G65])/[$'Total Deaths'.$G$31]" office:value-type="float" office:value="3.47490347490347" calcext:value-type="float">
            <text:p>3.475</text:p>
          </table:table-cell>
          <table:table-cell table:style-name="ce28" table:formula="of:=([$'Total Deaths'.$H64]-[$'Total Deaths'.$H63])/[$'Total Deaths'.$H$31]" office:value-type="float" office:value="3.83537394896002" calcext:value-type="float">
            <text:p>3.835</text:p>
          </table:table-cell>
          <table:table-cell table:style-name="ce28" table:formula="of:=([$'Total Deaths'.$I68]-[$'Total Deaths'.$I67])/[$'Total Deaths'.$I$31]" office:value-type="float" office:value="3.17220543806647" calcext:value-type="float">
            <text:p>3.172</text:p>
          </table:table-cell>
          <table:table-cell table:style-name="ce28" table:formula="of:=([$'Total Deaths'.$J69]-[$'Total Deaths'.$J68])/[$'Total Deaths'.$J$31]" office:value-type="float" office:value="2.10074003342086" calcext:value-type="float">
            <text:p>2.101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57]+1" office:value-type="float" office:value="6" calcext:value-type="float">
            <text:p>6</text:p>
          </table:table-cell>
          <table:table-cell table:style-name="ce28" table:formula="of:=([$'Total Deaths'.$D50]-[$'Total Deaths'.$D49])/[$'Total Deaths'.$D$31]" office:value-type="float" office:value="2.89351851851852" calcext:value-type="float">
            <text:p>2.894</text:p>
          </table:table-cell>
          <table:table-cell table:style-name="ce28" table:formula="of:=([$'Total Deaths'.$E57]-[$'Total Deaths'.$E56])/[$'Total Deaths'.$E$31]" office:value-type="float" office:value="6.16042780748663" calcext:value-type="float">
            <text:p>6.160</text:p>
          </table:table-cell>
          <table:table-cell table:style-name="ce28" table:formula="of:=([$'Total Deaths'.$F61]-[$'Total Deaths'.$F60])/[$'Total Deaths'.$F$31]" office:value-type="float" office:value="3.23272560134825" calcext:value-type="float">
            <text:p>3.233</text:p>
          </table:table-cell>
          <table:table-cell table:style-name="ce28" table:formula="of:=([$'Total Deaths'.$G67]-[$'Total Deaths'.$G66])/[$'Total Deaths'.$G$31]" office:value-type="float" office:value="3.28185328185328" calcext:value-type="float">
            <text:p>3.282</text:p>
          </table:table-cell>
          <table:table-cell table:style-name="ce28" table:formula="of:=([$'Total Deaths'.$H65]-[$'Total Deaths'.$H64])/[$'Total Deaths'.$H$31]" office:value-type="float" office:value="3.08305059743325" calcext:value-type="float">
            <text:p>3.083</text:p>
          </table:table-cell>
          <table:table-cell table:style-name="ce28" table:formula="of:=([$'Total Deaths'.$I69]-[$'Total Deaths'.$I68])/[$'Total Deaths'.$I$31]" office:value-type="float" office:value="2.94259818731118" calcext:value-type="float">
            <text:p>2.943</text:p>
          </table:table-cell>
          <table:table-cell table:style-name="ce28" table:formula="of:=([$'Total Deaths'.$J70]-[$'Total Deaths'.$J69])/[$'Total Deaths'.$J$31]" office:value-type="float" office:value="2.00525185008355" calcext:value-type="float">
            <text:p>2.005</text:p>
          </table:table-cell>
          <table:table-cell table:number-columns-repeated="2"/>
          <table:table-cell table:formula="of:=[.M57]+1" office:value-type="float" office:value="6" calcext:value-type="float">
            <text:p>6</text:p>
          </table:table-cell>
          <table:table-cell table:style-name="ce28" table:formula="of:=([$'Total Deaths'.$E57]-[$'Total Deaths'.$E56])/[$'Total Deaths'.$E$31]" office:value-type="float" office:value="6.16042780748663" calcext:value-type="float">
            <text:p>6.160</text:p>
          </table:table-cell>
          <table:table-cell table:style-name="ce28" table:formula="of:=([$'Total Deaths'.$F61]-[$'Total Deaths'.$F60])/[$'Total Deaths'.$F$31]" office:value-type="float" office:value="3.23272560134825" calcext:value-type="float">
            <text:p>3.233</text:p>
          </table:table-cell>
          <table:table-cell table:style-name="ce28" table:formula="of:=([$'Total Deaths'.$J70]-[$'Total Deaths'.$J69])/[$'Total Deaths'.$J$31]" office:value-type="float" office:value="2.00525185008355" calcext:value-type="float">
            <text:p>2.005</text:p>
          </table:table-cell>
          <table:table-cell table:style-name="ce28" table:formula="of:=([$'Total Deaths'.$G67]-[$'Total Deaths'.$G66])/[$'Total Deaths'.$G$31]" office:value-type="float" office:value="3.28185328185328" calcext:value-type="float">
            <text:p>3.282</text:p>
          </table:table-cell>
          <table:table-cell table:style-name="ce28" table:formula="of:=([$'Total Deaths'.$H65]-[$'Total Deaths'.$H64])/[$'Total Deaths'.$H$31]" office:value-type="float" office:value="3.08305059743325" calcext:value-type="float">
            <text:p>3.083</text:p>
          </table:table-cell>
          <table:table-cell table:style-name="ce28" table:formula="of:=([$'Total Deaths'.$I69]-[$'Total Deaths'.$I68])/[$'Total Deaths'.$I$31]" office:value-type="float" office:value="2.94259818731118" calcext:value-type="float">
            <text:p>2.943</text:p>
          </table:table-cell>
          <table:table-cell table:style-name="ce28" table:formula="of:=([$'Total Deaths'.$D50]-[$'Total Deaths'.$D49])/[$'Total Deaths'.$D$31]" office:value-type="float" office:value="2.89351851851852" calcext:value-type="float">
            <text:p>2.894</text:p>
          </table:table-cell>
          <table:table-cell table:style-name="Default"/>
          <table:table-cell table:style-name="ce28"/>
          <table:table-cell table:formula="of:=[.W57]+1" office:value-type="float" office:value="6" calcext:value-type="float">
            <text:p>6</text:p>
          </table:table-cell>
          <table:table-cell table:style-name="ce28" table:formula="of:=([$'Total Deaths'.$E57]-[$'Total Deaths'.$E56])/[$'Total Deaths'.$E$31]" office:value-type="float" office:value="6.16042780748663" calcext:value-type="float">
            <text:p>6.160</text:p>
          </table:table-cell>
          <table:table-cell table:style-name="ce28" table:formula="of:=([$'Total Deaths'.$G67]-[$'Total Deaths'.$G66])/[$'Total Deaths'.$G$31]" office:value-type="float" office:value="3.28185328185328" calcext:value-type="float">
            <text:p>3.282</text:p>
          </table:table-cell>
          <table:table-cell table:style-name="ce28" table:formula="of:=([$'Total Deaths'.$I69]-[$'Total Deaths'.$I68])/[$'Total Deaths'.$I$31]" office:value-type="float" office:value="2.94259818731118" calcext:value-type="float">
            <text:p>2.943</text:p>
          </table:table-cell>
          <table:table-cell table:style-name="ce28" table:formula="of:=([$'Total Deaths'.$J70]-[$'Total Deaths'.$J69])/[$'Total Deaths'.$J$31]" office:value-type="float" office:value="2.00525185008355" calcext:value-type="float">
            <text:p>2.005</text:p>
          </table:table-cell>
          <table:table-cell table:style-name="ce28" table:formula="of:=([$'Total Deaths'.$F61]-[$'Total Deaths'.$F60])/[$'Total Deaths'.$F$31]" office:value-type="float" office:value="3.23272560134825" calcext:value-type="float">
            <text:p>3.233</text:p>
          </table:table-cell>
          <table:table-cell table:style-name="ce28" table:formula="of:=([$'Total Deaths'.$I69]-[$'Total Deaths'.$I68])/[$'Total Deaths'.$I$31]" office:value-type="float" office:value="2.94259818731118" calcext:value-type="float">
            <text:p>2.943</text:p>
          </table:table-cell>
          <table:table-cell table:style-name="ce28" table:formula="of:=([$'Total Deaths'.$D50]-[$'Total Deaths'.$D49])/[$'Total Deaths'.$D$31]" office:value-type="float" office:value="2.89351851851852" calcext:value-type="float">
            <text:p>2.894</text:p>
          </table:table-cell>
          <table:table-cell table:style-name="ce28" table:formula="of:=([$'Total Deaths'.$H65]-[$'Total Deaths'.$H64])/[$'Total Deaths'.$H$31]" office:value-type="float" office:value="3.08305059743325" calcext:value-type="float">
            <text:p>3.083</text:p>
          </table:table-cell>
          <table:table-cell table:number-columns-repeated="2"/>
          <table:table-cell table:formula="of:=[.AH57]+1" office:value-type="float" office:value="6" calcext:value-type="float">
            <text:p>6</text:p>
          </table:table-cell>
          <table:table-cell table:style-name="ce28" table:formula="of:=([$'Total Deaths'.$D50]-[$'Total Deaths'.$D49])/[$'Total Deaths'.$D$31]" office:value-type="float" office:value="2.89351851851852" calcext:value-type="float">
            <text:p>2.894</text:p>
          </table:table-cell>
          <table:table-cell table:style-name="ce28" table:formula="of:=([$'Total Deaths'.$E57]-[$'Total Deaths'.$E56])/[$'Total Deaths'.$E$31]" office:value-type="float" office:value="6.16042780748663" calcext:value-type="float">
            <text:p>6.160</text:p>
          </table:table-cell>
          <table:table-cell table:style-name="ce28" table:formula="of:=([$'Total Deaths'.$F61]-[$'Total Deaths'.$F60])/[$'Total Deaths'.$F$31]" office:value-type="float" office:value="3.23272560134825" calcext:value-type="float">
            <text:p>3.233</text:p>
          </table:table-cell>
          <table:table-cell table:style-name="ce28" table:formula="of:=([$'Total Deaths'.$G67]-[$'Total Deaths'.$G66])/[$'Total Deaths'.$G$31]" office:value-type="float" office:value="3.28185328185328" calcext:value-type="float">
            <text:p>3.282</text:p>
          </table:table-cell>
          <table:table-cell table:style-name="ce28" table:formula="of:=([$'Total Deaths'.$H65]-[$'Total Deaths'.$H64])/[$'Total Deaths'.$H$31]" office:value-type="float" office:value="3.08305059743325" calcext:value-type="float">
            <text:p>3.083</text:p>
          </table:table-cell>
          <table:table-cell table:style-name="ce28" table:formula="of:=([$'Total Deaths'.$I69]-[$'Total Deaths'.$I68])/[$'Total Deaths'.$I$31]" office:value-type="float" office:value="2.94259818731118" calcext:value-type="float">
            <text:p>2.943</text:p>
          </table:table-cell>
          <table:table-cell table:style-name="ce28" table:formula="of:=([$'Total Deaths'.$J70]-[$'Total Deaths'.$J69])/[$'Total Deaths'.$J$31]" office:value-type="float" office:value="2.00525185008355" calcext:value-type="float">
            <text:p>2.005</text:p>
          </table:table-cell>
          <table:table-cell table:number-columns-repeated="3"/>
          <table:table-cell table:formula="of:=[.AS57]+1" office:value-type="float" office:value="6" calcext:value-type="float">
            <text:p>6</text:p>
          </table:table-cell>
          <table:table-cell table:style-name="ce28" table:formula="of:=([$'Total Deaths'.$D50]-[$'Total Deaths'.$D49])/[$'Total Deaths'.$D$31]" office:value-type="float" office:value="2.89351851851852" calcext:value-type="float">
            <text:p>2.894</text:p>
          </table:table-cell>
          <table:table-cell table:style-name="ce28" table:formula="of:=([$'Total Deaths'.$E57]-[$'Total Deaths'.$E56])/[$'Total Deaths'.$E$31]" office:value-type="float" office:value="6.16042780748663" calcext:value-type="float">
            <text:p>6.160</text:p>
          </table:table-cell>
          <table:table-cell table:style-name="ce28" table:formula="of:=([$'Total Deaths'.$F61]-[$'Total Deaths'.$F60])/[$'Total Deaths'.$F$31]" office:value-type="float" office:value="3.23272560134825" calcext:value-type="float">
            <text:p>3.233</text:p>
          </table:table-cell>
          <table:table-cell table:style-name="ce28" table:formula="of:=([$'Total Deaths'.$G67]-[$'Total Deaths'.$G66])/[$'Total Deaths'.$G$31]" office:value-type="float" office:value="3.28185328185328" calcext:value-type="float">
            <text:p>3.282</text:p>
          </table:table-cell>
          <table:table-cell table:style-name="ce28" table:formula="of:=([$'Total Deaths'.$H65]-[$'Total Deaths'.$H64])/[$'Total Deaths'.$H$31]" office:value-type="float" office:value="3.08305059743325" calcext:value-type="float">
            <text:p>3.083</text:p>
          </table:table-cell>
          <table:table-cell table:style-name="ce28" table:formula="of:=([$'Total Deaths'.$I69]-[$'Total Deaths'.$I68])/[$'Total Deaths'.$I$31]" office:value-type="float" office:value="2.94259818731118" calcext:value-type="float">
            <text:p>2.943</text:p>
          </table:table-cell>
          <table:table-cell table:style-name="ce28" table:formula="of:=([$'Total Deaths'.$J70]-[$'Total Deaths'.$J69])/[$'Total Deaths'.$J$31]" office:value-type="float" office:value="2.00525185008355" calcext:value-type="float">
            <text:p>2.005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58]+1" office:value-type="float" office:value="7" calcext:value-type="float">
            <text:p>7</text:p>
          </table:table-cell>
          <table:table-cell table:style-name="ce28" table:formula="of:=([$'Total Deaths'.$D51]-[$'Total Deaths'.$D50])/[$'Total Deaths'.$D$31]" office:value-type="float" office:value="6.08465608465608" calcext:value-type="float">
            <text:p>6.085</text:p>
          </table:table-cell>
          <table:table-cell table:style-name="ce28" table:formula="of:=([$'Total Deaths'.$E58]-[$'Total Deaths'.$E57])/[$'Total Deaths'.$E$31]" office:value-type="float" office:value="8.36363636363636" calcext:value-type="float">
            <text:p>8.364</text:p>
          </table:table-cell>
          <table:table-cell table:style-name="ce28" table:formula="of:=([$'Total Deaths'.$F62]-[$'Total Deaths'.$F61])/[$'Total Deaths'.$F$31]" office:value-type="float" office:value="5.8985751493795" calcext:value-type="float">
            <text:p>5.899</text:p>
          </table:table-cell>
          <table:table-cell table:style-name="ce28" table:formula="of:=([$'Total Deaths'.$G68]-[$'Total Deaths'.$G67])/[$'Total Deaths'.$G$31]" office:value-type="float" office:value="5.6949806949807" calcext:value-type="float">
            <text:p>5.695</text:p>
          </table:table-cell>
          <table:table-cell table:style-name="ce28" table:formula="of:=([$'Total Deaths'.$H66]-[$'Total Deaths'.$H65])/[$'Total Deaths'.$H$31]" office:value-type="float" office:value="2.65525888774155" calcext:value-type="float">
            <text:p>2.655</text:p>
          </table:table-cell>
          <table:table-cell table:style-name="ce28" table:formula="of:=([$'Total Deaths'.$I70]-[$'Total Deaths'.$I69])/[$'Total Deaths'.$I$31]" office:value-type="float" office:value="3.17522658610272" calcext:value-type="float">
            <text:p>3.175</text:p>
          </table:table-cell>
          <table:table-cell table:style-name="ce28" table:formula="of:=([$'Total Deaths'.$J71]-[$'Total Deaths'.$J70])/[$'Total Deaths'.$J$31]" office:value-type="float" office:value="2.01718787300072" calcext:value-type="float">
            <text:p>2.017</text:p>
          </table:table-cell>
          <table:table-cell table:number-columns-repeated="2"/>
          <table:table-cell table:formula="of:=[.M58]+1" office:value-type="float" office:value="7" calcext:value-type="float">
            <text:p>7</text:p>
          </table:table-cell>
          <table:table-cell table:style-name="ce28" table:formula="of:=([$'Total Deaths'.$E58]-[$'Total Deaths'.$E57])/[$'Total Deaths'.$E$31]" office:value-type="float" office:value="8.36363636363636" calcext:value-type="float">
            <text:p>8.364</text:p>
          </table:table-cell>
          <table:table-cell table:style-name="ce28" table:formula="of:=([$'Total Deaths'.$F62]-[$'Total Deaths'.$F61])/[$'Total Deaths'.$F$31]" office:value-type="float" office:value="5.8985751493795" calcext:value-type="float">
            <text:p>5.899</text:p>
          </table:table-cell>
          <table:table-cell table:style-name="ce28" table:formula="of:=([$'Total Deaths'.$J71]-[$'Total Deaths'.$J70])/[$'Total Deaths'.$J$31]" office:value-type="float" office:value="2.01718787300072" calcext:value-type="float">
            <text:p>2.017</text:p>
          </table:table-cell>
          <table:table-cell table:style-name="ce28" table:formula="of:=([$'Total Deaths'.$G68]-[$'Total Deaths'.$G67])/[$'Total Deaths'.$G$31]" office:value-type="float" office:value="5.6949806949807" calcext:value-type="float">
            <text:p>5.695</text:p>
          </table:table-cell>
          <table:table-cell table:style-name="ce28" table:formula="of:=([$'Total Deaths'.$H66]-[$'Total Deaths'.$H65])/[$'Total Deaths'.$H$31]" office:value-type="float" office:value="2.65525888774155" calcext:value-type="float">
            <text:p>2.655</text:p>
          </table:table-cell>
          <table:table-cell table:style-name="ce28" table:formula="of:=([$'Total Deaths'.$I70]-[$'Total Deaths'.$I69])/[$'Total Deaths'.$I$31]" office:value-type="float" office:value="3.17522658610272" calcext:value-type="float">
            <text:p>3.175</text:p>
          </table:table-cell>
          <table:table-cell table:style-name="ce28" table:formula="of:=([$'Total Deaths'.$D51]-[$'Total Deaths'.$D50])/[$'Total Deaths'.$D$31]" office:value-type="float" office:value="6.08465608465608" calcext:value-type="float">
            <text:p>6.085</text:p>
          </table:table-cell>
          <table:table-cell table:style-name="Default"/>
          <table:table-cell table:style-name="ce28"/>
          <table:table-cell table:formula="of:=[.W58]+1" office:value-type="float" office:value="7" calcext:value-type="float">
            <text:p>7</text:p>
          </table:table-cell>
          <table:table-cell table:style-name="ce28" table:formula="of:=([$'Total Deaths'.$E58]-[$'Total Deaths'.$E57])/[$'Total Deaths'.$E$31]" office:value-type="float" office:value="8.36363636363636" calcext:value-type="float">
            <text:p>8.364</text:p>
          </table:table-cell>
          <table:table-cell table:style-name="ce28" table:formula="of:=([$'Total Deaths'.$G68]-[$'Total Deaths'.$G67])/[$'Total Deaths'.$G$31]" office:value-type="float" office:value="5.6949806949807" calcext:value-type="float">
            <text:p>5.695</text:p>
          </table:table-cell>
          <table:table-cell table:style-name="ce28" table:formula="of:=([$'Total Deaths'.$I70]-[$'Total Deaths'.$I69])/[$'Total Deaths'.$I$31]" office:value-type="float" office:value="3.17522658610272" calcext:value-type="float">
            <text:p>3.175</text:p>
          </table:table-cell>
          <table:table-cell table:style-name="ce28" table:formula="of:=([$'Total Deaths'.$J71]-[$'Total Deaths'.$J70])/[$'Total Deaths'.$J$31]" office:value-type="float" office:value="2.01718787300072" calcext:value-type="float">
            <text:p>2.017</text:p>
          </table:table-cell>
          <table:table-cell table:style-name="ce28" table:formula="of:=([$'Total Deaths'.$F62]-[$'Total Deaths'.$F61])/[$'Total Deaths'.$F$31]" office:value-type="float" office:value="5.8985751493795" calcext:value-type="float">
            <text:p>5.899</text:p>
          </table:table-cell>
          <table:table-cell table:style-name="ce28" table:formula="of:=([$'Total Deaths'.$I70]-[$'Total Deaths'.$I69])/[$'Total Deaths'.$I$31]" office:value-type="float" office:value="3.17522658610272" calcext:value-type="float">
            <text:p>3.175</text:p>
          </table:table-cell>
          <table:table-cell table:style-name="ce28" table:formula="of:=([$'Total Deaths'.$D51]-[$'Total Deaths'.$D50])/[$'Total Deaths'.$D$31]" office:value-type="float" office:value="6.08465608465608" calcext:value-type="float">
            <text:p>6.085</text:p>
          </table:table-cell>
          <table:table-cell table:style-name="ce28" table:formula="of:=([$'Total Deaths'.$H66]-[$'Total Deaths'.$H65])/[$'Total Deaths'.$H$31]" office:value-type="float" office:value="2.65525888774155" calcext:value-type="float">
            <text:p>2.655</text:p>
          </table:table-cell>
          <table:table-cell table:number-columns-repeated="2"/>
          <table:table-cell table:formula="of:=[.AH58]+1" office:value-type="float" office:value="7" calcext:value-type="float">
            <text:p>7</text:p>
          </table:table-cell>
          <table:table-cell table:style-name="ce28" table:formula="of:=([$'Total Deaths'.$D51]-[$'Total Deaths'.$D50])/[$'Total Deaths'.$D$31]" office:value-type="float" office:value="6.08465608465608" calcext:value-type="float">
            <text:p>6.085</text:p>
          </table:table-cell>
          <table:table-cell table:style-name="ce28" table:formula="of:=([$'Total Deaths'.$E58]-[$'Total Deaths'.$E57])/[$'Total Deaths'.$E$31]" office:value-type="float" office:value="8.36363636363636" calcext:value-type="float">
            <text:p>8.364</text:p>
          </table:table-cell>
          <table:table-cell table:style-name="ce28" table:formula="of:=([$'Total Deaths'.$F62]-[$'Total Deaths'.$F61])/[$'Total Deaths'.$F$31]" office:value-type="float" office:value="5.8985751493795" calcext:value-type="float">
            <text:p>5.899</text:p>
          </table:table-cell>
          <table:table-cell table:style-name="ce28" table:formula="of:=([$'Total Deaths'.$G68]-[$'Total Deaths'.$G67])/[$'Total Deaths'.$G$31]" office:value-type="float" office:value="5.6949806949807" calcext:value-type="float">
            <text:p>5.695</text:p>
          </table:table-cell>
          <table:table-cell table:style-name="ce28" table:formula="of:=([$'Total Deaths'.$H66]-[$'Total Deaths'.$H65])/[$'Total Deaths'.$H$31]" office:value-type="float" office:value="2.65525888774155" calcext:value-type="float">
            <text:p>2.655</text:p>
          </table:table-cell>
          <table:table-cell table:style-name="ce28" table:formula="of:=([$'Total Deaths'.$I70]-[$'Total Deaths'.$I69])/[$'Total Deaths'.$I$31]" office:value-type="float" office:value="3.17522658610272" calcext:value-type="float">
            <text:p>3.175</text:p>
          </table:table-cell>
          <table:table-cell table:style-name="ce28" table:formula="of:=([$'Total Deaths'.$J71]-[$'Total Deaths'.$J70])/[$'Total Deaths'.$J$31]" office:value-type="float" office:value="2.01718787300072" calcext:value-type="float">
            <text:p>2.017</text:p>
          </table:table-cell>
          <table:table-cell table:number-columns-repeated="3"/>
          <table:table-cell table:formula="of:=[.AS58]+1" office:value-type="float" office:value="7" calcext:value-type="float">
            <text:p>7</text:p>
          </table:table-cell>
          <table:table-cell table:style-name="ce28" table:formula="of:=([$'Total Deaths'.$D51]-[$'Total Deaths'.$D50])/[$'Total Deaths'.$D$31]" office:value-type="float" office:value="6.08465608465608" calcext:value-type="float">
            <text:p>6.085</text:p>
          </table:table-cell>
          <table:table-cell table:style-name="ce28" table:formula="of:=([$'Total Deaths'.$E58]-[$'Total Deaths'.$E57])/[$'Total Deaths'.$E$31]" office:value-type="float" office:value="8.36363636363636" calcext:value-type="float">
            <text:p>8.364</text:p>
          </table:table-cell>
          <table:table-cell table:style-name="ce28" table:formula="of:=([$'Total Deaths'.$F62]-[$'Total Deaths'.$F61])/[$'Total Deaths'.$F$31]" office:value-type="float" office:value="5.8985751493795" calcext:value-type="float">
            <text:p>5.899</text:p>
          </table:table-cell>
          <table:table-cell table:style-name="ce28" table:formula="of:=([$'Total Deaths'.$G68]-[$'Total Deaths'.$G67])/[$'Total Deaths'.$G$31]" office:value-type="float" office:value="5.6949806949807" calcext:value-type="float">
            <text:p>5.695</text:p>
          </table:table-cell>
          <table:table-cell table:style-name="ce28" table:formula="of:=([$'Total Deaths'.$H66]-[$'Total Deaths'.$H65])/[$'Total Deaths'.$H$31]" office:value-type="float" office:value="2.65525888774155" calcext:value-type="float">
            <text:p>2.655</text:p>
          </table:table-cell>
          <table:table-cell table:style-name="ce28" table:formula="of:=([$'Total Deaths'.$I70]-[$'Total Deaths'.$I69])/[$'Total Deaths'.$I$31]" office:value-type="float" office:value="3.17522658610272" calcext:value-type="float">
            <text:p>3.175</text:p>
          </table:table-cell>
          <table:table-cell table:style-name="ce28" table:formula="of:=([$'Total Deaths'.$J71]-[$'Total Deaths'.$J70])/[$'Total Deaths'.$J$31]" office:value-type="float" office:value="2.01718787300072" calcext:value-type="float">
            <text:p>2.017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59]+1" office:value-type="float" office:value="8" calcext:value-type="float">
            <text:p>8</text:p>
          </table:table-cell>
          <table:table-cell table:style-name="ce28" table:formula="of:=([$'Total Deaths'.$D52]-[$'Total Deaths'.$D51])/[$'Total Deaths'.$D$31]" office:value-type="float" office:value="5.77050264550265" calcext:value-type="float">
            <text:p>5.771</text:p>
          </table:table-cell>
          <table:table-cell table:style-name="ce28" table:formula="of:=([$'Total Deaths'.$E59]-[$'Total Deaths'.$E58])/[$'Total Deaths'.$E$31]" office:value-type="float" office:value="11.5294117647059" calcext:value-type="float">
            <text:p>11.529</text:p>
          </table:table-cell>
          <table:table-cell table:style-name="ce28" table:formula="of:=([$'Total Deaths'.$F63]-[$'Total Deaths'.$F62])/[$'Total Deaths'.$F$31]" office:value-type="float" office:value="4.58097134977785" calcext:value-type="float">
            <text:p>4.581</text:p>
          </table:table-cell>
          <table:table-cell table:style-name="ce28" table:formula="of:=([$'Total Deaths'.$G69]-[$'Total Deaths'.$G68])/[$'Total Deaths'.$G$31]" office:value-type="float" office:value="6.66023166023166" calcext:value-type="float">
            <text:p>6.660</text:p>
          </table:table-cell>
          <table:table-cell table:style-name="ce28" table:formula="of:=([$'Total Deaths'.$H67]-[$'Total Deaths'.$H66])/[$'Total Deaths'.$H$31]" office:value-type="float" office:value="5.62029797905296" calcext:value-type="float">
            <text:p>5.620</text:p>
          </table:table-cell>
          <table:table-cell table:style-name="ce28" table:formula="of:=([$'Total Deaths'.$I71]-[$'Total Deaths'.$I70])/[$'Total Deaths'.$I$31]" office:value-type="float" office:value="4.01812688821752" calcext:value-type="float">
            <text:p>4.018</text:p>
          </table:table-cell>
          <table:table-cell table:style-name="ce28" table:formula="of:=([$'Total Deaths'.$J72]-[$'Total Deaths'.$J71])/[$'Total Deaths'.$J$31]" office:value-type="float" office:value="1.67104320840296" calcext:value-type="float">
            <text:p>1.671</text:p>
          </table:table-cell>
          <table:table-cell table:number-columns-repeated="2"/>
          <table:table-cell table:formula="of:=[.M59]+1" office:value-type="float" office:value="8" calcext:value-type="float">
            <text:p>8</text:p>
          </table:table-cell>
          <table:table-cell table:style-name="ce28" table:formula="of:=([$'Total Deaths'.$E59]-[$'Total Deaths'.$E58])/[$'Total Deaths'.$E$31]" office:value-type="float" office:value="11.5294117647059" calcext:value-type="float">
            <text:p>11.529</text:p>
          </table:table-cell>
          <table:table-cell table:style-name="ce28" table:formula="of:=([$'Total Deaths'.$F63]-[$'Total Deaths'.$F62])/[$'Total Deaths'.$F$31]" office:value-type="float" office:value="4.58097134977785" calcext:value-type="float">
            <text:p>4.581</text:p>
          </table:table-cell>
          <table:table-cell table:style-name="ce28" table:formula="of:=([$'Total Deaths'.$J72]-[$'Total Deaths'.$J71])/[$'Total Deaths'.$J$31]" office:value-type="float" office:value="1.67104320840296" calcext:value-type="float">
            <text:p>1.671</text:p>
          </table:table-cell>
          <table:table-cell table:style-name="ce28" table:formula="of:=([$'Total Deaths'.$G69]-[$'Total Deaths'.$G68])/[$'Total Deaths'.$G$31]" office:value-type="float" office:value="6.66023166023166" calcext:value-type="float">
            <text:p>6.660</text:p>
          </table:table-cell>
          <table:table-cell table:style-name="ce28" table:formula="of:=([$'Total Deaths'.$H67]-[$'Total Deaths'.$H66])/[$'Total Deaths'.$H$31]" office:value-type="float" office:value="5.62029797905296" calcext:value-type="float">
            <text:p>5.620</text:p>
          </table:table-cell>
          <table:table-cell table:style-name="ce28" table:formula="of:=([$'Total Deaths'.$I71]-[$'Total Deaths'.$I70])/[$'Total Deaths'.$I$31]" office:value-type="float" office:value="4.01812688821752" calcext:value-type="float">
            <text:p>4.018</text:p>
          </table:table-cell>
          <table:table-cell table:style-name="ce28" table:formula="of:=([$'Total Deaths'.$D52]-[$'Total Deaths'.$D51])/[$'Total Deaths'.$D$31]" office:value-type="float" office:value="5.77050264550265" calcext:value-type="float">
            <text:p>5.771</text:p>
          </table:table-cell>
          <table:table-cell table:style-name="Default"/>
          <table:table-cell table:style-name="ce28"/>
          <table:table-cell table:formula="of:=[.W59]+1" office:value-type="float" office:value="8" calcext:value-type="float">
            <text:p>8</text:p>
          </table:table-cell>
          <table:table-cell table:style-name="ce28" table:formula="of:=([$'Total Deaths'.$E59]-[$'Total Deaths'.$E58])/[$'Total Deaths'.$E$31]" office:value-type="float" office:value="11.5294117647059" calcext:value-type="float">
            <text:p>11.529</text:p>
          </table:table-cell>
          <table:table-cell table:style-name="ce28" table:formula="of:=([$'Total Deaths'.$G69]-[$'Total Deaths'.$G68])/[$'Total Deaths'.$G$31]" office:value-type="float" office:value="6.66023166023166" calcext:value-type="float">
            <text:p>6.660</text:p>
          </table:table-cell>
          <table:table-cell table:style-name="ce28" table:formula="of:=([$'Total Deaths'.$I71]-[$'Total Deaths'.$I70])/[$'Total Deaths'.$I$31]" office:value-type="float" office:value="4.01812688821752" calcext:value-type="float">
            <text:p>4.018</text:p>
          </table:table-cell>
          <table:table-cell table:style-name="ce28" table:formula="of:=([$'Total Deaths'.$J72]-[$'Total Deaths'.$J71])/[$'Total Deaths'.$J$31]" office:value-type="float" office:value="1.67104320840296" calcext:value-type="float">
            <text:p>1.671</text:p>
          </table:table-cell>
          <table:table-cell table:style-name="ce28" table:formula="of:=([$'Total Deaths'.$F63]-[$'Total Deaths'.$F62])/[$'Total Deaths'.$F$31]" office:value-type="float" office:value="4.58097134977785" calcext:value-type="float">
            <text:p>4.581</text:p>
          </table:table-cell>
          <table:table-cell table:style-name="ce28" table:formula="of:=([$'Total Deaths'.$I71]-[$'Total Deaths'.$I70])/[$'Total Deaths'.$I$31]" office:value-type="float" office:value="4.01812688821752" calcext:value-type="float">
            <text:p>4.018</text:p>
          </table:table-cell>
          <table:table-cell table:style-name="ce28" table:formula="of:=([$'Total Deaths'.$D52]-[$'Total Deaths'.$D51])/[$'Total Deaths'.$D$31]" office:value-type="float" office:value="5.77050264550265" calcext:value-type="float">
            <text:p>5.771</text:p>
          </table:table-cell>
          <table:table-cell table:style-name="ce28" table:formula="of:=([$'Total Deaths'.$H67]-[$'Total Deaths'.$H66])/[$'Total Deaths'.$H$31]" office:value-type="float" office:value="5.62029797905296" calcext:value-type="float">
            <text:p>5.620</text:p>
          </table:table-cell>
          <table:table-cell table:number-columns-repeated="2"/>
          <table:table-cell table:formula="of:=[.AH59]+1" office:value-type="float" office:value="8" calcext:value-type="float">
            <text:p>8</text:p>
          </table:table-cell>
          <table:table-cell table:style-name="ce28" table:formula="of:=([$'Total Deaths'.$D52]-[$'Total Deaths'.$D51])/[$'Total Deaths'.$D$31]" office:value-type="float" office:value="5.77050264550265" calcext:value-type="float">
            <text:p>5.771</text:p>
          </table:table-cell>
          <table:table-cell table:style-name="ce28" table:formula="of:=([$'Total Deaths'.$E59]-[$'Total Deaths'.$E58])/[$'Total Deaths'.$E$31]" office:value-type="float" office:value="11.5294117647059" calcext:value-type="float">
            <text:p>11.529</text:p>
          </table:table-cell>
          <table:table-cell table:style-name="ce28" table:formula="of:=([$'Total Deaths'.$F63]-[$'Total Deaths'.$F62])/[$'Total Deaths'.$F$31]" office:value-type="float" office:value="4.58097134977785" calcext:value-type="float">
            <text:p>4.581</text:p>
          </table:table-cell>
          <table:table-cell table:style-name="ce28" table:formula="of:=([$'Total Deaths'.$G69]-[$'Total Deaths'.$G68])/[$'Total Deaths'.$G$31]" office:value-type="float" office:value="6.66023166023166" calcext:value-type="float">
            <text:p>6.660</text:p>
          </table:table-cell>
          <table:table-cell table:style-name="ce28" table:formula="of:=([$'Total Deaths'.$H67]-[$'Total Deaths'.$H66])/[$'Total Deaths'.$H$31]" office:value-type="float" office:value="5.62029797905296" calcext:value-type="float">
            <text:p>5.620</text:p>
          </table:table-cell>
          <table:table-cell table:style-name="ce28" table:formula="of:=([$'Total Deaths'.$I71]-[$'Total Deaths'.$I70])/[$'Total Deaths'.$I$31]" office:value-type="float" office:value="4.01812688821752" calcext:value-type="float">
            <text:p>4.018</text:p>
          </table:table-cell>
          <table:table-cell table:style-name="ce28" table:formula="of:=([$'Total Deaths'.$J72]-[$'Total Deaths'.$J71])/[$'Total Deaths'.$J$31]" office:value-type="float" office:value="1.67104320840296" calcext:value-type="float">
            <text:p>1.671</text:p>
          </table:table-cell>
          <table:table-cell table:number-columns-repeated="3"/>
          <table:table-cell table:formula="of:=[.AS59]+1" office:value-type="float" office:value="8" calcext:value-type="float">
            <text:p>8</text:p>
          </table:table-cell>
          <table:table-cell table:style-name="ce28" table:formula="of:=([$'Total Deaths'.$D52]-[$'Total Deaths'.$D51])/[$'Total Deaths'.$D$31]" office:value-type="float" office:value="5.77050264550265" calcext:value-type="float">
            <text:p>5.771</text:p>
          </table:table-cell>
          <table:table-cell table:style-name="ce28" table:formula="of:=([$'Total Deaths'.$E59]-[$'Total Deaths'.$E58])/[$'Total Deaths'.$E$31]" office:value-type="float" office:value="11.5294117647059" calcext:value-type="float">
            <text:p>11.529</text:p>
          </table:table-cell>
          <table:table-cell table:style-name="ce28" table:formula="of:=([$'Total Deaths'.$F63]-[$'Total Deaths'.$F62])/[$'Total Deaths'.$F$31]" office:value-type="float" office:value="4.58097134977785" calcext:value-type="float">
            <text:p>4.581</text:p>
          </table:table-cell>
          <table:table-cell table:style-name="ce28" table:formula="of:=([$'Total Deaths'.$G69]-[$'Total Deaths'.$G68])/[$'Total Deaths'.$G$31]" office:value-type="float" office:value="6.66023166023166" calcext:value-type="float">
            <text:p>6.660</text:p>
          </table:table-cell>
          <table:table-cell table:style-name="ce28" table:formula="of:=([$'Total Deaths'.$H67]-[$'Total Deaths'.$H66])/[$'Total Deaths'.$H$31]" office:value-type="float" office:value="5.62029797905296" calcext:value-type="float">
            <text:p>5.620</text:p>
          </table:table-cell>
          <table:table-cell table:style-name="ce28" table:formula="of:=([$'Total Deaths'.$I71]-[$'Total Deaths'.$I70])/[$'Total Deaths'.$I$31]" office:value-type="float" office:value="4.01812688821752" calcext:value-type="float">
            <text:p>4.018</text:p>
          </table:table-cell>
          <table:table-cell table:style-name="ce28" table:formula="of:=([$'Total Deaths'.$J72]-[$'Total Deaths'.$J71])/[$'Total Deaths'.$J$31]" office:value-type="float" office:value="1.67104320840296" calcext:value-type="float">
            <text:p>1.671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60]+1" office:value-type="float" office:value="9" calcext:value-type="float">
            <text:p>9</text:p>
          </table:table-cell>
          <table:table-cell table:style-name="ce28" table:formula="of:=([$'Total Deaths'.$D53]-[$'Total Deaths'.$D52])/[$'Total Deaths'.$D$31]" office:value-type="float" office:value="5.70436507936508" calcext:value-type="float">
            <text:p>5.704</text:p>
          </table:table-cell>
          <table:table-cell table:style-name="ce28" table:formula="of:=([$'Total Deaths'.$E60]-[$'Total Deaths'.$E59])/[$'Total Deaths'.$E$31]" office:value-type="float" office:value="14.5454545454545" calcext:value-type="float">
            <text:p>14.545</text:p>
          </table:table-cell>
          <table:table-cell table:style-name="ce28" table:formula="of:=([$'Total Deaths'.$F64]-[$'Total Deaths'.$F63])/[$'Total Deaths'.$F$31]" office:value-type="float" office:value="4.8873908380573" calcext:value-type="float">
            <text:p>4.887</text:p>
          </table:table-cell>
          <table:table-cell table:style-name="ce28" table:formula="of:=([$'Total Deaths'.$G70]-[$'Total Deaths'.$G69])/[$'Total Deaths'.$G$31]" office:value-type="float" office:value="4.82625482625483" calcext:value-type="float">
            <text:p>4.826</text:p>
          </table:table-cell>
          <table:table-cell table:style-name="ce28" table:formula="of:=([$'Total Deaths'.$H68]-[$'Total Deaths'.$H67])/[$'Total Deaths'.$H$31]" office:value-type="float" office:value="8.30505974332497" calcext:value-type="float">
            <text:p>8.305</text:p>
          </table:table-cell>
          <table:table-cell table:style-name="ce28" table:formula="of:=([$'Total Deaths'.$I72]-[$'Total Deaths'.$I71])/[$'Total Deaths'.$I$31]" office:value-type="float" office:value="3.52567975830816" calcext:value-type="float">
            <text:p>3.526</text:p>
          </table:table-cell>
          <table:table-cell table:style-name="ce28" table:formula="of:=([$'Total Deaths'.$J73]-[$'Total Deaths'.$J72])/[$'Total Deaths'.$J$31]" office:value-type="float" office:value="2.69754117927906" calcext:value-type="float">
            <text:p>2.698</text:p>
          </table:table-cell>
          <table:table-cell table:number-columns-repeated="2"/>
          <table:table-cell table:formula="of:=[.M60]+1" office:value-type="float" office:value="9" calcext:value-type="float">
            <text:p>9</text:p>
          </table:table-cell>
          <table:table-cell table:style-name="ce28" table:formula="of:=([$'Total Deaths'.$E60]-[$'Total Deaths'.$E59])/[$'Total Deaths'.$E$31]" office:value-type="float" office:value="14.5454545454545" calcext:value-type="float">
            <text:p>14.545</text:p>
          </table:table-cell>
          <table:table-cell table:style-name="ce28" table:formula="of:=([$'Total Deaths'.$F64]-[$'Total Deaths'.$F63])/[$'Total Deaths'.$F$31]" office:value-type="float" office:value="4.8873908380573" calcext:value-type="float">
            <text:p>4.887</text:p>
          </table:table-cell>
          <table:table-cell table:style-name="ce28" table:formula="of:=([$'Total Deaths'.$J73]-[$'Total Deaths'.$J72])/[$'Total Deaths'.$J$31]" office:value-type="float" office:value="2.69754117927906" calcext:value-type="float">
            <text:p>2.698</text:p>
          </table:table-cell>
          <table:table-cell table:style-name="ce28" table:formula="of:=([$'Total Deaths'.$G70]-[$'Total Deaths'.$G69])/[$'Total Deaths'.$G$31]" office:value-type="float" office:value="4.82625482625483" calcext:value-type="float">
            <text:p>4.826</text:p>
          </table:table-cell>
          <table:table-cell table:style-name="ce28" table:formula="of:=([$'Total Deaths'.$H68]-[$'Total Deaths'.$H67])/[$'Total Deaths'.$H$31]" office:value-type="float" office:value="8.30505974332497" calcext:value-type="float">
            <text:p>8.305</text:p>
          </table:table-cell>
          <table:table-cell table:style-name="ce28" table:formula="of:=([$'Total Deaths'.$I72]-[$'Total Deaths'.$I71])/[$'Total Deaths'.$I$31]" office:value-type="float" office:value="3.52567975830816" calcext:value-type="float">
            <text:p>3.526</text:p>
          </table:table-cell>
          <table:table-cell table:style-name="ce28" table:formula="of:=([$'Total Deaths'.$D53]-[$'Total Deaths'.$D52])/[$'Total Deaths'.$D$31]" office:value-type="float" office:value="5.70436507936508" calcext:value-type="float">
            <text:p>5.704</text:p>
          </table:table-cell>
          <table:table-cell table:style-name="Default"/>
          <table:table-cell table:style-name="ce28"/>
          <table:table-cell table:formula="of:=[.W60]+1" office:value-type="float" office:value="9" calcext:value-type="float">
            <text:p>9</text:p>
          </table:table-cell>
          <table:table-cell table:style-name="ce28" table:formula="of:=([$'Total Deaths'.$E60]-[$'Total Deaths'.$E59])/[$'Total Deaths'.$E$31]" office:value-type="float" office:value="14.5454545454545" calcext:value-type="float">
            <text:p>14.545</text:p>
          </table:table-cell>
          <table:table-cell table:style-name="ce28" table:formula="of:=([$'Total Deaths'.$G70]-[$'Total Deaths'.$G69])/[$'Total Deaths'.$G$31]" office:value-type="float" office:value="4.82625482625483" calcext:value-type="float">
            <text:p>4.826</text:p>
          </table:table-cell>
          <table:table-cell table:style-name="ce28" table:formula="of:=([$'Total Deaths'.$I72]-[$'Total Deaths'.$I71])/[$'Total Deaths'.$I$31]" office:value-type="float" office:value="3.52567975830816" calcext:value-type="float">
            <text:p>3.526</text:p>
          </table:table-cell>
          <table:table-cell table:style-name="ce28" table:formula="of:=([$'Total Deaths'.$J73]-[$'Total Deaths'.$J72])/[$'Total Deaths'.$J$31]" office:value-type="float" office:value="2.69754117927906" calcext:value-type="float">
            <text:p>2.698</text:p>
          </table:table-cell>
          <table:table-cell table:style-name="ce28" table:formula="of:=([$'Total Deaths'.$F64]-[$'Total Deaths'.$F63])/[$'Total Deaths'.$F$31]" office:value-type="float" office:value="4.8873908380573" calcext:value-type="float">
            <text:p>4.887</text:p>
          </table:table-cell>
          <table:table-cell table:style-name="ce28" table:formula="of:=([$'Total Deaths'.$I72]-[$'Total Deaths'.$I71])/[$'Total Deaths'.$I$31]" office:value-type="float" office:value="3.52567975830816" calcext:value-type="float">
            <text:p>3.526</text:p>
          </table:table-cell>
          <table:table-cell table:style-name="ce28" table:formula="of:=([$'Total Deaths'.$D53]-[$'Total Deaths'.$D52])/[$'Total Deaths'.$D$31]" office:value-type="float" office:value="5.70436507936508" calcext:value-type="float">
            <text:p>5.704</text:p>
          </table:table-cell>
          <table:table-cell table:style-name="ce28" table:formula="of:=([$'Total Deaths'.$H68]-[$'Total Deaths'.$H67])/[$'Total Deaths'.$H$31]" office:value-type="float" office:value="8.30505974332497" calcext:value-type="float">
            <text:p>8.305</text:p>
          </table:table-cell>
          <table:table-cell table:number-columns-repeated="2"/>
          <table:table-cell table:formula="of:=[.AH60]+1" office:value-type="float" office:value="9" calcext:value-type="float">
            <text:p>9</text:p>
          </table:table-cell>
          <table:table-cell table:style-name="ce28" table:formula="of:=([$'Total Deaths'.$D53]-[$'Total Deaths'.$D52])/[$'Total Deaths'.$D$31]" office:value-type="float" office:value="5.70436507936508" calcext:value-type="float">
            <text:p>5.704</text:p>
          </table:table-cell>
          <table:table-cell table:style-name="ce28" table:formula="of:=([$'Total Deaths'.$E60]-[$'Total Deaths'.$E59])/[$'Total Deaths'.$E$31]" office:value-type="float" office:value="14.5454545454545" calcext:value-type="float">
            <text:p>14.545</text:p>
          </table:table-cell>
          <table:table-cell table:style-name="ce28" table:formula="of:=([$'Total Deaths'.$F64]-[$'Total Deaths'.$F63])/[$'Total Deaths'.$F$31]" office:value-type="float" office:value="4.8873908380573" calcext:value-type="float">
            <text:p>4.887</text:p>
          </table:table-cell>
          <table:table-cell table:style-name="ce28" table:formula="of:=([$'Total Deaths'.$G70]-[$'Total Deaths'.$G69])/[$'Total Deaths'.$G$31]" office:value-type="float" office:value="4.82625482625483" calcext:value-type="float">
            <text:p>4.826</text:p>
          </table:table-cell>
          <table:table-cell table:style-name="ce28" table:formula="of:=([$'Total Deaths'.$H68]-[$'Total Deaths'.$H67])/[$'Total Deaths'.$H$31]" office:value-type="float" office:value="8.30505974332497" calcext:value-type="float">
            <text:p>8.305</text:p>
          </table:table-cell>
          <table:table-cell table:style-name="ce28" table:formula="of:=([$'Total Deaths'.$I72]-[$'Total Deaths'.$I71])/[$'Total Deaths'.$I$31]" office:value-type="float" office:value="3.52567975830816" calcext:value-type="float">
            <text:p>3.526</text:p>
          </table:table-cell>
          <table:table-cell table:style-name="ce28" table:formula="of:=([$'Total Deaths'.$J73]-[$'Total Deaths'.$J72])/[$'Total Deaths'.$J$31]" office:value-type="float" office:value="2.69754117927906" calcext:value-type="float">
            <text:p>2.698</text:p>
          </table:table-cell>
          <table:table-cell table:number-columns-repeated="3"/>
          <table:table-cell table:formula="of:=[.AS60]+1" office:value-type="float" office:value="9" calcext:value-type="float">
            <text:p>9</text:p>
          </table:table-cell>
          <table:table-cell table:style-name="ce28" table:formula="of:=([$'Total Deaths'.$D53]-[$'Total Deaths'.$D52])/[$'Total Deaths'.$D$31]" office:value-type="float" office:value="5.70436507936508" calcext:value-type="float">
            <text:p>5.704</text:p>
          </table:table-cell>
          <table:table-cell table:style-name="ce28" table:formula="of:=([$'Total Deaths'.$E60]-[$'Total Deaths'.$E59])/[$'Total Deaths'.$E$31]" office:value-type="float" office:value="14.5454545454545" calcext:value-type="float">
            <text:p>14.545</text:p>
          </table:table-cell>
          <table:table-cell table:style-name="ce28" table:formula="of:=([$'Total Deaths'.$F64]-[$'Total Deaths'.$F63])/[$'Total Deaths'.$F$31]" office:value-type="float" office:value="4.8873908380573" calcext:value-type="float">
            <text:p>4.887</text:p>
          </table:table-cell>
          <table:table-cell table:style-name="ce28" table:formula="of:=([$'Total Deaths'.$G70]-[$'Total Deaths'.$G69])/[$'Total Deaths'.$G$31]" office:value-type="float" office:value="4.82625482625483" calcext:value-type="float">
            <text:p>4.826</text:p>
          </table:table-cell>
          <table:table-cell table:style-name="ce28" table:formula="of:=([$'Total Deaths'.$H68]-[$'Total Deaths'.$H67])/[$'Total Deaths'.$H$31]" office:value-type="float" office:value="8.30505974332497" calcext:value-type="float">
            <text:p>8.305</text:p>
          </table:table-cell>
          <table:table-cell table:style-name="ce28" table:formula="of:=([$'Total Deaths'.$I72]-[$'Total Deaths'.$I71])/[$'Total Deaths'.$I$31]" office:value-type="float" office:value="3.52567975830816" calcext:value-type="float">
            <text:p>3.526</text:p>
          </table:table-cell>
          <table:table-cell table:style-name="ce28" table:formula="of:=([$'Total Deaths'.$J73]-[$'Total Deaths'.$J72])/[$'Total Deaths'.$J$31]" office:value-type="float" office:value="2.69754117927906" calcext:value-type="float">
            <text:p>2.698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61]+1" office:value-type="float" office:value="10" calcext:value-type="float">
            <text:p>10</text:p>
          </table:table-cell>
          <table:table-cell table:style-name="ce28" table:formula="of:=([$'Total Deaths'.$D54]-[$'Total Deaths'.$D53])/[$'Total Deaths'.$D$31]" office:value-type="float" office:value="7.85383597883598" calcext:value-type="float">
            <text:p>7.854</text:p>
          </table:table-cell>
          <table:table-cell table:style-name="ce28" table:formula="of:=([$'Total Deaths'.$E61]-[$'Total Deaths'.$E60])/[$'Total Deaths'.$E$31]" office:value-type="float" office:value="14.0320855614973" calcext:value-type="float">
            <text:p>14.032</text:p>
          </table:table-cell>
          <table:table-cell table:style-name="ce28" table:formula="of:=([$'Total Deaths'.$F65]-[$'Total Deaths'.$F64])/[$'Total Deaths'.$F$31]" office:value-type="float" office:value="4.47372452888004" calcext:value-type="float">
            <text:p>4.474</text:p>
          </table:table-cell>
          <table:table-cell table:style-name="ce28" table:formula="of:=([$'Total Deaths'.$G71]-[$'Total Deaths'.$G70])/[$'Total Deaths'.$G$31]" office:value-type="float" office:value="1.44787644787645" calcext:value-type="float">
            <text:p>1.448</text:p>
          </table:table-cell>
          <table:table-cell table:style-name="ce28" table:formula="of:=([$'Total Deaths'.$H69]-[$'Total Deaths'.$H68])/[$'Total Deaths'.$H$31]" office:value-type="float" office:value="8.39356837291636" calcext:value-type="float">
            <text:p>8.394</text:p>
          </table:table-cell>
          <table:table-cell table:style-name="ce28" table:formula="of:=([$'Total Deaths'.$I73]-[$'Total Deaths'.$I72])/[$'Total Deaths'.$I$31]" office:value-type="float" office:value="3.8036253776435" calcext:value-type="float">
            <text:p>3.804</text:p>
          </table:table-cell>
          <table:table-cell table:style-name="ce28" table:formula="of:=([$'Total Deaths'.$J74]-[$'Total Deaths'.$J73])/[$'Total Deaths'.$J$31]" office:value-type="float" office:value="2.45882072093578" calcext:value-type="float">
            <text:p>2.459</text:p>
          </table:table-cell>
          <table:table-cell table:number-columns-repeated="2"/>
          <table:table-cell table:formula="of:=[.M61]+1" office:value-type="float" office:value="10" calcext:value-type="float">
            <text:p>10</text:p>
          </table:table-cell>
          <table:table-cell table:style-name="ce28" table:formula="of:=([$'Total Deaths'.$E61]-[$'Total Deaths'.$E60])/[$'Total Deaths'.$E$31]" office:value-type="float" office:value="14.0320855614973" calcext:value-type="float">
            <text:p>14.032</text:p>
          </table:table-cell>
          <table:table-cell table:style-name="ce28" table:formula="of:=([$'Total Deaths'.$F65]-[$'Total Deaths'.$F64])/[$'Total Deaths'.$F$31]" office:value-type="float" office:value="4.47372452888004" calcext:value-type="float">
            <text:p>4.474</text:p>
          </table:table-cell>
          <table:table-cell table:style-name="ce28" table:formula="of:=([$'Total Deaths'.$J74]-[$'Total Deaths'.$J73])/[$'Total Deaths'.$J$31]" office:value-type="float" office:value="2.45882072093578" calcext:value-type="float">
            <text:p>2.459</text:p>
          </table:table-cell>
          <table:table-cell table:style-name="ce28" table:formula="of:=([$'Total Deaths'.$G71]-[$'Total Deaths'.$G70])/[$'Total Deaths'.$G$31]" office:value-type="float" office:value="1.44787644787645" calcext:value-type="float">
            <text:p>1.448</text:p>
          </table:table-cell>
          <table:table-cell table:style-name="ce28" table:formula="of:=([$'Total Deaths'.$H69]-[$'Total Deaths'.$H68])/[$'Total Deaths'.$H$31]" office:value-type="float" office:value="8.39356837291636" calcext:value-type="float">
            <text:p>8.394</text:p>
          </table:table-cell>
          <table:table-cell table:style-name="ce28" table:formula="of:=([$'Total Deaths'.$I73]-[$'Total Deaths'.$I72])/[$'Total Deaths'.$I$31]" office:value-type="float" office:value="3.8036253776435" calcext:value-type="float">
            <text:p>3.804</text:p>
          </table:table-cell>
          <table:table-cell table:style-name="ce28" table:formula="of:=([$'Total Deaths'.$D54]-[$'Total Deaths'.$D53])/[$'Total Deaths'.$D$31]" office:value-type="float" office:value="7.85383597883598" calcext:value-type="float">
            <text:p>7.854</text:p>
          </table:table-cell>
          <table:table-cell table:style-name="Default"/>
          <table:table-cell table:style-name="ce28"/>
          <table:table-cell table:formula="of:=[.W61]+1" office:value-type="float" office:value="10" calcext:value-type="float">
            <text:p>10</text:p>
          </table:table-cell>
          <table:table-cell table:style-name="ce28" table:formula="of:=([$'Total Deaths'.$E61]-[$'Total Deaths'.$E60])/[$'Total Deaths'.$E$31]" office:value-type="float" office:value="14.0320855614973" calcext:value-type="float">
            <text:p>14.032</text:p>
          </table:table-cell>
          <table:table-cell table:style-name="ce28" table:formula="of:=([$'Total Deaths'.$G71]-[$'Total Deaths'.$G70])/[$'Total Deaths'.$G$31]" office:value-type="float" office:value="1.44787644787645" calcext:value-type="float">
            <text:p>1.448</text:p>
          </table:table-cell>
          <table:table-cell table:style-name="ce28" table:formula="of:=([$'Total Deaths'.$I73]-[$'Total Deaths'.$I72])/[$'Total Deaths'.$I$31]" office:value-type="float" office:value="3.8036253776435" calcext:value-type="float">
            <text:p>3.804</text:p>
          </table:table-cell>
          <table:table-cell table:style-name="ce28" table:formula="of:=([$'Total Deaths'.$J74]-[$'Total Deaths'.$J73])/[$'Total Deaths'.$J$31]" office:value-type="float" office:value="2.45882072093578" calcext:value-type="float">
            <text:p>2.459</text:p>
          </table:table-cell>
          <table:table-cell table:style-name="ce28" table:formula="of:=([$'Total Deaths'.$F65]-[$'Total Deaths'.$F64])/[$'Total Deaths'.$F$31]" office:value-type="float" office:value="4.47372452888004" calcext:value-type="float">
            <text:p>4.474</text:p>
          </table:table-cell>
          <table:table-cell table:style-name="ce28" table:formula="of:=([$'Total Deaths'.$I73]-[$'Total Deaths'.$I72])/[$'Total Deaths'.$I$31]" office:value-type="float" office:value="3.8036253776435" calcext:value-type="float">
            <text:p>3.804</text:p>
          </table:table-cell>
          <table:table-cell table:style-name="ce28" table:formula="of:=([$'Total Deaths'.$D54]-[$'Total Deaths'.$D53])/[$'Total Deaths'.$D$31]" office:value-type="float" office:value="7.85383597883598" calcext:value-type="float">
            <text:p>7.854</text:p>
          </table:table-cell>
          <table:table-cell table:style-name="ce28" table:formula="of:=([$'Total Deaths'.$H69]-[$'Total Deaths'.$H68])/[$'Total Deaths'.$H$31]" office:value-type="float" office:value="8.39356837291636" calcext:value-type="float">
            <text:p>8.394</text:p>
          </table:table-cell>
          <table:table-cell table:number-columns-repeated="2"/>
          <table:table-cell table:formula="of:=[.AH61]+1" office:value-type="float" office:value="10" calcext:value-type="float">
            <text:p>10</text:p>
          </table:table-cell>
          <table:table-cell table:style-name="ce28" table:formula="of:=([$'Total Deaths'.$D54]-[$'Total Deaths'.$D53])/[$'Total Deaths'.$D$31]" office:value-type="float" office:value="7.85383597883598" calcext:value-type="float">
            <text:p>7.854</text:p>
          </table:table-cell>
          <table:table-cell table:style-name="ce28" table:formula="of:=([$'Total Deaths'.$E61]-[$'Total Deaths'.$E60])/[$'Total Deaths'.$E$31]" office:value-type="float" office:value="14.0320855614973" calcext:value-type="float">
            <text:p>14.032</text:p>
          </table:table-cell>
          <table:table-cell table:style-name="ce28" table:formula="of:=([$'Total Deaths'.$F65]-[$'Total Deaths'.$F64])/[$'Total Deaths'.$F$31]" office:value-type="float" office:value="4.47372452888004" calcext:value-type="float">
            <text:p>4.474</text:p>
          </table:table-cell>
          <table:table-cell table:style-name="ce28" table:formula="of:=([$'Total Deaths'.$G71]-[$'Total Deaths'.$G70])/[$'Total Deaths'.$G$31]" office:value-type="float" office:value="1.44787644787645" calcext:value-type="float">
            <text:p>1.448</text:p>
          </table:table-cell>
          <table:table-cell table:style-name="ce28" table:formula="of:=([$'Total Deaths'.$H69]-[$'Total Deaths'.$H68])/[$'Total Deaths'.$H$31]" office:value-type="float" office:value="8.39356837291636" calcext:value-type="float">
            <text:p>8.394</text:p>
          </table:table-cell>
          <table:table-cell table:style-name="ce28" table:formula="of:=([$'Total Deaths'.$I73]-[$'Total Deaths'.$I72])/[$'Total Deaths'.$I$31]" office:value-type="float" office:value="3.8036253776435" calcext:value-type="float">
            <text:p>3.804</text:p>
          </table:table-cell>
          <table:table-cell table:style-name="ce28" table:formula="of:=([$'Total Deaths'.$J74]-[$'Total Deaths'.$J73])/[$'Total Deaths'.$J$31]" office:value-type="float" office:value="2.45882072093578" calcext:value-type="float">
            <text:p>2.459</text:p>
          </table:table-cell>
          <table:table-cell table:number-columns-repeated="3"/>
          <table:table-cell table:formula="of:=[.AS61]+1" office:value-type="float" office:value="10" calcext:value-type="float">
            <text:p>10</text:p>
          </table:table-cell>
          <table:table-cell table:style-name="ce28" table:formula="of:=([$'Total Deaths'.$D54]-[$'Total Deaths'.$D53])/[$'Total Deaths'.$D$31]" office:value-type="float" office:value="7.85383597883598" calcext:value-type="float">
            <text:p>7.854</text:p>
          </table:table-cell>
          <table:table-cell table:style-name="ce28" table:formula="of:=([$'Total Deaths'.$E61]-[$'Total Deaths'.$E60])/[$'Total Deaths'.$E$31]" office:value-type="float" office:value="14.0320855614973" calcext:value-type="float">
            <text:p>14.032</text:p>
          </table:table-cell>
          <table:table-cell table:style-name="ce28" table:formula="of:=([$'Total Deaths'.$F65]-[$'Total Deaths'.$F64])/[$'Total Deaths'.$F$31]" office:value-type="float" office:value="4.47372452888004" calcext:value-type="float">
            <text:p>4.474</text:p>
          </table:table-cell>
          <table:table-cell table:style-name="ce28" table:formula="of:=([$'Total Deaths'.$G71]-[$'Total Deaths'.$G70])/[$'Total Deaths'.$G$31]" office:value-type="float" office:value="1.44787644787645" calcext:value-type="float">
            <text:p>1.448</text:p>
          </table:table-cell>
          <table:table-cell table:style-name="ce28" table:formula="of:=([$'Total Deaths'.$H69]-[$'Total Deaths'.$H68])/[$'Total Deaths'.$H$31]" office:value-type="float" office:value="8.39356837291636" calcext:value-type="float">
            <text:p>8.394</text:p>
          </table:table-cell>
          <table:table-cell table:style-name="ce28" table:formula="of:=([$'Total Deaths'.$I73]-[$'Total Deaths'.$I72])/[$'Total Deaths'.$I$31]" office:value-type="float" office:value="3.8036253776435" calcext:value-type="float">
            <text:p>3.804</text:p>
          </table:table-cell>
          <table:table-cell table:style-name="ce28" table:formula="of:=([$'Total Deaths'.$J74]-[$'Total Deaths'.$J73])/[$'Total Deaths'.$J$31]" office:value-type="float" office:value="2.45882072093578" calcext:value-type="float">
            <text:p>2.459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62]+1" office:value-type="float" office:value="11" calcext:value-type="float">
            <text:p>11</text:p>
          </table:table-cell>
          <table:table-cell table:style-name="ce28" table:formula="of:=([$'Total Deaths'.$D55]-[$'Total Deaths'.$D54])/[$'Total Deaths'.$D$31]" office:value-type="float" office:value="7.06018518518519" calcext:value-type="float">
            <text:p>7.060</text:p>
          </table:table-cell>
          <table:table-cell table:style-name="ce28" table:formula="of:=([$'Total Deaths'.$E62]-[$'Total Deaths'.$E61])/[$'Total Deaths'.$E$31]" office:value-type="float" office:value="15.3582887700535" calcext:value-type="float">
            <text:p>15.358</text:p>
          </table:table-cell>
          <table:table-cell table:style-name="ce28" table:formula="of:=([$'Total Deaths'.$F66]-[$'Total Deaths'.$F65])/[$'Total Deaths'.$F$31]" office:value-type="float" office:value="6.4041673050406" calcext:value-type="float">
            <text:p>6.404</text:p>
          </table:table-cell>
          <table:table-cell table:style-name="ce28" table:formula="of:=([$'Total Deaths'.$G72]-[$'Total Deaths'.$G71])/[$'Total Deaths'.$G$31]" office:value-type="float" office:value="2.7027027027027" calcext:value-type="float">
            <text:p>2.703</text:p>
          </table:table-cell>
          <table:table-cell table:style-name="ce28" table:formula="of:=([$'Total Deaths'.$H70]-[$'Total Deaths'.$H69])/[$'Total Deaths'.$H$31]" office:value-type="float" office:value="10.0899837734179" calcext:value-type="float">
            <text:p>10.090</text:p>
          </table:table-cell>
          <table:table-cell table:style-name="ce28" table:formula="of:=([$'Total Deaths'.$I74]-[$'Total Deaths'.$I73])/[$'Total Deaths'.$I$31]" office:value-type="float" office:value="5.9607250755287" calcext:value-type="float">
            <text:p>5.961</text:p>
          </table:table-cell>
          <table:table-cell table:style-name="ce28" table:formula="of:=([$'Total Deaths'.$J75]-[$'Total Deaths'.$J74])/[$'Total Deaths'.$J$31]" office:value-type="float" office:value="3.97469563141561" calcext:value-type="float">
            <text:p>3.975</text:p>
          </table:table-cell>
          <table:table-cell table:number-columns-repeated="2"/>
          <table:table-cell table:formula="of:=[.M62]+1" office:value-type="float" office:value="11" calcext:value-type="float">
            <text:p>11</text:p>
          </table:table-cell>
          <table:table-cell table:style-name="ce28" table:formula="of:=([$'Total Deaths'.$E62]-[$'Total Deaths'.$E61])/[$'Total Deaths'.$E$31]" office:value-type="float" office:value="15.3582887700535" calcext:value-type="float">
            <text:p>15.358</text:p>
          </table:table-cell>
          <table:table-cell table:style-name="ce28" table:formula="of:=([$'Total Deaths'.$F66]-[$'Total Deaths'.$F65])/[$'Total Deaths'.$F$31]" office:value-type="float" office:value="6.4041673050406" calcext:value-type="float">
            <text:p>6.404</text:p>
          </table:table-cell>
          <table:table-cell table:style-name="ce28" table:formula="of:=([$'Total Deaths'.$J75]-[$'Total Deaths'.$J74])/[$'Total Deaths'.$J$31]" office:value-type="float" office:value="3.97469563141561" calcext:value-type="float">
            <text:p>3.975</text:p>
          </table:table-cell>
          <table:table-cell table:style-name="ce28" table:formula="of:=([$'Total Deaths'.$G72]-[$'Total Deaths'.$G71])/[$'Total Deaths'.$G$31]" office:value-type="float" office:value="2.7027027027027" calcext:value-type="float">
            <text:p>2.703</text:p>
          </table:table-cell>
          <table:table-cell table:style-name="ce28" table:formula="of:=([$'Total Deaths'.$H70]-[$'Total Deaths'.$H69])/[$'Total Deaths'.$H$31]" office:value-type="float" office:value="10.0899837734179" calcext:value-type="float">
            <text:p>10.090</text:p>
          </table:table-cell>
          <table:table-cell table:style-name="ce28" table:formula="of:=([$'Total Deaths'.$I74]-[$'Total Deaths'.$I73])/[$'Total Deaths'.$I$31]" office:value-type="float" office:value="5.9607250755287" calcext:value-type="float">
            <text:p>5.961</text:p>
          </table:table-cell>
          <table:table-cell table:style-name="ce28" table:formula="of:=([$'Total Deaths'.$D55]-[$'Total Deaths'.$D54])/[$'Total Deaths'.$D$31]" office:value-type="float" office:value="7.06018518518519" calcext:value-type="float">
            <text:p>7.060</text:p>
          </table:table-cell>
          <table:table-cell table:style-name="Default"/>
          <table:table-cell table:style-name="ce28"/>
          <table:table-cell table:formula="of:=[.W62]+1" office:value-type="float" office:value="11" calcext:value-type="float">
            <text:p>11</text:p>
          </table:table-cell>
          <table:table-cell table:style-name="ce28" table:formula="of:=([$'Total Deaths'.$E62]-[$'Total Deaths'.$E61])/[$'Total Deaths'.$E$31]" office:value-type="float" office:value="15.3582887700535" calcext:value-type="float">
            <text:p>15.358</text:p>
          </table:table-cell>
          <table:table-cell table:style-name="ce28" table:formula="of:=([$'Total Deaths'.$G72]-[$'Total Deaths'.$G71])/[$'Total Deaths'.$G$31]" office:value-type="float" office:value="2.7027027027027" calcext:value-type="float">
            <text:p>2.703</text:p>
          </table:table-cell>
          <table:table-cell table:style-name="ce28" table:formula="of:=([$'Total Deaths'.$I74]-[$'Total Deaths'.$I73])/[$'Total Deaths'.$I$31]" office:value-type="float" office:value="5.9607250755287" calcext:value-type="float">
            <text:p>5.961</text:p>
          </table:table-cell>
          <table:table-cell table:style-name="ce28" table:formula="of:=([$'Total Deaths'.$J75]-[$'Total Deaths'.$J74])/[$'Total Deaths'.$J$31]" office:value-type="float" office:value="3.97469563141561" calcext:value-type="float">
            <text:p>3.975</text:p>
          </table:table-cell>
          <table:table-cell table:style-name="ce28" table:formula="of:=([$'Total Deaths'.$F66]-[$'Total Deaths'.$F65])/[$'Total Deaths'.$F$31]" office:value-type="float" office:value="6.4041673050406" calcext:value-type="float">
            <text:p>6.404</text:p>
          </table:table-cell>
          <table:table-cell table:style-name="ce28" table:formula="of:=([$'Total Deaths'.$I74]-[$'Total Deaths'.$I73])/[$'Total Deaths'.$I$31]" office:value-type="float" office:value="5.9607250755287" calcext:value-type="float">
            <text:p>5.961</text:p>
          </table:table-cell>
          <table:table-cell table:style-name="ce28" table:formula="of:=([$'Total Deaths'.$D55]-[$'Total Deaths'.$D54])/[$'Total Deaths'.$D$31]" office:value-type="float" office:value="7.06018518518519" calcext:value-type="float">
            <text:p>7.060</text:p>
          </table:table-cell>
          <table:table-cell table:style-name="ce28" table:formula="of:=([$'Total Deaths'.$H70]-[$'Total Deaths'.$H69])/[$'Total Deaths'.$H$31]" office:value-type="float" office:value="10.0899837734179" calcext:value-type="float">
            <text:p>10.090</text:p>
          </table:table-cell>
          <table:table-cell table:number-columns-repeated="2"/>
          <table:table-cell table:formula="of:=[.AH62]+1" office:value-type="float" office:value="11" calcext:value-type="float">
            <text:p>11</text:p>
          </table:table-cell>
          <table:table-cell table:style-name="ce28" table:formula="of:=([$'Total Deaths'.$D55]-[$'Total Deaths'.$D54])/[$'Total Deaths'.$D$31]" office:value-type="float" office:value="7.06018518518519" calcext:value-type="float">
            <text:p>7.060</text:p>
          </table:table-cell>
          <table:table-cell table:style-name="ce28" table:formula="of:=([$'Total Deaths'.$E62]-[$'Total Deaths'.$E61])/[$'Total Deaths'.$E$31]" office:value-type="float" office:value="15.3582887700535" calcext:value-type="float">
            <text:p>15.358</text:p>
          </table:table-cell>
          <table:table-cell table:style-name="ce28" table:formula="of:=([$'Total Deaths'.$F66]-[$'Total Deaths'.$F65])/[$'Total Deaths'.$F$31]" office:value-type="float" office:value="6.4041673050406" calcext:value-type="float">
            <text:p>6.404</text:p>
          </table:table-cell>
          <table:table-cell table:style-name="ce28" table:formula="of:=([$'Total Deaths'.$G72]-[$'Total Deaths'.$G71])/[$'Total Deaths'.$G$31]" office:value-type="float" office:value="2.7027027027027" calcext:value-type="float">
            <text:p>2.703</text:p>
          </table:table-cell>
          <table:table-cell table:style-name="ce28" table:formula="of:=([$'Total Deaths'.$H70]-[$'Total Deaths'.$H69])/[$'Total Deaths'.$H$31]" office:value-type="float" office:value="10.0899837734179" calcext:value-type="float">
            <text:p>10.090</text:p>
          </table:table-cell>
          <table:table-cell table:style-name="ce28" table:formula="of:=([$'Total Deaths'.$I74]-[$'Total Deaths'.$I73])/[$'Total Deaths'.$I$31]" office:value-type="float" office:value="5.9607250755287" calcext:value-type="float">
            <text:p>5.961</text:p>
          </table:table-cell>
          <table:table-cell table:style-name="ce28" table:formula="of:=([$'Total Deaths'.$J75]-[$'Total Deaths'.$J74])/[$'Total Deaths'.$J$31]" office:value-type="float" office:value="3.97469563141561" calcext:value-type="float">
            <text:p>3.975</text:p>
          </table:table-cell>
          <table:table-cell table:number-columns-repeated="3"/>
          <table:table-cell table:formula="of:=[.AS62]+1" office:value-type="float" office:value="11" calcext:value-type="float">
            <text:p>11</text:p>
          </table:table-cell>
          <table:table-cell table:style-name="ce28" table:formula="of:=([$'Total Deaths'.$D55]-[$'Total Deaths'.$D54])/[$'Total Deaths'.$D$31]" office:value-type="float" office:value="7.06018518518519" calcext:value-type="float">
            <text:p>7.060</text:p>
          </table:table-cell>
          <table:table-cell table:style-name="ce28" table:formula="of:=([$'Total Deaths'.$E62]-[$'Total Deaths'.$E61])/[$'Total Deaths'.$E$31]" office:value-type="float" office:value="15.3582887700535" calcext:value-type="float">
            <text:p>15.358</text:p>
          </table:table-cell>
          <table:table-cell table:style-name="ce28" table:formula="of:=([$'Total Deaths'.$F66]-[$'Total Deaths'.$F65])/[$'Total Deaths'.$F$31]" office:value-type="float" office:value="6.4041673050406" calcext:value-type="float">
            <text:p>6.404</text:p>
          </table:table-cell>
          <table:table-cell table:style-name="ce28" table:formula="of:=([$'Total Deaths'.$G72]-[$'Total Deaths'.$G71])/[$'Total Deaths'.$G$31]" office:value-type="float" office:value="2.7027027027027" calcext:value-type="float">
            <text:p>2.703</text:p>
          </table:table-cell>
          <table:table-cell table:style-name="ce28" table:formula="of:=([$'Total Deaths'.$H70]-[$'Total Deaths'.$H69])/[$'Total Deaths'.$H$31]" office:value-type="float" office:value="10.0899837734179" calcext:value-type="float">
            <text:p>10.090</text:p>
          </table:table-cell>
          <table:table-cell table:style-name="ce28" table:formula="of:=([$'Total Deaths'.$I74]-[$'Total Deaths'.$I73])/[$'Total Deaths'.$I$31]" office:value-type="float" office:value="5.9607250755287" calcext:value-type="float">
            <text:p>5.961</text:p>
          </table:table-cell>
          <table:table-cell table:style-name="ce28" table:formula="of:=([$'Total Deaths'.$J75]-[$'Total Deaths'.$J74])/[$'Total Deaths'.$J$31]" office:value-type="float" office:value="3.97469563141561" calcext:value-type="float">
            <text:p>3.975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63]+1" office:value-type="float" office:value="12" calcext:value-type="float">
            <text:p>12</text:p>
          </table:table-cell>
          <table:table-cell table:style-name="ce28" table:formula="of:=([$'Total Deaths'.$D56]-[$'Total Deaths'.$D55])/[$'Total Deaths'.$D$31]" office:value-type="float" office:value="10.3670634920635" calcext:value-type="float">
            <text:p>10.367</text:p>
          </table:table-cell>
          <table:table-cell table:style-name="ce28" table:formula="of:=([$'Total Deaths'.$E63]-[$'Total Deaths'.$E62])/[$'Total Deaths'.$E$31]" office:value-type="float" office:value="16.5347593582888" calcext:value-type="float">
            <text:p>16.535</text:p>
          </table:table-cell>
          <table:table-cell table:style-name="ce28" table:formula="of:=([$'Total Deaths'.$F67]-[$'Total Deaths'.$F66])/[$'Total Deaths'.$F$31]" office:value-type="float" office:value="7.64516623257239" calcext:value-type="float">
            <text:p>7.645</text:p>
          </table:table-cell>
          <table:table-cell table:style-name="ce28" table:formula="of:=([$'Total Deaths'.$G73]-[$'Total Deaths'.$G72])/[$'Total Deaths'.$G$31]" office:value-type="float" office:value="7.33590733590734" calcext:value-type="float">
            <text:p>7.336</text:p>
          </table:table-cell>
          <table:table-cell table:style-name="ce28" table:formula="of:=([$'Total Deaths'.$H71]-[$'Total Deaths'.$H70])/[$'Total Deaths'.$H$31]" office:value-type="float" office:value="10.4440182917834" calcext:value-type="float">
            <text:p>10.444</text:p>
          </table:table-cell>
          <table:table-cell table:style-name="ce28" table:formula="of:=([$'Total Deaths'.$I75]-[$'Total Deaths'.$I74])/[$'Total Deaths'.$I$31]" office:value-type="float" office:value="5.87009063444109" calcext:value-type="float">
            <text:p>5.870</text:p>
          </table:table-cell>
          <table:table-cell table:style-name="ce28" table:formula="of:=([$'Total Deaths'.$J76]-[$'Total Deaths'.$J75])/[$'Total Deaths'.$J$31]" office:value-type="float" office:value="3.07949391262831" calcext:value-type="float">
            <text:p>3.079</text:p>
          </table:table-cell>
          <table:table-cell table:number-columns-repeated="2"/>
          <table:table-cell table:formula="of:=[.M63]+1" office:value-type="float" office:value="12" calcext:value-type="float">
            <text:p>12</text:p>
          </table:table-cell>
          <table:table-cell table:style-name="ce28" table:formula="of:=([$'Total Deaths'.$E63]-[$'Total Deaths'.$E62])/[$'Total Deaths'.$E$31]" office:value-type="float" office:value="16.5347593582888" calcext:value-type="float">
            <text:p>16.535</text:p>
          </table:table-cell>
          <table:table-cell table:style-name="ce28" table:formula="of:=([$'Total Deaths'.$F67]-[$'Total Deaths'.$F66])/[$'Total Deaths'.$F$31]" office:value-type="float" office:value="7.64516623257239" calcext:value-type="float">
            <text:p>7.645</text:p>
          </table:table-cell>
          <table:table-cell table:style-name="ce28" table:formula="of:=([$'Total Deaths'.$J76]-[$'Total Deaths'.$J75])/[$'Total Deaths'.$J$31]" office:value-type="float" office:value="3.07949391262831" calcext:value-type="float">
            <text:p>3.079</text:p>
          </table:table-cell>
          <table:table-cell table:style-name="ce28" table:formula="of:=([$'Total Deaths'.$G73]-[$'Total Deaths'.$G72])/[$'Total Deaths'.$G$31]" office:value-type="float" office:value="7.33590733590734" calcext:value-type="float">
            <text:p>7.336</text:p>
          </table:table-cell>
          <table:table-cell table:style-name="ce28" table:formula="of:=([$'Total Deaths'.$H71]-[$'Total Deaths'.$H70])/[$'Total Deaths'.$H$31]" office:value-type="float" office:value="10.4440182917834" calcext:value-type="float">
            <text:p>10.444</text:p>
          </table:table-cell>
          <table:table-cell table:style-name="ce28" table:formula="of:=([$'Total Deaths'.$I75]-[$'Total Deaths'.$I74])/[$'Total Deaths'.$I$31]" office:value-type="float" office:value="5.87009063444109" calcext:value-type="float">
            <text:p>5.870</text:p>
          </table:table-cell>
          <table:table-cell table:style-name="ce28" table:formula="of:=([$'Total Deaths'.$D56]-[$'Total Deaths'.$D55])/[$'Total Deaths'.$D$31]" office:value-type="float" office:value="10.3670634920635" calcext:value-type="float">
            <text:p>10.367</text:p>
          </table:table-cell>
          <table:table-cell table:style-name="Default"/>
          <table:table-cell table:style-name="ce28"/>
          <table:table-cell table:formula="of:=[.W63]+1" office:value-type="float" office:value="12" calcext:value-type="float">
            <text:p>12</text:p>
          </table:table-cell>
          <table:table-cell table:style-name="ce28" table:formula="of:=([$'Total Deaths'.$E63]-[$'Total Deaths'.$E62])/[$'Total Deaths'.$E$31]" office:value-type="float" office:value="16.5347593582888" calcext:value-type="float">
            <text:p>16.535</text:p>
          </table:table-cell>
          <table:table-cell table:style-name="ce28" table:formula="of:=([$'Total Deaths'.$G73]-[$'Total Deaths'.$G72])/[$'Total Deaths'.$G$31]" office:value-type="float" office:value="7.33590733590734" calcext:value-type="float">
            <text:p>7.336</text:p>
          </table:table-cell>
          <table:table-cell table:style-name="ce28" table:formula="of:=([$'Total Deaths'.$I75]-[$'Total Deaths'.$I74])/[$'Total Deaths'.$I$31]" office:value-type="float" office:value="5.87009063444109" calcext:value-type="float">
            <text:p>5.870</text:p>
          </table:table-cell>
          <table:table-cell table:style-name="ce28" table:formula="of:=([$'Total Deaths'.$J76]-[$'Total Deaths'.$J75])/[$'Total Deaths'.$J$31]" office:value-type="float" office:value="3.07949391262831" calcext:value-type="float">
            <text:p>3.079</text:p>
          </table:table-cell>
          <table:table-cell table:style-name="ce28" table:formula="of:=([$'Total Deaths'.$F67]-[$'Total Deaths'.$F66])/[$'Total Deaths'.$F$31]" office:value-type="float" office:value="7.64516623257239" calcext:value-type="float">
            <text:p>7.645</text:p>
          </table:table-cell>
          <table:table-cell table:style-name="ce28" table:formula="of:=([$'Total Deaths'.$I75]-[$'Total Deaths'.$I74])/[$'Total Deaths'.$I$31]" office:value-type="float" office:value="5.87009063444109" calcext:value-type="float">
            <text:p>5.870</text:p>
          </table:table-cell>
          <table:table-cell table:style-name="ce28" table:formula="of:=([$'Total Deaths'.$D56]-[$'Total Deaths'.$D55])/[$'Total Deaths'.$D$31]" office:value-type="float" office:value="10.3670634920635" calcext:value-type="float">
            <text:p>10.367</text:p>
          </table:table-cell>
          <table:table-cell table:style-name="ce28" table:formula="of:=([$'Total Deaths'.$H71]-[$'Total Deaths'.$H70])/[$'Total Deaths'.$H$31]" office:value-type="float" office:value="10.4440182917834" calcext:value-type="float">
            <text:p>10.444</text:p>
          </table:table-cell>
          <table:table-cell table:number-columns-repeated="2"/>
          <table:table-cell table:formula="of:=[.AH63]+1" office:value-type="float" office:value="12" calcext:value-type="float">
            <text:p>12</text:p>
          </table:table-cell>
          <table:table-cell table:style-name="ce28" table:formula="of:=([$'Total Deaths'.$D56]-[$'Total Deaths'.$D55])/[$'Total Deaths'.$D$31]" office:value-type="float" office:value="10.3670634920635" calcext:value-type="float">
            <text:p>10.367</text:p>
          </table:table-cell>
          <table:table-cell table:style-name="ce28" table:formula="of:=([$'Total Deaths'.$E63]-[$'Total Deaths'.$E62])/[$'Total Deaths'.$E$31]" office:value-type="float" office:value="16.5347593582888" calcext:value-type="float">
            <text:p>16.535</text:p>
          </table:table-cell>
          <table:table-cell table:style-name="ce28" table:formula="of:=([$'Total Deaths'.$F67]-[$'Total Deaths'.$F66])/[$'Total Deaths'.$F$31]" office:value-type="float" office:value="7.64516623257239" calcext:value-type="float">
            <text:p>7.645</text:p>
          </table:table-cell>
          <table:table-cell table:style-name="ce28" table:formula="of:=([$'Total Deaths'.$G73]-[$'Total Deaths'.$G72])/[$'Total Deaths'.$G$31]" office:value-type="float" office:value="7.33590733590734" calcext:value-type="float">
            <text:p>7.336</text:p>
          </table:table-cell>
          <table:table-cell table:style-name="ce28" table:formula="of:=([$'Total Deaths'.$H71]-[$'Total Deaths'.$H70])/[$'Total Deaths'.$H$31]" office:value-type="float" office:value="10.4440182917834" calcext:value-type="float">
            <text:p>10.444</text:p>
          </table:table-cell>
          <table:table-cell table:style-name="ce28" table:formula="of:=([$'Total Deaths'.$I75]-[$'Total Deaths'.$I74])/[$'Total Deaths'.$I$31]" office:value-type="float" office:value="5.87009063444109" calcext:value-type="float">
            <text:p>5.870</text:p>
          </table:table-cell>
          <table:table-cell table:style-name="ce28" table:formula="of:=([$'Total Deaths'.$J76]-[$'Total Deaths'.$J75])/[$'Total Deaths'.$J$31]" office:value-type="float" office:value="3.07949391262831" calcext:value-type="float">
            <text:p>3.079</text:p>
          </table:table-cell>
          <table:table-cell table:number-columns-repeated="3"/>
          <table:table-cell table:formula="of:=[.AS63]+1" office:value-type="float" office:value="12" calcext:value-type="float">
            <text:p>12</text:p>
          </table:table-cell>
          <table:table-cell table:style-name="ce28" table:formula="of:=([$'Total Deaths'.$D56]-[$'Total Deaths'.$D55])/[$'Total Deaths'.$D$31]" office:value-type="float" office:value="10.3670634920635" calcext:value-type="float">
            <text:p>10.367</text:p>
          </table:table-cell>
          <table:table-cell table:style-name="ce28" table:formula="of:=([$'Total Deaths'.$E63]-[$'Total Deaths'.$E62])/[$'Total Deaths'.$E$31]" office:value-type="float" office:value="16.5347593582888" calcext:value-type="float">
            <text:p>16.535</text:p>
          </table:table-cell>
          <table:table-cell table:style-name="ce28" table:formula="of:=([$'Total Deaths'.$F67]-[$'Total Deaths'.$F66])/[$'Total Deaths'.$F$31]" office:value-type="float" office:value="7.64516623257239" calcext:value-type="float">
            <text:p>7.645</text:p>
          </table:table-cell>
          <table:table-cell table:style-name="ce28" table:formula="of:=([$'Total Deaths'.$G73]-[$'Total Deaths'.$G72])/[$'Total Deaths'.$G$31]" office:value-type="float" office:value="7.33590733590734" calcext:value-type="float">
            <text:p>7.336</text:p>
          </table:table-cell>
          <table:table-cell table:style-name="ce28" table:formula="of:=([$'Total Deaths'.$H71]-[$'Total Deaths'.$H70])/[$'Total Deaths'.$H$31]" office:value-type="float" office:value="10.4440182917834" calcext:value-type="float">
            <text:p>10.444</text:p>
          </table:table-cell>
          <table:table-cell table:style-name="ce28" table:formula="of:=([$'Total Deaths'.$I75]-[$'Total Deaths'.$I74])/[$'Total Deaths'.$I$31]" office:value-type="float" office:value="5.87009063444109" calcext:value-type="float">
            <text:p>5.870</text:p>
          </table:table-cell>
          <table:table-cell table:style-name="ce28" table:formula="of:=([$'Total Deaths'.$J76]-[$'Total Deaths'.$J75])/[$'Total Deaths'.$J$31]" office:value-type="float" office:value="3.07949391262831" calcext:value-type="float">
            <text:p>3.079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64]+1" office:value-type="float" office:value="13" calcext:value-type="float">
            <text:p>13</text:p>
          </table:table-cell>
          <table:table-cell table:style-name="ce28" table:formula="of:=([$'Total Deaths'.$D57]-[$'Total Deaths'.$D56])/[$'Total Deaths'.$D$31]" office:value-type="float" office:value="13.1117724867725" calcext:value-type="float">
            <text:p>13.112</text:p>
          </table:table-cell>
          <table:table-cell table:style-name="ce28" table:formula="of:=([$'Total Deaths'.$E64]-[$'Total Deaths'.$E63])/[$'Total Deaths'.$E$31]" office:value-type="float" office:value="18.0534759358289" calcext:value-type="float">
            <text:p>18.053</text:p>
          </table:table-cell>
          <table:table-cell table:style-name="ce28" table:formula="of:=([$'Total Deaths'.$F68]-[$'Total Deaths'.$F67])/[$'Total Deaths'.$F$31]" office:value-type="float" office:value="7.79837597671212" calcext:value-type="float">
            <text:p>7.798</text:p>
          </table:table-cell>
          <table:table-cell table:style-name="ce28" table:formula="of:=([$'Total Deaths'.$G74]-[$'Total Deaths'.$G73])/[$'Total Deaths'.$G$31]" office:value-type="float" office:value="11.003861003861" calcext:value-type="float">
            <text:p>11.004</text:p>
          </table:table-cell>
          <table:table-cell table:style-name="ce28" table:formula="of:=([$'Total Deaths'.$H72]-[$'Total Deaths'.$H71])/[$'Total Deaths'.$H$31]" office:value-type="float" office:value="9.16064316270836" calcext:value-type="float">
            <text:p>9.161</text:p>
          </table:table-cell>
          <table:table-cell table:style-name="ce28" table:formula="of:=([$'Total Deaths'.$I76]-[$'Total Deaths'.$I75])/[$'Total Deaths'.$I$31]" office:value-type="float" office:value="5.74320241691843" calcext:value-type="float">
            <text:p>5.743</text:p>
          </table:table-cell>
          <table:table-cell table:style-name="ce28" table:formula="of:=([$'Total Deaths'.$J77]-[$'Total Deaths'.$J76])/[$'Total Deaths'.$J$31]" office:value-type="float" office:value="1.53974695631416" calcext:value-type="float">
            <text:p>1.540</text:p>
          </table:table-cell>
          <table:table-cell table:number-columns-repeated="2"/>
          <table:table-cell table:formula="of:=[.M64]+1" office:value-type="float" office:value="13" calcext:value-type="float">
            <text:p>13</text:p>
          </table:table-cell>
          <table:table-cell table:style-name="ce28" table:formula="of:=([$'Total Deaths'.$E64]-[$'Total Deaths'.$E63])/[$'Total Deaths'.$E$31]" office:value-type="float" office:value="18.0534759358289" calcext:value-type="float">
            <text:p>18.053</text:p>
          </table:table-cell>
          <table:table-cell table:style-name="ce28" table:formula="of:=([$'Total Deaths'.$F68]-[$'Total Deaths'.$F67])/[$'Total Deaths'.$F$31]" office:value-type="float" office:value="7.79837597671212" calcext:value-type="float">
            <text:p>7.798</text:p>
          </table:table-cell>
          <table:table-cell table:style-name="ce28" table:formula="of:=([$'Total Deaths'.$J77]-[$'Total Deaths'.$J76])/[$'Total Deaths'.$J$31]" office:value-type="float" office:value="1.53974695631416" calcext:value-type="float">
            <text:p>1.540</text:p>
          </table:table-cell>
          <table:table-cell table:style-name="ce28" table:formula="of:=([$'Total Deaths'.$G74]-[$'Total Deaths'.$G73])/[$'Total Deaths'.$G$31]" office:value-type="float" office:value="11.003861003861" calcext:value-type="float">
            <text:p>11.004</text:p>
          </table:table-cell>
          <table:table-cell table:style-name="ce28" table:formula="of:=([$'Total Deaths'.$H72]-[$'Total Deaths'.$H71])/[$'Total Deaths'.$H$31]" office:value-type="float" office:value="9.16064316270836" calcext:value-type="float">
            <text:p>9.161</text:p>
          </table:table-cell>
          <table:table-cell table:style-name="ce28" table:formula="of:=([$'Total Deaths'.$I76]-[$'Total Deaths'.$I75])/[$'Total Deaths'.$I$31]" office:value-type="float" office:value="5.74320241691843" calcext:value-type="float">
            <text:p>5.743</text:p>
          </table:table-cell>
          <table:table-cell table:style-name="ce28" table:formula="of:=([$'Total Deaths'.$D57]-[$'Total Deaths'.$D56])/[$'Total Deaths'.$D$31]" office:value-type="float" office:value="13.1117724867725" calcext:value-type="float">
            <text:p>13.112</text:p>
          </table:table-cell>
          <table:table-cell table:style-name="Default"/>
          <table:table-cell table:style-name="ce28"/>
          <table:table-cell table:formula="of:=[.W64]+1" office:value-type="float" office:value="13" calcext:value-type="float">
            <text:p>13</text:p>
          </table:table-cell>
          <table:table-cell table:style-name="ce28" table:formula="of:=([$'Total Deaths'.$E64]-[$'Total Deaths'.$E63])/[$'Total Deaths'.$E$31]" office:value-type="float" office:value="18.0534759358289" calcext:value-type="float">
            <text:p>18.053</text:p>
          </table:table-cell>
          <table:table-cell table:style-name="ce28" table:formula="of:=([$'Total Deaths'.$G74]-[$'Total Deaths'.$G73])/[$'Total Deaths'.$G$31]" office:value-type="float" office:value="11.003861003861" calcext:value-type="float">
            <text:p>11.004</text:p>
          </table:table-cell>
          <table:table-cell table:style-name="ce28" table:formula="of:=([$'Total Deaths'.$I76]-[$'Total Deaths'.$I75])/[$'Total Deaths'.$I$31]" office:value-type="float" office:value="5.74320241691843" calcext:value-type="float">
            <text:p>5.743</text:p>
          </table:table-cell>
          <table:table-cell table:style-name="ce28" table:formula="of:=([$'Total Deaths'.$J77]-[$'Total Deaths'.$J76])/[$'Total Deaths'.$J$31]" office:value-type="float" office:value="1.53974695631416" calcext:value-type="float">
            <text:p>1.540</text:p>
          </table:table-cell>
          <table:table-cell table:style-name="ce28" table:formula="of:=([$'Total Deaths'.$F68]-[$'Total Deaths'.$F67])/[$'Total Deaths'.$F$31]" office:value-type="float" office:value="7.79837597671212" calcext:value-type="float">
            <text:p>7.798</text:p>
          </table:table-cell>
          <table:table-cell table:style-name="ce28" table:formula="of:=([$'Total Deaths'.$I76]-[$'Total Deaths'.$I75])/[$'Total Deaths'.$I$31]" office:value-type="float" office:value="5.74320241691843" calcext:value-type="float">
            <text:p>5.743</text:p>
          </table:table-cell>
          <table:table-cell table:style-name="ce28" table:formula="of:=([$'Total Deaths'.$D57]-[$'Total Deaths'.$D56])/[$'Total Deaths'.$D$31]" office:value-type="float" office:value="13.1117724867725" calcext:value-type="float">
            <text:p>13.112</text:p>
          </table:table-cell>
          <table:table-cell table:style-name="ce28" table:formula="of:=([$'Total Deaths'.$H72]-[$'Total Deaths'.$H71])/[$'Total Deaths'.$H$31]" office:value-type="float" office:value="9.16064316270836" calcext:value-type="float">
            <text:p>9.161</text:p>
          </table:table-cell>
          <table:table-cell table:number-columns-repeated="2"/>
          <table:table-cell table:formula="of:=[.AH64]+1" office:value-type="float" office:value="13" calcext:value-type="float">
            <text:p>13</text:p>
          </table:table-cell>
          <table:table-cell table:style-name="ce28" table:formula="of:=([$'Total Deaths'.$D57]-[$'Total Deaths'.$D56])/[$'Total Deaths'.$D$31]" office:value-type="float" office:value="13.1117724867725" calcext:value-type="float">
            <text:p>13.112</text:p>
          </table:table-cell>
          <table:table-cell table:style-name="ce28" table:formula="of:=([$'Total Deaths'.$E64]-[$'Total Deaths'.$E63])/[$'Total Deaths'.$E$31]" office:value-type="float" office:value="18.0534759358289" calcext:value-type="float">
            <text:p>18.053</text:p>
          </table:table-cell>
          <table:table-cell table:style-name="ce28" table:formula="of:=([$'Total Deaths'.$F68]-[$'Total Deaths'.$F67])/[$'Total Deaths'.$F$31]" office:value-type="float" office:value="7.79837597671212" calcext:value-type="float">
            <text:p>7.798</text:p>
          </table:table-cell>
          <table:table-cell table:style-name="ce28" table:formula="of:=([$'Total Deaths'.$G74]-[$'Total Deaths'.$G73])/[$'Total Deaths'.$G$31]" office:value-type="float" office:value="11.003861003861" calcext:value-type="float">
            <text:p>11.004</text:p>
          </table:table-cell>
          <table:table-cell table:style-name="ce28" table:formula="of:=([$'Total Deaths'.$H72]-[$'Total Deaths'.$H71])/[$'Total Deaths'.$H$31]" office:value-type="float" office:value="9.16064316270836" calcext:value-type="float">
            <text:p>9.161</text:p>
          </table:table-cell>
          <table:table-cell table:style-name="ce28" table:formula="of:=([$'Total Deaths'.$I76]-[$'Total Deaths'.$I75])/[$'Total Deaths'.$I$31]" office:value-type="float" office:value="5.74320241691843" calcext:value-type="float">
            <text:p>5.743</text:p>
          </table:table-cell>
          <table:table-cell table:style-name="ce28" table:formula="of:=([$'Total Deaths'.$J77]-[$'Total Deaths'.$J76])/[$'Total Deaths'.$J$31]" office:value-type="float" office:value="1.53974695631416" calcext:value-type="float">
            <text:p>1.540</text:p>
          </table:table-cell>
          <table:table-cell table:number-columns-repeated="3"/>
          <table:table-cell table:formula="of:=[.AS64]+1" office:value-type="float" office:value="13" calcext:value-type="float">
            <text:p>13</text:p>
          </table:table-cell>
          <table:table-cell table:style-name="ce28" table:formula="of:=([$'Total Deaths'.$D57]-[$'Total Deaths'.$D56])/[$'Total Deaths'.$D$31]" office:value-type="float" office:value="13.1117724867725" calcext:value-type="float">
            <text:p>13.112</text:p>
          </table:table-cell>
          <table:table-cell table:style-name="ce28" table:formula="of:=([$'Total Deaths'.$E64]-[$'Total Deaths'.$E63])/[$'Total Deaths'.$E$31]" office:value-type="float" office:value="18.0534759358289" calcext:value-type="float">
            <text:p>18.053</text:p>
          </table:table-cell>
          <table:table-cell table:style-name="ce28" table:formula="of:=([$'Total Deaths'.$F68]-[$'Total Deaths'.$F67])/[$'Total Deaths'.$F$31]" office:value-type="float" office:value="7.79837597671212" calcext:value-type="float">
            <text:p>7.798</text:p>
          </table:table-cell>
          <table:table-cell table:style-name="ce28" table:formula="of:=([$'Total Deaths'.$G74]-[$'Total Deaths'.$G73])/[$'Total Deaths'.$G$31]" office:value-type="float" office:value="11.003861003861" calcext:value-type="float">
            <text:p>11.004</text:p>
          </table:table-cell>
          <table:table-cell table:style-name="ce28" table:formula="of:=([$'Total Deaths'.$H72]-[$'Total Deaths'.$H71])/[$'Total Deaths'.$H$31]" office:value-type="float" office:value="9.16064316270836" calcext:value-type="float">
            <text:p>9.161</text:p>
          </table:table-cell>
          <table:table-cell table:style-name="ce28" table:formula="of:=([$'Total Deaths'.$I76]-[$'Total Deaths'.$I75])/[$'Total Deaths'.$I$31]" office:value-type="float" office:value="5.74320241691843" calcext:value-type="float">
            <text:p>5.743</text:p>
          </table:table-cell>
          <table:table-cell table:style-name="ce28" table:formula="of:=([$'Total Deaths'.$J77]-[$'Total Deaths'.$J76])/[$'Total Deaths'.$J$31]" office:value-type="float" office:value="1.53974695631416" calcext:value-type="float">
            <text:p>1.540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65]+1" office:value-type="float" office:value="14" calcext:value-type="float">
            <text:p>14</text:p>
          </table:table-cell>
          <table:table-cell table:style-name="ce28" table:formula="of:=([$'Total Deaths'.$D58]-[$'Total Deaths'.$D57])/[$'Total Deaths'.$D$31]" office:value-type="float" office:value="10.7638888888889" calcext:value-type="float">
            <text:p>10.764</text:p>
          </table:table-cell>
          <table:table-cell table:style-name="ce28" table:formula="of:=([$'Total Deaths'.$E65]-[$'Total Deaths'.$E64])/[$'Total Deaths'.$E$31]" office:value-type="float" office:value="17.5614973262032" calcext:value-type="float">
            <text:p>17.561</text:p>
          </table:table-cell>
          <table:table-cell table:style-name="ce28" table:formula="of:=([$'Total Deaths'.$F69]-[$'Total Deaths'.$F68])/[$'Total Deaths'.$F$31]" office:value-type="float" office:value="20.759920330933" calcext:value-type="float">
            <text:p>20.760</text:p>
          </table:table-cell>
          <table:table-cell table:style-name="ce28" table:formula="of:=([$'Total Deaths'.$G75]-[$'Total Deaths'.$G74])/[$'Total Deaths'.$G$31]" office:value-type="float" office:value="9.26640926640927" calcext:value-type="float">
            <text:p>9.266</text:p>
          </table:table-cell>
          <table:table-cell table:style-name="ce28" table:formula="of:=([$'Total Deaths'.$H73]-[$'Total Deaths'.$H72])/[$'Total Deaths'.$H$31]" office:value-type="float" office:value="6.47588139843635" calcext:value-type="float">
            <text:p>6.476</text:p>
          </table:table-cell>
          <table:table-cell table:style-name="ce28" table:formula="of:=([$'Total Deaths'.$I77]-[$'Total Deaths'.$I76])/[$'Total Deaths'.$I$31]" office:value-type="float" office:value="6.14803625377644" calcext:value-type="float">
            <text:p>6.148</text:p>
          </table:table-cell>
          <table:table-cell table:style-name="ce28" table:formula="of:=([$'Total Deaths'.$J78]-[$'Total Deaths'.$J77])/[$'Total Deaths'.$J$31]" office:value-type="float" office:value="1.61136309381714" calcext:value-type="float">
            <text:p>1.611</text:p>
          </table:table-cell>
          <table:table-cell table:number-columns-repeated="2"/>
          <table:table-cell table:formula="of:=[.M65]+1" office:value-type="float" office:value="14" calcext:value-type="float">
            <text:p>14</text:p>
          </table:table-cell>
          <table:table-cell table:style-name="ce28" table:formula="of:=([$'Total Deaths'.$E65]-[$'Total Deaths'.$E64])/[$'Total Deaths'.$E$31]" office:value-type="float" office:value="17.5614973262032" calcext:value-type="float">
            <text:p>17.561</text:p>
          </table:table-cell>
          <table:table-cell table:style-name="ce28" table:formula="of:=([$'Total Deaths'.$F69]-[$'Total Deaths'.$F68])/[$'Total Deaths'.$F$31]" office:value-type="float" office:value="20.759920330933" calcext:value-type="float">
            <text:p>20.760</text:p>
          </table:table-cell>
          <table:table-cell table:style-name="ce28" table:formula="of:=([$'Total Deaths'.$J78]-[$'Total Deaths'.$J77])/[$'Total Deaths'.$J$31]" office:value-type="float" office:value="1.61136309381714" calcext:value-type="float">
            <text:p>1.611</text:p>
          </table:table-cell>
          <table:table-cell table:style-name="ce28" table:formula="of:=([$'Total Deaths'.$G75]-[$'Total Deaths'.$G74])/[$'Total Deaths'.$G$31]" office:value-type="float" office:value="9.26640926640927" calcext:value-type="float">
            <text:p>9.266</text:p>
          </table:table-cell>
          <table:table-cell table:style-name="ce28" table:formula="of:=([$'Total Deaths'.$H73]-[$'Total Deaths'.$H72])/[$'Total Deaths'.$H$31]" office:value-type="float" office:value="6.47588139843635" calcext:value-type="float">
            <text:p>6.476</text:p>
          </table:table-cell>
          <table:table-cell table:style-name="ce28" table:formula="of:=([$'Total Deaths'.$I77]-[$'Total Deaths'.$I76])/[$'Total Deaths'.$I$31]" office:value-type="float" office:value="6.14803625377644" calcext:value-type="float">
            <text:p>6.148</text:p>
          </table:table-cell>
          <table:table-cell table:style-name="ce28" table:formula="of:=([$'Total Deaths'.$D58]-[$'Total Deaths'.$D57])/[$'Total Deaths'.$D$31]" office:value-type="float" office:value="10.7638888888889" calcext:value-type="float">
            <text:p>10.764</text:p>
          </table:table-cell>
          <table:table-cell table:style-name="Default"/>
          <table:table-cell table:style-name="ce28"/>
          <table:table-cell table:formula="of:=[.W65]+1" office:value-type="float" office:value="14" calcext:value-type="float">
            <text:p>14</text:p>
          </table:table-cell>
          <table:table-cell table:style-name="ce28" table:formula="of:=([$'Total Deaths'.$E65]-[$'Total Deaths'.$E64])/[$'Total Deaths'.$E$31]" office:value-type="float" office:value="17.5614973262032" calcext:value-type="float">
            <text:p>17.561</text:p>
          </table:table-cell>
          <table:table-cell table:style-name="ce28" table:formula="of:=([$'Total Deaths'.$G75]-[$'Total Deaths'.$G74])/[$'Total Deaths'.$G$31]" office:value-type="float" office:value="9.26640926640927" calcext:value-type="float">
            <text:p>9.266</text:p>
          </table:table-cell>
          <table:table-cell table:style-name="ce28" table:formula="of:=([$'Total Deaths'.$I77]-[$'Total Deaths'.$I76])/[$'Total Deaths'.$I$31]" office:value-type="float" office:value="6.14803625377644" calcext:value-type="float">
            <text:p>6.148</text:p>
          </table:table-cell>
          <table:table-cell table:style-name="ce28" table:formula="of:=([$'Total Deaths'.$J78]-[$'Total Deaths'.$J77])/[$'Total Deaths'.$J$31]" office:value-type="float" office:value="1.61136309381714" calcext:value-type="float">
            <text:p>1.611</text:p>
          </table:table-cell>
          <table:table-cell table:style-name="ce28" table:formula="of:=([$'Total Deaths'.$F69]-[$'Total Deaths'.$F68])/[$'Total Deaths'.$F$31]" office:value-type="float" office:value="20.759920330933" calcext:value-type="float">
            <text:p>20.760</text:p>
          </table:table-cell>
          <table:table-cell table:style-name="ce28" table:formula="of:=([$'Total Deaths'.$I77]-[$'Total Deaths'.$I76])/[$'Total Deaths'.$I$31]" office:value-type="float" office:value="6.14803625377644" calcext:value-type="float">
            <text:p>6.148</text:p>
          </table:table-cell>
          <table:table-cell table:style-name="ce28" table:formula="of:=([$'Total Deaths'.$D58]-[$'Total Deaths'.$D57])/[$'Total Deaths'.$D$31]" office:value-type="float" office:value="10.7638888888889" calcext:value-type="float">
            <text:p>10.764</text:p>
          </table:table-cell>
          <table:table-cell table:style-name="ce28" table:formula="of:=([$'Total Deaths'.$H73]-[$'Total Deaths'.$H72])/[$'Total Deaths'.$H$31]" office:value-type="float" office:value="6.47588139843635" calcext:value-type="float">
            <text:p>6.476</text:p>
          </table:table-cell>
          <table:table-cell table:number-columns-repeated="2"/>
          <table:table-cell table:formula="of:=[.AH65]+1" office:value-type="float" office:value="14" calcext:value-type="float">
            <text:p>14</text:p>
          </table:table-cell>
          <table:table-cell table:style-name="ce28" table:formula="of:=([$'Total Deaths'.$D58]-[$'Total Deaths'.$D57])/[$'Total Deaths'.$D$31]" office:value-type="float" office:value="10.7638888888889" calcext:value-type="float">
            <text:p>10.764</text:p>
          </table:table-cell>
          <table:table-cell table:style-name="ce28" table:formula="of:=([$'Total Deaths'.$E65]-[$'Total Deaths'.$E64])/[$'Total Deaths'.$E$31]" office:value-type="float" office:value="17.5614973262032" calcext:value-type="float">
            <text:p>17.561</text:p>
          </table:table-cell>
          <table:table-cell table:style-name="ce28" table:formula="of:=([$'Total Deaths'.$F69]-[$'Total Deaths'.$F68])/[$'Total Deaths'.$F$31]" office:value-type="float" office:value="20.759920330933" calcext:value-type="float">
            <text:p>20.760</text:p>
          </table:table-cell>
          <table:table-cell table:style-name="ce28" table:formula="of:=([$'Total Deaths'.$G75]-[$'Total Deaths'.$G74])/[$'Total Deaths'.$G$31]" office:value-type="float" office:value="9.26640926640927" calcext:value-type="float">
            <text:p>9.266</text:p>
          </table:table-cell>
          <table:table-cell table:style-name="ce28" table:formula="of:=([$'Total Deaths'.$H73]-[$'Total Deaths'.$H72])/[$'Total Deaths'.$H$31]" office:value-type="float" office:value="6.47588139843635" calcext:value-type="float">
            <text:p>6.476</text:p>
          </table:table-cell>
          <table:table-cell table:style-name="ce28" table:formula="of:=([$'Total Deaths'.$I77]-[$'Total Deaths'.$I76])/[$'Total Deaths'.$I$31]" office:value-type="float" office:value="6.14803625377644" calcext:value-type="float">
            <text:p>6.148</text:p>
          </table:table-cell>
          <table:table-cell table:style-name="ce28" table:formula="of:=([$'Total Deaths'.$J78]-[$'Total Deaths'.$J77])/[$'Total Deaths'.$J$31]" office:value-type="float" office:value="1.61136309381714" calcext:value-type="float">
            <text:p>1.611</text:p>
          </table:table-cell>
          <table:table-cell table:number-columns-repeated="3"/>
          <table:table-cell table:formula="of:=[.AS65]+1" office:value-type="float" office:value="14" calcext:value-type="float">
            <text:p>14</text:p>
          </table:table-cell>
          <table:table-cell table:style-name="ce28" table:formula="of:=([$'Total Deaths'.$D58]-[$'Total Deaths'.$D57])/[$'Total Deaths'.$D$31]" office:value-type="float" office:value="10.7638888888889" calcext:value-type="float">
            <text:p>10.764</text:p>
          </table:table-cell>
          <table:table-cell table:style-name="ce28" table:formula="of:=([$'Total Deaths'.$E65]-[$'Total Deaths'.$E64])/[$'Total Deaths'.$E$31]" office:value-type="float" office:value="17.5614973262032" calcext:value-type="float">
            <text:p>17.561</text:p>
          </table:table-cell>
          <table:table-cell table:style-name="ce28" table:formula="of:=([$'Total Deaths'.$F69]-[$'Total Deaths'.$F68])/[$'Total Deaths'.$F$31]" office:value-type="float" office:value="20.759920330933" calcext:value-type="float">
            <text:p>20.760</text:p>
          </table:table-cell>
          <table:table-cell table:style-name="ce28" table:formula="of:=([$'Total Deaths'.$G75]-[$'Total Deaths'.$G74])/[$'Total Deaths'.$G$31]" office:value-type="float" office:value="9.26640926640927" calcext:value-type="float">
            <text:p>9.266</text:p>
          </table:table-cell>
          <table:table-cell table:style-name="ce28" table:formula="of:=([$'Total Deaths'.$H73]-[$'Total Deaths'.$H72])/[$'Total Deaths'.$H$31]" office:value-type="float" office:value="6.47588139843635" calcext:value-type="float">
            <text:p>6.476</text:p>
          </table:table-cell>
          <table:table-cell table:style-name="ce28" table:formula="of:=([$'Total Deaths'.$I77]-[$'Total Deaths'.$I76])/[$'Total Deaths'.$I$31]" office:value-type="float" office:value="6.14803625377644" calcext:value-type="float">
            <text:p>6.148</text:p>
          </table:table-cell>
          <table:table-cell table:style-name="ce28" table:formula="of:=([$'Total Deaths'.$J78]-[$'Total Deaths'.$J77])/[$'Total Deaths'.$J$31]" office:value-type="float" office:value="1.61136309381714" calcext:value-type="float">
            <text:p>1.611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66]+1" office:value-type="float" office:value="15" calcext:value-type="float">
            <text:p>15</text:p>
          </table:table-cell>
          <table:table-cell table:style-name="ce28" table:formula="of:=([$'Total Deaths'.$D59]-[$'Total Deaths'.$D58])/[$'Total Deaths'.$D$31]" office:value-type="float" office:value="9.93716931216931" calcext:value-type="float">
            <text:p>9.937</text:p>
          </table:table-cell>
          <table:table-cell table:style-name="ce28" table:formula="of:=([$'Total Deaths'.$E66]-[$'Total Deaths'.$E65])/[$'Total Deaths'.$E$31]" office:value-type="float" office:value="19.5294117647059" calcext:value-type="float">
            <text:p>19.529</text:p>
          </table:table-cell>
          <table:table-cell table:style-name="ce28" table:formula="of:=([$'Total Deaths'.$F70]-[$'Total Deaths'.$F69])/[$'Total Deaths'.$F$31]" office:value-type="float" office:value="17.1594913436495" calcext:value-type="float">
            <text:p>17.159</text:p>
          </table:table-cell>
          <table:table-cell table:style-name="ce28" table:formula="of:=([$'Total Deaths'.$G76]-[$'Total Deaths'.$G75])/[$'Total Deaths'.$G$31]" office:value-type="float" office:value="10.2316602316602" calcext:value-type="float">
            <text:p>10.232</text:p>
          </table:table-cell>
          <table:table-cell table:style-name="ce28" table:formula="of:=([$'Total Deaths'.$H74]-[$'Total Deaths'.$H73])/[$'Total Deaths'.$H$31]" office:value-type="float" office:value="11.5946304764715" calcext:value-type="float">
            <text:p>11.595</text:p>
          </table:table-cell>
          <table:table-cell table:style-name="ce28" table:formula="of:=([$'Total Deaths'.$I78]-[$'Total Deaths'.$I77])/[$'Total Deaths'.$I$31]" office:value-type="float" office:value="5.52870090634441" calcext:value-type="float">
            <text:p>5.529</text:p>
          </table:table-cell>
          <table:table-cell table:style-name="ce28" table:formula="of:=([$'Total Deaths'.$J79]-[$'Total Deaths'.$J78])/[$'Total Deaths'.$J$31]" office:value-type="float" office:value="1.80233946049176" calcext:value-type="float">
            <text:p>1.802</text:p>
          </table:table-cell>
          <table:table-cell table:number-columns-repeated="2"/>
          <table:table-cell table:formula="of:=[.M66]+1" office:value-type="float" office:value="15" calcext:value-type="float">
            <text:p>15</text:p>
          </table:table-cell>
          <table:table-cell table:style-name="ce28" table:formula="of:=([$'Total Deaths'.$E66]-[$'Total Deaths'.$E65])/[$'Total Deaths'.$E$31]" office:value-type="float" office:value="19.5294117647059" calcext:value-type="float">
            <text:p>19.529</text:p>
          </table:table-cell>
          <table:table-cell table:style-name="ce28" table:formula="of:=([$'Total Deaths'.$F70]-[$'Total Deaths'.$F69])/[$'Total Deaths'.$F$31]" office:value-type="float" office:value="17.1594913436495" calcext:value-type="float">
            <text:p>17.159</text:p>
          </table:table-cell>
          <table:table-cell table:style-name="ce28" table:formula="of:=([$'Total Deaths'.$J79]-[$'Total Deaths'.$J78])/[$'Total Deaths'.$J$31]" office:value-type="float" office:value="1.80233946049176" calcext:value-type="float">
            <text:p>1.802</text:p>
          </table:table-cell>
          <table:table-cell table:style-name="ce28" table:formula="of:=([$'Total Deaths'.$G76]-[$'Total Deaths'.$G75])/[$'Total Deaths'.$G$31]" office:value-type="float" office:value="10.2316602316602" calcext:value-type="float">
            <text:p>10.232</text:p>
          </table:table-cell>
          <table:table-cell table:style-name="ce28" table:formula="of:=([$'Total Deaths'.$H74]-[$'Total Deaths'.$H73])/[$'Total Deaths'.$H$31]" office:value-type="float" office:value="11.5946304764715" calcext:value-type="float">
            <text:p>11.595</text:p>
          </table:table-cell>
          <table:table-cell table:style-name="ce28" table:formula="of:=([$'Total Deaths'.$I78]-[$'Total Deaths'.$I77])/[$'Total Deaths'.$I$31]" office:value-type="float" office:value="5.52870090634441" calcext:value-type="float">
            <text:p>5.529</text:p>
          </table:table-cell>
          <table:table-cell table:style-name="ce28" table:formula="of:=([$'Total Deaths'.$D59]-[$'Total Deaths'.$D58])/[$'Total Deaths'.$D$31]" office:value-type="float" office:value="9.93716931216931" calcext:value-type="float">
            <text:p>9.937</text:p>
          </table:table-cell>
          <table:table-cell table:style-name="Default"/>
          <table:table-cell table:style-name="ce28"/>
          <table:table-cell table:formula="of:=[.W66]+1" office:value-type="float" office:value="15" calcext:value-type="float">
            <text:p>15</text:p>
          </table:table-cell>
          <table:table-cell table:style-name="ce28" table:formula="of:=([$'Total Deaths'.$E66]-[$'Total Deaths'.$E65])/[$'Total Deaths'.$E$31]" office:value-type="float" office:value="19.5294117647059" calcext:value-type="float">
            <text:p>19.529</text:p>
          </table:table-cell>
          <table:table-cell table:style-name="ce28" table:formula="of:=([$'Total Deaths'.$G76]-[$'Total Deaths'.$G75])/[$'Total Deaths'.$G$31]" office:value-type="float" office:value="10.2316602316602" calcext:value-type="float">
            <text:p>10.232</text:p>
          </table:table-cell>
          <table:table-cell table:style-name="ce28" table:formula="of:=([$'Total Deaths'.$I78]-[$'Total Deaths'.$I77])/[$'Total Deaths'.$I$31]" office:value-type="float" office:value="5.52870090634441" calcext:value-type="float">
            <text:p>5.529</text:p>
          </table:table-cell>
          <table:table-cell table:style-name="ce28" table:formula="of:=([$'Total Deaths'.$J79]-[$'Total Deaths'.$J78])/[$'Total Deaths'.$J$31]" office:value-type="float" office:value="1.80233946049176" calcext:value-type="float">
            <text:p>1.802</text:p>
          </table:table-cell>
          <table:table-cell table:style-name="ce28" table:formula="of:=([$'Total Deaths'.$F70]-[$'Total Deaths'.$F69])/[$'Total Deaths'.$F$31]" office:value-type="float" office:value="17.1594913436495" calcext:value-type="float">
            <text:p>17.159</text:p>
          </table:table-cell>
          <table:table-cell table:style-name="ce28" table:formula="of:=([$'Total Deaths'.$I78]-[$'Total Deaths'.$I77])/[$'Total Deaths'.$I$31]" office:value-type="float" office:value="5.52870090634441" calcext:value-type="float">
            <text:p>5.529</text:p>
          </table:table-cell>
          <table:table-cell table:style-name="ce28" table:formula="of:=([$'Total Deaths'.$D59]-[$'Total Deaths'.$D58])/[$'Total Deaths'.$D$31]" office:value-type="float" office:value="9.93716931216931" calcext:value-type="float">
            <text:p>9.937</text:p>
          </table:table-cell>
          <table:table-cell table:style-name="ce28" table:formula="of:=([$'Total Deaths'.$H74]-[$'Total Deaths'.$H73])/[$'Total Deaths'.$H$31]" office:value-type="float" office:value="11.5946304764715" calcext:value-type="float">
            <text:p>11.595</text:p>
          </table:table-cell>
          <table:table-cell table:number-columns-repeated="2"/>
          <table:table-cell table:formula="of:=[.AH66]+1" office:value-type="float" office:value="15" calcext:value-type="float">
            <text:p>15</text:p>
          </table:table-cell>
          <table:table-cell table:style-name="ce28" table:formula="of:=([$'Total Deaths'.$D59]-[$'Total Deaths'.$D58])/[$'Total Deaths'.$D$31]" office:value-type="float" office:value="9.93716931216931" calcext:value-type="float">
            <text:p>9.937</text:p>
          </table:table-cell>
          <table:table-cell table:style-name="ce28" table:formula="of:=([$'Total Deaths'.$E66]-[$'Total Deaths'.$E65])/[$'Total Deaths'.$E$31]" office:value-type="float" office:value="19.5294117647059" calcext:value-type="float">
            <text:p>19.529</text:p>
          </table:table-cell>
          <table:table-cell table:style-name="ce28" table:formula="of:=([$'Total Deaths'.$F70]-[$'Total Deaths'.$F69])/[$'Total Deaths'.$F$31]" office:value-type="float" office:value="17.1594913436495" calcext:value-type="float">
            <text:p>17.159</text:p>
          </table:table-cell>
          <table:table-cell table:style-name="ce28" table:formula="of:=([$'Total Deaths'.$G76]-[$'Total Deaths'.$G75])/[$'Total Deaths'.$G$31]" office:value-type="float" office:value="10.2316602316602" calcext:value-type="float">
            <text:p>10.232</text:p>
          </table:table-cell>
          <table:table-cell table:style-name="ce28" table:formula="of:=([$'Total Deaths'.$H74]-[$'Total Deaths'.$H73])/[$'Total Deaths'.$H$31]" office:value-type="float" office:value="11.5946304764715" calcext:value-type="float">
            <text:p>11.595</text:p>
          </table:table-cell>
          <table:table-cell table:style-name="ce28" table:formula="of:=([$'Total Deaths'.$I78]-[$'Total Deaths'.$I77])/[$'Total Deaths'.$I$31]" office:value-type="float" office:value="5.52870090634441" calcext:value-type="float">
            <text:p>5.529</text:p>
          </table:table-cell>
          <table:table-cell table:style-name="ce28" table:formula="of:=([$'Total Deaths'.$J79]-[$'Total Deaths'.$J78])/[$'Total Deaths'.$J$31]" office:value-type="float" office:value="1.80233946049176" calcext:value-type="float">
            <text:p>1.802</text:p>
          </table:table-cell>
          <table:table-cell table:number-columns-repeated="3"/>
          <table:table-cell table:formula="of:=[.AS66]+1" office:value-type="float" office:value="15" calcext:value-type="float">
            <text:p>15</text:p>
          </table:table-cell>
          <table:table-cell table:style-name="ce28" table:formula="of:=([$'Total Deaths'.$D59]-[$'Total Deaths'.$D58])/[$'Total Deaths'.$D$31]" office:value-type="float" office:value="9.93716931216931" calcext:value-type="float">
            <text:p>9.937</text:p>
          </table:table-cell>
          <table:table-cell table:style-name="ce28" table:formula="of:=([$'Total Deaths'.$E66]-[$'Total Deaths'.$E65])/[$'Total Deaths'.$E$31]" office:value-type="float" office:value="19.5294117647059" calcext:value-type="float">
            <text:p>19.529</text:p>
          </table:table-cell>
          <table:table-cell table:style-name="ce28" table:formula="of:=([$'Total Deaths'.$F70]-[$'Total Deaths'.$F69])/[$'Total Deaths'.$F$31]" office:value-type="float" office:value="17.1594913436495" calcext:value-type="float">
            <text:p>17.159</text:p>
          </table:table-cell>
          <table:table-cell table:style-name="ce28" table:formula="of:=([$'Total Deaths'.$G76]-[$'Total Deaths'.$G75])/[$'Total Deaths'.$G$31]" office:value-type="float" office:value="10.2316602316602" calcext:value-type="float">
            <text:p>10.232</text:p>
          </table:table-cell>
          <table:table-cell table:style-name="ce28" table:formula="of:=([$'Total Deaths'.$H74]-[$'Total Deaths'.$H73])/[$'Total Deaths'.$H$31]" office:value-type="float" office:value="11.5946304764715" calcext:value-type="float">
            <text:p>11.595</text:p>
          </table:table-cell>
          <table:table-cell table:style-name="ce28" table:formula="of:=([$'Total Deaths'.$I78]-[$'Total Deaths'.$I77])/[$'Total Deaths'.$I$31]" office:value-type="float" office:value="5.52870090634441" calcext:value-type="float">
            <text:p>5.529</text:p>
          </table:table-cell>
          <table:table-cell table:style-name="ce28" table:formula="of:=([$'Total Deaths'.$J79]-[$'Total Deaths'.$J78])/[$'Total Deaths'.$J$31]" office:value-type="float" office:value="1.80233946049176" calcext:value-type="float">
            <text:p>1.802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67]+1" office:value-type="float" office:value="16" calcext:value-type="float">
            <text:p>16</text:p>
          </table:table-cell>
          <table:table-cell table:style-name="ce28" table:formula="of:=([$'Total Deaths'.$D60]-[$'Total Deaths'.$D59])/[$'Total Deaths'.$D$31]" office:value-type="float" office:value="12.2850529100529" calcext:value-type="float">
            <text:p>12.285</text:p>
          </table:table-cell>
          <table:table-cell table:style-name="ce28" table:formula="of:=([$'Total Deaths'.$E67]-[$'Total Deaths'.$E66])/[$'Total Deaths'.$E$31]" office:value-type="float" office:value="16" calcext:value-type="float">
            <text:p>16.000</text:p>
          </table:table-cell>
          <table:table-cell table:style-name="ce28" table:formula="of:=([$'Total Deaths'.$F71]-[$'Total Deaths'.$F70])/[$'Total Deaths'.$F$31]" office:value-type="float" office:value="16.1329860579133" calcext:value-type="float">
            <text:p>16.133</text:p>
          </table:table-cell>
          <table:table-cell table:style-name="ce28" table:formula="of:=([$'Total Deaths'.$G77]-[$'Total Deaths'.$G76])/[$'Total Deaths'.$G$31]" office:value-type="float" office:value="7.43243243243243" calcext:value-type="float">
            <text:p>7.432</text:p>
          </table:table-cell>
          <table:table-cell table:style-name="ce28" table:formula="of:=([$'Total Deaths'.$H75]-[$'Total Deaths'.$H74])/[$'Total Deaths'.$H$31]" office:value-type="float" office:value="13.8368490927865" calcext:value-type="float">
            <text:p>13.837</text:p>
          </table:table-cell>
          <table:table-cell table:style-name="ce28" table:formula="of:=([$'Total Deaths'.$I79]-[$'Total Deaths'.$I78])/[$'Total Deaths'.$I$31]" office:value-type="float" office:value="4.61631419939577" calcext:value-type="float">
            <text:p>4.616</text:p>
          </table:table-cell>
          <table:table-cell table:style-name="ce28" table:formula="of:=([$'Total Deaths'.$J80]-[$'Total Deaths'.$J79])/[$'Total Deaths'.$J$31]" office:value-type="float" office:value="2.05299594175221" calcext:value-type="float">
            <text:p>2.053</text:p>
          </table:table-cell>
          <table:table-cell table:number-columns-repeated="2"/>
          <table:table-cell table:formula="of:=[.M67]+1" office:value-type="float" office:value="16" calcext:value-type="float">
            <text:p>16</text:p>
          </table:table-cell>
          <table:table-cell table:style-name="ce28" table:formula="of:=([$'Total Deaths'.$E67]-[$'Total Deaths'.$E66])/[$'Total Deaths'.$E$31]" office:value-type="float" office:value="16" calcext:value-type="float">
            <text:p>16.000</text:p>
          </table:table-cell>
          <table:table-cell table:style-name="ce28" table:formula="of:=([$'Total Deaths'.$F71]-[$'Total Deaths'.$F70])/[$'Total Deaths'.$F$31]" office:value-type="float" office:value="16.1329860579133" calcext:value-type="float">
            <text:p>16.133</text:p>
          </table:table-cell>
          <table:table-cell table:style-name="ce28" table:formula="of:=([$'Total Deaths'.$J80]-[$'Total Deaths'.$J79])/[$'Total Deaths'.$J$31]" office:value-type="float" office:value="2.05299594175221" calcext:value-type="float">
            <text:p>2.053</text:p>
          </table:table-cell>
          <table:table-cell table:style-name="ce28" table:formula="of:=([$'Total Deaths'.$G77]-[$'Total Deaths'.$G76])/[$'Total Deaths'.$G$31]" office:value-type="float" office:value="7.43243243243243" calcext:value-type="float">
            <text:p>7.432</text:p>
          </table:table-cell>
          <table:table-cell table:style-name="ce28" table:formula="of:=([$'Total Deaths'.$H75]-[$'Total Deaths'.$H74])/[$'Total Deaths'.$H$31]" office:value-type="float" office:value="13.8368490927865" calcext:value-type="float">
            <text:p>13.837</text:p>
          </table:table-cell>
          <table:table-cell table:style-name="ce28" table:formula="of:=([$'Total Deaths'.$I79]-[$'Total Deaths'.$I78])/[$'Total Deaths'.$I$31]" office:value-type="float" office:value="4.61631419939577" calcext:value-type="float">
            <text:p>4.616</text:p>
          </table:table-cell>
          <table:table-cell table:style-name="ce28" table:formula="of:=([$'Total Deaths'.$D60]-[$'Total Deaths'.$D59])/[$'Total Deaths'.$D$31]" office:value-type="float" office:value="12.2850529100529" calcext:value-type="float">
            <text:p>12.285</text:p>
          </table:table-cell>
          <table:table-cell table:style-name="Default"/>
          <table:table-cell table:style-name="ce28"/>
          <table:table-cell table:formula="of:=[.W67]+1" office:value-type="float" office:value="16" calcext:value-type="float">
            <text:p>16</text:p>
          </table:table-cell>
          <table:table-cell table:style-name="ce28" table:formula="of:=([$'Total Deaths'.$E67]-[$'Total Deaths'.$E66])/[$'Total Deaths'.$E$31]" office:value-type="float" office:value="16" calcext:value-type="float">
            <text:p>16.000</text:p>
          </table:table-cell>
          <table:table-cell table:style-name="ce28" table:formula="of:=([$'Total Deaths'.$G77]-[$'Total Deaths'.$G76])/[$'Total Deaths'.$G$31]" office:value-type="float" office:value="7.43243243243243" calcext:value-type="float">
            <text:p>7.432</text:p>
          </table:table-cell>
          <table:table-cell table:style-name="ce28" table:formula="of:=([$'Total Deaths'.$I79]-[$'Total Deaths'.$I78])/[$'Total Deaths'.$I$31]" office:value-type="float" office:value="4.61631419939577" calcext:value-type="float">
            <text:p>4.616</text:p>
          </table:table-cell>
          <table:table-cell table:style-name="ce28" table:formula="of:=([$'Total Deaths'.$J80]-[$'Total Deaths'.$J79])/[$'Total Deaths'.$J$31]" office:value-type="float" office:value="2.05299594175221" calcext:value-type="float">
            <text:p>2.053</text:p>
          </table:table-cell>
          <table:table-cell table:style-name="ce28" table:formula="of:=([$'Total Deaths'.$F71]-[$'Total Deaths'.$F70])/[$'Total Deaths'.$F$31]" office:value-type="float" office:value="16.1329860579133" calcext:value-type="float">
            <text:p>16.133</text:p>
          </table:table-cell>
          <table:table-cell table:style-name="ce28" table:formula="of:=([$'Total Deaths'.$I79]-[$'Total Deaths'.$I78])/[$'Total Deaths'.$I$31]" office:value-type="float" office:value="4.61631419939577" calcext:value-type="float">
            <text:p>4.616</text:p>
          </table:table-cell>
          <table:table-cell table:style-name="ce28" table:formula="of:=([$'Total Deaths'.$D60]-[$'Total Deaths'.$D59])/[$'Total Deaths'.$D$31]" office:value-type="float" office:value="12.2850529100529" calcext:value-type="float">
            <text:p>12.285</text:p>
          </table:table-cell>
          <table:table-cell table:style-name="ce28" table:formula="of:=([$'Total Deaths'.$H75]-[$'Total Deaths'.$H74])/[$'Total Deaths'.$H$31]" office:value-type="float" office:value="13.8368490927865" calcext:value-type="float">
            <text:p>13.837</text:p>
          </table:table-cell>
          <table:table-cell table:number-columns-repeated="2"/>
          <table:table-cell table:formula="of:=[.AH67]+1" office:value-type="float" office:value="16" calcext:value-type="float">
            <text:p>16</text:p>
          </table:table-cell>
          <table:table-cell table:style-name="ce28" table:formula="of:=([$'Total Deaths'.$D60]-[$'Total Deaths'.$D59])/[$'Total Deaths'.$D$31]" office:value-type="float" office:value="12.2850529100529" calcext:value-type="float">
            <text:p>12.285</text:p>
          </table:table-cell>
          <table:table-cell table:style-name="ce28" table:formula="of:=([$'Total Deaths'.$E67]-[$'Total Deaths'.$E66])/[$'Total Deaths'.$E$31]" office:value-type="float" office:value="16" calcext:value-type="float">
            <text:p>16.000</text:p>
          </table:table-cell>
          <table:table-cell table:style-name="ce28" table:formula="of:=([$'Total Deaths'.$F71]-[$'Total Deaths'.$F70])/[$'Total Deaths'.$F$31]" office:value-type="float" office:value="16.1329860579133" calcext:value-type="float">
            <text:p>16.133</text:p>
          </table:table-cell>
          <table:table-cell table:style-name="ce28" table:formula="of:=([$'Total Deaths'.$G77]-[$'Total Deaths'.$G76])/[$'Total Deaths'.$G$31]" office:value-type="float" office:value="7.43243243243243" calcext:value-type="float">
            <text:p>7.432</text:p>
          </table:table-cell>
          <table:table-cell table:style-name="ce28" table:formula="of:=([$'Total Deaths'.$H75]-[$'Total Deaths'.$H74])/[$'Total Deaths'.$H$31]" office:value-type="float" office:value="13.8368490927865" calcext:value-type="float">
            <text:p>13.837</text:p>
          </table:table-cell>
          <table:table-cell table:style-name="ce28" table:formula="of:=([$'Total Deaths'.$I79]-[$'Total Deaths'.$I78])/[$'Total Deaths'.$I$31]" office:value-type="float" office:value="4.61631419939577" calcext:value-type="float">
            <text:p>4.616</text:p>
          </table:table-cell>
          <table:table-cell table:style-name="ce28" table:formula="of:=([$'Total Deaths'.$J80]-[$'Total Deaths'.$J79])/[$'Total Deaths'.$J$31]" office:value-type="float" office:value="2.05299594175221" calcext:value-type="float">
            <text:p>2.053</text:p>
          </table:table-cell>
          <table:table-cell table:number-columns-repeated="3"/>
          <table:table-cell table:formula="of:=[.AS67]+1" office:value-type="float" office:value="16" calcext:value-type="float">
            <text:p>16</text:p>
          </table:table-cell>
          <table:table-cell table:style-name="ce28" table:formula="of:=([$'Total Deaths'.$D60]-[$'Total Deaths'.$D59])/[$'Total Deaths'.$D$31]" office:value-type="float" office:value="12.2850529100529" calcext:value-type="float">
            <text:p>12.285</text:p>
          </table:table-cell>
          <table:table-cell table:style-name="ce28" table:formula="of:=([$'Total Deaths'.$E67]-[$'Total Deaths'.$E66])/[$'Total Deaths'.$E$31]" office:value-type="float" office:value="16" calcext:value-type="float">
            <text:p>16.000</text:p>
          </table:table-cell>
          <table:table-cell table:style-name="ce28" table:formula="of:=([$'Total Deaths'.$F71]-[$'Total Deaths'.$F70])/[$'Total Deaths'.$F$31]" office:value-type="float" office:value="16.1329860579133" calcext:value-type="float">
            <text:p>16.133</text:p>
          </table:table-cell>
          <table:table-cell table:style-name="ce28" table:formula="of:=([$'Total Deaths'.$G77]-[$'Total Deaths'.$G76])/[$'Total Deaths'.$G$31]" office:value-type="float" office:value="7.43243243243243" calcext:value-type="float">
            <text:p>7.432</text:p>
          </table:table-cell>
          <table:table-cell table:style-name="ce28" table:formula="of:=([$'Total Deaths'.$H75]-[$'Total Deaths'.$H74])/[$'Total Deaths'.$H$31]" office:value-type="float" office:value="13.8368490927865" calcext:value-type="float">
            <text:p>13.837</text:p>
          </table:table-cell>
          <table:table-cell table:style-name="ce28" table:formula="of:=([$'Total Deaths'.$I79]-[$'Total Deaths'.$I78])/[$'Total Deaths'.$I$31]" office:value-type="float" office:value="4.61631419939577" calcext:value-type="float">
            <text:p>4.616</text:p>
          </table:table-cell>
          <table:table-cell table:style-name="ce28" table:formula="of:=([$'Total Deaths'.$J80]-[$'Total Deaths'.$J79])/[$'Total Deaths'.$J$31]" office:value-type="float" office:value="2.05299594175221" calcext:value-type="float">
            <text:p>2.053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68]+1" office:value-type="float" office:value="17" calcext:value-type="float">
            <text:p>17</text:p>
          </table:table-cell>
          <table:table-cell table:style-name="ce28" table:formula="of:=([$'Total Deaths'.$D61]-[$'Total Deaths'.$D60])/[$'Total Deaths'.$D$31]" office:value-type="float" office:value="11.2929894179894" calcext:value-type="float">
            <text:p>11.293</text:p>
          </table:table-cell>
          <table:table-cell table:style-name="ce28" table:formula="of:=([$'Total Deaths'.$E68]-[$'Total Deaths'.$E67])/[$'Total Deaths'.$E$31]" office:value-type="float" office:value="19.7433155080214" calcext:value-type="float">
            <text:p>19.743</text:p>
          </table:table-cell>
          <table:table-cell table:style-name="ce28" table:formula="of:=([$'Total Deaths'.$F72]-[$'Total Deaths'.$F71])/[$'Total Deaths'.$F$31]" office:value-type="float" office:value="7.93626474643787" calcext:value-type="float">
            <text:p>7.936</text:p>
          </table:table-cell>
          <table:table-cell table:style-name="ce28" table:formula="of:=([$'Total Deaths'.$G78]-[$'Total Deaths'.$G77])/[$'Total Deaths'.$G$31]" office:value-type="float" office:value="1.64092664092664" calcext:value-type="float">
            <text:p>1.641</text:p>
          </table:table-cell>
          <table:table-cell table:style-name="ce28" table:formula="of:=([$'Total Deaths'.$H76]-[$'Total Deaths'.$H75])/[$'Total Deaths'.$H$31]" office:value-type="float" office:value="12.9960171116684" calcext:value-type="float">
            <text:p>12.996</text:p>
          </table:table-cell>
          <table:table-cell table:style-name="ce28" table:formula="of:=([$'Total Deaths'.$I80]-[$'Total Deaths'.$I79])/[$'Total Deaths'.$I$31]" office:value-type="float" office:value="4.63746223564955" calcext:value-type="float">
            <text:p>4.637</text:p>
          </table:table-cell>
          <table:table-cell table:style-name="ce28" table:formula="of:=([$'Total Deaths'.$J81]-[$'Total Deaths'.$J80])/[$'Total Deaths'.$J$31]" office:value-type="float" office:value="3.59274289806636" calcext:value-type="float">
            <text:p>3.593</text:p>
          </table:table-cell>
          <table:table-cell table:number-columns-repeated="2"/>
          <table:table-cell table:formula="of:=[.M68]+1" office:value-type="float" office:value="17" calcext:value-type="float">
            <text:p>17</text:p>
          </table:table-cell>
          <table:table-cell table:style-name="ce28" table:formula="of:=([$'Total Deaths'.$E68]-[$'Total Deaths'.$E67])/[$'Total Deaths'.$E$31]" office:value-type="float" office:value="19.7433155080214" calcext:value-type="float">
            <text:p>19.743</text:p>
          </table:table-cell>
          <table:table-cell table:style-name="ce28" table:formula="of:=([$'Total Deaths'.$F72]-[$'Total Deaths'.$F71])/[$'Total Deaths'.$F$31]" office:value-type="float" office:value="7.93626474643787" calcext:value-type="float">
            <text:p>7.936</text:p>
          </table:table-cell>
          <table:table-cell table:style-name="ce28" table:formula="of:=([$'Total Deaths'.$J81]-[$'Total Deaths'.$J80])/[$'Total Deaths'.$J$31]" office:value-type="float" office:value="3.59274289806636" calcext:value-type="float">
            <text:p>3.593</text:p>
          </table:table-cell>
          <table:table-cell table:style-name="ce28" table:formula="of:=([$'Total Deaths'.$G78]-[$'Total Deaths'.$G77])/[$'Total Deaths'.$G$31]" office:value-type="float" office:value="1.64092664092664" calcext:value-type="float">
            <text:p>1.641</text:p>
          </table:table-cell>
          <table:table-cell table:style-name="ce28" table:formula="of:=([$'Total Deaths'.$H76]-[$'Total Deaths'.$H75])/[$'Total Deaths'.$H$31]" office:value-type="float" office:value="12.9960171116684" calcext:value-type="float">
            <text:p>12.996</text:p>
          </table:table-cell>
          <table:table-cell table:style-name="ce28" table:formula="of:=([$'Total Deaths'.$I80]-[$'Total Deaths'.$I79])/[$'Total Deaths'.$I$31]" office:value-type="float" office:value="4.63746223564955" calcext:value-type="float">
            <text:p>4.637</text:p>
          </table:table-cell>
          <table:table-cell table:style-name="ce28" table:formula="of:=([$'Total Deaths'.$D61]-[$'Total Deaths'.$D60])/[$'Total Deaths'.$D$31]" office:value-type="float" office:value="11.2929894179894" calcext:value-type="float">
            <text:p>11.293</text:p>
          </table:table-cell>
          <table:table-cell table:style-name="Default"/>
          <table:table-cell table:style-name="ce28"/>
          <table:table-cell table:formula="of:=[.W68]+1" office:value-type="float" office:value="17" calcext:value-type="float">
            <text:p>17</text:p>
          </table:table-cell>
          <table:table-cell table:style-name="ce28" table:formula="of:=([$'Total Deaths'.$E68]-[$'Total Deaths'.$E67])/[$'Total Deaths'.$E$31]" office:value-type="float" office:value="19.7433155080214" calcext:value-type="float">
            <text:p>19.743</text:p>
          </table:table-cell>
          <table:table-cell table:style-name="ce28" table:formula="of:=([$'Total Deaths'.$G78]-[$'Total Deaths'.$G77])/[$'Total Deaths'.$G$31]" office:value-type="float" office:value="1.64092664092664" calcext:value-type="float">
            <text:p>1.641</text:p>
          </table:table-cell>
          <table:table-cell table:style-name="ce28" table:formula="of:=([$'Total Deaths'.$I80]-[$'Total Deaths'.$I79])/[$'Total Deaths'.$I$31]" office:value-type="float" office:value="4.63746223564955" calcext:value-type="float">
            <text:p>4.637</text:p>
          </table:table-cell>
          <table:table-cell table:style-name="ce28" table:formula="of:=([$'Total Deaths'.$J81]-[$'Total Deaths'.$J80])/[$'Total Deaths'.$J$31]" office:value-type="float" office:value="3.59274289806636" calcext:value-type="float">
            <text:p>3.593</text:p>
          </table:table-cell>
          <table:table-cell table:style-name="ce28" table:formula="of:=([$'Total Deaths'.$F72]-[$'Total Deaths'.$F71])/[$'Total Deaths'.$F$31]" office:value-type="float" office:value="7.93626474643787" calcext:value-type="float">
            <text:p>7.936</text:p>
          </table:table-cell>
          <table:table-cell table:style-name="ce28" table:formula="of:=([$'Total Deaths'.$I80]-[$'Total Deaths'.$I79])/[$'Total Deaths'.$I$31]" office:value-type="float" office:value="4.63746223564955" calcext:value-type="float">
            <text:p>4.637</text:p>
          </table:table-cell>
          <table:table-cell table:style-name="ce28" table:formula="of:=([$'Total Deaths'.$D61]-[$'Total Deaths'.$D60])/[$'Total Deaths'.$D$31]" office:value-type="float" office:value="11.2929894179894" calcext:value-type="float">
            <text:p>11.293</text:p>
          </table:table-cell>
          <table:table-cell table:style-name="ce28" table:formula="of:=([$'Total Deaths'.$H76]-[$'Total Deaths'.$H75])/[$'Total Deaths'.$H$31]" office:value-type="float" office:value="12.9960171116684" calcext:value-type="float">
            <text:p>12.996</text:p>
          </table:table-cell>
          <table:table-cell table:number-columns-repeated="2"/>
          <table:table-cell table:formula="of:=[.AH68]+1" office:value-type="float" office:value="17" calcext:value-type="float">
            <text:p>17</text:p>
          </table:table-cell>
          <table:table-cell table:style-name="ce28" table:formula="of:=([$'Total Deaths'.$D61]-[$'Total Deaths'.$D60])/[$'Total Deaths'.$D$31]" office:value-type="float" office:value="11.2929894179894" calcext:value-type="float">
            <text:p>11.293</text:p>
          </table:table-cell>
          <table:table-cell table:style-name="ce28" table:formula="of:=([$'Total Deaths'.$E68]-[$'Total Deaths'.$E67])/[$'Total Deaths'.$E$31]" office:value-type="float" office:value="19.7433155080214" calcext:value-type="float">
            <text:p>19.743</text:p>
          </table:table-cell>
          <table:table-cell table:style-name="ce28" table:formula="of:=([$'Total Deaths'.$F72]-[$'Total Deaths'.$F71])/[$'Total Deaths'.$F$31]" office:value-type="float" office:value="7.93626474643787" calcext:value-type="float">
            <text:p>7.936</text:p>
          </table:table-cell>
          <table:table-cell table:style-name="ce28" table:formula="of:=([$'Total Deaths'.$G78]-[$'Total Deaths'.$G77])/[$'Total Deaths'.$G$31]" office:value-type="float" office:value="1.64092664092664" calcext:value-type="float">
            <text:p>1.641</text:p>
          </table:table-cell>
          <table:table-cell table:style-name="ce28" table:formula="of:=([$'Total Deaths'.$H76]-[$'Total Deaths'.$H75])/[$'Total Deaths'.$H$31]" office:value-type="float" office:value="12.9960171116684" calcext:value-type="float">
            <text:p>12.996</text:p>
          </table:table-cell>
          <table:table-cell table:style-name="ce28" table:formula="of:=([$'Total Deaths'.$I80]-[$'Total Deaths'.$I79])/[$'Total Deaths'.$I$31]" office:value-type="float" office:value="4.63746223564955" calcext:value-type="float">
            <text:p>4.637</text:p>
          </table:table-cell>
          <table:table-cell table:style-name="ce28" table:formula="of:=([$'Total Deaths'.$J81]-[$'Total Deaths'.$J80])/[$'Total Deaths'.$J$31]" office:value-type="float" office:value="3.59274289806636" calcext:value-type="float">
            <text:p>3.593</text:p>
          </table:table-cell>
          <table:table-cell table:number-columns-repeated="3"/>
          <table:table-cell table:formula="of:=[.AS68]+1" office:value-type="float" office:value="17" calcext:value-type="float">
            <text:p>17</text:p>
          </table:table-cell>
          <table:table-cell table:style-name="ce28" table:formula="of:=([$'Total Deaths'.$D61]-[$'Total Deaths'.$D60])/[$'Total Deaths'.$D$31]" office:value-type="float" office:value="11.2929894179894" calcext:value-type="float">
            <text:p>11.293</text:p>
          </table:table-cell>
          <table:table-cell table:style-name="ce28" table:formula="of:=([$'Total Deaths'.$E68]-[$'Total Deaths'.$E67])/[$'Total Deaths'.$E$31]" office:value-type="float" office:value="19.7433155080214" calcext:value-type="float">
            <text:p>19.743</text:p>
          </table:table-cell>
          <table:table-cell table:style-name="ce28" table:formula="of:=([$'Total Deaths'.$F72]-[$'Total Deaths'.$F71])/[$'Total Deaths'.$F$31]" office:value-type="float" office:value="7.93626474643787" calcext:value-type="float">
            <text:p>7.936</text:p>
          </table:table-cell>
          <table:table-cell table:style-name="ce28" table:formula="of:=([$'Total Deaths'.$G78]-[$'Total Deaths'.$G77])/[$'Total Deaths'.$G$31]" office:value-type="float" office:value="1.64092664092664" calcext:value-type="float">
            <text:p>1.641</text:p>
          </table:table-cell>
          <table:table-cell table:style-name="ce28" table:formula="of:=([$'Total Deaths'.$H76]-[$'Total Deaths'.$H75])/[$'Total Deaths'.$H$31]" office:value-type="float" office:value="12.9960171116684" calcext:value-type="float">
            <text:p>12.996</text:p>
          </table:table-cell>
          <table:table-cell table:style-name="ce28" table:formula="of:=([$'Total Deaths'.$I80]-[$'Total Deaths'.$I79])/[$'Total Deaths'.$I$31]" office:value-type="float" office:value="4.63746223564955" calcext:value-type="float">
            <text:p>4.637</text:p>
          </table:table-cell>
          <table:table-cell table:style-name="ce28" table:formula="of:=([$'Total Deaths'.$J81]-[$'Total Deaths'.$J80])/[$'Total Deaths'.$J$31]" office:value-type="float" office:value="3.59274289806636" calcext:value-type="float">
            <text:p>3.593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69]+1" office:value-type="float" office:value="18" calcext:value-type="float">
            <text:p>18</text:p>
          </table:table-cell>
          <table:table-cell table:style-name="ce28" table:formula="of:=([$'Total Deaths'.$D62]-[$'Total Deaths'.$D61])/[$'Total Deaths'.$D$31]" office:value-type="float" office:value="11.7724867724868" calcext:value-type="float">
            <text:p>11.772</text:p>
          </table:table-cell>
          <table:table-cell table:style-name="ce28" table:formula="of:=([$'Total Deaths'.$E69]-[$'Total Deaths'.$E68])/[$'Total Deaths'.$E$31]" office:value-type="float" office:value="20.5561497326203" calcext:value-type="float">
            <text:p>20.556</text:p>
          </table:table-cell>
          <table:table-cell table:style-name="ce28" table:formula="of:=([$'Total Deaths'.$F73]-[$'Total Deaths'.$F72])/[$'Total Deaths'.$F$31]" office:value-type="float" office:value="12.7623716868393" calcext:value-type="float">
            <text:p>12.762</text:p>
          </table:table-cell>
          <table:table-cell table:style-name="ce28" table:formula="of:=([$'Total Deaths'.$G79]-[$'Total Deaths'.$G78])/[$'Total Deaths'.$G$31]" office:value-type="float" office:value="1.15830115830116" calcext:value-type="float">
            <text:p>1.158</text:p>
          </table:table-cell>
          <table:table-cell table:style-name="ce28" table:formula="of:=([$'Total Deaths'.$H77]-[$'Total Deaths'.$H76])/[$'Total Deaths'.$H$31]" office:value-type="float" office:value="14.4564094999262" calcext:value-type="float">
            <text:p>14.456</text:p>
          </table:table-cell>
          <table:table-cell table:style-name="ce28" table:formula="of:=([$'Total Deaths'.$I81]-[$'Total Deaths'.$I80])/[$'Total Deaths'.$I$31]" office:value-type="float" office:value="18.6858006042296" calcext:value-type="float">
            <text:p>18.686</text:p>
          </table:table-cell>
          <table:table-cell table:style-name="ce28" table:formula="of:=([$'Total Deaths'.$J82]-[$'Total Deaths'.$J81])/[$'Total Deaths'.$J$31]" office:value-type="float" office:value="3.68823108140368" calcext:value-type="float">
            <text:p>3.688</text:p>
          </table:table-cell>
          <table:table-cell table:number-columns-repeated="2"/>
          <table:table-cell table:formula="of:=[.M69]+1" office:value-type="float" office:value="18" calcext:value-type="float">
            <text:p>18</text:p>
          </table:table-cell>
          <table:table-cell table:style-name="ce28" table:formula="of:=([$'Total Deaths'.$E69]-[$'Total Deaths'.$E68])/[$'Total Deaths'.$E$31]" office:value-type="float" office:value="20.5561497326203" calcext:value-type="float">
            <text:p>20.556</text:p>
          </table:table-cell>
          <table:table-cell table:style-name="ce28" table:formula="of:=([$'Total Deaths'.$F73]-[$'Total Deaths'.$F72])/[$'Total Deaths'.$F$31]" office:value-type="float" office:value="12.7623716868393" calcext:value-type="float">
            <text:p>12.762</text:p>
          </table:table-cell>
          <table:table-cell table:style-name="ce28" table:formula="of:=([$'Total Deaths'.$J82]-[$'Total Deaths'.$J81])/[$'Total Deaths'.$J$31]" office:value-type="float" office:value="3.68823108140368" calcext:value-type="float">
            <text:p>3.688</text:p>
          </table:table-cell>
          <table:table-cell table:style-name="ce28" table:formula="of:=([$'Total Deaths'.$G79]-[$'Total Deaths'.$G78])/[$'Total Deaths'.$G$31]" office:value-type="float" office:value="1.15830115830116" calcext:value-type="float">
            <text:p>1.158</text:p>
          </table:table-cell>
          <table:table-cell table:style-name="ce28" table:formula="of:=([$'Total Deaths'.$H77]-[$'Total Deaths'.$H76])/[$'Total Deaths'.$H$31]" office:value-type="float" office:value="14.4564094999262" calcext:value-type="float">
            <text:p>14.456</text:p>
          </table:table-cell>
          <table:table-cell table:style-name="ce28" table:formula="of:=([$'Total Deaths'.$I81]-[$'Total Deaths'.$I80])/[$'Total Deaths'.$I$31]" office:value-type="float" office:value="18.6858006042296" calcext:value-type="float">
            <text:p>18.686</text:p>
          </table:table-cell>
          <table:table-cell table:style-name="ce28" table:formula="of:=([$'Total Deaths'.$D62]-[$'Total Deaths'.$D61])/[$'Total Deaths'.$D$31]" office:value-type="float" office:value="11.7724867724868" calcext:value-type="float">
            <text:p>11.772</text:p>
          </table:table-cell>
          <table:table-cell table:style-name="Default"/>
          <table:table-cell table:style-name="ce28"/>
          <table:table-cell table:formula="of:=[.W69]+1" office:value-type="float" office:value="18" calcext:value-type="float">
            <text:p>18</text:p>
          </table:table-cell>
          <table:table-cell table:style-name="ce28" table:formula="of:=([$'Total Deaths'.$E69]-[$'Total Deaths'.$E68])/[$'Total Deaths'.$E$31]" office:value-type="float" office:value="20.5561497326203" calcext:value-type="float">
            <text:p>20.556</text:p>
          </table:table-cell>
          <table:table-cell table:style-name="ce28" table:formula="of:=([$'Total Deaths'.$G79]-[$'Total Deaths'.$G78])/[$'Total Deaths'.$G$31]" office:value-type="float" office:value="1.15830115830116" calcext:value-type="float">
            <text:p>1.158</text:p>
          </table:table-cell>
          <table:table-cell table:style-name="ce28" table:formula="of:=([$'Total Deaths'.$I81]-[$'Total Deaths'.$I80])/[$'Total Deaths'.$I$31]" office:value-type="float" office:value="18.6858006042296" calcext:value-type="float">
            <text:p>18.686</text:p>
          </table:table-cell>
          <table:table-cell table:style-name="ce28" table:formula="of:=([$'Total Deaths'.$J82]-[$'Total Deaths'.$J81])/[$'Total Deaths'.$J$31]" office:value-type="float" office:value="3.68823108140368" calcext:value-type="float">
            <text:p>3.688</text:p>
          </table:table-cell>
          <table:table-cell table:style-name="ce28" table:formula="of:=([$'Total Deaths'.$F73]-[$'Total Deaths'.$F72])/[$'Total Deaths'.$F$31]" office:value-type="float" office:value="12.7623716868393" calcext:value-type="float">
            <text:p>12.762</text:p>
          </table:table-cell>
          <table:table-cell table:style-name="ce28" table:formula="of:=([$'Total Deaths'.$I81]-[$'Total Deaths'.$I80])/[$'Total Deaths'.$I$31]" office:value-type="float" office:value="18.6858006042296" calcext:value-type="float">
            <text:p>18.686</text:p>
          </table:table-cell>
          <table:table-cell table:style-name="ce28" table:formula="of:=([$'Total Deaths'.$D62]-[$'Total Deaths'.$D61])/[$'Total Deaths'.$D$31]" office:value-type="float" office:value="11.7724867724868" calcext:value-type="float">
            <text:p>11.772</text:p>
          </table:table-cell>
          <table:table-cell table:style-name="ce28" table:formula="of:=([$'Total Deaths'.$H77]-[$'Total Deaths'.$H76])/[$'Total Deaths'.$H$31]" office:value-type="float" office:value="14.4564094999262" calcext:value-type="float">
            <text:p>14.456</text:p>
          </table:table-cell>
          <table:table-cell table:number-columns-repeated="2"/>
          <table:table-cell table:formula="of:=[.AH69]+1" office:value-type="float" office:value="18" calcext:value-type="float">
            <text:p>18</text:p>
          </table:table-cell>
          <table:table-cell table:style-name="ce28" table:formula="of:=([$'Total Deaths'.$D62]-[$'Total Deaths'.$D61])/[$'Total Deaths'.$D$31]" office:value-type="float" office:value="11.7724867724868" calcext:value-type="float">
            <text:p>11.772</text:p>
          </table:table-cell>
          <table:table-cell table:style-name="ce28" table:formula="of:=([$'Total Deaths'.$E69]-[$'Total Deaths'.$E68])/[$'Total Deaths'.$E$31]" office:value-type="float" office:value="20.5561497326203" calcext:value-type="float">
            <text:p>20.556</text:p>
          </table:table-cell>
          <table:table-cell table:style-name="ce28" table:formula="of:=([$'Total Deaths'.$F73]-[$'Total Deaths'.$F72])/[$'Total Deaths'.$F$31]" office:value-type="float" office:value="12.7623716868393" calcext:value-type="float">
            <text:p>12.762</text:p>
          </table:table-cell>
          <table:table-cell table:style-name="ce28" table:formula="of:=([$'Total Deaths'.$G79]-[$'Total Deaths'.$G78])/[$'Total Deaths'.$G$31]" office:value-type="float" office:value="1.15830115830116" calcext:value-type="float">
            <text:p>1.158</text:p>
          </table:table-cell>
          <table:table-cell table:style-name="ce28" table:formula="of:=([$'Total Deaths'.$H77]-[$'Total Deaths'.$H76])/[$'Total Deaths'.$H$31]" office:value-type="float" office:value="14.4564094999262" calcext:value-type="float">
            <text:p>14.456</text:p>
          </table:table-cell>
          <table:table-cell table:style-name="ce28" table:formula="of:=([$'Total Deaths'.$I81]-[$'Total Deaths'.$I80])/[$'Total Deaths'.$I$31]" office:value-type="float" office:value="18.6858006042296" calcext:value-type="float">
            <text:p>18.686</text:p>
          </table:table-cell>
          <table:table-cell table:style-name="ce28" table:formula="of:=([$'Total Deaths'.$J82]-[$'Total Deaths'.$J81])/[$'Total Deaths'.$J$31]" office:value-type="float" office:value="3.68823108140368" calcext:value-type="float">
            <text:p>3.688</text:p>
          </table:table-cell>
          <table:table-cell table:number-columns-repeated="3"/>
          <table:table-cell table:formula="of:=[.AS69]+1" office:value-type="float" office:value="18" calcext:value-type="float">
            <text:p>18</text:p>
          </table:table-cell>
          <table:table-cell table:style-name="ce28" table:formula="of:=([$'Total Deaths'.$D62]-[$'Total Deaths'.$D61])/[$'Total Deaths'.$D$31]" office:value-type="float" office:value="11.7724867724868" calcext:value-type="float">
            <text:p>11.772</text:p>
          </table:table-cell>
          <table:table-cell table:style-name="ce28" table:formula="of:=([$'Total Deaths'.$E69]-[$'Total Deaths'.$E68])/[$'Total Deaths'.$E$31]" office:value-type="float" office:value="20.5561497326203" calcext:value-type="float">
            <text:p>20.556</text:p>
          </table:table-cell>
          <table:table-cell table:style-name="ce28" table:formula="of:=([$'Total Deaths'.$F73]-[$'Total Deaths'.$F72])/[$'Total Deaths'.$F$31]" office:value-type="float" office:value="12.7623716868393" calcext:value-type="float">
            <text:p>12.762</text:p>
          </table:table-cell>
          <table:table-cell table:style-name="ce28" table:formula="of:=([$'Total Deaths'.$G79]-[$'Total Deaths'.$G78])/[$'Total Deaths'.$G$31]" office:value-type="float" office:value="1.15830115830116" calcext:value-type="float">
            <text:p>1.158</text:p>
          </table:table-cell>
          <table:table-cell table:style-name="ce28" table:formula="of:=([$'Total Deaths'.$H77]-[$'Total Deaths'.$H76])/[$'Total Deaths'.$H$31]" office:value-type="float" office:value="14.4564094999262" calcext:value-type="float">
            <text:p>14.456</text:p>
          </table:table-cell>
          <table:table-cell table:style-name="ce28" table:formula="of:=([$'Total Deaths'.$I81]-[$'Total Deaths'.$I80])/[$'Total Deaths'.$I$31]" office:value-type="float" office:value="18.6858006042296" calcext:value-type="float">
            <text:p>18.686</text:p>
          </table:table-cell>
          <table:table-cell table:style-name="ce28" table:formula="of:=([$'Total Deaths'.$J82]-[$'Total Deaths'.$J81])/[$'Total Deaths'.$J$31]" office:value-type="float" office:value="3.68823108140368" calcext:value-type="float">
            <text:p>3.688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70]+1" office:value-type="float" office:value="19" calcext:value-type="float">
            <text:p>19</text:p>
          </table:table-cell>
          <table:table-cell table:style-name="ce28" table:formula="of:=([$'Total Deaths'.$D63]-[$'Total Deaths'.$D62])/[$'Total Deaths'.$D$31]" office:value-type="float" office:value="15.1951058201058" calcext:value-type="float">
            <text:p>15.195</text:p>
          </table:table-cell>
          <table:table-cell table:style-name="ce28" table:formula="of:=([$'Total Deaths'.$E70]-[$'Total Deaths'.$E69])/[$'Total Deaths'.$E$31]" office:value-type="float" office:value="18.1818181818182" calcext:value-type="float">
            <text:p>18.182</text:p>
          </table:table-cell>
          <table:table-cell table:style-name="ce28" table:formula="of:=([$'Total Deaths'.$F74]-[$'Total Deaths'.$F73])/[$'Total Deaths'.$F$31]" office:value-type="float" office:value="21.7098207445994" calcext:value-type="float">
            <text:p>21.710</text:p>
          </table:table-cell>
          <table:table-cell table:style-name="ce28" table:formula="of:=([$'Total Deaths'.$G80]-[$'Total Deaths'.$G79])/[$'Total Deaths'.$G$31]" office:value-type="float" office:value="1.93050193050193" calcext:value-type="float">
            <text:p>1.931</text:p>
          </table:table-cell>
          <table:table-cell table:style-name="ce28" table:formula="of:=([$'Total Deaths'.$H78]-[$'Total Deaths'.$H77])/[$'Total Deaths'.$H$31]" office:value-type="float" office:value="13.5270688892167" calcext:value-type="float">
            <text:p>13.527</text:p>
          </table:table-cell>
          <table:table-cell table:style-name="ce28" table:formula="of:=([$'Total Deaths'.$I82]-[$'Total Deaths'.$I81])/[$'Total Deaths'.$I$31]" office:value-type="float" office:value="7.90936555891239" calcext:value-type="float">
            <text:p>7.909</text:p>
          </table:table-cell>
          <table:table-cell table:style-name="ce28" table:formula="of:=([$'Total Deaths'.$J83]-[$'Total Deaths'.$J82])/[$'Total Deaths'.$J$31]" office:value-type="float" office:value="2.96013368345667" calcext:value-type="float">
            <text:p>2.960</text:p>
          </table:table-cell>
          <table:table-cell table:number-columns-repeated="2"/>
          <table:table-cell table:formula="of:=[.M70]+1" office:value-type="float" office:value="19" calcext:value-type="float">
            <text:p>19</text:p>
          </table:table-cell>
          <table:table-cell table:style-name="ce28" table:formula="of:=([$'Total Deaths'.$E70]-[$'Total Deaths'.$E69])/[$'Total Deaths'.$E$31]" office:value-type="float" office:value="18.1818181818182" calcext:value-type="float">
            <text:p>18.182</text:p>
          </table:table-cell>
          <table:table-cell table:style-name="ce28" table:formula="of:=([$'Total Deaths'.$F74]-[$'Total Deaths'.$F73])/[$'Total Deaths'.$F$31]" office:value-type="float" office:value="21.7098207445994" calcext:value-type="float">
            <text:p>21.710</text:p>
          </table:table-cell>
          <table:table-cell table:style-name="ce28" table:formula="of:=([$'Total Deaths'.$J83]-[$'Total Deaths'.$J82])/[$'Total Deaths'.$J$31]" office:value-type="float" office:value="2.96013368345667" calcext:value-type="float">
            <text:p>2.960</text:p>
          </table:table-cell>
          <table:table-cell table:style-name="ce28" table:formula="of:=([$'Total Deaths'.$G80]-[$'Total Deaths'.$G79])/[$'Total Deaths'.$G$31]" office:value-type="float" office:value="1.93050193050193" calcext:value-type="float">
            <text:p>1.931</text:p>
          </table:table-cell>
          <table:table-cell table:style-name="ce28" table:formula="of:=([$'Total Deaths'.$H78]-[$'Total Deaths'.$H77])/[$'Total Deaths'.$H$31]" office:value-type="float" office:value="13.5270688892167" calcext:value-type="float">
            <text:p>13.527</text:p>
          </table:table-cell>
          <table:table-cell table:style-name="ce28" table:formula="of:=([$'Total Deaths'.$I82]-[$'Total Deaths'.$I81])/[$'Total Deaths'.$I$31]" office:value-type="float" office:value="7.90936555891239" calcext:value-type="float">
            <text:p>7.909</text:p>
          </table:table-cell>
          <table:table-cell table:style-name="ce28" table:formula="of:=([$'Total Deaths'.$D63]-[$'Total Deaths'.$D62])/[$'Total Deaths'.$D$31]" office:value-type="float" office:value="15.1951058201058" calcext:value-type="float">
            <text:p>15.195</text:p>
          </table:table-cell>
          <table:table-cell table:style-name="Default"/>
          <table:table-cell table:style-name="ce28"/>
          <table:table-cell table:formula="of:=[.W70]+1" office:value-type="float" office:value="19" calcext:value-type="float">
            <text:p>19</text:p>
          </table:table-cell>
          <table:table-cell table:style-name="ce28" table:formula="of:=([$'Total Deaths'.$E70]-[$'Total Deaths'.$E69])/[$'Total Deaths'.$E$31]" office:value-type="float" office:value="18.1818181818182" calcext:value-type="float">
            <text:p>18.182</text:p>
          </table:table-cell>
          <table:table-cell table:style-name="ce28" table:formula="of:=([$'Total Deaths'.$G80]-[$'Total Deaths'.$G79])/[$'Total Deaths'.$G$31]" office:value-type="float" office:value="1.93050193050193" calcext:value-type="float">
            <text:p>1.931</text:p>
          </table:table-cell>
          <table:table-cell table:style-name="ce28" table:formula="of:=([$'Total Deaths'.$I82]-[$'Total Deaths'.$I81])/[$'Total Deaths'.$I$31]" office:value-type="float" office:value="7.90936555891239" calcext:value-type="float">
            <text:p>7.909</text:p>
          </table:table-cell>
          <table:table-cell table:style-name="ce28" table:formula="of:=([$'Total Deaths'.$J83]-[$'Total Deaths'.$J82])/[$'Total Deaths'.$J$31]" office:value-type="float" office:value="2.96013368345667" calcext:value-type="float">
            <text:p>2.960</text:p>
          </table:table-cell>
          <table:table-cell table:style-name="ce28" table:formula="of:=([$'Total Deaths'.$F74]-[$'Total Deaths'.$F73])/[$'Total Deaths'.$F$31]" office:value-type="float" office:value="21.7098207445994" calcext:value-type="float">
            <text:p>21.710</text:p>
          </table:table-cell>
          <table:table-cell table:style-name="ce28" table:formula="of:=([$'Total Deaths'.$I82]-[$'Total Deaths'.$I81])/[$'Total Deaths'.$I$31]" office:value-type="float" office:value="7.90936555891239" calcext:value-type="float">
            <text:p>7.909</text:p>
          </table:table-cell>
          <table:table-cell table:style-name="ce28" table:formula="of:=([$'Total Deaths'.$D63]-[$'Total Deaths'.$D62])/[$'Total Deaths'.$D$31]" office:value-type="float" office:value="15.1951058201058" calcext:value-type="float">
            <text:p>15.195</text:p>
          </table:table-cell>
          <table:table-cell table:style-name="ce28" table:formula="of:=([$'Total Deaths'.$H78]-[$'Total Deaths'.$H77])/[$'Total Deaths'.$H$31]" office:value-type="float" office:value="13.5270688892167" calcext:value-type="float">
            <text:p>13.527</text:p>
          </table:table-cell>
          <table:table-cell table:number-columns-repeated="2"/>
          <table:table-cell table:formula="of:=[.AH70]+1" office:value-type="float" office:value="19" calcext:value-type="float">
            <text:p>19</text:p>
          </table:table-cell>
          <table:table-cell table:style-name="ce28" table:formula="of:=([$'Total Deaths'.$D63]-[$'Total Deaths'.$D62])/[$'Total Deaths'.$D$31]" office:value-type="float" office:value="15.1951058201058" calcext:value-type="float">
            <text:p>15.195</text:p>
          </table:table-cell>
          <table:table-cell table:style-name="ce28" table:formula="of:=([$'Total Deaths'.$E70]-[$'Total Deaths'.$E69])/[$'Total Deaths'.$E$31]" office:value-type="float" office:value="18.1818181818182" calcext:value-type="float">
            <text:p>18.182</text:p>
          </table:table-cell>
          <table:table-cell table:style-name="ce28" table:formula="of:=([$'Total Deaths'.$F74]-[$'Total Deaths'.$F73])/[$'Total Deaths'.$F$31]" office:value-type="float" office:value="21.7098207445994" calcext:value-type="float">
            <text:p>21.710</text:p>
          </table:table-cell>
          <table:table-cell table:style-name="ce28" table:formula="of:=([$'Total Deaths'.$G80]-[$'Total Deaths'.$G79])/[$'Total Deaths'.$G$31]" office:value-type="float" office:value="1.93050193050193" calcext:value-type="float">
            <text:p>1.931</text:p>
          </table:table-cell>
          <table:table-cell table:style-name="ce28" table:formula="of:=([$'Total Deaths'.$H78]-[$'Total Deaths'.$H77])/[$'Total Deaths'.$H$31]" office:value-type="float" office:value="13.5270688892167" calcext:value-type="float">
            <text:p>13.527</text:p>
          </table:table-cell>
          <table:table-cell table:style-name="ce28" table:formula="of:=([$'Total Deaths'.$I82]-[$'Total Deaths'.$I81])/[$'Total Deaths'.$I$31]" office:value-type="float" office:value="7.90936555891239" calcext:value-type="float">
            <text:p>7.909</text:p>
          </table:table-cell>
          <table:table-cell table:style-name="ce28" table:formula="of:=([$'Total Deaths'.$J83]-[$'Total Deaths'.$J82])/[$'Total Deaths'.$J$31]" office:value-type="float" office:value="2.96013368345667" calcext:value-type="float">
            <text:p>2.960</text:p>
          </table:table-cell>
          <table:table-cell table:number-columns-repeated="3"/>
          <table:table-cell table:formula="of:=[.AS70]+1" office:value-type="float" office:value="19" calcext:value-type="float">
            <text:p>19</text:p>
          </table:table-cell>
          <table:table-cell table:style-name="ce28" table:formula="of:=([$'Total Deaths'.$D63]-[$'Total Deaths'.$D62])/[$'Total Deaths'.$D$31]" office:value-type="float" office:value="15.1951058201058" calcext:value-type="float">
            <text:p>15.195</text:p>
          </table:table-cell>
          <table:table-cell table:style-name="ce28" table:formula="of:=([$'Total Deaths'.$E70]-[$'Total Deaths'.$E69])/[$'Total Deaths'.$E$31]" office:value-type="float" office:value="18.1818181818182" calcext:value-type="float">
            <text:p>18.182</text:p>
          </table:table-cell>
          <table:table-cell table:style-name="ce28" table:formula="of:=([$'Total Deaths'.$F74]-[$'Total Deaths'.$F73])/[$'Total Deaths'.$F$31]" office:value-type="float" office:value="21.7098207445994" calcext:value-type="float">
            <text:p>21.710</text:p>
          </table:table-cell>
          <table:table-cell table:style-name="ce28" table:formula="of:=([$'Total Deaths'.$G80]-[$'Total Deaths'.$G79])/[$'Total Deaths'.$G$31]" office:value-type="float" office:value="1.93050193050193" calcext:value-type="float">
            <text:p>1.931</text:p>
          </table:table-cell>
          <table:table-cell table:style-name="ce28" table:formula="of:=([$'Total Deaths'.$H78]-[$'Total Deaths'.$H77])/[$'Total Deaths'.$H$31]" office:value-type="float" office:value="13.5270688892167" calcext:value-type="float">
            <text:p>13.527</text:p>
          </table:table-cell>
          <table:table-cell table:style-name="ce28" table:formula="of:=([$'Total Deaths'.$I82]-[$'Total Deaths'.$I81])/[$'Total Deaths'.$I$31]" office:value-type="float" office:value="7.90936555891239" calcext:value-type="float">
            <text:p>7.909</text:p>
          </table:table-cell>
          <table:table-cell table:style-name="ce28" table:formula="of:=([$'Total Deaths'.$J83]-[$'Total Deaths'.$J82])/[$'Total Deaths'.$J$31]" office:value-type="float" office:value="2.96013368345667" calcext:value-type="float">
            <text:p>2.960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71]+1" office:value-type="float" office:value="20" calcext:value-type="float">
            <text:p>20</text:p>
          </table:table-cell>
          <table:table-cell table:style-name="ce28" table:formula="of:=([$'Total Deaths'.$D64]-[$'Total Deaths'.$D63])/[$'Total Deaths'.$D$31]" office:value-type="float" office:value="14.6990740740741" calcext:value-type="float">
            <text:p>14.699</text:p>
          </table:table-cell>
          <table:table-cell table:style-name="ce28" table:formula="of:=([$'Total Deaths'.$E71]-[$'Total Deaths'.$E70])/[$'Total Deaths'.$E$31]" office:value-type="float" office:value="16.0213903743316" calcext:value-type="float">
            <text:p>16.021</text:p>
          </table:table-cell>
          <table:table-cell table:style-name="ce28" table:formula="of:=([$'Total Deaths'.$F75]-[$'Total Deaths'.$F74])/[$'Total Deaths'.$F$31]" office:value-type="float" office:value="8.28864715795925" calcext:value-type="float">
            <text:p>8.289</text:p>
          </table:table-cell>
          <table:table-cell table:style-name="ce28" table:formula="of:=([$'Total Deaths'.$G81]-[$'Total Deaths'.$G80])/[$'Total Deaths'.$G$31]" office:value-type="float" office:value="11.003861003861" calcext:value-type="float">
            <text:p>11.004</text:p>
          </table:table-cell>
          <table:table-cell table:style-name="ce28" table:formula="of:=([$'Total Deaths'.$H79]-[$'Total Deaths'.$H78])/[$'Total Deaths'.$H$31]" office:value-type="float" office:value="10.8718100014751" calcext:value-type="float">
            <text:p>10.872</text:p>
          </table:table-cell>
          <table:table-cell table:style-name="ce28" table:formula="of:=([$'Total Deaths'.$I83]-[$'Total Deaths'.$I82])/[$'Total Deaths'.$I$31]" office:value-type="float" office:value="6.57401812688822" calcext:value-type="float">
            <text:p>6.574</text:p>
          </table:table-cell>
          <table:table-cell table:style-name="ce28" table:formula="of:=([$'Total Deaths'.$J84]-[$'Total Deaths'.$J83])/[$'Total Deaths'.$J$31]" office:value-type="float" office:value="3.5808068751492" calcext:value-type="float">
            <text:p>3.581</text:p>
          </table:table-cell>
          <table:table-cell table:number-columns-repeated="2"/>
          <table:table-cell table:formula="of:=[.M71]+1" office:value-type="float" office:value="20" calcext:value-type="float">
            <text:p>20</text:p>
          </table:table-cell>
          <table:table-cell table:style-name="ce28" table:formula="of:=([$'Total Deaths'.$E71]-[$'Total Deaths'.$E70])/[$'Total Deaths'.$E$31]" office:value-type="float" office:value="16.0213903743316" calcext:value-type="float">
            <text:p>16.021</text:p>
          </table:table-cell>
          <table:table-cell table:style-name="ce28" table:formula="of:=([$'Total Deaths'.$F75]-[$'Total Deaths'.$F74])/[$'Total Deaths'.$F$31]" office:value-type="float" office:value="8.28864715795925" calcext:value-type="float">
            <text:p>8.289</text:p>
          </table:table-cell>
          <table:table-cell table:style-name="ce28" table:formula="of:=([$'Total Deaths'.$J84]-[$'Total Deaths'.$J83])/[$'Total Deaths'.$J$31]" office:value-type="float" office:value="3.5808068751492" calcext:value-type="float">
            <text:p>3.581</text:p>
          </table:table-cell>
          <table:table-cell table:style-name="ce28" table:formula="of:=([$'Total Deaths'.$G81]-[$'Total Deaths'.$G80])/[$'Total Deaths'.$G$31]" office:value-type="float" office:value="11.003861003861" calcext:value-type="float">
            <text:p>11.004</text:p>
          </table:table-cell>
          <table:table-cell table:style-name="ce28" table:formula="of:=([$'Total Deaths'.$H79]-[$'Total Deaths'.$H78])/[$'Total Deaths'.$H$31]" office:value-type="float" office:value="10.8718100014751" calcext:value-type="float">
            <text:p>10.872</text:p>
          </table:table-cell>
          <table:table-cell table:style-name="ce28" table:formula="of:=([$'Total Deaths'.$I83]-[$'Total Deaths'.$I82])/[$'Total Deaths'.$I$31]" office:value-type="float" office:value="6.57401812688822" calcext:value-type="float">
            <text:p>6.574</text:p>
          </table:table-cell>
          <table:table-cell table:style-name="ce28" table:formula="of:=([$'Total Deaths'.$D64]-[$'Total Deaths'.$D63])/[$'Total Deaths'.$D$31]" office:value-type="float" office:value="14.6990740740741" calcext:value-type="float">
            <text:p>14.699</text:p>
          </table:table-cell>
          <table:table-cell table:style-name="Default"/>
          <table:table-cell table:style-name="ce28"/>
          <table:table-cell table:formula="of:=[.W71]+1" office:value-type="float" office:value="20" calcext:value-type="float">
            <text:p>20</text:p>
          </table:table-cell>
          <table:table-cell table:style-name="ce28" table:formula="of:=([$'Total Deaths'.$E71]-[$'Total Deaths'.$E70])/[$'Total Deaths'.$E$31]" office:value-type="float" office:value="16.0213903743316" calcext:value-type="float">
            <text:p>16.021</text:p>
          </table:table-cell>
          <table:table-cell table:style-name="ce28" table:formula="of:=([$'Total Deaths'.$G81]-[$'Total Deaths'.$G80])/[$'Total Deaths'.$G$31]" office:value-type="float" office:value="11.003861003861" calcext:value-type="float">
            <text:p>11.004</text:p>
          </table:table-cell>
          <table:table-cell table:style-name="ce28" table:formula="of:=([$'Total Deaths'.$I83]-[$'Total Deaths'.$I82])/[$'Total Deaths'.$I$31]" office:value-type="float" office:value="6.57401812688822" calcext:value-type="float">
            <text:p>6.574</text:p>
          </table:table-cell>
          <table:table-cell table:style-name="ce28" table:formula="of:=([$'Total Deaths'.$J84]-[$'Total Deaths'.$J83])/[$'Total Deaths'.$J$31]" office:value-type="float" office:value="3.5808068751492" calcext:value-type="float">
            <text:p>3.581</text:p>
          </table:table-cell>
          <table:table-cell table:style-name="ce28" table:formula="of:=([$'Total Deaths'.$F75]-[$'Total Deaths'.$F74])/[$'Total Deaths'.$F$31]" office:value-type="float" office:value="8.28864715795925" calcext:value-type="float">
            <text:p>8.289</text:p>
          </table:table-cell>
          <table:table-cell table:style-name="ce28" table:formula="of:=([$'Total Deaths'.$I83]-[$'Total Deaths'.$I82])/[$'Total Deaths'.$I$31]" office:value-type="float" office:value="6.57401812688822" calcext:value-type="float">
            <text:p>6.574</text:p>
          </table:table-cell>
          <table:table-cell table:style-name="ce28" table:formula="of:=([$'Total Deaths'.$D64]-[$'Total Deaths'.$D63])/[$'Total Deaths'.$D$31]" office:value-type="float" office:value="14.6990740740741" calcext:value-type="float">
            <text:p>14.699</text:p>
          </table:table-cell>
          <table:table-cell table:style-name="ce28" table:formula="of:=([$'Total Deaths'.$H79]-[$'Total Deaths'.$H78])/[$'Total Deaths'.$H$31]" office:value-type="float" office:value="10.8718100014751" calcext:value-type="float">
            <text:p>10.872</text:p>
          </table:table-cell>
          <table:table-cell table:number-columns-repeated="2"/>
          <table:table-cell table:formula="of:=[.AH71]+1" office:value-type="float" office:value="20" calcext:value-type="float">
            <text:p>20</text:p>
          </table:table-cell>
          <table:table-cell table:style-name="ce28" table:formula="of:=([$'Total Deaths'.$D64]-[$'Total Deaths'.$D63])/[$'Total Deaths'.$D$31]" office:value-type="float" office:value="14.6990740740741" calcext:value-type="float">
            <text:p>14.699</text:p>
          </table:table-cell>
          <table:table-cell table:style-name="ce28" table:formula="of:=([$'Total Deaths'.$E71]-[$'Total Deaths'.$E70])/[$'Total Deaths'.$E$31]" office:value-type="float" office:value="16.0213903743316" calcext:value-type="float">
            <text:p>16.021</text:p>
          </table:table-cell>
          <table:table-cell table:style-name="ce28" table:formula="of:=([$'Total Deaths'.$F75]-[$'Total Deaths'.$F74])/[$'Total Deaths'.$F$31]" office:value-type="float" office:value="8.28864715795925" calcext:value-type="float">
            <text:p>8.289</text:p>
          </table:table-cell>
          <table:table-cell table:style-name="ce28" table:formula="of:=([$'Total Deaths'.$G81]-[$'Total Deaths'.$G80])/[$'Total Deaths'.$G$31]" office:value-type="float" office:value="11.003861003861" calcext:value-type="float">
            <text:p>11.004</text:p>
          </table:table-cell>
          <table:table-cell table:style-name="ce28" table:formula="of:=([$'Total Deaths'.$H79]-[$'Total Deaths'.$H78])/[$'Total Deaths'.$H$31]" office:value-type="float" office:value="10.8718100014751" calcext:value-type="float">
            <text:p>10.872</text:p>
          </table:table-cell>
          <table:table-cell table:style-name="ce28" table:formula="of:=([$'Total Deaths'.$I83]-[$'Total Deaths'.$I82])/[$'Total Deaths'.$I$31]" office:value-type="float" office:value="6.57401812688822" calcext:value-type="float">
            <text:p>6.574</text:p>
          </table:table-cell>
          <table:table-cell table:style-name="ce28" table:formula="of:=([$'Total Deaths'.$J84]-[$'Total Deaths'.$J83])/[$'Total Deaths'.$J$31]" office:value-type="float" office:value="3.5808068751492" calcext:value-type="float">
            <text:p>3.581</text:p>
          </table:table-cell>
          <table:table-cell table:number-columns-repeated="3"/>
          <table:table-cell table:formula="of:=[.AS71]+1" office:value-type="float" office:value="20" calcext:value-type="float">
            <text:p>20</text:p>
          </table:table-cell>
          <table:table-cell table:style-name="ce28" table:formula="of:=([$'Total Deaths'.$D64]-[$'Total Deaths'.$D63])/[$'Total Deaths'.$D$31]" office:value-type="float" office:value="14.6990740740741" calcext:value-type="float">
            <text:p>14.699</text:p>
          </table:table-cell>
          <table:table-cell table:style-name="ce28" table:formula="of:=([$'Total Deaths'.$E71]-[$'Total Deaths'.$E70])/[$'Total Deaths'.$E$31]" office:value-type="float" office:value="16.0213903743316" calcext:value-type="float">
            <text:p>16.021</text:p>
          </table:table-cell>
          <table:table-cell table:style-name="ce28" table:formula="of:=([$'Total Deaths'.$F75]-[$'Total Deaths'.$F74])/[$'Total Deaths'.$F$31]" office:value-type="float" office:value="8.28864715795925" calcext:value-type="float">
            <text:p>8.289</text:p>
          </table:table-cell>
          <table:table-cell table:style-name="ce28" table:formula="of:=([$'Total Deaths'.$G81]-[$'Total Deaths'.$G80])/[$'Total Deaths'.$G$31]" office:value-type="float" office:value="11.003861003861" calcext:value-type="float">
            <text:p>11.004</text:p>
          </table:table-cell>
          <table:table-cell table:style-name="ce28" table:formula="of:=([$'Total Deaths'.$H79]-[$'Total Deaths'.$H78])/[$'Total Deaths'.$H$31]" office:value-type="float" office:value="10.8718100014751" calcext:value-type="float">
            <text:p>10.872</text:p>
          </table:table-cell>
          <table:table-cell table:style-name="ce28" table:formula="of:=([$'Total Deaths'.$I83]-[$'Total Deaths'.$I82])/[$'Total Deaths'.$I$31]" office:value-type="float" office:value="6.57401812688822" calcext:value-type="float">
            <text:p>6.574</text:p>
          </table:table-cell>
          <table:table-cell table:style-name="ce28" table:formula="of:=([$'Total Deaths'.$J84]-[$'Total Deaths'.$J83])/[$'Total Deaths'.$J$31]" office:value-type="float" office:value="3.5808068751492" calcext:value-type="float">
            <text:p>3.581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72]+1" office:value-type="float" office:value="21" calcext:value-type="float">
            <text:p>21</text:p>
          </table:table-cell>
          <table:table-cell table:style-name="ce28" table:formula="of:=([$'Total Deaths'.$D65]-[$'Total Deaths'.$D64])/[$'Total Deaths'.$D$31]" office:value-type="float" office:value="12.5" calcext:value-type="float">
            <text:p>12.500</text:p>
          </table:table-cell>
          <table:table-cell table:style-name="ce28" table:formula="of:=([$'Total Deaths'.$E72]-[$'Total Deaths'.$E71])/[$'Total Deaths'.$E$31]" office:value-type="float" office:value="14.8449197860963" calcext:value-type="float">
            <text:p>14.845</text:p>
          </table:table-cell>
          <table:table-cell table:style-name="ce28" table:formula="of:=([$'Total Deaths'.$F76]-[$'Total Deaths'.$F75])/[$'Total Deaths'.$F$31]" office:value-type="float" office:value="20.5454266891374" calcext:value-type="float">
            <text:p>20.545</text:p>
          </table:table-cell>
          <table:table-cell table:style-name="ce28" table:formula="of:=([$'Total Deaths'.$G82]-[$'Total Deaths'.$G81])/[$'Total Deaths'.$G$31]" office:value-type="float" office:value="16.4092664092664" calcext:value-type="float">
            <text:p>16.409</text:p>
          </table:table-cell>
          <table:table-cell table:style-name="ce28" table:formula="of:=([$'Total Deaths'.$H80]-[$'Total Deaths'.$H79])/[$'Total Deaths'.$H$31]" office:value-type="float" office:value="10.5767812361705" calcext:value-type="float">
            <text:p>10.577</text:p>
          </table:table-cell>
          <table:table-cell table:style-name="ce28" table:formula="of:=([$'Total Deaths'.$I84]-[$'Total Deaths'.$I83])/[$'Total Deaths'.$I$31]" office:value-type="float" office:value="7.63746223564955" calcext:value-type="float">
            <text:p>7.637</text:p>
          </table:table-cell>
          <table:table-cell table:style-name="ce28" table:formula="of:=([$'Total Deaths'.$J85]-[$'Total Deaths'.$J84])/[$'Total Deaths'.$J$31]" office:value-type="float" office:value="2.2201002625925" calcext:value-type="float">
            <text:p>2.220</text:p>
          </table:table-cell>
          <table:table-cell table:number-columns-repeated="2"/>
          <table:table-cell table:formula="of:=[.M72]+1" office:value-type="float" office:value="21" calcext:value-type="float">
            <text:p>21</text:p>
          </table:table-cell>
          <table:table-cell table:style-name="ce28" table:formula="of:=([$'Total Deaths'.$E72]-[$'Total Deaths'.$E71])/[$'Total Deaths'.$E$31]" office:value-type="float" office:value="14.8449197860963" calcext:value-type="float">
            <text:p>14.845</text:p>
          </table:table-cell>
          <table:table-cell table:style-name="ce28" table:formula="of:=([$'Total Deaths'.$F76]-[$'Total Deaths'.$F75])/[$'Total Deaths'.$F$31]" office:value-type="float" office:value="20.5454266891374" calcext:value-type="float">
            <text:p>20.545</text:p>
          </table:table-cell>
          <table:table-cell table:style-name="ce28" table:formula="of:=([$'Total Deaths'.$J85]-[$'Total Deaths'.$J84])/[$'Total Deaths'.$J$31]" office:value-type="float" office:value="2.2201002625925" calcext:value-type="float">
            <text:p>2.220</text:p>
          </table:table-cell>
          <table:table-cell table:style-name="ce28" table:formula="of:=([$'Total Deaths'.$G82]-[$'Total Deaths'.$G81])/[$'Total Deaths'.$G$31]" office:value-type="float" office:value="16.4092664092664" calcext:value-type="float">
            <text:p>16.409</text:p>
          </table:table-cell>
          <table:table-cell table:style-name="ce28" table:formula="of:=([$'Total Deaths'.$H80]-[$'Total Deaths'.$H79])/[$'Total Deaths'.$H$31]" office:value-type="float" office:value="10.5767812361705" calcext:value-type="float">
            <text:p>10.577</text:p>
          </table:table-cell>
          <table:table-cell table:style-name="ce28" table:formula="of:=([$'Total Deaths'.$I84]-[$'Total Deaths'.$I83])/[$'Total Deaths'.$I$31]" office:value-type="float" office:value="7.63746223564955" calcext:value-type="float">
            <text:p>7.637</text:p>
          </table:table-cell>
          <table:table-cell table:style-name="ce28" table:formula="of:=([$'Total Deaths'.$D65]-[$'Total Deaths'.$D64])/[$'Total Deaths'.$D$31]" office:value-type="float" office:value="12.5" calcext:value-type="float">
            <text:p>12.500</text:p>
          </table:table-cell>
          <table:table-cell table:style-name="Default"/>
          <table:table-cell table:style-name="ce28"/>
          <table:table-cell table:formula="of:=[.W72]+1" office:value-type="float" office:value="21" calcext:value-type="float">
            <text:p>21</text:p>
          </table:table-cell>
          <table:table-cell table:style-name="ce28" table:formula="of:=([$'Total Deaths'.$E72]-[$'Total Deaths'.$E71])/[$'Total Deaths'.$E$31]" office:value-type="float" office:value="14.8449197860963" calcext:value-type="float">
            <text:p>14.845</text:p>
          </table:table-cell>
          <table:table-cell table:style-name="ce28" table:formula="of:=([$'Total Deaths'.$G82]-[$'Total Deaths'.$G81])/[$'Total Deaths'.$G$31]" office:value-type="float" office:value="16.4092664092664" calcext:value-type="float">
            <text:p>16.409</text:p>
          </table:table-cell>
          <table:table-cell table:style-name="ce28" table:formula="of:=([$'Total Deaths'.$I84]-[$'Total Deaths'.$I83])/[$'Total Deaths'.$I$31]" office:value-type="float" office:value="7.63746223564955" calcext:value-type="float">
            <text:p>7.637</text:p>
          </table:table-cell>
          <table:table-cell table:style-name="ce28" table:formula="of:=([$'Total Deaths'.$J85]-[$'Total Deaths'.$J84])/[$'Total Deaths'.$J$31]" office:value-type="float" office:value="2.2201002625925" calcext:value-type="float">
            <text:p>2.220</text:p>
          </table:table-cell>
          <table:table-cell table:style-name="ce28" table:formula="of:=([$'Total Deaths'.$F76]-[$'Total Deaths'.$F75])/[$'Total Deaths'.$F$31]" office:value-type="float" office:value="20.5454266891374" calcext:value-type="float">
            <text:p>20.545</text:p>
          </table:table-cell>
          <table:table-cell table:style-name="ce28" table:formula="of:=([$'Total Deaths'.$I84]-[$'Total Deaths'.$I83])/[$'Total Deaths'.$I$31]" office:value-type="float" office:value="7.63746223564955" calcext:value-type="float">
            <text:p>7.637</text:p>
          </table:table-cell>
          <table:table-cell table:style-name="ce28" table:formula="of:=([$'Total Deaths'.$D65]-[$'Total Deaths'.$D64])/[$'Total Deaths'.$D$31]" office:value-type="float" office:value="12.5" calcext:value-type="float">
            <text:p>12.500</text:p>
          </table:table-cell>
          <table:table-cell table:style-name="ce28" table:formula="of:=([$'Total Deaths'.$H80]-[$'Total Deaths'.$H79])/[$'Total Deaths'.$H$31]" office:value-type="float" office:value="10.5767812361705" calcext:value-type="float">
            <text:p>10.577</text:p>
          </table:table-cell>
          <table:table-cell table:number-columns-repeated="2"/>
          <table:table-cell table:formula="of:=[.AH72]+1" office:value-type="float" office:value="21" calcext:value-type="float">
            <text:p>21</text:p>
          </table:table-cell>
          <table:table-cell table:style-name="ce28" table:formula="of:=([$'Total Deaths'.$D65]-[$'Total Deaths'.$D64])/[$'Total Deaths'.$D$31]" office:value-type="float" office:value="12.5" calcext:value-type="float">
            <text:p>12.500</text:p>
          </table:table-cell>
          <table:table-cell table:style-name="ce28" table:formula="of:=([$'Total Deaths'.$E72]-[$'Total Deaths'.$E71])/[$'Total Deaths'.$E$31]" office:value-type="float" office:value="14.8449197860963" calcext:value-type="float">
            <text:p>14.845</text:p>
          </table:table-cell>
          <table:table-cell table:style-name="ce28" table:formula="of:=([$'Total Deaths'.$F76]-[$'Total Deaths'.$F75])/[$'Total Deaths'.$F$31]" office:value-type="float" office:value="20.5454266891374" calcext:value-type="float">
            <text:p>20.545</text:p>
          </table:table-cell>
          <table:table-cell table:style-name="ce28" table:formula="of:=([$'Total Deaths'.$G82]-[$'Total Deaths'.$G81])/[$'Total Deaths'.$G$31]" office:value-type="float" office:value="16.4092664092664" calcext:value-type="float">
            <text:p>16.409</text:p>
          </table:table-cell>
          <table:table-cell table:style-name="ce28" table:formula="of:=([$'Total Deaths'.$H80]-[$'Total Deaths'.$H79])/[$'Total Deaths'.$H$31]" office:value-type="float" office:value="10.5767812361705" calcext:value-type="float">
            <text:p>10.577</text:p>
          </table:table-cell>
          <table:table-cell table:style-name="ce28" table:formula="of:=([$'Total Deaths'.$I84]-[$'Total Deaths'.$I83])/[$'Total Deaths'.$I$31]" office:value-type="float" office:value="7.63746223564955" calcext:value-type="float">
            <text:p>7.637</text:p>
          </table:table-cell>
          <table:table-cell table:style-name="ce28" table:formula="of:=([$'Total Deaths'.$J85]-[$'Total Deaths'.$J84])/[$'Total Deaths'.$J$31]" office:value-type="float" office:value="2.2201002625925" calcext:value-type="float">
            <text:p>2.220</text:p>
          </table:table-cell>
          <table:table-cell table:number-columns-repeated="3"/>
          <table:table-cell table:formula="of:=[.AS72]+1" office:value-type="float" office:value="21" calcext:value-type="float">
            <text:p>21</text:p>
          </table:table-cell>
          <table:table-cell table:style-name="ce28" table:formula="of:=([$'Total Deaths'.$D65]-[$'Total Deaths'.$D64])/[$'Total Deaths'.$D$31]" office:value-type="float" office:value="12.5" calcext:value-type="float">
            <text:p>12.500</text:p>
          </table:table-cell>
          <table:table-cell table:style-name="ce28" table:formula="of:=([$'Total Deaths'.$E72]-[$'Total Deaths'.$E71])/[$'Total Deaths'.$E$31]" office:value-type="float" office:value="14.8449197860963" calcext:value-type="float">
            <text:p>14.845</text:p>
          </table:table-cell>
          <table:table-cell table:style-name="ce28" table:formula="of:=([$'Total Deaths'.$F76]-[$'Total Deaths'.$F75])/[$'Total Deaths'.$F$31]" office:value-type="float" office:value="20.5454266891374" calcext:value-type="float">
            <text:p>20.545</text:p>
          </table:table-cell>
          <table:table-cell table:style-name="ce28" table:formula="of:=([$'Total Deaths'.$G82]-[$'Total Deaths'.$G81])/[$'Total Deaths'.$G$31]" office:value-type="float" office:value="16.4092664092664" calcext:value-type="float">
            <text:p>16.409</text:p>
          </table:table-cell>
          <table:table-cell table:style-name="ce28" table:formula="of:=([$'Total Deaths'.$H80]-[$'Total Deaths'.$H79])/[$'Total Deaths'.$H$31]" office:value-type="float" office:value="10.5767812361705" calcext:value-type="float">
            <text:p>10.577</text:p>
          </table:table-cell>
          <table:table-cell table:style-name="ce28" table:formula="of:=([$'Total Deaths'.$I84]-[$'Total Deaths'.$I83])/[$'Total Deaths'.$I$31]" office:value-type="float" office:value="7.63746223564955" calcext:value-type="float">
            <text:p>7.637</text:p>
          </table:table-cell>
          <table:table-cell table:style-name="ce28" table:formula="of:=([$'Total Deaths'.$J85]-[$'Total Deaths'.$J84])/[$'Total Deaths'.$J$31]" office:value-type="float" office:value="2.2201002625925" calcext:value-type="float">
            <text:p>2.220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73]+1" office:value-type="float" office:value="22" calcext:value-type="float">
            <text:p>22</text:p>
          </table:table-cell>
          <table:table-cell table:style-name="ce28" table:formula="of:=([$'Total Deaths'.$D66]-[$'Total Deaths'.$D65])/[$'Total Deaths'.$D$31]" office:value-type="float" office:value="13.4259259259259" calcext:value-type="float">
            <text:p>13.426</text:p>
          </table:table-cell>
          <table:table-cell table:style-name="ce28" table:formula="of:=([$'Total Deaths'.$E73]-[$'Total Deaths'.$E72])/[$'Total Deaths'.$E$31]" office:value-type="float" office:value="14.9732620320856" calcext:value-type="float">
            <text:p>14.973</text:p>
          </table:table-cell>
          <table:table-cell table:style-name="ce28" table:formula="of:=([$'Total Deaths'.$F77]-[$'Total Deaths'.$F76])/[$'Total Deaths'.$F$31]" office:value-type="float" office:value="15.1218017465911" calcext:value-type="float">
            <text:p>15.122</text:p>
          </table:table-cell>
          <table:table-cell table:style-name="ce28" table:formula="of:=([$'Total Deaths'.$G83]-[$'Total Deaths'.$G82])/[$'Total Deaths'.$G$31]" office:value-type="float" office:value="12.5482625482626" calcext:value-type="float">
            <text:p>12.548</text:p>
          </table:table-cell>
          <table:table-cell table:style-name="ce28" table:formula="of:=([$'Total Deaths'.$H81]-[$'Total Deaths'.$H80])/[$'Total Deaths'.$H$31]" office:value-type="float" office:value="11.4766189703496" calcext:value-type="float">
            <text:p>11.477</text:p>
          </table:table-cell>
          <table:table-cell table:style-name="ce28" table:formula="of:=([$'Total Deaths'.$I85]-[$'Total Deaths'.$I84])/[$'Total Deaths'.$I$31]" office:value-type="float" office:value="5.6404833836858" calcext:value-type="float">
            <text:p>5.640</text:p>
          </table:table-cell>
          <table:table-cell table:style-name="ce28" table:formula="of:=([$'Total Deaths'.$J86]-[$'Total Deaths'.$J85])/[$'Total Deaths'.$J$31]" office:value-type="float" office:value="1.24134638338506" calcext:value-type="float">
            <text:p>1.241</text:p>
          </table:table-cell>
          <table:table-cell table:number-columns-repeated="2"/>
          <table:table-cell table:formula="of:=[.M73]+1" office:value-type="float" office:value="22" calcext:value-type="float">
            <text:p>22</text:p>
          </table:table-cell>
          <table:table-cell table:style-name="ce28" table:formula="of:=([$'Total Deaths'.$E73]-[$'Total Deaths'.$E72])/[$'Total Deaths'.$E$31]" office:value-type="float" office:value="14.9732620320856" calcext:value-type="float">
            <text:p>14.973</text:p>
          </table:table-cell>
          <table:table-cell table:style-name="ce28" table:formula="of:=([$'Total Deaths'.$F77]-[$'Total Deaths'.$F76])/[$'Total Deaths'.$F$31]" office:value-type="float" office:value="15.1218017465911" calcext:value-type="float">
            <text:p>15.122</text:p>
          </table:table-cell>
          <table:table-cell table:style-name="ce28" table:formula="of:=([$'Total Deaths'.$J86]-[$'Total Deaths'.$J85])/[$'Total Deaths'.$J$31]" office:value-type="float" office:value="1.24134638338506" calcext:value-type="float">
            <text:p>1.241</text:p>
          </table:table-cell>
          <table:table-cell table:style-name="ce28" table:formula="of:=([$'Total Deaths'.$G83]-[$'Total Deaths'.$G82])/[$'Total Deaths'.$G$31]" office:value-type="float" office:value="12.5482625482626" calcext:value-type="float">
            <text:p>12.548</text:p>
          </table:table-cell>
          <table:table-cell table:style-name="ce28" table:formula="of:=([$'Total Deaths'.$H81]-[$'Total Deaths'.$H80])/[$'Total Deaths'.$H$31]" office:value-type="float" office:value="11.4766189703496" calcext:value-type="float">
            <text:p>11.477</text:p>
          </table:table-cell>
          <table:table-cell table:style-name="ce28" table:formula="of:=([$'Total Deaths'.$I85]-[$'Total Deaths'.$I84])/[$'Total Deaths'.$I$31]" office:value-type="float" office:value="5.6404833836858" calcext:value-type="float">
            <text:p>5.640</text:p>
          </table:table-cell>
          <table:table-cell table:style-name="ce28" table:formula="of:=([$'Total Deaths'.$D66]-[$'Total Deaths'.$D65])/[$'Total Deaths'.$D$31]" office:value-type="float" office:value="13.4259259259259" calcext:value-type="float">
            <text:p>13.426</text:p>
          </table:table-cell>
          <table:table-cell table:style-name="Default"/>
          <table:table-cell table:style-name="ce28"/>
          <table:table-cell table:formula="of:=[.W73]+1" office:value-type="float" office:value="22" calcext:value-type="float">
            <text:p>22</text:p>
          </table:table-cell>
          <table:table-cell table:style-name="ce28" table:formula="of:=([$'Total Deaths'.$E73]-[$'Total Deaths'.$E72])/[$'Total Deaths'.$E$31]" office:value-type="float" office:value="14.9732620320856" calcext:value-type="float">
            <text:p>14.973</text:p>
          </table:table-cell>
          <table:table-cell table:style-name="ce28" table:formula="of:=([$'Total Deaths'.$G83]-[$'Total Deaths'.$G82])/[$'Total Deaths'.$G$31]" office:value-type="float" office:value="12.5482625482626" calcext:value-type="float">
            <text:p>12.548</text:p>
          </table:table-cell>
          <table:table-cell table:style-name="ce28" table:formula="of:=([$'Total Deaths'.$I85]-[$'Total Deaths'.$I84])/[$'Total Deaths'.$I$31]" office:value-type="float" office:value="5.6404833836858" calcext:value-type="float">
            <text:p>5.640</text:p>
          </table:table-cell>
          <table:table-cell table:style-name="ce28" table:formula="of:=([$'Total Deaths'.$J86]-[$'Total Deaths'.$J85])/[$'Total Deaths'.$J$31]" office:value-type="float" office:value="1.24134638338506" calcext:value-type="float">
            <text:p>1.241</text:p>
          </table:table-cell>
          <table:table-cell table:style-name="ce28" table:formula="of:=([$'Total Deaths'.$F77]-[$'Total Deaths'.$F76])/[$'Total Deaths'.$F$31]" office:value-type="float" office:value="15.1218017465911" calcext:value-type="float">
            <text:p>15.122</text:p>
          </table:table-cell>
          <table:table-cell table:style-name="ce28" table:formula="of:=([$'Total Deaths'.$I85]-[$'Total Deaths'.$I84])/[$'Total Deaths'.$I$31]" office:value-type="float" office:value="5.6404833836858" calcext:value-type="float">
            <text:p>5.640</text:p>
          </table:table-cell>
          <table:table-cell table:style-name="ce28" table:formula="of:=([$'Total Deaths'.$D66]-[$'Total Deaths'.$D65])/[$'Total Deaths'.$D$31]" office:value-type="float" office:value="13.4259259259259" calcext:value-type="float">
            <text:p>13.426</text:p>
          </table:table-cell>
          <table:table-cell table:style-name="ce28" table:formula="of:=([$'Total Deaths'.$H81]-[$'Total Deaths'.$H80])/[$'Total Deaths'.$H$31]" office:value-type="float" office:value="11.4766189703496" calcext:value-type="float">
            <text:p>11.477</text:p>
          </table:table-cell>
          <table:table-cell table:number-columns-repeated="2"/>
          <table:table-cell table:formula="of:=[.AH73]+1" office:value-type="float" office:value="22" calcext:value-type="float">
            <text:p>22</text:p>
          </table:table-cell>
          <table:table-cell table:style-name="ce28" table:formula="of:=([$'Total Deaths'.$D66]-[$'Total Deaths'.$D65])/[$'Total Deaths'.$D$31]" office:value-type="float" office:value="13.4259259259259" calcext:value-type="float">
            <text:p>13.426</text:p>
          </table:table-cell>
          <table:table-cell table:style-name="ce28" table:formula="of:=([$'Total Deaths'.$E73]-[$'Total Deaths'.$E72])/[$'Total Deaths'.$E$31]" office:value-type="float" office:value="14.9732620320856" calcext:value-type="float">
            <text:p>14.973</text:p>
          </table:table-cell>
          <table:table-cell table:style-name="ce28" table:formula="of:=([$'Total Deaths'.$F77]-[$'Total Deaths'.$F76])/[$'Total Deaths'.$F$31]" office:value-type="float" office:value="15.1218017465911" calcext:value-type="float">
            <text:p>15.122</text:p>
          </table:table-cell>
          <table:table-cell table:style-name="ce28" table:formula="of:=([$'Total Deaths'.$G83]-[$'Total Deaths'.$G82])/[$'Total Deaths'.$G$31]" office:value-type="float" office:value="12.5482625482626" calcext:value-type="float">
            <text:p>12.548</text:p>
          </table:table-cell>
          <table:table-cell table:style-name="ce28" table:formula="of:=([$'Total Deaths'.$H81]-[$'Total Deaths'.$H80])/[$'Total Deaths'.$H$31]" office:value-type="float" office:value="11.4766189703496" calcext:value-type="float">
            <text:p>11.477</text:p>
          </table:table-cell>
          <table:table-cell table:style-name="ce28" table:formula="of:=([$'Total Deaths'.$I85]-[$'Total Deaths'.$I84])/[$'Total Deaths'.$I$31]" office:value-type="float" office:value="5.6404833836858" calcext:value-type="float">
            <text:p>5.640</text:p>
          </table:table-cell>
          <table:table-cell table:style-name="ce28" table:formula="of:=([$'Total Deaths'.$J86]-[$'Total Deaths'.$J85])/[$'Total Deaths'.$J$31]" office:value-type="float" office:value="1.24134638338506" calcext:value-type="float">
            <text:p>1.241</text:p>
          </table:table-cell>
          <table:table-cell table:number-columns-repeated="3"/>
          <table:table-cell table:formula="of:=[.AS73]+1" office:value-type="float" office:value="22" calcext:value-type="float">
            <text:p>22</text:p>
          </table:table-cell>
          <table:table-cell table:style-name="ce28" table:formula="of:=([$'Total Deaths'.$D66]-[$'Total Deaths'.$D65])/[$'Total Deaths'.$D$31]" office:value-type="float" office:value="13.4259259259259" calcext:value-type="float">
            <text:p>13.426</text:p>
          </table:table-cell>
          <table:table-cell table:style-name="ce28" table:formula="of:=([$'Total Deaths'.$E73]-[$'Total Deaths'.$E72])/[$'Total Deaths'.$E$31]" office:value-type="float" office:value="14.9732620320856" calcext:value-type="float">
            <text:p>14.973</text:p>
          </table:table-cell>
          <table:table-cell table:style-name="ce28" table:formula="of:=([$'Total Deaths'.$F77]-[$'Total Deaths'.$F76])/[$'Total Deaths'.$F$31]" office:value-type="float" office:value="15.1218017465911" calcext:value-type="float">
            <text:p>15.122</text:p>
          </table:table-cell>
          <table:table-cell table:style-name="ce28" table:formula="of:=([$'Total Deaths'.$G83]-[$'Total Deaths'.$G82])/[$'Total Deaths'.$G$31]" office:value-type="float" office:value="12.5482625482626" calcext:value-type="float">
            <text:p>12.548</text:p>
          </table:table-cell>
          <table:table-cell table:style-name="ce28" table:formula="of:=([$'Total Deaths'.$H81]-[$'Total Deaths'.$H80])/[$'Total Deaths'.$H$31]" office:value-type="float" office:value="11.4766189703496" calcext:value-type="float">
            <text:p>11.477</text:p>
          </table:table-cell>
          <table:table-cell table:style-name="ce28" table:formula="of:=([$'Total Deaths'.$I85]-[$'Total Deaths'.$I84])/[$'Total Deaths'.$I$31]" office:value-type="float" office:value="5.6404833836858" calcext:value-type="float">
            <text:p>5.640</text:p>
          </table:table-cell>
          <table:table-cell table:style-name="ce28" table:formula="of:=([$'Total Deaths'.$J86]-[$'Total Deaths'.$J85])/[$'Total Deaths'.$J$31]" office:value-type="float" office:value="1.24134638338506" calcext:value-type="float">
            <text:p>1.241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74]+1" office:value-type="float" office:value="23" calcext:value-type="float">
            <text:p>23</text:p>
          </table:table-cell>
          <table:table-cell table:style-name="ce28" table:formula="of:=([$'Total Deaths'.$D67]-[$'Total Deaths'.$D66])/[$'Total Deaths'.$D$31]" office:value-type="float" office:value="13.8392857142857" calcext:value-type="float">
            <text:p>13.839</text:p>
          </table:table-cell>
          <table:table-cell table:style-name="ce28" table:formula="of:=([$'Total Deaths'.$E74]-[$'Total Deaths'.$E73])/[$'Total Deaths'.$E$31]" office:value-type="float" office:value="15.0588235294118" calcext:value-type="float">
            <text:p>15.059</text:p>
          </table:table-cell>
          <table:table-cell table:style-name="ce28" table:formula="of:=([$'Total Deaths'.$F78]-[$'Total Deaths'.$F77])/[$'Total Deaths'.$F$31]" office:value-type="float" office:value="9.72881875287268" calcext:value-type="float">
            <text:p>9.729</text:p>
          </table:table-cell>
          <table:table-cell table:style-name="ce28" table:formula="of:=([$'Total Deaths'.$G84]-[$'Total Deaths'.$G83])/[$'Total Deaths'.$G$31]" office:value-type="float" office:value="6.46718146718147" calcext:value-type="float">
            <text:p>6.467</text:p>
          </table:table-cell>
          <table:table-cell table:style-name="ce28" table:formula="of:=([$'Total Deaths'.$H82]-[$'Total Deaths'.$H81])/[$'Total Deaths'.$H$31]" office:value-type="float" office:value="11.2258445198407" calcext:value-type="float">
            <text:p>11.226</text:p>
          </table:table-cell>
          <table:table-cell table:style-name="ce28" table:formula="of:=([$'Total Deaths'.$I86]-[$'Total Deaths'.$I85])/[$'Total Deaths'.$I$31]" office:value-type="float" office:value="4.71601208459215" calcext:value-type="float">
            <text:p>4.716</text:p>
          </table:table-cell>
          <table:table-cell table:style-name="ce28" table:formula="of:=([$'Total Deaths'.$J87]-[$'Total Deaths'.$J86])/[$'Total Deaths'.$J$31]" office:value-type="float" office:value="2.62592504177608" calcext:value-type="float">
            <text:p>2.626</text:p>
          </table:table-cell>
          <table:table-cell table:number-columns-repeated="2"/>
          <table:table-cell table:formula="of:=[.M74]+1" office:value-type="float" office:value="23" calcext:value-type="float">
            <text:p>23</text:p>
          </table:table-cell>
          <table:table-cell table:style-name="ce28" table:formula="of:=([$'Total Deaths'.$E74]-[$'Total Deaths'.$E73])/[$'Total Deaths'.$E$31]" office:value-type="float" office:value="15.0588235294118" calcext:value-type="float">
            <text:p>15.059</text:p>
          </table:table-cell>
          <table:table-cell table:style-name="ce28" table:formula="of:=([$'Total Deaths'.$F78]-[$'Total Deaths'.$F77])/[$'Total Deaths'.$F$31]" office:value-type="float" office:value="9.72881875287268" calcext:value-type="float">
            <text:p>9.729</text:p>
          </table:table-cell>
          <table:table-cell table:style-name="ce28" table:formula="of:=([$'Total Deaths'.$J87]-[$'Total Deaths'.$J86])/[$'Total Deaths'.$J$31]" office:value-type="float" office:value="2.62592504177608" calcext:value-type="float">
            <text:p>2.626</text:p>
          </table:table-cell>
          <table:table-cell table:style-name="ce28" table:formula="of:=([$'Total Deaths'.$G84]-[$'Total Deaths'.$G83])/[$'Total Deaths'.$G$31]" office:value-type="float" office:value="6.46718146718147" calcext:value-type="float">
            <text:p>6.467</text:p>
          </table:table-cell>
          <table:table-cell table:style-name="ce28" table:formula="of:=([$'Total Deaths'.$H82]-[$'Total Deaths'.$H81])/[$'Total Deaths'.$H$31]" office:value-type="float" office:value="11.2258445198407" calcext:value-type="float">
            <text:p>11.226</text:p>
          </table:table-cell>
          <table:table-cell table:style-name="ce28" table:formula="of:=([$'Total Deaths'.$I86]-[$'Total Deaths'.$I85])/[$'Total Deaths'.$I$31]" office:value-type="float" office:value="4.71601208459215" calcext:value-type="float">
            <text:p>4.716</text:p>
          </table:table-cell>
          <table:table-cell table:style-name="ce28" table:formula="of:=([$'Total Deaths'.$D67]-[$'Total Deaths'.$D66])/[$'Total Deaths'.$D$31]" office:value-type="float" office:value="13.8392857142857" calcext:value-type="float">
            <text:p>13.839</text:p>
          </table:table-cell>
          <table:table-cell table:style-name="Default"/>
          <table:table-cell table:style-name="ce28"/>
          <table:table-cell table:formula="of:=[.W74]+1" office:value-type="float" office:value="23" calcext:value-type="float">
            <text:p>23</text:p>
          </table:table-cell>
          <table:table-cell table:style-name="ce28" table:formula="of:=([$'Total Deaths'.$E74]-[$'Total Deaths'.$E73])/[$'Total Deaths'.$E$31]" office:value-type="float" office:value="15.0588235294118" calcext:value-type="float">
            <text:p>15.059</text:p>
          </table:table-cell>
          <table:table-cell table:style-name="ce28" table:formula="of:=([$'Total Deaths'.$G84]-[$'Total Deaths'.$G83])/[$'Total Deaths'.$G$31]" office:value-type="float" office:value="6.46718146718147" calcext:value-type="float">
            <text:p>6.467</text:p>
          </table:table-cell>
          <table:table-cell table:style-name="ce28" table:formula="of:=([$'Total Deaths'.$I86]-[$'Total Deaths'.$I85])/[$'Total Deaths'.$I$31]" office:value-type="float" office:value="4.71601208459215" calcext:value-type="float">
            <text:p>4.716</text:p>
          </table:table-cell>
          <table:table-cell table:style-name="ce28" table:formula="of:=([$'Total Deaths'.$J87]-[$'Total Deaths'.$J86])/[$'Total Deaths'.$J$31]" office:value-type="float" office:value="2.62592504177608" calcext:value-type="float">
            <text:p>2.626</text:p>
          </table:table-cell>
          <table:table-cell table:style-name="ce28" table:formula="of:=([$'Total Deaths'.$F78]-[$'Total Deaths'.$F77])/[$'Total Deaths'.$F$31]" office:value-type="float" office:value="9.72881875287268" calcext:value-type="float">
            <text:p>9.729</text:p>
          </table:table-cell>
          <table:table-cell table:style-name="ce28" table:formula="of:=([$'Total Deaths'.$I86]-[$'Total Deaths'.$I85])/[$'Total Deaths'.$I$31]" office:value-type="float" office:value="4.71601208459215" calcext:value-type="float">
            <text:p>4.716</text:p>
          </table:table-cell>
          <table:table-cell table:style-name="ce28" table:formula="of:=([$'Total Deaths'.$D67]-[$'Total Deaths'.$D66])/[$'Total Deaths'.$D$31]" office:value-type="float" office:value="13.8392857142857" calcext:value-type="float">
            <text:p>13.839</text:p>
          </table:table-cell>
          <table:table-cell table:style-name="ce28" table:formula="of:=([$'Total Deaths'.$H82]-[$'Total Deaths'.$H81])/[$'Total Deaths'.$H$31]" office:value-type="float" office:value="11.2258445198407" calcext:value-type="float">
            <text:p>11.226</text:p>
          </table:table-cell>
          <table:table-cell table:number-columns-repeated="2"/>
          <table:table-cell table:formula="of:=[.AH74]+1" office:value-type="float" office:value="23" calcext:value-type="float">
            <text:p>23</text:p>
          </table:table-cell>
          <table:table-cell table:style-name="ce28" table:formula="of:=([$'Total Deaths'.$D67]-[$'Total Deaths'.$D66])/[$'Total Deaths'.$D$31]" office:value-type="float" office:value="13.8392857142857" calcext:value-type="float">
            <text:p>13.839</text:p>
          </table:table-cell>
          <table:table-cell table:style-name="ce28" table:formula="of:=([$'Total Deaths'.$E74]-[$'Total Deaths'.$E73])/[$'Total Deaths'.$E$31]" office:value-type="float" office:value="15.0588235294118" calcext:value-type="float">
            <text:p>15.059</text:p>
          </table:table-cell>
          <table:table-cell table:style-name="ce28" table:formula="of:=([$'Total Deaths'.$F78]-[$'Total Deaths'.$F77])/[$'Total Deaths'.$F$31]" office:value-type="float" office:value="9.72881875287268" calcext:value-type="float">
            <text:p>9.729</text:p>
          </table:table-cell>
          <table:table-cell table:style-name="ce28" table:formula="of:=([$'Total Deaths'.$G84]-[$'Total Deaths'.$G83])/[$'Total Deaths'.$G$31]" office:value-type="float" office:value="6.46718146718147" calcext:value-type="float">
            <text:p>6.467</text:p>
          </table:table-cell>
          <table:table-cell table:style-name="ce28" table:formula="of:=([$'Total Deaths'.$H82]-[$'Total Deaths'.$H81])/[$'Total Deaths'.$H$31]" office:value-type="float" office:value="11.2258445198407" calcext:value-type="float">
            <text:p>11.226</text:p>
          </table:table-cell>
          <table:table-cell table:style-name="ce28" table:formula="of:=([$'Total Deaths'.$I86]-[$'Total Deaths'.$I85])/[$'Total Deaths'.$I$31]" office:value-type="float" office:value="4.71601208459215" calcext:value-type="float">
            <text:p>4.716</text:p>
          </table:table-cell>
          <table:table-cell table:style-name="ce28" table:formula="of:=([$'Total Deaths'.$J87]-[$'Total Deaths'.$J86])/[$'Total Deaths'.$J$31]" office:value-type="float" office:value="2.62592504177608" calcext:value-type="float">
            <text:p>2.626</text:p>
          </table:table-cell>
          <table:table-cell table:number-columns-repeated="3"/>
          <table:table-cell table:formula="of:=[.AS74]+1" office:value-type="float" office:value="23" calcext:value-type="float">
            <text:p>23</text:p>
          </table:table-cell>
          <table:table-cell table:style-name="ce28" table:formula="of:=([$'Total Deaths'.$D67]-[$'Total Deaths'.$D66])/[$'Total Deaths'.$D$31]" office:value-type="float" office:value="13.8392857142857" calcext:value-type="float">
            <text:p>13.839</text:p>
          </table:table-cell>
          <table:table-cell table:style-name="ce28" table:formula="of:=([$'Total Deaths'.$E74]-[$'Total Deaths'.$E73])/[$'Total Deaths'.$E$31]" office:value-type="float" office:value="15.0588235294118" calcext:value-type="float">
            <text:p>15.059</text:p>
          </table:table-cell>
          <table:table-cell table:style-name="ce28" table:formula="of:=([$'Total Deaths'.$F78]-[$'Total Deaths'.$F77])/[$'Total Deaths'.$F$31]" office:value-type="float" office:value="9.72881875287268" calcext:value-type="float">
            <text:p>9.729</text:p>
          </table:table-cell>
          <table:table-cell table:style-name="ce28" table:formula="of:=([$'Total Deaths'.$G84]-[$'Total Deaths'.$G83])/[$'Total Deaths'.$G$31]" office:value-type="float" office:value="6.46718146718147" calcext:value-type="float">
            <text:p>6.467</text:p>
          </table:table-cell>
          <table:table-cell table:style-name="ce28" table:formula="of:=([$'Total Deaths'.$H82]-[$'Total Deaths'.$H81])/[$'Total Deaths'.$H$31]" office:value-type="float" office:value="11.2258445198407" calcext:value-type="float">
            <text:p>11.226</text:p>
          </table:table-cell>
          <table:table-cell table:style-name="ce28" table:formula="of:=([$'Total Deaths'.$I86]-[$'Total Deaths'.$I85])/[$'Total Deaths'.$I$31]" office:value-type="float" office:value="4.71601208459215" calcext:value-type="float">
            <text:p>4.716</text:p>
          </table:table-cell>
          <table:table-cell table:style-name="ce28" table:formula="of:=([$'Total Deaths'.$J87]-[$'Total Deaths'.$J86])/[$'Total Deaths'.$J$31]" office:value-type="float" office:value="2.62592504177608" calcext:value-type="float">
            <text:p>2.626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75]+1" office:value-type="float" office:value="24" calcext:value-type="float">
            <text:p>24</text:p>
          </table:table-cell>
          <table:table-cell table:style-name="ce28" table:formula="of:=([$'Total Deaths'.$D68]-[$'Total Deaths'.$D67])/[$'Total Deaths'.$D$31]" office:value-type="float" office:value="12.0205026455026" calcext:value-type="float">
            <text:p>12.021</text:p>
          </table:table-cell>
          <table:table-cell table:style-name="ce28" table:formula="of:=([$'Total Deaths'.$E75]-[$'Total Deaths'.$E74])/[$'Total Deaths'.$E$31]" office:value-type="float" office:value="15.9786096256685" calcext:value-type="float">
            <text:p>15.979</text:p>
          </table:table-cell>
          <table:table-cell table:style-name="ce28" table:formula="of:=([$'Total Deaths'.$F79]-[$'Total Deaths'.$F78])/[$'Total Deaths'.$F$31]" office:value-type="float" office:value="8.5950666462387" calcext:value-type="float">
            <text:p>8.595</text:p>
          </table:table-cell>
          <table:table-cell table:style-name="ce28" table:formula="of:=([$'Total Deaths'.$G85]-[$'Total Deaths'.$G84])/[$'Total Deaths'.$G$31]" office:value-type="float" office:value="10.7142857142857" calcext:value-type="float">
            <text:p>10.714</text:p>
          </table:table-cell>
          <table:table-cell table:style-name="ce28" table:formula="of:=([$'Total Deaths'.$H83]-[$'Total Deaths'.$H82])/[$'Total Deaths'.$H$31]" office:value-type="float" office:value="12.7009883463638" calcext:value-type="float">
            <text:p>12.701</text:p>
          </table:table-cell>
          <table:table-cell table:style-name="ce28" table:formula="of:=([$'Total Deaths'.$I87]-[$'Total Deaths'.$I86])/[$'Total Deaths'.$I$31]" office:value-type="float" office:value="5.85800604229607" calcext:value-type="float">
            <text:p>5.858</text:p>
          </table:table-cell>
          <table:table-cell table:style-name="ce28" table:formula="of:=([$'Total Deaths'.$J88]-[$'Total Deaths'.$J87])/[$'Total Deaths'.$J$31]" office:value-type="float" office:value="2.67366913344474" calcext:value-type="float">
            <text:p>2.674</text:p>
          </table:table-cell>
          <table:table-cell table:number-columns-repeated="2"/>
          <table:table-cell table:formula="of:=[.M75]+1" office:value-type="float" office:value="24" calcext:value-type="float">
            <text:p>24</text:p>
          </table:table-cell>
          <table:table-cell table:style-name="ce28" table:formula="of:=([$'Total Deaths'.$E75]-[$'Total Deaths'.$E74])/[$'Total Deaths'.$E$31]" office:value-type="float" office:value="15.9786096256685" calcext:value-type="float">
            <text:p>15.979</text:p>
          </table:table-cell>
          <table:table-cell table:style-name="ce28" table:formula="of:=([$'Total Deaths'.$F79]-[$'Total Deaths'.$F78])/[$'Total Deaths'.$F$31]" office:value-type="float" office:value="8.5950666462387" calcext:value-type="float">
            <text:p>8.595</text:p>
          </table:table-cell>
          <table:table-cell table:style-name="ce28" table:formula="of:=([$'Total Deaths'.$J88]-[$'Total Deaths'.$J87])/[$'Total Deaths'.$J$31]" office:value-type="float" office:value="2.67366913344474" calcext:value-type="float">
            <text:p>2.674</text:p>
          </table:table-cell>
          <table:table-cell table:style-name="ce28" table:formula="of:=([$'Total Deaths'.$G85]-[$'Total Deaths'.$G84])/[$'Total Deaths'.$G$31]" office:value-type="float" office:value="10.7142857142857" calcext:value-type="float">
            <text:p>10.714</text:p>
          </table:table-cell>
          <table:table-cell table:style-name="ce28" table:formula="of:=([$'Total Deaths'.$H83]-[$'Total Deaths'.$H82])/[$'Total Deaths'.$H$31]" office:value-type="float" office:value="12.7009883463638" calcext:value-type="float">
            <text:p>12.701</text:p>
          </table:table-cell>
          <table:table-cell table:style-name="ce28" table:formula="of:=([$'Total Deaths'.$I87]-[$'Total Deaths'.$I86])/[$'Total Deaths'.$I$31]" office:value-type="float" office:value="5.85800604229607" calcext:value-type="float">
            <text:p>5.858</text:p>
          </table:table-cell>
          <table:table-cell table:style-name="ce28" table:formula="of:=([$'Total Deaths'.$D68]-[$'Total Deaths'.$D67])/[$'Total Deaths'.$D$31]" office:value-type="float" office:value="12.0205026455026" calcext:value-type="float">
            <text:p>12.021</text:p>
          </table:table-cell>
          <table:table-cell table:style-name="Default"/>
          <table:table-cell table:style-name="ce28"/>
          <table:table-cell table:formula="of:=[.W75]+1" office:value-type="float" office:value="24" calcext:value-type="float">
            <text:p>24</text:p>
          </table:table-cell>
          <table:table-cell table:style-name="ce28" table:formula="of:=([$'Total Deaths'.$E75]-[$'Total Deaths'.$E74])/[$'Total Deaths'.$E$31]" office:value-type="float" office:value="15.9786096256685" calcext:value-type="float">
            <text:p>15.979</text:p>
          </table:table-cell>
          <table:table-cell table:style-name="ce28" table:formula="of:=([$'Total Deaths'.$G85]-[$'Total Deaths'.$G84])/[$'Total Deaths'.$G$31]" office:value-type="float" office:value="10.7142857142857" calcext:value-type="float">
            <text:p>10.714</text:p>
          </table:table-cell>
          <table:table-cell table:style-name="ce28" table:formula="of:=([$'Total Deaths'.$I87]-[$'Total Deaths'.$I86])/[$'Total Deaths'.$I$31]" office:value-type="float" office:value="5.85800604229607" calcext:value-type="float">
            <text:p>5.858</text:p>
          </table:table-cell>
          <table:table-cell table:style-name="ce28" table:formula="of:=([$'Total Deaths'.$J88]-[$'Total Deaths'.$J87])/[$'Total Deaths'.$J$31]" office:value-type="float" office:value="2.67366913344474" calcext:value-type="float">
            <text:p>2.674</text:p>
          </table:table-cell>
          <table:table-cell table:style-name="ce28" table:formula="of:=([$'Total Deaths'.$F79]-[$'Total Deaths'.$F78])/[$'Total Deaths'.$F$31]" office:value-type="float" office:value="8.5950666462387" calcext:value-type="float">
            <text:p>8.595</text:p>
          </table:table-cell>
          <table:table-cell table:style-name="ce28" table:formula="of:=([$'Total Deaths'.$I87]-[$'Total Deaths'.$I86])/[$'Total Deaths'.$I$31]" office:value-type="float" office:value="5.85800604229607" calcext:value-type="float">
            <text:p>5.858</text:p>
          </table:table-cell>
          <table:table-cell table:style-name="ce28" table:formula="of:=([$'Total Deaths'.$D68]-[$'Total Deaths'.$D67])/[$'Total Deaths'.$D$31]" office:value-type="float" office:value="12.0205026455026" calcext:value-type="float">
            <text:p>12.021</text:p>
          </table:table-cell>
          <table:table-cell table:style-name="ce28" table:formula="of:=([$'Total Deaths'.$H83]-[$'Total Deaths'.$H82])/[$'Total Deaths'.$H$31]" office:value-type="float" office:value="12.7009883463638" calcext:value-type="float">
            <text:p>12.701</text:p>
          </table:table-cell>
          <table:table-cell table:number-columns-repeated="2"/>
          <table:table-cell table:formula="of:=[.AH75]+1" office:value-type="float" office:value="24" calcext:value-type="float">
            <text:p>24</text:p>
          </table:table-cell>
          <table:table-cell table:style-name="ce28" table:formula="of:=([$'Total Deaths'.$D68]-[$'Total Deaths'.$D67])/[$'Total Deaths'.$D$31]" office:value-type="float" office:value="12.0205026455026" calcext:value-type="float">
            <text:p>12.021</text:p>
          </table:table-cell>
          <table:table-cell table:style-name="ce28" table:formula="of:=([$'Total Deaths'.$E75]-[$'Total Deaths'.$E74])/[$'Total Deaths'.$E$31]" office:value-type="float" office:value="15.9786096256685" calcext:value-type="float">
            <text:p>15.979</text:p>
          </table:table-cell>
          <table:table-cell table:style-name="ce28" table:formula="of:=([$'Total Deaths'.$F79]-[$'Total Deaths'.$F78])/[$'Total Deaths'.$F$31]" office:value-type="float" office:value="8.5950666462387" calcext:value-type="float">
            <text:p>8.595</text:p>
          </table:table-cell>
          <table:table-cell table:style-name="ce28" table:formula="of:=([$'Total Deaths'.$G85]-[$'Total Deaths'.$G84])/[$'Total Deaths'.$G$31]" office:value-type="float" office:value="10.7142857142857" calcext:value-type="float">
            <text:p>10.714</text:p>
          </table:table-cell>
          <table:table-cell table:style-name="ce28" table:formula="of:=([$'Total Deaths'.$H83]-[$'Total Deaths'.$H82])/[$'Total Deaths'.$H$31]" office:value-type="float" office:value="12.7009883463638" calcext:value-type="float">
            <text:p>12.701</text:p>
          </table:table-cell>
          <table:table-cell table:style-name="ce28" table:formula="of:=([$'Total Deaths'.$I87]-[$'Total Deaths'.$I86])/[$'Total Deaths'.$I$31]" office:value-type="float" office:value="5.85800604229607" calcext:value-type="float">
            <text:p>5.858</text:p>
          </table:table-cell>
          <table:table-cell table:style-name="ce28" table:formula="of:=([$'Total Deaths'.$J88]-[$'Total Deaths'.$J87])/[$'Total Deaths'.$J$31]" office:value-type="float" office:value="2.67366913344474" calcext:value-type="float">
            <text:p>2.674</text:p>
          </table:table-cell>
          <table:table-cell table:number-columns-repeated="3"/>
          <table:table-cell table:formula="of:=[.AS75]+1" office:value-type="float" office:value="24" calcext:value-type="float">
            <text:p>24</text:p>
          </table:table-cell>
          <table:table-cell table:style-name="ce28" table:formula="of:=([$'Total Deaths'.$D68]-[$'Total Deaths'.$D67])/[$'Total Deaths'.$D$31]" office:value-type="float" office:value="12.0205026455026" calcext:value-type="float">
            <text:p>12.021</text:p>
          </table:table-cell>
          <table:table-cell table:style-name="ce28" table:formula="of:=([$'Total Deaths'.$E75]-[$'Total Deaths'.$E74])/[$'Total Deaths'.$E$31]" office:value-type="float" office:value="15.9786096256685" calcext:value-type="float">
            <text:p>15.979</text:p>
          </table:table-cell>
          <table:table-cell table:style-name="ce28" table:formula="of:=([$'Total Deaths'.$F79]-[$'Total Deaths'.$F78])/[$'Total Deaths'.$F$31]" office:value-type="float" office:value="8.5950666462387" calcext:value-type="float">
            <text:p>8.595</text:p>
          </table:table-cell>
          <table:table-cell table:style-name="ce28" table:formula="of:=([$'Total Deaths'.$G85]-[$'Total Deaths'.$G84])/[$'Total Deaths'.$G$31]" office:value-type="float" office:value="10.7142857142857" calcext:value-type="float">
            <text:p>10.714</text:p>
          </table:table-cell>
          <table:table-cell table:style-name="ce28" table:formula="of:=([$'Total Deaths'.$H83]-[$'Total Deaths'.$H82])/[$'Total Deaths'.$H$31]" office:value-type="float" office:value="12.7009883463638" calcext:value-type="float">
            <text:p>12.701</text:p>
          </table:table-cell>
          <table:table-cell table:style-name="ce28" table:formula="of:=([$'Total Deaths'.$I87]-[$'Total Deaths'.$I86])/[$'Total Deaths'.$I$31]" office:value-type="float" office:value="5.85800604229607" calcext:value-type="float">
            <text:p>5.858</text:p>
          </table:table-cell>
          <table:table-cell table:style-name="ce28" table:formula="of:=([$'Total Deaths'.$J88]-[$'Total Deaths'.$J87])/[$'Total Deaths'.$J$31]" office:value-type="float" office:value="2.67366913344474" calcext:value-type="float">
            <text:p>2.674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76]+1" office:value-type="float" office:value="25" calcext:value-type="float">
            <text:p>25</text:p>
          </table:table-cell>
          <table:table-cell table:style-name="ce28" table:formula="of:=([$'Total Deaths'.$D69]-[$'Total Deaths'.$D68])/[$'Total Deaths'.$D$31]" office:value-type="float" office:value="12.5661375661376" calcext:value-type="float">
            <text:p>12.566</text:p>
          </table:table-cell>
          <table:table-cell table:style-name="ce28" table:formula="of:=([$'Total Deaths'.$E76]-[$'Total Deaths'.$E75])/[$'Total Deaths'.$E$31]" office:value-type="float" office:value="14.0106951871658" calcext:value-type="float">
            <text:p>14.011</text:p>
          </table:table-cell>
          <table:table-cell table:style-name="ce28" table:formula="of:=([$'Total Deaths'.$F80]-[$'Total Deaths'.$F79])/[$'Total Deaths'.$F$31]" office:value-type="float" office:value="8.79423931362035" calcext:value-type="float">
            <text:p>8.794</text:p>
          </table:table-cell>
          <table:table-cell table:style-name="ce28" table:formula="of:=([$'Total Deaths'.$G86]-[$'Total Deaths'.$G85])/[$'Total Deaths'.$G$31]" office:value-type="float" office:value="2.7992277992278" calcext:value-type="float">
            <text:p>2.799</text:p>
          </table:table-cell>
          <table:table-cell table:style-name="ce28" table:formula="of:=([$'Total Deaths'.$H84]-[$'Total Deaths'.$H83])/[$'Total Deaths'.$H$31]" office:value-type="float" office:value="12.4944682106505" calcext:value-type="float">
            <text:p>12.494</text:p>
          </table:table-cell>
          <table:table-cell table:style-name="ce28" table:formula="of:=([$'Total Deaths'.$I88]-[$'Total Deaths'.$I87])/[$'Total Deaths'.$I$31]" office:value-type="float" office:value="9.12990936555891" calcext:value-type="float">
            <text:p>9.130</text:p>
          </table:table-cell>
          <table:table-cell table:style-name="ce28" table:formula="of:=([$'Total Deaths'.$J89]-[$'Total Deaths'.$J88])/[$'Total Deaths'.$J$31]" office:value-type="float" office:value="2.73334924803056" calcext:value-type="float">
            <text:p>2.733</text:p>
          </table:table-cell>
          <table:table-cell table:number-columns-repeated="2"/>
          <table:table-cell table:formula="of:=[.M76]+1" office:value-type="float" office:value="25" calcext:value-type="float">
            <text:p>25</text:p>
          </table:table-cell>
          <table:table-cell table:style-name="ce28" table:formula="of:=([$'Total Deaths'.$E76]-[$'Total Deaths'.$E75])/[$'Total Deaths'.$E$31]" office:value-type="float" office:value="14.0106951871658" calcext:value-type="float">
            <text:p>14.011</text:p>
          </table:table-cell>
          <table:table-cell table:style-name="ce28" table:formula="of:=([$'Total Deaths'.$F80]-[$'Total Deaths'.$F79])/[$'Total Deaths'.$F$31]" office:value-type="float" office:value="8.79423931362035" calcext:value-type="float">
            <text:p>8.794</text:p>
          </table:table-cell>
          <table:table-cell table:style-name="ce28" table:formula="of:=([$'Total Deaths'.$J89]-[$'Total Deaths'.$J88])/[$'Total Deaths'.$J$31]" office:value-type="float" office:value="2.73334924803056" calcext:value-type="float">
            <text:p>2.733</text:p>
          </table:table-cell>
          <table:table-cell table:style-name="ce28" table:formula="of:=([$'Total Deaths'.$G86]-[$'Total Deaths'.$G85])/[$'Total Deaths'.$G$31]" office:value-type="float" office:value="2.7992277992278" calcext:value-type="float">
            <text:p>2.799</text:p>
          </table:table-cell>
          <table:table-cell table:style-name="ce28" table:formula="of:=([$'Total Deaths'.$H84]-[$'Total Deaths'.$H83])/[$'Total Deaths'.$H$31]" office:value-type="float" office:value="12.4944682106505" calcext:value-type="float">
            <text:p>12.494</text:p>
          </table:table-cell>
          <table:table-cell table:style-name="ce28" table:formula="of:=([$'Total Deaths'.$I88]-[$'Total Deaths'.$I87])/[$'Total Deaths'.$I$31]" office:value-type="float" office:value="9.12990936555891" calcext:value-type="float">
            <text:p>9.130</text:p>
          </table:table-cell>
          <table:table-cell table:style-name="ce28" table:formula="of:=([$'Total Deaths'.$D69]-[$'Total Deaths'.$D68])/[$'Total Deaths'.$D$31]" office:value-type="float" office:value="12.5661375661376" calcext:value-type="float">
            <text:p>12.566</text:p>
          </table:table-cell>
          <table:table-cell table:style-name="Default"/>
          <table:table-cell table:style-name="ce28"/>
          <table:table-cell table:formula="of:=[.W76]+1" office:value-type="float" office:value="25" calcext:value-type="float">
            <text:p>25</text:p>
          </table:table-cell>
          <table:table-cell table:style-name="ce28" table:formula="of:=([$'Total Deaths'.$E76]-[$'Total Deaths'.$E75])/[$'Total Deaths'.$E$31]" office:value-type="float" office:value="14.0106951871658" calcext:value-type="float">
            <text:p>14.011</text:p>
          </table:table-cell>
          <table:table-cell table:style-name="ce28" table:formula="of:=([$'Total Deaths'.$G86]-[$'Total Deaths'.$G85])/[$'Total Deaths'.$G$31]" office:value-type="float" office:value="2.7992277992278" calcext:value-type="float">
            <text:p>2.799</text:p>
          </table:table-cell>
          <table:table-cell table:style-name="ce28" table:formula="of:=([$'Total Deaths'.$I88]-[$'Total Deaths'.$I87])/[$'Total Deaths'.$I$31]" office:value-type="float" office:value="9.12990936555891" calcext:value-type="float">
            <text:p>9.130</text:p>
          </table:table-cell>
          <table:table-cell table:style-name="ce28" table:formula="of:=([$'Total Deaths'.$J89]-[$'Total Deaths'.$J88])/[$'Total Deaths'.$J$31]" office:value-type="float" office:value="2.73334924803056" calcext:value-type="float">
            <text:p>2.733</text:p>
          </table:table-cell>
          <table:table-cell table:style-name="ce28" table:formula="of:=([$'Total Deaths'.$F80]-[$'Total Deaths'.$F79])/[$'Total Deaths'.$F$31]" office:value-type="float" office:value="8.79423931362035" calcext:value-type="float">
            <text:p>8.794</text:p>
          </table:table-cell>
          <table:table-cell table:style-name="ce28" table:formula="of:=([$'Total Deaths'.$I88]-[$'Total Deaths'.$I87])/[$'Total Deaths'.$I$31]" office:value-type="float" office:value="9.12990936555891" calcext:value-type="float">
            <text:p>9.130</text:p>
          </table:table-cell>
          <table:table-cell table:style-name="ce28" table:formula="of:=([$'Total Deaths'.$D69]-[$'Total Deaths'.$D68])/[$'Total Deaths'.$D$31]" office:value-type="float" office:value="12.5661375661376" calcext:value-type="float">
            <text:p>12.566</text:p>
          </table:table-cell>
          <table:table-cell table:style-name="ce28" table:formula="of:=([$'Total Deaths'.$H84]-[$'Total Deaths'.$H83])/[$'Total Deaths'.$H$31]" office:value-type="float" office:value="12.4944682106505" calcext:value-type="float">
            <text:p>12.494</text:p>
          </table:table-cell>
          <table:table-cell table:number-columns-repeated="2"/>
          <table:table-cell table:formula="of:=[.AH76]+1" office:value-type="float" office:value="25" calcext:value-type="float">
            <text:p>25</text:p>
          </table:table-cell>
          <table:table-cell table:style-name="ce28" table:formula="of:=([$'Total Deaths'.$D69]-[$'Total Deaths'.$D68])/[$'Total Deaths'.$D$31]" office:value-type="float" office:value="12.5661375661376" calcext:value-type="float">
            <text:p>12.566</text:p>
          </table:table-cell>
          <table:table-cell table:style-name="ce28" table:formula="of:=([$'Total Deaths'.$E76]-[$'Total Deaths'.$E75])/[$'Total Deaths'.$E$31]" office:value-type="float" office:value="14.0106951871658" calcext:value-type="float">
            <text:p>14.011</text:p>
          </table:table-cell>
          <table:table-cell table:style-name="ce28" table:formula="of:=([$'Total Deaths'.$F80]-[$'Total Deaths'.$F79])/[$'Total Deaths'.$F$31]" office:value-type="float" office:value="8.79423931362035" calcext:value-type="float">
            <text:p>8.794</text:p>
          </table:table-cell>
          <table:table-cell table:style-name="ce28" table:formula="of:=([$'Total Deaths'.$G86]-[$'Total Deaths'.$G85])/[$'Total Deaths'.$G$31]" office:value-type="float" office:value="2.7992277992278" calcext:value-type="float">
            <text:p>2.799</text:p>
          </table:table-cell>
          <table:table-cell table:style-name="ce28" table:formula="of:=([$'Total Deaths'.$H84]-[$'Total Deaths'.$H83])/[$'Total Deaths'.$H$31]" office:value-type="float" office:value="12.4944682106505" calcext:value-type="float">
            <text:p>12.494</text:p>
          </table:table-cell>
          <table:table-cell table:style-name="ce28" table:formula="of:=([$'Total Deaths'.$I88]-[$'Total Deaths'.$I87])/[$'Total Deaths'.$I$31]" office:value-type="float" office:value="9.12990936555891" calcext:value-type="float">
            <text:p>9.130</text:p>
          </table:table-cell>
          <table:table-cell table:style-name="ce28" table:formula="of:=([$'Total Deaths'.$J89]-[$'Total Deaths'.$J88])/[$'Total Deaths'.$J$31]" office:value-type="float" office:value="2.73334924803056" calcext:value-type="float">
            <text:p>2.733</text:p>
          </table:table-cell>
          <table:table-cell table:number-columns-repeated="3"/>
          <table:table-cell table:formula="of:=[.AS76]+1" office:value-type="float" office:value="25" calcext:value-type="float">
            <text:p>25</text:p>
          </table:table-cell>
          <table:table-cell table:style-name="ce28" table:formula="of:=([$'Total Deaths'.$D69]-[$'Total Deaths'.$D68])/[$'Total Deaths'.$D$31]" office:value-type="float" office:value="12.5661375661376" calcext:value-type="float">
            <text:p>12.566</text:p>
          </table:table-cell>
          <table:table-cell table:style-name="ce28" table:formula="of:=([$'Total Deaths'.$E76]-[$'Total Deaths'.$E75])/[$'Total Deaths'.$E$31]" office:value-type="float" office:value="14.0106951871658" calcext:value-type="float">
            <text:p>14.011</text:p>
          </table:table-cell>
          <table:table-cell table:style-name="ce28" table:formula="of:=([$'Total Deaths'.$F80]-[$'Total Deaths'.$F79])/[$'Total Deaths'.$F$31]" office:value-type="float" office:value="8.79423931362035" calcext:value-type="float">
            <text:p>8.794</text:p>
          </table:table-cell>
          <table:table-cell table:style-name="ce28" table:formula="of:=([$'Total Deaths'.$G86]-[$'Total Deaths'.$G85])/[$'Total Deaths'.$G$31]" office:value-type="float" office:value="2.7992277992278" calcext:value-type="float">
            <text:p>2.799</text:p>
          </table:table-cell>
          <table:table-cell table:style-name="ce28" table:formula="of:=([$'Total Deaths'.$H84]-[$'Total Deaths'.$H83])/[$'Total Deaths'.$H$31]" office:value-type="float" office:value="12.4944682106505" calcext:value-type="float">
            <text:p>12.494</text:p>
          </table:table-cell>
          <table:table-cell table:style-name="ce28" table:formula="of:=([$'Total Deaths'.$I88]-[$'Total Deaths'.$I87])/[$'Total Deaths'.$I$31]" office:value-type="float" office:value="9.12990936555891" calcext:value-type="float">
            <text:p>9.130</text:p>
          </table:table-cell>
          <table:table-cell table:style-name="ce28" table:formula="of:=([$'Total Deaths'.$J89]-[$'Total Deaths'.$J88])/[$'Total Deaths'.$J$31]" office:value-type="float" office:value="2.73334924803056" calcext:value-type="float">
            <text:p>2.733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77]+1" office:value-type="float" office:value="26" calcext:value-type="float">
            <text:p>26</text:p>
          </table:table-cell>
          <table:table-cell table:style-name="ce28" table:formula="of:=([$'Total Deaths'.$D70]-[$'Total Deaths'.$D69])/[$'Total Deaths'.$D$31]" office:value-type="float" office:value="12.6653439153439" calcext:value-type="float">
            <text:p>12.665</text:p>
          </table:table-cell>
          <table:table-cell table:style-name="ce28" table:formula="of:=([$'Total Deaths'.$E77]-[$'Total Deaths'.$E76])/[$'Total Deaths'.$E$31]" office:value-type="float" office:value="13.5614973262032" calcext:value-type="float">
            <text:p>13.561</text:p>
          </table:table-cell>
          <table:table-cell table:style-name="ce28" table:formula="of:=([$'Total Deaths'.$F81]-[$'Total Deaths'.$F80])/[$'Total Deaths'.$F$31]" office:value-type="float" office:value="11.6745825034472" calcext:value-type="float">
            <text:p>11.675</text:p>
          </table:table-cell>
          <table:table-cell table:style-name="ce28" table:formula="of:=([$'Total Deaths'.$G87]-[$'Total Deaths'.$G86])/[$'Total Deaths'.$G$31]" office:value-type="float" office:value="3.86100386100386" calcext:value-type="float">
            <text:p>3.861</text:p>
          </table:table-cell>
          <table:table-cell table:style-name="ce28" table:formula="of:=([$'Total Deaths'.$H85]-[$'Total Deaths'.$H84])/[$'Total Deaths'.$H$31]" office:value-type="float" office:value="13.099277179525" calcext:value-type="float">
            <text:p>13.099</text:p>
          </table:table-cell>
          <table:table-cell table:style-name="ce28" table:formula="of:=([$'Total Deaths'.$I89]-[$'Total Deaths'.$I88])/[$'Total Deaths'.$I$31]" office:value-type="float" office:value="7.12386706948641" calcext:value-type="float">
            <text:p>7.124</text:p>
          </table:table-cell>
          <table:table-cell table:style-name="ce28" table:formula="of:=([$'Total Deaths'.$J90]-[$'Total Deaths'.$J89])/[$'Total Deaths'.$J$31]" office:value-type="float" office:value="3.10336595846264" calcext:value-type="float">
            <text:p>3.103</text:p>
          </table:table-cell>
          <table:table-cell table:number-columns-repeated="2"/>
          <table:table-cell table:formula="of:=[.M77]+1" office:value-type="float" office:value="26" calcext:value-type="float">
            <text:p>26</text:p>
          </table:table-cell>
          <table:table-cell table:style-name="ce28" table:formula="of:=([$'Total Deaths'.$E77]-[$'Total Deaths'.$E76])/[$'Total Deaths'.$E$31]" office:value-type="float" office:value="13.5614973262032" calcext:value-type="float">
            <text:p>13.561</text:p>
          </table:table-cell>
          <table:table-cell table:style-name="ce28" table:formula="of:=([$'Total Deaths'.$F81]-[$'Total Deaths'.$F80])/[$'Total Deaths'.$F$31]" office:value-type="float" office:value="11.6745825034472" calcext:value-type="float">
            <text:p>11.675</text:p>
          </table:table-cell>
          <table:table-cell table:style-name="ce28" table:formula="of:=([$'Total Deaths'.$J90]-[$'Total Deaths'.$J89])/[$'Total Deaths'.$J$31]" office:value-type="float" office:value="3.10336595846264" calcext:value-type="float">
            <text:p>3.103</text:p>
          </table:table-cell>
          <table:table-cell table:style-name="ce28" table:formula="of:=([$'Total Deaths'.$G87]-[$'Total Deaths'.$G86])/[$'Total Deaths'.$G$31]" office:value-type="float" office:value="3.86100386100386" calcext:value-type="float">
            <text:p>3.861</text:p>
          </table:table-cell>
          <table:table-cell table:style-name="ce28" table:formula="of:=([$'Total Deaths'.$H85]-[$'Total Deaths'.$H84])/[$'Total Deaths'.$H$31]" office:value-type="float" office:value="13.099277179525" calcext:value-type="float">
            <text:p>13.099</text:p>
          </table:table-cell>
          <table:table-cell table:style-name="ce28" table:formula="of:=([$'Total Deaths'.$I89]-[$'Total Deaths'.$I88])/[$'Total Deaths'.$I$31]" office:value-type="float" office:value="7.12386706948641" calcext:value-type="float">
            <text:p>7.124</text:p>
          </table:table-cell>
          <table:table-cell table:style-name="ce28" table:formula="of:=([$'Total Deaths'.$D70]-[$'Total Deaths'.$D69])/[$'Total Deaths'.$D$31]" office:value-type="float" office:value="12.6653439153439" calcext:value-type="float">
            <text:p>12.665</text:p>
          </table:table-cell>
          <table:table-cell table:style-name="Default"/>
          <table:table-cell table:style-name="ce28"/>
          <table:table-cell table:formula="of:=[.W77]+1" office:value-type="float" office:value="26" calcext:value-type="float">
            <text:p>26</text:p>
          </table:table-cell>
          <table:table-cell table:style-name="ce28" table:formula="of:=([$'Total Deaths'.$E77]-[$'Total Deaths'.$E76])/[$'Total Deaths'.$E$31]" office:value-type="float" office:value="13.5614973262032" calcext:value-type="float">
            <text:p>13.561</text:p>
          </table:table-cell>
          <table:table-cell table:style-name="ce28" table:formula="of:=([$'Total Deaths'.$G87]-[$'Total Deaths'.$G86])/[$'Total Deaths'.$G$31]" office:value-type="float" office:value="3.86100386100386" calcext:value-type="float">
            <text:p>3.861</text:p>
          </table:table-cell>
          <table:table-cell table:style-name="ce28" table:formula="of:=([$'Total Deaths'.$I89]-[$'Total Deaths'.$I88])/[$'Total Deaths'.$I$31]" office:value-type="float" office:value="7.12386706948641" calcext:value-type="float">
            <text:p>7.124</text:p>
          </table:table-cell>
          <table:table-cell table:style-name="ce28" table:formula="of:=([$'Total Deaths'.$J90]-[$'Total Deaths'.$J89])/[$'Total Deaths'.$J$31]" office:value-type="float" office:value="3.10336595846264" calcext:value-type="float">
            <text:p>3.103</text:p>
          </table:table-cell>
          <table:table-cell table:style-name="ce28" table:formula="of:=([$'Total Deaths'.$F81]-[$'Total Deaths'.$F80])/[$'Total Deaths'.$F$31]" office:value-type="float" office:value="11.6745825034472" calcext:value-type="float">
            <text:p>11.675</text:p>
          </table:table-cell>
          <table:table-cell table:style-name="ce28" table:formula="of:=([$'Total Deaths'.$I89]-[$'Total Deaths'.$I88])/[$'Total Deaths'.$I$31]" office:value-type="float" office:value="7.12386706948641" calcext:value-type="float">
            <text:p>7.124</text:p>
          </table:table-cell>
          <table:table-cell table:style-name="ce28" table:formula="of:=([$'Total Deaths'.$D70]-[$'Total Deaths'.$D69])/[$'Total Deaths'.$D$31]" office:value-type="float" office:value="12.6653439153439" calcext:value-type="float">
            <text:p>12.665</text:p>
          </table:table-cell>
          <table:table-cell table:style-name="ce28" table:formula="of:=([$'Total Deaths'.$H85]-[$'Total Deaths'.$H84])/[$'Total Deaths'.$H$31]" office:value-type="float" office:value="13.099277179525" calcext:value-type="float">
            <text:p>13.099</text:p>
          </table:table-cell>
          <table:table-cell table:number-columns-repeated="2"/>
          <table:table-cell table:formula="of:=[.AH77]+1" office:value-type="float" office:value="26" calcext:value-type="float">
            <text:p>26</text:p>
          </table:table-cell>
          <table:table-cell table:style-name="ce28" table:formula="of:=([$'Total Deaths'.$D70]-[$'Total Deaths'.$D69])/[$'Total Deaths'.$D$31]" office:value-type="float" office:value="12.6653439153439" calcext:value-type="float">
            <text:p>12.665</text:p>
          </table:table-cell>
          <table:table-cell table:style-name="ce28" table:formula="of:=([$'Total Deaths'.$E77]-[$'Total Deaths'.$E76])/[$'Total Deaths'.$E$31]" office:value-type="float" office:value="13.5614973262032" calcext:value-type="float">
            <text:p>13.561</text:p>
          </table:table-cell>
          <table:table-cell table:style-name="ce28" table:formula="of:=([$'Total Deaths'.$F81]-[$'Total Deaths'.$F80])/[$'Total Deaths'.$F$31]" office:value-type="float" office:value="11.6745825034472" calcext:value-type="float">
            <text:p>11.675</text:p>
          </table:table-cell>
          <table:table-cell table:style-name="ce28" table:formula="of:=([$'Total Deaths'.$G87]-[$'Total Deaths'.$G86])/[$'Total Deaths'.$G$31]" office:value-type="float" office:value="3.86100386100386" calcext:value-type="float">
            <text:p>3.861</text:p>
          </table:table-cell>
          <table:table-cell table:style-name="ce28" table:formula="of:=([$'Total Deaths'.$H85]-[$'Total Deaths'.$H84])/[$'Total Deaths'.$H$31]" office:value-type="float" office:value="13.099277179525" calcext:value-type="float">
            <text:p>13.099</text:p>
          </table:table-cell>
          <table:table-cell table:style-name="ce28" table:formula="of:=([$'Total Deaths'.$I89]-[$'Total Deaths'.$I88])/[$'Total Deaths'.$I$31]" office:value-type="float" office:value="7.12386706948641" calcext:value-type="float">
            <text:p>7.124</text:p>
          </table:table-cell>
          <table:table-cell table:style-name="ce28" table:formula="of:=([$'Total Deaths'.$J90]-[$'Total Deaths'.$J89])/[$'Total Deaths'.$J$31]" office:value-type="float" office:value="3.10336595846264" calcext:value-type="float">
            <text:p>3.103</text:p>
          </table:table-cell>
          <table:table-cell table:number-columns-repeated="3"/>
          <table:table-cell table:formula="of:=[.AS77]+1" office:value-type="float" office:value="26" calcext:value-type="float">
            <text:p>26</text:p>
          </table:table-cell>
          <table:table-cell table:style-name="ce28" table:formula="of:=([$'Total Deaths'.$D70]-[$'Total Deaths'.$D69])/[$'Total Deaths'.$D$31]" office:value-type="float" office:value="12.6653439153439" calcext:value-type="float">
            <text:p>12.665</text:p>
          </table:table-cell>
          <table:table-cell table:style-name="ce28" table:formula="of:=([$'Total Deaths'.$E77]-[$'Total Deaths'.$E76])/[$'Total Deaths'.$E$31]" office:value-type="float" office:value="13.5614973262032" calcext:value-type="float">
            <text:p>13.561</text:p>
          </table:table-cell>
          <table:table-cell table:style-name="ce28" table:formula="of:=([$'Total Deaths'.$F81]-[$'Total Deaths'.$F80])/[$'Total Deaths'.$F$31]" office:value-type="float" office:value="11.6745825034472" calcext:value-type="float">
            <text:p>11.675</text:p>
          </table:table-cell>
          <table:table-cell table:style-name="ce28" table:formula="of:=([$'Total Deaths'.$G87]-[$'Total Deaths'.$G86])/[$'Total Deaths'.$G$31]" office:value-type="float" office:value="3.86100386100386" calcext:value-type="float">
            <text:p>3.861</text:p>
          </table:table-cell>
          <table:table-cell table:style-name="ce28" table:formula="of:=([$'Total Deaths'.$H85]-[$'Total Deaths'.$H84])/[$'Total Deaths'.$H$31]" office:value-type="float" office:value="13.099277179525" calcext:value-type="float">
            <text:p>13.099</text:p>
          </table:table-cell>
          <table:table-cell table:style-name="ce28" table:formula="of:=([$'Total Deaths'.$I89]-[$'Total Deaths'.$I88])/[$'Total Deaths'.$I$31]" office:value-type="float" office:value="7.12386706948641" calcext:value-type="float">
            <text:p>7.124</text:p>
          </table:table-cell>
          <table:table-cell table:style-name="ce28" table:formula="of:=([$'Total Deaths'.$J90]-[$'Total Deaths'.$J89])/[$'Total Deaths'.$J$31]" office:value-type="float" office:value="3.10336595846264" calcext:value-type="float">
            <text:p>3.103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78]+1" office:value-type="float" office:value="27" calcext:value-type="float">
            <text:p>27</text:p>
          </table:table-cell>
          <table:table-cell table:style-name="ce28" table:formula="of:=([$'Total Deaths'.$D71]-[$'Total Deaths'.$D70])/[$'Total Deaths'.$D$31]" office:value-type="float" office:value="11.2599206349206" calcext:value-type="float">
            <text:p>11.260</text:p>
          </table:table-cell>
          <table:table-cell table:style-name="ce28" table:formula="of:=([$'Total Deaths'.$E78]-[$'Total Deaths'.$E77])/[$'Total Deaths'.$E$31]" office:value-type="float" office:value="11.2299465240642" calcext:value-type="float">
            <text:p>11.230</text:p>
          </table:table-cell>
          <table:table-cell table:style-name="ce28" table:formula="of:=([$'Total Deaths'.$F82]-[$'Total Deaths'.$F81])/[$'Total Deaths'.$F$31]" office:value-type="float" office:value="22.0315612072928" calcext:value-type="float">
            <text:p>22.032</text:p>
          </table:table-cell>
          <table:table-cell table:style-name="ce28" table:formula="of:=([$'Total Deaths'.$G88]-[$'Total Deaths'.$G87])/[$'Total Deaths'.$G$31]" office:value-type="float" office:value="17.8571428571429" calcext:value-type="float">
            <text:p>17.857</text:p>
          </table:table-cell>
          <table:table-cell table:style-name="ce28" table:formula="of:=([$'Total Deaths'.$H86]-[$'Total Deaths'.$H85])/[$'Total Deaths'.$H$31]" office:value-type="float" office:value="8.79185720607759" calcext:value-type="float">
            <text:p>8.792</text:p>
          </table:table-cell>
          <table:table-cell table:style-name="ce28" table:formula="of:=([$'Total Deaths'.$I90]-[$'Total Deaths'.$I89])/[$'Total Deaths'.$I$31]" office:value-type="float" office:value="7.07552870090635" calcext:value-type="float">
            <text:p>7.076</text:p>
          </table:table-cell>
          <table:table-cell table:style-name="ce28" table:formula="of:=([$'Total Deaths'.$J91]-[$'Total Deaths'.$J90])/[$'Total Deaths'.$J$31]" office:value-type="float" office:value="2.20816423967534" calcext:value-type="float">
            <text:p>2.208</text:p>
          </table:table-cell>
          <table:table-cell table:number-columns-repeated="2"/>
          <table:table-cell table:formula="of:=[.M78]+1" office:value-type="float" office:value="27" calcext:value-type="float">
            <text:p>27</text:p>
          </table:table-cell>
          <table:table-cell table:style-name="ce28" table:formula="of:=([$'Total Deaths'.$E78]-[$'Total Deaths'.$E77])/[$'Total Deaths'.$E$31]" office:value-type="float" office:value="11.2299465240642" calcext:value-type="float">
            <text:p>11.230</text:p>
          </table:table-cell>
          <table:table-cell table:style-name="ce28" table:formula="of:=([$'Total Deaths'.$F82]-[$'Total Deaths'.$F81])/[$'Total Deaths'.$F$31]" office:value-type="float" office:value="22.0315612072928" calcext:value-type="float">
            <text:p>22.032</text:p>
          </table:table-cell>
          <table:table-cell table:style-name="ce28" table:formula="of:=([$'Total Deaths'.$J91]-[$'Total Deaths'.$J90])/[$'Total Deaths'.$J$31]" office:value-type="float" office:value="2.20816423967534" calcext:value-type="float">
            <text:p>2.208</text:p>
          </table:table-cell>
          <table:table-cell table:style-name="ce28" table:formula="of:=([$'Total Deaths'.$G88]-[$'Total Deaths'.$G87])/[$'Total Deaths'.$G$31]" office:value-type="float" office:value="17.8571428571429" calcext:value-type="float">
            <text:p>17.857</text:p>
          </table:table-cell>
          <table:table-cell table:style-name="ce28" table:formula="of:=([$'Total Deaths'.$H86]-[$'Total Deaths'.$H85])/[$'Total Deaths'.$H$31]" office:value-type="float" office:value="8.79185720607759" calcext:value-type="float">
            <text:p>8.792</text:p>
          </table:table-cell>
          <table:table-cell table:style-name="ce28" table:formula="of:=([$'Total Deaths'.$I90]-[$'Total Deaths'.$I89])/[$'Total Deaths'.$I$31]" office:value-type="float" office:value="7.07552870090635" calcext:value-type="float">
            <text:p>7.076</text:p>
          </table:table-cell>
          <table:table-cell table:style-name="ce28" table:formula="of:=([$'Total Deaths'.$D71]-[$'Total Deaths'.$D70])/[$'Total Deaths'.$D$31]" office:value-type="float" office:value="11.2599206349206" calcext:value-type="float">
            <text:p>11.260</text:p>
          </table:table-cell>
          <table:table-cell table:style-name="Default"/>
          <table:table-cell/>
          <table:table-cell table:formula="of:=[.W78]+1" office:value-type="float" office:value="27" calcext:value-type="float">
            <text:p>27</text:p>
          </table:table-cell>
          <table:table-cell table:style-name="ce28" table:formula="of:=([$'Total Deaths'.$E78]-[$'Total Deaths'.$E77])/[$'Total Deaths'.$E$31]" office:value-type="float" office:value="11.2299465240642" calcext:value-type="float">
            <text:p>11.230</text:p>
          </table:table-cell>
          <table:table-cell table:style-name="ce28" table:formula="of:=([$'Total Deaths'.$G88]-[$'Total Deaths'.$G87])/[$'Total Deaths'.$G$31]" office:value-type="float" office:value="17.8571428571429" calcext:value-type="float">
            <text:p>17.857</text:p>
          </table:table-cell>
          <table:table-cell table:style-name="ce28" table:formula="of:=([$'Total Deaths'.$I90]-[$'Total Deaths'.$I89])/[$'Total Deaths'.$I$31]" office:value-type="float" office:value="7.07552870090635" calcext:value-type="float">
            <text:p>7.076</text:p>
          </table:table-cell>
          <table:table-cell table:style-name="ce28" table:formula="of:=([$'Total Deaths'.$J91]-[$'Total Deaths'.$J90])/[$'Total Deaths'.$J$31]" office:value-type="float" office:value="2.20816423967534" calcext:value-type="float">
            <text:p>2.208</text:p>
          </table:table-cell>
          <table:table-cell table:style-name="ce28" table:formula="of:=([$'Total Deaths'.$F82]-[$'Total Deaths'.$F81])/[$'Total Deaths'.$F$31]" office:value-type="float" office:value="22.0315612072928" calcext:value-type="float">
            <text:p>22.032</text:p>
          </table:table-cell>
          <table:table-cell table:style-name="ce28" table:formula="of:=([$'Total Deaths'.$I90]-[$'Total Deaths'.$I89])/[$'Total Deaths'.$I$31]" office:value-type="float" office:value="7.07552870090635" calcext:value-type="float">
            <text:p>7.076</text:p>
          </table:table-cell>
          <table:table-cell table:style-name="ce28" table:formula="of:=([$'Total Deaths'.$D71]-[$'Total Deaths'.$D70])/[$'Total Deaths'.$D$31]" office:value-type="float" office:value="11.2599206349206" calcext:value-type="float">
            <text:p>11.260</text:p>
          </table:table-cell>
          <table:table-cell table:style-name="ce28" table:formula="of:=([$'Total Deaths'.$H86]-[$'Total Deaths'.$H85])/[$'Total Deaths'.$H$31]" office:value-type="float" office:value="8.79185720607759" calcext:value-type="float">
            <text:p>8.792</text:p>
          </table:table-cell>
          <table:table-cell table:number-columns-repeated="2"/>
          <table:table-cell table:formula="of:=[.AH78]+1" office:value-type="float" office:value="27" calcext:value-type="float">
            <text:p>27</text:p>
          </table:table-cell>
          <table:table-cell table:style-name="ce28" table:formula="of:=([$'Total Deaths'.$D71]-[$'Total Deaths'.$D70])/[$'Total Deaths'.$D$31]" office:value-type="float" office:value="11.2599206349206" calcext:value-type="float">
            <text:p>11.260</text:p>
          </table:table-cell>
          <table:table-cell table:style-name="ce28" table:formula="of:=([$'Total Deaths'.$E78]-[$'Total Deaths'.$E77])/[$'Total Deaths'.$E$31]" office:value-type="float" office:value="11.2299465240642" calcext:value-type="float">
            <text:p>11.230</text:p>
          </table:table-cell>
          <table:table-cell table:style-name="ce28" table:formula="of:=([$'Total Deaths'.$F82]-[$'Total Deaths'.$F81])/[$'Total Deaths'.$F$31]" office:value-type="float" office:value="22.0315612072928" calcext:value-type="float">
            <text:p>22.032</text:p>
          </table:table-cell>
          <table:table-cell table:style-name="ce28" table:formula="of:=([$'Total Deaths'.$G88]-[$'Total Deaths'.$G87])/[$'Total Deaths'.$G$31]" office:value-type="float" office:value="17.8571428571429" calcext:value-type="float">
            <text:p>17.857</text:p>
          </table:table-cell>
          <table:table-cell table:style-name="ce28" table:formula="of:=([$'Total Deaths'.$H86]-[$'Total Deaths'.$H85])/[$'Total Deaths'.$H$31]" office:value-type="float" office:value="8.79185720607759" calcext:value-type="float">
            <text:p>8.792</text:p>
          </table:table-cell>
          <table:table-cell table:style-name="ce28" table:formula="of:=([$'Total Deaths'.$I90]-[$'Total Deaths'.$I89])/[$'Total Deaths'.$I$31]" office:value-type="float" office:value="7.07552870090635" calcext:value-type="float">
            <text:p>7.076</text:p>
          </table:table-cell>
          <table:table-cell table:style-name="ce28" table:formula="of:=([$'Total Deaths'.$J91]-[$'Total Deaths'.$J90])/[$'Total Deaths'.$J$31]" office:value-type="float" office:value="2.20816423967534" calcext:value-type="float">
            <text:p>2.208</text:p>
          </table:table-cell>
          <table:table-cell table:number-columns-repeated="3"/>
          <table:table-cell table:formula="of:=[.AS78]+1" office:value-type="float" office:value="27" calcext:value-type="float">
            <text:p>27</text:p>
          </table:table-cell>
          <table:table-cell table:style-name="ce28" table:formula="of:=([$'Total Deaths'.$D71]-[$'Total Deaths'.$D70])/[$'Total Deaths'.$D$31]" office:value-type="float" office:value="11.2599206349206" calcext:value-type="float">
            <text:p>11.260</text:p>
          </table:table-cell>
          <table:table-cell table:style-name="ce28" table:formula="of:=([$'Total Deaths'.$E78]-[$'Total Deaths'.$E77])/[$'Total Deaths'.$E$31]" office:value-type="float" office:value="11.2299465240642" calcext:value-type="float">
            <text:p>11.230</text:p>
          </table:table-cell>
          <table:table-cell table:style-name="ce28" table:formula="of:=([$'Total Deaths'.$F82]-[$'Total Deaths'.$F81])/[$'Total Deaths'.$F$31]" office:value-type="float" office:value="22.0315612072928" calcext:value-type="float">
            <text:p>22.032</text:p>
          </table:table-cell>
          <table:table-cell table:style-name="ce28" table:formula="of:=([$'Total Deaths'.$G88]-[$'Total Deaths'.$G87])/[$'Total Deaths'.$G$31]" office:value-type="float" office:value="17.8571428571429" calcext:value-type="float">
            <text:p>17.857</text:p>
          </table:table-cell>
          <table:table-cell table:style-name="ce28" table:formula="of:=([$'Total Deaths'.$H86]-[$'Total Deaths'.$H85])/[$'Total Deaths'.$H$31]" office:value-type="float" office:value="8.79185720607759" calcext:value-type="float">
            <text:p>8.792</text:p>
          </table:table-cell>
          <table:table-cell table:style-name="ce28" table:formula="of:=([$'Total Deaths'.$I90]-[$'Total Deaths'.$I89])/[$'Total Deaths'.$I$31]" office:value-type="float" office:value="7.07552870090635" calcext:value-type="float">
            <text:p>7.076</text:p>
          </table:table-cell>
          <table:table-cell table:style-name="ce28" table:formula="of:=([$'Total Deaths'.$J91]-[$'Total Deaths'.$J90])/[$'Total Deaths'.$J$31]" office:value-type="float" office:value="2.20816423967534" calcext:value-type="float">
            <text:p>2.208</text:p>
          </table:table-cell>
          <table:table-cell table:number-columns-repeated="972"/>
        </table:table-row>
        <table:table-row table:style-name="ro1">
          <table:table-cell table:number-columns-repeated="2"/>
          <table:table-cell table:formula="of:=[.C79]+1" office:value-type="float" office:value="28" calcext:value-type="float">
            <text:p>28</text:p>
          </table:table-cell>
          <table:table-cell table:style-name="ce28" table:formula="of:=([$'Total Deaths'.$D72]-[$'Total Deaths'.$D71])/[$'Total Deaths'.$D$31]" office:value-type="float" office:value="8.68055555555556" calcext:value-type="float">
            <text:p>8.681</text:p>
          </table:table-cell>
          <table:table-cell table:style-name="ce28" table:formula="of:=([$'Total Deaths'.$E79]-[$'Total Deaths'.$E78])/[$'Total Deaths'.$E$31]" office:value-type="float" office:value="12.8983957219251" calcext:value-type="float">
            <text:p>12.898</text:p>
          </table:table-cell>
          <table:table-cell table:style-name="ce28" table:formula="of:=([$'Total Deaths'.$F83]-[$'Total Deaths'.$F82])/[$'Total Deaths'.$F$31]" office:value-type="float" office:value="11.5366937337215" calcext:value-type="float">
            <text:p>11.537</text:p>
          </table:table-cell>
          <table:table-cell table:style-name="ce28" table:formula="of:=([$'Total Deaths'.$G89]-[$'Total Deaths'.$G88])/[$'Total Deaths'.$G$31]" office:value-type="float" office:value="16.6023166023166" calcext:value-type="float">
            <text:p>16.602</text:p>
          </table:table-cell>
          <table:table-cell table:style-name="ce28" table:formula="of:=([$'Total Deaths'.$H87]-[$'Total Deaths'.$H86])/[$'Total Deaths'.$H$31]" office:value-type="float" office:value="6.62339578108866" calcext:value-type="float">
            <text:p>6.623</text:p>
          </table:table-cell>
          <table:table-cell table:style-name="ce28" table:formula="of:=([$'Total Deaths'.$I91]-[$'Total Deaths'.$I90])/[$'Total Deaths'.$I$31]" office:value-type="float" office:value="5.91238670694864" calcext:value-type="float">
            <text:p>5.912</text:p>
          </table:table-cell>
          <table:table-cell table:style-name="ce28" table:formula="of:=([$'Total Deaths'.$J92]-[$'Total Deaths'.$J91])/[$'Total Deaths'.$J$31]" office:value-type="float" office:value="1.39651468130819" calcext:value-type="float">
            <text:p>1.397</text:p>
          </table:table-cell>
          <table:table-cell table:number-columns-repeated="2"/>
          <table:table-cell table:formula="of:=[.M79]+1" office:value-type="float" office:value="28" calcext:value-type="float">
            <text:p>28</text:p>
          </table:table-cell>
          <table:table-cell table:style-name="ce28" table:formula="of:=([$'Total Deaths'.$E79]-[$'Total Deaths'.$E78])/[$'Total Deaths'.$E$31]" office:value-type="float" office:value="12.8983957219251" calcext:value-type="float">
            <text:p>12.898</text:p>
          </table:table-cell>
          <table:table-cell table:style-name="ce28" table:formula="of:=([$'Total Deaths'.$F83]-[$'Total Deaths'.$F82])/[$'Total Deaths'.$F$31]" office:value-type="float" office:value="11.5366937337215" calcext:value-type="float">
            <text:p>11.537</text:p>
          </table:table-cell>
          <table:table-cell table:style-name="ce28" table:formula="of:=([$'Total Deaths'.$J92]-[$'Total Deaths'.$J91])/[$'Total Deaths'.$J$31]" office:value-type="float" office:value="1.39651468130819" calcext:value-type="float">
            <text:p>1.397</text:p>
          </table:table-cell>
          <table:table-cell table:style-name="ce28" table:formula="of:=([$'Total Deaths'.$G89]-[$'Total Deaths'.$G88])/[$'Total Deaths'.$G$31]" office:value-type="float" office:value="16.6023166023166" calcext:value-type="float">
            <text:p>16.602</text:p>
          </table:table-cell>
          <table:table-cell table:style-name="ce28" table:formula="of:=([$'Total Deaths'.$H87]-[$'Total Deaths'.$H86])/[$'Total Deaths'.$H$31]" office:value-type="float" office:value="6.62339578108866" calcext:value-type="float">
            <text:p>6.623</text:p>
          </table:table-cell>
          <table:table-cell table:style-name="ce28" table:formula="of:=([$'Total Deaths'.$I91]-[$'Total Deaths'.$I90])/[$'Total Deaths'.$I$31]" office:value-type="float" office:value="5.91238670694864" calcext:value-type="float">
            <text:p>5.912</text:p>
          </table:table-cell>
          <table:table-cell table:style-name="ce28" table:formula="of:=([$'Total Deaths'.$D72]-[$'Total Deaths'.$D71])/[$'Total Deaths'.$D$31]" office:value-type="float" office:value="8.68055555555556" calcext:value-type="float">
            <text:p>8.681</text:p>
          </table:table-cell>
          <table:table-cell table:style-name="Default"/>
          <table:table-cell/>
          <table:table-cell table:formula="of:=[.W79]+1" office:value-type="float" office:value="28" calcext:value-type="float">
            <text:p>28</text:p>
          </table:table-cell>
          <table:table-cell table:style-name="ce28" table:formula="of:=([$'Total Deaths'.$E79]-[$'Total Deaths'.$E78])/[$'Total Deaths'.$E$31]" office:value-type="float" office:value="12.8983957219251" calcext:value-type="float">
            <text:p>12.898</text:p>
          </table:table-cell>
          <table:table-cell table:style-name="ce28" table:formula="of:=([$'Total Deaths'.$G89]-[$'Total Deaths'.$G88])/[$'Total Deaths'.$G$31]" office:value-type="float" office:value="16.6023166023166" calcext:value-type="float">
            <text:p>16.602</text:p>
          </table:table-cell>
          <table:table-cell table:style-name="ce28" table:formula="of:=([$'Total Deaths'.$I91]-[$'Total Deaths'.$I90])/[$'Total Deaths'.$I$31]" office:value-type="float" office:value="5.91238670694864" calcext:value-type="float">
            <text:p>5.912</text:p>
          </table:table-cell>
          <table:table-cell table:style-name="Default"/>
          <table:table-cell table:style-name="ce28" table:formula="of:=([$'Total Deaths'.$F83]-[$'Total Deaths'.$F82])/[$'Total Deaths'.$F$31]" office:value-type="float" office:value="11.5366937337215" calcext:value-type="float">
            <text:p>11.537</text:p>
          </table:table-cell>
          <table:table-cell table:style-name="ce28" table:formula="of:=([$'Total Deaths'.$I91]-[$'Total Deaths'.$I90])/[$'Total Deaths'.$I$31]" office:value-type="float" office:value="5.91238670694864" calcext:value-type="float">
            <text:p>5.912</text:p>
          </table:table-cell>
          <table:table-cell table:style-name="ce28" table:formula="of:=([$'Total Deaths'.$D72]-[$'Total Deaths'.$D71])/[$'Total Deaths'.$D$31]" office:value-type="float" office:value="8.68055555555556" calcext:value-type="float">
            <text:p>8.681</text:p>
          </table:table-cell>
          <table:table-cell table:style-name="ce28" table:formula="of:=([$'Total Deaths'.$H87]-[$'Total Deaths'.$H86])/[$'Total Deaths'.$H$31]" office:value-type="float" office:value="6.62339578108866" calcext:value-type="float">
            <text:p>6.623</text:p>
          </table:table-cell>
          <table:table-cell table:number-columns-repeated="2"/>
          <table:table-cell table:formula="of:=[.AH79]+1" office:value-type="float" office:value="28" calcext:value-type="float">
            <text:p>28</text:p>
          </table:table-cell>
          <table:table-cell table:style-name="ce28" table:formula="of:=([$'Total Deaths'.$D72]-[$'Total Deaths'.$D71])/[$'Total Deaths'.$D$31]" office:value-type="float" office:value="8.68055555555556" calcext:value-type="float">
            <text:p>8.681</text:p>
          </table:table-cell>
          <table:table-cell table:style-name="ce28" table:formula="of:=([$'Total Deaths'.$E79]-[$'Total Deaths'.$E78])/[$'Total Deaths'.$E$31]" office:value-type="float" office:value="12.8983957219251" calcext:value-type="float">
            <text:p>12.898</text:p>
          </table:table-cell>
          <table:table-cell table:style-name="ce28" table:formula="of:=([$'Total Deaths'.$F83]-[$'Total Deaths'.$F82])/[$'Total Deaths'.$F$31]" office:value-type="float" office:value="11.5366937337215" calcext:value-type="float">
            <text:p>11.537</text:p>
          </table:table-cell>
          <table:table-cell table:style-name="ce28" table:formula="of:=([$'Total Deaths'.$G89]-[$'Total Deaths'.$G88])/[$'Total Deaths'.$G$31]" office:value-type="float" office:value="16.6023166023166" calcext:value-type="float">
            <text:p>16.602</text:p>
          </table:table-cell>
          <table:table-cell table:style-name="ce28" table:formula="of:=([$'Total Deaths'.$H87]-[$'Total Deaths'.$H86])/[$'Total Deaths'.$H$31]" office:value-type="float" office:value="6.62339578108866" calcext:value-type="float">
            <text:p>6.623</text:p>
          </table:table-cell>
          <table:table-cell table:style-name="ce28" table:formula="of:=([$'Total Deaths'.$I91]-[$'Total Deaths'.$I90])/[$'Total Deaths'.$I$31]" office:value-type="float" office:value="5.91238670694864" calcext:value-type="float">
            <text:p>5.912</text:p>
          </table:table-cell>
          <table:table-cell table:number-columns-repeated="4"/>
          <table:table-cell table:formula="of:=[.AS79]+1" office:value-type="float" office:value="28" calcext:value-type="float">
            <text:p>28</text:p>
          </table:table-cell>
          <table:table-cell table:style-name="ce28" table:formula="of:=([$'Total Deaths'.$D72]-[$'Total Deaths'.$D71])/[$'Total Deaths'.$D$31]" office:value-type="float" office:value="8.68055555555556" calcext:value-type="float">
            <text:p>8.681</text:p>
          </table:table-cell>
          <table:table-cell table:style-name="ce28" table:formula="of:=([$'Total Deaths'.$E79]-[$'Total Deaths'.$E78])/[$'Total Deaths'.$E$31]" office:value-type="float" office:value="12.8983957219251" calcext:value-type="float">
            <text:p>12.898</text:p>
          </table:table-cell>
          <table:table-cell table:style-name="ce28" table:formula="of:=([$'Total Deaths'.$F83]-[$'Total Deaths'.$F82])/[$'Total Deaths'.$F$31]" office:value-type="float" office:value="11.5366937337215" calcext:value-type="float">
            <text:p>11.537</text:p>
          </table:table-cell>
          <table:table-cell table:style-name="ce28" table:formula="of:=([$'Total Deaths'.$G89]-[$'Total Deaths'.$G88])/[$'Total Deaths'.$G$31]" office:value-type="float" office:value="16.6023166023166" calcext:value-type="float">
            <text:p>16.602</text:p>
          </table:table-cell>
          <table:table-cell table:style-name="ce28" table:formula="of:=([$'Total Deaths'.$H87]-[$'Total Deaths'.$H86])/[$'Total Deaths'.$H$31]" office:value-type="float" office:value="6.62339578108866" calcext:value-type="float">
            <text:p>6.623</text:p>
          </table:table-cell>
          <table:table-cell table:style-name="ce28" table:formula="of:=([$'Total Deaths'.$I91]-[$'Total Deaths'.$I90])/[$'Total Deaths'.$I$31]" office:value-type="float" office:value="5.91238670694864" calcext:value-type="float">
            <text:p>5.912</text:p>
          </table:table-cell>
          <table:table-cell table:number-columns-repeated="973"/>
        </table:table-row>
        <table:table-row table:style-name="ro1">
          <table:table-cell table:number-columns-repeated="2"/>
          <table:table-cell table:formula="of:=[.C80]+1" office:value-type="float" office:value="29" calcext:value-type="float">
            <text:p>29</text:p>
          </table:table-cell>
          <table:table-cell table:style-name="ce28" table:formula="of:=([$'Total Deaths'.$D73]-[$'Total Deaths'.$D72])/[$'Total Deaths'.$D$31]" office:value-type="float" office:value="10.515873015873" calcext:value-type="float">
            <text:p>10.516</text:p>
          </table:table-cell>
          <table:table-cell table:style-name="ce28" table:formula="of:=([$'Total Deaths'.$E80]-[$'Total Deaths'.$E79])/[$'Total Deaths'.$E$31]" office:value-type="float" office:value="11.7005347593583" calcext:value-type="float">
            <text:p>11.701</text:p>
          </table:table-cell>
          <table:table-cell table:style-name="ce28" table:formula="of:=([$'Total Deaths'.$F84]-[$'Total Deaths'.$F83])/[$'Total Deaths'.$F$31]" office:value-type="float" office:value="11.6592615290332" calcext:value-type="float">
            <text:p>11.659</text:p>
          </table:table-cell>
          <table:table-cell table:style-name="ce28" table:formula="of:=([$'Total Deaths'.$G90]-[$'Total Deaths'.$G89])/[$'Total Deaths'.$G$31]" office:value-type="float" office:value="8.10810810810811" calcext:value-type="float">
            <text:p>8.108</text:p>
          </table:table-cell>
          <table:table-cell table:style-name="ce28" table:formula="of:=([$'Total Deaths'.$H88]-[$'Total Deaths'.$H87])/[$'Total Deaths'.$H$31]" office:value-type="float" office:value="12.2141908836112" calcext:value-type="float">
            <text:p>12.214</text:p>
          </table:table-cell>
          <table:table-cell table:style-name="ce28" table:formula="of:=([$'Total Deaths'.$I92]-[$'Total Deaths'.$I91])/[$'Total Deaths'.$I$31]" office:value-type="float" office:value="6.23262839879154" calcext:value-type="float">
            <text:p>6.233</text:p>
          </table:table-cell>
          <table:table-cell table:number-columns-repeated="3"/>
          <table:table-cell table:formula="of:=[.M80]+1" office:value-type="float" office:value="29" calcext:value-type="float">
            <text:p>29</text:p>
          </table:table-cell>
          <table:table-cell table:style-name="ce28" table:formula="of:=([$'Total Deaths'.$E80]-[$'Total Deaths'.$E79])/[$'Total Deaths'.$E$31]" office:value-type="float" office:value="11.7005347593583" calcext:value-type="float">
            <text:p>11.701</text:p>
          </table:table-cell>
          <table:table-cell table:style-name="ce28" table:formula="of:=([$'Total Deaths'.$F84]-[$'Total Deaths'.$F83])/[$'Total Deaths'.$F$31]" office:value-type="float" office:value="11.6592615290332" calcext:value-type="float">
            <text:p>11.659</text:p>
          </table:table-cell>
          <table:table-cell table:style-name="Default"/>
          <table:table-cell table:style-name="ce28" table:formula="of:=([$'Total Deaths'.$G90]-[$'Total Deaths'.$G89])/[$'Total Deaths'.$G$31]" office:value-type="float" office:value="8.10810810810811" calcext:value-type="float">
            <text:p>8.108</text:p>
          </table:table-cell>
          <table:table-cell table:style-name="ce28" table:formula="of:=([$'Total Deaths'.$H88]-[$'Total Deaths'.$H87])/[$'Total Deaths'.$H$31]" office:value-type="float" office:value="12.2141908836112" calcext:value-type="float">
            <text:p>12.214</text:p>
          </table:table-cell>
          <table:table-cell table:style-name="ce28" table:formula="of:=([$'Total Deaths'.$I92]-[$'Total Deaths'.$I91])/[$'Total Deaths'.$I$31]" office:value-type="float" office:value="6.23262839879154" calcext:value-type="float">
            <text:p>6.233</text:p>
          </table:table-cell>
          <table:table-cell table:style-name="ce28" table:formula="of:=([$'Total Deaths'.$D73]-[$'Total Deaths'.$D72])/[$'Total Deaths'.$D$31]" office:value-type="float" office:value="10.515873015873" calcext:value-type="float">
            <text:p>10.516</text:p>
          </table:table-cell>
          <table:table-cell table:style-name="Default"/>
          <table:table-cell/>
          <table:table-cell table:formula="of:=[.W80]+1" office:value-type="float" office:value="29" calcext:value-type="float">
            <text:p>29</text:p>
          </table:table-cell>
          <table:table-cell table:style-name="ce28" table:formula="of:=([$'Total Deaths'.$E80]-[$'Total Deaths'.$E79])/[$'Total Deaths'.$E$31]" office:value-type="float" office:value="11.7005347593583" calcext:value-type="float">
            <text:p>11.701</text:p>
          </table:table-cell>
          <table:table-cell table:style-name="ce28" table:formula="of:=([$'Total Deaths'.$G90]-[$'Total Deaths'.$G89])/[$'Total Deaths'.$G$31]" office:value-type="float" office:value="8.10810810810811" calcext:value-type="float">
            <text:p>8.108</text:p>
          </table:table-cell>
          <table:table-cell/>
          <table:table-cell table:style-name="Default"/>
          <table:table-cell table:style-name="ce28" table:formula="of:=([$'Total Deaths'.$F84]-[$'Total Deaths'.$F83])/[$'Total Deaths'.$F$31]" office:value-type="float" office:value="11.6592615290332" calcext:value-type="float">
            <text:p>11.659</text:p>
          </table:table-cell>
          <table:table-cell/>
          <table:table-cell table:style-name="ce28" table:formula="of:=([$'Total Deaths'.$D73]-[$'Total Deaths'.$D72])/[$'Total Deaths'.$D$31]" office:value-type="float" office:value="10.515873015873" calcext:value-type="float">
            <text:p>10.516</text:p>
          </table:table-cell>
          <table:table-cell table:style-name="ce28" table:formula="of:=([$'Total Deaths'.$H88]-[$'Total Deaths'.$H87])/[$'Total Deaths'.$H$31]" office:value-type="float" office:value="12.2141908836112" calcext:value-type="float">
            <text:p>12.214</text:p>
          </table:table-cell>
          <table:table-cell table:number-columns-repeated="2"/>
          <table:table-cell table:formula="of:=[.AH80]+1" office:value-type="float" office:value="29" calcext:value-type="float">
            <text:p>29</text:p>
          </table:table-cell>
          <table:table-cell table:style-name="ce28" table:formula="of:=([$'Total Deaths'.$D73]-[$'Total Deaths'.$D72])/[$'Total Deaths'.$D$31]" office:value-type="float" office:value="10.515873015873" calcext:value-type="float">
            <text:p>10.516</text:p>
          </table:table-cell>
          <table:table-cell table:style-name="ce28" table:formula="of:=([$'Total Deaths'.$E80]-[$'Total Deaths'.$E79])/[$'Total Deaths'.$E$31]" office:value-type="float" office:value="11.7005347593583" calcext:value-type="float">
            <text:p>11.701</text:p>
          </table:table-cell>
          <table:table-cell table:style-name="ce28" table:formula="of:=([$'Total Deaths'.$F84]-[$'Total Deaths'.$F83])/[$'Total Deaths'.$F$31]" office:value-type="float" office:value="11.6592615290332" calcext:value-type="float">
            <text:p>11.659</text:p>
          </table:table-cell>
          <table:table-cell table:style-name="ce28" table:formula="of:=([$'Total Deaths'.$G90]-[$'Total Deaths'.$G89])/[$'Total Deaths'.$G$31]" office:value-type="float" office:value="8.10810810810811" calcext:value-type="float">
            <text:p>8.108</text:p>
          </table:table-cell>
          <table:table-cell table:style-name="ce28" table:formula="of:=([$'Total Deaths'.$H88]-[$'Total Deaths'.$H87])/[$'Total Deaths'.$H$31]" office:value-type="float" office:value="12.2141908836112" calcext:value-type="float">
            <text:p>12.214</text:p>
          </table:table-cell>
          <table:table-cell table:number-columns-repeated="5"/>
          <table:table-cell table:formula="of:=[.AS80]+1" office:value-type="float" office:value="29" calcext:value-type="float">
            <text:p>29</text:p>
          </table:table-cell>
          <table:table-cell table:style-name="ce28" table:formula="of:=([$'Total Deaths'.$D73]-[$'Total Deaths'.$D72])/[$'Total Deaths'.$D$31]" office:value-type="float" office:value="10.515873015873" calcext:value-type="float">
            <text:p>10.516</text:p>
          </table:table-cell>
          <table:table-cell table:style-name="ce28" table:formula="of:=([$'Total Deaths'.$E80]-[$'Total Deaths'.$E79])/[$'Total Deaths'.$E$31]" office:value-type="float" office:value="11.7005347593583" calcext:value-type="float">
            <text:p>11.701</text:p>
          </table:table-cell>
          <table:table-cell table:style-name="ce28" table:formula="of:=([$'Total Deaths'.$F84]-[$'Total Deaths'.$F83])/[$'Total Deaths'.$F$31]" office:value-type="float" office:value="11.6592615290332" calcext:value-type="float">
            <text:p>11.659</text:p>
          </table:table-cell>
          <table:table-cell table:style-name="ce28" table:formula="of:=([$'Total Deaths'.$G90]-[$'Total Deaths'.$G89])/[$'Total Deaths'.$G$31]" office:value-type="float" office:value="8.10810810810811" calcext:value-type="float">
            <text:p>8.108</text:p>
          </table:table-cell>
          <table:table-cell table:style-name="ce28" table:formula="of:=([$'Total Deaths'.$H88]-[$'Total Deaths'.$H87])/[$'Total Deaths'.$H$31]" office:value-type="float" office:value="12.2141908836112" calcext:value-type="float">
            <text:p>12.214</text:p>
          </table:table-cell>
          <table:table-cell table:number-columns-repeated="974"/>
        </table:table-row>
        <table:table-row table:style-name="ro1">
          <table:table-cell table:number-columns-repeated="2"/>
          <table:table-cell table:formula="of:=[.C81]+1" office:value-type="float" office:value="30" calcext:value-type="float">
            <text:p>30</text:p>
          </table:table-cell>
          <table:table-cell table:style-name="ce28" table:formula="of:=([$'Total Deaths'.$D74]-[$'Total Deaths'.$D73])/[$'Total Deaths'.$D$31]" office:value-type="float" office:value="9.98677248677249" calcext:value-type="float">
            <text:p>9.987</text:p>
          </table:table-cell>
          <table:table-cell table:style-name="ce28" table:formula="of:=([$'Total Deaths'.$E81]-[$'Total Deaths'.$E80])/[$'Total Deaths'.$E$31]" office:value-type="float" office:value="10.6737967914439" calcext:value-type="float">
            <text:p>10.674</text:p>
          </table:table-cell>
          <table:table-cell table:style-name="ce28" table:formula="of:=([$'Total Deaths'.$F85]-[$'Total Deaths'.$F84])/[$'Total Deaths'.$F$31]" office:value-type="float" office:value="9.83606557377049" calcext:value-type="float">
            <text:p>9.836</text:p>
          </table:table-cell>
          <table:table-cell table:style-name="ce28" table:formula="of:=([$'Total Deaths'.$G91]-[$'Total Deaths'.$G90])/[$'Total Deaths'.$G$31]" office:value-type="float" office:value="12.6447876447876" calcext:value-type="float">
            <text:p>12.645</text:p>
          </table:table-cell>
          <table:table-cell table:style-name="ce28" table:formula="of:=([$'Total Deaths'.$H89]-[$'Total Deaths'.$H88])/[$'Total Deaths'.$H$31]" office:value-type="float" office:value="11.2553473963711" calcext:value-type="float">
            <text:p>11.255</text:p>
          </table:table-cell>
          <table:table-cell table:number-columns-repeated="4"/>
          <table:table-cell table:formula="of:=[.M81]+1" office:value-type="float" office:value="30" calcext:value-type="float">
            <text:p>30</text:p>
          </table:table-cell>
          <table:table-cell table:style-name="ce28" table:formula="of:=([$'Total Deaths'.$E81]-[$'Total Deaths'.$E80])/[$'Total Deaths'.$E$31]" office:value-type="float" office:value="10.6737967914439" calcext:value-type="float">
            <text:p>10.674</text:p>
          </table:table-cell>
          <table:table-cell table:style-name="ce28" table:formula="of:=([$'Total Deaths'.$F85]-[$'Total Deaths'.$F84])/[$'Total Deaths'.$F$31]" office:value-type="float" office:value="9.83606557377049" calcext:value-type="float">
            <text:p>9.836</text:p>
          </table:table-cell>
          <table:table-cell table:style-name="Default"/>
          <table:table-cell table:style-name="ce28" table:formula="of:=([$'Total Deaths'.$G91]-[$'Total Deaths'.$G90])/[$'Total Deaths'.$G$31]" office:value-type="float" office:value="12.6447876447876" calcext:value-type="float">
            <text:p>12.645</text:p>
          </table:table-cell>
          <table:table-cell table:style-name="ce28" table:formula="of:=([$'Total Deaths'.$H89]-[$'Total Deaths'.$H88])/[$'Total Deaths'.$H$31]" office:value-type="float" office:value="11.2553473963711" calcext:value-type="float">
            <text:p>11.255</text:p>
          </table:table-cell>
          <table:table-cell/>
          <table:table-cell table:style-name="ce28" table:formula="of:=([$'Total Deaths'.$D74]-[$'Total Deaths'.$D73])/[$'Total Deaths'.$D$31]" office:value-type="float" office:value="9.98677248677249" calcext:value-type="float">
            <text:p>9.987</text:p>
          </table:table-cell>
          <table:table-cell table:style-name="Default"/>
          <table:table-cell/>
          <table:table-cell table:formula="of:=[.W81]+1" office:value-type="float" office:value="30" calcext:value-type="float">
            <text:p>30</text:p>
          </table:table-cell>
          <table:table-cell table:style-name="ce28" table:formula="of:=([$'Total Deaths'.$E81]-[$'Total Deaths'.$E80])/[$'Total Deaths'.$E$31]" office:value-type="float" office:value="10.6737967914439" calcext:value-type="float">
            <text:p>10.674</text:p>
          </table:table-cell>
          <table:table-cell table:style-name="ce28" table:formula="of:=([$'Total Deaths'.$G91]-[$'Total Deaths'.$G90])/[$'Total Deaths'.$G$31]" office:value-type="float" office:value="12.6447876447876" calcext:value-type="float">
            <text:p>12.645</text:p>
          </table:table-cell>
          <table:table-cell/>
          <table:table-cell table:style-name="Default"/>
          <table:table-cell table:style-name="ce28" table:formula="of:=([$'Total Deaths'.$F85]-[$'Total Deaths'.$F84])/[$'Total Deaths'.$F$31]" office:value-type="float" office:value="9.83606557377049" calcext:value-type="float">
            <text:p>9.836</text:p>
          </table:table-cell>
          <table:table-cell/>
          <table:table-cell table:style-name="ce28" table:formula="of:=([$'Total Deaths'.$D74]-[$'Total Deaths'.$D73])/[$'Total Deaths'.$D$31]" office:value-type="float" office:value="9.98677248677249" calcext:value-type="float">
            <text:p>9.987</text:p>
          </table:table-cell>
          <table:table-cell table:style-name="ce28" table:formula="of:=([$'Total Deaths'.$H89]-[$'Total Deaths'.$H88])/[$'Total Deaths'.$H$31]" office:value-type="float" office:value="11.2553473963711" calcext:value-type="float">
            <text:p>11.255</text:p>
          </table:table-cell>
          <table:table-cell table:number-columns-repeated="2"/>
          <table:table-cell table:formula="of:=[.AH81]+1" office:value-type="float" office:value="30" calcext:value-type="float">
            <text:p>30</text:p>
          </table:table-cell>
          <table:table-cell table:style-name="ce28" table:formula="of:=([$'Total Deaths'.$D74]-[$'Total Deaths'.$D73])/[$'Total Deaths'.$D$31]" office:value-type="float" office:value="9.98677248677249" calcext:value-type="float">
            <text:p>9.987</text:p>
          </table:table-cell>
          <table:table-cell table:style-name="ce28" table:formula="of:=([$'Total Deaths'.$E81]-[$'Total Deaths'.$E80])/[$'Total Deaths'.$E$31]" office:value-type="float" office:value="10.6737967914439" calcext:value-type="float">
            <text:p>10.674</text:p>
          </table:table-cell>
          <table:table-cell table:style-name="ce28" table:formula="of:=([$'Total Deaths'.$F85]-[$'Total Deaths'.$F84])/[$'Total Deaths'.$F$31]" office:value-type="float" office:value="9.83606557377049" calcext:value-type="float">
            <text:p>9.836</text:p>
          </table:table-cell>
          <table:table-cell table:style-name="ce28" table:formula="of:=([$'Total Deaths'.$G91]-[$'Total Deaths'.$G90])/[$'Total Deaths'.$G$31]" office:value-type="float" office:value="12.6447876447876" calcext:value-type="float">
            <text:p>12.645</text:p>
          </table:table-cell>
          <table:table-cell table:style-name="ce28" table:formula="of:=([$'Total Deaths'.$H89]-[$'Total Deaths'.$H88])/[$'Total Deaths'.$H$31]" office:value-type="float" office:value="11.2553473963711" calcext:value-type="float">
            <text:p>11.255</text:p>
          </table:table-cell>
          <table:table-cell table:number-columns-repeated="5"/>
          <table:table-cell table:formula="of:=[.AS81]+1" office:value-type="float" office:value="30" calcext:value-type="float">
            <text:p>30</text:p>
          </table:table-cell>
          <table:table-cell table:style-name="ce28" table:formula="of:=([$'Total Deaths'.$D74]-[$'Total Deaths'.$D73])/[$'Total Deaths'.$D$31]" office:value-type="float" office:value="9.98677248677249" calcext:value-type="float">
            <text:p>9.987</text:p>
          </table:table-cell>
          <table:table-cell table:style-name="ce28" table:formula="of:=([$'Total Deaths'.$E81]-[$'Total Deaths'.$E80])/[$'Total Deaths'.$E$31]" office:value-type="float" office:value="10.6737967914439" calcext:value-type="float">
            <text:p>10.674</text:p>
          </table:table-cell>
          <table:table-cell table:style-name="ce28" table:formula="of:=([$'Total Deaths'.$F85]-[$'Total Deaths'.$F84])/[$'Total Deaths'.$F$31]" office:value-type="float" office:value="9.83606557377049" calcext:value-type="float">
            <text:p>9.836</text:p>
          </table:table-cell>
          <table:table-cell table:style-name="ce28" table:formula="of:=([$'Total Deaths'.$G91]-[$'Total Deaths'.$G90])/[$'Total Deaths'.$G$31]" office:value-type="float" office:value="12.6447876447876" calcext:value-type="float">
            <text:p>12.645</text:p>
          </table:table-cell>
          <table:table-cell table:style-name="ce28" table:formula="of:=([$'Total Deaths'.$H89]-[$'Total Deaths'.$H88])/[$'Total Deaths'.$H$31]" office:value-type="float" office:value="11.2553473963711" calcext:value-type="float">
            <text:p>11.255</text:p>
          </table:table-cell>
          <table:table-cell table:number-columns-repeated="974"/>
        </table:table-row>
        <table:table-row table:style-name="ro1">
          <table:table-cell table:number-columns-repeated="2"/>
          <table:table-cell table:formula="of:=[.C82]+1" office:value-type="float" office:value="31" calcext:value-type="float">
            <text:p>31</text:p>
          </table:table-cell>
          <table:table-cell table:style-name="ce28" table:formula="of:=([$'Total Deaths'.$D75]-[$'Total Deaths'.$D74])/[$'Total Deaths'.$D$31]" office:value-type="float" office:value="8.96164021164021" calcext:value-type="float">
            <text:p>8.962</text:p>
          </table:table-cell>
          <table:table-cell table:style-name="ce28" table:formula="of:=([$'Total Deaths'.$E82]-[$'Total Deaths'.$E81])/[$'Total Deaths'.$E$31]" office:value-type="float" office:value="11.9144385026738" calcext:value-type="float">
            <text:p>11.914</text:p>
          </table:table-cell>
          <table:table-cell table:style-name="ce28" table:formula="of:=([$'Total Deaths'.$F86]-[$'Total Deaths'.$F85])/[$'Total Deaths'.$F$31]" office:value-type="float" office:value="6.05178489351923" calcext:value-type="float">
            <text:p>6.052</text:p>
          </table:table-cell>
          <table:table-cell table:style-name="ce28" table:formula="of:=([$'Total Deaths'.$G92]-[$'Total Deaths'.$G91])/[$'Total Deaths'.$G$31]" office:value-type="float" office:value="3.86100386100386" calcext:value-type="float">
            <text:p>3.861</text:p>
          </table:table-cell>
          <table:table-cell table:style-name="ce28" table:formula="of:=([$'Total Deaths'.$H90]-[$'Total Deaths'.$H89])/[$'Total Deaths'.$H$31]" office:value-type="float" office:value="9.41141761321729" calcext:value-type="float">
            <text:p>9.411</text:p>
          </table:table-cell>
          <table:table-cell table:number-columns-repeated="4"/>
          <table:table-cell table:formula="of:=[.M82]+1" office:value-type="float" office:value="31" calcext:value-type="float">
            <text:p>31</text:p>
          </table:table-cell>
          <table:table-cell table:style-name="ce28" table:formula="of:=([$'Total Deaths'.$E82]-[$'Total Deaths'.$E81])/[$'Total Deaths'.$E$31]" office:value-type="float" office:value="11.9144385026738" calcext:value-type="float">
            <text:p>11.914</text:p>
          </table:table-cell>
          <table:table-cell table:style-name="ce28" table:formula="of:=([$'Total Deaths'.$F86]-[$'Total Deaths'.$F85])/[$'Total Deaths'.$F$31]" office:value-type="float" office:value="6.05178489351923" calcext:value-type="float">
            <text:p>6.052</text:p>
          </table:table-cell>
          <table:table-cell table:style-name="ce28"/>
          <table:table-cell table:style-name="ce28" table:formula="of:=([$'Total Deaths'.$G92]-[$'Total Deaths'.$G91])/[$'Total Deaths'.$G$31]" office:value-type="float" office:value="3.86100386100386" calcext:value-type="float">
            <text:p>3.861</text:p>
          </table:table-cell>
          <table:table-cell table:style-name="ce28" table:formula="of:=([$'Total Deaths'.$H90]-[$'Total Deaths'.$H89])/[$'Total Deaths'.$H$31]" office:value-type="float" office:value="9.41141761321729" calcext:value-type="float">
            <text:p>9.411</text:p>
          </table:table-cell>
          <table:table-cell/>
          <table:table-cell table:style-name="ce28" table:formula="of:=([$'Total Deaths'.$D75]-[$'Total Deaths'.$D74])/[$'Total Deaths'.$D$31]" office:value-type="float" office:value="8.96164021164021" calcext:value-type="float">
            <text:p>8.962</text:p>
          </table:table-cell>
          <table:table-cell table:style-name="ce28"/>
          <table:table-cell/>
          <table:table-cell table:formula="of:=[.W82]+1" office:value-type="float" office:value="31" calcext:value-type="float">
            <text:p>31</text:p>
          </table:table-cell>
          <table:table-cell table:style-name="ce28" table:formula="of:=([$'Total Deaths'.$E82]-[$'Total Deaths'.$E81])/[$'Total Deaths'.$E$31]" office:value-type="float" office:value="11.9144385026738" calcext:value-type="float">
            <text:p>11.914</text:p>
          </table:table-cell>
          <table:table-cell table:style-name="Default"/>
          <table:table-cell/>
          <table:table-cell table:style-name="Default"/>
          <table:table-cell table:style-name="ce28" table:formula="of:=([$'Total Deaths'.$F86]-[$'Total Deaths'.$F85])/[$'Total Deaths'.$F$31]" office:value-type="float" office:value="6.05178489351923" calcext:value-type="float">
            <text:p>6.052</text:p>
          </table:table-cell>
          <table:table-cell/>
          <table:table-cell table:style-name="ce28" table:formula="of:=([$'Total Deaths'.$D75]-[$'Total Deaths'.$D74])/[$'Total Deaths'.$D$31]" office:value-type="float" office:value="8.96164021164021" calcext:value-type="float">
            <text:p>8.962</text:p>
          </table:table-cell>
          <table:table-cell table:style-name="ce28" table:formula="of:=([$'Total Deaths'.$H90]-[$'Total Deaths'.$H89])/[$'Total Deaths'.$H$31]" office:value-type="float" office:value="9.41141761321729" calcext:value-type="float">
            <text:p>9.411</text:p>
          </table:table-cell>
          <table:table-cell table:number-columns-repeated="2"/>
          <table:table-cell table:formula="of:=[.AH82]+1" office:value-type="float" office:value="31" calcext:value-type="float">
            <text:p>31</text:p>
          </table:table-cell>
          <table:table-cell table:style-name="ce28" table:formula="of:=([$'Total Deaths'.$D75]-[$'Total Deaths'.$D74])/[$'Total Deaths'.$D$31]" office:value-type="float" office:value="8.96164021164021" calcext:value-type="float">
            <text:p>8.962</text:p>
          </table:table-cell>
          <table:table-cell table:style-name="ce28" table:formula="of:=([$'Total Deaths'.$E82]-[$'Total Deaths'.$E81])/[$'Total Deaths'.$E$31]" office:value-type="float" office:value="11.9144385026738" calcext:value-type="float">
            <text:p>11.914</text:p>
          </table:table-cell>
          <table:table-cell table:style-name="ce28" table:formula="of:=([$'Total Deaths'.$F86]-[$'Total Deaths'.$F85])/[$'Total Deaths'.$F$31]" office:value-type="float" office:value="6.05178489351923" calcext:value-type="float">
            <text:p>6.052</text:p>
          </table:table-cell>
          <table:table-cell table:style-name="ce28"/>
          <table:table-cell table:style-name="ce28" table:formula="of:=([$'Total Deaths'.$H90]-[$'Total Deaths'.$H89])/[$'Total Deaths'.$H$31]" office:value-type="float" office:value="9.41141761321729" calcext:value-type="float">
            <text:p>9.411</text:p>
          </table:table-cell>
          <table:table-cell table:number-columns-repeated="5"/>
          <table:table-cell table:formula="of:=[.AS82]+1" office:value-type="float" office:value="31" calcext:value-type="float">
            <text:p>31</text:p>
          </table:table-cell>
          <table:table-cell table:style-name="ce28" table:formula="of:=([$'Total Deaths'.$D75]-[$'Total Deaths'.$D74])/[$'Total Deaths'.$D$31]" office:value-type="float" office:value="8.96164021164021" calcext:value-type="float">
            <text:p>8.962</text:p>
          </table:table-cell>
          <table:table-cell table:style-name="ce28" table:formula="of:=([$'Total Deaths'.$E82]-[$'Total Deaths'.$E81])/[$'Total Deaths'.$E$31]" office:value-type="float" office:value="11.9144385026738" calcext:value-type="float">
            <text:p>11.914</text:p>
          </table:table-cell>
          <table:table-cell table:style-name="ce28" table:formula="of:=([$'Total Deaths'.$F86]-[$'Total Deaths'.$F85])/[$'Total Deaths'.$F$31]" office:value-type="float" office:value="6.05178489351923" calcext:value-type="float">
            <text:p>6.052</text:p>
          </table:table-cell>
          <table:table-cell table:style-name="ce28"/>
          <table:table-cell table:style-name="ce28" table:formula="of:=([$'Total Deaths'.$H90]-[$'Total Deaths'.$H89])/[$'Total Deaths'.$H$31]" office:value-type="float" office:value="9.41141761321729" calcext:value-type="float">
            <text:p>9.411</text:p>
          </table:table-cell>
          <table:table-cell table:number-columns-repeated="974"/>
        </table:table-row>
        <table:table-row table:style-name="ro1">
          <table:table-cell table:number-columns-repeated="2"/>
          <table:table-cell table:formula="of:=[.C83]+1" office:value-type="float" office:value="32" calcext:value-type="float">
            <text:p>32</text:p>
          </table:table-cell>
          <table:table-cell table:style-name="ce28" table:formula="of:=([$'Total Deaths'.$D76]-[$'Total Deaths'.$D75])/[$'Total Deaths'.$D$31]" office:value-type="float" office:value="10.0859788359788" calcext:value-type="float">
            <text:p>10.086</text:p>
          </table:table-cell>
          <table:table-cell table:style-name="ce28" table:formula="of:=([$'Total Deaths'.$E83]-[$'Total Deaths'.$E82])/[$'Total Deaths'.$E$31]" office:value-type="float" office:value="6.80213903743316" calcext:value-type="float">
            <text:p>6.802</text:p>
          </table:table-cell>
          <table:table-cell table:style-name="ce28" table:formula="of:=([$'Total Deaths'.$F87]-[$'Total Deaths'.$F86])/[$'Total Deaths'.$F$31]" office:value-type="float" office:value="8.38057300444308" calcext:value-type="float">
            <text:p>8.381</text:p>
          </table:table-cell>
          <table:table-cell/>
          <table:table-cell table:style-name="ce28" table:formula="of:=([$'Total Deaths'.$H91]-[$'Total Deaths'.$H90])/[$'Total Deaths'.$H$31]" office:value-type="float" office:value="11.3291045876973" calcext:value-type="float">
            <text:p>11.329</text:p>
          </table:table-cell>
          <table:table-cell table:number-columns-repeated="4"/>
          <table:table-cell table:formula="of:=[.M83]+1" office:value-type="float" office:value="32" calcext:value-type="float">
            <text:p>32</text:p>
          </table:table-cell>
          <table:table-cell table:style-name="ce28" table:formula="of:=([$'Total Deaths'.$E83]-[$'Total Deaths'.$E82])/[$'Total Deaths'.$E$31]" office:value-type="float" office:value="6.80213903743316" calcext:value-type="float">
            <text:p>6.802</text:p>
          </table:table-cell>
          <table:table-cell table:style-name="ce28" table:formula="of:=([$'Total Deaths'.$F87]-[$'Total Deaths'.$F86])/[$'Total Deaths'.$F$31]" office:value-type="float" office:value="8.38057300444308" calcext:value-type="float">
            <text:p>8.381</text:p>
          </table:table-cell>
          <table:table-cell/>
          <table:table-cell table:style-name="Default"/>
          <table:table-cell table:style-name="ce28" table:formula="of:=([$'Total Deaths'.$H91]-[$'Total Deaths'.$H90])/[$'Total Deaths'.$H$31]" office:value-type="float" office:value="11.3291045876973" calcext:value-type="float">
            <text:p>11.329</text:p>
          </table:table-cell>
          <table:table-cell/>
          <table:table-cell table:style-name="ce28" table:formula="of:=([$'Total Deaths'.$D76]-[$'Total Deaths'.$D75])/[$'Total Deaths'.$D$31]" office:value-type="float" office:value="10.0859788359788" calcext:value-type="float">
            <text:p>10.086</text:p>
          </table:table-cell>
          <table:table-cell table:style-name="ce28"/>
          <table:table-cell/>
          <table:table-cell table:formula="of:=[.W83]+1" office:value-type="float" office:value="32" calcext:value-type="float">
            <text:p>32</text:p>
          </table:table-cell>
          <table:table-cell table:style-name="ce28" table:formula="of:=([$'Total Deaths'.$E83]-[$'Total Deaths'.$E82])/[$'Total Deaths'.$E$31]" office:value-type="float" office:value="6.80213903743316" calcext:value-type="float">
            <text:p>6.802</text:p>
          </table:table-cell>
          <table:table-cell table:style-name="Default"/>
          <table:table-cell/>
          <table:table-cell table:style-name="Default"/>
          <table:table-cell table:style-name="ce28" table:formula="of:=([$'Total Deaths'.$F87]-[$'Total Deaths'.$F86])/[$'Total Deaths'.$F$31]" office:value-type="float" office:value="8.38057300444308" calcext:value-type="float">
            <text:p>8.381</text:p>
          </table:table-cell>
          <table:table-cell/>
          <table:table-cell table:style-name="ce28" table:formula="of:=([$'Total Deaths'.$D76]-[$'Total Deaths'.$D75])/[$'Total Deaths'.$D$31]" office:value-type="float" office:value="10.0859788359788" calcext:value-type="float">
            <text:p>10.086</text:p>
          </table:table-cell>
          <table:table-cell table:style-name="ce28" table:formula="of:=([$'Total Deaths'.$H91]-[$'Total Deaths'.$H90])/[$'Total Deaths'.$H$31]" office:value-type="float" office:value="11.3291045876973" calcext:value-type="float">
            <text:p>11.329</text:p>
          </table:table-cell>
          <table:table-cell table:number-columns-repeated="2"/>
          <table:table-cell table:formula="of:=[.AH83]+1" office:value-type="float" office:value="32" calcext:value-type="float">
            <text:p>32</text:p>
          </table:table-cell>
          <table:table-cell table:style-name="ce28" table:formula="of:=([$'Total Deaths'.$D76]-[$'Total Deaths'.$D75])/[$'Total Deaths'.$D$31]" office:value-type="float" office:value="10.0859788359788" calcext:value-type="float">
            <text:p>10.086</text:p>
          </table:table-cell>
          <table:table-cell table:style-name="ce28" table:formula="of:=([$'Total Deaths'.$E83]-[$'Total Deaths'.$E82])/[$'Total Deaths'.$E$31]" office:value-type="float" office:value="6.80213903743316" calcext:value-type="float">
            <text:p>6.802</text:p>
          </table:table-cell>
          <table:table-cell table:style-name="ce28" table:formula="of:=([$'Total Deaths'.$F87]-[$'Total Deaths'.$F86])/[$'Total Deaths'.$F$31]" office:value-type="float" office:value="8.38057300444308" calcext:value-type="float">
            <text:p>8.381</text:p>
          </table:table-cell>
          <table:table-cell/>
          <table:table-cell table:style-name="ce28" table:formula="of:=([$'Total Deaths'.$H91]-[$'Total Deaths'.$H90])/[$'Total Deaths'.$H$31]" office:value-type="float" office:value="11.3291045876973" calcext:value-type="float">
            <text:p>11.329</text:p>
          </table:table-cell>
          <table:table-cell table:number-columns-repeated="5"/>
          <table:table-cell table:formula="of:=[.AS83]+1" office:value-type="float" office:value="32" calcext:value-type="float">
            <text:p>32</text:p>
          </table:table-cell>
          <table:table-cell table:style-name="ce28" table:formula="of:=([$'Total Deaths'.$D76]-[$'Total Deaths'.$D75])/[$'Total Deaths'.$D$31]" office:value-type="float" office:value="10.0859788359788" calcext:value-type="float">
            <text:p>10.086</text:p>
          </table:table-cell>
          <table:table-cell table:style-name="ce28" table:formula="of:=([$'Total Deaths'.$E83]-[$'Total Deaths'.$E82])/[$'Total Deaths'.$E$31]" office:value-type="float" office:value="6.80213903743316" calcext:value-type="float">
            <text:p>6.802</text:p>
          </table:table-cell>
          <table:table-cell table:style-name="ce28" table:formula="of:=([$'Total Deaths'.$F87]-[$'Total Deaths'.$F86])/[$'Total Deaths'.$F$31]" office:value-type="float" office:value="8.38057300444308" calcext:value-type="float">
            <text:p>8.381</text:p>
          </table:table-cell>
          <table:table-cell/>
          <table:table-cell table:style-name="ce28" table:formula="of:=([$'Total Deaths'.$H91]-[$'Total Deaths'.$H90])/[$'Total Deaths'.$H$31]" office:value-type="float" office:value="11.3291045876973" calcext:value-type="float">
            <text:p>11.329</text:p>
          </table:table-cell>
          <table:table-cell table:number-columns-repeated="974"/>
        </table:table-row>
        <table:table-row table:style-name="ro1">
          <table:table-cell table:number-columns-repeated="2"/>
          <table:table-cell table:formula="of:=[.C84]+1" office:value-type="float" office:value="33" calcext:value-type="float">
            <text:p>33</text:p>
          </table:table-cell>
          <table:table-cell table:style-name="ce28" table:formula="of:=([$'Total Deaths'.$D77]-[$'Total Deaths'.$D76])/[$'Total Deaths'.$D$31]" office:value-type="float" office:value="9.42460317460318" calcext:value-type="float">
            <text:p>9.425</text:p>
          </table:table-cell>
          <table:table-cell table:style-name="ce28" table:formula="of:=([$'Total Deaths'.$E84]-[$'Total Deaths'.$E83])/[$'Total Deaths'.$E$31]" office:value-type="float" office:value="7.44385026737968" calcext:value-type="float">
            <text:p>7.444</text:p>
          </table:table-cell>
          <table:table-cell table:style-name="ce28" table:formula="of:=([$'Total Deaths'.$F88]-[$'Total Deaths'.$F87])/[$'Total Deaths'.$F$31]" office:value-type="float" office:value="8.13543741381952" calcext:value-type="float">
            <text:p>8.135</text:p>
          </table:table-cell>
          <table:table-cell/>
          <table:table-cell table:style-name="ce28" table:formula="of:=([$'Total Deaths'.$H92]-[$'Total Deaths'.$H91])/[$'Total Deaths'.$H$31]" office:value-type="float" office:value="11.9929193096327" calcext:value-type="float">
            <text:p>11.993</text:p>
          </table:table-cell>
          <table:table-cell table:number-columns-repeated="4"/>
          <table:table-cell table:formula="of:=[.M84]+1" office:value-type="float" office:value="33" calcext:value-type="float">
            <text:p>33</text:p>
          </table:table-cell>
          <table:table-cell table:style-name="ce28" table:formula="of:=([$'Total Deaths'.$E84]-[$'Total Deaths'.$E83])/[$'Total Deaths'.$E$31]" office:value-type="float" office:value="7.44385026737968" calcext:value-type="float">
            <text:p>7.444</text:p>
          </table:table-cell>
          <table:table-cell table:style-name="ce28" table:formula="of:=([$'Total Deaths'.$F88]-[$'Total Deaths'.$F87])/[$'Total Deaths'.$F$31]" office:value-type="float" office:value="8.13543741381952" calcext:value-type="float">
            <text:p>8.135</text:p>
          </table:table-cell>
          <table:table-cell/>
          <table:table-cell table:style-name="Default"/>
          <table:table-cell table:style-name="ce28" table:formula="of:=([$'Total Deaths'.$H92]-[$'Total Deaths'.$H91])/[$'Total Deaths'.$H$31]" office:value-type="float" office:value="11.9929193096327" calcext:value-type="float">
            <text:p>11.993</text:p>
          </table:table-cell>
          <table:table-cell/>
          <table:table-cell table:style-name="ce28" table:formula="of:=([$'Total Deaths'.$D77]-[$'Total Deaths'.$D76])/[$'Total Deaths'.$D$31]" office:value-type="float" office:value="9.42460317460318" calcext:value-type="float">
            <text:p>9.425</text:p>
          </table:table-cell>
          <table:table-cell table:style-name="ce28"/>
          <table:table-cell/>
          <table:table-cell table:formula="of:=[.W84]+1" office:value-type="float" office:value="33" calcext:value-type="float">
            <text:p>33</text:p>
          </table:table-cell>
          <table:table-cell table:style-name="ce28" table:formula="of:=([$'Total Deaths'.$E84]-[$'Total Deaths'.$E83])/[$'Total Deaths'.$E$31]" office:value-type="float" office:value="7.44385026737968" calcext:value-type="float">
            <text:p>7.444</text:p>
          </table:table-cell>
          <table:table-cell table:style-name="Default" table:number-columns-repeated="3"/>
          <table:table-cell table:style-name="ce28" table:formula="of:=([$'Total Deaths'.$F88]-[$'Total Deaths'.$F87])/[$'Total Deaths'.$F$31]" office:value-type="float" office:value="8.13543741381952" calcext:value-type="float">
            <text:p>8.135</text:p>
          </table:table-cell>
          <table:table-cell/>
          <table:table-cell table:style-name="ce28" table:formula="of:=([$'Total Deaths'.$D77]-[$'Total Deaths'.$D76])/[$'Total Deaths'.$D$31]" office:value-type="float" office:value="9.42460317460318" calcext:value-type="float">
            <text:p>9.425</text:p>
          </table:table-cell>
          <table:table-cell table:style-name="Default"/>
          <table:table-cell table:number-columns-repeated="2"/>
          <table:table-cell table:formula="of:=[.AH84]+1" office:value-type="float" office:value="33" calcext:value-type="float">
            <text:p>33</text:p>
          </table:table-cell>
          <table:table-cell table:style-name="ce28" table:formula="of:=([$'Total Deaths'.$D77]-[$'Total Deaths'.$D76])/[$'Total Deaths'.$D$31]" office:value-type="float" office:value="9.42460317460318" calcext:value-type="float">
            <text:p>9.425</text:p>
          </table:table-cell>
          <table:table-cell table:style-name="ce28" table:formula="of:=([$'Total Deaths'.$E84]-[$'Total Deaths'.$E83])/[$'Total Deaths'.$E$31]" office:value-type="float" office:value="7.44385026737968" calcext:value-type="float">
            <text:p>7.444</text:p>
          </table:table-cell>
          <table:table-cell table:style-name="ce28" table:formula="of:=([$'Total Deaths'.$F88]-[$'Total Deaths'.$F87])/[$'Total Deaths'.$F$31]" office:value-type="float" office:value="8.13543741381952" calcext:value-type="float">
            <text:p>8.135</text:p>
          </table:table-cell>
          <table:table-cell table:number-columns-repeated="7"/>
          <table:table-cell table:formula="of:=[.AS84]+1" office:value-type="float" office:value="33" calcext:value-type="float">
            <text:p>33</text:p>
          </table:table-cell>
          <table:table-cell table:style-name="ce28" table:formula="of:=([$'Total Deaths'.$D77]-[$'Total Deaths'.$D76])/[$'Total Deaths'.$D$31]" office:value-type="float" office:value="9.42460317460318" calcext:value-type="float">
            <text:p>9.425</text:p>
          </table:table-cell>
          <table:table-cell table:style-name="ce28" table:formula="of:=([$'Total Deaths'.$E84]-[$'Total Deaths'.$E83])/[$'Total Deaths'.$E$31]" office:value-type="float" office:value="7.44385026737968" calcext:value-type="float">
            <text:p>7.444</text:p>
          </table:table-cell>
          <table:table-cell table:style-name="ce28" table:formula="of:=([$'Total Deaths'.$F88]-[$'Total Deaths'.$F87])/[$'Total Deaths'.$F$31]" office:value-type="float" office:value="8.13543741381952" calcext:value-type="float">
            <text:p>8.135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formula="of:=[.C85]+1" office:value-type="float" office:value="34" calcext:value-type="float">
            <text:p>34</text:p>
          </table:table-cell>
          <table:table-cell table:style-name="ce28" table:formula="of:=([$'Total Deaths'.$D78]-[$'Total Deaths'.$D77])/[$'Total Deaths'.$D$31]" office:value-type="float" office:value="10.2347883597884" calcext:value-type="float">
            <text:p>10.235</text:p>
          </table:table-cell>
          <table:table-cell table:style-name="ce28" table:formula="of:=([$'Total Deaths'.$E85]-[$'Total Deaths'.$E84])/[$'Total Deaths'.$E$31]" office:value-type="float" office:value="12.0855614973262" calcext:value-type="float">
            <text:p>12.086</text:p>
          </table:table-cell>
          <table:table-cell table:style-name="ce28" table:formula="of:=([$'Total Deaths'.$F89]-[$'Total Deaths'.$F88])/[$'Total Deaths'.$F$31]" office:value-type="float" office:value="8.33461008120116" calcext:value-type="float">
            <text:p>8.335</text:p>
          </table:table-cell>
          <table:table-cell table:number-columns-repeated="6"/>
          <table:table-cell table:formula="of:=[.M85]+1" office:value-type="float" office:value="34" calcext:value-type="float">
            <text:p>34</text:p>
          </table:table-cell>
          <table:table-cell table:style-name="ce28" table:formula="of:=([$'Total Deaths'.$E85]-[$'Total Deaths'.$E84])/[$'Total Deaths'.$E$31]" office:value-type="float" office:value="12.0855614973262" calcext:value-type="float">
            <text:p>12.086</text:p>
          </table:table-cell>
          <table:table-cell table:style-name="ce28" table:formula="of:=([$'Total Deaths'.$F89]-[$'Total Deaths'.$F88])/[$'Total Deaths'.$F$31]" office:value-type="float" office:value="8.33461008120116" calcext:value-type="float">
            <text:p>8.335</text:p>
          </table:table-cell>
          <table:table-cell/>
          <table:table-cell table:style-name="Default"/>
          <table:table-cell table:number-columns-repeated="2"/>
          <table:table-cell table:style-name="ce28" table:formula="of:=([$'Total Deaths'.$D78]-[$'Total Deaths'.$D77])/[$'Total Deaths'.$D$31]" office:value-type="float" office:value="10.2347883597884" calcext:value-type="float">
            <text:p>10.235</text:p>
          </table:table-cell>
          <table:table-cell table:style-name="ce28"/>
          <table:table-cell/>
          <table:table-cell table:formula="of:=[.W85]+1" office:value-type="float" office:value="34" calcext:value-type="float">
            <text:p>34</text:p>
          </table:table-cell>
          <table:table-cell table:style-name="ce28" table:formula="of:=([$'Total Deaths'.$E85]-[$'Total Deaths'.$E84])/[$'Total Deaths'.$E$31]" office:value-type="float" office:value="12.0855614973262" calcext:value-type="float">
            <text:p>12.086</text:p>
          </table:table-cell>
          <table:table-cell table:style-name="Default" table:number-columns-repeated="3"/>
          <table:table-cell table:style-name="ce28" table:formula="of:=([$'Total Deaths'.$F89]-[$'Total Deaths'.$F88])/[$'Total Deaths'.$F$31]" office:value-type="float" office:value="8.33461008120116" calcext:value-type="float">
            <text:p>8.335</text:p>
          </table:table-cell>
          <table:table-cell/>
          <table:table-cell table:style-name="ce28" table:formula="of:=([$'Total Deaths'.$D78]-[$'Total Deaths'.$D77])/[$'Total Deaths'.$D$31]" office:value-type="float" office:value="10.2347883597884" calcext:value-type="float">
            <text:p>10.235</text:p>
          </table:table-cell>
          <table:table-cell table:style-name="Default"/>
          <table:table-cell table:number-columns-repeated="2"/>
          <table:table-cell table:formula="of:=[.AH85]+1" office:value-type="float" office:value="34" calcext:value-type="float">
            <text:p>34</text:p>
          </table:table-cell>
          <table:table-cell table:style-name="ce28" table:formula="of:=([$'Total Deaths'.$D78]-[$'Total Deaths'.$D77])/[$'Total Deaths'.$D$31]" office:value-type="float" office:value="10.2347883597884" calcext:value-type="float">
            <text:p>10.235</text:p>
          </table:table-cell>
          <table:table-cell table:style-name="ce28" table:formula="of:=([$'Total Deaths'.$E85]-[$'Total Deaths'.$E84])/[$'Total Deaths'.$E$31]" office:value-type="float" office:value="12.0855614973262" calcext:value-type="float">
            <text:p>12.086</text:p>
          </table:table-cell>
          <table:table-cell table:style-name="ce28" table:formula="of:=([$'Total Deaths'.$F89]-[$'Total Deaths'.$F88])/[$'Total Deaths'.$F$31]" office:value-type="float" office:value="8.33461008120116" calcext:value-type="float">
            <text:p>8.335</text:p>
          </table:table-cell>
          <table:table-cell table:number-columns-repeated="7"/>
          <table:table-cell table:formula="of:=[.AS85]+1" office:value-type="float" office:value="34" calcext:value-type="float">
            <text:p>34</text:p>
          </table:table-cell>
          <table:table-cell table:style-name="ce28" table:formula="of:=([$'Total Deaths'.$D78]-[$'Total Deaths'.$D77])/[$'Total Deaths'.$D$31]" office:value-type="float" office:value="10.2347883597884" calcext:value-type="float">
            <text:p>10.235</text:p>
          </table:table-cell>
          <table:table-cell table:style-name="ce28" table:formula="of:=([$'Total Deaths'.$E85]-[$'Total Deaths'.$E84])/[$'Total Deaths'.$E$31]" office:value-type="float" office:value="12.0855614973262" calcext:value-type="float">
            <text:p>12.086</text:p>
          </table:table-cell>
          <table:table-cell table:style-name="ce28" table:formula="of:=([$'Total Deaths'.$F89]-[$'Total Deaths'.$F88])/[$'Total Deaths'.$F$31]" office:value-type="float" office:value="8.33461008120116" calcext:value-type="float">
            <text:p>8.335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formula="of:=[.C86]+1" office:value-type="float" office:value="35" calcext:value-type="float">
            <text:p>35</text:p>
          </table:table-cell>
          <table:table-cell table:style-name="ce28" table:formula="of:=([$'Total Deaths'.$D79]-[$'Total Deaths'.$D78])/[$'Total Deaths'.$D$31]" office:value-type="float" office:value="7.12632275132275" calcext:value-type="float">
            <text:p>7.126</text:p>
          </table:table-cell>
          <table:table-cell table:style-name="ce28" table:formula="of:=([$'Total Deaths'.$E86]-[$'Total Deaths'.$E85])/[$'Total Deaths'.$E$31]" office:value-type="float" office:value="8.77005347593583" calcext:value-type="float">
            <text:p>8.770</text:p>
          </table:table-cell>
          <table:table-cell table:style-name="ce28" table:formula="of:=([$'Total Deaths'.$F90]-[$'Total Deaths'.$F89])/[$'Total Deaths'.$F$31]" office:value-type="float" office:value="7.90562279760993" calcext:value-type="float">
            <text:p>7.906</text:p>
          </table:table-cell>
          <table:table-cell table:number-columns-repeated="6"/>
          <table:table-cell table:formula="of:=[.M86]+1" office:value-type="float" office:value="35" calcext:value-type="float">
            <text:p>35</text:p>
          </table:table-cell>
          <table:table-cell table:style-name="ce28" table:formula="of:=([$'Total Deaths'.$E86]-[$'Total Deaths'.$E85])/[$'Total Deaths'.$E$31]" office:value-type="float" office:value="8.77005347593583" calcext:value-type="float">
            <text:p>8.770</text:p>
          </table:table-cell>
          <table:table-cell table:style-name="ce28" table:formula="of:=([$'Total Deaths'.$F90]-[$'Total Deaths'.$F89])/[$'Total Deaths'.$F$31]" office:value-type="float" office:value="7.90562279760993" calcext:value-type="float">
            <text:p>7.906</text:p>
          </table:table-cell>
          <table:table-cell/>
          <table:table-cell table:style-name="Default"/>
          <table:table-cell table:number-columns-repeated="2"/>
          <table:table-cell table:style-name="ce28" table:formula="of:=([$'Total Deaths'.$D79]-[$'Total Deaths'.$D78])/[$'Total Deaths'.$D$31]" office:value-type="float" office:value="7.12632275132275" calcext:value-type="float">
            <text:p>7.126</text:p>
          </table:table-cell>
          <table:table-cell table:style-name="ce28"/>
          <table:table-cell/>
          <table:table-cell table:formula="of:=[.W86]+1" office:value-type="float" office:value="35" calcext:value-type="float">
            <text:p>35</text:p>
          </table:table-cell>
          <table:table-cell table:style-name="ce28" table:formula="of:=([$'Total Deaths'.$E86]-[$'Total Deaths'.$E85])/[$'Total Deaths'.$E$31]" office:value-type="float" office:value="8.77005347593583" calcext:value-type="float">
            <text:p>8.770</text:p>
          </table:table-cell>
          <table:table-cell table:style-name="Default" table:number-columns-repeated="3"/>
          <table:table-cell table:style-name="ce28" table:formula="of:=([$'Total Deaths'.$F90]-[$'Total Deaths'.$F89])/[$'Total Deaths'.$F$31]" office:value-type="float" office:value="7.90562279760993" calcext:value-type="float">
            <text:p>7.906</text:p>
          </table:table-cell>
          <table:table-cell/>
          <table:table-cell table:style-name="ce28" table:formula="of:=([$'Total Deaths'.$D79]-[$'Total Deaths'.$D78])/[$'Total Deaths'.$D$31]" office:value-type="float" office:value="7.12632275132275" calcext:value-type="float">
            <text:p>7.126</text:p>
          </table:table-cell>
          <table:table-cell table:style-name="Default"/>
          <table:table-cell table:number-columns-repeated="2"/>
          <table:table-cell table:formula="of:=[.AH86]+1" office:value-type="float" office:value="35" calcext:value-type="float">
            <text:p>35</text:p>
          </table:table-cell>
          <table:table-cell table:style-name="ce28" table:formula="of:=([$'Total Deaths'.$D79]-[$'Total Deaths'.$D78])/[$'Total Deaths'.$D$31]" office:value-type="float" office:value="7.12632275132275" calcext:value-type="float">
            <text:p>7.126</text:p>
          </table:table-cell>
          <table:table-cell table:style-name="ce28" table:formula="of:=([$'Total Deaths'.$E86]-[$'Total Deaths'.$E85])/[$'Total Deaths'.$E$31]" office:value-type="float" office:value="8.77005347593583" calcext:value-type="float">
            <text:p>8.770</text:p>
          </table:table-cell>
          <table:table-cell table:style-name="ce28" table:formula="of:=([$'Total Deaths'.$F90]-[$'Total Deaths'.$F89])/[$'Total Deaths'.$F$31]" office:value-type="float" office:value="7.90562279760993" calcext:value-type="float">
            <text:p>7.906</text:p>
          </table:table-cell>
          <table:table-cell table:number-columns-repeated="7"/>
          <table:table-cell table:formula="of:=[.AS86]+1" office:value-type="float" office:value="35" calcext:value-type="float">
            <text:p>35</text:p>
          </table:table-cell>
          <table:table-cell table:style-name="ce28" table:formula="of:=([$'Total Deaths'.$D79]-[$'Total Deaths'.$D78])/[$'Total Deaths'.$D$31]" office:value-type="float" office:value="7.12632275132275" calcext:value-type="float">
            <text:p>7.126</text:p>
          </table:table-cell>
          <table:table-cell table:style-name="ce28" table:formula="of:=([$'Total Deaths'.$E86]-[$'Total Deaths'.$E85])/[$'Total Deaths'.$E$31]" office:value-type="float" office:value="8.77005347593583" calcext:value-type="float">
            <text:p>8.770</text:p>
          </table:table-cell>
          <table:table-cell table:style-name="ce28" table:formula="of:=([$'Total Deaths'.$F90]-[$'Total Deaths'.$F89])/[$'Total Deaths'.$F$31]" office:value-type="float" office:value="7.90562279760993" calcext:value-type="float">
            <text:p>7.906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formula="of:=[.C87]+1" office:value-type="float" office:value="36" calcext:value-type="float">
            <text:p>36</text:p>
          </table:table-cell>
          <table:table-cell table:style-name="ce28" table:formula="of:=([$'Total Deaths'.$D80]-[$'Total Deaths'.$D79])/[$'Total Deaths'.$D$31]" office:value-type="float" office:value="9.35846560846561" calcext:value-type="float">
            <text:p>9.358</text:p>
          </table:table-cell>
          <table:table-cell table:style-name="ce28" table:formula="of:=([$'Total Deaths'.$E87]-[$'Total Deaths'.$E86])/[$'Total Deaths'.$E$31]" office:value-type="float" office:value="8.53475935828877" calcext:value-type="float">
            <text:p>8.535</text:p>
          </table:table-cell>
          <table:table-cell table:style-name="ce28" table:formula="of:=([$'Total Deaths'.$F91]-[$'Total Deaths'.$F90])/[$'Total Deaths'.$F$31]" office:value-type="float" office:value="5.95985904703539" calcext:value-type="float">
            <text:p>5.960</text:p>
          </table:table-cell>
          <table:table-cell table:number-columns-repeated="6"/>
          <table:table-cell table:formula="of:=[.M87]+1" office:value-type="float" office:value="36" calcext:value-type="float">
            <text:p>36</text:p>
          </table:table-cell>
          <table:table-cell table:style-name="ce28" table:formula="of:=([$'Total Deaths'.$E87]-[$'Total Deaths'.$E86])/[$'Total Deaths'.$E$31]" office:value-type="float" office:value="8.53475935828877" calcext:value-type="float">
            <text:p>8.535</text:p>
          </table:table-cell>
          <table:table-cell table:style-name="ce28" table:formula="of:=([$'Total Deaths'.$F91]-[$'Total Deaths'.$F90])/[$'Total Deaths'.$F$31]" office:value-type="float" office:value="5.95985904703539" calcext:value-type="float">
            <text:p>5.960</text:p>
          </table:table-cell>
          <table:table-cell/>
          <table:table-cell table:style-name="Default"/>
          <table:table-cell table:number-columns-repeated="2"/>
          <table:table-cell table:style-name="ce28" table:formula="of:=([$'Total Deaths'.$D80]-[$'Total Deaths'.$D79])/[$'Total Deaths'.$D$31]" office:value-type="float" office:value="9.35846560846561" calcext:value-type="float">
            <text:p>9.358</text:p>
          </table:table-cell>
          <table:table-cell table:style-name="ce28"/>
          <table:table-cell/>
          <table:table-cell table:formula="of:=[.W87]+1" office:value-type="float" office:value="36" calcext:value-type="float">
            <text:p>36</text:p>
          </table:table-cell>
          <table:table-cell table:style-name="ce28" table:formula="of:=([$'Total Deaths'.$E87]-[$'Total Deaths'.$E86])/[$'Total Deaths'.$E$31]" office:value-type="float" office:value="8.53475935828877" calcext:value-type="float">
            <text:p>8.535</text:p>
          </table:table-cell>
          <table:table-cell table:style-name="Default" table:number-columns-repeated="3"/>
          <table:table-cell table:style-name="ce28" table:formula="of:=([$'Total Deaths'.$F91]-[$'Total Deaths'.$F90])/[$'Total Deaths'.$F$31]" office:value-type="float" office:value="5.95985904703539" calcext:value-type="float">
            <text:p>5.960</text:p>
          </table:table-cell>
          <table:table-cell/>
          <table:table-cell table:style-name="ce28" table:formula="of:=([$'Total Deaths'.$D80]-[$'Total Deaths'.$D79])/[$'Total Deaths'.$D$31]" office:value-type="float" office:value="9.35846560846561" calcext:value-type="float">
            <text:p>9.358</text:p>
          </table:table-cell>
          <table:table-cell table:style-name="Default"/>
          <table:table-cell table:number-columns-repeated="2"/>
          <table:table-cell table:formula="of:=[.AH87]+1" office:value-type="float" office:value="36" calcext:value-type="float">
            <text:p>36</text:p>
          </table:table-cell>
          <table:table-cell table:style-name="ce28" table:formula="of:=([$'Total Deaths'.$D80]-[$'Total Deaths'.$D79])/[$'Total Deaths'.$D$31]" office:value-type="float" office:value="9.35846560846561" calcext:value-type="float">
            <text:p>9.358</text:p>
          </table:table-cell>
          <table:table-cell table:style-name="ce28" table:formula="of:=([$'Total Deaths'.$E87]-[$'Total Deaths'.$E86])/[$'Total Deaths'.$E$31]" office:value-type="float" office:value="8.53475935828877" calcext:value-type="float">
            <text:p>8.535</text:p>
          </table:table-cell>
          <table:table-cell table:style-name="ce28" table:formula="of:=([$'Total Deaths'.$F91]-[$'Total Deaths'.$F90])/[$'Total Deaths'.$F$31]" office:value-type="float" office:value="5.95985904703539" calcext:value-type="float">
            <text:p>5.960</text:p>
          </table:table-cell>
          <table:table-cell table:number-columns-repeated="7"/>
          <table:table-cell table:formula="of:=[.AS87]+1" office:value-type="float" office:value="36" calcext:value-type="float">
            <text:p>36</text:p>
          </table:table-cell>
          <table:table-cell table:style-name="ce28" table:formula="of:=([$'Total Deaths'.$D80]-[$'Total Deaths'.$D79])/[$'Total Deaths'.$D$31]" office:value-type="float" office:value="9.35846560846561" calcext:value-type="float">
            <text:p>9.358</text:p>
          </table:table-cell>
          <table:table-cell table:style-name="ce28" table:formula="of:=([$'Total Deaths'.$E87]-[$'Total Deaths'.$E86])/[$'Total Deaths'.$E$31]" office:value-type="float" office:value="8.53475935828877" calcext:value-type="float">
            <text:p>8.535</text:p>
          </table:table-cell>
          <table:table-cell table:style-name="ce28" table:formula="of:=([$'Total Deaths'.$F91]-[$'Total Deaths'.$F90])/[$'Total Deaths'.$F$31]" office:value-type="float" office:value="5.95985904703539" calcext:value-type="float">
            <text:p>5.960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formula="of:=[.C88]+1" office:value-type="float" office:value="37" calcext:value-type="float">
            <text:p>37</text:p>
          </table:table-cell>
          <table:table-cell table:style-name="ce28" table:formula="of:=([$'Total Deaths'.$D81]-[$'Total Deaths'.$D80])/[$'Total Deaths'.$D$31]" office:value-type="float" office:value="9.9537037037037" calcext:value-type="float">
            <text:p>9.954</text:p>
          </table:table-cell>
          <table:table-cell table:style-name="ce28" table:formula="of:=([$'Total Deaths'.$E88]-[$'Total Deaths'.$E87])/[$'Total Deaths'.$E$31]" office:value-type="float" office:value="9.19786096256684" calcext:value-type="float">
            <text:p>9.198</text:p>
          </table:table-cell>
          <table:table-cell table:style-name="ce28" table:formula="of:=([$'Total Deaths'.$F92]-[$'Total Deaths'.$F91])/[$'Total Deaths'.$F$31]" office:value-type="float" office:value="5.65343955875594" calcext:value-type="float">
            <text:p>5.653</text:p>
          </table:table-cell>
          <table:table-cell table:number-columns-repeated="6"/>
          <table:table-cell table:formula="of:=[.M88]+1" office:value-type="float" office:value="37" calcext:value-type="float">
            <text:p>37</text:p>
          </table:table-cell>
          <table:table-cell table:style-name="ce28" table:formula="of:=([$'Total Deaths'.$E88]-[$'Total Deaths'.$E87])/[$'Total Deaths'.$E$31]" office:value-type="float" office:value="9.19786096256684" calcext:value-type="float">
            <text:p>9.198</text:p>
          </table:table-cell>
          <table:table-cell table:style-name="ce28" table:formula="of:=([$'Total Deaths'.$F92]-[$'Total Deaths'.$F91])/[$'Total Deaths'.$F$31]" office:value-type="float" office:value="5.65343955875594" calcext:value-type="float">
            <text:p>5.653</text:p>
          </table:table-cell>
          <table:table-cell/>
          <table:table-cell table:style-name="Default"/>
          <table:table-cell table:number-columns-repeated="2"/>
          <table:table-cell table:style-name="ce28" table:formula="of:=([$'Total Deaths'.$D81]-[$'Total Deaths'.$D80])/[$'Total Deaths'.$D$31]" office:value-type="float" office:value="9.9537037037037" calcext:value-type="float">
            <text:p>9.954</text:p>
          </table:table-cell>
          <table:table-cell table:style-name="ce28"/>
          <table:table-cell/>
          <table:table-cell table:formula="of:=[.W88]+1" office:value-type="float" office:value="37" calcext:value-type="float">
            <text:p>37</text:p>
          </table:table-cell>
          <table:table-cell table:style-name="ce28" table:formula="of:=([$'Total Deaths'.$E88]-[$'Total Deaths'.$E87])/[$'Total Deaths'.$E$31]" office:value-type="float" office:value="9.19786096256684" calcext:value-type="float">
            <text:p>9.198</text:p>
          </table:table-cell>
          <table:table-cell table:style-name="Default" table:number-columns-repeated="3"/>
          <table:table-cell table:style-name="ce28"/>
          <table:table-cell/>
          <table:table-cell table:style-name="ce28" table:formula="of:=([$'Total Deaths'.$D81]-[$'Total Deaths'.$D80])/[$'Total Deaths'.$D$31]" office:value-type="float" office:value="9.9537037037037" calcext:value-type="float">
            <text:p>9.954</text:p>
          </table:table-cell>
          <table:table-cell table:style-name="Default"/>
          <table:table-cell table:number-columns-repeated="2"/>
          <table:table-cell table:formula="of:=[.AH88]+1" office:value-type="float" office:value="37" calcext:value-type="float">
            <text:p>37</text:p>
          </table:table-cell>
          <table:table-cell table:style-name="ce28" table:formula="of:=([$'Total Deaths'.$D81]-[$'Total Deaths'.$D80])/[$'Total Deaths'.$D$31]" office:value-type="float" office:value="9.9537037037037" calcext:value-type="float">
            <text:p>9.954</text:p>
          </table:table-cell>
          <table:table-cell table:style-name="ce28" table:formula="of:=([$'Total Deaths'.$E88]-[$'Total Deaths'.$E87])/[$'Total Deaths'.$E$31]" office:value-type="float" office:value="9.19786096256684" calcext:value-type="float">
            <text:p>9.198</text:p>
          </table:table-cell>
          <table:table-cell table:style-name="ce28"/>
          <table:table-cell table:number-columns-repeated="7"/>
          <table:table-cell table:formula="of:=[.AS88]+1" office:value-type="float" office:value="37" calcext:value-type="float">
            <text:p>37</text:p>
          </table:table-cell>
          <table:table-cell table:style-name="ce28" table:formula="of:=([$'Total Deaths'.$D81]-[$'Total Deaths'.$D80])/[$'Total Deaths'.$D$31]" office:value-type="float" office:value="9.9537037037037" calcext:value-type="float">
            <text:p>9.954</text:p>
          </table:table-cell>
          <table:table-cell table:style-name="ce28" table:formula="of:=([$'Total Deaths'.$E88]-[$'Total Deaths'.$E87])/[$'Total Deaths'.$E$31]" office:value-type="float" office:value="9.19786096256684" calcext:value-type="float">
            <text:p>9.198</text:p>
          </table:table-cell>
          <table:table-cell table:style-name="ce28"/>
          <table:table-cell table:number-columns-repeated="976"/>
        </table:table-row>
        <table:table-row table:style-name="ro1">
          <table:table-cell table:number-columns-repeated="2"/>
          <table:table-cell table:formula="of:=[.C89]+1" office:value-type="float" office:value="38" calcext:value-type="float">
            <text:p>38</text:p>
          </table:table-cell>
          <table:table-cell table:style-name="ce28" table:formula="of:=([$'Total Deaths'.$D82]-[$'Total Deaths'.$D81])/[$'Total Deaths'.$D$31]" office:value-type="float" office:value="9.55687830687831" calcext:value-type="float">
            <text:p>9.557</text:p>
          </table:table-cell>
          <table:table-cell table:style-name="ce28" table:formula="of:=([$'Total Deaths'.$E89]-[$'Total Deaths'.$E88])/[$'Total Deaths'.$E$31]" office:value-type="float" office:value="9.3048128342246" calcext:value-type="float">
            <text:p>9.305</text:p>
          </table:table-cell>
          <table:table-cell table:number-columns-repeated="7"/>
          <table:table-cell table:formula="of:=[.M89]+1" office:value-type="float" office:value="38" calcext:value-type="float">
            <text:p>38</text:p>
          </table:table-cell>
          <table:table-cell table:style-name="ce28" table:formula="of:=([$'Total Deaths'.$E89]-[$'Total Deaths'.$E88])/[$'Total Deaths'.$E$31]" office:value-type="float" office:value="9.3048128342246" calcext:value-type="float">
            <text:p>9.305</text:p>
          </table:table-cell>
          <table:table-cell table:number-columns-repeated="2"/>
          <table:table-cell table:style-name="Default"/>
          <table:table-cell table:number-columns-repeated="2"/>
          <table:table-cell table:style-name="ce28" table:formula="of:=([$'Total Deaths'.$D82]-[$'Total Deaths'.$D81])/[$'Total Deaths'.$D$31]" office:value-type="float" office:value="9.55687830687831" calcext:value-type="float">
            <text:p>9.557</text:p>
          </table:table-cell>
          <table:table-cell table:style-name="ce28"/>
          <table:table-cell/>
          <table:table-cell table:formula="of:=[.W89]+1" office:value-type="float" office:value="38" calcext:value-type="float">
            <text:p>38</text:p>
          </table:table-cell>
          <table:table-cell table:style-name="ce28" table:formula="of:=([$'Total Deaths'.$E89]-[$'Total Deaths'.$E88])/[$'Total Deaths'.$E$31]" office:value-type="float" office:value="9.3048128342246" calcext:value-type="float">
            <text:p>9.305</text:p>
          </table:table-cell>
          <table:table-cell table:style-name="Default" table:number-columns-repeated="2"/>
          <table:table-cell table:number-columns-repeated="3"/>
          <table:table-cell table:style-name="ce28" table:formula="of:=([$'Total Deaths'.$D82]-[$'Total Deaths'.$D81])/[$'Total Deaths'.$D$31]" office:value-type="float" office:value="9.55687830687831" calcext:value-type="float">
            <text:p>9.557</text:p>
          </table:table-cell>
          <table:table-cell table:style-name="Default"/>
          <table:table-cell table:number-columns-repeated="2"/>
          <table:table-cell table:formula="of:=[.AH89]+1" office:value-type="float" office:value="38" calcext:value-type="float">
            <text:p>38</text:p>
          </table:table-cell>
          <table:table-cell table:style-name="ce28" table:formula="of:=([$'Total Deaths'.$D82]-[$'Total Deaths'.$D81])/[$'Total Deaths'.$D$31]" office:value-type="float" office:value="9.55687830687831" calcext:value-type="float">
            <text:p>9.557</text:p>
          </table:table-cell>
          <table:table-cell table:style-name="ce28" table:formula="of:=([$'Total Deaths'.$E89]-[$'Total Deaths'.$E88])/[$'Total Deaths'.$E$31]" office:value-type="float" office:value="9.3048128342246" calcext:value-type="float">
            <text:p>9.305</text:p>
          </table:table-cell>
          <table:table-cell table:number-columns-repeated="8"/>
          <table:table-cell table:formula="of:=[.AS89]+1" office:value-type="float" office:value="38" calcext:value-type="float">
            <text:p>38</text:p>
          </table:table-cell>
          <table:table-cell table:style-name="ce28" table:formula="of:=([$'Total Deaths'.$D82]-[$'Total Deaths'.$D81])/[$'Total Deaths'.$D$31]" office:value-type="float" office:value="9.55687830687831" calcext:value-type="float">
            <text:p>9.557</text:p>
          </table:table-cell>
          <table:table-cell table:style-name="ce28" table:formula="of:=([$'Total Deaths'.$E89]-[$'Total Deaths'.$E88])/[$'Total Deaths'.$E$31]" office:value-type="float" office:value="9.3048128342246" calcext:value-type="float">
            <text:p>9.305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formula="of:=[.C90]+1" office:value-type="float" office:value="39" calcext:value-type="float">
            <text:p>39</text:p>
          </table:table-cell>
          <table:table-cell table:style-name="ce28" table:formula="of:=([$'Total Deaths'.$D83]-[$'Total Deaths'.$D82])/[$'Total Deaths'.$D$31]" office:value-type="float" office:value="8.68055555555556" calcext:value-type="float">
            <text:p>8.681</text:p>
          </table:table-cell>
          <table:table-cell table:style-name="ce28" table:formula="of:=([$'Total Deaths'.$E90]-[$'Total Deaths'.$E89])/[$'Total Deaths'.$E$31]" office:value-type="float" office:value="9.41176470588235" calcext:value-type="float">
            <text:p>9.412</text:p>
          </table:table-cell>
          <table:table-cell table:number-columns-repeated="7"/>
          <table:table-cell table:formula="of:=[.M90]+1" office:value-type="float" office:value="39" calcext:value-type="float">
            <text:p>39</text:p>
          </table:table-cell>
          <table:table-cell table:style-name="ce28" table:formula="of:=([$'Total Deaths'.$E90]-[$'Total Deaths'.$E89])/[$'Total Deaths'.$E$31]" office:value-type="float" office:value="9.41176470588235" calcext:value-type="float">
            <text:p>9.412</text:p>
          </table:table-cell>
          <table:table-cell table:number-columns-repeated="2"/>
          <table:table-cell table:style-name="Default"/>
          <table:table-cell table:number-columns-repeated="2"/>
          <table:table-cell table:style-name="ce28" table:formula="of:=([$'Total Deaths'.$D83]-[$'Total Deaths'.$D82])/[$'Total Deaths'.$D$31]" office:value-type="float" office:value="8.68055555555556" calcext:value-type="float">
            <text:p>8.681</text:p>
          </table:table-cell>
          <table:table-cell table:style-name="ce28"/>
          <table:table-cell/>
          <table:table-cell table:formula="of:=[.W90]+1" office:value-type="float" office:value="39" calcext:value-type="float">
            <text:p>39</text:p>
          </table:table-cell>
          <table:table-cell table:style-name="ce28" table:formula="of:=([$'Total Deaths'.$E90]-[$'Total Deaths'.$E89])/[$'Total Deaths'.$E$31]" office:value-type="float" office:value="9.41176470588235" calcext:value-type="float">
            <text:p>9.412</text:p>
          </table:table-cell>
          <table:table-cell table:style-name="Default"/>
          <table:table-cell table:number-columns-repeated="4"/>
          <table:table-cell table:style-name="ce28" table:formula="of:=([$'Total Deaths'.$D83]-[$'Total Deaths'.$D82])/[$'Total Deaths'.$D$31]" office:value-type="float" office:value="8.68055555555556" calcext:value-type="float">
            <text:p>8.681</text:p>
          </table:table-cell>
          <table:table-cell table:style-name="Default"/>
          <table:table-cell table:number-columns-repeated="2"/>
          <table:table-cell table:formula="of:=[.AH90]+1" office:value-type="float" office:value="39" calcext:value-type="float">
            <text:p>39</text:p>
          </table:table-cell>
          <table:table-cell table:style-name="ce28" table:formula="of:=([$'Total Deaths'.$D83]-[$'Total Deaths'.$D82])/[$'Total Deaths'.$D$31]" office:value-type="float" office:value="8.68055555555556" calcext:value-type="float">
            <text:p>8.681</text:p>
          </table:table-cell>
          <table:table-cell table:style-name="ce28" table:formula="of:=([$'Total Deaths'.$E90]-[$'Total Deaths'.$E89])/[$'Total Deaths'.$E$31]" office:value-type="float" office:value="9.41176470588235" calcext:value-type="float">
            <text:p>9.412</text:p>
          </table:table-cell>
          <table:table-cell table:number-columns-repeated="8"/>
          <table:table-cell table:formula="of:=[.AS90]+1" office:value-type="float" office:value="39" calcext:value-type="float">
            <text:p>39</text:p>
          </table:table-cell>
          <table:table-cell table:style-name="ce28" table:formula="of:=([$'Total Deaths'.$D83]-[$'Total Deaths'.$D82])/[$'Total Deaths'.$D$31]" office:value-type="float" office:value="8.68055555555556" calcext:value-type="float">
            <text:p>8.681</text:p>
          </table:table-cell>
          <table:table-cell table:style-name="ce28" table:formula="of:=([$'Total Deaths'.$E90]-[$'Total Deaths'.$E89])/[$'Total Deaths'.$E$31]" office:value-type="float" office:value="9.41176470588235" calcext:value-type="float">
            <text:p>9.412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formula="of:=[.C91]+1" office:value-type="float" office:value="40" calcext:value-type="float">
            <text:p>40</text:p>
          </table:table-cell>
          <table:table-cell table:style-name="ce28" table:formula="of:=([$'Total Deaths'.$D84]-[$'Total Deaths'.$D83])/[$'Total Deaths'.$D$31]" office:value-type="float" office:value="9.50727513227513" calcext:value-type="float">
            <text:p>9.507</text:p>
          </table:table-cell>
          <table:table-cell table:style-name="ce28" table:formula="of:=([$'Total Deaths'.$E91]-[$'Total Deaths'.$E90])/[$'Total Deaths'.$E$31]" office:value-type="float" office:value="7.85026737967915" calcext:value-type="float">
            <text:p>7.850</text:p>
          </table:table-cell>
          <table:table-cell table:number-columns-repeated="7"/>
          <table:table-cell table:formula="of:=[.M91]+1" office:value-type="float" office:value="40" calcext:value-type="float">
            <text:p>40</text:p>
          </table:table-cell>
          <table:table-cell table:style-name="ce28" table:formula="of:=([$'Total Deaths'.$E91]-[$'Total Deaths'.$E90])/[$'Total Deaths'.$E$31]" office:value-type="float" office:value="7.85026737967915" calcext:value-type="float">
            <text:p>7.850</text:p>
          </table:table-cell>
          <table:table-cell table:number-columns-repeated="2"/>
          <table:table-cell table:style-name="Default"/>
          <table:table-cell table:number-columns-repeated="2"/>
          <table:table-cell table:style-name="ce28" table:formula="of:=([$'Total Deaths'.$D84]-[$'Total Deaths'.$D83])/[$'Total Deaths'.$D$31]" office:value-type="float" office:value="9.50727513227513" calcext:value-type="float">
            <text:p>9.507</text:p>
          </table:table-cell>
          <table:table-cell table:style-name="ce28"/>
          <table:table-cell/>
          <table:table-cell table:formula="of:=[.W91]+1" office:value-type="float" office:value="40" calcext:value-type="float">
            <text:p>40</text:p>
          </table:table-cell>
          <table:table-cell table:style-name="ce28" table:formula="of:=([$'Total Deaths'.$E91]-[$'Total Deaths'.$E90])/[$'Total Deaths'.$E$31]" office:value-type="float" office:value="7.85026737967915" calcext:value-type="float">
            <text:p>7.850</text:p>
          </table:table-cell>
          <table:table-cell table:style-name="Default"/>
          <table:table-cell table:number-columns-repeated="4"/>
          <table:table-cell table:style-name="ce28" table:formula="of:=([$'Total Deaths'.$D84]-[$'Total Deaths'.$D83])/[$'Total Deaths'.$D$31]" office:value-type="float" office:value="9.50727513227513" calcext:value-type="float">
            <text:p>9.507</text:p>
          </table:table-cell>
          <table:table-cell table:style-name="Default"/>
          <table:table-cell table:number-columns-repeated="2"/>
          <table:table-cell table:formula="of:=[.AH91]+1" office:value-type="float" office:value="40" calcext:value-type="float">
            <text:p>40</text:p>
          </table:table-cell>
          <table:table-cell table:style-name="ce28" table:formula="of:=([$'Total Deaths'.$D84]-[$'Total Deaths'.$D83])/[$'Total Deaths'.$D$31]" office:value-type="float" office:value="9.50727513227513" calcext:value-type="float">
            <text:p>9.507</text:p>
          </table:table-cell>
          <table:table-cell table:style-name="ce28" table:formula="of:=([$'Total Deaths'.$E91]-[$'Total Deaths'.$E90])/[$'Total Deaths'.$E$31]" office:value-type="float" office:value="7.85026737967915" calcext:value-type="float">
            <text:p>7.850</text:p>
          </table:table-cell>
          <table:table-cell table:number-columns-repeated="8"/>
          <table:table-cell table:formula="of:=[.AS91]+1" office:value-type="float" office:value="40" calcext:value-type="float">
            <text:p>40</text:p>
          </table:table-cell>
          <table:table-cell table:style-name="ce28" table:formula="of:=([$'Total Deaths'.$D84]-[$'Total Deaths'.$D83])/[$'Total Deaths'.$D$31]" office:value-type="float" office:value="9.50727513227513" calcext:value-type="float">
            <text:p>9.507</text:p>
          </table:table-cell>
          <table:table-cell table:style-name="ce28" table:formula="of:=([$'Total Deaths'.$E91]-[$'Total Deaths'.$E90])/[$'Total Deaths'.$E$31]" office:value-type="float" office:value="7.85026737967915" calcext:value-type="float">
            <text:p>7.850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formula="of:=[.C92]+1" office:value-type="float" office:value="41" calcext:value-type="float">
            <text:p>41</text:p>
          </table:table-cell>
          <table:table-cell table:style-name="ce28" table:formula="of:=([$'Total Deaths'.$D85]-[$'Total Deaths'.$D84])/[$'Total Deaths'.$D$31]" office:value-type="float" office:value="7.96957671957672" calcext:value-type="float">
            <text:p>7.970</text:p>
          </table:table-cell>
          <table:table-cell table:style-name="ce28" table:formula="of:=([$'Total Deaths'.$E92]-[$'Total Deaths'.$E91])/[$'Total Deaths'.$E$31]" office:value-type="float" office:value="8.0855614973262" calcext:value-type="float">
            <text:p>8.086</text:p>
          </table:table-cell>
          <table:table-cell table:number-columns-repeated="7"/>
          <table:table-cell table:formula="of:=[.M92]+1" office:value-type="float" office:value="41" calcext:value-type="float">
            <text:p>41</text:p>
          </table:table-cell>
          <table:table-cell table:style-name="ce28" table:formula="of:=([$'Total Deaths'.$E92]-[$'Total Deaths'.$E91])/[$'Total Deaths'.$E$31]" office:value-type="float" office:value="8.0855614973262" calcext:value-type="float">
            <text:p>8.086</text:p>
          </table:table-cell>
          <table:table-cell table:style-name="ce28"/>
          <table:table-cell table:number-columns-repeated="4"/>
          <table:table-cell table:style-name="ce28" table:formula="of:=([$'Total Deaths'.$D85]-[$'Total Deaths'.$D84])/[$'Total Deaths'.$D$31]" office:value-type="float" office:value="7.96957671957672" calcext:value-type="float">
            <text:p>7.970</text:p>
          </table:table-cell>
          <table:table-cell table:style-name="ce28"/>
          <table:table-cell/>
          <table:table-cell table:formula="of:=[.W92]+1" office:value-type="float" office:value="41" calcext:value-type="float">
            <text:p>41</text:p>
          </table:table-cell>
          <table:table-cell table:style-name="Default"/>
          <table:table-cell table:style-name="ce28"/>
          <table:table-cell table:number-columns-repeated="4"/>
          <table:table-cell table:style-name="ce28" table:formula="of:=([$'Total Deaths'.$D85]-[$'Total Deaths'.$D84])/[$'Total Deaths'.$D$31]" office:value-type="float" office:value="7.96957671957672" calcext:value-type="float">
            <text:p>7.970</text:p>
          </table:table-cell>
          <table:table-cell table:style-name="Default"/>
          <table:table-cell table:number-columns-repeated="2"/>
          <table:table-cell table:formula="of:=[.AH92]+1" office:value-type="float" office:value="41" calcext:value-type="float">
            <text:p>41</text:p>
          </table:table-cell>
          <table:table-cell table:style-name="ce28" table:formula="of:=([$'Total Deaths'.$D85]-[$'Total Deaths'.$D84])/[$'Total Deaths'.$D$31]" office:value-type="float" office:value="7.96957671957672" calcext:value-type="float">
            <text:p>7.970</text:p>
          </table:table-cell>
          <table:table-cell table:style-name="ce28"/>
          <table:table-cell table:number-columns-repeated="8"/>
          <table:table-cell table:formula="of:=[.AS92]+1" office:value-type="float" office:value="41" calcext:value-type="float">
            <text:p>41</text:p>
          </table:table-cell>
          <table:table-cell table:style-name="ce28" table:formula="of:=([$'Total Deaths'.$D85]-[$'Total Deaths'.$D84])/[$'Total Deaths'.$D$31]" office:value-type="float" office:value="7.96957671957672" calcext:value-type="float">
            <text:p>7.970</text:p>
          </table:table-cell>
          <table:table-cell table:style-name="ce28"/>
          <table:table-cell table:number-columns-repeated="977"/>
        </table:table-row>
        <table:table-row table:style-name="ro1">
          <table:table-cell table:number-columns-repeated="2"/>
          <table:table-cell table:formula="of:=[.C93]+1" office:value-type="float" office:value="42" calcext:value-type="float">
            <text:p>42</text:p>
          </table:table-cell>
          <table:table-cell table:style-name="ce28" table:formula="of:=([$'Total Deaths'.$D86]-[$'Total Deaths'.$D85])/[$'Total Deaths'.$D$31]" office:value-type="float" office:value="7.15939153439154" calcext:value-type="float">
            <text:p>7.159</text:p>
          </table:table-cell>
          <table:table-cell table:style-name="ce28"/>
          <table:table-cell table:number-columns-repeated="7"/>
          <table:table-cell table:formula="of:=[.M93]+1" office:value-type="float" office:value="42" calcext:value-type="float">
            <text:p>42</text:p>
          </table:table-cell>
          <table:table-cell table:style-name="ce28" table:number-columns-repeated="2"/>
          <table:table-cell table:number-columns-repeated="4"/>
          <table:table-cell table:style-name="ce28" table:formula="of:=([$'Total Deaths'.$D86]-[$'Total Deaths'.$D85])/[$'Total Deaths'.$D$31]" office:value-type="float" office:value="7.15939153439154" calcext:value-type="float">
            <text:p>7.159</text:p>
          </table:table-cell>
          <table:table-cell table:style-name="ce28"/>
          <table:table-cell/>
          <table:table-cell table:formula="of:=[.W93]+1" office:value-type="float" office:value="42" calcext:value-type="float">
            <text:p>42</text:p>
          </table:table-cell>
          <table:table-cell table:style-name="Default"/>
          <table:table-cell table:style-name="ce28"/>
          <table:table-cell table:number-columns-repeated="4"/>
          <table:table-cell table:style-name="ce28" table:formula="of:=([$'Total Deaths'.$D86]-[$'Total Deaths'.$D85])/[$'Total Deaths'.$D$31]" office:value-type="float" office:value="7.15939153439154" calcext:value-type="float">
            <text:p>7.159</text:p>
          </table:table-cell>
          <table:table-cell table:style-name="Default"/>
          <table:table-cell table:number-columns-repeated="2"/>
          <table:table-cell table:formula="of:=[.AH93]+1" office:value-type="float" office:value="42" calcext:value-type="float">
            <text:p>42</text:p>
          </table:table-cell>
          <table:table-cell table:style-name="ce28" table:formula="of:=([$'Total Deaths'.$D86]-[$'Total Deaths'.$D85])/[$'Total Deaths'.$D$31]" office:value-type="float" office:value="7.15939153439154" calcext:value-type="float">
            <text:p>7.159</text:p>
          </table:table-cell>
          <table:table-cell table:style-name="ce28"/>
          <table:table-cell table:number-columns-repeated="8"/>
          <table:table-cell table:formula="of:=[.AS93]+1" office:value-type="float" office:value="42" calcext:value-type="float">
            <text:p>42</text:p>
          </table:table-cell>
          <table:table-cell table:style-name="ce28" table:formula="of:=([$'Total Deaths'.$D86]-[$'Total Deaths'.$D85])/[$'Total Deaths'.$D$31]" office:value-type="float" office:value="7.15939153439154" calcext:value-type="float">
            <text:p>7.159</text:p>
          </table:table-cell>
          <table:table-cell table:style-name="ce28"/>
          <table:table-cell table:number-columns-repeated="977"/>
        </table:table-row>
        <table:table-row table:style-name="ro1">
          <table:table-cell table:number-columns-repeated="2"/>
          <table:table-cell table:formula="of:=[.C94]+1" office:value-type="float" office:value="43" calcext:value-type="float">
            <text:p>43</text:p>
          </table:table-cell>
          <table:table-cell table:style-name="ce28" table:formula="of:=([$'Total Deaths'.$D87]-[$'Total Deaths'.$D86])/[$'Total Deaths'.$D$31]" office:value-type="float" office:value="7.50661375661376" calcext:value-type="float">
            <text:p>7.507</text:p>
          </table:table-cell>
          <table:table-cell table:style-name="ce28"/>
          <table:table-cell table:number-columns-repeated="7"/>
          <table:table-cell table:formula="of:=[.M94]+1" office:value-type="float" office:value="43" calcext:value-type="float">
            <text:p>43</text:p>
          </table:table-cell>
          <table:table-cell table:style-name="ce28" table:number-columns-repeated="2"/>
          <table:table-cell table:number-columns-repeated="4"/>
          <table:table-cell table:style-name="ce28" table:formula="of:=([$'Total Deaths'.$D87]-[$'Total Deaths'.$D86])/[$'Total Deaths'.$D$31]" office:value-type="float" office:value="7.50661375661376" calcext:value-type="float">
            <text:p>7.507</text:p>
          </table:table-cell>
          <table:table-cell table:style-name="ce28"/>
          <table:table-cell/>
          <table:table-cell table:formula="of:=[.W94]+1" office:value-type="float" office:value="43" calcext:value-type="float">
            <text:p>43</text:p>
          </table:table-cell>
          <table:table-cell table:style-name="Default"/>
          <table:table-cell table:style-name="ce28"/>
          <table:table-cell table:number-columns-repeated="4"/>
          <table:table-cell table:style-name="ce28" table:formula="of:=([$'Total Deaths'.$D87]-[$'Total Deaths'.$D86])/[$'Total Deaths'.$D$31]" office:value-type="float" office:value="7.50661375661376" calcext:value-type="float">
            <text:p>7.507</text:p>
          </table:table-cell>
          <table:table-cell table:style-name="Default"/>
          <table:table-cell table:number-columns-repeated="2"/>
          <table:table-cell table:formula="of:=[.AH94]+1" office:value-type="float" office:value="43" calcext:value-type="float">
            <text:p>43</text:p>
          </table:table-cell>
          <table:table-cell table:style-name="ce28" table:formula="of:=([$'Total Deaths'.$D87]-[$'Total Deaths'.$D86])/[$'Total Deaths'.$D$31]" office:value-type="float" office:value="7.50661375661376" calcext:value-type="float">
            <text:p>7.507</text:p>
          </table:table-cell>
          <table:table-cell table:style-name="ce28"/>
          <table:table-cell table:number-columns-repeated="8"/>
          <table:table-cell table:formula="of:=[.AS94]+1" office:value-type="float" office:value="43" calcext:value-type="float">
            <text:p>43</text:p>
          </table:table-cell>
          <table:table-cell table:style-name="ce28" table:formula="of:=([$'Total Deaths'.$D87]-[$'Total Deaths'.$D86])/[$'Total Deaths'.$D$31]" office:value-type="float" office:value="7.50661375661376" calcext:value-type="float">
            <text:p>7.507</text:p>
          </table:table-cell>
          <table:table-cell table:style-name="ce28"/>
          <table:table-cell table:number-columns-repeated="977"/>
        </table:table-row>
        <table:table-row table:style-name="ro1">
          <table:table-cell table:number-columns-repeated="2"/>
          <table:table-cell table:formula="of:=[.C95]+1" office:value-type="float" office:value="44" calcext:value-type="float">
            <text:p>44</text:p>
          </table:table-cell>
          <table:table-cell table:style-name="ce28" table:formula="of:=([$'Total Deaths'.$D88]-[$'Total Deaths'.$D87])/[$'Total Deaths'.$D$31]" office:value-type="float" office:value="8.82936507936508" calcext:value-type="float">
            <text:p>8.829</text:p>
          </table:table-cell>
          <table:table-cell table:style-name="ce28"/>
          <table:table-cell table:number-columns-repeated="7"/>
          <table:table-cell table:formula="of:=[.M95]+1" office:value-type="float" office:value="44" calcext:value-type="float">
            <text:p>44</text:p>
          </table:table-cell>
          <table:table-cell table:style-name="ce28" table:number-columns-repeated="2"/>
          <table:table-cell table:number-columns-repeated="4"/>
          <table:table-cell table:style-name="ce28" table:formula="of:=([$'Total Deaths'.$D88]-[$'Total Deaths'.$D87])/[$'Total Deaths'.$D$31]" office:value-type="float" office:value="8.82936507936508" calcext:value-type="float">
            <text:p>8.829</text:p>
          </table:table-cell>
          <table:table-cell table:style-name="ce28"/>
          <table:table-cell/>
          <table:table-cell table:formula="of:=[.W95]+1" office:value-type="float" office:value="44" calcext:value-type="float">
            <text:p>44</text:p>
          </table:table-cell>
          <table:table-cell table:style-name="Default"/>
          <table:table-cell table:style-name="ce28"/>
          <table:table-cell table:number-columns-repeated="4"/>
          <table:table-cell table:style-name="ce28" table:formula="of:=([$'Total Deaths'.$D88]-[$'Total Deaths'.$D87])/[$'Total Deaths'.$D$31]" office:value-type="float" office:value="8.82936507936508" calcext:value-type="float">
            <text:p>8.829</text:p>
          </table:table-cell>
          <table:table-cell table:style-name="Default"/>
          <table:table-cell table:number-columns-repeated="2"/>
          <table:table-cell table:formula="of:=[.AH95]+1" office:value-type="float" office:value="44" calcext:value-type="float">
            <text:p>44</text:p>
          </table:table-cell>
          <table:table-cell table:style-name="ce28" table:formula="of:=([$'Total Deaths'.$D88]-[$'Total Deaths'.$D87])/[$'Total Deaths'.$D$31]" office:value-type="float" office:value="8.82936507936508" calcext:value-type="float">
            <text:p>8.829</text:p>
          </table:table-cell>
          <table:table-cell table:style-name="ce28"/>
          <table:table-cell table:number-columns-repeated="8"/>
          <table:table-cell table:formula="of:=[.AS95]+1" office:value-type="float" office:value="44" calcext:value-type="float">
            <text:p>44</text:p>
          </table:table-cell>
          <table:table-cell table:style-name="ce28" table:formula="of:=([$'Total Deaths'.$D88]-[$'Total Deaths'.$D87])/[$'Total Deaths'.$D$31]" office:value-type="float" office:value="8.82936507936508" calcext:value-type="float">
            <text:p>8.829</text:p>
          </table:table-cell>
          <table:table-cell table:style-name="ce28"/>
          <table:table-cell table:number-columns-repeated="977"/>
        </table:table-row>
        <table:table-row table:style-name="ro1">
          <table:table-cell table:number-columns-repeated="2"/>
          <table:table-cell table:formula="of:=[.C96]+1" office:value-type="float" office:value="45" calcext:value-type="float">
            <text:p>45</text:p>
          </table:table-cell>
          <table:table-cell table:style-name="ce28" table:formula="of:=([$'Total Deaths'.$D89]-[$'Total Deaths'.$D88])/[$'Total Deaths'.$D$31]" office:value-type="float" office:value="7.2255291005291" calcext:value-type="float">
            <text:p>7.226</text:p>
          </table:table-cell>
          <table:table-cell table:style-name="ce28"/>
          <table:table-cell table:number-columns-repeated="7"/>
          <table:table-cell table:formula="of:=[.M96]+1" office:value-type="float" office:value="45" calcext:value-type="float">
            <text:p>45</text:p>
          </table:table-cell>
          <table:table-cell table:style-name="ce28" table:number-columns-repeated="2"/>
          <table:table-cell table:number-columns-repeated="4"/>
          <table:table-cell table:style-name="ce28" table:formula="of:=([$'Total Deaths'.$D89]-[$'Total Deaths'.$D88])/[$'Total Deaths'.$D$31]" office:value-type="float" office:value="7.2255291005291" calcext:value-type="float">
            <text:p>7.226</text:p>
          </table:table-cell>
          <table:table-cell table:style-name="ce28"/>
          <table:table-cell/>
          <table:table-cell table:formula="of:=[.W96]+1" office:value-type="float" office:value="45" calcext:value-type="float">
            <text:p>45</text:p>
          </table:table-cell>
          <table:table-cell table:style-name="Default"/>
          <table:table-cell table:style-name="ce28"/>
          <table:table-cell table:number-columns-repeated="4"/>
          <table:table-cell table:style-name="ce28" table:formula="of:=([$'Total Deaths'.$D89]-[$'Total Deaths'.$D88])/[$'Total Deaths'.$D$31]" office:value-type="float" office:value="7.2255291005291" calcext:value-type="float">
            <text:p>7.226</text:p>
          </table:table-cell>
          <table:table-cell table:style-name="Default"/>
          <table:table-cell table:number-columns-repeated="2"/>
          <table:table-cell table:formula="of:=[.AH96]+1" office:value-type="float" office:value="45" calcext:value-type="float">
            <text:p>45</text:p>
          </table:table-cell>
          <table:table-cell table:style-name="ce28" table:formula="of:=([$'Total Deaths'.$D89]-[$'Total Deaths'.$D88])/[$'Total Deaths'.$D$31]" office:value-type="float" office:value="7.2255291005291" calcext:value-type="float">
            <text:p>7.226</text:p>
          </table:table-cell>
          <table:table-cell table:style-name="ce28"/>
          <table:table-cell table:number-columns-repeated="8"/>
          <table:table-cell table:formula="of:=[.AS96]+1" office:value-type="float" office:value="45" calcext:value-type="float">
            <text:p>45</text:p>
          </table:table-cell>
          <table:table-cell table:style-name="ce28" table:formula="of:=([$'Total Deaths'.$D89]-[$'Total Deaths'.$D88])/[$'Total Deaths'.$D$31]" office:value-type="float" office:value="7.2255291005291" calcext:value-type="float">
            <text:p>7.226</text:p>
          </table:table-cell>
          <table:table-cell table:style-name="ce28"/>
          <table:table-cell table:number-columns-repeated="977"/>
        </table:table-row>
        <table:table-row table:style-name="ro1">
          <table:table-cell table:number-columns-repeated="2"/>
          <table:table-cell table:formula="of:=[.C97]+1" office:value-type="float" office:value="46" calcext:value-type="float">
            <text:p>46</text:p>
          </table:table-cell>
          <table:table-cell table:style-name="ce28" table:formula="of:=([$'Total Deaths'.$D90]-[$'Total Deaths'.$D89])/[$'Total Deaths'.$D$31]" office:value-type="float" office:value="7.67195767195767" calcext:value-type="float">
            <text:p>7.672</text:p>
          </table:table-cell>
          <table:table-cell table:style-name="ce28"/>
          <table:table-cell table:number-columns-repeated="7"/>
          <table:table-cell table:formula="of:=[.M97]+1" office:value-type="float" office:value="46" calcext:value-type="float">
            <text:p>46</text:p>
          </table:table-cell>
          <table:table-cell table:style-name="ce28" table:number-columns-repeated="2"/>
          <table:table-cell table:number-columns-repeated="4"/>
          <table:table-cell table:style-name="ce28" table:formula="of:=([$'Total Deaths'.$D90]-[$'Total Deaths'.$D89])/[$'Total Deaths'.$D$31]" office:value-type="float" office:value="7.67195767195767" calcext:value-type="float">
            <text:p>7.672</text:p>
          </table:table-cell>
          <table:table-cell table:style-name="ce28"/>
          <table:table-cell/>
          <table:table-cell table:formula="of:=[.W97]+1" office:value-type="float" office:value="46" calcext:value-type="float">
            <text:p>46</text:p>
          </table:table-cell>
          <table:table-cell table:style-name="Default"/>
          <table:table-cell table:style-name="ce28"/>
          <table:table-cell table:number-columns-repeated="4"/>
          <table:table-cell table:style-name="ce28" table:formula="of:=([$'Total Deaths'.$D90]-[$'Total Deaths'.$D89])/[$'Total Deaths'.$D$31]" office:value-type="float" office:value="7.67195767195767" calcext:value-type="float">
            <text:p>7.672</text:p>
          </table:table-cell>
          <table:table-cell table:style-name="Default"/>
          <table:table-cell table:number-columns-repeated="2"/>
          <table:table-cell table:formula="of:=[.AH97]+1" office:value-type="float" office:value="46" calcext:value-type="float">
            <text:p>46</text:p>
          </table:table-cell>
          <table:table-cell table:style-name="ce28" table:formula="of:=([$'Total Deaths'.$D90]-[$'Total Deaths'.$D89])/[$'Total Deaths'.$D$31]" office:value-type="float" office:value="7.67195767195767" calcext:value-type="float">
            <text:p>7.672</text:p>
          </table:table-cell>
          <table:table-cell table:style-name="ce28"/>
          <table:table-cell table:number-columns-repeated="8"/>
          <table:table-cell table:formula="of:=[.AS97]+1" office:value-type="float" office:value="46" calcext:value-type="float">
            <text:p>46</text:p>
          </table:table-cell>
          <table:table-cell table:style-name="ce28" table:formula="of:=([$'Total Deaths'.$D90]-[$'Total Deaths'.$D89])/[$'Total Deaths'.$D$31]" office:value-type="float" office:value="7.67195767195767" calcext:value-type="float">
            <text:p>7.672</text:p>
          </table:table-cell>
          <table:table-cell table:style-name="ce28"/>
          <table:table-cell table:number-columns-repeated="977"/>
        </table:table-row>
        <table:table-row table:style-name="ro1">
          <table:table-cell table:number-columns-repeated="2"/>
          <table:table-cell table:formula="of:=[.C98]+1" office:value-type="float" office:value="47" calcext:value-type="float">
            <text:p>47</text:p>
          </table:table-cell>
          <table:table-cell table:style-name="ce28" table:formula="of:=([$'Total Deaths'.$D91]-[$'Total Deaths'.$D90])/[$'Total Deaths'.$D$31]" office:value-type="float" office:value="6.94444444444444" calcext:value-type="float">
            <text:p>6.944</text:p>
          </table:table-cell>
          <table:table-cell table:number-columns-repeated="8"/>
          <table:table-cell table:formula="of:=[.M98]+1" office:value-type="float" office:value="47" calcext:value-type="float">
            <text:p>47</text:p>
          </table:table-cell>
          <table:table-cell table:style-name="ce28"/>
          <table:table-cell table:number-columns-repeated="5"/>
          <table:table-cell table:style-name="ce28" table:formula="of:=([$'Total Deaths'.$D91]-[$'Total Deaths'.$D90])/[$'Total Deaths'.$D$31]" office:value-type="float" office:value="6.94444444444444" calcext:value-type="float">
            <text:p>6.944</text:p>
          </table:table-cell>
          <table:table-cell table:style-name="ce28"/>
          <table:table-cell/>
          <table:table-cell table:formula="of:=[.W98]+1" office:value-type="float" office:value="47" calcext:value-type="float">
            <text:p>47</text:p>
          </table:table-cell>
          <table:table-cell table:style-name="Default"/>
          <table:table-cell table:number-columns-repeated="5"/>
          <table:table-cell table:style-name="ce28" table:formula="of:=([$'Total Deaths'.$D91]-[$'Total Deaths'.$D90])/[$'Total Deaths'.$D$31]" office:value-type="float" office:value="6.94444444444444" calcext:value-type="float">
            <text:p>6.944</text:p>
          </table:table-cell>
          <table:table-cell table:style-name="Default"/>
          <table:table-cell table:number-columns-repeated="2"/>
          <table:table-cell table:formula="of:=[.AH98]+1" office:value-type="float" office:value="47" calcext:value-type="float">
            <text:p>47</text:p>
          </table:table-cell>
          <table:table-cell table:style-name="ce28" table:formula="of:=([$'Total Deaths'.$D91]-[$'Total Deaths'.$D90])/[$'Total Deaths'.$D$31]" office:value-type="float" office:value="6.94444444444444" calcext:value-type="float">
            <text:p>6.944</text:p>
          </table:table-cell>
          <table:table-cell table:number-columns-repeated="9"/>
          <table:table-cell table:formula="of:=[.AS98]+1" office:value-type="float" office:value="47" calcext:value-type="float">
            <text:p>47</text:p>
          </table:table-cell>
          <table:table-cell table:style-name="ce28" table:formula="of:=([$'Total Deaths'.$D91]-[$'Total Deaths'.$D90])/[$'Total Deaths'.$D$31]" office:value-type="float" office:value="6.94444444444444" calcext:value-type="float">
            <text:p>6.944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formula="of:=[.C99]+1" office:value-type="float" office:value="48" calcext:value-type="float">
            <text:p>48</text:p>
          </table:table-cell>
          <table:table-cell table:style-name="ce28" table:formula="of:=([$'Total Deaths'.$D92]-[$'Total Deaths'.$D91])/[$'Total Deaths'.$D$31]" office:value-type="float" office:value="6.86177248677249" calcext:value-type="float">
            <text:p>6.862</text:p>
          </table:table-cell>
          <table:table-cell table:number-columns-repeated="8"/>
          <table:table-cell table:formula="of:=[.M99]+1" office:value-type="float" office:value="48" calcext:value-type="float">
            <text:p>48</text:p>
          </table:table-cell>
          <table:table-cell table:style-name="ce28"/>
          <table:table-cell table:number-columns-repeated="5"/>
          <table:table-cell table:style-name="ce28" table:formula="of:=([$'Total Deaths'.$D92]-[$'Total Deaths'.$D91])/[$'Total Deaths'.$D$31]" office:value-type="float" office:value="6.86177248677249" calcext:value-type="float">
            <text:p>6.862</text:p>
          </table:table-cell>
          <table:table-cell table:style-name="ce28"/>
          <table:table-cell/>
          <table:table-cell table:formula="of:=[.W99]+1" office:value-type="float" office:value="48" calcext:value-type="float">
            <text:p>48</text:p>
          </table:table-cell>
          <table:table-cell table:style-name="ce28"/>
          <table:table-cell table:number-columns-repeated="9"/>
          <table:table-cell table:formula="of:=[.AH99]+1" office:value-type="float" office:value="48" calcext:value-type="float">
            <text:p>48</text:p>
          </table:table-cell>
          <table:table-cell table:style-name="ce28"/>
          <table:table-cell table:number-columns-repeated="9"/>
          <table:table-cell table:formula="of:=[.AS99]+1" office:value-type="float" office:value="48" calcext:value-type="float">
            <text:p>48</text:p>
          </table:table-cell>
          <table:table-cell table:style-name="ce28"/>
          <table:table-cell table:number-columns-repeated="978"/>
        </table:table-row>
        <table:table-row table:style-name="ro1">
          <table:table-cell table:number-columns-repeated="2"/>
          <table:table-cell table:formula="of:=[.C100]+1" office:value-type="float" office:value="49" calcext:value-type="float">
            <text:p>49</text:p>
          </table:table-cell>
          <table:table-cell table:number-columns-repeated="9"/>
          <table:table-cell table:formula="of:=[.M100]+1" office:value-type="float" office:value="49" calcext:value-type="float">
            <text:p>49</text:p>
          </table:table-cell>
          <table:table-cell table:number-columns-repeated="7"/>
          <table:table-cell table:style-name="ce28"/>
          <table:table-cell/>
          <table:table-cell table:formula="of:=[.W100]+1" office:value-type="float" office:value="49" calcext:value-type="float">
            <text:p>49</text:p>
          </table:table-cell>
          <table:table-cell table:number-columns-repeated="10"/>
          <table:table-cell table:formula="of:=[.AH100]+1" office:value-type="float" office:value="49" calcext:value-type="float">
            <text:p>49</text:p>
          </table:table-cell>
          <table:table-cell table:number-columns-repeated="10"/>
          <table:table-cell table:formula="of:=[.AS100]+1" office:value-type="float" office:value="49" calcext:value-type="float">
            <text:p>49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formula="of:=[.C101]+1" office:value-type="float" office:value="50" calcext:value-type="float">
            <text:p>50</text:p>
          </table:table-cell>
          <table:table-cell table:number-columns-repeated="9"/>
          <table:table-cell table:formula="of:=[.M101]+1" office:value-type="float" office:value="50" calcext:value-type="float">
            <text:p>50</text:p>
          </table:table-cell>
          <table:table-cell table:number-columns-repeated="7"/>
          <table:table-cell table:style-name="ce28"/>
          <table:table-cell/>
          <table:table-cell table:formula="of:=[.W101]+1" office:value-type="float" office:value="50" calcext:value-type="float">
            <text:p>50</text:p>
          </table:table-cell>
          <table:table-cell table:number-columns-repeated="10"/>
          <table:table-cell table:formula="of:=[.AH101]+1" office:value-type="float" office:value="50" calcext:value-type="float">
            <text:p>50</text:p>
          </table:table-cell>
          <table:table-cell table:number-columns-repeated="10"/>
          <table:table-cell table:formula="of:=[.AS101]+1" office:value-type="float" office:value="50" calcext:value-type="float">
            <text:p>5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formula="of:=[.C102]+1" office:value-type="float" office:value="51" calcext:value-type="float">
            <text:p>51</text:p>
          </table:table-cell>
          <table:table-cell table:number-columns-repeated="9"/>
          <table:table-cell table:formula="of:=[.M102]+1" office:value-type="float" office:value="51" calcext:value-type="float">
            <text:p>51</text:p>
          </table:table-cell>
          <table:table-cell table:number-columns-repeated="7"/>
          <table:table-cell table:style-name="ce28"/>
          <table:table-cell/>
          <table:table-cell table:formula="of:=[.W102]+1" office:value-type="float" office:value="51" calcext:value-type="float">
            <text:p>51</text:p>
          </table:table-cell>
          <table:table-cell table:number-columns-repeated="10"/>
          <table:table-cell table:formula="of:=[.AH102]+1" office:value-type="float" office:value="51" calcext:value-type="float">
            <text:p>51</text:p>
          </table:table-cell>
          <table:table-cell table:number-columns-repeated="10"/>
          <table:table-cell table:formula="of:=[.AS102]+1" office:value-type="float" office:value="51" calcext:value-type="float">
            <text:p>51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formula="of:=[.C103]+1" office:value-type="float" office:value="52" calcext:value-type="float">
            <text:p>52</text:p>
          </table:table-cell>
          <table:table-cell table:number-columns-repeated="9"/>
          <table:table-cell table:formula="of:=[.M103]+1" office:value-type="float" office:value="52" calcext:value-type="float">
            <text:p>52</text:p>
          </table:table-cell>
          <table:table-cell table:number-columns-repeated="7"/>
          <table:table-cell table:style-name="ce28"/>
          <table:table-cell/>
          <table:table-cell table:formula="of:=[.W103]+1" office:value-type="float" office:value="52" calcext:value-type="float">
            <text:p>52</text:p>
          </table:table-cell>
          <table:table-cell table:number-columns-repeated="10"/>
          <table:table-cell table:formula="of:=[.AH103]+1" office:value-type="float" office:value="52" calcext:value-type="float">
            <text:p>52</text:p>
          </table:table-cell>
          <table:table-cell table:number-columns-repeated="10"/>
          <table:table-cell table:formula="of:=[.AS103]+1" office:value-type="float" office:value="52" calcext:value-type="float">
            <text:p>52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formula="of:=[.C104]+1" office:value-type="float" office:value="53" calcext:value-type="float">
            <text:p>53</text:p>
          </table:table-cell>
          <table:table-cell table:number-columns-repeated="9"/>
          <table:table-cell table:formula="of:=[.M104]+1" office:value-type="float" office:value="53" calcext:value-type="float">
            <text:p>53</text:p>
          </table:table-cell>
          <table:table-cell table:number-columns-repeated="7"/>
          <table:table-cell table:style-name="ce28"/>
          <table:table-cell/>
          <table:table-cell table:formula="of:=[.W104]+1" office:value-type="float" office:value="53" calcext:value-type="float">
            <text:p>53</text:p>
          </table:table-cell>
          <table:table-cell table:number-columns-repeated="10"/>
          <table:table-cell table:formula="of:=[.AH104]+1" office:value-type="float" office:value="53" calcext:value-type="float">
            <text:p>53</text:p>
          </table:table-cell>
          <table:table-cell table:number-columns-repeated="10"/>
          <table:table-cell table:formula="of:=[.AS104]+1" office:value-type="float" office:value="53" calcext:value-type="float">
            <text:p>53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formula="of:=[.C105]+1" office:value-type="float" office:value="54" calcext:value-type="float">
            <text:p>54</text:p>
          </table:table-cell>
          <table:table-cell table:number-columns-repeated="9"/>
          <table:table-cell table:formula="of:=[.M105]+1" office:value-type="float" office:value="54" calcext:value-type="float">
            <text:p>54</text:p>
          </table:table-cell>
          <table:table-cell table:number-columns-repeated="7"/>
          <table:table-cell table:style-name="ce28"/>
          <table:table-cell/>
          <table:table-cell table:formula="of:=[.W105]+1" office:value-type="float" office:value="54" calcext:value-type="float">
            <text:p>54</text:p>
          </table:table-cell>
          <table:table-cell table:number-columns-repeated="10"/>
          <table:table-cell table:formula="of:=[.AH105]+1" office:value-type="float" office:value="54" calcext:value-type="float">
            <text:p>54</text:p>
          </table:table-cell>
          <table:table-cell table:number-columns-repeated="10"/>
          <table:table-cell table:formula="of:=[.AS105]+1" office:value-type="float" office:value="54" calcext:value-type="float">
            <text:p>54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formula="of:=[.C106]+1" office:value-type="float" office:value="55" calcext:value-type="float">
            <text:p>55</text:p>
          </table:table-cell>
          <table:table-cell table:number-columns-repeated="9"/>
          <table:table-cell table:formula="of:=[.M106]+1" office:value-type="float" office:value="55" calcext:value-type="float">
            <text:p>55</text:p>
          </table:table-cell>
          <table:table-cell table:number-columns-repeated="7"/>
          <table:table-cell table:style-name="ce28"/>
          <table:table-cell/>
          <table:table-cell table:formula="of:=[.W106]+1" office:value-type="float" office:value="55" calcext:value-type="float">
            <text:p>55</text:p>
          </table:table-cell>
          <table:table-cell table:number-columns-repeated="10"/>
          <table:table-cell table:formula="of:=[.AH106]+1" office:value-type="float" office:value="55" calcext:value-type="float">
            <text:p>55</text:p>
          </table:table-cell>
          <table:table-cell table:number-columns-repeated="10"/>
          <table:table-cell table:formula="of:=[.AS106]+1" office:value-type="float" office:value="55" calcext:value-type="float">
            <text:p>55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formula="of:=[.C107]+1" office:value-type="float" office:value="56" calcext:value-type="float">
            <text:p>56</text:p>
          </table:table-cell>
          <table:table-cell table:number-columns-repeated="9"/>
          <table:table-cell table:formula="of:=[.M107]+1" office:value-type="float" office:value="56" calcext:value-type="float">
            <text:p>56</text:p>
          </table:table-cell>
          <table:table-cell table:number-columns-repeated="7"/>
          <table:table-cell table:style-name="ce28"/>
          <table:table-cell/>
          <table:table-cell table:formula="of:=[.W107]+1" office:value-type="float" office:value="56" calcext:value-type="float">
            <text:p>56</text:p>
          </table:table-cell>
          <table:table-cell table:number-columns-repeated="10"/>
          <table:table-cell table:formula="of:=[.AH107]+1" office:value-type="float" office:value="56" calcext:value-type="float">
            <text:p>56</text:p>
          </table:table-cell>
          <table:table-cell table:number-columns-repeated="10"/>
          <table:table-cell table:formula="of:=[.AS107]+1" office:value-type="float" office:value="56" calcext:value-type="float">
            <text:p>56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formula="of:=[.X108]+1" office:value-type="float" office:value="1" calcext:value-type="float">
            <text:p>1</text:p>
          </table:table-cell>
          <table:table-cell table:number-columns-repeated="100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ooth" table:style-name="ta4">
        <office:forms form:automatic-focus="false" form:apply-design-mode="false"/>
        <table:shapes>
          <draw:frame draw:z-index="1" draw:style-name="gr1" draw:text-style-name="P1" svg:width="602.05pt" svg:height="420.89pt" svg:x="717.62pt" svg:y="189.75pt">
            <draw:object draw:notify-on-update-of-ranges="smooth.M52:smooth.M102 smooth.N51:smooth.N51 smooth.N52:smooth.N102 smooth.M52:smooth.M102 smooth.O51:smooth.O51 smooth.O52:smooth.O102 smooth.M52:smooth.M102 smooth.P51:smooth.P51 smooth.P52:smooth.P102 smooth.M52:smooth.M102 smooth.Q51:smooth.Q51 smooth.Q52:smooth.Q102 smooth.M52:smooth.M102 smooth.R51:smooth.R51 smooth.R52:smooth.R10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34.05pt" svg:height="484.16pt" svg:x="1425.12pt" svg:y="134.76pt">
            <draw:object draw:notify-on-update-of-ranges="smooth.X52:smooth.X97 smooth.Y51:smooth.Y51 smooth.Y52:smooth.Y97 smooth.X52:smooth.X97 smooth.Z51:smooth.Z51 smooth.Z52:smooth.Z97 smooth.X52:smooth.X97 smooth.AA51:smooth.AA51 smooth.AA52:smooth.AA97 smooth.X52:smooth.X97 smooth.AB51:smooth.AB51 smooth.AB52:smooth.AB9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default-cell-style-name="ce1"/>
        <table:table-column table:style-name="co2" table:default-cell-style-name="ce1"/>
        <table:table-column table:style-name="co2" table:default-cell-style-name="ce21"/>
        <table:table-column table:style-name="co2" table:number-columns-repeated="6" table:default-cell-style-name="ce14"/>
        <table:table-column table:style-name="co2" table:number-columns-repeated="1015" table:default-cell-style-name="ce1"/>
        <table:table-row table:style-name="ro1" table:number-rows-repeated="12">
          <table:table-cell table:number-columns-repeated="2"/>
          <table:table-cell table:style-name="ce1" table:number-columns-repeated="7"/>
          <table:table-cell table:number-columns-repeated="1015"/>
        </table:table-row>
        <table:table-row table:style-name="ro1">
          <table:table-cell/>
          <table:table-cell>
            <draw:frame table:end-cell-address="smooth.K47" table:end-x="63.38pt" table:end-y="11.34pt" draw:z-index="0" draw:style-name="gr2" draw:text-style-name="P2" svg:width="635.1pt" svg:height="439.63pt" svg:x="4.34pt" svg:y="6.97pt">
              <draw:object draw:notify-on-update-of-ranges="smooth.B52:smooth.B97 smooth.D51:smooth.D51 smooth.D52:smooth.D97 smooth.B52:smooth.B97 smooth.C51:smooth.C51 smooth.C52:smooth.C97 smooth.B52:smooth.B97 smooth.E51:smooth.E51 smooth.E52:smooth.E97 smooth.B52:smooth.B97 smooth.G51:smooth.G51 smooth.G52:smooth.G97 smooth.B52:smooth.B97 smooth.H51:smooth.H51 smooth.H52:smooth.H97 smooth.B52:smooth.B97 smooth.F51:smooth.F51 smooth.F52:smooth.F97 smooth.B52:smooth.B97 smooth.I51:smooth.I51 smooth.I52:smooth.I9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1" table:number-columns-repeated="7"/>
          <table:table-cell table:number-columns-repeated="1015"/>
        </table:table-row>
        <table:table-row table:style-name="ro1" table:number-rows-repeated="36">
          <table:table-cell table:number-columns-repeated="2"/>
          <table:table-cell table:style-name="ce1" table:number-columns-repeated="7"/>
          <table:table-cell table:number-columns-repeated="1015"/>
        </table:table-row>
        <table:table-row table:style-name="ro1">
          <table:table-cell table:number-columns-repeated="2"/>
          <table:table-cell table:style-name="ce30" office:value-type="string" calcext:value-type="string">
            <text:p>Daily Deaths per million – weighted moving average</text:p>
          </table:table-cell>
          <table:table-cell table:style-name="ce1" table:number-columns-repeated="6"/>
          <table:table-cell table:number-columns-repeated="4"/>
          <table:table-cell table:style-name="ce30" office:value-type="string" calcext:value-type="string">
            <text:p>Daily Deaths per million – weighted moving average</text:p>
          </table:table-cell>
          <table:table-cell table:number-columns-repeated="10"/>
          <table:table-cell table:style-name="ce30" office:value-type="string" calcext:value-type="string">
            <text:p>Daily Deaths per million – weighted moving average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4" office:value-type="string" calcext:value-type="string">
            <text:p>Italy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UK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Germany</text:p>
          </table:table-cell>
          <table:table-cell table:number-columns-repeated="4"/>
          <table:table-cell table:style-name="ce24" office:value-type="string" calcext:value-type="string">
            <text:p>Italy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UK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USA</text:p>
          </table:table-cell>
          <table:table-cell table:style-name="Default"/>
          <table:table-cell table:style-name="ce6" office:value-type="string" calcext:value-type="string">
            <text:p>Sweden</text:p>
          </table:table-cell>
          <table:table-cell table:number-columns-repeated="3"/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Germany</text:p>
          </table:table-cell>
          <table:table-cell table:style-name="ce24" office:value-type="string" calcext:value-type="string">
            <text:p>Italy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UK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2" table:formula="of:=[$'Deaths per day'.$D52]" office:value-type="float" office:value="2.19907407407407" calcext:value-type="float">
            <text:p>2.199</text:p>
          </table:table-cell>
          <table:table-cell table:style-name="ce32" table:formula="of:=[$'Deaths per day'.$E52]" office:value-type="float" office:value="2.09625668449198" calcext:value-type="float">
            <text:p>2.096</text:p>
          </table:table-cell>
          <table:table-cell table:style-name="ce32" table:formula="of:=[$'Deaths per day'.$F52]" office:value-type="float" office:value="1.65466523670905" calcext:value-type="float">
            <text:p>1.655</text:p>
          </table:table-cell>
          <table:table-cell table:style-name="ce32" table:formula="of:=[$'Deaths per day'.$G52]" office:value-type="float" office:value="2.12355212355212" calcext:value-type="float">
            <text:p>2.124</text:p>
          </table:table-cell>
          <table:table-cell table:style-name="ce32" table:formula="of:=[$'Deaths per day'.$H52]" office:value-type="float" office:value="0.796577666322466" calcext:value-type="float">
            <text:p>0.797</text:p>
          </table:table-cell>
          <table:table-cell table:style-name="ce32" table:formula="of:=[$'Deaths per day'.$I52]" office:value-type="float" office:value="1.21148036253776" calcext:value-type="float">
            <text:p>1.211</text:p>
          </table:table-cell>
          <table:table-cell table:style-name="ce32" table:formula="of:=[$'Deaths per day'.$J52]" office:value-type="float" office:value="0.978753879207448" calcext:value-type="float">
            <text:p>0.979</text:p>
          </table:table-cell>
          <table:table-cell table:style-name="ce65"/>
          <table:table-cell table:style-name="ce28" table:number-columns-repeated="2"/>
          <table:table-cell office:value-type="float" office:value="0" calcext:value-type="float">
            <text:p>0</text:p>
          </table:table-cell>
          <table:table-cell table:style-name="ce32" table:formula="of:=[$'Deaths per day'.$D52]" office:value-type="float" office:value="2.19907407407407" calcext:value-type="float">
            <text:p>2.199</text:p>
          </table:table-cell>
          <table:table-cell table:style-name="ce32" table:formula="of:=[$'Deaths per day'.$E52]" office:value-type="float" office:value="2.09625668449198" calcext:value-type="float">
            <text:p>2.096</text:p>
          </table:table-cell>
          <table:table-cell table:style-name="ce32" table:formula="of:=[$'Deaths per day'.$F52]" office:value-type="float" office:value="1.65466523670905" calcext:value-type="float">
            <text:p>1.655</text:p>
          </table:table-cell>
          <table:table-cell table:style-name="ce32" table:formula="of:=[$'Deaths per day'.$H52]" office:value-type="float" office:value="0.796577666322466" calcext:value-type="float">
            <text:p>0.797</text:p>
          </table:table-cell>
          <table:table-cell table:style-name="ce32" table:formula="of:=[$'Deaths per day'.$J52]" office:value-type="float" office:value="0.978753879207448" calcext:value-type="float">
            <text:p>0.979</text:p>
          </table:table-cell>
          <table:table-cell table:style-name="ce32" table:formula="of:=[$'Deaths per day'.$I52]" office:value-type="float" office:value="1.21148036253776" calcext:value-type="float">
            <text:p>1.211</text:p>
          </table:table-cell>
          <table:table-cell table:style-name="Default"/>
          <table:table-cell table:style-name="ce32" table:formula="of:=[$'Deaths per day'.$G52]" office:value-type="float" office:value="2.12355212355212" calcext:value-type="float">
            <text:p>2.1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2" table:formula="of:=[$'Deaths per day'.$E52]" office:value-type="float" office:value="2.09625668449198" calcext:value-type="float">
            <text:p>2.096</text:p>
          </table:table-cell>
          <table:table-cell table:style-name="ce32" table:formula="of:=[$'Deaths per day'.$G52]" office:value-type="float" office:value="2.12355212355212" calcext:value-type="float">
            <text:p>2.124</text:p>
          </table:table-cell>
          <table:table-cell table:style-name="ce32" table:formula="of:=[$'Deaths per day'.$I52]" office:value-type="float" office:value="1.21148036253776" calcext:value-type="float">
            <text:p>1.211</text:p>
          </table:table-cell>
          <table:table-cell table:style-name="ce32" table:formula="of:=[$'Deaths per day'.$J52]" office:value-type="float" office:value="0.978753879207448" calcext:value-type="float">
            <text:p>0.979</text:p>
          </table:table-cell>
          <table:table-cell table:style-name="ce32" table:formula="of:=[$'Deaths per day'.$D52]" office:value-type="float" office:value="2.19907407407407" calcext:value-type="float">
            <text:p>2.199</text:p>
          </table:table-cell>
          <table:table-cell table:style-name="ce32" table:formula="of:=[$'Deaths per day'.$F52]" office:value-type="float" office:value="1.65466523670905" calcext:value-type="float">
            <text:p>1.655</text:p>
          </table:table-cell>
          <table:table-cell table:style-name="ce32" table:formula="of:=[$'Deaths per day'.$H52]" office:value-type="float" office:value="0.796577666322466" calcext:value-type="float">
            <text:p>0.797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52]+1" office:value-type="float" office:value="1" calcext:value-type="float">
            <text:p>1</text:p>
          </table:table-cell>
          <table:table-cell table:style-name="ce32" table:formula="of:=(0.7*[$'Deaths per day'.$D52]+1.3*[$'Deaths per day'.$D53])/2" office:value-type="float" office:value="1.81216931216931" calcext:value-type="float">
            <text:p>1.812</text:p>
          </table:table-cell>
          <table:table-cell table:style-name="ce32" table:formula="of:=(0.7*[$'Deaths per day'.$E52]+1.3*[$'Deaths per day'.$E53])/2" office:value-type="float" office:value="1.40106951871658" calcext:value-type="float">
            <text:p>1.401</text:p>
          </table:table-cell>
          <table:table-cell table:style-name="ce32" table:formula="of:=(0.7*[$'Deaths per day'.$F52]+1.3*[$'Deaths per day'.$F53])/2" office:value-type="float" office:value="1.35590623563659" calcext:value-type="float">
            <text:p>1.356</text:p>
          </table:table-cell>
          <table:table-cell table:style-name="ce32" table:formula="of:=(0.7*[$'Deaths per day'.$G52]+1.3*[$'Deaths per day'.$G53])/2" office:value-type="float" office:value="1.68436293436293" calcext:value-type="float">
            <text:p>1.684</text:p>
          </table:table-cell>
          <table:table-cell table:style-name="ce32" table:formula="of:=(0.7*[$'Deaths per day'.$H52]+1.3*[$'Deaths per day'.$H53])/2" office:value-type="float" office:value="1.11299601711167" calcext:value-type="float">
            <text:p>1.113</text:p>
          </table:table-cell>
          <table:table-cell table:style-name="ce32" table:formula="of:=(0.7*[$'Deaths per day'.$I52]+1.3*[$'Deaths per day'.$I53])/2" office:value-type="float" office:value="1.45498489425982" calcext:value-type="float">
            <text:p>1.455</text:p>
          </table:table-cell>
          <table:table-cell table:style-name="ce32" table:formula="of:=(0.7*[$'Deaths per day'.$J52]+1.3*[$'Deaths per day'.J53])/2" office:value-type="float" office:value="1.18047266650752" calcext:value-type="float">
            <text:p>1.180</text:p>
          </table:table-cell>
          <table:table-cell table:style-name="ce65"/>
          <table:table-cell table:style-name="ce28" table:number-columns-repeated="2"/>
          <table:table-cell table:formula="of:=[.M52]+1" office:value-type="float" office:value="1" calcext:value-type="float">
            <text:p>1</text:p>
          </table:table-cell>
          <table:table-cell table:style-name="ce32" table:formula="of:=(0.7*[$'Deaths per day'.$D52]+1.3*[$'Deaths per day'.$D53])/2" office:value-type="float" office:value="1.81216931216931" calcext:value-type="float">
            <text:p>1.812</text:p>
          </table:table-cell>
          <table:table-cell table:style-name="ce32" table:formula="of:=(0.7*[$'Deaths per day'.$E52]+1.3*[$'Deaths per day'.$E53])/2" office:value-type="float" office:value="1.40106951871658" calcext:value-type="float">
            <text:p>1.401</text:p>
          </table:table-cell>
          <table:table-cell table:style-name="ce32" table:formula="of:=(0.7*[$'Deaths per day'.$F52]+1.3*[$'Deaths per day'.$F53])/2" office:value-type="float" office:value="1.35590623563659" calcext:value-type="float">
            <text:p>1.356</text:p>
          </table:table-cell>
          <table:table-cell table:style-name="ce32" table:formula="of:=(0.7*[$'Deaths per day'.$H52]+1.3*[$'Deaths per day'.$H53])/2" office:value-type="float" office:value="1.11299601711167" calcext:value-type="float">
            <text:p>1.113</text:p>
          </table:table-cell>
          <table:table-cell table:style-name="ce32" table:formula="of:=(0.7*[$'Deaths per day'.$J52]+1.3*[$'Deaths per day'.U53])/2" office:value-type="float" office:value="0.342563857722607" calcext:value-type="float">
            <text:p>0.343</text:p>
          </table:table-cell>
          <table:table-cell table:style-name="ce32" table:formula="of:=(0.7*[$'Deaths per day'.$I52]+1.3*[$'Deaths per day'.$I53])/2" office:value-type="float" office:value="1.45498489425982" calcext:value-type="float">
            <text:p>1.455</text:p>
          </table:table-cell>
          <table:table-cell table:style-name="Default"/>
          <table:table-cell table:style-name="ce32" table:formula="of:=(0.7*[$'Deaths per day'.$G52]+1.3*[$'Deaths per day'.$G53])/2" office:value-type="float" office:value="1.68436293436293" calcext:value-type="float">
            <text:p>1.684</text:p>
          </table:table-cell>
          <table:table-cell table:number-columns-repeated="2"/>
          <table:table-cell table:formula="of:=[.X52]+1" office:value-type="float" office:value="1" calcext:value-type="float">
            <text:p>1</text:p>
          </table:table-cell>
          <table:table-cell table:style-name="ce32" table:formula="of:=(0.7*[$'Deaths per day'.$E52]+1.3*[$'Deaths per day'.$E53])/2" office:value-type="float" office:value="1.40106951871658" calcext:value-type="float">
            <text:p>1.401</text:p>
          </table:table-cell>
          <table:table-cell table:style-name="ce32" table:formula="of:=(0.7*[$'Deaths per day'.$G52]+1.3*[$'Deaths per day'.$G53])/2" office:value-type="float" office:value="1.68436293436293" calcext:value-type="float">
            <text:p>1.684</text:p>
          </table:table-cell>
          <table:table-cell table:style-name="ce32" table:formula="of:=(0.7*[$'Deaths per day'.$I52]+1.3*[$'Deaths per day'.$I53])/2" office:value-type="float" office:value="1.45498489425982" calcext:value-type="float">
            <text:p>1.455</text:p>
          </table:table-cell>
          <table:table-cell table:style-name="ce32" table:formula="of:=(0.7*[$'Deaths per day'.$J52]+1.3*[$'Deaths per day'.AF53])/2" office:value-type="float" office:value="0.342563857722607" calcext:value-type="float">
            <text:p>0.343</text:p>
          </table:table-cell>
          <table:table-cell table:style-name="ce32" table:formula="of:=(0.7*[$'Deaths per day'.$D52]+1.3*[$'Deaths per day'.$D53])/2" office:value-type="float" office:value="1.81216931216931" calcext:value-type="float">
            <text:p>1.812</text:p>
          </table:table-cell>
          <table:table-cell table:style-name="ce32" table:formula="of:=(0.7*[$'Deaths per day'.$F52]+1.3*[$'Deaths per day'.$F53])/2" office:value-type="float" office:value="1.35590623563659" calcext:value-type="float">
            <text:p>1.356</text:p>
          </table:table-cell>
          <table:table-cell table:style-name="ce32" table:formula="of:=(0.7*[$'Deaths per day'.$H52]+1.3*[$'Deaths per day'.$H53])/2" office:value-type="float" office:value="1.11299601711167" calcext:value-type="float">
            <text:p>1.113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53]+1" office:value-type="float" office:value="2" calcext:value-type="float">
            <text:p>2</text:p>
          </table:table-cell>
          <table:table-cell table:style-name="ce32" table:formula="of:=(0.7*[$'Deaths per day'.$D52]+[$'Deaths per day'.$D53]+1.3*[$'Deaths per day'.$D54])/3" office:value-type="float" office:value="2.25143298059965" calcext:value-type="float">
            <text:p>2.251</text:p>
          </table:table-cell>
          <table:table-cell table:style-name="ce32" table:formula="of:=(0.7*[$'Deaths per day'.$E52]+[$'Deaths per day'.$E53]+1.3*[$'Deaths per day'.$E54])/3" office:value-type="float" office:value="2.6017825311943" calcext:value-type="float">
            <text:p>2.602</text:p>
          </table:table-cell>
          <table:table-cell table:style-name="ce32" table:formula="of:=(0.7*[$'Deaths per day'.$F52]+[$'Deaths per day'.$F53]+1.3*[$'Deaths per day'.$F54])/3" office:value-type="float" office:value="1.52801184822021" calcext:value-type="float">
            <text:p>1.528</text:p>
          </table:table-cell>
          <table:table-cell table:style-name="ce32" table:formula="of:=(0.7*[$'Deaths per day'.$G52]+[$'Deaths per day'.$G53]+1.3*[$'Deaths per day'.$G54])/3" office:value-type="float" office:value="2.14929214929215" calcext:value-type="float">
            <text:p>2.149</text:p>
          </table:table-cell>
          <table:table-cell table:style-name="ce32" table:formula="of:=(0.7*[$'Deaths per day'.$H52]+[$'Deaths per day'.$H53]+1.3*[$'Deaths per day'.$H54])/3" office:value-type="float" office:value="0.875743718345872" calcext:value-type="float">
            <text:p>0.876</text:p>
          </table:table-cell>
          <table:table-cell table:style-name="ce32" table:formula="of:=(0.7*[$'Deaths per day'.$I52]+[$'Deaths per day'.$I53]+1.3*[$'Deaths per day'.$I54])/3" office:value-type="float" office:value="1.25649546827795" calcext:value-type="float">
            <text:p>1.256</text:p>
          </table:table-cell>
          <table:table-cell table:style-name="ce32" table:formula="of:=(0.7*[$'Deaths per day'.$J52]+[$'Deaths per day'.$J53]+1.3*[$'Deaths per day'.$J54])/3" office:value-type="float" office:value="1.19598949629983" calcext:value-type="float">
            <text:p>1.196</text:p>
          </table:table-cell>
          <table:table-cell table:style-name="ce65"/>
          <table:table-cell table:style-name="ce28" table:number-columns-repeated="2"/>
          <table:table-cell table:formula="of:=[.M53]+1" office:value-type="float" office:value="2" calcext:value-type="float">
            <text:p>2</text:p>
          </table:table-cell>
          <table:table-cell table:style-name="ce32" table:formula="of:=(0.7*[$'Deaths per day'.$D52]+[$'Deaths per day'.$D53]+1.3*[$'Deaths per day'.$D54])/3" office:value-type="float" office:value="2.25143298059965" calcext:value-type="float">
            <text:p>2.251</text:p>
          </table:table-cell>
          <table:table-cell table:style-name="ce32" table:formula="of:=(0.7*[$'Deaths per day'.$E52]+[$'Deaths per day'.$E53]+1.3*[$'Deaths per day'.$E54])/3" office:value-type="float" office:value="2.6017825311943" calcext:value-type="float">
            <text:p>2.602</text:p>
          </table:table-cell>
          <table:table-cell table:style-name="ce32" table:formula="of:=(0.7*[$'Deaths per day'.$F52]+[$'Deaths per day'.$F53]+1.3*[$'Deaths per day'.$F54])/3" office:value-type="float" office:value="1.52801184822021" calcext:value-type="float">
            <text:p>1.528</text:p>
          </table:table-cell>
          <table:table-cell table:style-name="ce32" table:formula="of:=(0.7*[$'Deaths per day'.$H52]+[$'Deaths per day'.$H53]+1.3*[$'Deaths per day'.$H54])/3" office:value-type="float" office:value="0.875743718345872" calcext:value-type="float">
            <text:p>0.876</text:p>
          </table:table-cell>
          <table:table-cell table:style-name="ce32" table:formula="of:=(0.7*[$'Deaths per day'.$J52]+[$'Deaths per day'.$J53]+1.3*[$'Deaths per day'.$J54])/3" office:value-type="float" office:value="1.19598949629983" calcext:value-type="float">
            <text:p>1.196</text:p>
          </table:table-cell>
          <table:table-cell table:style-name="ce32" table:formula="of:=(0.7*[$'Deaths per day'.$I52]+[$'Deaths per day'.$I53]+1.3*[$'Deaths per day'.$I54])/3" office:value-type="float" office:value="1.25649546827795" calcext:value-type="float">
            <text:p>1.256</text:p>
          </table:table-cell>
          <table:table-cell table:style-name="Default"/>
          <table:table-cell table:style-name="ce32" table:formula="of:=(0.7*[$'Deaths per day'.$G52]+[$'Deaths per day'.$G53]+1.3*[$'Deaths per day'.$G54])/3" office:value-type="float" office:value="2.14929214929215" calcext:value-type="float">
            <text:p>2.149</text:p>
          </table:table-cell>
          <table:table-cell table:number-columns-repeated="2"/>
          <table:table-cell table:formula="of:=[.X53]+1" office:value-type="float" office:value="2" calcext:value-type="float">
            <text:p>2</text:p>
          </table:table-cell>
          <table:table-cell table:style-name="ce32" table:formula="of:=(0.7*[$'Deaths per day'.$E52]+[$'Deaths per day'.$E53]+1.3*[$'Deaths per day'.$E54])/3" office:value-type="float" office:value="2.6017825311943" calcext:value-type="float">
            <text:p>2.602</text:p>
          </table:table-cell>
          <table:table-cell table:style-name="ce32" table:formula="of:=(0.7*[$'Deaths per day'.$G52]+[$'Deaths per day'.$G53]+1.3*[$'Deaths per day'.$G54])/3" office:value-type="float" office:value="2.14929214929215" calcext:value-type="float">
            <text:p>2.149</text:p>
          </table:table-cell>
          <table:table-cell table:style-name="ce32" table:formula="of:=(0.7*[$'Deaths per day'.$I52]+[$'Deaths per day'.$I53]+1.3*[$'Deaths per day'.$I54])/3" office:value-type="float" office:value="1.25649546827795" calcext:value-type="float">
            <text:p>1.256</text:p>
          </table:table-cell>
          <table:table-cell table:style-name="ce32" table:formula="of:=(0.7*[$'Deaths per day'.$J52]+[$'Deaths per day'.$J53]+1.3*[$'Deaths per day'.$J54])/3" office:value-type="float" office:value="1.19598949629983" calcext:value-type="float">
            <text:p>1.196</text:p>
          </table:table-cell>
          <table:table-cell table:style-name="ce32" table:formula="of:=(0.7*[$'Deaths per day'.$D52]+[$'Deaths per day'.$D53]+1.3*[$'Deaths per day'.$D54])/3" office:value-type="float" office:value="2.25143298059965" calcext:value-type="float">
            <text:p>2.251</text:p>
          </table:table-cell>
          <table:table-cell table:style-name="ce32" table:formula="of:=(0.7*[$'Deaths per day'.$F52]+[$'Deaths per day'.$F53]+1.3*[$'Deaths per day'.$F54])/3" office:value-type="float" office:value="1.52801184822021" calcext:value-type="float">
            <text:p>1.528</text:p>
          </table:table-cell>
          <table:table-cell table:style-name="ce32" table:formula="of:=(0.7*[$'Deaths per day'.$H52]+[$'Deaths per day'.$H53]+1.3*[$'Deaths per day'.$H54])/3" office:value-type="float" office:value="0.875743718345872" calcext:value-type="float">
            <text:p>0.876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54]+1" office:value-type="float" office:value="3" calcext:value-type="float">
            <text:p>3</text:p>
          </table:table-cell>
          <table:table-cell table:style-name="ce32" table:formula="of:=(0.7*[$'Deaths per day'.$D52]+0.8*[$'Deaths per day'.$D53]+1.2*[$'Deaths per day'.$D54]+1.3*[$'Deaths per day'.$D55])/4" office:value-type="float" office:value="2.59217923280423" calcext:value-type="float">
            <text:p>2.592</text:p>
          </table:table-cell>
          <table:table-cell table:style-name="ce32" table:formula="of:=(0.7*[$'Deaths per day'.$E52]+0.8*[$'Deaths per day'.$E53]+1.2*[$'Deaths per day'.$E54]+1.3*[$'Deaths per day'.$E55])/4" office:value-type="float" office:value="2.52780748663102" calcext:value-type="float">
            <text:p>2.528</text:p>
          </table:table-cell>
          <table:table-cell table:style-name="ce32" table:formula="of:=(0.7*[$'Deaths per day'.$F52]+0.8*[$'Deaths per day'.$F53]+1.2*[$'Deaths per day'.$F54]+1.3*[$'Deaths per day'.$F55])/4" office:value-type="float" office:value="1.60104182626015" calcext:value-type="float">
            <text:p>1.601</text:p>
          </table:table-cell>
          <table:table-cell table:style-name="ce32" table:formula="of:=(0.7*[$'Deaths per day'.$G52]+0.8*[$'Deaths per day'.$G53]+1.2*[$'Deaths per day'.$G54]+1.3*[$'Deaths per day'.$G55])/4" office:value-type="float" office:value="1.47200772200772" calcext:value-type="float">
            <text:p>1.472</text:p>
          </table:table-cell>
          <table:table-cell table:style-name="ce32" table:formula="of:=(0.7*[$'Deaths per day'.$H52]+0.8*[$'Deaths per day'.$H53]+1.2*[$'Deaths per day'.$H54]+1.3*[$'Deaths per day'.$H55])/4" office:value-type="float" office:value="1.12885381324679" calcext:value-type="float">
            <text:p>1.129</text:p>
          </table:table-cell>
          <table:table-cell table:style-name="ce32" table:formula="of:=(0.7*[$'Deaths per day'.$I52]+0.8*[$'Deaths per day'.$I53]+1.2*[$'Deaths per day'.$I54]+1.3*[$'Deaths per day'.$I55])/4" office:value-type="float" office:value="1.41472809667674" calcext:value-type="float">
            <text:p>1.415</text:p>
          </table:table-cell>
          <table:table-cell table:style-name="ce32" table:formula="of:=(0.7*[$'Deaths per day'.$J52]+0.8*[$'Deaths per day'.$J53]+1.2*[$'Deaths per day'.$J54]+1.3*[$'Deaths per day'.$J55])/4" office:value-type="float" office:value="1.30580090713774" calcext:value-type="float">
            <text:p>1.306</text:p>
          </table:table-cell>
          <table:table-cell table:style-name="ce65"/>
          <table:table-cell table:style-name="ce28" table:number-columns-repeated="2"/>
          <table:table-cell table:formula="of:=[.M54]+1" office:value-type="float" office:value="3" calcext:value-type="float">
            <text:p>3</text:p>
          </table:table-cell>
          <table:table-cell table:style-name="ce32" table:formula="of:=(0.7*[$'Deaths per day'.$D52]+0.8*[$'Deaths per day'.$D53]+1.2*[$'Deaths per day'.$D54]+1.3*[$'Deaths per day'.$D55])/4" office:value-type="float" office:value="2.59217923280423" calcext:value-type="float">
            <text:p>2.592</text:p>
          </table:table-cell>
          <table:table-cell table:style-name="ce32" table:formula="of:=(0.7*[$'Deaths per day'.$E52]+0.8*[$'Deaths per day'.$E53]+1.2*[$'Deaths per day'.$E54]+1.3*[$'Deaths per day'.$E55])/4" office:value-type="float" office:value="2.52780748663102" calcext:value-type="float">
            <text:p>2.528</text:p>
          </table:table-cell>
          <table:table-cell table:style-name="ce32" table:formula="of:=(0.7*[$'Deaths per day'.$F52]+0.8*[$'Deaths per day'.$F53]+1.2*[$'Deaths per day'.$F54]+1.3*[$'Deaths per day'.$F55])/4" office:value-type="float" office:value="1.60104182626015" calcext:value-type="float">
            <text:p>1.601</text:p>
          </table:table-cell>
          <table:table-cell table:style-name="ce32" table:formula="of:=(0.7*[$'Deaths per day'.$H52]+0.8*[$'Deaths per day'.$H53]+1.2*[$'Deaths per day'.$H54]+1.3*[$'Deaths per day'.$H55])/4" office:value-type="float" office:value="1.12885381324679" calcext:value-type="float">
            <text:p>1.129</text:p>
          </table:table-cell>
          <table:table-cell table:style-name="ce32" table:formula="of:=(0.7*[$'Deaths per day'.$J52]+0.8*[$'Deaths per day'.$J53]+1.2*[$'Deaths per day'.$J54]+1.3*[$'Deaths per day'.$J55])/4" office:value-type="float" office:value="1.30580090713774" calcext:value-type="float">
            <text:p>1.306</text:p>
          </table:table-cell>
          <table:table-cell table:style-name="ce32" table:formula="of:=(0.7*[$'Deaths per day'.$I52]+0.8*[$'Deaths per day'.$I53]+1.2*[$'Deaths per day'.$I54]+1.3*[$'Deaths per day'.$I55])/4" office:value-type="float" office:value="1.41472809667674" calcext:value-type="float">
            <text:p>1.415</text:p>
          </table:table-cell>
          <table:table-cell table:style-name="Default"/>
          <table:table-cell table:style-name="ce32" table:formula="of:=(0.7*[$'Deaths per day'.$G52]+0.8*[$'Deaths per day'.$G53]+1.2*[$'Deaths per day'.$G54]+1.3*[$'Deaths per day'.$G55])/4" office:value-type="float" office:value="1.47200772200772" calcext:value-type="float">
            <text:p>1.472</text:p>
          </table:table-cell>
          <table:table-cell table:number-columns-repeated="2"/>
          <table:table-cell table:formula="of:=[.X54]+1" office:value-type="float" office:value="3" calcext:value-type="float">
            <text:p>3</text:p>
          </table:table-cell>
          <table:table-cell table:style-name="ce32" table:formula="of:=(0.7*[$'Deaths per day'.$E52]+0.8*[$'Deaths per day'.$E53]+1.2*[$'Deaths per day'.$E54]+1.3*[$'Deaths per day'.$E55])/4" office:value-type="float" office:value="2.52780748663102" calcext:value-type="float">
            <text:p>2.528</text:p>
          </table:table-cell>
          <table:table-cell table:style-name="ce32" table:formula="of:=(0.7*[$'Deaths per day'.$G52]+0.8*[$'Deaths per day'.$G53]+1.2*[$'Deaths per day'.$G54]+1.3*[$'Deaths per day'.$G55])/4" office:value-type="float" office:value="1.47200772200772" calcext:value-type="float">
            <text:p>1.472</text:p>
          </table:table-cell>
          <table:table-cell table:style-name="ce32" table:formula="of:=(0.7*[$'Deaths per day'.$I52]+0.8*[$'Deaths per day'.$I53]+1.2*[$'Deaths per day'.$I54]+1.3*[$'Deaths per day'.$I55])/4" office:value-type="float" office:value="1.41472809667674" calcext:value-type="float">
            <text:p>1.415</text:p>
          </table:table-cell>
          <table:table-cell table:style-name="ce32" table:formula="of:=(0.7*[$'Deaths per day'.$J52]+0.8*[$'Deaths per day'.$J53]+1.2*[$'Deaths per day'.$J54]+1.3*[$'Deaths per day'.$J55])/4" office:value-type="float" office:value="1.30580090713774" calcext:value-type="float">
            <text:p>1.306</text:p>
          </table:table-cell>
          <table:table-cell table:style-name="ce32" table:formula="of:=(0.7*[$'Deaths per day'.$D52]+0.8*[$'Deaths per day'.$D53]+1.2*[$'Deaths per day'.$D54]+1.3*[$'Deaths per day'.$D55])/4" office:value-type="float" office:value="2.59217923280423" calcext:value-type="float">
            <text:p>2.592</text:p>
          </table:table-cell>
          <table:table-cell table:style-name="ce32" table:formula="of:=(0.7*[$'Deaths per day'.$F52]+0.8*[$'Deaths per day'.$F53]+1.2*[$'Deaths per day'.$F54]+1.3*[$'Deaths per day'.$F55])/4" office:value-type="float" office:value="1.60104182626015" calcext:value-type="float">
            <text:p>1.601</text:p>
          </table:table-cell>
          <table:table-cell table:style-name="ce32" table:formula="of:=(0.7*[$'Deaths per day'.$H52]+0.8*[$'Deaths per day'.$H53]+1.2*[$'Deaths per day'.$H54]+1.3*[$'Deaths per day'.$H55])/4" office:value-type="float" office:value="1.12885381324679" calcext:value-type="float">
            <text:p>1.129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55]+1" office:value-type="float" office:value="4" calcext:value-type="float">
            <text:p>4</text:p>
          </table:table-cell>
          <table:table-cell table:style-name="ce32" table:formula="of:=(0.7*[$'Deaths per day'.$D52]+0.8*[$'Deaths per day'.$D53]+[$'Deaths per day'.$D54]+1.2*[$'Deaths per day'.$D55]+1.3*[$'Deaths per day'.$D56])/5" office:value-type="float" office:value="2.71031746031746" calcext:value-type="float">
            <text:p>2.710</text:p>
          </table:table-cell>
          <table:table-cell table:style-name="ce32" table:formula="of:=(0.7*[$'Deaths per day'.$E52]+0.8*[$'Deaths per day'.$E53]+[$'Deaths per day'.$E54]+1.2*[$'Deaths per day'.$E55]+1.3*[$'Deaths per day'.$E56])/5" office:value-type="float" office:value="2.88727272727273" calcext:value-type="float">
            <text:p>2.887</text:p>
          </table:table-cell>
          <table:table-cell table:style-name="ce32" table:formula="of:=(0.7*[$'Deaths per day'.$F52]+0.8*[$'Deaths per day'.$F53]+[$'Deaths per day'.$F54]+1.2*[$'Deaths per day'.$F55]+1.3*[$'Deaths per day'.$F56])/5" office:value-type="float" office:value="1.91879883560594" calcext:value-type="float">
            <text:p>1.919</text:p>
          </table:table-cell>
          <table:table-cell table:style-name="ce32" table:formula="of:=(0.7*[$'Deaths per day'.$G52]+0.8*[$'Deaths per day'.$G53]+[$'Deaths per day'.$G54]+1.2*[$'Deaths per day'.$G55]+1.3*[$'Deaths per day'.$G56])/5" office:value-type="float" office:value="1.1949806949807" calcext:value-type="float">
            <text:p>1.195</text:p>
          </table:table-cell>
          <table:table-cell table:style-name="ce32" table:formula="of:=(0.7*[$'Deaths per day'.$H52]+0.8*[$'Deaths per day'.$H53]+[$'Deaths per day'.$H54]+1.2*[$'Deaths per day'.$H55]+1.3*[$'Deaths per day'.$H56])/5" office:value-type="float" office:value="1.53916506859419" calcext:value-type="float">
            <text:p>1.539</text:p>
          </table:table-cell>
          <table:table-cell table:style-name="ce32" table:formula="of:=(0.7*[$'Deaths per day'.$I52]+0.8*[$'Deaths per day'.$I53]+[$'Deaths per day'.$I54]+1.2*[$'Deaths per day'.$I55]+1.3*[$'Deaths per day'.$I56])/5" office:value-type="float" office:value="1.77311178247734" calcext:value-type="float">
            <text:p>1.773</text:p>
          </table:table-cell>
          <table:table-cell table:style-name="ce32" table:formula="of:=(0.7*[$'Deaths per day'.$J52]+0.8*[$'Deaths per day'.$J53]+[$'Deaths per day'.$J54]+1.2*[$'Deaths per day'.$J55]+1.3*[$'Deaths per day'.$J56])/5" office:value-type="float" office:value="1.44807830031034" calcext:value-type="float">
            <text:p>1.448</text:p>
          </table:table-cell>
          <table:table-cell table:style-name="ce65"/>
          <table:table-cell table:style-name="ce28" table:number-columns-repeated="2"/>
          <table:table-cell table:formula="of:=[.M55]+1" office:value-type="float" office:value="4" calcext:value-type="float">
            <text:p>4</text:p>
          </table:table-cell>
          <table:table-cell table:style-name="ce32" table:formula="of:=(0.7*[$'Deaths per day'.$D52]+0.8*[$'Deaths per day'.$D53]+[$'Deaths per day'.$D54]+1.2*[$'Deaths per day'.$D55]+1.3*[$'Deaths per day'.$D56])/5" office:value-type="float" office:value="2.71031746031746" calcext:value-type="float">
            <text:p>2.710</text:p>
          </table:table-cell>
          <table:table-cell table:style-name="ce32" table:formula="of:=(0.7*[$'Deaths per day'.$E52]+0.8*[$'Deaths per day'.$E53]+[$'Deaths per day'.$E54]+1.2*[$'Deaths per day'.$E55]+1.3*[$'Deaths per day'.$E56])/5" office:value-type="float" office:value="2.88727272727273" calcext:value-type="float">
            <text:p>2.887</text:p>
          </table:table-cell>
          <table:table-cell table:style-name="ce32" table:formula="of:=(0.7*[$'Deaths per day'.$F52]+0.8*[$'Deaths per day'.$F53]+[$'Deaths per day'.$F54]+1.2*[$'Deaths per day'.$F55]+1.3*[$'Deaths per day'.$F56])/5" office:value-type="float" office:value="1.91879883560594" calcext:value-type="float">
            <text:p>1.919</text:p>
          </table:table-cell>
          <table:table-cell table:style-name="ce32" table:formula="of:=(0.7*[$'Deaths per day'.$H52]+0.8*[$'Deaths per day'.$H53]+[$'Deaths per day'.$H54]+1.2*[$'Deaths per day'.$H55]+1.3*[$'Deaths per day'.$H56])/5" office:value-type="float" office:value="1.53916506859419" calcext:value-type="float">
            <text:p>1.539</text:p>
          </table:table-cell>
          <table:table-cell table:style-name="ce32" table:formula="of:=(0.7*[$'Deaths per day'.$J52]+0.8*[$'Deaths per day'.$J53]+[$'Deaths per day'.$J54]+1.2*[$'Deaths per day'.$J55]+1.3*[$'Deaths per day'.$J56])/5" office:value-type="float" office:value="1.44807830031034" calcext:value-type="float">
            <text:p>1.448</text:p>
          </table:table-cell>
          <table:table-cell table:style-name="ce32" table:formula="of:=(0.7*[$'Deaths per day'.$I52]+0.8*[$'Deaths per day'.$I53]+[$'Deaths per day'.$I54]+1.2*[$'Deaths per day'.$I55]+1.3*[$'Deaths per day'.$I56])/5" office:value-type="float" office:value="1.77311178247734" calcext:value-type="float">
            <text:p>1.773</text:p>
          </table:table-cell>
          <table:table-cell table:style-name="Default"/>
          <table:table-cell table:style-name="ce32" table:formula="of:=(0.7*[$'Deaths per day'.$G52]+0.8*[$'Deaths per day'.$G53]+[$'Deaths per day'.$G54]+1.2*[$'Deaths per day'.$G55]+1.3*[$'Deaths per day'.$G56])/5" office:value-type="float" office:value="1.1949806949807" calcext:value-type="float">
            <text:p>1.195</text:p>
          </table:table-cell>
          <table:table-cell table:number-columns-repeated="2"/>
          <table:table-cell table:formula="of:=[.X55]+1" office:value-type="float" office:value="4" calcext:value-type="float">
            <text:p>4</text:p>
          </table:table-cell>
          <table:table-cell table:style-name="ce32" table:formula="of:=(0.7*[$'Deaths per day'.$E52]+0.8*[$'Deaths per day'.$E53]+[$'Deaths per day'.$E54]+1.2*[$'Deaths per day'.$E55]+1.3*[$'Deaths per day'.$E56])/5" office:value-type="float" office:value="2.88727272727273" calcext:value-type="float">
            <text:p>2.887</text:p>
          </table:table-cell>
          <table:table-cell table:style-name="ce32" table:formula="of:=(0.7*[$'Deaths per day'.$G52]+0.8*[$'Deaths per day'.$G53]+[$'Deaths per day'.$G54]+1.2*[$'Deaths per day'.$G55]+1.3*[$'Deaths per day'.$G56])/5" office:value-type="float" office:value="1.1949806949807" calcext:value-type="float">
            <text:p>1.195</text:p>
          </table:table-cell>
          <table:table-cell table:style-name="ce32" table:formula="of:=(0.7*[$'Deaths per day'.$I52]+0.8*[$'Deaths per day'.$I53]+[$'Deaths per day'.$I54]+1.2*[$'Deaths per day'.$I55]+1.3*[$'Deaths per day'.$I56])/5" office:value-type="float" office:value="1.77311178247734" calcext:value-type="float">
            <text:p>1.773</text:p>
          </table:table-cell>
          <table:table-cell table:style-name="ce32" table:formula="of:=(0.7*[$'Deaths per day'.$J52]+0.8*[$'Deaths per day'.$J53]+[$'Deaths per day'.$J54]+1.2*[$'Deaths per day'.$J55]+1.3*[$'Deaths per day'.$J56])/5" office:value-type="float" office:value="1.44807830031034" calcext:value-type="float">
            <text:p>1.448</text:p>
          </table:table-cell>
          <table:table-cell table:style-name="ce32" table:formula="of:=(0.7*[$'Deaths per day'.$D52]+0.8*[$'Deaths per day'.$D53]+[$'Deaths per day'.$D54]+1.2*[$'Deaths per day'.$D55]+1.3*[$'Deaths per day'.$D56])/5" office:value-type="float" office:value="2.71031746031746" calcext:value-type="float">
            <text:p>2.710</text:p>
          </table:table-cell>
          <table:table-cell table:style-name="ce32" table:formula="of:=(0.7*[$'Deaths per day'.$F52]+0.8*[$'Deaths per day'.$F53]+[$'Deaths per day'.$F54]+1.2*[$'Deaths per day'.$F55]+1.3*[$'Deaths per day'.$F56])/5" office:value-type="float" office:value="1.91879883560594" calcext:value-type="float">
            <text:p>1.919</text:p>
          </table:table-cell>
          <table:table-cell table:style-name="ce32" table:formula="of:=(0.7*[$'Deaths per day'.$H52]+0.8*[$'Deaths per day'.$H53]+[$'Deaths per day'.$H54]+1.2*[$'Deaths per day'.$H55]+1.3*[$'Deaths per day'.$H56])/5" office:value-type="float" office:value="1.53916506859419" calcext:value-type="float">
            <text:p>1.539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56]+1" office:value-type="float" office:value="5" calcext:value-type="float">
            <text:p>5</text:p>
          </table:table-cell>
          <table:table-cell table:style-name="ce32" table:formula="of:=(0.7*[$'Deaths per day'.$D52]+0.8*[$'Deaths per day'.$D53]+0.9*[$'Deaths per day'.$D54]+1.1*[$'Deaths per day'.$D55]+1.2*[$'Deaths per day'.$D56]+1.3*[$'Deaths per day'.$D57])/6" office:value-type="float" office:value="3.00181878306878" calcext:value-type="float">
            <text:p>3.002</text:p>
          </table:table-cell>
          <table:table-cell table:style-name="ce32" table:formula="of:=(0.7*[$'Deaths per day'.$E52]+0.8*[$'Deaths per day'.$E53]+0.9*[$'Deaths per day'.$E54]+1.1*[$'Deaths per day'.$E55]+1.2*[$'Deaths per day'.$E56]+1.3*[$'Deaths per day'.$E57])/6" office:value-type="float" office:value="3.44598930481283" calcext:value-type="float">
            <text:p>3.446</text:p>
          </table:table-cell>
          <table:table-cell table:style-name="ce32" table:formula="of:=(0.7*[$'Deaths per day'.$F52]+0.8*[$'Deaths per day'.$F53]+0.9*[$'Deaths per day'.$F54]+1.1*[$'Deaths per day'.$F55]+1.2*[$'Deaths per day'.$F56]+1.3*[$'Deaths per day'.$F57])/6" office:value-type="float" office:value="2.29099637403606" calcext:value-type="float">
            <text:p>2.291</text:p>
          </table:table-cell>
          <table:table-cell table:style-name="ce32" table:formula="of:=(0.7*[$'Deaths per day'.$G52]+0.8*[$'Deaths per day'.$G53]+0.9*[$'Deaths per day'.$G54]+1.1*[$'Deaths per day'.$G55]+1.2*[$'Deaths per day'.$G56]+1.3*[$'Deaths per day'.$G57])/6" office:value-type="float" office:value="1.6956241956242" calcext:value-type="float">
            <text:p>1.696</text:p>
          </table:table-cell>
          <table:table-cell table:style-name="ce32" table:formula="of:=(0.7*[$'Deaths per day'.$H52]+0.8*[$'Deaths per day'.$H53]+0.9*[$'Deaths per day'.$H54]+1.1*[$'Deaths per day'.$H55]+1.2*[$'Deaths per day'.$H56]+1.3*[$'Deaths per day'.$H57])/6" office:value-type="float" office:value="2.03078133451345" calcext:value-type="float">
            <text:p>2.031</text:p>
          </table:table-cell>
          <table:table-cell table:style-name="ce32" table:formula="of:=(0.7*[$'Deaths per day'.$I52]+0.8*[$'Deaths per day'.$I53]+0.9*[$'Deaths per day'.$I54]+1.1*[$'Deaths per day'.$I55]+1.2*[$'Deaths per day'.$I56]+1.3*[$'Deaths per day'.$I57])/6" office:value-type="float" office:value="2.07215508559919" calcext:value-type="float">
            <text:p>2.072</text:p>
          </table:table-cell>
          <table:table-cell table:style-name="ce32" table:formula="of:=(0.7*[$'Deaths per day'.$J52]+0.8*[$'Deaths per day'.$J53]+0.9*[$'Deaths per day'.$J54]+1.1*[$'Deaths per day'.$J55]+1.2*[$'Deaths per day'.$J56]+1.3*[$'Deaths per day'.$J57])/6" office:value-type="float" office:value="1.58430810853824" calcext:value-type="float">
            <text:p>1.584</text:p>
          </table:table-cell>
          <table:table-cell table:style-name="ce65"/>
          <table:table-cell table:style-name="ce28" table:number-columns-repeated="2"/>
          <table:table-cell table:formula="of:=[.M56]+1" office:value-type="float" office:value="5" calcext:value-type="float">
            <text:p>5</text:p>
          </table:table-cell>
          <table:table-cell table:style-name="ce32" table:formula="of:=(0.7*[$'Deaths per day'.$D52]+0.8*[$'Deaths per day'.$D53]+0.9*[$'Deaths per day'.$D54]+1.1*[$'Deaths per day'.$D55]+1.2*[$'Deaths per day'.$D56]+1.3*[$'Deaths per day'.$D57])/6" office:value-type="float" office:value="3.00181878306878" calcext:value-type="float">
            <text:p>3.002</text:p>
          </table:table-cell>
          <table:table-cell table:style-name="ce32" table:formula="of:=(0.7*[$'Deaths per day'.$E52]+0.8*[$'Deaths per day'.$E53]+0.9*[$'Deaths per day'.$E54]+1.1*[$'Deaths per day'.$E55]+1.2*[$'Deaths per day'.$E56]+1.3*[$'Deaths per day'.$E57])/6" office:value-type="float" office:value="3.44598930481283" calcext:value-type="float">
            <text:p>3.446</text:p>
          </table:table-cell>
          <table:table-cell table:style-name="ce32" table:formula="of:=(0.7*[$'Deaths per day'.$F52]+0.8*[$'Deaths per day'.$F53]+0.9*[$'Deaths per day'.$F54]+1.1*[$'Deaths per day'.$F55]+1.2*[$'Deaths per day'.$F56]+1.3*[$'Deaths per day'.$F57])/6" office:value-type="float" office:value="2.29099637403606" calcext:value-type="float">
            <text:p>2.291</text:p>
          </table:table-cell>
          <table:table-cell table:style-name="ce32" table:formula="of:=(0.7*[$'Deaths per day'.$H52]+0.8*[$'Deaths per day'.$H53]+0.9*[$'Deaths per day'.$H54]+1.1*[$'Deaths per day'.$H55]+1.2*[$'Deaths per day'.$H56]+1.3*[$'Deaths per day'.$H57])/6" office:value-type="float" office:value="2.03078133451345" calcext:value-type="float">
            <text:p>2.031</text:p>
          </table:table-cell>
          <table:table-cell table:style-name="ce32" table:formula="of:=(0.7*[$'Deaths per day'.$J52]+0.8*[$'Deaths per day'.$J53]+0.9*[$'Deaths per day'.$J54]+1.1*[$'Deaths per day'.$J55]+1.2*[$'Deaths per day'.$J56]+1.3*[$'Deaths per day'.$J57])/6" office:value-type="float" office:value="1.58430810853824" calcext:value-type="float">
            <text:p>1.584</text:p>
          </table:table-cell>
          <table:table-cell table:style-name="ce32" table:formula="of:=(0.7*[$'Deaths per day'.$I52]+0.8*[$'Deaths per day'.$I53]+0.9*[$'Deaths per day'.$I54]+1.1*[$'Deaths per day'.$I55]+1.2*[$'Deaths per day'.$I56]+1.3*[$'Deaths per day'.$I57])/6" office:value-type="float" office:value="2.07215508559919" calcext:value-type="float">
            <text:p>2.072</text:p>
          </table:table-cell>
          <table:table-cell table:style-name="Default"/>
          <table:table-cell table:style-name="ce32" table:formula="of:=(0.7*[$'Deaths per day'.$G52]+0.8*[$'Deaths per day'.$G53]+0.9*[$'Deaths per day'.$G54]+1.1*[$'Deaths per day'.$G55]+1.2*[$'Deaths per day'.$G56]+1.3*[$'Deaths per day'.$G57])/6" office:value-type="float" office:value="1.6956241956242" calcext:value-type="float">
            <text:p>1.696</text:p>
          </table:table-cell>
          <table:table-cell table:number-columns-repeated="2"/>
          <table:table-cell table:formula="of:=[.X56]+1" office:value-type="float" office:value="5" calcext:value-type="float">
            <text:p>5</text:p>
          </table:table-cell>
          <table:table-cell table:style-name="ce32" table:formula="of:=(0.7*[$'Deaths per day'.$E52]+0.8*[$'Deaths per day'.$E53]+0.9*[$'Deaths per day'.$E54]+1.1*[$'Deaths per day'.$E55]+1.2*[$'Deaths per day'.$E56]+1.3*[$'Deaths per day'.$E57])/6" office:value-type="float" office:value="3.44598930481283" calcext:value-type="float">
            <text:p>3.446</text:p>
          </table:table-cell>
          <table:table-cell table:style-name="ce32" table:formula="of:=(0.7*[$'Deaths per day'.$G52]+0.8*[$'Deaths per day'.$G53]+0.9*[$'Deaths per day'.$G54]+1.1*[$'Deaths per day'.$G55]+1.2*[$'Deaths per day'.$G56]+1.3*[$'Deaths per day'.$G57])/6" office:value-type="float" office:value="1.6956241956242" calcext:value-type="float">
            <text:p>1.696</text:p>
          </table:table-cell>
          <table:table-cell table:style-name="ce32" table:formula="of:=(0.7*[$'Deaths per day'.$I52]+0.8*[$'Deaths per day'.$I53]+0.9*[$'Deaths per day'.$I54]+1.1*[$'Deaths per day'.$I55]+1.2*[$'Deaths per day'.$I56]+1.3*[$'Deaths per day'.$I57])/6" office:value-type="float" office:value="2.07215508559919" calcext:value-type="float">
            <text:p>2.072</text:p>
          </table:table-cell>
          <table:table-cell table:style-name="ce32" table:formula="of:=(0.7*[$'Deaths per day'.$J52]+0.8*[$'Deaths per day'.$J53]+0.9*[$'Deaths per day'.$J54]+1.1*[$'Deaths per day'.$J55]+1.2*[$'Deaths per day'.$J56]+1.3*[$'Deaths per day'.$J57])/6" office:value-type="float" office:value="1.58430810853824" calcext:value-type="float">
            <text:p>1.584</text:p>
          </table:table-cell>
          <table:table-cell table:style-name="ce32" table:formula="of:=(0.7*[$'Deaths per day'.$D52]+0.8*[$'Deaths per day'.$D53]+0.9*[$'Deaths per day'.$D54]+1.1*[$'Deaths per day'.$D55]+1.2*[$'Deaths per day'.$D56]+1.3*[$'Deaths per day'.$D57])/6" office:value-type="float" office:value="3.00181878306878" calcext:value-type="float">
            <text:p>3.002</text:p>
          </table:table-cell>
          <table:table-cell table:style-name="ce32" table:formula="of:=(0.7*[$'Deaths per day'.$F52]+0.8*[$'Deaths per day'.$F53]+0.9*[$'Deaths per day'.$F54]+1.1*[$'Deaths per day'.$F55]+1.2*[$'Deaths per day'.$F56]+1.3*[$'Deaths per day'.$F57])/6" office:value-type="float" office:value="2.29099637403606" calcext:value-type="float">
            <text:p>2.291</text:p>
          </table:table-cell>
          <table:table-cell table:style-name="ce32" table:formula="of:=(0.7*[$'Deaths per day'.$H52]+0.8*[$'Deaths per day'.$H53]+0.9*[$'Deaths per day'.$H54]+1.1*[$'Deaths per day'.$H55]+1.2*[$'Deaths per day'.$H56]+1.3*[$'Deaths per day'.$H57])/6" office:value-type="float" office:value="2.03078133451345" calcext:value-type="float">
            <text:p>2.031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57]+1" office:value-type="float" office:value="6" calcext:value-type="float">
            <text:p>6</text:p>
          </table:table-cell>
          <table:table-cell table:style-name="ce32" table:formula="of:=(0.7*['Deaths per day'.$D52]+0.8*['Deaths per day'.$D53]+0.9*['Deaths per day'.$D54]+['Deaths per day'.$D55]+1.1*['Deaths per day'.$D56]+1.2*['Deaths per day'.$D57]+1.3*['Deaths per day'.$D58])/7" office:value-type="float" office:value="2.96036470143613" calcext:value-type="float">
            <text:p>2.960</text:p>
          </table:table-cell>
          <table:table-cell table:style-name="ce32" table:formula="of:=(0.7*[$'Deaths per day'.$E52]+0.8*[$'Deaths per day'.$E53]+0.9*[$'Deaths per day'.$E54]+[$'Deaths per day'.$E55]+1.1*[$'Deaths per day'.$E56]+1.2*[$'Deaths per day'.$E57]+1.3*[$'Deaths per day'.$E58])/7" office:value-type="float" office:value="3.9266615737204" calcext:value-type="float">
            <text:p>3.927</text:p>
          </table:table-cell>
          <table:table-cell table:style-name="ce32" table:formula="of:=(0.7*[$'Deaths per day'.$F52]+0.8*[$'Deaths per day'.$F53]+0.9*[$'Deaths per day'.$F54]+[$'Deaths per day'.$F55]+1.1*[$'Deaths per day'.$F56]+1.2*[$'Deaths per day'.$F57]+1.3*[$'Deaths per day'.$F58])/7" office:value-type="float" office:value="2.44632187178533" calcext:value-type="float">
            <text:p>2.446</text:p>
          </table:table-cell>
          <table:table-cell table:style-name="ce32" table:formula="of:=(0.7*[$'Deaths per day'.$G52]+0.8*[$'Deaths per day'.$G53]+0.9*[$'Deaths per day'.$G54]+[$'Deaths per day'.$G55]+1.1*[$'Deaths per day'.$G56]+1.2*[$'Deaths per day'.$G57]+1.3*[$'Deaths per day'.$G58])/7" office:value-type="float" office:value="2.00634307777165" calcext:value-type="float">
            <text:p>2.006</text:p>
          </table:table-cell>
          <table:table-cell table:style-name="ce32" table:formula="of:=(0.7*[$'Deaths per day'.$H52]+0.8*[$'Deaths per day'.$H53]+0.9*[$'Deaths per day'.$H54]+[$'Deaths per day'.$H55]+1.1*[$'Deaths per day'.$H56]+1.2*[$'Deaths per day'.$H57]+1.3*[$'Deaths per day'.$H58])/7" office:value-type="float" office:value="2.19606768802815" calcext:value-type="float">
            <text:p>2.196</text:p>
          </table:table-cell>
          <table:table-cell table:style-name="ce32" table:formula="of:=(0.7*[$'Deaths per day'.$I52]+0.8*[$'Deaths per day'.$I53]+0.9*[$'Deaths per day'.$I54]+[$'Deaths per day'.$I55]+1.1*[$'Deaths per day'.$I56]+1.2*[$'Deaths per day'.$I57]+1.3*[$'Deaths per day'.$I58])/7" office:value-type="float" office:value="2.21247302546396" calcext:value-type="float">
            <text:p>2.212</text:p>
          </table:table-cell>
          <table:table-cell table:style-name="ce32" table:formula="of:=(0.7*[$'Deaths per day'.$J52]+0.8*[$'Deaths per day'.$J53]+0.9*[$'Deaths per day'.$J54]+[$'Deaths per day'.$J55]+1.1*[$'Deaths per day'.$J56]+1.2*[$'Deaths per day'.$J57]+1.3*[$'Deaths per day'.$J58])/7" office:value-type="float" office:value="1.65160454250929" calcext:value-type="float">
            <text:p>1.652</text:p>
          </table:table-cell>
          <table:table-cell table:style-name="ce65"/>
          <table:table-cell table:style-name="ce28" table:number-columns-repeated="2"/>
          <table:table-cell table:formula="of:=[.M57]+1" office:value-type="float" office:value="6" calcext:value-type="float">
            <text:p>6</text:p>
          </table:table-cell>
          <table:table-cell table:style-name="ce32" table:formula="of:=(0.7*['Deaths per day'.$D52]+0.8*['Deaths per day'.$D53]+0.9*['Deaths per day'.$D54]+['Deaths per day'.$D55]+1.1*['Deaths per day'.$D56]+1.2*['Deaths per day'.$D57]+1.3*['Deaths per day'.$D58])/7" office:value-type="float" office:value="2.96036470143613" calcext:value-type="float">
            <text:p>2.960</text:p>
          </table:table-cell>
          <table:table-cell table:style-name="ce32" table:formula="of:=(0.7*[$'Deaths per day'.$E52]+0.8*[$'Deaths per day'.$E53]+0.9*[$'Deaths per day'.$E54]+[$'Deaths per day'.$E55]+1.1*[$'Deaths per day'.$E56]+1.2*[$'Deaths per day'.$E57]+1.3*[$'Deaths per day'.$E58])/7" office:value-type="float" office:value="3.9266615737204" calcext:value-type="float">
            <text:p>3.927</text:p>
          </table:table-cell>
          <table:table-cell table:style-name="ce32" table:formula="of:=(0.7*[$'Deaths per day'.$F52]+0.8*[$'Deaths per day'.$F53]+0.9*[$'Deaths per day'.$F54]+[$'Deaths per day'.$F55]+1.1*[$'Deaths per day'.$F56]+1.2*[$'Deaths per day'.$F57]+1.3*[$'Deaths per day'.$F58])/7" office:value-type="float" office:value="2.44632187178533" calcext:value-type="float">
            <text:p>2.446</text:p>
          </table:table-cell>
          <table:table-cell table:style-name="ce32" table:formula="of:=(0.7*[$'Deaths per day'.$H52]+0.8*[$'Deaths per day'.$H53]+0.9*[$'Deaths per day'.$H54]+[$'Deaths per day'.$H55]+1.1*[$'Deaths per day'.$H56]+1.2*[$'Deaths per day'.$H57]+1.3*[$'Deaths per day'.$H58])/7" office:value-type="float" office:value="2.19606768802815" calcext:value-type="float">
            <text:p>2.196</text:p>
          </table:table-cell>
          <table:table-cell table:style-name="ce32" table:formula="of:=(0.7*[$'Deaths per day'.$J52]+0.8*[$'Deaths per day'.$J53]+0.9*[$'Deaths per day'.$J54]+[$'Deaths per day'.$J55]+1.1*[$'Deaths per day'.$J56]+1.2*[$'Deaths per day'.$J57]+1.3*[$'Deaths per day'.$J58])/7" office:value-type="float" office:value="1.65160454250929" calcext:value-type="float">
            <text:p>1.652</text:p>
          </table:table-cell>
          <table:table-cell table:style-name="ce32" table:formula="of:=(0.7*[$'Deaths per day'.$I52]+0.8*[$'Deaths per day'.$I53]+0.9*[$'Deaths per day'.$I54]+[$'Deaths per day'.$I55]+1.1*[$'Deaths per day'.$I56]+1.2*[$'Deaths per day'.$I57]+1.3*[$'Deaths per day'.$I58])/7" office:value-type="float" office:value="2.21247302546396" calcext:value-type="float">
            <text:p>2.212</text:p>
          </table:table-cell>
          <table:table-cell table:style-name="Default"/>
          <table:table-cell table:style-name="ce32" table:formula="of:=(0.7*[$'Deaths per day'.$G52]+0.8*[$'Deaths per day'.$G53]+0.9*[$'Deaths per day'.$G54]+[$'Deaths per day'.$G55]+1.1*[$'Deaths per day'.$G56]+1.2*[$'Deaths per day'.$G57]+1.3*[$'Deaths per day'.$G58])/7" office:value-type="float" office:value="2.00634307777165" calcext:value-type="float">
            <text:p>2.006</text:p>
          </table:table-cell>
          <table:table-cell table:number-columns-repeated="2"/>
          <table:table-cell table:formula="of:=[.X57]+1" office:value-type="float" office:value="6" calcext:value-type="float">
            <text:p>6</text:p>
          </table:table-cell>
          <table:table-cell table:style-name="ce32" table:formula="of:=(0.7*[$'Deaths per day'.$E52]+0.8*[$'Deaths per day'.$E53]+0.9*[$'Deaths per day'.$E54]+[$'Deaths per day'.$E55]+1.1*[$'Deaths per day'.$E56]+1.2*[$'Deaths per day'.$E57]+1.3*[$'Deaths per day'.$E58])/7" office:value-type="float" office:value="3.9266615737204" calcext:value-type="float">
            <text:p>3.927</text:p>
          </table:table-cell>
          <table:table-cell table:style-name="ce32" table:formula="of:=(0.7*[$'Deaths per day'.$G52]+0.8*[$'Deaths per day'.$G53]+0.9*[$'Deaths per day'.$G54]+[$'Deaths per day'.$G55]+1.1*[$'Deaths per day'.$G56]+1.2*[$'Deaths per day'.$G57]+1.3*[$'Deaths per day'.$G58])/7" office:value-type="float" office:value="2.00634307777165" calcext:value-type="float">
            <text:p>2.006</text:p>
          </table:table-cell>
          <table:table-cell table:style-name="ce32" table:formula="of:=(0.7*[$'Deaths per day'.$I52]+0.8*[$'Deaths per day'.$I53]+0.9*[$'Deaths per day'.$I54]+[$'Deaths per day'.$I55]+1.1*[$'Deaths per day'.$I56]+1.2*[$'Deaths per day'.$I57]+1.3*[$'Deaths per day'.$I58])/7" office:value-type="float" office:value="2.21247302546396" calcext:value-type="float">
            <text:p>2.212</text:p>
          </table:table-cell>
          <table:table-cell table:style-name="ce32" table:formula="of:=(0.7*[$'Deaths per day'.$J52]+0.8*[$'Deaths per day'.$J53]+0.9*[$'Deaths per day'.$J54]+[$'Deaths per day'.$J55]+1.1*[$'Deaths per day'.$J56]+1.2*[$'Deaths per day'.$J57]+1.3*[$'Deaths per day'.$J58])/7" office:value-type="float" office:value="1.65160454250929" calcext:value-type="float">
            <text:p>1.652</text:p>
          </table:table-cell>
          <table:table-cell table:style-name="ce32" table:formula="of:=(0.7*['Deaths per day'.$D52]+0.8*['Deaths per day'.$D53]+0.9*['Deaths per day'.$D54]+['Deaths per day'.$D55]+1.1*['Deaths per day'.$D56]+1.2*['Deaths per day'.$D57]+1.3*['Deaths per day'.$D58])/7" office:value-type="float" office:value="2.96036470143613" calcext:value-type="float">
            <text:p>2.960</text:p>
          </table:table-cell>
          <table:table-cell table:style-name="ce32" table:formula="of:=(0.7*[$'Deaths per day'.$F52]+0.8*[$'Deaths per day'.$F53]+0.9*[$'Deaths per day'.$F54]+[$'Deaths per day'.$F55]+1.1*[$'Deaths per day'.$F56]+1.2*[$'Deaths per day'.$F57]+1.3*[$'Deaths per day'.$F58])/7" office:value-type="float" office:value="2.44632187178533" calcext:value-type="float">
            <text:p>2.446</text:p>
          </table:table-cell>
          <table:table-cell table:style-name="ce32" table:formula="of:=(0.7*[$'Deaths per day'.$H52]+0.8*[$'Deaths per day'.$H53]+0.9*[$'Deaths per day'.$H54]+[$'Deaths per day'.$H55]+1.1*[$'Deaths per day'.$H56]+1.2*[$'Deaths per day'.$H57]+1.3*[$'Deaths per day'.$H58])/7" office:value-type="float" office:value="2.19606768802815" calcext:value-type="float">
            <text:p>2.196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58]+1" office:value-type="float" office:value="7" calcext:value-type="float">
            <text:p>7</text:p>
          </table:table-cell>
          <table:table-cell table:style-name="ce32" table:formula="of:=(0.7*['Deaths per day'.$D53]+0.8*['Deaths per day'.$D54]+0.9*['Deaths per day'.$D55]+['Deaths per day'.$D56]+1.1*['Deaths per day'.$D57]+1.2*['Deaths per day'.$D58]+1.3*['Deaths per day'.$D59])/7" office:value-type="float" office:value="3.61654383975813" calcext:value-type="float">
            <text:p>3.617</text:p>
          </table:table-cell>
          <table:table-cell table:style-name="ce32" table:formula="of:=(0.7*['Deaths per day'.$E53]+0.8*['Deaths per day'.$E54]+0.9*['Deaths per day'.$E55]+['Deaths per day'.$E56]+1.1*['Deaths per day'.$E57]+1.2*['Deaths per day'.$E58]+1.3*['Deaths per day'.$E59])/7" office:value-type="float" office:value="4.93812070282659" calcext:value-type="float">
            <text:p>4.938</text:p>
          </table:table-cell>
          <table:table-cell table:style-name="ce32" table:formula="of:=(0.7*['Deaths per day'.$F53]+0.8*['Deaths per day'.$F54]+0.9*['Deaths per day'.$F55]+['Deaths per day'.$F56]+1.1*['Deaths per day'.$F57]+1.2*['Deaths per day'.$F58]+1.3*['Deaths per day'.$F59])/7" office:value-type="float" office:value="3.17078509050318" calcext:value-type="float">
            <text:p>3.171</text:p>
          </table:table-cell>
          <table:table-cell table:style-name="ce32" table:formula="of:=(0.7*['Deaths per day'.$G53]+0.8*['Deaths per day'.$G54]+0.9*['Deaths per day'.$G55]+['Deaths per day'.$G56]+1.1*['Deaths per day'.$G57]+1.2*['Deaths per day'.$G58]+1.3*['Deaths per day'.$G59])/7" office:value-type="float" office:value="2.68891340319912" calcext:value-type="float">
            <text:p>2.689</text:p>
          </table:table-cell>
          <table:table-cell table:style-name="ce32" table:formula="of:=(0.7*['Deaths per day'.$H53]+0.8*['Deaths per day'.$H54]+0.9*['Deaths per day'.$H55]+['Deaths per day'.$H56]+1.1*['Deaths per day'.$H57]+1.2*['Deaths per day'.$H58]+1.3*['Deaths per day'.$H59])/7" office:value-type="float" office:value="2.42134322382147" calcext:value-type="float">
            <text:p>2.421</text:p>
          </table:table-cell>
          <table:table-cell table:style-name="ce32" table:formula="of:=(0.7*['Deaths per day'.$I53]+0.8*['Deaths per day'.$I54]+0.9*['Deaths per day'.$I55]+['Deaths per day'.$I56]+1.1*['Deaths per day'.$I57]+1.2*['Deaths per day'.$I58]+1.3*['Deaths per day'.$I59])/7" office:value-type="float" office:value="2.49149762624083" calcext:value-type="float">
            <text:p>2.491</text:p>
          </table:table-cell>
          <table:table-cell table:style-name="ce32" table:formula="of:=(0.7*['Deaths per day'.$J53]+0.8*['Deaths per day'.$J54]+0.9*['Deaths per day'.$J55]+['Deaths per day'.$J56]+1.1*['Deaths per day'.$J57]+1.2*['Deaths per day'.$J58]+1.3*['Deaths per day'.$J59])/7" office:value-type="float" office:value="1.78477645534222" calcext:value-type="float">
            <text:p>1.785</text:p>
          </table:table-cell>
          <table:table-cell table:style-name="ce65"/>
          <table:table-cell table:style-name="ce28" table:number-columns-repeated="2"/>
          <table:table-cell table:formula="of:=[.M58]+1" office:value-type="float" office:value="7" calcext:value-type="float">
            <text:p>7</text:p>
          </table:table-cell>
          <table:table-cell table:style-name="ce32" table:formula="of:=(0.7*['Deaths per day'.$D53]+0.8*['Deaths per day'.$D54]+0.9*['Deaths per day'.$D55]+['Deaths per day'.$D56]+1.1*['Deaths per day'.$D57]+1.2*['Deaths per day'.$D58]+1.3*['Deaths per day'.$D59])/7" office:value-type="float" office:value="3.61654383975813" calcext:value-type="float">
            <text:p>3.617</text:p>
          </table:table-cell>
          <table:table-cell table:style-name="ce32" table:formula="of:=(0.7*['Deaths per day'.$E53]+0.8*['Deaths per day'.$E54]+0.9*['Deaths per day'.$E55]+['Deaths per day'.$E56]+1.1*['Deaths per day'.$E57]+1.2*['Deaths per day'.$E58]+1.3*['Deaths per day'.$E59])/7" office:value-type="float" office:value="4.93812070282659" calcext:value-type="float">
            <text:p>4.938</text:p>
          </table:table-cell>
          <table:table-cell table:style-name="ce32" table:formula="of:=(0.7*['Deaths per day'.$F53]+0.8*['Deaths per day'.$F54]+0.9*['Deaths per day'.$F55]+['Deaths per day'.$F56]+1.1*['Deaths per day'.$F57]+1.2*['Deaths per day'.$F58]+1.3*['Deaths per day'.$F59])/7" office:value-type="float" office:value="3.17078509050318" calcext:value-type="float">
            <text:p>3.171</text:p>
          </table:table-cell>
          <table:table-cell table:style-name="ce32" table:formula="of:=(0.7*['Deaths per day'.$H53]+0.8*['Deaths per day'.$H54]+0.9*['Deaths per day'.$H55]+['Deaths per day'.$H56]+1.1*['Deaths per day'.$H57]+1.2*['Deaths per day'.$H58]+1.3*['Deaths per day'.$H59])/7" office:value-type="float" office:value="2.42134322382147" calcext:value-type="float">
            <text:p>2.421</text:p>
          </table:table-cell>
          <table:table-cell table:style-name="ce32" table:formula="of:=(0.7*['Deaths per day'.$J53]+0.8*['Deaths per day'.$J54]+0.9*['Deaths per day'.$J55]+['Deaths per day'.$J56]+1.1*['Deaths per day'.$J57]+1.2*['Deaths per day'.$J58]+1.3*['Deaths per day'.$J59])/7" office:value-type="float" office:value="1.78477645534222" calcext:value-type="float">
            <text:p>1.785</text:p>
          </table:table-cell>
          <table:table-cell table:style-name="ce32" table:formula="of:=(0.7*['Deaths per day'.$I53]+0.8*['Deaths per day'.$I54]+0.9*['Deaths per day'.$I55]+['Deaths per day'.$I56]+1.1*['Deaths per day'.$I57]+1.2*['Deaths per day'.$I58]+1.3*['Deaths per day'.$I59])/7" office:value-type="float" office:value="2.49149762624083" calcext:value-type="float">
            <text:p>2.491</text:p>
          </table:table-cell>
          <table:table-cell table:style-name="Default"/>
          <table:table-cell table:style-name="ce32" table:formula="of:=(0.7*['Deaths per day'.$G53]+0.8*['Deaths per day'.$G54]+0.9*['Deaths per day'.$G55]+['Deaths per day'.$G56]+1.1*['Deaths per day'.$G57]+1.2*['Deaths per day'.$G58]+1.3*['Deaths per day'.$G59])/7" office:value-type="float" office:value="2.68891340319912" calcext:value-type="float">
            <text:p>2.689</text:p>
          </table:table-cell>
          <table:table-cell table:number-columns-repeated="2"/>
          <table:table-cell table:formula="of:=[.X58]+1" office:value-type="float" office:value="7" calcext:value-type="float">
            <text:p>7</text:p>
          </table:table-cell>
          <table:table-cell table:style-name="ce32" table:formula="of:=(0.7*['Deaths per day'.$E53]+0.8*['Deaths per day'.$E54]+0.9*['Deaths per day'.$E55]+['Deaths per day'.$E56]+1.1*['Deaths per day'.$E57]+1.2*['Deaths per day'.$E58]+1.3*['Deaths per day'.$E59])/7" office:value-type="float" office:value="4.93812070282659" calcext:value-type="float">
            <text:p>4.938</text:p>
          </table:table-cell>
          <table:table-cell table:style-name="ce32" table:formula="of:=(0.7*['Deaths per day'.$G53]+0.8*['Deaths per day'.$G54]+0.9*['Deaths per day'.$G55]+['Deaths per day'.$G56]+1.1*['Deaths per day'.$G57]+1.2*['Deaths per day'.$G58]+1.3*['Deaths per day'.$G59])/7" office:value-type="float" office:value="2.68891340319912" calcext:value-type="float">
            <text:p>2.689</text:p>
          </table:table-cell>
          <table:table-cell table:style-name="ce32" table:formula="of:=(0.7*['Deaths per day'.$I53]+0.8*['Deaths per day'.$I54]+0.9*['Deaths per day'.$I55]+['Deaths per day'.$I56]+1.1*['Deaths per day'.$I57]+1.2*['Deaths per day'.$I58]+1.3*['Deaths per day'.$I59])/7" office:value-type="float" office:value="2.49149762624083" calcext:value-type="float">
            <text:p>2.491</text:p>
          </table:table-cell>
          <table:table-cell table:style-name="ce32" table:formula="of:=(0.7*['Deaths per day'.$J53]+0.8*['Deaths per day'.$J54]+0.9*['Deaths per day'.$J55]+['Deaths per day'.$J56]+1.1*['Deaths per day'.$J57]+1.2*['Deaths per day'.$J58]+1.3*['Deaths per day'.$J59])/7" office:value-type="float" office:value="1.78477645534222" calcext:value-type="float">
            <text:p>1.785</text:p>
          </table:table-cell>
          <table:table-cell table:style-name="ce32" table:formula="of:=(0.7*['Deaths per day'.$D53]+0.8*['Deaths per day'.$D54]+0.9*['Deaths per day'.$D55]+['Deaths per day'.$D56]+1.1*['Deaths per day'.$D57]+1.2*['Deaths per day'.$D58]+1.3*['Deaths per day'.$D59])/7" office:value-type="float" office:value="3.61654383975813" calcext:value-type="float">
            <text:p>3.617</text:p>
          </table:table-cell>
          <table:table-cell table:style-name="ce32" table:formula="of:=(0.7*['Deaths per day'.$F53]+0.8*['Deaths per day'.$F54]+0.9*['Deaths per day'.$F55]+['Deaths per day'.$F56]+1.1*['Deaths per day'.$F57]+1.2*['Deaths per day'.$F58]+1.3*['Deaths per day'.$F59])/7" office:value-type="float" office:value="3.17078509050318" calcext:value-type="float">
            <text:p>3.171</text:p>
          </table:table-cell>
          <table:table-cell table:style-name="ce32" table:formula="of:=(0.7*['Deaths per day'.$H53]+0.8*['Deaths per day'.$H54]+0.9*['Deaths per day'.$H55]+['Deaths per day'.$H56]+1.1*['Deaths per day'.$H57]+1.2*['Deaths per day'.$H58]+1.3*['Deaths per day'.$H59])/7" office:value-type="float" office:value="2.42134322382147" calcext:value-type="float">
            <text:p>2.421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59]+1" office:value-type="float" office:value="8" calcext:value-type="float">
            <text:p>8</text:p>
          </table:table-cell>
          <table:table-cell table:style-name="ce32" table:formula="of:=(0.7*['Deaths per day'.$D54]+0.8*['Deaths per day'.$D55]+0.9*['Deaths per day'.$D56]+['Deaths per day'.$D57]+1.1*['Deaths per day'.$D58]+1.2*['Deaths per day'.$D59]+1.3*['Deaths per day'.$D60])/7" office:value-type="float" office:value="4.20989229024943" calcext:value-type="float">
            <text:p>4.210</text:p>
          </table:table-cell>
          <table:table-cell table:style-name="ce32" table:formula="of:=(0.7*['Deaths per day'.$E54]+0.8*['Deaths per day'.$E55]+0.9*['Deaths per day'.$E56]+['Deaths per day'.$E57]+1.1*['Deaths per day'.$E58]+1.2*['Deaths per day'.$E59]+1.3*['Deaths per day'.$E60])/7" office:value-type="float" office:value="6.53964858670741" calcext:value-type="float">
            <text:p>6.540</text:p>
          </table:table-cell>
          <table:table-cell table:style-name="ce32" table:formula="of:=(0.7*['Deaths per day'.$F54]+0.8*['Deaths per day'.$F55]+0.9*['Deaths per day'.$F56]+['Deaths per day'.$F57]+1.1*['Deaths per day'.$F58]+1.2*['Deaths per day'.$F59]+1.3*['Deaths per day'.$F60])/7" office:value-type="float" office:value="3.62931996760708" calcext:value-type="float">
            <text:p>3.629</text:p>
          </table:table-cell>
          <table:table-cell table:style-name="ce32" table:formula="of:=(0.7*['Deaths per day'.$G54]+0.8*['Deaths per day'.$G55]+0.9*['Deaths per day'.$G56]+['Deaths per day'.$G57]+1.1*['Deaths per day'.$G58]+1.2*['Deaths per day'.$G59]+1.3*['Deaths per day'.$G60])/7" office:value-type="float" office:value="3.55763927192499" calcext:value-type="float">
            <text:p>3.558</text:p>
          </table:table-cell>
          <table:table-cell table:style-name="ce32" table:formula="of:=(0.7*['Deaths per day'.$H54]+0.8*['Deaths per day'.$H55]+0.9*['Deaths per day'.$H56]+['Deaths per day'.$H57]+1.1*['Deaths per day'.$H58]+1.2*['Deaths per day'.$H59]+1.3*['Deaths per day'.$H60])/7" office:value-type="float" office:value="3.12899079088783" calcext:value-type="float">
            <text:p>3.129</text:p>
          </table:table-cell>
          <table:table-cell table:style-name="ce32" table:formula="of:=(0.7*['Deaths per day'.$I54]+0.8*['Deaths per day'.$I55]+0.9*['Deaths per day'.$I56]+['Deaths per day'.$I57]+1.1*['Deaths per day'.$I58]+1.2*['Deaths per day'.$I59]+1.3*['Deaths per day'.$I60])/7" office:value-type="float" office:value="2.86689684937419" calcext:value-type="float">
            <text:p>2.867</text:p>
          </table:table-cell>
          <table:table-cell table:style-name="ce32" table:formula="of:=(0.7*['Deaths per day'.$J54]+0.8*['Deaths per day'.$J55]+0.9*['Deaths per day'.$J56]+['Deaths per day'.$J57]+1.1*['Deaths per day'.$J58]+1.2*['Deaths per day'.$J59]+1.3*['Deaths per day'.$J60])/7" office:value-type="float" office:value="1.8122293080517" calcext:value-type="float">
            <text:p>1.812</text:p>
          </table:table-cell>
          <table:table-cell table:style-name="ce65"/>
          <table:table-cell table:style-name="ce28" table:number-columns-repeated="2"/>
          <table:table-cell table:formula="of:=[.M59]+1" office:value-type="float" office:value="8" calcext:value-type="float">
            <text:p>8</text:p>
          </table:table-cell>
          <table:table-cell table:style-name="ce32" table:formula="of:=(0.7*['Deaths per day'.$D54]+0.8*['Deaths per day'.$D55]+0.9*['Deaths per day'.$D56]+['Deaths per day'.$D57]+1.1*['Deaths per day'.$D58]+1.2*['Deaths per day'.$D59]+1.3*['Deaths per day'.$D60])/7" office:value-type="float" office:value="4.20989229024943" calcext:value-type="float">
            <text:p>4.210</text:p>
          </table:table-cell>
          <table:table-cell table:style-name="ce32" table:formula="of:=(0.7*['Deaths per day'.$E54]+0.8*['Deaths per day'.$E55]+0.9*['Deaths per day'.$E56]+['Deaths per day'.$E57]+1.1*['Deaths per day'.$E58]+1.2*['Deaths per day'.$E59]+1.3*['Deaths per day'.$E60])/7" office:value-type="float" office:value="6.53964858670741" calcext:value-type="float">
            <text:p>6.540</text:p>
          </table:table-cell>
          <table:table-cell table:style-name="ce32" table:formula="of:=(0.7*['Deaths per day'.$F54]+0.8*['Deaths per day'.$F55]+0.9*['Deaths per day'.$F56]+['Deaths per day'.$F57]+1.1*['Deaths per day'.$F58]+1.2*['Deaths per day'.$F59]+1.3*['Deaths per day'.$F60])/7" office:value-type="float" office:value="3.62931996760708" calcext:value-type="float">
            <text:p>3.629</text:p>
          </table:table-cell>
          <table:table-cell table:style-name="ce32" table:formula="of:=(0.7*['Deaths per day'.$H54]+0.8*['Deaths per day'.$H55]+0.9*['Deaths per day'.$H56]+['Deaths per day'.$H57]+1.1*['Deaths per day'.$H58]+1.2*['Deaths per day'.$H59]+1.3*['Deaths per day'.$H60])/7" office:value-type="float" office:value="3.12899079088783" calcext:value-type="float">
            <text:p>3.129</text:p>
          </table:table-cell>
          <table:table-cell table:style-name="ce32" table:formula="of:=(0.7*['Deaths per day'.$J54]+0.8*['Deaths per day'.$J55]+0.9*['Deaths per day'.$J56]+['Deaths per day'.$J57]+1.1*['Deaths per day'.$J58]+1.2*['Deaths per day'.$J59]+1.3*['Deaths per day'.$J60])/7" office:value-type="float" office:value="1.8122293080517" calcext:value-type="float">
            <text:p>1.812</text:p>
          </table:table-cell>
          <table:table-cell table:style-name="ce32" table:formula="of:=(0.7*['Deaths per day'.$I54]+0.8*['Deaths per day'.$I55]+0.9*['Deaths per day'.$I56]+['Deaths per day'.$I57]+1.1*['Deaths per day'.$I58]+1.2*['Deaths per day'.$I59]+1.3*['Deaths per day'.$I60])/7" office:value-type="float" office:value="2.86689684937419" calcext:value-type="float">
            <text:p>2.867</text:p>
          </table:table-cell>
          <table:table-cell table:style-name="Default"/>
          <table:table-cell table:style-name="ce32" table:formula="of:=(0.7*['Deaths per day'.$G54]+0.8*['Deaths per day'.$G55]+0.9*['Deaths per day'.$G56]+['Deaths per day'.$G57]+1.1*['Deaths per day'.$G58]+1.2*['Deaths per day'.$G59]+1.3*['Deaths per day'.$G60])/7" office:value-type="float" office:value="3.55763927192499" calcext:value-type="float">
            <text:p>3.558</text:p>
          </table:table-cell>
          <table:table-cell table:number-columns-repeated="2"/>
          <table:table-cell table:formula="of:=[.X59]+1" office:value-type="float" office:value="8" calcext:value-type="float">
            <text:p>8</text:p>
          </table:table-cell>
          <table:table-cell table:style-name="ce32" table:formula="of:=(0.7*['Deaths per day'.$E54]+0.8*['Deaths per day'.$E55]+0.9*['Deaths per day'.$E56]+['Deaths per day'.$E57]+1.1*['Deaths per day'.$E58]+1.2*['Deaths per day'.$E59]+1.3*['Deaths per day'.$E60])/7" office:value-type="float" office:value="6.53964858670741" calcext:value-type="float">
            <text:p>6.540</text:p>
          </table:table-cell>
          <table:table-cell table:style-name="ce32" table:formula="of:=(0.7*['Deaths per day'.$G54]+0.8*['Deaths per day'.$G55]+0.9*['Deaths per day'.$G56]+['Deaths per day'.$G57]+1.1*['Deaths per day'.$G58]+1.2*['Deaths per day'.$G59]+1.3*['Deaths per day'.$G60])/7" office:value-type="float" office:value="3.55763927192499" calcext:value-type="float">
            <text:p>3.558</text:p>
          </table:table-cell>
          <table:table-cell table:style-name="ce32" table:formula="of:=(0.7*['Deaths per day'.$I54]+0.8*['Deaths per day'.$I55]+0.9*['Deaths per day'.$I56]+['Deaths per day'.$I57]+1.1*['Deaths per day'.$I58]+1.2*['Deaths per day'.$I59]+1.3*['Deaths per day'.$I60])/7" office:value-type="float" office:value="2.86689684937419" calcext:value-type="float">
            <text:p>2.867</text:p>
          </table:table-cell>
          <table:table-cell table:style-name="ce32" table:formula="of:=(0.7*['Deaths per day'.$J54]+0.8*['Deaths per day'.$J55]+0.9*['Deaths per day'.$J56]+['Deaths per day'.$J57]+1.1*['Deaths per day'.$J58]+1.2*['Deaths per day'.$J59]+1.3*['Deaths per day'.$J60])/7" office:value-type="float" office:value="1.8122293080517" calcext:value-type="float">
            <text:p>1.812</text:p>
          </table:table-cell>
          <table:table-cell table:style-name="ce32" table:formula="of:=(0.7*['Deaths per day'.$D54]+0.8*['Deaths per day'.$D55]+0.9*['Deaths per day'.$D56]+['Deaths per day'.$D57]+1.1*['Deaths per day'.$D58]+1.2*['Deaths per day'.$D59]+1.3*['Deaths per day'.$D60])/7" office:value-type="float" office:value="4.20989229024943" calcext:value-type="float">
            <text:p>4.210</text:p>
          </table:table-cell>
          <table:table-cell table:style-name="ce32" table:formula="of:=(0.7*['Deaths per day'.$F54]+0.8*['Deaths per day'.$F55]+0.9*['Deaths per day'.$F56]+['Deaths per day'.$F57]+1.1*['Deaths per day'.$F58]+1.2*['Deaths per day'.$F59]+1.3*['Deaths per day'.$F60])/7" office:value-type="float" office:value="3.62931996760708" calcext:value-type="float">
            <text:p>3.629</text:p>
          </table:table-cell>
          <table:table-cell table:style-name="ce32" table:formula="of:=(0.7*['Deaths per day'.$H54]+0.8*['Deaths per day'.$H55]+0.9*['Deaths per day'.$H56]+['Deaths per day'.$H57]+1.1*['Deaths per day'.$H58]+1.2*['Deaths per day'.$H59]+1.3*['Deaths per day'.$H60])/7" office:value-type="float" office:value="3.12899079088783" calcext:value-type="float">
            <text:p>3.129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60]+1" office:value-type="float" office:value="9" calcext:value-type="float">
            <text:p>9</text:p>
          </table:table-cell>
          <table:table-cell table:style-name="ce32" table:formula="of:=(0.7*['Deaths per day'.$D55]+0.8*['Deaths per day'.$D56]+0.9*['Deaths per day'.$D57]+['Deaths per day'.$D58]+1.1*['Deaths per day'.$D59]+1.2*['Deaths per day'.$D60]+1.3*['Deaths per day'.$D61])/7" office:value-type="float" office:value="4.63081065759637" calcext:value-type="float">
            <text:p>4.631</text:p>
          </table:table-cell>
          <table:table-cell table:style-name="ce32" table:formula="of:=(0.7*['Deaths per day'.$E55]+0.8*['Deaths per day'.$E56]+0.9*['Deaths per day'.$E57]+['Deaths per day'.$E58]+1.1*['Deaths per day'.$E59]+1.2*['Deaths per day'.$E60]+1.3*['Deaths per day'.$E61])/7" office:value-type="float" office:value="8.2890756302521" calcext:value-type="float">
            <text:p>8.289</text:p>
          </table:table-cell>
          <table:table-cell table:style-name="ce32" table:formula="of:=(0.7*['Deaths per day'.$F55]+0.8*['Deaths per day'.$F56]+0.9*['Deaths per day'.$F57]+['Deaths per day'.$F58]+1.1*['Deaths per day'.$F59]+1.2*['Deaths per day'.$F60]+1.3*['Deaths per day'.$F61])/7" office:value-type="float" office:value="4.05174111930662" calcext:value-type="float">
            <text:p>4.052</text:p>
          </table:table-cell>
          <table:table-cell table:style-name="ce32" table:formula="of:=(0.7*['Deaths per day'.$G55]+0.8*['Deaths per day'.$G56]+0.9*['Deaths per day'.$G57]+['Deaths per day'.$G58]+1.1*['Deaths per day'.$G59]+1.2*['Deaths per day'.$G60]+1.3*['Deaths per day'.$G61])/7" office:value-type="float" office:value="3.90375068946498" calcext:value-type="float">
            <text:p>3.904</text:p>
          </table:table-cell>
          <table:table-cell table:style-name="ce32" table:formula="of:=(0.7*['Deaths per day'.$H55]+0.8*['Deaths per day'.$H56]+0.9*['Deaths per day'.$H57]+['Deaths per day'.$H58]+1.1*['Deaths per day'.$H59]+1.2*['Deaths per day'.$H60]+1.3*['Deaths per day'.$H61])/7" office:value-type="float" office:value="4.3314437443365" calcext:value-type="float">
            <text:p>4.331</text:p>
          </table:table-cell>
          <table:table-cell table:style-name="ce32" table:formula="of:=(0.7*['Deaths per day'.$I55]+0.8*['Deaths per day'.$I56]+0.9*['Deaths per day'.$I57]+['Deaths per day'.$I58]+1.1*['Deaths per day'.$I59]+1.2*['Deaths per day'.$I60]+1.3*['Deaths per day'.$I61])/7" office:value-type="float" office:value="3.16400517911092" calcext:value-type="float">
            <text:p>3.164</text:p>
          </table:table-cell>
          <table:table-cell table:style-name="ce32" table:formula="of:=(0.7*['Deaths per day'.$J55]+0.8*['Deaths per day'.$J56]+0.9*['Deaths per day'.$J57]+['Deaths per day'.$J58]+1.1*['Deaths per day'.$J59]+1.2*['Deaths per day'.$J60]+1.3*['Deaths per day'.$J61])/7" office:value-type="float" office:value="2.02895338130478" calcext:value-type="float">
            <text:p>2.029</text:p>
          </table:table-cell>
          <table:table-cell table:style-name="ce65"/>
          <table:table-cell table:style-name="ce28" table:number-columns-repeated="2"/>
          <table:table-cell table:formula="of:=[.M60]+1" office:value-type="float" office:value="9" calcext:value-type="float">
            <text:p>9</text:p>
          </table:table-cell>
          <table:table-cell table:style-name="ce32" table:formula="of:=(0.7*['Deaths per day'.$D55]+0.8*['Deaths per day'.$D56]+0.9*['Deaths per day'.$D57]+['Deaths per day'.$D58]+1.1*['Deaths per day'.$D59]+1.2*['Deaths per day'.$D60]+1.3*['Deaths per day'.$D61])/7" office:value-type="float" office:value="4.63081065759637" calcext:value-type="float">
            <text:p>4.631</text:p>
          </table:table-cell>
          <table:table-cell table:style-name="ce32" table:formula="of:=(0.7*['Deaths per day'.$E55]+0.8*['Deaths per day'.$E56]+0.9*['Deaths per day'.$E57]+['Deaths per day'.$E58]+1.1*['Deaths per day'.$E59]+1.2*['Deaths per day'.$E60]+1.3*['Deaths per day'.$E61])/7" office:value-type="float" office:value="8.2890756302521" calcext:value-type="float">
            <text:p>8.289</text:p>
          </table:table-cell>
          <table:table-cell table:style-name="ce32" table:formula="of:=(0.7*['Deaths per day'.$F55]+0.8*['Deaths per day'.$F56]+0.9*['Deaths per day'.$F57]+['Deaths per day'.$F58]+1.1*['Deaths per day'.$F59]+1.2*['Deaths per day'.$F60]+1.3*['Deaths per day'.$F61])/7" office:value-type="float" office:value="4.05174111930662" calcext:value-type="float">
            <text:p>4.052</text:p>
          </table:table-cell>
          <table:table-cell table:style-name="ce32" table:formula="of:=(0.7*['Deaths per day'.$H55]+0.8*['Deaths per day'.$H56]+0.9*['Deaths per day'.$H57]+['Deaths per day'.$H58]+1.1*['Deaths per day'.$H59]+1.2*['Deaths per day'.$H60]+1.3*['Deaths per day'.$H61])/7" office:value-type="float" office:value="4.3314437443365" calcext:value-type="float">
            <text:p>4.331</text:p>
          </table:table-cell>
          <table:table-cell table:style-name="ce32" table:formula="of:=(0.7*['Deaths per day'.$J55]+0.8*['Deaths per day'.$J56]+0.9*['Deaths per day'.$J57]+['Deaths per day'.$J58]+1.1*['Deaths per day'.$J59]+1.2*['Deaths per day'.$J60]+1.3*['Deaths per day'.$J61])/7" office:value-type="float" office:value="2.02895338130478" calcext:value-type="float">
            <text:p>2.029</text:p>
          </table:table-cell>
          <table:table-cell table:style-name="ce32" table:formula="of:=(0.7*['Deaths per day'.$I55]+0.8*['Deaths per day'.$I56]+0.9*['Deaths per day'.$I57]+['Deaths per day'.$I58]+1.1*['Deaths per day'.$I59]+1.2*['Deaths per day'.$I60]+1.3*['Deaths per day'.$I61])/7" office:value-type="float" office:value="3.16400517911092" calcext:value-type="float">
            <text:p>3.164</text:p>
          </table:table-cell>
          <table:table-cell table:style-name="Default"/>
          <table:table-cell table:style-name="ce32" table:formula="of:=(0.7*['Deaths per day'.$G55]+0.8*['Deaths per day'.$G56]+0.9*['Deaths per day'.$G57]+['Deaths per day'.$G58]+1.1*['Deaths per day'.$G59]+1.2*['Deaths per day'.$G60]+1.3*['Deaths per day'.$G61])/7" office:value-type="float" office:value="3.90375068946498" calcext:value-type="float">
            <text:p>3.904</text:p>
          </table:table-cell>
          <table:table-cell table:number-columns-repeated="2"/>
          <table:table-cell table:formula="of:=[.X60]+1" office:value-type="float" office:value="9" calcext:value-type="float">
            <text:p>9</text:p>
          </table:table-cell>
          <table:table-cell table:style-name="ce32" table:formula="of:=(0.7*['Deaths per day'.$E55]+0.8*['Deaths per day'.$E56]+0.9*['Deaths per day'.$E57]+['Deaths per day'.$E58]+1.1*['Deaths per day'.$E59]+1.2*['Deaths per day'.$E60]+1.3*['Deaths per day'.$E61])/7" office:value-type="float" office:value="8.2890756302521" calcext:value-type="float">
            <text:p>8.289</text:p>
          </table:table-cell>
          <table:table-cell table:style-name="ce32" table:formula="of:=(0.7*['Deaths per day'.$G55]+0.8*['Deaths per day'.$G56]+0.9*['Deaths per day'.$G57]+['Deaths per day'.$G58]+1.1*['Deaths per day'.$G59]+1.2*['Deaths per day'.$G60]+1.3*['Deaths per day'.$G61])/7" office:value-type="float" office:value="3.90375068946498" calcext:value-type="float">
            <text:p>3.904</text:p>
          </table:table-cell>
          <table:table-cell table:style-name="ce32" table:formula="of:=(0.7*['Deaths per day'.$I55]+0.8*['Deaths per day'.$I56]+0.9*['Deaths per day'.$I57]+['Deaths per day'.$I58]+1.1*['Deaths per day'.$I59]+1.2*['Deaths per day'.$I60]+1.3*['Deaths per day'.$I61])/7" office:value-type="float" office:value="3.16400517911092" calcext:value-type="float">
            <text:p>3.164</text:p>
          </table:table-cell>
          <table:table-cell table:style-name="ce32" table:formula="of:=(0.7*['Deaths per day'.$J55]+0.8*['Deaths per day'.$J56]+0.9*['Deaths per day'.$J57]+['Deaths per day'.$J58]+1.1*['Deaths per day'.$J59]+1.2*['Deaths per day'.$J60]+1.3*['Deaths per day'.$J61])/7" office:value-type="float" office:value="2.02895338130478" calcext:value-type="float">
            <text:p>2.029</text:p>
          </table:table-cell>
          <table:table-cell table:style-name="ce32" table:formula="of:=(0.7*['Deaths per day'.$D55]+0.8*['Deaths per day'.$D56]+0.9*['Deaths per day'.$D57]+['Deaths per day'.$D58]+1.1*['Deaths per day'.$D59]+1.2*['Deaths per day'.$D60]+1.3*['Deaths per day'.$D61])/7" office:value-type="float" office:value="4.63081065759637" calcext:value-type="float">
            <text:p>4.631</text:p>
          </table:table-cell>
          <table:table-cell table:style-name="ce32" table:formula="of:=(0.7*['Deaths per day'.$F55]+0.8*['Deaths per day'.$F56]+0.9*['Deaths per day'.$F57]+['Deaths per day'.$F58]+1.1*['Deaths per day'.$F59]+1.2*['Deaths per day'.$F60]+1.3*['Deaths per day'.$F61])/7" office:value-type="float" office:value="4.05174111930662" calcext:value-type="float">
            <text:p>4.052</text:p>
          </table:table-cell>
          <table:table-cell table:style-name="ce32" table:formula="of:=(0.7*['Deaths per day'.$H55]+0.8*['Deaths per day'.$H56]+0.9*['Deaths per day'.$H57]+['Deaths per day'.$H58]+1.1*['Deaths per day'.$H59]+1.2*['Deaths per day'.$H60]+1.3*['Deaths per day'.$H61])/7" office:value-type="float" office:value="4.3314437443365" calcext:value-type="float">
            <text:p>4.331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61]+1" office:value-type="float" office:value="10" calcext:value-type="float">
            <text:p>10</text:p>
          </table:table-cell>
          <table:table-cell table:style-name="ce32" table:formula="of:=(0.7*['Deaths per day'.$D56]+0.8*['Deaths per day'.$D57]+0.9*['Deaths per day'.$D58]+['Deaths per day'.$D59]+1.1*['Deaths per day'.$D60]+1.2*['Deaths per day'.$D61]+1.3*['Deaths per day'.$D62])/7" office:value-type="float" office:value="5.36942554799698" calcext:value-type="float">
            <text:p>5.369</text:p>
          </table:table-cell>
          <table:table-cell table:style-name="ce32" table:formula="of:=(0.7*['Deaths per day'.$E56]+0.8*['Deaths per day'.$E57]+0.9*['Deaths per day'.$E58]+['Deaths per day'.$E59]+1.1*['Deaths per day'.$E60]+1.2*['Deaths per day'.$E61]+1.3*['Deaths per day'.$E62])/7" office:value-type="float" office:value="9.95141329258976" calcext:value-type="float">
            <text:p>9.951</text:p>
          </table:table-cell>
          <table:table-cell table:style-name="ce32" table:formula="of:=(0.7*['Deaths per day'.$F56]+0.8*['Deaths per day'.$F57]+0.9*['Deaths per day'.$F58]+['Deaths per day'.$F59]+1.1*['Deaths per day'.$F60]+1.2*['Deaths per day'.$F61]+1.3*['Deaths per day'.$F62])/7" office:value-type="float" office:value="4.35203221782048" calcext:value-type="float">
            <text:p>4.352</text:p>
          </table:table-cell>
          <table:table-cell table:style-name="ce32" table:formula="of:=(0.7*['Deaths per day'.$G56]+0.8*['Deaths per day'.$G57]+0.9*['Deaths per day'.$G58]+['Deaths per day'.$G59]+1.1*['Deaths per day'.$G60]+1.2*['Deaths per day'.$G61]+1.3*['Deaths per day'.$G62])/7" office:value-type="float" office:value="3.82377275234418" calcext:value-type="float">
            <text:p>3.824</text:p>
          </table:table-cell>
          <table:table-cell table:style-name="ce32" table:formula="of:=(0.7*['Deaths per day'.$H56]+0.8*['Deaths per day'.$H57]+0.9*['Deaths per day'.$H58]+['Deaths per day'.$H59]+1.1*['Deaths per day'.$H60]+1.2*['Deaths per day'.$H61]+1.3*['Deaths per day'.$H62])/7" office:value-type="float" office:value="5.3467641666491" calcext:value-type="float">
            <text:p>5.347</text:p>
          </table:table-cell>
          <table:table-cell table:style-name="ce32" table:formula="of:=(0.7*['Deaths per day'.$I56]+0.8*['Deaths per day'.$I57]+0.9*['Deaths per day'.$I58]+['Deaths per day'.$I59]+1.1*['Deaths per day'.$I60]+1.2*['Deaths per day'.$I61]+1.3*['Deaths per day'.$I62])/7" office:value-type="float" office:value="3.41281829952525" calcext:value-type="float">
            <text:p>3.413</text:p>
          </table:table-cell>
          <table:table-cell table:style-name="ce32" table:formula="of:=(0.7*['Deaths per day'.$J56]+0.8*['Deaths per day'.$J57]+0.9*['Deaths per day'.$J58]+['Deaths per day'.$J59]+1.1*['Deaths per day'.$J60]+1.2*['Deaths per day'.$J61]+1.3*['Deaths per day'.$J62])/7" office:value-type="float" office:value="2.1539405927088" calcext:value-type="float">
            <text:p>2.154</text:p>
          </table:table-cell>
          <table:table-cell table:style-name="ce65"/>
          <table:table-cell table:style-name="ce28" table:number-columns-repeated="2"/>
          <table:table-cell table:formula="of:=[.M61]+1" office:value-type="float" office:value="10" calcext:value-type="float">
            <text:p>10</text:p>
          </table:table-cell>
          <table:table-cell table:style-name="ce32" table:formula="of:=(0.7*['Deaths per day'.$D56]+0.8*['Deaths per day'.$D57]+0.9*['Deaths per day'.$D58]+['Deaths per day'.$D59]+1.1*['Deaths per day'.$D60]+1.2*['Deaths per day'.$D61]+1.3*['Deaths per day'.$D62])/7" office:value-type="float" office:value="5.36942554799698" calcext:value-type="float">
            <text:p>5.369</text:p>
          </table:table-cell>
          <table:table-cell table:style-name="ce32" table:formula="of:=(0.7*['Deaths per day'.$E56]+0.8*['Deaths per day'.$E57]+0.9*['Deaths per day'.$E58]+['Deaths per day'.$E59]+1.1*['Deaths per day'.$E60]+1.2*['Deaths per day'.$E61]+1.3*['Deaths per day'.$E62])/7" office:value-type="float" office:value="9.95141329258976" calcext:value-type="float">
            <text:p>9.951</text:p>
          </table:table-cell>
          <table:table-cell table:style-name="ce32" table:formula="of:=(0.7*['Deaths per day'.$F56]+0.8*['Deaths per day'.$F57]+0.9*['Deaths per day'.$F58]+['Deaths per day'.$F59]+1.1*['Deaths per day'.$F60]+1.2*['Deaths per day'.$F61]+1.3*['Deaths per day'.$F62])/7" office:value-type="float" office:value="4.35203221782048" calcext:value-type="float">
            <text:p>4.352</text:p>
          </table:table-cell>
          <table:table-cell table:style-name="ce32" table:formula="of:=(0.7*['Deaths per day'.$H56]+0.8*['Deaths per day'.$H57]+0.9*['Deaths per day'.$H58]+['Deaths per day'.$H59]+1.1*['Deaths per day'.$H60]+1.2*['Deaths per day'.$H61]+1.3*['Deaths per day'.$H62])/7" office:value-type="float" office:value="5.3467641666491" calcext:value-type="float">
            <text:p>5.347</text:p>
          </table:table-cell>
          <table:table-cell table:style-name="ce32" table:formula="of:=(0.7*['Deaths per day'.$J56]+0.8*['Deaths per day'.$J57]+0.9*['Deaths per day'.$J58]+['Deaths per day'.$J59]+1.1*['Deaths per day'.$J60]+1.2*['Deaths per day'.$J61]+1.3*['Deaths per day'.$J62])/7" office:value-type="float" office:value="2.1539405927088" calcext:value-type="float">
            <text:p>2.154</text:p>
          </table:table-cell>
          <table:table-cell table:style-name="ce32" table:formula="of:=(0.7*['Deaths per day'.$I56]+0.8*['Deaths per day'.$I57]+0.9*['Deaths per day'.$I58]+['Deaths per day'.$I59]+1.1*['Deaths per day'.$I60]+1.2*['Deaths per day'.$I61]+1.3*['Deaths per day'.$I62])/7" office:value-type="float" office:value="3.41281829952525" calcext:value-type="float">
            <text:p>3.413</text:p>
          </table:table-cell>
          <table:table-cell table:style-name="Default"/>
          <table:table-cell table:style-name="ce32" table:formula="of:=(0.7*['Deaths per day'.$G56]+0.8*['Deaths per day'.$G57]+0.9*['Deaths per day'.$G58]+['Deaths per day'.$G59]+1.1*['Deaths per day'.$G60]+1.2*['Deaths per day'.$G61]+1.3*['Deaths per day'.$G62])/7" office:value-type="float" office:value="3.82377275234418" calcext:value-type="float">
            <text:p>3.824</text:p>
          </table:table-cell>
          <table:table-cell table:number-columns-repeated="2"/>
          <table:table-cell table:formula="of:=[.X61]+1" office:value-type="float" office:value="10" calcext:value-type="float">
            <text:p>10</text:p>
          </table:table-cell>
          <table:table-cell table:style-name="ce32" table:formula="of:=(0.7*['Deaths per day'.$E56]+0.8*['Deaths per day'.$E57]+0.9*['Deaths per day'.$E58]+['Deaths per day'.$E59]+1.1*['Deaths per day'.$E60]+1.2*['Deaths per day'.$E61]+1.3*['Deaths per day'.$E62])/7" office:value-type="float" office:value="9.95141329258976" calcext:value-type="float">
            <text:p>9.951</text:p>
          </table:table-cell>
          <table:table-cell table:style-name="ce32" table:formula="of:=(0.7*['Deaths per day'.$G56]+0.8*['Deaths per day'.$G57]+0.9*['Deaths per day'.$G58]+['Deaths per day'.$G59]+1.1*['Deaths per day'.$G60]+1.2*['Deaths per day'.$G61]+1.3*['Deaths per day'.$G62])/7" office:value-type="float" office:value="3.82377275234418" calcext:value-type="float">
            <text:p>3.824</text:p>
          </table:table-cell>
          <table:table-cell table:style-name="ce32" table:formula="of:=(0.7*['Deaths per day'.$I56]+0.8*['Deaths per day'.$I57]+0.9*['Deaths per day'.$I58]+['Deaths per day'.$I59]+1.1*['Deaths per day'.$I60]+1.2*['Deaths per day'.$I61]+1.3*['Deaths per day'.$I62])/7" office:value-type="float" office:value="3.41281829952525" calcext:value-type="float">
            <text:p>3.413</text:p>
          </table:table-cell>
          <table:table-cell table:style-name="ce32" table:formula="of:=(0.7*['Deaths per day'.$J56]+0.8*['Deaths per day'.$J57]+0.9*['Deaths per day'.$J58]+['Deaths per day'.$J59]+1.1*['Deaths per day'.$J60]+1.2*['Deaths per day'.$J61]+1.3*['Deaths per day'.$J62])/7" office:value-type="float" office:value="2.1539405927088" calcext:value-type="float">
            <text:p>2.154</text:p>
          </table:table-cell>
          <table:table-cell table:style-name="ce32" table:formula="of:=(0.7*['Deaths per day'.$D56]+0.8*['Deaths per day'.$D57]+0.9*['Deaths per day'.$D58]+['Deaths per day'.$D59]+1.1*['Deaths per day'.$D60]+1.2*['Deaths per day'.$D61]+1.3*['Deaths per day'.$D62])/7" office:value-type="float" office:value="5.36942554799698" calcext:value-type="float">
            <text:p>5.369</text:p>
          </table:table-cell>
          <table:table-cell table:style-name="ce32" table:formula="of:=(0.7*['Deaths per day'.$F56]+0.8*['Deaths per day'.$F57]+0.9*['Deaths per day'.$F58]+['Deaths per day'.$F59]+1.1*['Deaths per day'.$F60]+1.2*['Deaths per day'.$F61]+1.3*['Deaths per day'.$F62])/7" office:value-type="float" office:value="4.35203221782048" calcext:value-type="float">
            <text:p>4.352</text:p>
          </table:table-cell>
          <table:table-cell table:style-name="ce32" table:formula="of:=(0.7*['Deaths per day'.$H56]+0.8*['Deaths per day'.$H57]+0.9*['Deaths per day'.$H58]+['Deaths per day'.$H59]+1.1*['Deaths per day'.$H60]+1.2*['Deaths per day'.$H61]+1.3*['Deaths per day'.$H62])/7" office:value-type="float" office:value="5.3467641666491" calcext:value-type="float">
            <text:p>5.347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62]+1" office:value-type="float" office:value="11" calcext:value-type="float">
            <text:p>11</text:p>
          </table:table-cell>
          <table:table-cell table:style-name="ce32" table:formula="of:=(0.7*['Deaths per day'.$D57]+0.8*['Deaths per day'.$D58]+0.9*['Deaths per day'.$D59]+['Deaths per day'.$D60]+1.1*['Deaths per day'.$D61]+1.2*['Deaths per day'.$D62]+1.3*['Deaths per day'.$D63])/7" office:value-type="float" office:value="5.90466742252457" calcext:value-type="float">
            <text:p>5.905</text:p>
          </table:table-cell>
          <table:table-cell table:style-name="ce32" table:formula="of:=(0.7*['Deaths per day'.$E57]+0.8*['Deaths per day'.$E58]+0.9*['Deaths per day'.$E59]+['Deaths per day'.$E60]+1.1*['Deaths per day'.$E61]+1.2*['Deaths per day'.$E62]+1.3*['Deaths per day'.$E63])/7" office:value-type="float" office:value="11.5303284950344" calcext:value-type="float">
            <text:p>11.530</text:p>
          </table:table-cell>
          <table:table-cell table:style-name="ce32" table:formula="of:=(0.7*['Deaths per day'.$F57]+0.8*['Deaths per day'.$F58]+0.9*['Deaths per day'.$F59]+['Deaths per day'.$F60]+1.1*['Deaths per day'.$F61]+1.2*['Deaths per day'.$F62]+1.3*['Deaths per day'.$F63])/7" office:value-type="float" office:value="4.8742585742739" calcext:value-type="float">
            <text:p>4.874</text:p>
          </table:table-cell>
          <table:table-cell table:style-name="ce32" table:formula="of:=(0.7*['Deaths per day'.$G57]+0.8*['Deaths per day'.$G58]+0.9*['Deaths per day'.$G59]+['Deaths per day'.$G60]+1.1*['Deaths per day'.$G61]+1.2*['Deaths per day'.$G62]+1.3*['Deaths per day'.$G63])/7" office:value-type="float" office:value="3.91478212906784" calcext:value-type="float">
            <text:p>3.915</text:p>
          </table:table-cell>
          <table:table-cell table:style-name="ce32" table:formula="of:=(0.7*['Deaths per day'.$H57]+0.8*['Deaths per day'.$H58]+0.9*['Deaths per day'.$H59]+['Deaths per day'.$H60]+1.1*['Deaths per day'.$H61]+1.2*['Deaths per day'.$H62]+1.3*['Deaths per day'.$H63])/7" office:value-type="float" office:value="6.49800855583419" calcext:value-type="float">
            <text:p>6.498</text:p>
          </table:table-cell>
          <table:table-cell table:style-name="ce32" table:formula="of:=(0.7*['Deaths per day'.$I57]+0.8*['Deaths per day'.$I58]+0.9*['Deaths per day'.$I59]+['Deaths per day'.$I60]+1.1*['Deaths per day'.$I61]+1.2*['Deaths per day'.$I62]+1.3*['Deaths per day'.$I63])/7" office:value-type="float" office:value="3.94885627967199" calcext:value-type="float">
            <text:p>3.949</text:p>
          </table:table-cell>
          <table:table-cell table:style-name="ce32" table:formula="of:=(0.7*['Deaths per day'.$J57]+0.8*['Deaths per day'.$J58]+0.9*['Deaths per day'.$J59]+['Deaths per day'.$J60]+1.1*['Deaths per day'.$J61]+1.2*['Deaths per day'.$J62]+1.3*['Deaths per day'.$J63])/7" office:value-type="float" office:value="2.52088804010504" calcext:value-type="float">
            <text:p>2.521</text:p>
          </table:table-cell>
          <table:table-cell table:style-name="ce65"/>
          <table:table-cell table:style-name="ce28" table:number-columns-repeated="2"/>
          <table:table-cell table:formula="of:=[.M62]+1" office:value-type="float" office:value="11" calcext:value-type="float">
            <text:p>11</text:p>
          </table:table-cell>
          <table:table-cell table:style-name="ce32" table:formula="of:=(0.7*['Deaths per day'.$D57]+0.8*['Deaths per day'.$D58]+0.9*['Deaths per day'.$D59]+['Deaths per day'.$D60]+1.1*['Deaths per day'.$D61]+1.2*['Deaths per day'.$D62]+1.3*['Deaths per day'.$D63])/7" office:value-type="float" office:value="5.90466742252457" calcext:value-type="float">
            <text:p>5.905</text:p>
          </table:table-cell>
          <table:table-cell table:style-name="ce32" table:formula="of:=(0.7*['Deaths per day'.$E57]+0.8*['Deaths per day'.$E58]+0.9*['Deaths per day'.$E59]+['Deaths per day'.$E60]+1.1*['Deaths per day'.$E61]+1.2*['Deaths per day'.$E62]+1.3*['Deaths per day'.$E63])/7" office:value-type="float" office:value="11.5303284950344" calcext:value-type="float">
            <text:p>11.530</text:p>
          </table:table-cell>
          <table:table-cell table:style-name="ce32" table:formula="of:=(0.7*['Deaths per day'.$F57]+0.8*['Deaths per day'.$F58]+0.9*['Deaths per day'.$F59]+['Deaths per day'.$F60]+1.1*['Deaths per day'.$F61]+1.2*['Deaths per day'.$F62]+1.3*['Deaths per day'.$F63])/7" office:value-type="float" office:value="4.8742585742739" calcext:value-type="float">
            <text:p>4.874</text:p>
          </table:table-cell>
          <table:table-cell table:style-name="ce32" table:formula="of:=(0.7*['Deaths per day'.$H57]+0.8*['Deaths per day'.$H58]+0.9*['Deaths per day'.$H59]+['Deaths per day'.$H60]+1.1*['Deaths per day'.$H61]+1.2*['Deaths per day'.$H62]+1.3*['Deaths per day'.$H63])/7" office:value-type="float" office:value="6.49800855583419" calcext:value-type="float">
            <text:p>6.498</text:p>
          </table:table-cell>
          <table:table-cell table:style-name="ce32" table:formula="of:=(0.7*['Deaths per day'.$J57]+0.8*['Deaths per day'.$J58]+0.9*['Deaths per day'.$J59]+['Deaths per day'.$J60]+1.1*['Deaths per day'.$J61]+1.2*['Deaths per day'.$J62]+1.3*['Deaths per day'.$J63])/7" office:value-type="float" office:value="2.52088804010504" calcext:value-type="float">
            <text:p>2.521</text:p>
          </table:table-cell>
          <table:table-cell table:style-name="ce32" table:formula="of:=(0.7*['Deaths per day'.$I57]+0.8*['Deaths per day'.$I58]+0.9*['Deaths per day'.$I59]+['Deaths per day'.$I60]+1.1*['Deaths per day'.$I61]+1.2*['Deaths per day'.$I62]+1.3*['Deaths per day'.$I63])/7" office:value-type="float" office:value="3.94885627967199" calcext:value-type="float">
            <text:p>3.949</text:p>
          </table:table-cell>
          <table:table-cell table:style-name="Default"/>
          <table:table-cell table:style-name="ce32" table:formula="of:=(0.7*['Deaths per day'.$G57]+0.8*['Deaths per day'.$G58]+0.9*['Deaths per day'.$G59]+['Deaths per day'.$G60]+1.1*['Deaths per day'.$G61]+1.2*['Deaths per day'.$G62]+1.3*['Deaths per day'.$G63])/7" office:value-type="float" office:value="3.91478212906784" calcext:value-type="float">
            <text:p>3.915</text:p>
          </table:table-cell>
          <table:table-cell table:number-columns-repeated="2"/>
          <table:table-cell table:formula="of:=[.X62]+1" office:value-type="float" office:value="11" calcext:value-type="float">
            <text:p>11</text:p>
          </table:table-cell>
          <table:table-cell table:style-name="ce32" table:formula="of:=(0.7*['Deaths per day'.$E57]+0.8*['Deaths per day'.$E58]+0.9*['Deaths per day'.$E59]+['Deaths per day'.$E60]+1.1*['Deaths per day'.$E61]+1.2*['Deaths per day'.$E62]+1.3*['Deaths per day'.$E63])/7" office:value-type="float" office:value="11.5303284950344" calcext:value-type="float">
            <text:p>11.530</text:p>
          </table:table-cell>
          <table:table-cell table:style-name="ce32" table:formula="of:=(0.7*['Deaths per day'.$G57]+0.8*['Deaths per day'.$G58]+0.9*['Deaths per day'.$G59]+['Deaths per day'.$G60]+1.1*['Deaths per day'.$G61]+1.2*['Deaths per day'.$G62]+1.3*['Deaths per day'.$G63])/7" office:value-type="float" office:value="3.91478212906784" calcext:value-type="float">
            <text:p>3.915</text:p>
          </table:table-cell>
          <table:table-cell table:style-name="ce32" table:formula="of:=(0.7*['Deaths per day'.$I57]+0.8*['Deaths per day'.$I58]+0.9*['Deaths per day'.$I59]+['Deaths per day'.$I60]+1.1*['Deaths per day'.$I61]+1.2*['Deaths per day'.$I62]+1.3*['Deaths per day'.$I63])/7" office:value-type="float" office:value="3.94885627967199" calcext:value-type="float">
            <text:p>3.949</text:p>
          </table:table-cell>
          <table:table-cell table:style-name="ce32" table:formula="of:=(0.7*['Deaths per day'.$J57]+0.8*['Deaths per day'.$J58]+0.9*['Deaths per day'.$J59]+['Deaths per day'.$J60]+1.1*['Deaths per day'.$J61]+1.2*['Deaths per day'.$J62]+1.3*['Deaths per day'.$J63])/7" office:value-type="float" office:value="2.52088804010504" calcext:value-type="float">
            <text:p>2.521</text:p>
          </table:table-cell>
          <table:table-cell table:style-name="ce32" table:formula="of:=(0.7*['Deaths per day'.$D57]+0.8*['Deaths per day'.$D58]+0.9*['Deaths per day'.$D59]+['Deaths per day'.$D60]+1.1*['Deaths per day'.$D61]+1.2*['Deaths per day'.$D62]+1.3*['Deaths per day'.$D63])/7" office:value-type="float" office:value="5.90466742252457" calcext:value-type="float">
            <text:p>5.905</text:p>
          </table:table-cell>
          <table:table-cell table:style-name="ce32" table:formula="of:=(0.7*['Deaths per day'.$F57]+0.8*['Deaths per day'.$F58]+0.9*['Deaths per day'.$F59]+['Deaths per day'.$F60]+1.1*['Deaths per day'.$F61]+1.2*['Deaths per day'.$F62]+1.3*['Deaths per day'.$F63])/7" office:value-type="float" office:value="4.8742585742739" calcext:value-type="float">
            <text:p>4.874</text:p>
          </table:table-cell>
          <table:table-cell table:style-name="ce32" table:formula="of:=(0.7*['Deaths per day'.$H57]+0.8*['Deaths per day'.$H58]+0.9*['Deaths per day'.$H59]+['Deaths per day'.$H60]+1.1*['Deaths per day'.$H61]+1.2*['Deaths per day'.$H62]+1.3*['Deaths per day'.$H63])/7" office:value-type="float" office:value="6.49800855583419" calcext:value-type="float">
            <text:p>6.498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63]+1" office:value-type="float" office:value="12" calcext:value-type="float">
            <text:p>12</text:p>
          </table:table-cell>
          <table:table-cell table:style-name="ce32" table:formula="of:=(0.7*['Deaths per day'.$D58]+0.8*['Deaths per day'.$D59]+0.9*['Deaths per day'.$D60]+['Deaths per day'.$D61]+1.1*['Deaths per day'.$D62]+1.2*['Deaths per day'.$D63]+1.3*['Deaths per day'.$D64])/7" office:value-type="float" office:value="6.91137566137566" calcext:value-type="float">
            <text:p>6.911</text:p>
          </table:table-cell>
          <table:table-cell table:style-name="ce32" table:formula="of:=(0.7*['Deaths per day'.$E58]+0.8*['Deaths per day'.$E59]+0.9*['Deaths per day'.$E60]+['Deaths per day'.$E61]+1.1*['Deaths per day'.$E62]+1.2*['Deaths per day'.$E63]+1.3*['Deaths per day'.$E64])/7" office:value-type="float" office:value="13.040794499618" calcext:value-type="float">
            <text:p>13.041</text:p>
          </table:table-cell>
          <table:table-cell table:style-name="ce32" table:formula="of:=(0.7*['Deaths per day'.$F58]+0.8*['Deaths per day'.$F59]+0.9*['Deaths per day'.$F60]+['Deaths per day'.$F61]+1.1*['Deaths per day'.$F62]+1.2*['Deaths per day'.$F63]+1.3*['Deaths per day'.$F64])/7" office:value-type="float" office:value="5.50526384906652" calcext:value-type="float">
            <text:p>5.505</text:p>
          </table:table-cell>
          <table:table-cell table:style-name="ce32" table:formula="of:=(0.7*['Deaths per day'.$G58]+0.8*['Deaths per day'.$G59]+0.9*['Deaths per day'.$G60]+['Deaths per day'.$G61]+1.1*['Deaths per day'.$G62]+1.2*['Deaths per day'.$G63]+1.3*['Deaths per day'.$G64])/7" office:value-type="float" office:value="4.57804743519029" calcext:value-type="float">
            <text:p>4.578</text:p>
          </table:table-cell>
          <table:table-cell table:style-name="ce32" table:formula="of:=(0.7*['Deaths per day'.$H58]+0.8*['Deaths per day'.$H59]+0.9*['Deaths per day'.$H60]+['Deaths per day'.$H61]+1.1*['Deaths per day'.$H62]+1.2*['Deaths per day'.$H63]+1.3*['Deaths per day'.$H64])/7" office:value-type="float" office:value="7.50911428149959" calcext:value-type="float">
            <text:p>7.509</text:p>
          </table:table-cell>
          <table:table-cell table:style-name="ce32" table:formula="of:=(0.7*['Deaths per day'.$I58]+0.8*['Deaths per day'.$I59]+0.9*['Deaths per day'.$I60]+['Deaths per day'.$I61]+1.1*['Deaths per day'.$I62]+1.2*['Deaths per day'.$I63]+1.3*['Deaths per day'.$I64])/7" office:value-type="float" office:value="4.38713854121709" calcext:value-type="float">
            <text:p>4.387</text:p>
          </table:table-cell>
          <table:table-cell table:style-name="ce32" table:formula="of:=(0.7*['Deaths per day'.$J58]+0.8*['Deaths per day'.$J59]+0.9*['Deaths per day'.$J60]+['Deaths per day'.$J61]+1.1*['Deaths per day'.$J62]+1.2*['Deaths per day'.$J63]+1.3*['Deaths per day'.$J64])/7" office:value-type="float" office:value="2.6709408996351" calcext:value-type="float">
            <text:p>2.671</text:p>
          </table:table-cell>
          <table:table-cell table:style-name="ce65"/>
          <table:table-cell table:style-name="ce28" table:number-columns-repeated="2"/>
          <table:table-cell table:formula="of:=[.M63]+1" office:value-type="float" office:value="12" calcext:value-type="float">
            <text:p>12</text:p>
          </table:table-cell>
          <table:table-cell table:style-name="ce32" table:formula="of:=(0.7*['Deaths per day'.$D58]+0.8*['Deaths per day'.$D59]+0.9*['Deaths per day'.$D60]+['Deaths per day'.$D61]+1.1*['Deaths per day'.$D62]+1.2*['Deaths per day'.$D63]+1.3*['Deaths per day'.$D64])/7" office:value-type="float" office:value="6.91137566137566" calcext:value-type="float">
            <text:p>6.911</text:p>
          </table:table-cell>
          <table:table-cell table:style-name="ce32" table:formula="of:=(0.7*['Deaths per day'.$E58]+0.8*['Deaths per day'.$E59]+0.9*['Deaths per day'.$E60]+['Deaths per day'.$E61]+1.1*['Deaths per day'.$E62]+1.2*['Deaths per day'.$E63]+1.3*['Deaths per day'.$E64])/7" office:value-type="float" office:value="13.040794499618" calcext:value-type="float">
            <text:p>13.041</text:p>
          </table:table-cell>
          <table:table-cell table:style-name="ce32" table:formula="of:=(0.7*['Deaths per day'.$F58]+0.8*['Deaths per day'.$F59]+0.9*['Deaths per day'.$F60]+['Deaths per day'.$F61]+1.1*['Deaths per day'.$F62]+1.2*['Deaths per day'.$F63]+1.3*['Deaths per day'.$F64])/7" office:value-type="float" office:value="5.50526384906652" calcext:value-type="float">
            <text:p>5.505</text:p>
          </table:table-cell>
          <table:table-cell table:style-name="ce32" table:formula="of:=(0.7*['Deaths per day'.$H58]+0.8*['Deaths per day'.$H59]+0.9*['Deaths per day'.$H60]+['Deaths per day'.$H61]+1.1*['Deaths per day'.$H62]+1.2*['Deaths per day'.$H63]+1.3*['Deaths per day'.$H64])/7" office:value-type="float" office:value="7.50911428149959" calcext:value-type="float">
            <text:p>7.509</text:p>
          </table:table-cell>
          <table:table-cell table:style-name="ce32" table:formula="of:=(0.7*['Deaths per day'.$J58]+0.8*['Deaths per day'.$J59]+0.9*['Deaths per day'.$J60]+['Deaths per day'.$J61]+1.1*['Deaths per day'.$J62]+1.2*['Deaths per day'.$J63]+1.3*['Deaths per day'.$J64])/7" office:value-type="float" office:value="2.6709408996351" calcext:value-type="float">
            <text:p>2.671</text:p>
          </table:table-cell>
          <table:table-cell table:style-name="ce32" table:formula="of:=(0.7*['Deaths per day'.$I58]+0.8*['Deaths per day'.$I59]+0.9*['Deaths per day'.$I60]+['Deaths per day'.$I61]+1.1*['Deaths per day'.$I62]+1.2*['Deaths per day'.$I63]+1.3*['Deaths per day'.$I64])/7" office:value-type="float" office:value="4.38713854121709" calcext:value-type="float">
            <text:p>4.387</text:p>
          </table:table-cell>
          <table:table-cell table:style-name="Default"/>
          <table:table-cell table:style-name="ce32" table:formula="of:=(0.7*['Deaths per day'.$G58]+0.8*['Deaths per day'.$G59]+0.9*['Deaths per day'.$G60]+['Deaths per day'.$G61]+1.1*['Deaths per day'.$G62]+1.2*['Deaths per day'.$G63]+1.3*['Deaths per day'.$G64])/7" office:value-type="float" office:value="4.57804743519029" calcext:value-type="float">
            <text:p>4.578</text:p>
          </table:table-cell>
          <table:table-cell table:number-columns-repeated="2"/>
          <table:table-cell table:formula="of:=[.X63]+1" office:value-type="float" office:value="12" calcext:value-type="float">
            <text:p>12</text:p>
          </table:table-cell>
          <table:table-cell table:style-name="ce32" table:formula="of:=(0.7*['Deaths per day'.$E58]+0.8*['Deaths per day'.$E59]+0.9*['Deaths per day'.$E60]+['Deaths per day'.$E61]+1.1*['Deaths per day'.$E62]+1.2*['Deaths per day'.$E63]+1.3*['Deaths per day'.$E64])/7" office:value-type="float" office:value="13.040794499618" calcext:value-type="float">
            <text:p>13.041</text:p>
          </table:table-cell>
          <table:table-cell table:style-name="ce32" table:formula="of:=(0.7*['Deaths per day'.$G58]+0.8*['Deaths per day'.$G59]+0.9*['Deaths per day'.$G60]+['Deaths per day'.$G61]+1.1*['Deaths per day'.$G62]+1.2*['Deaths per day'.$G63]+1.3*['Deaths per day'.$G64])/7" office:value-type="float" office:value="4.57804743519029" calcext:value-type="float">
            <text:p>4.578</text:p>
          </table:table-cell>
          <table:table-cell table:style-name="ce32" table:formula="of:=(0.7*['Deaths per day'.$I58]+0.8*['Deaths per day'.$I59]+0.9*['Deaths per day'.$I60]+['Deaths per day'.$I61]+1.1*['Deaths per day'.$I62]+1.2*['Deaths per day'.$I63]+1.3*['Deaths per day'.$I64])/7" office:value-type="float" office:value="4.38713854121709" calcext:value-type="float">
            <text:p>4.387</text:p>
          </table:table-cell>
          <table:table-cell table:style-name="ce32" table:formula="of:=(0.7*['Deaths per day'.$J58]+0.8*['Deaths per day'.$J59]+0.9*['Deaths per day'.$J60]+['Deaths per day'.$J61]+1.1*['Deaths per day'.$J62]+1.2*['Deaths per day'.$J63]+1.3*['Deaths per day'.$J64])/7" office:value-type="float" office:value="2.6709408996351" calcext:value-type="float">
            <text:p>2.671</text:p>
          </table:table-cell>
          <table:table-cell table:style-name="ce32" table:formula="of:=(0.7*['Deaths per day'.$D58]+0.8*['Deaths per day'.$D59]+0.9*['Deaths per day'.$D60]+['Deaths per day'.$D61]+1.1*['Deaths per day'.$D62]+1.2*['Deaths per day'.$D63]+1.3*['Deaths per day'.$D64])/7" office:value-type="float" office:value="6.91137566137566" calcext:value-type="float">
            <text:p>6.911</text:p>
          </table:table-cell>
          <table:table-cell table:style-name="ce32" table:formula="of:=(0.7*['Deaths per day'.$F58]+0.8*['Deaths per day'.$F59]+0.9*['Deaths per day'.$F60]+['Deaths per day'.$F61]+1.1*['Deaths per day'.$F62]+1.2*['Deaths per day'.$F63]+1.3*['Deaths per day'.$F64])/7" office:value-type="float" office:value="5.50526384906652" calcext:value-type="float">
            <text:p>5.505</text:p>
          </table:table-cell>
          <table:table-cell table:style-name="ce32" table:formula="of:=(0.7*['Deaths per day'.$H58]+0.8*['Deaths per day'.$H59]+0.9*['Deaths per day'.$H60]+['Deaths per day'.$H61]+1.1*['Deaths per day'.$H62]+1.2*['Deaths per day'.$H63]+1.3*['Deaths per day'.$H64])/7" office:value-type="float" office:value="7.50911428149959" calcext:value-type="float">
            <text:p>7.509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64]+1" office:value-type="float" office:value="13" calcext:value-type="float">
            <text:p>13</text:p>
          </table:table-cell>
          <table:table-cell table:style-name="ce32" table:formula="of:=(0.7*['Deaths per day'.$D59]+0.8*['Deaths per day'.$D60]+0.9*['Deaths per day'.$D61]+['Deaths per day'.$D62]+1.1*['Deaths per day'.$D63]+1.2*['Deaths per day'.$D64]+1.3*['Deaths per day'.$D65])/7" office:value-type="float" office:value="8.44505857898715" calcext:value-type="float">
            <text:p>8.445</text:p>
          </table:table-cell>
          <table:table-cell table:style-name="ce32" table:formula="of:=(0.7*['Deaths per day'.$E59]+0.8*['Deaths per day'.$E60]+0.9*['Deaths per day'.$E61]+['Deaths per day'.$E62]+1.1*['Deaths per day'.$E63]+1.2*['Deaths per day'.$E64]+1.3*['Deaths per day'.$E65])/7" office:value-type="float" office:value="14.6294881588999" calcext:value-type="float">
            <text:p>14.629</text:p>
          </table:table-cell>
          <table:table-cell table:style-name="ce32" table:formula="of:=(0.7*['Deaths per day'.$F59]+0.8*['Deaths per day'.$F60]+0.9*['Deaths per day'.$F61]+['Deaths per day'.$F62]+1.1*['Deaths per day'.$F63]+1.2*['Deaths per day'.$F64]+1.3*['Deaths per day'.$F65])/7" office:value-type="float" office:value="6.14611832169669" calcext:value-type="float">
            <text:p>6.146</text:p>
          </table:table-cell>
          <table:table-cell table:style-name="ce32" table:formula="of:=(0.7*['Deaths per day'.$G59]+0.8*['Deaths per day'.$G60]+0.9*['Deaths per day'.$G61]+['Deaths per day'.$G62]+1.1*['Deaths per day'.$G63]+1.2*['Deaths per day'.$G64]+1.3*['Deaths per day'.$G65])/7" office:value-type="float" office:value="5.88389409817981" calcext:value-type="float">
            <text:p>5.884</text:p>
          </table:table-cell>
          <table:table-cell table:style-name="ce32" table:formula="of:=(0.7*['Deaths per day'.$H59]+0.8*['Deaths per day'.$H60]+0.9*['Deaths per day'.$H61]+['Deaths per day'.$H62]+1.1*['Deaths per day'.$H63]+1.2*['Deaths per day'.$H64]+1.3*['Deaths per day'.$H65])/7" office:value-type="float" office:value="8.25195456557014" calcext:value-type="float">
            <text:p>8.252</text:p>
          </table:table-cell>
          <table:table-cell table:style-name="ce32" table:formula="of:=(0.7*['Deaths per day'.$I59]+0.8*['Deaths per day'.$I60]+0.9*['Deaths per day'.$I61]+['Deaths per day'.$I62]+1.1*['Deaths per day'.$I63]+1.2*['Deaths per day'.$I64]+1.3*['Deaths per day'.$I65])/7" office:value-type="float" office:value="4.78299525248166" calcext:value-type="float">
            <text:p>4.783</text:p>
          </table:table-cell>
          <table:table-cell table:style-name="ce32" table:formula="of:=(0.7*['Deaths per day'.$J59]+0.8*['Deaths per day'.$J60]+0.9*['Deaths per day'.$J61]+['Deaths per day'.$J62]+1.1*['Deaths per day'.$J63]+1.2*['Deaths per day'.$J64]+1.3*['Deaths per day'.$J65])/7" office:value-type="float" office:value="2.52924325614705" calcext:value-type="float">
            <text:p>2.529</text:p>
          </table:table-cell>
          <table:table-cell table:style-name="ce65"/>
          <table:table-cell table:style-name="ce28" table:number-columns-repeated="2"/>
          <table:table-cell table:formula="of:=[.M64]+1" office:value-type="float" office:value="13" calcext:value-type="float">
            <text:p>13</text:p>
          </table:table-cell>
          <table:table-cell table:style-name="ce32" table:formula="of:=(0.7*['Deaths per day'.$D59]+0.8*['Deaths per day'.$D60]+0.9*['Deaths per day'.$D61]+['Deaths per day'.$D62]+1.1*['Deaths per day'.$D63]+1.2*['Deaths per day'.$D64]+1.3*['Deaths per day'.$D65])/7" office:value-type="float" office:value="8.44505857898715" calcext:value-type="float">
            <text:p>8.445</text:p>
          </table:table-cell>
          <table:table-cell table:style-name="ce32" table:formula="of:=(0.7*['Deaths per day'.$E59]+0.8*['Deaths per day'.$E60]+0.9*['Deaths per day'.$E61]+['Deaths per day'.$E62]+1.1*['Deaths per day'.$E63]+1.2*['Deaths per day'.$E64]+1.3*['Deaths per day'.$E65])/7" office:value-type="float" office:value="14.6294881588999" calcext:value-type="float">
            <text:p>14.629</text:p>
          </table:table-cell>
          <table:table-cell table:style-name="ce32" table:formula="of:=(0.7*['Deaths per day'.$F59]+0.8*['Deaths per day'.$F60]+0.9*['Deaths per day'.$F61]+['Deaths per day'.$F62]+1.1*['Deaths per day'.$F63]+1.2*['Deaths per day'.$F64]+1.3*['Deaths per day'.$F65])/7" office:value-type="float" office:value="6.14611832169669" calcext:value-type="float">
            <text:p>6.146</text:p>
          </table:table-cell>
          <table:table-cell table:style-name="ce32" table:formula="of:=(0.7*['Deaths per day'.$H59]+0.8*['Deaths per day'.$H60]+0.9*['Deaths per day'.$H61]+['Deaths per day'.$H62]+1.1*['Deaths per day'.$H63]+1.2*['Deaths per day'.$H64]+1.3*['Deaths per day'.$H65])/7" office:value-type="float" office:value="8.25195456557014" calcext:value-type="float">
            <text:p>8.252</text:p>
          </table:table-cell>
          <table:table-cell table:style-name="ce32" table:formula="of:=(0.7*['Deaths per day'.$J59]+0.8*['Deaths per day'.$J60]+0.9*['Deaths per day'.$J61]+['Deaths per day'.$J62]+1.1*['Deaths per day'.$J63]+1.2*['Deaths per day'.$J64]+1.3*['Deaths per day'.$J65])/7" office:value-type="float" office:value="2.52924325614705" calcext:value-type="float">
            <text:p>2.529</text:p>
          </table:table-cell>
          <table:table-cell table:style-name="ce32" table:formula="of:=(0.7*['Deaths per day'.$I59]+0.8*['Deaths per day'.$I60]+0.9*['Deaths per day'.$I61]+['Deaths per day'.$I62]+1.1*['Deaths per day'.$I63]+1.2*['Deaths per day'.$I64]+1.3*['Deaths per day'.$I65])/7" office:value-type="float" office:value="4.78299525248166" calcext:value-type="float">
            <text:p>4.783</text:p>
          </table:table-cell>
          <table:table-cell table:style-name="Default"/>
          <table:table-cell table:style-name="ce32" table:formula="of:=(0.7*['Deaths per day'.$G59]+0.8*['Deaths per day'.$G60]+0.9*['Deaths per day'.$G61]+['Deaths per day'.$G62]+1.1*['Deaths per day'.$G63]+1.2*['Deaths per day'.$G64]+1.3*['Deaths per day'.$G65])/7" office:value-type="float" office:value="5.88389409817981" calcext:value-type="float">
            <text:p>5.884</text:p>
          </table:table-cell>
          <table:table-cell table:number-columns-repeated="2"/>
          <table:table-cell table:formula="of:=[.X64]+1" office:value-type="float" office:value="13" calcext:value-type="float">
            <text:p>13</text:p>
          </table:table-cell>
          <table:table-cell table:style-name="ce32" table:formula="of:=(0.7*['Deaths per day'.$E59]+0.8*['Deaths per day'.$E60]+0.9*['Deaths per day'.$E61]+['Deaths per day'.$E62]+1.1*['Deaths per day'.$E63]+1.2*['Deaths per day'.$E64]+1.3*['Deaths per day'.$E65])/7" office:value-type="float" office:value="14.6294881588999" calcext:value-type="float">
            <text:p>14.629</text:p>
          </table:table-cell>
          <table:table-cell table:style-name="ce32" table:formula="of:=(0.7*['Deaths per day'.$G59]+0.8*['Deaths per day'.$G60]+0.9*['Deaths per day'.$G61]+['Deaths per day'.$G62]+1.1*['Deaths per day'.$G63]+1.2*['Deaths per day'.$G64]+1.3*['Deaths per day'.$G65])/7" office:value-type="float" office:value="5.88389409817981" calcext:value-type="float">
            <text:p>5.884</text:p>
          </table:table-cell>
          <table:table-cell table:style-name="ce32" table:formula="of:=(0.7*['Deaths per day'.$I59]+0.8*['Deaths per day'.$I60]+0.9*['Deaths per day'.$I61]+['Deaths per day'.$I62]+1.1*['Deaths per day'.$I63]+1.2*['Deaths per day'.$I64]+1.3*['Deaths per day'.$I65])/7" office:value-type="float" office:value="4.78299525248166" calcext:value-type="float">
            <text:p>4.783</text:p>
          </table:table-cell>
          <table:table-cell table:style-name="ce32" table:formula="of:=(0.7*['Deaths per day'.$J59]+0.8*['Deaths per day'.$J60]+0.9*['Deaths per day'.$J61]+['Deaths per day'.$J62]+1.1*['Deaths per day'.$J63]+1.2*['Deaths per day'.$J64]+1.3*['Deaths per day'.$J65])/7" office:value-type="float" office:value="2.52924325614705" calcext:value-type="float">
            <text:p>2.529</text:p>
          </table:table-cell>
          <table:table-cell table:style-name="ce32" table:formula="of:=(0.7*['Deaths per day'.$D59]+0.8*['Deaths per day'.$D60]+0.9*['Deaths per day'.$D61]+['Deaths per day'.$D62]+1.1*['Deaths per day'.$D63]+1.2*['Deaths per day'.$D64]+1.3*['Deaths per day'.$D65])/7" office:value-type="float" office:value="8.44505857898715" calcext:value-type="float">
            <text:p>8.445</text:p>
          </table:table-cell>
          <table:table-cell table:style-name="ce32" table:formula="of:=(0.7*['Deaths per day'.$F59]+0.8*['Deaths per day'.$F60]+0.9*['Deaths per day'.$F61]+['Deaths per day'.$F62]+1.1*['Deaths per day'.$F63]+1.2*['Deaths per day'.$F64]+1.3*['Deaths per day'.$F65])/7" office:value-type="float" office:value="6.14611832169669" calcext:value-type="float">
            <text:p>6.146</text:p>
          </table:table-cell>
          <table:table-cell table:style-name="ce32" table:formula="of:=(0.7*['Deaths per day'.$H59]+0.8*['Deaths per day'.$H60]+0.9*['Deaths per day'.$H61]+['Deaths per day'.$H62]+1.1*['Deaths per day'.$H63]+1.2*['Deaths per day'.$H64]+1.3*['Deaths per day'.$H65])/7" office:value-type="float" office:value="8.25195456557014" calcext:value-type="float">
            <text:p>8.252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65]+1" office:value-type="float" office:value="14" calcext:value-type="float">
            <text:p>14</text:p>
          </table:table-cell>
          <table:table-cell table:style-name="ce32" table:formula="of:=(0.7*['Deaths per day'.$D60]+0.8*['Deaths per day'.$D61]+0.9*['Deaths per day'.$D62]+['Deaths per day'.$D63]+1.1*['Deaths per day'.$D64]+1.2*['Deaths per day'.$D65]+1.3*['Deaths per day'.$D66])/7" office:value-type="float" office:value="9.12320483749055" calcext:value-type="float">
            <text:p>9.123</text:p>
          </table:table-cell>
          <table:table-cell table:style-name="ce32" table:formula="of:=(0.7*['Deaths per day'.$E60]+0.8*['Deaths per day'.$E61]+0.9*['Deaths per day'.$E62]+['Deaths per day'.$E63]+1.1*['Deaths per day'.$E64]+1.2*['Deaths per day'.$E65]+1.3*['Deaths per day'.$E66])/7" office:value-type="float" office:value="15.7680672268908" calcext:value-type="float">
            <text:p>15.768</text:p>
          </table:table-cell>
          <table:table-cell table:style-name="ce32" table:formula="of:=(0.7*['Deaths per day'.$F60]+0.8*['Deaths per day'.$F61]+0.9*['Deaths per day'.$F62]+['Deaths per day'.$F63]+1.1*['Deaths per day'.$F64]+1.2*['Deaths per day'.$F65]+1.3*['Deaths per day'.$F66])/7" office:value-type="float" office:value="8.90039177920287" calcext:value-type="float">
            <text:p>8.900</text:p>
          </table:table-cell>
          <table:table-cell table:style-name="ce32" table:formula="of:=(0.7*['Deaths per day'.$G60]+0.8*['Deaths per day'.$G61]+0.9*['Deaths per day'.$G62]+['Deaths per day'.$G63]+1.1*['Deaths per day'.$G64]+1.2*['Deaths per day'.$G65]+1.3*['Deaths per day'.$G66])/7" office:value-type="float" office:value="6.54991726420298" calcext:value-type="float">
            <text:p>6.550</text:p>
          </table:table-cell>
          <table:table-cell table:style-name="ce32" table:formula="of:=(0.7*['Deaths per day'.$H60]+0.8*['Deaths per day'.$H61]+0.9*['Deaths per day'.$H62]+['Deaths per day'.$H63]+1.1*['Deaths per day'.$H64]+1.2*['Deaths per day'.$H65]+1.3*['Deaths per day'.$H66])/7" office:value-type="float" office:value="8.44604134617411" calcext:value-type="float">
            <text:p>8.446</text:p>
          </table:table-cell>
          <table:table-cell table:style-name="ce32" table:formula="of:=(0.7*['Deaths per day'.$I60]+0.8*['Deaths per day'.$I61]+0.9*['Deaths per day'.$I62]+['Deaths per day'.$I63]+1.1*['Deaths per day'.$I64]+1.2*['Deaths per day'.$I65]+1.3*['Deaths per day'.$I66])/7" office:value-type="float" office:value="5.19408718170048" calcext:value-type="float">
            <text:p>5.194</text:p>
          </table:table-cell>
          <table:table-cell table:style-name="ce32" table:formula="of:=(0.7*['Deaths per day'.$J60]+0.8*['Deaths per day'.$J61]+0.9*['Deaths per day'.$J62]+['Deaths per day'.$J63]+1.1*['Deaths per day'.$J64]+1.2*['Deaths per day'.$J65]+1.3*['Deaths per day'.$J66])/7" office:value-type="float" office:value="2.40647273471337" calcext:value-type="float">
            <text:p>2.406</text:p>
          </table:table-cell>
          <table:table-cell table:style-name="ce65"/>
          <table:table-cell table:style-name="ce28" table:number-columns-repeated="2"/>
          <table:table-cell table:formula="of:=[.M65]+1" office:value-type="float" office:value="14" calcext:value-type="float">
            <text:p>14</text:p>
          </table:table-cell>
          <table:table-cell table:style-name="ce32" table:formula="of:=(0.7*['Deaths per day'.$D60]+0.8*['Deaths per day'.$D61]+0.9*['Deaths per day'.$D62]+['Deaths per day'.$D63]+1.1*['Deaths per day'.$D64]+1.2*['Deaths per day'.$D65]+1.3*['Deaths per day'.$D66])/7" office:value-type="float" office:value="9.12320483749055" calcext:value-type="float">
            <text:p>9.123</text:p>
          </table:table-cell>
          <table:table-cell table:style-name="ce32" table:formula="of:=(0.7*['Deaths per day'.$E60]+0.8*['Deaths per day'.$E61]+0.9*['Deaths per day'.$E62]+['Deaths per day'.$E63]+1.1*['Deaths per day'.$E64]+1.2*['Deaths per day'.$E65]+1.3*['Deaths per day'.$E66])/7" office:value-type="float" office:value="15.7680672268908" calcext:value-type="float">
            <text:p>15.768</text:p>
          </table:table-cell>
          <table:table-cell table:style-name="ce32" table:formula="of:=(0.7*['Deaths per day'.$F60]+0.8*['Deaths per day'.$F61]+0.9*['Deaths per day'.$F62]+['Deaths per day'.$F63]+1.1*['Deaths per day'.$F64]+1.2*['Deaths per day'.$F65]+1.3*['Deaths per day'.$F66])/7" office:value-type="float" office:value="8.90039177920287" calcext:value-type="float">
            <text:p>8.900</text:p>
          </table:table-cell>
          <table:table-cell table:style-name="ce32" table:formula="of:=(0.7*['Deaths per day'.$H60]+0.8*['Deaths per day'.$H61]+0.9*['Deaths per day'.$H62]+['Deaths per day'.$H63]+1.1*['Deaths per day'.$H64]+1.2*['Deaths per day'.$H65]+1.3*['Deaths per day'.$H66])/7" office:value-type="float" office:value="8.44604134617411" calcext:value-type="float">
            <text:p>8.446</text:p>
          </table:table-cell>
          <table:table-cell table:style-name="ce32" table:formula="of:=(0.7*['Deaths per day'.$J60]+0.8*['Deaths per day'.$J61]+0.9*['Deaths per day'.$J62]+['Deaths per day'.$J63]+1.1*['Deaths per day'.$J64]+1.2*['Deaths per day'.$J65]+1.3*['Deaths per day'.$J66])/7" office:value-type="float" office:value="2.40647273471337" calcext:value-type="float">
            <text:p>2.406</text:p>
          </table:table-cell>
          <table:table-cell table:style-name="ce32" table:formula="of:=(0.7*['Deaths per day'.$I60]+0.8*['Deaths per day'.$I61]+0.9*['Deaths per day'.$I62]+['Deaths per day'.$I63]+1.1*['Deaths per day'.$I64]+1.2*['Deaths per day'.$I65]+1.3*['Deaths per day'.$I66])/7" office:value-type="float" office:value="5.19408718170048" calcext:value-type="float">
            <text:p>5.194</text:p>
          </table:table-cell>
          <table:table-cell table:style-name="Default"/>
          <table:table-cell table:style-name="ce32" table:formula="of:=(0.7*['Deaths per day'.$G60]+0.8*['Deaths per day'.$G61]+0.9*['Deaths per day'.$G62]+['Deaths per day'.$G63]+1.1*['Deaths per day'.$G64]+1.2*['Deaths per day'.$G65]+1.3*['Deaths per day'.$G66])/7" office:value-type="float" office:value="6.54991726420298" calcext:value-type="float">
            <text:p>6.550</text:p>
          </table:table-cell>
          <table:table-cell table:number-columns-repeated="2"/>
          <table:table-cell table:formula="of:=[.X65]+1" office:value-type="float" office:value="14" calcext:value-type="float">
            <text:p>14</text:p>
          </table:table-cell>
          <table:table-cell table:style-name="ce32" table:formula="of:=(0.7*['Deaths per day'.$E60]+0.8*['Deaths per day'.$E61]+0.9*['Deaths per day'.$E62]+['Deaths per day'.$E63]+1.1*['Deaths per day'.$E64]+1.2*['Deaths per day'.$E65]+1.3*['Deaths per day'.$E66])/7" office:value-type="float" office:value="15.7680672268908" calcext:value-type="float">
            <text:p>15.768</text:p>
          </table:table-cell>
          <table:table-cell table:style-name="ce32" table:formula="of:=(0.7*['Deaths per day'.$G60]+0.8*['Deaths per day'.$G61]+0.9*['Deaths per day'.$G62]+['Deaths per day'.$G63]+1.1*['Deaths per day'.$G64]+1.2*['Deaths per day'.$G65]+1.3*['Deaths per day'.$G66])/7" office:value-type="float" office:value="6.54991726420298" calcext:value-type="float">
            <text:p>6.550</text:p>
          </table:table-cell>
          <table:table-cell table:style-name="ce32" table:formula="of:=(0.7*['Deaths per day'.$I60]+0.8*['Deaths per day'.$I61]+0.9*['Deaths per day'.$I62]+['Deaths per day'.$I63]+1.1*['Deaths per day'.$I64]+1.2*['Deaths per day'.$I65]+1.3*['Deaths per day'.$I66])/7" office:value-type="float" office:value="5.19408718170048" calcext:value-type="float">
            <text:p>5.194</text:p>
          </table:table-cell>
          <table:table-cell table:style-name="ce32" table:formula="of:=(0.7*['Deaths per day'.$J60]+0.8*['Deaths per day'.$J61]+0.9*['Deaths per day'.$J62]+['Deaths per day'.$J63]+1.1*['Deaths per day'.$J64]+1.2*['Deaths per day'.$J65]+1.3*['Deaths per day'.$J66])/7" office:value-type="float" office:value="2.40647273471337" calcext:value-type="float">
            <text:p>2.406</text:p>
          </table:table-cell>
          <table:table-cell table:style-name="ce32" table:formula="of:=(0.7*['Deaths per day'.$D60]+0.8*['Deaths per day'.$D61]+0.9*['Deaths per day'.$D62]+['Deaths per day'.$D63]+1.1*['Deaths per day'.$D64]+1.2*['Deaths per day'.$D65]+1.3*['Deaths per day'.$D66])/7" office:value-type="float" office:value="9.12320483749055" calcext:value-type="float">
            <text:p>9.123</text:p>
          </table:table-cell>
          <table:table-cell table:style-name="ce32" table:formula="of:=(0.7*['Deaths per day'.$F60]+0.8*['Deaths per day'.$F61]+0.9*['Deaths per day'.$F62]+['Deaths per day'.$F63]+1.1*['Deaths per day'.$F64]+1.2*['Deaths per day'.$F65]+1.3*['Deaths per day'.$F66])/7" office:value-type="float" office:value="8.90039177920287" calcext:value-type="float">
            <text:p>8.900</text:p>
          </table:table-cell>
          <table:table-cell table:style-name="ce32" table:formula="of:=(0.7*['Deaths per day'.$H60]+0.8*['Deaths per day'.$H61]+0.9*['Deaths per day'.$H62]+['Deaths per day'.$H63]+1.1*['Deaths per day'.$H64]+1.2*['Deaths per day'.$H65]+1.3*['Deaths per day'.$H66])/7" office:value-type="float" office:value="8.44604134617411" calcext:value-type="float">
            <text:p>8.446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66]+1" office:value-type="float" office:value="15" calcext:value-type="float">
            <text:p>15</text:p>
          </table:table-cell>
          <table:table-cell table:style-name="ce32" table:formula="of:=(0.7*['Deaths per day'.$D61]+0.8*['Deaths per day'.$D62]+0.9*['Deaths per day'.$D63]+['Deaths per day'.$D64]+1.1*['Deaths per day'.$D65]+1.2*['Deaths per day'.$D66]+1.3*['Deaths per day'.$D67])/7" office:value-type="float" office:value="9.60789871504157" calcext:value-type="float">
            <text:p>9.608</text:p>
          </table:table-cell>
          <table:table-cell table:style-name="ce32" table:formula="of:=(0.7*['Deaths per day'.$E61]+0.8*['Deaths per day'.$E62]+0.9*['Deaths per day'.$E63]+['Deaths per day'.$E64]+1.1*['Deaths per day'.$E65]+1.2*['Deaths per day'.$E66]+1.3*['Deaths per day'.$E67])/7" office:value-type="float" office:value="16.8693659281895" calcext:value-type="float">
            <text:p>16.869</text:p>
          </table:table-cell>
          <table:table-cell table:style-name="ce32" table:formula="of:=(0.7*['Deaths per day'.$F61]+0.8*['Deaths per day'.$F62]+0.9*['Deaths per day'.$F63]+['Deaths per day'.$F64]+1.1*['Deaths per day'.$F65]+1.2*['Deaths per day'.$F66]+1.3*['Deaths per day'.$F67])/7" office:value-type="float" office:value="10.8866466764429" calcext:value-type="float">
            <text:p>10.887</text:p>
          </table:table-cell>
          <table:table-cell table:style-name="ce32" table:formula="of:=(0.7*['Deaths per day'.$G61]+0.8*['Deaths per day'.$G62]+0.9*['Deaths per day'.$G63]+['Deaths per day'.$G64]+1.1*['Deaths per day'.$G65]+1.2*['Deaths per day'.$G66]+1.3*['Deaths per day'.$G67])/7" office:value-type="float" office:value="7.26144511858798" calcext:value-type="float">
            <text:p>7.261</text:p>
          </table:table-cell>
          <table:table-cell table:style-name="ce32" table:formula="of:=(0.7*['Deaths per day'.$H61]+0.8*['Deaths per day'.$H62]+0.9*['Deaths per day'.$H63]+['Deaths per day'.$H64]+1.1*['Deaths per day'.$H65]+1.2*['Deaths per day'.$H66]+1.3*['Deaths per day'.$H67])/7" office:value-type="float" office:value="9.28202642614798" calcext:value-type="float">
            <text:p>9.282</text:p>
          </table:table-cell>
          <table:table-cell table:style-name="ce32" table:formula="of:=(0.7*['Deaths per day'.$I61]+0.8*['Deaths per day'.$I62]+0.9*['Deaths per day'.$I63]+['Deaths per day'.$I64]+1.1*['Deaths per day'.$I65]+1.2*['Deaths per day'.$I66]+1.3*['Deaths per day'.$I67])/7" office:value-type="float" office:value="5.37544238239102" calcext:value-type="float">
            <text:p>5.375</text:p>
          </table:table-cell>
          <table:table-cell table:style-name="ce32" table:formula="of:=(0.7*['Deaths per day'.$J61]+0.8*['Deaths per day'.$J62]+0.9*['Deaths per day'.$J63]+['Deaths per day'.$J64]+1.1*['Deaths per day'.$J65]+1.2*['Deaths per day'.$J66]+1.3*['Deaths per day'.$J67])/7" office:value-type="float" office:value="2.35463629233025" calcext:value-type="float">
            <text:p>2.355</text:p>
          </table:table-cell>
          <table:table-cell table:style-name="ce65"/>
          <table:table-cell table:style-name="ce28" table:number-columns-repeated="2"/>
          <table:table-cell table:formula="of:=[.M66]+1" office:value-type="float" office:value="15" calcext:value-type="float">
            <text:p>15</text:p>
          </table:table-cell>
          <table:table-cell table:style-name="ce32" table:formula="of:=(0.7*['Deaths per day'.$D61]+0.8*['Deaths per day'.$D62]+0.9*['Deaths per day'.$D63]+['Deaths per day'.$D64]+1.1*['Deaths per day'.$D65]+1.2*['Deaths per day'.$D66]+1.3*['Deaths per day'.$D67])/7" office:value-type="float" office:value="9.60789871504157" calcext:value-type="float">
            <text:p>9.608</text:p>
          </table:table-cell>
          <table:table-cell table:style-name="ce32" table:formula="of:=(0.7*['Deaths per day'.$E61]+0.8*['Deaths per day'.$E62]+0.9*['Deaths per day'.$E63]+['Deaths per day'.$E64]+1.1*['Deaths per day'.$E65]+1.2*['Deaths per day'.$E66]+1.3*['Deaths per day'.$E67])/7" office:value-type="float" office:value="16.8693659281895" calcext:value-type="float">
            <text:p>16.869</text:p>
          </table:table-cell>
          <table:table-cell table:style-name="ce32" table:formula="of:=(0.7*['Deaths per day'.$F61]+0.8*['Deaths per day'.$F62]+0.9*['Deaths per day'.$F63]+['Deaths per day'.$F64]+1.1*['Deaths per day'.$F65]+1.2*['Deaths per day'.$F66]+1.3*['Deaths per day'.$F67])/7" office:value-type="float" office:value="10.8866466764429" calcext:value-type="float">
            <text:p>10.887</text:p>
          </table:table-cell>
          <table:table-cell table:style-name="ce32" table:formula="of:=(0.7*['Deaths per day'.$H61]+0.8*['Deaths per day'.$H62]+0.9*['Deaths per day'.$H63]+['Deaths per day'.$H64]+1.1*['Deaths per day'.$H65]+1.2*['Deaths per day'.$H66]+1.3*['Deaths per day'.$H67])/7" office:value-type="float" office:value="9.28202642614798" calcext:value-type="float">
            <text:p>9.282</text:p>
          </table:table-cell>
          <table:table-cell table:style-name="ce32" table:formula="of:=(0.7*['Deaths per day'.$J61]+0.8*['Deaths per day'.$J62]+0.9*['Deaths per day'.$J63]+['Deaths per day'.$J64]+1.1*['Deaths per day'.$J65]+1.2*['Deaths per day'.$J66]+1.3*['Deaths per day'.$J67])/7" office:value-type="float" office:value="2.35463629233025" calcext:value-type="float">
            <text:p>2.355</text:p>
          </table:table-cell>
          <table:table-cell table:style-name="ce32" table:formula="of:=(0.7*['Deaths per day'.$I61]+0.8*['Deaths per day'.$I62]+0.9*['Deaths per day'.$I63]+['Deaths per day'.$I64]+1.1*['Deaths per day'.$I65]+1.2*['Deaths per day'.$I66]+1.3*['Deaths per day'.$I67])/7" office:value-type="float" office:value="5.37544238239102" calcext:value-type="float">
            <text:p>5.375</text:p>
          </table:table-cell>
          <table:table-cell table:style-name="Default"/>
          <table:table-cell table:style-name="ce32" table:formula="of:=(0.7*['Deaths per day'.$G61]+0.8*['Deaths per day'.$G62]+0.9*['Deaths per day'.$G63]+['Deaths per day'.$G64]+1.1*['Deaths per day'.$G65]+1.2*['Deaths per day'.$G66]+1.3*['Deaths per day'.$G67])/7" office:value-type="float" office:value="7.26144511858798" calcext:value-type="float">
            <text:p>7.261</text:p>
          </table:table-cell>
          <table:table-cell table:number-columns-repeated="2"/>
          <table:table-cell table:formula="of:=[.X66]+1" office:value-type="float" office:value="15" calcext:value-type="float">
            <text:p>15</text:p>
          </table:table-cell>
          <table:table-cell table:style-name="ce32" table:formula="of:=(0.7*['Deaths per day'.$E61]+0.8*['Deaths per day'.$E62]+0.9*['Deaths per day'.$E63]+['Deaths per day'.$E64]+1.1*['Deaths per day'.$E65]+1.2*['Deaths per day'.$E66]+1.3*['Deaths per day'.$E67])/7" office:value-type="float" office:value="16.8693659281895" calcext:value-type="float">
            <text:p>16.869</text:p>
          </table:table-cell>
          <table:table-cell table:style-name="ce32" table:formula="of:=(0.7*['Deaths per day'.$G61]+0.8*['Deaths per day'.$G62]+0.9*['Deaths per day'.$G63]+['Deaths per day'.$G64]+1.1*['Deaths per day'.$G65]+1.2*['Deaths per day'.$G66]+1.3*['Deaths per day'.$G67])/7" office:value-type="float" office:value="7.26144511858798" calcext:value-type="float">
            <text:p>7.261</text:p>
          </table:table-cell>
          <table:table-cell table:style-name="ce32" table:formula="of:=(0.7*['Deaths per day'.$I61]+0.8*['Deaths per day'.$I62]+0.9*['Deaths per day'.$I63]+['Deaths per day'.$I64]+1.1*['Deaths per day'.$I65]+1.2*['Deaths per day'.$I66]+1.3*['Deaths per day'.$I67])/7" office:value-type="float" office:value="5.37544238239102" calcext:value-type="float">
            <text:p>5.375</text:p>
          </table:table-cell>
          <table:table-cell table:style-name="ce32" table:formula="of:=(0.7*['Deaths per day'.$J61]+0.8*['Deaths per day'.$J62]+0.9*['Deaths per day'.$J63]+['Deaths per day'.$J64]+1.1*['Deaths per day'.$J65]+1.2*['Deaths per day'.$J66]+1.3*['Deaths per day'.$J67])/7" office:value-type="float" office:value="2.35463629233025" calcext:value-type="float">
            <text:p>2.355</text:p>
          </table:table-cell>
          <table:table-cell table:style-name="ce32" table:formula="of:=(0.7*['Deaths per day'.$D61]+0.8*['Deaths per day'.$D62]+0.9*['Deaths per day'.$D63]+['Deaths per day'.$D64]+1.1*['Deaths per day'.$D65]+1.2*['Deaths per day'.$D66]+1.3*['Deaths per day'.$D67])/7" office:value-type="float" office:value="9.60789871504157" calcext:value-type="float">
            <text:p>9.608</text:p>
          </table:table-cell>
          <table:table-cell table:style-name="ce32" table:formula="of:=(0.7*['Deaths per day'.$F61]+0.8*['Deaths per day'.$F62]+0.9*['Deaths per day'.$F63]+['Deaths per day'.$F64]+1.1*['Deaths per day'.$F65]+1.2*['Deaths per day'.$F66]+1.3*['Deaths per day'.$F67])/7" office:value-type="float" office:value="10.8866466764429" calcext:value-type="float">
            <text:p>10.887</text:p>
          </table:table-cell>
          <table:table-cell table:style-name="ce32" table:formula="of:=(0.7*['Deaths per day'.$H61]+0.8*['Deaths per day'.$H62]+0.9*['Deaths per day'.$H63]+['Deaths per day'.$H64]+1.1*['Deaths per day'.$H65]+1.2*['Deaths per day'.$H66]+1.3*['Deaths per day'.$H67])/7" office:value-type="float" office:value="9.28202642614798" calcext:value-type="float">
            <text:p>9.282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67]+1" office:value-type="float" office:value="16" calcext:value-type="float">
            <text:p>16</text:p>
          </table:table-cell>
          <table:table-cell table:style-name="ce32" table:formula="of:=(0.7*['Deaths per day'.$D62]+0.8*['Deaths per day'.$D63]+0.9*['Deaths per day'.$D64]+['Deaths per day'.$D65]+1.1*['Deaths per day'.$D66]+1.2*['Deaths per day'.$D67]+1.3*['Deaths per day'.$D68])/7" office:value-type="float" office:value="10.4747732426304" calcext:value-type="float">
            <text:p>10.475</text:p>
          </table:table-cell>
          <table:table-cell table:style-name="ce32" table:formula="of:=(0.7*['Deaths per day'.$E62]+0.8*['Deaths per day'.$E63]+0.9*['Deaths per day'.$E64]+['Deaths per day'.$E65]+1.1*['Deaths per day'.$E66]+1.2*['Deaths per day'.$E67]+1.3*['Deaths per day'.$E68])/7" office:value-type="float" office:value="16.9423987776929" calcext:value-type="float">
            <text:p>16.942</text:p>
          </table:table-cell>
          <table:table-cell table:style-name="ce32" table:formula="of:=(0.7*['Deaths per day'.$F62]+0.8*['Deaths per day'.$F63]+0.9*['Deaths per day'.$F64]+['Deaths per day'.$F65]+1.1*['Deaths per day'.$F66]+1.2*['Deaths per day'.$F67]+1.3*['Deaths per day'.$F68])/7" office:value-type="float" office:value="12.4763072074241" calcext:value-type="float">
            <text:p>12.476</text:p>
          </table:table-cell>
          <table:table-cell table:style-name="ce32" table:formula="of:=(0.7*['Deaths per day'.$G62]+0.8*['Deaths per day'.$G63]+0.9*['Deaths per day'.$G64]+['Deaths per day'.$G65]+1.1*['Deaths per day'.$G66]+1.2*['Deaths per day'.$G67]+1.3*['Deaths per day'.$G68])/7" office:value-type="float" office:value="7.55929398786542" calcext:value-type="float">
            <text:p>7.559</text:p>
          </table:table-cell>
          <table:table-cell table:style-name="ce32" table:formula="of:=(0.7*['Deaths per day'.$H62]+0.8*['Deaths per day'.$H63]+0.9*['Deaths per day'.$H64]+['Deaths per day'.$H65]+1.1*['Deaths per day'.$H66]+1.2*['Deaths per day'.$H67]+1.3*['Deaths per day'.$H68])/7" office:value-type="float" office:value="10.2189534908225" calcext:value-type="float">
            <text:p>10.219</text:p>
          </table:table-cell>
          <table:table-cell table:style-name="ce32" table:formula="of:=(0.7*['Deaths per day'.$I62]+0.8*['Deaths per day'.$I63]+0.9*['Deaths per day'.$I64]+['Deaths per day'.$I65]+1.1*['Deaths per day'.$I66]+1.2*['Deaths per day'.$I67]+1.3*['Deaths per day'.$I68])/7" office:value-type="float" office:value="5.40798446266724" calcext:value-type="float">
            <text:p>5.408</text:p>
          </table:table-cell>
          <table:table-cell table:style-name="ce32" table:formula="of:=(0.7*['Deaths per day'.$J62]+0.8*['Deaths per day'.$J63]+0.9*['Deaths per day'.$J64]+['Deaths per day'.$J65]+1.1*['Deaths per day'.$J66]+1.2*['Deaths per day'.$J67]+1.3*['Deaths per day'.$J68])/7" office:value-type="float" office:value="2.25948913821915" calcext:value-type="float">
            <text:p>2.259</text:p>
          </table:table-cell>
          <table:table-cell table:style-name="ce65"/>
          <table:table-cell table:style-name="ce28" table:number-columns-repeated="2"/>
          <table:table-cell table:formula="of:=[.M67]+1" office:value-type="float" office:value="16" calcext:value-type="float">
            <text:p>16</text:p>
          </table:table-cell>
          <table:table-cell table:style-name="ce32" table:formula="of:=(0.7*['Deaths per day'.$D62]+0.8*['Deaths per day'.$D63]+0.9*['Deaths per day'.$D64]+['Deaths per day'.$D65]+1.1*['Deaths per day'.$D66]+1.2*['Deaths per day'.$D67]+1.3*['Deaths per day'.$D68])/7" office:value-type="float" office:value="10.4747732426304" calcext:value-type="float">
            <text:p>10.475</text:p>
          </table:table-cell>
          <table:table-cell table:style-name="ce32" table:formula="of:=(0.7*['Deaths per day'.$E62]+0.8*['Deaths per day'.$E63]+0.9*['Deaths per day'.$E64]+['Deaths per day'.$E65]+1.1*['Deaths per day'.$E66]+1.2*['Deaths per day'.$E67]+1.3*['Deaths per day'.$E68])/7" office:value-type="float" office:value="16.9423987776929" calcext:value-type="float">
            <text:p>16.942</text:p>
          </table:table-cell>
          <table:table-cell table:style-name="ce32" table:formula="of:=(0.7*['Deaths per day'.$F62]+0.8*['Deaths per day'.$F63]+0.9*['Deaths per day'.$F64]+['Deaths per day'.$F65]+1.1*['Deaths per day'.$F66]+1.2*['Deaths per day'.$F67]+1.3*['Deaths per day'.$F68])/7" office:value-type="float" office:value="12.4763072074241" calcext:value-type="float">
            <text:p>12.476</text:p>
          </table:table-cell>
          <table:table-cell table:style-name="ce32" table:formula="of:=(0.7*['Deaths per day'.$H62]+0.8*['Deaths per day'.$H63]+0.9*['Deaths per day'.$H64]+['Deaths per day'.$H65]+1.1*['Deaths per day'.$H66]+1.2*['Deaths per day'.$H67]+1.3*['Deaths per day'.$H68])/7" office:value-type="float" office:value="10.2189534908225" calcext:value-type="float">
            <text:p>10.219</text:p>
          </table:table-cell>
          <table:table-cell table:style-name="ce32" table:formula="of:=(0.7*['Deaths per day'.$J62]+0.8*['Deaths per day'.$J63]+0.9*['Deaths per day'.$J64]+['Deaths per day'.$J65]+1.1*['Deaths per day'.$J66]+1.2*['Deaths per day'.$J67]+1.3*['Deaths per day'.$J68])/7" office:value-type="float" office:value="2.25948913821915" calcext:value-type="float">
            <text:p>2.259</text:p>
          </table:table-cell>
          <table:table-cell table:style-name="ce32" table:formula="of:=(0.7*['Deaths per day'.$I62]+0.8*['Deaths per day'.$I63]+0.9*['Deaths per day'.$I64]+['Deaths per day'.$I65]+1.1*['Deaths per day'.$I66]+1.2*['Deaths per day'.$I67]+1.3*['Deaths per day'.$I68])/7" office:value-type="float" office:value="5.40798446266724" calcext:value-type="float">
            <text:p>5.408</text:p>
          </table:table-cell>
          <table:table-cell table:style-name="Default"/>
          <table:table-cell table:style-name="ce32" table:formula="of:=(0.7*['Deaths per day'.$G62]+0.8*['Deaths per day'.$G63]+0.9*['Deaths per day'.$G64]+['Deaths per day'.$G65]+1.1*['Deaths per day'.$G66]+1.2*['Deaths per day'.$G67]+1.3*['Deaths per day'.$G68])/7" office:value-type="float" office:value="7.55929398786542" calcext:value-type="float">
            <text:p>7.559</text:p>
          </table:table-cell>
          <table:table-cell table:number-columns-repeated="2"/>
          <table:table-cell table:formula="of:=[.X67]+1" office:value-type="float" office:value="16" calcext:value-type="float">
            <text:p>16</text:p>
          </table:table-cell>
          <table:table-cell table:style-name="ce32" table:formula="of:=(0.7*['Deaths per day'.$E62]+0.8*['Deaths per day'.$E63]+0.9*['Deaths per day'.$E64]+['Deaths per day'.$E65]+1.1*['Deaths per day'.$E66]+1.2*['Deaths per day'.$E67]+1.3*['Deaths per day'.$E68])/7" office:value-type="float" office:value="16.9423987776929" calcext:value-type="float">
            <text:p>16.942</text:p>
          </table:table-cell>
          <table:table-cell table:style-name="ce32" table:formula="of:=(0.7*['Deaths per day'.$G62]+0.8*['Deaths per day'.$G63]+0.9*['Deaths per day'.$G64]+['Deaths per day'.$G65]+1.1*['Deaths per day'.$G66]+1.2*['Deaths per day'.$G67]+1.3*['Deaths per day'.$G68])/7" office:value-type="float" office:value="7.55929398786542" calcext:value-type="float">
            <text:p>7.559</text:p>
          </table:table-cell>
          <table:table-cell table:style-name="ce32" table:formula="of:=(0.7*['Deaths per day'.$I62]+0.8*['Deaths per day'.$I63]+0.9*['Deaths per day'.$I64]+['Deaths per day'.$I65]+1.1*['Deaths per day'.$I66]+1.2*['Deaths per day'.$I67]+1.3*['Deaths per day'.$I68])/7" office:value-type="float" office:value="5.40798446266724" calcext:value-type="float">
            <text:p>5.408</text:p>
          </table:table-cell>
          <table:table-cell table:style-name="ce32" table:formula="of:=(0.7*['Deaths per day'.$J62]+0.8*['Deaths per day'.$J63]+0.9*['Deaths per day'.$J64]+['Deaths per day'.$J65]+1.1*['Deaths per day'.$J66]+1.2*['Deaths per day'.$J67]+1.3*['Deaths per day'.$J68])/7" office:value-type="float" office:value="2.25948913821915" calcext:value-type="float">
            <text:p>2.259</text:p>
          </table:table-cell>
          <table:table-cell table:style-name="ce32" table:formula="of:=(0.7*['Deaths per day'.$D62]+0.8*['Deaths per day'.$D63]+0.9*['Deaths per day'.$D64]+['Deaths per day'.$D65]+1.1*['Deaths per day'.$D66]+1.2*['Deaths per day'.$D67]+1.3*['Deaths per day'.$D68])/7" office:value-type="float" office:value="10.4747732426304" calcext:value-type="float">
            <text:p>10.475</text:p>
          </table:table-cell>
          <table:table-cell table:style-name="ce32" table:formula="of:=(0.7*['Deaths per day'.$F62]+0.8*['Deaths per day'.$F63]+0.9*['Deaths per day'.$F64]+['Deaths per day'.$F65]+1.1*['Deaths per day'.$F66]+1.2*['Deaths per day'.$F67]+1.3*['Deaths per day'.$F68])/7" office:value-type="float" office:value="12.4763072074241" calcext:value-type="float">
            <text:p>12.476</text:p>
          </table:table-cell>
          <table:table-cell table:style-name="ce32" table:formula="of:=(0.7*['Deaths per day'.$H62]+0.8*['Deaths per day'.$H63]+0.9*['Deaths per day'.$H64]+['Deaths per day'.$H65]+1.1*['Deaths per day'.$H66]+1.2*['Deaths per day'.$H67]+1.3*['Deaths per day'.$H68])/7" office:value-type="float" office:value="10.2189534908225" calcext:value-type="float">
            <text:p>10.219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68]+1" office:value-type="float" office:value="17" calcext:value-type="float">
            <text:p>17</text:p>
          </table:table-cell>
          <table:table-cell table:style-name="ce32" table:formula="of:=(0.7*['Deaths per day'.$D63]+0.8*['Deaths per day'.$D64]+0.9*['Deaths per day'.$D65]+['Deaths per day'.$D66]+1.1*['Deaths per day'.$D67]+1.2*['Deaths per day'.$D68]+1.3*['Deaths per day'.$D69])/7" office:value-type="float" office:value="10.8791572184429" calcext:value-type="float">
            <text:p>10.879</text:p>
          </table:table-cell>
          <table:table-cell table:style-name="ce32" table:formula="of:=(0.7*['Deaths per day'.$E63]+0.8*['Deaths per day'.$E64]+0.9*['Deaths per day'.$E65]+['Deaths per day'.$E66]+1.1*['Deaths per day'.$E67]+1.2*['Deaths per day'.$E68]+1.3*['Deaths per day'.$E69])/7" office:value-type="float" office:value="17.7338426279603" calcext:value-type="float">
            <text:p>17.734</text:p>
          </table:table-cell>
          <table:table-cell table:style-name="ce32" table:formula="of:=(0.7*['Deaths per day'.$F63]+0.8*['Deaths per day'.$F64]+0.9*['Deaths per day'.$F65]+['Deaths per day'.$F66]+1.1*['Deaths per day'.$F67]+1.2*['Deaths per day'.$F68]+1.3*['Deaths per day'.$F69])/7" office:value-type="float" office:value="12.4185252467771" calcext:value-type="float">
            <text:p>12.419</text:p>
          </table:table-cell>
          <table:table-cell table:style-name="ce32" table:formula="of:=(0.7*['Deaths per day'.$G63]+0.8*['Deaths per day'.$G64]+0.9*['Deaths per day'.$G65]+['Deaths per day'.$G66]+1.1*['Deaths per day'.$G67]+1.2*['Deaths per day'.$G68]+1.3*['Deaths per day'.$G69])/7" office:value-type="float" office:value="7.03392167677882" calcext:value-type="float">
            <text:p>7.034</text:p>
          </table:table-cell>
          <table:table-cell table:style-name="ce32" table:formula="of:=(0.7*['Deaths per day'.$H63]+0.8*['Deaths per day'.$H64]+0.9*['Deaths per day'.$H65]+['Deaths per day'.$H66]+1.1*['Deaths per day'.$H67]+1.2*['Deaths per day'.$H68]+1.3*['Deaths per day'.$H69])/7" office:value-type="float" office:value="10.9131140286178" calcext:value-type="float">
            <text:p>10.913</text:p>
          </table:table-cell>
          <table:table-cell table:style-name="ce32" table:formula="of:=(0.7*['Deaths per day'.$I63]+0.8*['Deaths per day'.$I64]+0.9*['Deaths per day'.$I65]+['Deaths per day'.$I66]+1.1*['Deaths per day'.$I67]+1.2*['Deaths per day'.$I68]+1.3*['Deaths per day'.$I69])/7" office:value-type="float" office:value="5.40504963314631" calcext:value-type="float">
            <text:p>5.405</text:p>
          </table:table-cell>
          <table:table-cell table:style-name="ce32" table:formula="of:=(0.7*['Deaths per day'.$J63]+0.8*['Deaths per day'.$J64]+0.9*['Deaths per day'.$J65]+['Deaths per day'.$J66]+1.1*['Deaths per day'.$J67]+1.2*['Deaths per day'.$J68]+1.3*['Deaths per day'.$J69])/7" office:value-type="float" office:value="2.47996453296048" calcext:value-type="float">
            <text:p>2.480</text:p>
          </table:table-cell>
          <table:table-cell table:style-name="ce65"/>
          <table:table-cell table:style-name="ce28" table:number-columns-repeated="2"/>
          <table:table-cell table:formula="of:=[.M68]+1" office:value-type="float" office:value="17" calcext:value-type="float">
            <text:p>17</text:p>
          </table:table-cell>
          <table:table-cell table:style-name="ce32" table:formula="of:=(0.7*['Deaths per day'.$D63]+0.8*['Deaths per day'.$D64]+0.9*['Deaths per day'.$D65]+['Deaths per day'.$D66]+1.1*['Deaths per day'.$D67]+1.2*['Deaths per day'.$D68]+1.3*['Deaths per day'.$D69])/7" office:value-type="float" office:value="10.8791572184429" calcext:value-type="float">
            <text:p>10.879</text:p>
          </table:table-cell>
          <table:table-cell table:style-name="ce32" table:formula="of:=(0.7*['Deaths per day'.$E63]+0.8*['Deaths per day'.$E64]+0.9*['Deaths per day'.$E65]+['Deaths per day'.$E66]+1.1*['Deaths per day'.$E67]+1.2*['Deaths per day'.$E68]+1.3*['Deaths per day'.$E69])/7" office:value-type="float" office:value="17.7338426279603" calcext:value-type="float">
            <text:p>17.734</text:p>
          </table:table-cell>
          <table:table-cell table:style-name="ce32" table:formula="of:=(0.7*['Deaths per day'.$F63]+0.8*['Deaths per day'.$F64]+0.9*['Deaths per day'.$F65]+['Deaths per day'.$F66]+1.1*['Deaths per day'.$F67]+1.2*['Deaths per day'.$F68]+1.3*['Deaths per day'.$F69])/7" office:value-type="float" office:value="12.4185252467771" calcext:value-type="float">
            <text:p>12.419</text:p>
          </table:table-cell>
          <table:table-cell table:style-name="ce32" table:formula="of:=(0.7*['Deaths per day'.$H63]+0.8*['Deaths per day'.$H64]+0.9*['Deaths per day'.$H65]+['Deaths per day'.$H66]+1.1*['Deaths per day'.$H67]+1.2*['Deaths per day'.$H68]+1.3*['Deaths per day'.$H69])/7" office:value-type="float" office:value="10.9131140286178" calcext:value-type="float">
            <text:p>10.913</text:p>
          </table:table-cell>
          <table:table-cell table:style-name="ce32" table:formula="of:=(0.7*['Deaths per day'.$J63]+0.8*['Deaths per day'.$J64]+0.9*['Deaths per day'.$J65]+['Deaths per day'.$J66]+1.1*['Deaths per day'.$J67]+1.2*['Deaths per day'.$J68]+1.3*['Deaths per day'.$J69])/7" office:value-type="float" office:value="2.47996453296048" calcext:value-type="float">
            <text:p>2.480</text:p>
          </table:table-cell>
          <table:table-cell table:style-name="ce32" table:formula="of:=(0.7*['Deaths per day'.$I63]+0.8*['Deaths per day'.$I64]+0.9*['Deaths per day'.$I65]+['Deaths per day'.$I66]+1.1*['Deaths per day'.$I67]+1.2*['Deaths per day'.$I68]+1.3*['Deaths per day'.$I69])/7" office:value-type="float" office:value="5.40504963314631" calcext:value-type="float">
            <text:p>5.405</text:p>
          </table:table-cell>
          <table:table-cell table:style-name="Default"/>
          <table:table-cell table:style-name="ce32" table:formula="of:=(0.7*['Deaths per day'.$G63]+0.8*['Deaths per day'.$G64]+0.9*['Deaths per day'.$G65]+['Deaths per day'.$G66]+1.1*['Deaths per day'.$G67]+1.2*['Deaths per day'.$G68]+1.3*['Deaths per day'.$G69])/7" office:value-type="float" office:value="7.03392167677882" calcext:value-type="float">
            <text:p>7.034</text:p>
          </table:table-cell>
          <table:table-cell table:number-columns-repeated="2"/>
          <table:table-cell table:formula="of:=[.X68]+1" office:value-type="float" office:value="17" calcext:value-type="float">
            <text:p>17</text:p>
          </table:table-cell>
          <table:table-cell table:style-name="ce32" table:formula="of:=(0.7*['Deaths per day'.$E63]+0.8*['Deaths per day'.$E64]+0.9*['Deaths per day'.$E65]+['Deaths per day'.$E66]+1.1*['Deaths per day'.$E67]+1.2*['Deaths per day'.$E68]+1.3*['Deaths per day'.$E69])/7" office:value-type="float" office:value="17.7338426279603" calcext:value-type="float">
            <text:p>17.734</text:p>
          </table:table-cell>
          <table:table-cell table:style-name="ce32" table:formula="of:=(0.7*['Deaths per day'.$G63]+0.8*['Deaths per day'.$G64]+0.9*['Deaths per day'.$G65]+['Deaths per day'.$G66]+1.1*['Deaths per day'.$G67]+1.2*['Deaths per day'.$G68]+1.3*['Deaths per day'.$G69])/7" office:value-type="float" office:value="7.03392167677882" calcext:value-type="float">
            <text:p>7.034</text:p>
          </table:table-cell>
          <table:table-cell table:style-name="ce32" table:formula="of:=(0.7*['Deaths per day'.$I63]+0.8*['Deaths per day'.$I64]+0.9*['Deaths per day'.$I65]+['Deaths per day'.$I66]+1.1*['Deaths per day'.$I67]+1.2*['Deaths per day'.$I68]+1.3*['Deaths per day'.$I69])/7" office:value-type="float" office:value="5.40504963314631" calcext:value-type="float">
            <text:p>5.405</text:p>
          </table:table-cell>
          <table:table-cell table:style-name="ce32" table:formula="of:=(0.7*['Deaths per day'.$J63]+0.8*['Deaths per day'.$J64]+0.9*['Deaths per day'.$J65]+['Deaths per day'.$J66]+1.1*['Deaths per day'.$J67]+1.2*['Deaths per day'.$J68]+1.3*['Deaths per day'.$J69])/7" office:value-type="float" office:value="2.47996453296048" calcext:value-type="float">
            <text:p>2.480</text:p>
          </table:table-cell>
          <table:table-cell table:style-name="ce32" table:formula="of:=(0.7*['Deaths per day'.$D63]+0.8*['Deaths per day'.$D64]+0.9*['Deaths per day'.$D65]+['Deaths per day'.$D66]+1.1*['Deaths per day'.$D67]+1.2*['Deaths per day'.$D68]+1.3*['Deaths per day'.$D69])/7" office:value-type="float" office:value="10.8791572184429" calcext:value-type="float">
            <text:p>10.879</text:p>
          </table:table-cell>
          <table:table-cell table:style-name="ce32" table:formula="of:=(0.7*['Deaths per day'.$F63]+0.8*['Deaths per day'.$F64]+0.9*['Deaths per day'.$F65]+['Deaths per day'.$F66]+1.1*['Deaths per day'.$F67]+1.2*['Deaths per day'.$F68]+1.3*['Deaths per day'.$F69])/7" office:value-type="float" office:value="12.4185252467771" calcext:value-type="float">
            <text:p>12.419</text:p>
          </table:table-cell>
          <table:table-cell table:style-name="ce32" table:formula="of:=(0.7*['Deaths per day'.$H63]+0.8*['Deaths per day'.$H64]+0.9*['Deaths per day'.$H65]+['Deaths per day'.$H66]+1.1*['Deaths per day'.$H67]+1.2*['Deaths per day'.$H68]+1.3*['Deaths per day'.$H69])/7" office:value-type="float" office:value="10.9131140286178" calcext:value-type="float">
            <text:p>10.913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69]+1" office:value-type="float" office:value="18" calcext:value-type="float">
            <text:p>18</text:p>
          </table:table-cell>
          <table:table-cell table:style-name="ce32" table:formula="of:=(0.7*['Deaths per day'.$D64]+0.8*['Deaths per day'.$D65]+0.9*['Deaths per day'.$D66]+['Deaths per day'.$D67]+1.1*['Deaths per day'.$D68]+1.2*['Deaths per day'.$D69]+1.3*['Deaths per day'.$D70])/7" office:value-type="float" office:value="11.3914871504157" calcext:value-type="float">
            <text:p>11.391</text:p>
          </table:table-cell>
          <table:table-cell table:style-name="ce32" table:formula="of:=(0.7*['Deaths per day'.$E64]+0.8*['Deaths per day'.$E65]+0.9*['Deaths per day'.$E66]+['Deaths per day'.$E67]+1.1*['Deaths per day'.$E68]+1.2*['Deaths per day'.$E69]+1.3*['Deaths per day'.$E70])/7" office:value-type="float" office:value="18.4809778456837" calcext:value-type="float">
            <text:p>18.481</text:p>
          </table:table-cell>
          <table:table-cell table:style-name="ce32" table:formula="of:=(0.7*['Deaths per day'.$F64]+0.8*['Deaths per day'.$F65]+0.9*['Deaths per day'.$F66]+['Deaths per day'.$F67]+1.1*['Deaths per day'.$F68]+1.2*['Deaths per day'.$F69]+1.3*['Deaths per day'.$F70])/7" office:value-type="float" office:value="13.0420889054258" calcext:value-type="float">
            <text:p>13.042</text:p>
          </table:table-cell>
          <table:table-cell table:style-name="ce32" table:formula="of:=(0.7*['Deaths per day'.$G64]+0.8*['Deaths per day'.$G65]+0.9*['Deaths per day'.$G66]+['Deaths per day'.$G67]+1.1*['Deaths per day'.$G68]+1.2*['Deaths per day'.$G69]+1.3*['Deaths per day'.$G70])/7" office:value-type="float" office:value="6.30860452289024" calcext:value-type="float">
            <text:p>6.309</text:p>
          </table:table-cell>
          <table:table-cell table:style-name="ce32" table:formula="of:=(0.7*['Deaths per day'.$H64]+0.8*['Deaths per day'.$H65]+0.9*['Deaths per day'.$H66]+['Deaths per day'.$H67]+1.1*['Deaths per day'.$H68]+1.2*['Deaths per day'.$H69]+1.3*['Deaths per day'.$H70])/7" office:value-type="float" office:value="11.6673339936358" calcext:value-type="float">
            <text:p>11.667</text:p>
          </table:table-cell>
          <table:table-cell table:style-name="ce32" table:formula="of:=(0.7*['Deaths per day'.$I64]+0.8*['Deaths per day'.$I65]+0.9*['Deaths per day'.$I66]+['Deaths per day'.$I67]+1.1*['Deaths per day'.$I68]+1.2*['Deaths per day'.$I69]+1.3*['Deaths per day'.$I70])/7" office:value-type="float" office:value="7.81428571428572" calcext:value-type="float">
            <text:p>7.814</text:p>
          </table:table-cell>
          <table:table-cell table:style-name="ce32" table:formula="of:=(0.7*['Deaths per day'.$J64]+0.8*['Deaths per day'.$J65]+0.9*['Deaths per day'.$J66]+['Deaths per day'.$J67]+1.1*['Deaths per day'.$J68]+1.2*['Deaths per day'.$J69]+1.3*['Deaths per day'.$J70])/7" office:value-type="float" office:value="2.57204242403574" calcext:value-type="float">
            <text:p>2.572</text:p>
          </table:table-cell>
          <table:table-cell table:style-name="ce65"/>
          <table:table-cell table:style-name="ce28" table:number-columns-repeated="2"/>
          <table:table-cell table:formula="of:=[.M69]+1" office:value-type="float" office:value="18" calcext:value-type="float">
            <text:p>18</text:p>
          </table:table-cell>
          <table:table-cell table:style-name="ce32" table:formula="of:=(0.7*['Deaths per day'.$D64]+0.8*['Deaths per day'.$D65]+0.9*['Deaths per day'.$D66]+['Deaths per day'.$D67]+1.1*['Deaths per day'.$D68]+1.2*['Deaths per day'.$D69]+1.3*['Deaths per day'.$D70])/7" office:value-type="float" office:value="11.3914871504157" calcext:value-type="float">
            <text:p>11.391</text:p>
          </table:table-cell>
          <table:table-cell table:style-name="ce32" table:formula="of:=(0.7*['Deaths per day'.$E64]+0.8*['Deaths per day'.$E65]+0.9*['Deaths per day'.$E66]+['Deaths per day'.$E67]+1.1*['Deaths per day'.$E68]+1.2*['Deaths per day'.$E69]+1.3*['Deaths per day'.$E70])/7" office:value-type="float" office:value="18.4809778456837" calcext:value-type="float">
            <text:p>18.481</text:p>
          </table:table-cell>
          <table:table-cell table:style-name="ce32" table:formula="of:=(0.7*['Deaths per day'.$F64]+0.8*['Deaths per day'.$F65]+0.9*['Deaths per day'.$F66]+['Deaths per day'.$F67]+1.1*['Deaths per day'.$F68]+1.2*['Deaths per day'.$F69]+1.3*['Deaths per day'.$F70])/7" office:value-type="float" office:value="13.0420889054258" calcext:value-type="float">
            <text:p>13.042</text:p>
          </table:table-cell>
          <table:table-cell table:style-name="ce32" table:formula="of:=(0.7*['Deaths per day'.$H64]+0.8*['Deaths per day'.$H65]+0.9*['Deaths per day'.$H66]+['Deaths per day'.$H67]+1.1*['Deaths per day'.$H68]+1.2*['Deaths per day'.$H69]+1.3*['Deaths per day'.$H70])/7" office:value-type="float" office:value="11.6673339936358" calcext:value-type="float">
            <text:p>11.667</text:p>
          </table:table-cell>
          <table:table-cell table:style-name="ce32" table:formula="of:=(0.7*['Deaths per day'.$J64]+0.8*['Deaths per day'.$J65]+0.9*['Deaths per day'.$J66]+['Deaths per day'.$J67]+1.1*['Deaths per day'.$J68]+1.2*['Deaths per day'.$J69]+1.3*['Deaths per day'.$J70])/7" office:value-type="float" office:value="2.57204242403574" calcext:value-type="float">
            <text:p>2.572</text:p>
          </table:table-cell>
          <table:table-cell table:style-name="ce32" table:formula="of:=(0.7*['Deaths per day'.$I64]+0.8*['Deaths per day'.$I65]+0.9*['Deaths per day'.$I66]+['Deaths per day'.$I67]+1.1*['Deaths per day'.$I68]+1.2*['Deaths per day'.$I69]+1.3*['Deaths per day'.$I70])/7" office:value-type="float" office:value="7.81428571428572" calcext:value-type="float">
            <text:p>7.814</text:p>
          </table:table-cell>
          <table:table-cell table:style-name="Default"/>
          <table:table-cell table:style-name="ce32" table:formula="of:=(0.7*['Deaths per day'.$G64]+0.8*['Deaths per day'.$G65]+0.9*['Deaths per day'.$G66]+['Deaths per day'.$G67]+1.1*['Deaths per day'.$G68]+1.2*['Deaths per day'.$G69]+1.3*['Deaths per day'.$G70])/7" office:value-type="float" office:value="6.30860452289024" calcext:value-type="float">
            <text:p>6.309</text:p>
          </table:table-cell>
          <table:table-cell table:number-columns-repeated="2"/>
          <table:table-cell table:formula="of:=[.X69]+1" office:value-type="float" office:value="18" calcext:value-type="float">
            <text:p>18</text:p>
          </table:table-cell>
          <table:table-cell table:style-name="ce32" table:formula="of:=(0.7*['Deaths per day'.$E64]+0.8*['Deaths per day'.$E65]+0.9*['Deaths per day'.$E66]+['Deaths per day'.$E67]+1.1*['Deaths per day'.$E68]+1.2*['Deaths per day'.$E69]+1.3*['Deaths per day'.$E70])/7" office:value-type="float" office:value="18.4809778456837" calcext:value-type="float">
            <text:p>18.481</text:p>
          </table:table-cell>
          <table:table-cell table:style-name="ce32" table:formula="of:=(0.7*['Deaths per day'.$G64]+0.8*['Deaths per day'.$G65]+0.9*['Deaths per day'.$G66]+['Deaths per day'.$G67]+1.1*['Deaths per day'.$G68]+1.2*['Deaths per day'.$G69]+1.3*['Deaths per day'.$G70])/7" office:value-type="float" office:value="6.30860452289024" calcext:value-type="float">
            <text:p>6.309</text:p>
          </table:table-cell>
          <table:table-cell table:style-name="ce32" table:formula="of:=(0.7*['Deaths per day'.$I64]+0.8*['Deaths per day'.$I65]+0.9*['Deaths per day'.$I66]+['Deaths per day'.$I67]+1.1*['Deaths per day'.$I68]+1.2*['Deaths per day'.$I69]+1.3*['Deaths per day'.$I70])/7" office:value-type="float" office:value="7.81428571428572" calcext:value-type="float">
            <text:p>7.814</text:p>
          </table:table-cell>
          <table:table-cell table:style-name="ce32" table:formula="of:=(0.7*['Deaths per day'.$J64]+0.8*['Deaths per day'.$J65]+0.9*['Deaths per day'.$J66]+['Deaths per day'.$J67]+1.1*['Deaths per day'.$J68]+1.2*['Deaths per day'.$J69]+1.3*['Deaths per day'.$J70])/7" office:value-type="float" office:value="2.57204242403574" calcext:value-type="float">
            <text:p>2.572</text:p>
          </table:table-cell>
          <table:table-cell table:style-name="ce32" table:formula="of:=(0.7*['Deaths per day'.$D64]+0.8*['Deaths per day'.$D65]+0.9*['Deaths per day'.$D66]+['Deaths per day'.$D67]+1.1*['Deaths per day'.$D68]+1.2*['Deaths per day'.$D69]+1.3*['Deaths per day'.$D70])/7" office:value-type="float" office:value="11.3914871504157" calcext:value-type="float">
            <text:p>11.391</text:p>
          </table:table-cell>
          <table:table-cell table:style-name="ce32" table:formula="of:=(0.7*['Deaths per day'.$F64]+0.8*['Deaths per day'.$F65]+0.9*['Deaths per day'.$F66]+['Deaths per day'.$F67]+1.1*['Deaths per day'.$F68]+1.2*['Deaths per day'.$F69]+1.3*['Deaths per day'.$F70])/7" office:value-type="float" office:value="13.0420889054258" calcext:value-type="float">
            <text:p>13.042</text:p>
          </table:table-cell>
          <table:table-cell table:style-name="ce32" table:formula="of:=(0.7*['Deaths per day'.$H64]+0.8*['Deaths per day'.$H65]+0.9*['Deaths per day'.$H66]+['Deaths per day'.$H67]+1.1*['Deaths per day'.$H68]+1.2*['Deaths per day'.$H69]+1.3*['Deaths per day'.$H70])/7" office:value-type="float" office:value="11.6673339936358" calcext:value-type="float">
            <text:p>11.667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70]+1" office:value-type="float" office:value="19" calcext:value-type="float">
            <text:p>19</text:p>
          </table:table-cell>
          <table:table-cell table:style-name="ce32" table:formula="of:=(0.7*['Deaths per day'.$D65]+0.8*['Deaths per day'.$D66]+0.9*['Deaths per day'.$D67]+['Deaths per day'.$D68]+1.1*['Deaths per day'.$D69]+1.2*['Deaths per day'.$D70]+1.3*['Deaths per day'.$D71])/7" office:value-type="float" office:value="12.1886810279667" calcext:value-type="float">
            <text:p>12.189</text:p>
          </table:table-cell>
          <table:table-cell table:style-name="ce32" table:formula="of:=(0.7*['Deaths per day'.$E65]+0.8*['Deaths per day'.$E66]+0.9*['Deaths per day'.$E67]+['Deaths per day'.$E68]+1.1*['Deaths per day'.$E69]+1.2*['Deaths per day'.$E70]+1.3*['Deaths per day'.$E71])/7" office:value-type="float" office:value="18.6120702826585" calcext:value-type="float">
            <text:p>18.612</text:p>
          </table:table-cell>
          <table:table-cell table:style-name="ce32" table:formula="of:=(0.7*['Deaths per day'.$F65]+0.8*['Deaths per day'.$F66]+0.9*['Deaths per day'.$F67]+['Deaths per day'.$F68]+1.1*['Deaths per day'.$F69]+1.2*['Deaths per day'.$F70]+1.3*['Deaths per day'.$F71])/7" office:value-type="float" office:value="15.1301188469872" calcext:value-type="float">
            <text:p>15.130</text:p>
          </table:table-cell>
          <table:table-cell table:style-name="ce32" table:formula="of:=(0.7*['Deaths per day'.$G65]+0.8*['Deaths per day'.$G66]+0.9*['Deaths per day'.$G67]+['Deaths per day'.$G68]+1.1*['Deaths per day'.$G69]+1.2*['Deaths per day'.$G70]+1.3*['Deaths per day'.$G71])/7" office:value-type="float" office:value="5.35162713734142" calcext:value-type="float">
            <text:p>5.352</text:p>
          </table:table-cell>
          <table:table-cell table:style-name="ce32" table:formula="of:=(0.7*['Deaths per day'.$H65]+0.8*['Deaths per day'.$H66]+0.9*['Deaths per day'.$H67]+['Deaths per day'.$H68]+1.1*['Deaths per day'.$H69]+1.2*['Deaths per day'.$H70]+1.3*['Deaths per day'.$H71])/7" office:value-type="float" office:value="12.156238804712" calcext:value-type="float">
            <text:p>12.156</text:p>
          </table:table-cell>
          <table:table-cell table:style-name="ce32" table:formula="of:=(0.7*['Deaths per day'.$I65]+0.8*['Deaths per day'.$I66]+0.9*['Deaths per day'.$I67]+['Deaths per day'.$I68]+1.1*['Deaths per day'.$I69]+1.2*['Deaths per day'.$I70]+1.3*['Deaths per day'.$I71])/7" office:value-type="float" office:value="8.04816573154942" calcext:value-type="float">
            <text:p>8.048</text:p>
          </table:table-cell>
          <table:table-cell table:style-name="ce32" table:formula="of:=(0.7*['Deaths per day'.$J65]+0.8*['Deaths per day'.$J66]+0.9*['Deaths per day'.$J67]+['Deaths per day'.$J68]+1.1*['Deaths per day'.$J69]+1.2*['Deaths per day'.$J70]+1.3*['Deaths per day'.$J71])/7" office:value-type="float" office:value="2.60972615353136" calcext:value-type="float">
            <text:p>2.610</text:p>
          </table:table-cell>
          <table:table-cell table:style-name="ce65"/>
          <table:table-cell table:style-name="ce28" table:number-columns-repeated="2"/>
          <table:table-cell table:formula="of:=[.M70]+1" office:value-type="float" office:value="19" calcext:value-type="float">
            <text:p>19</text:p>
          </table:table-cell>
          <table:table-cell table:style-name="ce32" table:formula="of:=(0.7*['Deaths per day'.$D65]+0.8*['Deaths per day'.$D66]+0.9*['Deaths per day'.$D67]+['Deaths per day'.$D68]+1.1*['Deaths per day'.$D69]+1.2*['Deaths per day'.$D70]+1.3*['Deaths per day'.$D71])/7" office:value-type="float" office:value="12.1886810279667" calcext:value-type="float">
            <text:p>12.189</text:p>
          </table:table-cell>
          <table:table-cell table:style-name="ce32" table:formula="of:=(0.7*['Deaths per day'.$E65]+0.8*['Deaths per day'.$E66]+0.9*['Deaths per day'.$E67]+['Deaths per day'.$E68]+1.1*['Deaths per day'.$E69]+1.2*['Deaths per day'.$E70]+1.3*['Deaths per day'.$E71])/7" office:value-type="float" office:value="18.6120702826585" calcext:value-type="float">
            <text:p>18.612</text:p>
          </table:table-cell>
          <table:table-cell table:style-name="ce32" table:formula="of:=(0.7*['Deaths per day'.$F65]+0.8*['Deaths per day'.$F66]+0.9*['Deaths per day'.$F67]+['Deaths per day'.$F68]+1.1*['Deaths per day'.$F69]+1.2*['Deaths per day'.$F70]+1.3*['Deaths per day'.$F71])/7" office:value-type="float" office:value="15.1301188469872" calcext:value-type="float">
            <text:p>15.130</text:p>
          </table:table-cell>
          <table:table-cell table:style-name="ce32" table:formula="of:=(0.7*['Deaths per day'.$H65]+0.8*['Deaths per day'.$H66]+0.9*['Deaths per day'.$H67]+['Deaths per day'.$H68]+1.1*['Deaths per day'.$H69]+1.2*['Deaths per day'.$H70]+1.3*['Deaths per day'.$H71])/7" office:value-type="float" office:value="12.156238804712" calcext:value-type="float">
            <text:p>12.156</text:p>
          </table:table-cell>
          <table:table-cell table:style-name="ce32" table:formula="of:=(0.7*['Deaths per day'.$J65]+0.8*['Deaths per day'.$J66]+0.9*['Deaths per day'.$J67]+['Deaths per day'.$J68]+1.1*['Deaths per day'.$J69]+1.2*['Deaths per day'.$J70]+1.3*['Deaths per day'.$J71])/7" office:value-type="float" office:value="2.60972615353136" calcext:value-type="float">
            <text:p>2.610</text:p>
          </table:table-cell>
          <table:table-cell table:style-name="ce32" table:formula="of:=(0.7*['Deaths per day'.$I65]+0.8*['Deaths per day'.$I66]+0.9*['Deaths per day'.$I67]+['Deaths per day'.$I68]+1.1*['Deaths per day'.$I69]+1.2*['Deaths per day'.$I70]+1.3*['Deaths per day'.$I71])/7" office:value-type="float" office:value="8.04816573154942" calcext:value-type="float">
            <text:p>8.048</text:p>
          </table:table-cell>
          <table:table-cell table:style-name="Default"/>
          <table:table-cell table:style-name="ce32" table:formula="of:=(0.7*['Deaths per day'.$G65]+0.8*['Deaths per day'.$G66]+0.9*['Deaths per day'.$G67]+['Deaths per day'.$G68]+1.1*['Deaths per day'.$G69]+1.2*['Deaths per day'.$G70]+1.3*['Deaths per day'.$G71])/7" office:value-type="float" office:value="5.35162713734142" calcext:value-type="float">
            <text:p>5.352</text:p>
          </table:table-cell>
          <table:table-cell table:number-columns-repeated="2"/>
          <table:table-cell table:formula="of:=[.X70]+1" office:value-type="float" office:value="19" calcext:value-type="float">
            <text:p>19</text:p>
          </table:table-cell>
          <table:table-cell table:style-name="ce32" table:formula="of:=(0.7*['Deaths per day'.$E65]+0.8*['Deaths per day'.$E66]+0.9*['Deaths per day'.$E67]+['Deaths per day'.$E68]+1.1*['Deaths per day'.$E69]+1.2*['Deaths per day'.$E70]+1.3*['Deaths per day'.$E71])/7" office:value-type="float" office:value="18.6120702826585" calcext:value-type="float">
            <text:p>18.612</text:p>
          </table:table-cell>
          <table:table-cell table:style-name="ce32" table:formula="of:=(0.7*['Deaths per day'.$G65]+0.8*['Deaths per day'.$G66]+0.9*['Deaths per day'.$G67]+['Deaths per day'.$G68]+1.1*['Deaths per day'.$G69]+1.2*['Deaths per day'.$G70]+1.3*['Deaths per day'.$G71])/7" office:value-type="float" office:value="5.35162713734142" calcext:value-type="float">
            <text:p>5.352</text:p>
          </table:table-cell>
          <table:table-cell table:style-name="ce32" table:formula="of:=(0.7*['Deaths per day'.$I65]+0.8*['Deaths per day'.$I66]+0.9*['Deaths per day'.$I67]+['Deaths per day'.$I68]+1.1*['Deaths per day'.$I69]+1.2*['Deaths per day'.$I70]+1.3*['Deaths per day'.$I71])/7" office:value-type="float" office:value="8.04816573154942" calcext:value-type="float">
            <text:p>8.048</text:p>
          </table:table-cell>
          <table:table-cell table:style-name="ce32" table:formula="of:=(0.7*['Deaths per day'.$J65]+0.8*['Deaths per day'.$J66]+0.9*['Deaths per day'.$J67]+['Deaths per day'.$J68]+1.1*['Deaths per day'.$J69]+1.2*['Deaths per day'.$J70]+1.3*['Deaths per day'.$J71])/7" office:value-type="float" office:value="2.60972615353136" calcext:value-type="float">
            <text:p>2.610</text:p>
          </table:table-cell>
          <table:table-cell table:style-name="ce32" table:formula="of:=(0.7*['Deaths per day'.$D65]+0.8*['Deaths per day'.$D66]+0.9*['Deaths per day'.$D67]+['Deaths per day'.$D68]+1.1*['Deaths per day'.$D69]+1.2*['Deaths per day'.$D70]+1.3*['Deaths per day'.$D71])/7" office:value-type="float" office:value="12.1886810279667" calcext:value-type="float">
            <text:p>12.189</text:p>
          </table:table-cell>
          <table:table-cell table:style-name="ce32" table:formula="of:=(0.7*['Deaths per day'.$F65]+0.8*['Deaths per day'.$F66]+0.9*['Deaths per day'.$F67]+['Deaths per day'.$F68]+1.1*['Deaths per day'.$F69]+1.2*['Deaths per day'.$F70]+1.3*['Deaths per day'.$F71])/7" office:value-type="float" office:value="15.1301188469872" calcext:value-type="float">
            <text:p>15.130</text:p>
          </table:table-cell>
          <table:table-cell table:style-name="ce32" table:formula="of:=(0.7*['Deaths per day'.$H65]+0.8*['Deaths per day'.$H66]+0.9*['Deaths per day'.$H67]+['Deaths per day'.$H68]+1.1*['Deaths per day'.$H69]+1.2*['Deaths per day'.$H70]+1.3*['Deaths per day'.$H71])/7" office:value-type="float" office:value="12.156238804712" calcext:value-type="float">
            <text:p>12.156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71]+1" office:value-type="float" office:value="20" calcext:value-type="float">
            <text:p>20</text:p>
          </table:table-cell>
          <table:table-cell table:style-name="ce32" table:formula="of:=(0.7*['Deaths per day'.$D66]+0.8*['Deaths per day'.$D67]+0.9*['Deaths per day'.$D68]+['Deaths per day'.$D69]+1.1*['Deaths per day'.$D70]+1.2*['Deaths per day'.$D71]+1.3*['Deaths per day'.$D72])/7" office:value-type="float" office:value="12.5895219198791" calcext:value-type="float">
            <text:p>12.590</text:p>
          </table:table-cell>
          <table:table-cell table:style-name="ce32" table:formula="of:=(0.7*['Deaths per day'.$E66]+0.8*['Deaths per day'.$E67]+0.9*['Deaths per day'.$E68]+['Deaths per day'.$E69]+1.1*['Deaths per day'.$E70]+1.2*['Deaths per day'.$E71]+1.3*['Deaths per day'.$E72])/7" office:value-type="float" office:value="18.1882352941176" calcext:value-type="float">
            <text:p>18.188</text:p>
          </table:table-cell>
          <table:table-cell table:style-name="ce32" table:formula="of:=(0.7*['Deaths per day'.$F66]+0.8*['Deaths per day'.$F67]+0.9*['Deaths per day'.$F68]+['Deaths per day'.$F69]+1.1*['Deaths per day'.$F70]+1.2*['Deaths per day'.$F71]+1.3*['Deaths per day'.$F72])/7" office:value-type="float" office:value="14.5115892227889" calcext:value-type="float">
            <text:p>14.512</text:p>
          </table:table-cell>
          <table:table-cell table:style-name="ce32" table:formula="of:=(0.7*['Deaths per day'.$G66]+0.8*['Deaths per day'.$G67]+0.9*['Deaths per day'.$G68]+['Deaths per day'.$G69]+1.1*['Deaths per day'.$G70]+1.2*['Deaths per day'.$G71]+1.3*['Deaths per day'.$G72])/7" office:value-type="float" office:value="5.84252619966906" calcext:value-type="float">
            <text:p>5.843</text:p>
          </table:table-cell>
          <table:table-cell table:style-name="ce32" table:formula="of:=(0.7*['Deaths per day'.$H66]+0.8*['Deaths per day'.$H67]+0.9*['Deaths per day'.$H68]+['Deaths per day'.$H69]+1.1*['Deaths per day'.$H70]+1.2*['Deaths per day'.$H71]+1.3*['Deaths per day'.$H72])/7" office:value-type="float" office:value="12.2179841105936" calcext:value-type="float">
            <text:p>12.218</text:p>
          </table:table-cell>
          <table:table-cell table:style-name="ce32" table:formula="of:=(0.7*['Deaths per day'.$I66]+0.8*['Deaths per day'.$I67]+0.9*['Deaths per day'.$I68]+['Deaths per day'.$I69]+1.1*['Deaths per day'.$I70]+1.2*['Deaths per day'.$I71]+1.3*['Deaths per day'.$I72])/7" office:value-type="float" office:value="8.01579628830384" calcext:value-type="float">
            <text:p>8.016</text:p>
          </table:table-cell>
          <table:table-cell table:style-name="ce32" table:formula="of:=(0.7*['Deaths per day'.$J66]+0.8*['Deaths per day'.$J67]+0.9*['Deaths per day'.$J68]+['Deaths per day'.$J69]+1.1*['Deaths per day'.$J70]+1.2*['Deaths per day'.$J71]+1.3*['Deaths per day'.$J72])/7" office:value-type="float" office:value="2.8963612181564" calcext:value-type="float">
            <text:p>2.896</text:p>
          </table:table-cell>
          <table:table-cell table:style-name="ce65"/>
          <table:table-cell table:style-name="ce28" table:number-columns-repeated="2"/>
          <table:table-cell table:formula="of:=[.M71]+1" office:value-type="float" office:value="20" calcext:value-type="float">
            <text:p>20</text:p>
          </table:table-cell>
          <table:table-cell table:style-name="ce32" table:formula="of:=(0.7*['Deaths per day'.$D66]+0.8*['Deaths per day'.$D67]+0.9*['Deaths per day'.$D68]+['Deaths per day'.$D69]+1.1*['Deaths per day'.$D70]+1.2*['Deaths per day'.$D71]+1.3*['Deaths per day'.$D72])/7" office:value-type="float" office:value="12.5895219198791" calcext:value-type="float">
            <text:p>12.590</text:p>
          </table:table-cell>
          <table:table-cell table:style-name="ce32" table:formula="of:=(0.7*['Deaths per day'.$E66]+0.8*['Deaths per day'.$E67]+0.9*['Deaths per day'.$E68]+['Deaths per day'.$E69]+1.1*['Deaths per day'.$E70]+1.2*['Deaths per day'.$E71]+1.3*['Deaths per day'.$E72])/7" office:value-type="float" office:value="18.1882352941176" calcext:value-type="float">
            <text:p>18.188</text:p>
          </table:table-cell>
          <table:table-cell table:style-name="ce32" table:formula="of:=(0.7*['Deaths per day'.$F66]+0.8*['Deaths per day'.$F67]+0.9*['Deaths per day'.$F68]+['Deaths per day'.$F69]+1.1*['Deaths per day'.$F70]+1.2*['Deaths per day'.$F71]+1.3*['Deaths per day'.$F72])/7" office:value-type="float" office:value="14.5115892227889" calcext:value-type="float">
            <text:p>14.512</text:p>
          </table:table-cell>
          <table:table-cell table:style-name="ce32" table:formula="of:=(0.7*['Deaths per day'.$H66]+0.8*['Deaths per day'.$H67]+0.9*['Deaths per day'.$H68]+['Deaths per day'.$H69]+1.1*['Deaths per day'.$H70]+1.2*['Deaths per day'.$H71]+1.3*['Deaths per day'.$H72])/7" office:value-type="float" office:value="12.2179841105936" calcext:value-type="float">
            <text:p>12.218</text:p>
          </table:table-cell>
          <table:table-cell table:style-name="ce32" table:formula="of:=(0.7*['Deaths per day'.$J66]+0.8*['Deaths per day'.$J67]+0.9*['Deaths per day'.$J68]+['Deaths per day'.$J69]+1.1*['Deaths per day'.$J70]+1.2*['Deaths per day'.$J71]+1.3*['Deaths per day'.$J72])/7" office:value-type="float" office:value="2.8963612181564" calcext:value-type="float">
            <text:p>2.896</text:p>
          </table:table-cell>
          <table:table-cell table:style-name="ce32" table:formula="of:=(0.7*['Deaths per day'.$I66]+0.8*['Deaths per day'.$I67]+0.9*['Deaths per day'.$I68]+['Deaths per day'.$I69]+1.1*['Deaths per day'.$I70]+1.2*['Deaths per day'.$I71]+1.3*['Deaths per day'.$I72])/7" office:value-type="float" office:value="8.01579628830384" calcext:value-type="float">
            <text:p>8.016</text:p>
          </table:table-cell>
          <table:table-cell table:style-name="Default"/>
          <table:table-cell table:style-name="ce32" table:formula="of:=(0.7*['Deaths per day'.$G66]+0.8*['Deaths per day'.$G67]+0.9*['Deaths per day'.$G68]+['Deaths per day'.$G69]+1.1*['Deaths per day'.$G70]+1.2*['Deaths per day'.$G71]+1.3*['Deaths per day'.$G72])/7" office:value-type="float" office:value="5.84252619966906" calcext:value-type="float">
            <text:p>5.843</text:p>
          </table:table-cell>
          <table:table-cell table:number-columns-repeated="2"/>
          <table:table-cell table:formula="of:=[.X71]+1" office:value-type="float" office:value="20" calcext:value-type="float">
            <text:p>20</text:p>
          </table:table-cell>
          <table:table-cell table:style-name="ce32" table:formula="of:=(0.7*['Deaths per day'.$E66]+0.8*['Deaths per day'.$E67]+0.9*['Deaths per day'.$E68]+['Deaths per day'.$E69]+1.1*['Deaths per day'.$E70]+1.2*['Deaths per day'.$E71]+1.3*['Deaths per day'.$E72])/7" office:value-type="float" office:value="18.1882352941176" calcext:value-type="float">
            <text:p>18.188</text:p>
          </table:table-cell>
          <table:table-cell table:style-name="ce32" table:formula="of:=(0.7*['Deaths per day'.$G66]+0.8*['Deaths per day'.$G67]+0.9*['Deaths per day'.$G68]+['Deaths per day'.$G69]+1.1*['Deaths per day'.$G70]+1.2*['Deaths per day'.$G71]+1.3*['Deaths per day'.$G72])/7" office:value-type="float" office:value="5.84252619966906" calcext:value-type="float">
            <text:p>5.843</text:p>
          </table:table-cell>
          <table:table-cell table:style-name="ce32" table:formula="of:=(0.7*['Deaths per day'.$I66]+0.8*['Deaths per day'.$I67]+0.9*['Deaths per day'.$I68]+['Deaths per day'.$I69]+1.1*['Deaths per day'.$I70]+1.2*['Deaths per day'.$I71]+1.3*['Deaths per day'.$I72])/7" office:value-type="float" office:value="8.01579628830384" calcext:value-type="float">
            <text:p>8.016</text:p>
          </table:table-cell>
          <table:table-cell table:style-name="ce32" table:formula="of:=(0.7*['Deaths per day'.$J66]+0.8*['Deaths per day'.$J67]+0.9*['Deaths per day'.$J68]+['Deaths per day'.$J69]+1.1*['Deaths per day'.$J70]+1.2*['Deaths per day'.$J71]+1.3*['Deaths per day'.$J72])/7" office:value-type="float" office:value="2.8963612181564" calcext:value-type="float">
            <text:p>2.896</text:p>
          </table:table-cell>
          <table:table-cell table:style-name="ce32" table:formula="of:=(0.7*['Deaths per day'.$D66]+0.8*['Deaths per day'.$D67]+0.9*['Deaths per day'.$D68]+['Deaths per day'.$D69]+1.1*['Deaths per day'.$D70]+1.2*['Deaths per day'.$D71]+1.3*['Deaths per day'.$D72])/7" office:value-type="float" office:value="12.5895219198791" calcext:value-type="float">
            <text:p>12.590</text:p>
          </table:table-cell>
          <table:table-cell table:style-name="ce32" table:formula="of:=(0.7*['Deaths per day'.$F66]+0.8*['Deaths per day'.$F67]+0.9*['Deaths per day'.$F68]+['Deaths per day'.$F69]+1.1*['Deaths per day'.$F70]+1.2*['Deaths per day'.$F71]+1.3*['Deaths per day'.$F72])/7" office:value-type="float" office:value="14.5115892227889" calcext:value-type="float">
            <text:p>14.512</text:p>
          </table:table-cell>
          <table:table-cell table:style-name="ce32" table:formula="of:=(0.7*['Deaths per day'.$H66]+0.8*['Deaths per day'.$H67]+0.9*['Deaths per day'.$H68]+['Deaths per day'.$H69]+1.1*['Deaths per day'.$H70]+1.2*['Deaths per day'.$H71]+1.3*['Deaths per day'.$H72])/7" office:value-type="float" office:value="12.2179841105936" calcext:value-type="float">
            <text:p>12.218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72]+1" office:value-type="float" office:value="21" calcext:value-type="float">
            <text:p>21</text:p>
          </table:table-cell>
          <table:table-cell table:style-name="ce32" table:formula="of:=(0.7*['Deaths per day'.$D67]+0.8*['Deaths per day'.$D68]+0.9*['Deaths per day'.$D69]+['Deaths per day'.$D70]+1.1*['Deaths per day'.$D71]+1.2*['Deaths per day'.$D72]+1.3*['Deaths per day'.$D73])/7" office:value-type="float" office:value="12.7605347694633" calcext:value-type="float">
            <text:p>12.761</text:p>
          </table:table-cell>
          <table:table-cell table:style-name="ce32" table:formula="of:=(0.7*['Deaths per day'.$E67]+0.8*['Deaths per day'.$E68]+0.9*['Deaths per day'.$E69]+['Deaths per day'.$E70]+1.1*['Deaths per day'.$E71]+1.2*['Deaths per day'.$E72]+1.3*['Deaths per day'.$E73])/7" office:value-type="float" office:value="17.6171122994652" calcext:value-type="float">
            <text:p>17.617</text:p>
          </table:table-cell>
          <table:table-cell table:style-name="ce32" table:formula="of:=(0.7*['Deaths per day'.$F67]+0.8*['Deaths per day'.$F68]+0.9*['Deaths per day'.$F69]+['Deaths per day'.$F70]+1.1*['Deaths per day'.$F71]+1.2*['Deaths per day'.$F72]+1.3*['Deaths per day'.$F73])/7" office:value-type="float" office:value="15.0513252642868" calcext:value-type="float">
            <text:p>15.051</text:p>
          </table:table-cell>
          <table:table-cell table:style-name="ce32" table:formula="of:=(0.7*['Deaths per day'.$G67]+0.8*['Deaths per day'.$G68]+0.9*['Deaths per day'.$G69]+['Deaths per day'.$G70]+1.1*['Deaths per day'.$G71]+1.2*['Deaths per day'.$G72]+1.3*['Deaths per day'.$G73])/7" office:value-type="float" office:value="7.48621070049642" calcext:value-type="float">
            <text:p>7.486</text:p>
          </table:table-cell>
          <table:table-cell table:style-name="ce32" table:formula="of:=(0.7*['Deaths per day'.$H67]+0.8*['Deaths per day'.$H68]+0.9*['Deaths per day'.$H69]+['Deaths per day'.$H70]+1.1*['Deaths per day'.$H71]+1.2*['Deaths per day'.$H72]+1.3*['Deaths per day'.$H73])/7" office:value-type="float" office:value="12.4306155564453" calcext:value-type="float">
            <text:p>12.431</text:p>
          </table:table-cell>
          <table:table-cell table:style-name="ce32" table:formula="of:=(0.7*['Deaths per day'.$I67]+0.8*['Deaths per day'.$I68]+0.9*['Deaths per day'.$I69]+['Deaths per day'.$I70]+1.1*['Deaths per day'.$I71]+1.2*['Deaths per day'.$I72]+1.3*['Deaths per day'.$I73])/7" office:value-type="float" office:value="8.13435476909797" calcext:value-type="float">
            <text:p>8.134</text:p>
          </table:table-cell>
          <table:table-cell table:style-name="ce32" table:formula="of:=(0.7*['Deaths per day'.$J67]+0.8*['Deaths per day'.$J68]+0.9*['Deaths per day'.$J69]+['Deaths per day'.$J70]+1.1*['Deaths per day'.$J71]+1.2*['Deaths per day'.$J72]+1.3*['Deaths per day'.$J73])/7" office:value-type="float" office:value="2.89499710125158" calcext:value-type="float">
            <text:p>2.895</text:p>
          </table:table-cell>
          <table:table-cell table:style-name="ce65"/>
          <table:table-cell table:style-name="ce28" table:number-columns-repeated="2"/>
          <table:table-cell table:formula="of:=[.M72]+1" office:value-type="float" office:value="21" calcext:value-type="float">
            <text:p>21</text:p>
          </table:table-cell>
          <table:table-cell table:style-name="ce32" table:formula="of:=(0.7*['Deaths per day'.$D67]+0.8*['Deaths per day'.$D68]+0.9*['Deaths per day'.$D69]+['Deaths per day'.$D70]+1.1*['Deaths per day'.$D71]+1.2*['Deaths per day'.$D72]+1.3*['Deaths per day'.$D73])/7" office:value-type="float" office:value="12.7605347694633" calcext:value-type="float">
            <text:p>12.761</text:p>
          </table:table-cell>
          <table:table-cell table:style-name="ce32" table:formula="of:=(0.7*['Deaths per day'.$E67]+0.8*['Deaths per day'.$E68]+0.9*['Deaths per day'.$E69]+['Deaths per day'.$E70]+1.1*['Deaths per day'.$E71]+1.2*['Deaths per day'.$E72]+1.3*['Deaths per day'.$E73])/7" office:value-type="float" office:value="17.6171122994652" calcext:value-type="float">
            <text:p>17.617</text:p>
          </table:table-cell>
          <table:table-cell table:style-name="ce32" table:formula="of:=(0.7*['Deaths per day'.$F67]+0.8*['Deaths per day'.$F68]+0.9*['Deaths per day'.$F69]+['Deaths per day'.$F70]+1.1*['Deaths per day'.$F71]+1.2*['Deaths per day'.$F72]+1.3*['Deaths per day'.$F73])/7" office:value-type="float" office:value="15.0513252642868" calcext:value-type="float">
            <text:p>15.051</text:p>
          </table:table-cell>
          <table:table-cell table:style-name="ce32" table:formula="of:=(0.7*['Deaths per day'.$H67]+0.8*['Deaths per day'.$H68]+0.9*['Deaths per day'.$H69]+['Deaths per day'.$H70]+1.1*['Deaths per day'.$H71]+1.2*['Deaths per day'.$H72]+1.3*['Deaths per day'.$H73])/7" office:value-type="float" office:value="12.4306155564453" calcext:value-type="float">
            <text:p>12.431</text:p>
          </table:table-cell>
          <table:table-cell table:style-name="ce32" table:formula="of:=(0.7*['Deaths per day'.$J67]+0.8*['Deaths per day'.$J68]+0.9*['Deaths per day'.$J69]+['Deaths per day'.$J70]+1.1*['Deaths per day'.$J71]+1.2*['Deaths per day'.$J72]+1.3*['Deaths per day'.$J73])/7" office:value-type="float" office:value="2.89499710125158" calcext:value-type="float">
            <text:p>2.895</text:p>
          </table:table-cell>
          <table:table-cell table:style-name="ce32" table:formula="of:=(0.7*['Deaths per day'.$I67]+0.8*['Deaths per day'.$I68]+0.9*['Deaths per day'.$I69]+['Deaths per day'.$I70]+1.1*['Deaths per day'.$I71]+1.2*['Deaths per day'.$I72]+1.3*['Deaths per day'.$I73])/7" office:value-type="float" office:value="8.13435476909797" calcext:value-type="float">
            <text:p>8.134</text:p>
          </table:table-cell>
          <table:table-cell table:style-name="Default"/>
          <table:table-cell table:style-name="ce32" table:formula="of:=(0.7*['Deaths per day'.$G67]+0.8*['Deaths per day'.$G68]+0.9*['Deaths per day'.$G69]+['Deaths per day'.$G70]+1.1*['Deaths per day'.$G71]+1.2*['Deaths per day'.$G72]+1.3*['Deaths per day'.$G73])/7" office:value-type="float" office:value="7.48621070049642" calcext:value-type="float">
            <text:p>7.486</text:p>
          </table:table-cell>
          <table:table-cell table:number-columns-repeated="2"/>
          <table:table-cell table:formula="of:=[.X72]+1" office:value-type="float" office:value="21" calcext:value-type="float">
            <text:p>21</text:p>
          </table:table-cell>
          <table:table-cell table:style-name="ce32" table:formula="of:=(0.7*['Deaths per day'.$E67]+0.8*['Deaths per day'.$E68]+0.9*['Deaths per day'.$E69]+['Deaths per day'.$E70]+1.1*['Deaths per day'.$E71]+1.2*['Deaths per day'.$E72]+1.3*['Deaths per day'.$E73])/7" office:value-type="float" office:value="17.6171122994652" calcext:value-type="float">
            <text:p>17.617</text:p>
          </table:table-cell>
          <table:table-cell table:style-name="ce32" table:formula="of:=(0.7*['Deaths per day'.$G67]+0.8*['Deaths per day'.$G68]+0.9*['Deaths per day'.$G69]+['Deaths per day'.$G70]+1.1*['Deaths per day'.$G71]+1.2*['Deaths per day'.$G72]+1.3*['Deaths per day'.$G73])/7" office:value-type="float" office:value="7.48621070049642" calcext:value-type="float">
            <text:p>7.486</text:p>
          </table:table-cell>
          <table:table-cell table:style-name="ce32" table:formula="of:=(0.7*['Deaths per day'.$I67]+0.8*['Deaths per day'.$I68]+0.9*['Deaths per day'.$I69]+['Deaths per day'.$I70]+1.1*['Deaths per day'.$I71]+1.2*['Deaths per day'.$I72]+1.3*['Deaths per day'.$I73])/7" office:value-type="float" office:value="8.13435476909797" calcext:value-type="float">
            <text:p>8.134</text:p>
          </table:table-cell>
          <table:table-cell table:style-name="ce32" table:formula="of:=(0.7*['Deaths per day'.$J67]+0.8*['Deaths per day'.$J68]+0.9*['Deaths per day'.$J69]+['Deaths per day'.$J70]+1.1*['Deaths per day'.$J71]+1.2*['Deaths per day'.$J72]+1.3*['Deaths per day'.$J73])/7" office:value-type="float" office:value="2.89499710125158" calcext:value-type="float">
            <text:p>2.895</text:p>
          </table:table-cell>
          <table:table-cell table:style-name="ce32" table:formula="of:=(0.7*['Deaths per day'.$D67]+0.8*['Deaths per day'.$D68]+0.9*['Deaths per day'.$D69]+['Deaths per day'.$D70]+1.1*['Deaths per day'.$D71]+1.2*['Deaths per day'.$D72]+1.3*['Deaths per day'.$D73])/7" office:value-type="float" office:value="12.7605347694633" calcext:value-type="float">
            <text:p>12.761</text:p>
          </table:table-cell>
          <table:table-cell table:style-name="ce32" table:formula="of:=(0.7*['Deaths per day'.$F67]+0.8*['Deaths per day'.$F68]+0.9*['Deaths per day'.$F69]+['Deaths per day'.$F70]+1.1*['Deaths per day'.$F71]+1.2*['Deaths per day'.$F72]+1.3*['Deaths per day'.$F73])/7" office:value-type="float" office:value="15.0513252642868" calcext:value-type="float">
            <text:p>15.051</text:p>
          </table:table-cell>
          <table:table-cell table:style-name="ce32" table:formula="of:=(0.7*['Deaths per day'.$H67]+0.8*['Deaths per day'.$H68]+0.9*['Deaths per day'.$H69]+['Deaths per day'.$H70]+1.1*['Deaths per day'.$H71]+1.2*['Deaths per day'.$H72]+1.3*['Deaths per day'.$H73])/7" office:value-type="float" office:value="12.4306155564453" calcext:value-type="float">
            <text:p>12.431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73]+1" office:value-type="float" office:value="22" calcext:value-type="float">
            <text:p>22</text:p>
          </table:table-cell>
          <table:table-cell table:style-name="ce32" table:formula="of:=(0.7*['Deaths per day'.$D68]+0.8*['Deaths per day'.$D69]+0.9*['Deaths per day'.$D70]+['Deaths per day'.$D71]+1.1*['Deaths per day'.$D72]+1.2*['Deaths per day'.$D73]+1.3*['Deaths per day'.$D74])/7" office:value-type="float" office:value="13.1495653817082" calcext:value-type="float">
            <text:p>13.150</text:p>
          </table:table-cell>
          <table:table-cell table:style-name="ce32" table:formula="of:=(0.7*['Deaths per day'.$E68]+0.8*['Deaths per day'.$E69]+0.9*['Deaths per day'.$E70]+['Deaths per day'.$E71]+1.1*['Deaths per day'.$E72]+1.2*['Deaths per day'.$E73]+1.3*['Deaths per day'.$E74])/7" office:value-type="float" office:value="16.9399541634836" calcext:value-type="float">
            <text:p>16.940</text:p>
          </table:table-cell>
          <table:table-cell table:style-name="ce32" table:formula="of:=(0.7*['Deaths per day'.$F68]+0.8*['Deaths per day'.$F69]+0.9*['Deaths per day'.$F70]+['Deaths per day'.$F71]+1.1*['Deaths per day'.$F72]+1.2*['Deaths per day'.$F73]+1.3*['Deaths per day'.$F74])/7" office:value-type="float" office:value="14.8954890673904" calcext:value-type="float">
            <text:p>14.895</text:p>
          </table:table-cell>
          <table:table-cell table:style-name="ce32" table:formula="of:=(0.7*['Deaths per day'.$G68]+0.8*['Deaths per day'.$G69]+0.9*['Deaths per day'.$G70]+['Deaths per day'.$G71]+1.1*['Deaths per day'.$G72]+1.2*['Deaths per day'.$G73]+1.3*['Deaths per day'.$G74])/7" office:value-type="float" office:value="8.2280750137893" calcext:value-type="float">
            <text:p>8.228</text:p>
          </table:table-cell>
          <table:table-cell table:style-name="ce32" table:formula="of:=(0.7*['Deaths per day'.$H68]+0.8*['Deaths per day'.$H69]+0.9*['Deaths per day'.$H70]+['Deaths per day'.$H71]+1.1*['Deaths per day'.$H72]+1.2*['Deaths per day'.$H73]+1.3*['Deaths per day'.$H74])/7" office:value-type="float" office:value="12.3130255199882" calcext:value-type="float">
            <text:p>12.313</text:p>
          </table:table-cell>
          <table:table-cell table:style-name="ce32" table:formula="of:=(0.7*['Deaths per day'.$I68]+0.8*['Deaths per day'.$I69]+0.9*['Deaths per day'.$I70]+['Deaths per day'.$I71]+1.1*['Deaths per day'.$I72]+1.2*['Deaths per day'.$I73]+1.3*['Deaths per day'.$I74])/7" office:value-type="float" office:value="7.91385412170911" calcext:value-type="float">
            <text:p>7.914</text:p>
          </table:table-cell>
          <table:table-cell table:style-name="ce32" table:formula="of:=(0.7*['Deaths per day'.$J68]+0.8*['Deaths per day'.$J69]+0.9*['Deaths per day'.$J70]+['Deaths per day'.$J71]+1.1*['Deaths per day'.$J72]+1.2*['Deaths per day'.$J73]+1.3*['Deaths per day'.$J74])/7" office:value-type="float" office:value="2.68679875865362" calcext:value-type="float">
            <text:p>2.687</text:p>
          </table:table-cell>
          <table:table-cell table:style-name="ce65"/>
          <table:table-cell table:style-name="ce28" table:number-columns-repeated="2"/>
          <table:table-cell table:formula="of:=[.M73]+1" office:value-type="float" office:value="22" calcext:value-type="float">
            <text:p>22</text:p>
          </table:table-cell>
          <table:table-cell table:style-name="ce32" table:formula="of:=(0.7*['Deaths per day'.$D68]+0.8*['Deaths per day'.$D69]+0.9*['Deaths per day'.$D70]+['Deaths per day'.$D71]+1.1*['Deaths per day'.$D72]+1.2*['Deaths per day'.$D73]+1.3*['Deaths per day'.$D74])/7" office:value-type="float" office:value="13.1495653817082" calcext:value-type="float">
            <text:p>13.150</text:p>
          </table:table-cell>
          <table:table-cell table:style-name="ce32" table:formula="of:=(0.7*['Deaths per day'.$E68]+0.8*['Deaths per day'.$E69]+0.9*['Deaths per day'.$E70]+['Deaths per day'.$E71]+1.1*['Deaths per day'.$E72]+1.2*['Deaths per day'.$E73]+1.3*['Deaths per day'.$E74])/7" office:value-type="float" office:value="16.9399541634836" calcext:value-type="float">
            <text:p>16.940</text:p>
          </table:table-cell>
          <table:table-cell table:style-name="ce32" table:formula="of:=(0.7*['Deaths per day'.$F68]+0.8*['Deaths per day'.$F69]+0.9*['Deaths per day'.$F70]+['Deaths per day'.$F71]+1.1*['Deaths per day'.$F72]+1.2*['Deaths per day'.$F73]+1.3*['Deaths per day'.$F74])/7" office:value-type="float" office:value="14.8954890673904" calcext:value-type="float">
            <text:p>14.895</text:p>
          </table:table-cell>
          <table:table-cell table:style-name="ce32" table:formula="of:=(0.7*['Deaths per day'.$H68]+0.8*['Deaths per day'.$H69]+0.9*['Deaths per day'.$H70]+['Deaths per day'.$H71]+1.1*['Deaths per day'.$H72]+1.2*['Deaths per day'.$H73]+1.3*['Deaths per day'.$H74])/7" office:value-type="float" office:value="12.3130255199882" calcext:value-type="float">
            <text:p>12.313</text:p>
          </table:table-cell>
          <table:table-cell table:style-name="ce32" table:formula="of:=(0.7*['Deaths per day'.$J68]+0.8*['Deaths per day'.$J69]+0.9*['Deaths per day'.$J70]+['Deaths per day'.$J71]+1.1*['Deaths per day'.$J72]+1.2*['Deaths per day'.$J73]+1.3*['Deaths per day'.$J74])/7" office:value-type="float" office:value="2.68679875865362" calcext:value-type="float">
            <text:p>2.687</text:p>
          </table:table-cell>
          <table:table-cell table:style-name="ce32" table:formula="of:=(0.7*['Deaths per day'.$I68]+0.8*['Deaths per day'.$I69]+0.9*['Deaths per day'.$I70]+['Deaths per day'.$I71]+1.1*['Deaths per day'.$I72]+1.2*['Deaths per day'.$I73]+1.3*['Deaths per day'.$I74])/7" office:value-type="float" office:value="7.91385412170911" calcext:value-type="float">
            <text:p>7.914</text:p>
          </table:table-cell>
          <table:table-cell table:style-name="Default"/>
          <table:table-cell table:style-name="ce32" table:formula="of:=(0.7*['Deaths per day'.$G68]+0.8*['Deaths per day'.$G69]+0.9*['Deaths per day'.$G70]+['Deaths per day'.$G71]+1.1*['Deaths per day'.$G72]+1.2*['Deaths per day'.$G73]+1.3*['Deaths per day'.$G74])/7" office:value-type="float" office:value="8.2280750137893" calcext:value-type="float">
            <text:p>8.228</text:p>
          </table:table-cell>
          <table:table-cell table:number-columns-repeated="2"/>
          <table:table-cell table:formula="of:=[.X73]+1" office:value-type="float" office:value="22" calcext:value-type="float">
            <text:p>22</text:p>
          </table:table-cell>
          <table:table-cell table:style-name="ce32" table:formula="of:=(0.7*['Deaths per day'.$E68]+0.8*['Deaths per day'.$E69]+0.9*['Deaths per day'.$E70]+['Deaths per day'.$E71]+1.1*['Deaths per day'.$E72]+1.2*['Deaths per day'.$E73]+1.3*['Deaths per day'.$E74])/7" office:value-type="float" office:value="16.9399541634836" calcext:value-type="float">
            <text:p>16.940</text:p>
          </table:table-cell>
          <table:table-cell table:style-name="ce32" table:formula="of:=(0.7*['Deaths per day'.$G68]+0.8*['Deaths per day'.$G69]+0.9*['Deaths per day'.$G70]+['Deaths per day'.$G71]+1.1*['Deaths per day'.$G72]+1.2*['Deaths per day'.$G73]+1.3*['Deaths per day'.$G74])/7" office:value-type="float" office:value="8.2280750137893" calcext:value-type="float">
            <text:p>8.228</text:p>
          </table:table-cell>
          <table:table-cell table:style-name="ce32" table:formula="of:=(0.7*['Deaths per day'.$I68]+0.8*['Deaths per day'.$I69]+0.9*['Deaths per day'.$I70]+['Deaths per day'.$I71]+1.1*['Deaths per day'.$I72]+1.2*['Deaths per day'.$I73]+1.3*['Deaths per day'.$I74])/7" office:value-type="float" office:value="7.91385412170911" calcext:value-type="float">
            <text:p>7.914</text:p>
          </table:table-cell>
          <table:table-cell table:style-name="ce32" table:formula="of:=(0.7*['Deaths per day'.$J68]+0.8*['Deaths per day'.$J69]+0.9*['Deaths per day'.$J70]+['Deaths per day'.$J71]+1.1*['Deaths per day'.$J72]+1.2*['Deaths per day'.$J73]+1.3*['Deaths per day'.$J74])/7" office:value-type="float" office:value="2.68679875865362" calcext:value-type="float">
            <text:p>2.687</text:p>
          </table:table-cell>
          <table:table-cell table:style-name="ce32" table:formula="of:=(0.7*['Deaths per day'.$D68]+0.8*['Deaths per day'.$D69]+0.9*['Deaths per day'.$D70]+['Deaths per day'.$D71]+1.1*['Deaths per day'.$D72]+1.2*['Deaths per day'.$D73]+1.3*['Deaths per day'.$D74])/7" office:value-type="float" office:value="13.1495653817082" calcext:value-type="float">
            <text:p>13.150</text:p>
          </table:table-cell>
          <table:table-cell table:style-name="ce32" table:formula="of:=(0.7*['Deaths per day'.$F68]+0.8*['Deaths per day'.$F69]+0.9*['Deaths per day'.$F70]+['Deaths per day'.$F71]+1.1*['Deaths per day'.$F72]+1.2*['Deaths per day'.$F73]+1.3*['Deaths per day'.$F74])/7" office:value-type="float" office:value="14.8954890673904" calcext:value-type="float">
            <text:p>14.895</text:p>
          </table:table-cell>
          <table:table-cell table:style-name="ce32" table:formula="of:=(0.7*['Deaths per day'.$H68]+0.8*['Deaths per day'.$H69]+0.9*['Deaths per day'.$H70]+['Deaths per day'.$H71]+1.1*['Deaths per day'.$H72]+1.2*['Deaths per day'.$H73]+1.3*['Deaths per day'.$H74])/7" office:value-type="float" office:value="12.3130255199882" calcext:value-type="float">
            <text:p>12.313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74]+1" office:value-type="float" office:value="23" calcext:value-type="float">
            <text:p>23</text:p>
          </table:table-cell>
          <table:table-cell table:style-name="ce32" table:formula="of:=(0.7*['Deaths per day'.$D69]+0.8*['Deaths per day'.$D70]+0.9*['Deaths per day'.$D71]+['Deaths per day'.$D72]+1.1*['Deaths per day'.$D73]+1.2*['Deaths per day'.$D74]+1.3*['Deaths per day'.$D75])/7" office:value-type="float" office:value="13.364276266062" calcext:value-type="float">
            <text:p>13.364</text:p>
          </table:table-cell>
          <table:table-cell table:style-name="ce32" table:formula="of:=(0.7*['Deaths per day'.$E69]+0.8*['Deaths per day'.$E70]+0.9*['Deaths per day'.$E71]+['Deaths per day'.$E72]+1.1*['Deaths per day'.$E73]+1.2*['Deaths per day'.$E74]+1.3*['Deaths per day'.$E75])/7" office:value-type="float" office:value="16.646294881589" calcext:value-type="float">
            <text:p>16.646</text:p>
          </table:table-cell>
          <table:table-cell table:style-name="ce32" table:formula="of:=(0.7*['Deaths per day'.$F69]+0.8*['Deaths per day'.$F70]+0.9*['Deaths per day'.$F71]+['Deaths per day'.$F72]+1.1*['Deaths per day'.$F73]+1.2*['Deaths per day'.$F74]+1.3*['Deaths per day'.$F75])/7" office:value-type="float" office:value="13.8551949046817" calcext:value-type="float">
            <text:p>13.855</text:p>
          </table:table-cell>
          <table:table-cell table:style-name="ce32" table:formula="of:=(0.7*['Deaths per day'.$G69]+0.8*['Deaths per day'.$G70]+0.9*['Deaths per day'.$G71]+['Deaths per day'.$G72]+1.1*['Deaths per day'.$G73]+1.2*['Deaths per day'.$G74]+1.3*['Deaths per day'.$G75])/7" office:value-type="float" office:value="8.04743519029234" calcext:value-type="float">
            <text:p>8.047</text:p>
          </table:table-cell>
          <table:table-cell table:style-name="ce32" table:formula="of:=(0.7*['Deaths per day'.$H69]+0.8*['Deaths per day'.$H70]+0.9*['Deaths per day'.$H71]+['Deaths per day'.$H72]+1.1*['Deaths per day'.$H73]+1.2*['Deaths per day'.$H74]+1.3*['Deaths per day'.$H75])/7" office:value-type="float" office:value="11.9583587971256" calcext:value-type="float">
            <text:p>11.958</text:p>
          </table:table-cell>
          <table:table-cell table:style-name="ce32" table:formula="of:=(0.7*['Deaths per day'.$I69]+0.8*['Deaths per day'.$I70]+0.9*['Deaths per day'.$I71]+['Deaths per day'.$I72]+1.1*['Deaths per day'.$I73]+1.2*['Deaths per day'.$I74]+1.3*['Deaths per day'.$I75])/7" office:value-type="float" office:value="7.59827362969357" calcext:value-type="float">
            <text:p>7.598</text:p>
          </table:table-cell>
          <table:table-cell table:style-name="ce32" table:formula="of:=(0.7*['Deaths per day'.$J69]+0.8*['Deaths per day'.$J70]+0.9*['Deaths per day'.$J71]+['Deaths per day'.$J72]+1.1*['Deaths per day'.$J73]+1.2*['Deaths per day'.$J74]+1.3*['Deaths per day'.$J75])/7" office:value-type="float" office:value="2.7222657981789" calcext:value-type="float">
            <text:p>2.722</text:p>
          </table:table-cell>
          <table:table-cell table:style-name="ce65"/>
          <table:table-cell table:style-name="ce28" table:number-columns-repeated="2"/>
          <table:table-cell table:formula="of:=[.M74]+1" office:value-type="float" office:value="23" calcext:value-type="float">
            <text:p>23</text:p>
          </table:table-cell>
          <table:table-cell table:style-name="ce32" table:formula="of:=(0.7*['Deaths per day'.$D69]+0.8*['Deaths per day'.$D70]+0.9*['Deaths per day'.$D71]+['Deaths per day'.$D72]+1.1*['Deaths per day'.$D73]+1.2*['Deaths per day'.$D74]+1.3*['Deaths per day'.$D75])/7" office:value-type="float" office:value="13.364276266062" calcext:value-type="float">
            <text:p>13.364</text:p>
          </table:table-cell>
          <table:table-cell table:style-name="ce32" table:formula="of:=(0.7*['Deaths per day'.$E69]+0.8*['Deaths per day'.$E70]+0.9*['Deaths per day'.$E71]+['Deaths per day'.$E72]+1.1*['Deaths per day'.$E73]+1.2*['Deaths per day'.$E74]+1.3*['Deaths per day'.$E75])/7" office:value-type="float" office:value="16.646294881589" calcext:value-type="float">
            <text:p>16.646</text:p>
          </table:table-cell>
          <table:table-cell table:style-name="ce32" table:formula="of:=(0.7*['Deaths per day'.$F69]+0.8*['Deaths per day'.$F70]+0.9*['Deaths per day'.$F71]+['Deaths per day'.$F72]+1.1*['Deaths per day'.$F73]+1.2*['Deaths per day'.$F74]+1.3*['Deaths per day'.$F75])/7" office:value-type="float" office:value="13.8551949046817" calcext:value-type="float">
            <text:p>13.855</text:p>
          </table:table-cell>
          <table:table-cell table:style-name="ce32" table:formula="of:=(0.7*['Deaths per day'.$H69]+0.8*['Deaths per day'.$H70]+0.9*['Deaths per day'.$H71]+['Deaths per day'.$H72]+1.1*['Deaths per day'.$H73]+1.2*['Deaths per day'.$H74]+1.3*['Deaths per day'.$H75])/7" office:value-type="float" office:value="11.9583587971256" calcext:value-type="float">
            <text:p>11.958</text:p>
          </table:table-cell>
          <table:table-cell table:style-name="ce32" table:formula="of:=(0.7*['Deaths per day'.$J69]+0.8*['Deaths per day'.$J70]+0.9*['Deaths per day'.$J71]+['Deaths per day'.$J72]+1.1*['Deaths per day'.$J73]+1.2*['Deaths per day'.$J74]+1.3*['Deaths per day'.$J75])/7" office:value-type="float" office:value="2.7222657981789" calcext:value-type="float">
            <text:p>2.722</text:p>
          </table:table-cell>
          <table:table-cell table:style-name="ce32" table:formula="of:=(0.7*['Deaths per day'.$I69]+0.8*['Deaths per day'.$I70]+0.9*['Deaths per day'.$I71]+['Deaths per day'.$I72]+1.1*['Deaths per day'.$I73]+1.2*['Deaths per day'.$I74]+1.3*['Deaths per day'.$I75])/7" office:value-type="float" office:value="7.59827362969357" calcext:value-type="float">
            <text:p>7.598</text:p>
          </table:table-cell>
          <table:table-cell table:style-name="Default"/>
          <table:table-cell table:style-name="ce32" table:formula="of:=(0.7*['Deaths per day'.$G69]+0.8*['Deaths per day'.$G70]+0.9*['Deaths per day'.$G71]+['Deaths per day'.$G72]+1.1*['Deaths per day'.$G73]+1.2*['Deaths per day'.$G74]+1.3*['Deaths per day'.$G75])/7" office:value-type="float" office:value="8.04743519029234" calcext:value-type="float">
            <text:p>8.047</text:p>
          </table:table-cell>
          <table:table-cell table:number-columns-repeated="2"/>
          <table:table-cell table:formula="of:=[.X74]+1" office:value-type="float" office:value="23" calcext:value-type="float">
            <text:p>23</text:p>
          </table:table-cell>
          <table:table-cell table:style-name="ce32" table:formula="of:=(0.7*['Deaths per day'.$E69]+0.8*['Deaths per day'.$E70]+0.9*['Deaths per day'.$E71]+['Deaths per day'.$E72]+1.1*['Deaths per day'.$E73]+1.2*['Deaths per day'.$E74]+1.3*['Deaths per day'.$E75])/7" office:value-type="float" office:value="16.646294881589" calcext:value-type="float">
            <text:p>16.646</text:p>
          </table:table-cell>
          <table:table-cell table:style-name="ce32" table:formula="of:=(0.7*['Deaths per day'.$G69]+0.8*['Deaths per day'.$G70]+0.9*['Deaths per day'.$G71]+['Deaths per day'.$G72]+1.1*['Deaths per day'.$G73]+1.2*['Deaths per day'.$G74]+1.3*['Deaths per day'.$G75])/7" office:value-type="float" office:value="8.04743519029234" calcext:value-type="float">
            <text:p>8.047</text:p>
          </table:table-cell>
          <table:table-cell table:style-name="ce32" table:formula="of:=(0.7*['Deaths per day'.$I69]+0.8*['Deaths per day'.$I70]+0.9*['Deaths per day'.$I71]+['Deaths per day'.$I72]+1.1*['Deaths per day'.$I73]+1.2*['Deaths per day'.$I74]+1.3*['Deaths per day'.$I75])/7" office:value-type="float" office:value="7.59827362969357" calcext:value-type="float">
            <text:p>7.598</text:p>
          </table:table-cell>
          <table:table-cell table:style-name="ce32" table:formula="of:=(0.7*['Deaths per day'.$J69]+0.8*['Deaths per day'.$J70]+0.9*['Deaths per day'.$J71]+['Deaths per day'.$J72]+1.1*['Deaths per day'.$J73]+1.2*['Deaths per day'.$J74]+1.3*['Deaths per day'.$J75])/7" office:value-type="float" office:value="2.7222657981789" calcext:value-type="float">
            <text:p>2.722</text:p>
          </table:table-cell>
          <table:table-cell table:style-name="ce32" table:formula="of:=(0.7*['Deaths per day'.$D69]+0.8*['Deaths per day'.$D70]+0.9*['Deaths per day'.$D71]+['Deaths per day'.$D72]+1.1*['Deaths per day'.$D73]+1.2*['Deaths per day'.$D74]+1.3*['Deaths per day'.$D75])/7" office:value-type="float" office:value="13.364276266062" calcext:value-type="float">
            <text:p>13.364</text:p>
          </table:table-cell>
          <table:table-cell table:style-name="ce32" table:formula="of:=(0.7*['Deaths per day'.$F69]+0.8*['Deaths per day'.$F70]+0.9*['Deaths per day'.$F71]+['Deaths per day'.$F72]+1.1*['Deaths per day'.$F73]+1.2*['Deaths per day'.$F74]+1.3*['Deaths per day'.$F75])/7" office:value-type="float" office:value="13.8551949046817" calcext:value-type="float">
            <text:p>13.855</text:p>
          </table:table-cell>
          <table:table-cell table:style-name="ce32" table:formula="of:=(0.7*['Deaths per day'.$H69]+0.8*['Deaths per day'.$H70]+0.9*['Deaths per day'.$H71]+['Deaths per day'.$H72]+1.1*['Deaths per day'.$H73]+1.2*['Deaths per day'.$H74]+1.3*['Deaths per day'.$H75])/7" office:value-type="float" office:value="11.9583587971256" calcext:value-type="float">
            <text:p>11.958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75]+1" office:value-type="float" office:value="24" calcext:value-type="float">
            <text:p>24</text:p>
          </table:table-cell>
          <table:table-cell table:style-name="ce32" table:formula="of:=(0.7*['Deaths per day'.$D70]+0.8*['Deaths per day'.$D71]+0.9*['Deaths per day'.$D72]+['Deaths per day'.$D73]+1.1*['Deaths per day'.$D74]+1.2*['Deaths per day'.$D75]+1.3*['Deaths per day'.$D76])/7" office:value-type="float" office:value="13.3040438397581" calcext:value-type="float">
            <text:p>13.304</text:p>
          </table:table-cell>
          <table:table-cell table:style-name="ce32" table:formula="of:=(0.7*['Deaths per day'.$E70]+0.8*['Deaths per day'.$E71]+0.9*['Deaths per day'.$E72]+['Deaths per day'.$E73]+1.1*['Deaths per day'.$E74]+1.2*['Deaths per day'.$E75]+1.3*['Deaths per day'.$E76])/7" office:value-type="float" office:value="16.2160427807487" calcext:value-type="float">
            <text:p>16.216</text:p>
          </table:table-cell>
          <table:table-cell table:style-name="ce32" table:formula="of:=(0.7*['Deaths per day'.$F70]+0.8*['Deaths per day'.$F71]+0.9*['Deaths per day'.$F72]+['Deaths per day'.$F73]+1.1*['Deaths per day'.$F74]+1.2*['Deaths per day'.$F75]+1.3*['Deaths per day'.$F76])/7" office:value-type="float" office:value="13.3984109960822" calcext:value-type="float">
            <text:p>13.398</text:p>
          </table:table-cell>
          <table:table-cell table:style-name="ce32" table:formula="of:=(0.7*['Deaths per day'.$G70]+0.8*['Deaths per day'.$G71]+0.9*['Deaths per day'.$G72]+['Deaths per day'.$G73]+1.1*['Deaths per day'.$G74]+1.2*['Deaths per day'.$G75]+1.3*['Deaths per day'.$G76])/7" office:value-type="float" office:value="9.1657473800331" calcext:value-type="float">
            <text:p>9.166</text:p>
          </table:table-cell>
          <table:table-cell table:style-name="ce32" table:formula="of:=(0.7*['Deaths per day'.$H70]+0.8*['Deaths per day'.$H71]+0.9*['Deaths per day'.$H72]+['Deaths per day'.$H73]+1.1*['Deaths per day'.$H74]+1.2*['Deaths per day'.$H75]+1.3*['Deaths per day'.$H76])/7" office:value-type="float" office:value="11.9870187343266" calcext:value-type="float">
            <text:p>11.987</text:p>
          </table:table-cell>
          <table:table-cell table:style-name="ce32" table:formula="of:=(0.7*['Deaths per day'.$I70]+0.8*['Deaths per day'.$I71]+0.9*['Deaths per day'.$I72]+['Deaths per day'.$I73]+1.1*['Deaths per day'.$I74]+1.2*['Deaths per day'.$I75]+1.3*['Deaths per day'.$I76])/7" office:value-type="float" office:value="7.49154078549849" calcext:value-type="float">
            <text:p>7.492</text:p>
          </table:table-cell>
          <table:table-cell table:style-name="ce32" table:formula="of:=(0.7*['Deaths per day'.$J70]+0.8*['Deaths per day'.$J71]+0.9*['Deaths per day'.$J72]+['Deaths per day'.$J73]+1.1*['Deaths per day'.$J74]+1.2*['Deaths per day'.$J75]+1.3*['Deaths per day'.$J76])/7" office:value-type="float" office:value="2.62643658561539" calcext:value-type="float">
            <text:p>2.626</text:p>
          </table:table-cell>
          <table:table-cell table:style-name="ce65"/>
          <table:table-cell table:style-name="ce28" table:number-columns-repeated="2"/>
          <table:table-cell table:formula="of:=[.M75]+1" office:value-type="float" office:value="24" calcext:value-type="float">
            <text:p>24</text:p>
          </table:table-cell>
          <table:table-cell table:style-name="ce32" table:formula="of:=(0.7*['Deaths per day'.$D70]+0.8*['Deaths per day'.$D71]+0.9*['Deaths per day'.$D72]+['Deaths per day'.$D73]+1.1*['Deaths per day'.$D74]+1.2*['Deaths per day'.$D75]+1.3*['Deaths per day'.$D76])/7" office:value-type="float" office:value="13.3040438397581" calcext:value-type="float">
            <text:p>13.304</text:p>
          </table:table-cell>
          <table:table-cell table:style-name="ce32" table:formula="of:=(0.7*['Deaths per day'.$E70]+0.8*['Deaths per day'.$E71]+0.9*['Deaths per day'.$E72]+['Deaths per day'.$E73]+1.1*['Deaths per day'.$E74]+1.2*['Deaths per day'.$E75]+1.3*['Deaths per day'.$E76])/7" office:value-type="float" office:value="16.2160427807487" calcext:value-type="float">
            <text:p>16.216</text:p>
          </table:table-cell>
          <table:table-cell table:style-name="ce32" table:formula="of:=(0.7*['Deaths per day'.$F70]+0.8*['Deaths per day'.$F71]+0.9*['Deaths per day'.$F72]+['Deaths per day'.$F73]+1.1*['Deaths per day'.$F74]+1.2*['Deaths per day'.$F75]+1.3*['Deaths per day'.$F76])/7" office:value-type="float" office:value="13.3984109960822" calcext:value-type="float">
            <text:p>13.398</text:p>
          </table:table-cell>
          <table:table-cell table:style-name="ce32" table:formula="of:=(0.7*['Deaths per day'.$H70]+0.8*['Deaths per day'.$H71]+0.9*['Deaths per day'.$H72]+['Deaths per day'.$H73]+1.1*['Deaths per day'.$H74]+1.2*['Deaths per day'.$H75]+1.3*['Deaths per day'.$H76])/7" office:value-type="float" office:value="11.9870187343266" calcext:value-type="float">
            <text:p>11.987</text:p>
          </table:table-cell>
          <table:table-cell table:style-name="ce32" table:formula="of:=(0.7*['Deaths per day'.$J70]+0.8*['Deaths per day'.$J71]+0.9*['Deaths per day'.$J72]+['Deaths per day'.$J73]+1.1*['Deaths per day'.$J74]+1.2*['Deaths per day'.$J75]+1.3*['Deaths per day'.$J76])/7" office:value-type="float" office:value="2.62643658561539" calcext:value-type="float">
            <text:p>2.626</text:p>
          </table:table-cell>
          <table:table-cell table:style-name="ce32" table:formula="of:=(0.7*['Deaths per day'.$I70]+0.8*['Deaths per day'.$I71]+0.9*['Deaths per day'.$I72]+['Deaths per day'.$I73]+1.1*['Deaths per day'.$I74]+1.2*['Deaths per day'.$I75]+1.3*['Deaths per day'.$I76])/7" office:value-type="float" office:value="7.49154078549849" calcext:value-type="float">
            <text:p>7.492</text:p>
          </table:table-cell>
          <table:table-cell table:style-name="Default"/>
          <table:table-cell table:style-name="ce32" table:formula="of:=(0.7*['Deaths per day'.$G70]+0.8*['Deaths per day'.$G71]+0.9*['Deaths per day'.$G72]+['Deaths per day'.$G73]+1.1*['Deaths per day'.$G74]+1.2*['Deaths per day'.$G75]+1.3*['Deaths per day'.$G76])/7" office:value-type="float" office:value="9.1657473800331" calcext:value-type="float">
            <text:p>9.166</text:p>
          </table:table-cell>
          <table:table-cell table:number-columns-repeated="2"/>
          <table:table-cell table:formula="of:=[.X75]+1" office:value-type="float" office:value="24" calcext:value-type="float">
            <text:p>24</text:p>
          </table:table-cell>
          <table:table-cell table:style-name="ce32" table:formula="of:=(0.7*['Deaths per day'.$E70]+0.8*['Deaths per day'.$E71]+0.9*['Deaths per day'.$E72]+['Deaths per day'.$E73]+1.1*['Deaths per day'.$E74]+1.2*['Deaths per day'.$E75]+1.3*['Deaths per day'.$E76])/7" office:value-type="float" office:value="16.2160427807487" calcext:value-type="float">
            <text:p>16.216</text:p>
          </table:table-cell>
          <table:table-cell table:style-name="ce32" table:formula="of:=(0.7*['Deaths per day'.$G70]+0.8*['Deaths per day'.$G71]+0.9*['Deaths per day'.$G72]+['Deaths per day'.$G73]+1.1*['Deaths per day'.$G74]+1.2*['Deaths per day'.$G75]+1.3*['Deaths per day'.$G76])/7" office:value-type="float" office:value="9.1657473800331" calcext:value-type="float">
            <text:p>9.166</text:p>
          </table:table-cell>
          <table:table-cell table:style-name="ce32" table:formula="of:=(0.7*['Deaths per day'.$I70]+0.8*['Deaths per day'.$I71]+0.9*['Deaths per day'.$I72]+['Deaths per day'.$I73]+1.1*['Deaths per day'.$I74]+1.2*['Deaths per day'.$I75]+1.3*['Deaths per day'.$I76])/7" office:value-type="float" office:value="7.49154078549849" calcext:value-type="float">
            <text:p>7.492</text:p>
          </table:table-cell>
          <table:table-cell table:style-name="ce32" table:formula="of:=(0.7*['Deaths per day'.$J70]+0.8*['Deaths per day'.$J71]+0.9*['Deaths per day'.$J72]+['Deaths per day'.$J73]+1.1*['Deaths per day'.$J74]+1.2*['Deaths per day'.$J75]+1.3*['Deaths per day'.$J76])/7" office:value-type="float" office:value="2.62643658561539" calcext:value-type="float">
            <text:p>2.626</text:p>
          </table:table-cell>
          <table:table-cell table:style-name="ce32" table:formula="of:=(0.7*['Deaths per day'.$D70]+0.8*['Deaths per day'.$D71]+0.9*['Deaths per day'.$D72]+['Deaths per day'.$D73]+1.1*['Deaths per day'.$D74]+1.2*['Deaths per day'.$D75]+1.3*['Deaths per day'.$D76])/7" office:value-type="float" office:value="13.3040438397581" calcext:value-type="float">
            <text:p>13.304</text:p>
          </table:table-cell>
          <table:table-cell table:style-name="ce32" table:formula="of:=(0.7*['Deaths per day'.$F70]+0.8*['Deaths per day'.$F71]+0.9*['Deaths per day'.$F72]+['Deaths per day'.$F73]+1.1*['Deaths per day'.$F74]+1.2*['Deaths per day'.$F75]+1.3*['Deaths per day'.$F76])/7" office:value-type="float" office:value="13.3984109960822" calcext:value-type="float">
            <text:p>13.398</text:p>
          </table:table-cell>
          <table:table-cell table:style-name="ce32" table:formula="of:=(0.7*['Deaths per day'.$H70]+0.8*['Deaths per day'.$H71]+0.9*['Deaths per day'.$H72]+['Deaths per day'.$H73]+1.1*['Deaths per day'.$H74]+1.2*['Deaths per day'.$H75]+1.3*['Deaths per day'.$H76])/7" office:value-type="float" office:value="11.9870187343266" calcext:value-type="float">
            <text:p>11.987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76]+1" office:value-type="float" office:value="25" calcext:value-type="float">
            <text:p>25</text:p>
          </table:table-cell>
          <table:table-cell table:style-name="ce32" table:formula="of:=(0.7*['Deaths per day'.$D71]+0.8*['Deaths per day'.$D72]+0.9*['Deaths per day'.$D73]+['Deaths per day'.$D74]+1.1*['Deaths per day'.$D75]+1.2*['Deaths per day'.$D76]+1.3*['Deaths per day'.$D77])/7" office:value-type="float" office:value="13.2936507936508" calcext:value-type="float">
            <text:p>13.294</text:p>
          </table:table-cell>
          <table:table-cell table:style-name="ce32" table:formula="of:=(0.7*['Deaths per day'.$E71]+0.8*['Deaths per day'.$E72]+0.9*['Deaths per day'.$E73]+['Deaths per day'.$E74]+1.1*['Deaths per day'.$E75]+1.2*['Deaths per day'.$E76]+1.3*['Deaths per day'.$E77])/7" office:value-type="float" office:value="15.4044308632544" calcext:value-type="float">
            <text:p>15.404</text:p>
          </table:table-cell>
          <table:table-cell table:style-name="ce32" table:formula="of:=(0.7*['Deaths per day'.$F71]+0.8*['Deaths per day'.$F72]+0.9*['Deaths per day'.$F73]+['Deaths per day'.$F74]+1.1*['Deaths per day'.$F75]+1.2*['Deaths per day'.$F76]+1.3*['Deaths per day'.$F77])/7" office:value-type="float" office:value="12.5555385322507" calcext:value-type="float">
            <text:p>12.556</text:p>
          </table:table-cell>
          <table:table-cell table:style-name="ce32" table:formula="of:=(0.7*['Deaths per day'.$G71]+0.8*['Deaths per day'.$G72]+0.9*['Deaths per day'.$G73]+['Deaths per day'.$G74]+1.1*['Deaths per day'.$G75]+1.2*['Deaths per day'.$G76]+1.3*['Deaths per day'.$G77])/7" office:value-type="float" office:value="8.72586872586873" calcext:value-type="float">
            <text:p>8.726</text:p>
          </table:table-cell>
          <table:table-cell table:style-name="ce32" table:formula="of:=(0.7*['Deaths per day'.$H71]+0.8*['Deaths per day'.$H72]+0.9*['Deaths per day'.$H73]+['Deaths per day'.$H74]+1.1*['Deaths per day'.$H75]+1.2*['Deaths per day'.$H76]+1.3*['Deaths per day'.$H77])/7" office:value-type="float" office:value="11.8563631382631" calcext:value-type="float">
            <text:p>11.856</text:p>
          </table:table-cell>
          <table:table-cell table:style-name="ce32" table:formula="of:=(0.7*['Deaths per day'.$I71]+0.8*['Deaths per day'.$I72]+0.9*['Deaths per day'.$I73]+['Deaths per day'.$I74]+1.1*['Deaths per day'.$I75]+1.2*['Deaths per day'.$I76]+1.3*['Deaths per day'.$I77])/7" office:value-type="float" office:value="6.77086750107898" calcext:value-type="float">
            <text:p>6.771</text:p>
          </table:table-cell>
          <table:table-cell table:style-name="ce32" table:formula="of:=(0.7*['Deaths per day'.$J71]+0.8*['Deaths per day'.$J72]+0.9*['Deaths per day'.$J73]+['Deaths per day'.$J74]+1.1*['Deaths per day'.$J75]+1.2*['Deaths per day'.$J76]+1.3*['Deaths per day'.$J77])/7" office:value-type="float" office:value="2.54663574668349" calcext:value-type="float">
            <text:p>2.547</text:p>
          </table:table-cell>
          <table:table-cell table:style-name="ce65"/>
          <table:table-cell table:style-name="ce28" table:number-columns-repeated="2"/>
          <table:table-cell table:formula="of:=[.M76]+1" office:value-type="float" office:value="25" calcext:value-type="float">
            <text:p>25</text:p>
          </table:table-cell>
          <table:table-cell table:style-name="ce32" table:formula="of:=(0.7*['Deaths per day'.$D71]+0.8*['Deaths per day'.$D72]+0.9*['Deaths per day'.$D73]+['Deaths per day'.$D74]+1.1*['Deaths per day'.$D75]+1.2*['Deaths per day'.$D76]+1.3*['Deaths per day'.$D77])/7" office:value-type="float" office:value="13.2936507936508" calcext:value-type="float">
            <text:p>13.294</text:p>
          </table:table-cell>
          <table:table-cell table:style-name="ce32" table:formula="of:=(0.7*['Deaths per day'.$E71]+0.8*['Deaths per day'.$E72]+0.9*['Deaths per day'.$E73]+['Deaths per day'.$E74]+1.1*['Deaths per day'.$E75]+1.2*['Deaths per day'.$E76]+1.3*['Deaths per day'.$E77])/7" office:value-type="float" office:value="15.4044308632544" calcext:value-type="float">
            <text:p>15.404</text:p>
          </table:table-cell>
          <table:table-cell table:style-name="ce32" table:formula="of:=(0.7*['Deaths per day'.$F71]+0.8*['Deaths per day'.$F72]+0.9*['Deaths per day'.$F73]+['Deaths per day'.$F74]+1.1*['Deaths per day'.$F75]+1.2*['Deaths per day'.$F76]+1.3*['Deaths per day'.$F77])/7" office:value-type="float" office:value="12.5555385322507" calcext:value-type="float">
            <text:p>12.556</text:p>
          </table:table-cell>
          <table:table-cell table:style-name="ce32" table:formula="of:=(0.7*['Deaths per day'.$H71]+0.8*['Deaths per day'.$H72]+0.9*['Deaths per day'.$H73]+['Deaths per day'.$H74]+1.1*['Deaths per day'.$H75]+1.2*['Deaths per day'.$H76]+1.3*['Deaths per day'.$H77])/7" office:value-type="float" office:value="11.8563631382631" calcext:value-type="float">
            <text:p>11.856</text:p>
          </table:table-cell>
          <table:table-cell table:style-name="ce32" table:formula="of:=(0.7*['Deaths per day'.$J71]+0.8*['Deaths per day'.$J72]+0.9*['Deaths per day'.$J73]+['Deaths per day'.$J74]+1.1*['Deaths per day'.$J75]+1.2*['Deaths per day'.$J76]+1.3*['Deaths per day'.$J77])/7" office:value-type="float" office:value="2.54663574668349" calcext:value-type="float">
            <text:p>2.547</text:p>
          </table:table-cell>
          <table:table-cell table:style-name="ce32" table:formula="of:=(0.7*['Deaths per day'.$I71]+0.8*['Deaths per day'.$I72]+0.9*['Deaths per day'.$I73]+['Deaths per day'.$I74]+1.1*['Deaths per day'.$I75]+1.2*['Deaths per day'.$I76]+1.3*['Deaths per day'.$I77])/7" office:value-type="float" office:value="6.77086750107898" calcext:value-type="float">
            <text:p>6.771</text:p>
          </table:table-cell>
          <table:table-cell table:style-name="Default"/>
          <table:table-cell table:style-name="ce32" table:formula="of:=(0.7*['Deaths per day'.$G71]+0.8*['Deaths per day'.$G72]+0.9*['Deaths per day'.$G73]+['Deaths per day'.$G74]+1.1*['Deaths per day'.$G75]+1.2*['Deaths per day'.$G76]+1.3*['Deaths per day'.$G77])/7" office:value-type="float" office:value="8.72586872586873" calcext:value-type="float">
            <text:p>8.726</text:p>
          </table:table-cell>
          <table:table-cell table:number-columns-repeated="2"/>
          <table:table-cell table:formula="of:=[.X76]+1" office:value-type="float" office:value="25" calcext:value-type="float">
            <text:p>25</text:p>
          </table:table-cell>
          <table:table-cell table:style-name="ce32" table:formula="of:=(0.7*['Deaths per day'.$E71]+0.8*['Deaths per day'.$E72]+0.9*['Deaths per day'.$E73]+['Deaths per day'.$E74]+1.1*['Deaths per day'.$E75]+1.2*['Deaths per day'.$E76]+1.3*['Deaths per day'.$E77])/7" office:value-type="float" office:value="15.4044308632544" calcext:value-type="float">
            <text:p>15.404</text:p>
          </table:table-cell>
          <table:table-cell table:style-name="ce32" table:formula="of:=(0.7*['Deaths per day'.$G71]+0.8*['Deaths per day'.$G72]+0.9*['Deaths per day'.$G73]+['Deaths per day'.$G74]+1.1*['Deaths per day'.$G75]+1.2*['Deaths per day'.$G76]+1.3*['Deaths per day'.$G77])/7" office:value-type="float" office:value="8.72586872586873" calcext:value-type="float">
            <text:p>8.726</text:p>
          </table:table-cell>
          <table:table-cell table:style-name="ce32" table:formula="of:=(0.7*['Deaths per day'.$I71]+0.8*['Deaths per day'.$I72]+0.9*['Deaths per day'.$I73]+['Deaths per day'.$I74]+1.1*['Deaths per day'.$I75]+1.2*['Deaths per day'.$I76]+1.3*['Deaths per day'.$I77])/7" office:value-type="float" office:value="6.77086750107898" calcext:value-type="float">
            <text:p>6.771</text:p>
          </table:table-cell>
          <table:table-cell table:style-name="ce32" table:formula="of:=(0.7*['Deaths per day'.$J71]+0.8*['Deaths per day'.$J72]+0.9*['Deaths per day'.$J73]+['Deaths per day'.$J74]+1.1*['Deaths per day'.$J75]+1.2*['Deaths per day'.$J76]+1.3*['Deaths per day'.$J77])/7" office:value-type="float" office:value="2.54663574668349" calcext:value-type="float">
            <text:p>2.547</text:p>
          </table:table-cell>
          <table:table-cell table:style-name="ce32" table:formula="of:=(0.7*['Deaths per day'.$D71]+0.8*['Deaths per day'.$D72]+0.9*['Deaths per day'.$D73]+['Deaths per day'.$D74]+1.1*['Deaths per day'.$D75]+1.2*['Deaths per day'.$D76]+1.3*['Deaths per day'.$D77])/7" office:value-type="float" office:value="13.2936507936508" calcext:value-type="float">
            <text:p>13.294</text:p>
          </table:table-cell>
          <table:table-cell table:style-name="ce32" table:formula="of:=(0.7*['Deaths per day'.$F71]+0.8*['Deaths per day'.$F72]+0.9*['Deaths per day'.$F73]+['Deaths per day'.$F74]+1.1*['Deaths per day'.$F75]+1.2*['Deaths per day'.$F76]+1.3*['Deaths per day'.$F77])/7" office:value-type="float" office:value="12.5555385322507" calcext:value-type="float">
            <text:p>12.556</text:p>
          </table:table-cell>
          <table:table-cell table:style-name="ce32" table:formula="of:=(0.7*['Deaths per day'.$H71]+0.8*['Deaths per day'.$H72]+0.9*['Deaths per day'.$H73]+['Deaths per day'.$H74]+1.1*['Deaths per day'.$H75]+1.2*['Deaths per day'.$H76]+1.3*['Deaths per day'.$H77])/7" office:value-type="float" office:value="11.8563631382631" calcext:value-type="float">
            <text:p>11.856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77]+1" office:value-type="float" office:value="26" calcext:value-type="float">
            <text:p>26</text:p>
          </table:table-cell>
          <table:table-cell table:style-name="ce32" table:formula="of:=(0.7*['Deaths per day'.$D72]+0.8*['Deaths per day'.$D73]+0.9*['Deaths per day'.$D74]+['Deaths per day'.$D75]+1.1*['Deaths per day'.$D76]+1.2*['Deaths per day'.$D77]+1.3*['Deaths per day'.$D78])/7" office:value-type="float" office:value="12.9969765684051" calcext:value-type="float">
            <text:p>12.997</text:p>
          </table:table-cell>
          <table:table-cell table:style-name="ce32" table:formula="of:=(0.7*['Deaths per day'.$E72]+0.8*['Deaths per day'.$E73]+0.9*['Deaths per day'.$E74]+['Deaths per day'.$E75]+1.1*['Deaths per day'.$E76]+1.2*['Deaths per day'.$E77]+1.3*['Deaths per day'.$E78])/7" office:value-type="float" office:value="14.8064171122995" calcext:value-type="float">
            <text:p>14.806</text:p>
          </table:table-cell>
          <table:table-cell table:style-name="ce32" table:formula="of:=(0.7*['Deaths per day'.$F72]+0.8*['Deaths per day'.$F73]+0.9*['Deaths per day'.$F74]+['Deaths per day'.$F75]+1.1*['Deaths per day'.$F76]+1.2*['Deaths per day'.$F77]+1.3*['Deaths per day'.$F78])/7" office:value-type="float" office:value="11.5373503469106" calcext:value-type="float">
            <text:p>11.537</text:p>
          </table:table-cell>
          <table:table-cell table:style-name="ce32" table:formula="of:=(0.7*['Deaths per day'.$G72]+0.8*['Deaths per day'.$G73]+0.9*['Deaths per day'.$G74]+['Deaths per day'.$G75]+1.1*['Deaths per day'.$G76]+1.2*['Deaths per day'.$G77]+1.3*['Deaths per day'.$G78])/7" office:value-type="float" office:value="8.39354660783232" calcext:value-type="float">
            <text:p>8.394</text:p>
          </table:table-cell>
          <table:table-cell table:style-name="ce32" table:formula="of:=(0.7*['Deaths per day'.$H72]+0.8*['Deaths per day'.$H73]+0.9*['Deaths per day'.$H74]+['Deaths per day'.$H75]+1.1*['Deaths per day'.$H76]+1.2*['Deaths per day'.$H77]+1.3*['Deaths per day'.$H78])/7" office:value-type="float" office:value="11.945714707184" calcext:value-type="float">
            <text:p>11.946</text:p>
          </table:table-cell>
          <table:table-cell table:style-name="ce32" table:formula="of:=(0.7*['Deaths per day'.$I72]+0.8*['Deaths per day'.$I73]+0.9*['Deaths per day'.$I74]+['Deaths per day'.$I75]+1.1*['Deaths per day'.$I76]+1.2*['Deaths per day'.$I77]+1.3*['Deaths per day'.$I78])/7" office:value-type="float" office:value="6.73785066896849" calcext:value-type="float">
            <text:p>6.738</text:p>
          </table:table-cell>
          <table:table-cell table:style-name="ce32" table:formula="of:=(0.7*['Deaths per day'.$J72]+0.8*['Deaths per day'.$J73]+0.9*['Deaths per day'.$J74]+['Deaths per day'.$J75]+1.1*['Deaths per day'.$J76]+1.2*['Deaths per day'.$J77]+1.3*['Deaths per day'.$J78])/7" office:value-type="float" office:value="2.61160181427548" calcext:value-type="float">
            <text:p>2.612</text:p>
          </table:table-cell>
          <table:table-cell table:style-name="ce65"/>
          <table:table-cell table:style-name="ce28" table:number-columns-repeated="2"/>
          <table:table-cell table:formula="of:=[.M77]+1" office:value-type="float" office:value="26" calcext:value-type="float">
            <text:p>26</text:p>
          </table:table-cell>
          <table:table-cell table:style-name="ce32" table:formula="of:=(0.7*['Deaths per day'.$D72]+0.8*['Deaths per day'.$D73]+0.9*['Deaths per day'.$D74]+['Deaths per day'.$D75]+1.1*['Deaths per day'.$D76]+1.2*['Deaths per day'.$D77]+1.3*['Deaths per day'.$D78])/7" office:value-type="float" office:value="12.9969765684051" calcext:value-type="float">
            <text:p>12.997</text:p>
          </table:table-cell>
          <table:table-cell table:style-name="ce32" table:formula="of:=(0.7*['Deaths per day'.$E72]+0.8*['Deaths per day'.$E73]+0.9*['Deaths per day'.$E74]+['Deaths per day'.$E75]+1.1*['Deaths per day'.$E76]+1.2*['Deaths per day'.$E77]+1.3*['Deaths per day'.$E78])/7" office:value-type="float" office:value="14.8064171122995" calcext:value-type="float">
            <text:p>14.806</text:p>
          </table:table-cell>
          <table:table-cell table:style-name="ce32" table:formula="of:=(0.7*['Deaths per day'.$F72]+0.8*['Deaths per day'.$F73]+0.9*['Deaths per day'.$F74]+['Deaths per day'.$F75]+1.1*['Deaths per day'.$F76]+1.2*['Deaths per day'.$F77]+1.3*['Deaths per day'.$F78])/7" office:value-type="float" office:value="11.5373503469106" calcext:value-type="float">
            <text:p>11.537</text:p>
          </table:table-cell>
          <table:table-cell table:style-name="ce32" table:formula="of:=(0.7*['Deaths per day'.$H72]+0.8*['Deaths per day'.$H73]+0.9*['Deaths per day'.$H74]+['Deaths per day'.$H75]+1.1*['Deaths per day'.$H76]+1.2*['Deaths per day'.$H77]+1.3*['Deaths per day'.$H78])/7" office:value-type="float" office:value="11.945714707184" calcext:value-type="float">
            <text:p>11.946</text:p>
          </table:table-cell>
          <table:table-cell table:style-name="ce32" table:formula="of:=(0.7*['Deaths per day'.$J72]+0.8*['Deaths per day'.$J73]+0.9*['Deaths per day'.$J74]+['Deaths per day'.$J75]+1.1*['Deaths per day'.$J76]+1.2*['Deaths per day'.$J77]+1.3*['Deaths per day'.$J78])/7" office:value-type="float" office:value="2.61160181427548" calcext:value-type="float">
            <text:p>2.612</text:p>
          </table:table-cell>
          <table:table-cell table:style-name="ce32" table:formula="of:=(0.7*['Deaths per day'.$I72]+0.8*['Deaths per day'.$I73]+0.9*['Deaths per day'.$I74]+['Deaths per day'.$I75]+1.1*['Deaths per day'.$I76]+1.2*['Deaths per day'.$I77]+1.3*['Deaths per day'.$I78])/7" office:value-type="float" office:value="6.73785066896849" calcext:value-type="float">
            <text:p>6.738</text:p>
          </table:table-cell>
          <table:table-cell table:style-name="Default"/>
          <table:table-cell table:style-name="ce32" table:formula="of:=(0.7*['Deaths per day'.$G72]+0.8*['Deaths per day'.$G73]+0.9*['Deaths per day'.$G74]+['Deaths per day'.$G75]+1.1*['Deaths per day'.$G76]+1.2*['Deaths per day'.$G77]+1.3*['Deaths per day'.$G78])/7" office:value-type="float" office:value="8.39354660783232" calcext:value-type="float">
            <text:p>8.394</text:p>
          </table:table-cell>
          <table:table-cell table:number-columns-repeated="2"/>
          <table:table-cell table:formula="of:=[.X77]+1" office:value-type="float" office:value="26" calcext:value-type="float">
            <text:p>26</text:p>
          </table:table-cell>
          <table:table-cell table:style-name="ce32" table:formula="of:=(0.7*['Deaths per day'.$E72]+0.8*['Deaths per day'.$E73]+0.9*['Deaths per day'.$E74]+['Deaths per day'.$E75]+1.1*['Deaths per day'.$E76]+1.2*['Deaths per day'.$E77]+1.3*['Deaths per day'.$E78])/7" office:value-type="float" office:value="14.8064171122995" calcext:value-type="float">
            <text:p>14.806</text:p>
          </table:table-cell>
          <table:table-cell table:style-name="ce32" table:formula="of:=(0.7*['Deaths per day'.$G72]+0.8*['Deaths per day'.$G73]+0.9*['Deaths per day'.$G74]+['Deaths per day'.$G75]+1.1*['Deaths per day'.$G76]+1.2*['Deaths per day'.$G77]+1.3*['Deaths per day'.$G78])/7" office:value-type="float" office:value="8.39354660783232" calcext:value-type="float">
            <text:p>8.394</text:p>
          </table:table-cell>
          <table:table-cell table:style-name="ce32" table:formula="of:=(0.7*['Deaths per day'.$I72]+0.8*['Deaths per day'.$I73]+0.9*['Deaths per day'.$I74]+['Deaths per day'.$I75]+1.1*['Deaths per day'.$I76]+1.2*['Deaths per day'.$I77]+1.3*['Deaths per day'.$I78])/7" office:value-type="float" office:value="6.73785066896849" calcext:value-type="float">
            <text:p>6.738</text:p>
          </table:table-cell>
          <table:table-cell table:style-name="ce32" table:formula="of:=(0.7*['Deaths per day'.$J72]+0.8*['Deaths per day'.$J73]+0.9*['Deaths per day'.$J74]+['Deaths per day'.$J75]+1.1*['Deaths per day'.$J76]+1.2*['Deaths per day'.$J77]+1.3*['Deaths per day'.$J78])/7" office:value-type="float" office:value="2.61160181427548" calcext:value-type="float">
            <text:p>2.612</text:p>
          </table:table-cell>
          <table:table-cell table:style-name="ce32" table:formula="of:=(0.7*['Deaths per day'.$D72]+0.8*['Deaths per day'.$D73]+0.9*['Deaths per day'.$D74]+['Deaths per day'.$D75]+1.1*['Deaths per day'.$D76]+1.2*['Deaths per day'.$D77]+1.3*['Deaths per day'.$D78])/7" office:value-type="float" office:value="12.9969765684051" calcext:value-type="float">
            <text:p>12.997</text:p>
          </table:table-cell>
          <table:table-cell table:style-name="ce32" table:formula="of:=(0.7*['Deaths per day'.$F72]+0.8*['Deaths per day'.$F73]+0.9*['Deaths per day'.$F74]+['Deaths per day'.$F75]+1.1*['Deaths per day'.$F76]+1.2*['Deaths per day'.$F77]+1.3*['Deaths per day'.$F78])/7" office:value-type="float" office:value="11.5373503469106" calcext:value-type="float">
            <text:p>11.537</text:p>
          </table:table-cell>
          <table:table-cell table:style-name="ce32" table:formula="of:=(0.7*['Deaths per day'.$H72]+0.8*['Deaths per day'.$H73]+0.9*['Deaths per day'.$H74]+['Deaths per day'.$H75]+1.1*['Deaths per day'.$H76]+1.2*['Deaths per day'.$H77]+1.3*['Deaths per day'.$H78])/7" office:value-type="float" office:value="11.945714707184" calcext:value-type="float">
            <text:p>11.946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78]+1" office:value-type="float" office:value="27" calcext:value-type="float">
            <text:p>27</text:p>
          </table:table-cell>
          <table:table-cell table:style-name="ce32" table:formula="of:=(0.7*['Deaths per day'.$D73]+0.8*['Deaths per day'.$D74]+0.9*['Deaths per day'.$D75]+['Deaths per day'.$D76]+1.1*['Deaths per day'.$D77]+1.2*['Deaths per day'.$D78]+1.3*['Deaths per day'.$D79])/7" office:value-type="float" office:value="12.5179516250945" calcext:value-type="float">
            <text:p>12.518</text:p>
          </table:table-cell>
          <table:table-cell table:style-name="ce32" table:formula="of:=(0.7*['Deaths per day'.$E73]+0.8*['Deaths per day'.$E74]+0.9*['Deaths per day'.$E75]+['Deaths per day'.$E76]+1.1*['Deaths per day'.$E77]+1.2*['Deaths per day'.$E78]+1.3*['Deaths per day'.$E79])/7" office:value-type="float" office:value="14.0265851795264" calcext:value-type="float">
            <text:p>14.027</text:p>
          </table:table-cell>
          <table:table-cell table:style-name="ce32" table:formula="of:=(0.7*['Deaths per day'.$F73]+0.8*['Deaths per day'.$F74]+0.9*['Deaths per day'.$F75]+['Deaths per day'.$F76]+1.1*['Deaths per day'.$F77]+1.2*['Deaths per day'.$F78]+1.3*['Deaths per day'.$F79])/7" office:value-type="float" office:value="13.7363479174418" calcext:value-type="float">
            <text:p>13.736</text:p>
          </table:table-cell>
          <table:table-cell table:style-name="ce32" table:formula="of:=(0.7*['Deaths per day'.$G73]+0.8*['Deaths per day'.$G74]+0.9*['Deaths per day'.$G75]+['Deaths per day'.$G76]+1.1*['Deaths per day'.$G77]+1.2*['Deaths per day'.$G78]+1.3*['Deaths per day'.$G79])/7" office:value-type="float" office:value="9.85521235521236" calcext:value-type="float">
            <text:p>9.855</text:p>
          </table:table-cell>
          <table:table-cell table:style-name="ce32" table:formula="of:=(0.7*['Deaths per day'.$H73]+0.8*['Deaths per day'.$H74]+0.9*['Deaths per day'.$H75]+['Deaths per day'.$H76]+1.1*['Deaths per day'.$H77]+1.2*['Deaths per day'.$H78]+1.3*['Deaths per day'.$H79])/7" office:value-type="float" office:value="11.4688217815523" calcext:value-type="float">
            <text:p>11.469</text:p>
          </table:table-cell>
          <table:table-cell table:style-name="ce32" table:formula="of:=(0.7*['Deaths per day'.$I73]+0.8*['Deaths per day'.$I74]+0.9*['Deaths per day'.$I75]+['Deaths per day'.$I76]+1.1*['Deaths per day'.$I77]+1.2*['Deaths per day'.$I78]+1.3*['Deaths per day'.$I79])/7" office:value-type="float" office:value="6.82153646957273" calcext:value-type="float">
            <text:p>6.822</text:p>
          </table:table-cell>
          <table:table-cell table:style-name="ce32" table:formula="of:=(0.7*['Deaths per day'.$J73]+0.8*['Deaths per day'.$J74]+0.9*['Deaths per day'.$J75]+['Deaths per day'.$J76]+1.1*['Deaths per day'.$J77]+1.2*['Deaths per day'.$J78]+1.3*['Deaths per day'.$J79])/7" office:value-type="float" office:value="2.45506939944753" calcext:value-type="float">
            <text:p>2.455</text:p>
          </table:table-cell>
          <table:table-cell table:style-name="ce65"/>
          <table:table-cell table:style-name="ce28" table:number-columns-repeated="2"/>
          <table:table-cell table:formula="of:=[.M78]+1" office:value-type="float" office:value="27" calcext:value-type="float">
            <text:p>27</text:p>
          </table:table-cell>
          <table:table-cell table:style-name="ce32" table:formula="of:=(0.7*['Deaths per day'.$D73]+0.8*['Deaths per day'.$D74]+0.9*['Deaths per day'.$D75]+['Deaths per day'.$D76]+1.1*['Deaths per day'.$D77]+1.2*['Deaths per day'.$D78]+1.3*['Deaths per day'.$D79])/7" office:value-type="float" office:value="12.5179516250945" calcext:value-type="float">
            <text:p>12.518</text:p>
          </table:table-cell>
          <table:table-cell table:style-name="ce32" table:formula="of:=(0.7*['Deaths per day'.$E73]+0.8*['Deaths per day'.$E74]+0.9*['Deaths per day'.$E75]+['Deaths per day'.$E76]+1.1*['Deaths per day'.$E77]+1.2*['Deaths per day'.$E78]+1.3*['Deaths per day'.$E79])/7" office:value-type="float" office:value="14.0265851795264" calcext:value-type="float">
            <text:p>14.027</text:p>
          </table:table-cell>
          <table:table-cell table:style-name="ce32" table:formula="of:=(0.7*['Deaths per day'.$F73]+0.8*['Deaths per day'.$F74]+0.9*['Deaths per day'.$F75]+['Deaths per day'.$F76]+1.1*['Deaths per day'.$F77]+1.2*['Deaths per day'.$F78]+1.3*['Deaths per day'.$F79])/7" office:value-type="float" office:value="13.7363479174418" calcext:value-type="float">
            <text:p>13.736</text:p>
          </table:table-cell>
          <table:table-cell table:style-name="ce32" table:formula="of:=(0.7*['Deaths per day'.$H73]+0.8*['Deaths per day'.$H74]+0.9*['Deaths per day'.$H75]+['Deaths per day'.$H76]+1.1*['Deaths per day'.$H77]+1.2*['Deaths per day'.$H78]+1.3*['Deaths per day'.$H79])/7" office:value-type="float" office:value="11.4688217815523" calcext:value-type="float">
            <text:p>11.469</text:p>
          </table:table-cell>
          <table:table-cell table:style-name="ce32" table:formula="of:=(0.7*['Deaths per day'.$J73]+0.8*['Deaths per day'.$J74]+0.9*['Deaths per day'.$J75]+['Deaths per day'.$J76]+1.1*['Deaths per day'.$J77]+1.2*['Deaths per day'.$J78]+1.3*['Deaths per day'.$J79])/7" office:value-type="float" office:value="2.45506939944753" calcext:value-type="float">
            <text:p>2.455</text:p>
          </table:table-cell>
          <table:table-cell table:style-name="ce32" table:formula="of:=(0.7*['Deaths per day'.$I73]+0.8*['Deaths per day'.$I74]+0.9*['Deaths per day'.$I75]+['Deaths per day'.$I76]+1.1*['Deaths per day'.$I77]+1.2*['Deaths per day'.$I78]+1.3*['Deaths per day'.$I79])/7" office:value-type="float" office:value="6.82153646957273" calcext:value-type="float">
            <text:p>6.822</text:p>
          </table:table-cell>
          <table:table-cell table:style-name="Default"/>
          <table:table-cell table:style-name="ce32" table:formula="of:=(0.7*['Deaths per day'.$G73]+0.8*['Deaths per day'.$G74]+0.9*['Deaths per day'.$G75]+['Deaths per day'.$G76]+1.1*['Deaths per day'.$G77]+1.2*['Deaths per day'.$G78]+1.3*['Deaths per day'.$G79])/7" office:value-type="float" office:value="9.85521235521236" calcext:value-type="float">
            <text:p>9.855</text:p>
          </table:table-cell>
          <table:table-cell table:number-columns-repeated="2"/>
          <table:table-cell table:formula="of:=[.X78]+1" office:value-type="float" office:value="27" calcext:value-type="float">
            <text:p>27</text:p>
          </table:table-cell>
          <table:table-cell table:style-name="ce32" table:formula="of:=(0.7*['Deaths per day'.$E73]+0.8*['Deaths per day'.$E74]+0.9*['Deaths per day'.$E75]+['Deaths per day'.$E76]+1.1*['Deaths per day'.$E77]+1.2*['Deaths per day'.$E78]+1.3*['Deaths per day'.$E79])/7" office:value-type="float" office:value="14.0265851795264" calcext:value-type="float">
            <text:p>14.027</text:p>
          </table:table-cell>
          <table:table-cell table:style-name="ce32" table:formula="of:=(0.7*['Deaths per day'.$G73]+0.8*['Deaths per day'.$G74]+0.9*['Deaths per day'.$G75]+['Deaths per day'.$G76]+1.1*['Deaths per day'.$G77]+1.2*['Deaths per day'.$G78]+1.3*['Deaths per day'.$G79])/7" office:value-type="float" office:value="9.85521235521236" calcext:value-type="float">
            <text:p>9.855</text:p>
          </table:table-cell>
          <table:table-cell table:style-name="ce32" table:formula="of:=(0.7*['Deaths per day'.$I73]+0.8*['Deaths per day'.$I74]+0.9*['Deaths per day'.$I75]+['Deaths per day'.$I76]+1.1*['Deaths per day'.$I77]+1.2*['Deaths per day'.$I78]+1.3*['Deaths per day'.$I79])/7" office:value-type="float" office:value="6.82153646957273" calcext:value-type="float">
            <text:p>6.822</text:p>
          </table:table-cell>
          <table:table-cell table:style-name="ce32" table:formula="of:=(0.7*['Deaths per day'.$J73]+0.8*['Deaths per day'.$J74]+0.9*['Deaths per day'.$J75]+['Deaths per day'.$J76]+1.1*['Deaths per day'.$J77]+1.2*['Deaths per day'.$J78]+1.3*['Deaths per day'.$J79])/7" office:value-type="float" office:value="2.45506939944753" calcext:value-type="float">
            <text:p>2.455</text:p>
          </table:table-cell>
          <table:table-cell table:style-name="ce32" table:formula="of:=(0.7*['Deaths per day'.$D73]+0.8*['Deaths per day'.$D74]+0.9*['Deaths per day'.$D75]+['Deaths per day'.$D76]+1.1*['Deaths per day'.$D77]+1.2*['Deaths per day'.$D78]+1.3*['Deaths per day'.$D79])/7" office:value-type="float" office:value="12.5179516250945" calcext:value-type="float">
            <text:p>12.518</text:p>
          </table:table-cell>
          <table:table-cell table:style-name="ce32" table:formula="of:=(0.7*['Deaths per day'.$F73]+0.8*['Deaths per day'.$F74]+0.9*['Deaths per day'.$F75]+['Deaths per day'.$F76]+1.1*['Deaths per day'.$F77]+1.2*['Deaths per day'.$F78]+1.3*['Deaths per day'.$F79])/7" office:value-type="float" office:value="13.7363479174418" calcext:value-type="float">
            <text:p>13.736</text:p>
          </table:table-cell>
          <table:table-cell table:style-name="ce32" table:formula="of:=(0.7*['Deaths per day'.$H73]+0.8*['Deaths per day'.$H74]+0.9*['Deaths per day'.$H75]+['Deaths per day'.$H76]+1.1*['Deaths per day'.$H77]+1.2*['Deaths per day'.$H78]+1.3*['Deaths per day'.$H79])/7" office:value-type="float" office:value="11.4688217815523" calcext:value-type="float">
            <text:p>11.469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79]+1" office:value-type="float" office:value="28" calcext:value-type="float">
            <text:p>28</text:p>
          </table:table-cell>
          <table:table-cell table:style-name="ce32" table:formula="of:=(0.7*['Deaths per day'.$D74]+0.8*['Deaths per day'.$D75]+0.9*['Deaths per day'.$D76]+['Deaths per day'.$D77]+1.1*['Deaths per day'.$D78]+1.2*['Deaths per day'.$D79]+1.3*['Deaths per day'.$D80])/7" office:value-type="float" office:value="11.7975245653817" calcext:value-type="float">
            <text:p>11.798</text:p>
          </table:table-cell>
          <table:table-cell table:style-name="ce32" table:formula="of:=(0.7*['Deaths per day'.$E74]+0.8*['Deaths per day'.$E75]+0.9*['Deaths per day'.$E76]+['Deaths per day'.$E77]+1.1*['Deaths per day'.$E78]+1.2*['Deaths per day'.$E79]+1.3*['Deaths per day'.$E80])/7" office:value-type="float" office:value="13.72589763178" calcext:value-type="float">
            <text:p>13.726</text:p>
          </table:table-cell>
          <table:table-cell table:style-name="ce32" table:formula="of:=(0.7*['Deaths per day'.$F74]+0.8*['Deaths per day'.$F75]+0.9*['Deaths per day'.$F76]+['Deaths per day'.$F77]+1.1*['Deaths per day'.$F78]+1.2*['Deaths per day'.$F79]+1.3*['Deaths per day'.$F80])/7" office:value-type="float" office:value="12.7393902252183" calcext:value-type="float">
            <text:p>12.739</text:p>
          </table:table-cell>
          <table:table-cell table:style-name="ce32" table:formula="of:=(0.7*['Deaths per day'.$G74]+0.8*['Deaths per day'.$G75]+0.9*['Deaths per day'.$G76]+['Deaths per day'.$G77]+1.1*['Deaths per day'.$G78]+1.2*['Deaths per day'.$G79]+1.3*['Deaths per day'.$G80])/7" office:value-type="float" office:value="10.5226144511859" calcext:value-type="float">
            <text:p>10.523</text:p>
          </table:table-cell>
          <table:table-cell table:style-name="ce32" table:formula="of:=(0.7*['Deaths per day'.$H74]+0.8*['Deaths per day'.$H75]+0.9*['Deaths per day'.$H76]+['Deaths per day'.$H77]+1.1*['Deaths per day'.$H78]+1.2*['Deaths per day'.$H79]+1.3*['Deaths per day'.$H80])/7" office:value-type="float" office:value="10.6442163825259" calcext:value-type="float">
            <text:p>10.644</text:p>
          </table:table-cell>
          <table:table-cell table:style-name="ce32" table:formula="of:=(0.7*['Deaths per day'.$I74]+0.8*['Deaths per day'.$I75]+0.9*['Deaths per day'.$I76]+['Deaths per day'.$I77]+1.1*['Deaths per day'.$I78]+1.2*['Deaths per day'.$I79]+1.3*['Deaths per day'.$I80])/7" office:value-type="float" office:value="6.59089339663358" calcext:value-type="float">
            <text:p>6.591</text:p>
          </table:table-cell>
          <table:table-cell table:style-name="ce32" table:formula="of:=(0.7*['Deaths per day'.$J74]+0.8*['Deaths per day'.$J75]+0.9*['Deaths per day'.$J76]+['Deaths per day'.$J77]+1.1*['Deaths per day'.$J78]+1.2*['Deaths per day'.$J79]+1.3*['Deaths per day'.$J80])/7" office:value-type="float" office:value="2.28404324250588" calcext:value-type="float">
            <text:p>2.284</text:p>
          </table:table-cell>
          <table:table-cell table:style-name="ce65"/>
          <table:table-cell table:style-name="ce28" table:number-columns-repeated="2"/>
          <table:table-cell table:formula="of:=[.M79]+1" office:value-type="float" office:value="28" calcext:value-type="float">
            <text:p>28</text:p>
          </table:table-cell>
          <table:table-cell table:style-name="ce32" table:formula="of:=(0.7*['Deaths per day'.$D74]+0.8*['Deaths per day'.$D75]+0.9*['Deaths per day'.$D76]+['Deaths per day'.$D77]+1.1*['Deaths per day'.$D78]+1.2*['Deaths per day'.$D79]+1.3*['Deaths per day'.$D80])/7" office:value-type="float" office:value="11.7975245653817" calcext:value-type="float">
            <text:p>11.798</text:p>
          </table:table-cell>
          <table:table-cell table:style-name="ce32" table:formula="of:=(0.7*['Deaths per day'.$E74]+0.8*['Deaths per day'.$E75]+0.9*['Deaths per day'.$E76]+['Deaths per day'.$E77]+1.1*['Deaths per day'.$E78]+1.2*['Deaths per day'.$E79]+1.3*['Deaths per day'.$E80])/7" office:value-type="float" office:value="13.72589763178" calcext:value-type="float">
            <text:p>13.726</text:p>
          </table:table-cell>
          <table:table-cell table:style-name="ce32" table:formula="of:=(0.7*['Deaths per day'.$F74]+0.8*['Deaths per day'.$F75]+0.9*['Deaths per day'.$F76]+['Deaths per day'.$F77]+1.1*['Deaths per day'.$F78]+1.2*['Deaths per day'.$F79]+1.3*['Deaths per day'.$F80])/7" office:value-type="float" office:value="12.7393902252183" calcext:value-type="float">
            <text:p>12.739</text:p>
          </table:table-cell>
          <table:table-cell table:style-name="ce32" table:formula="of:=(0.7*['Deaths per day'.$H74]+0.8*['Deaths per day'.$H75]+0.9*['Deaths per day'.$H76]+['Deaths per day'.$H77]+1.1*['Deaths per day'.$H78]+1.2*['Deaths per day'.$H79]+1.3*['Deaths per day'.$H80])/7" office:value-type="float" office:value="10.6442163825259" calcext:value-type="float">
            <text:p>10.644</text:p>
          </table:table-cell>
          <table:table-cell table:style-name="ce32" table:formula="of:=(0.7*['Deaths per day'.$J74]+0.8*['Deaths per day'.$J75]+0.9*['Deaths per day'.$J76]+['Deaths per day'.$J77]+1.1*['Deaths per day'.$J78]+1.2*['Deaths per day'.$J79]+1.3*['Deaths per day'.$J80])/7" office:value-type="float" office:value="2.28404324250588" calcext:value-type="float">
            <text:p>2.284</text:p>
          </table:table-cell>
          <table:table-cell table:style-name="ce32" table:formula="of:=(0.7*['Deaths per day'.$I74]+0.8*['Deaths per day'.$I75]+0.9*['Deaths per day'.$I76]+['Deaths per day'.$I77]+1.1*['Deaths per day'.$I78]+1.2*['Deaths per day'.$I79]+1.3*['Deaths per day'.$I80])/7" office:value-type="float" office:value="6.59089339663358" calcext:value-type="float">
            <text:p>6.591</text:p>
          </table:table-cell>
          <table:table-cell table:style-name="Default"/>
          <table:table-cell table:style-name="ce32" table:formula="of:=(0.7*['Deaths per day'.$G74]+0.8*['Deaths per day'.$G75]+0.9*['Deaths per day'.$G76]+['Deaths per day'.$G77]+1.1*['Deaths per day'.$G78]+1.2*['Deaths per day'.$G79]+1.3*['Deaths per day'.$G80])/7" office:value-type="float" office:value="10.5226144511859" calcext:value-type="float">
            <text:p>10.523</text:p>
          </table:table-cell>
          <table:table-cell table:number-columns-repeated="2"/>
          <table:table-cell table:formula="of:=[.X79]+1" office:value-type="float" office:value="28" calcext:value-type="float">
            <text:p>28</text:p>
          </table:table-cell>
          <table:table-cell table:style-name="ce32" table:formula="of:=(0.7*['Deaths per day'.$E74]+0.8*['Deaths per day'.$E75]+0.9*['Deaths per day'.$E76]+['Deaths per day'.$E77]+1.1*['Deaths per day'.$E78]+1.2*['Deaths per day'.$E79]+1.3*['Deaths per day'.$E80])/7" office:value-type="float" office:value="13.72589763178" calcext:value-type="float">
            <text:p>13.726</text:p>
          </table:table-cell>
          <table:table-cell table:style-name="ce32" table:formula="of:=(0.7*['Deaths per day'.$G74]+0.8*['Deaths per day'.$G75]+0.9*['Deaths per day'.$G76]+['Deaths per day'.$G77]+1.1*['Deaths per day'.$G78]+1.2*['Deaths per day'.$G79]+1.3*['Deaths per day'.$G80])/7" office:value-type="float" office:value="10.5226144511859" calcext:value-type="float">
            <text:p>10.523</text:p>
          </table:table-cell>
          <table:table-cell table:style-name="ce32" table:formula="of:=(0.7*['Deaths per day'.$I74]+0.8*['Deaths per day'.$I75]+0.9*['Deaths per day'.$I76]+['Deaths per day'.$I77]+1.1*['Deaths per day'.$I78]+1.2*['Deaths per day'.$I79]+1.3*['Deaths per day'.$I80])/7" office:value-type="float" office:value="6.59089339663358" calcext:value-type="float">
            <text:p>6.591</text:p>
          </table:table-cell>
          <table:table-cell table:style-name="ce32" table:formula="of:=(0.7*['Deaths per day'.$J74]+0.8*['Deaths per day'.$J75]+0.9*['Deaths per day'.$J76]+['Deaths per day'.$J77]+1.1*['Deaths per day'.$J78]+1.2*['Deaths per day'.$J79]+1.3*['Deaths per day'.$J80])/7" office:value-type="float" office:value="2.28404324250588" calcext:value-type="float">
            <text:p>2.284</text:p>
          </table:table-cell>
          <table:table-cell table:style-name="ce32" table:formula="of:=(0.7*['Deaths per day'.$D74]+0.8*['Deaths per day'.$D75]+0.9*['Deaths per day'.$D76]+['Deaths per day'.$D77]+1.1*['Deaths per day'.$D78]+1.2*['Deaths per day'.$D79]+1.3*['Deaths per day'.$D80])/7" office:value-type="float" office:value="11.7975245653817" calcext:value-type="float">
            <text:p>11.798</text:p>
          </table:table-cell>
          <table:table-cell table:style-name="ce32" table:formula="of:=(0.7*['Deaths per day'.$F74]+0.8*['Deaths per day'.$F75]+0.9*['Deaths per day'.$F76]+['Deaths per day'.$F77]+1.1*['Deaths per day'.$F78]+1.2*['Deaths per day'.$F79]+1.3*['Deaths per day'.$F80])/7" office:value-type="float" office:value="12.7393902252183" calcext:value-type="float">
            <text:p>12.739</text:p>
          </table:table-cell>
          <table:table-cell table:style-name="ce32" table:formula="of:=(0.7*['Deaths per day'.$H74]+0.8*['Deaths per day'.$H75]+0.9*['Deaths per day'.$H76]+['Deaths per day'.$H77]+1.1*['Deaths per day'.$H78]+1.2*['Deaths per day'.$H79]+1.3*['Deaths per day'.$H80])/7" office:value-type="float" office:value="10.6442163825259" calcext:value-type="float">
            <text:p>10.644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80]+1" office:value-type="float" office:value="29" calcext:value-type="float">
            <text:p>29</text:p>
          </table:table-cell>
          <table:table-cell table:style-name="ce32" table:formula="of:=(0.7*['Deaths per day'.$D75]+0.8*['Deaths per day'.$D76]+0.9*['Deaths per day'.$D77]+['Deaths per day'.$D78]+1.1*['Deaths per day'.$D79]+1.2*['Deaths per day'.$D80]+1.3*['Deaths per day'.$D81])/7" office:value-type="float" office:value="11.3931405895692" calcext:value-type="float">
            <text:p>11.393</text:p>
          </table:table-cell>
          <table:table-cell table:style-name="ce32" table:formula="of:=(0.7*['Deaths per day'.$E75]+0.8*['Deaths per day'.$E76]+0.9*['Deaths per day'.$E77]+['Deaths per day'.$E78]+1.1*['Deaths per day'.$E79]+1.2*['Deaths per day'.$E80]+1.3*['Deaths per day'.$E81])/7" office:value-type="float" office:value="13.2195569136746" calcext:value-type="float">
            <text:p>13.220</text:p>
          </table:table-cell>
          <table:table-cell table:style-name="ce32" table:formula="of:=(0.7*['Deaths per day'.$F75]+0.8*['Deaths per day'.$F76]+0.9*['Deaths per day'.$F77]+['Deaths per day'.$F78]+1.1*['Deaths per day'.$F79]+1.2*['Deaths per day'.$F80]+1.3*['Deaths per day'.$F81])/7" office:value-type="float" office:value="12.3587734465626" calcext:value-type="float">
            <text:p>12.359</text:p>
          </table:table-cell>
          <table:table-cell table:style-name="ce32" table:formula="of:=(0.7*['Deaths per day'.$G75]+0.8*['Deaths per day'.$G76]+0.9*['Deaths per day'.$G77]+['Deaths per day'.$G78]+1.1*['Deaths per day'.$G79]+1.2*['Deaths per day'.$G80]+1.3*['Deaths per day'.$G81])/7" office:value-type="float" office:value="9.94070601213459" calcext:value-type="float">
            <text:p>9.941</text:p>
          </table:table-cell>
          <table:table-cell table:style-name="ce32" table:formula="of:=(0.7*['Deaths per day'.$H75]+0.8*['Deaths per day'.$H76]+0.9*['Deaths per day'.$H77]+['Deaths per day'.$H78]+1.1*['Deaths per day'.$H79]+1.2*['Deaths per day'.$H80]+1.3*['Deaths per day'.$H81])/7" office:value-type="float" office:value="10.837249488968" calcext:value-type="float">
            <text:p>10.837</text:p>
          </table:table-cell>
          <table:table-cell table:style-name="ce32" table:formula="of:=(0.7*['Deaths per day'.$I75]+0.8*['Deaths per day'.$I76]+0.9*['Deaths per day'.$I77]+['Deaths per day'.$I78]+1.1*['Deaths per day'.$I79]+1.2*['Deaths per day'.$I80]+1.3*['Deaths per day'.$I81])/7" office:value-type="float" office:value="6.61553733275788" calcext:value-type="float">
            <text:p>6.616</text:p>
          </table:table-cell>
          <table:table-cell table:style-name="ce32"/>
          <table:table-cell table:style-name="ce65"/>
          <table:table-cell table:style-name="ce28" table:number-columns-repeated="2"/>
          <table:table-cell table:formula="of:=[.M80]+1" office:value-type="float" office:value="29" calcext:value-type="float">
            <text:p>29</text:p>
          </table:table-cell>
          <table:table-cell table:style-name="ce32" table:formula="of:=(0.7*['Deaths per day'.$D75]+0.8*['Deaths per day'.$D76]+0.9*['Deaths per day'.$D77]+['Deaths per day'.$D78]+1.1*['Deaths per day'.$D79]+1.2*['Deaths per day'.$D80]+1.3*['Deaths per day'.$D81])/7" office:value-type="float" office:value="11.3931405895692" calcext:value-type="float">
            <text:p>11.393</text:p>
          </table:table-cell>
          <table:table-cell table:style-name="ce32" table:formula="of:=(0.7*['Deaths per day'.$E75]+0.8*['Deaths per day'.$E76]+0.9*['Deaths per day'.$E77]+['Deaths per day'.$E78]+1.1*['Deaths per day'.$E79]+1.2*['Deaths per day'.$E80]+1.3*['Deaths per day'.$E81])/7" office:value-type="float" office:value="13.2195569136746" calcext:value-type="float">
            <text:p>13.220</text:p>
          </table:table-cell>
          <table:table-cell table:style-name="ce32" table:formula="of:=(0.7*['Deaths per day'.$F75]+0.8*['Deaths per day'.$F76]+0.9*['Deaths per day'.$F77]+['Deaths per day'.$F78]+1.1*['Deaths per day'.$F79]+1.2*['Deaths per day'.$F80]+1.3*['Deaths per day'.$F81])/7" office:value-type="float" office:value="12.3587734465626" calcext:value-type="float">
            <text:p>12.359</text:p>
          </table:table-cell>
          <table:table-cell table:style-name="ce32" table:formula="of:=(0.7*['Deaths per day'.$H75]+0.8*['Deaths per day'.$H76]+0.9*['Deaths per day'.$H77]+['Deaths per day'.$H78]+1.1*['Deaths per day'.$H79]+1.2*['Deaths per day'.$H80]+1.3*['Deaths per day'.$H81])/7" office:value-type="float" office:value="10.837249488968" calcext:value-type="float">
            <text:p>10.837</text:p>
          </table:table-cell>
          <table:table-cell table:style-name="Default"/>
          <table:table-cell table:style-name="ce32" table:formula="of:=(0.7*['Deaths per day'.$I75]+0.8*['Deaths per day'.$I76]+0.9*['Deaths per day'.$I77]+['Deaths per day'.$I78]+1.1*['Deaths per day'.$I79]+1.2*['Deaths per day'.$I80]+1.3*['Deaths per day'.$I81])/7" office:value-type="float" office:value="6.61553733275788" calcext:value-type="float">
            <text:p>6.616</text:p>
          </table:table-cell>
          <table:table-cell table:style-name="ce32"/>
          <table:table-cell table:style-name="ce32" table:formula="of:=(0.7*['Deaths per day'.$G75]+0.8*['Deaths per day'.$G76]+0.9*['Deaths per day'.$G77]+['Deaths per day'.$G78]+1.1*['Deaths per day'.$G79]+1.2*['Deaths per day'.$G80]+1.3*['Deaths per day'.$G81])/7" office:value-type="float" office:value="9.94070601213459" calcext:value-type="float">
            <text:p>9.941</text:p>
          </table:table-cell>
          <table:table-cell table:number-columns-repeated="2"/>
          <table:table-cell table:formula="of:=[.X80]+1" office:value-type="float" office:value="29" calcext:value-type="float">
            <text:p>29</text:p>
          </table:table-cell>
          <table:table-cell table:style-name="ce32" table:formula="of:=(0.7*['Deaths per day'.$E75]+0.8*['Deaths per day'.$E76]+0.9*['Deaths per day'.$E77]+['Deaths per day'.$E78]+1.1*['Deaths per day'.$E79]+1.2*['Deaths per day'.$E80]+1.3*['Deaths per day'.$E81])/7" office:value-type="float" office:value="13.2195569136746" calcext:value-type="float">
            <text:p>13.220</text:p>
          </table:table-cell>
          <table:table-cell table:style-name="ce32" table:formula="of:=(0.7*['Deaths per day'.$G75]+0.8*['Deaths per day'.$G76]+0.9*['Deaths per day'.$G77]+['Deaths per day'.$G78]+1.1*['Deaths per day'.$G79]+1.2*['Deaths per day'.$G80]+1.3*['Deaths per day'.$G81])/7" office:value-type="float" office:value="9.94070601213459" calcext:value-type="float">
            <text:p>9.941</text:p>
          </table:table-cell>
          <table:table-cell table:style-name="ce32" table:formula="of:=(0.7*['Deaths per day'.$I75]+0.8*['Deaths per day'.$I76]+0.9*['Deaths per day'.$I77]+['Deaths per day'.$I78]+1.1*['Deaths per day'.$I79]+1.2*['Deaths per day'.$I80]+1.3*['Deaths per day'.$I81])/7" office:value-type="float" office:value="6.61553733275788" calcext:value-type="float">
            <text:p>6.616</text:p>
          </table:table-cell>
          <table:table-cell table:style-name="ce32" table:formula="of:=(0.7*['Deaths per day'.$J75]+0.8*['Deaths per day'.$J76]+0.9*['Deaths per day'.$J77]+['Deaths per day'.$J78]+1.1*['Deaths per day'.$J79]+1.2*['Deaths per day'.$J80]+1.3*['Deaths per day'.$J81])/7" office:value-type="float" office:value="1.94932305698598" calcext:value-type="float">
            <text:p>1.949</text:p>
          </table:table-cell>
          <table:table-cell table:style-name="ce32" table:formula="of:=(0.7*['Deaths per day'.$D75]+0.8*['Deaths per day'.$D76]+0.9*['Deaths per day'.$D77]+['Deaths per day'.$D78]+1.1*['Deaths per day'.$D79]+1.2*['Deaths per day'.$D80]+1.3*['Deaths per day'.$D81])/7" office:value-type="float" office:value="11.3931405895692" calcext:value-type="float">
            <text:p>11.393</text:p>
          </table:table-cell>
          <table:table-cell table:style-name="ce32" table:formula="of:=(0.7*['Deaths per day'.$F75]+0.8*['Deaths per day'.$F76]+0.9*['Deaths per day'.$F77]+['Deaths per day'.$F78]+1.1*['Deaths per day'.$F79]+1.2*['Deaths per day'.$F80]+1.3*['Deaths per day'.$F81])/7" office:value-type="float" office:value="12.3587734465626" calcext:value-type="float">
            <text:p>12.359</text:p>
          </table:table-cell>
          <table:table-cell table:style-name="ce32" table:formula="of:=(0.7*['Deaths per day'.$H75]+0.8*['Deaths per day'.$H76]+0.9*['Deaths per day'.$H77]+['Deaths per day'.$H78]+1.1*['Deaths per day'.$H79]+1.2*['Deaths per day'.$H80]+1.3*['Deaths per day'.$H81])/7" office:value-type="float" office:value="10.837249488968" calcext:value-type="float">
            <text:p>10.837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81]+1" office:value-type="float" office:value="30" calcext:value-type="float">
            <text:p>30</text:p>
          </table:table-cell>
          <table:table-cell table:style-name="ce32" table:formula="of:=(0.7*['Deaths per day'.$D76]+0.8*['Deaths per day'.$D77]+0.9*['Deaths per day'.$D78]+['Deaths per day'.$D79]+1.1*['Deaths per day'.$D80]+1.2*['Deaths per day'.$D81]+1.3*['Deaths per day'.$D82])/7" office:value-type="float" office:value="10.8966364323507" calcext:value-type="float">
            <text:p>10.897</text:p>
          </table:table-cell>
          <table:table-cell table:style-name="ce32" table:formula="of:=(0.7*['Deaths per day'.$E76]+0.8*['Deaths per day'.$E77]+0.9*['Deaths per day'.$E78]+['Deaths per day'.$E79]+1.1*['Deaths per day'.$E80]+1.2*['Deaths per day'.$E81]+1.3*['Deaths per day'.$E82])/7" office:value-type="float" office:value="12.5619556913675" calcext:value-type="float">
            <text:p>12.562</text:p>
          </table:table-cell>
          <table:table-cell table:style-name="ce32" table:formula="of:=(0.7*['Deaths per day'.$F76]+0.8*['Deaths per day'.$F77]+0.9*['Deaths per day'.$F78]+['Deaths per day'.$F79]+1.1*['Deaths per day'.$F80]+1.2*['Deaths per day'.$F81]+1.3*['Deaths per day'.$F82])/7" office:value-type="float" office:value="12.1512836787848" calcext:value-type="float">
            <text:p>12.151</text:p>
          </table:table-cell>
          <table:table-cell table:style-name="ce32" table:formula="of:=(0.7*['Deaths per day'.$G76]+0.8*['Deaths per day'.$G77]+0.9*['Deaths per day'.$G78]+['Deaths per day'.$G79]+1.1*['Deaths per day'.$G80]+1.2*['Deaths per day'.$G81]+1.3*['Deaths per day'.$G82])/7" office:value-type="float" office:value="10.7859900717044" calcext:value-type="float">
            <text:p>10.786</text:p>
          </table:table-cell>
          <table:table-cell table:style-name="ce32" table:formula="of:=(0.7*['Deaths per day'.$H76]+0.8*['Deaths per day'.$H77]+0.9*['Deaths per day'.$H78]+['Deaths per day'.$H79]+1.1*['Deaths per day'.$H80]+1.2*['Deaths per day'.$H81]+1.3*['Deaths per day'.$H82])/7" office:value-type="float" office:value="10.8631698733484" calcext:value-type="float">
            <text:p>10.863</text:p>
          </table:table-cell>
          <table:table-cell table:style-name="ce32" table:number-columns-repeated="2"/>
          <table:table-cell table:style-name="ce65"/>
          <table:table-cell table:style-name="ce28" table:number-columns-repeated="2"/>
          <table:table-cell table:formula="of:=[.M81]+1" office:value-type="float" office:value="30" calcext:value-type="float">
            <text:p>30</text:p>
          </table:table-cell>
          <table:table-cell table:style-name="ce32" table:formula="of:=(0.7*['Deaths per day'.$D76]+0.8*['Deaths per day'.$D77]+0.9*['Deaths per day'.$D78]+['Deaths per day'.$D79]+1.1*['Deaths per day'.$D80]+1.2*['Deaths per day'.$D81]+1.3*['Deaths per day'.$D82])/7" office:value-type="float" office:value="10.8966364323507" calcext:value-type="float">
            <text:p>10.897</text:p>
          </table:table-cell>
          <table:table-cell table:style-name="ce32" table:formula="of:=(0.7*['Deaths per day'.$E76]+0.8*['Deaths per day'.$E77]+0.9*['Deaths per day'.$E78]+['Deaths per day'.$E79]+1.1*['Deaths per day'.$E80]+1.2*['Deaths per day'.$E81]+1.3*['Deaths per day'.$E82])/7" office:value-type="float" office:value="12.5619556913675" calcext:value-type="float">
            <text:p>12.562</text:p>
          </table:table-cell>
          <table:table-cell table:style-name="ce32" table:formula="of:=(0.7*['Deaths per day'.$F76]+0.8*['Deaths per day'.$F77]+0.9*['Deaths per day'.$F78]+['Deaths per day'.$F79]+1.1*['Deaths per day'.$F80]+1.2*['Deaths per day'.$F81]+1.3*['Deaths per day'.$F82])/7" office:value-type="float" office:value="12.1512836787848" calcext:value-type="float">
            <text:p>12.151</text:p>
          </table:table-cell>
          <table:table-cell table:style-name="ce32" table:formula="of:=(0.7*['Deaths per day'.$H76]+0.8*['Deaths per day'.$H77]+0.9*['Deaths per day'.$H78]+['Deaths per day'.$H79]+1.1*['Deaths per day'.$H80]+1.2*['Deaths per day'.$H81]+1.3*['Deaths per day'.$H82])/7" office:value-type="float" office:value="10.8631698733484" calcext:value-type="float">
            <text:p>10.863</text:p>
          </table:table-cell>
          <table:table-cell table:style-name="Default"/>
          <table:table-cell table:style-name="ce32" table:number-columns-repeated="2"/>
          <table:table-cell table:style-name="ce32" table:formula="of:=(0.7*['Deaths per day'.$G76]+0.8*['Deaths per day'.$G77]+0.9*['Deaths per day'.$G78]+['Deaths per day'.$G79]+1.1*['Deaths per day'.$G80]+1.2*['Deaths per day'.$G81]+1.3*['Deaths per day'.$G82])/7" office:value-type="float" office:value="10.7859900717044" calcext:value-type="float">
            <text:p>10.786</text:p>
          </table:table-cell>
          <table:table-cell table:number-columns-repeated="2"/>
          <table:table-cell table:formula="of:=[.X81]+1" office:value-type="float" office:value="30" calcext:value-type="float">
            <text:p>30</text:p>
          </table:table-cell>
          <table:table-cell table:style-name="ce32" table:formula="of:=(0.7*['Deaths per day'.$E76]+0.8*['Deaths per day'.$E77]+0.9*['Deaths per day'.$E78]+['Deaths per day'.$E79]+1.1*['Deaths per day'.$E80]+1.2*['Deaths per day'.$E81]+1.3*['Deaths per day'.$E82])/7" office:value-type="float" office:value="12.5619556913675" calcext:value-type="float">
            <text:p>12.562</text:p>
          </table:table-cell>
          <table:table-cell table:style-name="ce32" table:formula="of:=(0.7*['Deaths per day'.$G76]+0.8*['Deaths per day'.$G77]+0.9*['Deaths per day'.$G78]+['Deaths per day'.$G79]+1.1*['Deaths per day'.$G80]+1.2*['Deaths per day'.$G81]+1.3*['Deaths per day'.$G82])/7" office:value-type="float" office:value="10.7859900717044" calcext:value-type="float">
            <text:p>10.786</text:p>
          </table:table-cell>
          <table:table-cell table:style-name="ce32" table:formula="of:=(0.7*['Deaths per day'.$I76]+0.8*['Deaths per day'.$I77]+0.9*['Deaths per day'.$I78]+['Deaths per day'.$I79]+1.1*['Deaths per day'.$I80]+1.2*['Deaths per day'.$I81]+1.3*['Deaths per day'.$I82])/7" office:value-type="float" office:value="5.55347432024169" calcext:value-type="float">
            <text:p>5.553</text:p>
          </table:table-cell>
          <table:table-cell table:style-name="Default"/>
          <table:table-cell table:style-name="ce32" table:formula="of:=(0.7*['Deaths per day'.$D76]+0.8*['Deaths per day'.$D77]+0.9*['Deaths per day'.$D78]+['Deaths per day'.$D79]+1.1*['Deaths per day'.$D80]+1.2*['Deaths per day'.$D81]+1.3*['Deaths per day'.$D82])/7" office:value-type="float" office:value="10.8966364323507" calcext:value-type="float">
            <text:p>10.897</text:p>
          </table:table-cell>
          <table:table-cell table:style-name="ce32" table:formula="of:=(0.7*['Deaths per day'.$F76]+0.8*['Deaths per day'.$F77]+0.9*['Deaths per day'.$F78]+['Deaths per day'.$F79]+1.1*['Deaths per day'.$F80]+1.2*['Deaths per day'.$F81]+1.3*['Deaths per day'.$F82])/7" office:value-type="float" office:value="12.1512836787848" calcext:value-type="float">
            <text:p>12.151</text:p>
          </table:table-cell>
          <table:table-cell table:style-name="ce32" table:formula="of:=(0.7*['Deaths per day'.$H76]+0.8*['Deaths per day'.$H77]+0.9*['Deaths per day'.$H78]+['Deaths per day'.$H79]+1.1*['Deaths per day'.$H80]+1.2*['Deaths per day'.$H81]+1.3*['Deaths per day'.$H82])/7" office:value-type="float" office:value="10.8631698733484" calcext:value-type="float">
            <text:p>10.863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82]+1" office:value-type="float" office:value="31" calcext:value-type="float">
            <text:p>31</text:p>
          </table:table-cell>
          <table:table-cell table:style-name="ce32" table:formula="of:=(0.7*['Deaths per day'.$D77]+0.8*['Deaths per day'.$D78]+0.9*['Deaths per day'.$D79]+['Deaths per day'.$D80]+1.1*['Deaths per day'.$D81]+1.2*['Deaths per day'.$D82]+1.3*['Deaths per day'.$D83])/7" office:value-type="float" office:value="10.4206821617536" calcext:value-type="float">
            <text:p>10.421</text:p>
          </table:table-cell>
          <table:table-cell table:style-name="ce32" table:formula="of:=(0.7*['Deaths per day'.$E77]+0.8*['Deaths per day'.$E78]+0.9*['Deaths per day'.$E79]+['Deaths per day'.$E80]+1.1*['Deaths per day'.$E81]+1.2*['Deaths per day'.$E82]+1.3*['Deaths per day'.$E83])/7" office:value-type="float" office:value="12.118563789152" calcext:value-type="float">
            <text:p>12.119</text:p>
          </table:table-cell>
          <table:table-cell table:style-name="ce32" table:formula="of:=(0.7*['Deaths per day'.$F77]+0.8*['Deaths per day'.$F78]+0.9*['Deaths per day'.$F79]+['Deaths per day'.$F80]+1.1*['Deaths per day'.$F81]+1.2*['Deaths per day'.$F82]+1.3*['Deaths per day'.$F83])/7" office:value-type="float" office:value="11.3366455820876" calcext:value-type="float">
            <text:p>11.337</text:p>
          </table:table-cell>
          <table:table-cell table:style-name="ce32" table:formula="of:=(0.7*['Deaths per day'.$G77]+0.8*['Deaths per day'.$G78]+0.9*['Deaths per day'.$G79]+['Deaths per day'.$G80]+1.1*['Deaths per day'.$G81]+1.2*['Deaths per day'.$G82]+1.3*['Deaths per day'.$G83])/7" office:value-type="float" office:value="9.5477109762824" calcext:value-type="float">
            <text:p>9.548</text:p>
          </table:table-cell>
          <table:table-cell table:style-name="ce32" table:formula="of:=(0.7*['Deaths per day'.$H77]+0.8*['Deaths per day'.$H78]+0.9*['Deaths per day'.$H79]+['Deaths per day'.$H80]+1.1*['Deaths per day'.$H81]+1.2*['Deaths per day'.$H82]+1.3*['Deaths per day'.$H83])/7" office:value-type="float" office:value="10.419783786062" calcext:value-type="float">
            <text:p>10.420</text:p>
          </table:table-cell>
          <table:table-cell table:style-name="ce32" table:number-columns-repeated="2"/>
          <table:table-cell table:style-name="ce65"/>
          <table:table-cell table:style-name="ce28" table:number-columns-repeated="2"/>
          <table:table-cell table:formula="of:=[.M82]+1" office:value-type="float" office:value="31" calcext:value-type="float">
            <text:p>31</text:p>
          </table:table-cell>
          <table:table-cell table:style-name="ce32" table:formula="of:=(0.7*['Deaths per day'.$D77]+0.8*['Deaths per day'.$D78]+0.9*['Deaths per day'.$D79]+['Deaths per day'.$D80]+1.1*['Deaths per day'.$D81]+1.2*['Deaths per day'.$D82]+1.3*['Deaths per day'.$D83])/7" office:value-type="float" office:value="10.4206821617536" calcext:value-type="float">
            <text:p>10.421</text:p>
          </table:table-cell>
          <table:table-cell table:style-name="ce32" table:formula="of:=(0.7*['Deaths per day'.$E77]+0.8*['Deaths per day'.$E78]+0.9*['Deaths per day'.$E79]+['Deaths per day'.$E80]+1.1*['Deaths per day'.$E81]+1.2*['Deaths per day'.$E82]+1.3*['Deaths per day'.$E83])/7" office:value-type="float" office:value="12.118563789152" calcext:value-type="float">
            <text:p>12.119</text:p>
          </table:table-cell>
          <table:table-cell table:style-name="ce32" table:formula="of:=(0.7*['Deaths per day'.$F77]+0.8*['Deaths per day'.$F78]+0.9*['Deaths per day'.$F79]+['Deaths per day'.$F80]+1.1*['Deaths per day'.$F81]+1.2*['Deaths per day'.$F82]+1.3*['Deaths per day'.$F83])/7" office:value-type="float" office:value="11.3366455820876" calcext:value-type="float">
            <text:p>11.337</text:p>
          </table:table-cell>
          <table:table-cell table:style-name="ce32" table:formula="of:=(0.7*['Deaths per day'.$H77]+0.8*['Deaths per day'.$H78]+0.9*['Deaths per day'.$H79]+['Deaths per day'.$H80]+1.1*['Deaths per day'.$H81]+1.2*['Deaths per day'.$H82]+1.3*['Deaths per day'.$H83])/7" office:value-type="float" office:value="10.419783786062" calcext:value-type="float">
            <text:p>10.420</text:p>
          </table:table-cell>
          <table:table-cell table:style-name="Default"/>
          <table:table-cell table:style-name="ce32" table:number-columns-repeated="2"/>
          <table:table-cell table:style-name="ce32" table:formula="of:=(0.7*['Deaths per day'.$G77]+0.8*['Deaths per day'.$G78]+0.9*['Deaths per day'.$G79]+['Deaths per day'.$G80]+1.1*['Deaths per day'.$G81]+1.2*['Deaths per day'.$G82]+1.3*['Deaths per day'.$G83])/7" office:value-type="float" office:value="9.5477109762824" calcext:value-type="float">
            <text:p>9.548</text:p>
          </table:table-cell>
          <table:table-cell table:number-columns-repeated="2"/>
          <table:table-cell table:formula="of:=[.X82]+1" office:value-type="float" office:value="31" calcext:value-type="float">
            <text:p>31</text:p>
          </table:table-cell>
          <table:table-cell table:style-name="ce32" table:formula="of:=(0.7*['Deaths per day'.$E77]+0.8*['Deaths per day'.$E78]+0.9*['Deaths per day'.$E79]+['Deaths per day'.$E80]+1.1*['Deaths per day'.$E81]+1.2*['Deaths per day'.$E82]+1.3*['Deaths per day'.$E83])/7" office:value-type="float" office:value="12.118563789152" calcext:value-type="float">
            <text:p>12.119</text:p>
          </table:table-cell>
          <table:table-cell table:style-name="ce32" table:formula="of:=(0.7*['Deaths per day'.$G77]+0.8*['Deaths per day'.$G78]+0.9*['Deaths per day'.$G79]+['Deaths per day'.$G80]+1.1*['Deaths per day'.$G81]+1.2*['Deaths per day'.$G82]+1.3*['Deaths per day'.$G83])/7" office:value-type="float" office:value="9.5477109762824" calcext:value-type="float">
            <text:p>9.548</text:p>
          </table:table-cell>
          <table:table-cell table:style-name="Default" table:number-columns-repeated="2"/>
          <table:table-cell table:style-name="ce32" table:formula="of:=(0.7*['Deaths per day'.$D77]+0.8*['Deaths per day'.$D78]+0.9*['Deaths per day'.$D79]+['Deaths per day'.$D80]+1.1*['Deaths per day'.$D81]+1.2*['Deaths per day'.$D82]+1.3*['Deaths per day'.$D83])/7" office:value-type="float" office:value="10.4206821617536" calcext:value-type="float">
            <text:p>10.421</text:p>
          </table:table-cell>
          <table:table-cell table:style-name="ce32" table:formula="of:=(0.7*['Deaths per day'.$F77]+0.8*['Deaths per day'.$F78]+0.9*['Deaths per day'.$F79]+['Deaths per day'.$F80]+1.1*['Deaths per day'.$F81]+1.2*['Deaths per day'.$F82]+1.3*['Deaths per day'.$F83])/7" office:value-type="float" office:value="11.3366455820876" calcext:value-type="float">
            <text:p>11.337</text:p>
          </table:table-cell>
          <table:table-cell table:style-name="ce32" table:formula="of:=(0.7*['Deaths per day'.$H77]+0.8*['Deaths per day'.$H78]+0.9*['Deaths per day'.$H79]+['Deaths per day'.$H80]+1.1*['Deaths per day'.$H81]+1.2*['Deaths per day'.$H82]+1.3*['Deaths per day'.$H83])/7" office:value-type="float" office:value="10.419783786062" calcext:value-type="float">
            <text:p>10.420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83]+1" office:value-type="float" office:value="32" calcext:value-type="float">
            <text:p>32</text:p>
          </table:table-cell>
          <table:table-cell table:style-name="ce32" table:formula="of:=(0.7*['Deaths per day'.$D78]+0.8*['Deaths per day'.$D79]+0.9*['Deaths per day'.$D80]+['Deaths per day'.$D81]+1.1*['Deaths per day'.$D82]+1.2*['Deaths per day'.$D83]+1.3*['Deaths per day'.$D84])/7" office:value-type="float" office:value="10.150462962963" calcext:value-type="float">
            <text:p>10.150</text:p>
          </table:table-cell>
          <table:table-cell table:style-name="ce32" table:formula="of:=(0.7*['Deaths per day'.$E78]+0.8*['Deaths per day'.$E79]+0.9*['Deaths per day'.$E80]+['Deaths per day'.$E81]+1.1*['Deaths per day'.$E82]+1.2*['Deaths per day'.$E83]+1.3*['Deaths per day'.$E84])/7" office:value-type="float" office:value="10.9524828113063" calcext:value-type="float">
            <text:p>10.952</text:p>
          </table:table-cell>
          <table:table-cell table:style-name="ce32" table:formula="of:=(0.7*['Deaths per day'.$F78]+0.8*['Deaths per day'.$F79]+0.9*['Deaths per day'.$F80]+['Deaths per day'.$F81]+1.1*['Deaths per day'.$F82]+1.2*['Deaths per day'.$F83]+1.3*['Deaths per day'.$F84])/7" office:value-type="float" office:value="10.9737573595395" calcext:value-type="float">
            <text:p>10.974</text:p>
          </table:table-cell>
          <table:table-cell table:style-name="ce32"/>
          <table:table-cell table:style-name="ce32" table:formula="of:=(0.7*['Deaths per day'.$H78]+0.8*['Deaths per day'.$H79]+0.9*['Deaths per day'.$H80]+['Deaths per day'.$H81]+1.1*['Deaths per day'.$H82]+1.2*['Deaths per day'.$H83]+1.3*['Deaths per day'.$H84])/7" office:value-type="float" office:value="10.3972351589994" calcext:value-type="float">
            <text:p>10.397</text:p>
          </table:table-cell>
          <table:table-cell table:style-name="ce32" table:number-columns-repeated="2"/>
          <table:table-cell table:style-name="ce65"/>
          <table:table-cell table:style-name="ce28" table:number-columns-repeated="2"/>
          <table:table-cell table:formula="of:=[.M83]+1" office:value-type="float" office:value="32" calcext:value-type="float">
            <text:p>32</text:p>
          </table:table-cell>
          <table:table-cell table:style-name="ce32" table:formula="of:=(0.7*['Deaths per day'.$D78]+0.8*['Deaths per day'.$D79]+0.9*['Deaths per day'.$D80]+['Deaths per day'.$D81]+1.1*['Deaths per day'.$D82]+1.2*['Deaths per day'.$D83]+1.3*['Deaths per day'.$D84])/7" office:value-type="float" office:value="10.150462962963" calcext:value-type="float">
            <text:p>10.150</text:p>
          </table:table-cell>
          <table:table-cell table:style-name="ce32" table:formula="of:=(0.7*['Deaths per day'.$E78]+0.8*['Deaths per day'.$E79]+0.9*['Deaths per day'.$E80]+['Deaths per day'.$E81]+1.1*['Deaths per day'.$E82]+1.2*['Deaths per day'.$E83]+1.3*['Deaths per day'.$E84])/7" office:value-type="float" office:value="10.9524828113063" calcext:value-type="float">
            <text:p>10.952</text:p>
          </table:table-cell>
          <table:table-cell table:style-name="ce32" table:formula="of:=(0.7*['Deaths per day'.$F78]+0.8*['Deaths per day'.$F79]+0.9*['Deaths per day'.$F80]+['Deaths per day'.$F81]+1.1*['Deaths per day'.$F82]+1.2*['Deaths per day'.$F83]+1.3*['Deaths per day'.$F84])/7" office:value-type="float" office:value="10.9737573595395" calcext:value-type="float">
            <text:p>10.974</text:p>
          </table:table-cell>
          <table:table-cell table:style-name="ce32" table:formula="of:=(0.7*['Deaths per day'.$H78]+0.8*['Deaths per day'.$H79]+0.9*['Deaths per day'.$H80]+['Deaths per day'.$H81]+1.1*['Deaths per day'.$H82]+1.2*['Deaths per day'.$H83]+1.3*['Deaths per day'.$H84])/7" office:value-type="float" office:value="10.3972351589994" calcext:value-type="float">
            <text:p>10.397</text:p>
          </table:table-cell>
          <table:table-cell table:style-name="Default"/>
          <table:table-cell table:style-name="ce32" table:number-columns-repeated="3"/>
          <table:table-cell table:number-columns-repeated="2"/>
          <table:table-cell table:formula="of:=[.X83]+1" office:value-type="float" office:value="32" calcext:value-type="float">
            <text:p>32</text:p>
          </table:table-cell>
          <table:table-cell table:style-name="ce32" table:formula="of:=(0.7*['Deaths per day'.$E78]+0.8*['Deaths per day'.$E79]+0.9*['Deaths per day'.$E80]+['Deaths per day'.$E81]+1.1*['Deaths per day'.$E82]+1.2*['Deaths per day'.$E83]+1.3*['Deaths per day'.$E84])/7" office:value-type="float" office:value="10.9524828113063" calcext:value-type="float">
            <text:p>10.952</text:p>
          </table:table-cell>
          <table:table-cell table:style-name="ce32" table:formula="of:=(0.7*['Deaths per day'.$G78]+0.8*['Deaths per day'.$G79]+0.9*['Deaths per day'.$G80]+['Deaths per day'.$G81]+1.1*['Deaths per day'.$G82]+1.2*['Deaths per day'.$G83]+1.3*['Deaths per day'.$G84])/7" office:value-type="float" office:value="8.36872586872587" calcext:value-type="float">
            <text:p>8.369</text:p>
          </table:table-cell>
          <table:table-cell table:style-name="Default" table:number-columns-repeated="2"/>
          <table:table-cell table:style-name="ce32" table:formula="of:=(0.7*['Deaths per day'.$D78]+0.8*['Deaths per day'.$D79]+0.9*['Deaths per day'.$D80]+['Deaths per day'.$D81]+1.1*['Deaths per day'.$D82]+1.2*['Deaths per day'.$D83]+1.3*['Deaths per day'.$D84])/7" office:value-type="float" office:value="10.150462962963" calcext:value-type="float">
            <text:p>10.150</text:p>
          </table:table-cell>
          <table:table-cell table:style-name="ce32" table:formula="of:=(0.7*['Deaths per day'.$F78]+0.8*['Deaths per day'.$F79]+0.9*['Deaths per day'.$F80]+['Deaths per day'.$F81]+1.1*['Deaths per day'.$F82]+1.2*['Deaths per day'.$F83]+1.3*['Deaths per day'.$F84])/7" office:value-type="float" office:value="10.9737573595395" calcext:value-type="float">
            <text:p>10.974</text:p>
          </table:table-cell>
          <table:table-cell table:style-name="ce32" table:formula="of:=(0.7*['Deaths per day'.$H78]+0.8*['Deaths per day'.$H79]+0.9*['Deaths per day'.$H80]+['Deaths per day'.$H81]+1.1*['Deaths per day'.$H82]+1.2*['Deaths per day'.$H83]+1.3*['Deaths per day'.$H84])/7" office:value-type="float" office:value="10.3972351589994" calcext:value-type="float">
            <text:p>10.397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84]+1" office:value-type="float" office:value="33" calcext:value-type="float">
            <text:p>33</text:p>
          </table:table-cell>
          <table:table-cell table:style-name="ce32" table:formula="of:=(0.7*['Deaths per day'.$D79]+0.8*['Deaths per day'.$D80]+0.9*['Deaths per day'.$D81]+['Deaths per day'.$D82]+1.1*['Deaths per day'.$D83]+1.2*['Deaths per day'.$D84]+1.3*['Deaths per day'.$D85])/7" office:value-type="float" office:value="9.78434429327287" calcext:value-type="float">
            <text:p>9.784</text:p>
          </table:table-cell>
          <table:table-cell table:style-name="ce32" table:formula="of:=(0.7*['Deaths per day'.$E79]+0.8*['Deaths per day'.$E80]+0.9*['Deaths per day'.$E81]+['Deaths per day'.$E82]+1.1*['Deaths per day'.$E83]+1.2*['Deaths per day'.$E84]+1.3*['Deaths per day'.$E85])/7" office:value-type="float" office:value="10.0470588235294" calcext:value-type="float">
            <text:p>10.047</text:p>
          </table:table-cell>
          <table:table-cell table:style-name="ce32" table:formula="of:=(0.7*['Deaths per day'.$F79]+0.8*['Deaths per day'.$F80]+0.9*['Deaths per day'.$F81]+['Deaths per day'.$F82]+1.1*['Deaths per day'.$F83]+1.2*['Deaths per day'.$F84]+1.3*['Deaths per day'.$F85])/7" office:value-type="float" office:value="10.3243669154501" calcext:value-type="float">
            <text:p>10.324</text:p>
          </table:table-cell>
          <table:table-cell table:style-name="ce32"/>
          <table:table-cell table:style-name="ce32" table:formula="of:=(0.7*['Deaths per day'.$H79]+0.8*['Deaths per day'.$H80]+0.9*['Deaths per day'.$H81]+['Deaths per day'.$H82]+1.1*['Deaths per day'.$H83]+1.2*['Deaths per day'.$H84]+1.3*['Deaths per day'.$H85])/7" office:value-type="float" office:value="10.4627736918635" calcext:value-type="float">
            <text:p>10.463</text:p>
          </table:table-cell>
          <table:table-cell table:style-name="ce32" table:number-columns-repeated="2"/>
          <table:table-cell table:style-name="ce65"/>
          <table:table-cell table:style-name="ce28" table:number-columns-repeated="2"/>
          <table:table-cell table:formula="of:=[.M84]+1" office:value-type="float" office:value="33" calcext:value-type="float">
            <text:p>33</text:p>
          </table:table-cell>
          <table:table-cell table:style-name="ce32" table:formula="of:=(0.7*['Deaths per day'.$D79]+0.8*['Deaths per day'.$D80]+0.9*['Deaths per day'.$D81]+['Deaths per day'.$D82]+1.1*['Deaths per day'.$D83]+1.2*['Deaths per day'.$D84]+1.3*['Deaths per day'.$D85])/7" office:value-type="float" office:value="9.78434429327287" calcext:value-type="float">
            <text:p>9.784</text:p>
          </table:table-cell>
          <table:table-cell table:style-name="ce32" table:formula="of:=(0.7*['Deaths per day'.$E79]+0.8*['Deaths per day'.$E80]+0.9*['Deaths per day'.$E81]+['Deaths per day'.$E82]+1.1*['Deaths per day'.$E83]+1.2*['Deaths per day'.$E84]+1.3*['Deaths per day'.$E85])/7" office:value-type="float" office:value="10.0470588235294" calcext:value-type="float">
            <text:p>10.047</text:p>
          </table:table-cell>
          <table:table-cell table:style-name="ce32" table:formula="of:=(0.7*['Deaths per day'.$F79]+0.8*['Deaths per day'.$F80]+0.9*['Deaths per day'.$F81]+['Deaths per day'.$F82]+1.1*['Deaths per day'.$F83]+1.2*['Deaths per day'.$F84]+1.3*['Deaths per day'.$F85])/7" office:value-type="float" office:value="10.3243669154501" calcext:value-type="float">
            <text:p>10.324</text:p>
          </table:table-cell>
          <table:table-cell table:style-name="ce32" table:formula="of:=(0.7*['Deaths per day'.$H79]+0.8*['Deaths per day'.$H80]+0.9*['Deaths per day'.$H81]+['Deaths per day'.$H82]+1.1*['Deaths per day'.$H83]+1.2*['Deaths per day'.$H84]+1.3*['Deaths per day'.$H85])/7" office:value-type="float" office:value="10.4627736918635" calcext:value-type="float">
            <text:p>10.463</text:p>
          </table:table-cell>
          <table:table-cell table:style-name="Default"/>
          <table:table-cell table:style-name="ce32" table:number-columns-repeated="2"/>
          <table:table-cell table:number-columns-repeated="3"/>
          <table:table-cell table:formula="of:=[.X84]+1" office:value-type="float" office:value="33" calcext:value-type="float">
            <text:p>33</text:p>
          </table:table-cell>
          <table:table-cell table:style-name="ce32" table:formula="of:=(0.7*['Deaths per day'.$E79]+0.8*['Deaths per day'.$E80]+0.9*['Deaths per day'.$E81]+['Deaths per day'.$E82]+1.1*['Deaths per day'.$E83]+1.2*['Deaths per day'.$E84]+1.3*['Deaths per day'.$E85])/7" office:value-type="float" office:value="10.0470588235294" calcext:value-type="float">
            <text:p>10.047</text:p>
          </table:table-cell>
          <table:table-cell table:style-name="Default" table:number-columns-repeated="3"/>
          <table:table-cell table:style-name="ce32" table:formula="of:=(0.7*['Deaths per day'.$D79]+0.8*['Deaths per day'.$D80]+0.9*['Deaths per day'.$D81]+['Deaths per day'.$D82]+1.1*['Deaths per day'.$D83]+1.2*['Deaths per day'.$D84]+1.3*['Deaths per day'.$D85])/7" office:value-type="float" office:value="9.78434429327287" calcext:value-type="float">
            <text:p>9.784</text:p>
          </table:table-cell>
          <table:table-cell table:style-name="ce32" table:formula="of:=(0.7*['Deaths per day'.$F79]+0.8*['Deaths per day'.$F80]+0.9*['Deaths per day'.$F81]+['Deaths per day'.$F82]+1.1*['Deaths per day'.$F83]+1.2*['Deaths per day'.$F84]+1.3*['Deaths per day'.$F85])/7" office:value-type="float" office:value="10.3243669154501" calcext:value-type="float">
            <text:p>10.324</text:p>
          </table:table-cell>
          <table:table-cell table:style-name="ce32" table:formula="of:=(0.7*['Deaths per day'.$H79]+0.8*['Deaths per day'.$H80]+0.9*['Deaths per day'.$H81]+['Deaths per day'.$H82]+1.1*['Deaths per day'.$H83]+1.2*['Deaths per day'.$H84]+1.3*['Deaths per day'.$H85])/7" office:value-type="float" office:value="10.4627736918635" calcext:value-type="float">
            <text:p>10.463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85]+1" office:value-type="float" office:value="34" calcext:value-type="float">
            <text:p>34</text:p>
          </table:table-cell>
          <table:table-cell table:style-name="ce32" table:formula="of:=(0.7*['Deaths per day'.$D80]+0.8*['Deaths per day'.$D81]+0.9*['Deaths per day'.$D82]+['Deaths per day'.$D83]+1.1*['Deaths per day'.$D84]+1.2*['Deaths per day'.$D85]+1.3*['Deaths per day'.$D86])/7" office:value-type="float" office:value="9.73544973544974" calcext:value-type="float">
            <text:p>9.735</text:p>
          </table:table-cell>
          <table:table-cell table:style-name="ce32" table:formula="of:=(0.7*['Deaths per day'.$E80]+0.8*['Deaths per day'.$E81]+0.9*['Deaths per day'.$E82]+['Deaths per day'.$E83]+1.1*['Deaths per day'.$E84]+1.2*['Deaths per day'.$E85]+1.3*['Deaths per day'.$E86])/7" office:value-type="float" office:value="10.2909090909091" calcext:value-type="float">
            <text:p>10.291</text:p>
          </table:table-cell>
          <table:table-cell table:style-name="ce32" table:formula="of:=(0.7*['Deaths per day'.$F80]+0.8*['Deaths per day'.$F81]+0.9*['Deaths per day'.$F82]+['Deaths per day'.$F83]+1.1*['Deaths per day'.$F84]+1.2*['Deaths per day'.$F85]+1.3*['Deaths per day'.$F86])/7" office:value-type="float" office:value="8.87478386482523" calcext:value-type="float">
            <text:p>8.875</text:p>
          </table:table-cell>
          <table:table-cell table:style-name="ce32" table:number-columns-repeated="4"/>
          <table:table-cell table:style-name="ce65"/>
          <table:table-cell table:style-name="ce28" table:number-columns-repeated="2"/>
          <table:table-cell table:formula="of:=[.M85]+1" office:value-type="float" office:value="34" calcext:value-type="float">
            <text:p>34</text:p>
          </table:table-cell>
          <table:table-cell table:style-name="ce32" table:formula="of:=(0.7*['Deaths per day'.$D80]+0.8*['Deaths per day'.$D81]+0.9*['Deaths per day'.$D82]+['Deaths per day'.$D83]+1.1*['Deaths per day'.$D84]+1.2*['Deaths per day'.$D85]+1.3*['Deaths per day'.$D86])/7" office:value-type="float" office:value="9.73544973544974" calcext:value-type="float">
            <text:p>9.735</text:p>
          </table:table-cell>
          <table:table-cell table:style-name="ce32" table:formula="of:=(0.7*['Deaths per day'.$E80]+0.8*['Deaths per day'.$E81]+0.9*['Deaths per day'.$E82]+['Deaths per day'.$E83]+1.1*['Deaths per day'.$E84]+1.2*['Deaths per day'.$E85]+1.3*['Deaths per day'.$E86])/7" office:value-type="float" office:value="10.2909090909091" calcext:value-type="float">
            <text:p>10.291</text:p>
          </table:table-cell>
          <table:table-cell table:style-name="ce32" table:formula="of:=(0.7*['Deaths per day'.$F80]+0.8*['Deaths per day'.$F81]+0.9*['Deaths per day'.$F82]+['Deaths per day'.$F83]+1.1*['Deaths per day'.$F84]+1.2*['Deaths per day'.$F85]+1.3*['Deaths per day'.$F86])/7" office:value-type="float" office:value="8.87478386482523" calcext:value-type="float">
            <text:p>8.875</text:p>
          </table:table-cell>
          <table:table-cell table:style-name="ce32" table:number-columns-repeated="4"/>
          <table:table-cell table:number-columns-repeated="3"/>
          <table:table-cell table:formula="of:=[.X85]+1" office:value-type="float" office:value="34" calcext:value-type="float">
            <text:p>34</text:p>
          </table:table-cell>
          <table:table-cell table:style-name="ce32" table:formula="of:=(0.7*['Deaths per day'.$E80]+0.8*['Deaths per day'.$E81]+0.9*['Deaths per day'.$E82]+['Deaths per day'.$E83]+1.1*['Deaths per day'.$E84]+1.2*['Deaths per day'.$E85]+1.3*['Deaths per day'.$E86])/7" office:value-type="float" office:value="10.2909090909091" calcext:value-type="float">
            <text:p>10.291</text:p>
          </table:table-cell>
          <table:table-cell table:style-name="Default" table:number-columns-repeated="3"/>
          <table:table-cell table:style-name="ce32" table:formula="of:=(0.7*['Deaths per day'.$D80]+0.8*['Deaths per day'.$D81]+0.9*['Deaths per day'.$D82]+['Deaths per day'.$D83]+1.1*['Deaths per day'.$D84]+1.2*['Deaths per day'.$D85]+1.3*['Deaths per day'.$D86])/7" office:value-type="float" office:value="9.73544973544974" calcext:value-type="float">
            <text:p>9.735</text:p>
          </table:table-cell>
          <table:table-cell table:style-name="ce32" table:formula="of:=(0.7*['Deaths per day'.$F80]+0.8*['Deaths per day'.$F81]+0.9*['Deaths per day'.$F82]+['Deaths per day'.$F83]+1.1*['Deaths per day'.$F84]+1.2*['Deaths per day'.$F85]+1.3*['Deaths per day'.$F86])/7" office:value-type="float" office:value="8.87478386482523" calcext:value-type="float">
            <text:p>8.875</text:p>
          </table:table-cell>
          <table:table-cell table:style-name="ce32" table:formula="of:=(0.7*['Deaths per day'.$H80]+0.8*['Deaths per day'.$H81]+0.9*['Deaths per day'.$H82]+['Deaths per day'.$H83]+1.1*['Deaths per day'.$H84]+1.2*['Deaths per day'.$H85]+1.3*['Deaths per day'.$H86])/7" office:value-type="float" office:value="8.68606832023265" calcext:value-type="float">
            <text:p>8.686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86]+1" office:value-type="float" office:value="35" calcext:value-type="float">
            <text:p>35</text:p>
          </table:table-cell>
          <table:table-cell table:style-name="ce32" table:formula="of:=(0.7*['Deaths per day'.$D81]+0.8*['Deaths per day'.$D82]+0.9*['Deaths per day'.$D83]+['Deaths per day'.$D84]+1.1*['Deaths per day'.$D85]+1.2*['Deaths per day'.$D86]+1.3*['Deaths per day'.$D87])/7" office:value-type="float" office:value="9.34500188964475" calcext:value-type="float">
            <text:p>9.345</text:p>
          </table:table-cell>
          <table:table-cell table:style-name="ce32" table:formula="of:=(0.7*['Deaths per day'.$E81]+0.8*['Deaths per day'.$E82]+0.9*['Deaths per day'.$E83]+['Deaths per day'.$E84]+1.1*['Deaths per day'.$E85]+1.2*['Deaths per day'.$E86]+1.3*['Deaths per day'.$E87])/7" office:value-type="float" office:value="9.76378915202445" calcext:value-type="float">
            <text:p>9.764</text:p>
          </table:table-cell>
          <table:table-cell table:style-name="ce32" table:formula="of:=(0.7*['Deaths per day'.$F81]+0.8*['Deaths per day'.$F82]+0.9*['Deaths per day'.$F83]+['Deaths per day'.$F84]+1.1*['Deaths per day'.$F85]+1.2*['Deaths per day'.$F86]+1.3*['Deaths per day'.$F87])/7" office:value-type="float" office:value="8.44076254678369" calcext:value-type="float">
            <text:p>8.441</text:p>
          </table:table-cell>
          <table:table-cell table:style-name="ce32" table:number-columns-repeated="4"/>
          <table:table-cell table:style-name="ce65"/>
          <table:table-cell table:style-name="ce28" table:number-columns-repeated="2"/>
          <table:table-cell table:formula="of:=[.M86]+1" office:value-type="float" office:value="35" calcext:value-type="float">
            <text:p>35</text:p>
          </table:table-cell>
          <table:table-cell table:style-name="ce32" table:formula="of:=(0.7*['Deaths per day'.$D81]+0.8*['Deaths per day'.$D82]+0.9*['Deaths per day'.$D83]+['Deaths per day'.$D84]+1.1*['Deaths per day'.$D85]+1.2*['Deaths per day'.$D86]+1.3*['Deaths per day'.$D87])/7" office:value-type="float" office:value="9.34500188964475" calcext:value-type="float">
            <text:p>9.345</text:p>
          </table:table-cell>
          <table:table-cell table:style-name="ce32" table:formula="of:=(0.7*['Deaths per day'.$E81]+0.8*['Deaths per day'.$E82]+0.9*['Deaths per day'.$E83]+['Deaths per day'.$E84]+1.1*['Deaths per day'.$E85]+1.2*['Deaths per day'.$E86]+1.3*['Deaths per day'.$E87])/7" office:value-type="float" office:value="9.76378915202445" calcext:value-type="float">
            <text:p>9.764</text:p>
          </table:table-cell>
          <table:table-cell table:style-name="ce32" table:formula="of:=(0.7*['Deaths per day'.$F81]+0.8*['Deaths per day'.$F82]+0.9*['Deaths per day'.$F83]+['Deaths per day'.$F84]+1.1*['Deaths per day'.$F85]+1.2*['Deaths per day'.$F86]+1.3*['Deaths per day'.$F87])/7" office:value-type="float" office:value="8.44076254678369" calcext:value-type="float">
            <text:p>8.441</text:p>
          </table:table-cell>
          <table:table-cell table:style-name="ce32" table:number-columns-repeated="4"/>
          <table:table-cell table:number-columns-repeated="3"/>
          <table:table-cell table:formula="of:=[.X86]+1" office:value-type="float" office:value="35" calcext:value-type="float">
            <text:p>35</text:p>
          </table:table-cell>
          <table:table-cell table:style-name="ce32" table:formula="of:=(0.7*['Deaths per day'.$E81]+0.8*['Deaths per day'.$E82]+0.9*['Deaths per day'.$E83]+['Deaths per day'.$E84]+1.1*['Deaths per day'.$E85]+1.2*['Deaths per day'.$E86]+1.3*['Deaths per day'.$E87])/7" office:value-type="float" office:value="9.76378915202445" calcext:value-type="float">
            <text:p>9.764</text:p>
          </table:table-cell>
          <table:table-cell table:style-name="Default" table:number-columns-repeated="3"/>
          <table:table-cell table:style-name="ce32" table:formula="of:=(0.7*['Deaths per day'.$D81]+0.8*['Deaths per day'.$D82]+0.9*['Deaths per day'.$D83]+['Deaths per day'.$D84]+1.1*['Deaths per day'.$D85]+1.2*['Deaths per day'.$D86]+1.3*['Deaths per day'.$D87])/7" office:value-type="float" office:value="9.34500188964475" calcext:value-type="float">
            <text:p>9.345</text:p>
          </table:table-cell>
          <table:table-cell table:style-name="ce32" table:formula="of:=(0.7*['Deaths per day'.$F81]+0.8*['Deaths per day'.$F82]+0.9*['Deaths per day'.$F83]+['Deaths per day'.$F84]+1.1*['Deaths per day'.$F85]+1.2*['Deaths per day'.$F86]+1.3*['Deaths per day'.$F87])/7" office:value-type="float" office:value="8.44076254678369" calcext:value-type="float">
            <text:p>8.441</text:p>
          </table:table-cell>
          <table:table-cell table:style-name="ce3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87]+1" office:value-type="float" office:value="36" calcext:value-type="float">
            <text:p>36</text:p>
          </table:table-cell>
          <table:table-cell table:style-name="ce32" table:formula="of:=(0.7*['Deaths per day'.$D82]+0.8*['Deaths per day'.$D83]+0.9*['Deaths per day'.$D84]+['Deaths per day'.$D85]+1.1*['Deaths per day'.$D86]+1.2*['Deaths per day'.$D87]+1.3*['Deaths per day'.$D88])/7" office:value-type="float" office:value="9.23398526077098" calcext:value-type="float">
            <text:p>9.234</text:p>
          </table:table-cell>
          <table:table-cell table:style-name="ce32" table:formula="of:=(0.7*['Deaths per day'.$E82]+0.8*['Deaths per day'.$E83]+0.9*['Deaths per day'.$E84]+['Deaths per day'.$E85]+1.1*['Deaths per day'.$E86]+1.2*['Deaths per day'.$E87]+1.3*['Deaths per day'.$E88])/7" office:value-type="float" office:value="9.3546218487395" calcext:value-type="float">
            <text:p>9.355</text:p>
          </table:table-cell>
          <table:table-cell table:style-name="ce32" table:formula="of:=(0.7*['Deaths per day'.$F82]+0.8*['Deaths per day'.$F83]+0.9*['Deaths per day'.$F84]+['Deaths per day'.$F85]+1.1*['Deaths per day'.$F86]+1.2*['Deaths per day'.$F87]+1.3*['Deaths per day'.$F88])/7" office:value-type="float" office:value="7.68675173455318" calcext:value-type="float">
            <text:p>7.687</text:p>
          </table:table-cell>
          <table:table-cell table:style-name="ce32" table:number-columns-repeated="4"/>
          <table:table-cell table:style-name="ce65"/>
          <table:table-cell table:style-name="ce28" table:number-columns-repeated="2"/>
          <table:table-cell table:formula="of:=[.M87]+1" office:value-type="float" office:value="36" calcext:value-type="float">
            <text:p>36</text:p>
          </table:table-cell>
          <table:table-cell table:style-name="ce32" table:formula="of:=(0.7*['Deaths per day'.$D82]+0.8*['Deaths per day'.$D83]+0.9*['Deaths per day'.$D84]+['Deaths per day'.$D85]+1.1*['Deaths per day'.$D86]+1.2*['Deaths per day'.$D87]+1.3*['Deaths per day'.$D88])/7" office:value-type="float" office:value="9.23398526077098" calcext:value-type="float">
            <text:p>9.234</text:p>
          </table:table-cell>
          <table:table-cell table:style-name="ce32" table:formula="of:=(0.7*['Deaths per day'.$E82]+0.8*['Deaths per day'.$E83]+0.9*['Deaths per day'.$E84]+['Deaths per day'.$E85]+1.1*['Deaths per day'.$E86]+1.2*['Deaths per day'.$E87]+1.3*['Deaths per day'.$E88])/7" office:value-type="float" office:value="9.3546218487395" calcext:value-type="float">
            <text:p>9.355</text:p>
          </table:table-cell>
          <table:table-cell table:style-name="ce32" table:formula="of:=(0.7*['Deaths per day'.$F82]+0.8*['Deaths per day'.$F83]+0.9*['Deaths per day'.$F84]+['Deaths per day'.$F85]+1.1*['Deaths per day'.$F86]+1.2*['Deaths per day'.$F87]+1.3*['Deaths per day'.$F88])/7" office:value-type="float" office:value="7.68675173455318" calcext:value-type="float">
            <text:p>7.687</text:p>
          </table:table-cell>
          <table:table-cell table:style-name="ce32" table:number-columns-repeated="4"/>
          <table:table-cell table:number-columns-repeated="3"/>
          <table:table-cell table:formula="of:=[.X87]+1" office:value-type="float" office:value="36" calcext:value-type="float">
            <text:p>36</text:p>
          </table:table-cell>
          <table:table-cell table:style-name="ce32" table:formula="of:=(0.7*['Deaths per day'.$E82]+0.8*['Deaths per day'.$E83]+0.9*['Deaths per day'.$E84]+['Deaths per day'.$E85]+1.1*['Deaths per day'.$E86]+1.2*['Deaths per day'.$E87]+1.3*['Deaths per day'.$E88])/7" office:value-type="float" office:value="9.3546218487395" calcext:value-type="float">
            <text:p>9.355</text:p>
          </table:table-cell>
          <table:table-cell table:style-name="Default" table:number-columns-repeated="3"/>
          <table:table-cell table:style-name="ce32" table:formula="of:=(0.7*['Deaths per day'.$D82]+0.8*['Deaths per day'.$D83]+0.9*['Deaths per day'.$D84]+['Deaths per day'.$D85]+1.1*['Deaths per day'.$D86]+1.2*['Deaths per day'.$D87]+1.3*['Deaths per day'.$D88])/7" office:value-type="float" office:value="9.23398526077098" calcext:value-type="float">
            <text:p>9.234</text:p>
          </table:table-cell>
          <table:table-cell table:style-name="ce32" table:formula="of:=(0.7*['Deaths per day'.$F82]+0.8*['Deaths per day'.$F83]+0.9*['Deaths per day'.$F84]+['Deaths per day'.$F85]+1.1*['Deaths per day'.$F86]+1.2*['Deaths per day'.$F87]+1.3*['Deaths per day'.$F88])/7" office:value-type="float" office:value="7.68675173455318" calcext:value-type="float">
            <text:p>7.687</text:p>
          </table:table-cell>
          <table:table-cell table:style-name="ce3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88]+1" office:value-type="float" office:value="37" calcext:value-type="float">
            <text:p>37</text:p>
          </table:table-cell>
          <table:table-cell table:style-name="ce32" table:formula="of:=(0.7*['Deaths per day'.$D83]+0.8*['Deaths per day'.$D84]+0.9*['Deaths per day'.$D85]+['Deaths per day'.$D86]+1.1*['Deaths per day'.$D87]+1.2*['Deaths per day'.$D88]+1.3*['Deaths per day'.$D89])/7" office:value-type="float" office:value="9.29539871504157" calcext:value-type="float">
            <text:p>9.295</text:p>
          </table:table-cell>
          <table:table-cell table:style-name="ce32" table:formula="of:=(0.7*['Deaths per day'.$E83]+0.8*['Deaths per day'.$E84]+0.9*['Deaths per day'.$E85]+['Deaths per day'.$E86]+1.1*['Deaths per day'.$E87]+1.2*['Deaths per day'.$E88]+1.3*['Deaths per day'.$E89])/7" office:value-type="float" office:value="9.20183346065699" calcext:value-type="float">
            <text:p>9.202</text:p>
          </table:table-cell>
          <table:table-cell table:style-name="ce32" table:formula="of:=(0.7*['Deaths per day'.$F83]+0.8*['Deaths per day'.$F84]+0.9*['Deaths per day'.$F85]+['Deaths per day'.$F86]+1.1*['Deaths per day'.$F87]+1.2*['Deaths per day'.$F88]+1.3*['Deaths per day'.$F89])/7" office:value-type="float" office:value="7.11352842040754" calcext:value-type="float">
            <text:p>7.114</text:p>
          </table:table-cell>
          <table:table-cell table:style-name="ce32" table:number-columns-repeated="4"/>
          <table:table-cell table:style-name="ce65"/>
          <table:table-cell table:style-name="ce28" table:number-columns-repeated="2"/>
          <table:table-cell table:formula="of:=[.M88]+1" office:value-type="float" office:value="37" calcext:value-type="float">
            <text:p>37</text:p>
          </table:table-cell>
          <table:table-cell table:style-name="ce32" table:formula="of:=(0.7*['Deaths per day'.$D83]+0.8*['Deaths per day'.$D84]+0.9*['Deaths per day'.$D85]+['Deaths per day'.$D86]+1.1*['Deaths per day'.$D87]+1.2*['Deaths per day'.$D88]+1.3*['Deaths per day'.$D89])/7" office:value-type="float" office:value="9.29539871504157" calcext:value-type="float">
            <text:p>9.295</text:p>
          </table:table-cell>
          <table:table-cell table:style-name="ce32" table:formula="of:=(0.7*['Deaths per day'.$E83]+0.8*['Deaths per day'.$E84]+0.9*['Deaths per day'.$E85]+['Deaths per day'.$E86]+1.1*['Deaths per day'.$E87]+1.2*['Deaths per day'.$E88]+1.3*['Deaths per day'.$E89])/7" office:value-type="float" office:value="9.20183346065699" calcext:value-type="float">
            <text:p>9.202</text:p>
          </table:table-cell>
          <table:table-cell table:style-name="ce32" table:formula="of:=(0.7*['Deaths per day'.$F83]+0.8*['Deaths per day'.$F84]+0.9*['Deaths per day'.$F85]+['Deaths per day'.$F86]+1.1*['Deaths per day'.$F87]+1.2*['Deaths per day'.$F88]+1.3*['Deaths per day'.$F89])/7" office:value-type="float" office:value="7.11352842040754" calcext:value-type="float">
            <text:p>7.114</text:p>
          </table:table-cell>
          <table:table-cell table:style-name="ce32" table:number-columns-repeated="4"/>
          <table:table-cell table:number-columns-repeated="3"/>
          <table:table-cell table:formula="of:=[.X88]+1" office:value-type="float" office:value="37" calcext:value-type="float">
            <text:p>37</text:p>
          </table:table-cell>
          <table:table-cell table:style-name="ce32" table:formula="of:=(0.7*['Deaths per day'.$E83]+0.8*['Deaths per day'.$E84]+0.9*['Deaths per day'.$E85]+['Deaths per day'.$E86]+1.1*['Deaths per day'.$E87]+1.2*['Deaths per day'.$E88]+1.3*['Deaths per day'.$E89])/7" office:value-type="float" office:value="9.20183346065699" calcext:value-type="float">
            <text:p>9.202</text:p>
          </table:table-cell>
          <table:table-cell table:style-name="Default" table:number-columns-repeated="3"/>
          <table:table-cell table:style-name="ce32" table:formula="of:=(0.7*['Deaths per day'.$D83]+0.8*['Deaths per day'.$D84]+0.9*['Deaths per day'.$D85]+['Deaths per day'.$D86]+1.1*['Deaths per day'.$D87]+1.2*['Deaths per day'.$D88]+1.3*['Deaths per day'.$D89])/7" office:value-type="float" office:value="9.29539871504157" calcext:value-type="float">
            <text:p>9.295</text:p>
          </table:table-cell>
          <table:table-cell table:style-name="ce32" table:formula="of:=(0.7*['Deaths per day'.$F83]+0.8*['Deaths per day'.$F84]+0.9*['Deaths per day'.$F85]+['Deaths per day'.$F86]+1.1*['Deaths per day'.$F87]+1.2*['Deaths per day'.$F88]+1.3*['Deaths per day'.$F89])/7" office:value-type="float" office:value="7.11352842040754" calcext:value-type="float">
            <text:p>7.114</text:p>
          </table:table-cell>
          <table:table-cell table:style-name="ce3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89]+1" office:value-type="float" office:value="38" calcext:value-type="float">
            <text:p>38</text:p>
          </table:table-cell>
          <table:table-cell table:style-name="ce32" table:formula="of:=(0.7*['Deaths per day'.$D84]+0.8*['Deaths per day'.$D85]+0.9*['Deaths per day'.$D86]+['Deaths per day'.$D87]+1.1*['Deaths per day'.$D88]+1.2*['Deaths per day'.$D89]+1.3*['Deaths per day'.$D90])/7" office:value-type="float" office:value="9.37145691609977" calcext:value-type="float">
            <text:p>9.371</text:p>
          </table:table-cell>
          <table:table-cell table:style-name="ce32" table:formula="of:=(0.7*['Deaths per day'.$E84]+0.8*['Deaths per day'.$E85]+0.9*['Deaths per day'.$E86]+['Deaths per day'.$E87]+1.1*['Deaths per day'.$E88]+1.2*['Deaths per day'.$E89]+1.3*['Deaths per day'.$E90])/7" office:value-type="float" office:value="8.98365164247517" calcext:value-type="float">
            <text:p>8.984</text:p>
          </table:table-cell>
          <table:table-cell table:style-name="ce32" table:number-columns-repeated="5"/>
          <table:table-cell table:style-name="ce65"/>
          <table:table-cell table:style-name="ce28" table:number-columns-repeated="2"/>
          <table:table-cell table:formula="of:=[.M89]+1" office:value-type="float" office:value="38" calcext:value-type="float">
            <text:p>38</text:p>
          </table:table-cell>
          <table:table-cell table:style-name="ce32" table:formula="of:=(0.7*['Deaths per day'.$D84]+0.8*['Deaths per day'.$D85]+0.9*['Deaths per day'.$D86]+['Deaths per day'.$D87]+1.1*['Deaths per day'.$D88]+1.2*['Deaths per day'.$D89]+1.3*['Deaths per day'.$D90])/7" office:value-type="float" office:value="9.37145691609977" calcext:value-type="float">
            <text:p>9.371</text:p>
          </table:table-cell>
          <table:table-cell table:style-name="ce32" table:formula="of:=(0.7*['Deaths per day'.$E84]+0.8*['Deaths per day'.$E85]+0.9*['Deaths per day'.$E86]+['Deaths per day'.$E87]+1.1*['Deaths per day'.$E88]+1.2*['Deaths per day'.$E89]+1.3*['Deaths per day'.$E90])/7" office:value-type="float" office:value="8.98365164247517" calcext:value-type="float">
            <text:p>8.984</text:p>
          </table:table-cell>
          <table:table-cell table:style-name="ce32" table:number-columns-repeated="5"/>
          <table:table-cell table:number-columns-repeated="3"/>
          <table:table-cell table:formula="of:=[.X89]+1" office:value-type="float" office:value="38" calcext:value-type="float">
            <text:p>38</text:p>
          </table:table-cell>
          <table:table-cell table:style-name="ce32" table:formula="of:=(0.7*['Deaths per day'.$E84]+0.8*['Deaths per day'.$E85]+0.9*['Deaths per day'.$E86]+['Deaths per day'.$E87]+1.1*['Deaths per day'.$E88]+1.2*['Deaths per day'.$E89]+1.3*['Deaths per day'.$E90])/7" office:value-type="float" office:value="8.98365164247517" calcext:value-type="float">
            <text:p>8.984</text:p>
          </table:table-cell>
          <table:table-cell table:style-name="Default" table:number-columns-repeated="3"/>
          <table:table-cell table:style-name="ce32" table:formula="of:=(0.7*['Deaths per day'.$D84]+0.8*['Deaths per day'.$D85]+0.9*['Deaths per day'.$D86]+['Deaths per day'.$D87]+1.1*['Deaths per day'.$D88]+1.2*['Deaths per day'.$D89]+1.3*['Deaths per day'.$D90])/7" office:value-type="float" office:value="9.37145691609977" calcext:value-type="float">
            <text:p>9.371</text:p>
          </table:table-cell>
          <table:table-cell table:style-name="ce32" table:formula="of:=(0.7*['Deaths per day'.$F84]+0.8*['Deaths per day'.$F85]+0.9*['Deaths per day'.$F86]+['Deaths per day'.$F87]+1.1*['Deaths per day'.$F88]+1.2*['Deaths per day'.$F89]+1.3*['Deaths per day'.$F90])/7" office:value-type="float" office:value="5.87449933244326" calcext:value-type="float">
            <text:p>5.874</text:p>
          </table:table-cell>
          <table:table-cell table:style-name="ce3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90]+1" office:value-type="float" office:value="39" calcext:value-type="float">
            <text:p>39</text:p>
          </table:table-cell>
          <table:table-cell table:style-name="ce32" table:formula="of:=(0.7*['Deaths per day'.$D85]+0.8*['Deaths per day'.$D86]+0.9*['Deaths per day'.$D87]+['Deaths per day'.$D88]+1.1*['Deaths per day'.$D89]+1.2*['Deaths per day'.$D90]+1.3*['Deaths per day'.$D91])/7" office:value-type="float" office:value="9.17989417989418" calcext:value-type="float">
            <text:p>9.180</text:p>
          </table:table-cell>
          <table:table-cell table:style-name="ce32" table:formula="of:=(0.7*['Deaths per day'.$E85]+0.8*['Deaths per day'.$E86]+0.9*['Deaths per day'.$E87]+['Deaths per day'.$E88]+1.1*['Deaths per day'.$E89]+1.2*['Deaths per day'.$E90]+1.3*['Deaths per day'.$E91])/7" office:value-type="float" office:value="9.26080977845684" calcext:value-type="float">
            <text:p>9.261</text:p>
          </table:table-cell>
          <table:table-cell table:style-name="ce32" table:number-columns-repeated="5"/>
          <table:table-cell table:style-name="ce65"/>
          <table:table-cell table:style-name="ce28" table:number-columns-repeated="2"/>
          <table:table-cell table:formula="of:=[.M90]+1" office:value-type="float" office:value="39" calcext:value-type="float">
            <text:p>39</text:p>
          </table:table-cell>
          <table:table-cell table:style-name="ce32" table:formula="of:=(0.7*['Deaths per day'.$D85]+0.8*['Deaths per day'.$D86]+0.9*['Deaths per day'.$D87]+['Deaths per day'.$D88]+1.1*['Deaths per day'.$D89]+1.2*['Deaths per day'.$D90]+1.3*['Deaths per day'.$D91])/7" office:value-type="float" office:value="9.17989417989418" calcext:value-type="float">
            <text:p>9.180</text:p>
          </table:table-cell>
          <table:table-cell table:style-name="ce32" table:formula="of:=(0.7*['Deaths per day'.$E85]+0.8*['Deaths per day'.$E86]+0.9*['Deaths per day'.$E87]+['Deaths per day'.$E88]+1.1*['Deaths per day'.$E89]+1.2*['Deaths per day'.$E90]+1.3*['Deaths per day'.$E91])/7" office:value-type="float" office:value="9.26080977845684" calcext:value-type="float">
            <text:p>9.261</text:p>
          </table:table-cell>
          <table:table-cell table:style-name="ce32" table:number-columns-repeated="5"/>
          <table:table-cell table:number-columns-repeated="3"/>
          <table:table-cell table:formula="of:=[.X90]+1" office:value-type="float" office:value="39" calcext:value-type="float">
            <text:p>39</text:p>
          </table:table-cell>
          <table:table-cell table:style-name="ce32" table:formula="of:=(0.7*['Deaths per day'.$E85]+0.8*['Deaths per day'.$E86]+0.9*['Deaths per day'.$E87]+['Deaths per day'.$E88]+1.1*['Deaths per day'.$E89]+1.2*['Deaths per day'.$E90]+1.3*['Deaths per day'.$E91])/7" office:value-type="float" office:value="9.26080977845684" calcext:value-type="float">
            <text:p>9.261</text:p>
          </table:table-cell>
          <table:table-cell table:style-name="Default"/>
          <table:table-cell table:style-name="ce32" table:number-columns-repeated="2"/>
          <table:table-cell table:style-name="ce32" table:formula="of:=(0.7*['Deaths per day'.$D85]+0.8*['Deaths per day'.$D86]+0.9*['Deaths per day'.$D87]+['Deaths per day'.$D88]+1.1*['Deaths per day'.$D89]+1.2*['Deaths per day'.$D90]+1.3*['Deaths per day'.$D91])/7" office:value-type="float" office:value="9.17989417989418" calcext:value-type="float">
            <text:p>9.180</text:p>
          </table:table-cell>
          <table:table-cell table:number-columns-repeated="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91]+1" office:value-type="float" office:value="40" calcext:value-type="float">
            <text:p>40</text:p>
          </table:table-cell>
          <table:table-cell table:style-name="ce32" table:formula="of:=(0.7*['Deaths per day'.$D86]+0.8*['Deaths per day'.$D87]+0.9*['Deaths per day'.$D88]+['Deaths per day'.$D89]+1.1*['Deaths per day'.$D90]+1.2*['Deaths per day'.$D91]+1.3*['Deaths per day'.$D92])/7" office:value-type="float" office:value="9.21863189720333" calcext:value-type="float">
            <text:p>9.219</text:p>
          </table:table-cell>
          <table:table-cell table:style-name="ce32" table:formula="of:=(0.7*['Deaths per day'.$E86]+0.8*['Deaths per day'.$E87]+0.9*['Deaths per day'.$E88]+['Deaths per day'.$E89]+1.1*['Deaths per day'.$E90]+1.2*['Deaths per day'.$E91]+1.3*['Deaths per day'.$E92])/7" office:value-type="float" office:value="9.15569136745607" calcext:value-type="float">
            <text:p>9.156</text:p>
          </table:table-cell>
          <table:table-cell table:style-name="ce32" table:number-columns-repeated="5"/>
          <table:table-cell table:style-name="ce65"/>
          <table:table-cell table:style-name="ce28" table:number-columns-repeated="2"/>
          <table:table-cell table:formula="of:=[.M91]+1" office:value-type="float" office:value="40" calcext:value-type="float">
            <text:p>40</text:p>
          </table:table-cell>
          <table:table-cell table:style-name="ce32" table:formula="of:=(0.7*['Deaths per day'.$D86]+0.8*['Deaths per day'.$D87]+0.9*['Deaths per day'.$D88]+['Deaths per day'.$D89]+1.1*['Deaths per day'.$D90]+1.2*['Deaths per day'.$D91]+1.3*['Deaths per day'.$D92])/7" office:value-type="float" office:value="9.21863189720333" calcext:value-type="float">
            <text:p>9.219</text:p>
          </table:table-cell>
          <table:table-cell table:style-name="ce32" table:formula="of:=(0.7*['Deaths per day'.$E86]+0.8*['Deaths per day'.$E87]+0.9*['Deaths per day'.$E88]+['Deaths per day'.$E89]+1.1*['Deaths per day'.$E90]+1.2*['Deaths per day'.$E91]+1.3*['Deaths per day'.$E92])/7" office:value-type="float" office:value="9.15569136745607" calcext:value-type="float">
            <text:p>9.156</text:p>
          </table:table-cell>
          <table:table-cell table:style-name="ce32" table:number-columns-repeated="5"/>
          <table:table-cell table:number-columns-repeated="3"/>
          <table:table-cell table:formula="of:=[.X91]+1" office:value-type="float" office:value="40" calcext:value-type="float">
            <text:p>40</text:p>
          </table:table-cell>
          <table:table-cell table:style-name="ce32" table:formula="of:=(0.7*['Deaths per day'.$E86]+0.8*['Deaths per day'.$E87]+0.9*['Deaths per day'.$E88]+['Deaths per day'.$E89]+1.1*['Deaths per day'.$E90]+1.2*['Deaths per day'.$E91]+1.3*['Deaths per day'.$E92])/7" office:value-type="float" office:value="9.15569136745607" calcext:value-type="float">
            <text:p>9.156</text:p>
          </table:table-cell>
          <table:table-cell table:style-name="Default"/>
          <table:table-cell table:style-name="ce32" table:number-columns-repeated="2"/>
          <table:table-cell table:style-name="ce32" table:formula="of:=(0.7*['Deaths per day'.$D86]+0.8*['Deaths per day'.$D87]+0.9*['Deaths per day'.$D88]+['Deaths per day'.$D89]+1.1*['Deaths per day'.$D90]+1.2*['Deaths per day'.$D91]+1.3*['Deaths per day'.$D92])/7" office:value-type="float" office:value="9.21863189720333" calcext:value-type="float">
            <text:p>9.219</text:p>
          </table:table-cell>
          <table:table-cell table:number-columns-repeated="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92]+1" office:value-type="float" office:value="41" calcext:value-type="float">
            <text:p>41</text:p>
          </table:table-cell>
          <table:table-cell table:style-name="ce32" table:formula="of:=(0.7*['Deaths per day'.$D87]+0.8*['Deaths per day'.$D88]+0.9*['Deaths per day'.$D89]+['Deaths per day'.$D90]+1.1*['Deaths per day'.$D91]+1.2*['Deaths per day'.$D92]+1.3*['Deaths per day'.$D93])/7" office:value-type="float" office:value="8.90117157974301" calcext:value-type="float">
            <text:p>8.901</text:p>
          </table:table-cell>
          <table:table-cell table:style-name="ce32" table:formula="of:=(0.7*['Deaths per day'.$E87]+0.8*['Deaths per day'.$E88]+0.9*['Deaths per day'.$E89]+['Deaths per day'.$E90]+1.1*['Deaths per day'.$E91]+1.2*['Deaths per day'.$E92]+1.3*['Deaths per day'.$E93])/7" office:value-type="float" office:value="8.69060351413293" calcext:value-type="float">
            <text:p>8.691</text:p>
          </table:table-cell>
          <table:table-cell table:style-name="ce32" table:number-columns-repeated="5"/>
          <table:table-cell table:style-name="ce65"/>
          <table:table-cell table:style-name="ce28" table:number-columns-repeated="2"/>
          <table:table-cell table:formula="of:=[.M92]+1" office:value-type="float" office:value="41" calcext:value-type="float">
            <text:p>41</text:p>
          </table:table-cell>
          <table:table-cell table:style-name="ce32" table:formula="of:=(0.7*['Deaths per day'.$D87]+0.8*['Deaths per day'.$D88]+0.9*['Deaths per day'.$D89]+['Deaths per day'.$D90]+1.1*['Deaths per day'.$D91]+1.2*['Deaths per day'.$D92]+1.3*['Deaths per day'.$D93])/7" office:value-type="float" office:value="8.90117157974301" calcext:value-type="float">
            <text:p>8.901</text:p>
          </table:table-cell>
          <table:table-cell table:style-name="ce32" table:formula="of:=(0.7*['Deaths per day'.$E87]+0.8*['Deaths per day'.$E88]+0.9*['Deaths per day'.$E89]+['Deaths per day'.$E90]+1.1*['Deaths per day'.$E91]+1.2*['Deaths per day'.$E92]+1.3*['Deaths per day'.$E93])/7" office:value-type="float" office:value="8.69060351413293" calcext:value-type="float">
            <text:p>8.691</text:p>
          </table:table-cell>
          <table:table-cell table:style-name="ce32" table:number-columns-repeated="5"/>
          <table:table-cell table:number-columns-repeated="3"/>
          <table:table-cell table:formula="of:=[.X92]+1" office:value-type="float" office:value="41" calcext:value-type="float">
            <text:p>41</text:p>
          </table:table-cell>
          <table:table-cell table:style-name="ce32" table:formula="of:=(0.7*['Deaths per day'.$E87]+0.8*['Deaths per day'.$E88]+0.9*['Deaths per day'.$E89]+['Deaths per day'.$E90]+1.1*['Deaths per day'.$E91]+1.2*['Deaths per day'.$E92]+1.3*['Deaths per day'.$E93])/7" office:value-type="float" office:value="8.69060351413293" calcext:value-type="float">
            <text:p>8.691</text:p>
          </table:table-cell>
          <table:table-cell table:style-name="Default"/>
          <table:table-cell table:style-name="ce32" table:number-columns-repeated="2"/>
          <table:table-cell table:style-name="ce32" table:formula="of:=(0.7*['Deaths per day'.$D87]+0.8*['Deaths per day'.$D88]+0.9*['Deaths per day'.$D89]+['Deaths per day'.$D90]+1.1*['Deaths per day'.$D91]+1.2*['Deaths per day'.$D92]+1.3*['Deaths per day'.$D93])/7" office:value-type="float" office:value="8.90117157974301" calcext:value-type="float">
            <text:p>8.901</text:p>
          </table:table-cell>
          <table:table-cell table:number-columns-repeated="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93]+1" office:value-type="float" office:value="42" calcext:value-type="float">
            <text:p>42</text:p>
          </table:table-cell>
          <table:table-cell table:style-name="ce32" table:formula="of:=(0.7*['Deaths per day'.$D88]+0.8*['Deaths per day'.$D89]+0.9*['Deaths per day'.$D90]+['Deaths per day'.$D91]+1.1*['Deaths per day'.$D92]+1.2*['Deaths per day'.$D93]+1.3*['Deaths per day'.$D94])/7" office:value-type="float" office:value="8.73204837490552" calcext:value-type="float">
            <text:p>8.732</text:p>
          </table:table-cell>
          <table:table-cell table:style-name="ce32" table:number-columns-repeated="6"/>
          <table:table-cell table:style-name="ce65"/>
          <table:table-cell table:style-name="ce28" table:number-columns-repeated="2"/>
          <table:table-cell table:formula="of:=[.M93]+1" office:value-type="float" office:value="42" calcext:value-type="float">
            <text:p>42</text:p>
          </table:table-cell>
          <table:table-cell table:style-name="ce32" table:formula="of:=(0.7*['Deaths per day'.$D88]+0.8*['Deaths per day'.$D89]+0.9*['Deaths per day'.$D90]+['Deaths per day'.$D91]+1.1*['Deaths per day'.$D92]+1.2*['Deaths per day'.$D93]+1.3*['Deaths per day'.$D94])/7" office:value-type="float" office:value="8.73204837490552" calcext:value-type="float">
            <text:p>8.732</text:p>
          </table:table-cell>
          <table:table-cell table:style-name="ce32" table:number-columns-repeated="6"/>
          <table:table-cell table:number-columns-repeated="3"/>
          <table:table-cell table:formula="of:=[.X93]+1" office:value-type="float" office:value="42" calcext:value-type="float">
            <text:p>42</text:p>
          </table:table-cell>
          <table:table-cell table:style-name="ce32" table:formula="of:=(0.7*['Deaths per day'.$E88]+0.8*['Deaths per day'.$E89]+0.9*['Deaths per day'.$E90]+['Deaths per day'.$E91]+1.1*['Deaths per day'.$E92]+1.2*['Deaths per day'.$E93]+1.3*['Deaths per day'.$E94])/7" office:value-type="float" office:value="7.06524064171123" calcext:value-type="float">
            <text:p>7.065</text:p>
          </table:table-cell>
          <table:table-cell table:style-name="Default"/>
          <table:table-cell table:style-name="ce32" table:number-columns-repeated="2"/>
          <table:table-cell table:style-name="ce32" table:formula="of:=(0.7*['Deaths per day'.$D88]+0.8*['Deaths per day'.$D89]+0.9*['Deaths per day'.$D90]+['Deaths per day'.$D91]+1.1*['Deaths per day'.$D92]+1.2*['Deaths per day'.$D93]+1.3*['Deaths per day'.$D94])/7" office:value-type="float" office:value="8.73204837490552" calcext:value-type="float">
            <text:p>8.732</text:p>
          </table:table-cell>
          <table:table-cell table:number-columns-repeated="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94]+1" office:value-type="float" office:value="43" calcext:value-type="float">
            <text:p>43</text:p>
          </table:table-cell>
          <table:table-cell table:style-name="ce32" table:formula="of:=(0.7*['Deaths per day'.$D89]+0.8*['Deaths per day'.$D90]+0.9*['Deaths per day'.$D91]+['Deaths per day'.$D92]+1.1*['Deaths per day'.$D93]+1.2*['Deaths per day'.$D94]+1.3*['Deaths per day'.$D95])/7" office:value-type="float" office:value="8.43561035525321" calcext:value-type="float">
            <text:p>8.436</text:p>
          </table:table-cell>
          <table:table-cell table:style-name="ce32" table:number-columns-repeated="6"/>
          <table:table-cell table:style-name="ce65"/>
          <table:table-cell table:style-name="ce28" table:number-columns-repeated="2"/>
          <table:table-cell table:formula="of:=[.M94]+1" office:value-type="float" office:value="43" calcext:value-type="float">
            <text:p>43</text:p>
          </table:table-cell>
          <table:table-cell table:style-name="ce32" table:formula="of:=(0.7*['Deaths per day'.$D89]+0.8*['Deaths per day'.$D90]+0.9*['Deaths per day'.$D91]+['Deaths per day'.$D92]+1.1*['Deaths per day'.$D93]+1.2*['Deaths per day'.$D94]+1.3*['Deaths per day'.$D95])/7" office:value-type="float" office:value="8.43561035525321" calcext:value-type="float">
            <text:p>8.436</text:p>
          </table:table-cell>
          <table:table-cell table:style-name="ce32" table:number-columns-repeated="6"/>
          <table:table-cell table:number-columns-repeated="3"/>
          <table:table-cell table:formula="of:=[.X94]+1" office:value-type="float" office:value="43" calcext:value-type="float">
            <text:p>43</text:p>
          </table:table-cell>
          <table:table-cell table:style-name="ce32"/>
          <table:table-cell table:style-name="Default"/>
          <table:table-cell table:style-name="ce32" table:number-columns-repeated="2"/>
          <table:table-cell table:style-name="ce32" table:formula="of:=(0.7*['Deaths per day'.$D89]+0.8*['Deaths per day'.$D90]+0.9*['Deaths per day'.$D91]+['Deaths per day'.$D92]+1.1*['Deaths per day'.$D93]+1.2*['Deaths per day'.$D94]+1.3*['Deaths per day'.$D95])/7" office:value-type="float" office:value="8.43561035525321" calcext:value-type="float">
            <text:p>8.436</text:p>
          </table:table-cell>
          <table:table-cell table:number-columns-repeated="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95]+1" office:value-type="float" office:value="44" calcext:value-type="float">
            <text:p>44</text:p>
          </table:table-cell>
          <table:table-cell table:style-name="ce32" table:formula="of:=(0.7*['Deaths per day'.$D90]+0.8*['Deaths per day'.$D91]+0.9*['Deaths per day'.$D92]+['Deaths per day'.$D93]+1.1*['Deaths per day'.$D94]+1.2*['Deaths per day'.$D95]+1.3*['Deaths per day'.$D96])/7" office:value-type="float" office:value="8.36026077097506" calcext:value-type="float">
            <text:p>8.360</text:p>
          </table:table-cell>
          <table:table-cell table:style-name="ce32" table:number-columns-repeated="6"/>
          <table:table-cell table:style-name="ce65"/>
          <table:table-cell table:style-name="ce28" table:number-columns-repeated="2"/>
          <table:table-cell table:formula="of:=[.M95]+1" office:value-type="float" office:value="44" calcext:value-type="float">
            <text:p>44</text:p>
          </table:table-cell>
          <table:table-cell table:style-name="ce32" table:formula="of:=(0.7*['Deaths per day'.$D90]+0.8*['Deaths per day'.$D91]+0.9*['Deaths per day'.$D92]+['Deaths per day'.$D93]+1.1*['Deaths per day'.$D94]+1.2*['Deaths per day'.$D95]+1.3*['Deaths per day'.$D96])/7" office:value-type="float" office:value="8.36026077097506" calcext:value-type="float">
            <text:p>8.360</text:p>
          </table:table-cell>
          <table:table-cell table:style-name="ce32" table:number-columns-repeated="6"/>
          <table:table-cell table:number-columns-repeated="3"/>
          <table:table-cell table:formula="of:=[.X95]+1" office:value-type="float" office:value="44" calcext:value-type="float">
            <text:p>44</text:p>
          </table:table-cell>
          <table:table-cell table:style-name="Default"/>
          <table:table-cell table:style-name="ce32" table:number-columns-repeated="3"/>
          <table:table-cell table:style-name="ce32" table:formula="of:=(0.7*['Deaths per day'.$D90]+0.8*['Deaths per day'.$D91]+0.9*['Deaths per day'.$D92]+['Deaths per day'.$D93]+1.1*['Deaths per day'.$D94]+1.2*['Deaths per day'.$D95]+1.3*['Deaths per day'.$D96])/7" office:value-type="float" office:value="8.36026077097506" calcext:value-type="float">
            <text:p>8.360</text:p>
          </table:table-cell>
          <table:table-cell table:number-columns-repeated="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96]+1" office:value-type="float" office:value="45" calcext:value-type="float">
            <text:p>45</text:p>
          </table:table-cell>
          <table:table-cell table:style-name="ce32" table:formula="of:=(0.7*['Deaths per day'.$D91]+0.8*['Deaths per day'.$D92]+0.9*['Deaths per day'.$D93]+['Deaths per day'.$D94]+1.1*['Deaths per day'.$D95]+1.2*['Deaths per day'.$D96]+1.3*['Deaths per day'.$D97])/7" office:value-type="float" office:value="8.03713151927438" calcext:value-type="float">
            <text:p>8.037</text:p>
          </table:table-cell>
          <table:table-cell table:style-name="ce32" table:number-columns-repeated="6"/>
          <table:table-cell table:style-name="ce65"/>
          <table:table-cell table:style-name="ce28" table:number-columns-repeated="2"/>
          <table:table-cell table:formula="of:=[.M96]+1" office:value-type="float" office:value="45" calcext:value-type="float">
            <text:p>45</text:p>
          </table:table-cell>
          <table:table-cell table:style-name="ce32" table:formula="of:=(0.7*['Deaths per day'.$D91]+0.8*['Deaths per day'.$D92]+0.9*['Deaths per day'.$D93]+['Deaths per day'.$D94]+1.1*['Deaths per day'.$D95]+1.2*['Deaths per day'.$D96]+1.3*['Deaths per day'.$D97])/7" office:value-type="float" office:value="8.03713151927438" calcext:value-type="float">
            <text:p>8.037</text:p>
          </table:table-cell>
          <table:table-cell table:style-name="ce32" table:number-columns-repeated="6"/>
          <table:table-cell table:number-columns-repeated="3"/>
          <table:table-cell table:formula="of:=[.X96]+1" office:value-type="float" office:value="45" calcext:value-type="float">
            <text:p>45</text:p>
          </table:table-cell>
          <table:table-cell table:style-name="Default"/>
          <table:table-cell table:style-name="ce32" table:number-columns-repeated="3"/>
          <table:table-cell table:style-name="ce32" table:formula="of:=(0.7*['Deaths per day'.$D91]+0.8*['Deaths per day'.$D92]+0.9*['Deaths per day'.$D93]+['Deaths per day'.$D94]+1.1*['Deaths per day'.$D95]+1.2*['Deaths per day'.$D96]+1.3*['Deaths per day'.$D97])/7" office:value-type="float" office:value="8.03713151927438" calcext:value-type="float">
            <text:p>8.037</text:p>
          </table:table-cell>
          <table:table-cell table:number-columns-repeated="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97]+1" office:value-type="float" office:value="46" calcext:value-type="float">
            <text:p>46</text:p>
          </table:table-cell>
          <table:table-cell table:style-name="ce32" table:formula="of:=(0.7*['Deaths per day'.$D92]+0.8*['Deaths per day'.$D93]+0.9*['Deaths per day'.$D94]+['Deaths per day'.$D95]+1.1*['Deaths per day'.$D96]+1.2*['Deaths per day'.$D97]+1.3*['Deaths per day'.$D98])/7" office:value-type="float" office:value="7.90532879818594" calcext:value-type="float">
            <text:p>7.905</text:p>
          </table:table-cell>
          <table:table-cell table:style-name="ce32" table:number-columns-repeated="6"/>
          <table:table-cell table:style-name="ce65"/>
          <table:table-cell table:style-name="ce28" table:number-columns-repeated="2"/>
          <table:table-cell table:formula="of:=[.M97]+1" office:value-type="float" office:value="46" calcext:value-type="float">
            <text:p>46</text:p>
          </table:table-cell>
          <table:table-cell table:style-name="ce32" table:formula="of:=(0.7*['Deaths per day'.$D92]+0.8*['Deaths per day'.$D93]+0.9*['Deaths per day'.$D94]+['Deaths per day'.$D95]+1.1*['Deaths per day'.$D96]+1.2*['Deaths per day'.$D97]+1.3*['Deaths per day'.$D98])/7" office:value-type="float" office:value="7.90532879818594" calcext:value-type="float">
            <text:p>7.905</text:p>
          </table:table-cell>
          <table:table-cell table:style-name="ce32" table:number-columns-repeated="6"/>
          <table:table-cell table:number-columns-repeated="3"/>
          <table:table-cell table:formula="of:=[.X97]+1" office:value-type="float" office:value="46" calcext:value-type="float">
            <text:p>46</text:p>
          </table:table-cell>
          <table:table-cell table:style-name="Default"/>
          <table:table-cell table:style-name="ce32" table:number-columns-repeated="3"/>
          <table:table-cell table:style-name="ce32" table:formula="of:=(0.7*['Deaths per day'.$D92]+0.8*['Deaths per day'.$D93]+0.9*['Deaths per day'.$D94]+['Deaths per day'.$D95]+1.1*['Deaths per day'.$D96]+1.2*['Deaths per day'.$D97]+1.3*['Deaths per day'.$D98])/7" office:value-type="float" office:value="7.90532879818594" calcext:value-type="float">
            <text:p>7.905</text:p>
          </table:table-cell>
          <table:table-cell table:number-columns-repeated="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98]+1" office:value-type="float" office:value="47" calcext:value-type="float">
            <text:p>47</text:p>
          </table:table-cell>
          <table:table-cell table:style-name="ce32" table:formula="of:=(0.7*['Deaths per day'.$D93]+0.8*['Deaths per day'.$D94]+0.9*['Deaths per day'.$D95]+['Deaths per day'.$D96]+1.1*['Deaths per day'.$D97]+1.2*['Deaths per day'.$D98]+1.3*['Deaths per day'.$D99])/7" office:value-type="float" office:value="7.58196334089191" calcext:value-type="float">
            <text:p>7.582</text:p>
          </table:table-cell>
          <table:table-cell table:style-name="ce32" table:number-columns-repeated="6"/>
          <table:table-cell table:style-name="ce65"/>
          <table:table-cell table:style-name="ce28" table:number-columns-repeated="2"/>
          <table:table-cell table:formula="of:=[.M98]+1" office:value-type="float" office:value="47" calcext:value-type="float">
            <text:p>47</text:p>
          </table:table-cell>
          <table:table-cell table:style-name="ce32" table:formula="of:=(0.7*['Deaths per day'.$D93]+0.8*['Deaths per day'.$D94]+0.9*['Deaths per day'.$D95]+['Deaths per day'.$D96]+1.1*['Deaths per day'.$D97]+1.2*['Deaths per day'.$D98]+1.3*['Deaths per day'.$D99])/7" office:value-type="float" office:value="7.58196334089191" calcext:value-type="float">
            <text:p>7.582</text:p>
          </table:table-cell>
          <table:table-cell table:style-name="ce32" table:number-columns-repeated="6"/>
          <table:table-cell table:number-columns-repeated="3"/>
          <table:table-cell table:formula="of:=[.X98]+1" office:value-type="float" office:value="47" calcext:value-type="float">
            <text:p>47</text:p>
          </table:table-cell>
          <table:table-cell table:style-name="Default"/>
          <table:table-cell table:style-name="ce32" table:number-columns-repeated="3"/>
          <table:table-cell table:style-name="ce32" table:formula="of:=(0.7*['Deaths per day'.$D93]+0.8*['Deaths per day'.$D94]+0.9*['Deaths per day'.$D95]+['Deaths per day'.$D96]+1.1*['Deaths per day'.$D97]+1.2*['Deaths per day'.$D98]+1.3*['Deaths per day'.$D99])/7" office:value-type="float" office:value="7.58196334089191" calcext:value-type="float">
            <text:p>7.582</text:p>
          </table:table-cell>
          <table:table-cell table:number-columns-repeated="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99]+1" office:value-type="float" office:value="48" calcext:value-type="float">
            <text:p>48</text:p>
          </table:table-cell>
          <table:table-cell table:style-name="ce32" table:number-columns-repeated="7"/>
          <table:table-cell table:style-name="ce65"/>
          <table:table-cell table:style-name="ce28" table:number-columns-repeated="2"/>
          <table:table-cell table:formula="of:=[.M99]+1" office:value-type="float" office:value="48" calcext:value-type="float">
            <text:p>48</text:p>
          </table:table-cell>
          <table:table-cell table:style-name="ce32" table:number-columns-repeated="7"/>
          <table:table-cell table:number-columns-repeated="3"/>
          <table:table-cell table:formula="of:=[.X99]+1" office:value-type="float" office:value="48" calcext:value-type="float">
            <text:p>48</text:p>
          </table:table-cell>
          <table:table-cell table:style-name="Default"/>
          <table:table-cell table:style-name="ce32" table:number-columns-repeated="3"/>
          <table:table-cell table:style-name="ce32" table:formula="of:=(0.7*['Deaths per day'.$D94]+0.8*['Deaths per day'.$D95]+0.9*['Deaths per day'.$D96]+['Deaths per day'.$D97]+1.1*['Deaths per day'.$D98]+1.2*['Deaths per day'.$D99]+1.3*['Deaths per day'.$D100])/7" office:value-type="float" office:value="7.41165910808768" calcext:value-type="float">
            <text:p>7.412</text:p>
          </table:table-cell>
          <table:table-cell table:number-columns-repeated="2"/>
          <table:table-cell table:style-name="Default" table:number-columns-repeated="2"/>
          <table:table-cell table:number-columns-repeated="991"/>
        </table:table-row>
        <table:table-row table:style-name="ro1">
          <table:table-cell/>
          <table:table-cell table:formula="of:=[.B100]+1" office:value-type="float" office:value="49" calcext:value-type="float">
            <text:p>49</text:p>
          </table:table-cell>
          <table:table-cell table:style-name="ce32" table:number-columns-repeated="7"/>
          <table:table-cell table:style-name="ce65"/>
          <table:table-cell table:number-columns-repeated="2"/>
          <table:table-cell table:formula="of:=[.M100]+1" office:value-type="float" office:value="49" calcext:value-type="float">
            <text:p>49</text:p>
          </table:table-cell>
          <table:table-cell table:style-name="ce32" table:number-columns-repeated="7"/>
          <table:table-cell table:number-columns-repeated="3"/>
          <table:table-cell table:formula="of:=[.X100]+1" office:value-type="float" office:value="49" calcext:value-type="float">
            <text:p>49</text:p>
          </table:table-cell>
          <table:table-cell table:style-name="ce32" table:number-columns-repeated="7"/>
          <table:table-cell table:number-columns-repeated="993"/>
        </table:table-row>
        <table:table-row table:style-name="ro1">
          <table:table-cell/>
          <table:table-cell table:formula="of:=[.B101]+1" office:value-type="float" office:value="50" calcext:value-type="float">
            <text:p>50</text:p>
          </table:table-cell>
          <table:table-cell table:style-name="ce32" table:number-columns-repeated="7"/>
          <table:table-cell table:style-name="ce65"/>
          <table:table-cell table:number-columns-repeated="2"/>
          <table:table-cell table:formula="of:=[.M101]+1" office:value-type="float" office:value="50" calcext:value-type="float">
            <text:p>50</text:p>
          </table:table-cell>
          <table:table-cell table:style-name="ce32" table:number-columns-repeated="7"/>
          <table:table-cell table:number-columns-repeated="3"/>
          <table:table-cell table:formula="of:=[.X101]+1" office:value-type="float" office:value="50" calcext:value-type="float">
            <text:p>50</text:p>
          </table:table-cell>
          <table:table-cell table:style-name="ce32" table:number-columns-repeated="7"/>
          <table:table-cell table:number-columns-repeated="993"/>
        </table:table-row>
        <table:table-row table:style-name="ro1">
          <table:table-cell/>
          <table:table-cell table:formula="of:=[.B102]+1" office:value-type="float" office:value="51" calcext:value-type="float">
            <text:p>51</text:p>
          </table:table-cell>
          <table:table-cell table:style-name="ce32" table:number-columns-repeated="7"/>
          <table:table-cell table:number-columns-repeated="2"/>
          <table:table-cell table:style-name="ce65"/>
          <table:table-cell table:formula="of:=[.M102]+1" office:value-type="float" office:value="51" calcext:value-type="float">
            <text:p>51</text:p>
          </table:table-cell>
          <table:table-cell table:style-name="ce32" table:number-columns-repeated="7"/>
          <table:table-cell table:number-columns-repeated="3"/>
          <table:table-cell table:formula="of:=[.X102]+1" office:value-type="float" office:value="51" calcext:value-type="float">
            <text:p>51</text:p>
          </table:table-cell>
          <table:table-cell table:style-name="ce32" table:number-columns-repeated="7"/>
          <table:table-cell table:number-columns-repeated="993"/>
        </table:table-row>
        <table:table-row table:style-name="ro1">
          <table:table-cell/>
          <table:table-cell table:formula="of:=[.B103]+1" office:value-type="float" office:value="52" calcext:value-type="float">
            <text:p>52</text:p>
          </table:table-cell>
          <table:table-cell table:style-name="ce32" table:number-columns-repeated="7"/>
          <table:table-cell table:number-columns-repeated="2"/>
          <table:table-cell table:style-name="ce65"/>
          <table:table-cell table:formula="of:=[.M103]+1" office:value-type="float" office:value="52" calcext:value-type="float">
            <text:p>52</text:p>
          </table:table-cell>
          <table:table-cell table:style-name="ce32" table:number-columns-repeated="7"/>
          <table:table-cell table:number-columns-repeated="3"/>
          <table:table-cell table:formula="of:=[.X103]+1" office:value-type="float" office:value="52" calcext:value-type="float">
            <text:p>52</text:p>
          </table:table-cell>
          <table:table-cell table:style-name="ce32" table:number-columns-repeated="7"/>
          <table:table-cell table:number-columns-repeated="993"/>
        </table:table-row>
        <table:table-row table:style-name="ro1">
          <table:table-cell/>
          <table:table-cell table:formula="of:=[.B104]+1" office:value-type="float" office:value="53" calcext:value-type="float">
            <text:p>53</text:p>
          </table:table-cell>
          <table:table-cell table:style-name="ce32" table:number-columns-repeated="7"/>
          <table:table-cell table:number-columns-repeated="2"/>
          <table:table-cell table:style-name="ce65"/>
          <table:table-cell table:formula="of:=[.M104]+1" office:value-type="float" office:value="53" calcext:value-type="float">
            <text:p>53</text:p>
          </table:table-cell>
          <table:table-cell table:style-name="ce32" table:number-columns-repeated="7"/>
          <table:table-cell table:number-columns-repeated="3"/>
          <table:table-cell table:formula="of:=[.X104]+1" office:value-type="float" office:value="53" calcext:value-type="float">
            <text:p>53</text:p>
          </table:table-cell>
          <table:table-cell table:style-name="ce32" table:number-columns-repeated="7"/>
          <table:table-cell table:number-columns-repeated="993"/>
        </table:table-row>
        <table:table-row table:style-name="ro1">
          <table:table-cell/>
          <table:table-cell table:formula="of:=[.B105]+1" office:value-type="float" office:value="54" calcext:value-type="float">
            <text:p>54</text:p>
          </table:table-cell>
          <table:table-cell table:style-name="ce32" table:number-columns-repeated="7"/>
          <table:table-cell table:number-columns-repeated="3"/>
          <table:table-cell table:formula="of:=[.M105]+1" office:value-type="float" office:value="54" calcext:value-type="float">
            <text:p>54</text:p>
          </table:table-cell>
          <table:table-cell table:style-name="ce32" table:number-columns-repeated="7"/>
          <table:table-cell table:number-columns-repeated="3"/>
          <table:table-cell table:formula="of:=[.X105]+1" office:value-type="float" office:value="54" calcext:value-type="float">
            <text:p>54</text:p>
          </table:table-cell>
          <table:table-cell table:style-name="ce32" table:number-columns-repeated="7"/>
          <table:table-cell table:number-columns-repeated="993"/>
        </table:table-row>
        <table:table-row table:style-name="ro1">
          <table:table-cell/>
          <table:table-cell table:formula="of:=[.B106]+1" office:value-type="float" office:value="55" calcext:value-type="float">
            <text:p>55</text:p>
          </table:table-cell>
          <table:table-cell table:style-name="ce32" table:number-columns-repeated="7"/>
          <table:table-cell table:number-columns-repeated="3"/>
          <table:table-cell table:formula="of:=[.M106]+1" office:value-type="float" office:value="55" calcext:value-type="float">
            <text:p>55</text:p>
          </table:table-cell>
          <table:table-cell table:style-name="ce32" table:number-columns-repeated="7"/>
          <table:table-cell table:number-columns-repeated="3"/>
          <table:table-cell table:formula="of:=[.X106]+1" office:value-type="float" office:value="55" calcext:value-type="float">
            <text:p>55</text:p>
          </table:table-cell>
          <table:table-cell table:style-name="ce32" table:number-columns-repeated="7"/>
          <table:table-cell table:number-columns-repeated="993"/>
        </table:table-row>
        <table:table-row table:style-name="ro1">
          <table:table-cell/>
          <table:table-cell table:formula="of:=[.B107]+1" office:value-type="float" office:value="56" calcext:value-type="float">
            <text:p>56</text:p>
          </table:table-cell>
          <table:table-cell table:style-name="ce32" table:number-columns-repeated="7"/>
          <table:table-cell table:number-columns-repeated="3"/>
          <table:table-cell table:formula="of:=[.M107]+1" office:value-type="float" office:value="56" calcext:value-type="float">
            <text:p>56</text:p>
          </table:table-cell>
          <table:table-cell table:style-name="ce32" table:number-columns-repeated="7"/>
          <table:table-cell table:number-columns-repeated="3"/>
          <table:table-cell table:formula="of:=[.X107]+1" office:value-type="float" office:value="56" calcext:value-type="float">
            <text:p>56</text:p>
          </table:table-cell>
          <table:table-cell table:style-name="ce32" table:number-columns-repeated="7"/>
          <table:table-cell table:number-columns-repeated="993"/>
        </table:table-row>
        <table:table-row table:style-name="ro1">
          <table:table-cell/>
          <table:table-cell table:formula="of:=[.B108]+1" office:value-type="float" office:value="57" calcext:value-type="float">
            <text:p>57</text:p>
          </table:table-cell>
          <table:table-cell table:style-name="ce32" table:number-columns-repeated="7"/>
          <table:table-cell table:number-columns-repeated="3"/>
          <table:table-cell table:formula="of:=[.M108]+1" office:value-type="float" office:value="57" calcext:value-type="float">
            <text:p>57</text:p>
          </table:table-cell>
          <table:table-cell table:style-name="ce32" table:number-columns-repeated="7"/>
          <table:table-cell table:number-columns-repeated="3"/>
          <table:table-cell table:formula="of:=[.X108]+1" office:value-type="float" office:value="57" calcext:value-type="float">
            <text:p>57</text:p>
          </table:table-cell>
          <table:table-cell table:style-name="ce32" table:number-columns-repeated="7"/>
          <table:table-cell table:number-columns-repeated="993"/>
        </table:table-row>
        <table:table-row table:style-name="ro1">
          <table:table-cell/>
          <table:table-cell table:formula="of:=[.B109]+1" office:value-type="float" office:value="58" calcext:value-type="float">
            <text:p>58</text:p>
          </table:table-cell>
          <table:table-cell table:style-name="ce32" table:number-columns-repeated="7"/>
          <table:table-cell table:number-columns-repeated="3"/>
          <table:table-cell table:formula="of:=[.M109]+1" office:value-type="float" office:value="58" calcext:value-type="float">
            <text:p>58</text:p>
          </table:table-cell>
          <table:table-cell table:style-name="ce32" table:number-columns-repeated="7"/>
          <table:table-cell table:number-columns-repeated="3"/>
          <table:table-cell table:formula="of:=[.X109]+1" office:value-type="float" office:value="58" calcext:value-type="float">
            <text:p>58</text:p>
          </table:table-cell>
          <table:table-cell table:style-name="ce32" table:number-columns-repeated="7"/>
          <table:table-cell table:number-columns-repeated="993"/>
        </table:table-row>
        <table:table-row table:style-name="ro1">
          <table:table-cell/>
          <table:table-cell table:formula="of:=[.B110]+1" office:value-type="float" office:value="59" calcext:value-type="float">
            <text:p>59</text:p>
          </table:table-cell>
          <table:table-cell table:style-name="ce32" table:number-columns-repeated="7"/>
          <table:table-cell table:number-columns-repeated="3"/>
          <table:table-cell table:formula="of:=[.M110]+1" office:value-type="float" office:value="59" calcext:value-type="float">
            <text:p>59</text:p>
          </table:table-cell>
          <table:table-cell table:style-name="ce32" table:number-columns-repeated="7"/>
          <table:table-cell table:number-columns-repeated="3"/>
          <table:table-cell table:formula="of:=[.X110]+1" office:value-type="float" office:value="59" calcext:value-type="float">
            <text:p>59</text:p>
          </table:table-cell>
          <table:table-cell table:style-name="ce32" table:number-columns-repeated="7"/>
          <table:table-cell table:number-columns-repeated="993"/>
        </table:table-row>
        <table:table-row table:style-name="ro1">
          <table:table-cell/>
          <table:table-cell table:formula="of:=[.B111]+1" office:value-type="float" office:value="60" calcext:value-type="float">
            <text:p>60</text:p>
          </table:table-cell>
          <table:table-cell table:style-name="ce32" table:number-columns-repeated="7"/>
          <table:table-cell table:number-columns-repeated="3"/>
          <table:table-cell table:formula="of:=[.M111]+1" office:value-type="float" office:value="60" calcext:value-type="float">
            <text:p>60</text:p>
          </table:table-cell>
          <table:table-cell table:style-name="ce32" table:number-columns-repeated="7"/>
          <table:table-cell table:number-columns-repeated="3"/>
          <table:table-cell table:formula="of:=[.X111]+1" office:value-type="float" office:value="60" calcext:value-type="float">
            <text:p>60</text:p>
          </table:table-cell>
          <table:table-cell table:style-name="ce32" table:number-columns-repeated="7"/>
          <table:table-cell table:number-columns-repeated="993"/>
        </table:table-row>
        <table:table-row table:style-name="ro1">
          <table:table-cell/>
          <table:table-cell table:formula="of:=[.B112]+1" office:value-type="float" office:value="61" calcext:value-type="float">
            <text:p>61</text:p>
          </table:table-cell>
          <table:table-cell table:style-name="ce32" table:number-columns-repeated="7"/>
          <table:table-cell table:number-columns-repeated="3"/>
          <table:table-cell table:formula="of:=[.M112]+1" office:value-type="float" office:value="61" calcext:value-type="float">
            <text:p>61</text:p>
          </table:table-cell>
          <table:table-cell table:style-name="ce32" table:number-columns-repeated="7"/>
          <table:table-cell table:number-columns-repeated="1004"/>
        </table:table-row>
        <table:table-row table:style-name="ro1">
          <table:table-cell/>
          <table:table-cell table:formula="of:=[.B113]+1" office:value-type="float" office:value="62" calcext:value-type="float">
            <text:p>62</text:p>
          </table:table-cell>
          <table:table-cell table:style-name="ce32" table:number-columns-repeated="7"/>
          <table:table-cell table:number-columns-repeated="3"/>
          <table:table-cell table:formula="of:=[.M113]+1" office:value-type="float" office:value="62" calcext:value-type="float">
            <text:p>62</text:p>
          </table:table-cell>
          <table:table-cell table:style-name="ce32" table:number-columns-repeated="7"/>
          <table:table-cell table:number-columns-repeated="1004"/>
        </table:table-row>
        <table:table-row table:style-name="ro1">
          <table:table-cell/>
          <table:table-cell table:formula="of:=[.B114]+1" office:value-type="float" office:value="63" calcext:value-type="float">
            <text:p>63</text:p>
          </table:table-cell>
          <table:table-cell table:style-name="ce32" table:number-columns-repeated="7"/>
          <table:table-cell table:number-columns-repeated="3"/>
          <table:table-cell table:formula="of:=[.M114]+1" office:value-type="float" office:value="63" calcext:value-type="float">
            <text:p>63</text:p>
          </table:table-cell>
          <table:table-cell table:style-name="ce32" table:number-columns-repeated="7"/>
          <table:table-cell table:number-columns-repeated="1004"/>
        </table:table-row>
        <table:table-row table:style-name="ro1">
          <table:table-cell/>
          <table:table-cell table:formula="of:=[.B115]+1" office:value-type="float" office:value="64" calcext:value-type="float">
            <text:p>64</text:p>
          </table:table-cell>
          <table:table-cell table:style-name="ce32" table:number-columns-repeated="7"/>
          <table:table-cell table:number-columns-repeated="3"/>
          <table:table-cell table:formula="of:=[.M115]+1" office:value-type="float" office:value="64" calcext:value-type="float">
            <text:p>64</text:p>
          </table:table-cell>
          <table:table-cell table:style-name="ce32" table:number-columns-repeated="7"/>
          <table:table-cell table:number-columns-repeated="1004"/>
        </table:table-row>
        <table:table-row table:style-name="ro1">
          <table:table-cell/>
          <table:table-cell table:formula="of:=[.B116]+1" office:value-type="float" office:value="65" calcext:value-type="float">
            <text:p>65</text:p>
          </table:table-cell>
          <table:table-cell table:style-name="ce32" table:number-columns-repeated="7"/>
          <table:table-cell table:number-columns-repeated="3"/>
          <table:table-cell table:formula="of:=[.M116]+1" office:value-type="float" office:value="65" calcext:value-type="float">
            <text:p>65</text:p>
          </table:table-cell>
          <table:table-cell table:style-name="ce32" table:number-columns-repeated="7"/>
          <table:table-cell table:number-columns-repeated="1004"/>
        </table:table-row>
        <table:table-row table:style-name="ro1">
          <table:table-cell/>
          <table:table-cell table:formula="of:=[.B117]+1" office:value-type="float" office:value="66" calcext:value-type="float">
            <text:p>66</text:p>
          </table:table-cell>
          <table:table-cell table:style-name="ce32" table:number-columns-repeated="7"/>
          <table:table-cell table:number-columns-repeated="3"/>
          <table:table-cell table:formula="of:=[.M117]+1" office:value-type="float" office:value="66" calcext:value-type="float">
            <text:p>66</text:p>
          </table:table-cell>
          <table:table-cell table:style-name="ce32" table:number-columns-repeated="7"/>
          <table:table-cell table:number-columns-repeated="1004"/>
        </table:table-row>
        <table:table-row table:style-name="ro1">
          <table:table-cell/>
          <table:table-cell table:formula="of:=[.B118]+1" office:value-type="float" office:value="67" calcext:value-type="float">
            <text:p>67</text:p>
          </table:table-cell>
          <table:table-cell table:style-name="ce32" table:number-columns-repeated="7"/>
          <table:table-cell table:number-columns-repeated="3"/>
          <table:table-cell table:formula="of:=[.M118]+1" office:value-type="float" office:value="67" calcext:value-type="float">
            <text:p>67</text:p>
          </table:table-cell>
          <table:table-cell table:style-name="ce32" table:number-columns-repeated="7"/>
          <table:table-cell table:number-columns-repeated="1004"/>
        </table:table-row>
        <table:table-row table:style-name="ro1">
          <table:table-cell/>
          <table:table-cell table:formula="of:=[.B119]+1" office:value-type="float" office:value="68" calcext:value-type="float">
            <text:p>68</text:p>
          </table:table-cell>
          <table:table-cell table:style-name="ce32" table:number-columns-repeated="7"/>
          <table:table-cell table:number-columns-repeated="3"/>
          <table:table-cell table:formula="of:=[.M119]+1" office:value-type="float" office:value="68" calcext:value-type="float">
            <text:p>68</text:p>
          </table:table-cell>
          <table:table-cell table:style-name="ce32" table:number-columns-repeated="7"/>
          <table:table-cell table:number-columns-repeated="1004"/>
        </table:table-row>
        <table:table-row table:style-name="ro1">
          <table:table-cell/>
          <table:table-cell table:formula="of:=[.B120]+1" office:value-type="float" office:value="69" calcext:value-type="float">
            <text:p>69</text:p>
          </table:table-cell>
          <table:table-cell table:style-name="ce32" table:number-columns-repeated="7"/>
          <table:table-cell table:number-columns-repeated="3"/>
          <table:table-cell table:formula="of:=[.M120]+1" office:value-type="float" office:value="69" calcext:value-type="float">
            <text:p>69</text:p>
          </table:table-cell>
          <table:table-cell table:style-name="ce32" table:number-columns-repeated="7"/>
          <table:table-cell table:number-columns-repeated="1004"/>
        </table:table-row>
        <table:table-row table:style-name="ro1">
          <table:table-cell/>
          <table:table-cell table:formula="of:=[.B121]+1" office:value-type="float" office:value="70" calcext:value-type="float">
            <text:p>70</text:p>
          </table:table-cell>
          <table:table-cell table:style-name="ce32" table:number-columns-repeated="7"/>
          <table:table-cell table:number-columns-repeated="3"/>
          <table:table-cell table:formula="of:=[.M121]+1" office:value-type="float" office:value="70" calcext:value-type="float">
            <text:p>70</text:p>
          </table:table-cell>
          <table:table-cell table:style-name="ce32" table:number-columns-repeated="7"/>
          <table:table-cell table:number-columns-repeated="1004"/>
        </table:table-row>
        <table:table-row table:style-name="ro1">
          <table:table-cell/>
          <table:table-cell table:formula="of:=[.B122]+1" office:value-type="float" office:value="71" calcext:value-type="float">
            <text:p>71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23]+1" office:value-type="float" office:value="72" calcext:value-type="float">
            <text:p>72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24]+1" office:value-type="float" office:value="73" calcext:value-type="float">
            <text:p>73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25]+1" office:value-type="float" office:value="74" calcext:value-type="float">
            <text:p>74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26]+1" office:value-type="float" office:value="75" calcext:value-type="float">
            <text:p>75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27]+1" office:value-type="float" office:value="76" calcext:value-type="float">
            <text:p>76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28]+1" office:value-type="float" office:value="77" calcext:value-type="float">
            <text:p>77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29]+1" office:value-type="float" office:value="78" calcext:value-type="float">
            <text:p>78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30]+1" office:value-type="float" office:value="79" calcext:value-type="float">
            <text:p>79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31]+1" office:value-type="float" office:value="80" calcext:value-type="float">
            <text:p>80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32]+1" office:value-type="float" office:value="81" calcext:value-type="float">
            <text:p>81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33]+1" office:value-type="float" office:value="82" calcext:value-type="float">
            <text:p>82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34]+1" office:value-type="float" office:value="83" calcext:value-type="float">
            <text:p>83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35]+1" office:value-type="float" office:value="84" calcext:value-type="float">
            <text:p>84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36]+1" office:value-type="float" office:value="85" calcext:value-type="float">
            <text:p>85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37]+1" office:value-type="float" office:value="86" calcext:value-type="float">
            <text:p>86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38]+1" office:value-type="float" office:value="87" calcext:value-type="float">
            <text:p>87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39]+1" office:value-type="float" office:value="88" calcext:value-type="float">
            <text:p>88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40]+1" office:value-type="float" office:value="89" calcext:value-type="float">
            <text:p>89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41]+1" office:value-type="float" office:value="90" calcext:value-type="float">
            <text:p>90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42]+1" office:value-type="float" office:value="91" calcext:value-type="float">
            <text:p>91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43]+1" office:value-type="float" office:value="92" calcext:value-type="float">
            <text:p>92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44]+1" office:value-type="float" office:value="93" calcext:value-type="float">
            <text:p>93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45]+1" office:value-type="float" office:value="94" calcext:value-type="float">
            <text:p>94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46]+1" office:value-type="float" office:value="95" calcext:value-type="float">
            <text:p>95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47]+1" office:value-type="float" office:value="96" calcext:value-type="float">
            <text:p>96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48]+1" office:value-type="float" office:value="97" calcext:value-type="float">
            <text:p>97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49]+1" office:value-type="float" office:value="98" calcext:value-type="float">
            <text:p>98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50]+1" office:value-type="float" office:value="99" calcext:value-type="float">
            <text:p>99</text:p>
          </table:table-cell>
          <table:table-cell table:style-name="ce32" table:number-columns-repeated="7"/>
          <table:table-cell table:number-columns-repeated="1015"/>
        </table:table-row>
        <table:table-row table:style-name="ro1">
          <table:table-cell/>
          <table:table-cell table:formula="of:=[.B151]+1" office:value-type="float" office:value="100" calcext:value-type="float">
            <text:p>100</text:p>
          </table:table-cell>
          <table:table-cell table:style-name="ce32" table:number-columns-repeated="7"/>
          <table:table-cell table:number-columns-repeated="1015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s" table:style-name="ta5">
        <office:forms form:automatic-focus="false" form:apply-design-mode="false"/>
        <table:table-column table:style-name="co6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ed" table:style-name="ta6">
        <table:table-column table:style-name="co8" table:default-cell-style-name="ce1"/>
        <table:table-column table:style-name="co2" table:number-columns-repeated="1023" table:default-cell-style-name="ce1"/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>
            <draw:frame table:end-cell-address="speed.Q48" table:end-x="47.2pt" table:end-y="12.1pt" draw:z-index="0" draw:style-name="gr2" draw:text-style-name="P2" svg:width="998.9pt" svg:height="483.9pt" svg:x="8.31pt" svg:y="1.81pt">
              <draw:object draw:notify-on-update-of-ranges="speed.B52:speed.B112 speed.C51:speed.C51 speed.C52:speed.C112 speed.B52:speed.B112 speed.D51:speed.D51 speed.D52:speed.D112 speed.B52:speed.B112 speed.E51:speed.E51 speed.E52:speed.E112 speed.B52:speed.B112 speed.F51:speed.F51 speed.F52:speed.F112 speed.B52:speed.B112 speed.G51:speed.G51 speed.G52:speed.G112 speed.B52:speed.B112 speed.H51:speed.H51 speed.H52:speed.H112 speed.B52:speed.B112 speed.I51:speed.I51 speed.I52:speed.I1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38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string" calcext:value-type="string">
            <text:p>Delta death spee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string" calcext:value-type="string">
            <text:p>Italy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UK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Germany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formula="of:=[.B52]+1" office:value-type="float" office:value="1" calcext:value-type="float">
            <text:p>1</text:p>
          </table:table-cell>
          <table:table-cell table:style-name="ce21" table:formula="of:=[$'Deaths per day'.D53]-[$'Deaths per day'.D52]" office:value-type="float" office:value="-0.595238095238096" calcext:value-type="float">
            <text:p>-0.60</text:p>
          </table:table-cell>
          <table:table-cell table:style-name="ce21" table:formula="of:=[$'Deaths per day'.E53]-[$'Deaths per day'.E52]" office:value-type="float" office:value="-1.06951871657754" calcext:value-type="float">
            <text:p>-1.07</text:p>
          </table:table-cell>
          <table:table-cell table:style-name="ce21" table:formula="of:=[$'Deaths per day'.F53]-[$'Deaths per day'.F52]" office:value-type="float" office:value="-0.459629232419182" calcext:value-type="float">
            <text:p>-0.46</text:p>
          </table:table-cell>
          <table:table-cell table:style-name="ce21" table:formula="of:=[$'Deaths per day'.G53]-[$'Deaths per day'.G52]" office:value-type="float" office:value="-0.675675675675676" calcext:value-type="float">
            <text:p>-0.68</text:p>
          </table:table-cell>
          <table:table-cell table:style-name="ce21" table:formula="of:=[$'Deaths per day'.H53]-[$'Deaths per day'.H52]" office:value-type="float" office:value="0.486797462752618" calcext:value-type="float">
            <text:p>0.49</text:p>
          </table:table-cell>
          <table:table-cell table:style-name="ce21" table:formula="of:=[$'Deaths per day'.I53]-[$'Deaths per day'.I52]" office:value-type="float" office:value="0.374622356495468" calcext:value-type="float">
            <text:p>0.37</text:p>
          </table:table-cell>
          <table:table-cell table:style-name="ce21" table:formula="of:=[$'Deaths per day'.J53]-[$'Deaths per day'.J52]" office:value-type="float" office:value="0.310336595846264" calcext:value-type="float">
            <text:p>0.31</text:p>
          </table:table-cell>
          <table:table-cell table:number-columns-repeated="1015"/>
        </table:table-row>
        <table:table-row table:style-name="ro1">
          <table:table-cell/>
          <table:table-cell table:formula="of:=[.B53]+1" office:value-type="float" office:value="2" calcext:value-type="float">
            <text:p>2</text:p>
          </table:table-cell>
          <table:table-cell table:style-name="ce21" table:formula="of:=[$'Deaths per day'.D54]-[$'Deaths per day'.D53]" office:value-type="float" office:value="1.1739417989418" calcext:value-type="float">
            <text:p>1.17</text:p>
          </table:table-cell>
          <table:table-cell table:style-name="ce21" table:formula="of:=[$'Deaths per day'.E54]-[$'Deaths per day'.E53]" office:value-type="float" office:value="3.05882352941176" calcext:value-type="float">
            <text:p>3.06</text:p>
          </table:table-cell>
          <table:table-cell table:style-name="ce21" table:formula="of:=[$'Deaths per day'.F54]-[$'Deaths per day'.F53]" office:value-type="float" office:value="0.520913130075073" calcext:value-type="float">
            <text:p>0.52</text:p>
          </table:table-cell>
          <table:table-cell table:style-name="ce21" table:formula="of:=[$'Deaths per day'.G54]-[$'Deaths per day'.G53]" office:value-type="float" office:value="1.25482625482625" calcext:value-type="float">
            <text:p>1.25</text:p>
          </table:table-cell>
          <table:table-cell table:style-name="ce21" table:formula="of:=[$'Deaths per day'.H54]-[$'Deaths per day'.H53]" office:value-type="float" office:value="-0.67856616020062" calcext:value-type="float">
            <text:p>-0.68</text:p>
          </table:table-cell>
          <table:table-cell table:style-name="ce21" table:formula="of:=[$'Deaths per day'.I54]-[$'Deaths per day'.I53]" office:value-type="float" office:value="-0.558912386706949" calcext:value-type="float">
            <text:p>-0.56</text:p>
          </table:table-cell>
          <table:table-cell table:style-name="ce21" table:formula="of:=[$'Deaths per day'.J54]-[$'Deaths per day'.J53]" office:value-type="float" office:value="-0.047744091668656" calcext:value-type="float">
            <text:p>-0.05</text:p>
          </table:table-cell>
          <table:table-cell table:number-columns-repeated="1015"/>
        </table:table-row>
        <table:table-row table:style-name="ro1">
          <table:table-cell/>
          <table:table-cell table:formula="of:=[.B54]+1" office:value-type="float" office:value="3" calcext:value-type="float">
            <text:p>3</text:p>
          </table:table-cell>
          <table:table-cell table:style-name="ce21" table:formula="of:=[$'Deaths per day'.D55]-[$'Deaths per day'.D54]" office:value-type="float" office:value="0.462962962962963" calcext:value-type="float">
            <text:p>0.46</text:p>
          </table:table-cell>
          <table:table-cell table:style-name="ce21" table:formula="of:=[$'Deaths per day'.E55]-[$'Deaths per day'.E54]" office:value-type="float" office:value="-1.83957219251337" calcext:value-type="float">
            <text:p>-1.84</text:p>
          </table:table-cell>
          <table:table-cell table:style-name="ce21" table:formula="of:=[$'Deaths per day'.F55]-[$'Deaths per day'.F54]" office:value-type="float" office:value="0" calcext:value-type="float">
            <text:p>0.00</text:p>
          </table:table-cell>
          <table:table-cell table:style-name="ce21" table:formula="of:=[$'Deaths per day'.G55]-[$'Deaths per day'.G54]" office:value-type="float" office:value="-2.7027027027027" calcext:value-type="float">
            <text:p>-2.70</text:p>
          </table:table-cell>
          <table:table-cell table:style-name="ce21" table:formula="of:=[$'Deaths per day'.H55]-[$'Deaths per day'.H54]" office:value-type="float" office:value="1.09160643162708" calcext:value-type="float">
            <text:p>1.09</text:p>
          </table:table-cell>
          <table:table-cell table:style-name="ce21" table:formula="of:=[$'Deaths per day'.I55]-[$'Deaths per day'.I54]" office:value-type="float" office:value="0.749244712990937" calcext:value-type="float">
            <text:p>0.75</text:p>
          </table:table-cell>
          <table:table-cell table:style-name="ce21" table:formula="of:=[$'Deaths per day'.J55]-[$'Deaths per day'.J54]" office:value-type="float" office:value="0.310336595846264" calcext:value-type="float">
            <text:p>0.31</text:p>
          </table:table-cell>
          <table:table-cell table:number-columns-repeated="1015"/>
        </table:table-row>
        <table:table-row table:style-name="ro1">
          <table:table-cell/>
          <table:table-cell table:formula="of:=[.B55]+1" office:value-type="float" office:value="4" calcext:value-type="float">
            <text:p>4</text:p>
          </table:table-cell>
          <table:table-cell table:style-name="ce21" table:formula="of:=[$'Deaths per day'.D56]-[$'Deaths per day'.D55]" office:value-type="float" office:value="-0.115740740740741" calcext:value-type="float">
            <text:p>-0.12</text:p>
          </table:table-cell>
          <table:table-cell table:style-name="ce21" table:formula="of:=[$'Deaths per day'.E56]-[$'Deaths per day'.E55]" office:value-type="float" office:value="1.88235294117647" calcext:value-type="float">
            <text:p>1.88</text:p>
          </table:table-cell>
          <table:table-cell table:style-name="ce21" table:formula="of:=[$'Deaths per day'.F56]-[$'Deaths per day'.F55]" office:value-type="float" office:value="1.13375210663398" calcext:value-type="float">
            <text:p>1.13</text:p>
          </table:table-cell>
          <table:table-cell table:style-name="ce21" table:formula="of:=[$'Deaths per day'.G56]-[$'Deaths per day'.G55]" office:value-type="float" office:value="0.482625482625483" calcext:value-type="float">
            <text:p>0.48</text:p>
          </table:table-cell>
          <table:table-cell table:style-name="ce21" table:formula="of:=[$'Deaths per day'.H56]-[$'Deaths per day'.H55]" office:value-type="float" office:value="0.973594925505237" calcext:value-type="float">
            <text:p>0.97</text:p>
          </table:table-cell>
          <table:table-cell table:style-name="ce21" table:formula="of:=[$'Deaths per day'.I56]-[$'Deaths per day'.I55]" office:value-type="float" office:value="0.984894259818731" calcext:value-type="float">
            <text:p>0.98</text:p>
          </table:table-cell>
          <table:table-cell table:style-name="ce21" table:formula="of:=[$'Deaths per day'.J56]-[$'Deaths per day'.J55]" office:value-type="float" office:value="0.310336595846264" calcext:value-type="float">
            <text:p>0.31</text:p>
          </table:table-cell>
          <table:table-cell table:number-columns-repeated="1015"/>
        </table:table-row>
        <table:table-row table:style-name="ro1">
          <table:table-cell/>
          <table:table-cell table:formula="of:=[.B56]+1" office:value-type="float" office:value="5" calcext:value-type="float">
            <text:p>5</text:p>
          </table:table-cell>
          <table:table-cell table:style-name="ce21" table:formula="of:=[$'Deaths per day'.D57]-[$'Deaths per day'.D56]" office:value-type="float" office:value="1.00859788359788" calcext:value-type="float">
            <text:p>1.01</text:p>
          </table:table-cell>
          <table:table-cell table:style-name="ce21" table:formula="of:=[$'Deaths per day'.E57]-[$'Deaths per day'.E56]" office:value-type="float" office:value="1.47593582887701" calcext:value-type="float">
            <text:p>1.48</text:p>
          </table:table-cell>
          <table:table-cell table:style-name="ce21" table:formula="of:=[$'Deaths per day'.F57]-[$'Deaths per day'.F56]" office:value-type="float" office:value="0.827332618354528" calcext:value-type="float">
            <text:p>0.83</text:p>
          </table:table-cell>
          <table:table-cell table:style-name="ce21" table:formula="of:=[$'Deaths per day'.G57]-[$'Deaths per day'.G56]" office:value-type="float" office:value="2.99227799227799" calcext:value-type="float">
            <text:p>2.99</text:p>
          </table:table-cell>
          <table:table-cell table:style-name="ce21" table:formula="of:=[$'Deaths per day'.H57]-[$'Deaths per day'.H56]" office:value-type="float" office:value="1.16536362295324" calcext:value-type="float">
            <text:p>1.17</text:p>
          </table:table-cell>
          <table:table-cell table:style-name="ce21" table:formula="of:=[$'Deaths per day'.I57]-[$'Deaths per day'.I56]" office:value-type="float" office:value="0.410876132930514" calcext:value-type="float">
            <text:p>0.41</text:p>
          </table:table-cell>
          <table:table-cell table:style-name="ce21" table:formula="of:=[$'Deaths per day'.J57]-[$'Deaths per day'.J56]" office:value-type="float" office:value="0.23872045834328" calcext:value-type="float">
            <text:p>0.24</text:p>
          </table:table-cell>
          <table:table-cell table:number-columns-repeated="1015"/>
        </table:table-row>
        <table:table-row table:style-name="ro1">
          <table:table-cell/>
          <table:table-cell table:formula="of:=[.B57]+1" office:value-type="float" office:value="6" calcext:value-type="float">
            <text:p>6</text:p>
          </table:table-cell>
          <table:table-cell table:style-name="ce21" table:formula="of:=[$'Deaths per day'.D58]-[$'Deaths per day'.D57]" office:value-type="float" office:value="-1.24007936507937" calcext:value-type="float">
            <text:p>-1.24</text:p>
          </table:table-cell>
          <table:table-cell table:style-name="ce21" table:formula="of:=[$'Deaths per day'.E58]-[$'Deaths per day'.E57]" office:value-type="float" office:value="0.55614973262032" calcext:value-type="float">
            <text:p>0.56</text:p>
          </table:table-cell>
          <table:table-cell table:style-name="ce21" table:formula="of:=[$'Deaths per day'.F58]-[$'Deaths per day'.F57]" office:value-type="float" office:value="-0.444308258005209" calcext:value-type="float">
            <text:p>-0.44</text:p>
          </table:table-cell>
          <table:table-cell table:style-name="ce21" table:formula="of:=[$'Deaths per day'.G58]-[$'Deaths per day'.G57]" office:value-type="float" office:value="-0.193050193050193" calcext:value-type="float">
            <text:p>-0.19</text:p>
          </table:table-cell>
          <table:table-cell table:style-name="ce21" table:formula="of:=[$'Deaths per day'.H58]-[$'Deaths per day'.H57]" office:value-type="float" office:value="-0.752323351526774" calcext:value-type="float">
            <text:p>-0.75</text:p>
          </table:table-cell>
          <table:table-cell table:style-name="ce21" table:formula="of:=[$'Deaths per day'.I58]-[$'Deaths per day'.I57]" office:value-type="float" office:value="-0.229607250755287" calcext:value-type="float">
            <text:p>-0.23</text:p>
          </table:table-cell>
          <table:table-cell table:style-name="ce21" table:formula="of:=[$'Deaths per day'.J58]-[$'Deaths per day'.J57]" office:value-type="float" office:value="-0.095488183337312" calcext:value-type="float">
            <text:p>-0.10</text:p>
          </table:table-cell>
          <table:table-cell table:number-columns-repeated="1015"/>
        </table:table-row>
        <table:table-row table:style-name="ro1">
          <table:table-cell/>
          <table:table-cell table:formula="of:=[.B58]+1" office:value-type="float" office:value="7" calcext:value-type="float">
            <text:p>7</text:p>
          </table:table-cell>
          <table:table-cell table:style-name="ce21" table:formula="of:=[$'Deaths per day'.D59]-[$'Deaths per day'.D58]" office:value-type="float" office:value="3.19113756613757" calcext:value-type="float">
            <text:p>3.19</text:p>
          </table:table-cell>
          <table:table-cell table:style-name="ce21" table:formula="of:=[$'Deaths per day'.E59]-[$'Deaths per day'.E58]" office:value-type="float" office:value="2.20320855614973" calcext:value-type="float">
            <text:p>2.20</text:p>
          </table:table-cell>
          <table:table-cell table:style-name="ce21" table:formula="of:=[$'Deaths per day'.F59]-[$'Deaths per day'.F58]" office:value-type="float" office:value="2.66584954803125" calcext:value-type="float">
            <text:p>2.67</text:p>
          </table:table-cell>
          <table:table-cell table:style-name="ce21" table:formula="of:=[$'Deaths per day'.G59]-[$'Deaths per day'.G58]" office:value-type="float" office:value="2.41312741312741" calcext:value-type="float">
            <text:p>2.41</text:p>
          </table:table-cell>
          <table:table-cell table:style-name="ce21" table:formula="of:=[$'Deaths per day'.H59]-[$'Deaths per day'.H58]" office:value-type="float" office:value="-0.427791709691695" calcext:value-type="float">
            <text:p>-0.43</text:p>
          </table:table-cell>
          <table:table-cell table:style-name="ce21" table:formula="of:=[$'Deaths per day'.I59]-[$'Deaths per day'.I58]" office:value-type="float" office:value="0.232628398791541" calcext:value-type="float">
            <text:p>0.23</text:p>
          </table:table-cell>
          <table:table-cell table:style-name="ce21" table:formula="of:=[$'Deaths per day'.J59]-[$'Deaths per day'.J58]" office:value-type="float" office:value="0.0119360229171637" calcext:value-type="float">
            <text:p>0.01</text:p>
          </table:table-cell>
          <table:table-cell table:number-columns-repeated="1015"/>
        </table:table-row>
        <table:table-row table:style-name="ro1">
          <table:table-cell/>
          <table:table-cell table:formula="of:=[.B59]+1" office:value-type="float" office:value="8" calcext:value-type="float">
            <text:p>8</text:p>
          </table:table-cell>
          <table:table-cell table:style-name="ce21" table:formula="of:=[$'Deaths per day'.D60]-[$'Deaths per day'.D59]" office:value-type="float" office:value="-0.314153439153439" calcext:value-type="float">
            <text:p>-0.31</text:p>
          </table:table-cell>
          <table:table-cell table:style-name="ce21" table:formula="of:=[$'Deaths per day'.E60]-[$'Deaths per day'.E59]" office:value-type="float" office:value="3.16577540106952" calcext:value-type="float">
            <text:p>3.17</text:p>
          </table:table-cell>
          <table:table-cell table:style-name="ce21" table:formula="of:=[$'Deaths per day'.F60]-[$'Deaths per day'.F59]" office:value-type="float" office:value="-1.31760379960165" calcext:value-type="float">
            <text:p>-1.32</text:p>
          </table:table-cell>
          <table:table-cell table:style-name="ce21" table:formula="of:=[$'Deaths per day'.G60]-[$'Deaths per day'.G59]" office:value-type="float" office:value="0.965250965250966" calcext:value-type="float">
            <text:p>0.97</text:p>
          </table:table-cell>
          <table:table-cell table:style-name="ce21" table:formula="of:=[$'Deaths per day'.H60]-[$'Deaths per day'.H59]" office:value-type="float" office:value="2.9650390913114" calcext:value-type="float">
            <text:p>2.97</text:p>
          </table:table-cell>
          <table:table-cell table:style-name="ce21" table:formula="of:=[$'Deaths per day'.I60]-[$'Deaths per day'.I59]" office:value-type="float" office:value="0.842900302114803" calcext:value-type="float">
            <text:p>0.84</text:p>
          </table:table-cell>
          <table:table-cell table:style-name="ce21" table:formula="of:=[$'Deaths per day'.J60]-[$'Deaths per day'.J59]" office:value-type="float" office:value="-0.346144664597756" calcext:value-type="float">
            <text:p>-0.35</text:p>
          </table:table-cell>
          <table:table-cell table:number-columns-repeated="1015"/>
        </table:table-row>
        <table:table-row table:style-name="ro1">
          <table:table-cell/>
          <table:table-cell table:formula="of:=[.B60]+1" office:value-type="float" office:value="9" calcext:value-type="float">
            <text:p>9</text:p>
          </table:table-cell>
          <table:table-cell table:style-name="ce21" table:formula="of:=[$'Deaths per day'.D61]-[$'Deaths per day'.D60]" office:value-type="float" office:value="-0.0661375661375656" calcext:value-type="float">
            <text:p>-0.07</text:p>
          </table:table-cell>
          <table:table-cell table:style-name="ce21" table:formula="of:=[$'Deaths per day'.E61]-[$'Deaths per day'.E60]" office:value-type="float" office:value="3.01604278074866" calcext:value-type="float">
            <text:p>3.02</text:p>
          </table:table-cell>
          <table:table-cell table:style-name="ce21" table:formula="of:=[$'Deaths per day'.F61]-[$'Deaths per day'.F60]" office:value-type="float" office:value="0.306419488279454" calcext:value-type="float">
            <text:p>0.31</text:p>
          </table:table-cell>
          <table:table-cell table:style-name="ce21" table:formula="of:=[$'Deaths per day'.G61]-[$'Deaths per day'.G60]" office:value-type="float" office:value="-1.83397683397683" calcext:value-type="float">
            <text:p>-1.83</text:p>
          </table:table-cell>
          <table:table-cell table:style-name="ce21" table:formula="of:=[$'Deaths per day'.H61]-[$'Deaths per day'.H60]" office:value-type="float" office:value="2.68476176427202" calcext:value-type="float">
            <text:p>2.68</text:p>
          </table:table-cell>
          <table:table-cell table:style-name="ce21" table:formula="of:=[$'Deaths per day'.I61]-[$'Deaths per day'.I60]" office:value-type="float" office:value="-0.492447129909365" calcext:value-type="float">
            <text:p>-0.49</text:p>
          </table:table-cell>
          <table:table-cell table:style-name="ce21" table:formula="of:=[$'Deaths per day'.J61]-[$'Deaths per day'.J60]" office:value-type="float" office:value="1.0264979708761" calcext:value-type="float">
            <text:p>1.03</text:p>
          </table:table-cell>
          <table:table-cell table:number-columns-repeated="1015"/>
        </table:table-row>
        <table:table-row table:style-name="ro1">
          <table:table-cell/>
          <table:table-cell table:formula="of:=[.B61]+1" office:value-type="float" office:value="10" calcext:value-type="float">
            <text:p>10</text:p>
          </table:table-cell>
          <table:table-cell table:style-name="ce21" table:formula="of:=[$'Deaths per day'.D62]-[$'Deaths per day'.D61]" office:value-type="float" office:value="2.1494708994709" calcext:value-type="float">
            <text:p>2.15</text:p>
          </table:table-cell>
          <table:table-cell table:style-name="ce21" table:formula="of:=[$'Deaths per day'.E62]-[$'Deaths per day'.E61]" office:value-type="float" office:value="-0.51336898395722" calcext:value-type="float">
            <text:p>-0.51</text:p>
          </table:table-cell>
          <table:table-cell table:style-name="ce21" table:formula="of:=[$'Deaths per day'.F62]-[$'Deaths per day'.F61]" office:value-type="float" office:value="-0.413666309177263" calcext:value-type="float">
            <text:p>-0.41</text:p>
          </table:table-cell>
          <table:table-cell table:style-name="ce21" table:formula="of:=[$'Deaths per day'.G62]-[$'Deaths per day'.G61]" office:value-type="float" office:value="-3.37837837837838" calcext:value-type="float">
            <text:p>-3.38</text:p>
          </table:table-cell>
          <table:table-cell table:style-name="ce21" table:formula="of:=[$'Deaths per day'.H62]-[$'Deaths per day'.H61]" office:value-type="float" office:value="0.0885086295913862" calcext:value-type="float">
            <text:p>0.09</text:p>
          </table:table-cell>
          <table:table-cell table:style-name="ce21" table:formula="of:=[$'Deaths per day'.I62]-[$'Deaths per day'.I61]" office:value-type="float" office:value="0.277945619335348" calcext:value-type="float">
            <text:p>0.28</text:p>
          </table:table-cell>
          <table:table-cell table:style-name="ce21" table:formula="of:=[$'Deaths per day'.J62]-[$'Deaths per day'.J61]" office:value-type="float" office:value="-0.23872045834328" calcext:value-type="float">
            <text:p>-0.24</text:p>
          </table:table-cell>
          <table:table-cell table:number-columns-repeated="1015"/>
        </table:table-row>
        <table:table-row table:style-name="ro1">
          <table:table-cell/>
          <table:table-cell table:formula="of:=[.B62]+1" office:value-type="float" office:value="11" calcext:value-type="float">
            <text:p>11</text:p>
          </table:table-cell>
          <table:table-cell table:style-name="ce21" table:formula="of:=[$'Deaths per day'.D63]-[$'Deaths per day'.D62]" office:value-type="float" office:value="-0.793650793650794" calcext:value-type="float">
            <text:p>-0.79</text:p>
          </table:table-cell>
          <table:table-cell table:style-name="ce21" table:formula="of:=[$'Deaths per day'.E63]-[$'Deaths per day'.E62]" office:value-type="float" office:value="1.32620320855615" calcext:value-type="float">
            <text:p>1.33</text:p>
          </table:table-cell>
          <table:table-cell table:style-name="ce21" table:formula="of:=[$'Deaths per day'.F63]-[$'Deaths per day'.F62]" office:value-type="float" office:value="1.93044277616056" calcext:value-type="float">
            <text:p>1.93</text:p>
          </table:table-cell>
          <table:table-cell table:style-name="ce21" table:formula="of:=[$'Deaths per day'.G63]-[$'Deaths per day'.G62]" office:value-type="float" office:value="1.25482625482625" calcext:value-type="float">
            <text:p>1.25</text:p>
          </table:table-cell>
          <table:table-cell table:style-name="ce21" table:formula="of:=[$'Deaths per day'.H63]-[$'Deaths per day'.H62]" office:value-type="float" office:value="1.69641540050155" calcext:value-type="float">
            <text:p>1.70</text:p>
          </table:table-cell>
          <table:table-cell table:style-name="ce21" table:formula="of:=[$'Deaths per day'.I63]-[$'Deaths per day'.I62]" office:value-type="float" office:value="2.1570996978852" calcext:value-type="float">
            <text:p>2.16</text:p>
          </table:table-cell>
          <table:table-cell table:style-name="ce21" table:formula="of:=[$'Deaths per day'.J63]-[$'Deaths per day'.J62]" office:value-type="float" office:value="1.51587491047983" calcext:value-type="float">
            <text:p>1.52</text:p>
          </table:table-cell>
          <table:table-cell table:number-columns-repeated="1015"/>
        </table:table-row>
        <table:table-row table:style-name="ro1">
          <table:table-cell/>
          <table:table-cell table:formula="of:=[.B63]+1" office:value-type="float" office:value="12" calcext:value-type="float">
            <text:p>12</text:p>
          </table:table-cell>
          <table:table-cell table:style-name="ce21" table:formula="of:=[$'Deaths per day'.D64]-[$'Deaths per day'.D63]" office:value-type="float" office:value="3.30687830687831" calcext:value-type="float">
            <text:p>3.31</text:p>
          </table:table-cell>
          <table:table-cell table:style-name="ce21" table:formula="of:=[$'Deaths per day'.E64]-[$'Deaths per day'.E63]" office:value-type="float" office:value="1.1764705882353" calcext:value-type="float">
            <text:p>1.18</text:p>
          </table:table-cell>
          <table:table-cell table:style-name="ce21" table:formula="of:=[$'Deaths per day'.F64]-[$'Deaths per day'.F63]" office:value-type="float" office:value="1.24099892753179" calcext:value-type="float">
            <text:p>1.24</text:p>
          </table:table-cell>
          <table:table-cell table:style-name="ce21" table:formula="of:=[$'Deaths per day'.G64]-[$'Deaths per day'.G63]" office:value-type="float" office:value="4.63320463320463" calcext:value-type="float">
            <text:p>4.63</text:p>
          </table:table-cell>
          <table:table-cell table:style-name="ce21" table:formula="of:=[$'Deaths per day'.H64]-[$'Deaths per day'.H63]" office:value-type="float" office:value="0.354034518365541" calcext:value-type="float">
            <text:p>0.35</text:p>
          </table:table-cell>
          <table:table-cell table:style-name="ce21" table:formula="of:=[$'Deaths per day'.I64]-[$'Deaths per day'.I63]" office:value-type="float" office:value="-0.0906344410876132" calcext:value-type="float">
            <text:p>-0.09</text:p>
          </table:table-cell>
          <table:table-cell table:style-name="ce21" table:formula="of:=[$'Deaths per day'.J64]-[$'Deaths per day'.J63]" office:value-type="float" office:value="-0.8952017187873" calcext:value-type="float">
            <text:p>-0.90</text:p>
          </table:table-cell>
          <table:table-cell table:number-columns-repeated="1015"/>
        </table:table-row>
        <table:table-row table:style-name="ro1">
          <table:table-cell/>
          <table:table-cell table:formula="of:=[.B64]+1" office:value-type="float" office:value="13" calcext:value-type="float">
            <text:p>13</text:p>
          </table:table-cell>
          <table:table-cell table:style-name="ce21" table:formula="of:=[$'Deaths per day'.D65]-[$'Deaths per day'.D64]" office:value-type="float" office:value="2.744708994709" calcext:value-type="float">
            <text:p>2.74</text:p>
          </table:table-cell>
          <table:table-cell table:style-name="ce21" table:formula="of:=[$'Deaths per day'.E65]-[$'Deaths per day'.E64]" office:value-type="float" office:value="1.51871657754011" calcext:value-type="float">
            <text:p>1.52</text:p>
          </table:table-cell>
          <table:table-cell table:style-name="ce21" table:formula="of:=[$'Deaths per day'.F65]-[$'Deaths per day'.F64]" office:value-type="float" office:value="0.153209744139727" calcext:value-type="float">
            <text:p>0.15</text:p>
          </table:table-cell>
          <table:table-cell table:style-name="ce21" table:formula="of:=[$'Deaths per day'.G65]-[$'Deaths per day'.G64]" office:value-type="float" office:value="3.66795366795367" calcext:value-type="float">
            <text:p>3.67</text:p>
          </table:table-cell>
          <table:table-cell table:style-name="ce21" table:formula="of:=[$'Deaths per day'.H65]-[$'Deaths per day'.H64]" office:value-type="float" office:value="-1.28337512907509" calcext:value-type="float">
            <text:p>-1.28</text:p>
          </table:table-cell>
          <table:table-cell table:style-name="ce21" table:formula="of:=[$'Deaths per day'.I65]-[$'Deaths per day'.I64]" office:value-type="float" office:value="-0.126888217522659" calcext:value-type="float">
            <text:p>-0.13</text:p>
          </table:table-cell>
          <table:table-cell table:style-name="ce21" table:formula="of:=[$'Deaths per day'.J65]-[$'Deaths per day'.J64]" office:value-type="float" office:value="-1.53974695631416" calcext:value-type="float">
            <text:p>-1.54</text:p>
          </table:table-cell>
          <table:table-cell table:number-columns-repeated="1015"/>
        </table:table-row>
        <table:table-row table:style-name="ro1">
          <table:table-cell/>
          <table:table-cell table:formula="of:=[.B65]+1" office:value-type="float" office:value="14" calcext:value-type="float">
            <text:p>14</text:p>
          </table:table-cell>
          <table:table-cell table:style-name="ce21" table:formula="of:=[$'Deaths per day'.D66]-[$'Deaths per day'.D65]" office:value-type="float" office:value="-2.3478835978836" calcext:value-type="float">
            <text:p>-2.35</text:p>
          </table:table-cell>
          <table:table-cell table:style-name="ce21" table:formula="of:=[$'Deaths per day'.E66]-[$'Deaths per day'.E65]" office:value-type="float" office:value="-0.491978609625669" calcext:value-type="float">
            <text:p>-0.49</text:p>
          </table:table-cell>
          <table:table-cell table:style-name="ce21" table:formula="of:=[$'Deaths per day'.F66]-[$'Deaths per day'.F65]" office:value-type="float" office:value="12.9615443542209" calcext:value-type="float">
            <text:p>12.96</text:p>
          </table:table-cell>
          <table:table-cell table:style-name="ce21" table:formula="of:=[$'Deaths per day'.G66]-[$'Deaths per day'.G65]" office:value-type="float" office:value="-1.73745173745174" calcext:value-type="float">
            <text:p>-1.74</text:p>
          </table:table-cell>
          <table:table-cell table:style-name="ce21" table:formula="of:=[$'Deaths per day'.H66]-[$'Deaths per day'.H65]" office:value-type="float" office:value="-2.68476176427202" calcext:value-type="float">
            <text:p>-2.68</text:p>
          </table:table-cell>
          <table:table-cell table:style-name="ce21" table:formula="of:=[$'Deaths per day'.I66]-[$'Deaths per day'.I65]" office:value-type="float" office:value="0.404833836858006" calcext:value-type="float">
            <text:p>0.40</text:p>
          </table:table-cell>
          <table:table-cell table:style-name="ce21" table:formula="of:=[$'Deaths per day'.J66]-[$'Deaths per day'.J65]" office:value-type="float" office:value="0.071616137502984" calcext:value-type="float">
            <text:p>0.07</text:p>
          </table:table-cell>
          <table:table-cell table:number-columns-repeated="1015"/>
        </table:table-row>
        <table:table-row table:style-name="ro1">
          <table:table-cell/>
          <table:table-cell table:formula="of:=[.B66]+1" office:value-type="float" office:value="15" calcext:value-type="float">
            <text:p>15</text:p>
          </table:table-cell>
          <table:table-cell table:style-name="ce21" table:formula="of:=[$'Deaths per day'.D67]-[$'Deaths per day'.D66]" office:value-type="float" office:value="-0.826719576719576" calcext:value-type="float">
            <text:p>-0.83</text:p>
          </table:table-cell>
          <table:table-cell table:style-name="ce21" table:formula="of:=[$'Deaths per day'.E67]-[$'Deaths per day'.E66]" office:value-type="float" office:value="1.96791443850267" calcext:value-type="float">
            <text:p>1.97</text:p>
          </table:table-cell>
          <table:table-cell table:style-name="ce21" table:formula="of:=[$'Deaths per day'.F67]-[$'Deaths per day'.F66]" office:value-type="float" office:value="-3.60042898728359" calcext:value-type="float">
            <text:p>-3.60</text:p>
          </table:table-cell>
          <table:table-cell table:style-name="ce21" table:formula="of:=[$'Deaths per day'.G67]-[$'Deaths per day'.G66]" office:value-type="float" office:value="0.965250965250965" calcext:value-type="float">
            <text:p>0.97</text:p>
          </table:table-cell>
          <table:table-cell table:style-name="ce21" table:formula="of:=[$'Deaths per day'.H67]-[$'Deaths per day'.H66]" office:value-type="float" office:value="5.11874907803511" calcext:value-type="float">
            <text:p>5.12</text:p>
          </table:table-cell>
          <table:table-cell table:style-name="ce21" table:formula="of:=[$'Deaths per day'.I67]-[$'Deaths per day'.I66]" office:value-type="float" office:value="-0.619335347432024" calcext:value-type="float">
            <text:p>-0.62</text:p>
          </table:table-cell>
          <table:table-cell table:style-name="ce21" table:formula="of:=[$'Deaths per day'.J67]-[$'Deaths per day'.J66]" office:value-type="float" office:value="0.190976366674624" calcext:value-type="float">
            <text:p>0.19</text:p>
          </table:table-cell>
          <table:table-cell table:number-columns-repeated="1015"/>
        </table:table-row>
        <table:table-row table:style-name="ro1">
          <table:table-cell/>
          <table:table-cell table:formula="of:=[.B67]+1" office:value-type="float" office:value="16" calcext:value-type="float">
            <text:p>16</text:p>
          </table:table-cell>
          <table:table-cell table:style-name="ce21" table:formula="of:=[$'Deaths per day'.D68]-[$'Deaths per day'.D67]" office:value-type="float" office:value="2.3478835978836" calcext:value-type="float">
            <text:p>2.35</text:p>
          </table:table-cell>
          <table:table-cell table:style-name="ce21" table:formula="of:=[$'Deaths per day'.E68]-[$'Deaths per day'.E67]" office:value-type="float" office:value="-3.52941176470588" calcext:value-type="float">
            <text:p>-3.53</text:p>
          </table:table-cell>
          <table:table-cell table:style-name="ce21" table:formula="of:=[$'Deaths per day'.F68]-[$'Deaths per day'.F67]" office:value-type="float" office:value="-1.02650528573617" calcext:value-type="float">
            <text:p>-1.03</text:p>
          </table:table-cell>
          <table:table-cell table:style-name="ce21" table:formula="of:=[$'Deaths per day'.G68]-[$'Deaths per day'.G67]" office:value-type="float" office:value="-2.7992277992278" calcext:value-type="float">
            <text:p>-2.80</text:p>
          </table:table-cell>
          <table:table-cell table:style-name="ce21" table:formula="of:=[$'Deaths per day'.H68]-[$'Deaths per day'.H67]" office:value-type="float" office:value="2.24221861631509" calcext:value-type="float">
            <text:p>2.24</text:p>
          </table:table-cell>
          <table:table-cell table:style-name="ce21" table:formula="of:=[$'Deaths per day'.I68]-[$'Deaths per day'.I67]" office:value-type="float" office:value="-0.912386706948641" calcext:value-type="float">
            <text:p>-0.91</text:p>
          </table:table-cell>
          <table:table-cell table:style-name="ce21" table:formula="of:=[$'Deaths per day'.J68]-[$'Deaths per day'.J67]" office:value-type="float" office:value="0.250656481260444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table:formula="of:=[.B68]+1" office:value-type="float" office:value="17" calcext:value-type="float">
            <text:p>17</text:p>
          </table:table-cell>
          <table:table-cell table:style-name="ce21" table:formula="of:=[$'Deaths per day'.D69]-[$'Deaths per day'.D68]" office:value-type="float" office:value="-0.992063492063494" calcext:value-type="float">
            <text:p>-0.99</text:p>
          </table:table-cell>
          <table:table-cell table:style-name="ce21" table:formula="of:=[$'Deaths per day'.E69]-[$'Deaths per day'.E68]" office:value-type="float" office:value="3.74331550802139" calcext:value-type="float">
            <text:p>3.74</text:p>
          </table:table-cell>
          <table:table-cell table:style-name="ce21" table:formula="of:=[$'Deaths per day'.F69]-[$'Deaths per day'.F68]" office:value-type="float" office:value="-8.19672131147541" calcext:value-type="float">
            <text:p>-8.20</text:p>
          </table:table-cell>
          <table:table-cell table:style-name="ce21" table:formula="of:=[$'Deaths per day'.G69]-[$'Deaths per day'.G68]" office:value-type="float" office:value="-5.79150579150579" calcext:value-type="float">
            <text:p>-5.79</text:p>
          </table:table-cell>
          <table:table-cell table:style-name="ce21" table:formula="of:=[$'Deaths per day'.H69]-[$'Deaths per day'.H68]" office:value-type="float" office:value="-0.840831981118159" calcext:value-type="float">
            <text:p>-0.84</text:p>
          </table:table-cell>
          <table:table-cell table:style-name="ce21" table:formula="of:=[$'Deaths per day'.I69]-[$'Deaths per day'.I68]" office:value-type="float" office:value="0.021148036253777" calcext:value-type="float">
            <text:p>0.02</text:p>
          </table:table-cell>
          <table:table-cell table:style-name="ce21" table:formula="of:=[$'Deaths per day'.J69]-[$'Deaths per day'.J68]" office:value-type="float" office:value="1.53974695631416" calcext:value-type="float">
            <text:p>1.54</text:p>
          </table:table-cell>
          <table:table-cell table:number-columns-repeated="1015"/>
        </table:table-row>
        <table:table-row table:style-name="ro1">
          <table:table-cell/>
          <table:table-cell table:formula="of:=[.B69]+1" office:value-type="float" office:value="18" calcext:value-type="float">
            <text:p>18</text:p>
          </table:table-cell>
          <table:table-cell table:style-name="ce21" table:formula="of:=[$'Deaths per day'.D70]-[$'Deaths per day'.D69]" office:value-type="float" office:value="0.479497354497356" calcext:value-type="float">
            <text:p>0.48</text:p>
          </table:table-cell>
          <table:table-cell table:style-name="ce21" table:formula="of:=[$'Deaths per day'.E70]-[$'Deaths per day'.E69]" office:value-type="float" office:value="0.81283422459893" calcext:value-type="float">
            <text:p>0.81</text:p>
          </table:table-cell>
          <table:table-cell table:style-name="ce21" table:formula="of:=[$'Deaths per day'.F70]-[$'Deaths per day'.F69]" office:value-type="float" office:value="4.82610694040141" calcext:value-type="float">
            <text:p>4.83</text:p>
          </table:table-cell>
          <table:table-cell table:style-name="ce21" table:formula="of:=[$'Deaths per day'.G70]-[$'Deaths per day'.G69]" office:value-type="float" office:value="-0.482625482625483" calcext:value-type="float">
            <text:p>-0.48</text:p>
          </table:table-cell>
          <table:table-cell table:style-name="ce21" table:formula="of:=[$'Deaths per day'.H70]-[$'Deaths per day'.H69]" office:value-type="float" office:value="1.46039238825786" calcext:value-type="float">
            <text:p>1.46</text:p>
          </table:table-cell>
          <table:table-cell table:style-name="ce21" table:formula="of:=[$'Deaths per day'.I70]-[$'Deaths per day'.I69]" office:value-type="float" office:value="14.0483383685801" calcext:value-type="float">
            <text:p>14.05</text:p>
          </table:table-cell>
          <table:table-cell table:style-name="ce21" table:formula="of:=[$'Deaths per day'.J70]-[$'Deaths per day'.J69]" office:value-type="float" office:value="0.095488183337312" calcext:value-type="float">
            <text:p>0.10</text:p>
          </table:table-cell>
          <table:table-cell table:number-columns-repeated="1015"/>
        </table:table-row>
        <table:table-row table:style-name="ro1">
          <table:table-cell/>
          <table:table-cell table:formula="of:=[.B70]+1" office:value-type="float" office:value="19" calcext:value-type="float">
            <text:p>19</text:p>
          </table:table-cell>
          <table:table-cell table:style-name="ce21" table:formula="of:=[$'Deaths per day'.D71]-[$'Deaths per day'.D70]" office:value-type="float" office:value="3.42261904761905" calcext:value-type="float">
            <text:p>3.42</text:p>
          </table:table-cell>
          <table:table-cell table:style-name="ce21" table:formula="of:=[$'Deaths per day'.E71]-[$'Deaths per day'.E70]" office:value-type="float" office:value="-2.37433155080214" calcext:value-type="float">
            <text:p>-2.37</text:p>
          </table:table-cell>
          <table:table-cell table:style-name="ce21" table:formula="of:=[$'Deaths per day'.F71]-[$'Deaths per day'.F70]" office:value-type="float" office:value="8.94744905776008" calcext:value-type="float">
            <text:p>8.95</text:p>
          </table:table-cell>
          <table:table-cell table:style-name="ce21" table:formula="of:=[$'Deaths per day'.G71]-[$'Deaths per day'.G70]" office:value-type="float" office:value="0.772200772200772" calcext:value-type="float">
            <text:p>0.77</text:p>
          </table:table-cell>
          <table:table-cell table:style-name="ce21" table:formula="of:=[$'Deaths per day'.H71]-[$'Deaths per day'.H70]" office:value-type="float" office:value="-0.929340610709545" calcext:value-type="float">
            <text:p>-0.93</text:p>
          </table:table-cell>
          <table:table-cell table:style-name="ce21" table:formula="of:=[$'Deaths per day'.I71]-[$'Deaths per day'.I70]" office:value-type="float" office:value="-10.7764350453172" calcext:value-type="float">
            <text:p>-10.78</text:p>
          </table:table-cell>
          <table:table-cell table:style-name="ce21" table:formula="of:=[$'Deaths per day'.J71]-[$'Deaths per day'.J70]" office:value-type="float" office:value="-0.728097397947004" calcext:value-type="float">
            <text:p>-0.73</text:p>
          </table:table-cell>
          <table:table-cell table:number-columns-repeated="1015"/>
        </table:table-row>
        <table:table-row table:style-name="ro1">
          <table:table-cell/>
          <table:table-cell table:formula="of:=[.B71]+1" office:value-type="float" office:value="20" calcext:value-type="float">
            <text:p>20</text:p>
          </table:table-cell>
          <table:table-cell table:style-name="ce21" table:formula="of:=[$'Deaths per day'.D72]-[$'Deaths per day'.D71]" office:value-type="float" office:value="-0.496031746031747" calcext:value-type="float">
            <text:p>-0.50</text:p>
          </table:table-cell>
          <table:table-cell table:style-name="ce21" table:formula="of:=[$'Deaths per day'.E72]-[$'Deaths per day'.E71]" office:value-type="float" office:value="-2.16042780748663" calcext:value-type="float">
            <text:p>-2.16</text:p>
          </table:table-cell>
          <table:table-cell table:style-name="ce21" table:formula="of:=[$'Deaths per day'.F72]-[$'Deaths per day'.F71]" office:value-type="float" office:value="-13.4211735866401" calcext:value-type="float">
            <text:p>-13.42</text:p>
          </table:table-cell>
          <table:table-cell table:style-name="ce21" table:formula="of:=[$'Deaths per day'.G72]-[$'Deaths per day'.G71]" office:value-type="float" office:value="9.07335907335907" calcext:value-type="float">
            <text:p>9.07</text:p>
          </table:table-cell>
          <table:table-cell table:style-name="ce21" table:formula="of:=[$'Deaths per day'.H72]-[$'Deaths per day'.H71]" office:value-type="float" office:value="-2.65525888774155" calcext:value-type="float">
            <text:p>-2.66</text:p>
          </table:table-cell>
          <table:table-cell table:style-name="ce21" table:formula="of:=[$'Deaths per day'.I72]-[$'Deaths per day'.I71]" office:value-type="float" office:value="-1.33534743202417" calcext:value-type="float">
            <text:p>-1.34</text:p>
          </table:table-cell>
          <table:table-cell table:style-name="ce21" table:formula="of:=[$'Deaths per day'.J72]-[$'Deaths per day'.J71]" office:value-type="float" office:value="0.620673191692528" calcext:value-type="float">
            <text:p>0.62</text:p>
          </table:table-cell>
          <table:table-cell table:number-columns-repeated="1015"/>
        </table:table-row>
        <table:table-row table:style-name="ro1">
          <table:table-cell/>
          <table:table-cell table:formula="of:=[.B72]+1" office:value-type="float" office:value="21" calcext:value-type="float">
            <text:p>21</text:p>
          </table:table-cell>
          <table:table-cell table:style-name="ce21" table:formula="of:=[$'Deaths per day'.D73]-[$'Deaths per day'.D72]" office:value-type="float" office:value="-2.19907407407407" calcext:value-type="float">
            <text:p>-2.20</text:p>
          </table:table-cell>
          <table:table-cell table:style-name="ce21" table:formula="of:=[$'Deaths per day'.E73]-[$'Deaths per day'.E72]" office:value-type="float" office:value="-1.17647058823529" calcext:value-type="float">
            <text:p>-1.18</text:p>
          </table:table-cell>
          <table:table-cell table:style-name="ce21" table:formula="of:=[$'Deaths per day'.F73]-[$'Deaths per day'.F72]" office:value-type="float" office:value="12.2567795311782" calcext:value-type="float">
            <text:p>12.26</text:p>
          </table:table-cell>
          <table:table-cell table:style-name="ce21" table:formula="of:=[$'Deaths per day'.G73]-[$'Deaths per day'.G72]" office:value-type="float" office:value="5.40540540540541" calcext:value-type="float">
            <text:p>5.41</text:p>
          </table:table-cell>
          <table:table-cell table:style-name="ce21" table:formula="of:=[$'Deaths per day'.H73]-[$'Deaths per day'.H72]" office:value-type="float" office:value="-0.295028765304618" calcext:value-type="float">
            <text:p>-0.30</text:p>
          </table:table-cell>
          <table:table-cell table:style-name="ce21" table:formula="of:=[$'Deaths per day'.I73]-[$'Deaths per day'.I72]" office:value-type="float" office:value="1.06344410876133" calcext:value-type="float">
            <text:p>1.06</text:p>
          </table:table-cell>
          <table:table-cell table:style-name="ce21" table:formula="of:=[$'Deaths per day'.J73]-[$'Deaths per day'.J72]" office:value-type="float" office:value="-1.3607066125567" calcext:value-type="float">
            <text:p>-1.36</text:p>
          </table:table-cell>
          <table:table-cell table:number-columns-repeated="1015"/>
        </table:table-row>
        <table:table-row table:style-name="ro1">
          <table:table-cell/>
          <table:table-cell table:formula="of:=[.B73]+1" office:value-type="float" office:value="22" calcext:value-type="float">
            <text:p>22</text:p>
          </table:table-cell>
          <table:table-cell table:style-name="ce21" table:formula="of:=[$'Deaths per day'.D74]-[$'Deaths per day'.D73]" office:value-type="float" office:value="0.925925925925927" calcext:value-type="float">
            <text:p>0.93</text:p>
          </table:table-cell>
          <table:table-cell table:style-name="ce21" table:formula="of:=[$'Deaths per day'.E74]-[$'Deaths per day'.E73]" office:value-type="float" office:value="0.128342245989304" calcext:value-type="float">
            <text:p>0.13</text:p>
          </table:table-cell>
          <table:table-cell table:style-name="ce21" table:formula="of:=[$'Deaths per day'.F74]-[$'Deaths per day'.F73]" office:value-type="float" office:value="-5.42362494254635" calcext:value-type="float">
            <text:p>-5.42</text:p>
          </table:table-cell>
          <table:table-cell table:style-name="ce21" table:formula="of:=[$'Deaths per day'.G74]-[$'Deaths per day'.G73]" office:value-type="float" office:value="-3.86100386100386" calcext:value-type="float">
            <text:p>-3.86</text:p>
          </table:table-cell>
          <table:table-cell table:style-name="ce21" table:formula="of:=[$'Deaths per day'.H74]-[$'Deaths per day'.H73]" office:value-type="float" office:value="0.899837734179084" calcext:value-type="float">
            <text:p>0.90</text:p>
          </table:table-cell>
          <table:table-cell table:style-name="ce21" table:formula="of:=[$'Deaths per day'.I74]-[$'Deaths per day'.I73]" office:value-type="float" office:value="-1.99697885196375" calcext:value-type="float">
            <text:p>-2.00</text:p>
          </table:table-cell>
          <table:table-cell table:style-name="ce21" table:formula="of:=[$'Deaths per day'.J74]-[$'Deaths per day'.J73]" office:value-type="float" office:value="-0.978753879207448" calcext:value-type="float">
            <text:p>-0.98</text:p>
          </table:table-cell>
          <table:table-cell table:number-columns-repeated="1015"/>
        </table:table-row>
        <table:table-row table:style-name="ro1">
          <table:table-cell/>
          <table:table-cell table:formula="of:=[.B74]+1" office:value-type="float" office:value="23" calcext:value-type="float">
            <text:p>23</text:p>
          </table:table-cell>
          <table:table-cell table:style-name="ce21" table:formula="of:=[$'Deaths per day'.D75]-[$'Deaths per day'.D74]" office:value-type="float" office:value="0.413359788359788" calcext:value-type="float">
            <text:p>0.41</text:p>
          </table:table-cell>
          <table:table-cell table:style-name="ce21" table:formula="of:=[$'Deaths per day'.E75]-[$'Deaths per day'.E74]" office:value-type="float" office:value="0.0855614973262036" calcext:value-type="float">
            <text:p>0.09</text:p>
          </table:table-cell>
          <table:table-cell table:style-name="ce21" table:formula="of:=[$'Deaths per day'.F75]-[$'Deaths per day'.F74]" office:value-type="float" office:value="-5.3929829937184" calcext:value-type="float">
            <text:p>-5.39</text:p>
          </table:table-cell>
          <table:table-cell table:style-name="ce21" table:formula="of:=[$'Deaths per day'.G75]-[$'Deaths per day'.G74]" office:value-type="float" office:value="-6.08108108108108" calcext:value-type="float">
            <text:p>-6.08</text:p>
          </table:table-cell>
          <table:table-cell table:style-name="ce21" table:formula="of:=[$'Deaths per day'.H75]-[$'Deaths per day'.H74]" office:value-type="float" office:value="-0.250774450508926" calcext:value-type="float">
            <text:p>-0.25</text:p>
          </table:table-cell>
          <table:table-cell table:style-name="ce21" table:formula="of:=[$'Deaths per day'.I75]-[$'Deaths per day'.I74]" office:value-type="float" office:value="-0.924471299093656" calcext:value-type="float">
            <text:p>-0.92</text:p>
          </table:table-cell>
          <table:table-cell table:style-name="ce21" table:formula="of:=[$'Deaths per day'.J75]-[$'Deaths per day'.J74]" office:value-type="float" office:value="1.38457865839102" calcext:value-type="float">
            <text:p>1.38</text:p>
          </table:table-cell>
          <table:table-cell table:number-columns-repeated="1015"/>
        </table:table-row>
        <table:table-row table:style-name="ro1">
          <table:table-cell/>
          <table:table-cell table:formula="of:=[.B75]+1" office:value-type="float" office:value="24" calcext:value-type="float">
            <text:p>24</text:p>
          </table:table-cell>
          <table:table-cell table:style-name="ce21" table:formula="of:=[$'Deaths per day'.D76]-[$'Deaths per day'.D75]" office:value-type="float" office:value="-1.81878306878307" calcext:value-type="float">
            <text:p>-1.82</text:p>
          </table:table-cell>
          <table:table-cell table:style-name="ce21" table:formula="of:=[$'Deaths per day'.E76]-[$'Deaths per day'.E75]" office:value-type="float" office:value="0.919786096256685" calcext:value-type="float">
            <text:p>0.92</text:p>
          </table:table-cell>
          <table:table-cell table:style-name="ce21" table:formula="of:=[$'Deaths per day'.F76]-[$'Deaths per day'.F75]" office:value-type="float" office:value="-1.13375210663398" calcext:value-type="float">
            <text:p>-1.13</text:p>
          </table:table-cell>
          <table:table-cell table:style-name="ce21" table:formula="of:=[$'Deaths per day'.G76]-[$'Deaths per day'.G75]" office:value-type="float" office:value="4.24710424710425" calcext:value-type="float">
            <text:p>4.25</text:p>
          </table:table-cell>
          <table:table-cell table:style-name="ce21" table:formula="of:=[$'Deaths per day'.H76]-[$'Deaths per day'.H75]" office:value-type="float" office:value="1.47514382652309" calcext:value-type="float">
            <text:p>1.48</text:p>
          </table:table-cell>
          <table:table-cell table:style-name="ce21" table:formula="of:=[$'Deaths per day'.I76]-[$'Deaths per day'.I75]" office:value-type="float" office:value="1.14199395770393" calcext:value-type="float">
            <text:p>1.14</text:p>
          </table:table-cell>
          <table:table-cell table:style-name="ce21" table:formula="of:=[$'Deaths per day'.J76]-[$'Deaths per day'.J75]" office:value-type="float" office:value="0.047744091668656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table:formula="of:=[.B76]+1" office:value-type="float" office:value="25" calcext:value-type="float">
            <text:p>25</text:p>
          </table:table-cell>
          <table:table-cell table:style-name="ce21" table:formula="of:=[$'Deaths per day'.D77]-[$'Deaths per day'.D76]" office:value-type="float" office:value="0.545634920634921" calcext:value-type="float">
            <text:p>0.55</text:p>
          </table:table-cell>
          <table:table-cell table:style-name="ce21" table:formula="of:=[$'Deaths per day'.E77]-[$'Deaths per day'.E76]" office:value-type="float" office:value="-1.96791443850267" calcext:value-type="float">
            <text:p>-1.97</text:p>
          </table:table-cell>
          <table:table-cell table:style-name="ce21" table:formula="of:=[$'Deaths per day'.F77]-[$'Deaths per day'.F76]" office:value-type="float" office:value="0.199172667381646" calcext:value-type="float">
            <text:p>0.20</text:p>
          </table:table-cell>
          <table:table-cell table:style-name="ce21" table:formula="of:=[$'Deaths per day'.G77]-[$'Deaths per day'.G76]" office:value-type="float" office:value="-7.91505791505792" calcext:value-type="float">
            <text:p>-7.92</text:p>
          </table:table-cell>
          <table:table-cell table:style-name="ce21" table:formula="of:=[$'Deaths per day'.H77]-[$'Deaths per day'.H76]" office:value-type="float" office:value="-0.206520135713232" calcext:value-type="float">
            <text:p>-0.21</text:p>
          </table:table-cell>
          <table:table-cell table:style-name="ce21" table:formula="of:=[$'Deaths per day'.I77]-[$'Deaths per day'.I76]" office:value-type="float" office:value="3.27190332326284" calcext:value-type="float">
            <text:p>3.27</text:p>
          </table:table-cell>
          <table:table-cell table:style-name="ce21" table:formula="of:=[$'Deaths per day'.J77]-[$'Deaths per day'.J76]" office:value-type="float" office:value="0.0596801145858201" calcext:value-type="float">
            <text:p>0.06</text:p>
          </table:table-cell>
          <table:table-cell table:number-columns-repeated="1015"/>
        </table:table-row>
        <table:table-row table:style-name="ro1">
          <table:table-cell/>
          <table:table-cell table:formula="of:=[.B77]+1" office:value-type="float" office:value="26" calcext:value-type="float">
            <text:p>26</text:p>
          </table:table-cell>
          <table:table-cell table:style-name="ce21" table:formula="of:=[$'Deaths per day'.D78]-[$'Deaths per day'.D77]" office:value-type="float" office:value="0.0992063492063497" calcext:value-type="float">
            <text:p>0.10</text:p>
          </table:table-cell>
          <table:table-cell table:style-name="ce21" table:formula="of:=[$'Deaths per day'.E78]-[$'Deaths per day'.E77]" office:value-type="float" office:value="-0.449197860962567" calcext:value-type="float">
            <text:p>-0.45</text:p>
          </table:table-cell>
          <table:table-cell table:style-name="ce21" table:formula="of:=[$'Deaths per day'.F78]-[$'Deaths per day'.F77]" office:value-type="float" office:value="2.88034318982687" calcext:value-type="float">
            <text:p>2.88</text:p>
          </table:table-cell>
          <table:table-cell table:style-name="ce21" table:formula="of:=[$'Deaths per day'.G78]-[$'Deaths per day'.G77]" office:value-type="float" office:value="1.06177606177606" calcext:value-type="float">
            <text:p>1.06</text:p>
          </table:table-cell>
          <table:table-cell table:style-name="ce21" table:formula="of:=[$'Deaths per day'.H78]-[$'Deaths per day'.H77]" office:value-type="float" office:value="0.604808968874465" calcext:value-type="float">
            <text:p>0.60</text:p>
          </table:table-cell>
          <table:table-cell table:style-name="ce21" table:formula="of:=[$'Deaths per day'.I78]-[$'Deaths per day'.I77]" office:value-type="float" office:value="-2.00604229607251" calcext:value-type="float">
            <text:p>-2.01</text:p>
          </table:table-cell>
          <table:table-cell table:number-columns-repeated="1016"/>
        </table:table-row>
        <table:table-row table:style-name="ro1">
          <table:table-cell/>
          <table:table-cell table:formula="of:=[.B78]+1" office:value-type="float" office:value="27" calcext:value-type="float">
            <text:p>27</text:p>
          </table:table-cell>
          <table:table-cell table:style-name="ce21" table:formula="of:=[$'Deaths per day'.D79]-[$'Deaths per day'.D78]" office:value-type="float" office:value="-1.40542328042328" calcext:value-type="float">
            <text:p>-1.41</text:p>
          </table:table-cell>
          <table:table-cell table:style-name="ce21" table:formula="of:=[$'Deaths per day'.E79]-[$'Deaths per day'.E78]" office:value-type="float" office:value="-2.33155080213904" calcext:value-type="float">
            <text:p>-2.33</text:p>
          </table:table-cell>
          <table:table-cell table:style-name="ce21" table:formula="of:=[$'Deaths per day'.F79]-[$'Deaths per day'.F78]" office:value-type="float" office:value="10.3569787038456" calcext:value-type="float">
            <text:p>10.36</text:p>
          </table:table-cell>
          <table:table-cell table:style-name="ce21" table:formula="of:=[$'Deaths per day'.G79]-[$'Deaths per day'.G78]" office:value-type="float" office:value="13.996138996139" calcext:value-type="float">
            <text:p>14.00</text:p>
          </table:table-cell>
          <table:table-cell table:style-name="ce21" table:formula="of:=[$'Deaths per day'.H79]-[$'Deaths per day'.H78]" office:value-type="float" office:value="-4.30741997344741" calcext:value-type="float">
            <text:p>-4.31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table:formula="of:=[.B79]+1" office:value-type="float" office:value="28" calcext:value-type="float">
            <text:p>28</text:p>
          </table:table-cell>
          <table:table-cell table:style-name="ce21" table:formula="of:=[$'Deaths per day'.D80]-[$'Deaths per day'.D79]" office:value-type="float" office:value="-2.57936507936508" calcext:value-type="float">
            <text:p>-2.58</text:p>
          </table:table-cell>
          <table:table-cell table:style-name="ce21" table:formula="of:=[$'Deaths per day'.E80]-[$'Deaths per day'.E79]" office:value-type="float" office:value="1.66844919786096" calcext:value-type="float">
            <text:p>1.67</text:p>
          </table:table-cell>
          <table:table-cell table:style-name="ce21" table:formula="of:=[$'Deaths per day'.F80]-[$'Deaths per day'.F79]" office:value-type="float" office:value="-10.4948674735713" calcext:value-type="float">
            <text:p>-10.49</text:p>
          </table:table-cell>
          <table:table-cell table:style-name="ce21" table:formula="of:=[$'Deaths per day'.G80]-[$'Deaths per day'.G79]" office:value-type="float" office:value="-1.25482625482626" calcext:value-type="float">
            <text:p>-1.25</text:p>
          </table:table-cell>
          <table:table-cell table:style-name="ce21" table:formula="of:=[$'Deaths per day'.H80]-[$'Deaths per day'.H79]" office:value-type="float" office:value="-2.16846142498894" calcext:value-type="float">
            <text:p>-2.17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table:formula="of:=[.B80]+1" office:value-type="float" office:value="29" calcext:value-type="float">
            <text:p>29</text:p>
          </table:table-cell>
          <table:table-cell table:style-name="ce21" table:formula="of:=[$'Deaths per day'.D81]-[$'Deaths per day'.D80]" office:value-type="float" office:value="1.83531746031746" calcext:value-type="float">
            <text:p>1.84</text:p>
          </table:table-cell>
          <table:table-cell table:style-name="ce21" table:formula="of:=[$'Deaths per day'.E81]-[$'Deaths per day'.E80]" office:value-type="float" office:value="-1.19786096256684" calcext:value-type="float">
            <text:p>-1.20</text:p>
          </table:table-cell>
          <table:table-cell table:style-name="ce21" table:formula="of:=[$'Deaths per day'.F81]-[$'Deaths per day'.F80]" office:value-type="float" office:value="0.122567795311781" calcext:value-type="float">
            <text:p>0.12</text:p>
          </table:table-cell>
          <table:table-cell table:style-name="ce21"/>
          <table:table-cell table:style-name="ce21" table:formula="of:=[$'Deaths per day'.H81]-[$'Deaths per day'.H80]" office:value-type="float" office:value="5.5907951025225" calcext:value-type="float">
            <text:p>5.59</text:p>
          </table:table-cell>
          <table:table-cell table:number-columns-repeated="1017"/>
        </table:table-row>
        <table:table-row table:style-name="ro1">
          <table:table-cell/>
          <table:table-cell table:formula="of:=[.B81]+1" office:value-type="float" office:value="30" calcext:value-type="float">
            <text:p>30</text:p>
          </table:table-cell>
          <table:table-cell table:style-name="ce21" table:formula="of:=[$'Deaths per day'.D82]-[$'Deaths per day'.D81]" office:value-type="float" office:value="-0.529100529100528" calcext:value-type="float">
            <text:p>-0.53</text:p>
          </table:table-cell>
          <table:table-cell table:style-name="ce21" table:formula="of:=[$'Deaths per day'.E82]-[$'Deaths per day'.E81]" office:value-type="float" office:value="-1.02673796791444" calcext:value-type="float">
            <text:p>-1.03</text:p>
          </table:table-cell>
          <table:table-cell table:style-name="ce21" table:formula="of:=[$'Deaths per day'.F82]-[$'Deaths per day'.F81]" office:value-type="float" office:value="-1.82319595526275" calcext:value-type="float">
            <text:p>-1.82</text:p>
          </table:table-cell>
          <table:table-cell table:style-name="ce21"/>
          <table:table-cell table:style-name="ce21" table:formula="of:=[$'Deaths per day'.H82]-[$'Deaths per day'.H81]" office:value-type="float" office:value="-0.958843487240006" calcext:value-type="float">
            <text:p>-0.96</text:p>
          </table:table-cell>
          <table:table-cell table:number-columns-repeated="1017"/>
        </table:table-row>
        <table:table-row table:style-name="ro1">
          <table:table-cell/>
          <table:table-cell table:formula="of:=[.B82]+1" office:value-type="float" office:value="31" calcext:value-type="float">
            <text:p>31</text:p>
          </table:table-cell>
          <table:table-cell table:style-name="ce21" table:formula="of:=[$'Deaths per day'.D83]-[$'Deaths per day'.D82]" office:value-type="float" office:value="-1.02513227513228" calcext:value-type="float">
            <text:p>-1.03</text:p>
          </table:table-cell>
          <table:table-cell table:style-name="ce21" table:formula="of:=[$'Deaths per day'.E83]-[$'Deaths per day'.E82]" office:value-type="float" office:value="1.24064171122995" calcext:value-type="float">
            <text:p>1.24</text:p>
          </table:table-cell>
          <table:table-cell table:style-name="ce21" table:formula="of:=[$'Deaths per day'.F83]-[$'Deaths per day'.F82]" office:value-type="float" office:value="-3.78428068025126" calcext:value-type="float">
            <text:p>-3.78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table-cell/>
          <table:table-cell table:formula="of:=[.B83]+1" office:value-type="float" office:value="32" calcext:value-type="float">
            <text:p>32</text:p>
          </table:table-cell>
          <table:table-cell table:style-name="ce21" table:formula="of:=[$'Deaths per day'.D84]-[$'Deaths per day'.D83]" office:value-type="float" office:value="1.12433862433863" calcext:value-type="float">
            <text:p>1.12</text:p>
          </table:table-cell>
          <table:table-cell table:style-name="ce21" table:formula="of:=[$'Deaths per day'.E84]-[$'Deaths per day'.E83]" office:value-type="float" office:value="-5.11229946524064" calcext:value-type="float">
            <text:p>-5.11</text:p>
          </table:table-cell>
          <table:table-cell table:style-name="ce21" table:formula="of:=[$'Deaths per day'.F84]-[$'Deaths per day'.F83]" office:value-type="float" office:value="2.32878811092385" calcext:value-type="float">
            <text:p>2.33</text:p>
          </table:table-cell>
          <table:table-cell table:number-columns-repeated="1019"/>
        </table:table-row>
        <table:table-row table:style-name="ro1">
          <table:table-cell/>
          <table:table-cell table:formula="of:=[.B84]+1" office:value-type="float" office:value="33" calcext:value-type="float">
            <text:p>33</text:p>
          </table:table-cell>
          <table:table-cell table:style-name="ce21" table:formula="of:=[$'Deaths per day'.D85]-[$'Deaths per day'.D84]" office:value-type="float" office:value="-0.661375661375661" calcext:value-type="float">
            <text:p>-0.66</text:p>
          </table:table-cell>
          <table:table-cell table:style-name="ce21" table:formula="of:=[$'Deaths per day'.E85]-[$'Deaths per day'.E84]" office:value-type="float" office:value="0.641711229946525" calcext:value-type="float">
            <text:p>0.64</text:p>
          </table:table-cell>
          <table:table-cell table:style-name="ce21" table:formula="of:=[$'Deaths per day'.F85]-[$'Deaths per day'.F84]" office:value-type="float" office:value="-0.245135590623564" calcext:value-type="float">
            <text:p>-0.25</text:p>
          </table:table-cell>
          <table:table-cell table:number-columns-repeated="1019"/>
        </table:table-row>
        <table:table-row table:style-name="ro1">
          <table:table-cell/>
          <table:table-cell table:formula="of:=[.B85]+1" office:value-type="float" office:value="34" calcext:value-type="float">
            <text:p>34</text:p>
          </table:table-cell>
          <table:table-cell table:style-name="ce21" table:formula="of:=[$'Deaths per day'.D86]-[$'Deaths per day'.D85]" office:value-type="float" office:value="0.810185185185185" calcext:value-type="float">
            <text:p>0.81</text:p>
          </table:table-cell>
          <table:table-cell table:style-name="ce21" table:formula="of:=[$'Deaths per day'.E86]-[$'Deaths per day'.E85]" office:value-type="float" office:value="4.64171122994652" calcext:value-type="float">
            <text:p>4.64</text:p>
          </table:table-cell>
          <table:table-cell table:style-name="ce21" table:formula="of:=[$'Deaths per day'.F86]-[$'Deaths per day'.F85]" office:value-type="float" office:value="0.199172667381646" calcext:value-type="float">
            <text:p>0.20</text:p>
          </table:table-cell>
          <table:table-cell table:number-columns-repeated="1019"/>
        </table:table-row>
        <table:table-row table:style-name="ro1">
          <table:table-cell/>
          <table:table-cell table:formula="of:=[.B86]+1" office:value-type="float" office:value="35" calcext:value-type="float">
            <text:p>35</text:p>
          </table:table-cell>
          <table:table-cell table:style-name="ce21" table:formula="of:=[$'Deaths per day'.D87]-[$'Deaths per day'.D86]" office:value-type="float" office:value="-3.10846560846561" calcext:value-type="float">
            <text:p>-3.11</text:p>
          </table:table-cell>
          <table:table-cell table:style-name="ce21" table:formula="of:=[$'Deaths per day'.E87]-[$'Deaths per day'.E86]" office:value-type="float" office:value="-3.31550802139038" calcext:value-type="float">
            <text:p>-3.32</text:p>
          </table:table-cell>
          <table:table-cell table:style-name="ce21" table:formula="of:=[$'Deaths per day'.F87]-[$'Deaths per day'.F86]" office:value-type="float" office:value="-0.428987283591236" calcext:value-type="float">
            <text:p>-0.43</text:p>
          </table:table-cell>
          <table:table-cell table:number-columns-repeated="1019"/>
        </table:table-row>
        <table:table-row table:style-name="ro1">
          <table:table-cell/>
          <table:table-cell table:formula="of:=[.B87]+1" office:value-type="float" office:value="36" calcext:value-type="float">
            <text:p>36</text:p>
          </table:table-cell>
          <table:table-cell table:style-name="ce21" table:formula="of:=[$'Deaths per day'.D88]-[$'Deaths per day'.D87]" office:value-type="float" office:value="2.23214285714286" calcext:value-type="float">
            <text:p>2.23</text:p>
          </table:table-cell>
          <table:table-cell table:style-name="ce21" table:formula="of:=[$'Deaths per day'.E88]-[$'Deaths per day'.E87]" office:value-type="float" office:value="-0.235294117647058" calcext:value-type="float">
            <text:p>-0.24</text:p>
          </table:table-cell>
          <table:table-cell table:style-name="ce21"/>
          <table:table-cell table:number-columns-repeated="1019"/>
        </table:table-row>
        <table:table-row table:style-name="ro1">
          <table:table-cell/>
          <table:table-cell table:formula="of:=[.B88]+1" office:value-type="float" office:value="37" calcext:value-type="float">
            <text:p>37</text:p>
          </table:table-cell>
          <table:table-cell table:style-name="ce21" table:formula="of:=[$'Deaths per day'.D89]-[$'Deaths per day'.D88]" office:value-type="float" office:value="0.595238095238095" calcext:value-type="float">
            <text:p>0.60</text:p>
          </table:table-cell>
          <table:table-cell table:style-name="ce21" table:formula="of:=[$'Deaths per day'.E89]-[$'Deaths per day'.E88]" office:value-type="float" office:value="0.663101604278074" calcext:value-type="float">
            <text:p>0.66</text:p>
          </table:table-cell>
          <table:table-cell table:number-columns-repeated="1020"/>
        </table:table-row>
        <table:table-row table:style-name="ro1">
          <table:table-cell/>
          <table:table-cell table:formula="of:=[.B89]+1" office:value-type="float" office:value="38" calcext:value-type="float">
            <text:p>38</text:p>
          </table:table-cell>
          <table:table-cell table:style-name="ce21" table:formula="of:=[$'Deaths per day'.D90]-[$'Deaths per day'.D89]" office:value-type="float" office:value="-0.396825396825397" calcext:value-type="float">
            <text:p>-0.40</text:p>
          </table:table-cell>
          <table:table-cell table:style-name="ce21" table:formula="of:=[$'Deaths per day'.E90]-[$'Deaths per day'.E89]" office:value-type="float" office:value="0.106951871657754" calcext:value-type="float">
            <text:p>0.11</text:p>
          </table:table-cell>
          <table:table-cell table:number-columns-repeated="1020"/>
        </table:table-row>
        <table:table-row table:style-name="ro1">
          <table:table-cell/>
          <table:table-cell table:formula="of:=[.B90]+1" office:value-type="float" office:value="39" calcext:value-type="float">
            <text:p>39</text:p>
          </table:table-cell>
          <table:table-cell table:style-name="ce21" table:formula="of:=[$'Deaths per day'.D91]-[$'Deaths per day'.D90]" office:value-type="float" office:value="-0.876322751322752" calcext:value-type="float">
            <text:p>-0.88</text:p>
          </table:table-cell>
          <table:table-cell table:style-name="ce21" table:formula="of:=[$'Deaths per day'.E91]-[$'Deaths per day'.E90]" office:value-type="float" office:value="0.106951871657754" calcext:value-type="float">
            <text:p>0.11</text:p>
          </table:table-cell>
          <table:table-cell table:number-columns-repeated="1020"/>
        </table:table-row>
        <table:table-row table:style-name="ro1">
          <table:table-cell/>
          <table:table-cell table:formula="of:=[.B91]+1" office:value-type="float" office:value="40" calcext:value-type="float">
            <text:p>40</text:p>
          </table:table-cell>
          <table:table-cell table:style-name="ce21" table:formula="of:=[$'Deaths per day'.D92]-[$'Deaths per day'.D91]" office:value-type="float" office:value="0.826719576719578" calcext:value-type="float">
            <text:p>0.83</text:p>
          </table:table-cell>
          <table:table-cell table:style-name="ce21"/>
          <table:table-cell table:number-columns-repeated="1020"/>
        </table:table-row>
        <table:table-row table:style-name="ro1">
          <table:table-cell/>
          <table:table-cell table:formula="of:=[.B92]+1" office:value-type="float" office:value="41" calcext:value-type="float">
            <text:p>41</text:p>
          </table:table-cell>
          <table:table-cell table:style-name="ce21" table:formula="of:=[$'Deaths per day'.D93]-[$'Deaths per day'.D92]" office:value-type="float" office:value="-1.53769841269841" calcext:value-type="float">
            <text:p>-1.54</text:p>
          </table:table-cell>
          <table:table-cell table:number-columns-repeated="1021"/>
        </table:table-row>
        <table:table-row table:style-name="ro1">
          <table:table-cell/>
          <table:table-cell table:formula="of:=[.B93]+1" office:value-type="float" office:value="42" calcext:value-type="float">
            <text:p>42</text:p>
          </table:table-cell>
          <table:table-cell table:style-name="ce21" table:formula="of:=[$'Deaths per day'.D94]-[$'Deaths per day'.D93]" office:value-type="float" office:value="-0.810185185185185" calcext:value-type="float">
            <text:p>-0.81</text:p>
          </table:table-cell>
          <table:table-cell table:number-columns-repeated="1021"/>
        </table:table-row>
        <table:table-row table:style-name="ro1">
          <table:table-cell/>
          <table:table-cell table:formula="of:=[.B94]+1" office:value-type="float" office:value="43" calcext:value-type="float">
            <text:p>43</text:p>
          </table:table-cell>
          <table:table-cell table:style-name="ce21" table:formula="of:=[$'Deaths per day'.D95]-[$'Deaths per day'.D94]" office:value-type="float" office:value="0.347222222222222" calcext:value-type="float">
            <text:p>0.35</text:p>
          </table:table-cell>
          <table:table-cell table:number-columns-repeated="1021"/>
        </table:table-row>
        <table:table-row table:style-name="ro1">
          <table:table-cell/>
          <table:table-cell table:formula="of:=[.B95]+1" office:value-type="float" office:value="44" calcext:value-type="float">
            <text:p>44</text:p>
          </table:table-cell>
          <table:table-cell table:style-name="ce21" table:formula="of:=[$'Deaths per day'.D96]-[$'Deaths per day'.D95]" office:value-type="float" office:value="1.32275132275132" calcext:value-type="float">
            <text:p>1.32</text:p>
          </table:table-cell>
          <table:table-cell table:number-columns-repeated="1021"/>
        </table:table-row>
        <table:table-row table:style-name="ro1">
          <table:table-cell/>
          <table:table-cell table:formula="of:=[.B96]+1" office:value-type="float" office:value="45" calcext:value-type="float">
            <text:p>45</text:p>
          </table:table-cell>
          <table:table-cell table:style-name="ce21" table:formula="of:=[$'Deaths per day'.D97]-[$'Deaths per day'.D96]" office:value-type="float" office:value="-1.60383597883598" calcext:value-type="float">
            <text:p>-1.60</text:p>
          </table:table-cell>
          <table:table-cell table:number-columns-repeated="1021"/>
        </table:table-row>
        <table:table-row table:style-name="ro1">
          <table:table-cell/>
          <table:table-cell table:formula="of:=[.B97]+1" office:value-type="float" office:value="46" calcext:value-type="float">
            <text:p>46</text:p>
          </table:table-cell>
          <table:table-cell table:style-name="ce21" table:formula="of:=[$'Deaths per day'.D98]-[$'Deaths per day'.D97]" office:value-type="float" office:value="0.446428571428572" calcext:value-type="float">
            <text:p>0.45</text:p>
          </table:table-cell>
          <table:table-cell table:number-columns-repeated="1021"/>
        </table:table-row>
        <table:table-row table:style-name="ro1">
          <table:table-cell/>
          <table:table-cell table:formula="of:=[.B98]+1" office:value-type="float" office:value="47" calcext:value-type="float">
            <text:p>47</text:p>
          </table:table-cell>
          <table:table-cell table:style-name="ce21"/>
          <table:table-cell table:number-columns-repeated="1021"/>
        </table:table-row>
        <table:table-row table:style-name="ro1">
          <table:table-cell/>
          <table:table-cell table:formula="of:=[.B99]+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/>
          <table:table-cell table:formula="of:=[.B100]+1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/>
          <table:table-cell table:formula="of:=[.B101]+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/>
          <table:table-cell table:formula="of:=[.B102]+1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/>
          <table:table-cell table:formula="of:=[.B103]+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/>
          <table:table-cell table:formula="of:=[.B104]+1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/>
          <table:table-cell table:formula="of:=[.B105]+1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/>
          <table:table-cell table:formula="of:=[.B106]+1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/>
          <table:table-cell table:formula="of:=[.B107]+1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/>
          <table:table-cell table:formula="of:=[.B108]+1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/>
          <table:table-cell table:formula="of:=[.B109]+1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/>
          <table:table-cell table:formula="of:=[.B110]+1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/>
          <table:table-cell table:formula="of:=[.B111]+1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/>
          <table:table-cell table:formula="of:=[.B112]+1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/>
          <table:table-cell table:formula="of:=[.B113]+1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/>
          <table:table-cell table:formula="of:=[.B114]+1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/>
          <table:table-cell table:formula="of:=[.B115]+1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/>
          <table:table-cell table:formula="of:=[.B116]+1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/>
          <table:table-cell table:formula="of:=[.B117]+1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/>
          <table:table-cell table:formula="of:=[.B118]+1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/>
          <table:table-cell table:formula="of:=[.B119]+1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/>
          <table:table-cell table:formula="of:=[.B120]+1"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/>
          <table:table-cell table:formula="of:=[.B121]+1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table:formula="of:=[.B122]+1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/>
          <table:table-cell table:formula="of:=[.B123]+1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/>
          <table:table-cell table:formula="of:=[.B124]+1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/>
          <table:table-cell table:formula="of:=[.B125]+1"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/>
          <table:table-cell table:formula="of:=[.B126]+1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/>
          <table:table-cell table:formula="of:=[.B127]+1"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/>
          <table:table-cell table:formula="of:=[.B128]+1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/>
          <table:table-cell table:formula="of:=[.B129]+1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/>
          <table:table-cell table:formula="of:=[.B130]+1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/>
          <table:table-cell table:formula="of:=[.B131]+1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/>
          <table:table-cell table:formula="of:=[.B132]+1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/>
          <table:table-cell table:formula="of:=[.B133]+1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/>
          <table:table-cell table:formula="of:=[.B134]+1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/>
          <table:table-cell table:formula="of:=[.B135]+1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/>
          <table:table-cell table:formula="of:=[.B136]+1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/>
          <table:table-cell table:formula="of:=[.B137]+1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/>
          <table:table-cell table:formula="of:=[.B138]+1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/>
          <table:table-cell table:formula="of:=[.B139]+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/>
          <table:table-cell table:formula="of:=[.B140]+1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/>
          <table:table-cell table:formula="of:=[.B141]+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/>
          <table:table-cell table:formula="of:=[.B142]+1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/>
          <table:table-cell table:formula="of:=[.B143]+1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/>
          <table:table-cell table:formula="of:=[.B144]+1"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/>
          <table:table-cell table:formula="of:=[.B145]+1"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/>
          <table:table-cell table:formula="of:=[.B146]+1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/>
          <table:table-cell table:formula="of:=[.B147]+1"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/>
          <table:table-cell table:formula="of:=[.B148]+1"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/>
          <table:table-cell table:formula="of:=[.B149]+1"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/>
          <table:table-cell table:formula="of:=[.B150]+1"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/>
          <table:table-cell table:formula="of:=[.B151]+1"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14" loext:min-decimal-places="1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8:23:36.395719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aths-1M" style:display-name="PageStyle_Deaths-1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eed" style:display-name="PageStyle_spe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arts" style:display-name="PageStyle_char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mooth" style:display-name="PageStyle_smoot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aths_20_per_20_day" style:display-name="PageStyle_Deaths per da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tal_20_Deaths" style:display-name="PageStyle_Total Death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2:20:14</meta:creation-date>
    <dc:language>en-US</dc:language>
    <dc:date>2020-04-26T20:05:49.621260577</dc:date>
    <meta:editing-cycles>38</meta:editing-cycles>
    <meta:editing-duration>P27DT21H1M50S</meta:editing-duration>
    <meta:generator>LibreOffice/6.0.7.3$Linux_X86_64 LibreOffice_project/00m0$Build-3</meta:generator>
    <meta:document-statistic meta:table-count="6" meta:cell-count="529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/>
    </style:style>
    <style:style style:name="ch6" style:family="chart" style:data-style-name="N0">
      <style:chart-properties chart:display-label="true" chart:logarithmic="false" chart:minimum="0" chart:maximum="5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8" style:family="chart" style:data-style-name="N2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4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7" style:family="chart">
      <style:graphic-properties draw:stroke="solid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22.256cm" svg:height="15.968cm" xlink:href=".." xlink:type="simple" chart:class="chart:scatter" chart:style-name="ch1">
        <chart:title svg:x="9.074cm" svg:y="0.455cm" chart:style-name="ch2">
          <text:p>Deaths per 1 million</text:p>
        </chart:title>
        <chart:subtitle svg:x="0cm" svg:y="0cm" chart:style-name="ch3">
          <text:p/>
        </chart:subtitle>
        <chart:legend svg:x="4.077cm" svg:y="2.504cm" style:legend-expansion="custom" chartooo:width="3.323cm" chartooo:height="3.583cm" style:legend-expansion-aspect-ratio="0.927435110242813" chart:style-name="ch4"/>
        <chart:plot-area chart:style-name="ch5" table:cell-range-address="'Total Deaths'.M43:'Total Deaths'.T103 'Total Deaths'.N42:'Total Deaths'.T42" chart:data-source-has-labels="row" svg:x="0.445cm" svg:y="1.553cm" svg:width="21.366cm" svg:height="13.115cm">
          <chartooo:coordinate-region svg:x="1.728cm" svg:y="1.753cm" svg:width="20.083cm" svg:height="12.268cm"/>
          <chart:axis chart:dimension="x" chart:name="primary-x" chart:style-name="ch6">
            <chart:title svg:x="9.999cm" svg:y="14.987cm" chart:style-name="ch7">
              <text:p>Days from start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Total Deaths'.N43:'Total Deaths'.N103" chart:label-cell-address="'Total Deaths'.N42:'Total Deaths'.N42" chart:class="chart:scatter">
            <chart:domain table:cell-range-address="'Total Deaths'.M43:'Total Deaths'.M103"/>
            <chart:data-point chart:repeated="61"/>
          </chart:series>
          <chart:series chart:style-name="ch11" chart:values-cell-range-address="'Total Deaths'.O43:'Total Deaths'.O103" chart:label-cell-address="'Total Deaths'.O42:'Total Deaths'.O42" chart:class="chart:scatter">
            <chart:data-point chart:repeated="61"/>
          </chart:series>
          <chart:series chart:style-name="ch12" chart:values-cell-range-address="'Total Deaths'.P43:'Total Deaths'.P103" chart:label-cell-address="'Total Deaths'.P42:'Total Deaths'.P42" chart:class="chart:scatter">
            <chart:data-point chart:repeated="61"/>
          </chart:series>
          <chart:series chart:style-name="ch13" chart:values-cell-range-address="'Total Deaths'.Q43:'Total Deaths'.Q103" chart:label-cell-address="'Total Deaths'.Q42:'Total Deaths'.Q42" chart:class="chart:scatter">
            <chart:data-point chart:repeated="61"/>
          </chart:series>
          <chart:series chart:style-name="ch14" chart:values-cell-range-address="'Total Deaths'.R43:'Total Deaths'.R103" chart:label-cell-address="'Total Deaths'.R42:'Total Deaths'.R42" chart:class="chart:scatter">
            <chart:data-point chart:repeated="61"/>
          </chart:series>
          <chart:series chart:style-name="ch15" chart:values-cell-range-address="'Total Deaths'.S43:'Total Deaths'.S103" chart:label-cell-address="'Total Deaths'.S42:'Total Deaths'.S42" chart:class="chart:scatter">
            <chart:data-point chart:repeated="61"/>
          </chart:series>
          <chart:series chart:style-name="ch16" chart:values-cell-range-address="'Total Deaths'.T43:'Total Deaths'.T103" chart:label-cell-address="'Total Deaths'.T42:'Total Deaths'.T42" chart:class="chart:scatter">
            <chart:data-point chart:repeated="6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Italy</text:p>
                <draw:g>
                  <svg:desc>'Total Deaths'.N42:'Total Deaths'.N42</svg:desc>
                </draw:g>
              </table:table-cell>
              <table:table-cell office:value-type="string">
                <text:p>Spain</text:p>
                <draw:g>
                  <svg:desc>'Total Deaths'.O42:'Total Deaths'.O42</svg:desc>
                </draw:g>
              </table:table-cell>
              <table:table-cell office:value-type="string">
                <text:p>France</text:p>
                <draw:g>
                  <svg:desc>'Total Deaths'.P42:'Total Deaths'.P42</svg:desc>
                </draw:g>
              </table:table-cell>
              <table:table-cell office:value-type="string">
                <text:p>Sweden</text:p>
                <draw:g>
                  <svg:desc>'Total Deaths'.Q42:'Total Deaths'.Q42</svg:desc>
                </draw:g>
              </table:table-cell>
              <table:table-cell office:value-type="string">
                <text:p>UK</text:p>
                <draw:g>
                  <svg:desc>'Total Deaths'.R42:'Total Deaths'.R42</svg:desc>
                </draw:g>
              </table:table-cell>
              <table:table-cell office:value-type="string">
                <text:p>USA</text:p>
                <draw:g>
                  <svg:desc>'Total Deaths'.S42:'Total Deaths'.S42</svg:desc>
                </draw:g>
              </table:table-cell>
              <table:table-cell office:value-type="string">
                <text:p>Germany</text:p>
                <draw:g>
                  <svg:desc>'Total Deaths'.T42:'Total Deaths'.T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Deaths'.M43:'Total Deaths'.M103</svg:desc>
                </draw:g>
              </table:table-cell>
              <table:table-cell office:value-type="float" office:value="3.85251322751323">
                <text:p>3.85251322751323</text:p>
                <draw:g>
                  <svg:desc>'Total Deaths'.N43:'Total Deaths'.N103</svg:desc>
                </draw:g>
              </table:table-cell>
              <table:table-cell office:value-type="float" office:value="4.19251336898396">
                <text:p>4.19251336898396</text:p>
                <draw:g>
                  <svg:desc>'Total Deaths'.O43:'Total Deaths'.O103</svg:desc>
                </draw:g>
              </table:table-cell>
              <table:table-cell office:value-type="float" office:value="4.0447372452888">
                <text:p>4.0447372452888</text:p>
                <draw:g>
                  <svg:desc>'Total Deaths'.P43:'Total Deaths'.P103</svg:desc>
                </draw:g>
              </table:table-cell>
              <table:table-cell office:value-type="float" office:value="3.86100386100386">
                <text:p>3.86100386100386</text:p>
                <draw:g>
                  <svg:desc>'Total Deaths'.Q43:'Total Deaths'.Q103</svg:desc>
                </draw:g>
              </table:table-cell>
              <table:table-cell office:value-type="float" office:value="4.14515415252987">
                <text:p>4.14515415252987</text:p>
                <draw:g>
                  <svg:desc>'Total Deaths'.R43:'Total Deaths'.R103</svg:desc>
                </draw:g>
              </table:table-cell>
              <table:table-cell office:value-type="float" office:value="3.91540785498489">
                <text:p>3.91540785498489</text:p>
                <draw:g>
                  <svg:desc>'Total Deaths'.S43:'Total Deaths'.S103</svg:desc>
                </draw:g>
              </table:table-cell>
              <table:table-cell office:value-type="float" office:value="4.18954404392456">
                <text:p>4.18954404392456</text:p>
                <draw:g>
                  <svg:desc>'Total Deaths'.T43:'Total Deaths'.T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0515873015873">
                <text:p>6.0515873015873</text:p>
              </table:table-cell>
              <table:table-cell office:value-type="float" office:value="6.28877005347594">
                <text:p>6.28877005347594</text:p>
              </table:table-cell>
              <table:table-cell office:value-type="float" office:value="5.69940248199786">
                <text:p>5.69940248199786</text:p>
              </table:table-cell>
              <table:table-cell office:value-type="float" office:value="5.98455598455598">
                <text:p>5.98455598455598</text:p>
              </table:table-cell>
              <table:table-cell office:value-type="float" office:value="4.94173181885234">
                <text:p>4.94173181885234</text:p>
              </table:table-cell>
              <table:table-cell office:value-type="float" office:value="5.12688821752266">
                <text:p>5.12688821752266</text:p>
              </table:table-cell>
              <table:table-cell office:value-type="float" office:value="5.16829792313201">
                <text:p>5.16829792313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65542328042328">
                <text:p>7.65542328042328</text:p>
              </table:table-cell>
              <table:table-cell office:value-type="float" office:value="7.31550802139037">
                <text:p>7.31550802139037</text:p>
              </table:table-cell>
              <table:table-cell office:value-type="float" office:value="6.89443848628773">
                <text:p>6.89443848628773</text:p>
              </table:table-cell>
              <table:table-cell office:value-type="float" office:value="7.43243243243243">
                <text:p>7.43243243243243</text:p>
              </table:table-cell>
              <table:table-cell office:value-type="float" office:value="6.22510694792742">
                <text:p>6.22510694792742</text:p>
              </table:table-cell>
              <table:table-cell office:value-type="float" office:value="6.71299093655589">
                <text:p>6.71299093655589</text:p>
              </table:table-cell>
              <table:table-cell office:value-type="float" office:value="6.45738839818572">
                <text:p>6.45738839818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.4332010582011">
                <text:p>10.4332010582011</text:p>
              </table:table-cell>
              <table:table-cell office:value-type="float" office:value="11.4010695187166">
                <text:p>11.4010695187166</text:p>
              </table:table-cell>
              <table:table-cell office:value-type="float" office:value="8.61038762065267">
                <text:p>8.61038762065267</text:p>
              </table:table-cell>
              <table:table-cell office:value-type="float" office:value="10.1351351351351">
                <text:p>10.1351351351351</text:p>
              </table:table-cell>
              <table:table-cell office:value-type="float" office:value="6.82991591680189">
                <text:p>6.82991591680189</text:p>
              </table:table-cell>
              <table:table-cell office:value-type="float" office:value="7.74018126888218">
                <text:p>7.74018126888218</text:p>
              </table:table-cell>
              <table:table-cell office:value-type="float" office:value="7.69873478157078">
                <text:p>7.69873478157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.6739417989418">
                <text:p>13.6739417989418</text:p>
              </table:table-cell>
              <table:table-cell office:value-type="float" office:value="13.6470588235294">
                <text:p>13.6470588235294</text:p>
              </table:table-cell>
              <table:table-cell office:value-type="float" office:value="10.3263367550176">
                <text:p>10.3263367550176</text:p>
              </table:table-cell>
              <table:table-cell office:value-type="float" office:value="10.1351351351351">
                <text:p>10.1351351351351</text:p>
              </table:table-cell>
              <table:table-cell office:value-type="float" office:value="8.52633131730344">
                <text:p>8.52633131730344</text:p>
              </table:table-cell>
              <table:table-cell office:value-type="float" office:value="9.5166163141994">
                <text:p>9.5166163141994</text:p>
              </table:table-cell>
              <table:table-cell office:value-type="float" office:value="9.2504177608021">
                <text:p>9.2504177608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.7989417989418">
                <text:p>16.7989417989418</text:p>
              </table:table-cell>
              <table:table-cell office:value-type="float" office:value="17.7754010695187">
                <text:p>17.7754010695187</text:p>
              </table:table-cell>
              <table:table-cell office:value-type="float" office:value="13.1760379960165">
                <text:p>13.1760379960165</text:p>
              </table:table-cell>
              <table:table-cell office:value-type="float" office:value="10.6177606177606">
                <text:p>10.6177606177606</text:p>
              </table:table-cell>
              <table:table-cell office:value-type="float" office:value="11.1963416433102">
                <text:p>11.1963416433102</text:p>
              </table:table-cell>
              <table:table-cell office:value-type="float" office:value="12.2779456193353">
                <text:p>12.2779456193353</text:p>
              </table:table-cell>
              <table:table-cell office:value-type="float" office:value="11.1124373358797">
                <text:p>11.112437335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.9325396825397">
                <text:p>20.9325396825397</text:p>
              </table:table-cell>
              <table:table-cell office:value-type="float" office:value="23.379679144385">
                <text:p>23.379679144385</text:p>
              </table:table-cell>
              <table:table-cell office:value-type="float" office:value="16.85307185537">
                <text:p>16.85307185537</text:p>
              </table:table-cell>
              <table:table-cell office:value-type="float" office:value="14.0926640926641">
                <text:p>14.0926640926641</text:p>
              </table:table-cell>
              <table:table-cell office:value-type="float" office:value="15.0317155922702">
                <text:p>15.0317155922702</text:p>
              </table:table-cell>
              <table:table-cell office:value-type="float" office:value="15.4501510574018">
                <text:p>15.4501510574018</text:p>
              </table:table-cell>
              <table:table-cell office:value-type="float" office:value="13.2131773693005">
                <text:p>13.2131773693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.8260582010582">
                <text:p>23.8260582010582</text:p>
              </table:table-cell>
              <table:table-cell office:value-type="float" office:value="29.5401069518717">
                <text:p>29.5401069518717</text:p>
              </table:table-cell>
              <table:table-cell office:value-type="float" office:value="20.0857974567182">
                <text:p>20.0857974567182</text:p>
              </table:table-cell>
              <table:table-cell office:value-type="float" office:value="17.3745173745174">
                <text:p>17.3745173745174</text:p>
              </table:table-cell>
              <table:table-cell office:value-type="float" office:value="18.1147661897035">
                <text:p>18.1147661897035</text:p>
              </table:table-cell>
              <table:table-cell office:value-type="float" office:value="18.392749244713">
                <text:p>18.392749244713</text:p>
              </table:table-cell>
              <table:table-cell office:value-type="float" office:value="15.2184292193841">
                <text:p>15.2184292193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9.9107142857143">
                <text:p>29.9107142857143</text:p>
              </table:table-cell>
              <table:table-cell office:value-type="float" office:value="37.903743315508">
                <text:p>37.903743315508</text:p>
              </table:table-cell>
              <table:table-cell office:value-type="float" office:value="25.9843726060978">
                <text:p>25.9843726060978</text:p>
              </table:table-cell>
              <table:table-cell office:value-type="float" office:value="23.0694980694981">
                <text:p>23.0694980694981</text:p>
              </table:table-cell>
              <table:table-cell office:value-type="float" office:value="20.770025077445">
                <text:p>20.770025077445</text:p>
              </table:table-cell>
              <table:table-cell office:value-type="float" office:value="21.5679758308157">
                <text:p>21.5679758308157</text:p>
              </table:table-cell>
              <table:table-cell office:value-type="float" office:value="17.2356170923848">
                <text:p>17.2356170923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5.6812169312169">
                <text:p>35.6812169312169</text:p>
              </table:table-cell>
              <table:table-cell office:value-type="float" office:value="49.4331550802139">
                <text:p>49.4331550802139</text:p>
              </table:table-cell>
              <table:table-cell office:value-type="float" office:value="30.5653439558756">
                <text:p>30.5653439558756</text:p>
              </table:table-cell>
              <table:table-cell office:value-type="float" office:value="29.7297297297297">
                <text:p>29.7297297297297</text:p>
              </table:table-cell>
              <table:table-cell office:value-type="float" office:value="26.390323056498">
                <text:p>26.390323056498</text:p>
              </table:table-cell>
              <table:table-cell office:value-type="float" office:value="25.5861027190332">
                <text:p>25.5861027190332</text:p>
              </table:table-cell>
              <table:table-cell office:value-type="float" office:value="18.9066603007878">
                <text:p>18.9066603007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1.385582010582">
                <text:p>41.385582010582</text:p>
              </table:table-cell>
              <table:table-cell office:value-type="float" office:value="63.9786096256684">
                <text:p>63.9786096256684</text:p>
              </table:table-cell>
              <table:table-cell office:value-type="float" office:value="35.4527347939329">
                <text:p>35.4527347939329</text:p>
              </table:table-cell>
              <table:table-cell office:value-type="float" office:value="34.5559845559846">
                <text:p>34.5559845559846</text:p>
              </table:table-cell>
              <table:table-cell office:value-type="float" office:value="34.695382799823">
                <text:p>34.695382799823</text:p>
              </table:table-cell>
              <table:table-cell office:value-type="float" office:value="29.1117824773414">
                <text:p>29.1117824773414</text:p>
              </table:table-cell>
              <table:table-cell office:value-type="float" office:value="21.6042014800668">
                <text:p>21.6042014800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9.239417989418">
                <text:p>49.239417989418</text:p>
              </table:table-cell>
              <table:table-cell office:value-type="float" office:value="78.0106951871658">
                <text:p>78.0106951871658</text:p>
              </table:table-cell>
              <table:table-cell office:value-type="float" office:value="39.9264593228129">
                <text:p>39.9264593228129</text:p>
              </table:table-cell>
              <table:table-cell office:value-type="float" office:value="36.003861003861">
                <text:p>36.003861003861</text:p>
              </table:table-cell>
              <table:table-cell office:value-type="float" office:value="43.0889511727393">
                <text:p>43.0889511727393</text:p>
              </table:table-cell>
              <table:table-cell office:value-type="float" office:value="32.9154078549849">
                <text:p>32.9154078549849</text:p>
              </table:table-cell>
              <table:table-cell office:value-type="float" office:value="24.0630222010026">
                <text:p>24.0630222010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6.2996031746032">
                <text:p>56.2996031746032</text:p>
              </table:table-cell>
              <table:table-cell office:value-type="float" office:value="93.3689839572193">
                <text:p>93.3689839572193</text:p>
              </table:table-cell>
              <table:table-cell office:value-type="float" office:value="46.3306266278535">
                <text:p>46.3306266278535</text:p>
              </table:table-cell>
              <table:table-cell office:value-type="float" office:value="38.7065637065637">
                <text:p>38.7065637065637</text:p>
              </table:table-cell>
              <table:table-cell office:value-type="float" office:value="53.1789349461573">
                <text:p>53.1789349461573</text:p>
              </table:table-cell>
              <table:table-cell office:value-type="float" office:value="38.8761329305136">
                <text:p>38.8761329305136</text:p>
              </table:table-cell>
              <table:table-cell office:value-type="float" office:value="28.0377178324182">
                <text:p>28.0377178324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09.903743315508">
                <text:p>109.903743315508</text:p>
              </table:table-cell>
              <table:table-cell office:value-type="float" office:value="53.9757928604259">
                <text:p>53.9757928604259</text:p>
              </table:table-cell>
              <table:table-cell office:value-type="float" office:value="46.042471042471">
                <text:p>46.042471042471</text:p>
              </table:table-cell>
              <table:table-cell office:value-type="float" office:value="63.6229532379407">
                <text:p>63.6229532379407</text:p>
              </table:table-cell>
              <table:table-cell office:value-type="float" office:value="44.7462235649547">
                <text:p>44.7462235649547</text:p>
              </table:table-cell>
              <table:table-cell office:value-type="float" office:value="31.1172117450465">
                <text:p>31.1172117450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7784391534392">
                <text:p>79.7784391534392</text:p>
              </table:table-cell>
              <table:table-cell office:value-type="float" office:value="127.957219251337">
                <text:p>127.957219251337</text:p>
              </table:table-cell>
              <table:table-cell office:value-type="float" office:value="61.7741688371381">
                <text:p>61.7741688371381</text:p>
              </table:table-cell>
              <table:table-cell office:value-type="float" office:value="57.0463320463321">
                <text:p>57.0463320463321</text:p>
              </table:table-cell>
              <table:table-cell office:value-type="float" office:value="72.7835964006491">
                <text:p>72.7835964006491</text:p>
              </table:table-cell>
              <table:table-cell office:value-type="float" office:value="50.4894259818731">
                <text:p>50.4894259818731</text:p>
              </table:table-cell>
              <table:table-cell office:value-type="float" office:value="32.6569587013607">
                <text:p>32.6569587013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0.5423280423281">
                <text:p>90.5423280423281</text:p>
              </table:table-cell>
              <table:table-cell office:value-type="float" office:value="145.51871657754">
                <text:p>145.51871657754</text:p>
              </table:table-cell>
              <table:table-cell office:value-type="float" office:value="82.5340891680711">
                <text:p>82.5340891680711</text:p>
              </table:table-cell>
              <table:table-cell office:value-type="float" office:value="66.3127413127413">
                <text:p>66.3127413127413</text:p>
              </table:table-cell>
              <table:table-cell office:value-type="float" office:value="79.2594777990854">
                <text:p>79.2594777990854</text:p>
              </table:table-cell>
              <table:table-cell office:value-type="float" office:value="56.6374622356496">
                <text:p>56.6374622356496</text:p>
              </table:table-cell>
              <table:table-cell office:value-type="float" office:value="34.2683217951778">
                <text:p>34.2683217951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0.479497354497">
                <text:p>100.479497354497</text:p>
              </table:table-cell>
              <table:table-cell office:value-type="float" office:value="165.048128342246">
                <text:p>165.048128342246</text:p>
              </table:table-cell>
              <table:table-cell office:value-type="float" office:value="99.6935805117206">
                <text:p>99.6935805117206</text:p>
              </table:table-cell>
              <table:table-cell office:value-type="float" office:value="76.5444015444016">
                <text:p>76.5444015444016</text:p>
              </table:table-cell>
              <table:table-cell office:value-type="float" office:value="90.8541082755569">
                <text:p>90.8541082755569</text:p>
              </table:table-cell>
              <table:table-cell office:value-type="float" office:value="62.166163141994">
                <text:p>62.166163141994</text:p>
              </table:table-cell>
              <table:table-cell office:value-type="float" office:value="36.0706612556696">
                <text:p>36.0706612556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2.76455026455">
                <text:p>112.76455026455</text:p>
              </table:table-cell>
              <table:table-cell office:value-type="float" office:value="181.048128342246">
                <text:p>181.048128342246</text:p>
              </table:table-cell>
              <table:table-cell office:value-type="float" office:value="115.826566569634">
                <text:p>115.826566569634</text:p>
              </table:table-cell>
              <table:table-cell office:value-type="float" office:value="83.976833976834">
                <text:p>83.976833976834</text:p>
              </table:table-cell>
              <table:table-cell office:value-type="float" office:value="104.690957368343">
                <text:p>104.690957368343</text:p>
              </table:table-cell>
              <table:table-cell office:value-type="float" office:value="66.7824773413897">
                <text:p>66.7824773413897</text:p>
              </table:table-cell>
              <table:table-cell office:value-type="float" office:value="38.1236571974218">
                <text:p>38.1236571974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4.05753968254">
                <text:p>124.05753968254</text:p>
              </table:table-cell>
              <table:table-cell office:value-type="float" office:value="200.791443850267">
                <text:p>200.791443850267</text:p>
              </table:table-cell>
              <table:table-cell office:value-type="float" office:value="123.762831316072">
                <text:p>123.762831316072</text:p>
              </table:table-cell>
              <table:table-cell office:value-type="float" office:value="85.6177606177606">
                <text:p>85.6177606177606</text:p>
              </table:table-cell>
              <table:table-cell office:value-type="float" office:value="117.686974480012">
                <text:p>117.686974480012</text:p>
              </table:table-cell>
              <table:table-cell office:value-type="float" office:value="71.4199395770393">
                <text:p>71.4199395770393</text:p>
              </table:table-cell>
              <table:table-cell office:value-type="float" office:value="41.7164000954882">
                <text:p>41.7164000954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5.830026455026">
                <text:p>135.830026455026</text:p>
              </table:table-cell>
              <table:table-cell office:value-type="float" office:value="221.347593582888">
                <text:p>221.347593582888</text:p>
              </table:table-cell>
              <table:table-cell office:value-type="float" office:value="136.525203002911">
                <text:p>136.525203002911</text:p>
              </table:table-cell>
              <table:table-cell office:value-type="float" office:value="86.7760617760618">
                <text:p>86.7760617760618</text:p>
              </table:table-cell>
              <table:table-cell office:value-type="float" office:value="132.143383979938">
                <text:p>132.143383979938</text:p>
              </table:table-cell>
              <table:table-cell office:value-type="float" office:value="90.1057401812689">
                <text:p>90.1057401812689</text:p>
              </table:table-cell>
              <table:table-cell office:value-type="float" office:value="45.4046311768919">
                <text:p>45.40463117689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1.025132275132">
                <text:p>151.025132275132</text:p>
              </table:table-cell>
              <table:table-cell office:value-type="float" office:value="239.529411764706">
                <text:p>239.529411764706</text:p>
              </table:table-cell>
              <table:table-cell office:value-type="float" office:value="158.23502374751">
                <text:p>158.23502374751</text:p>
              </table:table-cell>
              <table:table-cell office:value-type="float" office:value="88.7065637065637">
                <text:p>88.7065637065637</text:p>
              </table:table-cell>
              <table:table-cell office:value-type="float" office:value="145.670452869155">
                <text:p>145.670452869155</text:p>
              </table:table-cell>
              <table:table-cell office:value-type="float" office:value="98.0151057401813">
                <text:p>98.0151057401813</text:p>
              </table:table-cell>
              <table:table-cell office:value-type="float" office:value="48.3647648603485">
                <text:p>48.3647648603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65.724206349206">
                <text:p>165.724206349206</text:p>
              </table:table-cell>
              <table:table-cell office:value-type="float" office:value="255.550802139037">
                <text:p>255.550802139037</text:p>
              </table:table-cell>
              <table:table-cell office:value-type="float" office:value="166.52367090547">
                <text:p>166.52367090547</text:p>
              </table:table-cell>
              <table:table-cell office:value-type="float" office:value="99.7104247104247">
                <text:p>99.7104247104247</text:p>
              </table:table-cell>
              <table:table-cell office:value-type="float" office:value="156.54226287063">
                <text:p>156.54226287063</text:p>
              </table:table-cell>
              <table:table-cell office:value-type="float" office:value="104.589123867069">
                <text:p>104.589123867069</text:p>
              </table:table-cell>
              <table:table-cell office:value-type="float" office:value="51.9455717354977">
                <text:p>51.9455717354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78.224206349206">
                <text:p>178.224206349206</text:p>
              </table:table-cell>
              <table:table-cell office:value-type="float" office:value="270.395721925134">
                <text:p>270.395721925134</text:p>
              </table:table-cell>
              <table:table-cell office:value-type="float" office:value="187.069097594607">
                <text:p>187.069097594607</text:p>
              </table:table-cell>
              <table:table-cell office:value-type="float" office:value="116.119691119691">
                <text:p>116.119691119691</text:p>
              </table:table-cell>
              <table:table-cell office:value-type="float" office:value="167.1190441068">
                <text:p>167.1190441068</text:p>
              </table:table-cell>
              <table:table-cell office:value-type="float" office:value="112.226586102719">
                <text:p>112.226586102719</text:p>
              </table:table-cell>
              <table:table-cell office:value-type="float" office:value="54.1656719980902">
                <text:p>54.1656719980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1.650132275132">
                <text:p>191.650132275132</text:p>
              </table:table-cell>
              <table:table-cell office:value-type="float" office:value="285.368983957219">
                <text:p>285.368983957219</text:p>
              </table:table-cell>
              <table:table-cell office:value-type="float" office:value="202.190899341198">
                <text:p>202.190899341198</text:p>
              </table:table-cell>
              <table:table-cell office:value-type="float" office:value="128.667953667954">
                <text:p>128.667953667954</text:p>
              </table:table-cell>
              <table:table-cell office:value-type="float" office:value="178.59566307715">
                <text:p>178.59566307715</text:p>
              </table:table-cell>
              <table:table-cell office:value-type="float" office:value="117.867069486405">
                <text:p>117.867069486405</text:p>
              </table:table-cell>
              <table:table-cell office:value-type="float" office:value="55.4070183814753">
                <text:p>55.4070183814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5.489417989418">
                <text:p>205.489417989418</text:p>
              </table:table-cell>
              <table:table-cell office:value-type="float" office:value="300.427807486631">
                <text:p>300.427807486631</text:p>
              </table:table-cell>
              <table:table-cell office:value-type="float" office:value="211.919718094071">
                <text:p>211.919718094071</text:p>
              </table:table-cell>
              <table:table-cell office:value-type="float" office:value="135.135135135135">
                <text:p>135.135135135135</text:p>
              </table:table-cell>
              <table:table-cell office:value-type="float" office:value="189.821507596991">
                <text:p>189.821507596991</text:p>
              </table:table-cell>
              <table:table-cell office:value-type="float" office:value="122.583081570997">
                <text:p>122.583081570997</text:p>
              </table:table-cell>
              <table:table-cell office:value-type="float" office:value="58.0329434232514">
                <text:p>58.0329434232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17.509920634921">
                <text:p>217.509920634921</text:p>
              </table:table-cell>
              <table:table-cell office:value-type="float" office:value="316.406417112299">
                <text:p>316.406417112299</text:p>
              </table:table-cell>
              <table:table-cell office:value-type="float" office:value="220.514784740309">
                <text:p>220.514784740309</text:p>
              </table:table-cell>
              <table:table-cell office:value-type="float" office:value="145.849420849421">
                <text:p>145.849420849421</text:p>
              </table:table-cell>
              <table:table-cell office:value-type="float" office:value="202.522495943354">
                <text:p>202.522495943354</text:p>
              </table:table-cell>
              <table:table-cell office:value-type="float" office:value="128.441087613293">
                <text:p>128.441087613293</text:p>
              </table:table-cell>
              <table:table-cell office:value-type="float" office:value="60.7066125566961">
                <text:p>60.7066125566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0.076058201058">
                <text:p>230.076058201058</text:p>
              </table:table-cell>
              <table:table-cell office:value-type="float" office:value="330.417112299465">
                <text:p>330.417112299465</text:p>
              </table:table-cell>
              <table:table-cell office:value-type="float" office:value="229.30902405393">
                <text:p>229.30902405393</text:p>
              </table:table-cell>
              <table:table-cell office:value-type="float" office:value="148.648648648649">
                <text:p>148.648648648649</text:p>
              </table:table-cell>
              <table:table-cell office:value-type="float" office:value="215.016964154005">
                <text:p>215.016964154005</text:p>
              </table:table-cell>
              <table:table-cell office:value-type="float" office:value="137.570996978852">
                <text:p>137.570996978852</text:p>
              </table:table-cell>
              <table:table-cell office:value-type="float" office:value="63.4399618047267">
                <text:p>63.4399618047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2.741402116402">
                <text:p>242.741402116402</text:p>
              </table:table-cell>
              <table:table-cell office:value-type="float" office:value="343.978609625668">
                <text:p>343.978609625668</text:p>
              </table:table-cell>
              <table:table-cell office:value-type="float" office:value="240.983606557377">
                <text:p>240.983606557377</text:p>
              </table:table-cell>
              <table:table-cell office:value-type="float" office:value="152.509652509653">
                <text:p>152.509652509653</text:p>
              </table:table-cell>
              <table:table-cell office:value-type="float" office:value="228.11624133353">
                <text:p>228.11624133353</text:p>
              </table:table-cell>
              <table:table-cell office:value-type="float" office:value="144.694864048338">
                <text:p>144.694864048338</text:p>
              </table:table-cell>
              <table:table-cell office:value-type="float" office:value="66.5433277631893">
                <text:p>66.5433277631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4.001322751323">
                <text:p>254.001322751323</text:p>
              </table:table-cell>
              <table:table-cell office:value-type="float" office:value="355.208556149733">
                <text:p>355.208556149733</text:p>
              </table:table-cell>
              <table:table-cell office:value-type="float" office:value="263.01516776467">
                <text:p>263.01516776467</text:p>
              </table:table-cell>
              <table:table-cell office:value-type="float" office:value="170.366795366795">
                <text:p>170.366795366795</text:p>
              </table:table-cell>
              <table:table-cell office:value-type="float" office:value="236.908098539608">
                <text:p>236.908098539608</text:p>
              </table:table-cell>
              <table:table-cell office:value-type="float" office:value="151.770392749245">
                <text:p>151.770392749245</text:p>
              </table:table-cell>
              <table:table-cell office:value-type="float" office:value="68.7514920028647">
                <text:p>68.75149200286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62.681878306878">
                <text:p>262.681878306878</text:p>
              </table:table-cell>
              <table:table-cell office:value-type="float" office:value="368.106951871658">
                <text:p>368.106951871658</text:p>
              </table:table-cell>
              <table:table-cell office:value-type="float" office:value="274.551861498391">
                <text:p>274.551861498391</text:p>
              </table:table-cell>
              <table:table-cell office:value-type="float" office:value="186.969111969112">
                <text:p>186.969111969112</text:p>
              </table:table-cell>
              <table:table-cell office:value-type="float" office:value="243.531494320696">
                <text:p>243.531494320696</text:p>
              </table:table-cell>
              <table:table-cell office:value-type="float" office:value="157.682779456193">
                <text:p>157.682779456193</text:p>
              </table:table-cell>
              <table:table-cell office:value-type="float" office:value="70.1480066841728">
                <text:p>70.1480066841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73.197751322751">
                <text:p>273.197751322751</text:p>
              </table:table-cell>
              <table:table-cell office:value-type="float" office:value="379.807486631016">
                <text:p>379.807486631016</text:p>
              </table:table-cell>
              <table:table-cell office:value-type="float" office:value="286.211123027425">
                <text:p>286.211123027425</text:p>
              </table:table-cell>
              <table:table-cell office:value-type="float" office:value="195.07722007722">
                <text:p>195.07722007722</text:p>
              </table:table-cell>
              <table:table-cell office:value-type="float" office:value="255.745685204307">
                <text:p>255.745685204307</text:p>
              </table:table-cell>
              <table:table-cell office:value-type="float" office:value="163.915407854985">
                <text:p>163.915407854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83.184523809524">
                <text:p>283.184523809524</text:p>
              </table:table-cell>
              <table:table-cell office:value-type="float" office:value="390.48128342246">
                <text:p>390.48128342246</text:p>
              </table:table-cell>
              <table:table-cell office:value-type="float" office:value="296.047188601195">
                <text:p>296.047188601195</text:p>
              </table:table-cell>
              <table:table-cell office:value-type="float" office:value="207.722007722008">
                <text:p>207.722007722008</text:p>
              </table:table-cell>
              <table:table-cell office:value-type="float" office:value="267.001032600679">
                <text:p>267.001032600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2.146164021164">
                <text:p>292.146164021164</text:p>
              </table:table-cell>
              <table:table-cell office:value-type="float" office:value="402.395721925134">
                <text:p>402.395721925134</text:p>
              </table:table-cell>
              <table:table-cell office:value-type="float" office:value="302.098973494714">
                <text:p>302.098973494714</text:p>
              </table:table-cell>
              <table:table-cell office:value-type="float" office:value="211.583011583012">
                <text:p>211.583011583012</text:p>
              </table:table-cell>
              <table:table-cell office:value-type="float" office:value="276.412450213896">
                <text:p>276.41245021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02.232142857143">
                <text:p>302.232142857143</text:p>
              </table:table-cell>
              <table:table-cell office:value-type="float" office:value="409.197860962567">
                <text:p>409.197860962567</text:p>
              </table:table-cell>
              <table:table-cell office:value-type="float" office:value="310.479546499157">
                <text:p>310.479546499157</text:p>
              </table:table-cell>
              <table:table-cell office:value-type="float" office:value="NaN">
                <text:p>NaN</text:p>
              </table:table-cell>
              <table:table-cell office:value-type="float" office:value="287.741554801593">
                <text:p>287.74155480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1.656746031746">
                <text:p>311.656746031746</text:p>
              </table:table-cell>
              <table:table-cell office:value-type="float" office:value="416.641711229947">
                <text:p>416.641711229947</text:p>
              </table:table-cell>
              <table:table-cell office:value-type="float" office:value="318.614983912977">
                <text:p>318.614983912977</text:p>
              </table:table-cell>
              <table:table-cell office:value-type="float" office:value="NaN">
                <text:p>NaN</text:p>
              </table:table-cell>
              <table:table-cell office:value-type="float" office:value="299.734474111226">
                <text:p>299.73447411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21.891534391534">
                <text:p>321.891534391534</text:p>
              </table:table-cell>
              <table:table-cell office:value-type="float" office:value="428.727272727273">
                <text:p>428.727272727273</text:p>
              </table:table-cell>
              <table:table-cell office:value-type="float" office:value="326.949593994178">
                <text:p>326.94959399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29.017857142857">
                <text:p>329.017857142857</text:p>
              </table:table-cell>
              <table:table-cell office:value-type="float" office:value="437.497326203209">
                <text:p>437.497326203209</text:p>
              </table:table-cell>
              <table:table-cell office:value-type="float" office:value="334.855216791788">
                <text:p>334.85521679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38.376322751323">
                <text:p>338.376322751323</text:p>
              </table:table-cell>
              <table:table-cell office:value-type="float" office:value="446.032085561497">
                <text:p>446.032085561497</text:p>
              </table:table-cell>
              <table:table-cell office:value-type="float" office:value="340.815075838823">
                <text:p>340.81507583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48.330026455026">
                <text:p>348.330026455026</text:p>
              </table:table-cell>
              <table:table-cell office:value-type="float" office:value="455.229946524064">
                <text:p>455.229946524064</text:p>
              </table:table-cell>
              <table:table-cell office:value-type="float" office:value="346.468515397579">
                <text:p>346.46851539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57.886904761905">
                <text:p>357.886904761905</text:p>
              </table:table-cell>
              <table:table-cell office:value-type="float" office:value="464.534759358289">
                <text:p>464.53475935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66.56746031746">
                <text:p>366.56746031746</text:p>
              </table:table-cell>
              <table:table-cell office:value-type="float" office:value="473.946524064171">
                <text:p>473.946524064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76.074735449735">
                <text:p>376.074735449735</text:p>
              </table:table-cell>
              <table:table-cell office:value-type="float" office:value="481.79679144385">
                <text:p>481.79679144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84.044312169312">
                <text:p>384.044312169312</text:p>
              </table:table-cell>
              <table:table-cell office:value-type="float" office:value="489.882352941176">
                <text:p>489.88235294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91.203703703704">
                <text:p>391.203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98.710317460317">
                <text:p>398.71031746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07.539682539683">
                <text:p>407.539682539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14.765211640212">
                <text:p>414.76521164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22.437169312169">
                <text:p>422.43716931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29.381613756614">
                <text:p>429.38161375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36.243386243386">
                <text:p>436.24338624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55cm" svg:height="14.108cm" xlink:href=".." xlink:type="simple" chart:class="chart:scatter" chart:style-name="ch1">
        <chart:title svg:x="7.226cm" svg:y="0.418cm" chart:style-name="ch2">
          <text:p>Raw data from worldometers site</text:p>
        </chart:title>
        <chart:legend svg:x="3.499cm" svg:y="2.795cm" style:legend-expansion="custom" chartooo:width="3.357cm" chartooo:height="3.586cm" style:legend-expansion-aspect-ratio="0.936140546569994" chart:style-name="ch3"/>
        <chart:plot-area chart:style-name="ch4" table:cell-range-address="'Total Deaths'.Y43:'Total Deaths'.AF103 'Total Deaths'.Z42:'Total Deaths'.AF42" chart:data-source-has-labels="row" svg:x="0.423cm" svg:y="1.479cm" svg:width="20.309cm" svg:height="11.366cm">
          <chartooo:coordinate-region svg:x="1.6cm" svg:y="1.678cm" svg:width="18.945cm" svg:height="10.52cm"/>
          <chart:axis chart:dimension="x" chart:name="primary-x" chart:style-name="ch5">
            <chart:title svg:x="7.834cm" svg:y="13.127cm" chart:style-name="ch6">
              <text:p>Days from March 7th (Italy first action)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tal Deaths'.Z43:'Total Deaths'.Z103" chart:label-cell-address="'Total Deaths'.Z42:'Total Deaths'.Z42" chart:class="chart:scatter">
            <chart:domain table:cell-range-address="'Total Deaths'.Y43:'Total Deaths'.Y103"/>
            <chart:data-point chart:repeated="61"/>
          </chart:series>
          <chart:series chart:style-name="ch10" chart:values-cell-range-address="'Total Deaths'.AA43:'Total Deaths'.AA103" chart:label-cell-address="'Total Deaths'.AA42:'Total Deaths'.AA42" chart:class="chart:scatter">
            <chart:data-point chart:repeated="61"/>
          </chart:series>
          <chart:series chart:style-name="ch11" chart:values-cell-range-address="'Total Deaths'.AB43:'Total Deaths'.AB103" chart:label-cell-address="'Total Deaths'.AB42:'Total Deaths'.AB42" chart:class="chart:scatter">
            <chart:data-point chart:repeated="61"/>
          </chart:series>
          <chart:series chart:style-name="ch12" chart:values-cell-range-address="'Total Deaths'.AC43:'Total Deaths'.AC103" chart:label-cell-address="'Total Deaths'.AC42:'Total Deaths'.AC42" chart:class="chart:scatter">
            <chart:data-point chart:repeated="61"/>
          </chart:series>
          <chart:series chart:style-name="ch13" chart:values-cell-range-address="'Total Deaths'.AD43:'Total Deaths'.AD103" chart:label-cell-address="'Total Deaths'.AD42:'Total Deaths'.AD42" chart:class="chart:scatter">
            <chart:data-point chart:repeated="61"/>
          </chart:series>
          <chart:series chart:style-name="ch14" chart:values-cell-range-address="'Total Deaths'.AE43:'Total Deaths'.AE103" chart:label-cell-address="'Total Deaths'.AE42:'Total Deaths'.AE42" chart:class="chart:scatter">
            <chart:data-point chart:repeated="61"/>
          </chart:series>
          <chart:series chart:style-name="ch15" chart:values-cell-range-address="'Total Deaths'.AF43:'Total Deaths'.AF103" chart:label-cell-address="'Total Deaths'.AF42:'Total Deaths'.AF42" chart:class="chart:scatter">
            <chart:data-point chart:repeated="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Italy</text:p>
                <draw:g>
                  <svg:desc>'Total Deaths'.Z42:'Total Deaths'.Z42</svg:desc>
                </draw:g>
              </table:table-cell>
              <table:table-cell office:value-type="string">
                <text:p>Spagna</text:p>
                <draw:g>
                  <svg:desc>'Total Deaths'.AA42:'Total Deaths'.AA42</svg:desc>
                </draw:g>
              </table:table-cell>
              <table:table-cell office:value-type="string">
                <text:p>France</text:p>
                <draw:g>
                  <svg:desc>'Total Deaths'.AB42:'Total Deaths'.AB42</svg:desc>
                </draw:g>
              </table:table-cell>
              <table:table-cell office:value-type="string">
                <text:p>Sweden</text:p>
                <draw:g>
                  <svg:desc>'Total Deaths'.AC42:'Total Deaths'.AC42</svg:desc>
                </draw:g>
              </table:table-cell>
              <table:table-cell office:value-type="string">
                <text:p>UK</text:p>
                <draw:g>
                  <svg:desc>'Total Deaths'.AD42:'Total Deaths'.AD42</svg:desc>
                </draw:g>
              </table:table-cell>
              <table:table-cell office:value-type="string">
                <text:p>USA</text:p>
                <draw:g>
                  <svg:desc>'Total Deaths'.AE42:'Total Deaths'.AE42</svg:desc>
                </draw:g>
              </table:table-cell>
              <table:table-cell office:value-type="string">
                <text:p>Germany</text:p>
                <draw:g>
                  <svg:desc>'Total Deaths'.AF42:'Total Deaths'.AF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Deaths'.Y43:'Total Deaths'.Y103</svg:desc>
                </draw:g>
              </table:table-cell>
              <table:table-cell office:value-type="float" office:value="233">
                <text:p>233</text:p>
                <draw:g>
                  <svg:desc>'Total Deaths'.Z43:'Total Deaths'.Z103</svg:desc>
                </draw:g>
              </table:table-cell>
              <table:table-cell office:value-type="float" office:value="NaN">
                <text:p>NaN</text:p>
                <draw:g>
                  <svg:desc>'Total Deaths'.AA43:'Total Deaths'.AA103</svg:desc>
                </draw:g>
              </table:table-cell>
              <table:table-cell office:value-type="float" office:value="NaN">
                <text:p>NaN</text:p>
                <draw:g>
                  <svg:desc>'Total Deaths'.AB43:'Total Deaths'.AB103</svg:desc>
                </draw:g>
              </table:table-cell>
              <table:table-cell office:value-type="float" office:value="NaN">
                <text:p>NaN</text:p>
                <draw:g>
                  <svg:desc>'Total Deaths'.AC43:'Total Deaths'.AC103</svg:desc>
                </draw:g>
              </table:table-cell>
              <table:table-cell office:value-type="float" office:value="NaN">
                <text:p>NaN</text:p>
                <draw:g>
                  <svg:desc>'Total Deaths'.AD43:'Total Deaths'.AD103</svg:desc>
                </draw:g>
              </table:table-cell>
              <table:table-cell office:value-type="float" office:value="NaN">
                <text:p>NaN</text:p>
                <draw:g>
                  <svg:desc>'Total Deaths'.AE43:'Total Deaths'.AE103</svg:desc>
                </draw:g>
              </table:table-cell>
              <table:table-cell office:value-type="float" office:value="NaN">
                <text:p>NaN</text:p>
                <draw:g>
                  <svg:desc>'Total Deaths'.AF43:'Total Deaths'.AF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41">
                <text:p>1441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09">
                <text:p>1809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158">
                <text:p>2158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03">
                <text:p>2503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978">
                <text:p>2978</text:p>
              </table:table-cell>
              <table:table-cell office:value-type="float" office:value="638">
                <text:p>638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405">
                <text:p>3405</text:p>
              </table:table-cell>
              <table:table-cell office:value-type="float" office:value="831">
                <text:p>831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032">
                <text:p>4032</text:p>
              </table:table-cell>
              <table:table-cell office:value-type="float" office:value="1093">
                <text:p>1093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825">
                <text:p>4825</text:p>
              </table:table-cell>
              <table:table-cell office:value-type="float" office:value="1381">
                <text:p>1381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476">
                <text:p>5476</text:p>
              </table:table-cell>
              <table:table-cell office:value-type="float" office:value="1772">
                <text:p>1772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077">
                <text:p>6077</text:p>
              </table:table-cell>
              <table:table-cell office:value-type="float" office:value="2311">
                <text:p>2311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820">
                <text:p>6820</text:p>
              </table:table-cell>
              <table:table-cell office:value-type="float" office:value="2991">
                <text:p>2991</text:p>
              </table:table-cell>
              <table:table-cell office:value-type="float" office:value="1100">
                <text:p>1100</text:p>
              </table:table-cell>
              <table:table-cell office:value-type="float" office:value="40">
                <text:p>40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503">
                <text:p>7503</text:p>
              </table:table-cell>
              <table:table-cell office:value-type="float" office:value="3647">
                <text:p>3647</text:p>
              </table:table-cell>
              <table:table-cell office:value-type="float" office:value="1311">
                <text:p>1311</text:p>
              </table:table-cell>
              <table:table-cell office:value-type="float" office:value="62">
                <text:p>62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215">
                <text:p>8215</text:p>
              </table:table-cell>
              <table:table-cell office:value-type="float" office:value="4365">
                <text:p>4365</text:p>
              </table:table-cell>
              <table:table-cell office:value-type="float" office:value="1696">
                <text:p>1696</text:p>
              </table:table-cell>
              <table:table-cell office:value-type="float" office:value="77">
                <text:p>77</text:p>
              </table:table-cell>
              <table:table-cell office:value-type="float" office:value="578">
                <text:p>578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134">
                <text:p>9134</text:p>
              </table:table-cell>
              <table:table-cell office:value-type="float" office:value="5138">
                <text:p>5138</text:p>
              </table:table-cell>
              <table:table-cell office:value-type="float" office:value="1995">
                <text:p>1995</text:p>
              </table:table-cell>
              <table:table-cell office:value-type="float" office:value="105">
                <text:p>105</text:p>
              </table:table-cell>
              <table:table-cell office:value-type="float" office:value="759">
                <text:p>759</text:p>
              </table:table-cell>
              <table:table-cell office:value-type="float" office:value="1697">
                <text:p>169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023">
                <text:p>10023</text:p>
              </table:table-cell>
              <table:table-cell office:value-type="float" office:value="5982">
                <text:p>5982</text:p>
              </table:table-cell>
              <table:table-cell office:value-type="float" office:value="2314">
                <text:p>2314</text:p>
              </table:table-cell>
              <table:table-cell office:value-type="float" office:value="105">
                <text:p>105</text:p>
              </table:table-cell>
              <table:table-cell office:value-type="float" office:value="1019">
                <text:p>1019</text:p>
              </table:table-cell>
              <table:table-cell office:value-type="float" office:value="2222">
                <text:p>222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779">
                <text:p>10779</text:p>
              </table:table-cell>
              <table:table-cell office:value-type="float" office:value="6803">
                <text:p>6803</text:p>
              </table:table-cell>
              <table:table-cell office:value-type="float" office:value="2606">
                <text:p>2606</text:p>
              </table:table-cell>
              <table:table-cell office:value-type="float" office:value="110">
                <text:p>110</text:p>
              </table:table-cell>
              <table:table-cell office:value-type="float" office:value="1228">
                <text:p>1228</text:p>
              </table:table-cell>
              <table:table-cell office:value-type="float" office:value="2562">
                <text:p>2562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591">
                <text:p>11591</text:p>
              </table:table-cell>
              <table:table-cell office:value-type="float" office:value="7716">
                <text:p>7716</text:p>
              </table:table-cell>
              <table:table-cell office:value-type="float" office:value="3024">
                <text:p>3024</text:p>
              </table:table-cell>
              <table:table-cell office:value-type="float" office:value="146">
                <text:p>146</text:p>
              </table:table-cell>
              <table:table-cell office:value-type="float" office:value="1408">
                <text:p>1408</text:p>
              </table:table-cell>
              <table:table-cell office:value-type="float" office:value="3150">
                <text:p>315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428">
                <text:p>12428</text:p>
              </table:table-cell>
              <table:table-cell office:value-type="float" office:value="8464">
                <text:p>8464</text:p>
              </table:table-cell>
              <table:table-cell office:value-type="float" office:value="3523">
                <text:p>3523</text:p>
              </table:table-cell>
              <table:table-cell office:value-type="float" office:value="180">
                <text:p>180</text:p>
              </table:table-cell>
              <table:table-cell office:value-type="float" office:value="1789">
                <text:p>1789</text:p>
              </table:table-cell>
              <table:table-cell office:value-type="float" office:value="4064">
                <text:p>406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155">
                <text:p>13155</text:p>
              </table:table-cell>
              <table:table-cell office:value-type="float" office:value="9387">
                <text:p>9387</text:p>
              </table:table-cell>
              <table:table-cell office:value-type="float" office:value="4032">
                <text:p>4032</text:p>
              </table:table-cell>
              <table:table-cell office:value-type="float" office:value="239">
                <text:p>239</text:p>
              </table:table-cell>
              <table:table-cell office:value-type="float" office:value="2352">
                <text:p>2352</text:p>
              </table:table-cell>
              <table:table-cell office:value-type="float" office:value="5114">
                <text:p>5114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915">
                <text:p>13915</text:p>
              </table:table-cell>
              <table:table-cell office:value-type="float" office:value="10348">
                <text:p>10348</text:p>
              </table:table-cell>
              <table:table-cell office:value-type="float" office:value="5387">
                <text:p>5387</text:p>
              </table:table-cell>
              <table:table-cell office:value-type="float" office:value="308">
                <text:p>308</text:p>
              </table:table-cell>
              <table:table-cell office:value-type="float" office:value="2921">
                <text:p>2921</text:p>
              </table:table-cell>
              <table:table-cell office:value-type="float" office:value="6088">
                <text:p>608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4681">
                <text:p>14681</text:p>
              </table:table-cell>
              <table:table-cell office:value-type="float" office:value="11198">
                <text:p>11198</text:p>
              </table:table-cell>
              <table:table-cell office:value-type="float" office:value="6507">
                <text:p>6507</text:p>
              </table:table-cell>
              <table:table-cell office:value-type="float" office:value="358">
                <text:p>358</text:p>
              </table:table-cell>
              <table:table-cell office:value-type="float" office:value="3605">
                <text:p>3605</text:p>
              </table:table-cell>
              <table:table-cell office:value-type="float" office:value="7139">
                <text:p>713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362">
                <text:p>15362</text:p>
              </table:table-cell>
              <table:table-cell office:value-type="float" office:value="11947">
                <text:p>11947</text:p>
              </table:table-cell>
              <table:table-cell office:value-type="float" office:value="7560">
                <text:p>7560</text:p>
              </table:table-cell>
              <table:table-cell office:value-type="float" office:value="373">
                <text:p>373</text:p>
              </table:table-cell>
              <table:table-cell office:value-type="float" office:value="4313">
                <text:p>4313</text:p>
              </table:table-cell>
              <table:table-cell office:value-type="float" office:value="8469">
                <text:p>846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5887">
                <text:p>15887</text:p>
              </table:table-cell>
              <table:table-cell office:value-type="float" office:value="12641">
                <text:p>12641</text:p>
              </table:table-cell>
              <table:table-cell office:value-type="float" office:value="8078">
                <text:p>8078</text:p>
              </table:table-cell>
              <table:table-cell office:value-type="float" office:value="401">
                <text:p>401</text:p>
              </table:table-cell>
              <table:table-cell office:value-type="float" office:value="4934">
                <text:p>4934</text:p>
              </table:table-cell>
              <table:table-cell office:value-type="float" office:value="9636">
                <text:p>963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523">
                <text:p>16523</text:p>
              </table:table-cell>
              <table:table-cell office:value-type="float" office:value="13341">
                <text:p>13341</text:p>
              </table:table-cell>
              <table:table-cell office:value-type="float" office:value="8911">
                <text:p>8911</text:p>
              </table:table-cell>
              <table:table-cell office:value-type="float" office:value="477">
                <text:p>477</text:p>
              </table:table-cell>
              <table:table-cell office:value-type="float" office:value="5373">
                <text:p>5373</text:p>
              </table:table-cell>
              <table:table-cell office:value-type="float" office:value="10895">
                <text:p>10895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7127">
                <text:p>17127</text:p>
              </table:table-cell>
              <table:table-cell office:value-type="float" office:value="14045">
                <text:p>14045</text:p>
              </table:table-cell>
              <table:table-cell office:value-type="float" office:value="10328">
                <text:p>10328</text:p>
              </table:table-cell>
              <table:table-cell office:value-type="float" office:value="591">
                <text:p>591</text:p>
              </table:table-cell>
              <table:table-cell office:value-type="float" office:value="6159">
                <text:p>6159</text:p>
              </table:table-cell>
              <table:table-cell office:value-type="float" office:value="12868">
                <text:p>12868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669">
                <text:p>17669</text:p>
              </table:table-cell>
              <table:table-cell office:value-type="float" office:value="14792">
                <text:p>14792</text:p>
              </table:table-cell>
              <table:table-cell office:value-type="float" office:value="10869">
                <text:p>10869</text:p>
              </table:table-cell>
              <table:table-cell office:value-type="float" office:value="687">
                <text:p>687</text:p>
              </table:table-cell>
              <table:table-cell office:value-type="float" office:value="7097">
                <text:p>7097</text:p>
              </table:table-cell>
              <table:table-cell office:value-type="float" office:value="14811">
                <text:p>14811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8279">
                <text:p>18279</text:p>
              </table:table-cell>
              <table:table-cell office:value-type="float" office:value="15447">
                <text:p>15447</text:p>
              </table:table-cell>
              <table:table-cell office:value-type="float" office:value="12210">
                <text:p>12210</text:p>
              </table:table-cell>
              <table:table-cell office:value-type="float" office:value="793">
                <text:p>793</text:p>
              </table:table-cell>
              <table:table-cell office:value-type="float" office:value="7978">
                <text:p>7978</text:p>
              </table:table-cell>
              <table:table-cell office:value-type="float" office:value="16712">
                <text:p>16712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8849">
                <text:p>18849</text:p>
              </table:table-cell>
              <table:table-cell office:value-type="float" office:value="16081">
                <text:p>16081</text:p>
              </table:table-cell>
              <table:table-cell office:value-type="float" office:value="13197">
                <text:p>13197</text:p>
              </table:table-cell>
              <table:table-cell office:value-type="float" office:value="870">
                <text:p>870</text:p>
              </table:table-cell>
              <table:table-cell office:value-type="float" office:value="8958">
                <text:p>8958</text:p>
              </table:table-cell>
              <table:table-cell office:value-type="float" office:value="18747">
                <text:p>18747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468">
                <text:p>19468</text:p>
              </table:table-cell>
              <table:table-cell office:value-type="float" office:value="16606">
                <text:p>16606</text:p>
              </table:table-cell>
              <table:table-cell office:value-type="float" office:value="13832">
                <text:p>13832</text:p>
              </table:table-cell>
              <table:table-cell office:value-type="float" office:value="887">
                <text:p>887</text:p>
              </table:table-cell>
              <table:table-cell office:value-type="float" office:value="9875">
                <text:p>9875</text:p>
              </table:table-cell>
              <table:table-cell office:value-type="float" office:value="20577">
                <text:p>20577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899">
                <text:p>19899</text:p>
              </table:table-cell>
              <table:table-cell office:value-type="float" office:value="17209">
                <text:p>17209</text:p>
              </table:table-cell>
              <table:table-cell office:value-type="float" office:value="14393">
                <text:p>14393</text:p>
              </table:table-cell>
              <table:table-cell office:value-type="float" office:value="899">
                <text:p>899</text:p>
              </table:table-cell>
              <table:table-cell office:value-type="float" office:value="10612">
                <text:p>10612</text:p>
              </table:table-cell>
              <table:table-cell office:value-type="float" office:value="22105">
                <text:p>22105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0465">
                <text:p>20465</text:p>
              </table:table-cell>
              <table:table-cell office:value-type="float" office:value="17756">
                <text:p>17756</text:p>
              </table:table-cell>
              <table:table-cell office:value-type="float" office:value="14967">
                <text:p>14967</text:p>
              </table:table-cell>
              <table:table-cell office:value-type="float" office:value="919">
                <text:p>919</text:p>
              </table:table-cell>
              <table:table-cell office:value-type="float" office:value="11329">
                <text:p>11329</text:p>
              </table:table-cell>
              <table:table-cell office:value-type="float" office:value="23640">
                <text:p>23640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1067">
                <text:p>21067</text:p>
              </table:table-cell>
              <table:table-cell office:value-type="float" office:value="18255">
                <text:p>18255</text:p>
              </table:table-cell>
              <table:table-cell office:value-type="float" office:value="15729">
                <text:p>15729</text:p>
              </table:table-cell>
              <table:table-cell office:value-type="float" office:value="1033">
                <text:p>1033</text:p>
              </table:table-cell>
              <table:table-cell office:value-type="float" office:value="12107">
                <text:p>12107</text:p>
              </table:table-cell>
              <table:table-cell office:value-type="float" office:value="29825">
                <text:p>29825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1645">
                <text:p>21645</text:p>
              </table:table-cell>
              <table:table-cell office:value-type="float" office:value="18812">
                <text:p>18812</text:p>
              </table:table-cell>
              <table:table-cell office:value-type="float" office:value="17167">
                <text:p>17167</text:p>
              </table:table-cell>
              <table:table-cell office:value-type="float" office:value="1203">
                <text:p>1203</text:p>
              </table:table-cell>
              <table:table-cell office:value-type="float" office:value="12868">
                <text:p>12868</text:p>
              </table:table-cell>
              <table:table-cell office:value-type="float" office:value="32443">
                <text:p>32443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2170">
                <text:p>22170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1333">
                <text:p>1333</text:p>
              </table:table-cell>
              <table:table-cell office:value-type="float" office:value="13729">
                <text:p>13729</text:p>
              </table:table-cell>
              <table:table-cell office:value-type="float" office:value="34619">
                <text:p>34619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2745">
                <text:p>22745</text:p>
              </table:table-cell>
              <table:table-cell office:value-type="float" office:value="19478">
                <text:p>19478</text:p>
              </table:table-cell>
              <table:table-cell office:value-type="float" office:value="18681">
                <text:p>18681</text:p>
              </table:table-cell>
              <table:table-cell office:value-type="float" office:value="1400">
                <text:p>1400</text:p>
              </table:table-cell>
              <table:table-cell office:value-type="float" office:value="14576">
                <text:p>14576</text:p>
              </table:table-cell>
              <table:table-cell office:value-type="float" office:value="37147">
                <text:p>37147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227">
                <text:p>23227</text:p>
              </table:table-cell>
              <table:table-cell office:value-type="float" office:value="20043">
                <text:p>20043</text:p>
              </table:table-cell>
              <table:table-cell office:value-type="float" office:value="19323">
                <text:p>19323</text:p>
              </table:table-cell>
              <table:table-cell office:value-type="float" office:value="1511">
                <text:p>1511</text:p>
              </table:table-cell>
              <table:table-cell office:value-type="float" office:value="15464">
                <text:p>15464</text:p>
              </table:table-cell>
              <table:table-cell office:value-type="float" office:value="39014">
                <text:p>39014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660">
                <text:p>23660</text:p>
              </table:table-cell>
              <table:table-cell office:value-type="float" office:value="20453">
                <text:p>20453</text:p>
              </table:table-cell>
              <table:table-cell office:value-type="float" office:value="19718">
                <text:p>19718</text:p>
              </table:table-cell>
              <table:table-cell office:value-type="float" office:value="1540">
                <text:p>1540</text:p>
              </table:table-cell>
              <table:table-cell office:value-type="float" office:value="16060">
                <text:p>16060</text:p>
              </table:table-cell>
              <table:table-cell office:value-type="float" office:value="40575">
                <text:p>40575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114">
                <text:p>24114</text:p>
              </table:table-cell>
              <table:table-cell office:value-type="float" office:value="20852">
                <text:p>20852</text:p>
              </table:table-cell>
              <table:table-cell office:value-type="float" office:value="20265">
                <text:p>20265</text:p>
              </table:table-cell>
              <table:table-cell office:value-type="float" office:value="1580">
                <text:p>1580</text:p>
              </table:table-cell>
              <table:table-cell office:value-type="float" office:value="16509">
                <text:p>16509</text:p>
              </table:table-cell>
              <table:table-cell office:value-type="float" office:value="42514">
                <text:p>42514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648">
                <text:p>24648</text:p>
              </table:table-cell>
              <table:table-cell office:value-type="float" office:value="21282">
                <text:p>21282</text:p>
              </table:table-cell>
              <table:table-cell office:value-type="float" office:value="20796">
                <text:p>20796</text:p>
              </table:table-cell>
              <table:table-cell office:value-type="float" office:value="1765">
                <text:p>1765</text:p>
              </table:table-cell>
              <table:table-cell office:value-type="float" office:value="17337">
                <text:p>17337</text:p>
              </table:table-cell>
              <table:table-cell office:value-type="float" office:value="45536">
                <text:p>45536</text:p>
              </table:table-cell>
              <table:table-cell office:value-type="float" office:value="5086">
                <text:p>5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5085">
                <text:p>25085</text:p>
              </table:table-cell>
              <table:table-cell office:value-type="float" office:value="21717">
                <text:p>21717</text:p>
              </table:table-cell>
              <table:table-cell office:value-type="float" office:value="21340">
                <text:p>21340</text:p>
              </table:table-cell>
              <table:table-cell office:value-type="float" office:value="1937">
                <text:p>1937</text:p>
              </table:table-cell>
              <table:table-cell office:value-type="float" office:value="18100">
                <text:p>18100</text:p>
              </table:table-cell>
              <table:table-cell office:value-type="float" office:value="47894">
                <text:p>47894</text:p>
              </table:table-cell>
              <table:table-cell office:value-type="float" office:value="5315">
                <text:p>53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5549">
                <text:p>25549</text:p>
              </table:table-cell>
              <table:table-cell office:value-type="float" office:value="22157">
                <text:p>22157</text:p>
              </table:table-cell>
              <table:table-cell office:value-type="float" office:value="21856">
                <text:p>21856</text:p>
              </table:table-cell>
              <table:table-cell office:value-type="float" office:value="2021">
                <text:p>2021</text:p>
              </table:table-cell>
              <table:table-cell office:value-type="float" office:value="18738">
                <text:p>18738</text:p>
              </table:table-cell>
              <table:table-cell office:value-type="float" office:value="50236">
                <text:p>50236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5969">
                <text:p>25969</text:p>
              </table:table-cell>
              <table:table-cell office:value-type="float" office:value="22524">
                <text:p>22524</text:p>
              </table:table-cell>
              <table:table-cell office:value-type="float" office:value="22245">
                <text:p>22245</text:p>
              </table:table-cell>
              <table:table-cell office:value-type="float" office:value="2152">
                <text:p>2152</text:p>
              </table:table-cell>
              <table:table-cell office:value-type="float" office:value="19506">
                <text:p>19506</text:p>
              </table:table-cell>
              <table:table-cell office:value-type="float" office:value="52193">
                <text:p>52193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6384">
                <text:p>26384</text:p>
              </table:table-cell>
              <table:table-cell office:value-type="float" office:value="22902">
                <text:p>22902</text:p>
              </table:table-cell>
              <table:table-cell office:value-type="float" office:value="22614">
                <text:p>22614</text:p>
              </table:table-cell>
              <table:table-cell office:value-type="float" office:value="2192">
                <text:p>2192</text:p>
              </table:table-cell>
              <table:table-cell office:value-type="float" office:value="20319">
                <text:p>20319</text:p>
              </table:table-cell>
              <table:table-cell office:value-type="float" office:value="54256">
                <text:p>54256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minimum="0" chart:maximum="5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6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6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573cm" svg:height="14.162cm" xlink:href=".." xlink:type="simple" chart:class="chart:scatter" chart:style-name="ch1">
        <chart:title svg:x="6.723cm" svg:y="0.419cm" chart:style-name="ch2">
          <text:p>Total Deaths per Million inhabitants</text:p>
        </chart:title>
        <chart:legend svg:x="3.442cm" svg:y="2.875cm" style:legend-expansion="custom" chartooo:width="2.536cm" chartooo:height="3.586cm" style:legend-expansion-aspect-ratio="0.707194645844953" chart:style-name="ch3"/>
        <chart:plot-area chart:style-name="ch4" table:cell-range-address="'Total Deaths'.AI43:'Total Deaths'.AP94 'Total Deaths'.AJ42:'Total Deaths'.AP42" chart:data-source-has-labels="row" svg:x="0.411cm" svg:y="1.481cm" svg:width="19.751cm" svg:height="11.417cm">
          <chartooo:coordinate-region svg:x="1.879cm" svg:y="1.68cm" svg:width="18.283cm" svg:height="10.571cm"/>
          <chart:axis chart:dimension="x" chart:name="primary-x" chart:style-name="ch5">
            <chart:title svg:x="8.615cm" svg:y="13.181cm" chart:style-name="ch6">
              <text:p>Days from 2020-03-07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otal Deaths'.AJ43:'Total Deaths'.AJ94" chart:label-cell-address="'Total Deaths'.AJ42:'Total Deaths'.AJ42" chart:class="chart:scatter">
            <chart:domain table:cell-range-address="'Total Deaths'.AI43:'Total Deaths'.AI94"/>
            <chart:data-point chart:repeated="52"/>
          </chart:series>
          <chart:series chart:style-name="ch10" chart:values-cell-range-address="'Total Deaths'.AK43:'Total Deaths'.AK94" chart:label-cell-address="'Total Deaths'.AK42:'Total Deaths'.AK42" chart:class="chart:scatter">
            <chart:data-point chart:repeated="52"/>
          </chart:series>
          <chart:series chart:style-name="ch11" chart:values-cell-range-address="'Total Deaths'.AL43:'Total Deaths'.AL94" chart:label-cell-address="'Total Deaths'.AL42:'Total Deaths'.AL42" chart:class="chart:scatter">
            <chart:data-point chart:repeated="52"/>
          </chart:series>
          <chart:series chart:style-name="ch12" chart:values-cell-range-address="'Total Deaths'.AM43:'Total Deaths'.AM94" chart:label-cell-address="'Total Deaths'.AM42:'Total Deaths'.AM42" chart:class="chart:scatter">
            <chart:data-point chart:repeated="52"/>
          </chart:series>
          <chart:series chart:style-name="ch13" chart:values-cell-range-address="'Total Deaths'.AN43:'Total Deaths'.AN94" chart:label-cell-address="'Total Deaths'.AN42:'Total Deaths'.AN42" chart:class="chart:scatter">
            <chart:data-point chart:repeated="52"/>
          </chart:series>
          <chart:series chart:style-name="ch14" chart:values-cell-range-address="'Total Deaths'.AO43:'Total Deaths'.AO94" chart:label-cell-address="'Total Deaths'.AO42:'Total Deaths'.AO42" chart:class="chart:scatter">
            <chart:data-point chart:repeated="52"/>
          </chart:series>
          <chart:series chart:style-name="ch15" chart:values-cell-range-address="'Total Deaths'.AP43:'Total Deaths'.AP94" chart:label-cell-address="'Total Deaths'.AP42:'Total Deaths'.AP42" chart:class="chart:scatter">
            <chart:data-point chart:repeated="5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Italy</text:p>
                <draw:g>
                  <svg:desc>'Total Deaths'.AJ42:'Total Deaths'.AJ42</svg:desc>
                </draw:g>
              </table:table-cell>
              <table:table-cell office:value-type="string">
                <text:p>Spagna</text:p>
                <draw:g>
                  <svg:desc>'Total Deaths'.AK42:'Total Deaths'.AK42</svg:desc>
                </draw:g>
              </table:table-cell>
              <table:table-cell office:value-type="string">
                <text:p>France</text:p>
                <draw:g>
                  <svg:desc>'Total Deaths'.AL42:'Total Deaths'.AL42</svg:desc>
                </draw:g>
              </table:table-cell>
              <table:table-cell office:value-type="string">
                <text:p>Sweden</text:p>
                <draw:g>
                  <svg:desc>'Total Deaths'.AM42:'Total Deaths'.AM42</svg:desc>
                </draw:g>
              </table:table-cell>
              <table:table-cell office:value-type="string">
                <text:p>UK</text:p>
                <draw:g>
                  <svg:desc>'Total Deaths'.AN42:'Total Deaths'.AN42</svg:desc>
                </draw:g>
              </table:table-cell>
              <table:table-cell office:value-type="string">
                <text:p>USA</text:p>
                <draw:g>
                  <svg:desc>'Total Deaths'.AO42:'Total Deaths'.AO42</svg:desc>
                </draw:g>
              </table:table-cell>
              <table:table-cell office:value-type="string">
                <text:p>Germany</text:p>
                <draw:g>
                  <svg:desc>'Total Deaths'.AP42:'Total Deaths'.AP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otal Deaths'.AI43:'Total Deaths'.AI94</svg:desc>
                </draw:g>
              </table:table-cell>
              <table:table-cell office:value-type="float" office:value="3.85251322751323">
                <text:p>3.85251322751323</text:p>
                <draw:g>
                  <svg:desc>'Total Deaths'.AJ43:'Total Deaths'.AJ94</svg:desc>
                </draw:g>
              </table:table-cell>
              <table:table-cell office:value-type="float" office:value="NaN">
                <text:p>NaN</text:p>
                <draw:g>
                  <svg:desc>'Total Deaths'.AK43:'Total Deaths'.AK94</svg:desc>
                </draw:g>
              </table:table-cell>
              <table:table-cell office:value-type="float" office:value="NaN">
                <text:p>NaN</text:p>
                <draw:g>
                  <svg:desc>'Total Deaths'.AL43:'Total Deaths'.AL94</svg:desc>
                </draw:g>
              </table:table-cell>
              <table:table-cell office:value-type="float" office:value="NaN">
                <text:p>NaN</text:p>
                <draw:g>
                  <svg:desc>'Total Deaths'.AM43:'Total Deaths'.AM94</svg:desc>
                </draw:g>
              </table:table-cell>
              <table:table-cell office:value-type="float" office:value="NaN">
                <text:p>NaN</text:p>
                <draw:g>
                  <svg:desc>'Total Deaths'.AN43:'Total Deaths'.AN94</svg:desc>
                </draw:g>
              </table:table-cell>
              <table:table-cell office:value-type="float" office:value="NaN">
                <text:p>NaN</text:p>
                <draw:g>
                  <svg:desc>'Total Deaths'.AO43:'Total Deaths'.AO94</svg:desc>
                </draw:g>
              </table:table-cell>
              <table:table-cell office:value-type="float" office:value="NaN">
                <text:p>NaN</text:p>
                <draw:g>
                  <svg:desc>'Total Deaths'.AP43:'Total Deaths'.AP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0515873015873">
                <text:p>6.051587301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65542328042328">
                <text:p>7.6554232804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.4332010582011">
                <text:p>10.433201058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.6739417989418">
                <text:p>13.6739417989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.7989417989418">
                <text:p>16.7989417989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.9325396825397">
                <text:p>20.932539682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.8260582010582">
                <text:p>23.8260582010582</text:p>
              </table:table-cell>
              <table:table-cell office:value-type="float" office:value="4.19251336898396">
                <text:p>4.19251336898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9.9107142857143">
                <text:p>29.9107142857143</text:p>
              </table:table-cell>
              <table:table-cell office:value-type="float" office:value="6.28877005347594">
                <text:p>6.2887700534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5.6812169312169">
                <text:p>35.6812169312169</text:p>
              </table:table-cell>
              <table:table-cell office:value-type="float" office:value="7.31550802139037">
                <text:p>7.3155080213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1.385582010582">
                <text:p>41.385582010582</text:p>
              </table:table-cell>
              <table:table-cell office:value-type="float" office:value="11.4010695187166">
                <text:p>11.401069518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9.239417989418">
                <text:p>49.239417989418</text:p>
              </table:table-cell>
              <table:table-cell office:value-type="float" office:value="13.6470588235294">
                <text:p>13.6470588235294</text:p>
              </table:table-cell>
              <table:table-cell office:value-type="float" office:value="4.0447372452888">
                <text:p>4.044737245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6.2996031746032">
                <text:p>56.2996031746032</text:p>
              </table:table-cell>
              <table:table-cell office:value-type="float" office:value="17.7754010695187">
                <text:p>17.7754010695187</text:p>
              </table:table-cell>
              <table:table-cell office:value-type="float" office:value="5.69940248199786">
                <text:p>5.6994024819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3.379679144385">
                <text:p>23.379679144385</text:p>
              </table:table-cell>
              <table:table-cell office:value-type="float" office:value="6.89443848628773">
                <text:p>6.8944384862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7784391534392">
                <text:p>79.7784391534392</text:p>
              </table:table-cell>
              <table:table-cell office:value-type="float" office:value="29.5401069518717">
                <text:p>29.5401069518717</text:p>
              </table:table-cell>
              <table:table-cell office:value-type="float" office:value="8.61038762065267">
                <text:p>8.610387620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0.5423280423281">
                <text:p>90.5423280423281</text:p>
              </table:table-cell>
              <table:table-cell office:value-type="float" office:value="37.903743315508">
                <text:p>37.903743315508</text:p>
              </table:table-cell>
              <table:table-cell office:value-type="float" office:value="10.3263367550176">
                <text:p>10.3263367550176</text:p>
              </table:table-cell>
              <table:table-cell office:value-type="float" office:value="NaN">
                <text:p>NaN</text:p>
              </table:table-cell>
              <table:table-cell office:value-type="float" office:value="4.14515415252987">
                <text:p>4.1451541525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0.479497354497">
                <text:p>100.479497354497</text:p>
              </table:table-cell>
              <table:table-cell office:value-type="float" office:value="49.4331550802139">
                <text:p>49.4331550802139</text:p>
              </table:table-cell>
              <table:table-cell office:value-type="float" office:value="13.1760379960165">
                <text:p>13.1760379960165</text:p>
              </table:table-cell>
              <table:table-cell office:value-type="float" office:value="NaN">
                <text:p>NaN</text:p>
              </table:table-cell>
              <table:table-cell office:value-type="float" office:value="4.94173181885234">
                <text:p>4.9417318188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2.76455026455">
                <text:p>112.76455026455</text:p>
              </table:table-cell>
              <table:table-cell office:value-type="float" office:value="63.9786096256684">
                <text:p>63.9786096256684</text:p>
              </table:table-cell>
              <table:table-cell office:value-type="float" office:value="16.85307185537">
                <text:p>16.85307185537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6.22510694792742">
                <text:p>6.2251069479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4.05753968254">
                <text:p>124.05753968254</text:p>
              </table:table-cell>
              <table:table-cell office:value-type="float" office:value="78.0106951871658">
                <text:p>78.0106951871658</text:p>
              </table:table-cell>
              <table:table-cell office:value-type="float" office:value="20.0857974567182">
                <text:p>20.0857974567182</text:p>
              </table:table-cell>
              <table:table-cell office:value-type="float" office:value="5.98455598455598">
                <text:p>5.98455598455598</text:p>
              </table:table-cell>
              <table:table-cell office:value-type="float" office:value="6.82991591680189">
                <text:p>6.8299159168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5.830026455026">
                <text:p>135.830026455026</text:p>
              </table:table-cell>
              <table:table-cell office:value-type="float" office:value="93.3689839572193">
                <text:p>93.3689839572193</text:p>
              </table:table-cell>
              <table:table-cell office:value-type="float" office:value="25.9843726060978">
                <text:p>25.9843726060978</text:p>
              </table:table-cell>
              <table:table-cell office:value-type="float" office:value="7.43243243243243">
                <text:p>7.43243243243243</text:p>
              </table:table-cell>
              <table:table-cell office:value-type="float" office:value="8.52633131730344">
                <text:p>8.52633131730344</text:p>
              </table:table-cell>
              <table:table-cell office:value-type="float" office:value="3.91540785498489">
                <text:p>3.91540785498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1.025132275132">
                <text:p>151.025132275132</text:p>
              </table:table-cell>
              <table:table-cell office:value-type="float" office:value="109.903743315508">
                <text:p>109.903743315508</text:p>
              </table:table-cell>
              <table:table-cell office:value-type="float" office:value="30.5653439558756">
                <text:p>30.5653439558756</text:p>
              </table:table-cell>
              <table:table-cell office:value-type="float" office:value="10.1351351351351">
                <text:p>10.1351351351351</text:p>
              </table:table-cell>
              <table:table-cell office:value-type="float" office:value="11.1963416433102">
                <text:p>11.1963416433102</text:p>
              </table:table-cell>
              <table:table-cell office:value-type="float" office:value="5.12688821752266">
                <text:p>5.12688821752266</text:p>
              </table:table-cell>
              <table:table-cell office:value-type="float" office:value="4.18954404392456">
                <text:p>4.18954404392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65.724206349206">
                <text:p>165.724206349206</text:p>
              </table:table-cell>
              <table:table-cell office:value-type="float" office:value="127.957219251337">
                <text:p>127.957219251337</text:p>
              </table:table-cell>
              <table:table-cell office:value-type="float" office:value="35.4527347939329">
                <text:p>35.4527347939329</text:p>
              </table:table-cell>
              <table:table-cell office:value-type="float" office:value="10.1351351351351">
                <text:p>10.1351351351351</text:p>
              </table:table-cell>
              <table:table-cell office:value-type="float" office:value="15.0317155922702">
                <text:p>15.0317155922702</text:p>
              </table:table-cell>
              <table:table-cell office:value-type="float" office:value="6.71299093655589">
                <text:p>6.71299093655589</text:p>
              </table:table-cell>
              <table:table-cell office:value-type="float" office:value="5.16829792313201">
                <text:p>5.16829792313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78.224206349206">
                <text:p>178.224206349206</text:p>
              </table:table-cell>
              <table:table-cell office:value-type="float" office:value="145.51871657754">
                <text:p>145.51871657754</text:p>
              </table:table-cell>
              <table:table-cell office:value-type="float" office:value="39.9264593228129">
                <text:p>39.9264593228129</text:p>
              </table:table-cell>
              <table:table-cell office:value-type="float" office:value="10.6177606177606">
                <text:p>10.6177606177606</text:p>
              </table:table-cell>
              <table:table-cell office:value-type="float" office:value="18.1147661897035">
                <text:p>18.1147661897035</text:p>
              </table:table-cell>
              <table:table-cell office:value-type="float" office:value="7.74018126888218">
                <text:p>7.74018126888218</text:p>
              </table:table-cell>
              <table:table-cell office:value-type="float" office:value="6.45738839818572">
                <text:p>6.45738839818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1.650132275132">
                <text:p>191.650132275132</text:p>
              </table:table-cell>
              <table:table-cell office:value-type="float" office:value="165.048128342246">
                <text:p>165.048128342246</text:p>
              </table:table-cell>
              <table:table-cell office:value-type="float" office:value="46.3306266278535">
                <text:p>46.3306266278535</text:p>
              </table:table-cell>
              <table:table-cell office:value-type="float" office:value="14.0926640926641">
                <text:p>14.0926640926641</text:p>
              </table:table-cell>
              <table:table-cell office:value-type="float" office:value="20.770025077445">
                <text:p>20.770025077445</text:p>
              </table:table-cell>
              <table:table-cell office:value-type="float" office:value="9.5166163141994">
                <text:p>9.5166163141994</text:p>
              </table:table-cell>
              <table:table-cell office:value-type="float" office:value="7.69873478157078">
                <text:p>7.69873478157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5.489417989418">
                <text:p>205.489417989418</text:p>
              </table:table-cell>
              <table:table-cell office:value-type="float" office:value="181.048128342246">
                <text:p>181.048128342246</text:p>
              </table:table-cell>
              <table:table-cell office:value-type="float" office:value="53.9757928604259">
                <text:p>53.9757928604259</text:p>
              </table:table-cell>
              <table:table-cell office:value-type="float" office:value="17.3745173745174">
                <text:p>17.3745173745174</text:p>
              </table:table-cell>
              <table:table-cell office:value-type="float" office:value="26.390323056498">
                <text:p>26.390323056498</text:p>
              </table:table-cell>
              <table:table-cell office:value-type="float" office:value="12.2779456193353">
                <text:p>12.2779456193353</text:p>
              </table:table-cell>
              <table:table-cell office:value-type="float" office:value="9.2504177608021">
                <text:p>9.2504177608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17.509920634921">
                <text:p>217.509920634921</text:p>
              </table:table-cell>
              <table:table-cell office:value-type="float" office:value="200.791443850267">
                <text:p>200.791443850267</text:p>
              </table:table-cell>
              <table:table-cell office:value-type="float" office:value="61.7741688371381">
                <text:p>61.7741688371381</text:p>
              </table:table-cell>
              <table:table-cell office:value-type="float" office:value="23.0694980694981">
                <text:p>23.0694980694981</text:p>
              </table:table-cell>
              <table:table-cell office:value-type="float" office:value="34.695382799823">
                <text:p>34.695382799823</text:p>
              </table:table-cell>
              <table:table-cell office:value-type="float" office:value="15.4501510574018">
                <text:p>15.4501510574018</text:p>
              </table:table-cell>
              <table:table-cell office:value-type="float" office:value="11.1124373358797">
                <text:p>11.1124373358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30.076058201058">
                <text:p>230.076058201058</text:p>
              </table:table-cell>
              <table:table-cell office:value-type="float" office:value="221.347593582888">
                <text:p>221.347593582888</text:p>
              </table:table-cell>
              <table:table-cell office:value-type="float" office:value="82.5340891680711">
                <text:p>82.5340891680711</text:p>
              </table:table-cell>
              <table:table-cell office:value-type="float" office:value="29.7297297297297">
                <text:p>29.7297297297297</text:p>
              </table:table-cell>
              <table:table-cell office:value-type="float" office:value="43.0889511727393">
                <text:p>43.0889511727393</text:p>
              </table:table-cell>
              <table:table-cell office:value-type="float" office:value="18.392749244713">
                <text:p>18.392749244713</text:p>
              </table:table-cell>
              <table:table-cell office:value-type="float" office:value="13.2131773693005">
                <text:p>13.2131773693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2.741402116402">
                <text:p>242.741402116402</text:p>
              </table:table-cell>
              <table:table-cell office:value-type="float" office:value="239.529411764706">
                <text:p>239.529411764706</text:p>
              </table:table-cell>
              <table:table-cell office:value-type="float" office:value="99.6935805117206">
                <text:p>99.6935805117206</text:p>
              </table:table-cell>
              <table:table-cell office:value-type="float" office:value="34.5559845559846">
                <text:p>34.5559845559846</text:p>
              </table:table-cell>
              <table:table-cell office:value-type="float" office:value="53.1789349461573">
                <text:p>53.1789349461573</text:p>
              </table:table-cell>
              <table:table-cell office:value-type="float" office:value="21.5679758308157">
                <text:p>21.5679758308157</text:p>
              </table:table-cell>
              <table:table-cell office:value-type="float" office:value="15.2184292193841">
                <text:p>15.21842921938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4.001322751323">
                <text:p>254.001322751323</text:p>
              </table:table-cell>
              <table:table-cell office:value-type="float" office:value="255.550802139037">
                <text:p>255.550802139037</text:p>
              </table:table-cell>
              <table:table-cell office:value-type="float" office:value="115.826566569634">
                <text:p>115.826566569634</text:p>
              </table:table-cell>
              <table:table-cell office:value-type="float" office:value="36.003861003861">
                <text:p>36.003861003861</text:p>
              </table:table-cell>
              <table:table-cell office:value-type="float" office:value="63.6229532379407">
                <text:p>63.6229532379407</text:p>
              </table:table-cell>
              <table:table-cell office:value-type="float" office:value="25.5861027190332">
                <text:p>25.5861027190332</text:p>
              </table:table-cell>
              <table:table-cell office:value-type="float" office:value="17.2356170923848">
                <text:p>17.2356170923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62.681878306878">
                <text:p>262.681878306878</text:p>
              </table:table-cell>
              <table:table-cell office:value-type="float" office:value="270.395721925134">
                <text:p>270.395721925134</text:p>
              </table:table-cell>
              <table:table-cell office:value-type="float" office:value="123.762831316072">
                <text:p>123.762831316072</text:p>
              </table:table-cell>
              <table:table-cell office:value-type="float" office:value="38.7065637065637">
                <text:p>38.7065637065637</text:p>
              </table:table-cell>
              <table:table-cell office:value-type="float" office:value="72.7835964006491">
                <text:p>72.7835964006491</text:p>
              </table:table-cell>
              <table:table-cell office:value-type="float" office:value="29.1117824773414">
                <text:p>29.1117824773414</text:p>
              </table:table-cell>
              <table:table-cell office:value-type="float" office:value="18.9066603007878">
                <text:p>18.9066603007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73.197751322751">
                <text:p>273.197751322751</text:p>
              </table:table-cell>
              <table:table-cell office:value-type="float" office:value="285.368983957219">
                <text:p>285.368983957219</text:p>
              </table:table-cell>
              <table:table-cell office:value-type="float" office:value="136.525203002911">
                <text:p>136.525203002911</text:p>
              </table:table-cell>
              <table:table-cell office:value-type="float" office:value="46.042471042471">
                <text:p>46.042471042471</text:p>
              </table:table-cell>
              <table:table-cell office:value-type="float" office:value="79.2594777990854">
                <text:p>79.2594777990854</text:p>
              </table:table-cell>
              <table:table-cell office:value-type="float" office:value="32.9154078549849">
                <text:p>32.9154078549849</text:p>
              </table:table-cell>
              <table:table-cell office:value-type="float" office:value="21.6042014800668">
                <text:p>21.60420148006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83.184523809524">
                <text:p>283.184523809524</text:p>
              </table:table-cell>
              <table:table-cell office:value-type="float" office:value="300.427807486631">
                <text:p>300.427807486631</text:p>
              </table:table-cell>
              <table:table-cell office:value-type="float" office:value="158.23502374751">
                <text:p>158.23502374751</text:p>
              </table:table-cell>
              <table:table-cell office:value-type="float" office:value="57.0463320463321">
                <text:p>57.0463320463321</text:p>
              </table:table-cell>
              <table:table-cell office:value-type="float" office:value="90.8541082755569">
                <text:p>90.8541082755569</text:p>
              </table:table-cell>
              <table:table-cell office:value-type="float" office:value="38.8761329305136">
                <text:p>38.8761329305136</text:p>
              </table:table-cell>
              <table:table-cell office:value-type="float" office:value="24.0630222010026">
                <text:p>24.0630222010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2.146164021164">
                <text:p>292.146164021164</text:p>
              </table:table-cell>
              <table:table-cell office:value-type="float" office:value="316.406417112299">
                <text:p>316.406417112299</text:p>
              </table:table-cell>
              <table:table-cell office:value-type="float" office:value="166.52367090547">
                <text:p>166.52367090547</text:p>
              </table:table-cell>
              <table:table-cell office:value-type="float" office:value="66.3127413127413">
                <text:p>66.3127413127413</text:p>
              </table:table-cell>
              <table:table-cell office:value-type="float" office:value="104.690957368343">
                <text:p>104.690957368343</text:p>
              </table:table-cell>
              <table:table-cell office:value-type="float" office:value="44.7462235649547">
                <text:p>44.7462235649547</text:p>
              </table:table-cell>
              <table:table-cell office:value-type="float" office:value="28.0377178324182">
                <text:p>28.0377178324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02.232142857143">
                <text:p>302.232142857143</text:p>
              </table:table-cell>
              <table:table-cell office:value-type="float" office:value="330.417112299465">
                <text:p>330.417112299465</text:p>
              </table:table-cell>
              <table:table-cell office:value-type="float" office:value="187.069097594607">
                <text:p>187.069097594607</text:p>
              </table:table-cell>
              <table:table-cell office:value-type="float" office:value="76.5444015444016">
                <text:p>76.5444015444016</text:p>
              </table:table-cell>
              <table:table-cell office:value-type="float" office:value="117.686974480012">
                <text:p>117.686974480012</text:p>
              </table:table-cell>
              <table:table-cell office:value-type="float" office:value="50.4894259818731">
                <text:p>50.4894259818731</text:p>
              </table:table-cell>
              <table:table-cell office:value-type="float" office:value="31.1172117450465">
                <text:p>31.1172117450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1.656746031746">
                <text:p>311.656746031746</text:p>
              </table:table-cell>
              <table:table-cell office:value-type="float" office:value="343.978609625668">
                <text:p>343.978609625668</text:p>
              </table:table-cell>
              <table:table-cell office:value-type="float" office:value="202.190899341198">
                <text:p>202.190899341198</text:p>
              </table:table-cell>
              <table:table-cell office:value-type="float" office:value="83.976833976834">
                <text:p>83.976833976834</text:p>
              </table:table-cell>
              <table:table-cell office:value-type="float" office:value="132.143383979938">
                <text:p>132.143383979938</text:p>
              </table:table-cell>
              <table:table-cell office:value-type="float" office:value="56.6374622356496">
                <text:p>56.6374622356496</text:p>
              </table:table-cell>
              <table:table-cell office:value-type="float" office:value="32.6569587013607">
                <text:p>32.6569587013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21.891534391534">
                <text:p>321.891534391534</text:p>
              </table:table-cell>
              <table:table-cell office:value-type="float" office:value="355.208556149733">
                <text:p>355.208556149733</text:p>
              </table:table-cell>
              <table:table-cell office:value-type="float" office:value="211.919718094071">
                <text:p>211.919718094071</text:p>
              </table:table-cell>
              <table:table-cell office:value-type="float" office:value="85.6177606177606">
                <text:p>85.6177606177606</text:p>
              </table:table-cell>
              <table:table-cell office:value-type="float" office:value="145.670452869155">
                <text:p>145.670452869155</text:p>
              </table:table-cell>
              <table:table-cell office:value-type="float" office:value="62.166163141994">
                <text:p>62.166163141994</text:p>
              </table:table-cell>
              <table:table-cell office:value-type="float" office:value="34.2683217951778">
                <text:p>34.2683217951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29.017857142857">
                <text:p>329.017857142857</text:p>
              </table:table-cell>
              <table:table-cell office:value-type="float" office:value="368.106951871658">
                <text:p>368.106951871658</text:p>
              </table:table-cell>
              <table:table-cell office:value-type="float" office:value="220.514784740309">
                <text:p>220.514784740309</text:p>
              </table:table-cell>
              <table:table-cell office:value-type="float" office:value="86.7760617760618">
                <text:p>86.7760617760618</text:p>
              </table:table-cell>
              <table:table-cell office:value-type="float" office:value="156.54226287063">
                <text:p>156.54226287063</text:p>
              </table:table-cell>
              <table:table-cell office:value-type="float" office:value="66.7824773413897">
                <text:p>66.7824773413897</text:p>
              </table:table-cell>
              <table:table-cell office:value-type="float" office:value="36.0706612556696">
                <text:p>36.0706612556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38.376322751323">
                <text:p>338.376322751323</text:p>
              </table:table-cell>
              <table:table-cell office:value-type="float" office:value="379.807486631016">
                <text:p>379.807486631016</text:p>
              </table:table-cell>
              <table:table-cell office:value-type="float" office:value="229.30902405393">
                <text:p>229.30902405393</text:p>
              </table:table-cell>
              <table:table-cell office:value-type="float" office:value="88.7065637065637">
                <text:p>88.7065637065637</text:p>
              </table:table-cell>
              <table:table-cell office:value-type="float" office:value="167.1190441068">
                <text:p>167.1190441068</text:p>
              </table:table-cell>
              <table:table-cell office:value-type="float" office:value="71.4199395770393">
                <text:p>71.4199395770393</text:p>
              </table:table-cell>
              <table:table-cell office:value-type="float" office:value="38.1236571974218">
                <text:p>38.12365719742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48.330026455026">
                <text:p>348.330026455026</text:p>
              </table:table-cell>
              <table:table-cell office:value-type="float" office:value="390.48128342246">
                <text:p>390.48128342246</text:p>
              </table:table-cell>
              <table:table-cell office:value-type="float" office:value="240.983606557377">
                <text:p>240.983606557377</text:p>
              </table:table-cell>
              <table:table-cell office:value-type="float" office:value="99.7104247104247">
                <text:p>99.7104247104247</text:p>
              </table:table-cell>
              <table:table-cell office:value-type="float" office:value="178.59566307715">
                <text:p>178.59566307715</text:p>
              </table:table-cell>
              <table:table-cell office:value-type="float" office:value="90.1057401812689">
                <text:p>90.1057401812689</text:p>
              </table:table-cell>
              <table:table-cell office:value-type="float" office:value="41.7164000954882">
                <text:p>41.71640009548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57.886904761905">
                <text:p>357.886904761905</text:p>
              </table:table-cell>
              <table:table-cell office:value-type="float" office:value="402.395721925134">
                <text:p>402.395721925134</text:p>
              </table:table-cell>
              <table:table-cell office:value-type="float" office:value="263.01516776467">
                <text:p>263.01516776467</text:p>
              </table:table-cell>
              <table:table-cell office:value-type="float" office:value="116.119691119691">
                <text:p>116.119691119691</text:p>
              </table:table-cell>
              <table:table-cell office:value-type="float" office:value="189.821507596991">
                <text:p>189.821507596991</text:p>
              </table:table-cell>
              <table:table-cell office:value-type="float" office:value="98.0151057401813">
                <text:p>98.0151057401813</text:p>
              </table:table-cell>
              <table:table-cell office:value-type="float" office:value="45.4046311768919">
                <text:p>45.4046311768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66.56746031746">
                <text:p>366.56746031746</text:p>
              </table:table-cell>
              <table:table-cell office:value-type="float" office:value="409.197860962567">
                <text:p>409.197860962567</text:p>
              </table:table-cell>
              <table:table-cell office:value-type="float" office:value="274.551861498391">
                <text:p>274.551861498391</text:p>
              </table:table-cell>
              <table:table-cell office:value-type="float" office:value="128.667953667954">
                <text:p>128.667953667954</text:p>
              </table:table-cell>
              <table:table-cell office:value-type="float" office:value="202.522495943354">
                <text:p>202.522495943354</text:p>
              </table:table-cell>
              <table:table-cell office:value-type="float" office:value="104.589123867069">
                <text:p>104.589123867069</text:p>
              </table:table-cell>
              <table:table-cell office:value-type="float" office:value="48.3647648603485">
                <text:p>48.3647648603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76.074735449735">
                <text:p>376.074735449735</text:p>
              </table:table-cell>
              <table:table-cell office:value-type="float" office:value="416.641711229947">
                <text:p>416.641711229947</text:p>
              </table:table-cell>
              <table:table-cell office:value-type="float" office:value="286.211123027425">
                <text:p>286.211123027425</text:p>
              </table:table-cell>
              <table:table-cell office:value-type="float" office:value="135.135135135135">
                <text:p>135.135135135135</text:p>
              </table:table-cell>
              <table:table-cell office:value-type="float" office:value="215.016964154005">
                <text:p>215.016964154005</text:p>
              </table:table-cell>
              <table:table-cell office:value-type="float" office:value="112.226586102719">
                <text:p>112.226586102719</text:p>
              </table:table-cell>
              <table:table-cell office:value-type="float" office:value="51.9455717354977">
                <text:p>51.9455717354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84.044312169312">
                <text:p>384.044312169312</text:p>
              </table:table-cell>
              <table:table-cell office:value-type="float" office:value="428.727272727273">
                <text:p>428.727272727273</text:p>
              </table:table-cell>
              <table:table-cell office:value-type="float" office:value="296.047188601195">
                <text:p>296.047188601195</text:p>
              </table:table-cell>
              <table:table-cell office:value-type="float" office:value="145.849420849421">
                <text:p>145.849420849421</text:p>
              </table:table-cell>
              <table:table-cell office:value-type="float" office:value="228.11624133353">
                <text:p>228.11624133353</text:p>
              </table:table-cell>
              <table:table-cell office:value-type="float" office:value="117.867069486405">
                <text:p>117.867069486405</text:p>
              </table:table-cell>
              <table:table-cell office:value-type="float" office:value="54.1656719980902">
                <text:p>54.1656719980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91.203703703704">
                <text:p>391.203703703704</text:p>
              </table:table-cell>
              <table:table-cell office:value-type="float" office:value="437.497326203209">
                <text:p>437.497326203209</text:p>
              </table:table-cell>
              <table:table-cell office:value-type="float" office:value="302.098973494714">
                <text:p>302.098973494714</text:p>
              </table:table-cell>
              <table:table-cell office:value-type="float" office:value="148.648648648649">
                <text:p>148.648648648649</text:p>
              </table:table-cell>
              <table:table-cell office:value-type="float" office:value="236.908098539608">
                <text:p>236.908098539608</text:p>
              </table:table-cell>
              <table:table-cell office:value-type="float" office:value="122.583081570997">
                <text:p>122.583081570997</text:p>
              </table:table-cell>
              <table:table-cell office:value-type="float" office:value="55.4070183814753">
                <text:p>55.4070183814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98.710317460317">
                <text:p>398.710317460317</text:p>
              </table:table-cell>
              <table:table-cell office:value-type="float" office:value="446.032085561497">
                <text:p>446.032085561497</text:p>
              </table:table-cell>
              <table:table-cell office:value-type="float" office:value="310.479546499157">
                <text:p>310.479546499157</text:p>
              </table:table-cell>
              <table:table-cell office:value-type="float" office:value="152.509652509653">
                <text:p>152.509652509653</text:p>
              </table:table-cell>
              <table:table-cell office:value-type="float" office:value="243.531494320696">
                <text:p>243.531494320696</text:p>
              </table:table-cell>
              <table:table-cell office:value-type="float" office:value="128.441087613293">
                <text:p>128.441087613293</text:p>
              </table:table-cell>
              <table:table-cell office:value-type="float" office:value="58.0329434232514">
                <text:p>58.0329434232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07.539682539683">
                <text:p>407.539682539683</text:p>
              </table:table-cell>
              <table:table-cell office:value-type="float" office:value="455.229946524064">
                <text:p>455.229946524064</text:p>
              </table:table-cell>
              <table:table-cell office:value-type="float" office:value="318.614983912977">
                <text:p>318.614983912977</text:p>
              </table:table-cell>
              <table:table-cell office:value-type="float" office:value="170.366795366795">
                <text:p>170.366795366795</text:p>
              </table:table-cell>
              <table:table-cell office:value-type="float" office:value="255.745685204307">
                <text:p>255.745685204307</text:p>
              </table:table-cell>
              <table:table-cell office:value-type="float" office:value="137.570996978852">
                <text:p>137.570996978852</text:p>
              </table:table-cell>
              <table:table-cell office:value-type="float" office:value="60.7066125566961">
                <text:p>60.70661255669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14.765211640212">
                <text:p>414.765211640212</text:p>
              </table:table-cell>
              <table:table-cell office:value-type="float" office:value="464.534759358289">
                <text:p>464.534759358289</text:p>
              </table:table-cell>
              <table:table-cell office:value-type="float" office:value="326.949593994178">
                <text:p>326.949593994178</text:p>
              </table:table-cell>
              <table:table-cell office:value-type="float" office:value="186.969111969112">
                <text:p>186.969111969112</text:p>
              </table:table-cell>
              <table:table-cell office:value-type="float" office:value="267.001032600679">
                <text:p>267.001032600679</text:p>
              </table:table-cell>
              <table:table-cell office:value-type="float" office:value="144.694864048338">
                <text:p>144.694864048338</text:p>
              </table:table-cell>
              <table:table-cell office:value-type="float" office:value="63.4399618047267">
                <text:p>63.43996180472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22.437169312169">
                <text:p>422.437169312169</text:p>
              </table:table-cell>
              <table:table-cell office:value-type="float" office:value="473.946524064171">
                <text:p>473.946524064171</text:p>
              </table:table-cell>
              <table:table-cell office:value-type="float" office:value="334.855216791788">
                <text:p>334.855216791788</text:p>
              </table:table-cell>
              <table:table-cell office:value-type="float" office:value="195.07722007722">
                <text:p>195.07722007722</text:p>
              </table:table-cell>
              <table:table-cell office:value-type="float" office:value="276.412450213896">
                <text:p>276.412450213896</text:p>
              </table:table-cell>
              <table:table-cell office:value-type="float" office:value="151.770392749245">
                <text:p>151.770392749245</text:p>
              </table:table-cell>
              <table:table-cell office:value-type="float" office:value="66.5433277631893">
                <text:p>66.5433277631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29.381613756614">
                <text:p>429.381613756614</text:p>
              </table:table-cell>
              <table:table-cell office:value-type="float" office:value="481.79679144385">
                <text:p>481.79679144385</text:p>
              </table:table-cell>
              <table:table-cell office:value-type="float" office:value="340.815075838823">
                <text:p>340.815075838823</text:p>
              </table:table-cell>
              <table:table-cell office:value-type="float" office:value="207.722007722008">
                <text:p>207.722007722008</text:p>
              </table:table-cell>
              <table:table-cell office:value-type="float" office:value="287.741554801593">
                <text:p>287.741554801593</text:p>
              </table:table-cell>
              <table:table-cell office:value-type="float" office:value="157.682779456193">
                <text:p>157.682779456193</text:p>
              </table:table-cell>
              <table:table-cell office:value-type="float" office:value="68.7514920028647">
                <text:p>68.75149200286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36.243386243386">
                <text:p>436.243386243386</text:p>
              </table:table-cell>
              <table:table-cell office:value-type="float" office:value="489.882352941176">
                <text:p>489.882352941176</text:p>
              </table:table-cell>
              <table:table-cell office:value-type="float" office:value="346.468515397579">
                <text:p>346.468515397579</text:p>
              </table:table-cell>
              <table:table-cell office:value-type="float" office:value="211.583011583012">
                <text:p>211.583011583012</text:p>
              </table:table-cell>
              <table:table-cell office:value-type="float" office:value="299.734474111226">
                <text:p>299.734474111226</text:p>
              </table:table-cell>
              <table:table-cell office:value-type="float" office:value="163.915407854985">
                <text:p>163.915407854985</text:p>
              </table:table-cell>
              <table:table-cell office:value-type="float" office:value="70.1480066841728">
                <text:p>70.14800668417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maximum="6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7" style:family="chart" style:data-style-name="N2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0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4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104cm" svg:height="16.547cm" xlink:href=".." xlink:type="simple" chart:class="chart:scatter" chart:column-mapping="0 2 1 3 5 4 6 7" chart:style-name="ch1">
        <chart:title svg:x="6.471cm" svg:y="0.466cm" chart:style-name="ch2">
          <text:p>Countries Total Deaths per Million inhabitants</text:p>
        </chart:title>
        <chart:legend svg:x="3.326cm" svg:y="3.526cm" style:legend-expansion="custom" chartooo:width="2.801cm" chartooo:height="4.061cm" style:legend-expansion-aspect-ratio="0.689731593203644" chart:style-name="ch3"/>
        <chart:plot-area chart:style-name="ch4" table:cell-range-address="'Deaths-1M'.B53:'Deaths-1M'.I143 'Deaths-1M'.C51:'Deaths-1M'.I51" chart:data-source-has-labels="row" svg:x="0.442cm" svg:y="1.575cm" svg:width="21.22cm" svg:height="13.661cm">
          <chartooo:coordinate-region svg:x="1.725cm" svg:y="1.775cm" svg:width="19.75cm" svg:height="12.814cm"/>
          <chart:axis chart:dimension="x" chart:name="primary-x" chart:style-name="ch5">
            <chart:title svg:x="9.804cm" svg:y="15.566cm" chart:style-name="ch6">
              <text:p>Days from start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aths-1M'.D53:'Deaths-1M'.D143" chart:label-cell-address="'Deaths-1M'.D51:'Deaths-1M'.D51" chart:class="chart:scatter">
            <chart:domain table:cell-range-address="'Deaths-1M'.B53:'Deaths-1M'.B143"/>
            <chart:data-point chart:repeated="91"/>
          </chart:series>
          <chart:series chart:style-name="ch10" chart:values-cell-range-address="'Deaths-1M'.C53:'Deaths-1M'.C143" chart:label-cell-address="'Deaths-1M'.C51:'Deaths-1M'.C51" chart:class="chart:scatter">
            <chart:data-point chart:repeated="91"/>
          </chart:series>
          <chart:series chart:style-name="ch11" chart:values-cell-range-address="'Deaths-1M'.E53:'Deaths-1M'.E143" chart:label-cell-address="'Deaths-1M'.E51:'Deaths-1M'.E51" chart:class="chart:scatter">
            <chart:data-point chart:repeated="91"/>
          </chart:series>
          <chart:series chart:style-name="ch12" chart:values-cell-range-address="'Deaths-1M'.G53:'Deaths-1M'.G143" chart:label-cell-address="'Deaths-1M'.G51:'Deaths-1M'.G51" chart:class="chart:scatter">
            <chart:data-point chart:repeated="91"/>
          </chart:series>
          <chart:series chart:style-name="ch13" chart:values-cell-range-address="'Deaths-1M'.F53:'Deaths-1M'.F143" chart:label-cell-address="'Deaths-1M'.F51:'Deaths-1M'.F51" chart:class="chart:scatter">
            <chart:data-point chart:repeated="91"/>
          </chart:series>
          <chart:series chart:style-name="ch14" chart:values-cell-range-address="'Deaths-1M'.H53:'Deaths-1M'.H143" chart:label-cell-address="'Deaths-1M'.H51:'Deaths-1M'.H51" chart:class="chart:scatter">
            <chart:data-point chart:repeated="91"/>
          </chart:series>
          <chart:series chart:style-name="ch15" chart:values-cell-range-address="'Deaths-1M'.I53:'Deaths-1M'.I143" chart:label-cell-address="'Deaths-1M'.I51:'Deaths-1M'.I51" chart:class="chart:scatter">
            <chart:data-point chart:repeated="9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ain</text:p>
                <draw:g>
                  <svg:desc>'Deaths-1M'.D51:'Deaths-1M'.D51</svg:desc>
                </draw:g>
              </table:table-cell>
              <table:table-cell office:value-type="string">
                <text:p>Italy</text:p>
                <draw:g>
                  <svg:desc>'Deaths-1M'.C51:'Deaths-1M'.C51</svg:desc>
                </draw:g>
              </table:table-cell>
              <table:table-cell office:value-type="string">
                <text:p>France</text:p>
                <draw:g>
                  <svg:desc>'Deaths-1M'.E51:'Deaths-1M'.E51</svg:desc>
                </draw:g>
              </table:table-cell>
              <table:table-cell office:value-type="string">
                <text:p>UK</text:p>
                <draw:g>
                  <svg:desc>'Deaths-1M'.G51:'Deaths-1M'.G51</svg:desc>
                </draw:g>
              </table:table-cell>
              <table:table-cell office:value-type="string">
                <text:p>Sweden</text:p>
                <draw:g>
                  <svg:desc>'Deaths-1M'.F51:'Deaths-1M'.F51</svg:desc>
                </draw:g>
              </table:table-cell>
              <table:table-cell office:value-type="string">
                <text:p>USA</text:p>
                <draw:g>
                  <svg:desc>'Deaths-1M'.H51:'Deaths-1M'.H51</svg:desc>
                </draw:g>
              </table:table-cell>
              <table:table-cell office:value-type="string">
                <text:p>Germany</text:p>
                <draw:g>
                  <svg:desc>'Deaths-1M'.I51:'Deaths-1M'.I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aths-1M'.B53:'Deaths-1M'.B143</svg:desc>
                </draw:g>
              </table:table-cell>
              <table:table-cell office:value-type="float" office:value="6.28877005347594">
                <text:p>6.28877005347594</text:p>
                <draw:g>
                  <svg:desc>'Deaths-1M'.D53:'Deaths-1M'.D143</svg:desc>
                </draw:g>
              </table:table-cell>
              <table:table-cell office:value-type="float" office:value="6.0515873015873">
                <text:p>6.0515873015873</text:p>
                <draw:g>
                  <svg:desc>'Deaths-1M'.C53:'Deaths-1M'.C143</svg:desc>
                </draw:g>
              </table:table-cell>
              <table:table-cell office:value-type="float" office:value="5.69940248199786">
                <text:p>5.69940248199786</text:p>
                <draw:g>
                  <svg:desc>'Deaths-1M'.E53:'Deaths-1M'.E143</svg:desc>
                </draw:g>
              </table:table-cell>
              <table:table-cell office:value-type="float" office:value="4.94173181885234">
                <text:p>4.94173181885234</text:p>
                <draw:g>
                  <svg:desc>'Deaths-1M'.G53:'Deaths-1M'.G143</svg:desc>
                </draw:g>
              </table:table-cell>
              <table:table-cell office:value-type="float" office:value="5.98455598455598">
                <text:p>5.98455598455598</text:p>
                <draw:g>
                  <svg:desc>'Deaths-1M'.F53:'Deaths-1M'.F143</svg:desc>
                </draw:g>
              </table:table-cell>
              <table:table-cell office:value-type="float" office:value="5.12688821752266">
                <text:p>5.12688821752266</text:p>
                <draw:g>
                  <svg:desc>'Deaths-1M'.H53:'Deaths-1M'.H143</svg:desc>
                </draw:g>
              </table:table-cell>
              <table:table-cell office:value-type="float" office:value="5.16829792313201">
                <text:p>5.16829792313201</text:p>
                <draw:g>
                  <svg:desc>'Deaths-1M'.I53:'Deaths-1M'.I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31550802139037">
                <text:p>7.31550802139037</text:p>
              </table:table-cell>
              <table:table-cell office:value-type="float" office:value="7.65542328042328">
                <text:p>7.65542328042328</text:p>
              </table:table-cell>
              <table:table-cell office:value-type="float" office:value="6.89443848628773">
                <text:p>6.89443848628773</text:p>
              </table:table-cell>
              <table:table-cell office:value-type="float" office:value="6.22510694792742">
                <text:p>6.22510694792742</text:p>
              </table:table-cell>
              <table:table-cell office:value-type="float" office:value="7.43243243243243">
                <text:p>7.43243243243243</text:p>
              </table:table-cell>
              <table:table-cell office:value-type="float" office:value="6.71299093655589">
                <text:p>6.71299093655589</text:p>
              </table:table-cell>
              <table:table-cell office:value-type="float" office:value="6.45738839818572">
                <text:p>6.45738839818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4010695187166">
                <text:p>11.4010695187166</text:p>
              </table:table-cell>
              <table:table-cell office:value-type="float" office:value="10.4332010582011">
                <text:p>10.4332010582011</text:p>
              </table:table-cell>
              <table:table-cell office:value-type="float" office:value="8.61038762065267">
                <text:p>8.61038762065267</text:p>
              </table:table-cell>
              <table:table-cell office:value-type="float" office:value="6.82991591680189">
                <text:p>6.82991591680189</text:p>
              </table:table-cell>
              <table:table-cell office:value-type="float" office:value="10.1351351351351">
                <text:p>10.1351351351351</text:p>
              </table:table-cell>
              <table:table-cell office:value-type="float" office:value="7.74018126888218">
                <text:p>7.74018126888218</text:p>
              </table:table-cell>
              <table:table-cell office:value-type="float" office:value="7.69873478157078">
                <text:p>7.69873478157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6470588235294">
                <text:p>13.6470588235294</text:p>
              </table:table-cell>
              <table:table-cell office:value-type="float" office:value="13.6739417989418">
                <text:p>13.6739417989418</text:p>
              </table:table-cell>
              <table:table-cell office:value-type="float" office:value="10.3263367550176">
                <text:p>10.3263367550176</text:p>
              </table:table-cell>
              <table:table-cell office:value-type="float" office:value="8.52633131730344">
                <text:p>8.52633131730344</text:p>
              </table:table-cell>
              <table:table-cell office:value-type="float" office:value="10.1351351351351">
                <text:p>10.1351351351351</text:p>
              </table:table-cell>
              <table:table-cell office:value-type="float" office:value="9.5166163141994">
                <text:p>9.5166163141994</text:p>
              </table:table-cell>
              <table:table-cell office:value-type="float" office:value="9.2504177608021">
                <text:p>9.2504177608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.7754010695187">
                <text:p>17.7754010695187</text:p>
              </table:table-cell>
              <table:table-cell office:value-type="float" office:value="16.7989417989418">
                <text:p>16.7989417989418</text:p>
              </table:table-cell>
              <table:table-cell office:value-type="float" office:value="13.1760379960165">
                <text:p>13.1760379960165</text:p>
              </table:table-cell>
              <table:table-cell office:value-type="float" office:value="11.1963416433102">
                <text:p>11.1963416433102</text:p>
              </table:table-cell>
              <table:table-cell office:value-type="float" office:value="10.6177606177606">
                <text:p>10.6177606177606</text:p>
              </table:table-cell>
              <table:table-cell office:value-type="float" office:value="12.2779456193353">
                <text:p>12.2779456193353</text:p>
              </table:table-cell>
              <table:table-cell office:value-type="float" office:value="11.1124373358797">
                <text:p>11.1124373358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.379679144385">
                <text:p>23.379679144385</text:p>
              </table:table-cell>
              <table:table-cell office:value-type="float" office:value="20.9325396825397">
                <text:p>20.9325396825397</text:p>
              </table:table-cell>
              <table:table-cell office:value-type="float" office:value="16.85307185537">
                <text:p>16.85307185537</text:p>
              </table:table-cell>
              <table:table-cell office:value-type="float" office:value="15.0317155922702">
                <text:p>15.0317155922702</text:p>
              </table:table-cell>
              <table:table-cell office:value-type="float" office:value="14.0926640926641">
                <text:p>14.0926640926641</text:p>
              </table:table-cell>
              <table:table-cell office:value-type="float" office:value="15.4501510574018">
                <text:p>15.4501510574018</text:p>
              </table:table-cell>
              <table:table-cell office:value-type="float" office:value="13.2131773693005">
                <text:p>13.2131773693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.5401069518717">
                <text:p>29.5401069518717</text:p>
              </table:table-cell>
              <table:table-cell office:value-type="float" office:value="23.8260582010582">
                <text:p>23.8260582010582</text:p>
              </table:table-cell>
              <table:table-cell office:value-type="float" office:value="20.0857974567182">
                <text:p>20.0857974567182</text:p>
              </table:table-cell>
              <table:table-cell office:value-type="float" office:value="18.1147661897035">
                <text:p>18.1147661897035</text:p>
              </table:table-cell>
              <table:table-cell office:value-type="float" office:value="17.3745173745174">
                <text:p>17.3745173745174</text:p>
              </table:table-cell>
              <table:table-cell office:value-type="float" office:value="18.392749244713">
                <text:p>18.392749244713</text:p>
              </table:table-cell>
              <table:table-cell office:value-type="float" office:value="15.2184292193841">
                <text:p>15.218429219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7.903743315508">
                <text:p>37.903743315508</text:p>
              </table:table-cell>
              <table:table-cell office:value-type="float" office:value="29.9107142857143">
                <text:p>29.9107142857143</text:p>
              </table:table-cell>
              <table:table-cell office:value-type="float" office:value="25.9843726060978">
                <text:p>25.9843726060978</text:p>
              </table:table-cell>
              <table:table-cell office:value-type="float" office:value="20.770025077445">
                <text:p>20.770025077445</text:p>
              </table:table-cell>
              <table:table-cell office:value-type="float" office:value="23.0694980694981">
                <text:p>23.0694980694981</text:p>
              </table:table-cell>
              <table:table-cell office:value-type="float" office:value="21.5679758308157">
                <text:p>21.5679758308157</text:p>
              </table:table-cell>
              <table:table-cell office:value-type="float" office:value="17.2356170923848">
                <text:p>17.2356170923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9.4331550802139">
                <text:p>49.4331550802139</text:p>
              </table:table-cell>
              <table:table-cell office:value-type="float" office:value="35.6812169312169">
                <text:p>35.6812169312169</text:p>
              </table:table-cell>
              <table:table-cell office:value-type="float" office:value="30.5653439558756">
                <text:p>30.5653439558756</text:p>
              </table:table-cell>
              <table:table-cell office:value-type="float" office:value="26.390323056498">
                <text:p>26.390323056498</text:p>
              </table:table-cell>
              <table:table-cell office:value-type="float" office:value="29.7297297297297">
                <text:p>29.7297297297297</text:p>
              </table:table-cell>
              <table:table-cell office:value-type="float" office:value="25.5861027190332">
                <text:p>25.5861027190332</text:p>
              </table:table-cell>
              <table:table-cell office:value-type="float" office:value="18.9066603007878">
                <text:p>18.9066603007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.9786096256684">
                <text:p>63.9786096256684</text:p>
              </table:table-cell>
              <table:table-cell office:value-type="float" office:value="41.385582010582">
                <text:p>41.385582010582</text:p>
              </table:table-cell>
              <table:table-cell office:value-type="float" office:value="35.4527347939329">
                <text:p>35.4527347939329</text:p>
              </table:table-cell>
              <table:table-cell office:value-type="float" office:value="34.695382799823">
                <text:p>34.695382799823</text:p>
              </table:table-cell>
              <table:table-cell office:value-type="float" office:value="34.5559845559846">
                <text:p>34.5559845559846</text:p>
              </table:table-cell>
              <table:table-cell office:value-type="float" office:value="29.1117824773414">
                <text:p>29.1117824773414</text:p>
              </table:table-cell>
              <table:table-cell office:value-type="float" office:value="21.6042014800668">
                <text:p>21.6042014800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8.0106951871658">
                <text:p>78.0106951871658</text:p>
              </table:table-cell>
              <table:table-cell office:value-type="float" office:value="49.239417989418">
                <text:p>49.239417989418</text:p>
              </table:table-cell>
              <table:table-cell office:value-type="float" office:value="39.9264593228129">
                <text:p>39.9264593228129</text:p>
              </table:table-cell>
              <table:table-cell office:value-type="float" office:value="43.0889511727393">
                <text:p>43.0889511727393</text:p>
              </table:table-cell>
              <table:table-cell office:value-type="float" office:value="36.003861003861">
                <text:p>36.003861003861</text:p>
              </table:table-cell>
              <table:table-cell office:value-type="float" office:value="32.9154078549849">
                <text:p>32.9154078549849</text:p>
              </table:table-cell>
              <table:table-cell office:value-type="float" office:value="24.0630222010026">
                <text:p>24.0630222010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3.3689839572193">
                <text:p>93.3689839572193</text:p>
              </table:table-cell>
              <table:table-cell office:value-type="float" office:value="56.2996031746032">
                <text:p>56.2996031746032</text:p>
              </table:table-cell>
              <table:table-cell office:value-type="float" office:value="46.3306266278535">
                <text:p>46.3306266278535</text:p>
              </table:table-cell>
              <table:table-cell office:value-type="float" office:value="53.1789349461573">
                <text:p>53.1789349461573</text:p>
              </table:table-cell>
              <table:table-cell office:value-type="float" office:value="38.7065637065637">
                <text:p>38.7065637065637</text:p>
              </table:table-cell>
              <table:table-cell office:value-type="float" office:value="38.8761329305136">
                <text:p>38.8761329305136</text:p>
              </table:table-cell>
              <table:table-cell office:value-type="float" office:value="28.0377178324182">
                <text:p>28.0377178324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9.903743315508">
                <text:p>109.90374331550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3.9757928604259">
                <text:p>53.9757928604259</text:p>
              </table:table-cell>
              <table:table-cell office:value-type="float" office:value="63.6229532379407">
                <text:p>63.6229532379407</text:p>
              </table:table-cell>
              <table:table-cell office:value-type="float" office:value="46.042471042471">
                <text:p>46.042471042471</text:p>
              </table:table-cell>
              <table:table-cell office:value-type="float" office:value="44.7462235649547">
                <text:p>44.7462235649547</text:p>
              </table:table-cell>
              <table:table-cell office:value-type="float" office:value="31.1172117450465">
                <text:p>31.1172117450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7.957219251337">
                <text:p>127.957219251337</text:p>
              </table:table-cell>
              <table:table-cell office:value-type="float" office:value="79.7784391534392">
                <text:p>79.7784391534392</text:p>
              </table:table-cell>
              <table:table-cell office:value-type="float" office:value="61.7741688371381">
                <text:p>61.7741688371381</text:p>
              </table:table-cell>
              <table:table-cell office:value-type="float" office:value="72.7835964006491">
                <text:p>72.7835964006491</text:p>
              </table:table-cell>
              <table:table-cell office:value-type="float" office:value="57.0463320463321">
                <text:p>57.0463320463321</text:p>
              </table:table-cell>
              <table:table-cell office:value-type="float" office:value="50.4894259818731">
                <text:p>50.4894259818731</text:p>
              </table:table-cell>
              <table:table-cell office:value-type="float" office:value="32.6569587013607">
                <text:p>32.6569587013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5.51871657754">
                <text:p>145.51871657754</text:p>
              </table:table-cell>
              <table:table-cell office:value-type="float" office:value="90.5423280423281">
                <text:p>90.5423280423281</text:p>
              </table:table-cell>
              <table:table-cell office:value-type="float" office:value="82.5340891680711">
                <text:p>82.5340891680711</text:p>
              </table:table-cell>
              <table:table-cell office:value-type="float" office:value="79.2594777990854">
                <text:p>79.2594777990854</text:p>
              </table:table-cell>
              <table:table-cell office:value-type="float" office:value="66.3127413127413">
                <text:p>66.3127413127413</text:p>
              </table:table-cell>
              <table:table-cell office:value-type="float" office:value="56.6374622356496">
                <text:p>56.6374622356496</text:p>
              </table:table-cell>
              <table:table-cell office:value-type="float" office:value="34.2683217951778">
                <text:p>34.2683217951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5.048128342246">
                <text:p>165.048128342246</text:p>
              </table:table-cell>
              <table:table-cell office:value-type="float" office:value="100.479497354497">
                <text:p>100.479497354497</text:p>
              </table:table-cell>
              <table:table-cell office:value-type="float" office:value="99.6935805117206">
                <text:p>99.6935805117206</text:p>
              </table:table-cell>
              <table:table-cell office:value-type="float" office:value="90.8541082755569">
                <text:p>90.8541082755569</text:p>
              </table:table-cell>
              <table:table-cell office:value-type="float" office:value="76.5444015444016">
                <text:p>76.5444015444016</text:p>
              </table:table-cell>
              <table:table-cell office:value-type="float" office:value="62.166163141994">
                <text:p>62.166163141994</text:p>
              </table:table-cell>
              <table:table-cell office:value-type="float" office:value="36.0706612556696">
                <text:p>36.0706612556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1.048128342246">
                <text:p>181.048128342246</text:p>
              </table:table-cell>
              <table:table-cell office:value-type="float" office:value="112.76455026455">
                <text:p>112.76455026455</text:p>
              </table:table-cell>
              <table:table-cell office:value-type="float" office:value="115.826566569634">
                <text:p>115.826566569634</text:p>
              </table:table-cell>
              <table:table-cell office:value-type="float" office:value="104.690957368343">
                <text:p>104.690957368343</text:p>
              </table:table-cell>
              <table:table-cell office:value-type="float" office:value="83.976833976834">
                <text:p>83.976833976834</text:p>
              </table:table-cell>
              <table:table-cell office:value-type="float" office:value="66.7824773413897">
                <text:p>66.7824773413897</text:p>
              </table:table-cell>
              <table:table-cell office:value-type="float" office:value="38.1236571974218">
                <text:p>38.1236571974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0.791443850267">
                <text:p>200.791443850267</text:p>
              </table:table-cell>
              <table:table-cell office:value-type="float" office:value="124.05753968254">
                <text:p>124.05753968254</text:p>
              </table:table-cell>
              <table:table-cell office:value-type="float" office:value="123.762831316072">
                <text:p>123.762831316072</text:p>
              </table:table-cell>
              <table:table-cell office:value-type="float" office:value="117.686974480012">
                <text:p>117.686974480012</text:p>
              </table:table-cell>
              <table:table-cell office:value-type="float" office:value="85.6177606177606">
                <text:p>85.6177606177606</text:p>
              </table:table-cell>
              <table:table-cell office:value-type="float" office:value="71.4199395770393">
                <text:p>71.4199395770393</text:p>
              </table:table-cell>
              <table:table-cell office:value-type="float" office:value="41.7164000954882">
                <text:p>41.7164000954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1.347593582888">
                <text:p>221.347593582888</text:p>
              </table:table-cell>
              <table:table-cell office:value-type="float" office:value="135.830026455026">
                <text:p>135.830026455026</text:p>
              </table:table-cell>
              <table:table-cell office:value-type="float" office:value="136.525203002911">
                <text:p>136.525203002911</text:p>
              </table:table-cell>
              <table:table-cell office:value-type="float" office:value="132.143383979938">
                <text:p>132.143383979938</text:p>
              </table:table-cell>
              <table:table-cell office:value-type="float" office:value="86.7760617760618">
                <text:p>86.7760617760618</text:p>
              </table:table-cell>
              <table:table-cell office:value-type="float" office:value="90.1057401812689">
                <text:p>90.1057401812689</text:p>
              </table:table-cell>
              <table:table-cell office:value-type="float" office:value="45.4046311768919">
                <text:p>45.4046311768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39.529411764706">
                <text:p>239.529411764706</text:p>
              </table:table-cell>
              <table:table-cell office:value-type="float" office:value="151.025132275132">
                <text:p>151.025132275132</text:p>
              </table:table-cell>
              <table:table-cell office:value-type="float" office:value="158.23502374751">
                <text:p>158.23502374751</text:p>
              </table:table-cell>
              <table:table-cell office:value-type="float" office:value="145.670452869155">
                <text:p>145.670452869155</text:p>
              </table:table-cell>
              <table:table-cell office:value-type="float" office:value="88.7065637065637">
                <text:p>88.7065637065637</text:p>
              </table:table-cell>
              <table:table-cell office:value-type="float" office:value="98.0151057401813">
                <text:p>98.0151057401813</text:p>
              </table:table-cell>
              <table:table-cell office:value-type="float" office:value="48.3647648603485">
                <text:p>48.3647648603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55.550802139037">
                <text:p>255.550802139037</text:p>
              </table:table-cell>
              <table:table-cell office:value-type="float" office:value="165.724206349206">
                <text:p>165.724206349206</text:p>
              </table:table-cell>
              <table:table-cell office:value-type="float" office:value="166.52367090547">
                <text:p>166.52367090547</text:p>
              </table:table-cell>
              <table:table-cell office:value-type="float" office:value="156.54226287063">
                <text:p>156.54226287063</text:p>
              </table:table-cell>
              <table:table-cell office:value-type="float" office:value="99.7104247104247">
                <text:p>99.7104247104247</text:p>
              </table:table-cell>
              <table:table-cell office:value-type="float" office:value="104.589123867069">
                <text:p>104.589123867069</text:p>
              </table:table-cell>
              <table:table-cell office:value-type="float" office:value="51.9455717354977">
                <text:p>51.94557173549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0.395721925134">
                <text:p>270.395721925134</text:p>
              </table:table-cell>
              <table:table-cell office:value-type="float" office:value="178.224206349206">
                <text:p>178.224206349206</text:p>
              </table:table-cell>
              <table:table-cell office:value-type="float" office:value="187.069097594607">
                <text:p>187.069097594607</text:p>
              </table:table-cell>
              <table:table-cell office:value-type="float" office:value="167.1190441068">
                <text:p>167.1190441068</text:p>
              </table:table-cell>
              <table:table-cell office:value-type="float" office:value="116.119691119691">
                <text:p>116.119691119691</text:p>
              </table:table-cell>
              <table:table-cell office:value-type="float" office:value="112.226586102719">
                <text:p>112.226586102719</text:p>
              </table:table-cell>
              <table:table-cell office:value-type="float" office:value="54.1656719980902">
                <text:p>54.1656719980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85.368983957219">
                <text:p>285.368983957219</text:p>
              </table:table-cell>
              <table:table-cell office:value-type="float" office:value="191.650132275132">
                <text:p>191.650132275132</text:p>
              </table:table-cell>
              <table:table-cell office:value-type="float" office:value="202.190899341198">
                <text:p>202.190899341198</text:p>
              </table:table-cell>
              <table:table-cell office:value-type="float" office:value="178.59566307715">
                <text:p>178.59566307715</text:p>
              </table:table-cell>
              <table:table-cell office:value-type="float" office:value="128.667953667954">
                <text:p>128.667953667954</text:p>
              </table:table-cell>
              <table:table-cell office:value-type="float" office:value="117.867069486405">
                <text:p>117.867069486405</text:p>
              </table:table-cell>
              <table:table-cell office:value-type="float" office:value="55.4070183814753">
                <text:p>55.4070183814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0.427807486631">
                <text:p>300.427807486631</text:p>
              </table:table-cell>
              <table:table-cell office:value-type="float" office:value="205.489417989418">
                <text:p>205.489417989418</text:p>
              </table:table-cell>
              <table:table-cell office:value-type="float" office:value="211.919718094071">
                <text:p>211.919718094071</text:p>
              </table:table-cell>
              <table:table-cell office:value-type="float" office:value="189.821507596991">
                <text:p>189.821507596991</text:p>
              </table:table-cell>
              <table:table-cell office:value-type="float" office:value="135.135135135135">
                <text:p>135.135135135135</text:p>
              </table:table-cell>
              <table:table-cell office:value-type="float" office:value="122.583081570997">
                <text:p>122.583081570997</text:p>
              </table:table-cell>
              <table:table-cell office:value-type="float" office:value="58.0329434232514">
                <text:p>58.0329434232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6.406417112299">
                <text:p>316.406417112299</text:p>
              </table:table-cell>
              <table:table-cell office:value-type="float" office:value="217.509920634921">
                <text:p>217.509920634921</text:p>
              </table:table-cell>
              <table:table-cell office:value-type="float" office:value="220.514784740309">
                <text:p>220.514784740309</text:p>
              </table:table-cell>
              <table:table-cell office:value-type="float" office:value="202.522495943354">
                <text:p>202.522495943354</text:p>
              </table:table-cell>
              <table:table-cell office:value-type="float" office:value="145.849420849421">
                <text:p>145.849420849421</text:p>
              </table:table-cell>
              <table:table-cell office:value-type="float" office:value="128.441087613293">
                <text:p>128.441087613293</text:p>
              </table:table-cell>
              <table:table-cell office:value-type="float" office:value="60.7066125566961">
                <text:p>60.70661255669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30.417112299465">
                <text:p>330.417112299465</text:p>
              </table:table-cell>
              <table:table-cell office:value-type="float" office:value="230.076058201058">
                <text:p>230.076058201058</text:p>
              </table:table-cell>
              <table:table-cell office:value-type="float" office:value="229.30902405393">
                <text:p>229.30902405393</text:p>
              </table:table-cell>
              <table:table-cell office:value-type="float" office:value="215.016964154005">
                <text:p>215.016964154005</text:p>
              </table:table-cell>
              <table:table-cell office:value-type="float" office:value="148.648648648649">
                <text:p>148.648648648649</text:p>
              </table:table-cell>
              <table:table-cell office:value-type="float" office:value="137.570996978852">
                <text:p>137.570996978852</text:p>
              </table:table-cell>
              <table:table-cell office:value-type="float" office:value="63.4399618047267">
                <text:p>63.4399618047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43.978609625668">
                <text:p>343.978609625668</text:p>
              </table:table-cell>
              <table:table-cell office:value-type="float" office:value="242.741402116402">
                <text:p>242.741402116402</text:p>
              </table:table-cell>
              <table:table-cell office:value-type="float" office:value="240.983606557377">
                <text:p>240.983606557377</text:p>
              </table:table-cell>
              <table:table-cell office:value-type="float" office:value="228.11624133353">
                <text:p>228.11624133353</text:p>
              </table:table-cell>
              <table:table-cell office:value-type="float" office:value="152.509652509653">
                <text:p>152.509652509653</text:p>
              </table:table-cell>
              <table:table-cell office:value-type="float" office:value="144.694864048338">
                <text:p>144.694864048338</text:p>
              </table:table-cell>
              <table:table-cell office:value-type="float" office:value="66.5433277631893">
                <text:p>66.5433277631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55.208556149733">
                <text:p>355.208556149733</text:p>
              </table:table-cell>
              <table:table-cell office:value-type="float" office:value="254.001322751323">
                <text:p>254.001322751323</text:p>
              </table:table-cell>
              <table:table-cell office:value-type="float" office:value="263.01516776467">
                <text:p>263.01516776467</text:p>
              </table:table-cell>
              <table:table-cell office:value-type="float" office:value="236.908098539608">
                <text:p>236.908098539608</text:p>
              </table:table-cell>
              <table:table-cell office:value-type="float" office:value="170.366795366795">
                <text:p>170.366795366795</text:p>
              </table:table-cell>
              <table:table-cell office:value-type="float" office:value="151.770392749245">
                <text:p>151.770392749245</text:p>
              </table:table-cell>
              <table:table-cell office:value-type="float" office:value="68.7514920028647">
                <text:p>68.7514920028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68.106951871658">
                <text:p>368.106951871658</text:p>
              </table:table-cell>
              <table:table-cell office:value-type="float" office:value="262.681878306878">
                <text:p>262.681878306878</text:p>
              </table:table-cell>
              <table:table-cell office:value-type="float" office:value="274.551861498391">
                <text:p>274.551861498391</text:p>
              </table:table-cell>
              <table:table-cell office:value-type="float" office:value="243.531494320696">
                <text:p>243.531494320696</text:p>
              </table:table-cell>
              <table:table-cell office:value-type="float" office:value="186.969111969112">
                <text:p>186.969111969112</text:p>
              </table:table-cell>
              <table:table-cell office:value-type="float" office:value="157.682779456193">
                <text:p>157.682779456193</text:p>
              </table:table-cell>
              <table:table-cell office:value-type="float" office:value="70.1480066841728">
                <text:p>70.1480066841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79.807486631016">
                <text:p>379.807486631016</text:p>
              </table:table-cell>
              <table:table-cell office:value-type="float" office:value="273.197751322751">
                <text:p>273.197751322751</text:p>
              </table:table-cell>
              <table:table-cell office:value-type="float" office:value="286.211123027425">
                <text:p>286.211123027425</text:p>
              </table:table-cell>
              <table:table-cell office:value-type="float" office:value="255.745685204307">
                <text:p>255.745685204307</text:p>
              </table:table-cell>
              <table:table-cell office:value-type="float" office:value="195.07722007722">
                <text:p>195.07722007722</text:p>
              </table:table-cell>
              <table:table-cell office:value-type="float" office:value="163.915407854985">
                <text:p>163.915407854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90.48128342246">
                <text:p>390.48128342246</text:p>
              </table:table-cell>
              <table:table-cell office:value-type="float" office:value="283.184523809524">
                <text:p>283.184523809524</text:p>
              </table:table-cell>
              <table:table-cell office:value-type="float" office:value="296.047188601195">
                <text:p>296.047188601195</text:p>
              </table:table-cell>
              <table:table-cell office:value-type="float" office:value="267.001032600679">
                <text:p>267.001032600679</text:p>
              </table:table-cell>
              <table:table-cell office:value-type="float" office:value="207.722007722008">
                <text:p>207.72200772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02.395721925134">
                <text:p>402.395721925134</text:p>
              </table:table-cell>
              <table:table-cell office:value-type="float" office:value="292.146164021164">
                <text:p>292.146164021164</text:p>
              </table:table-cell>
              <table:table-cell office:value-type="float" office:value="302.098973494714">
                <text:p>302.098973494714</text:p>
              </table:table-cell>
              <table:table-cell office:value-type="float" office:value="276.412450213896">
                <text:p>276.412450213896</text:p>
              </table:table-cell>
              <table:table-cell office:value-type="float" office:value="211.583011583012">
                <text:p>211.583011583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09.197860962567">
                <text:p>409.197860962567</text:p>
              </table:table-cell>
              <table:table-cell office:value-type="float" office:value="302.232142857143">
                <text:p>302.232142857143</text:p>
              </table:table-cell>
              <table:table-cell office:value-type="float" office:value="310.479546499157">
                <text:p>310.479546499157</text:p>
              </table:table-cell>
              <table:table-cell office:value-type="float" office:value="287.741554801593">
                <text:p>287.74155480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16.641711229947">
                <text:p>416.641711229947</text:p>
              </table:table-cell>
              <table:table-cell office:value-type="float" office:value="311.656746031746">
                <text:p>311.656746031746</text:p>
              </table:table-cell>
              <table:table-cell office:value-type="float" office:value="318.614983912977">
                <text:p>318.614983912977</text:p>
              </table:table-cell>
              <table:table-cell office:value-type="float" office:value="299.734474111226">
                <text:p>299.73447411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28.727272727273">
                <text:p>428.727272727273</text:p>
              </table:table-cell>
              <table:table-cell office:value-type="float" office:value="321.891534391534">
                <text:p>321.891534391534</text:p>
              </table:table-cell>
              <table:table-cell office:value-type="float" office:value="326.949593994178">
                <text:p>326.94959399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37.497326203209">
                <text:p>437.497326203209</text:p>
              </table:table-cell>
              <table:table-cell office:value-type="float" office:value="329.017857142857">
                <text:p>329.017857142857</text:p>
              </table:table-cell>
              <table:table-cell office:value-type="float" office:value="334.855216791788">
                <text:p>334.85521679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46.032085561497">
                <text:p>446.032085561497</text:p>
              </table:table-cell>
              <table:table-cell office:value-type="float" office:value="338.376322751323">
                <text:p>338.376322751323</text:p>
              </table:table-cell>
              <table:table-cell office:value-type="float" office:value="340.815075838823">
                <text:p>340.81507583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55.229946524064">
                <text:p>455.229946524064</text:p>
              </table:table-cell>
              <table:table-cell office:value-type="float" office:value="348.330026455026">
                <text:p>348.330026455026</text:p>
              </table:table-cell>
              <table:table-cell office:value-type="float" office:value="346.468515397579">
                <text:p>346.46851539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64.534759358289">
                <text:p>464.534759358289</text:p>
              </table:table-cell>
              <table:table-cell office:value-type="float" office:value="357.886904761905">
                <text:p>357.886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73.946524064171">
                <text:p>473.946524064171</text:p>
              </table:table-cell>
              <table:table-cell office:value-type="float" office:value="366.56746031746">
                <text:p>366.5674603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81.79679144385">
                <text:p>481.79679144385</text:p>
              </table:table-cell>
              <table:table-cell office:value-type="float" office:value="376.074735449735">
                <text:p>376.074735449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89.882352941176">
                <text:p>489.882352941176</text:p>
              </table:table-cell>
              <table:table-cell office:value-type="float" office:value="384.044312169312">
                <text:p>384.04431216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91.203703703704">
                <text:p>391.203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398.710317460317">
                <text:p>398.71031746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07.539682539683">
                <text:p>407.539682539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14.765211640212">
                <text:p>414.76521164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22.437169312169">
                <text:p>422.43716931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29.381613756614">
                <text:p>429.381613756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36.243386243386">
                <text:p>436.24338624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minimum="0" chart:maximum="55" chart:interval-major="10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7" style:family="chart" style:data-style-name="N126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2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3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4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5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1.169cm" svg:height="14.869cm" xlink:href=".." xlink:type="simple" chart:class="chart:scatter" chart:style-name="ch1">
        <chart:title svg:x="8.146cm" svg:y="0.433cm" chart:style-name="ch2">
          <text:p>Daily Deaths per Million</text:p>
        </chart:title>
        <chart:legend svg:x="14.391cm" svg:y="2.27cm" style:legend-expansion="custom" chartooo:width="3.051cm" chartooo:height="2.762cm" style:legend-expansion-aspect-ratio="1.10463432295438" chart:style-name="ch3"/>
        <chart:plot-area chart:style-name="ch4" table:cell-range-address="'Deaths per day'.C52:'Deaths per day'.J102 'Deaths per day'.D51:'Deaths per day'.J51" chart:data-source-has-labels="row" svg:x="0.423cm" svg:y="0.779cm" svg:width="20.018cm" svg:height="13.197cm">
          <chartooo:coordinate-region svg:x="1.706cm" svg:y="0.979cm" svg:width="18.735cm" svg:height="12.35cm"/>
          <chart:axis chart:dimension="x" chart:name="primary-x" chart:style-name="ch5">
            <chart:title svg:x="9.184cm" svg:y="14.273cm" chart:style-name="ch6">
              <text:p>Days from start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aths per day'.D52:'Deaths per day'.D102" chart:label-cell-address="'Deaths per day'.D51:'Deaths per day'.D51" chart:class="chart:scatter">
            <chart:domain table:cell-range-address="'Deaths per day'.C52:'Deaths per day'.C102"/>
            <chart:data-point chart:repeated="51"/>
          </chart:series>
          <chart:series chart:style-name="ch10" chart:values-cell-range-address="'Deaths per day'.E52:'Deaths per day'.E102" chart:label-cell-address="'Deaths per day'.E51:'Deaths per day'.E51" chart:class="chart:scatter">
            <chart:data-point chart:repeated="51"/>
          </chart:series>
          <chart:series chart:style-name="ch11" chart:values-cell-range-address="'Deaths per day'.F52:'Deaths per day'.F102" chart:label-cell-address="'Deaths per day'.F51:'Deaths per day'.F51" chart:class="chart:scatter">
            <chart:data-point chart:repeated="51"/>
          </chart:series>
          <chart:series chart:style-name="ch12" chart:values-cell-range-address="'Deaths per day'.G52:'Deaths per day'.G102" chart:label-cell-address="'Deaths per day'.G51:'Deaths per day'.G51" chart:class="chart:scatter">
            <chart:data-point chart:repeated="51"/>
          </chart:series>
          <chart:series chart:style-name="ch13" chart:values-cell-range-address="'Deaths per day'.H52:'Deaths per day'.H102" chart:label-cell-address="'Deaths per day'.H51:'Deaths per day'.H51" chart:class="chart:scatter">
            <chart:data-point chart:repeated="51"/>
          </chart:series>
          <chart:series chart:style-name="ch14" chart:values-cell-range-address="'Deaths per day'.I52:'Deaths per day'.I102" chart:label-cell-address="'Deaths per day'.I51:'Deaths per day'.I51" chart:class="chart:scatter">
            <chart:data-point chart:repeated="51"/>
          </chart:series>
          <chart:series chart:style-name="ch15" chart:values-cell-range-address="'Deaths per day'.J52:'Deaths per day'.J102" chart:label-cell-address="'Deaths per day'.J51:'Deaths per day'.J51" chart:class="chart:scatter">
            <chart:data-point chart:repeated="5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taly</text:p>
                <draw:g>
                  <svg:desc>'Deaths per day'.D51:'Deaths per day'.D51</svg:desc>
                </draw:g>
              </table:table-cell>
              <table:table-cell office:value-type="string">
                <text:p>Spain</text:p>
                <draw:g>
                  <svg:desc>'Deaths per day'.E51:'Deaths per day'.E51</svg:desc>
                </draw:g>
              </table:table-cell>
              <table:table-cell office:value-type="string">
                <text:p>France</text:p>
                <draw:g>
                  <svg:desc>'Deaths per day'.F51:'Deaths per day'.F51</svg:desc>
                </draw:g>
              </table:table-cell>
              <table:table-cell office:value-type="string">
                <text:p>Sweden</text:p>
                <draw:g>
                  <svg:desc>'Deaths per day'.G51:'Deaths per day'.G51</svg:desc>
                </draw:g>
              </table:table-cell>
              <table:table-cell office:value-type="string">
                <text:p>UK</text:p>
                <draw:g>
                  <svg:desc>'Deaths per day'.H51:'Deaths per day'.H51</svg:desc>
                </draw:g>
              </table:table-cell>
              <table:table-cell office:value-type="string">
                <text:p>USA</text:p>
                <draw:g>
                  <svg:desc>'Deaths per day'.I51:'Deaths per day'.I51</svg:desc>
                </draw:g>
              </table:table-cell>
              <table:table-cell office:value-type="string">
                <text:p>Germany</text:p>
                <draw:g>
                  <svg:desc>'Deaths per day'.J51:'Deaths per day'.J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eaths per day'.C52:'Deaths per day'.C102</svg:desc>
                </draw:g>
              </table:table-cell>
              <table:table-cell office:value-type="float" office:value="2.19907407407407">
                <text:p>2.19907407407407</text:p>
                <draw:g>
                  <svg:desc>'Deaths per day'.D52:'Deaths per day'.D102</svg:desc>
                </draw:g>
              </table:table-cell>
              <table:table-cell office:value-type="float" office:value="2.09625668449198">
                <text:p>2.09625668449198</text:p>
                <draw:g>
                  <svg:desc>'Deaths per day'.E52:'Deaths per day'.E102</svg:desc>
                </draw:g>
              </table:table-cell>
              <table:table-cell office:value-type="float" office:value="1.65466523670905">
                <text:p>1.65466523670905</text:p>
                <draw:g>
                  <svg:desc>'Deaths per day'.F52:'Deaths per day'.F102</svg:desc>
                </draw:g>
              </table:table-cell>
              <table:table-cell office:value-type="float" office:value="2.12355212355212">
                <text:p>2.12355212355212</text:p>
                <draw:g>
                  <svg:desc>'Deaths per day'.G52:'Deaths per day'.G102</svg:desc>
                </draw:g>
              </table:table-cell>
              <table:table-cell office:value-type="float" office:value="0.796577666322466">
                <text:p>0.796577666322466</text:p>
                <draw:g>
                  <svg:desc>'Deaths per day'.H52:'Deaths per day'.H102</svg:desc>
                </draw:g>
              </table:table-cell>
              <table:table-cell office:value-type="float" office:value="1.21148036253776">
                <text:p>1.21148036253776</text:p>
                <draw:g>
                  <svg:desc>'Deaths per day'.I52:'Deaths per day'.I102</svg:desc>
                </draw:g>
              </table:table-cell>
              <table:table-cell office:value-type="float" office:value="0.978753879207448">
                <text:p>0.978753879207448</text:p>
                <draw:g>
                  <svg:desc>'Deaths per day'.J52:'Deaths per day'.J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0383597883598">
                <text:p>1.60383597883598</text:p>
              </table:table-cell>
              <table:table-cell office:value-type="float" office:value="1.02673796791444">
                <text:p>1.02673796791444</text:p>
              </table:table-cell>
              <table:table-cell office:value-type="float" office:value="1.19503600428987">
                <text:p>1.19503600428987</text:p>
              </table:table-cell>
              <table:table-cell office:value-type="float" office:value="1.44787644787645">
                <text:p>1.44787644787645</text:p>
              </table:table-cell>
              <table:table-cell office:value-type="float" office:value="1.28337512907508">
                <text:p>1.28337512907508</text:p>
              </table:table-cell>
              <table:table-cell office:value-type="float" office:value="1.58610271903323">
                <text:p>1.58610271903323</text:p>
              </table:table-cell>
              <table:table-cell office:value-type="float" office:value="1.28909047505371">
                <text:p>1.28909047505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4.0855614973262">
                <text:p>4.0855614973262</text:p>
              </table:table-cell>
              <table:table-cell office:value-type="float" office:value="1.71594913436495">
                <text:p>1.7159491343649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0.604808968874465">
                <text:p>0.604808968874465</text:p>
              </table:table-cell>
              <table:table-cell office:value-type="float" office:value="1.02719033232628">
                <text:p>1.02719033232628</text:p>
              </table:table-cell>
              <table:table-cell office:value-type="float" office:value="1.24134638338506">
                <text:p>1.24134638338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24074074074074">
                <text:p>3.24074074074074</text:p>
              </table:table-cell>
              <table:table-cell office:value-type="float" office:value="2.24598930481283">
                <text:p>2.24598930481283</text:p>
              </table:table-cell>
              <table:table-cell office:value-type="float" office:value="1.71594913436495">
                <text:p>1.71594913436495</text:p>
              </table:table-cell>
              <table:table-cell office:value-type="float" office:value="0">
                <text:p>0</text:p>
              </table:table-cell>
              <table:table-cell office:value-type="float" office:value="1.69641540050155">
                <text:p>1.69641540050155</text:p>
              </table:table-cell>
              <table:table-cell office:value-type="float" office:value="1.77643504531722">
                <text:p>1.77643504531722</text:p>
              </table:table-cell>
              <table:table-cell office:value-type="float" office:value="1.55168297923132">
                <text:p>1.55168297923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125">
                <text:p>3.125</text:p>
              </table:table-cell>
              <table:table-cell office:value-type="float" office:value="4.1283422459893">
                <text:p>4.1283422459893</text:p>
              </table:table-cell>
              <table:table-cell office:value-type="float" office:value="2.84970124099893">
                <text:p>2.84970124099893</text:p>
              </table:table-cell>
              <table:table-cell office:value-type="float" office:value="0.482625482625483">
                <text:p>0.482625482625483</text:p>
              </table:table-cell>
              <table:table-cell office:value-type="float" office:value="2.67001032600679">
                <text:p>2.67001032600679</text:p>
              </table:table-cell>
              <table:table-cell office:value-type="float" office:value="2.76132930513595">
                <text:p>2.76132930513595</text:p>
              </table:table-cell>
              <table:table-cell office:value-type="float" office:value="1.86201957507758">
                <text:p>1.86201957507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13359788359788">
                <text:p>4.13359788359788</text:p>
              </table:table-cell>
              <table:table-cell office:value-type="float" office:value="5.60427807486631">
                <text:p>5.60427807486631</text:p>
              </table:table-cell>
              <table:table-cell office:value-type="float" office:value="3.67703385935346">
                <text:p>3.67703385935346</text:p>
              </table:table-cell>
              <table:table-cell office:value-type="float" office:value="3.47490347490347">
                <text:p>3.47490347490347</text:p>
              </table:table-cell>
              <table:table-cell office:value-type="float" office:value="3.83537394896002">
                <text:p>3.83537394896002</text:p>
              </table:table-cell>
              <table:table-cell office:value-type="float" office:value="3.17220543806647">
                <text:p>3.17220543806647</text:p>
              </table:table-cell>
              <table:table-cell office:value-type="float" office:value="2.10074003342086">
                <text:p>2.10074003342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89351851851852">
                <text:p>2.89351851851852</text:p>
              </table:table-cell>
              <table:table-cell office:value-type="float" office:value="6.16042780748663">
                <text:p>6.16042780748663</text:p>
              </table:table-cell>
              <table:table-cell office:value-type="float" office:value="3.23272560134825">
                <text:p>3.23272560134825</text:p>
              </table:table-cell>
              <table:table-cell office:value-type="float" office:value="3.28185328185328">
                <text:p>3.28185328185328</text:p>
              </table:table-cell>
              <table:table-cell office:value-type="float" office:value="3.08305059743325">
                <text:p>3.08305059743325</text:p>
              </table:table-cell>
              <table:table-cell office:value-type="float" office:value="2.94259818731118">
                <text:p>2.94259818731118</text:p>
              </table:table-cell>
              <table:table-cell office:value-type="float" office:value="2.00525185008355">
                <text:p>2.00525185008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08465608465608">
                <text:p>6.08465608465608</text:p>
              </table:table-cell>
              <table:table-cell office:value-type="float" office:value="8.36363636363636">
                <text:p>8.36363636363636</text:p>
              </table:table-cell>
              <table:table-cell office:value-type="float" office:value="5.8985751493795">
                <text:p>5.8985751493795</text:p>
              </table:table-cell>
              <table:table-cell office:value-type="float" office:value="5.6949806949807">
                <text:p>5.6949806949807</text:p>
              </table:table-cell>
              <table:table-cell office:value-type="float" office:value="2.65525888774155">
                <text:p>2.65525888774155</text:p>
              </table:table-cell>
              <table:table-cell office:value-type="float" office:value="3.17522658610272">
                <text:p>3.17522658610272</text:p>
              </table:table-cell>
              <table:table-cell office:value-type="float" office:value="2.01718787300072">
                <text:p>2.01718787300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.77050264550265">
                <text:p>5.77050264550265</text:p>
              </table:table-cell>
              <table:table-cell office:value-type="float" office:value="11.5294117647059">
                <text:p>11.5294117647059</text:p>
              </table:table-cell>
              <table:table-cell office:value-type="float" office:value="4.58097134977785">
                <text:p>4.58097134977785</text:p>
              </table:table-cell>
              <table:table-cell office:value-type="float" office:value="6.66023166023166">
                <text:p>6.66023166023166</text:p>
              </table:table-cell>
              <table:table-cell office:value-type="float" office:value="5.62029797905296">
                <text:p>5.62029797905296</text:p>
              </table:table-cell>
              <table:table-cell office:value-type="float" office:value="4.01812688821752">
                <text:p>4.01812688821752</text:p>
              </table:table-cell>
              <table:table-cell office:value-type="float" office:value="1.67104320840296">
                <text:p>1.67104320840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70436507936508">
                <text:p>5.70436507936508</text:p>
              </table:table-cell>
              <table:table-cell office:value-type="float" office:value="14.5454545454545">
                <text:p>14.5454545454545</text:p>
              </table:table-cell>
              <table:table-cell office:value-type="float" office:value="4.8873908380573">
                <text:p>4.8873908380573</text:p>
              </table:table-cell>
              <table:table-cell office:value-type="float" office:value="4.82625482625483">
                <text:p>4.82625482625483</text:p>
              </table:table-cell>
              <table:table-cell office:value-type="float" office:value="8.30505974332497">
                <text:p>8.30505974332497</text:p>
              </table:table-cell>
              <table:table-cell office:value-type="float" office:value="3.52567975830816">
                <text:p>3.52567975830816</text:p>
              </table:table-cell>
              <table:table-cell office:value-type="float" office:value="2.69754117927906">
                <text:p>2.69754117927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.85383597883598">
                <text:p>7.85383597883598</text:p>
              </table:table-cell>
              <table:table-cell office:value-type="float" office:value="14.0320855614973">
                <text:p>14.0320855614973</text:p>
              </table:table-cell>
              <table:table-cell office:value-type="float" office:value="4.47372452888004">
                <text:p>4.47372452888004</text:p>
              </table:table-cell>
              <table:table-cell office:value-type="float" office:value="1.44787644787645">
                <text:p>1.44787644787645</text:p>
              </table:table-cell>
              <table:table-cell office:value-type="float" office:value="8.39356837291636">
                <text:p>8.39356837291636</text:p>
              </table:table-cell>
              <table:table-cell office:value-type="float" office:value="3.8036253776435">
                <text:p>3.8036253776435</text:p>
              </table:table-cell>
              <table:table-cell office:value-type="float" office:value="2.45882072093578">
                <text:p>2.45882072093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06018518518519">
                <text:p>7.06018518518519</text:p>
              </table:table-cell>
              <table:table-cell office:value-type="float" office:value="15.3582887700535">
                <text:p>15.3582887700535</text:p>
              </table:table-cell>
              <table:table-cell office:value-type="float" office:value="6.4041673050406">
                <text:p>6.4041673050406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10.0899837734179">
                <text:p>10.0899837734179</text:p>
              </table:table-cell>
              <table:table-cell office:value-type="float" office:value="5.9607250755287">
                <text:p>5.9607250755287</text:p>
              </table:table-cell>
              <table:table-cell office:value-type="float" office:value="3.97469563141561">
                <text:p>3.97469563141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.3670634920635">
                <text:p>10.3670634920635</text:p>
              </table:table-cell>
              <table:table-cell office:value-type="float" office:value="16.5347593582888">
                <text:p>16.5347593582888</text:p>
              </table:table-cell>
              <table:table-cell office:value-type="float" office:value="7.64516623257239">
                <text:p>7.64516623257239</text:p>
              </table:table-cell>
              <table:table-cell office:value-type="float" office:value="7.33590733590734">
                <text:p>7.33590733590734</text:p>
              </table:table-cell>
              <table:table-cell office:value-type="float" office:value="10.4440182917834">
                <text:p>10.4440182917834</text:p>
              </table:table-cell>
              <table:table-cell office:value-type="float" office:value="5.87009063444109">
                <text:p>5.87009063444109</text:p>
              </table:table-cell>
              <table:table-cell office:value-type="float" office:value="3.07949391262831">
                <text:p>3.07949391262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.1117724867725">
                <text:p>13.1117724867725</text:p>
              </table:table-cell>
              <table:table-cell office:value-type="float" office:value="18.0534759358289">
                <text:p>18.0534759358289</text:p>
              </table:table-cell>
              <table:table-cell office:value-type="float" office:value="7.79837597671212">
                <text:p>7.79837597671212</text:p>
              </table:table-cell>
              <table:table-cell office:value-type="float" office:value="11.003861003861">
                <text:p>11.003861003861</text:p>
              </table:table-cell>
              <table:table-cell office:value-type="float" office:value="9.16064316270836">
                <text:p>9.16064316270836</text:p>
              </table:table-cell>
              <table:table-cell office:value-type="float" office:value="5.74320241691843">
                <text:p>5.74320241691843</text:p>
              </table:table-cell>
              <table:table-cell office:value-type="float" office:value="1.53974695631416">
                <text:p>1.53974695631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.7638888888889">
                <text:p>10.7638888888889</text:p>
              </table:table-cell>
              <table:table-cell office:value-type="float" office:value="17.5614973262032">
                <text:p>17.5614973262032</text:p>
              </table:table-cell>
              <table:table-cell office:value-type="float" office:value="20.759920330933">
                <text:p>20.759920330933</text:p>
              </table:table-cell>
              <table:table-cell office:value-type="float" office:value="9.26640926640927">
                <text:p>9.26640926640927</text:p>
              </table:table-cell>
              <table:table-cell office:value-type="float" office:value="6.47588139843635">
                <text:p>6.47588139843635</text:p>
              </table:table-cell>
              <table:table-cell office:value-type="float" office:value="6.14803625377644">
                <text:p>6.14803625377644</text:p>
              </table:table-cell>
              <table:table-cell office:value-type="float" office:value="1.61136309381714">
                <text:p>1.61136309381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.93716931216931">
                <text:p>9.93716931216931</text:p>
              </table:table-cell>
              <table:table-cell office:value-type="float" office:value="19.5294117647059">
                <text:p>19.5294117647059</text:p>
              </table:table-cell>
              <table:table-cell office:value-type="float" office:value="17.1594913436495">
                <text:p>17.1594913436495</text:p>
              </table:table-cell>
              <table:table-cell office:value-type="float" office:value="10.2316602316602">
                <text:p>10.2316602316602</text:p>
              </table:table-cell>
              <table:table-cell office:value-type="float" office:value="11.5946304764715">
                <text:p>11.5946304764715</text:p>
              </table:table-cell>
              <table:table-cell office:value-type="float" office:value="5.52870090634441">
                <text:p>5.52870090634441</text:p>
              </table:table-cell>
              <table:table-cell office:value-type="float" office:value="1.80233946049176">
                <text:p>1.80233946049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.2850529100529">
                <text:p>12.2850529100529</text:p>
              </table:table-cell>
              <table:table-cell office:value-type="float" office:value="16">
                <text:p>16</text:p>
              </table:table-cell>
              <table:table-cell office:value-type="float" office:value="16.1329860579133">
                <text:p>16.1329860579133</text:p>
              </table:table-cell>
              <table:table-cell office:value-type="float" office:value="7.43243243243243">
                <text:p>7.43243243243243</text:p>
              </table:table-cell>
              <table:table-cell office:value-type="float" office:value="13.8368490927865">
                <text:p>13.8368490927865</text:p>
              </table:table-cell>
              <table:table-cell office:value-type="float" office:value="4.61631419939577">
                <text:p>4.61631419939577</text:p>
              </table:table-cell>
              <table:table-cell office:value-type="float" office:value="2.05299594175221">
                <text:p>2.05299594175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.2929894179894">
                <text:p>11.2929894179894</text:p>
              </table:table-cell>
              <table:table-cell office:value-type="float" office:value="19.7433155080214">
                <text:p>19.7433155080214</text:p>
              </table:table-cell>
              <table:table-cell office:value-type="float" office:value="7.93626474643787">
                <text:p>7.93626474643787</text:p>
              </table:table-cell>
              <table:table-cell office:value-type="float" office:value="1.64092664092664">
                <text:p>1.64092664092664</text:p>
              </table:table-cell>
              <table:table-cell office:value-type="float" office:value="12.9960171116684">
                <text:p>12.9960171116684</text:p>
              </table:table-cell>
              <table:table-cell office:value-type="float" office:value="4.63746223564955">
                <text:p>4.63746223564955</text:p>
              </table:table-cell>
              <table:table-cell office:value-type="float" office:value="3.59274289806636">
                <text:p>3.59274289806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.7724867724868">
                <text:p>11.7724867724868</text:p>
              </table:table-cell>
              <table:table-cell office:value-type="float" office:value="20.5561497326203">
                <text:p>20.5561497326203</text:p>
              </table:table-cell>
              <table:table-cell office:value-type="float" office:value="12.7623716868393">
                <text:p>12.7623716868393</text:p>
              </table:table-cell>
              <table:table-cell office:value-type="float" office:value="1.15830115830116">
                <text:p>1.15830115830116</text:p>
              </table:table-cell>
              <table:table-cell office:value-type="float" office:value="14.4564094999262">
                <text:p>14.4564094999262</text:p>
              </table:table-cell>
              <table:table-cell office:value-type="float" office:value="18.6858006042296">
                <text:p>18.6858006042296</text:p>
              </table:table-cell>
              <table:table-cell office:value-type="float" office:value="3.68823108140368">
                <text:p>3.68823108140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5.1951058201058">
                <text:p>15.1951058201058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21.7098207445994">
                <text:p>21.7098207445994</text:p>
              </table:table-cell>
              <table:table-cell office:value-type="float" office:value="1.93050193050193">
                <text:p>1.93050193050193</text:p>
              </table:table-cell>
              <table:table-cell office:value-type="float" office:value="13.5270688892167">
                <text:p>13.5270688892167</text:p>
              </table:table-cell>
              <table:table-cell office:value-type="float" office:value="7.90936555891239">
                <text:p>7.90936555891239</text:p>
              </table:table-cell>
              <table:table-cell office:value-type="float" office:value="2.96013368345667">
                <text:p>2.96013368345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.6990740740741">
                <text:p>14.6990740740741</text:p>
              </table:table-cell>
              <table:table-cell office:value-type="float" office:value="16.0213903743316">
                <text:p>16.0213903743316</text:p>
              </table:table-cell>
              <table:table-cell office:value-type="float" office:value="8.28864715795925">
                <text:p>8.28864715795925</text:p>
              </table:table-cell>
              <table:table-cell office:value-type="float" office:value="11.003861003861">
                <text:p>11.003861003861</text:p>
              </table:table-cell>
              <table:table-cell office:value-type="float" office:value="10.8718100014751">
                <text:p>10.8718100014751</text:p>
              </table:table-cell>
              <table:table-cell office:value-type="float" office:value="6.57401812688822">
                <text:p>6.57401812688822</text:p>
              </table:table-cell>
              <table:table-cell office:value-type="float" office:value="3.5808068751492">
                <text:p>3.5808068751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.5">
                <text:p>12.5</text:p>
              </table:table-cell>
              <table:table-cell office:value-type="float" office:value="14.8449197860963">
                <text:p>14.8449197860963</text:p>
              </table:table-cell>
              <table:table-cell office:value-type="float" office:value="20.5454266891374">
                <text:p>20.5454266891374</text:p>
              </table:table-cell>
              <table:table-cell office:value-type="float" office:value="16.4092664092664">
                <text:p>16.4092664092664</text:p>
              </table:table-cell>
              <table:table-cell office:value-type="float" office:value="10.5767812361705">
                <text:p>10.5767812361705</text:p>
              </table:table-cell>
              <table:table-cell office:value-type="float" office:value="7.63746223564955">
                <text:p>7.63746223564955</text:p>
              </table:table-cell>
              <table:table-cell office:value-type="float" office:value="2.2201002625925">
                <text:p>2.2201002625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.4259259259259">
                <text:p>13.4259259259259</text:p>
              </table:table-cell>
              <table:table-cell office:value-type="float" office:value="14.9732620320856">
                <text:p>14.9732620320856</text:p>
              </table:table-cell>
              <table:table-cell office:value-type="float" office:value="15.1218017465911">
                <text:p>15.1218017465911</text:p>
              </table:table-cell>
              <table:table-cell office:value-type="float" office:value="12.5482625482626">
                <text:p>12.5482625482626</text:p>
              </table:table-cell>
              <table:table-cell office:value-type="float" office:value="11.4766189703496">
                <text:p>11.4766189703496</text:p>
              </table:table-cell>
              <table:table-cell office:value-type="float" office:value="5.6404833836858">
                <text:p>5.6404833836858</text:p>
              </table:table-cell>
              <table:table-cell office:value-type="float" office:value="1.24134638338506">
                <text:p>1.24134638338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3.8392857142857">
                <text:p>13.8392857142857</text:p>
              </table:table-cell>
              <table:table-cell office:value-type="float" office:value="15.0588235294118">
                <text:p>15.0588235294118</text:p>
              </table:table-cell>
              <table:table-cell office:value-type="float" office:value="9.72881875287268">
                <text:p>9.72881875287268</text:p>
              </table:table-cell>
              <table:table-cell office:value-type="float" office:value="6.46718146718147">
                <text:p>6.46718146718147</text:p>
              </table:table-cell>
              <table:table-cell office:value-type="float" office:value="11.2258445198407">
                <text:p>11.2258445198407</text:p>
              </table:table-cell>
              <table:table-cell office:value-type="float" office:value="4.71601208459215">
                <text:p>4.71601208459215</text:p>
              </table:table-cell>
              <table:table-cell office:value-type="float" office:value="2.62592504177608">
                <text:p>2.62592504177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.0205026455026">
                <text:p>12.0205026455026</text:p>
              </table:table-cell>
              <table:table-cell office:value-type="float" office:value="15.9786096256685">
                <text:p>15.9786096256685</text:p>
              </table:table-cell>
              <table:table-cell office:value-type="float" office:value="8.5950666462387">
                <text:p>8.5950666462387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12.7009883463638">
                <text:p>12.7009883463638</text:p>
              </table:table-cell>
              <table:table-cell office:value-type="float" office:value="5.85800604229607">
                <text:p>5.85800604229607</text:p>
              </table:table-cell>
              <table:table-cell office:value-type="float" office:value="2.67366913344474">
                <text:p>2.67366913344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.5661375661376">
                <text:p>12.5661375661376</text:p>
              </table:table-cell>
              <table:table-cell office:value-type="float" office:value="14.0106951871658">
                <text:p>14.0106951871658</text:p>
              </table:table-cell>
              <table:table-cell office:value-type="float" office:value="8.79423931362035">
                <text:p>8.79423931362035</text:p>
              </table:table-cell>
              <table:table-cell office:value-type="float" office:value="2.7992277992278">
                <text:p>2.7992277992278</text:p>
              </table:table-cell>
              <table:table-cell office:value-type="float" office:value="12.4944682106505">
                <text:p>12.4944682106505</text:p>
              </table:table-cell>
              <table:table-cell office:value-type="float" office:value="9.12990936555891">
                <text:p>9.12990936555891</text:p>
              </table:table-cell>
              <table:table-cell office:value-type="float" office:value="2.73334924803056">
                <text:p>2.73334924803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2.6653439153439">
                <text:p>12.6653439153439</text:p>
              </table:table-cell>
              <table:table-cell office:value-type="float" office:value="13.5614973262032">
                <text:p>13.5614973262032</text:p>
              </table:table-cell>
              <table:table-cell office:value-type="float" office:value="11.6745825034472">
                <text:p>11.6745825034472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13.099277179525">
                <text:p>13.099277179525</text:p>
              </table:table-cell>
              <table:table-cell office:value-type="float" office:value="7.12386706948641">
                <text:p>7.12386706948641</text:p>
              </table:table-cell>
              <table:table-cell office:value-type="float" office:value="3.10336595846264">
                <text:p>3.103365958462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.2599206349206">
                <text:p>11.2599206349206</text:p>
              </table:table-cell>
              <table:table-cell office:value-type="float" office:value="11.2299465240642">
                <text:p>11.2299465240642</text:p>
              </table:table-cell>
              <table:table-cell office:value-type="float" office:value="22.0315612072928">
                <text:p>22.0315612072928</text:p>
              </table:table-cell>
              <table:table-cell office:value-type="float" office:value="17.8571428571429">
                <text:p>17.8571428571429</text:p>
              </table:table-cell>
              <table:table-cell office:value-type="float" office:value="8.79185720607759">
                <text:p>8.79185720607759</text:p>
              </table:table-cell>
              <table:table-cell office:value-type="float" office:value="7.07552870090635">
                <text:p>7.07552870090635</text:p>
              </table:table-cell>
              <table:table-cell office:value-type="float" office:value="2.20816423967534">
                <text:p>2.208164239675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.68055555555556">
                <text:p>8.68055555555556</text:p>
              </table:table-cell>
              <table:table-cell office:value-type="float" office:value="12.8983957219251">
                <text:p>12.8983957219251</text:p>
              </table:table-cell>
              <table:table-cell office:value-type="float" office:value="11.5366937337215">
                <text:p>11.5366937337215</text:p>
              </table:table-cell>
              <table:table-cell office:value-type="float" office:value="16.6023166023166">
                <text:p>16.6023166023166</text:p>
              </table:table-cell>
              <table:table-cell office:value-type="float" office:value="6.62339578108866">
                <text:p>6.62339578108866</text:p>
              </table:table-cell>
              <table:table-cell office:value-type="float" office:value="5.91238670694864">
                <text:p>5.91238670694864</text:p>
              </table:table-cell>
              <table:table-cell office:value-type="float" office:value="1.39651468130819">
                <text:p>1.396514681308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.515873015873">
                <text:p>10.515873015873</text:p>
              </table:table-cell>
              <table:table-cell office:value-type="float" office:value="11.7005347593583">
                <text:p>11.7005347593583</text:p>
              </table:table-cell>
              <table:table-cell office:value-type="float" office:value="11.6592615290332">
                <text:p>11.6592615290332</text:p>
              </table:table-cell>
              <table:table-cell office:value-type="float" office:value="8.10810810810811">
                <text:p>8.10810810810811</text:p>
              </table:table-cell>
              <table:table-cell office:value-type="float" office:value="12.2141908836112">
                <text:p>12.2141908836112</text:p>
              </table:table-cell>
              <table:table-cell office:value-type="float" office:value="6.23262839879154">
                <text:p>6.23262839879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.98677248677249">
                <text:p>9.98677248677249</text:p>
              </table:table-cell>
              <table:table-cell office:value-type="float" office:value="10.6737967914439">
                <text:p>10.6737967914439</text:p>
              </table:table-cell>
              <table:table-cell office:value-type="float" office:value="9.83606557377049">
                <text:p>9.83606557377049</text:p>
              </table:table-cell>
              <table:table-cell office:value-type="float" office:value="12.6447876447876">
                <text:p>12.6447876447876</text:p>
              </table:table-cell>
              <table:table-cell office:value-type="float" office:value="11.2553473963711">
                <text:p>11.255347396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.96164021164021">
                <text:p>8.96164021164021</text:p>
              </table:table-cell>
              <table:table-cell office:value-type="float" office:value="11.9144385026738">
                <text:p>11.9144385026738</text:p>
              </table:table-cell>
              <table:table-cell office:value-type="float" office:value="6.05178489351923">
                <text:p>6.05178489351923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9.41141761321729">
                <text:p>9.4114176132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.0859788359788">
                <text:p>10.0859788359788</text:p>
              </table:table-cell>
              <table:table-cell office:value-type="float" office:value="6.80213903743316">
                <text:p>6.80213903743316</text:p>
              </table:table-cell>
              <table:table-cell office:value-type="float" office:value="8.38057300444308">
                <text:p>8.38057300444308</text:p>
              </table:table-cell>
              <table:table-cell office:value-type="float" office:value="NaN">
                <text:p>NaN</text:p>
              </table:table-cell>
              <table:table-cell office:value-type="float" office:value="11.3291045876973">
                <text:p>11.329104587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.42460317460318">
                <text:p>9.42460317460318</text:p>
              </table:table-cell>
              <table:table-cell office:value-type="float" office:value="7.44385026737968">
                <text:p>7.44385026737968</text:p>
              </table:table-cell>
              <table:table-cell office:value-type="float" office:value="8.13543741381952">
                <text:p>8.13543741381952</text:p>
              </table:table-cell>
              <table:table-cell office:value-type="float" office:value="NaN">
                <text:p>NaN</text:p>
              </table:table-cell>
              <table:table-cell office:value-type="float" office:value="11.9929193096327">
                <text:p>11.992919309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.2347883597884">
                <text:p>10.2347883597884</text:p>
              </table:table-cell>
              <table:table-cell office:value-type="float" office:value="12.0855614973262">
                <text:p>12.0855614973262</text:p>
              </table:table-cell>
              <table:table-cell office:value-type="float" office:value="8.33461008120116">
                <text:p>8.3346100812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.12632275132275">
                <text:p>7.12632275132275</text:p>
              </table:table-cell>
              <table:table-cell office:value-type="float" office:value="8.77005347593583">
                <text:p>8.77005347593583</text:p>
              </table:table-cell>
              <table:table-cell office:value-type="float" office:value="7.90562279760993">
                <text:p>7.90562279760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.35846560846561">
                <text:p>9.35846560846561</text:p>
              </table:table-cell>
              <table:table-cell office:value-type="float" office:value="8.53475935828877">
                <text:p>8.53475935828877</text:p>
              </table:table-cell>
              <table:table-cell office:value-type="float" office:value="5.95985904703539">
                <text:p>5.9598590470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.9537037037037">
                <text:p>9.9537037037037</text:p>
              </table:table-cell>
              <table:table-cell office:value-type="float" office:value="9.19786096256684">
                <text:p>9.19786096256684</text:p>
              </table:table-cell>
              <table:table-cell office:value-type="float" office:value="5.65343955875594">
                <text:p>5.6534395587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.55687830687831">
                <text:p>9.55687830687831</text:p>
              </table:table-cell>
              <table:table-cell office:value-type="float" office:value="9.3048128342246">
                <text:p>9.304812834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.68055555555556">
                <text:p>8.68055555555556</text:p>
              </table:table-cell>
              <table:table-cell office:value-type="float" office:value="9.41176470588235">
                <text:p>9.4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.50727513227513">
                <text:p>9.50727513227513</text:p>
              </table:table-cell>
              <table:table-cell office:value-type="float" office:value="7.85026737967915">
                <text:p>7.8502673796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7.96957671957672">
                <text:p>7.96957671957672</text:p>
              </table:table-cell>
              <table:table-cell office:value-type="float" office:value="8.0855614973262">
                <text:p>8.085561497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.15939153439154">
                <text:p>7.15939153439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.50661375661376">
                <text:p>7.5066137566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.82936507936508">
                <text:p>8.82936507936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.2255291005291">
                <text:p>7.225529100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.67195767195767">
                <text:p>7.67195767195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6.94444444444444">
                <text:p>6.9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.86177248677249">
                <text:p>6.86177248677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5.248cm" svg:height="17.08cm" xlink:href=".." xlink:type="simple" chart:class="chart:scatter" chart:style-name="ch1">
        <chart:subtitle svg:x="0cm" svg:y="0cm" chart:style-name="ch2">
          <text:p/>
        </chart:subtitle>
        <chart:legend chart:legend-position="end" svg:x="32.502cm" svg:y="6.747cm" style:legend-expansion="high" chart:style-name="ch3"/>
        <chart:plot-area chart:style-name="ch4" table:cell-range-address="speed.B52:speed.I112 speed.C51:speed.I51" chart:data-source-has-labels="row" svg:x="0.704cm" svg:y="0.341cm" svg:width="31.094cm" svg:height="15.417cm">
          <chartooo:coordinate-region svg:x="1.431cm" svg:y="0.54cm" svg:width="30.18cm" svg:height="15.019cm"/>
          <chart:axis chart:dimension="x" chart:name="primary-x" chart:style-name="ch5">
            <chart:title svg:x="15.003cm" svg:y="16.099cm" chart:style-name="ch6">
              <text:p>Days from start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peed.C52:speed.C112" chart:label-cell-address="speed.C51:speed.C51" chart:class="chart:scatter">
            <chart:domain table:cell-range-address="speed.B52:speed.B112"/>
            <chart:data-point chart:repeated="61"/>
          </chart:series>
          <chart:series chart:style-name="ch9" chart:values-cell-range-address="speed.D52:speed.D112" chart:label-cell-address="speed.D51:speed.D51" chart:class="chart:scatter">
            <chart:data-point chart:repeated="61"/>
          </chart:series>
          <chart:series chart:style-name="ch10" chart:values-cell-range-address="speed.E52:speed.E112" chart:label-cell-address="speed.E51:speed.E51" chart:class="chart:scatter">
            <chart:data-point chart:repeated="61"/>
          </chart:series>
          <chart:series chart:style-name="ch11" chart:values-cell-range-address="speed.F52:speed.F112" chart:label-cell-address="speed.F51:speed.F51" chart:class="chart:scatter">
            <chart:data-point chart:repeated="61"/>
          </chart:series>
          <chart:series chart:style-name="ch12" chart:values-cell-range-address="speed.G52:speed.G112" chart:label-cell-address="speed.G51:speed.G51" chart:class="chart:scatter">
            <chart:data-point chart:repeated="61"/>
          </chart:series>
          <chart:series chart:style-name="ch13" chart:values-cell-range-address="speed.H52:speed.H112" chart:label-cell-address="speed.H51:speed.H51" chart:class="chart:scatter">
            <chart:data-point chart:repeated="61"/>
          </chart:series>
          <chart:series chart:style-name="ch14" chart:values-cell-range-address="speed.I52:speed.I112" chart:label-cell-address="speed.I51:speed.I5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taly</text:p>
                <draw:g>
                  <svg:desc>speed.C51:speed.C51</svg:desc>
                </draw:g>
              </table:table-cell>
              <table:table-cell office:value-type="string">
                <text:p>Spain</text:p>
                <draw:g>
                  <svg:desc>speed.D51:speed.D51</svg:desc>
                </draw:g>
              </table:table-cell>
              <table:table-cell office:value-type="string">
                <text:p>France</text:p>
                <draw:g>
                  <svg:desc>speed.E51:speed.E51</svg:desc>
                </draw:g>
              </table:table-cell>
              <table:table-cell office:value-type="string">
                <text:p>Sweden</text:p>
                <draw:g>
                  <svg:desc>speed.F51:speed.F51</svg:desc>
                </draw:g>
              </table:table-cell>
              <table:table-cell office:value-type="string">
                <text:p>UK</text:p>
                <draw:g>
                  <svg:desc>speed.G51:speed.G51</svg:desc>
                </draw:g>
              </table:table-cell>
              <table:table-cell office:value-type="string">
                <text:p>USA</text:p>
                <draw:g>
                  <svg:desc>speed.H51:speed.H51</svg:desc>
                </draw:g>
              </table:table-cell>
              <table:table-cell office:value-type="string">
                <text:p>Germany</text:p>
                <draw:g>
                  <svg:desc>speed.I51:speed.I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ed.B52:speed.B112</svg:desc>
                </draw:g>
              </table:table-cell>
              <table:table-cell office:value-type="float" office:value="0">
                <text:p>0</text:p>
                <draw:g>
                  <svg:desc>speed.C52:speed.C112</svg:desc>
                </draw:g>
              </table:table-cell>
              <table:table-cell office:value-type="float" office:value="0">
                <text:p>0</text:p>
                <draw:g>
                  <svg:desc>speed.D52:speed.D112</svg:desc>
                </draw:g>
              </table:table-cell>
              <table:table-cell office:value-type="float" office:value="0">
                <text:p>0</text:p>
                <draw:g>
                  <svg:desc>speed.E52:speed.E112</svg:desc>
                </draw:g>
              </table:table-cell>
              <table:table-cell office:value-type="float" office:value="0">
                <text:p>0</text:p>
                <draw:g>
                  <svg:desc>speed.F52:speed.F112</svg:desc>
                </draw:g>
              </table:table-cell>
              <table:table-cell office:value-type="float" office:value="0">
                <text:p>0</text:p>
                <draw:g>
                  <svg:desc>speed.G52:speed.G112</svg:desc>
                </draw:g>
              </table:table-cell>
              <table:table-cell office:value-type="float" office:value="0">
                <text:p>0</text:p>
                <draw:g>
                  <svg:desc>speed.H52:speed.H112</svg:desc>
                </draw:g>
              </table:table-cell>
              <table:table-cell office:value-type="float" office:value="0">
                <text:p>0</text:p>
                <draw:g>
                  <svg:desc>speed.I52:speed.I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95238095238096">
                <text:p>-0.595238095238096</text:p>
              </table:table-cell>
              <table:table-cell office:value-type="float" office:value="-1.06951871657754">
                <text:p>-1.06951871657754</text:p>
              </table:table-cell>
              <table:table-cell office:value-type="float" office:value="-0.459629232419182">
                <text:p>-0.459629232419182</text:p>
              </table:table-cell>
              <table:table-cell office:value-type="float" office:value="-0.675675675675676">
                <text:p>-0.675675675675676</text:p>
              </table:table-cell>
              <table:table-cell office:value-type="float" office:value="0.486797462752618">
                <text:p>0.486797462752618</text:p>
              </table:table-cell>
              <table:table-cell office:value-type="float" office:value="0.374622356495468">
                <text:p>0.374622356495468</text:p>
              </table:table-cell>
              <table:table-cell office:value-type="float" office:value="0.310336595846264">
                <text:p>0.310336595846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1739417989418">
                <text:p>1.1739417989418</text:p>
              </table:table-cell>
              <table:table-cell office:value-type="float" office:value="3.05882352941176">
                <text:p>3.05882352941176</text:p>
              </table:table-cell>
              <table:table-cell office:value-type="float" office:value="0.520913130075073">
                <text:p>0.520913130075073</text:p>
              </table:table-cell>
              <table:table-cell office:value-type="float" office:value="1.25482625482625">
                <text:p>1.25482625482625</text:p>
              </table:table-cell>
              <table:table-cell office:value-type="float" office:value="-0.67856616020062">
                <text:p>-0.67856616020062</text:p>
              </table:table-cell>
              <table:table-cell office:value-type="float" office:value="-0.558912386706949">
                <text:p>-0.558912386706949</text:p>
              </table:table-cell>
              <table:table-cell office:value-type="float" office:value="-0.047744091668656">
                <text:p>-0.047744091668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-1.83957219251337">
                <text:p>-1.83957219251337</text:p>
              </table:table-cell>
              <table:table-cell office:value-type="float" office:value="0">
                <text:p>0</text:p>
              </table:table-cell>
              <table:table-cell office:value-type="float" office:value="-2.7027027027027">
                <text:p>-2.7027027027027</text:p>
              </table:table-cell>
              <table:table-cell office:value-type="float" office:value="1.09160643162708">
                <text:p>1.09160643162708</text:p>
              </table:table-cell>
              <table:table-cell office:value-type="float" office:value="0.749244712990937">
                <text:p>0.749244712990937</text:p>
              </table:table-cell>
              <table:table-cell office:value-type="float" office:value="0.310336595846264">
                <text:p>0.310336595846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115740740740741">
                <text:p>-0.115740740740741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.13375210663398">
                <text:p>1.13375210663398</text:p>
              </table:table-cell>
              <table:table-cell office:value-type="float" office:value="0.482625482625483">
                <text:p>0.482625482625483</text:p>
              </table:table-cell>
              <table:table-cell office:value-type="float" office:value="0.973594925505237">
                <text:p>0.973594925505237</text:p>
              </table:table-cell>
              <table:table-cell office:value-type="float" office:value="0.984894259818731">
                <text:p>0.984894259818731</text:p>
              </table:table-cell>
              <table:table-cell office:value-type="float" office:value="0.310336595846264">
                <text:p>0.310336595846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00859788359788">
                <text:p>1.00859788359788</text:p>
              </table:table-cell>
              <table:table-cell office:value-type="float" office:value="1.47593582887701">
                <text:p>1.47593582887701</text:p>
              </table:table-cell>
              <table:table-cell office:value-type="float" office:value="0.827332618354528">
                <text:p>0.827332618354528</text:p>
              </table:table-cell>
              <table:table-cell office:value-type="float" office:value="2.99227799227799">
                <text:p>2.99227799227799</text:p>
              </table:table-cell>
              <table:table-cell office:value-type="float" office:value="1.16536362295324">
                <text:p>1.16536362295324</text:p>
              </table:table-cell>
              <table:table-cell office:value-type="float" office:value="0.410876132930514">
                <text:p>0.410876132930514</text:p>
              </table:table-cell>
              <table:table-cell office:value-type="float" office:value="0.23872045834328">
                <text:p>0.2387204583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24007936507937">
                <text:p>-1.24007936507937</text:p>
              </table:table-cell>
              <table:table-cell office:value-type="float" office:value="0.55614973262032">
                <text:p>0.55614973262032</text:p>
              </table:table-cell>
              <table:table-cell office:value-type="float" office:value="-0.444308258005209">
                <text:p>-0.444308258005209</text:p>
              </table:table-cell>
              <table:table-cell office:value-type="float" office:value="-0.193050193050193">
                <text:p>-0.193050193050193</text:p>
              </table:table-cell>
              <table:table-cell office:value-type="float" office:value="-0.752323351526774">
                <text:p>-0.752323351526774</text:p>
              </table:table-cell>
              <table:table-cell office:value-type="float" office:value="-0.229607250755287">
                <text:p>-0.229607250755287</text:p>
              </table:table-cell>
              <table:table-cell office:value-type="float" office:value="-0.095488183337312">
                <text:p>-0.095488183337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19113756613757">
                <text:p>3.19113756613757</text:p>
              </table:table-cell>
              <table:table-cell office:value-type="float" office:value="2.20320855614973">
                <text:p>2.20320855614973</text:p>
              </table:table-cell>
              <table:table-cell office:value-type="float" office:value="2.66584954803125">
                <text:p>2.66584954803125</text:p>
              </table:table-cell>
              <table:table-cell office:value-type="float" office:value="2.41312741312741">
                <text:p>2.41312741312741</text:p>
              </table:table-cell>
              <table:table-cell office:value-type="float" office:value="-0.427791709691695">
                <text:p>-0.427791709691695</text:p>
              </table:table-cell>
              <table:table-cell office:value-type="float" office:value="0.232628398791541">
                <text:p>0.232628398791541</text:p>
              </table:table-cell>
              <table:table-cell office:value-type="float" office:value="0.0119360229171637">
                <text:p>0.0119360229171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314153439153439">
                <text:p>-0.314153439153439</text:p>
              </table:table-cell>
              <table:table-cell office:value-type="float" office:value="3.16577540106952">
                <text:p>3.16577540106952</text:p>
              </table:table-cell>
              <table:table-cell office:value-type="float" office:value="-1.31760379960165">
                <text:p>-1.31760379960165</text:p>
              </table:table-cell>
              <table:table-cell office:value-type="float" office:value="0.965250965250966">
                <text:p>0.965250965250966</text:p>
              </table:table-cell>
              <table:table-cell office:value-type="float" office:value="2.9650390913114">
                <text:p>2.9650390913114</text:p>
              </table:table-cell>
              <table:table-cell office:value-type="float" office:value="0.842900302114803">
                <text:p>0.842900302114803</text:p>
              </table:table-cell>
              <table:table-cell office:value-type="float" office:value="-0.346144664597756">
                <text:p>-0.346144664597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661375661375656">
                <text:p>-0.0661375661375656</text:p>
              </table:table-cell>
              <table:table-cell office:value-type="float" office:value="3.01604278074866">
                <text:p>3.01604278074866</text:p>
              </table:table-cell>
              <table:table-cell office:value-type="float" office:value="0.306419488279454">
                <text:p>0.306419488279454</text:p>
              </table:table-cell>
              <table:table-cell office:value-type="float" office:value="-1.83397683397683">
                <text:p>-1.83397683397683</text:p>
              </table:table-cell>
              <table:table-cell office:value-type="float" office:value="2.68476176427202">
                <text:p>2.68476176427202</text:p>
              </table:table-cell>
              <table:table-cell office:value-type="float" office:value="-0.492447129909365">
                <text:p>-0.492447129909365</text:p>
              </table:table-cell>
              <table:table-cell office:value-type="float" office:value="1.0264979708761">
                <text:p>1.0264979708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1494708994709">
                <text:p>2.1494708994709</text:p>
              </table:table-cell>
              <table:table-cell office:value-type="float" office:value="-0.51336898395722">
                <text:p>-0.51336898395722</text:p>
              </table:table-cell>
              <table:table-cell office:value-type="float" office:value="-0.413666309177263">
                <text:p>-0.413666309177263</text:p>
              </table:table-cell>
              <table:table-cell office:value-type="float" office:value="-3.37837837837838">
                <text:p>-3.37837837837838</text:p>
              </table:table-cell>
              <table:table-cell office:value-type="float" office:value="0.0885086295913862">
                <text:p>0.0885086295913862</text:p>
              </table:table-cell>
              <table:table-cell office:value-type="float" office:value="0.277945619335348">
                <text:p>0.277945619335348</text:p>
              </table:table-cell>
              <table:table-cell office:value-type="float" office:value="-0.23872045834328">
                <text:p>-0.23872045834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793650793650794">
                <text:p>-0.793650793650794</text:p>
              </table:table-cell>
              <table:table-cell office:value-type="float" office:value="1.32620320855615">
                <text:p>1.32620320855615</text:p>
              </table:table-cell>
              <table:table-cell office:value-type="float" office:value="1.93044277616056">
                <text:p>1.93044277616056</text:p>
              </table:table-cell>
              <table:table-cell office:value-type="float" office:value="1.25482625482625">
                <text:p>1.25482625482625</text:p>
              </table:table-cell>
              <table:table-cell office:value-type="float" office:value="1.69641540050155">
                <text:p>1.69641540050155</text:p>
              </table:table-cell>
              <table:table-cell office:value-type="float" office:value="2.1570996978852">
                <text:p>2.1570996978852</text:p>
              </table:table-cell>
              <table:table-cell office:value-type="float" office:value="1.51587491047983">
                <text:p>1.515874910479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.30687830687831">
                <text:p>3.30687830687831</text:p>
              </table:table-cell>
              <table:table-cell office:value-type="float" office:value="1.1764705882353">
                <text:p>1.1764705882353</text:p>
              </table:table-cell>
              <table:table-cell office:value-type="float" office:value="1.24099892753179">
                <text:p>1.24099892753179</text:p>
              </table:table-cell>
              <table:table-cell office:value-type="float" office:value="4.63320463320463">
                <text:p>4.63320463320463</text:p>
              </table:table-cell>
              <table:table-cell office:value-type="float" office:value="0.354034518365541">
                <text:p>0.354034518365541</text:p>
              </table:table-cell>
              <table:table-cell office:value-type="float" office:value="-0.0906344410876132">
                <text:p>-0.0906344410876132</text:p>
              </table:table-cell>
              <table:table-cell office:value-type="float" office:value="-0.8952017187873">
                <text:p>-0.8952017187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744708994709">
                <text:p>2.744708994709</text:p>
              </table:table-cell>
              <table:table-cell office:value-type="float" office:value="1.51871657754011">
                <text:p>1.51871657754011</text:p>
              </table:table-cell>
              <table:table-cell office:value-type="float" office:value="0.153209744139727">
                <text:p>0.153209744139727</text:p>
              </table:table-cell>
              <table:table-cell office:value-type="float" office:value="3.66795366795367">
                <text:p>3.66795366795367</text:p>
              </table:table-cell>
              <table:table-cell office:value-type="float" office:value="-1.28337512907509">
                <text:p>-1.28337512907509</text:p>
              </table:table-cell>
              <table:table-cell office:value-type="float" office:value="-0.126888217522659">
                <text:p>-0.126888217522659</text:p>
              </table:table-cell>
              <table:table-cell office:value-type="float" office:value="-1.53974695631416">
                <text:p>-1.53974695631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2.3478835978836">
                <text:p>-2.3478835978836</text:p>
              </table:table-cell>
              <table:table-cell office:value-type="float" office:value="-0.491978609625669">
                <text:p>-0.491978609625669</text:p>
              </table:table-cell>
              <table:table-cell office:value-type="float" office:value="12.9615443542209">
                <text:p>12.9615443542209</text:p>
              </table:table-cell>
              <table:table-cell office:value-type="float" office:value="-1.73745173745174">
                <text:p>-1.73745173745174</text:p>
              </table:table-cell>
              <table:table-cell office:value-type="float" office:value="-2.68476176427202">
                <text:p>-2.68476176427202</text:p>
              </table:table-cell>
              <table:table-cell office:value-type="float" office:value="0.404833836858006">
                <text:p>0.404833836858006</text:p>
              </table:table-cell>
              <table:table-cell office:value-type="float" office:value="0.071616137502984">
                <text:p>0.071616137502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826719576719576">
                <text:p>-0.826719576719576</text:p>
              </table:table-cell>
              <table:table-cell office:value-type="float" office:value="1.96791443850267">
                <text:p>1.96791443850267</text:p>
              </table:table-cell>
              <table:table-cell office:value-type="float" office:value="-3.60042898728359">
                <text:p>-3.60042898728359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5.11874907803511">
                <text:p>5.11874907803511</text:p>
              </table:table-cell>
              <table:table-cell office:value-type="float" office:value="-0.619335347432024">
                <text:p>-0.619335347432024</text:p>
              </table:table-cell>
              <table:table-cell office:value-type="float" office:value="0.190976366674624">
                <text:p>0.190976366674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3478835978836">
                <text:p>2.3478835978836</text:p>
              </table:table-cell>
              <table:table-cell office:value-type="float" office:value="-3.52941176470588">
                <text:p>-3.52941176470588</text:p>
              </table:table-cell>
              <table:table-cell office:value-type="float" office:value="-1.02650528573617">
                <text:p>-1.02650528573617</text:p>
              </table:table-cell>
              <table:table-cell office:value-type="float" office:value="-2.7992277992278">
                <text:p>-2.7992277992278</text:p>
              </table:table-cell>
              <table:table-cell office:value-type="float" office:value="2.24221861631509">
                <text:p>2.24221861631509</text:p>
              </table:table-cell>
              <table:table-cell office:value-type="float" office:value="-0.912386706948641">
                <text:p>-0.912386706948641</text:p>
              </table:table-cell>
              <table:table-cell office:value-type="float" office:value="0.250656481260444">
                <text:p>0.250656481260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992063492063494">
                <text:p>-0.992063492063494</text:p>
              </table:table-cell>
              <table:table-cell office:value-type="float" office:value="3.74331550802139">
                <text:p>3.74331550802139</text:p>
              </table:table-cell>
              <table:table-cell office:value-type="float" office:value="-8.19672131147541">
                <text:p>-8.19672131147541</text:p>
              </table:table-cell>
              <table:table-cell office:value-type="float" office:value="-5.79150579150579">
                <text:p>-5.79150579150579</text:p>
              </table:table-cell>
              <table:table-cell office:value-type="float" office:value="-0.840831981118159">
                <text:p>-0.840831981118159</text:p>
              </table:table-cell>
              <table:table-cell office:value-type="float" office:value="0.021148036253777">
                <text:p>0.021148036253777</text:p>
              </table:table-cell>
              <table:table-cell office:value-type="float" office:value="1.53974695631416">
                <text:p>1.53974695631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479497354497356">
                <text:p>0.479497354497356</text:p>
              </table:table-cell>
              <table:table-cell office:value-type="float" office:value="0.81283422459893">
                <text:p>0.81283422459893</text:p>
              </table:table-cell>
              <table:table-cell office:value-type="float" office:value="4.82610694040141">
                <text:p>4.82610694040141</text:p>
              </table:table-cell>
              <table:table-cell office:value-type="float" office:value="-0.482625482625483">
                <text:p>-0.482625482625483</text:p>
              </table:table-cell>
              <table:table-cell office:value-type="float" office:value="1.46039238825786">
                <text:p>1.46039238825786</text:p>
              </table:table-cell>
              <table:table-cell office:value-type="float" office:value="14.0483383685801">
                <text:p>14.0483383685801</text:p>
              </table:table-cell>
              <table:table-cell office:value-type="float" office:value="0.095488183337312">
                <text:p>0.095488183337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42261904761905">
                <text:p>3.42261904761905</text:p>
              </table:table-cell>
              <table:table-cell office:value-type="float" office:value="-2.37433155080214">
                <text:p>-2.37433155080214</text:p>
              </table:table-cell>
              <table:table-cell office:value-type="float" office:value="8.94744905776008">
                <text:p>8.94744905776008</text:p>
              </table:table-cell>
              <table:table-cell office:value-type="float" office:value="0.772200772200772">
                <text:p>0.772200772200772</text:p>
              </table:table-cell>
              <table:table-cell office:value-type="float" office:value="-0.929340610709545">
                <text:p>-0.929340610709545</text:p>
              </table:table-cell>
              <table:table-cell office:value-type="float" office:value="-10.7764350453172">
                <text:p>-10.7764350453172</text:p>
              </table:table-cell>
              <table:table-cell office:value-type="float" office:value="-0.728097397947004">
                <text:p>-0.728097397947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496031746031747">
                <text:p>-0.496031746031747</text:p>
              </table:table-cell>
              <table:table-cell office:value-type="float" office:value="-2.16042780748663">
                <text:p>-2.16042780748663</text:p>
              </table:table-cell>
              <table:table-cell office:value-type="float" office:value="-13.4211735866401">
                <text:p>-13.4211735866401</text:p>
              </table:table-cell>
              <table:table-cell office:value-type="float" office:value="9.07335907335907">
                <text:p>9.07335907335907</text:p>
              </table:table-cell>
              <table:table-cell office:value-type="float" office:value="-2.65525888774155">
                <text:p>-2.65525888774155</text:p>
              </table:table-cell>
              <table:table-cell office:value-type="float" office:value="-1.33534743202417">
                <text:p>-1.33534743202417</text:p>
              </table:table-cell>
              <table:table-cell office:value-type="float" office:value="0.620673191692528">
                <text:p>0.620673191692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2.19907407407407">
                <text:p>-2.19907407407407</text:p>
              </table:table-cell>
              <table:table-cell office:value-type="float" office:value="-1.17647058823529">
                <text:p>-1.17647058823529</text:p>
              </table:table-cell>
              <table:table-cell office:value-type="float" office:value="12.2567795311782">
                <text:p>12.2567795311782</text:p>
              </table:table-cell>
              <table:table-cell office:value-type="float" office:value="5.40540540540541">
                <text:p>5.40540540540541</text:p>
              </table:table-cell>
              <table:table-cell office:value-type="float" office:value="-0.295028765304618">
                <text:p>-0.295028765304618</text:p>
              </table:table-cell>
              <table:table-cell office:value-type="float" office:value="1.06344410876133">
                <text:p>1.06344410876133</text:p>
              </table:table-cell>
              <table:table-cell office:value-type="float" office:value="-1.3607066125567">
                <text:p>-1.3607066125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25925925925927">
                <text:p>0.925925925925927</text:p>
              </table:table-cell>
              <table:table-cell office:value-type="float" office:value="0.128342245989304">
                <text:p>0.128342245989304</text:p>
              </table:table-cell>
              <table:table-cell office:value-type="float" office:value="-5.42362494254635">
                <text:p>-5.42362494254635</text:p>
              </table:table-cell>
              <table:table-cell office:value-type="float" office:value="-3.86100386100386">
                <text:p>-3.86100386100386</text:p>
              </table:table-cell>
              <table:table-cell office:value-type="float" office:value="0.899837734179084">
                <text:p>0.899837734179084</text:p>
              </table:table-cell>
              <table:table-cell office:value-type="float" office:value="-1.99697885196375">
                <text:p>-1.99697885196375</text:p>
              </table:table-cell>
              <table:table-cell office:value-type="float" office:value="-0.978753879207448">
                <text:p>-0.978753879207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13359788359788">
                <text:p>0.413359788359788</text:p>
              </table:table-cell>
              <table:table-cell office:value-type="float" office:value="0.0855614973262036">
                <text:p>0.0855614973262036</text:p>
              </table:table-cell>
              <table:table-cell office:value-type="float" office:value="-5.3929829937184">
                <text:p>-5.3929829937184</text:p>
              </table:table-cell>
              <table:table-cell office:value-type="float" office:value="-6.08108108108108">
                <text:p>-6.08108108108108</text:p>
              </table:table-cell>
              <table:table-cell office:value-type="float" office:value="-0.250774450508926">
                <text:p>-0.250774450508926</text:p>
              </table:table-cell>
              <table:table-cell office:value-type="float" office:value="-0.924471299093656">
                <text:p>-0.924471299093656</text:p>
              </table:table-cell>
              <table:table-cell office:value-type="float" office:value="1.38457865839102">
                <text:p>1.38457865839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81878306878307">
                <text:p>-1.81878306878307</text:p>
              </table:table-cell>
              <table:table-cell office:value-type="float" office:value="0.919786096256685">
                <text:p>0.919786096256685</text:p>
              </table:table-cell>
              <table:table-cell office:value-type="float" office:value="-1.13375210663398">
                <text:p>-1.13375210663398</text:p>
              </table:table-cell>
              <table:table-cell office:value-type="float" office:value="4.24710424710425">
                <text:p>4.24710424710425</text:p>
              </table:table-cell>
              <table:table-cell office:value-type="float" office:value="1.47514382652309">
                <text:p>1.47514382652309</text:p>
              </table:table-cell>
              <table:table-cell office:value-type="float" office:value="1.14199395770393">
                <text:p>1.14199395770393</text:p>
              </table:table-cell>
              <table:table-cell office:value-type="float" office:value="0.047744091668656">
                <text:p>0.047744091668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45634920634921">
                <text:p>0.545634920634921</text:p>
              </table:table-cell>
              <table:table-cell office:value-type="float" office:value="-1.96791443850267">
                <text:p>-1.96791443850267</text:p>
              </table:table-cell>
              <table:table-cell office:value-type="float" office:value="0.199172667381646">
                <text:p>0.199172667381646</text:p>
              </table:table-cell>
              <table:table-cell office:value-type="float" office:value="-7.91505791505792">
                <text:p>-7.91505791505792</text:p>
              </table:table-cell>
              <table:table-cell office:value-type="float" office:value="-0.206520135713232">
                <text:p>-0.206520135713232</text:p>
              </table:table-cell>
              <table:table-cell office:value-type="float" office:value="3.27190332326284">
                <text:p>3.27190332326284</text:p>
              </table:table-cell>
              <table:table-cell office:value-type="float" office:value="0.0596801145858201">
                <text:p>0.0596801145858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92063492063497">
                <text:p>0.0992063492063497</text:p>
              </table:table-cell>
              <table:table-cell office:value-type="float" office:value="-0.449197860962567">
                <text:p>-0.449197860962567</text:p>
              </table:table-cell>
              <table:table-cell office:value-type="float" office:value="2.88034318982687">
                <text:p>2.88034318982687</text:p>
              </table:table-cell>
              <table:table-cell office:value-type="float" office:value="1.06177606177606">
                <text:p>1.06177606177606</text:p>
              </table:table-cell>
              <table:table-cell office:value-type="float" office:value="0.604808968874465">
                <text:p>0.604808968874465</text:p>
              </table:table-cell>
              <table:table-cell office:value-type="float" office:value="-2.00604229607251">
                <text:p>-2.00604229607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40542328042328">
                <text:p>-1.40542328042328</text:p>
              </table:table-cell>
              <table:table-cell office:value-type="float" office:value="-2.33155080213904">
                <text:p>-2.33155080213904</text:p>
              </table:table-cell>
              <table:table-cell office:value-type="float" office:value="10.3569787038456">
                <text:p>10.3569787038456</text:p>
              </table:table-cell>
              <table:table-cell office:value-type="float" office:value="13.996138996139">
                <text:p>13.996138996139</text:p>
              </table:table-cell>
              <table:table-cell office:value-type="float" office:value="-4.30741997344741">
                <text:p>-4.307419973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2.57936507936508">
                <text:p>-2.57936507936508</text:p>
              </table:table-cell>
              <table:table-cell office:value-type="float" office:value="1.66844919786096">
                <text:p>1.66844919786096</text:p>
              </table:table-cell>
              <table:table-cell office:value-type="float" office:value="-10.4948674735713">
                <text:p>-10.4948674735713</text:p>
              </table:table-cell>
              <table:table-cell office:value-type="float" office:value="-1.25482625482626">
                <text:p>-1.25482625482626</text:p>
              </table:table-cell>
              <table:table-cell office:value-type="float" office:value="-2.16846142498894">
                <text:p>-2.16846142498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83531746031746">
                <text:p>1.83531746031746</text:p>
              </table:table-cell>
              <table:table-cell office:value-type="float" office:value="-1.19786096256684">
                <text:p>-1.19786096256684</text:p>
              </table:table-cell>
              <table:table-cell office:value-type="float" office:value="0.122567795311781">
                <text:p>0.122567795311781</text:p>
              </table:table-cell>
              <table:table-cell office:value-type="float" office:value="NaN">
                <text:p>NaN</text:p>
              </table:table-cell>
              <table:table-cell office:value-type="float" office:value="5.5907951025225">
                <text:p>5.590795102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529100529100528">
                <text:p>-0.529100529100528</text:p>
              </table:table-cell>
              <table:table-cell office:value-type="float" office:value="-1.02673796791444">
                <text:p>-1.02673796791444</text:p>
              </table:table-cell>
              <table:table-cell office:value-type="float" office:value="-1.82319595526275">
                <text:p>-1.82319595526275</text:p>
              </table:table-cell>
              <table:table-cell office:value-type="float" office:value="NaN">
                <text:p>NaN</text:p>
              </table:table-cell>
              <table:table-cell office:value-type="float" office:value="-0.958843487240006">
                <text:p>-0.95884348724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02513227513228">
                <text:p>-1.02513227513228</text:p>
              </table:table-cell>
              <table:table-cell office:value-type="float" office:value="1.24064171122995">
                <text:p>1.24064171122995</text:p>
              </table:table-cell>
              <table:table-cell office:value-type="float" office:value="-3.78428068025126">
                <text:p>-3.7842806802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12433862433863">
                <text:p>1.12433862433863</text:p>
              </table:table-cell>
              <table:table-cell office:value-type="float" office:value="-5.11229946524064">
                <text:p>-5.11229946524064</text:p>
              </table:table-cell>
              <table:table-cell office:value-type="float" office:value="2.32878811092385">
                <text:p>2.3287881109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661375661375661">
                <text:p>-0.661375661375661</text:p>
              </table:table-cell>
              <table:table-cell office:value-type="float" office:value="0.641711229946525">
                <text:p>0.641711229946525</text:p>
              </table:table-cell>
              <table:table-cell office:value-type="float" office:value="-0.245135590623564">
                <text:p>-0.24513559062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10185185185185">
                <text:p>0.810185185185185</text:p>
              </table:table-cell>
              <table:table-cell office:value-type="float" office:value="4.64171122994652">
                <text:p>4.64171122994652</text:p>
              </table:table-cell>
              <table:table-cell office:value-type="float" office:value="0.199172667381646">
                <text:p>0.19917266738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3.10846560846561">
                <text:p>-3.10846560846561</text:p>
              </table:table-cell>
              <table:table-cell office:value-type="float" office:value="-3.31550802139038">
                <text:p>-3.31550802139038</text:p>
              </table:table-cell>
              <table:table-cell office:value-type="float" office:value="-0.428987283591236">
                <text:p>-0.42898728359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23214285714286">
                <text:p>2.23214285714286</text:p>
              </table:table-cell>
              <table:table-cell office:value-type="float" office:value="-0.235294117647058">
                <text:p>-0.235294117647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95238095238095">
                <text:p>0.595238095238095</text:p>
              </table:table-cell>
              <table:table-cell office:value-type="float" office:value="0.663101604278074">
                <text:p>0.663101604278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396825396825397">
                <text:p>-0.396825396825397</text:p>
              </table:table-cell>
              <table:table-cell office:value-type="float" office:value="0.106951871657754">
                <text:p>0.106951871657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876322751322752">
                <text:p>-0.876322751322752</text:p>
              </table:table-cell>
              <table:table-cell office:value-type="float" office:value="0.106951871657754">
                <text:p>0.106951871657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26719576719578">
                <text:p>0.826719576719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53769841269841">
                <text:p>-1.53769841269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810185185185185">
                <text:p>-0.810185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32275132275132">
                <text:p>1.3227513227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60383597883598">
                <text:p>-1.60383597883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446428571428572">
                <text:p>0.44642857142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0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style:text-position="0% 100%" fo:font-size="10pt" style:font-size-asian="10pt" style:font-size-complex="10pt"/>
    </style:style>
    <style:style style:name="ch14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style:text-position="0% 100%" fo:font-size="10pt" style:font-size-asian="10pt" style:font-size-complex="10pt"/>
    </style:style>
    <style:style style:name="ch1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style:text-position="0% 100%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2.406cm" svg:height="15.51cm" xlink:href=".." xlink:type="simple" chart:class="chart:scatter" chart:column-mapping="2 1 3 5 6 4 7" chart:style-name="ch1">
        <chart:title svg:x="5.802cm" svg:y="0.446cm" chart:style-name="ch2">
          <text:p>Deaths per day per million - moving weighted average</text:p>
        </chart:title>
        <chart:legend svg:x="14.485cm" svg:y="2.099cm" style:legend-expansion="custom" chartooo:width="5.364cm" chartooo:height="3.12cm" style:legend-expansion-aspect-ratio="1.71923076923077" chart:style-name="ch3"/>
        <chart:plot-area chart:style-name="ch4" table:cell-range-address="smooth.B52:smooth.C97 smooth.D51:smooth.I97 smooth.C51:smooth.C51" chart:data-source-has-labels="row" svg:x="0.448cm" svg:y="1.535cm" svg:width="21.51cm" svg:height="12.684cm">
          <chartooo:coordinate-region svg:x="1.36cm" svg:y="1.734cm" svg:width="20.225cm" svg:height="11.838cm"/>
          <chart:axis chart:dimension="x" chart:name="primary-x" chart:style-name="ch5">
            <chart:title svg:x="9.955cm" svg:y="14.529cm" chart:style-name="ch6">
              <text:p>Days from start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mooth.D52:smooth.D97" chart:label-cell-address="smooth.D51:smooth.D51" chart:class="chart:scatter">
            <chart:domain table:cell-range-address="smooth.B52:smooth.B97"/>
            <chart:data-point chart:repeated="46"/>
          </chart:series>
          <chart:series chart:style-name="ch10" chart:values-cell-range-address="smooth.C52:smooth.C97" chart:label-cell-address="smooth.C51:smooth.C51" chart:class="chart:scatter">
            <chart:data-point chart:repeated="46"/>
          </chart:series>
          <chart:series chart:style-name="ch11" chart:values-cell-range-address="smooth.E52:smooth.E97" chart:label-cell-address="smooth.E51:smooth.E51" chart:class="chart:scatter">
            <chart:data-point chart:repeated="46"/>
          </chart:series>
          <chart:series chart:style-name="ch12" chart:values-cell-range-address="smooth.G52:smooth.G97" chart:label-cell-address="smooth.G51:smooth.G51" chart:class="chart:scatter">
            <chart:data-point chart:repeated="46"/>
          </chart:series>
          <chart:series chart:style-name="ch13" chart:values-cell-range-address="smooth.H52:smooth.H97" chart:label-cell-address="smooth.H51:smooth.H51" chart:class="chart:scatter">
            <chart:data-point chart:repeated="46"/>
          </chart:series>
          <chart:series chart:style-name="ch14" chart:values-cell-range-address="smooth.F52:smooth.F97" chart:label-cell-address="smooth.F51:smooth.F51" chart:class="chart:scatter">
            <chart:data-point chart:repeated="46"/>
          </chart:series>
          <chart:series chart:style-name="ch15" chart:values-cell-range-address="smooth.I52:smooth.I97" chart:label-cell-address="smooth.I51:smooth.I51" chart:class="chart:scatter">
            <chart:data-point chart:repeated="4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ain</text:p>
                <draw:g>
                  <svg:desc>smooth.D51:smooth.D51</svg:desc>
                </draw:g>
              </table:table-cell>
              <table:table-cell office:value-type="string">
                <text:p>Italy</text:p>
                <draw:g>
                  <svg:desc>smooth.C51:smooth.C51</svg:desc>
                </draw:g>
              </table:table-cell>
              <table:table-cell office:value-type="string">
                <text:p>France</text:p>
                <draw:g>
                  <svg:desc>smooth.E51:smooth.E51</svg:desc>
                </draw:g>
              </table:table-cell>
              <table:table-cell office:value-type="string">
                <text:p>UK</text:p>
                <draw:g>
                  <svg:desc>smooth.G51:smooth.G51</svg:desc>
                </draw:g>
              </table:table-cell>
              <table:table-cell office:value-type="string">
                <text:p>USA</text:p>
                <draw:g>
                  <svg:desc>smooth.H51:smooth.H51</svg:desc>
                </draw:g>
              </table:table-cell>
              <table:table-cell office:value-type="string">
                <text:p>Sweden</text:p>
                <draw:g>
                  <svg:desc>smooth.F51:smooth.F51</svg:desc>
                </draw:g>
              </table:table-cell>
              <table:table-cell office:value-type="string">
                <text:p>Germany</text:p>
                <draw:g>
                  <svg:desc>smooth.I51:smooth.I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mooth.B52:smooth.B97</svg:desc>
                </draw:g>
              </table:table-cell>
              <table:table-cell office:value-type="float" office:value="2.09625668449198">
                <text:p>2.09625668449198</text:p>
                <draw:g>
                  <svg:desc>smooth.D52:smooth.D97</svg:desc>
                </draw:g>
              </table:table-cell>
              <table:table-cell office:value-type="float" office:value="2.19907407407407">
                <text:p>2.19907407407407</text:p>
                <draw:g>
                  <svg:desc>smooth.C52:smooth.C97</svg:desc>
                </draw:g>
              </table:table-cell>
              <table:table-cell office:value-type="float" office:value="1.65466523670905">
                <text:p>1.65466523670905</text:p>
                <draw:g>
                  <svg:desc>smooth.E52:smooth.E97</svg:desc>
                </draw:g>
              </table:table-cell>
              <table:table-cell office:value-type="float" office:value="0.796577666322466">
                <text:p>0.796577666322466</text:p>
                <draw:g>
                  <svg:desc>smooth.G52:smooth.G97</svg:desc>
                </draw:g>
              </table:table-cell>
              <table:table-cell office:value-type="float" office:value="1.21148036253776">
                <text:p>1.21148036253776</text:p>
                <draw:g>
                  <svg:desc>smooth.H52:smooth.H97</svg:desc>
                </draw:g>
              </table:table-cell>
              <table:table-cell office:value-type="float" office:value="2.12355212355212">
                <text:p>2.12355212355212</text:p>
                <draw:g>
                  <svg:desc>smooth.F52:smooth.F97</svg:desc>
                </draw:g>
              </table:table-cell>
              <table:table-cell office:value-type="float" office:value="0.978753879207448">
                <text:p>0.978753879207448</text:p>
                <draw:g>
                  <svg:desc>smooth.I52:smooth.I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0106951871658">
                <text:p>1.40106951871658</text:p>
              </table:table-cell>
              <table:table-cell office:value-type="float" office:value="1.81216931216931">
                <text:p>1.81216931216931</text:p>
              </table:table-cell>
              <table:table-cell office:value-type="float" office:value="1.35590623563659">
                <text:p>1.35590623563659</text:p>
              </table:table-cell>
              <table:table-cell office:value-type="float" office:value="1.11299601711167">
                <text:p>1.11299601711167</text:p>
              </table:table-cell>
              <table:table-cell office:value-type="float" office:value="1.45498489425982">
                <text:p>1.45498489425982</text:p>
              </table:table-cell>
              <table:table-cell office:value-type="float" office:value="1.68436293436293">
                <text:p>1.68436293436293</text:p>
              </table:table-cell>
              <table:table-cell office:value-type="float" office:value="1.18047266650752">
                <text:p>1.18047266650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017825311943">
                <text:p>2.6017825311943</text:p>
              </table:table-cell>
              <table:table-cell office:value-type="float" office:value="2.25143298059965">
                <text:p>2.25143298059965</text:p>
              </table:table-cell>
              <table:table-cell office:value-type="float" office:value="1.52801184822021">
                <text:p>1.52801184822021</text:p>
              </table:table-cell>
              <table:table-cell office:value-type="float" office:value="0.875743718345872">
                <text:p>0.875743718345872</text:p>
              </table:table-cell>
              <table:table-cell office:value-type="float" office:value="1.25649546827795">
                <text:p>1.25649546827795</text:p>
              </table:table-cell>
              <table:table-cell office:value-type="float" office:value="2.14929214929215">
                <text:p>2.14929214929215</text:p>
              </table:table-cell>
              <table:table-cell office:value-type="float" office:value="1.19598949629983">
                <text:p>1.1959894962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2780748663102">
                <text:p>2.52780748663102</text:p>
              </table:table-cell>
              <table:table-cell office:value-type="float" office:value="2.59217923280423">
                <text:p>2.59217923280423</text:p>
              </table:table-cell>
              <table:table-cell office:value-type="float" office:value="1.60104182626015">
                <text:p>1.60104182626015</text:p>
              </table:table-cell>
              <table:table-cell office:value-type="float" office:value="1.12885381324679">
                <text:p>1.12885381324679</text:p>
              </table:table-cell>
              <table:table-cell office:value-type="float" office:value="1.41472809667674">
                <text:p>1.41472809667674</text:p>
              </table:table-cell>
              <table:table-cell office:value-type="float" office:value="1.47200772200772">
                <text:p>1.47200772200772</text:p>
              </table:table-cell>
              <table:table-cell office:value-type="float" office:value="1.30580090713774">
                <text:p>1.30580090713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88727272727273">
                <text:p>2.88727272727273</text:p>
              </table:table-cell>
              <table:table-cell office:value-type="float" office:value="2.71031746031746">
                <text:p>2.71031746031746</text:p>
              </table:table-cell>
              <table:table-cell office:value-type="float" office:value="1.91879883560594">
                <text:p>1.91879883560594</text:p>
              </table:table-cell>
              <table:table-cell office:value-type="float" office:value="1.53916506859419">
                <text:p>1.53916506859419</text:p>
              </table:table-cell>
              <table:table-cell office:value-type="float" office:value="1.77311178247734">
                <text:p>1.77311178247734</text:p>
              </table:table-cell>
              <table:table-cell office:value-type="float" office:value="1.1949806949807">
                <text:p>1.1949806949807</text:p>
              </table:table-cell>
              <table:table-cell office:value-type="float" office:value="1.44807830031034">
                <text:p>1.44807830031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44598930481283">
                <text:p>3.44598930481283</text:p>
              </table:table-cell>
              <table:table-cell office:value-type="float" office:value="3.00181878306878">
                <text:p>3.00181878306878</text:p>
              </table:table-cell>
              <table:table-cell office:value-type="float" office:value="2.29099637403606">
                <text:p>2.29099637403606</text:p>
              </table:table-cell>
              <table:table-cell office:value-type="float" office:value="2.03078133451345">
                <text:p>2.03078133451345</text:p>
              </table:table-cell>
              <table:table-cell office:value-type="float" office:value="2.07215508559919">
                <text:p>2.07215508559919</text:p>
              </table:table-cell>
              <table:table-cell office:value-type="float" office:value="1.6956241956242">
                <text:p>1.6956241956242</text:p>
              </table:table-cell>
              <table:table-cell office:value-type="float" office:value="1.58430810853824">
                <text:p>1.58430810853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9266615737204">
                <text:p>3.9266615737204</text:p>
              </table:table-cell>
              <table:table-cell office:value-type="float" office:value="2.96036470143613">
                <text:p>2.96036470143613</text:p>
              </table:table-cell>
              <table:table-cell office:value-type="float" office:value="2.44632187178533">
                <text:p>2.44632187178533</text:p>
              </table:table-cell>
              <table:table-cell office:value-type="float" office:value="2.19606768802815">
                <text:p>2.19606768802815</text:p>
              </table:table-cell>
              <table:table-cell office:value-type="float" office:value="2.21247302546396">
                <text:p>2.21247302546396</text:p>
              </table:table-cell>
              <table:table-cell office:value-type="float" office:value="2.00634307777165">
                <text:p>2.00634307777165</text:p>
              </table:table-cell>
              <table:table-cell office:value-type="float" office:value="1.65160454250929">
                <text:p>1.65160454250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93812070282659">
                <text:p>4.93812070282659</text:p>
              </table:table-cell>
              <table:table-cell office:value-type="float" office:value="3.61654383975813">
                <text:p>3.61654383975813</text:p>
              </table:table-cell>
              <table:table-cell office:value-type="float" office:value="3.17078509050318">
                <text:p>3.17078509050318</text:p>
              </table:table-cell>
              <table:table-cell office:value-type="float" office:value="2.42134322382147">
                <text:p>2.42134322382147</text:p>
              </table:table-cell>
              <table:table-cell office:value-type="float" office:value="2.49149762624083">
                <text:p>2.49149762624083</text:p>
              </table:table-cell>
              <table:table-cell office:value-type="float" office:value="2.68891340319912">
                <text:p>2.68891340319912</text:p>
              </table:table-cell>
              <table:table-cell office:value-type="float" office:value="1.78477645534222">
                <text:p>1.78477645534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53964858670741">
                <text:p>6.53964858670741</text:p>
              </table:table-cell>
              <table:table-cell office:value-type="float" office:value="4.20989229024943">
                <text:p>4.20989229024943</text:p>
              </table:table-cell>
              <table:table-cell office:value-type="float" office:value="3.62931996760708">
                <text:p>3.62931996760708</text:p>
              </table:table-cell>
              <table:table-cell office:value-type="float" office:value="3.12899079088783">
                <text:p>3.12899079088783</text:p>
              </table:table-cell>
              <table:table-cell office:value-type="float" office:value="2.86689684937419">
                <text:p>2.86689684937419</text:p>
              </table:table-cell>
              <table:table-cell office:value-type="float" office:value="3.55763927192499">
                <text:p>3.55763927192499</text:p>
              </table:table-cell>
              <table:table-cell office:value-type="float" office:value="1.8122293080517">
                <text:p>1.8122293080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2890756302521">
                <text:p>8.2890756302521</text:p>
              </table:table-cell>
              <table:table-cell office:value-type="float" office:value="4.63081065759637">
                <text:p>4.63081065759637</text:p>
              </table:table-cell>
              <table:table-cell office:value-type="float" office:value="4.05174111930662">
                <text:p>4.05174111930662</text:p>
              </table:table-cell>
              <table:table-cell office:value-type="float" office:value="4.3314437443365">
                <text:p>4.3314437443365</text:p>
              </table:table-cell>
              <table:table-cell office:value-type="float" office:value="3.16400517911092">
                <text:p>3.16400517911092</text:p>
              </table:table-cell>
              <table:table-cell office:value-type="float" office:value="3.90375068946498">
                <text:p>3.90375068946498</text:p>
              </table:table-cell>
              <table:table-cell office:value-type="float" office:value="2.02895338130478">
                <text:p>2.02895338130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.95141329258976">
                <text:p>9.95141329258976</text:p>
              </table:table-cell>
              <table:table-cell office:value-type="float" office:value="5.36942554799698">
                <text:p>5.36942554799698</text:p>
              </table:table-cell>
              <table:table-cell office:value-type="float" office:value="4.35203221782048">
                <text:p>4.35203221782048</text:p>
              </table:table-cell>
              <table:table-cell office:value-type="float" office:value="5.3467641666491">
                <text:p>5.3467641666491</text:p>
              </table:table-cell>
              <table:table-cell office:value-type="float" office:value="3.41281829952525">
                <text:p>3.41281829952525</text:p>
              </table:table-cell>
              <table:table-cell office:value-type="float" office:value="3.82377275234418">
                <text:p>3.82377275234418</text:p>
              </table:table-cell>
              <table:table-cell office:value-type="float" office:value="2.1539405927088">
                <text:p>2.1539405927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.5303284950344">
                <text:p>11.5303284950344</text:p>
              </table:table-cell>
              <table:table-cell office:value-type="float" office:value="5.90466742252457">
                <text:p>5.90466742252457</text:p>
              </table:table-cell>
              <table:table-cell office:value-type="float" office:value="4.8742585742739">
                <text:p>4.8742585742739</text:p>
              </table:table-cell>
              <table:table-cell office:value-type="float" office:value="6.49800855583419">
                <text:p>6.49800855583419</text:p>
              </table:table-cell>
              <table:table-cell office:value-type="float" office:value="3.94885627967199">
                <text:p>3.94885627967199</text:p>
              </table:table-cell>
              <table:table-cell office:value-type="float" office:value="3.91478212906784">
                <text:p>3.91478212906784</text:p>
              </table:table-cell>
              <table:table-cell office:value-type="float" office:value="2.52088804010504">
                <text:p>2.52088804010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.040794499618">
                <text:p>13.040794499618</text:p>
              </table:table-cell>
              <table:table-cell office:value-type="float" office:value="6.91137566137566">
                <text:p>6.91137566137566</text:p>
              </table:table-cell>
              <table:table-cell office:value-type="float" office:value="5.50526384906652">
                <text:p>5.50526384906652</text:p>
              </table:table-cell>
              <table:table-cell office:value-type="float" office:value="7.50911428149959">
                <text:p>7.50911428149959</text:p>
              </table:table-cell>
              <table:table-cell office:value-type="float" office:value="4.38713854121709">
                <text:p>4.38713854121709</text:p>
              </table:table-cell>
              <table:table-cell office:value-type="float" office:value="4.57804743519029">
                <text:p>4.57804743519029</text:p>
              </table:table-cell>
              <table:table-cell office:value-type="float" office:value="2.6709408996351">
                <text:p>2.6709408996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.6294881588999">
                <text:p>14.6294881588999</text:p>
              </table:table-cell>
              <table:table-cell office:value-type="float" office:value="8.44505857898715">
                <text:p>8.44505857898715</text:p>
              </table:table-cell>
              <table:table-cell office:value-type="float" office:value="6.14611832169669">
                <text:p>6.14611832169669</text:p>
              </table:table-cell>
              <table:table-cell office:value-type="float" office:value="8.25195456557014">
                <text:p>8.25195456557014</text:p>
              </table:table-cell>
              <table:table-cell office:value-type="float" office:value="4.78299525248166">
                <text:p>4.78299525248166</text:p>
              </table:table-cell>
              <table:table-cell office:value-type="float" office:value="5.88389409817981">
                <text:p>5.88389409817981</text:p>
              </table:table-cell>
              <table:table-cell office:value-type="float" office:value="2.52924325614705">
                <text:p>2.52924325614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.7680672268908">
                <text:p>15.7680672268908</text:p>
              </table:table-cell>
              <table:table-cell office:value-type="float" office:value="9.12320483749055">
                <text:p>9.12320483749055</text:p>
              </table:table-cell>
              <table:table-cell office:value-type="float" office:value="8.90039177920287">
                <text:p>8.90039177920287</text:p>
              </table:table-cell>
              <table:table-cell office:value-type="float" office:value="8.44604134617411">
                <text:p>8.44604134617411</text:p>
              </table:table-cell>
              <table:table-cell office:value-type="float" office:value="5.19408718170048">
                <text:p>5.19408718170048</text:p>
              </table:table-cell>
              <table:table-cell office:value-type="float" office:value="6.54991726420298">
                <text:p>6.54991726420298</text:p>
              </table:table-cell>
              <table:table-cell office:value-type="float" office:value="2.40647273471337">
                <text:p>2.406472734713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.8693659281895">
                <text:p>16.8693659281895</text:p>
              </table:table-cell>
              <table:table-cell office:value-type="float" office:value="9.60789871504157">
                <text:p>9.60789871504157</text:p>
              </table:table-cell>
              <table:table-cell office:value-type="float" office:value="10.8866466764429">
                <text:p>10.8866466764429</text:p>
              </table:table-cell>
              <table:table-cell office:value-type="float" office:value="9.28202642614798">
                <text:p>9.28202642614798</text:p>
              </table:table-cell>
              <table:table-cell office:value-type="float" office:value="5.37544238239102">
                <text:p>5.37544238239102</text:p>
              </table:table-cell>
              <table:table-cell office:value-type="float" office:value="7.26144511858798">
                <text:p>7.26144511858798</text:p>
              </table:table-cell>
              <table:table-cell office:value-type="float" office:value="2.35463629233025">
                <text:p>2.35463629233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.9423987776929">
                <text:p>16.9423987776929</text:p>
              </table:table-cell>
              <table:table-cell office:value-type="float" office:value="10.4747732426304">
                <text:p>10.4747732426304</text:p>
              </table:table-cell>
              <table:table-cell office:value-type="float" office:value="12.4763072074241">
                <text:p>12.4763072074241</text:p>
              </table:table-cell>
              <table:table-cell office:value-type="float" office:value="10.2189534908225">
                <text:p>10.2189534908225</text:p>
              </table:table-cell>
              <table:table-cell office:value-type="float" office:value="5.40798446266724">
                <text:p>5.40798446266724</text:p>
              </table:table-cell>
              <table:table-cell office:value-type="float" office:value="7.55929398786542">
                <text:p>7.55929398786542</text:p>
              </table:table-cell>
              <table:table-cell office:value-type="float" office:value="2.25948913821915">
                <text:p>2.25948913821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.7338426279603">
                <text:p>17.7338426279603</text:p>
              </table:table-cell>
              <table:table-cell office:value-type="float" office:value="10.8791572184429">
                <text:p>10.8791572184429</text:p>
              </table:table-cell>
              <table:table-cell office:value-type="float" office:value="12.4185252467771">
                <text:p>12.4185252467771</text:p>
              </table:table-cell>
              <table:table-cell office:value-type="float" office:value="10.9131140286178">
                <text:p>10.9131140286178</text:p>
              </table:table-cell>
              <table:table-cell office:value-type="float" office:value="5.40504963314631">
                <text:p>5.40504963314631</text:p>
              </table:table-cell>
              <table:table-cell office:value-type="float" office:value="7.03392167677882">
                <text:p>7.03392167677882</text:p>
              </table:table-cell>
              <table:table-cell office:value-type="float" office:value="2.47996453296048">
                <text:p>2.47996453296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.4809778456837">
                <text:p>18.4809778456837</text:p>
              </table:table-cell>
              <table:table-cell office:value-type="float" office:value="11.3914871504157">
                <text:p>11.3914871504157</text:p>
              </table:table-cell>
              <table:table-cell office:value-type="float" office:value="13.0420889054258">
                <text:p>13.0420889054258</text:p>
              </table:table-cell>
              <table:table-cell office:value-type="float" office:value="11.6673339936358">
                <text:p>11.6673339936358</text:p>
              </table:table-cell>
              <table:table-cell office:value-type="float" office:value="7.81428571428572">
                <text:p>7.81428571428572</text:p>
              </table:table-cell>
              <table:table-cell office:value-type="float" office:value="6.30860452289024">
                <text:p>6.30860452289024</text:p>
              </table:table-cell>
              <table:table-cell office:value-type="float" office:value="2.57204242403574">
                <text:p>2.57204242403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.6120702826585">
                <text:p>18.6120702826585</text:p>
              </table:table-cell>
              <table:table-cell office:value-type="float" office:value="12.1886810279667">
                <text:p>12.1886810279667</text:p>
              </table:table-cell>
              <table:table-cell office:value-type="float" office:value="15.1301188469872">
                <text:p>15.1301188469872</text:p>
              </table:table-cell>
              <table:table-cell office:value-type="float" office:value="12.156238804712">
                <text:p>12.156238804712</text:p>
              </table:table-cell>
              <table:table-cell office:value-type="float" office:value="8.04816573154942">
                <text:p>8.04816573154942</text:p>
              </table:table-cell>
              <table:table-cell office:value-type="float" office:value="5.35162713734142">
                <text:p>5.35162713734142</text:p>
              </table:table-cell>
              <table:table-cell office:value-type="float" office:value="2.60972615353136">
                <text:p>2.60972615353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.1882352941176">
                <text:p>18.1882352941176</text:p>
              </table:table-cell>
              <table:table-cell office:value-type="float" office:value="12.5895219198791">
                <text:p>12.5895219198791</text:p>
              </table:table-cell>
              <table:table-cell office:value-type="float" office:value="14.5115892227889">
                <text:p>14.5115892227889</text:p>
              </table:table-cell>
              <table:table-cell office:value-type="float" office:value="12.2179841105936">
                <text:p>12.2179841105936</text:p>
              </table:table-cell>
              <table:table-cell office:value-type="float" office:value="8.01579628830384">
                <text:p>8.01579628830384</text:p>
              </table:table-cell>
              <table:table-cell office:value-type="float" office:value="5.84252619966906">
                <text:p>5.84252619966906</text:p>
              </table:table-cell>
              <table:table-cell office:value-type="float" office:value="2.8963612181564">
                <text:p>2.8963612181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.6171122994652">
                <text:p>17.6171122994652</text:p>
              </table:table-cell>
              <table:table-cell office:value-type="float" office:value="12.7605347694633">
                <text:p>12.7605347694633</text:p>
              </table:table-cell>
              <table:table-cell office:value-type="float" office:value="15.0513252642868">
                <text:p>15.0513252642868</text:p>
              </table:table-cell>
              <table:table-cell office:value-type="float" office:value="12.4306155564453">
                <text:p>12.4306155564453</text:p>
              </table:table-cell>
              <table:table-cell office:value-type="float" office:value="8.13435476909797">
                <text:p>8.13435476909797</text:p>
              </table:table-cell>
              <table:table-cell office:value-type="float" office:value="7.48621070049642">
                <text:p>7.48621070049642</text:p>
              </table:table-cell>
              <table:table-cell office:value-type="float" office:value="2.89499710125158">
                <text:p>2.89499710125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6.9399541634836">
                <text:p>16.9399541634836</text:p>
              </table:table-cell>
              <table:table-cell office:value-type="float" office:value="13.1495653817082">
                <text:p>13.1495653817082</text:p>
              </table:table-cell>
              <table:table-cell office:value-type="float" office:value="14.8954890673904">
                <text:p>14.8954890673904</text:p>
              </table:table-cell>
              <table:table-cell office:value-type="float" office:value="12.3130255199882">
                <text:p>12.3130255199882</text:p>
              </table:table-cell>
              <table:table-cell office:value-type="float" office:value="7.91385412170911">
                <text:p>7.91385412170911</text:p>
              </table:table-cell>
              <table:table-cell office:value-type="float" office:value="8.2280750137893">
                <text:p>8.2280750137893</text:p>
              </table:table-cell>
              <table:table-cell office:value-type="float" office:value="2.68679875865362">
                <text:p>2.68679875865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.646294881589">
                <text:p>16.646294881589</text:p>
              </table:table-cell>
              <table:table-cell office:value-type="float" office:value="13.364276266062">
                <text:p>13.364276266062</text:p>
              </table:table-cell>
              <table:table-cell office:value-type="float" office:value="13.8551949046817">
                <text:p>13.8551949046817</text:p>
              </table:table-cell>
              <table:table-cell office:value-type="float" office:value="11.9583587971256">
                <text:p>11.9583587971256</text:p>
              </table:table-cell>
              <table:table-cell office:value-type="float" office:value="7.59827362969357">
                <text:p>7.59827362969357</text:p>
              </table:table-cell>
              <table:table-cell office:value-type="float" office:value="8.04743519029234">
                <text:p>8.04743519029234</text:p>
              </table:table-cell>
              <table:table-cell office:value-type="float" office:value="2.7222657981789">
                <text:p>2.7222657981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6.2160427807487">
                <text:p>16.2160427807487</text:p>
              </table:table-cell>
              <table:table-cell office:value-type="float" office:value="13.3040438397581">
                <text:p>13.3040438397581</text:p>
              </table:table-cell>
              <table:table-cell office:value-type="float" office:value="13.3984109960822">
                <text:p>13.3984109960822</text:p>
              </table:table-cell>
              <table:table-cell office:value-type="float" office:value="11.9870187343266">
                <text:p>11.9870187343266</text:p>
              </table:table-cell>
              <table:table-cell office:value-type="float" office:value="7.49154078549849">
                <text:p>7.49154078549849</text:p>
              </table:table-cell>
              <table:table-cell office:value-type="float" office:value="9.1657473800331">
                <text:p>9.1657473800331</text:p>
              </table:table-cell>
              <table:table-cell office:value-type="float" office:value="2.62643658561539">
                <text:p>2.62643658561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.4044308632544">
                <text:p>15.4044308632544</text:p>
              </table:table-cell>
              <table:table-cell office:value-type="float" office:value="13.2936507936508">
                <text:p>13.2936507936508</text:p>
              </table:table-cell>
              <table:table-cell office:value-type="float" office:value="12.5555385322507">
                <text:p>12.5555385322507</text:p>
              </table:table-cell>
              <table:table-cell office:value-type="float" office:value="11.8563631382631">
                <text:p>11.8563631382631</text:p>
              </table:table-cell>
              <table:table-cell office:value-type="float" office:value="6.77086750107898">
                <text:p>6.77086750107898</text:p>
              </table:table-cell>
              <table:table-cell office:value-type="float" office:value="8.72586872586873">
                <text:p>8.72586872586873</text:p>
              </table:table-cell>
              <table:table-cell office:value-type="float" office:value="2.54663574668349">
                <text:p>2.54663574668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4.8064171122995">
                <text:p>14.8064171122995</text:p>
              </table:table-cell>
              <table:table-cell office:value-type="float" office:value="12.9969765684051">
                <text:p>12.9969765684051</text:p>
              </table:table-cell>
              <table:table-cell office:value-type="float" office:value="11.5373503469106">
                <text:p>11.5373503469106</text:p>
              </table:table-cell>
              <table:table-cell office:value-type="float" office:value="11.945714707184">
                <text:p>11.945714707184</text:p>
              </table:table-cell>
              <table:table-cell office:value-type="float" office:value="6.73785066896849">
                <text:p>6.73785066896849</text:p>
              </table:table-cell>
              <table:table-cell office:value-type="float" office:value="8.39354660783232">
                <text:p>8.39354660783232</text:p>
              </table:table-cell>
              <table:table-cell office:value-type="float" office:value="2.61160181427548">
                <text:p>2.61160181427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4.0265851795264">
                <text:p>14.0265851795264</text:p>
              </table:table-cell>
              <table:table-cell office:value-type="float" office:value="12.5179516250945">
                <text:p>12.5179516250945</text:p>
              </table:table-cell>
              <table:table-cell office:value-type="float" office:value="13.7363479174418">
                <text:p>13.7363479174418</text:p>
              </table:table-cell>
              <table:table-cell office:value-type="float" office:value="11.4688217815523">
                <text:p>11.4688217815523</text:p>
              </table:table-cell>
              <table:table-cell office:value-type="float" office:value="6.82153646957273">
                <text:p>6.82153646957273</text:p>
              </table:table-cell>
              <table:table-cell office:value-type="float" office:value="9.85521235521236">
                <text:p>9.85521235521236</text:p>
              </table:table-cell>
              <table:table-cell office:value-type="float" office:value="2.45506939944753">
                <text:p>2.45506939944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.72589763178">
                <text:p>13.72589763178</text:p>
              </table:table-cell>
              <table:table-cell office:value-type="float" office:value="11.7975245653817">
                <text:p>11.7975245653817</text:p>
              </table:table-cell>
              <table:table-cell office:value-type="float" office:value="12.7393902252183">
                <text:p>12.7393902252183</text:p>
              </table:table-cell>
              <table:table-cell office:value-type="float" office:value="10.6442163825259">
                <text:p>10.6442163825259</text:p>
              </table:table-cell>
              <table:table-cell office:value-type="float" office:value="6.59089339663358">
                <text:p>6.59089339663358</text:p>
              </table:table-cell>
              <table:table-cell office:value-type="float" office:value="10.5226144511859">
                <text:p>10.5226144511859</text:p>
              </table:table-cell>
              <table:table-cell office:value-type="float" office:value="2.28404324250588">
                <text:p>2.2840432425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.2195569136746">
                <text:p>13.2195569136746</text:p>
              </table:table-cell>
              <table:table-cell office:value-type="float" office:value="11.3931405895692">
                <text:p>11.3931405895692</text:p>
              </table:table-cell>
              <table:table-cell office:value-type="float" office:value="12.3587734465626">
                <text:p>12.3587734465626</text:p>
              </table:table-cell>
              <table:table-cell office:value-type="float" office:value="10.837249488968">
                <text:p>10.837249488968</text:p>
              </table:table-cell>
              <table:table-cell office:value-type="float" office:value="6.61553733275788">
                <text:p>6.61553733275788</text:p>
              </table:table-cell>
              <table:table-cell office:value-type="float" office:value="9.94070601213459">
                <text:p>9.94070601213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.5619556913675">
                <text:p>12.5619556913675</text:p>
              </table:table-cell>
              <table:table-cell office:value-type="float" office:value="10.8966364323507">
                <text:p>10.8966364323507</text:p>
              </table:table-cell>
              <table:table-cell office:value-type="float" office:value="12.1512836787848">
                <text:p>12.1512836787848</text:p>
              </table:table-cell>
              <table:table-cell office:value-type="float" office:value="10.8631698733484">
                <text:p>10.8631698733484</text:p>
              </table:table-cell>
              <table:table-cell office:value-type="float" office:value="NaN">
                <text:p>NaN</text:p>
              </table:table-cell>
              <table:table-cell office:value-type="float" office:value="10.7859900717044">
                <text:p>10.7859900717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.118563789152">
                <text:p>12.118563789152</text:p>
              </table:table-cell>
              <table:table-cell office:value-type="float" office:value="10.4206821617536">
                <text:p>10.4206821617536</text:p>
              </table:table-cell>
              <table:table-cell office:value-type="float" office:value="11.3366455820876">
                <text:p>11.3366455820876</text:p>
              </table:table-cell>
              <table:table-cell office:value-type="float" office:value="10.419783786062">
                <text:p>10.419783786062</text:p>
              </table:table-cell>
              <table:table-cell office:value-type="float" office:value="NaN">
                <text:p>NaN</text:p>
              </table:table-cell>
              <table:table-cell office:value-type="float" office:value="9.5477109762824">
                <text:p>9.5477109762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.9524828113063">
                <text:p>10.9524828113063</text:p>
              </table:table-cell>
              <table:table-cell office:value-type="float" office:value="10.150462962963">
                <text:p>10.150462962963</text:p>
              </table:table-cell>
              <table:table-cell office:value-type="float" office:value="10.9737573595395">
                <text:p>10.9737573595395</text:p>
              </table:table-cell>
              <table:table-cell office:value-type="float" office:value="10.3972351589994">
                <text:p>10.397235158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.0470588235294">
                <text:p>10.0470588235294</text:p>
              </table:table-cell>
              <table:table-cell office:value-type="float" office:value="9.78434429327287">
                <text:p>9.78434429327287</text:p>
              </table:table-cell>
              <table:table-cell office:value-type="float" office:value="10.3243669154501">
                <text:p>10.3243669154501</text:p>
              </table:table-cell>
              <table:table-cell office:value-type="float" office:value="10.4627736918635">
                <text:p>10.462773691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.2909090909091">
                <text:p>10.2909090909091</text:p>
              </table:table-cell>
              <table:table-cell office:value-type="float" office:value="9.73544973544974">
                <text:p>9.73544973544974</text:p>
              </table:table-cell>
              <table:table-cell office:value-type="float" office:value="8.87478386482523">
                <text:p>8.8747838648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.76378915202445">
                <text:p>9.76378915202445</text:p>
              </table:table-cell>
              <table:table-cell office:value-type="float" office:value="9.34500188964475">
                <text:p>9.34500188964475</text:p>
              </table:table-cell>
              <table:table-cell office:value-type="float" office:value="8.44076254678369">
                <text:p>8.4407625467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.3546218487395">
                <text:p>9.3546218487395</text:p>
              </table:table-cell>
              <table:table-cell office:value-type="float" office:value="9.23398526077098">
                <text:p>9.23398526077098</text:p>
              </table:table-cell>
              <table:table-cell office:value-type="float" office:value="7.68675173455318">
                <text:p>7.68675173455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.20183346065699">
                <text:p>9.20183346065699</text:p>
              </table:table-cell>
              <table:table-cell office:value-type="float" office:value="9.29539871504157">
                <text:p>9.29539871504157</text:p>
              </table:table-cell>
              <table:table-cell office:value-type="float" office:value="7.11352842040754">
                <text:p>7.1135284204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.98365164247517">
                <text:p>8.98365164247517</text:p>
              </table:table-cell>
              <table:table-cell office:value-type="float" office:value="9.37145691609977">
                <text:p>9.37145691609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.26080977845684">
                <text:p>9.26080977845684</text:p>
              </table:table-cell>
              <table:table-cell office:value-type="float" office:value="9.17989417989418">
                <text:p>9.17989417989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.15569136745607">
                <text:p>9.15569136745607</text:p>
              </table:table-cell>
              <table:table-cell office:value-type="float" office:value="9.21863189720333">
                <text:p>9.21863189720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.69060351413293">
                <text:p>8.69060351413293</text:p>
              </table:table-cell>
              <table:table-cell office:value-type="float" office:value="8.90117157974301">
                <text:p>8.90117157974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8.73204837490552">
                <text:p>8.732048374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8.43561035525321">
                <text:p>8.4356103552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8.36026077097506">
                <text:p>8.36026077097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8.03713151927438">
                <text:p>8.0371315192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6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57cm" svg:height="15.221cm" xlink:href=".." xlink:type="simple" chart:class="chart:scatter" chart:style-name="ch1">
        <chart:title svg:x="7.74cm" svg:y="0.44cm" chart:style-name="ch2">
          <text:p>Daily Deaths per Million</text:p>
        </chart:title>
        <chart:legend svg:x="12.329cm" svg:y="3.764cm" style:legend-expansion="custom" chartooo:width="2.536cm" chartooo:height="1.594cm" style:legend-expansion-aspect-ratio="1.5909661229611" chart:style-name="ch3"/>
        <chart:plot-area chart:style-name="ch4" table:cell-range-address="'Deaths per day'.M52:'Deaths per day'.P97 'Deaths per day'.N51:'Deaths per day'.P51" chart:data-source-has-labels="row" svg:x="0.407cm" svg:y="1.523cm" svg:width="19.543cm" svg:height="12.413cm">
          <chartooo:coordinate-region svg:x="1.69cm" svg:y="1.722cm" svg:width="18.073cm" svg:height="11.567cm"/>
          <chart:axis chart:dimension="x" chart:name="primary-x" chart:style-name="ch5">
            <chart:title svg:x="9.049cm" svg:y="14.24cm" chart:style-name="ch6">
              <text:p>Days from start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aths per day'.N52:'Deaths per day'.N97" chart:label-cell-address="'Deaths per day'.N51:'Deaths per day'.N51" chart:class="chart:scatter">
            <chart:domain table:cell-range-address="'Deaths per day'.M52:'Deaths per day'.M97"/>
            <chart:data-point chart:repeated="46"/>
          </chart:series>
          <chart:series chart:style-name="ch10" chart:values-cell-range-address="'Deaths per day'.O52:'Deaths per day'.O97" chart:label-cell-address="'Deaths per day'.O51:'Deaths per day'.O51" chart:class="chart:scatter">
            <chart:data-point chart:repeated="46"/>
          </chart:series>
          <chart:series chart:style-name="ch11" chart:values-cell-range-address="'Deaths per day'.P52:'Deaths per day'.P97" chart:label-cell-address="'Deaths per day'.P51:'Deaths per day'.P51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Spain</text:p>
                <draw:g>
                  <svg:desc>'Deaths per day'.N51:'Deaths per day'.N51</svg:desc>
                </draw:g>
              </table:table-cell>
              <table:table-cell office:value-type="string">
                <text:p>France</text:p>
                <draw:g>
                  <svg:desc>'Deaths per day'.O51:'Deaths per day'.O51</svg:desc>
                </draw:g>
              </table:table-cell>
              <table:table-cell office:value-type="string">
                <text:p>Germany</text:p>
                <draw:g>
                  <svg:desc>'Deaths per day'.P51:'Deaths per day'.P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eaths per day'.M52:'Deaths per day'.M97</svg:desc>
                </draw:g>
              </table:table-cell>
              <table:table-cell office:value-type="float" office:value="2.09625668449198">
                <text:p>2.09625668449198</text:p>
                <draw:g>
                  <svg:desc>'Deaths per day'.N52:'Deaths per day'.N97</svg:desc>
                </draw:g>
              </table:table-cell>
              <table:table-cell office:value-type="float" office:value="1.65466523670905">
                <text:p>1.65466523670905</text:p>
                <draw:g>
                  <svg:desc>'Deaths per day'.O52:'Deaths per day'.O97</svg:desc>
                </draw:g>
              </table:table-cell>
              <table:table-cell office:value-type="float" office:value="0.978753879207448">
                <text:p>0.978753879207448</text:p>
                <draw:g>
                  <svg:desc>'Deaths per day'.P52:'Deaths per day'.P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2673796791444">
                <text:p>1.02673796791444</text:p>
              </table:table-cell>
              <table:table-cell office:value-type="float" office:value="1.19503600428987">
                <text:p>1.19503600428987</text:p>
              </table:table-cell>
              <table:table-cell office:value-type="float" office:value="1.28909047505371">
                <text:p>1.28909047505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0855614973262">
                <text:p>4.0855614973262</text:p>
              </table:table-cell>
              <table:table-cell office:value-type="float" office:value="1.71594913436495">
                <text:p>1.71594913436495</text:p>
              </table:table-cell>
              <table:table-cell office:value-type="float" office:value="1.24134638338506">
                <text:p>1.24134638338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4598930481283">
                <text:p>2.24598930481283</text:p>
              </table:table-cell>
              <table:table-cell office:value-type="float" office:value="1.71594913436495">
                <text:p>1.71594913436495</text:p>
              </table:table-cell>
              <table:table-cell office:value-type="float" office:value="1.55168297923132">
                <text:p>1.55168297923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1283422459893">
                <text:p>4.1283422459893</text:p>
              </table:table-cell>
              <table:table-cell office:value-type="float" office:value="2.84970124099893">
                <text:p>2.84970124099893</text:p>
              </table:table-cell>
              <table:table-cell office:value-type="float" office:value="1.86201957507758">
                <text:p>1.86201957507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60427807486631">
                <text:p>5.60427807486631</text:p>
              </table:table-cell>
              <table:table-cell office:value-type="float" office:value="3.67703385935346">
                <text:p>3.67703385935346</text:p>
              </table:table-cell>
              <table:table-cell office:value-type="float" office:value="2.10074003342086">
                <text:p>2.10074003342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16042780748663">
                <text:p>6.16042780748663</text:p>
              </table:table-cell>
              <table:table-cell office:value-type="float" office:value="3.23272560134825">
                <text:p>3.23272560134825</text:p>
              </table:table-cell>
              <table:table-cell office:value-type="float" office:value="2.00525185008355">
                <text:p>2.00525185008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36363636363636">
                <text:p>8.36363636363636</text:p>
              </table:table-cell>
              <table:table-cell office:value-type="float" office:value="5.8985751493795">
                <text:p>5.8985751493795</text:p>
              </table:table-cell>
              <table:table-cell office:value-type="float" office:value="2.01718787300072">
                <text:p>2.01718787300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.5294117647059">
                <text:p>11.5294117647059</text:p>
              </table:table-cell>
              <table:table-cell office:value-type="float" office:value="4.58097134977785">
                <text:p>4.58097134977785</text:p>
              </table:table-cell>
              <table:table-cell office:value-type="float" office:value="1.67104320840296">
                <text:p>1.67104320840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.5454545454545">
                <text:p>14.5454545454545</text:p>
              </table:table-cell>
              <table:table-cell office:value-type="float" office:value="4.8873908380573">
                <text:p>4.8873908380573</text:p>
              </table:table-cell>
              <table:table-cell office:value-type="float" office:value="2.69754117927906">
                <text:p>2.69754117927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.0320855614973">
                <text:p>14.0320855614973</text:p>
              </table:table-cell>
              <table:table-cell office:value-type="float" office:value="4.47372452888004">
                <text:p>4.47372452888004</text:p>
              </table:table-cell>
              <table:table-cell office:value-type="float" office:value="2.45882072093578">
                <text:p>2.45882072093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.3582887700535">
                <text:p>15.3582887700535</text:p>
              </table:table-cell>
              <table:table-cell office:value-type="float" office:value="6.4041673050406">
                <text:p>6.4041673050406</text:p>
              </table:table-cell>
              <table:table-cell office:value-type="float" office:value="3.97469563141561">
                <text:p>3.97469563141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.5347593582888">
                <text:p>16.5347593582888</text:p>
              </table:table-cell>
              <table:table-cell office:value-type="float" office:value="7.64516623257239">
                <text:p>7.64516623257239</text:p>
              </table:table-cell>
              <table:table-cell office:value-type="float" office:value="3.07949391262831">
                <text:p>3.07949391262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.0534759358289">
                <text:p>18.0534759358289</text:p>
              </table:table-cell>
              <table:table-cell office:value-type="float" office:value="7.79837597671212">
                <text:p>7.79837597671212</text:p>
              </table:table-cell>
              <table:table-cell office:value-type="float" office:value="1.53974695631416">
                <text:p>1.53974695631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.5614973262032">
                <text:p>17.5614973262032</text:p>
              </table:table-cell>
              <table:table-cell office:value-type="float" office:value="20.759920330933">
                <text:p>20.759920330933</text:p>
              </table:table-cell>
              <table:table-cell office:value-type="float" office:value="1.61136309381714">
                <text:p>1.61136309381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.5294117647059">
                <text:p>19.5294117647059</text:p>
              </table:table-cell>
              <table:table-cell office:value-type="float" office:value="17.1594913436495">
                <text:p>17.1594913436495</text:p>
              </table:table-cell>
              <table:table-cell office:value-type="float" office:value="1.80233946049176">
                <text:p>1.80233946049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1329860579133">
                <text:p>16.1329860579133</text:p>
              </table:table-cell>
              <table:table-cell office:value-type="float" office:value="2.05299594175221">
                <text:p>2.05299594175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.7433155080214">
                <text:p>19.7433155080214</text:p>
              </table:table-cell>
              <table:table-cell office:value-type="float" office:value="7.93626474643787">
                <text:p>7.93626474643787</text:p>
              </table:table-cell>
              <table:table-cell office:value-type="float" office:value="3.59274289806636">
                <text:p>3.59274289806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.5561497326203">
                <text:p>20.5561497326203</text:p>
              </table:table-cell>
              <table:table-cell office:value-type="float" office:value="12.7623716868393">
                <text:p>12.7623716868393</text:p>
              </table:table-cell>
              <table:table-cell office:value-type="float" office:value="3.68823108140368">
                <text:p>3.68823108140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21.7098207445994">
                <text:p>21.7098207445994</text:p>
              </table:table-cell>
              <table:table-cell office:value-type="float" office:value="2.96013368345667">
                <text:p>2.96013368345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.0213903743316">
                <text:p>16.0213903743316</text:p>
              </table:table-cell>
              <table:table-cell office:value-type="float" office:value="8.28864715795925">
                <text:p>8.28864715795925</text:p>
              </table:table-cell>
              <table:table-cell office:value-type="float" office:value="3.5808068751492">
                <text:p>3.5808068751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4.8449197860963">
                <text:p>14.8449197860963</text:p>
              </table:table-cell>
              <table:table-cell office:value-type="float" office:value="20.5454266891374">
                <text:p>20.5454266891374</text:p>
              </table:table-cell>
              <table:table-cell office:value-type="float" office:value="2.2201002625925">
                <text:p>2.2201002625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.9732620320856">
                <text:p>14.9732620320856</text:p>
              </table:table-cell>
              <table:table-cell office:value-type="float" office:value="15.1218017465911">
                <text:p>15.1218017465911</text:p>
              </table:table-cell>
              <table:table-cell office:value-type="float" office:value="1.24134638338506">
                <text:p>1.24134638338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5.0588235294118">
                <text:p>15.0588235294118</text:p>
              </table:table-cell>
              <table:table-cell office:value-type="float" office:value="9.72881875287268">
                <text:p>9.72881875287268</text:p>
              </table:table-cell>
              <table:table-cell office:value-type="float" office:value="2.62592504177608">
                <text:p>2.62592504177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.9786096256685">
                <text:p>15.9786096256685</text:p>
              </table:table-cell>
              <table:table-cell office:value-type="float" office:value="8.5950666462387">
                <text:p>8.5950666462387</text:p>
              </table:table-cell>
              <table:table-cell office:value-type="float" office:value="2.67366913344474">
                <text:p>2.67366913344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4.0106951871658">
                <text:p>14.0106951871658</text:p>
              </table:table-cell>
              <table:table-cell office:value-type="float" office:value="8.79423931362035">
                <text:p>8.79423931362035</text:p>
              </table:table-cell>
              <table:table-cell office:value-type="float" office:value="2.73334924803056">
                <text:p>2.73334924803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.5614973262032">
                <text:p>13.5614973262032</text:p>
              </table:table-cell>
              <table:table-cell office:value-type="float" office:value="11.6745825034472">
                <text:p>11.6745825034472</text:p>
              </table:table-cell>
              <table:table-cell office:value-type="float" office:value="3.10336595846264">
                <text:p>3.103365958462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.2299465240642">
                <text:p>11.2299465240642</text:p>
              </table:table-cell>
              <table:table-cell office:value-type="float" office:value="22.0315612072928">
                <text:p>22.0315612072928</text:p>
              </table:table-cell>
              <table:table-cell office:value-type="float" office:value="2.20816423967534">
                <text:p>2.208164239675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2.8983957219251">
                <text:p>12.8983957219251</text:p>
              </table:table-cell>
              <table:table-cell office:value-type="float" office:value="11.5366937337215">
                <text:p>11.5366937337215</text:p>
              </table:table-cell>
              <table:table-cell office:value-type="float" office:value="1.39651468130819">
                <text:p>1.396514681308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.7005347593583">
                <text:p>11.7005347593583</text:p>
              </table:table-cell>
              <table:table-cell office:value-type="float" office:value="11.6592615290332">
                <text:p>11.6592615290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.6737967914439">
                <text:p>10.6737967914439</text:p>
              </table:table-cell>
              <table:table-cell office:value-type="float" office:value="9.83606557377049">
                <text:p>9.83606557377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.9144385026738">
                <text:p>11.9144385026738</text:p>
              </table:table-cell>
              <table:table-cell office:value-type="float" office:value="6.05178489351923">
                <text:p>6.0517848935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.80213903743316">
                <text:p>6.80213903743316</text:p>
              </table:table-cell>
              <table:table-cell office:value-type="float" office:value="8.38057300444308">
                <text:p>8.38057300444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.44385026737968">
                <text:p>7.44385026737968</text:p>
              </table:table-cell>
              <table:table-cell office:value-type="float" office:value="8.13543741381952">
                <text:p>8.1354374138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.0855614973262">
                <text:p>12.0855614973262</text:p>
              </table:table-cell>
              <table:table-cell office:value-type="float" office:value="8.33461008120116">
                <text:p>8.33461008120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.77005347593583">
                <text:p>8.77005347593583</text:p>
              </table:table-cell>
              <table:table-cell office:value-type="float" office:value="7.90562279760993">
                <text:p>7.90562279760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.53475935828877">
                <text:p>8.53475935828877</text:p>
              </table:table-cell>
              <table:table-cell office:value-type="float" office:value="5.95985904703539">
                <text:p>5.95985904703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.19786096256684">
                <text:p>9.19786096256684</text:p>
              </table:table-cell>
              <table:table-cell office:value-type="float" office:value="5.65343955875594">
                <text:p>5.65343955875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.3048128342246">
                <text:p>9.304812834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.41176470588235">
                <text:p>9.4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.85026737967915">
                <text:p>7.8502673796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.0855614973262">
                <text:p>8.085561497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6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6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55cm" svg:height="15.088cm" xlink:href=".." xlink:type="simple" chart:class="chart:scatter" chart:style-name="ch1">
        <chart:title svg:x="7.189cm" svg:y="0.437cm" chart:style-name="ch2">
          <text:p>Daily Deaths per Million</text:p>
        </chart:title>
        <chart:legend svg:x="13.897cm" svg:y="3.793cm" style:legend-expansion="custom" chartooo:width="2.536cm" chartooo:height="2.092cm" style:legend-expansion-aspect-ratio="1.21223709369025" chart:style-name="ch3"/>
        <chart:plot-area chart:style-name="ch4" table:cell-range-address="'Deaths per day'.W52:'Deaths per day'.AA97 'Deaths per day'.X51:'Deaths per day'.AA51" chart:data-source-has-labels="row" svg:x="0.385cm" svg:y="1.517cm" svg:width="18.485cm" svg:height="12.289cm">
          <chartooo:coordinate-region svg:x="1.668cm" svg:y="1.717cm" svg:width="17.015cm" svg:height="11.442cm"/>
          <chart:axis chart:dimension="x" chart:name="primary-x" chart:style-name="ch5">
            <chart:title svg:x="8.498cm" svg:y="14.107cm" chart:style-name="ch6">
              <text:p>Days fram start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aths per day'.X52:'Deaths per day'.X97" chart:label-cell-address="'Deaths per day'.X51:'Deaths per day'.X51" chart:class="chart:scatter">
            <chart:domain table:cell-range-address="'Deaths per day'.W52:'Deaths per day'.W97"/>
            <chart:data-point chart:repeated="46"/>
          </chart:series>
          <chart:series chart:style-name="ch10" chart:values-cell-range-address="'Deaths per day'.Y52:'Deaths per day'.Y97" chart:label-cell-address="'Deaths per day'.Y51:'Deaths per day'.Y51" chart:class="chart:scatter">
            <chart:data-point chart:repeated="46"/>
          </chart:series>
          <chart:series chart:style-name="ch11" chart:values-cell-range-address="'Deaths per day'.Z52:'Deaths per day'.Z97" chart:label-cell-address="'Deaths per day'.Z51:'Deaths per day'.Z51" chart:class="chart:scatter">
            <chart:data-point chart:repeated="46"/>
          </chart:series>
          <chart:series chart:style-name="ch12" chart:values-cell-range-address="'Deaths per day'.AA52:'Deaths per day'.AA97" chart:label-cell-address="'Deaths per day'.AA51:'Deaths per day'.AA51" chart:class="chart:scatter">
            <chart:data-point chart:repeated="4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Spain</text:p>
                <draw:g>
                  <svg:desc>'Deaths per day'.X51:'Deaths per day'.X51</svg:desc>
                </draw:g>
              </table:table-cell>
              <table:table-cell office:value-type="string">
                <text:p>Sweden</text:p>
                <draw:g>
                  <svg:desc>'Deaths per day'.Y51:'Deaths per day'.Y51</svg:desc>
                </draw:g>
              </table:table-cell>
              <table:table-cell office:value-type="string">
                <text:p>USA</text:p>
                <draw:g>
                  <svg:desc>'Deaths per day'.Z51:'Deaths per day'.Z51</svg:desc>
                </draw:g>
              </table:table-cell>
              <table:table-cell office:value-type="string">
                <text:p>Germany</text:p>
                <draw:g>
                  <svg:desc>'Deaths per day'.AA51:'Deaths per day'.AA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eaths per day'.W52:'Deaths per day'.W97</svg:desc>
                </draw:g>
              </table:table-cell>
              <table:table-cell office:value-type="float" office:value="2.09625668449198">
                <text:p>2.09625668449198</text:p>
                <draw:g>
                  <svg:desc>'Deaths per day'.X52:'Deaths per day'.X97</svg:desc>
                </draw:g>
              </table:table-cell>
              <table:table-cell office:value-type="float" office:value="2.12355212355212">
                <text:p>2.12355212355212</text:p>
                <draw:g>
                  <svg:desc>'Deaths per day'.Y52:'Deaths per day'.Y97</svg:desc>
                </draw:g>
              </table:table-cell>
              <table:table-cell office:value-type="float" office:value="1.21148036253776">
                <text:p>1.21148036253776</text:p>
                <draw:g>
                  <svg:desc>'Deaths per day'.Z52:'Deaths per day'.Z97</svg:desc>
                </draw:g>
              </table:table-cell>
              <table:table-cell office:value-type="float" office:value="0.978753879207448">
                <text:p>0.978753879207448</text:p>
                <draw:g>
                  <svg:desc>'Deaths per day'.AA52:'Deaths per day'.AA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2673796791444">
                <text:p>1.02673796791444</text:p>
              </table:table-cell>
              <table:table-cell office:value-type="float" office:value="1.44787644787645">
                <text:p>1.44787644787645</text:p>
              </table:table-cell>
              <table:table-cell office:value-type="float" office:value="1.58610271903323">
                <text:p>1.58610271903323</text:p>
              </table:table-cell>
              <table:table-cell office:value-type="float" office:value="1.28909047505371">
                <text:p>1.28909047505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0855614973262">
                <text:p>4.0855614973262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1.02719033232628">
                <text:p>1.02719033232628</text:p>
              </table:table-cell>
              <table:table-cell office:value-type="float" office:value="1.24134638338506">
                <text:p>1.24134638338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4598930481283">
                <text:p>2.24598930481283</text:p>
              </table:table-cell>
              <table:table-cell office:value-type="float" office:value="0">
                <text:p>0</text:p>
              </table:table-cell>
              <table:table-cell office:value-type="float" office:value="1.77643504531722">
                <text:p>1.77643504531722</text:p>
              </table:table-cell>
              <table:table-cell office:value-type="float" office:value="1.55168297923132">
                <text:p>1.55168297923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1283422459893">
                <text:p>4.1283422459893</text:p>
              </table:table-cell>
              <table:table-cell office:value-type="float" office:value="0.482625482625483">
                <text:p>0.482625482625483</text:p>
              </table:table-cell>
              <table:table-cell office:value-type="float" office:value="2.76132930513595">
                <text:p>2.76132930513595</text:p>
              </table:table-cell>
              <table:table-cell office:value-type="float" office:value="1.86201957507758">
                <text:p>1.86201957507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60427807486631">
                <text:p>5.60427807486631</text:p>
              </table:table-cell>
              <table:table-cell office:value-type="float" office:value="3.47490347490347">
                <text:p>3.47490347490347</text:p>
              </table:table-cell>
              <table:table-cell office:value-type="float" office:value="3.17220543806647">
                <text:p>3.17220543806647</text:p>
              </table:table-cell>
              <table:table-cell office:value-type="float" office:value="2.10074003342086">
                <text:p>2.10074003342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16042780748663">
                <text:p>6.16042780748663</text:p>
              </table:table-cell>
              <table:table-cell office:value-type="float" office:value="3.28185328185328">
                <text:p>3.28185328185328</text:p>
              </table:table-cell>
              <table:table-cell office:value-type="float" office:value="2.94259818731118">
                <text:p>2.94259818731118</text:p>
              </table:table-cell>
              <table:table-cell office:value-type="float" office:value="2.00525185008355">
                <text:p>2.00525185008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36363636363636">
                <text:p>8.36363636363636</text:p>
              </table:table-cell>
              <table:table-cell office:value-type="float" office:value="5.6949806949807">
                <text:p>5.6949806949807</text:p>
              </table:table-cell>
              <table:table-cell office:value-type="float" office:value="3.17522658610272">
                <text:p>3.17522658610272</text:p>
              </table:table-cell>
              <table:table-cell office:value-type="float" office:value="2.01718787300072">
                <text:p>2.01718787300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.5294117647059">
                <text:p>11.5294117647059</text:p>
              </table:table-cell>
              <table:table-cell office:value-type="float" office:value="6.66023166023166">
                <text:p>6.66023166023166</text:p>
              </table:table-cell>
              <table:table-cell office:value-type="float" office:value="4.01812688821752">
                <text:p>4.01812688821752</text:p>
              </table:table-cell>
              <table:table-cell office:value-type="float" office:value="1.67104320840296">
                <text:p>1.67104320840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.5454545454545">
                <text:p>14.5454545454545</text:p>
              </table:table-cell>
              <table:table-cell office:value-type="float" office:value="4.82625482625483">
                <text:p>4.82625482625483</text:p>
              </table:table-cell>
              <table:table-cell office:value-type="float" office:value="3.52567975830816">
                <text:p>3.52567975830816</text:p>
              </table:table-cell>
              <table:table-cell office:value-type="float" office:value="2.69754117927906">
                <text:p>2.69754117927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.0320855614973">
                <text:p>14.0320855614973</text:p>
              </table:table-cell>
              <table:table-cell office:value-type="float" office:value="1.44787644787645">
                <text:p>1.44787644787645</text:p>
              </table:table-cell>
              <table:table-cell office:value-type="float" office:value="3.8036253776435">
                <text:p>3.8036253776435</text:p>
              </table:table-cell>
              <table:table-cell office:value-type="float" office:value="2.45882072093578">
                <text:p>2.45882072093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.3582887700535">
                <text:p>15.358288770053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5.9607250755287">
                <text:p>5.9607250755287</text:p>
              </table:table-cell>
              <table:table-cell office:value-type="float" office:value="3.97469563141561">
                <text:p>3.97469563141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.5347593582888">
                <text:p>16.5347593582888</text:p>
              </table:table-cell>
              <table:table-cell office:value-type="float" office:value="7.33590733590734">
                <text:p>7.33590733590734</text:p>
              </table:table-cell>
              <table:table-cell office:value-type="float" office:value="5.87009063444109">
                <text:p>5.87009063444109</text:p>
              </table:table-cell>
              <table:table-cell office:value-type="float" office:value="3.07949391262831">
                <text:p>3.07949391262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.0534759358289">
                <text:p>18.0534759358289</text:p>
              </table:table-cell>
              <table:table-cell office:value-type="float" office:value="11.003861003861">
                <text:p>11.003861003861</text:p>
              </table:table-cell>
              <table:table-cell office:value-type="float" office:value="5.74320241691843">
                <text:p>5.74320241691843</text:p>
              </table:table-cell>
              <table:table-cell office:value-type="float" office:value="1.53974695631416">
                <text:p>1.53974695631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.5614973262032">
                <text:p>17.5614973262032</text:p>
              </table:table-cell>
              <table:table-cell office:value-type="float" office:value="9.26640926640927">
                <text:p>9.26640926640927</text:p>
              </table:table-cell>
              <table:table-cell office:value-type="float" office:value="6.14803625377644">
                <text:p>6.14803625377644</text:p>
              </table:table-cell>
              <table:table-cell office:value-type="float" office:value="1.61136309381714">
                <text:p>1.61136309381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.5294117647059">
                <text:p>19.5294117647059</text:p>
              </table:table-cell>
              <table:table-cell office:value-type="float" office:value="10.2316602316602">
                <text:p>10.2316602316602</text:p>
              </table:table-cell>
              <table:table-cell office:value-type="float" office:value="5.52870090634441">
                <text:p>5.52870090634441</text:p>
              </table:table-cell>
              <table:table-cell office:value-type="float" office:value="1.80233946049176">
                <text:p>1.80233946049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43243243243243">
                <text:p>7.43243243243243</text:p>
              </table:table-cell>
              <table:table-cell office:value-type="float" office:value="4.61631419939577">
                <text:p>4.61631419939577</text:p>
              </table:table-cell>
              <table:table-cell office:value-type="float" office:value="2.05299594175221">
                <text:p>2.05299594175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.7433155080214">
                <text:p>19.7433155080214</text:p>
              </table:table-cell>
              <table:table-cell office:value-type="float" office:value="1.64092664092664">
                <text:p>1.64092664092664</text:p>
              </table:table-cell>
              <table:table-cell office:value-type="float" office:value="4.63746223564955">
                <text:p>4.63746223564955</text:p>
              </table:table-cell>
              <table:table-cell office:value-type="float" office:value="3.59274289806636">
                <text:p>3.59274289806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.5561497326203">
                <text:p>20.5561497326203</text:p>
              </table:table-cell>
              <table:table-cell office:value-type="float" office:value="1.15830115830116">
                <text:p>1.15830115830116</text:p>
              </table:table-cell>
              <table:table-cell office:value-type="float" office:value="18.6858006042296">
                <text:p>18.6858006042296</text:p>
              </table:table-cell>
              <table:table-cell office:value-type="float" office:value="3.68823108140368">
                <text:p>3.68823108140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1.93050193050193">
                <text:p>1.93050193050193</text:p>
              </table:table-cell>
              <table:table-cell office:value-type="float" office:value="7.90936555891239">
                <text:p>7.90936555891239</text:p>
              </table:table-cell>
              <table:table-cell office:value-type="float" office:value="2.96013368345667">
                <text:p>2.96013368345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.0213903743316">
                <text:p>16.0213903743316</text:p>
              </table:table-cell>
              <table:table-cell office:value-type="float" office:value="11.003861003861">
                <text:p>11.003861003861</text:p>
              </table:table-cell>
              <table:table-cell office:value-type="float" office:value="6.57401812688822">
                <text:p>6.57401812688822</text:p>
              </table:table-cell>
              <table:table-cell office:value-type="float" office:value="3.5808068751492">
                <text:p>3.5808068751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4.8449197860963">
                <text:p>14.8449197860963</text:p>
              </table:table-cell>
              <table:table-cell office:value-type="float" office:value="16.4092664092664">
                <text:p>16.4092664092664</text:p>
              </table:table-cell>
              <table:table-cell office:value-type="float" office:value="7.63746223564955">
                <text:p>7.63746223564955</text:p>
              </table:table-cell>
              <table:table-cell office:value-type="float" office:value="2.2201002625925">
                <text:p>2.2201002625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.9732620320856">
                <text:p>14.9732620320856</text:p>
              </table:table-cell>
              <table:table-cell office:value-type="float" office:value="12.5482625482626">
                <text:p>12.5482625482626</text:p>
              </table:table-cell>
              <table:table-cell office:value-type="float" office:value="5.6404833836858">
                <text:p>5.6404833836858</text:p>
              </table:table-cell>
              <table:table-cell office:value-type="float" office:value="1.24134638338506">
                <text:p>1.24134638338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5.0588235294118">
                <text:p>15.0588235294118</text:p>
              </table:table-cell>
              <table:table-cell office:value-type="float" office:value="6.46718146718147">
                <text:p>6.46718146718147</text:p>
              </table:table-cell>
              <table:table-cell office:value-type="float" office:value="4.71601208459215">
                <text:p>4.71601208459215</text:p>
              </table:table-cell>
              <table:table-cell office:value-type="float" office:value="2.62592504177608">
                <text:p>2.62592504177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.9786096256685">
                <text:p>15.9786096256685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5.85800604229607">
                <text:p>5.85800604229607</text:p>
              </table:table-cell>
              <table:table-cell office:value-type="float" office:value="2.67366913344474">
                <text:p>2.67366913344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4.0106951871658">
                <text:p>14.0106951871658</text:p>
              </table:table-cell>
              <table:table-cell office:value-type="float" office:value="2.7992277992278">
                <text:p>2.7992277992278</text:p>
              </table:table-cell>
              <table:table-cell office:value-type="float" office:value="9.12990936555891">
                <text:p>9.12990936555891</text:p>
              </table:table-cell>
              <table:table-cell office:value-type="float" office:value="2.73334924803056">
                <text:p>2.73334924803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.5614973262032">
                <text:p>13.5614973262032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7.12386706948641">
                <text:p>7.12386706948641</text:p>
              </table:table-cell>
              <table:table-cell office:value-type="float" office:value="3.10336595846264">
                <text:p>3.103365958462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.2299465240642">
                <text:p>11.2299465240642</text:p>
              </table:table-cell>
              <table:table-cell office:value-type="float" office:value="17.8571428571429">
                <text:p>17.8571428571429</text:p>
              </table:table-cell>
              <table:table-cell office:value-type="float" office:value="7.07552870090635">
                <text:p>7.07552870090635</text:p>
              </table:table-cell>
              <table:table-cell office:value-type="float" office:value="2.20816423967534">
                <text:p>2.208164239675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2.8983957219251">
                <text:p>12.8983957219251</text:p>
              </table:table-cell>
              <table:table-cell office:value-type="float" office:value="16.6023166023166">
                <text:p>16.6023166023166</text:p>
              </table:table-cell>
              <table:table-cell office:value-type="float" office:value="5.91238670694864">
                <text:p>5.91238670694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.7005347593583">
                <text:p>11.7005347593583</text:p>
              </table:table-cell>
              <table:table-cell office:value-type="float" office:value="8.10810810810811">
                <text:p>8.108108108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.6737967914439">
                <text:p>10.6737967914439</text:p>
              </table:table-cell>
              <table:table-cell office:value-type="float" office:value="12.6447876447876">
                <text:p>12.644787644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.9144385026738">
                <text:p>11.9144385026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.80213903743316">
                <text:p>6.80213903743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.44385026737968">
                <text:p>7.4438502673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.0855614973262">
                <text:p>12.085561497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.77005347593583">
                <text:p>8.77005347593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.53475935828877">
                <text:p>8.53475935828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.19786096256684">
                <text:p>9.1978609625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.3048128342246">
                <text:p>9.304812834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.41176470588235">
                <text:p>9.4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.85026737967915">
                <text:p>7.8502673796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6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6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4cm" svg:height="14.849cm" xlink:href=".." xlink:type="simple" chart:class="chart:scatter" chart:style-name="ch1">
        <chart:title svg:x="8.182cm" svg:y="0.432cm" chart:style-name="ch2">
          <text:p>Daily Deaths per Million</text:p>
        </chart:title>
        <chart:legend svg:x="12.578cm" svg:y="2.947cm" style:legend-expansion="custom" chartooo:width="3.132cm" chartooo:height="2.59cm" style:legend-expansion-aspect-ratio="1.20926640926641" chart:style-name="ch3"/>
        <chart:plot-area chart:style-name="ch4" table:cell-range-address="smooth.M52:smooth.R102 smooth.N51:smooth.R51" chart:data-source-has-labels="row" svg:x="0.424cm" svg:y="1.507cm" svg:width="20.392cm" svg:height="12.065cm">
          <chartooo:coordinate-region svg:x="1.522cm" svg:y="1.706cm" svg:width="18.922cm" svg:height="11.219cm"/>
          <chart:axis chart:dimension="x" chart:name="primary-x" chart:style-name="ch5">
            <chart:title svg:x="9.491cm" svg:y="13.868cm" chart:style-name="ch6">
              <text:p>Days from start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mooth.N52:smooth.N102" chart:label-cell-address="smooth.N51:smooth.N51" chart:class="chart:scatter">
            <chart:domain table:cell-range-address="smooth.M52:smooth.M102"/>
            <chart:data-point chart:repeated="51"/>
          </chart:series>
          <chart:series chart:style-name="ch10" chart:values-cell-range-address="smooth.O52:smooth.O102" chart:label-cell-address="smooth.O51:smooth.O51" chart:class="chart:scatter">
            <chart:data-point chart:repeated="51"/>
          </chart:series>
          <chart:series chart:style-name="ch11" chart:values-cell-range-address="smooth.P52:smooth.P102" chart:label-cell-address="smooth.P51:smooth.P51" chart:class="chart:scatter">
            <chart:data-point chart:repeated="51"/>
          </chart:series>
          <chart:series chart:style-name="ch12" chart:values-cell-range-address="smooth.Q52:smooth.Q102" chart:label-cell-address="smooth.Q51:smooth.Q51" chart:class="chart:scatter">
            <chart:data-point chart:repeated="51"/>
          </chart:series>
          <chart:series chart:style-name="ch13" chart:values-cell-range-address="smooth.R52:smooth.R102" chart:label-cell-address="smooth.R51:smooth.R51" chart:class="chart:scatte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Italy</text:p>
                <draw:g>
                  <svg:desc>smooth.N51:smooth.N51</svg:desc>
                </draw:g>
              </table:table-cell>
              <table:table-cell office:value-type="string">
                <text:p>Spain</text:p>
                <draw:g>
                  <svg:desc>smooth.O51:smooth.O51</svg:desc>
                </draw:g>
              </table:table-cell>
              <table:table-cell office:value-type="string">
                <text:p>France</text:p>
                <draw:g>
                  <svg:desc>smooth.P51:smooth.P51</svg:desc>
                </draw:g>
              </table:table-cell>
              <table:table-cell office:value-type="string">
                <text:p>UK</text:p>
                <draw:g>
                  <svg:desc>smooth.Q51:smooth.Q51</svg:desc>
                </draw:g>
              </table:table-cell>
              <table:table-cell office:value-type="string">
                <text:p>Germany</text:p>
                <draw:g>
                  <svg:desc>smooth.R51:smooth.R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mooth.M52:smooth.M102</svg:desc>
                </draw:g>
              </table:table-cell>
              <table:table-cell office:value-type="float" office:value="2.19907407407407">
                <text:p>2.19907407407407</text:p>
                <draw:g>
                  <svg:desc>smooth.N52:smooth.N102</svg:desc>
                </draw:g>
              </table:table-cell>
              <table:table-cell office:value-type="float" office:value="2.09625668449198">
                <text:p>2.09625668449198</text:p>
                <draw:g>
                  <svg:desc>smooth.O52:smooth.O102</svg:desc>
                </draw:g>
              </table:table-cell>
              <table:table-cell office:value-type="float" office:value="1.65466523670905">
                <text:p>1.65466523670905</text:p>
                <draw:g>
                  <svg:desc>smooth.P52:smooth.P102</svg:desc>
                </draw:g>
              </table:table-cell>
              <table:table-cell office:value-type="float" office:value="0.796577666322466">
                <text:p>0.796577666322466</text:p>
                <draw:g>
                  <svg:desc>smooth.Q52:smooth.Q102</svg:desc>
                </draw:g>
              </table:table-cell>
              <table:table-cell office:value-type="float" office:value="0.978753879207448">
                <text:p>0.978753879207448</text:p>
                <draw:g>
                  <svg:desc>smooth.R52:smooth.R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1216931216931">
                <text:p>1.81216931216931</text:p>
              </table:table-cell>
              <table:table-cell office:value-type="float" office:value="1.40106951871658">
                <text:p>1.40106951871658</text:p>
              </table:table-cell>
              <table:table-cell office:value-type="float" office:value="1.35590623563659">
                <text:p>1.35590623563659</text:p>
              </table:table-cell>
              <table:table-cell office:value-type="float" office:value="1.11299601711167">
                <text:p>1.11299601711167</text:p>
              </table:table-cell>
              <table:table-cell office:value-type="float" office:value="0.342563857722607">
                <text:p>0.342563857722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25143298059965">
                <text:p>2.25143298059965</text:p>
              </table:table-cell>
              <table:table-cell office:value-type="float" office:value="2.6017825311943">
                <text:p>2.6017825311943</text:p>
              </table:table-cell>
              <table:table-cell office:value-type="float" office:value="1.52801184822021">
                <text:p>1.52801184822021</text:p>
              </table:table-cell>
              <table:table-cell office:value-type="float" office:value="0.875743718345872">
                <text:p>0.875743718345872</text:p>
              </table:table-cell>
              <table:table-cell office:value-type="float" office:value="1.19598949629983">
                <text:p>1.1959894962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9217923280423">
                <text:p>2.59217923280423</text:p>
              </table:table-cell>
              <table:table-cell office:value-type="float" office:value="2.52780748663102">
                <text:p>2.52780748663102</text:p>
              </table:table-cell>
              <table:table-cell office:value-type="float" office:value="1.60104182626015">
                <text:p>1.60104182626015</text:p>
              </table:table-cell>
              <table:table-cell office:value-type="float" office:value="1.12885381324679">
                <text:p>1.12885381324679</text:p>
              </table:table-cell>
              <table:table-cell office:value-type="float" office:value="1.30580090713774">
                <text:p>1.30580090713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71031746031746">
                <text:p>2.71031746031746</text:p>
              </table:table-cell>
              <table:table-cell office:value-type="float" office:value="2.88727272727273">
                <text:p>2.88727272727273</text:p>
              </table:table-cell>
              <table:table-cell office:value-type="float" office:value="1.91879883560594">
                <text:p>1.91879883560594</text:p>
              </table:table-cell>
              <table:table-cell office:value-type="float" office:value="1.53916506859419">
                <text:p>1.53916506859419</text:p>
              </table:table-cell>
              <table:table-cell office:value-type="float" office:value="1.44807830031034">
                <text:p>1.44807830031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00181878306878">
                <text:p>3.00181878306878</text:p>
              </table:table-cell>
              <table:table-cell office:value-type="float" office:value="3.44598930481283">
                <text:p>3.44598930481283</text:p>
              </table:table-cell>
              <table:table-cell office:value-type="float" office:value="2.29099637403606">
                <text:p>2.29099637403606</text:p>
              </table:table-cell>
              <table:table-cell office:value-type="float" office:value="2.03078133451345">
                <text:p>2.03078133451345</text:p>
              </table:table-cell>
              <table:table-cell office:value-type="float" office:value="1.58430810853824">
                <text:p>1.58430810853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96036470143613">
                <text:p>2.96036470143613</text:p>
              </table:table-cell>
              <table:table-cell office:value-type="float" office:value="3.9266615737204">
                <text:p>3.9266615737204</text:p>
              </table:table-cell>
              <table:table-cell office:value-type="float" office:value="2.44632187178533">
                <text:p>2.44632187178533</text:p>
              </table:table-cell>
              <table:table-cell office:value-type="float" office:value="2.19606768802815">
                <text:p>2.19606768802815</text:p>
              </table:table-cell>
              <table:table-cell office:value-type="float" office:value="1.65160454250929">
                <text:p>1.65160454250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61654383975813">
                <text:p>3.61654383975813</text:p>
              </table:table-cell>
              <table:table-cell office:value-type="float" office:value="4.93812070282659">
                <text:p>4.93812070282659</text:p>
              </table:table-cell>
              <table:table-cell office:value-type="float" office:value="3.17078509050318">
                <text:p>3.17078509050318</text:p>
              </table:table-cell>
              <table:table-cell office:value-type="float" office:value="2.42134322382147">
                <text:p>2.42134322382147</text:p>
              </table:table-cell>
              <table:table-cell office:value-type="float" office:value="1.78477645534222">
                <text:p>1.78477645534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20989229024943">
                <text:p>4.20989229024943</text:p>
              </table:table-cell>
              <table:table-cell office:value-type="float" office:value="6.53964858670741">
                <text:p>6.53964858670741</text:p>
              </table:table-cell>
              <table:table-cell office:value-type="float" office:value="3.62931996760708">
                <text:p>3.62931996760708</text:p>
              </table:table-cell>
              <table:table-cell office:value-type="float" office:value="3.12899079088783">
                <text:p>3.12899079088783</text:p>
              </table:table-cell>
              <table:table-cell office:value-type="float" office:value="1.8122293080517">
                <text:p>1.8122293080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63081065759637">
                <text:p>4.63081065759637</text:p>
              </table:table-cell>
              <table:table-cell office:value-type="float" office:value="8.2890756302521">
                <text:p>8.2890756302521</text:p>
              </table:table-cell>
              <table:table-cell office:value-type="float" office:value="4.05174111930662">
                <text:p>4.05174111930662</text:p>
              </table:table-cell>
              <table:table-cell office:value-type="float" office:value="4.3314437443365">
                <text:p>4.3314437443365</text:p>
              </table:table-cell>
              <table:table-cell office:value-type="float" office:value="2.02895338130478">
                <text:p>2.02895338130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36942554799698">
                <text:p>5.36942554799698</text:p>
              </table:table-cell>
              <table:table-cell office:value-type="float" office:value="9.95141329258976">
                <text:p>9.95141329258976</text:p>
              </table:table-cell>
              <table:table-cell office:value-type="float" office:value="4.35203221782048">
                <text:p>4.35203221782048</text:p>
              </table:table-cell>
              <table:table-cell office:value-type="float" office:value="5.3467641666491">
                <text:p>5.3467641666491</text:p>
              </table:table-cell>
              <table:table-cell office:value-type="float" office:value="2.1539405927088">
                <text:p>2.1539405927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.90466742252457">
                <text:p>5.90466742252457</text:p>
              </table:table-cell>
              <table:table-cell office:value-type="float" office:value="11.5303284950344">
                <text:p>11.5303284950344</text:p>
              </table:table-cell>
              <table:table-cell office:value-type="float" office:value="4.8742585742739">
                <text:p>4.8742585742739</text:p>
              </table:table-cell>
              <table:table-cell office:value-type="float" office:value="6.49800855583419">
                <text:p>6.49800855583419</text:p>
              </table:table-cell>
              <table:table-cell office:value-type="float" office:value="2.52088804010504">
                <text:p>2.52088804010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.91137566137566">
                <text:p>6.91137566137566</text:p>
              </table:table-cell>
              <table:table-cell office:value-type="float" office:value="13.040794499618">
                <text:p>13.040794499618</text:p>
              </table:table-cell>
              <table:table-cell office:value-type="float" office:value="5.50526384906652">
                <text:p>5.50526384906652</text:p>
              </table:table-cell>
              <table:table-cell office:value-type="float" office:value="7.50911428149959">
                <text:p>7.50911428149959</text:p>
              </table:table-cell>
              <table:table-cell office:value-type="float" office:value="2.6709408996351">
                <text:p>2.6709408996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.44505857898715">
                <text:p>8.44505857898715</text:p>
              </table:table-cell>
              <table:table-cell office:value-type="float" office:value="14.6294881588999">
                <text:p>14.6294881588999</text:p>
              </table:table-cell>
              <table:table-cell office:value-type="float" office:value="6.14611832169669">
                <text:p>6.14611832169669</text:p>
              </table:table-cell>
              <table:table-cell office:value-type="float" office:value="8.25195456557014">
                <text:p>8.25195456557014</text:p>
              </table:table-cell>
              <table:table-cell office:value-type="float" office:value="2.52924325614705">
                <text:p>2.52924325614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.12320483749055">
                <text:p>9.12320483749055</text:p>
              </table:table-cell>
              <table:table-cell office:value-type="float" office:value="15.7680672268908">
                <text:p>15.7680672268908</text:p>
              </table:table-cell>
              <table:table-cell office:value-type="float" office:value="8.90039177920287">
                <text:p>8.90039177920287</text:p>
              </table:table-cell>
              <table:table-cell office:value-type="float" office:value="8.44604134617411">
                <text:p>8.44604134617411</text:p>
              </table:table-cell>
              <table:table-cell office:value-type="float" office:value="2.40647273471337">
                <text:p>2.406472734713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.60789871504157">
                <text:p>9.60789871504157</text:p>
              </table:table-cell>
              <table:table-cell office:value-type="float" office:value="16.8693659281895">
                <text:p>16.8693659281895</text:p>
              </table:table-cell>
              <table:table-cell office:value-type="float" office:value="10.8866466764429">
                <text:p>10.8866466764429</text:p>
              </table:table-cell>
              <table:table-cell office:value-type="float" office:value="9.28202642614798">
                <text:p>9.28202642614798</text:p>
              </table:table-cell>
              <table:table-cell office:value-type="float" office:value="2.35463629233025">
                <text:p>2.35463629233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.4747732426304">
                <text:p>10.4747732426304</text:p>
              </table:table-cell>
              <table:table-cell office:value-type="float" office:value="16.9423987776929">
                <text:p>16.9423987776929</text:p>
              </table:table-cell>
              <table:table-cell office:value-type="float" office:value="12.4763072074241">
                <text:p>12.4763072074241</text:p>
              </table:table-cell>
              <table:table-cell office:value-type="float" office:value="10.2189534908225">
                <text:p>10.2189534908225</text:p>
              </table:table-cell>
              <table:table-cell office:value-type="float" office:value="2.25948913821915">
                <text:p>2.25948913821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.8791572184429">
                <text:p>10.8791572184429</text:p>
              </table:table-cell>
              <table:table-cell office:value-type="float" office:value="17.7338426279603">
                <text:p>17.7338426279603</text:p>
              </table:table-cell>
              <table:table-cell office:value-type="float" office:value="12.4185252467771">
                <text:p>12.4185252467771</text:p>
              </table:table-cell>
              <table:table-cell office:value-type="float" office:value="10.9131140286178">
                <text:p>10.9131140286178</text:p>
              </table:table-cell>
              <table:table-cell office:value-type="float" office:value="2.47996453296048">
                <text:p>2.47996453296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.3914871504157">
                <text:p>11.3914871504157</text:p>
              </table:table-cell>
              <table:table-cell office:value-type="float" office:value="18.4809778456837">
                <text:p>18.4809778456837</text:p>
              </table:table-cell>
              <table:table-cell office:value-type="float" office:value="13.0420889054258">
                <text:p>13.0420889054258</text:p>
              </table:table-cell>
              <table:table-cell office:value-type="float" office:value="11.6673339936358">
                <text:p>11.6673339936358</text:p>
              </table:table-cell>
              <table:table-cell office:value-type="float" office:value="2.57204242403574">
                <text:p>2.57204242403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.1886810279667">
                <text:p>12.1886810279667</text:p>
              </table:table-cell>
              <table:table-cell office:value-type="float" office:value="18.6120702826585">
                <text:p>18.6120702826585</text:p>
              </table:table-cell>
              <table:table-cell office:value-type="float" office:value="15.1301188469872">
                <text:p>15.1301188469872</text:p>
              </table:table-cell>
              <table:table-cell office:value-type="float" office:value="12.156238804712">
                <text:p>12.156238804712</text:p>
              </table:table-cell>
              <table:table-cell office:value-type="float" office:value="2.60972615353136">
                <text:p>2.60972615353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.5895219198791">
                <text:p>12.5895219198791</text:p>
              </table:table-cell>
              <table:table-cell office:value-type="float" office:value="18.1882352941176">
                <text:p>18.1882352941176</text:p>
              </table:table-cell>
              <table:table-cell office:value-type="float" office:value="14.5115892227889">
                <text:p>14.5115892227889</text:p>
              </table:table-cell>
              <table:table-cell office:value-type="float" office:value="12.2179841105936">
                <text:p>12.2179841105936</text:p>
              </table:table-cell>
              <table:table-cell office:value-type="float" office:value="2.8963612181564">
                <text:p>2.8963612181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.7605347694633">
                <text:p>12.7605347694633</text:p>
              </table:table-cell>
              <table:table-cell office:value-type="float" office:value="17.6171122994652">
                <text:p>17.6171122994652</text:p>
              </table:table-cell>
              <table:table-cell office:value-type="float" office:value="15.0513252642868">
                <text:p>15.0513252642868</text:p>
              </table:table-cell>
              <table:table-cell office:value-type="float" office:value="12.4306155564453">
                <text:p>12.4306155564453</text:p>
              </table:table-cell>
              <table:table-cell office:value-type="float" office:value="2.89499710125158">
                <text:p>2.89499710125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.1495653817082">
                <text:p>13.1495653817082</text:p>
              </table:table-cell>
              <table:table-cell office:value-type="float" office:value="16.9399541634836">
                <text:p>16.9399541634836</text:p>
              </table:table-cell>
              <table:table-cell office:value-type="float" office:value="14.8954890673904">
                <text:p>14.8954890673904</text:p>
              </table:table-cell>
              <table:table-cell office:value-type="float" office:value="12.3130255199882">
                <text:p>12.3130255199882</text:p>
              </table:table-cell>
              <table:table-cell office:value-type="float" office:value="2.68679875865362">
                <text:p>2.68679875865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3.364276266062">
                <text:p>13.364276266062</text:p>
              </table:table-cell>
              <table:table-cell office:value-type="float" office:value="16.646294881589">
                <text:p>16.646294881589</text:p>
              </table:table-cell>
              <table:table-cell office:value-type="float" office:value="13.8551949046817">
                <text:p>13.8551949046817</text:p>
              </table:table-cell>
              <table:table-cell office:value-type="float" office:value="11.9583587971256">
                <text:p>11.9583587971256</text:p>
              </table:table-cell>
              <table:table-cell office:value-type="float" office:value="2.7222657981789">
                <text:p>2.7222657981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.3040438397581">
                <text:p>13.3040438397581</text:p>
              </table:table-cell>
              <table:table-cell office:value-type="float" office:value="16.2160427807487">
                <text:p>16.2160427807487</text:p>
              </table:table-cell>
              <table:table-cell office:value-type="float" office:value="13.3984109960822">
                <text:p>13.3984109960822</text:p>
              </table:table-cell>
              <table:table-cell office:value-type="float" office:value="11.9870187343266">
                <text:p>11.9870187343266</text:p>
              </table:table-cell>
              <table:table-cell office:value-type="float" office:value="2.62643658561539">
                <text:p>2.62643658561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.2936507936508">
                <text:p>13.2936507936508</text:p>
              </table:table-cell>
              <table:table-cell office:value-type="float" office:value="15.4044308632544">
                <text:p>15.4044308632544</text:p>
              </table:table-cell>
              <table:table-cell office:value-type="float" office:value="12.5555385322507">
                <text:p>12.5555385322507</text:p>
              </table:table-cell>
              <table:table-cell office:value-type="float" office:value="11.8563631382631">
                <text:p>11.8563631382631</text:p>
              </table:table-cell>
              <table:table-cell office:value-type="float" office:value="2.54663574668349">
                <text:p>2.54663574668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2.9969765684051">
                <text:p>12.9969765684051</text:p>
              </table:table-cell>
              <table:table-cell office:value-type="float" office:value="14.8064171122995">
                <text:p>14.8064171122995</text:p>
              </table:table-cell>
              <table:table-cell office:value-type="float" office:value="11.5373503469106">
                <text:p>11.5373503469106</text:p>
              </table:table-cell>
              <table:table-cell office:value-type="float" office:value="11.945714707184">
                <text:p>11.945714707184</text:p>
              </table:table-cell>
              <table:table-cell office:value-type="float" office:value="2.61160181427548">
                <text:p>2.61160181427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.5179516250945">
                <text:p>12.5179516250945</text:p>
              </table:table-cell>
              <table:table-cell office:value-type="float" office:value="14.0265851795264">
                <text:p>14.0265851795264</text:p>
              </table:table-cell>
              <table:table-cell office:value-type="float" office:value="13.7363479174418">
                <text:p>13.7363479174418</text:p>
              </table:table-cell>
              <table:table-cell office:value-type="float" office:value="11.4688217815523">
                <text:p>11.4688217815523</text:p>
              </table:table-cell>
              <table:table-cell office:value-type="float" office:value="2.45506939944753">
                <text:p>2.45506939944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.7975245653817">
                <text:p>11.7975245653817</text:p>
              </table:table-cell>
              <table:table-cell office:value-type="float" office:value="13.72589763178">
                <text:p>13.72589763178</text:p>
              </table:table-cell>
              <table:table-cell office:value-type="float" office:value="12.7393902252183">
                <text:p>12.7393902252183</text:p>
              </table:table-cell>
              <table:table-cell office:value-type="float" office:value="10.6442163825259">
                <text:p>10.6442163825259</text:p>
              </table:table-cell>
              <table:table-cell office:value-type="float" office:value="2.28404324250588">
                <text:p>2.2840432425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.3931405895692">
                <text:p>11.3931405895692</text:p>
              </table:table-cell>
              <table:table-cell office:value-type="float" office:value="13.2195569136746">
                <text:p>13.2195569136746</text:p>
              </table:table-cell>
              <table:table-cell office:value-type="float" office:value="12.3587734465626">
                <text:p>12.3587734465626</text:p>
              </table:table-cell>
              <table:table-cell office:value-type="float" office:value="10.837249488968">
                <text:p>10.837249488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.8966364323507">
                <text:p>10.8966364323507</text:p>
              </table:table-cell>
              <table:table-cell office:value-type="float" office:value="12.5619556913675">
                <text:p>12.5619556913675</text:p>
              </table:table-cell>
              <table:table-cell office:value-type="float" office:value="12.1512836787848">
                <text:p>12.1512836787848</text:p>
              </table:table-cell>
              <table:table-cell office:value-type="float" office:value="10.8631698733484">
                <text:p>10.8631698733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.4206821617536">
                <text:p>10.4206821617536</text:p>
              </table:table-cell>
              <table:table-cell office:value-type="float" office:value="12.118563789152">
                <text:p>12.118563789152</text:p>
              </table:table-cell>
              <table:table-cell office:value-type="float" office:value="11.3366455820876">
                <text:p>11.3366455820876</text:p>
              </table:table-cell>
              <table:table-cell office:value-type="float" office:value="10.419783786062">
                <text:p>10.419783786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.150462962963">
                <text:p>10.150462962963</text:p>
              </table:table-cell>
              <table:table-cell office:value-type="float" office:value="10.9524828113063">
                <text:p>10.9524828113063</text:p>
              </table:table-cell>
              <table:table-cell office:value-type="float" office:value="10.9737573595395">
                <text:p>10.9737573595395</text:p>
              </table:table-cell>
              <table:table-cell office:value-type="float" office:value="10.3972351589994">
                <text:p>10.397235158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.78434429327287">
                <text:p>9.78434429327287</text:p>
              </table:table-cell>
              <table:table-cell office:value-type="float" office:value="10.0470588235294">
                <text:p>10.0470588235294</text:p>
              </table:table-cell>
              <table:table-cell office:value-type="float" office:value="10.3243669154501">
                <text:p>10.3243669154501</text:p>
              </table:table-cell>
              <table:table-cell office:value-type="float" office:value="10.4627736918635">
                <text:p>10.4627736918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.73544973544974">
                <text:p>9.73544973544974</text:p>
              </table:table-cell>
              <table:table-cell office:value-type="float" office:value="10.2909090909091">
                <text:p>10.2909090909091</text:p>
              </table:table-cell>
              <table:table-cell office:value-type="float" office:value="8.87478386482523">
                <text:p>8.8747838648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.34500188964475">
                <text:p>9.34500188964475</text:p>
              </table:table-cell>
              <table:table-cell office:value-type="float" office:value="9.76378915202445">
                <text:p>9.76378915202445</text:p>
              </table:table-cell>
              <table:table-cell office:value-type="float" office:value="8.44076254678369">
                <text:p>8.4407625467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.23398526077098">
                <text:p>9.23398526077098</text:p>
              </table:table-cell>
              <table:table-cell office:value-type="float" office:value="9.3546218487395">
                <text:p>9.3546218487395</text:p>
              </table:table-cell>
              <table:table-cell office:value-type="float" office:value="7.68675173455318">
                <text:p>7.68675173455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.29539871504157">
                <text:p>9.29539871504157</text:p>
              </table:table-cell>
              <table:table-cell office:value-type="float" office:value="9.20183346065699">
                <text:p>9.20183346065699</text:p>
              </table:table-cell>
              <table:table-cell office:value-type="float" office:value="7.11352842040754">
                <text:p>7.1135284204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.37145691609977">
                <text:p>9.37145691609977</text:p>
              </table:table-cell>
              <table:table-cell office:value-type="float" office:value="8.98365164247517">
                <text:p>8.9836516424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.17989417989418">
                <text:p>9.17989417989418</text:p>
              </table:table-cell>
              <table:table-cell office:value-type="float" office:value="9.26080977845684">
                <text:p>9.2608097784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.21863189720333">
                <text:p>9.21863189720333</text:p>
              </table:table-cell>
              <table:table-cell office:value-type="float" office:value="9.15569136745607">
                <text:p>9.15569136745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.90117157974301">
                <text:p>8.90117157974301</text:p>
              </table:table-cell>
              <table:table-cell office:value-type="float" office:value="8.69060351413293">
                <text:p>8.6906035141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.73204837490552">
                <text:p>8.732048374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.43561035525321">
                <text:p>8.4356103552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.36026077097506">
                <text:p>8.36026077097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.03713151927438">
                <text:p>8.0371315192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.90532879818594">
                <text:p>7.9053287981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.58196334089191">
                <text:p>7.58196334089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6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6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69cm" svg:height="17.081cm" xlink:href=".." xlink:type="simple" chart:class="chart:scatter" chart:style-name="ch1">
        <chart:title svg:x="8.746cm" svg:y="0.477cm" chart:style-name="ch2">
          <text:p>Daily Deaths per Million</text:p>
        </chart:title>
        <chart:legend svg:x="13.803cm" svg:y="3.691cm" style:legend-expansion="custom" chartooo:width="3.545cm" chartooo:height="3.969cm" style:legend-expansion-aspect-ratio="0.893172083648274" chart:style-name="ch3"/>
        <chart:plot-area chart:style-name="ch4" table:cell-range-address="smooth.X52:smooth.AB97 smooth.Y51:smooth.AB51" chart:data-source-has-labels="row" svg:x="0.447cm" svg:y="1.597cm" svg:width="21.475cm" svg:height="14.162cm">
          <chartooo:coordinate-region svg:x="1.545cm" svg:y="1.796cm" svg:width="20.005cm" svg:height="13.316cm"/>
          <chart:axis chart:dimension="x" chart:name="primary-x" chart:style-name="ch5">
            <chart:title svg:x="10.055cm" svg:y="16.1cm" chart:style-name="ch6">
              <text:p>Days from start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mooth.Y52:smooth.Y97" chart:label-cell-address="smooth.Y51:smooth.Y51" chart:class="chart:scatter">
            <chart:domain table:cell-range-address="smooth.X52:smooth.X97"/>
            <chart:data-point chart:repeated="46"/>
          </chart:series>
          <chart:series chart:style-name="ch10" chart:values-cell-range-address="smooth.Z52:smooth.Z97" chart:label-cell-address="smooth.Z51:smooth.Z51" chart:class="chart:scatter">
            <chart:data-point chart:repeated="46"/>
          </chart:series>
          <chart:series chart:style-name="ch11" chart:values-cell-range-address="smooth.AA52:smooth.AA97" chart:label-cell-address="smooth.AA51:smooth.AA51" chart:class="chart:scatter">
            <chart:data-point chart:repeated="46"/>
          </chart:series>
          <chart:series chart:style-name="ch12" chart:values-cell-range-address="smooth.AB52:smooth.AB97" chart:label-cell-address="smooth.AB51:smooth.AB51" chart:class="chart:scatter">
            <chart:data-point chart:repeated="4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Spain</text:p>
                <draw:g>
                  <svg:desc>smooth.Y51:smooth.Y51</svg:desc>
                </draw:g>
              </table:table-cell>
              <table:table-cell office:value-type="string">
                <text:p>Sweden</text:p>
                <draw:g>
                  <svg:desc>smooth.Z51:smooth.Z51</svg:desc>
                </draw:g>
              </table:table-cell>
              <table:table-cell office:value-type="string">
                <text:p>USA</text:p>
                <draw:g>
                  <svg:desc>smooth.AA51:smooth.AA51</svg:desc>
                </draw:g>
              </table:table-cell>
              <table:table-cell office:value-type="string">
                <text:p>Germany</text:p>
                <draw:g>
                  <svg:desc>smooth.AB51:smooth.AB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mooth.X52:smooth.X97</svg:desc>
                </draw:g>
              </table:table-cell>
              <table:table-cell office:value-type="float" office:value="2.09625668449198">
                <text:p>2.09625668449198</text:p>
                <draw:g>
                  <svg:desc>smooth.Y52:smooth.Y97</svg:desc>
                </draw:g>
              </table:table-cell>
              <table:table-cell office:value-type="float" office:value="2.12355212355212">
                <text:p>2.12355212355212</text:p>
                <draw:g>
                  <svg:desc>smooth.Z52:smooth.Z97</svg:desc>
                </draw:g>
              </table:table-cell>
              <table:table-cell office:value-type="float" office:value="1.21148036253776">
                <text:p>1.21148036253776</text:p>
                <draw:g>
                  <svg:desc>smooth.AA52:smooth.AA97</svg:desc>
                </draw:g>
              </table:table-cell>
              <table:table-cell office:value-type="float" office:value="0.978753879207448">
                <text:p>0.978753879207448</text:p>
                <draw:g>
                  <svg:desc>smooth.AB52:smooth.AB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0106951871658">
                <text:p>1.40106951871658</text:p>
              </table:table-cell>
              <table:table-cell office:value-type="float" office:value="1.68436293436293">
                <text:p>1.68436293436293</text:p>
              </table:table-cell>
              <table:table-cell office:value-type="float" office:value="1.45498489425982">
                <text:p>1.45498489425982</text:p>
              </table:table-cell>
              <table:table-cell office:value-type="float" office:value="0.342563857722607">
                <text:p>0.342563857722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017825311943">
                <text:p>2.6017825311943</text:p>
              </table:table-cell>
              <table:table-cell office:value-type="float" office:value="2.14929214929215">
                <text:p>2.14929214929215</text:p>
              </table:table-cell>
              <table:table-cell office:value-type="float" office:value="1.25649546827795">
                <text:p>1.25649546827795</text:p>
              </table:table-cell>
              <table:table-cell office:value-type="float" office:value="1.19598949629983">
                <text:p>1.1959894962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2780748663102">
                <text:p>2.52780748663102</text:p>
              </table:table-cell>
              <table:table-cell office:value-type="float" office:value="1.47200772200772">
                <text:p>1.47200772200772</text:p>
              </table:table-cell>
              <table:table-cell office:value-type="float" office:value="1.41472809667674">
                <text:p>1.41472809667674</text:p>
              </table:table-cell>
              <table:table-cell office:value-type="float" office:value="1.30580090713774">
                <text:p>1.30580090713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88727272727273">
                <text:p>2.88727272727273</text:p>
              </table:table-cell>
              <table:table-cell office:value-type="float" office:value="1.1949806949807">
                <text:p>1.1949806949807</text:p>
              </table:table-cell>
              <table:table-cell office:value-type="float" office:value="1.77311178247734">
                <text:p>1.77311178247734</text:p>
              </table:table-cell>
              <table:table-cell office:value-type="float" office:value="1.44807830031034">
                <text:p>1.44807830031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44598930481283">
                <text:p>3.44598930481283</text:p>
              </table:table-cell>
              <table:table-cell office:value-type="float" office:value="1.6956241956242">
                <text:p>1.6956241956242</text:p>
              </table:table-cell>
              <table:table-cell office:value-type="float" office:value="2.07215508559919">
                <text:p>2.07215508559919</text:p>
              </table:table-cell>
              <table:table-cell office:value-type="float" office:value="1.58430810853824">
                <text:p>1.58430810853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9266615737204">
                <text:p>3.9266615737204</text:p>
              </table:table-cell>
              <table:table-cell office:value-type="float" office:value="2.00634307777165">
                <text:p>2.00634307777165</text:p>
              </table:table-cell>
              <table:table-cell office:value-type="float" office:value="2.21247302546396">
                <text:p>2.21247302546396</text:p>
              </table:table-cell>
              <table:table-cell office:value-type="float" office:value="1.65160454250929">
                <text:p>1.65160454250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93812070282659">
                <text:p>4.93812070282659</text:p>
              </table:table-cell>
              <table:table-cell office:value-type="float" office:value="2.68891340319912">
                <text:p>2.68891340319912</text:p>
              </table:table-cell>
              <table:table-cell office:value-type="float" office:value="2.49149762624083">
                <text:p>2.49149762624083</text:p>
              </table:table-cell>
              <table:table-cell office:value-type="float" office:value="1.78477645534222">
                <text:p>1.78477645534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53964858670741">
                <text:p>6.53964858670741</text:p>
              </table:table-cell>
              <table:table-cell office:value-type="float" office:value="3.55763927192499">
                <text:p>3.55763927192499</text:p>
              </table:table-cell>
              <table:table-cell office:value-type="float" office:value="2.86689684937419">
                <text:p>2.86689684937419</text:p>
              </table:table-cell>
              <table:table-cell office:value-type="float" office:value="1.8122293080517">
                <text:p>1.8122293080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2890756302521">
                <text:p>8.2890756302521</text:p>
              </table:table-cell>
              <table:table-cell office:value-type="float" office:value="3.90375068946498">
                <text:p>3.90375068946498</text:p>
              </table:table-cell>
              <table:table-cell office:value-type="float" office:value="3.16400517911092">
                <text:p>3.16400517911092</text:p>
              </table:table-cell>
              <table:table-cell office:value-type="float" office:value="2.02895338130478">
                <text:p>2.02895338130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.95141329258976">
                <text:p>9.95141329258976</text:p>
              </table:table-cell>
              <table:table-cell office:value-type="float" office:value="3.82377275234418">
                <text:p>3.82377275234418</text:p>
              </table:table-cell>
              <table:table-cell office:value-type="float" office:value="3.41281829952525">
                <text:p>3.41281829952525</text:p>
              </table:table-cell>
              <table:table-cell office:value-type="float" office:value="2.1539405927088">
                <text:p>2.1539405927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.5303284950344">
                <text:p>11.5303284950344</text:p>
              </table:table-cell>
              <table:table-cell office:value-type="float" office:value="3.91478212906784">
                <text:p>3.91478212906784</text:p>
              </table:table-cell>
              <table:table-cell office:value-type="float" office:value="3.94885627967199">
                <text:p>3.94885627967199</text:p>
              </table:table-cell>
              <table:table-cell office:value-type="float" office:value="2.52088804010504">
                <text:p>2.52088804010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.040794499618">
                <text:p>13.040794499618</text:p>
              </table:table-cell>
              <table:table-cell office:value-type="float" office:value="4.57804743519029">
                <text:p>4.57804743519029</text:p>
              </table:table-cell>
              <table:table-cell office:value-type="float" office:value="4.38713854121709">
                <text:p>4.38713854121709</text:p>
              </table:table-cell>
              <table:table-cell office:value-type="float" office:value="2.6709408996351">
                <text:p>2.6709408996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.6294881588999">
                <text:p>14.6294881588999</text:p>
              </table:table-cell>
              <table:table-cell office:value-type="float" office:value="5.88389409817981">
                <text:p>5.88389409817981</text:p>
              </table:table-cell>
              <table:table-cell office:value-type="float" office:value="4.78299525248166">
                <text:p>4.78299525248166</text:p>
              </table:table-cell>
              <table:table-cell office:value-type="float" office:value="2.52924325614705">
                <text:p>2.52924325614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.7680672268908">
                <text:p>15.7680672268908</text:p>
              </table:table-cell>
              <table:table-cell office:value-type="float" office:value="6.54991726420298">
                <text:p>6.54991726420298</text:p>
              </table:table-cell>
              <table:table-cell office:value-type="float" office:value="5.19408718170048">
                <text:p>5.19408718170048</text:p>
              </table:table-cell>
              <table:table-cell office:value-type="float" office:value="2.40647273471337">
                <text:p>2.406472734713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.8693659281895">
                <text:p>16.8693659281895</text:p>
              </table:table-cell>
              <table:table-cell office:value-type="float" office:value="7.26144511858798">
                <text:p>7.26144511858798</text:p>
              </table:table-cell>
              <table:table-cell office:value-type="float" office:value="5.37544238239102">
                <text:p>5.37544238239102</text:p>
              </table:table-cell>
              <table:table-cell office:value-type="float" office:value="2.35463629233025">
                <text:p>2.35463629233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.9423987776929">
                <text:p>16.9423987776929</text:p>
              </table:table-cell>
              <table:table-cell office:value-type="float" office:value="7.55929398786542">
                <text:p>7.55929398786542</text:p>
              </table:table-cell>
              <table:table-cell office:value-type="float" office:value="5.40798446266724">
                <text:p>5.40798446266724</text:p>
              </table:table-cell>
              <table:table-cell office:value-type="float" office:value="2.25948913821915">
                <text:p>2.25948913821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.7338426279603">
                <text:p>17.7338426279603</text:p>
              </table:table-cell>
              <table:table-cell office:value-type="float" office:value="7.03392167677882">
                <text:p>7.03392167677882</text:p>
              </table:table-cell>
              <table:table-cell office:value-type="float" office:value="5.40504963314631">
                <text:p>5.40504963314631</text:p>
              </table:table-cell>
              <table:table-cell office:value-type="float" office:value="2.47996453296048">
                <text:p>2.47996453296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.4809778456837">
                <text:p>18.4809778456837</text:p>
              </table:table-cell>
              <table:table-cell office:value-type="float" office:value="6.30860452289024">
                <text:p>6.30860452289024</text:p>
              </table:table-cell>
              <table:table-cell office:value-type="float" office:value="7.81428571428572">
                <text:p>7.81428571428572</text:p>
              </table:table-cell>
              <table:table-cell office:value-type="float" office:value="2.57204242403574">
                <text:p>2.57204242403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.6120702826585">
                <text:p>18.6120702826585</text:p>
              </table:table-cell>
              <table:table-cell office:value-type="float" office:value="5.35162713734142">
                <text:p>5.35162713734142</text:p>
              </table:table-cell>
              <table:table-cell office:value-type="float" office:value="8.04816573154942">
                <text:p>8.04816573154942</text:p>
              </table:table-cell>
              <table:table-cell office:value-type="float" office:value="2.60972615353136">
                <text:p>2.60972615353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.1882352941176">
                <text:p>18.1882352941176</text:p>
              </table:table-cell>
              <table:table-cell office:value-type="float" office:value="5.84252619966906">
                <text:p>5.84252619966906</text:p>
              </table:table-cell>
              <table:table-cell office:value-type="float" office:value="8.01579628830384">
                <text:p>8.01579628830384</text:p>
              </table:table-cell>
              <table:table-cell office:value-type="float" office:value="2.8963612181564">
                <text:p>2.8963612181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.6171122994652">
                <text:p>17.6171122994652</text:p>
              </table:table-cell>
              <table:table-cell office:value-type="float" office:value="7.48621070049642">
                <text:p>7.48621070049642</text:p>
              </table:table-cell>
              <table:table-cell office:value-type="float" office:value="8.13435476909797">
                <text:p>8.13435476909797</text:p>
              </table:table-cell>
              <table:table-cell office:value-type="float" office:value="2.89499710125158">
                <text:p>2.89499710125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6.9399541634836">
                <text:p>16.9399541634836</text:p>
              </table:table-cell>
              <table:table-cell office:value-type="float" office:value="8.2280750137893">
                <text:p>8.2280750137893</text:p>
              </table:table-cell>
              <table:table-cell office:value-type="float" office:value="7.91385412170911">
                <text:p>7.91385412170911</text:p>
              </table:table-cell>
              <table:table-cell office:value-type="float" office:value="2.68679875865362">
                <text:p>2.68679875865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.646294881589">
                <text:p>16.646294881589</text:p>
              </table:table-cell>
              <table:table-cell office:value-type="float" office:value="8.04743519029234">
                <text:p>8.04743519029234</text:p>
              </table:table-cell>
              <table:table-cell office:value-type="float" office:value="7.59827362969357">
                <text:p>7.59827362969357</text:p>
              </table:table-cell>
              <table:table-cell office:value-type="float" office:value="2.7222657981789">
                <text:p>2.7222657981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6.2160427807487">
                <text:p>16.2160427807487</text:p>
              </table:table-cell>
              <table:table-cell office:value-type="float" office:value="9.1657473800331">
                <text:p>9.1657473800331</text:p>
              </table:table-cell>
              <table:table-cell office:value-type="float" office:value="7.49154078549849">
                <text:p>7.49154078549849</text:p>
              </table:table-cell>
              <table:table-cell office:value-type="float" office:value="2.62643658561539">
                <text:p>2.62643658561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.4044308632544">
                <text:p>15.4044308632544</text:p>
              </table:table-cell>
              <table:table-cell office:value-type="float" office:value="8.72586872586873">
                <text:p>8.72586872586873</text:p>
              </table:table-cell>
              <table:table-cell office:value-type="float" office:value="6.77086750107898">
                <text:p>6.77086750107898</text:p>
              </table:table-cell>
              <table:table-cell office:value-type="float" office:value="2.54663574668349">
                <text:p>2.54663574668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4.8064171122995">
                <text:p>14.8064171122995</text:p>
              </table:table-cell>
              <table:table-cell office:value-type="float" office:value="8.39354660783232">
                <text:p>8.39354660783232</text:p>
              </table:table-cell>
              <table:table-cell office:value-type="float" office:value="6.73785066896849">
                <text:p>6.73785066896849</text:p>
              </table:table-cell>
              <table:table-cell office:value-type="float" office:value="2.61160181427548">
                <text:p>2.61160181427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4.0265851795264">
                <text:p>14.0265851795264</text:p>
              </table:table-cell>
              <table:table-cell office:value-type="float" office:value="9.85521235521236">
                <text:p>9.85521235521236</text:p>
              </table:table-cell>
              <table:table-cell office:value-type="float" office:value="6.82153646957273">
                <text:p>6.82153646957273</text:p>
              </table:table-cell>
              <table:table-cell office:value-type="float" office:value="2.45506939944753">
                <text:p>2.45506939944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.72589763178">
                <text:p>13.72589763178</text:p>
              </table:table-cell>
              <table:table-cell office:value-type="float" office:value="10.5226144511859">
                <text:p>10.5226144511859</text:p>
              </table:table-cell>
              <table:table-cell office:value-type="float" office:value="6.59089339663358">
                <text:p>6.59089339663358</text:p>
              </table:table-cell>
              <table:table-cell office:value-type="float" office:value="2.28404324250588">
                <text:p>2.2840432425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.2195569136746">
                <text:p>13.2195569136746</text:p>
              </table:table-cell>
              <table:table-cell office:value-type="float" office:value="9.94070601213459">
                <text:p>9.94070601213459</text:p>
              </table:table-cell>
              <table:table-cell office:value-type="float" office:value="6.61553733275788">
                <text:p>6.61553733275788</text:p>
              </table:table-cell>
              <table:table-cell office:value-type="float" office:value="1.94932305698598">
                <text:p>1.949323056985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.5619556913675">
                <text:p>12.5619556913675</text:p>
              </table:table-cell>
              <table:table-cell office:value-type="float" office:value="10.7859900717044">
                <text:p>10.7859900717044</text:p>
              </table:table-cell>
              <table:table-cell office:value-type="float" office:value="5.55347432024169">
                <text:p>5.55347432024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.118563789152">
                <text:p>12.118563789152</text:p>
              </table:table-cell>
              <table:table-cell office:value-type="float" office:value="9.5477109762824">
                <text:p>9.547710976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.9524828113063">
                <text:p>10.9524828113063</text:p>
              </table:table-cell>
              <table:table-cell office:value-type="float" office:value="8.36872586872587">
                <text:p>8.3687258687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.0470588235294">
                <text:p>10.0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.2909090909091">
                <text:p>10.2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.76378915202445">
                <text:p>9.7637891520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.3546218487395">
                <text:p>9.354621848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.20183346065699">
                <text:p>9.2018334606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.98365164247517">
                <text:p>8.9836516424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.26080977845684">
                <text:p>9.2608097784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.15569136745607">
                <text:p>9.15569136745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.69060351413293">
                <text:p>8.6906035141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.06524064171123">
                <text:p>7.0652406417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